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7"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26.74mm"/>
    </style:style>
    <style:style style:name="co4" style:family="table-column">
      <style:table-column-properties fo:break-before="auto" style:column-width="38.81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1" style:family="table-column">
      <style:table-column-properties fo:break-before="auto" style:column-width="168.68mm"/>
    </style:style>
    <style:style style:name="co12" style:family="table-column">
      <style:table-column-properties fo:break-before="auto" style:column-width="25.7mm"/>
    </style:style>
    <style:style style:name="co13" style:family="table-column">
      <style:table-column-properties fo:break-before="auto" style:column-width="82.99mm"/>
    </style:style>
    <style:style style:name="co14" style:family="table-column">
      <style:table-column-properties fo:break-before="auto" style:column-width="34.48mm"/>
    </style:style>
    <style:style style:name="co15" style:family="table-column">
      <style:table-column-properties fo:break-before="auto" style:column-width="55.51mm"/>
    </style:style>
    <style:style style:name="co16" style:family="table-column">
      <style:table-column-properties fo:break-before="auto" style:column-width="43.83mm"/>
    </style:style>
    <style:style style:name="co18" style:family="table-column">
      <style:table-column-properties fo:break-before="auto" style:column-width="38.65mm"/>
    </style:style>
    <style:style style:name="co19" style:family="table-column">
      <style:table-column-properties fo:break-before="auto" style:column-width="9.6mm"/>
    </style:style>
    <style:style style:name="co20" style:family="table-column">
      <style:table-column-properties fo:break-before="auto" style:column-width="30.87mm"/>
    </style:style>
    <style:style style:name="co21" style:family="table-column">
      <style:table-column-properties fo:break-before="auto" style:column-width="86.5mm"/>
    </style:style>
    <style:style style:name="co22" style:family="table-column">
      <style:table-column-properties fo:break-before="auto" style:column-width="32.17mm"/>
    </style:style>
    <style:style style:name="co23" style:family="table-column">
      <style:table-column-properties fo:break-before="auto" style:column-width="24.8mm"/>
    </style:style>
    <style:style style:name="co24" style:family="table-column">
      <style:table-column-properties fo:break-before="auto" style:column-width="99.99mm"/>
    </style:style>
    <style:style style:name="co25" style:family="table-column">
      <style:table-column-properties fo:break-before="auto" style:column-width="20.28mm"/>
    </style:style>
    <style:style style:name="co26" style:family="table-column">
      <style:table-column-properties fo:break-before="auto" style:column-width="24.64mm"/>
    </style:style>
    <style:style style:name="co27" style:family="table-column">
      <style:table-column-properties fo:break-before="auto" style:column-width="18.93mm"/>
    </style:style>
    <style:style style:name="co28" style:family="table-column">
      <style:table-column-properties fo:break-before="auto" style:column-width="23.34mm"/>
    </style:style>
    <style:style style:name="co29" style:family="table-column">
      <style:table-column-properties fo:break-before="auto" style:column-width="37.73mm"/>
    </style:style>
    <style:style style:name="co30" style:family="table-column">
      <style:table-column-properties fo:break-before="auto" style:column-width="2.59mm"/>
    </style:style>
    <style:style style:name="co31" style:family="table-column">
      <style:table-column-properties fo:break-before="auto" style:column-width="25.31mm"/>
    </style:style>
    <style:style style:name="co32" style:family="table-column">
      <style:table-column-properties fo:break-before="auto" style:column-width="19.63mm"/>
    </style:style>
    <style:style style:name="co33" style:family="table-column">
      <style:table-column-properties fo:break-before="auto" style:column-width="10.62mm"/>
    </style:style>
    <style:style style:name="co34" style:family="table-column">
      <style:table-column-properties fo:break-before="auto" style:column-width="43.89mm"/>
    </style:style>
    <style:style style:name="co35" style:family="table-column">
      <style:table-column-properties fo:break-before="auto" style:column-width="67.35mm"/>
    </style:style>
    <style:style style:name="co36" style:family="table-column">
      <style:table-column-properties fo:break-before="auto" style:column-width="98.35mm"/>
    </style:style>
    <style:style style:name="co37" style:family="table-column">
      <style:table-column-properties fo:break-before="auto" style:column-width="15.91mm"/>
    </style:style>
    <style:style style:name="co38" style:family="table-column">
      <style:table-column-properties fo:break-before="auto" style:column-width="73.45mm"/>
    </style:style>
    <style:style style:name="co39" style:family="table-column">
      <style:table-column-properties fo:break-before="auto" style:column-width="64.06mm"/>
    </style:style>
    <style:style style:name="co40" style:family="table-column">
      <style:table-column-properties fo:break-before="auto" style:column-width="55.84mm"/>
    </style:style>
    <style:style style:name="ro86"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8.38mm" fo:break-before="auto" style:use-optimal-row-height="true"/>
    </style:style>
    <style:style style:name="ro4" style:family="table-row">
      <style:table-row-properties style:row-height="5.17mm" fo:break-before="auto" style:use-optimal-row-height="true"/>
    </style:style>
    <style:style style:name="ro5" style:family="table-row">
      <style:table-row-properties style:row-height="15.43mm" fo:break-before="auto" style:use-optimal-row-height="true"/>
    </style:style>
    <style:style style:name="ro6" style:family="table-row">
      <style:table-row-properties style:row-height="18.96mm" fo:break-before="auto" style:use-optimal-row-height="true"/>
    </style:style>
    <style:style style:name="ro7" style:family="table-row">
      <style:table-row-properties style:row-height="11.91mm" fo:break-before="auto" style:use-optimal-row-height="true"/>
    </style:style>
    <style:style style:name="ro8" style:family="table-row">
      <style:table-row-properties style:row-height="9.4mm" fo:break-before="auto" style:use-optimal-row-height="false"/>
    </style:style>
    <style:style style:name="ro9" style:family="table-row">
      <style:table-row-properties style:row-height="11.94mm" fo:break-before="auto" style:use-optimal-row-height="false"/>
    </style:style>
    <style:style style:name="ro10" style:family="table-row">
      <style:table-row-properties style:row-height="61.3mm" fo:break-before="auto" style:use-optimal-row-height="true"/>
    </style:style>
    <style:style style:name="ro11" style:family="table-row">
      <style:table-row-properties style:row-height="64.82mm" fo:break-before="auto" style:use-optimal-row-height="true"/>
    </style:style>
    <style:style style:name="ro12" style:family="table-row">
      <style:table-row-properties style:row-height="96.57mm" fo:break-before="auto" style:use-optimal-row-height="true"/>
    </style:style>
    <style:style style:name="ro13" style:family="table-row">
      <style:table-row-properties style:row-height="78.93mm" fo:break-before="auto" style:use-optimal-row-height="true"/>
    </style:style>
    <style:style style:name="ro14" style:family="table-row">
      <style:table-row-properties style:row-height="34.4mm" fo:break-before="auto" style:use-optimal-row-height="false"/>
    </style:style>
    <style:style style:name="ro15" style:family="table-row">
      <style:table-row-properties style:row-height="45.86mm" fo:break-before="auto" style:use-optimal-row-height="false"/>
    </style:style>
    <style:style style:name="ro16" style:family="table-row">
      <style:table-row-properties style:row-height="7.94mm" fo:break-before="auto" style:use-optimal-row-height="false"/>
    </style:style>
    <style:style style:name="ro17" style:family="table-row">
      <style:table-row-properties style:row-height="15.43mm" fo:break-before="auto" style:use-optimal-row-height="false"/>
    </style:style>
    <style:style style:name="ro18" style:family="table-row">
      <style:table-row-properties style:row-height="138.68mm" fo:break-before="auto" style:use-optimal-row-height="true"/>
    </style:style>
    <style:style style:name="ro19" style:family="table-row">
      <style:table-row-properties style:row-height="33.07mm" fo:break-before="auto" style:use-optimal-row-height="true"/>
    </style:style>
    <style:style style:name="ro20" style:family="table-row">
      <style:table-row-properties style:row-height="53.2mm" fo:break-before="auto" style:use-optimal-row-height="false"/>
    </style:style>
    <style:style style:name="ro21" style:family="table-row">
      <style:table-row-properties style:row-height="47.18mm" fo:break-before="auto" style:use-optimal-row-height="true"/>
    </style:style>
    <style:style style:name="ro22" style:family="table-row">
      <style:table-row-properties style:row-height="11.77mm" fo:break-before="auto" style:use-optimal-row-height="true"/>
    </style:style>
    <style:style style:name="ro23" style:family="table-row">
      <style:table-row-properties style:row-height="22.49mm" fo:break-before="auto" style:use-optimal-row-height="true"/>
    </style:style>
    <style:style style:name="ro24" style:family="table-row">
      <style:table-row-properties style:row-height="156.32mm" fo:break-before="auto" style:use-optimal-row-height="true"/>
    </style:style>
    <style:style style:name="ro25" style:family="table-row">
      <style:table-row-properties style:row-height="59.09mm" fo:break-before="auto" style:use-optimal-row-height="false"/>
    </style:style>
    <style:style style:name="ro26" style:family="table-row">
      <style:table-row-properties style:row-height="82.46mm" fo:break-before="auto" style:use-optimal-row-height="true"/>
    </style:style>
    <style:style style:name="ro27" style:family="table-row">
      <style:table-row-properties style:row-height="43.66mm" fo:break-before="auto" style:use-optimal-row-height="true"/>
    </style:style>
    <style:style style:name="ro28" style:family="table-row">
      <style:table-row-properties style:row-height="540.4mm" fo:break-before="auto" style:use-optimal-row-height="true"/>
    </style:style>
    <style:style style:name="ro29" style:family="table-row">
      <style:table-row-properties style:row-height="29.55mm" fo:break-before="auto" style:use-optimal-row-height="true"/>
    </style:style>
    <style:style style:name="ro30" style:family="table-row">
      <style:table-row-properties style:row-height="170.43mm" fo:break-before="auto" style:use-optimal-row-height="true"/>
    </style:style>
    <style:style style:name="ro31" style:family="table-row">
      <style:table-row-properties style:row-height="18.96mm" fo:break-before="auto" style:use-optimal-row-height="false"/>
    </style:style>
    <style:style style:name="ro32" style:family="table-row">
      <style:table-row-properties style:row-height="58.65mm" fo:break-before="auto" style:use-optimal-row-height="false"/>
    </style:style>
    <style:style style:name="ro33" style:family="table-row">
      <style:table-row-properties style:row-height="57.77mm" fo:break-before="auto" style:use-optimal-row-height="true"/>
    </style:style>
    <style:style style:name="ro34" style:family="table-row">
      <style:table-row-properties style:row-height="73.01mm" fo:break-before="auto" style:use-optimal-row-height="false"/>
    </style:style>
    <style:style style:name="ro35" style:family="table-row">
      <style:table-row-properties style:row-height="26.02mm" fo:break-before="auto" style:use-optimal-row-height="true"/>
    </style:style>
    <style:style style:name="ro36" style:family="table-row">
      <style:table-row-properties style:row-height="32.19mm" fo:break-before="auto" style:use-optimal-row-height="false"/>
    </style:style>
    <style:style style:name="ro37" style:family="table-row">
      <style:table-row-properties style:row-height="88.53mm" fo:break-before="auto" style:use-optimal-row-height="false"/>
    </style:style>
    <style:style style:name="ro38" style:family="table-row">
      <style:table-row-properties style:row-height="251.57mm" fo:break-before="auto" style:use-optimal-row-height="true"/>
    </style:style>
    <style:style style:name="ro39" style:family="table-row">
      <style:table-row-properties style:row-height="36.6mm" fo:break-before="auto" style:use-optimal-row-height="true"/>
    </style:style>
    <style:style style:name="ro40" style:family="table-row">
      <style:table-row-properties style:row-height="71.44mm" fo:break-before="auto" style:use-optimal-row-height="false"/>
    </style:style>
    <style:style style:name="ro41" style:family="table-row">
      <style:table-row-properties style:row-height="163.6mm" fo:break-before="auto" style:use-optimal-row-height="false"/>
    </style:style>
    <style:style style:name="ro42" style:family="table-row">
      <style:table-row-properties style:row-height="110.45mm" fo:break-before="auto" style:use-optimal-row-height="true"/>
    </style:style>
    <style:style style:name="ro43" style:family="table-row">
      <style:table-row-properties style:row-height="86.87mm" fo:break-before="auto" style:use-optimal-row-height="false"/>
    </style:style>
    <style:style style:name="ro44" style:family="table-row">
      <style:table-row-properties style:row-height="56mm" fo:break-before="auto" style:use-optimal-row-height="false"/>
    </style:style>
    <style:style style:name="ro45" style:family="table-row">
      <style:table-row-properties style:row-height="32.97mm" fo:break-before="auto" style:use-optimal-row-height="true"/>
    </style:style>
    <style:style style:name="ro46" style:family="table-row">
      <style:table-row-properties style:row-height="89.52mm" fo:break-before="auto" style:use-optimal-row-height="true"/>
    </style:style>
    <style:style style:name="ro47" style:family="table-row">
      <style:table-row-properties style:row-height="31.31mm" fo:break-before="auto" style:use-optimal-row-height="false"/>
    </style:style>
    <style:style style:name="ro48" style:family="table-row">
      <style:table-row-properties style:row-height="106.93mm" fo:break-before="auto" style:use-optimal-row-height="true"/>
    </style:style>
    <style:style style:name="ro49" style:family="table-row">
      <style:table-row-properties style:row-height="113.98mm" fo:break-before="auto" style:use-optimal-row-height="true"/>
    </style:style>
    <style:style style:name="ro50" style:family="table-row">
      <style:table-row-properties style:row-height="133mm" fo:break-before="auto" style:use-optimal-row-height="false"/>
    </style:style>
    <style:style style:name="ro51" style:family="table-row">
      <style:table-row-properties style:row-height="8.82mm" fo:break-before="auto" style:use-optimal-row-height="true"/>
    </style:style>
    <style:style style:name="ro52" style:family="table-row">
      <style:table-row-properties style:row-height="47.84mm" fo:break-before="auto" style:use-optimal-row-height="true"/>
    </style:style>
    <style:style style:name="ro53" style:family="table-row">
      <style:table-row-properties style:row-height="163.37mm" fo:break-before="auto" style:use-optimal-row-height="true"/>
    </style:style>
    <style:style style:name="ro54" style:family="table-row">
      <style:table-row-properties style:row-height="12.93mm" fo:break-before="auto" style:use-optimal-row-height="false"/>
    </style:style>
    <style:style style:name="ro55" style:family="table-row">
      <style:table-row-properties style:row-height="16.32mm" fo:break-before="auto" style:use-optimal-row-height="true"/>
    </style:style>
    <style:style style:name="ro56" style:family="table-row">
      <style:table-row-properties style:row-height="10mm" fo:break-before="auto" style:use-optimal-row-height="false"/>
    </style:style>
    <style:style style:name="ro57" style:family="table-row">
      <style:table-row-properties style:row-height="36.16mm" fo:break-before="auto" style:use-optimal-row-height="false"/>
    </style:style>
    <style:style style:name="ro58" style:family="table-row">
      <style:table-row-properties style:row-height="152.79mm" fo:break-before="auto" style:use-optimal-row-height="true"/>
    </style:style>
    <style:style style:name="ro59" style:family="table-row">
      <style:table-row-properties style:row-height="7.5mm" fo:break-before="auto" style:use-optimal-row-height="false"/>
    </style:style>
    <style:style style:name="ro60" style:family="table-row">
      <style:table-row-properties style:row-height="109.8mm" fo:break-before="auto" style:use-optimal-row-height="false"/>
    </style:style>
    <style:style style:name="ro61" style:family="table-row">
      <style:table-row-properties style:row-height="13.23mm" fo:break-before="auto" style:use-optimal-row-height="false"/>
    </style:style>
    <style:style style:name="ro62" style:family="table-row">
      <style:table-row-properties style:row-height="7.18mm" fo:break-before="auto" style:use-optimal-row-height="false"/>
    </style:style>
    <style:style style:name="ro63" style:family="table-row">
      <style:table-row-properties style:row-height="6.95mm" fo:break-before="auto" style:use-optimal-row-height="false"/>
    </style:style>
    <style:style style:name="ro64" style:family="table-row">
      <style:table-row-properties style:row-height="6.03mm" fo:break-before="auto" style:use-optimal-row-height="false"/>
    </style:style>
    <style:style style:name="ro65" style:family="table-row">
      <style:table-row-properties style:row-height="6.72mm" fo:break-before="auto" style:use-optimal-row-height="false"/>
    </style:style>
    <style:style style:name="ro66" style:family="table-row">
      <style:table-row-properties style:row-height="85.99mm" fo:break-before="auto" style:use-optimal-row-height="true"/>
    </style:style>
    <style:style style:name="ro67" style:family="table-row">
      <style:table-row-properties style:row-height="71.88mm" fo:break-before="auto" style:use-optimal-row-height="true"/>
    </style:style>
    <style:style style:name="ro68" style:family="table-row">
      <style:table-row-properties style:row-height="131.41mm" fo:break-before="auto" style:use-optimal-row-height="false"/>
    </style:style>
    <style:style style:name="ro69" style:family="table-row">
      <style:table-row-properties style:row-height="44.1mm" fo:break-before="auto" style:use-optimal-row-height="true"/>
    </style:style>
    <style:style style:name="ro70" style:family="table-row">
      <style:table-row-properties style:row-height="14.55mm" fo:break-before="auto" style:use-optimal-row-height="false"/>
    </style:style>
    <style:style style:name="ro71" style:family="table-row">
      <style:table-row-properties style:row-height="9.61mm" fo:break-before="auto" style:use-optimal-row-height="false"/>
    </style:style>
    <style:style style:name="ro72" style:family="table-row">
      <style:table-row-properties style:row-height="16.32mm" fo:break-before="auto" style:use-optimal-row-height="false"/>
    </style:style>
    <style:style style:name="ro73" style:family="table-row">
      <style:table-row-properties style:row-height="50.71mm" fo:break-before="auto" style:use-optimal-row-height="true"/>
    </style:style>
    <style:style style:name="ro74" style:family="table-row">
      <style:table-row-properties style:row-height="40.13mm" fo:break-before="auto" style:use-optimal-row-height="true"/>
    </style:style>
    <style:style style:name="ro75" style:family="table-row">
      <style:table-row-properties style:row-height="14.46mm" fo:break-before="auto" style:use-optimal-row-height="false"/>
    </style:style>
    <style:style style:name="ro76" style:family="table-row">
      <style:table-row-properties style:row-height="48.84mm" fo:break-before="auto" style:use-optimal-row-height="false"/>
    </style:style>
    <style:style style:name="ro77" style:family="table-row">
      <style:table-row-properties style:row-height="93.05mm" fo:break-before="auto" style:use-optimal-row-height="true"/>
    </style:style>
    <style:style style:name="ro78" style:family="table-row">
      <style:table-row-properties style:row-height="45.21mm" fo:break-before="auto" style:use-optimal-row-height="false"/>
    </style:style>
    <style:style style:name="ro79" style:family="table-row">
      <style:table-row-properties style:row-height="121.04mm" fo:break-before="auto" style:use-optimal-row-height="true"/>
    </style:style>
    <style:style style:name="ro80" style:family="table-row">
      <style:table-row-properties style:row-height="195.12mm" fo:break-before="auto" style:use-optimal-row-height="true"/>
    </style:style>
    <style:style style:name="ro81" style:family="table-row">
      <style:table-row-properties style:row-height="37.41mm" fo:break-before="auto" style:use-optimal-row-height="true"/>
    </style:style>
    <style:style style:name="ro82" style:family="table-row">
      <style:table-row-properties style:row-height="26.49mm" fo:break-before="auto" style:use-optimal-row-height="true"/>
    </style:style>
    <style:style style:name="ro83" style:family="table-row">
      <style:table-row-properties style:row-height="15.54mm" fo:break-before="auto" style:use-optimal-row-height="false"/>
    </style:style>
    <style:style style:name="ro84" style:family="table-row">
      <style:table-row-properties style:row-height="16.07mm" fo:break-before="auto" style:use-optimal-row-height="false"/>
    </style:style>
    <style:style style:name="ro85" style:family="table-row">
      <style:table-row-properties style:row-height="36.51mm" fo:break-before="auto" style:use-optimal-row-height="true"/>
    </style:style>
    <style:style style:name="ro87" style:family="table-row">
      <style:table-row-properties style:row-height="64.73m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1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1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13" style:family="table-cell" style:parent-style-name="Default">
      <style:table-cell-properties style:text-align-source="fix" style:repeat-content="false" fo:background-color="transparent" fo:wrap-option="wrap" style:vertical-align="top"/>
      <style:paragraph-properties fo:text-align="start"/>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14" style:family="table-cell" style:parent-style-name="Default">
      <style:table-cell-properties style:text-align-source="fix" style:repeat-content="false" fo:background-color="transparent" fo:wrap-option="wrap" style:vertical-align="top"/>
      <style:paragraph-properties fo:text-align="start"/>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2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2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2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2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29"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33"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3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3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00];&quot;&quot;;[.$D$2:.$D$1000];[.$D2])&lt;&gt;COUNTIF([.$D$2:.$D$1000];[.$D2]);[.$L2]=&quot;新規&quot;))" style:apply-style-name="新規作成され_3001_選択された選択肢" style:base-cell-address="'customization-items'.F2"/>
      <style:map style:condition="is-true-formula(COUNTIFS([.$A$2:.$A$1000];&quot;&quot;;[.$D$2:.$D$1000];[.$D2])&lt;&gt;COUNTIF([.$D$2:.$D$1000];[.$D2]))" style:apply-style-name="選択された選択肢" style:base-cell-address="'customization-items'.F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41" style:family="table-cell" style:parent-style-name="Default">
      <style:table-cell-properties fo:background-color="transparent" fo:border="0.06pt solid #000000"/>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4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4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4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4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4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5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AND(['customization-items'.$A198]&lt;&gt;&quot;&quot;;['customization-items'.$L198]=&quot;新規&quot;))" style:apply-style-name="Excel_5f_CondFormat_5f_1_5f_2_5f_1" style:base-cell-address="'customization-items'.K198"/>
      <style:map style:condition="is-true-formula(['customization-items'.$A198]&lt;&gt;&quot;&quot;)" style:apply-style-name="Excel_5f_CondFormat_5f_1_5f_2_5f_2" style:base-cell-address="'customization-items'.K198"/>
      <style:map style:condition="is-true-formula(OR(ISNUMBER(FIND(&quot;廃止&quot;;['customization-items'.$D198]));ISNUMBER(FIND(&quot;廃止&quot;;['customization-items'.$E198]))))" style:apply-style-name="Excel_5f_CondFormat_5f_1_5f_2_5f_3" style:base-cell-address="'customization-items'.K198"/>
    </style:style>
    <style:style style:name="ce51"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52"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53" style:family="table-cell" style:parent-style-name="Default">
      <style:table-cell-properties style:text-align-source="fix" style:repeat-content="false" fo:wrap-option="wrap" fo:border="0.06pt solid #000000" style:vertical-align="top"/>
      <style:paragraph-properties fo:text-align="start"/>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54" style:family="table-cell" style:parent-style-name="Default">
      <style:table-cell-properties style:text-align-source="fix" style:repeat-content="false" fo:wrap-option="wrap" fo:border="0.06pt solid #000000" style:vertical-align="top"/>
      <style:paragraph-properties fo:text-align="start"/>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55"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56"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57"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58"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5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60"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61" style:family="table-cell" style:parent-style-name="Default">
      <style:table-cell-properties style:text-align-source="fix" style:repeat-content="false" fo:wrap-option="wrap" style:vertical-align="top"/>
      <style:paragraph-properties fo:text-align="start"/>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62" style:family="table-cell" style:parent-style-name="Default">
      <style:table-cell-properties style:text-align-source="fix" style:repeat-content="false" fo:wrap-option="wrap" fo:border="0.06pt solid #000000" style:vertical-align="top"/>
      <style:paragraph-properties fo:text-align="start"/>
      <style:map style:condition="is-true-formula(([.R2]=&quot;省略&quot;))" style:apply-style-name="廃止された選択肢" style:base-cell-address="'customization-items'.R2"/>
      <style:map style:condition="is-true-formula(AND([.R2]&lt;&gt;&quot;&quot;; [.L2]=&quot;新規&quot;))" style:apply-style-name="新規作成され_3001_選択された選択肢" style:base-cell-address="'customization-items'.R2"/>
      <style:map style:condition="is-true-formula(([.R2]&lt;&gt;&quot;&quot;))" style:apply-style-name="選択された選択肢" style:base-cell-address="'customization-items'.R2"/>
    </style:style>
    <style:style style:name="ce63" style:family="table-cell" style:parent-style-name="Default">
      <style:table-cell-properties style:text-align-source="fix" style:repeat-content="false" fo:wrap-option="wrap" fo:border="0.06pt solid #000000" style:vertical-align="top"/>
      <style:paragraph-properties fo:text-align="start"/>
      <style:map style:condition="is-true-formula(([.R2]=&quot;省略&quot;))" style:apply-style-name="廃止された選択肢" style:base-cell-address="'customization-items'.R2"/>
      <style:map style:condition="is-true-formula(AND([.R2]&lt;&gt;&quot;&quot;; [.L2]=&quot;新規&quot;))" style:apply-style-name="新規作成され_3001_選択された選択肢" style:base-cell-address="'customization-items'.R2"/>
      <style:map style:condition="is-true-formula(([.R2]&lt;&gt;&quot;&quot;))" style:apply-style-name="選択された選択肢" style:base-cell-address="'customization-items'.R2"/>
    </style:style>
    <style:style style:name="ce64" style:family="table-cell" style:parent-style-name="Default">
      <style:table-cell-properties style:text-align-source="fix" style:repeat-content="false" fo:wrap-option="wrap" style:vertical-align="top"/>
      <style:paragraph-properties fo:text-align="start"/>
      <style:map style:condition="is-true-formula(([.R2]=&quot;省略&quot;))" style:apply-style-name="廃止された選択肢" style:base-cell-address="'customization-items'.R2"/>
      <style:map style:condition="is-true-formula(AND([.R2]&lt;&gt;&quot;&quot;; [.L2]=&quot;新規&quot;))" style:apply-style-name="新規作成され_3001_選択された選択肢" style:base-cell-address="'customization-items'.R2"/>
      <style:map style:condition="is-true-formula(([.R2]&lt;&gt;&quot;&quot;))" style:apply-style-name="選択された選択肢" style:base-cell-address="'customization-items'.R2"/>
    </style:style>
    <style:style style:name="ce6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7"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70"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71"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7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C5]=&quot;省略&quot;))" style:apply-style-name="廃止された選択肢" style:base-cell-address="'menuitem-shortcut-disable-items'.AC5"/>
      <style:map style:condition="is-true-formula(AND([.$A5]&lt;&gt;&quot;&quot;; [.AM5]=&quot;新規&quot;))" style:apply-style-name="新規作成され_3001_選択された選択肢" style:base-cell-address="'menuitem-shortcut-disable-items'.AC5"/>
      <style:map style:condition="is-true-formula(([.$A5]&lt;&gt;&quot;&quot;))" style:apply-style-name="選択された選択肢" style:base-cell-address="'menuitem-shortcut-disable-items'.AC5"/>
    </style:style>
    <style:style style:name="ce73" style:family="table-cell" style:parent-style-name="Default">
      <style:table-cell-properties style:text-align-source="fix" style:repeat-content="false" fo:background-color="transparent" fo:wrap-option="wrap" style:vertical-align="top"/>
      <style:paragraph-properties fo:text-align="start"/>
      <style:map style:condition="is-true-formula(([.$AC5]=&quot;省略&quot;))" style:apply-style-name="廃止された選択肢" style:base-cell-address="'menuitem-shortcut-disable-items'.AC5"/>
      <style:map style:condition="is-true-formula(AND([.$A5]&lt;&gt;&quot;&quot;; [.AM5]=&quot;新規&quot;))" style:apply-style-name="新規作成され_3001_選択された選択肢" style:base-cell-address="'menuitem-shortcut-disable-items'.AC5"/>
      <style:map style:condition="is-true-formula(([.$A5]&lt;&gt;&quot;&quot;))" style:apply-style-name="選択された選択肢" style:base-cell-address="'menuitem-shortcut-disable-items'.AC5"/>
    </style:style>
    <style:style style:name="ce7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75" style:family="table-cell" style:parent-style-name="Default">
      <style:table-cell-properties fo:background-color="transparent" fo:border="0.06pt solid #000000"/>
    </style:style>
    <style:style style:name="ce76" style:family="table-cell" style:parent-style-name="Default">
      <style:table-cell-properties fo:background-color="transparent"/>
    </style:style>
    <style:style style:name="ce7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78"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79"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80"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8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8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83"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84" style:family="table-cell" style:parent-style-name="Default">
      <style:table-cell-properties fo:background-color="transparent" fo:wrap-option="wrap"/>
    </style:style>
    <style:style style:name="ce85" style:family="table-cell" style:parent-style-name="Default">
      <style:table-cell-properties fo:background-color="transparent" fo:wrap-option="wrap" fo:border="0.06pt solid #000000"/>
    </style:style>
    <style:style style:name="ce8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M2]=&quot;省略&quot;))" style:apply-style-name="廃止された選択肢" style:base-cell-address="'misc-ui-disable-items'.M2"/>
      <style:map style:condition="is-true-formula(AND([.A2]&lt;&gt;&quot;&quot;; [.G2]=&quot;新規&quot;))" style:apply-style-name="新規作成され_3001_選択された選択肢" style:base-cell-address="'misc-ui-disable-items'.M2"/>
      <style:map style:condition="is-true-formula(([.A2]&lt;&gt;&quot;&quot;))" style:apply-style-name="選択された選択肢" style:base-cell-address="'misc-ui-disable-items'.M2"/>
    </style:style>
    <style:style style:name="ce87" style:family="table-cell" style:parent-style-name="Default">
      <style:table-cell-properties fo:background-color="transparent"/>
      <style:map style:condition="is-true-formula(([.M2]=&quot;省略&quot;))" style:apply-style-name="廃止された選択肢" style:base-cell-address="'misc-ui-disable-items'.M2"/>
      <style:map style:condition="is-true-formula(AND([.A2]&lt;&gt;&quot;&quot;; [.G2]=&quot;新規&quot;))" style:apply-style-name="新規作成され_3001_選択された選択肢" style:base-cell-address="'misc-ui-disable-items'.M2"/>
      <style:map style:condition="is-true-formula(([.A2]&lt;&gt;&quot;&quot;))" style:apply-style-name="選択された選択肢" style:base-cell-address="'misc-ui-disable-items'.M2"/>
    </style:style>
    <style:style style:name="T1" style:family="text">
      <style:text-properties style:font-name="Hiragino Kaku Gothic ProN" style:font-name-asian="ＭＳ Ｐゴシック" style:font-name-complex="Hiragino Kaku Gothic ProN"/>
    </style:style>
    <style:style style:name="T2" style:family="text">
      <style:text-properties style:font-name-asian="Hiragino Kaku Gothic ProN"/>
    </style:style>
    <style:style style:name="T3" style:family="text">
      <style:text-properties style:font-name-asian="ＭＳ Ｐゴシック"/>
    </style:style>
    <style:style style:name="T4" style:family="text">
      <style:text-properties style:font-name="Hiragino Kaku Gothic ProN" style:font-name-asian="ＭＳ Ｐゴシック"/>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ＭＳ Ｐゴシック"/>
    </style:style>
    <style:style style:name="T9" style:family="text">
      <style:text-properties style:font-name-asian="ＭＳ Ｐゴシック" style:font-name-complex="Hiragino Kaku Gothic ProN" style:font-name="Hiragino Kaku Gothic ProN"/>
    </style:style>
    <style:style style:name="T10" style:family="text">
      <style:text-properties style:font-name-asian="ＭＳ Ｐゴシック" style:font-name-complex="Hiragino Kaku Gothic ProN"/>
    </style:style>
    <style:style style:name="T11" style:family="text">
      <style:text-properties style:font-name="Arial" style:font-name-asian="ＭＳ Ｐゴシック" style:font-name-complex="Arial"/>
    </style:style>
    <style:style style:name="T12" style:family="text">
      <style:text-properties style:font-name="Hiragino Kaku Gothic ProN" style:font-name-asian="Hiragino Kaku Gothic ProN" style:font-name-complex="TakaoPGothic"/>
    </style:style>
    <style:style style:name="T13" style:family="text">
      <style:text-properties style:font-name="Arial" style:font-name-asian="ＭＳ Ｐゴシック"/>
    </style:style>
    <style:style style:name="T14" style:family="text">
      <style:text-properties style:font-name="Liberation Sans" style:font-name-asian="TakaoPGothic"/>
    </style:style>
    <style:style style:name="T15" style:family="text">
      <style:text-properties style:font-name="IPA Pゴシック" style:font-name-complex="FreeSans"/>
    </style:style>
    <style:style style:name="T16" style:family="text">
      <style:text-properties style:font-name-complex="FreeSans"/>
    </style:style>
  </office:automatic-styles>
  <office:body>
    <office:spreadsheet>
      <table:table table:name="customization-items" table:style-name="ta1">
        <office:forms form:automatic-focus="false" form:apply-design-mode="false"/>
        <table:table-column table:style-name="co2" table:default-cell-style-name="ce2"/>
        <table:table-column table:style-name="co3" table:visibility="collapse" table:default-cell-style-name="ce2"/>
        <table:table-column table:style-name="co4" table:visibility="collapse" table:default-cell-style-name="ce2"/>
        <table:table-column table:style-name="co5" table:default-cell-style-name="ce14"/>
        <table:table-column table:style-name="co6" table:default-cell-style-name="ce14"/>
        <table:table-column table:style-name="co7" table:default-cell-style-name="ce14"/>
        <table:table-column table:style-name="co8" table:default-cell-style-name="ce14"/>
        <table:table-column table:style-name="co6" table:default-cell-style-name="ce14"/>
        <table:table-column table:style-name="co9" table:default-cell-style-name="ce14"/>
        <table:table-column table:style-name="co10" table:default-cell-style-name="ce14"/>
        <table:table-column table:style-name="co11" table:default-cell-style-name="ce52"/>
        <table:table-column table:style-name="co12" table:default-cell-style-name="ce52"/>
        <table:table-column table:style-name="co13" table:visibility="collapse" table:default-cell-style-name="ce14"/>
        <table:table-column table:style-name="co14" table:visibility="collapse" table:default-cell-style-name="ce14"/>
        <table:table-column table:style-name="co15" table:visibility="collapse" table:default-cell-style-name="ce2"/>
        <table:table-column table:style-name="co16" table:visibility="collapse" table:default-cell-style-name="ce2"/>
        <table:table-column table:style-name="co18" table:visibility="collapse" table:default-cell-style-name="ce2"/>
        <table:table-column table:style-name="co17" table:number-columns-repeated="1007" table:default-cell-style-name="ce2"/>
        <table:table-row table:style-name="ro2">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4" office:value-type="string" calcext:value-type="string">
            <text:p>設定内容（Firefox 52）</text:p>
          </table:table-cell>
          <table:table-cell table:style-name="ce44" office:value-type="string" calcext:value-type="string">
            <text:p>Firefox 45→52での変更</text:p>
          </table:table-cell>
          <table:table-cell table:style-name="ce6" office:value-type="string" calcext:value-type="string">
            <text:p>設定内容（Firefox 45）</text:p>
          </table:table-cell>
          <table:table-cell table:style-name="ce59"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6"/>
        </table:table-row>
        <table:table-row table:style-name="ro3">
          <table:table-cell table:style-name="ce1"/>
          <table:table-cell table:style-name="ce4" table:formula="of:=IF([.$A2]&lt;&gt;&quot;&quot;;MAX([.$B$1:.$B1])+1;&quot;&quot;)">
            <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表示名</text:p>
          </table:table-cell>
          <table:table-cell table:style-name="ce15"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7" office:value-type="string" calcext:value-type="string">
            <text:p>-</text:p>
          </table:table-cell>
          <table:table-cell table:style-name="ce46" table:formula="of:=IF([.K2]=&quot;&quot;;&quot;?&quot;;IF([.M2]=&quot;&quot;;&quot;新規&quot;;IF([.K2]=[.M2];&quot;&quot;;&quot;変更あり&quot;)))">
            <text:p/>
          </table:table-cell>
          <table:table-cell table:style-name="ce53" office:value-type="string" calcext:value-type="string">
            <text:p>-</text:p>
          </table:table-cell>
          <table:table-cell table:style-name="ce7" table:formula="of:=IF([.M2]=&quot;&quot;;&quot;?&quot;;IF([.O2]=&quot;&quot;;&quot;新規&quot;;IF([.M2]=[.O2];&quot;&quot;;&quot;○&quot;)))">
            <text:p/>
          </table:table-cell>
          <table:table-cell table:style-name="ce53" office:value-type="string" calcext:value-type="string">
            <text:p>-</text:p>
          </table:table-cell>
          <table:table-cell table:style-name="ce53" table:number-columns-repeated="2"/>
          <table:table-cell table:style-name="ce62" table:formula="of:=IFERROR(VLOOKUP([.$C2];[$'verify-targets-to-chapters'.$A$1:.$B$999];2;0);IF([.$A2]=&quot;&quot;;&quot;&quot;;&quot;省略&quot;))">
            <text:p/>
          </table:table-cell>
          <table:table-cell table:number-columns-repeated="1006"/>
        </table:table-row>
        <table:table-row table:style-name="ro3">
          <table:table-cell table:style-name="ce1"/>
          <table:table-cell table:style-name="ce4" table:formula="of:=IF([.$A3]&lt;&gt;&quot;&quot;;MAX([.$B$1:.$B2])+1;&quot;&quot;)">
            <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7" office:value-type="string" calcext:value-type="string">
            <text:p>!define PRODUCT_FULL_NAME <text:s/>"（名前）"</text:p>
          </table:table-cell>
          <table:table-cell table:style-name="ce46" table:formula="of:=IF([.K3]=&quot;&quot;;&quot;?&quot;;IF([.M3]=&quot;&quot;;&quot;新規&quot;;IF([.K3]=[.M3];&quot;&quot;;&quot;変更あり&quot;)))">
            <text:p/>
          </table:table-cell>
          <table:table-cell table:style-name="ce53" office:value-type="string" calcext:value-type="string">
            <text:p>!define PRODUCT_FULL_NAME <text:s/>"（名前）"</text:p>
          </table:table-cell>
          <table:table-cell table:style-name="ce7" table:formula="of:=IF([.M3]=&quot;&quot;;&quot;?&quot;;IF([.O3]=&quot;&quot;;&quot;新規&quot;;IF([.M3]=[.O3];&quot;&quot;;&quot;○&quot;)))">
            <text:p/>
          </table:table-cell>
          <table:table-cell table:style-name="ce53" office:value-type="string" calcext:value-type="string">
            <text:p>!define PRODUCT_FULL_NAME <text:s/>"（名前）"</text:p>
          </table:table-cell>
          <table:table-cell table:style-name="ce53" table:number-columns-repeated="2"/>
          <table:table-cell table:style-name="ce62" table:formula="of:=IFERROR(VLOOKUP([.$C3];[$'verify-targets-to-chapters'.$A$1:.$B$999];2;0);IF([.$A3]=&quot;&quot;;&quot;&quot;;&quot;省略&quot;))">
            <text:p/>
          </table:table-cell>
          <table:table-cell table:number-columns-repeated="1006"/>
        </table:table-row>
        <table:table-row table:style-name="ro4">
          <table:table-cell table:style-name="ce1"/>
          <table:table-cell table:style-name="ce4" table:formula="of:=IF([.$A4]&lt;&gt;&quot;&quot;;MAX([.$B$1:.$B3])+1;&quot;&quot;)">
            <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ファイル名</text:p>
          </table:table-cell>
          <table:table-cell table:style-name="ce15"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7" office:value-type="string" calcext:value-type="string">
            <text:p>-</text:p>
          </table:table-cell>
          <table:table-cell table:style-name="ce46" table:formula="of:=IF([.K4]=&quot;&quot;;&quot;?&quot;;IF([.M4]=&quot;&quot;;&quot;新規&quot;;IF([.K4]=[.M4];&quot;&quot;;&quot;変更あり&quot;)))">
            <text:p/>
          </table:table-cell>
          <table:table-cell table:style-name="ce53" office:value-type="string" calcext:value-type="string">
            <text:p>-</text:p>
          </table:table-cell>
          <table:table-cell table:style-name="ce7" table:formula="of:=IF([.M4]=&quot;&quot;;&quot;?&quot;;IF([.O4]=&quot;&quot;;&quot;新規&quot;;IF([.M4]=[.O4];&quot;&quot;;&quot;○&quot;)))">
            <text:p/>
          </table:table-cell>
          <table:table-cell table:style-name="ce53" office:value-type="string" calcext:value-type="string">
            <text:p>-</text:p>
          </table:table-cell>
          <table:table-cell table:style-name="ce53" table:number-columns-repeated="2"/>
          <table:table-cell table:style-name="ce62" table:formula="of:=IFERROR(VLOOKUP([.$C4];[$'verify-targets-to-chapters'.$A$1:.$B$999];2;0);IF([.$A4]=&quot;&quot;;&quot;&quot;;&quot;省略&quot;))">
            <text:p/>
          </table:table-cell>
          <table:table-cell table:number-columns-repeated="1006"/>
        </table:table-row>
        <table:table-row table:style-name="ro3">
          <table:table-cell table:style-name="ce1"/>
          <table:table-cell table:style-name="ce4" table:formula="of:=IF([.$A5]&lt;&gt;&quot;&quot;;MAX([.$B$1:.$B4])+1;&quot;&quot;)">
            <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7" office:value-type="string" calcext:value-type="string">
            <text:p>!define PRODUCT_NAME <text:s/>"（名前）"</text:p>
          </table:table-cell>
          <table:table-cell table:style-name="ce46" table:formula="of:=IF([.K5]=&quot;&quot;;&quot;?&quot;;IF([.M5]=&quot;&quot;;&quot;新規&quot;;IF([.K5]=[.M5];&quot;&quot;;&quot;変更あり&quot;)))">
            <text:p/>
          </table:table-cell>
          <table:table-cell table:style-name="ce53" office:value-type="string" calcext:value-type="string">
            <text:p>!define PRODUCT_NAME <text:s/>"（名前）"</text:p>
          </table:table-cell>
          <table:table-cell table:style-name="ce7" table:formula="of:=IF([.M5]=&quot;&quot;;&quot;?&quot;;IF([.O5]=&quot;&quot;;&quot;新規&quot;;IF([.M5]=[.O5];&quot;&quot;;&quot;○&quot;)))">
            <text:p/>
          </table:table-cell>
          <table:table-cell table:style-name="ce53" office:value-type="string" calcext:value-type="string">
            <text:p>!define PRODUCT_NAME <text:s/>"（名前）"</text:p>
          </table:table-cell>
          <table:table-cell table:style-name="ce53" table:number-columns-repeated="2"/>
          <table:table-cell table:style-name="ce62" table:formula="of:=IFERROR(VLOOKUP([.$C5];[$'verify-targets-to-chapters'.$A$1:.$B$999];2;0);IF([.$A5]=&quot;&quot;;&quot;&quot;;&quot;省略&quot;))">
            <text:p/>
          </table:table-cell>
          <table:table-cell table:number-columns-repeated="1006"/>
        </table:table-row>
        <table:table-row table:style-name="ro3">
          <table:table-cell table:style-name="ce1"/>
          <table:table-cell table:style-name="ce4" table:formula="of:=IF([.$A6]&lt;&gt;&quot;&quot;;MAX([.$B$1:.$B5])+1;&quot;&quot;)">
            <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インストーラのウィザード</text:p>
          </table:table-cell>
          <table:table-cell table:style-name="ce17"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8" office:value-type="string" calcext:value-type="string">
            <text:p>!define PRODUCT_INSTALL_MODE "NORMAL"</text:p>
          </table:table-cell>
          <table:table-cell table:style-name="ce46" table:formula="of:=IF([.K6]=&quot;&quot;;&quot;?&quot;;IF([.M6]=&quot;&quot;;&quot;新規&quot;;IF([.K6]=[.M6];&quot;&quot;;&quot;変更あり&quot;)))">
            <text:p/>
          </table:table-cell>
          <table:table-cell table:style-name="ce8" office:value-type="string" calcext:value-type="string">
            <text:p>!define PRODUCT_INSTALL_MODE "NORMAL"</text:p>
          </table:table-cell>
          <table:table-cell table:style-name="ce7" table:formula="of:=IF([.M6]=&quot;&quot;;&quot;?&quot;;IF([.O6]=&quot;&quot;;&quot;新規&quot;;IF([.M6]=[.O6];&quot;&quot;;&quot;○&quot;)))">
            <text:p/>
          </table:table-cell>
          <table:table-cell table:style-name="ce53" office:value-type="string" calcext:value-type="string">
            <text:p>!define PRODUCT_INSTALL_MODE "NORMAL"</text:p>
          </table:table-cell>
          <table:table-cell table:style-name="ce53" table:number-columns-repeated="2"/>
          <table:table-cell table:style-name="ce62" table:formula="of:=IFERROR(VLOOKUP([.$C6];[$'verify-targets-to-chapters'.$A$1:.$B$999];2;0);IF([.$A6]=&quot;&quot;;&quot;&quot;;&quot;省略&quot;))">
            <text:p/>
          </table:table-cell>
          <table:table-cell table:number-columns-repeated="1006"/>
        </table:table-row>
        <table:table-row table:style-name="ro3">
          <table:table-cell table:style-name="ce1"/>
          <table:table-cell table:style-name="ce4" table:formula="of:=IF([.$A7]&lt;&gt;&quot;&quot;;MAX([.$B$1:.$B6])+1;&quot;&quot;)">
            <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8" office:value-type="string" calcext:value-type="string">
            <text:p>!define PRODUCT_INSTALL_MODE "PASSIVE"</text:p>
          </table:table-cell>
          <table:table-cell table:style-name="ce46" table:formula="of:=IF([.K7]=&quot;&quot;;&quot;?&quot;;IF([.M7]=&quot;&quot;;&quot;新規&quot;;IF([.K7]=[.M7];&quot;&quot;;&quot;変更あり&quot;)))">
            <text:p/>
          </table:table-cell>
          <table:table-cell table:style-name="ce8" office:value-type="string" calcext:value-type="string">
            <text:p>!define PRODUCT_INSTALL_MODE "PASSIVE"</text:p>
          </table:table-cell>
          <table:table-cell table:style-name="ce7" table:formula="of:=IF([.M7]=&quot;&quot;;&quot;?&quot;;IF([.O7]=&quot;&quot;;&quot;新規&quot;;IF([.M7]=[.O7];&quot;&quot;;&quot;○&quot;)))">
            <text:p/>
          </table:table-cell>
          <table:table-cell table:style-name="ce53" office:value-type="string" calcext:value-type="string">
            <text:p>!define PRODUCT_INSTALL_MODE "PASSIVE"</text:p>
          </table:table-cell>
          <table:table-cell table:style-name="ce53" table:number-columns-repeated="2"/>
          <table:table-cell table:style-name="ce62" table:formula="of:=IFERROR(VLOOKUP([.$C7];[$'verify-targets-to-chapters'.$A$1:.$B$999];2;0);IF([.$A7]=&quot;&quot;;&quot;&quot;;&quot;省略&quot;))">
            <text:p/>
          </table:table-cell>
          <table:table-cell table:number-columns-repeated="1006"/>
        </table:table-row>
        <table:table-row table:style-name="ro3">
          <table:table-cell table:style-name="ce1"/>
          <table:table-cell table:style-name="ce4" table:formula="of:=IF([.$A8]&lt;&gt;&quot;&quot;;MAX([.$B$1:.$B7])+1;&quot;&quot;)">
            <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8" office:value-type="string" calcext:value-type="string">
            <text:p>!define PRODUCT_INSTALL_MODE "QUIET"</text:p>
          </table:table-cell>
          <table:table-cell table:style-name="ce46" table:formula="of:=IF([.K8]=&quot;&quot;;&quot;?&quot;;IF([.M8]=&quot;&quot;;&quot;新規&quot;;IF([.K8]=[.M8];&quot;&quot;;&quot;変更あり&quot;)))">
            <text:p/>
          </table:table-cell>
          <table:table-cell table:style-name="ce8" office:value-type="string" calcext:value-type="string">
            <text:p>!define PRODUCT_INSTALL_MODE "QUIET"</text:p>
          </table:table-cell>
          <table:table-cell table:style-name="ce7" table:formula="of:=IF([.M8]=&quot;&quot;;&quot;?&quot;;IF([.O8]=&quot;&quot;;&quot;新規&quot;;IF([.M8]=[.O8];&quot;&quot;;&quot;○&quot;)))">
            <text:p/>
          </table:table-cell>
          <table:table-cell table:style-name="ce53" office:value-type="string" calcext:value-type="string">
            <text:p>!define PRODUCT_INSTALL_MODE "QUIET"</text:p>
          </table:table-cell>
          <table:table-cell table:style-name="ce53" table:number-columns-repeated="2"/>
          <table:table-cell table:style-name="ce62" table:formula="of:=IFERROR(VLOOKUP([.$C8];[$'verify-targets-to-chapters'.$A$1:.$B$999];2;0);IF([.$A8]=&quot;&quot;;&quot;&quot;;&quot;省略&quot;))">
            <text:p/>
          </table:table-cell>
          <table:table-cell table:number-columns-repeated="1006"/>
        </table:table-row>
        <table:table-row table:style-name="ro4">
          <table:table-cell table:style-name="ce1"/>
          <table:table-cell table:style-name="ce4" table:formula="of:=IF([.$A9]&lt;&gt;&quot;&quot;;MAX([.$B$1:.$B8])+1;&quot;&quot;)">
            <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メッセージ</text:p>
          </table:table-cell>
          <table:table-cell table:style-name="ce15" office:value-type="string" calcext:value-type="string" table:number-columns-spanned="1" table:number-rows-spanned="2">
            <text:p>-</text:p>
          </table:table-cell>
          <table:table-cell table:style-name="ce7" office:value-type="string" calcext:value-type="string">
            <text:p>表示しない（既定）</text:p>
          </table:table-cell>
          <table:table-cell table:number-columns-repeated="2" table:style-name="ce7" office:value-type="string" calcext:value-type="string">
            <text:p>-</text:p>
          </table:table-cell>
          <table:table-cell table:style-name="ce46" table:formula="of:=IF([.K9]=&quot;&quot;;&quot;?&quot;;IF([.M9]=&quot;&quot;;&quot;新規&quot;;IF([.K9]=[.M9];&quot;&quot;;&quot;変更あり&quot;)))">
            <text:p/>
          </table:table-cell>
          <table:table-cell table:style-name="ce53" office:value-type="string" calcext:value-type="string">
            <text:p>-</text:p>
          </table:table-cell>
          <table:table-cell table:style-name="ce7" table:formula="of:=IF([.M9]=&quot;&quot;;&quot;?&quot;;IF([.O9]=&quot;&quot;;&quot;新規&quot;;IF([.M9]=[.O9];&quot;&quot;;&quot;○&quot;)))">
            <text:p/>
          </table:table-cell>
          <table:table-cell table:style-name="ce53" office:value-type="string" calcext:value-type="string">
            <text:p>-</text:p>
          </table:table-cell>
          <table:table-cell table:style-name="ce53" table:number-columns-repeated="2"/>
          <table:table-cell table:style-name="ce62" table:formula="of:=IFERROR(VLOOKUP([.$C9];[$'verify-targets-to-chapters'.$A$1:.$B$999];2;0);IF([.$A9]=&quot;&quot;;&quot;&quot;;&quot;省略&quot;))">
            <text:p/>
          </table:table-cell>
          <table:table-cell table:number-columns-repeated="1006"/>
        </table:table-row>
        <table:table-row table:style-name="ro5">
          <table:table-cell table:style-name="ce1"/>
          <table:table-cell table:style-name="ce4" table:formula="of:=IF([.$A10]&lt;&gt;&quot;&quot;;MAX([.$B$1:.$B9])+1;&quot;&quot;)">
            <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する</text:p>
          </table:table-cell>
          <table:table-cell table:style-name="ce7" office:value-type="string" calcext:value-type="string">
            <text:p>fainstall.iniを編集する</text:p>
          </table:table-cell>
          <table:table-cell table:style-name="ce7" office:value-type="string" calcext:value-type="string">
            <text:p>[fainstall]</text:p>
            <text:p>FinishTitle=Fx Meta Installer</text:p>
            <text:p>FinishMessage=インストールが完了しました</text:p>
          </table:table-cell>
          <table:table-cell table:style-name="ce46" table:formula="of:=IF([.K10]=&quot;&quot;;&quot;?&quot;;IF([.M10]=&quot;&quot;;&quot;新規&quot;;IF([.K10]=[.M10];&quot;&quot;;&quot;変更あり&quot;)))">
            <text:p/>
          </table:table-cell>
          <table:table-cell table:style-name="ce53" office:value-type="string" calcext:value-type="string">
            <text:p>[fainstall]</text:p>
            <text:p>FinishTitle=Fx Meta Installer</text:p>
            <text:p>FinishMessage=インストールが完了しました</text:p>
          </table:table-cell>
          <table:table-cell table:style-name="ce7" table:formula="of:=IF([.M10]=&quot;&quot;;&quot;?&quot;;IF([.O10]=&quot;&quot;;&quot;新規&quot;;IF([.M10]=[.O10];&quot;&quot;;&quot;○&quot;)))">
            <text:p/>
          </table:table-cell>
          <table:table-cell table:style-name="ce53" office:value-type="string" calcext:value-type="string">
            <text:p>[fainstall]</text:p>
            <text:p>FinishTitle=Fx Meta Installer</text:p>
            <text:p>FinishMessage=インストールが完了しました</text:p>
          </table:table-cell>
          <table:table-cell table:style-name="ce53" table:number-columns-repeated="2"/>
          <table:table-cell table:style-name="ce62" table:formula="of:=IFERROR(VLOOKUP([.$C10];[$'verify-targets-to-chapters'.$A$1:.$B$999];2;0);IF([.$A10]=&quot;&quot;;&quot;&quot;;&quot;省略&quot;))">
            <text:p/>
          </table:table-cell>
          <table:table-cell table:number-columns-repeated="1006"/>
        </table:table-row>
        <table:table-row table:style-name="ro4">
          <table:table-cell table:style-name="ce1"/>
          <table:table-cell table:style-name="ce4" table:formula="of:=IF([.$A11]&lt;&gt;&quot;&quot;;MAX([.$B$1:.$B10])+1;&quot;&quot;)">
            <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ル完了後の再起動要求</text:p>
          </table:table-cell>
          <table:table-cell table:style-name="ce15" office:value-type="string" calcext:value-type="string" table:number-columns-spanned="1" table:number-rows-spanned="2">
            <text:p>-</text:p>
          </table:table-cell>
          <table:table-cell table:style-name="ce7" office:value-type="string" calcext:value-type="string">
            <text:p>表示しない（既定）</text:p>
          </table:table-cell>
          <table:table-cell table:number-columns-repeated="2" table:style-name="ce7" office:value-type="string" calcext:value-type="string">
            <text:p>-</text:p>
          </table:table-cell>
          <table:table-cell table:style-name="ce46" table:formula="of:=IF([.K11]=&quot;&quot;;&quot;?&quot;;IF([.M11]=&quot;&quot;;&quot;新規&quot;;IF([.K11]=[.M11];&quot;&quot;;&quot;変更あり&quot;)))">
            <text:p/>
          </table:table-cell>
          <table:table-cell table:style-name="ce53" office:value-type="string" calcext:value-type="string">
            <text:p>-</text:p>
          </table:table-cell>
          <table:table-cell table:style-name="ce7" table:formula="of:=IF([.M11]=&quot;&quot;;&quot;?&quot;;IF([.O11]=&quot;&quot;;&quot;新規&quot;;IF([.M11]=[.O11];&quot;&quot;;&quot;○&quot;)))">
            <text:p/>
          </table:table-cell>
          <table:table-cell table:style-name="ce53" office:value-type="string" calcext:value-type="string">
            <text:p>-</text:p>
          </table:table-cell>
          <table:table-cell table:style-name="ce53" table:number-columns-repeated="2"/>
          <table:table-cell table:style-name="ce62" table:formula="of:=IFERROR(VLOOKUP([.$C11];[$'verify-targets-to-chapters'.$A$1:.$B$999];2;0);IF([.$A11]=&quot;&quot;;&quot;&quot;;&quot;省略&quot;))">
            <text:p/>
          </table:table-cell>
          <table:table-cell table:number-columns-repeated="1006"/>
        </table:table-row>
        <table:table-row table:style-name="ro6">
          <table:table-cell table:style-name="ce1"/>
          <table:table-cell table:style-name="ce4" table:formula="of:=IF([.$A12]&lt;&gt;&quot;&quot;;MAX([.$B$1:.$B11])+1;&quot;&quot;)">
            <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する</text:p>
          </table:table-cell>
          <table:table-cell table:style-name="ce7" office:value-type="string" calcext:value-type="string">
            <text:p>fainstall.iniを編集する</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46" table:formula="of:=IF([.K12]=&quot;&quot;;&quot;?&quot;;IF([.M12]=&quot;&quot;;&quot;新規&quot;;IF([.K12]=[.M12];&quot;&quot;;&quot;変更あり&quot;)))">
            <text:p/>
          </table:table-cell>
          <table:table-cell table:style-name="ce53" office:value-type="string" calcext:value-type="string">
            <text:p>[fainstall]</text:p>
            <text:p>ConfirmRestartTitle=Fx Meta Installer</text:p>
            <text:p>ConfirmRestartMessage=今すぐコンピュータを再起動しますか？</text:p>
          </table:table-cell>
          <table:table-cell table:style-name="ce7" table:formula="of:=IF([.M12]=&quot;&quot;;&quot;?&quot;;IF([.O12]=&quot;&quot;;&quot;新規&quot;;IF([.M12]=[.O12];&quot;&quot;;&quot;○&quot;)))">
            <text:p/>
          </table:table-cell>
          <table:table-cell table:style-name="ce53" office:value-type="string" calcext:value-type="string">
            <text:p>[fainstall]</text:p>
            <text:p>ConfirmRestartTitle=Fx Meta Installer</text:p>
            <text:p>ConfirmRestartMessage=今すぐコンピュータを再起動しますか？</text:p>
          </table:table-cell>
          <table:table-cell table:style-name="ce53" table:number-columns-repeated="2"/>
          <table:table-cell table:style-name="ce62" table:formula="of:=IFERROR(VLOOKUP([.$C12];[$'verify-targets-to-chapters'.$A$1:.$B$999];2;0);IF([.$A12]=&quot;&quot;;&quot;&quot;;&quot;省略&quot;))">
            <text:p/>
          </table:table-cell>
          <table:table-cell table:number-columns-repeated="1006"/>
        </table:table-row>
        <table:table-row table:style-name="ro3">
          <table:table-cell table:style-name="ce1"/>
          <table:table-cell table:style-name="ce4" table:formula="of:=IF([.$A13]&lt;&gt;&quot;&quot;;MAX([.$B$1:.$B12])+1;&quot;&quot;)">
            <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インストーラのウィザードの表示言語</text:p>
          </table:table-cell>
          <table:table-cell table:style-name="ce15"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7" office:value-type="string" calcext:value-type="string">
            <text:p>!define PRODUCT_LANGUAGE "Japanese"</text:p>
          </table:table-cell>
          <table:table-cell table:style-name="ce46" table:formula="of:=IF([.K13]=&quot;&quot;;&quot;?&quot;;IF([.M13]=&quot;&quot;;&quot;新規&quot;;IF([.K13]=[.M13];&quot;&quot;;&quot;変更あり&quot;)))">
            <text:p/>
          </table:table-cell>
          <table:table-cell table:style-name="ce53" office:value-type="string" calcext:value-type="string">
            <text:p>!define PRODUCT_LANGUAGE "Japanese"</text:p>
          </table:table-cell>
          <table:table-cell table:style-name="ce7" table:formula="of:=IF([.M13]=&quot;&quot;;&quot;?&quot;;IF([.O13]=&quot;&quot;;&quot;新規&quot;;IF([.M13]=[.O13];&quot;&quot;;&quot;○&quot;)))">
            <text:p/>
          </table:table-cell>
          <table:table-cell table:style-name="ce53" office:value-type="string" calcext:value-type="string">
            <text:p>!define PRODUCT_LANGUAGE "Japanese"</text:p>
          </table:table-cell>
          <table:table-cell table:style-name="ce53" table:number-columns-repeated="2"/>
          <table:table-cell table:style-name="ce62" table:formula="of:=IFERROR(VLOOKUP([.$C13];[$'verify-targets-to-chapters'.$A$1:.$B$999];2;0);IF([.$A13]=&quot;&quot;;&quot;&quot;;&quot;省略&quot;))">
            <text:p/>
          </table:table-cell>
          <table:table-cell table:number-columns-repeated="1006"/>
        </table:table-row>
        <table:table-row table:style-name="ro3">
          <table:table-cell table:style-name="ce1"/>
          <table:table-cell table:style-name="ce4" table:formula="of:=IF([.$A14]&lt;&gt;&quot;&quot;;MAX([.$B$1:.$B13])+1;&quot;&quot;)">
            <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7" office:value-type="string" calcext:value-type="string">
            <text:p>!define PRODUCT_LANGUAGE "English"</text:p>
          </table:table-cell>
          <table:table-cell table:style-name="ce46" table:formula="of:=IF([.K14]=&quot;&quot;;&quot;?&quot;;IF([.M14]=&quot;&quot;;&quot;新規&quot;;IF([.K14]=[.M14];&quot;&quot;;&quot;変更あり&quot;)))">
            <text:p/>
          </table:table-cell>
          <table:table-cell table:style-name="ce53" office:value-type="string" calcext:value-type="string">
            <text:p>!define PRODUCT_LANGUAGE "English"</text:p>
          </table:table-cell>
          <table:table-cell table:style-name="ce7" table:formula="of:=IF([.M14]=&quot;&quot;;&quot;?&quot;;IF([.O14]=&quot;&quot;;&quot;新規&quot;;IF([.M14]=[.O14];&quot;&quot;;&quot;○&quot;)))">
            <text:p/>
          </table:table-cell>
          <table:table-cell table:style-name="ce53" office:value-type="string" calcext:value-type="string">
            <text:p>!define PRODUCT_LANGUAGE "English"</text:p>
          </table:table-cell>
          <table:table-cell table:style-name="ce53" table:number-columns-repeated="2"/>
          <table:table-cell table:style-name="ce62" table:formula="of:=IFERROR(VLOOKUP([.$C14];[$'verify-targets-to-chapters'.$A$1:.$B$999];2;0);IF([.$A14]=&quot;&quot;;&quot;&quot;;&quot;省略&quot;))">
            <text:p/>
          </table:table-cell>
          <table:table-cell table:number-columns-repeated="1006"/>
        </table:table-row>
        <table:table-row table:style-name="ro4">
          <table:table-cell table:style-name="ce1"/>
          <table:table-cell table:style-name="ce4" table:formula="of:=IF([.$A15]&lt;&gt;&quot;&quot;;MAX([.$B$1:.$B14])+1;&quot;&quot;)">
            <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同梱</text:p>
          </table:table-cell>
          <table:table-cell table:style-name="ce15"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8" office:value-type="string" calcext:value-type="string">
            <text:p>-</text:p>
          </table:table-cell>
          <table:table-cell table:style-name="ce46" table:formula="of:=IF([.K15]=&quot;&quot;;&quot;?&quot;;IF([.M15]=&quot;&quot;;&quot;新規&quot;;IF([.K15]=[.M15];&quot;&quot;;&quot;変更あり&quot;)))">
            <text:p/>
          </table:table-cell>
          <table:table-cell table:style-name="ce8" office:value-type="string" calcext:value-type="string">
            <text:p>-</text:p>
          </table:table-cell>
          <table:table-cell table:style-name="ce7" table:formula="of:=IF([.M15]=&quot;&quot;;&quot;?&quot;;IF([.O15]=&quot;&quot;;&quot;新規&quot;;IF([.M15]=[.O15];&quot;&quot;;&quot;○&quot;)))">
            <text:p/>
          </table:table-cell>
          <table:table-cell table:style-name="ce53" office:value-type="string" calcext:value-type="string">
            <text:p>-</text:p>
          </table:table-cell>
          <table:table-cell table:style-name="ce53" table:number-columns-repeated="2"/>
          <table:table-cell table:style-name="ce62" table:formula="of:=IFERROR(VLOOKUP([.$C15];[$'verify-targets-to-chapters'.$A$1:.$B$999];2;0);IF([.$A15]=&quot;&quot;;&quot;&quot;;&quot;省略&quot;))">
            <text:p/>
          </table:table-cell>
          <table:table-cell table:number-columns-repeated="1006"/>
        </table:table-row>
        <table:table-row table:style-name="ro3">
          <table:table-cell table:style-name="ce1"/>
          <table:table-cell table:style-name="ce4" table:formula="of:=IF([.$A16]&lt;&gt;&quot;&quot;;MAX([.$B$1:.$B15])+1;&quot;&quot;)">
            <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8" office:value-type="string" calcext:value-type="string">
            <text:p>-</text:p>
          </table:table-cell>
          <table:table-cell table:style-name="ce46" table:formula="of:=IF([.K16]=&quot;&quot;;&quot;?&quot;;IF([.M16]=&quot;&quot;;&quot;新規&quot;;IF([.K16]=[.M16];&quot;&quot;;&quot;変更あり&quot;)))">
            <text:p/>
          </table:table-cell>
          <table:table-cell table:style-name="ce8" office:value-type="string" calcext:value-type="string">
            <text:p>-</text:p>
          </table:table-cell>
          <table:table-cell table:style-name="ce7" table:formula="of:=IF([.M16]=&quot;&quot;;&quot;?&quot;;IF([.O16]=&quot;&quot;;&quot;新規&quot;;IF([.M16]=[.O16];&quot;&quot;;&quot;○&quot;)))">
            <text:p/>
          </table:table-cell>
          <table:table-cell table:style-name="ce53" office:value-type="string" calcext:value-type="string">
            <text:p>-</text:p>
          </table:table-cell>
          <table:table-cell table:style-name="ce53" table:number-columns-repeated="2"/>
          <table:table-cell table:style-name="ce62" table:formula="of:=IFERROR(VLOOKUP([.$C16];[$'verify-targets-to-chapters'.$A$1:.$B$999];2;0);IF([.$A16]=&quot;&quot;;&quot;&quot;;&quot;省略&quot;))">
            <text:p/>
          </table:table-cell>
          <table:table-cell table:number-columns-repeated="1006"/>
        </table:table-row>
        <table:table-row table:style-name="ro3">
          <table:table-cell table:style-name="ce1"/>
          <table:table-cell table:style-name="ce4" table:formula="of:=IF([.$A17]&lt;&gt;&quot;&quot;;MAX([.$B$1:.$B16])+1;&quot;&quot;)">
            <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Firefox/Thunderbirdのインストール先</text:p>
          </table:table-cell>
          <table:table-cell table:style-name="ce15"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number-columns-repeated="2" table:style-name="ce7" office:value-type="string" calcext:value-type="string">
            <text:p>-</text:p>
          </table:table-cell>
          <table:table-cell table:style-name="ce46" table:formula="of:=IF([.K17]=&quot;&quot;;&quot;?&quot;;IF([.M17]=&quot;&quot;;&quot;新規&quot;;IF([.K17]=[.M17];&quot;&quot;;&quot;変更あり&quot;)))">
            <text:p/>
          </table:table-cell>
          <table:table-cell table:style-name="ce53" office:value-type="string" calcext:value-type="string">
            <text:p>-</text:p>
          </table:table-cell>
          <table:table-cell table:style-name="ce7" table:formula="of:=IF([.M17]=&quot;&quot;;&quot;?&quot;;IF([.O17]=&quot;&quot;;&quot;新規&quot;;IF([.M17]=[.O17];&quot;&quot;;&quot;○&quot;)))">
            <text:p/>
          </table:table-cell>
          <table:table-cell table:style-name="ce53" office:value-type="string" calcext:value-type="string">
            <text:p>-</text:p>
          </table:table-cell>
          <table:table-cell table:style-name="ce53" table:number-columns-repeated="2"/>
          <table:table-cell table:style-name="ce62" table:formula="of:=IFERROR(VLOOKUP([.$C17];[$'verify-targets-to-chapters'.$A$1:.$B$999];2;0);IF([.$A17]=&quot;&quot;;&quot;&quot;;&quot;省略&quot;))">
            <text:p/>
          </table:table-cell>
          <table:table-cell table:number-columns-repeated="1006"/>
        </table:table-row>
        <table:table-row table:style-name="ro7">
          <table:table-cell table:style-name="ce1"/>
          <table:table-cell table:style-name="ce4" table:formula="of:=IF([.$A18]&lt;&gt;&quot;&quot;;MAX([.$B$1:.$B17])+1;&quot;&quot;)">
            <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7" office:value-type="string" calcext:value-type="string">
            <text:p>[Install]</text:p>
            <text:p>InstallDirectoryName=</text:p>
            <text:p>InstallDirectoryPath=</text:p>
          </table:table-cell>
          <table:table-cell table:style-name="ce46" table:formula="of:=IF([.K18]=&quot;&quot;;&quot;?&quot;;IF([.M18]=&quot;&quot;;&quot;新規&quot;;IF([.K18]=[.M18];&quot;&quot;;&quot;変更あり&quot;)))">
            <text:p/>
          </table:table-cell>
          <table:table-cell table:style-name="ce53" office:value-type="string" calcext:value-type="string">
            <text:p>[Install]</text:p>
            <text:p>InstallDirectoryName=</text:p>
            <text:p>InstallDirectoryPath=</text:p>
          </table:table-cell>
          <table:table-cell table:style-name="ce7" table:formula="of:=IF([.M18]=&quot;&quot;;&quot;?&quot;;IF([.O18]=&quot;&quot;;&quot;新規&quot;;IF([.M18]=[.O18];&quot;&quot;;&quot;○&quot;)))">
            <text:p/>
          </table:table-cell>
          <table:table-cell table:style-name="ce53" office:value-type="string" calcext:value-type="string">
            <text:p>[Install]</text:p>
            <text:p>InstallDirectoryName=</text:p>
            <text:p>InstallDirectoryPath=</text:p>
          </table:table-cell>
          <table:table-cell table:style-name="ce53" table:number-columns-repeated="2"/>
          <table:table-cell table:style-name="ce62" table:formula="of:=IFERROR(VLOOKUP([.$C18];[$'verify-targets-to-chapters'.$A$1:.$B$999];2;0);IF([.$A18]=&quot;&quot;;&quot;&quot;;&quot;省略&quot;))">
            <text:p/>
          </table:table-cell>
          <table:table-cell table:number-columns-repeated="1006"/>
        </table:table-row>
        <table:table-row table:style-name="ro4">
          <table:table-cell table:style-name="ce1"/>
          <table:table-cell table:style-name="ce4" table:formula="of:=IF([.$A19]&lt;&gt;&quot;&quot;;MAX([.$B$1:.$B18])+1;&quot;&quot;)">
            <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メタインストーラの表示バージョン</text:p>
          </table:table-cell>
          <table:table-cell table:style-name="ce15" office:value-type="string" calcext:value-type="string" table:number-columns-spanned="1" table:number-rows-spanned="2">
            <text:p>-</text:p>
          </table:table-cell>
          <table:table-cell table:style-name="ce7" office:value-type="string" calcext:value-type="string">
            <text:p>更新しない（既定）</text:p>
          </table:table-cell>
          <table:table-cell table:number-columns-repeated="2" table:style-name="ce7" office:value-type="string" calcext:value-type="string">
            <text:p>-</text:p>
          </table:table-cell>
          <table:table-cell table:style-name="ce46" table:formula="of:=IF([.K19]=&quot;&quot;;&quot;?&quot;;IF([.M19]=&quot;&quot;;&quot;新規&quot;;IF([.K19]=[.M19];&quot;&quot;;&quot;変更あり&quot;)))">
            <text:p/>
          </table:table-cell>
          <table:table-cell table:style-name="ce53" office:value-type="string" calcext:value-type="string">
            <text:p>-</text:p>
          </table:table-cell>
          <table:table-cell table:style-name="ce7" table:formula="of:=IF([.M19]=&quot;&quot;;&quot;?&quot;;IF([.O19]=&quot;&quot;;&quot;新規&quot;;IF([.M19]=[.O19];&quot;&quot;;&quot;○&quot;)))">
            <text:p/>
          </table:table-cell>
          <table:table-cell table:style-name="ce53" office:value-type="string" calcext:value-type="string">
            <text:p>-</text:p>
          </table:table-cell>
          <table:table-cell table:style-name="ce53" table:number-columns-repeated="2"/>
          <table:table-cell table:style-name="ce62" table:formula="of:=IFERROR(VLOOKUP([.$C19];[$'verify-targets-to-chapters'.$A$1:.$B$999];2;0);IF([.$A19]=&quot;&quot;;&quot;&quot;;&quot;省略&quot;))">
            <text:p/>
          </table:table-cell>
          <table:table-cell table:number-columns-repeated="1006"/>
        </table:table-row>
        <table:table-row table:style-name="ro3">
          <table:table-cell table:style-name="ce1"/>
          <table:table-cell table:style-name="ce4" table:formula="of:=IF([.$A20]&lt;&gt;&quot;&quot;;MAX([.$B$1:.$B19])+1;&quot;&quot;)">
            <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指定する</text:p>
          </table:table-cell>
          <table:table-cell table:style-name="ce7" office:value-type="string" calcext:value-type="string">
            <text:p>fainstall.iniを編集する</text:p>
          </table:table-cell>
          <table:table-cell table:style-name="ce7" office:value-type="string" calcext:value-type="string">
            <text:p>[fainstall]</text:p>
            <text:p>DisplayVersion=バージョン番号</text:p>
          </table:table-cell>
          <table:table-cell table:style-name="ce46" table:formula="of:=IF([.K20]=&quot;&quot;;&quot;?&quot;;IF([.M20]=&quot;&quot;;&quot;新規&quot;;IF([.K20]=[.M20];&quot;&quot;;&quot;変更あり&quot;)))">
            <text:p/>
          </table:table-cell>
          <table:table-cell table:style-name="ce53" office:value-type="string" calcext:value-type="string">
            <text:p>[fainstall]</text:p>
            <text:p>DisplayVersion=バージョン番号</text:p>
          </table:table-cell>
          <table:table-cell table:style-name="ce7" table:formula="of:=IF([.M20]=&quot;&quot;;&quot;?&quot;;IF([.O20]=&quot;&quot;;&quot;新規&quot;;IF([.M20]=[.O20];&quot;&quot;;&quot;○&quot;)))">
            <text:p/>
          </table:table-cell>
          <table:table-cell table:style-name="ce53" office:value-type="string" calcext:value-type="string">
            <text:p>[fainstall]</text:p>
            <text:p>DisplayVersion=バージョン番号</text:p>
          </table:table-cell>
          <table:table-cell table:style-name="ce53" table:number-columns-repeated="2"/>
          <table:table-cell table:style-name="ce62" table:formula="of:=IFERROR(VLOOKUP([.$C20];[$'verify-targets-to-chapters'.$A$1:.$B$999];2;0);IF([.$A20]=&quot;&quot;;&quot;&quot;;&quot;省略&quot;))">
            <text:p/>
          </table:table-cell>
          <table:table-cell table:number-columns-repeated="1006"/>
        </table:table-row>
        <table:table-row table:style-name="ro4">
          <table:table-cell table:style-name="ce1"/>
          <table:table-cell table:style-name="ce4" table:formula="of:=IF([.$A21]&lt;&gt;&quot;&quot;;MAX([.$B$1:.$B20])+1;&quot;&quot;)">
            <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7" office:value-type="string" calcext:value-type="string" table:number-columns-spanned="1" table:number-rows-spanned="3">
            <text:p>インストール</text:p>
          </table:table-cell>
          <table:table-cell table:style-name="ce17" office:value-type="string" calcext:value-type="string" table:number-columns-spanned="1" table:number-rows-spanned="3">
            <text:p>スタートメニュー、タスクバー上のショートカットの更新</text:p>
          </table:table-cell>
          <table:table-cell table:style-name="ce17" office:value-type="string" calcext:value-type="string" table:number-columns-spanned="1" table:number-rows-spanned="3">
            <text:p>-</text:p>
          </table:table-cell>
          <table:table-cell table:style-name="ce7" office:value-type="string" calcext:value-type="string">
            <text:p>更新しない（既定）</text:p>
          </table:table-cell>
          <table:table-cell table:number-columns-repeated="2" table:style-name="ce7" office:value-type="string" calcext:value-type="string">
            <text:p>-</text:p>
          </table:table-cell>
          <table:table-cell table:style-name="ce46" table:formula="of:=IF([.K21]=&quot;&quot;;&quot;?&quot;;IF([.M21]=&quot;&quot;;&quot;新規&quot;;IF([.K21]=[.M21];&quot;&quot;;&quot;変更あり&quot;)))">
            <text:p/>
          </table:table-cell>
          <table:table-cell table:style-name="ce53" office:value-type="string" calcext:value-type="string">
            <text:p>-</text:p>
          </table:table-cell>
          <table:table-cell table:style-name="ce7" table:formula="of:=IF([.M21]=&quot;&quot;;&quot;?&quot;;IF([.O21]=&quot;&quot;;&quot;新規&quot;;IF([.M21]=[.O21];&quot;&quot;;&quot;○&quot;)))" office:value-type="string" office:string-value="新規" calcext:value-type="string">
            <text:p>新規</text:p>
          </table:table-cell>
          <table:table-cell table:style-name="ce53" table:number-columns-repeated="3"/>
          <table:table-cell table:style-name="ce62" table:formula="of:=IFERROR(VLOOKUP([.$C21];[$'verify-targets-to-chapters'.$A$1:.$B$999];2;0);IF([.$A21]=&quot;&quot;;&quot;&quot;;&quot;省略&quot;))">
            <text:p/>
          </table:table-cell>
          <table:table-cell table:number-columns-repeated="1006"/>
        </table:table-row>
        <table:table-row table:style-name="ro3">
          <table:table-cell table:style-name="ce1"/>
          <table:table-cell table:style-name="ce4" table:formula="of:=IF([.$A22]&lt;&gt;&quot;&quot;;MAX([.$B$1:.$B21])+1;&quot;&quot;)">
            <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更新する</text:p>
          </table:table-cell>
          <table:table-cell table:style-name="ce7" office:value-type="string" calcext:value-type="string">
            <text:p>fainstall.iniを編集する</text:p>
          </table:table-cell>
          <table:table-cell table:style-name="ce7" office:value-type="string" calcext:value-type="string">
            <text:p>[fainstall]</text:p>
            <text:p>UpdatePinnedShortcuts=true</text:p>
          </table:table-cell>
          <table:table-cell table:style-name="ce46" table:formula="of:=IF([.K22]=&quot;&quot;;&quot;?&quot;;IF([.M22]=&quot;&quot;;&quot;新規&quot;;IF([.K22]=[.M22];&quot;&quot;;&quot;変更あり&quot;)))">
            <text:p/>
          </table:table-cell>
          <table:table-cell table:style-name="ce53" office:value-type="string" calcext:value-type="string">
            <text:p>[fainstall]</text:p>
            <text:p>UpdatePinnedShortcuts=true</text:p>
          </table:table-cell>
          <table:table-cell table:style-name="ce7" table:formula="of:=IF([.M22]=&quot;&quot;;&quot;?&quot;;IF([.O22]=&quot;&quot;;&quot;新規&quot;;IF([.M22]=[.O22];&quot;&quot;;&quot;○&quot;)))" office:value-type="string" office:string-value="新規" calcext:value-type="string">
            <text:p>新規</text:p>
          </table:table-cell>
          <table:table-cell table:style-name="ce53" table:number-columns-repeated="3"/>
          <table:table-cell table:style-name="ce62" table:formula="of:=IFERROR(VLOOKUP([.$C22];[$'verify-targets-to-chapters'.$A$1:.$B$999];2;0);IF([.$A22]=&quot;&quot;;&quot;&quot;;&quot;省略&quot;))">
            <text:p/>
          </table:table-cell>
          <table:table-cell table:number-columns-repeated="1006"/>
        </table:table-row>
        <table:table-row table:style-name="ro8">
          <table:table-cell table:style-name="ce1"/>
          <table:table-cell table:style-name="ce4" table:formula="of:=IF([.$A23]&lt;&gt;&quot;&quot;;MAX([.$B$1:.$B22])+1;&quot;&quot;)">
            <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7" office:value-type="string" calcext:value-type="string">
            <text:p>[fainstall]</text:p>
            <text:p>UpdatePinnedShortcuts=delete</text:p>
          </table:table-cell>
          <table:table-cell table:style-name="ce46" table:formula="of:=IF([.K23]=&quot;&quot;;&quot;?&quot;;IF([.M23]=&quot;&quot;;&quot;新規&quot;;IF([.K23]=[.M23];&quot;&quot;;&quot;変更あり&quot;)))">
            <text:p/>
          </table:table-cell>
          <table:table-cell table:style-name="ce53" office:value-type="string" calcext:value-type="string">
            <text:p>[fainstall]</text:p>
            <text:p>UpdatePinnedShortcuts=delete</text:p>
          </table:table-cell>
          <table:table-cell table:style-name="ce7" table:formula="of:=IF([.M23]=&quot;&quot;;&quot;?&quot;;IF([.O23]=&quot;&quot;;&quot;新規&quot;;IF([.M23]=[.O23];&quot;&quot;;&quot;○&quot;)))" office:value-type="string" office:string-value="新規" calcext:value-type="string">
            <text:p>新規</text:p>
          </table:table-cell>
          <table:table-cell table:style-name="ce53" table:number-columns-repeated="3"/>
          <table:table-cell table:style-name="ce62" table:formula="of:=IFERROR(VLOOKUP([.$C23];[$'verify-targets-to-chapters'.$A$1:.$B$999];2;0);IF([.$A23]=&quot;&quot;;&quot;&quot;;&quot;省略&quot;))">
            <text:p/>
          </table:table-cell>
          <table:table-cell table:number-columns-repeated="1006"/>
        </table:table-row>
        <table:table-row table:style-name="ro4">
          <table:table-cell table:style-name="ce1"/>
          <table:table-cell table:style-name="ce4" table:formula="of:=IF([.$A24]&lt;&gt;&quot;&quot;;MAX([.$B$1:.$B23])+1;&quot;&quot;)">
            <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5" office:value-type="string" calcext:value-type="string" table:number-columns-spanned="1" table:number-rows-spanned="2">
            <text:p>インストール</text:p>
          </table:table-cell>
          <table:table-cell table:style-name="ce15" office:value-type="string" calcext:value-type="string" table:number-columns-spanned="1" table:number-rows-spanned="2">
            <text:p>タスクバー上へのピン留め用ショートカットの作成</text:p>
          </table:table-cell>
          <table:table-cell table:style-name="ce15" office:value-type="string" calcext:value-type="string" table:number-columns-spanned="1" table:number-rows-spanned="2">
            <text:p>-</text:p>
          </table:table-cell>
          <table:table-cell table:style-name="ce7" office:value-type="string" calcext:value-type="string">
            <text:p>作成する（既定）</text:p>
          </table:table-cell>
          <table:table-cell table:number-columns-repeated="2" table:style-name="ce7" office:value-type="string" calcext:value-type="string">
            <text:p>-</text:p>
          </table:table-cell>
          <table:table-cell table:style-name="ce46" table:formula="of:=IF([.K24]=&quot;&quot;;&quot;?&quot;;IF([.M24]=&quot;&quot;;&quot;新規&quot;;IF([.K24]=[.M24];&quot;&quot;;&quot;変更あり&quot;)))" office:value-type="string" office:string-value="新規" calcext:value-type="string">
            <text:p>新規</text:p>
          </table:table-cell>
          <table:table-cell table:style-name="ce53"/>
          <table:table-cell table:style-name="ce7"/>
          <table:table-cell table:style-name="ce53" table:number-columns-repeated="3"/>
          <table:table-cell table:style-name="ce62" table:formula="of:=IFERROR(VLOOKUP([.$C24];[$'verify-targets-to-chapters'.$A$1:.$B$999];2;0);IF([.$A24]=&quot;&quot;;&quot;&quot;;&quot;省略&quot;))">
            <text:p/>
          </table:table-cell>
          <table:table-cell table:number-columns-repeated="1006"/>
        </table:table-row>
        <table:table-row table:style-name="ro9">
          <table:table-cell table:style-name="ce1"/>
          <table:table-cell table:style-name="ce4" table:formula="of:=IF([.$A25]&lt;&gt;&quot;&quot;;MAX([.$B$1:.$B24])+1;&quot;&quot;)">
            <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7" office:value-type="string" calcext:value-type="string">
            <text:p>[Install]</text:p>
            <text:p>TaskbarShortcut=false</text:p>
          </table:table-cell>
          <table:table-cell table:style-name="ce46" table:formula="of:=IF([.K25]=&quot;&quot;;&quot;?&quot;;IF([.M25]=&quot;&quot;;&quot;新規&quot;;IF([.K25]=[.M25];&quot;&quot;;&quot;変更あり&quot;)))" office:value-type="string" office:string-value="新規" calcext:value-type="string">
            <text:p>新規</text:p>
          </table:table-cell>
          <table:table-cell table:style-name="ce53"/>
          <table:table-cell table:style-name="ce7"/>
          <table:table-cell table:style-name="ce53" table:number-columns-repeated="3"/>
          <table:table-cell table:style-name="ce62" table:formula="of:=IFERROR(VLOOKUP([.$C25];[$'verify-targets-to-chapters'.$A$1:.$B$999];2;0);IF([.$A25]=&quot;&quot;;&quot;&quot;;&quot;省略&quot;))">
            <text:p/>
          </table:table-cell>
          <table:table-cell table:number-columns-repeated="1006"/>
        </table:table-row>
        <table:table-row table:style-name="ro3">
          <table:table-cell table:style-name="ce1"/>
          <table:table-cell table:style-name="ce4" table:formula="of:=IF([.$A26]&lt;&gt;&quot;&quot;;MAX([.$B$1:.$B25])+1;&quot;&quot;)">
            <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デスクトップのショートカット</text:p>
          </table:table-cell>
          <table:table-cell table:style-name="ce17"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46" table:formula="of:=IF([.K26]=&quot;&quot;;&quot;?&quot;;IF([.M26]=&quot;&quot;;&quot;新規&quot;;IF([.K26]=[.M26];&quot;&quot;;&quot;変更あり&quot;)))">
            <text:p/>
          </table:table-cell>
          <table:table-cell table:style-name="ce8" office:value-type="string" calcext:value-type="string">
            <text:p>-</text:p>
          </table:table-cell>
          <table:table-cell table:style-name="ce7" table:formula="of:=IF([.M26]=&quot;&quot;;&quot;?&quot;;IF([.O26]=&quot;&quot;;&quot;新規&quot;;IF([.M26]=[.O26];&quot;&quot;;&quot;○&quot;)))">
            <text:p/>
          </table:table-cell>
          <table:table-cell table:style-name="ce53" office:value-type="string" calcext:value-type="string">
            <text:p>-</text:p>
          </table:table-cell>
          <table:table-cell table:style-name="ce53" table:number-columns-repeated="2"/>
          <table:table-cell table:style-name="ce62" table:formula="of:=IFERROR(VLOOKUP([.$C26];[$'verify-targets-to-chapters'.$A$1:.$B$999];2;0);IF([.$A26]=&quot;&quot;;&quot;&quot;;&quot;省略&quot;))">
            <text:p/>
          </table:table-cell>
          <table:table-cell table:number-columns-repeated="1006"/>
        </table:table-row>
        <table:table-row table:style-name="ro3">
          <table:table-cell table:style-name="ce1"/>
          <table:table-cell table:style-name="ce4" table:formula="of:=IF([.$A27]&lt;&gt;&quot;&quot;;MAX([.$B$1:.$B26])+1;&quot;&quot;)">
            <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DesktopShortcut=false</text:p>
          </table:table-cell>
          <table:table-cell table:style-name="ce46" table:formula="of:=IF([.K27]=&quot;&quot;;&quot;?&quot;;IF([.M27]=&quot;&quot;;&quot;新規&quot;;IF([.K27]=[.M27];&quot;&quot;;&quot;変更あり&quot;)))">
            <text:p/>
          </table:table-cell>
          <table:table-cell table:style-name="ce8" office:value-type="string" calcext:value-type="string">
            <text:p>[Install]</text:p>
            <text:p>DesktopShortcut=false</text:p>
          </table:table-cell>
          <table:table-cell table:style-name="ce7" table:formula="of:=IF([.M27]=&quot;&quot;;&quot;?&quot;;IF([.O27]=&quot;&quot;;&quot;新規&quot;;IF([.M27]=[.O27];&quot;&quot;;&quot;○&quot;)))">
            <text:p/>
          </table:table-cell>
          <table:table-cell table:style-name="ce8" office:value-type="string" calcext:value-type="string">
            <text:p>[Install]</text:p>
            <text:p>DesktopShortcut=false</text:p>
          </table:table-cell>
          <table:table-cell table:style-name="ce53" table:number-columns-repeated="2"/>
          <table:table-cell table:style-name="ce62" table:formula="of:=IFERROR(VLOOKUP([.$C27];[$'verify-targets-to-chapters'.$A$1:.$B$999];2;0);IF([.$A27]=&quot;&quot;;&quot;&quot;;&quot;省略&quot;))">
            <text:p/>
          </table:table-cell>
          <table:table-cell table:number-columns-repeated="1006"/>
        </table:table-row>
        <table:table-row table:style-name="ro10">
          <table:table-cell table:style-name="ce1"/>
          <table:table-cell table:style-name="ce4" table:formula="of:=IF([.$A28]&lt;&gt;&quot;&quot;;MAX([.$B$1:.$B27])+1;&quot;&quot;)">
            <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46" table:formula="of:=IF([.K28]=&quot;&quot;;&quot;?&quot;;IF([.M28]=&quot;&quot;;&quot;新規&quot;;IF([.K28]=[.M28];&quot;&quot;;&quot;変更あり&quot;)))">
            <text:p/>
          </table:table-cell>
          <table:table-cell table:style-name="ce45"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M28]=&quot;&quot;;&quot;?&quot;;IF([.O28]=&quot;&quot;;&quot;新規&quot;;IF([.M28]=[.O28];&quot;&quot;;&quot;○&quot;)))">
            <text:p/>
          </table:table-cell>
          <table:table-cell table:style-name="ce45" office:value-type="string" calcext:value-type="string">
            <text:p><text:span text:style-name="T3">Firefox-setup.ini/Thunderbird-setup.ini:</text:span></text:p>
            <text:p><text:span text:style-name="T3">[Install]</text:span></text:p>
            <text:p><text:span text:style-name="T3">DesktopShortcut=false</text:span></text:p>
            <text:p/>
            <text:p><text:span text:style-name="T3">fainstall.ini:</text:span></text:p>
            <text:p><text:span text:style-name="T3">[fainstall]</text:span></text:p>
            <text:p><text:span text:style-name="T3">Shortcuts=desktop-shortcut</text:span></text:p>
            <text:p/>
            <text:p><text:span text:style-name="T3">[desktop-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Users/Public/Desktop/</text:span></text:p>
          </table:table-cell>
          <table:table-cell table:style-name="ce53" table:number-columns-repeated="2"/>
          <table:table-cell table:style-name="ce62" table:formula="of:=IFERROR(VLOOKUP([.$C28];[$'verify-targets-to-chapters'.$A$1:.$B$999];2;0);IF([.$A28]=&quot;&quot;;&quot;&quot;;&quot;省略&quot;))">
            <text:p/>
          </table:table-cell>
          <table:table-cell table:number-columns-repeated="1006"/>
        </table:table-row>
        <table:table-row table:style-name="ro3">
          <table:table-cell table:style-name="ce1"/>
          <table:table-cell table:style-name="ce4" table:formula="of:=IF([.$A29]&lt;&gt;&quot;&quot;;MAX([.$B$1:.$B28])+1;&quot;&quot;)">
            <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7" office:value-type="string" calcext:value-type="string" table:number-columns-spanned="1" table:number-rows-spanned="3">
            <text:p>特定用途専用アプリケーションとしての利用</text:p>
          </table:table-cell>
          <table:table-cell table:style-name="ce17" office:value-type="string" calcext:value-type="string" table:number-columns-spanned="1" table:number-rows-spanned="3">
            <text:p>スタートメニューのショートカット</text:p>
          </table:table-cell>
          <table:table-cell table:style-name="ce17"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46" table:formula="of:=IF([.K29]=&quot;&quot;;&quot;?&quot;;IF([.M29]=&quot;&quot;;&quot;新規&quot;;IF([.K29]=[.M29];&quot;&quot;;&quot;変更あり&quot;)))">
            <text:p/>
          </table:table-cell>
          <table:table-cell table:style-name="ce8" office:value-type="string" calcext:value-type="string">
            <text:p>-</text:p>
          </table:table-cell>
          <table:table-cell table:style-name="ce7" table:formula="of:=IF([.M29]=&quot;&quot;;&quot;?&quot;;IF([.O29]=&quot;&quot;;&quot;新規&quot;;IF([.M29]=[.O29];&quot;&quot;;&quot;○&quot;)))">
            <text:p/>
          </table:table-cell>
          <table:table-cell table:style-name="ce53" office:value-type="string" calcext:value-type="string">
            <text:p>-</text:p>
          </table:table-cell>
          <table:table-cell table:style-name="ce53" table:number-columns-repeated="2"/>
          <table:table-cell table:style-name="ce62" table:formula="of:=IFERROR(VLOOKUP([.$C29];[$'verify-targets-to-chapters'.$A$1:.$B$999];2;0);IF([.$A29]=&quot;&quot;;&quot;&quot;;&quot;省略&quot;))">
            <text:p/>
          </table:table-cell>
          <table:table-cell table:number-columns-repeated="1006"/>
        </table:table-row>
        <table:table-row table:style-name="ro3">
          <table:table-cell table:style-name="ce1"/>
          <table:table-cell table:style-name="ce4" table:formula="of:=IF([.$A30]&lt;&gt;&quot;&quot;;MAX([.$B$1:.$B29])+1;&quot;&quot;)">
            <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StartMenuShortcuts=false</text:p>
          </table:table-cell>
          <table:table-cell table:style-name="ce46" table:formula="of:=IF([.K30]=&quot;&quot;;&quot;?&quot;;IF([.M30]=&quot;&quot;;&quot;新規&quot;;IF([.K30]=[.M30];&quot;&quot;;&quot;変更あり&quot;)))">
            <text:p/>
          </table:table-cell>
          <table:table-cell table:style-name="ce8" office:value-type="string" calcext:value-type="string">
            <text:p>[Install]</text:p>
            <text:p>StartMenuShortcuts=false</text:p>
          </table:table-cell>
          <table:table-cell table:style-name="ce7" table:formula="of:=IF([.M30]=&quot;&quot;;&quot;?&quot;;IF([.O30]=&quot;&quot;;&quot;新規&quot;;IF([.M30]=[.O30];&quot;&quot;;&quot;○&quot;)))">
            <text:p/>
          </table:table-cell>
          <table:table-cell table:style-name="ce53" office:value-type="string" calcext:value-type="string">
            <text:p>[Install]</text:p>
            <text:p>StartMenuShortcuts=false</text:p>
          </table:table-cell>
          <table:table-cell table:style-name="ce53" table:number-columns-repeated="2"/>
          <table:table-cell table:style-name="ce62" table:formula="of:=IFERROR(VLOOKUP([.$C30];[$'verify-targets-to-chapters'.$A$1:.$B$999];2;0);IF([.$A30]=&quot;&quot;;&quot;&quot;;&quot;省略&quot;))">
            <text:p/>
          </table:table-cell>
          <table:table-cell table:number-columns-repeated="1006"/>
        </table:table-row>
        <table:table-row table:style-name="ro11">
          <table:table-cell table:style-name="ce1"/>
          <table:table-cell table:style-name="ce4" table:formula="of:=IF([.$A31]&lt;&gt;&quot;&quot;;MAX([.$B$1:.$B30])+1;&quot;&quot;)">
            <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45"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46" table:formula="of:=IF([.K31]=&quot;&quot;;&quot;?&quot;;IF([.M31]=&quot;&quot;;&quot;新規&quot;;IF([.K31]=[.M31];&quot;&quot;;&quot;変更あり&quot;)))">
            <text:p/>
          </table:table-cell>
          <table:table-cell table:style-name="ce45"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7" table:formula="of:=IF([.M31]=&quot;&quot;;&quot;?&quot;;IF([.O31]=&quot;&quot;;&quot;新規&quot;;IF([.M31]=[.O31];&quot;&quot;;&quot;○&quot;)))">
            <text:p/>
          </table:table-cell>
          <table:table-cell table:style-name="ce45"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53" table:number-columns-repeated="2"/>
          <table:table-cell table:style-name="ce62" table:formula="of:=IFERROR(VLOOKUP([.$C31];[$'verify-targets-to-chapters'.$A$1:.$B$999];2;0);IF([.$A31]=&quot;&quot;;&quot;&quot;;&quot;省略&quot;))">
            <text:p/>
          </table:table-cell>
          <table:table-cell table:number-columns-repeated="1006"/>
        </table:table-row>
        <table:table-row table:style-name="ro3">
          <table:table-cell table:style-name="ce1"/>
          <table:table-cell table:style-name="ce4" table:formula="of:=IF([.$A32]&lt;&gt;&quot;&quot;;MAX([.$B$1:.$B31])+1;&quot;&quot;)">
            <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クイック起動のショートカット</text:p>
          </table:table-cell>
          <table:table-cell table:style-name="ce15"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46" table:formula="of:=IF([.K32]=&quot;&quot;;&quot;?&quot;;IF([.M32]=&quot;&quot;;&quot;新規&quot;;IF([.K32]=[.M32];&quot;&quot;;&quot;変更あり&quot;)))">
            <text:p/>
          </table:table-cell>
          <table:table-cell table:style-name="ce8" office:value-type="string" calcext:value-type="string">
            <text:p>-</text:p>
          </table:table-cell>
          <table:table-cell table:style-name="ce7" table:formula="of:=IF([.M32]=&quot;&quot;;&quot;?&quot;;IF([.O32]=&quot;&quot;;&quot;新規&quot;;IF([.M32]=[.O32];&quot;&quot;;&quot;○&quot;)))">
            <text:p/>
          </table:table-cell>
          <table:table-cell table:style-name="ce53" office:value-type="string" calcext:value-type="string">
            <text:p>-</text:p>
          </table:table-cell>
          <table:table-cell table:style-name="ce53" table:number-columns-repeated="2"/>
          <table:table-cell table:style-name="ce62" table:formula="of:=IFERROR(VLOOKUP([.$C32];[$'verify-targets-to-chapters'.$A$1:.$B$999];2;0);IF([.$A32]=&quot;&quot;;&quot;&quot;;&quot;省略&quot;))">
            <text:p/>
          </table:table-cell>
          <table:table-cell table:number-columns-repeated="1006"/>
        </table:table-row>
        <table:table-row table:style-name="ro3">
          <table:table-cell table:style-name="ce1"/>
          <table:table-cell table:style-name="ce4" table:formula="of:=IF([.$A33]&lt;&gt;&quot;&quot;;MAX([.$B$1:.$B32])+1;&quot;&quot;)">
            <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QuickLaunchShortcut=false</text:p>
          </table:table-cell>
          <table:table-cell table:style-name="ce46" table:formula="of:=IF([.K33]=&quot;&quot;;&quot;?&quot;;IF([.M33]=&quot;&quot;;&quot;新規&quot;;IF([.K33]=[.M33];&quot;&quot;;&quot;変更あり&quot;)))">
            <text:p/>
          </table:table-cell>
          <table:table-cell table:style-name="ce8" office:value-type="string" calcext:value-type="string">
            <text:p>[Install]</text:p>
            <text:p>QuickLaunchShortcut=false</text:p>
          </table:table-cell>
          <table:table-cell table:style-name="ce7" table:formula="of:=IF([.M33]=&quot;&quot;;&quot;?&quot;;IF([.O33]=&quot;&quot;;&quot;新規&quot;;IF([.M33]=[.O33];&quot;&quot;;&quot;○&quot;)))">
            <text:p/>
          </table:table-cell>
          <table:table-cell table:style-name="ce53" office:value-type="string" calcext:value-type="string">
            <text:p>[Install]</text:p>
            <text:p>QuickLaunchShortcut=false</text:p>
          </table:table-cell>
          <table:table-cell table:style-name="ce53" table:number-columns-repeated="2"/>
          <table:table-cell table:style-name="ce62" table:formula="of:=IFERROR(VLOOKUP([.$C33];[$'verify-targets-to-chapters'.$A$1:.$B$999];2;0);IF([.$A33]=&quot;&quot;;&quot;&quot;;&quot;省略&quot;))">
            <text:p/>
          </table:table-cell>
          <table:table-cell table:number-columns-repeated="1006"/>
        </table:table-row>
        <table:table-row table:style-name="ro4">
          <table:table-cell table:style-name="ce1"/>
          <table:table-cell table:style-name="ce4" table:formula="of:=IF([.$A34]&lt;&gt;&quot;&quot;;MAX([.$B$1:.$B33])+1;&quot;&quot;)">
            <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タイトル</text:p>
          </table:table-cell>
          <table:table-cell table:style-name="ce15" office:value-type="string" calcext:value-type="string" table:number-columns-spanned="1" table:number-rows-spanned="2">
            <text:p>-</text:p>
          </table:table-cell>
          <table:table-cell table:style-name="ce7" office:value-type="string" calcext:value-type="string">
            <text:p>既定の名前（既定）</text:p>
          </table:table-cell>
          <table:table-cell table:number-columns-repeated="2" table:style-name="ce7" office:value-type="string" calcext:value-type="string">
            <text:p>-</text:p>
          </table:table-cell>
          <table:table-cell table:style-name="ce46" table:formula="of:=IF([.K34]=&quot;&quot;;&quot;?&quot;;IF([.M34]=&quot;&quot;;&quot;新規&quot;;IF([.K34]=[.M34];&quot;&quot;;&quot;変更あり&quot;)))">
            <text:p/>
          </table:table-cell>
          <table:table-cell table:style-name="ce53" office:value-type="string" calcext:value-type="string">
            <text:p>-</text:p>
          </table:table-cell>
          <table:table-cell table:style-name="ce7" table:formula="of:=IF([.M34]=&quot;&quot;;&quot;?&quot;;IF([.O34]=&quot;&quot;;&quot;新規&quot;;IF([.M34]=[.O34];&quot;&quot;;&quot;○&quot;)))">
            <text:p/>
          </table:table-cell>
          <table:table-cell table:style-name="ce53" office:value-type="string" calcext:value-type="string">
            <text:p>-</text:p>
          </table:table-cell>
          <table:table-cell table:style-name="ce53" table:number-columns-repeated="2"/>
          <table:table-cell table:style-name="ce62" table:formula="of:=IFERROR(VLOOKUP([.$C34];[$'verify-targets-to-chapters'.$A$1:.$B$999];2;0);IF([.$A34]=&quot;&quot;;&quot;&quot;;&quot;省略&quot;))">
            <text:p/>
          </table:table-cell>
          <table:table-cell table:number-columns-repeated="1006"/>
        </table:table-row>
        <table:table-row table:style-name="ro12">
          <table:table-cell table:style-name="ce1"/>
          <table:table-cell table:style-name="ce4" table:formula="of:=IF([.$A35]&lt;&gt;&quot;&quot;;MAX([.$B$1:.$B34])+1;&quot;&quot;)">
            <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内容</text:p>
          </table:table-cell>
          <table:table-cell table:style-name="ce7" office:value-type="string" calcext:value-type="string">
            <text:p>1. アドオン「UI Text Overrider」を導入する</text:p>
            <text:p>2. MCDで設定を反映する</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46" table:formula="of:=IF([.K35]=&quot;&quot;;&quot;?&quot;;IF([.M35]=&quot;&quot;;&quot;新規&quot;;IF([.K35]=[.M35];&quot;&quot;;&quot;変更あり&quot;)))">
            <text:p/>
          </table:table-cell>
          <table:table-cell table:style-name="ce53"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M35]=&quot;&quot;;&quot;?&quot;;IF([.O35]=&quot;&quot;;&quot;新規&quot;;IF([.M35]=[.O35];&quot;&quot;;&quot;○&quot;)))">
            <text:p/>
          </table:table-cell>
          <table:table-cell table:style-name="ce53"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53" table:number-columns-repeated="2"/>
          <table:table-cell table:style-name="ce62" table:formula="of:=IFERROR(VLOOKUP([.$C35];[$'verify-targets-to-chapters'.$A$1:.$B$999];2;0);IF([.$A35]=&quot;&quot;;&quot;&quot;;&quot;省略&quot;))">
            <text:p/>
          </table:table-cell>
          <table:table-cell table:number-columns-repeated="1006"/>
        </table:table-row>
        <table:table-row table:style-name="ro3">
          <table:table-cell table:style-name="ce1"/>
          <table:table-cell table:style-name="ce4" table:formula="of:=IF([.$A36]&lt;&gt;&quot;&quot;;MAX([.$B$1:.$B35])+1;&quot;&quot;)">
            <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メインウィンドウのアイコン</text:p>
          </table:table-cell>
          <table:table-cell table:style-name="ce15"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46" office:value-type="string" calcext:value-type="string">
            <text:p>-</text:p>
          </table:table-cell>
          <table:table-cell table:style-name="ce46" table:formula="of:=IF([.K36]=&quot;&quot;;&quot;?&quot;;IF([.M36]=&quot;&quot;;&quot;新規&quot;;IF([.K36]=[.M36];&quot;&quot;;&quot;変更あり&quot;)))">
            <text:p/>
          </table:table-cell>
          <table:table-cell table:style-name="ce53" office:value-type="string" calcext:value-type="string">
            <text:p>-</text:p>
          </table:table-cell>
          <table:table-cell table:style-name="ce7" table:formula="of:=IF([.M36]=&quot;&quot;;&quot;?&quot;;IF([.O36]=&quot;&quot;;&quot;新規&quot;;IF([.M36]=[.O36];&quot;&quot;;&quot;○&quot;)))">
            <text:p/>
          </table:table-cell>
          <table:table-cell table:style-name="ce53" office:value-type="string" calcext:value-type="string">
            <text:p>-</text:p>
          </table:table-cell>
          <table:table-cell table:style-name="ce53" table:number-columns-repeated="2"/>
          <table:table-cell table:style-name="ce62" table:formula="of:=IFERROR(VLOOKUP([.$C36];[$'verify-targets-to-chapters'.$A$1:.$B$999];2;0);IF([.$A36]=&quot;&quot;;&quot;&quot;;&quot;省略&quot;))">
            <text:p/>
          </table:table-cell>
          <table:table-cell table:number-columns-repeated="1006"/>
        </table:table-row>
        <table:table-row table:style-name="ro6">
          <table:table-cell table:style-name="ce1"/>
          <table:table-cell table:style-name="ce4" table:formula="of:=IF([.$A37]&lt;&gt;&quot;&quot;;MAX([.$B$1:.$B36])+1;&quot;&quot;)">
            <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46" office:value-type="string" calcext:value-type="string">
            <text:p>-</text:p>
          </table:table-cell>
          <table:table-cell table:style-name="ce46" table:formula="of:=IF([.K37]=&quot;&quot;;&quot;?&quot;;IF([.M37]=&quot;&quot;;&quot;新規&quot;;IF([.K37]=[.M37];&quot;&quot;;&quot;変更あり&quot;)))">
            <text:p/>
          </table:table-cell>
          <table:table-cell table:style-name="ce53" office:value-type="string" calcext:value-type="string">
            <text:p>-</text:p>
          </table:table-cell>
          <table:table-cell table:style-name="ce7" table:formula="of:=IF([.M37]=&quot;&quot;;&quot;?&quot;;IF([.O37]=&quot;&quot;;&quot;新規&quot;;IF([.M37]=[.O37];&quot;&quot;;&quot;○&quot;)))">
            <text:p/>
          </table:table-cell>
          <table:table-cell table:style-name="ce53" office:value-type="string" calcext:value-type="string">
            <text:p>-</text:p>
          </table:table-cell>
          <table:table-cell table:style-name="ce53" table:number-columns-repeated="2"/>
          <table:table-cell table:style-name="ce62" table:formula="of:=IFERROR(VLOOKUP([.$C37];[$'verify-targets-to-chapters'.$A$1:.$B$999];2;0);IF([.$A37]=&quot;&quot;;&quot;&quot;;&quot;省略&quot;))">
            <text:p/>
          </table:table-cell>
          <table:table-cell table:number-columns-repeated="1006"/>
        </table:table-row>
        <table:table-row table:style-name="ro4">
          <table:table-cell table:style-name="ce1"/>
          <table:table-cell table:style-name="ce4" table:formula="of:=IF([.$A38]&lt;&gt;&quot;&quot;;MAX([.$B$1:.$B37])+1;&quot;&quot;)">
            <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5" office:value-type="string" calcext:value-type="string" table:number-columns-spanned="1" table:number-rows-spanned="2">
            <text:p>特定用途専用アプリケーションとしての利用</text:p>
          </table:table-cell>
          <table:table-cell table:style-name="ce15" office:value-type="string" calcext:value-type="string" table:number-columns-spanned="1" table:number-rows-spanned="2">
            <text:p>プロファイルの位置</text:p>
          </table:table-cell>
          <table:table-cell table:style-name="ce15"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46" office:value-type="string" calcext:value-type="string">
            <text:p>-</text:p>
          </table:table-cell>
          <table:table-cell table:style-name="ce46" table:formula="of:=IF([.K38]=&quot;&quot;;&quot;?&quot;;IF([.M38]=&quot;&quot;;&quot;新規&quot;;IF([.K38]=[.M38];&quot;&quot;;&quot;変更あり&quot;)))">
            <text:p/>
          </table:table-cell>
          <table:table-cell table:style-name="ce53" office:value-type="string" calcext:value-type="string">
            <text:p>-</text:p>
          </table:table-cell>
          <table:table-cell table:style-name="ce7" table:formula="of:=IF([.M38]=&quot;&quot;;&quot;?&quot;;IF([.O38]=&quot;&quot;;&quot;新規&quot;;IF([.M38]=[.O38];&quot;&quot;;&quot;○&quot;)))">
            <text:p/>
          </table:table-cell>
          <table:table-cell table:style-name="ce53" office:value-type="string" calcext:value-type="string">
            <text:p>-</text:p>
          </table:table-cell>
          <table:table-cell table:style-name="ce53" table:number-columns-repeated="2"/>
          <table:table-cell table:style-name="ce62" table:formula="of:=IFERROR(VLOOKUP([.$C38];[$'verify-targets-to-chapters'.$A$1:.$B$999];2;0);IF([.$A38]=&quot;&quot;;&quot;&quot;;&quot;省略&quot;))">
            <text:p/>
          </table:table-cell>
          <table:table-cell table:number-columns-repeated="1006"/>
        </table:table-row>
        <table:table-row table:style-name="ro13">
          <table:table-cell table:style-name="ce1"/>
          <table:table-cell table:style-name="ce4" table:formula="of:=IF([.$A39]&lt;&gt;&quot;&quot;;MAX([.$B$1:.$B38])+1;&quot;&quot;)">
            <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46" table:formula="of:=IF([.K39]=&quot;&quot;;&quot;?&quot;;IF([.M39]=&quot;&quot;;&quot;新規&quot;;IF([.K39]=[.M39];&quot;&quot;;&quot;変更あり&quot;)))">
            <text:p/>
          </table:table-cell>
          <table:table-cell table:style-name="ce53"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M39]=&quot;&quot;;&quot;?&quot;;IF([.O39]=&quot;&quot;;&quot;新規&quot;;IF([.M39]=[.O39];&quot;&quot;;&quot;○&quot;)))">
            <text:p/>
          </table:table-cell>
          <table:table-cell table:style-name="ce53"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53" table:number-columns-repeated="2"/>
          <table:table-cell table:style-name="ce62" table:formula="of:=IFERROR(VLOOKUP([.$C39];[$'verify-targets-to-chapters'.$A$1:.$B$999];2;0);IF([.$A39]=&quot;&quot;;&quot;&quot;;&quot;省略&quot;))">
            <text:p/>
          </table:table-cell>
          <table:table-cell table:number-columns-repeated="1006"/>
        </table:table-row>
        <table:table-row table:style-name="ro3">
          <table:table-cell table:style-name="ce1"/>
          <table:table-cell table:style-name="ce4" table:formula="of:=IF([.$A40]&lt;&gt;&quot;&quot;;MAX([.$B$1:.$B39])+1;&quot;&quot;)">
            <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7" office:value-type="string" calcext:value-type="string" table:number-columns-spanned="1" table:number-rows-spanned="3">
            <text:p>ブランディング</text:p>
          </table:table-cell>
          <table:table-cell table:style-name="ce17" office:value-type="string" calcext:value-type="string" table:number-columns-spanned="1" table:number-rows-spanned="3">
            <text:p>ノーブランド化</text:p>
          </table:table-cell>
          <table:table-cell table:style-name="ce17"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7" office:value-type="string" calcext:value-type="string">
            <text:p>-</text:p>
          </table:table-cell>
          <table:table-cell table:style-name="ce46" table:formula="of:=IF([.K40]=&quot;&quot;;&quot;?&quot;;IF([.M40]=&quot;&quot;;&quot;新規&quot;;IF([.K40]=[.M40];&quot;&quot;;&quot;変更あり&quot;)))">
            <text:p/>
          </table:table-cell>
          <table:table-cell table:style-name="ce53" office:value-type="string" calcext:value-type="string">
            <text:p>-</text:p>
          </table:table-cell>
          <table:table-cell table:style-name="ce7" table:formula="of:=IF([.M40]=&quot;&quot;;&quot;?&quot;;IF([.O40]=&quot;&quot;;&quot;新規&quot;;IF([.M40]=[.O40];&quot;&quot;;&quot;○&quot;)))">
            <text:p/>
          </table:table-cell>
          <table:table-cell table:style-name="ce53" office:value-type="string" calcext:value-type="string">
            <text:p>-</text:p>
          </table:table-cell>
          <table:table-cell table:style-name="ce53" table:number-columns-repeated="2"/>
          <table:table-cell table:style-name="ce62" table:formula="of:=IFERROR(VLOOKUP([.$C40];[$'verify-targets-to-chapters'.$A$1:.$B$999];2;0);IF([.$A40]=&quot;&quot;;&quot;&quot;;&quot;省略&quot;))">
            <text:p/>
          </table:table-cell>
          <table:table-cell table:number-columns-repeated="1006"/>
        </table:table-row>
        <table:table-row table:style-name="ro7">
          <table:table-cell table:style-name="ce1"/>
          <table:table-cell table:style-name="ce4" table:formula="of:=IF([.$A41]&lt;&gt;&quot;&quot;;MAX([.$B$1:.$B40])+1;&quot;&quot;)">
            <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7" office:value-type="string" calcext:value-type="string">
            <text:p>長いブランド名、短いブランド名を指定</text:p>
          </table:table-cell>
          <table:table-cell table:style-name="ce46" table:formula="of:=IF([.K41]=&quot;&quot;;&quot;?&quot;;IF([.M41]=&quot;&quot;;&quot;新規&quot;;IF([.K41]=[.M41];&quot;&quot;;&quot;変更あり&quot;)))">
            <text:p/>
          </table:table-cell>
          <table:table-cell table:style-name="ce53" office:value-type="string" calcext:value-type="string">
            <text:p>長いブランド名、短いブランド名を指定</text:p>
          </table:table-cell>
          <table:table-cell table:style-name="ce7" table:formula="of:=IF([.M41]=&quot;&quot;;&quot;?&quot;;IF([.O41]=&quot;&quot;;&quot;新規&quot;;IF([.M41]=[.O41];&quot;&quot;;&quot;○&quot;)))">
            <text:p/>
          </table:table-cell>
          <table:table-cell table:style-name="ce53" office:value-type="string" calcext:value-type="string">
            <text:p>長いブランド名、短いブランド名を指定</text:p>
          </table:table-cell>
          <table:table-cell table:style-name="ce53" table:number-columns-repeated="2"/>
          <table:table-cell table:style-name="ce62" table:formula="of:=IFERROR(VLOOKUP([.$C41];[$'verify-targets-to-chapters'.$A$1:.$B$999];2;0);IF([.$A41]=&quot;&quot;;&quot;&quot;;&quot;省略&quot;))">
            <text:p/>
          </table:table-cell>
          <table:table-cell table:number-columns-repeated="1006"/>
        </table:table-row>
        <table:table-row table:style-name="ro5">
          <table:table-cell table:style-name="ce1"/>
          <table:table-cell table:style-name="ce4" table:formula="of:=IF([.$A42]&lt;&gt;&quot;&quot;;MAX([.$B$1:.$B41])+1;&quot;&quot;)">
            <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7" office:value-type="string" calcext:value-type="string">
            <text:p>長いブランド名、短いブランド名を指定</text:p>
          </table:table-cell>
          <table:table-cell table:style-name="ce46" table:formula="of:=IF([.K42]=&quot;&quot;;&quot;?&quot;;IF([.M42]=&quot;&quot;;&quot;新規&quot;;IF([.K42]=[.M42];&quot;&quot;;&quot;変更あり&quot;)))">
            <text:p/>
          </table:table-cell>
          <table:table-cell table:style-name="ce53" office:value-type="string" calcext:value-type="string">
            <text:p>長いブランド名、短いブランド名を指定</text:p>
          </table:table-cell>
          <table:table-cell table:style-name="ce7" table:formula="of:=IF([.M42]=&quot;&quot;;&quot;?&quot;;IF([.O42]=&quot;&quot;;&quot;新規&quot;;IF([.M42]=[.O42];&quot;&quot;;&quot;○&quot;)))">
            <text:p/>
          </table:table-cell>
          <table:table-cell table:style-name="ce53" office:value-type="string" calcext:value-type="string">
            <text:p>長いブランド名、短いブランド名を指定</text:p>
          </table:table-cell>
          <table:table-cell table:style-name="ce53" table:number-columns-repeated="2"/>
          <table:table-cell table:style-name="ce62" table:formula="of:=IFERROR(VLOOKUP([.$C42];[$'verify-targets-to-chapters'.$A$1:.$B$999];2;0);IF([.$A42]=&quot;&quot;;&quot;&quot;;&quot;省略&quot;))">
            <text:p/>
          </table:table-cell>
          <table:table-cell table:number-columns-repeated="1006"/>
        </table:table-row>
        <table:table-row table:style-name="ro14">
          <table:table-cell table:style-name="ce1"/>
          <table:table-cell table:style-name="ce4" table:formula="of:=IF([.$A43]&lt;&gt;&quot;&quot;;MAX([.$B$1:.$B42])+1;&quot;&quot;)">
            <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7" office:value-type="string" calcext:value-type="string" table:number-columns-spanned="1" table:number-rows-spanned="3">
            <text:p>管理者による設定</text:p>
          </table:table-cell>
          <table:table-cell table:style-name="ce17" office:value-type="string" calcext:value-type="string" table:number-columns-spanned="1" table:number-rows-spanned="3">
            <text:p>管理者による設定の制御</text:p>
          </table:table-cell>
          <table:table-cell table:style-name="ce17"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46" table:formula="of:=IF([.K43]=&quot;&quot;;&quot;?&quot;;IF([.M43]=&quot;&quot;;&quot;新規&quot;;IF([.K43]=[.M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M43]=&quot;&quot;;&quot;?&quot;;IF([.O43]=&quot;&quot;;&quot;新規&quot;;IF([.M43]=[.O43];&quot;&quot;;&quot;○&quot;)))">
            <text:p/>
          </table:table-cell>
          <table:table-cell table:style-name="ce53"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3" office:value-type="string" calcext:value-type="string">
            <text:p>変更無し</text:p>
          </table:table-cell>
          <table:table-cell table:style-name="ce53"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62" table:formula="of:=IFERROR(VLOOKUP([.$C43];[$'verify-targets-to-chapters'.$A$1:.$B$999];2;0);IF([.$A43]=&quot;&quot;;&quot;&quot;;&quot;省略&quot;))">
            <text:p/>
          </table:table-cell>
          <table:table-cell table:number-columns-repeated="1006"/>
        </table:table-row>
        <table:table-row table:style-name="ro15">
          <table:table-cell table:style-name="ce1"/>
          <table:table-cell table:style-name="ce4" table:formula="of:=IF([.$A44]&lt;&gt;&quot;&quot;;MAX([.$B$1:.$B43])+1;&quot;&quot;)">
            <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46" table:formula="of:=IF([.K44]=&quot;&quot;;&quot;?&quot;;IF([.M44]=&quot;&quot;;&quot;新規&quot;;IF([.K44]=[.M44];&quot;&quot;;&quot;変更あり&quot;)))">
            <text:p/>
          </table:table-cell>
          <table:table-cell table:style-name="ce53"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M44]=&quot;&quot;;&quot;?&quot;;IF([.O44]=&quot;&quot;;&quot;新規&quot;;IF([.M44]=[.O44];&quot;&quot;;&quot;○&quot;)))">
            <text:p/>
          </table:table-cell>
          <table:table-cell table:style-name="ce53"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53" office:value-type="string" calcext:value-type="string">
            <text:p>変更無し</text:p>
          </table:table-cell>
          <table:table-cell table:style-name="ce53"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62" table:formula="of:=IFERROR(VLOOKUP([.$C44];[$'verify-targets-to-chapters'.$A$1:.$B$999];2;0);IF([.$A44]=&quot;&quot;;&quot;&quot;;&quot;省略&quot;))">
            <text:p/>
          </table:table-cell>
          <table:table-cell table:number-columns-repeated="1006"/>
        </table:table-row>
        <table:table-row table:style-name="ro4">
          <table:table-cell table:style-name="ce1"/>
          <table:table-cell table:style-name="ce4" table:formula="of:=IF([.$A45]&lt;&gt;&quot;&quot;;MAX([.$B$1:.$B44])+1;&quot;&quot;)">
            <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6"/>
          <table:table-cell table:style-name="ce7" office:value-type="string" calcext:value-type="string">
            <text:p>設定しない（既定）</text:p>
          </table:table-cell>
          <table:table-cell table:style-name="ce7" office:value-type="string" calcext:value-type="string">
            <text:p>-</text:p>
          </table:table-cell>
          <table:table-cell table:style-name="ce8" office:value-type="string" calcext:value-type="string">
            <text:p>-</text:p>
          </table:table-cell>
          <table:table-cell table:style-name="ce46" table:formula="of:=IF([.K45]=&quot;&quot;;&quot;?&quot;;IF([.M45]=&quot;&quot;;&quot;新規&quot;;IF([.K45]=[.M45];&quot;&quot;;&quot;変更あり&quot;)))">
            <text:p/>
          </table:table-cell>
          <table:table-cell table:style-name="ce8" office:value-type="string" calcext:value-type="string">
            <text:p>-</text:p>
          </table:table-cell>
          <table:table-cell table:style-name="ce7" table:formula="of:=IF([.M45]=&quot;&quot;;&quot;?&quot;;IF([.O45]=&quot;&quot;;&quot;新規&quot;;IF([.M45]=[.O45];&quot;&quot;;&quot;○&quot;)))">
            <text:p/>
          </table:table-cell>
          <table:table-cell table:style-name="ce53" office:value-type="string" calcext:value-type="string">
            <text:p>-</text:p>
          </table:table-cell>
          <table:table-cell table:style-name="ce53" office:value-type="string" calcext:value-type="string">
            <text:p>変更無し</text:p>
          </table:table-cell>
          <table:table-cell table:style-name="ce53" office:value-type="string" calcext:value-type="string">
            <text:p>-</text:p>
          </table:table-cell>
          <table:table-cell table:style-name="ce62" table:formula="of:=IFERROR(VLOOKUP([.$C45];[$'verify-targets-to-chapters'.$A$1:.$B$999];2;0);IF([.$A45]=&quot;&quot;;&quot;&quot;;&quot;省略&quot;))">
            <text:p/>
          </table:table-cell>
          <table:table-cell table:number-columns-repeated="1006"/>
        </table:table-row>
        <table:table-row table:style-name="ro7">
          <table:table-cell table:style-name="ce1"/>
          <table:table-cell table:style-name="ce4" table:formula="of:=IF([.$A46]&lt;&gt;&quot;&quot;;MAX([.$B$1:.$B45])+1;&quot;&quot;)">
            <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初回起動時のアドオン導入警告の可否</text:p>
          </table:table-cell>
          <table:table-cell table:style-name="ce15"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extensions.autoDisableScopes", 15);</text:p>
          </table:table-cell>
          <table:table-cell table:style-name="ce46" table:formula="of:=IF([.K46]=&quot;&quot;;&quot;?&quot;;IF([.M46]=&quot;&quot;;&quot;新規&quot;;IF([.K46]=[.M46];&quot;&quot;;&quot;変更あり&quot;)))">
            <text:p/>
          </table:table-cell>
          <table:table-cell table:style-name="ce8" office:value-type="string" calcext:value-type="string">
            <text:p>lockPref("extensions.autoDisableScopes", 15);</text:p>
          </table:table-cell>
          <table:table-cell table:style-name="ce7" table:formula="of:=IF([.M46]=&quot;&quot;;&quot;?&quot;;IF([.O46]=&quot;&quot;;&quot;新規&quot;;IF([.M46]=[.O46];&quot;&quot;;&quot;○&quot;)))">
            <text:p/>
          </table:table-cell>
          <table:table-cell table:style-name="ce53" office:value-type="string" calcext:value-type="string">
            <text:p>lockPref("extensions.autoDisableScopes", 15);</text:p>
          </table:table-cell>
          <table:table-cell table:style-name="ce53" office:value-type="string" calcext:value-type="string">
            <text:p>変更無し</text:p>
          </table:table-cell>
          <table:table-cell table:style-name="ce53" office:value-type="string" calcext:value-type="string">
            <text:p>lockPref("extensions.autoDisableScopes", 15);</text:p>
          </table:table-cell>
          <table:table-cell table:style-name="ce62" table:formula="of:=IFERROR(VLOOKUP([.$C46];[$'verify-targets-to-chapters'.$A$1:.$B$999];2;0);IF([.$A46]=&quot;&quot;;&quot;&quot;;&quot;省略&quot;))">
            <text:p/>
          </table:table-cell>
          <table:table-cell table:number-columns-repeated="1006"/>
        </table:table-row>
        <table:table-row table:style-name="ro7">
          <table:table-cell table:style-name="ce1"/>
          <table:table-cell table:style-name="ce4" table:formula="of:=IF([.$A47]&lt;&gt;&quot;&quot;;MAX([.$B$1:.$B46])+1;&quot;&quot;)">
            <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extensions.autoDisableScopes", 11);</text:p>
          </table:table-cell>
          <table:table-cell table:style-name="ce46" table:formula="of:=IF([.K47]=&quot;&quot;;&quot;?&quot;;IF([.M47]=&quot;&quot;;&quot;新規&quot;;IF([.K47]=[.M47];&quot;&quot;;&quot;変更あり&quot;)))">
            <text:p/>
          </table:table-cell>
          <table:table-cell table:style-name="ce8" office:value-type="string" calcext:value-type="string">
            <text:p>lockPref("extensions.autoDisableScopes", 11);</text:p>
          </table:table-cell>
          <table:table-cell table:style-name="ce7" table:formula="of:=IF([.M47]=&quot;&quot;;&quot;?&quot;;IF([.O47]=&quot;&quot;;&quot;新規&quot;;IF([.M47]=[.O47];&quot;&quot;;&quot;○&quot;)))">
            <text:p/>
          </table:table-cell>
          <table:table-cell table:style-name="ce53" office:value-type="string" calcext:value-type="string">
            <text:p>lockPref("extensions.autoDisableScopes", 11);</text:p>
          </table:table-cell>
          <table:table-cell table:style-name="ce53" office:value-type="string" calcext:value-type="string">
            <text:p>変更無し</text:p>
          </table:table-cell>
          <table:table-cell table:style-name="ce53" office:value-type="string" calcext:value-type="string">
            <text:p>lockPref("extensions.autoDisableScopes", 11);</text:p>
          </table:table-cell>
          <table:table-cell table:style-name="ce62" table:formula="of:=IFERROR(VLOOKUP([.$C47];[$'verify-targets-to-chapters'.$A$1:.$B$999];2;0);IF([.$A47]=&quot;&quot;;&quot;&quot;;&quot;省略&quot;))">
            <text:p/>
          </table:table-cell>
          <table:table-cell table:number-columns-repeated="1006"/>
        </table:table-row>
        <table:table-row table:style-name="ro7">
          <table:table-cell table:style-name="ce1"/>
          <table:table-cell table:style-name="ce4" table:formula="of:=IF([.$A48]&lt;&gt;&quot;&quot;;MAX([.$B$1:.$B47])+1;&quot;&quot;)">
            <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5" office:value-type="string" calcext:value-type="string" table:number-columns-spanned="1" table:number-rows-spanned="2">
            <text:p>管理者によるアドオン導入</text:p>
          </table:table-cell>
          <table:table-cell table:style-name="ce15" office:value-type="string" calcext:value-type="string" table:number-columns-spanned="1" table:number-rows-spanned="2">
            <text:p>Firefoxバージョンアップ時のアドオン更新確認の可否</text:p>
          </table:table-cell>
          <table:table-cell table:style-name="ce15"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8" office:value-type="string" calcext:value-type="string">
            <text:p>lockPref("extensions.shownSelectionUI", false);</text:p>
            <text:p><text:span text:style-name="T5">lockPref("extensions.showMismatchUI", true);</text:span></text:p>
          </table:table-cell>
          <table:table-cell table:style-name="ce46" table:formula="of:=IF([.K48]=&quot;&quot;;&quot;?&quot;;IF([.M48]=&quot;&quot;;&quot;新規&quot;;IF([.K48]=[.M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M48]=&quot;&quot;;&quot;?&quot;;IF([.O48]=&quot;&quot;;&quot;新規&quot;;IF([.M48]=[.O48];&quot;&quot;;&quot;○&quot;)))" office:value-type="string" office:string-value="○" calcext:value-type="string">
            <text:p>○</text:p>
          </table:table-cell>
          <table:table-cell table:style-name="ce53" office:value-type="string" calcext:value-type="string">
            <text:p>lockPref("extensions.shownSelectionUI", false);</text:p>
          </table:table-cell>
          <table:table-cell table:style-name="ce53" office:value-type="string" calcext:value-type="string">
            <text:p>変更無し</text:p>
          </table:table-cell>
          <table:table-cell table:style-name="ce53" office:value-type="string" calcext:value-type="string">
            <text:p>lockPref("extensions.shownSelectionUI", false);</text:p>
          </table:table-cell>
          <table:table-cell table:style-name="ce62" table:formula="of:=IFERROR(VLOOKUP([.$C48];[$'verify-targets-to-chapters'.$A$1:.$B$999];2;0);IF([.$A48]=&quot;&quot;;&quot;&quot;;&quot;省略&quot;))">
            <text:p/>
          </table:table-cell>
          <table:table-cell table:number-columns-repeated="1006"/>
        </table:table-row>
        <table:table-row table:style-name="ro7">
          <table:table-cell table:style-name="ce1"/>
          <table:table-cell table:style-name="ce4" table:formula="of:=IF([.$A49]&lt;&gt;&quot;&quot;;MAX([.$B$1:.$B48])+1;&quot;&quot;)">
            <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8" office:value-type="string" calcext:value-type="string">
            <text:p>lockPref("extensions.shownSelectionUI", true);</text:p>
            <text:p>lockPref("extensions.showMismatchUI", false);</text:p>
          </table:table-cell>
          <table:table-cell table:style-name="ce46" table:formula="of:=IF([.K49]=&quot;&quot;;&quot;?&quot;;IF([.M49]=&quot;&quot;;&quot;新規&quot;;IF([.K49]=[.M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M49]=&quot;&quot;;&quot;?&quot;;IF([.O49]=&quot;&quot;;&quot;新規&quot;;IF([.M49]=[.O49];&quot;&quot;;&quot;○&quot;)))" office:value-type="string" office:string-value="○" calcext:value-type="string">
            <text:p>○</text:p>
          </table:table-cell>
          <table:table-cell table:style-name="ce53" office:value-type="string" calcext:value-type="string">
            <text:p>lockPref("extensions.shownSelectionUI", true);</text:p>
          </table:table-cell>
          <table:table-cell table:style-name="ce53" office:value-type="string" calcext:value-type="string">
            <text:p>変更無し</text:p>
          </table:table-cell>
          <table:table-cell table:style-name="ce53" office:value-type="string" calcext:value-type="string">
            <text:p>lockPref("extensions.shownSelectionUI", true);</text:p>
          </table:table-cell>
          <table:table-cell table:style-name="ce62" table:formula="of:=IFERROR(VLOOKUP([.$C49];[$'verify-targets-to-chapters'.$A$1:.$B$999];2;0);IF([.$A49]=&quot;&quot;;&quot;&quot;;&quot;省略&quot;))">
            <text:p/>
          </table:table-cell>
          <table:table-cell table:number-columns-repeated="1006"/>
        </table:table-row>
        <table:table-row table:style-name="ro16">
          <table:table-cell table:style-name="ce1"/>
          <table:table-cell table:style-name="ce4" table:formula="of:=IF([.$A50]&lt;&gt;&quot;&quot;;MAX([.$B$1:.$B49])+1;&quot;&quot;)">
            <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8" office:value-type="string" calcext:value-type="string" table:number-columns-spanned="1" table:number-rows-spanned="2">
            <text:p>管理者によるアドオン導入</text:p>
          </table:table-cell>
          <table:table-cell table:style-name="ce18" office:value-type="string" calcext:value-type="string" table:number-columns-spanned="1" table:number-rows-spanned="2">
            <text:p>Mozillaにより署名されていないアドオンのインストールパッケージの使用の可否</text:p>
          </table:table-cell>
          <table:table-cell table:style-name="ce18"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xpinstall.signatures.required", false);</text:p>
          </table:table-cell>
          <table:table-cell table:style-name="ce46" table:formula="of:=IF([.K50]=&quot;&quot;;&quot;?&quot;;IF([.M50]=&quot;&quot;;&quot;新規&quot;;IF([.K50]=[.M50];&quot;&quot;;&quot;変更あり&quot;)))">
            <text:p/>
          </table:table-cell>
          <table:table-cell table:style-name="ce8" office:value-type="string" calcext:value-type="string">
            <text:p>lockPref("xpinstall.signatures.required", false);</text:p>
          </table:table-cell>
          <table:table-cell table:style-name="ce7" table:formula="of:=IF([.M50]=&quot;&quot;;&quot;?&quot;;IF([.O50]=&quot;&quot;;&quot;新規&quot;;IF([.M50]=[.O50];&quot;&quot;;&quot;○&quot;)))" office:value-type="string" office:string-value="新規" calcext:value-type="string">
            <text:p>新規</text:p>
          </table:table-cell>
          <table:table-cell table:style-name="ce53" table:number-columns-repeated="3"/>
          <table:table-cell table:style-name="ce62" table:formula="of:=IFERROR(VLOOKUP([.$C50];[$'verify-targets-to-chapters'.$A$1:.$B$999];2;0);IF([.$A50]=&quot;&quot;;&quot;&quot;;&quot;省略&quot;))">
            <text:p/>
          </table:table-cell>
          <table:table-cell table:number-columns-repeated="1006"/>
        </table:table-row>
        <table:table-row table:style-name="ro17">
          <table:table-cell table:style-name="ce1"/>
          <table:table-cell table:style-name="ce4" table:formula="of:=IF([.$A51]&lt;&gt;&quot;&quot;;MAX([.$B$1:.$B50])+1;&quot;&quot;)">
            <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9"/>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8" office:value-type="string" calcext:value-type="string">
            <text:p>lockPref("xpinstall.signatures.required", true);</text:p>
          </table:table-cell>
          <table:table-cell table:style-name="ce46" table:formula="of:=IF([.K51]=&quot;&quot;;&quot;?&quot;;IF([.M51]=&quot;&quot;;&quot;新規&quot;;IF([.K51]=[.M51];&quot;&quot;;&quot;変更あり&quot;)))">
            <text:p/>
          </table:table-cell>
          <table:table-cell table:style-name="ce8" office:value-type="string" calcext:value-type="string">
            <text:p>lockPref("xpinstall.signatures.required", true);</text:p>
          </table:table-cell>
          <table:table-cell table:style-name="ce7" table:formula="of:=IF([.M51]=&quot;&quot;;&quot;?&quot;;IF([.O51]=&quot;&quot;;&quot;新規&quot;;IF([.M51]=[.O51];&quot;&quot;;&quot;○&quot;)))" office:value-type="string" office:string-value="新規" calcext:value-type="string">
            <text:p>新規</text:p>
          </table:table-cell>
          <table:table-cell table:style-name="ce53" table:number-columns-repeated="3"/>
          <table:table-cell table:style-name="ce62" table:formula="of:=IFERROR(VLOOKUP([.$C51];[$'verify-targets-to-chapters'.$A$1:.$B$999];2;0);IF([.$A51]=&quot;&quot;;&quot;&quot;;&quot;省略&quot;))">
            <text:p/>
          </table:table-cell>
          <table:table-cell table:number-columns-repeated="1006"/>
        </table:table-row>
        <table:table-row table:style-name="ro18">
          <table:table-cell table:style-name="ce1"/>
          <table:table-cell table:style-name="ce4" table:formula="of:=IF([.$A52]&lt;&gt;&quot;&quot;;MAX([.$B$1:.$B51])+1;&quot;&quot;)">
            <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独自のルート証明書をあらかじめ導入しておく</text:p>
          </table:table-cell>
          <table:table-cell table:style-name="ce15" office:value-type="string" calcext:value-type="string" table:number-columns-spanned="1" table:number-rows-spanned="2">
            <text:p>-</text:p>
          </table:table-cell>
          <table:table-cell table:style-name="ce7" office:value-type="string" calcext:value-type="string">
            <text:p>導入する</text:p>
          </table:table-cell>
          <table:table-cell table:style-name="ce7" office:value-type="string" calcext:value-type="string">
            <text:p>1. アドオン「Cert Importer」を導入する</text:p>
            <text:p>2. アドオン「Auto Confirm」を導入する</text:p>
            <text:p>3. MCDで設定を反映する</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text:p>
            <text:p>"[\"check;id:trustSSL\",\"check;id:trustEmail\",\"check;id:trustObjSign\",\"accept\"]");</text:p>
            <text:p/>
            <text:p>  // 英語環境用の設定</text:p>
            <text:p>  var baseEn = base + "-en";</text:p>
            <text:p>  lockPref(baseEn + ".url", "chrome://pippki/content/downloadcert.xul");</text:p>
            <text:p>  lockPref(baseEn + ".text", "Do you want to trust “" + aCertName + "” for the following purposes?");</text:p>
            <text:p>  lockPref(baseEn + ".actions", </text:p>
            <text:p>"[\"check;id:trustSSL\",\"check;id:trustEmail\",\"check;id:trustObjSign\",\"accept\"]");</text:p>
            <text:p>}</text:p>
            <text:p>autoConfirmImport("(証明書の名前)");</text:p>
          </table:table-cell>
          <table:table-cell table:style-name="ce46" table:formula="of:=IF([.K52]=&quot;&quot;;&quot;?&quot;;IF([.M52]=&quot;&quot;;&quot;新規&quot;;IF([.K52]=[.M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M52]=&quot;&quot;;&quot;?&quot;;IF([.O52]=&quot;&quot;;&quot;新規&quot;;IF([.M52]=[.O52];&quot;&quot;;&quot;○&quot;)))" office:value-type="string" office:string-value="○" calcext:value-type="string">
            <text:p>○</text:p>
          </table:table-cell>
          <table:table-cell table:style-name="ce53" office:value-type="string" calcext:value-type="string">
            <text:p>lockPref("extensions.certimporter.importAs.*", 0);</text:p>
            <text:p>lockPref("extensions.certimporter.importAs.（ファイル名）", 1);</text:p>
          </table:table-cell>
          <table:table-cell table:style-name="ce53" office:value-type="string" calcext:value-type="string">
            <text:p>変更無し</text:p>
          </table:table-cell>
          <table:table-cell table:style-name="ce53" office:value-type="string" calcext:value-type="string">
            <text:p>lockPref("extensions.certimporter.importAs.*", 0);</text:p>
            <text:p>lockPref("extensions.certimporter.importAs.（ファイル名）", 1);</text:p>
          </table:table-cell>
          <table:table-cell table:style-name="ce62" table:formula="of:=IFERROR(VLOOKUP([.$C52];[$'verify-targets-to-chapters'.$A$1:.$B$999];2;0);IF([.$A52]=&quot;&quot;;&quot;&quot;;&quot;省略&quot;))">
            <text:p/>
          </table:table-cell>
          <table:table-cell table:number-columns-repeated="1006"/>
        </table:table-row>
        <table:table-row table:style-name="ro4">
          <table:table-cell table:style-name="ce1"/>
          <table:table-cell table:style-name="ce4" table:formula="of:=IF([.$A53]&lt;&gt;&quot;&quot;;MAX([.$B$1:.$B52])+1;&quot;&quot;)">
            <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導入しない（既定）</text:p>
          </table:table-cell>
          <table:table-cell table:style-name="ce7" office:value-type="string" calcext:value-type="string">
            <text:p>-</text:p>
          </table:table-cell>
          <table:table-cell table:style-name="ce46" office:value-type="string" calcext:value-type="string">
            <text:p>-</text:p>
          </table:table-cell>
          <table:table-cell table:style-name="ce46" table:formula="of:=IF([.K53]=&quot;&quot;;&quot;?&quot;;IF([.M53]=&quot;&quot;;&quot;新規&quot;;IF([.K53]=[.M53];&quot;&quot;;&quot;変更あり&quot;)))">
            <text:p/>
          </table:table-cell>
          <table:table-cell table:style-name="ce8" office:value-type="string" calcext:value-type="string">
            <text:p>-</text:p>
          </table:table-cell>
          <table:table-cell table:style-name="ce7" table:formula="of:=IF([.M53]=&quot;&quot;;&quot;?&quot;;IF([.O53]=&quot;&quot;;&quot;新規&quot;;IF([.M53]=[.O53];&quot;&quot;;&quot;○&quot;)))">
            <text:p/>
          </table:table-cell>
          <table:table-cell table:style-name="ce53" office:value-type="string" calcext:value-type="string">
            <text:p>-</text:p>
          </table:table-cell>
          <table:table-cell table:style-name="ce53" table:number-columns-repeated="2"/>
          <table:table-cell table:style-name="ce62" table:formula="of:=IFERROR(VLOOKUP([.$C53];[$'verify-targets-to-chapters'.$A$1:.$B$999];2;0);IF([.$A53]=&quot;&quot;;&quot;&quot;;&quot;省略&quot;))">
            <text:p/>
          </table:table-cell>
          <table:table-cell table:number-columns-repeated="1006"/>
        </table:table-row>
        <table:table-row table:style-name="ro5">
          <table:table-cell table:style-name="ce1"/>
          <table:table-cell table:style-name="ce4" table:formula="of:=IF([.$A54]&lt;&gt;&quot;&quot;;MAX([.$B$1:.$B53])+1;&quot;&quot;)">
            <text:p/>
          </table:table-cell>
          <table:table-cell table:style-name="ce4" table:formula="of:=CONCATENATE([.$D54];&quot;-&quot;;[.$E54])"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5" office:value-type="string" calcext:value-type="string" table:number-columns-spanned="1" table:number-rows-spanned="2">
            <text:p>セキュリティ</text:p>
          </table:table-cell>
          <table:table-cell table:style-name="ce15" office:value-type="string" calcext:value-type="string" table:number-columns-spanned="1" table:number-rows-spanned="2">
            <text:p>独自のルート証明書の自動再登録の可否</text:p>
          </table:table-cell>
          <table:table-cell table:style-name="ce15"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7" office:value-type="string" calcext:value-type="string">
            <text:p>1. アドオン「Cert Importer」を導入する</text:p>
            <text:p>2. MCDで設定を反映する</text:p>
          </table:table-cell>
          <table:table-cell table:style-name="ce8" office:value-type="string" calcext:value-type="string">
            <text:p>lockPref("extensions.certimporter.allowRegisterAgain", true);</text:p>
          </table:table-cell>
          <table:table-cell table:style-name="ce46" table:formula="of:=IF([.K54]=&quot;&quot;;&quot;?&quot;;IF([.M54]=&quot;&quot;;&quot;新規&quot;;IF([.K54]=[.M54];&quot;&quot;;&quot;変更あり&quot;)))">
            <text:p/>
          </table:table-cell>
          <table:table-cell table:style-name="ce8" office:value-type="string" calcext:value-type="string">
            <text:p>lockPref("extensions.certimporter.allowRegisterAgain", true);</text:p>
          </table:table-cell>
          <table:table-cell table:style-name="ce7" table:formula="of:=IF([.M54]=&quot;&quot;;&quot;?&quot;;IF([.O54]=&quot;&quot;;&quot;新規&quot;;IF([.M54]=[.O54];&quot;&quot;;&quot;○&quot;)))">
            <text:p/>
          </table:table-cell>
          <table:table-cell table:style-name="ce53" office:value-type="string" calcext:value-type="string">
            <text:p>lockPref("extensions.certimporter.allowRegisterAgain", true);</text:p>
          </table:table-cell>
          <table:table-cell table:style-name="ce53" office:value-type="string" calcext:value-type="string">
            <text:p>変更無し</text:p>
          </table:table-cell>
          <table:table-cell table:style-name="ce53" office:value-type="string" calcext:value-type="string">
            <text:p>lockPref("extensions.certimporter.allowRegisterAgain", true);</text:p>
          </table:table-cell>
          <table:table-cell table:style-name="ce62" table:formula="of:=IFERROR(VLOOKUP([.$C54];[$'verify-targets-to-chapters'.$A$1:.$B$999];2;0);IF([.$A54]=&quot;&quot;;&quot;&quot;;&quot;省略&quot;))">
            <text:p/>
          </table:table-cell>
          <table:table-cell table:number-columns-repeated="1006"/>
        </table:table-row>
        <table:table-row table:style-name="ro5">
          <table:table-cell table:style-name="ce1"/>
          <table:table-cell table:style-name="ce4" table:formula="of:=IF([.$A55]&lt;&gt;&quot;&quot;;MAX([.$B$1:.$B54])+1;&quot;&quot;)">
            <text:p/>
          </table:table-cell>
          <table:table-cell table:style-name="ce4" table:formula="of:=CONCATENATE([.$D55];&quot;-&quot;;[.$E55])"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6"/>
          <table:table-cell table:style-name="ce7" office:value-type="string" calcext:value-type="string">
            <text:p>自動的に再登録しない（既定）</text:p>
          </table:table-cell>
          <table:table-cell table:style-name="ce7" office:value-type="string" calcext:value-type="string">
            <text:p>1. アドオン「Cert Importer」を導入する</text:p>
            <text:p>2. MCDで設定を反映する</text:p>
          </table:table-cell>
          <table:table-cell table:style-name="ce8" office:value-type="string" calcext:value-type="string">
            <text:p>lockPref("extensions.certimporter.allowRegisterAgain", false);</text:p>
          </table:table-cell>
          <table:table-cell table:style-name="ce46" table:formula="of:=IF([.K55]=&quot;&quot;;&quot;?&quot;;IF([.M55]=&quot;&quot;;&quot;新規&quot;;IF([.K55]=[.M55];&quot;&quot;;&quot;変更あり&quot;)))">
            <text:p/>
          </table:table-cell>
          <table:table-cell table:style-name="ce8" office:value-type="string" calcext:value-type="string">
            <text:p>lockPref("extensions.certimporter.allowRegisterAgain", false);</text:p>
          </table:table-cell>
          <table:table-cell table:style-name="ce7" table:formula="of:=IF([.M55]=&quot;&quot;;&quot;?&quot;;IF([.O55]=&quot;&quot;;&quot;新規&quot;;IF([.M55]=[.O55];&quot;&quot;;&quot;○&quot;)))">
            <text:p/>
          </table:table-cell>
          <table:table-cell table:style-name="ce53" office:value-type="string" calcext:value-type="string">
            <text:p>lockPref("extensions.certimporter.allowRegisterAgain", false);</text:p>
          </table:table-cell>
          <table:table-cell table:style-name="ce53" office:value-type="string" calcext:value-type="string">
            <text:p>変更無し</text:p>
          </table:table-cell>
          <table:table-cell table:style-name="ce53" office:value-type="string" calcext:value-type="string">
            <text:p>lockPref("extensions.certimporter.allowRegisterAgain", false);</text:p>
          </table:table-cell>
          <table:table-cell table:style-name="ce62" table:formula="of:=IFERROR(VLOOKUP([.$C55];[$'verify-targets-to-chapters'.$A$1:.$B$999];2;0);IF([.$A55]=&quot;&quot;;&quot;&quot;;&quot;省略&quot;))">
            <text:p/>
          </table:table-cell>
          <table:table-cell table:number-columns-repeated="1006"/>
        </table:table-row>
        <table:table-row table:style-name="ro3">
          <table:table-cell table:style-name="ce1"/>
          <table:table-cell table:style-name="ce4" table:formula="of:=IF([.$A56]&lt;&gt;&quot;&quot;;MAX([.$B$1:.$B55])+1;&quot;&quot;)">
            <text:p/>
          </table:table-cell>
          <table:table-cell table:style-name="ce4" table:formula="of:=CONCATENATE([.$D56];&quot;-&quot;;[.$E56])" office:value-type="string" office:string-value="Security-3-1" calcext:value-type="string">
            <text:p>Security-3-1</text:p>
          </table:table-cell>
          <table:table-cell table:style-name="ce9" office:value-type="string" calcext:value-type="string">
            <text:p>Security-3</text:p>
          </table:table-cell>
          <table:table-cell table:style-name="ce9" office:value-type="float" office:value="1" calcext:value-type="float">
            <text:p>1</text:p>
          </table:table-cell>
          <table:table-cell table:style-name="ce20" office:value-type="string" calcext:value-type="string" table:number-columns-spanned="1" table:number-rows-spanned="5">
            <text:p>セキュリティ</text:p>
          </table:table-cell>
          <table:table-cell table:style-name="ce20" office:value-type="string" calcext:value-type="string" table:number-columns-spanned="1" table:number-rows-spanned="5">
            <text:p>アドオンのインストールの可否</text:p>
          </table:table-cell>
          <table:table-cell table:style-name="ce20" office:value-type="string" calcext:value-type="string" table:number-columns-spanned="1" table:number-rows-spanned="5">
            <text:p>○</text:p>
          </table:table-cell>
          <table:table-cell table:style-name="ce9" office:value-type="string" calcext:value-type="string">
            <text:p>確認の上で許可する（既定）</text:p>
          </table:table-cell>
          <table:table-cell table:style-name="ce9" office:value-type="string" calcext:value-type="string">
            <text:p>-</text:p>
          </table:table-cell>
          <table:table-cell table:style-name="ce10" office:value-type="string" calcext:value-type="string">
            <text:p>-</text:p>
          </table:table-cell>
          <table:table-cell table:style-name="ce12" table:formula="of:=IF([.K56]=&quot;&quot;;&quot;?&quot;;IF([.M56]=&quot;&quot;;&quot;新規&quot;;IF([.K56]=[.M56];&quot;&quot;;&quot;変更あり&quot;)))">
            <text:p/>
          </table:table-cell>
          <table:table-cell table:style-name="ce10" office:value-type="string" calcext:value-type="string">
            <text:p>-</text:p>
          </table:table-cell>
          <table:table-cell table:style-name="ce9" table:formula="of:=IF([.M56]=&quot;&quot;;&quot;?&quot;;IF([.O56]=&quot;&quot;;&quot;新規&quot;;IF([.M56]=[.O56];&quot;&quot;;&quot;○&quot;)))">
            <text:p/>
          </table:table-cell>
          <table:table-cell table:style-name="ce54" office:value-type="string" calcext:value-type="string">
            <text:p>-</text:p>
          </table:table-cell>
          <table:table-cell table:style-name="ce54" table:number-columns-repeated="2"/>
          <table:table-cell table:style-name="ce63" table:formula="of:=IFERROR(VLOOKUP([.$C56];[$'verify-targets-to-chapters'.$A$1:.$B$999];2;0);IF([.$A56]=&quot;&quot;;&quot;&quot;;&quot;省略&quot;))">
            <text:p/>
          </table:table-cell>
          <table:table-cell table:number-columns-repeated="1006"/>
        </table:table-row>
        <table:table-row table:style-name="ro7">
          <table:table-cell table:style-name="ce1"/>
          <table:table-cell table:style-name="ce4" table:formula="of:=IF([.$A57]&lt;&gt;&quot;&quot;;MAX([.$B$1:.$B56])+1;&quot;&quot;)">
            <text:p/>
          </table:table-cell>
          <table:table-cell table:style-name="ce4" table:formula="of:=CONCATENATE([.$D57];&quot;-&quot;;[.$E57])" office:value-type="string" office:string-value="Security-3-2" calcext:value-type="string">
            <text:p>Security-3-2</text:p>
          </table:table-cell>
          <table:table-cell table:style-name="ce9" office:value-type="string" calcext:value-type="string">
            <text:p>Security-3</text:p>
          </table:table-cell>
          <table:table-cell table:style-name="ce9" office:value-type="float" office:value="2" calcext:value-type="float">
            <text:p>2</text:p>
          </table:table-cell>
          <table:covered-table-cell table:number-columns-repeated="3" table:style-name="ce21"/>
          <table:table-cell table:style-name="ce9" office:value-type="string" calcext:value-type="string">
            <text:p>特定サイトのみ常に許可する</text:p>
          </table:table-cell>
          <table:table-cell table:style-name="ce9" office:value-type="string" calcext:value-type="string">
            <text:p>1. アドオン「Permission Auto Registerer」を導入する</text:p>
            <text:p>2. MCDで設定を反映する</text:p>
          </table:table-cell>
          <table:table-cell table:style-name="ce47" office:value-type="string" calcext:value-type="string">
            <text:p>lockPref("extensions.autopermission.sites.example.com", "install=1");</text:p>
            <text:p><text:span text:style-name="T1">clearPref("extensions.autopermission.sites.example.com.lastValue");</text:span></text:p>
          </table:table-cell>
          <table:table-cell table:style-name="ce12" table:formula="of:=IF([.K57]=&quot;&quot;;&quot;?&quot;;IF([.M57]=&quot;&quot;;&quot;新規&quot;;IF([.K57]=[.M57];&quot;&quot;;&quot;変更あり&quot;)))" office:value-type="string" office:string-value="変更あり" calcext:value-type="string">
            <text:p>変更あり</text:p>
          </table:table-cell>
          <table:table-cell table:style-name="ce47" office:value-type="string" calcext:value-type="string">
            <text:p>lockPref("extensions.autopermission.sites.example.com", "install=1");</text:p>
          </table:table-cell>
          <table:table-cell table:style-name="ce9" table:formula="of:=IF([.M57]=&quot;&quot;;&quot;?&quot;;IF([.O57]=&quot;&quot;;&quot;新規&quot;;IF([.M57]=[.O57];&quot;&quot;;&quot;○&quot;)))" office:value-type="string" office:string-value="○" calcext:value-type="string">
            <text:p>○</text:p>
          </table:table-cell>
          <table:table-cell table:style-name="ce54" office:value-type="string" calcext:value-type="string">
            <text:p>-</text:p>
          </table:table-cell>
          <table:table-cell table:style-name="ce54" table:number-columns-repeated="2"/>
          <table:table-cell table:style-name="ce63" table:formula="of:=IFERROR(VLOOKUP([.$C57];[$'verify-targets-to-chapters'.$A$1:.$B$999];2;0);IF([.$A57]=&quot;&quot;;&quot;&quot;;&quot;省略&quot;))">
            <text:p/>
          </table:table-cell>
          <table:table-cell table:number-columns-repeated="1006"/>
        </table:table-row>
        <table:table-row table:style-name="ro19">
          <table:table-cell table:style-name="ce1"/>
          <table:table-cell table:style-name="ce4" table:formula="of:=IF([.$A58]&lt;&gt;&quot;&quot;;MAX([.$B$1:.$B57])+1;&quot;&quot;)">
            <text:p/>
          </table:table-cell>
          <table:table-cell table:style-name="ce4" table:formula="of:=CONCATENATE([.$D58];&quot;-&quot;;[.$E58])" office:value-type="string" office:string-value="Security-3-5" calcext:value-type="string">
            <text:p>Security-3-5</text:p>
          </table:table-cell>
          <table:table-cell table:style-name="ce9" office:value-type="string" calcext:value-type="string">
            <text:p>Security-3</text:p>
          </table:table-cell>
          <table:table-cell table:style-name="ce9" office:value-type="float" office:value="5" calcext:value-type="float">
            <text:p>5</text:p>
          </table:table-cell>
          <table:covered-table-cell table:number-columns-repeated="3" table:style-name="ce21"/>
          <table:table-cell table:style-name="ce9" office:value-type="string" calcext:value-type="string">
            <text:p>特定サイトのみ初期状態で許可する</text:p>
          </table:table-cell>
          <table:table-cell table:style-name="ce9" office:value-type="string" calcext:value-type="string">
            <text:p>1. 「default.permissions」を作成する</text:p>
            <text:p>2. MCDで設定を反映する</text:p>
          </table:table-cell>
          <table:table-cell table:style-name="ce12"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2" table:formula="of:=IF([.K58]=&quot;&quot;;&quot;?&quot;;IF([.M58]=&quot;&quot;;&quot;新規&quot;;IF([.K58]=[.M58];&quot;&quot;;&quot;変更あり&quot;)))">
            <text:p/>
          </table:table-cell>
          <table:table-cell table:style-name="ce12"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9" table:formula="of:=IF([.M58]=&quot;&quot;;&quot;?&quot;;IF([.O58]=&quot;&quot;;&quot;新規&quot;;IF([.M58]=[.O58];&quot;&quot;;&quot;○&quot;)))" office:value-type="string" office:string-value="新規" calcext:value-type="string">
            <text:p>新規</text:p>
          </table:table-cell>
          <table:table-cell table:style-name="ce54" table:number-columns-repeated="3"/>
          <table:table-cell table:style-name="ce63" table:formula="of:=IFERROR(VLOOKUP([.$C58];[$'verify-targets-to-chapters'.$A$1:.$B$999];2;0);IF([.$A58]=&quot;&quot;;&quot;&quot;;&quot;省略&quot;))">
            <text:p/>
          </table:table-cell>
          <table:table-cell table:number-columns-repeated="1006"/>
        </table:table-row>
        <table:table-row table:style-name="ro20">
          <table:table-cell table:style-name="ce1"/>
          <table:table-cell table:style-name="ce4" table:formula="of:=IF([.$A59]&lt;&gt;&quot;&quot;;MAX([.$B$1:.$B58])+1;&quot;&quot;)">
            <text:p/>
          </table:table-cell>
          <table:table-cell table:style-name="ce4" table:formula="of:=CONCATENATE([.$D59];&quot;-&quot;;[.$E59])" office:value-type="string" office:string-value="Security-3-3" calcext:value-type="string">
            <text:p>Security-3-3</text:p>
          </table:table-cell>
          <table:table-cell table:style-name="ce9" office:value-type="string" calcext:value-type="string">
            <text:p>Security-3</text:p>
          </table:table-cell>
          <table:table-cell table:style-name="ce9" office:value-type="float" office:value="3" calcext:value-type="float">
            <text:p>3</text:p>
          </table:table-cell>
          <table:covered-table-cell table:number-columns-repeated="3" table:style-name="ce21"/>
          <table:table-cell table:style-name="ce9" office:value-type="string" calcext:value-type="string">
            <text:p>禁止する</text:p>
          </table:table-cell>
          <table:table-cell table:style-name="ce9" office:value-type="string" calcext:value-type="string">
            <text:p>1. アドオン「Disable Addons」を導入する</text:p>
            <text:p>2. アドオン「Permission Auto Registerer」を導入する</text:p>
            <text:p>3. MCDで設定を反映する</text:p>
          </table:table-cell>
          <table:table-cell table:style-name="ce10"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1">lockPref("extensions.update.enabled", false);</text:span></text:p>
            <text:p><text:span text:style-name="T1">lockPref("xpinstall.enabled", false);</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2" table:formula="of:=IF([.K59]=&quot;&quot;;&quot;?&quot;;IF([.M59]=&quot;&quot;;&quot;新規&quot;;IF([.K59]=[.M59];&quot;&quot;;&quot;変更あり&quot;)))" office:value-type="string" office:string-value="変更あり" calcext:value-type="string">
            <text:p>変更あり</text:p>
          </table:table-cell>
          <table:table-cell table:style-name="ce10"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9" table:formula="of:=IF([.M59]=&quot;&quot;;&quot;?&quot;;IF([.O59]=&quot;&quot;;&quot;新規&quot;;IF([.M59]=[.O59];&quot;&quot;;&quot;○&quot;)))" office:value-type="string" office:string-value="○" calcext:value-type="string">
            <text:p>○</text:p>
          </table:table-cell>
          <table:table-cell table:style-name="ce54"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54" table:number-columns-repeated="2"/>
          <table:table-cell table:style-name="ce63" table:formula="of:=IFERROR(VLOOKUP([.$C59];[$'verify-targets-to-chapters'.$A$1:.$B$999];2;0);IF([.$A59]=&quot;&quot;;&quot;&quot;;&quot;省略&quot;))">
            <text:p/>
          </table:table-cell>
          <table:table-cell table:number-columns-repeated="1006"/>
        </table:table-row>
        <table:table-row table:style-name="ro21">
          <table:table-cell table:style-name="ce1"/>
          <table:table-cell table:style-name="ce4" table:formula="of:=IF([.$A60]&lt;&gt;&quot;&quot;;MAX([.$B$1:.$B59])+1;&quot;&quot;)">
            <text:p/>
          </table:table-cell>
          <table:table-cell table:style-name="ce4" table:formula="of:=CONCATENATE([.$D60];&quot;-&quot;;[.$E60])" office:value-type="string" office:string-value="Security-3-4" calcext:value-type="string">
            <text:p>Security-3-4</text:p>
          </table:table-cell>
          <table:table-cell table:style-name="ce9" office:value-type="string" calcext:value-type="string">
            <text:p>Security-3</text:p>
          </table:table-cell>
          <table:table-cell table:style-name="ce9" office:value-type="float" office:value="4" calcext:value-type="float">
            <text:p>4</text:p>
          </table:table-cell>
          <table:covered-table-cell table:number-columns-repeated="3" table:style-name="ce21"/>
          <table:table-cell table:style-name="ce9" office:value-type="string" calcext:value-type="string">
            <text:p>禁止するが、設定の変更は許可する</text:p>
          </table:table-cell>
          <table:table-cell table:style-name="ce9" office:value-type="string" calcext:value-type="string">
            <text:p>1. アドオン「Disable Addons」を導入する</text:p>
            <text:p>2. MCDで設定を反映する</text:p>
          </table:table-cell>
          <table:table-cell table:style-name="ce10" office:value-type="string" calcext:value-type="string">
            <text:p><text:span text:style-name="T1">lockPref("extensions.update.enabled", false);</text:span></text:p>
            <text:p><text:span text:style-name="T1">lockPref("xpinstall.enabled", false);</text:span></text:p>
            <text:p><text:span text:style-name="T1">lockPref("extensions.disableaddons@clear-code.com.disable.manager", fals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2" table:formula="of:=IF([.K60]=&quot;&quot;;&quot;?&quot;;IF([.M60]=&quot;&quot;;&quot;新規&quot;;IF([.K60]=[.M60];&quot;&quot;;&quot;変更あり&quot;)))" office:value-type="string" office:string-value="変更あり" calcext:value-type="string">
            <text:p>変更あり</text:p>
          </table:table-cell>
          <table:table-cell table:style-name="ce10"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9" table:formula="of:=IF([.M60]=&quot;&quot;;&quot;?&quot;;IF([.O60]=&quot;&quot;;&quot;新規&quot;;IF([.M60]=[.O60];&quot;&quot;;&quot;○&quot;)))" office:value-type="string" office:string-value="○" calcext:value-type="string">
            <text:p>○</text:p>
          </table:table-cell>
          <table:table-cell table:style-name="ce54" office:value-type="string" calcext:value-type="string">
            <text:p>lockPref("extensions.disableaddons@clear-code.com.disable.manager", false);</text:p>
          </table:table-cell>
          <table:table-cell table:style-name="ce54" table:number-columns-repeated="2"/>
          <table:table-cell table:style-name="ce63" table:formula="of:=IFERROR(VLOOKUP([.$C60];[$'verify-targets-to-chapters'.$A$1:.$B$999];2;0);IF([.$A60]=&quot;&quot;;&quot;&quot;;&quot;省略&quot;))">
            <text:p/>
          </table:table-cell>
          <table:table-cell table:number-columns-repeated="1006"/>
        </table:table-row>
        <table:table-row table:style-name="ro3">
          <table:table-cell table:style-name="ce1"/>
          <table:table-cell table:style-name="ce4" table:formula="of:=IF([.$A61]&lt;&gt;&quot;&quot;;MAX([.$B$1:.$B60])+1;&quot;&quot;)">
            <text:p/>
          </table:table-cell>
          <table:table-cell table:style-name="ce4" table:formula="of:=CONCATENATE([.$D61];&quot;-&quot;;[.$E61])" office:value-type="string" office:string-value="Security-4-1" calcext:value-type="string">
            <text:p>Security-4-1</text:p>
          </table:table-cell>
          <table:table-cell table:style-name="ce9" office:value-type="string" calcext:value-type="string">
            <text:p>Security-4</text:p>
          </table:table-cell>
          <table:table-cell table:style-name="ce9" office:value-type="float" office:value="1" calcext:value-type="float">
            <text:p>1</text:p>
          </table:table-cell>
          <table:table-cell table:style-name="ce20" office:value-type="string" calcext:value-type="string" table:number-columns-spanned="1" table:number-rows-spanned="5">
            <text:p>セキュリティ</text:p>
          </table:table-cell>
          <table:table-cell table:style-name="ce20" office:value-type="string" calcext:value-type="string" table:number-columns-spanned="1" table:number-rows-spanned="5">
            <text:p>広告などのポップアップの表示の可否</text:p>
          </table:table-cell>
          <table:table-cell table:style-name="ce20" office:value-type="string" calcext:value-type="string" table:number-columns-spanned="1" table:number-rows-spanned="5">
            <text:p>○</text:p>
          </table:table-cell>
          <table:table-cell table:style-name="ce9" office:value-type="string" calcext:value-type="string">
            <text:p>確認の上で許可する（既定）</text:p>
          </table:table-cell>
          <table:table-cell table:style-name="ce9" office:value-type="string" calcext:value-type="string">
            <text:p>-</text:p>
          </table:table-cell>
          <table:table-cell table:style-name="ce10" office:value-type="string" calcext:value-type="string">
            <text:p>-</text:p>
          </table:table-cell>
          <table:table-cell table:style-name="ce12" table:formula="of:=IF([.K61]=&quot;&quot;;&quot;?&quot;;IF([.M61]=&quot;&quot;;&quot;新規&quot;;IF([.K61]=[.M61];&quot;&quot;;&quot;変更あり&quot;)))">
            <text:p/>
          </table:table-cell>
          <table:table-cell table:style-name="ce10" office:value-type="string" calcext:value-type="string">
            <text:p>-</text:p>
          </table:table-cell>
          <table:table-cell table:style-name="ce9" table:formula="of:=IF([.M61]=&quot;&quot;;&quot;?&quot;;IF([.O61]=&quot;&quot;;&quot;新規&quot;;IF([.M61]=[.O61];&quot;&quot;;&quot;○&quot;)))">
            <text:p/>
          </table:table-cell>
          <table:table-cell table:style-name="ce54" office:value-type="string" calcext:value-type="string">
            <text:p>-</text:p>
          </table:table-cell>
          <table:table-cell table:style-name="ce54" table:number-columns-repeated="2"/>
          <table:table-cell table:style-name="ce63" table:formula="of:=IFERROR(VLOOKUP([.$C61];[$'verify-targets-to-chapters'.$A$1:.$B$999];2;0);IF([.$A61]=&quot;&quot;;&quot;&quot;;&quot;省略&quot;))">
            <text:p/>
          </table:table-cell>
          <table:table-cell table:number-columns-repeated="1006"/>
        </table:table-row>
        <table:table-row table:style-name="ro22">
          <table:table-cell table:style-name="ce1"/>
          <table:table-cell table:style-name="ce4" table:formula="of:=IF([.$A62]&lt;&gt;&quot;&quot;;MAX([.$B$1:.$B61])+1;&quot;&quot;)">
            <text:p/>
          </table:table-cell>
          <table:table-cell table:style-name="ce4" table:formula="of:=CONCATENATE([.$D62];&quot;-&quot;;[.$E62])" office:value-type="string" office:string-value="Security-4-2" calcext:value-type="string">
            <text:p>Security-4-2</text:p>
          </table:table-cell>
          <table:table-cell table:style-name="ce9" office:value-type="string" calcext:value-type="string">
            <text:p>Security-4</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特定サイトのみ常に確認無しで許可する</text:p>
          </table:table-cell>
          <table:table-cell table:style-name="ce9" office:value-type="string" calcext:value-type="string">
            <text:p>1. アドオン「Permission Auto Registerer」を導入する</text:p>
            <text:p>2. MCDで設定を反映する</text:p>
          </table:table-cell>
          <table:table-cell table:style-name="ce10"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2" table:formula="of:=IF([.K62]=&quot;&quot;;&quot;?&quot;;IF([.M62]=&quot;&quot;;&quot;新規&quot;;IF([.K62]=[.M62];&quot;&quot;;&quot;変更あり&quot;)))" office:value-type="string" office:string-value="変更あり" calcext:value-type="string">
            <text:p>変更あり</text:p>
          </table:table-cell>
          <table:table-cell table:style-name="ce10" office:value-type="string" calcext:value-type="string">
            <text:p>lockPref("extensions.autopermission.sites.(site)", "popup=1");</text:p>
          </table:table-cell>
          <table:table-cell table:style-name="ce9" table:formula="of:=IF([.M62]=&quot;&quot;;&quot;?&quot;;IF([.O62]=&quot;&quot;;&quot;新規&quot;;IF([.M62]=[.O62];&quot;&quot;;&quot;○&quot;)))">
            <text:p/>
          </table:table-cell>
          <table:table-cell table:style-name="ce54" office:value-type="string" calcext:value-type="string">
            <text:p>lockPref("extensions.autopermission.sites.(site)", "popup=1");</text:p>
          </table:table-cell>
          <table:table-cell table:style-name="ce54" table:number-columns-repeated="2"/>
          <table:table-cell table:style-name="ce63" table:formula="of:=IFERROR(VLOOKUP([.$C62];[$'verify-targets-to-chapters'.$A$1:.$B$999];2;0);IF([.$A62]=&quot;&quot;;&quot;&quot;;&quot;省略&quot;))">
            <text:p/>
          </table:table-cell>
          <table:table-cell table:number-columns-repeated="1006"/>
        </table:table-row>
        <table:table-row table:style-name="ro19">
          <table:table-cell table:style-name="ce1"/>
          <table:table-cell table:style-name="ce4" table:formula="of:=IF([.$A63]&lt;&gt;&quot;&quot;;MAX([.$B$1:.$B62])+1;&quot;&quot;)">
            <text:p/>
          </table:table-cell>
          <table:table-cell table:style-name="ce4" table:formula="of:=CONCATENATE([.$D63];&quot;-&quot;;[.$E63])" office:value-type="string" office:string-value="Security-4-5" calcext:value-type="string">
            <text:p>Security-4-5</text:p>
          </table:table-cell>
          <table:table-cell table:style-name="ce9" office:value-type="string" calcext:value-type="string">
            <text:p>Security-4</text:p>
          </table:table-cell>
          <table:table-cell table:style-name="ce9" office:value-type="float" office:value="5" calcext:value-type="float">
            <text:p>5</text:p>
          </table:table-cell>
          <table:covered-table-cell table:number-columns-repeated="3" table:style-name="ce16"/>
          <table:table-cell table:style-name="ce9" office:value-type="string" calcext:value-type="string">
            <text:p>特定サイトのみ初期状態で確認無しで許可する</text:p>
          </table:table-cell>
          <table:table-cell table:style-name="ce9" office:value-type="string" calcext:value-type="string">
            <text:p>1. 「default.permissions」を作成する</text:p>
            <text:p>2. MCDで設定を反映する</text:p>
          </table:table-cell>
          <table:table-cell table:style-name="ce12"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2" table:formula="of:=IF([.K63]=&quot;&quot;;&quot;?&quot;;IF([.M63]=&quot;&quot;;&quot;新規&quot;;IF([.K63]=[.M63];&quot;&quot;;&quot;変更あり&quot;)))">
            <text:p/>
          </table:table-cell>
          <table:table-cell table:style-name="ce12"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9" table:formula="of:=IF([.M63]=&quot;&quot;;&quot;?&quot;;IF([.O63]=&quot;&quot;;&quot;新規&quot;;IF([.M63]=[.O63];&quot;&quot;;&quot;○&quot;)))" office:value-type="string" office:string-value="新規" calcext:value-type="string">
            <text:p>新規</text:p>
          </table:table-cell>
          <table:table-cell table:style-name="ce54" table:number-columns-repeated="3"/>
          <table:table-cell table:style-name="ce63" table:formula="of:=IFERROR(VLOOKUP([.$C63];[$'verify-targets-to-chapters'.$A$1:.$B$999];2;0);IF([.$A63]=&quot;&quot;;&quot;&quot;;&quot;省略&quot;))">
            <text:p/>
          </table:table-cell>
          <table:table-cell table:number-columns-repeated="1006"/>
        </table:table-row>
        <table:table-row table:style-name="ro7">
          <table:table-cell table:style-name="ce1"/>
          <table:table-cell table:style-name="ce4" table:formula="of:=IF([.$A64]&lt;&gt;&quot;&quot;;MAX([.$B$1:.$B63])+1;&quot;&quot;)">
            <text:p/>
          </table:table-cell>
          <table:table-cell table:style-name="ce4" table:formula="of:=CONCATENATE([.$D64];&quot;-&quot;;[.$E64])" office:value-type="string" office:string-value="Security-4-3" calcext:value-type="string">
            <text:p>Security-4-3</text:p>
          </table:table-cell>
          <table:table-cell table:style-name="ce9" office:value-type="string" calcext:value-type="string">
            <text:p>Security-4</text:p>
          </table:table-cell>
          <table:table-cell table:style-name="ce9" office:value-type="float" office:value="3" calcext:value-type="float">
            <text:p>3</text:p>
          </table:table-cell>
          <table:covered-table-cell table:number-columns-repeated="3" table:style-name="ce16"/>
          <table:table-cell table:style-name="ce9" office:value-type="string" calcext:value-type="string">
            <text:p>すべて確認無しで許可する</text:p>
          </table:table-cell>
          <table:table-cell table:style-name="ce9" office:value-type="string" calcext:value-type="string">
            <text:p>MCDで設定を反映する</text:p>
          </table:table-cell>
          <table:table-cell table:style-name="ce10" office:value-type="string" calcext:value-type="string">
            <text:p>lockPref("dom.disable_open_during_load", false);</text:p>
          </table:table-cell>
          <table:table-cell table:style-name="ce12" table:formula="of:=IF([.K64]=&quot;&quot;;&quot;?&quot;;IF([.M64]=&quot;&quot;;&quot;新規&quot;;IF([.K64]=[.M64];&quot;&quot;;&quot;変更あり&quot;)))">
            <text:p/>
          </table:table-cell>
          <table:table-cell table:style-name="ce10" office:value-type="string" calcext:value-type="string">
            <text:p>lockPref("dom.disable_open_during_load", false);</text:p>
          </table:table-cell>
          <table:table-cell table:style-name="ce9" table:formula="of:=IF([.M64]=&quot;&quot;;&quot;?&quot;;IF([.O64]=&quot;&quot;;&quot;新規&quot;;IF([.M64]=[.O64];&quot;&quot;;&quot;○&quot;)))">
            <text:p/>
          </table:table-cell>
          <table:table-cell table:style-name="ce54" office:value-type="string" calcext:value-type="string">
            <text:p>lockPref("dom.disable_open_during_load", false);</text:p>
          </table:table-cell>
          <table:table-cell table:style-name="ce54" office:value-type="string" calcext:value-type="string">
            <text:p>変更無し</text:p>
          </table:table-cell>
          <table:table-cell table:style-name="ce54" office:value-type="string" calcext:value-type="string">
            <text:p>lockPref("dom.disable_open_during_load", false);</text:p>
          </table:table-cell>
          <table:table-cell table:style-name="ce63" table:formula="of:=IFERROR(VLOOKUP([.$C64];[$'verify-targets-to-chapters'.$A$1:.$B$999];2;0);IF([.$A64]=&quot;&quot;;&quot;&quot;;&quot;省略&quot;))">
            <text:p/>
          </table:table-cell>
          <table:table-cell table:number-columns-repeated="1006"/>
        </table:table-row>
        <table:table-row table:style-name="ro23">
          <table:table-cell table:style-name="ce1"/>
          <table:table-cell table:style-name="ce4" table:formula="of:=IF([.$A65]&lt;&gt;&quot;&quot;;MAX([.$B$1:.$B64])+1;&quot;&quot;)">
            <text:p/>
          </table:table-cell>
          <table:table-cell table:style-name="ce4" table:formula="of:=CONCATENATE([.$D65];&quot;-&quot;;[.$E65])" office:value-type="string" office:string-value="Security-4-4" calcext:value-type="string">
            <text:p>Security-4-4</text:p>
          </table:table-cell>
          <table:table-cell table:style-name="ce9" office:value-type="string" calcext:value-type="string">
            <text:p>Security-4</text:p>
          </table:table-cell>
          <table:table-cell table:style-name="ce9" office:value-type="float" office:value="4" calcext:value-type="float">
            <text:p>4</text:p>
          </table:table-cell>
          <table:covered-table-cell table:number-columns-repeated="3" table:style-name="ce16"/>
          <table:table-cell table:style-name="ce9" office:value-type="string" calcext:value-type="string">
            <text:p>禁止する</text:p>
          </table:table-cell>
          <table:table-cell table:style-name="ce9" office:value-type="string" calcext:value-type="string">
            <text:p>-</text:p>
          </table:table-cell>
          <table:table-cell table:style-name="ce10" office:value-type="string" calcext:value-type="string">
            <text:p>MCDで</text:p>
            <text:p>lockPref("dom.disable_open_during_load", true);</text:p>
            <text:p>と設定した上で、「UI・キーボードショートカット無効化項目一覧」に従いUIを無効化</text:p>
          </table:table-cell>
          <table:table-cell table:style-name="ce12" table:formula="of:=IF([.K65]=&quot;&quot;;&quot;?&quot;;IF([.M65]=&quot;&quot;;&quot;新規&quot;;IF([.K65]=[.M65];&quot;&quot;;&quot;変更あり&quot;)))">
            <text:p/>
          </table:table-cell>
          <table:table-cell table:style-name="ce10" office:value-type="string" calcext:value-type="string">
            <text:p>MCDで</text:p>
            <text:p>lockPref("dom.disable_open_during_load", true);</text:p>
            <text:p>と設定した上で、「UI・キーボードショートカット無効化項目一覧」に従いUIを無効化</text:p>
          </table:table-cell>
          <table:table-cell table:style-name="ce9" table:formula="of:=IF([.M65]=&quot;&quot;;&quot;?&quot;;IF([.O65]=&quot;&quot;;&quot;新規&quot;;IF([.M65]=[.O65];&quot;&quot;;&quot;○&quot;)))">
            <text:p/>
          </table:table-cell>
          <table:table-cell table:style-name="ce54" office:value-type="string" calcext:value-type="string">
            <text:p>MCDで</text:p>
            <text:p>lockPref("dom.disable_open_during_load", true);</text:p>
            <text:p>と設定した上で、「UI・キーボードショートカット無効化項目一覧」に従いUIを無効化</text:p>
          </table:table-cell>
          <table:table-cell table:style-name="ce54" office:value-type="string" calcext:value-type="string">
            <text:p>変更無し</text:p>
          </table:table-cell>
          <table:table-cell table:style-name="ce54" office:value-type="string" calcext:value-type="string">
            <text:p>lockPref("dom.disable_open_during_load", true);</text:p>
          </table:table-cell>
          <table:table-cell table:style-name="ce63" table:formula="of:=IFERROR(VLOOKUP([.$C65];[$'verify-targets-to-chapters'.$A$1:.$B$999];2;0);IF([.$A65]=&quot;&quot;;&quot;&quot;;&quot;省略&quot;))">
            <text:p/>
          </table:table-cell>
          <table:table-cell table:number-columns-repeated="1006"/>
        </table:table-row>
        <table:table-row table:style-name="ro7">
          <table:table-cell table:style-name="ce1"/>
          <table:table-cell table:style-name="ce4" table:formula="of:=IF([.$A66]&lt;&gt;&quot;&quot;;MAX([.$B$1:.$B65])+1;&quot;&quot;)">
            <text:p/>
          </table:table-cell>
          <table:table-cell table:style-name="ce4" table:formula="of:=CONCATENATE([.$D66];&quot;-&quot;;[.$E66])" office:value-type="string" office:string-value="Security-5-1" calcext:value-type="string">
            <text:p>Security-5-1</text:p>
          </table:table-cell>
          <table:table-cell table:style-name="ce9" office:value-type="string" calcext:value-type="string">
            <text:p>Security-5</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攻撃サイトに対する警告の可否</text:p>
          </table:table-cell>
          <table:table-cell table:style-name="ce22" office:value-type="string" calcext:value-type="string" table:number-columns-spanned="1" table:number-rows-spanned="2">
            <text:p>-</text:p>
          </table:table-cell>
          <table:table-cell table:style-name="ce9" office:value-type="string" calcext:value-type="string">
            <text:p>警告する（既定）</text:p>
          </table:table-cell>
          <table:table-cell table:style-name="ce9" office:value-type="string" calcext:value-type="string">
            <text:p>MCDで設定を反映する</text:p>
          </table:table-cell>
          <table:table-cell table:style-name="ce10" office:value-type="string" calcext:value-type="string">
            <text:p>lockPref("browser.safebrowsing.malware.enabled", true);</text:p>
          </table:table-cell>
          <table:table-cell table:style-name="ce12" table:formula="of:=IF([.K66]=&quot;&quot;;&quot;?&quot;;IF([.M66]=&quot;&quot;;&quot;新規&quot;;IF([.K66]=[.M66];&quot;&quot;;&quot;変更あり&quot;)))">
            <text:p/>
          </table:table-cell>
          <table:table-cell table:style-name="ce10" office:value-type="string" calcext:value-type="string">
            <text:p>lockPref("browser.safebrowsing.malware.enabled", true);</text:p>
          </table:table-cell>
          <table:table-cell table:style-name="ce9" table:formula="of:=IF([.M66]=&quot;&quot;;&quot;?&quot;;IF([.O66]=&quot;&quot;;&quot;新規&quot;;IF([.M66]=[.O66];&quot;&quot;;&quot;○&quot;)))">
            <text:p/>
          </table:table-cell>
          <table:table-cell table:style-name="ce54" office:value-type="string" calcext:value-type="string">
            <text:p>lockPref("browser.safebrowsing.malware.enabled", true);</text:p>
          </table:table-cell>
          <table:table-cell table:style-name="ce54" office:value-type="string" calcext:value-type="string">
            <text:p>変更無し</text:p>
          </table:table-cell>
          <table:table-cell table:style-name="ce54" office:value-type="string" calcext:value-type="string">
            <text:p>lockPref("browser.safebrowsing.malware.enabled", true);</text:p>
          </table:table-cell>
          <table:table-cell table:style-name="ce63" table:formula="of:=IFERROR(VLOOKUP([.$C66];[$'verify-targets-to-chapters'.$A$1:.$B$999];2;0);IF([.$A66]=&quot;&quot;;&quot;&quot;;&quot;省略&quot;))">
            <text:p/>
          </table:table-cell>
          <table:table-cell table:number-columns-repeated="1006"/>
        </table:table-row>
        <table:table-row table:style-name="ro24">
          <table:table-cell table:style-name="ce1"/>
          <table:table-cell table:style-name="ce4" table:formula="of:=IF([.$A67]&lt;&gt;&quot;&quot;;MAX([.$B$1:.$B66])+1;&quot;&quot;)">
            <text:p/>
          </table:table-cell>
          <table:table-cell table:style-name="ce4" table:formula="of:=CONCATENATE([.$D67];&quot;-&quot;;[.$E67])" office:value-type="string" office:string-value="Security-5-2" calcext:value-type="string">
            <text:p>Security-5-2</text:p>
          </table:table-cell>
          <table:table-cell table:style-name="ce9" office:value-type="string" calcext:value-type="string">
            <text:p>Security-5</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警告しない</text:p>
          </table:table-cell>
          <table:table-cell table:style-name="ce9" office:value-type="string" calcext:value-type="string">
            <text:p>1. MCDで設定を反映する</text:p>
            <text:p>2. アドオン「globalChrome.css」を導入する</text:p>
            <text:p>3. globalChrome.cssで設定を反映する</text:p>
          </table:table-cell>
          <table:table-cell table:style-name="ce9"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2" table:formula="of:=IF([.K67]=&quot;&quot;;&quot;?&quot;;IF([.M67]=&quot;&quot;;&quot;新規&quot;;IF([.K67]=[.M67];&quot;&quot;;&quot;変更あり&quot;)))" office:value-type="string" office:string-value="変更あり" calcext:value-type="string">
            <text:p>変更あり</text:p>
          </table:table-cell>
          <table:table-cell table:style-name="ce54"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9" table:formula="of:=IF([.M67]=&quot;&quot;;&quot;?&quot;;IF([.O67]=&quot;&quot;;&quot;新規&quot;;IF([.M67]=[.O67];&quot;&quot;;&quot;○&quot;)))" office:value-type="string" office:string-value="○" calcext:value-type="string">
            <text:p>○</text:p>
          </table:table-cell>
          <table:table-cell table:style-name="ce54"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54" office:value-type="string" calcext:value-type="string">
            <text:p>変更無し</text:p>
          </table:table-cell>
          <table:table-cell table:style-name="ce54"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63" table:formula="of:=IFERROR(VLOOKUP([.$C67];[$'verify-targets-to-chapters'.$A$1:.$B$999];2;0);IF([.$A67]=&quot;&quot;;&quot;&quot;;&quot;省略&quot;))">
            <text:p/>
          </table:table-cell>
          <table:table-cell table:number-columns-repeated="1006"/>
        </table:table-row>
        <table:table-row table:style-name="ro7">
          <table:table-cell table:style-name="ce1"/>
          <table:table-cell table:style-name="ce4" table:formula="of:=IF([.$A68]&lt;&gt;&quot;&quot;;MAX([.$B$1:.$B67])+1;&quot;&quot;)">
            <text:p/>
          </table:table-cell>
          <table:table-cell table:style-name="ce4" table:formula="of:=CONCATENATE([.$D68];&quot;-&quot;;[.$E68])" office:value-type="string" office:string-value="Security-6-1" calcext:value-type="string">
            <text:p>Security-6-1</text:p>
          </table:table-cell>
          <table:table-cell table:style-name="ce9" office:value-type="string" calcext:value-type="string">
            <text:p>Security-6</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偽装サイトに対する警告の可否</text:p>
          </table:table-cell>
          <table:table-cell table:style-name="ce22" office:value-type="string" calcext:value-type="string" table:number-columns-spanned="1" table:number-rows-spanned="2">
            <text:p>-</text:p>
          </table:table-cell>
          <table:table-cell table:style-name="ce9" office:value-type="string" calcext:value-type="string">
            <text:p>警告する（既定）</text:p>
          </table:table-cell>
          <table:table-cell table:style-name="ce9" office:value-type="string" calcext:value-type="string">
            <text:p>MCDで設定を反映する</text:p>
          </table:table-cell>
          <table:table-cell table:style-name="ce10" office:value-type="string" calcext:value-type="string">
            <text:p>lockPref("browser.safebrowsing.phishing.enabled", true);</text:p>
          </table:table-cell>
          <table:table-cell table:style-name="ce12" table:formula="of:=IF([.K68]=&quot;&quot;;&quot;?&quot;;IF([.M68]=&quot;&quot;;&quot;新規&quot;;IF([.K68]=[.M68];&quot;&quot;;&quot;変更あり&quot;)))" office:value-type="string" office:string-value="変更あり" calcext:value-type="string">
            <text:p>変更あり</text:p>
          </table:table-cell>
          <table:table-cell table:style-name="ce10" office:value-type="string" calcext:value-type="string">
            <text:p>lockPref("browser.safebrowsing.enabled", true);</text:p>
          </table:table-cell>
          <table:table-cell table:style-name="ce9" table:formula="of:=IF([.M68]=&quot;&quot;;&quot;?&quot;;IF([.O68]=&quot;&quot;;&quot;新規&quot;;IF([.M68]=[.O68];&quot;&quot;;&quot;○&quot;)))">
            <text:p/>
          </table:table-cell>
          <table:table-cell table:style-name="ce54" office:value-type="string" calcext:value-type="string">
            <text:p>lockPref("browser.safebrowsing.enabled", true);</text:p>
          </table:table-cell>
          <table:table-cell table:style-name="ce54" office:value-type="string" calcext:value-type="string">
            <text:p>変更無し</text:p>
          </table:table-cell>
          <table:table-cell table:style-name="ce54" office:value-type="string" calcext:value-type="string">
            <text:p>lockPref("browser.safebrowsing.enabled", true);</text:p>
          </table:table-cell>
          <table:table-cell table:style-name="ce63" table:formula="of:=IFERROR(VLOOKUP([.$C68];[$'verify-targets-to-chapters'.$A$1:.$B$999];2;0);IF([.$A68]=&quot;&quot;;&quot;&quot;;&quot;省略&quot;))">
            <text:p/>
          </table:table-cell>
          <table:table-cell table:number-columns-repeated="1006"/>
        </table:table-row>
        <table:table-row table:style-name="ro25">
          <table:table-cell table:style-name="ce1"/>
          <table:table-cell table:style-name="ce4" table:formula="of:=IF([.$A69]&lt;&gt;&quot;&quot;;MAX([.$B$1:.$B68])+1;&quot;&quot;)">
            <text:p/>
          </table:table-cell>
          <table:table-cell table:style-name="ce4" table:formula="of:=CONCATENATE([.$D69];&quot;-&quot;;[.$E69])" office:value-type="string" office:string-value="Security-6-2" calcext:value-type="string">
            <text:p>Security-6-2</text:p>
          </table:table-cell>
          <table:table-cell table:style-name="ce9" office:value-type="string" calcext:value-type="string">
            <text:p>Security-6</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警告しない</text:p>
          </table:table-cell>
          <table:table-cell table:style-name="ce9" office:value-type="string" calcext:value-type="string">
            <text:p>1. MCDで設定を反映する</text:p>
            <text:p>2. アドオン「globalChrome.css」を導入する</text:p>
            <text:p>3. globalChrome.cssで設定を反映する</text:p>
          </table:table-cell>
          <table:table-cell table:style-name="ce9" office:value-type="string" calcext:value-type="string">
            <text:p>MCD:</text:p>
            <text:p>lockPref("browser.safebrowsing.phishing.enabled", false);</text:p>
            <text:p/>
            <text:p>globalChrome.css:</text:p>
            <text:p>@-moz-document</text:p>
            <text:p><text:span text:style-name="T1">  url-prefix("chrome://browser/content/preferences/in-content/preferences.xul"),</text:span></text:p>
            <text:p><text:span text:style-name="T1">  url-prefix("about:preferences") {</text:span></text:p>
            <text:p><text:span text:style-name="T1">  #enableSafeBrowsing,</text:span></text:p>
            <text:p><text:span text:style-name="T1">  #enableSafeBrowsing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2" table:formula="of:=IF([.K69]=&quot;&quot;;&quot;?&quot;;IF([.M69]=&quot;&quot;;&quot;新規&quot;;IF([.K69]=[.M69];&quot;&quot;;&quot;変更あり&quot;)))" office:value-type="string" office:string-value="変更あり" calcext:value-type="string">
            <text:p>変更あり</text:p>
          </table:table-cell>
          <table:table-cell table:style-name="ce54"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9" table:formula="of:=IF([.M69]=&quot;&quot;;&quot;?&quot;;IF([.O69]=&quot;&quot;;&quot;新規&quot;;IF([.M69]=[.O69];&quot;&quot;;&quot;○&quot;)))" office:value-type="string" office:string-value="○" calcext:value-type="string">
            <text:p>○</text:p>
          </table:table-cell>
          <table:table-cell table:style-name="ce54"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54" office:value-type="string" calcext:value-type="string">
            <text:p>変更無し</text:p>
          </table:table-cell>
          <table:table-cell table:style-name="ce54"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63" table:formula="of:=IFERROR(VLOOKUP([.$C69];[$'verify-targets-to-chapters'.$A$1:.$B$999];2;0);IF([.$A69]=&quot;&quot;;&quot;&quot;;&quot;省略&quot;))">
            <text:p/>
          </table:table-cell>
          <table:table-cell table:number-columns-repeated="1006"/>
        </table:table-row>
        <table:table-row table:style-name="ro4">
          <table:table-cell table:style-name="ce1"/>
          <table:table-cell table:style-name="ce4" table:formula="of:=IF([.$A70]&lt;&gt;&quot;&quot;;MAX([.$B$1:.$B69])+1;&quot;&quot;)">
            <text:p/>
          </table:table-cell>
          <table:table-cell table:style-name="ce4" table:formula="of:=CONCATENATE([.$D70];&quot;-&quot;;[.$E70])" office:value-type="string" office:string-value="Security-7-1" calcext:value-type="string">
            <text:p>Security-7-1</text:p>
          </table:table-cell>
          <table:table-cell table:style-name="ce9" office:value-type="string" calcext:value-type="string">
            <text:p>Security-7</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プラグインのインストールの可否</text:p>
          </table:table-cell>
          <table:table-cell table:style-name="ce22" office:value-type="string" calcext:value-type="string" table:number-columns-spanned="1" table:number-rows-spanned="2">
            <text:p>-</text:p>
          </table:table-cell>
          <table:table-cell table:style-name="ce9" office:value-type="string" calcext:value-type="string">
            <text:p>許可する（既定）</text:p>
          </table:table-cell>
          <table:table-cell table:style-name="ce9" office:value-type="string" calcext:value-type="string">
            <text:p>-</text:p>
          </table:table-cell>
          <table:table-cell table:style-name="ce12" office:value-type="string" calcext:value-type="string">
            <text:p>-</text:p>
          </table:table-cell>
          <table:table-cell table:style-name="ce12" table:formula="of:=IF([.K70]=&quot;&quot;;&quot;?&quot;;IF([.M70]=&quot;&quot;;&quot;新規&quot;;IF([.K70]=[.M70];&quot;&quot;;&quot;変更あり&quot;)))">
            <text:p/>
          </table:table-cell>
          <table:table-cell table:style-name="ce9" office:value-type="string" calcext:value-type="string">
            <text:p>-</text:p>
          </table:table-cell>
          <table:table-cell table:style-name="ce9" table:formula="of:=IF([.M70]=&quot;&quot;;&quot;?&quot;;IF([.O70]=&quot;&quot;;&quot;新規&quot;;IF([.M70]=[.O70];&quot;&quot;;&quot;○&quot;)))">
            <text:p/>
          </table:table-cell>
          <table:table-cell table:style-name="ce54" office:value-type="string" calcext:value-type="string">
            <text:p>-</text:p>
          </table:table-cell>
          <table:table-cell table:style-name="ce54" table:number-columns-repeated="2"/>
          <table:table-cell table:style-name="ce63" table:formula="of:=IFERROR(VLOOKUP([.$C70];[$'verify-targets-to-chapters'.$A$1:.$B$999];2;0);IF([.$A70]=&quot;&quot;;&quot;&quot;;&quot;省略&quot;))">
            <text:p/>
          </table:table-cell>
          <table:table-cell table:number-columns-repeated="1006"/>
        </table:table-row>
        <table:table-row table:style-name="ro11">
          <table:table-cell table:style-name="ce1"/>
          <table:table-cell table:style-name="ce4" table:formula="of:=IF([.$A71]&lt;&gt;&quot;&quot;;MAX([.$B$1:.$B70])+1;&quot;&quot;)">
            <text:p/>
          </table:table-cell>
          <table:table-cell table:style-name="ce4" table:formula="of:=CONCATENATE([.$D71];&quot;-&quot;;[.$E71])" office:value-type="string" office:string-value="Security-7-2" calcext:value-type="string">
            <text:p>Security-7-2</text:p>
          </table:table-cell>
          <table:table-cell table:style-name="ce9" office:value-type="string" calcext:value-type="string">
            <text:p>Security-7</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一切禁止する</text:p>
          </table:table-cell>
          <table:table-cell table:style-name="ce9" office:value-type="string" calcext:value-type="string">
            <text:p>MCDで設定を反映する</text:p>
          </table:table-cell>
          <table:table-cell table:style-name="ce9" office:value-type="string" calcext:value-type="string">
            <text:p>-（Firefox 38で廃止）</text:p>
          </table:table-cell>
          <table:table-cell table:style-name="ce12" table:formula="of:=IF([.K71]=&quot;&quot;;&quot;?&quot;;IF([.M71]=&quot;&quot;;&quot;新規&quot;;IF([.K71]=[.M71];&quot;&quot;;&quot;変更あり&quot;)))">
            <text:p/>
          </table:table-cell>
          <table:table-cell table:style-name="ce55" office:value-type="string" calcext:value-type="string">
            <text:p>-（Firefox 38で廃止）</text:p>
          </table:table-cell>
          <table:table-cell table:style-name="ce9" table:formula="of:=IF([.M71]=&quot;&quot;;&quot;?&quot;;IF([.O71]=&quot;&quot;;&quot;新規&quot;;IF([.M71]=[.O71];&quot;&quot;;&quot;○&quot;)))" office:value-type="string" office:string-value="○" calcext:value-type="string">
            <text:p>○</text:p>
          </table:table-cell>
          <table:table-cell table:style-name="ce54"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54" office:value-type="string" calcext:value-type="string">
            <text:p>変更無し</text:p>
          </table:table-cell>
          <table:table-cell table:style-name="ce54" office:value-type="string" calcext:value-type="string">
            <text:p>lockPref("plugins.hide_infobar_for_missing_plugin", true);</text:p>
            <text:p>lockPref("plugins.hide_infobar_for_outdated_plugin", true);</text:p>
          </table:table-cell>
          <table:table-cell table:style-name="ce63" table:formula="of:=IFERROR(VLOOKUP([.$C71];[$'verify-targets-to-chapters'.$A$1:.$B$999];2;0);IF([.$A71]=&quot;&quot;;&quot;&quot;;&quot;省略&quot;))">
            <text:p/>
          </table:table-cell>
          <table:table-cell table:number-columns-repeated="1006"/>
        </table:table-row>
        <table:table-row table:style-name="ro4">
          <table:table-cell table:style-name="ce1"/>
          <table:table-cell table:style-name="ce4" table:formula="of:=IF([.$A72]&lt;&gt;&quot;&quot;;MAX([.$B$1:.$B71])+1;&quot;&quot;)">
            <text:p/>
          </table:table-cell>
          <table:table-cell table:style-name="ce4" table:formula="of:=CONCATENATE([.$D72];&quot;-&quot;;[.$E72])" office:value-type="string" office:string-value="Security-8-1" calcext:value-type="string">
            <text:p>Security-8-1</text:p>
          </table:table-cell>
          <table:table-cell table:style-name="ce9" office:value-type="string" calcext:value-type="string">
            <text:p>Security-8</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about:***の利用の可否</text:p>
          </table:table-cell>
          <table:table-cell table:style-name="ce22" office:value-type="string" calcext:value-type="string" table:number-columns-spanned="1" table:number-rows-spanned="2">
            <text:p>-</text:p>
          </table:table-cell>
          <table:table-cell table:style-name="ce9" office:value-type="string" calcext:value-type="string">
            <text:p>許可する（既定）</text:p>
          </table:table-cell>
          <table:table-cell table:style-name="ce9" office:value-type="string" calcext:value-type="string">
            <text:p>-</text:p>
          </table:table-cell>
          <table:table-cell table:style-name="ce12" office:value-type="string" calcext:value-type="string">
            <text:p>-</text:p>
          </table:table-cell>
          <table:table-cell table:style-name="ce12" table:formula="of:=IF([.K72]=&quot;&quot;;&quot;?&quot;;IF([.M72]=&quot;&quot;;&quot;新規&quot;;IF([.K72]=[.M72];&quot;&quot;;&quot;変更あり&quot;)))">
            <text:p/>
          </table:table-cell>
          <table:table-cell table:style-name="ce10" office:value-type="string" calcext:value-type="string">
            <text:p>-</text:p>
          </table:table-cell>
          <table:table-cell table:style-name="ce9" table:formula="of:=IF([.M72]=&quot;&quot;;&quot;?&quot;;IF([.O72]=&quot;&quot;;&quot;新規&quot;;IF([.M72]=[.O72];&quot;&quot;;&quot;○&quot;)))">
            <text:p/>
          </table:table-cell>
          <table:table-cell table:style-name="ce54" office:value-type="string" calcext:value-type="string">
            <text:p>-</text:p>
          </table:table-cell>
          <table:table-cell table:style-name="ce54" table:number-columns-repeated="2"/>
          <table:table-cell table:style-name="ce63" table:formula="of:=IFERROR(VLOOKUP([.$C72];[$'verify-targets-to-chapters'.$A$1:.$B$999];2;0);IF([.$A72]=&quot;&quot;;&quot;&quot;;&quot;省略&quot;))">
            <text:p/>
          </table:table-cell>
          <table:table-cell table:number-columns-repeated="1006"/>
        </table:table-row>
        <table:table-row table:style-name="ro23">
          <table:table-cell table:style-name="ce1"/>
          <table:table-cell table:style-name="ce4" table:formula="of:=IF([.$A73]&lt;&gt;&quot;&quot;;MAX([.$B$1:.$B72])+1;&quot;&quot;)">
            <text:p/>
          </table:table-cell>
          <table:table-cell table:style-name="ce4" table:formula="of:=CONCATENATE([.$D73];&quot;-&quot;;[.$E73])" office:value-type="string" office:string-value="Security-8-2" calcext:value-type="string">
            <text:p>Security-8-2</text:p>
          </table:table-cell>
          <table:table-cell table:style-name="ce9" office:value-type="string" calcext:value-type="string">
            <text:p>Security-8</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禁止する</text:p>
          </table:table-cell>
          <table:table-cell table:style-name="ce9" office:value-type="string" calcext:value-type="string">
            <text:p>1. アドオン「Disable About Something」を導入する</text:p>
            <text:p>2. MCDで設定を反映する</text:p>
          </table:table-cell>
          <table:table-cell table:style-name="ce10" office:value-type="string" calcext:value-type="string">
            <text:p>lockPref("extensions.disable-about-something@clear-code.com.about.（サフィックス）", <text:s/>false);</text:p>
          </table:table-cell>
          <table:table-cell table:style-name="ce12" table:formula="of:=IF([.K73]=&quot;&quot;;&quot;?&quot;;IF([.M73]=&quot;&quot;;&quot;新規&quot;;IF([.K73]=[.M73];&quot;&quot;;&quot;変更あり&quot;)))">
            <text:p/>
          </table:table-cell>
          <table:table-cell table:style-name="ce10" office:value-type="string" calcext:value-type="string">
            <text:p>lockPref("extensions.disable-about-something@clear-code.com.about.（サフィックス）", <text:s/>false);</text:p>
          </table:table-cell>
          <table:table-cell table:style-name="ce9" table:formula="of:=IF([.M73]=&quot;&quot;;&quot;?&quot;;IF([.O73]=&quot;&quot;;&quot;新規&quot;;IF([.M73]=[.O73];&quot;&quot;;&quot;○&quot;)))">
            <text:p/>
          </table:table-cell>
          <table:table-cell table:style-name="ce54" office:value-type="string" calcext:value-type="string">
            <text:p>lockPref("extensions.disable-about-something@clear-code.com.about.（サフィックス）", <text:s/>false);</text:p>
          </table:table-cell>
          <table:table-cell table:style-name="ce54" office:value-type="string" calcext:value-type="string">
            <text:p>変更無し</text:p>
          </table:table-cell>
          <table:table-cell table:style-name="ce54" office:value-type="string" calcext:value-type="string">
            <text:p>lockPref("extensions.disable-about-something@clear-code.com.about.（サフィックス）", <text:s/>false);</text:p>
          </table:table-cell>
          <table:table-cell table:style-name="ce63" table:formula="of:=IFERROR(VLOOKUP([.$C73];[$'verify-targets-to-chapters'.$A$1:.$B$999];2;0);IF([.$A73]=&quot;&quot;;&quot;&quot;;&quot;省略&quot;))">
            <text:p/>
          </table:table-cell>
          <table:table-cell table:number-columns-repeated="1006"/>
        </table:table-row>
        <table:table-row table:style-name="ro4">
          <table:table-cell table:style-name="ce1"/>
          <table:table-cell table:style-name="ce4" table:formula="of:=IF([.$A74]&lt;&gt;&quot;&quot;;MAX([.$B$1:.$B73])+1;&quot;&quot;)">
            <text:p/>
          </table:table-cell>
          <table:table-cell table:style-name="ce4" table:formula="of:=CONCATENATE([.$D74];&quot;-&quot;;[.$E74])" office:value-type="string" office:string-value="Security-9-1" calcext:value-type="string">
            <text:p>Security-9-1</text:p>
          </table:table-cell>
          <table:table-cell table:style-name="ce9" office:value-type="string" calcext:value-type="string">
            <text:p>Security-9</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about:configの利用の可否</text:p>
          </table:table-cell>
          <table:table-cell table:style-name="ce22" office:value-type="string" calcext:value-type="string" table:number-columns-spanned="1" table:number-rows-spanned="2">
            <text:p>-</text:p>
          </table:table-cell>
          <table:table-cell table:style-name="ce9" office:value-type="string" calcext:value-type="string">
            <text:p>許可する（既定）</text:p>
          </table:table-cell>
          <table:table-cell table:style-name="ce9" office:value-type="string" calcext:value-type="string">
            <text:p>-</text:p>
          </table:table-cell>
          <table:table-cell table:style-name="ce12" office:value-type="string" calcext:value-type="string">
            <text:p>-</text:p>
          </table:table-cell>
          <table:table-cell table:style-name="ce12" table:formula="of:=IF([.K74]=&quot;&quot;;&quot;?&quot;;IF([.M74]=&quot;&quot;;&quot;新規&quot;;IF([.K74]=[.M74];&quot;&quot;;&quot;変更あり&quot;)))">
            <text:p/>
          </table:table-cell>
          <table:table-cell table:style-name="ce10" office:value-type="string" calcext:value-type="string">
            <text:p>-</text:p>
          </table:table-cell>
          <table:table-cell table:style-name="ce9" table:formula="of:=IF([.M74]=&quot;&quot;;&quot;?&quot;;IF([.O74]=&quot;&quot;;&quot;新規&quot;;IF([.M74]=[.O74];&quot;&quot;;&quot;○&quot;)))">
            <text:p/>
          </table:table-cell>
          <table:table-cell table:style-name="ce54" office:value-type="string" calcext:value-type="string">
            <text:p>-</text:p>
          </table:table-cell>
          <table:table-cell table:style-name="ce54" table:number-columns-repeated="2"/>
          <table:table-cell table:style-name="ce63" table:formula="of:=IFERROR(VLOOKUP([.$C74];[$'verify-targets-to-chapters'.$A$1:.$B$999];2;0);IF([.$A74]=&quot;&quot;;&quot;&quot;;&quot;省略&quot;))">
            <text:p/>
          </table:table-cell>
          <table:table-cell table:number-columns-repeated="1006"/>
        </table:table-row>
        <table:table-row table:style-name="ro4">
          <table:table-cell table:style-name="ce1"/>
          <table:table-cell table:style-name="ce4" table:formula="of:=IF([.$A75]&lt;&gt;&quot;&quot;;MAX([.$B$1:.$B74])+1;&quot;&quot;)">
            <text:p/>
          </table:table-cell>
          <table:table-cell table:style-name="ce4" table:formula="of:=CONCATENATE([.$D75];&quot;-&quot;;[.$E75])" office:value-type="string" office:string-value="Security-9-2" calcext:value-type="string">
            <text:p>Security-9-2</text:p>
          </table:table-cell>
          <table:table-cell table:style-name="ce9" office:value-type="string" calcext:value-type="string">
            <text:p>Security-9</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禁止する</text:p>
          </table:table-cell>
          <table:table-cell table:style-name="ce9" office:value-type="string" calcext:value-type="string">
            <text:p>アドオン「Disable about:config」を導入する</text:p>
          </table:table-cell>
          <table:table-cell table:style-name="ce12" office:value-type="string" calcext:value-type="string">
            <text:p>-</text:p>
          </table:table-cell>
          <table:table-cell table:style-name="ce12" table:formula="of:=IF([.K75]=&quot;&quot;;&quot;?&quot;;IF([.M75]=&quot;&quot;;&quot;新規&quot;;IF([.K75]=[.M75];&quot;&quot;;&quot;変更あり&quot;)))">
            <text:p/>
          </table:table-cell>
          <table:table-cell table:style-name="ce10" office:value-type="string" calcext:value-type="string">
            <text:p>-</text:p>
          </table:table-cell>
          <table:table-cell table:style-name="ce9" table:formula="of:=IF([.M75]=&quot;&quot;;&quot;?&quot;;IF([.O75]=&quot;&quot;;&quot;新規&quot;;IF([.M75]=[.O75];&quot;&quot;;&quot;○&quot;)))">
            <text:p/>
          </table:table-cell>
          <table:table-cell table:style-name="ce54" office:value-type="string" calcext:value-type="string">
            <text:p>-</text:p>
          </table:table-cell>
          <table:table-cell table:style-name="ce54" office:value-type="string" calcext:value-type="string">
            <text:p>変更無し</text:p>
          </table:table-cell>
          <table:table-cell table:style-name="ce54" office:value-type="string" calcext:value-type="string">
            <text:p>-</text:p>
          </table:table-cell>
          <table:table-cell table:style-name="ce63" table:formula="of:=IFERROR(VLOOKUP([.$C75];[$'verify-targets-to-chapters'.$A$1:.$B$999];2;0);IF([.$A75]=&quot;&quot;;&quot;&quot;;&quot;省略&quot;))">
            <text:p/>
          </table:table-cell>
          <table:table-cell table:number-columns-repeated="1006"/>
        </table:table-row>
        <table:table-row table:style-name="ro7">
          <table:table-cell table:style-name="ce1"/>
          <table:table-cell table:style-name="ce4" table:formula="of:=IF([.$A76]&lt;&gt;&quot;&quot;;MAX([.$B$1:.$B75])+1;&quot;&quot;)">
            <text:p/>
          </table:table-cell>
          <table:table-cell table:style-name="ce4" table:formula="of:=CONCATENATE([.$D76];&quot;-&quot;;[.$E76])" office:value-type="string" office:string-value="Security-10（廃止）-1" calcext:value-type="string">
            <text:p>Security-10（廃止）-1</text:p>
          </table:table-cell>
          <table:table-cell table:style-name="ce9" office:value-type="string" calcext:value-type="string">
            <text:p>Security-10（廃止）</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エラーコンソールの利用の可否</text:p>
          </table:table-cell>
          <table:table-cell table:style-name="ce22"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Firefox 48で廃止）</text:p>
          </table:table-cell>
          <table:table-cell table:style-name="ce12" table:formula="of:=IF([.K76]=&quot;&quot;;&quot;?&quot;;IF([.M76]=&quot;&quot;;&quot;新規&quot;;IF([.K76]=[.M76];&quot;&quot;;&quot;変更あり&quot;)))" office:value-type="string" office:string-value="変更あり" calcext:value-type="string">
            <text:p>変更あり</text:p>
          </table:table-cell>
          <table:table-cell table:style-name="ce10" office:value-type="string" calcext:value-type="string">
            <text:p>lockPref("devtools.errorconsole.enabled", true);</text:p>
          </table:table-cell>
          <table:table-cell table:style-name="ce9" table:formula="of:=IF([.M76]=&quot;&quot;;&quot;?&quot;;IF([.O76]=&quot;&quot;;&quot;新規&quot;;IF([.M76]=[.O76];&quot;&quot;;&quot;○&quot;)))">
            <text:p/>
          </table:table-cell>
          <table:table-cell table:style-name="ce54" office:value-type="string" calcext:value-type="string">
            <text:p>lockPref("devtools.errorconsole.enabled", true);</text:p>
          </table:table-cell>
          <table:table-cell table:style-name="ce54" office:value-type="string" calcext:value-type="string">
            <text:p>変更無し</text:p>
          </table:table-cell>
          <table:table-cell table:style-name="ce54" office:value-type="string" calcext:value-type="string">
            <text:p>lockPref("devtools.errorconsole.enabled", true);</text:p>
          </table:table-cell>
          <table:table-cell table:style-name="ce63" table:formula="of:=IFERROR(VLOOKUP([.$C76];[$'verify-targets-to-chapters'.$A$1:.$B$999];2;0);IF([.$A76]=&quot;&quot;;&quot;&quot;;&quot;省略&quot;))">
            <text:p/>
          </table:table-cell>
          <table:table-cell table:number-columns-repeated="1006"/>
        </table:table-row>
        <table:table-row table:style-name="ro7">
          <table:table-cell table:style-name="ce1"/>
          <table:table-cell table:style-name="ce4" table:formula="of:=IF([.$A77]&lt;&gt;&quot;&quot;;MAX([.$B$1:.$B76])+1;&quot;&quot;)">
            <text:p/>
          </table:table-cell>
          <table:table-cell table:style-name="ce4" table:formula="of:=CONCATENATE([.$D77];&quot;-&quot;;[.$E77])" office:value-type="string" office:string-value="Security-10（廃止）-2" calcext:value-type="string">
            <text:p>Security-10（廃止）-2</text:p>
          </table:table-cell>
          <table:table-cell table:style-name="ce9" office:value-type="string" calcext:value-type="string">
            <text:p>Security-10（廃止）</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禁止する（既定）</text:p>
          </table:table-cell>
          <table:table-cell table:style-name="ce9" office:value-type="string" calcext:value-type="string">
            <text:p>MCDで設定を反映する</text:p>
          </table:table-cell>
          <table:table-cell table:style-name="ce9" office:value-type="string" calcext:value-type="string">
            <text:p>-</text:p>
          </table:table-cell>
          <table:table-cell table:style-name="ce12" table:formula="of:=IF([.K77]=&quot;&quot;;&quot;?&quot;;IF([.M77]=&quot;&quot;;&quot;新規&quot;;IF([.K77]=[.M77];&quot;&quot;;&quot;変更あり&quot;)))" office:value-type="string" office:string-value="変更あり" calcext:value-type="string">
            <text:p>変更あり</text:p>
          </table:table-cell>
          <table:table-cell table:style-name="ce10" office:value-type="string" calcext:value-type="string">
            <text:p>lockPref("devtools.errorconsole.enabled", false);</text:p>
          </table:table-cell>
          <table:table-cell table:style-name="ce9" table:formula="of:=IF([.M77]=&quot;&quot;;&quot;?&quot;;IF([.O77]=&quot;&quot;;&quot;新規&quot;;IF([.M77]=[.O77];&quot;&quot;;&quot;○&quot;)))">
            <text:p/>
          </table:table-cell>
          <table:table-cell table:style-name="ce54" office:value-type="string" calcext:value-type="string">
            <text:p>lockPref("devtools.errorconsole.enabled", false);</text:p>
          </table:table-cell>
          <table:table-cell table:style-name="ce54" office:value-type="string" calcext:value-type="string">
            <text:p>変更無し</text:p>
          </table:table-cell>
          <table:table-cell table:style-name="ce54" office:value-type="string" calcext:value-type="string">
            <text:p>lockPref("devtools.errorconsole.enabled", false);</text:p>
          </table:table-cell>
          <table:table-cell table:style-name="ce63" table:formula="of:=IFERROR(VLOOKUP([.$C77];[$'verify-targets-to-chapters'.$A$1:.$B$999];2;0);IF([.$A77]=&quot;&quot;;&quot;&quot;;&quot;省略&quot;))">
            <text:p/>
          </table:table-cell>
          <table:table-cell table:number-columns-repeated="1006"/>
        </table:table-row>
        <table:table-row table:style-name="ro4">
          <table:table-cell table:style-name="ce1"/>
          <table:table-cell table:style-name="ce4" table:formula="of:=IF([.$A78]&lt;&gt;&quot;&quot;;MAX([.$B$1:.$B77])+1;&quot;&quot;)">
            <text:p/>
          </table:table-cell>
          <table:table-cell table:style-name="ce4" table:formula="of:=CONCATENATE([.$D78];&quot;-&quot;;[.$E78])" office:value-type="string" office:string-value="Security-11-1" calcext:value-type="string">
            <text:p>Security-11-1</text:p>
          </table:table-cell>
          <table:table-cell table:style-name="ce9" office:value-type="string" calcext:value-type="string">
            <text:p>Security-11</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SNS連携機能の利用の可否</text:p>
          </table:table-cell>
          <table:table-cell table:style-name="ce22" office:value-type="string" calcext:value-type="string" table:number-columns-spanned="1" table:number-rows-spanned="2">
            <text:p>-</text:p>
          </table:table-cell>
          <table:table-cell table:style-name="ce9" office:value-type="string" calcext:value-type="string">
            <text:p>許可する（既定）</text:p>
          </table:table-cell>
          <table:table-cell table:number-columns-repeated="2" table:style-name="ce9" office:value-type="string" calcext:value-type="string">
            <text:p>-</text:p>
          </table:table-cell>
          <table:table-cell table:style-name="ce12" table:formula="of:=IF([.K78]=&quot;&quot;;&quot;?&quot;;IF([.M78]=&quot;&quot;;&quot;新規&quot;;IF([.K78]=[.M78];&quot;&quot;;&quot;変更あり&quot;)))">
            <text:p/>
          </table:table-cell>
          <table:table-cell table:style-name="ce9" office:value-type="string" calcext:value-type="string">
            <text:p>-</text:p>
          </table:table-cell>
          <table:table-cell table:style-name="ce9" table:formula="of:=IF([.M78]=&quot;&quot;;&quot;?&quot;;IF([.O78]=&quot;&quot;;&quot;新規&quot;;IF([.M78]=[.O78];&quot;&quot;;&quot;○&quot;)))">
            <text:p/>
          </table:table-cell>
          <table:table-cell table:style-name="ce54" office:value-type="string" calcext:value-type="string">
            <text:p>-</text:p>
          </table:table-cell>
          <table:table-cell table:style-name="ce54" table:number-columns-repeated="2"/>
          <table:table-cell table:style-name="ce63" table:formula="of:=IFERROR(VLOOKUP([.$C78];[$'verify-targets-to-chapters'.$A$1:.$B$999];2;0);IF([.$A78]=&quot;&quot;;&quot;&quot;;&quot;省略&quot;))">
            <text:p/>
          </table:table-cell>
          <table:table-cell table:number-columns-repeated="1006"/>
        </table:table-row>
        <table:table-row table:style-name="ro26">
          <table:table-cell table:style-name="ce1"/>
          <table:table-cell table:style-name="ce4" table:formula="of:=IF([.$A79]&lt;&gt;&quot;&quot;;MAX([.$B$1:.$B78])+1;&quot;&quot;)">
            <text:p/>
          </table:table-cell>
          <table:table-cell table:style-name="ce4" table:formula="of:=CONCATENATE([.$D79];&quot;-&quot;;[.$E79])" office:value-type="string" office:string-value="Security-11-2" calcext:value-type="string">
            <text:p>Security-11-2</text:p>
          </table:table-cell>
          <table:table-cell table:style-name="ce9" office:value-type="string" calcext:value-type="string">
            <text:p>Security-11</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禁止する</text:p>
          </table:table-cell>
          <table:table-cell table:style-name="ce9"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2" table:formula="of:=IF([.K79]=&quot;&quot;;&quot;?&quot;;IF([.M79]=&quot;&quot;;&quot;新規&quot;;IF([.K79]=[.M79];&quot;&quot;;&quot;変更あり&quot;)))">
            <text:p/>
          </table:table-cell>
          <table:table-cell table:style-name="ce11"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9" table:formula="of:=IF([.M79]=&quot;&quot;;&quot;?&quot;;IF([.O79]=&quot;&quot;;&quot;新規&quot;;IF([.M79]=[.O79];&quot;&quot;;&quot;○&quot;)))" office:value-type="string" office:string-value="○" calcext:value-type="string">
            <text:p>○</text:p>
          </table:table-cell>
          <table:table-cell table:style-name="ce54" office:value-type="string" calcext:value-type="string">
            <text:p>lockPref("social.activeProviders", "");</text:p>
            <text:p>lockPref("social.directories", "");</text:p>
            <text:p><text:span text:style-name="T5">lockPref("social.shareDirectory", "");</text:span></text:p>
            <text:p>lockPref("social.whitelist", "");</text:p>
          </table:table-cell>
          <table:table-cell table:style-name="ce54" table:number-columns-repeated="2"/>
          <table:table-cell table:style-name="ce63" table:formula="of:=IFERROR(VLOOKUP([.$C79];[$'verify-targets-to-chapters'.$A$1:.$B$999];2;0);IF([.$A79]=&quot;&quot;;&quot;&quot;;&quot;省略&quot;))">
            <text:p/>
          </table:table-cell>
          <table:table-cell table:number-columns-repeated="1006"/>
        </table:table-row>
        <table:table-row table:style-name="ro3">
          <table:table-cell table:style-name="ce1"/>
          <table:table-cell table:style-name="ce4" table:formula="of:=IF([.$A80]&lt;&gt;&quot;&quot;;MAX([.$B$1:.$B79])+1;&quot;&quot;)">
            <text:p/>
          </table:table-cell>
          <table:table-cell table:style-name="ce4" table:formula="of:=CONCATENATE([.$D80];&quot;-&quot;;[.$E80])" office:value-type="string" office:string-value="Security-12-1" calcext:value-type="string">
            <text:p>Security-12-1</text:p>
          </table:table-cell>
          <table:table-cell table:style-name="ce9" office:value-type="string" calcext:value-type="string">
            <text:p>Security-12</text:p>
          </table:table-cell>
          <table:table-cell table:style-name="ce9" office:value-type="float" office:value="1" calcext:value-type="float">
            <text:p>1</text:p>
          </table:table-cell>
          <table:table-cell table:style-name="ce23" office:value-type="string" calcext:value-type="string" table:number-columns-spanned="1" table:number-rows-spanned="3">
            <text:p>セキュリティ</text:p>
          </table:table-cell>
          <table:table-cell table:style-name="ce23" office:value-type="string" calcext:value-type="string" table:number-columns-spanned="1" table:number-rows-spanned="3">
            <text:p>JavaScriptの実行の可否</text:p>
          </table:table-cell>
          <table:table-cell table:style-name="ce23" office:value-type="string" calcext:value-type="string" table:number-columns-spanned="1" table:number-rows-spanned="3">
            <text:p>○</text:p>
          </table:table-cell>
          <table:table-cell table:style-name="ce9" office:value-type="string" calcext:value-type="string">
            <text:p>許可する（既定）</text:p>
          </table:table-cell>
          <table:table-cell table:style-name="ce9" office:value-type="string" calcext:value-type="string">
            <text:p>MCDで設定を反映する</text:p>
          </table:table-cell>
          <table:table-cell table:style-name="ce9" office:value-type="string" calcext:value-type="string">
            <text:p>lockPref("javascript.enabled", true);</text:p>
          </table:table-cell>
          <table:table-cell table:style-name="ce12" table:formula="of:=IF([.K80]=&quot;&quot;;&quot;?&quot;;IF([.M80]=&quot;&quot;;&quot;新規&quot;;IF([.K80]=[.M80];&quot;&quot;;&quot;変更あり&quot;)))">
            <text:p/>
          </table:table-cell>
          <table:table-cell table:style-name="ce54" office:value-type="string" calcext:value-type="string">
            <text:p>lockPref("javascript.enabled", true);</text:p>
          </table:table-cell>
          <table:table-cell table:style-name="ce9" table:formula="of:=IF([.M80]=&quot;&quot;;&quot;?&quot;;IF([.O80]=&quot;&quot;;&quot;新規&quot;;IF([.M80]=[.O80];&quot;&quot;;&quot;○&quot;)))">
            <text:p/>
          </table:table-cell>
          <table:table-cell table:style-name="ce54" office:value-type="string" calcext:value-type="string">
            <text:p>lockPref("javascript.enabled", true);</text:p>
          </table:table-cell>
          <table:table-cell table:style-name="ce54" table:number-columns-repeated="2"/>
          <table:table-cell table:style-name="ce63" table:formula="of:=IFERROR(VLOOKUP([.$C80];[$'verify-targets-to-chapters'.$A$1:.$B$999];2;0);IF([.$A80]=&quot;&quot;;&quot;&quot;;&quot;省略&quot;))">
            <text:p/>
          </table:table-cell>
          <table:table-cell table:number-columns-repeated="1006"/>
        </table:table-row>
        <table:table-row table:style-name="ro27">
          <table:table-cell table:style-name="ce1"/>
          <table:table-cell table:style-name="ce4" table:formula="of:=IF([.$A81]&lt;&gt;&quot;&quot;;MAX([.$B$1:.$B80])+1;&quot;&quot;)">
            <text:p/>
          </table:table-cell>
          <table:table-cell table:style-name="ce4" table:formula="of:=CONCATENATE([.$D81];&quot;-&quot;;[.$E81])" office:value-type="string" office:string-value="Security-12-2（廃止）" calcext:value-type="string">
            <text:p>Security-12-2（廃止）</text:p>
          </table:table-cell>
          <table:table-cell table:style-name="ce9" office:value-type="string" calcext:value-type="string">
            <text:p>Security-12</text:p>
          </table:table-cell>
          <table:table-cell table:style-name="ce9" office:value-type="string" calcext:value-type="string">
            <text:p>2（廃止）</text:p>
          </table:table-cell>
          <table:covered-table-cell table:number-columns-repeated="3" table:style-name="ce16"/>
          <table:table-cell table:style-name="ce9" office:value-type="string" calcext:value-type="string">
            <text:p>特定サイトのみ許可する</text:p>
          </table:table-cell>
          <table:table-cell table:style-name="ce9" office:value-type="string" calcext:value-type="string">
            <text:p>1. アドオン「Permission Auto Registerer」を導入する</text:p>
            <text:p>2. MCDで設定を反映する</text:p>
          </table:table-cell>
          <table:table-cell table:style-name="ce9" office:value-type="string" calcext:value-type="string">
            <text:p>-（Firefox 29〜52の間で廃止）</text:p>
          </table:table-cell>
          <table:table-cell table:style-name="ce12" table:formula="of:=IF([.K81]=&quot;&quot;;&quot;?&quot;;IF([.M81]=&quot;&quot;;&quot;新規&quot;;IF([.K81]=[.M81];&quot;&quot;;&quot;変更あり&quot;)))" office:value-type="string" office:string-value="変更あり" calcext:value-type="string">
            <text:p>変更あり</text:p>
          </table:table-cell>
          <table:table-cell table:style-name="ce54"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9" table:formula="of:=IF([.M81]=&quot;&quot;;&quot;?&quot;;IF([.O81]=&quot;&quot;;&quot;新規&quot;;IF([.M81]=[.O81];&quot;&quot;;&quot;○&quot;)))">
            <text:p/>
          </table:table-cell>
          <table:table-cell table:style-name="ce54"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54" table:number-columns-repeated="2"/>
          <table:table-cell table:style-name="ce63" table:formula="of:=IFERROR(VLOOKUP([.$C81];[$'verify-targets-to-chapters'.$A$1:.$B$999];2;0);IF([.$A81]=&quot;&quot;;&quot;&quot;;&quot;省略&quot;))">
            <text:p/>
          </table:table-cell>
          <table:table-cell table:number-columns-repeated="1006"/>
        </table:table-row>
        <table:table-row table:style-name="ro3">
          <table:table-cell table:style-name="ce1"/>
          <table:table-cell table:style-name="ce4" table:formula="of:=IF([.$A82]&lt;&gt;&quot;&quot;;MAX([.$B$1:.$B81])+1;&quot;&quot;)">
            <text:p/>
          </table:table-cell>
          <table:table-cell table:style-name="ce4" table:formula="of:=CONCATENATE([.$D82];&quot;-&quot;;[.$E82])" office:value-type="string" office:string-value="Security-12-3" calcext:value-type="string">
            <text:p>Security-12-3</text:p>
          </table:table-cell>
          <table:table-cell table:style-name="ce9" office:value-type="string" calcext:value-type="string">
            <text:p>Security-12</text:p>
          </table:table-cell>
          <table:table-cell table:style-name="ce9" office:value-type="float" office:value="3" calcext:value-type="float">
            <text:p>3</text:p>
          </table:table-cell>
          <table:covered-table-cell table:number-columns-repeated="3" table:style-name="ce16"/>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javascript.enabled", false);</text:p>
          </table:table-cell>
          <table:table-cell table:style-name="ce12" table:formula="of:=IF([.K82]=&quot;&quot;;&quot;?&quot;;IF([.M82]=&quot;&quot;;&quot;新規&quot;;IF([.K82]=[.M82];&quot;&quot;;&quot;変更あり&quot;)))">
            <text:p/>
          </table:table-cell>
          <table:table-cell table:style-name="ce54" office:value-type="string" calcext:value-type="string">
            <text:p>lockPref("javascript.enabled", false);</text:p>
          </table:table-cell>
          <table:table-cell table:style-name="ce9" table:formula="of:=IF([.M82]=&quot;&quot;;&quot;?&quot;;IF([.O82]=&quot;&quot;;&quot;新規&quot;;IF([.M82]=[.O82];&quot;&quot;;&quot;○&quot;)))">
            <text:p/>
          </table:table-cell>
          <table:table-cell table:style-name="ce54" office:value-type="string" calcext:value-type="string">
            <text:p>lockPref("javascript.enabled", false);</text:p>
          </table:table-cell>
          <table:table-cell table:style-name="ce54" table:number-columns-repeated="2"/>
          <table:table-cell table:style-name="ce63" table:formula="of:=IFERROR(VLOOKUP([.$C82];[$'verify-targets-to-chapters'.$A$1:.$B$999];2;0);IF([.$A82]=&quot;&quot;;&quot;&quot;;&quot;省略&quot;))">
            <text:p/>
          </table:table-cell>
          <table:table-cell table:number-columns-repeated="1006"/>
        </table:table-row>
        <table:table-row table:style-name="ro27">
          <table:table-cell table:style-name="ce1"/>
          <table:table-cell table:style-name="ce4" table:formula="of:=IF([.$A83]&lt;&gt;&quot;&quot;;MAX([.$B$1:.$B82])+1;&quot;&quot;)">
            <text:p/>
          </table:table-cell>
          <table:table-cell table:style-name="ce4" table:formula="of:=CONCATENATE([.$D83];&quot;-&quot;;[.$E83])" office:value-type="string" office:string-value="Security-13-1" calcext:value-type="string">
            <text:p>Security-13-1</text:p>
          </table:table-cell>
          <table:table-cell table:style-name="ce9" office:value-type="string" calcext:value-type="string">
            <text:p>Security-13</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ローカルファイルの読み込みの可否</text:p>
          </table:table-cell>
          <table:table-cell table:style-name="ce22" office:value-type="string" calcext:value-type="string" table:number-columns-spanned="1" table:number-rows-spanned="2">
            <text:p>○</text:p>
          </table:table-cell>
          <table:table-cell table:style-name="ce9" office:value-type="string" calcext:value-type="string">
            <text:p>特定サイトのみ許可する</text:p>
          </table:table-cell>
          <table:table-cell table:style-name="ce9" office:value-type="string" calcext:value-type="string">
            <text:p>MCDで設定を反映する</text:p>
          </table:table-cell>
          <table:table-cell table:style-name="ce9"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2" table:formula="of:=IF([.K83]=&quot;&quot;;&quot;?&quot;;IF([.M83]=&quot;&quot;;&quot;新規&quot;;IF([.K83]=[.M83];&quot;&quot;;&quot;変更あり&quot;)))">
            <text:p/>
          </table:table-cell>
          <table:table-cell table:style-name="ce54"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9" table:formula="of:=IF([.M83]=&quot;&quot;;&quot;?&quot;;IF([.O83]=&quot;&quot;;&quot;新規&quot;;IF([.M83]=[.O83];&quot;&quot;;&quot;○&quot;)))" office:value-type="string" office:string-value="○" calcext:value-type="string">
            <text:p>○</text:p>
          </table:table-cell>
          <table:table-cell table:style-name="ce54"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54" table:number-columns-repeated="2"/>
          <table:table-cell table:style-name="ce63" table:formula="of:=IFERROR(VLOOKUP([.$C83];[$'verify-targets-to-chapters'.$A$1:.$B$999];2;0);IF([.$A83]=&quot;&quot;;&quot;&quot;;&quot;省略&quot;))">
            <text:p/>
          </table:table-cell>
          <table:table-cell table:number-columns-repeated="1006"/>
        </table:table-row>
        <table:table-row table:style-name="ro4">
          <table:table-cell table:style-name="ce1"/>
          <table:table-cell table:style-name="ce4" table:formula="of:=IF([.$A84]&lt;&gt;&quot;&quot;;MAX([.$B$1:.$B83])+1;&quot;&quot;)">
            <text:p/>
          </table:table-cell>
          <table:table-cell table:style-name="ce4" table:formula="of:=CONCATENATE([.$D84];&quot;-&quot;;[.$E84])" office:value-type="string" office:string-value="Security-13-2" calcext:value-type="string">
            <text:p>Security-13-2</text:p>
          </table:table-cell>
          <table:table-cell table:style-name="ce9" office:value-type="string" calcext:value-type="string">
            <text:p>Security-13</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禁止する（既定）</text:p>
          </table:table-cell>
          <table:table-cell table:style-name="ce9" office:value-type="string" calcext:value-type="string">
            <text:p>-</text:p>
          </table:table-cell>
          <table:table-cell table:style-name="ce12" office:value-type="string" calcext:value-type="string">
            <text:p>-</text:p>
          </table:table-cell>
          <table:table-cell table:style-name="ce12" table:formula="of:=IF([.K84]=&quot;&quot;;&quot;?&quot;;IF([.M84]=&quot;&quot;;&quot;新規&quot;;IF([.K84]=[.M84];&quot;&quot;;&quot;変更あり&quot;)))">
            <text:p/>
          </table:table-cell>
          <table:table-cell table:style-name="ce54" office:value-type="string" calcext:value-type="string">
            <text:p>-</text:p>
          </table:table-cell>
          <table:table-cell table:style-name="ce9" table:formula="of:=IF([.M84]=&quot;&quot;;&quot;?&quot;;IF([.O84]=&quot;&quot;;&quot;新規&quot;;IF([.M84]=[.O84];&quot;&quot;;&quot;○&quot;)))">
            <text:p/>
          </table:table-cell>
          <table:table-cell table:style-name="ce54" office:value-type="string" calcext:value-type="string">
            <text:p>-</text:p>
          </table:table-cell>
          <table:table-cell table:style-name="ce54" table:number-columns-repeated="2"/>
          <table:table-cell table:style-name="ce63" table:formula="of:=IFERROR(VLOOKUP([.$C84];[$'verify-targets-to-chapters'.$A$1:.$B$999];2;0);IF([.$A84]=&quot;&quot;;&quot;&quot;;&quot;省略&quot;))">
            <text:p/>
          </table:table-cell>
          <table:table-cell table:number-columns-repeated="1006"/>
        </table:table-row>
        <table:table-row table:style-name="ro3">
          <table:table-cell table:style-name="ce1"/>
          <table:table-cell table:style-name="ce4" table:formula="of:=IF([.$A85]&lt;&gt;&quot;&quot;;MAX([.$B$1:.$B84])+1;&quot;&quot;)">
            <text:p/>
          </table:table-cell>
          <table:table-cell table:style-name="ce4" table:formula="of:=CONCATENATE([.$D85];&quot;-&quot;;[.$E85])" office:value-type="string" office:string-value="Security-14-1" calcext:value-type="string">
            <text:p>Security-14-1</text:p>
          </table:table-cell>
          <table:table-cell table:style-name="ce9" office:value-type="string" calcext:value-type="string">
            <text:p>Security-14</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ローカルファイルからの他ディレクトリの参照の可否</text:p>
          </table:table-cell>
          <table:table-cell table:style-name="ce22"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security.fileuri.strict_origin_policy", false);</text:p>
          </table:table-cell>
          <table:table-cell table:style-name="ce12" table:formula="of:=IF([.K85]=&quot;&quot;;&quot;?&quot;;IF([.M85]=&quot;&quot;;&quot;新規&quot;;IF([.K85]=[.M85];&quot;&quot;;&quot;変更あり&quot;)))">
            <text:p/>
          </table:table-cell>
          <table:table-cell table:style-name="ce54" office:value-type="string" calcext:value-type="string">
            <text:p>lockPref("security.fileuri.strict_origin_policy", false);</text:p>
          </table:table-cell>
          <table:table-cell table:style-name="ce9" table:formula="of:=IF([.M85]=&quot;&quot;;&quot;?&quot;;IF([.O85]=&quot;&quot;;&quot;新規&quot;;IF([.M85]=[.O85];&quot;&quot;;&quot;○&quot;)))">
            <text:p/>
          </table:table-cell>
          <table:table-cell table:style-name="ce54" office:value-type="string" calcext:value-type="string">
            <text:p>lockPref("security.fileuri.strict_origin_policy", false);</text:p>
          </table:table-cell>
          <table:table-cell table:style-name="ce54" table:number-columns-repeated="2"/>
          <table:table-cell table:style-name="ce63" table:formula="of:=IFERROR(VLOOKUP([.$C85];[$'verify-targets-to-chapters'.$A$1:.$B$999];2;0);IF([.$A85]=&quot;&quot;;&quot;&quot;;&quot;省略&quot;))">
            <text:p/>
          </table:table-cell>
          <table:table-cell table:number-columns-repeated="1006"/>
        </table:table-row>
        <table:table-row table:style-name="ro3">
          <table:table-cell table:style-name="ce1"/>
          <table:table-cell table:style-name="ce4" table:formula="of:=IF([.$A86]&lt;&gt;&quot;&quot;;MAX([.$B$1:.$B85])+1;&quot;&quot;)">
            <text:p/>
          </table:table-cell>
          <table:table-cell table:style-name="ce4" table:formula="of:=CONCATENATE([.$D86];&quot;-&quot;;[.$E86])" office:value-type="string" office:string-value="Security-14-2" calcext:value-type="string">
            <text:p>Security-14-2</text:p>
          </table:table-cell>
          <table:table-cell table:style-name="ce9" office:value-type="string" calcext:value-type="string">
            <text:p>Security-14</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禁止する（既定）</text:p>
          </table:table-cell>
          <table:table-cell table:style-name="ce9" office:value-type="string" calcext:value-type="string">
            <text:p>MCDで設定を反映する</text:p>
          </table:table-cell>
          <table:table-cell table:style-name="ce9" office:value-type="string" calcext:value-type="string">
            <text:p>lockPref("security.fileuri.strict_origin_policy", true);</text:p>
          </table:table-cell>
          <table:table-cell table:style-name="ce12" table:formula="of:=IF([.K86]=&quot;&quot;;&quot;?&quot;;IF([.M86]=&quot;&quot;;&quot;新規&quot;;IF([.K86]=[.M86];&quot;&quot;;&quot;変更あり&quot;)))">
            <text:p/>
          </table:table-cell>
          <table:table-cell table:style-name="ce54" office:value-type="string" calcext:value-type="string">
            <text:p>lockPref("security.fileuri.strict_origin_policy", true);</text:p>
          </table:table-cell>
          <table:table-cell table:style-name="ce9" table:formula="of:=IF([.M86]=&quot;&quot;;&quot;?&quot;;IF([.O86]=&quot;&quot;;&quot;新規&quot;;IF([.M86]=[.O86];&quot;&quot;;&quot;○&quot;)))">
            <text:p/>
          </table:table-cell>
          <table:table-cell table:style-name="ce54" office:value-type="string" calcext:value-type="string">
            <text:p>lockPref("security.fileuri.strict_origin_policy", true);</text:p>
          </table:table-cell>
          <table:table-cell table:style-name="ce54" table:number-columns-repeated="2"/>
          <table:table-cell table:style-name="ce63" table:formula="of:=IFERROR(VLOOKUP([.$C86];[$'verify-targets-to-chapters'.$A$1:.$B$999];2;0);IF([.$A86]=&quot;&quot;;&quot;&quot;;&quot;省略&quot;))">
            <text:p/>
          </table:table-cell>
          <table:table-cell table:number-columns-repeated="1006"/>
        </table:table-row>
        <table:table-row table:style-name="ro4">
          <table:table-cell table:style-name="ce1"/>
          <table:table-cell table:style-name="ce4" table:formula="of:=IF([.$A87]&lt;&gt;&quot;&quot;;MAX([.$B$1:.$B86])+1;&quot;&quot;)">
            <text:p/>
          </table:table-cell>
          <table:table-cell table:style-name="ce4" table:formula="of:=CONCATENATE([.$D87];&quot;-&quot;;[.$E87])" office:value-type="string" office:string-value="Security-15-1" calcext:value-type="string">
            <text:p>Security-15-1</text:p>
          </table:table-cell>
          <table:table-cell table:style-name="ce9" office:value-type="string" calcext:value-type="string">
            <text:p>Security-15</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その他、バックグラウンドで行われる外部への通信の可否</text:p>
          </table:table-cell>
          <table:table-cell table:style-name="ce22" office:value-type="string" calcext:value-type="string" table:number-columns-spanned="1" table:number-rows-spanned="2">
            <text:p>-</text:p>
          </table:table-cell>
          <table:table-cell table:style-name="ce9" office:value-type="string" calcext:value-type="string">
            <text:p>許可する（既定）</text:p>
          </table:table-cell>
          <table:table-cell table:style-name="ce9" office:value-type="string" calcext:value-type="string">
            <text:p>-</text:p>
          </table:table-cell>
          <table:table-cell table:style-name="ce12" office:value-type="string" calcext:value-type="string">
            <text:p>-</text:p>
          </table:table-cell>
          <table:table-cell table:style-name="ce12" table:formula="of:=IF([.K87]=&quot;&quot;;&quot;?&quot;;IF([.M87]=&quot;&quot;;&quot;新規&quot;;IF([.K87]=[.M87];&quot;&quot;;&quot;変更あり&quot;)))">
            <text:p/>
          </table:table-cell>
          <table:table-cell table:style-name="ce54" office:value-type="string" calcext:value-type="string">
            <text:p>-</text:p>
          </table:table-cell>
          <table:table-cell table:style-name="ce9" table:formula="of:=IF([.M87]=&quot;&quot;;&quot;?&quot;;IF([.O87]=&quot;&quot;;&quot;新規&quot;;IF([.M87]=[.O87];&quot;&quot;;&quot;○&quot;)))">
            <text:p/>
          </table:table-cell>
          <table:table-cell table:style-name="ce54" office:value-type="string" calcext:value-type="string">
            <text:p>-</text:p>
          </table:table-cell>
          <table:table-cell table:style-name="ce54" table:number-columns-repeated="2"/>
          <table:table-cell table:style-name="ce63" table:formula="of:=IFERROR(VLOOKUP([.$C87];[$'verify-targets-to-chapters'.$A$1:.$B$999];2;0);IF([.$A87]=&quot;&quot;;&quot;&quot;;&quot;省略&quot;))">
            <text:p/>
          </table:table-cell>
          <table:table-cell table:number-columns-repeated="1006"/>
        </table:table-row>
        <table:table-row table:style-name="ro28">
          <table:table-cell table:style-name="ce1"/>
          <table:table-cell table:style-name="ce4" table:formula="of:=IF([.$A88]&lt;&gt;&quot;&quot;;MAX([.$B$1:.$B87])+1;&quot;&quot;)">
            <text:p/>
          </table:table-cell>
          <table:table-cell table:style-name="ce4" table:formula="of:=CONCATENATE([.$D88];&quot;-&quot;;[.$E88])" office:value-type="string" office:string-value="Security-15-2" calcext:value-type="string">
            <text:p>Security-15-2</text:p>
          </table:table-cell>
          <table:table-cell table:style-name="ce9" office:value-type="string" calcext:value-type="string">
            <text:p>Security-15</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禁止する</text:p>
          </table:table-cell>
          <table:table-cell table:style-name="ce9" office:value-type="string" calcext:value-type="string">
            <text:p>MCDで設定を反映する</text:p>
          </table:table-cell>
          <table:table-cell table:style-name="ce12"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2" table:formula="of:=IF([.K88]=&quot;&quot;;&quot;?&quot;;IF([.M88]=&quot;&quot;;&quot;新規&quot;;IF([.K88]=[.M88];&quot;&quot;;&quot;変更あり&quot;)))" office:value-type="string" office:string-value="変更あり" calcext:value-type="string">
            <text:p>変更あり</text:p>
          </table:table-cell>
          <table:table-cell table:style-name="ce9"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1">*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1">*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9" table:formula="of:=IF([.M88]=&quot;&quot;;&quot;?&quot;;IF([.O88]=&quot;&quot;;&quot;新規&quot;;IF([.M88]=[.O88];&quot;&quot;;&quot;○&quot;)))" office:value-type="string" office:string-value="○" calcext:value-type="string">
            <text:p>○</text:p>
          </table:table-cell>
          <table:table-cell table:style-name="ce54"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54" table:number-columns-repeated="2"/>
          <table:table-cell table:style-name="ce63" table:formula="of:=IFERROR(VLOOKUP([.$C88];[$'verify-targets-to-chapters'.$A$1:.$B$999];2;0);IF([.$A88]=&quot;&quot;;&quot;&quot;;&quot;省略&quot;))">
            <text:p/>
          </table:table-cell>
          <table:table-cell table:number-columns-repeated="1006"/>
        </table:table-row>
        <table:table-row table:style-name="ro3">
          <table:table-cell table:style-name="ce1"/>
          <table:table-cell table:style-name="ce4" table:formula="of:=IF([.$A89]&lt;&gt;&quot;&quot;;MAX([.$B$1:.$B88])+1;&quot;&quot;)">
            <text:p/>
          </table:table-cell>
          <table:table-cell table:style-name="ce4" table:formula="of:=CONCATENATE([.$D89];&quot;-&quot;;[.$E89])" office:value-type="string" office:string-value="Security-16-1" calcext:value-type="string">
            <text:p>Security-16-1</text:p>
          </table:table-cell>
          <table:table-cell table:style-name="ce9" office:value-type="string" calcext:value-type="string">
            <text:p>Security-16</text:p>
          </table:table-cell>
          <table:table-cell table:style-name="ce9" office:value-type="float" office:value="1" calcext:value-type="float">
            <text:p>1</text:p>
          </table:table-cell>
          <table:table-cell table:style-name="ce23" office:value-type="string" calcext:value-type="string" table:number-columns-spanned="1" table:number-rows-spanned="3">
            <text:p>セキュリティ</text:p>
          </table:table-cell>
          <table:table-cell table:style-name="ce23" office:value-type="string" calcext:value-type="string" table:number-columns-spanned="1" table:number-rows-spanned="3">
            <text:p>フルスクリーン表示の可否</text:p>
          </table:table-cell>
          <table:table-cell table:style-name="ce23" office:value-type="string" calcext:value-type="string" table:number-columns-spanned="1" table:number-rows-spanned="3">
            <text:p>○</text:p>
          </table:table-cell>
          <table:table-cell table:style-name="ce9" office:value-type="string" calcext:value-type="string">
            <text:p>確認の上で許可する（既定）</text:p>
          </table:table-cell>
          <table:table-cell table:style-name="ce9" office:value-type="string" calcext:value-type="string">
            <text:p>MCDで設定を反映する</text:p>
          </table:table-cell>
          <table:table-cell table:style-name="ce9" office:value-type="string" calcext:value-type="string">
            <text:p>lockPref("full-screen-api.enabled", true);</text:p>
          </table:table-cell>
          <table:table-cell table:style-name="ce12" table:formula="of:=IF([.K89]=&quot;&quot;;&quot;?&quot;;IF([.M89]=&quot;&quot;;&quot;新規&quot;;IF([.K89]=[.M89];&quot;&quot;;&quot;変更あり&quot;)))">
            <text:p/>
          </table:table-cell>
          <table:table-cell table:style-name="ce54" office:value-type="string" calcext:value-type="string">
            <text:p>lockPref("full-screen-api.enabled", true);</text:p>
          </table:table-cell>
          <table:table-cell table:style-name="ce9" table:formula="of:=IF([.M89]=&quot;&quot;;&quot;?&quot;;IF([.O89]=&quot;&quot;;&quot;新規&quot;;IF([.M89]=[.O89];&quot;&quot;;&quot;○&quot;)))">
            <text:p/>
          </table:table-cell>
          <table:table-cell table:style-name="ce54" office:value-type="string" calcext:value-type="string">
            <text:p>lockPref("full-screen-api.enabled", true);</text:p>
          </table:table-cell>
          <table:table-cell table:style-name="ce54" table:number-columns-repeated="2"/>
          <table:table-cell table:style-name="ce63" table:formula="of:=IFERROR(VLOOKUP([.$C89];[$'verify-targets-to-chapters'.$A$1:.$B$999];2;0);IF([.$A89]=&quot;&quot;;&quot;&quot;;&quot;省略&quot;))">
            <text:p/>
          </table:table-cell>
          <table:table-cell table:number-columns-repeated="1006"/>
        </table:table-row>
        <table:table-row table:style-name="ro7">
          <table:table-cell table:style-name="ce1"/>
          <table:table-cell table:style-name="ce4" table:formula="of:=IF([.$A90]&lt;&gt;&quot;&quot;;MAX([.$B$1:.$B89])+1;&quot;&quot;)">
            <text:p/>
          </table:table-cell>
          <table:table-cell table:style-name="ce4" table:formula="of:=CONCATENATE([.$D90];&quot;-&quot;;[.$E90])" office:value-type="string" office:string-value="Security-16-2" calcext:value-type="string">
            <text:p>Security-16-2</text:p>
          </table:table-cell>
          <table:table-cell table:style-name="ce9" office:value-type="string" calcext:value-type="string">
            <text:p>Security-16</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特定サイトのみ確認なしで許可する</text:p>
          </table:table-cell>
          <table:table-cell table:style-name="ce9" office:value-type="string" calcext:value-type="string">
            <text:p>1. アドオン「Permission Auto Registerer」を導入する</text:p>
            <text:p>2. MCDで設定を反映する</text:p>
          </table:table-cell>
          <table:table-cell table:style-name="ce12" office:value-type="string" calcext:value-type="string">
            <text:p>Firefox 45で廃止</text:p>
          </table:table-cell>
          <table:table-cell table:style-name="ce12" table:formula="of:=IF([.K90]=&quot;&quot;;&quot;?&quot;;IF([.M90]=&quot;&quot;;&quot;新規&quot;;IF([.K90]=[.M90];&quot;&quot;;&quot;変更あり&quot;)))" office:value-type="string" office:string-value="変更あり" calcext:value-type="string">
            <text:p>変更あり</text:p>
          </table:table-cell>
          <table:table-cell table:style-name="ce56" office:value-type="string" calcext:value-type="string">
            <text:p>Firefox 45で廃止（Firefox 41までは許可するかどうかのポップアップだったが、Firefox 42からは通知のみのポップアップに変更された）</text:p>
          </table:table-cell>
          <table:table-cell table:style-name="ce9" table:formula="of:=IF([.M90]=&quot;&quot;;&quot;?&quot;;IF([.O90]=&quot;&quot;;&quot;新規&quot;;IF([.M90]=[.O90];&quot;&quot;;&quot;○&quot;)))" office:value-type="string" office:string-value="○" calcext:value-type="string">
            <text:p>○</text:p>
          </table:table-cell>
          <table:table-cell table:style-name="ce54" office:value-type="string" calcext:value-type="string">
            <text:p>lockPref("extensions.autopermission.sites.(site)", "fullscreen=1");</text:p>
          </table:table-cell>
          <table:table-cell table:style-name="ce54" table:number-columns-repeated="2"/>
          <table:table-cell table:style-name="ce63" table:formula="of:=IFERROR(VLOOKUP([.$C90];[$'verify-targets-to-chapters'.$A$1:.$B$999];2;0);IF([.$A90]=&quot;&quot;;&quot;&quot;;&quot;省略&quot;))">
            <text:p/>
          </table:table-cell>
          <table:table-cell table:number-columns-repeated="1006"/>
        </table:table-row>
        <table:table-row table:style-name="ro3">
          <table:table-cell table:style-name="ce1"/>
          <table:table-cell table:style-name="ce4" table:formula="of:=IF([.$A91]&lt;&gt;&quot;&quot;;MAX([.$B$1:.$B90])+1;&quot;&quot;)">
            <text:p/>
          </table:table-cell>
          <table:table-cell table:style-name="ce4" table:formula="of:=CONCATENATE([.$D91];&quot;-&quot;;[.$E91])" office:value-type="string" office:string-value="Security-16-3" calcext:value-type="string">
            <text:p>Security-16-3</text:p>
          </table:table-cell>
          <table:table-cell table:style-name="ce9" office:value-type="string" calcext:value-type="string">
            <text:p>Security-16</text:p>
          </table:table-cell>
          <table:table-cell table:style-name="ce9" office:value-type="float" office:value="3" calcext:value-type="float">
            <text:p>3</text:p>
          </table:table-cell>
          <table:covered-table-cell table:number-columns-repeated="3" table:style-name="ce16"/>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full-screen-api.enabled", false);</text:p>
          </table:table-cell>
          <table:table-cell table:style-name="ce12" table:formula="of:=IF([.K91]=&quot;&quot;;&quot;?&quot;;IF([.M91]=&quot;&quot;;&quot;新規&quot;;IF([.K91]=[.M91];&quot;&quot;;&quot;変更あり&quot;)))">
            <text:p/>
          </table:table-cell>
          <table:table-cell table:style-name="ce54" office:value-type="string" calcext:value-type="string">
            <text:p>lockPref("full-screen-api.enabled", false);</text:p>
          </table:table-cell>
          <table:table-cell table:style-name="ce9" table:formula="of:=IF([.M91]=&quot;&quot;;&quot;?&quot;;IF([.O91]=&quot;&quot;;&quot;新規&quot;;IF([.M91]=[.O91];&quot;&quot;;&quot;○&quot;)))">
            <text:p/>
          </table:table-cell>
          <table:table-cell table:style-name="ce54" office:value-type="string" calcext:value-type="string">
            <text:p>lockPref("full-screen-api.enabled", false);</text:p>
          </table:table-cell>
          <table:table-cell table:style-name="ce54" table:number-columns-repeated="2"/>
          <table:table-cell table:style-name="ce63" table:formula="of:=IFERROR(VLOOKUP([.$C91];[$'verify-targets-to-chapters'.$A$1:.$B$999];2;0);IF([.$A91]=&quot;&quot;;&quot;&quot;;&quot;省略&quot;))">
            <text:p/>
          </table:table-cell>
          <table:table-cell table:number-columns-repeated="1006"/>
        </table:table-row>
        <table:table-row table:style-name="ro4">
          <table:table-cell table:style-name="ce1"/>
          <table:table-cell table:style-name="ce4" table:formula="of:=IF([.$A92]&lt;&gt;&quot;&quot;;MAX([.$B$1:.$B91])+1;&quot;&quot;)">
            <text:p/>
          </table:table-cell>
          <table:table-cell table:style-name="ce4" table:formula="of:=CONCATENATE([.$D92];&quot;-&quot;;[.$E92])" office:value-type="string" office:string-value="Security-17-1" calcext:value-type="string">
            <text:p>Security-17-1</text:p>
          </table:table-cell>
          <table:table-cell table:style-name="ce9" office:value-type="string" calcext:value-type="string">
            <text:p>Security-17</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about:homeからマーケットプレイスへの遷移の可否</text:p>
          </table:table-cell>
          <table:table-cell table:style-name="ce22" office:value-type="string" calcext:value-type="string" table:number-columns-spanned="1" table:number-rows-spanned="2">
            <text:p>-</text:p>
          </table:table-cell>
          <table:table-cell table:style-name="ce9" office:value-type="string" calcext:value-type="string">
            <text:p>許可する（規定）</text:p>
          </table:table-cell>
          <table:table-cell table:style-name="ce9" office:value-type="string" calcext:value-type="string">
            <text:p>-</text:p>
          </table:table-cell>
          <table:table-cell table:style-name="ce10" office:value-type="string" calcext:value-type="string">
            <text:p>Firefox 45で廃止</text:p>
          </table:table-cell>
          <table:table-cell table:style-name="ce12" table:formula="of:=IF([.K92]=&quot;&quot;;&quot;?&quot;;IF([.M92]=&quot;&quot;;&quot;新規&quot;;IF([.K92]=[.M92];&quot;&quot;;&quot;変更あり&quot;)))">
            <text:p/>
          </table:table-cell>
          <table:table-cell table:style-name="ce56" office:value-type="string" calcext:value-type="string">
            <text:p>Firefox 45で廃止</text:p>
          </table:table-cell>
          <table:table-cell table:style-name="ce9" table:formula="of:=IF([.M92]=&quot;&quot;;&quot;?&quot;;IF([.O92]=&quot;&quot;;&quot;新規&quot;;IF([.M92]=[.O92];&quot;&quot;;&quot;○&quot;)))" office:value-type="string" office:string-value="○" calcext:value-type="string">
            <text:p>○</text:p>
          </table:table-cell>
          <table:table-cell table:style-name="ce54" office:value-type="string" calcext:value-type="string">
            <text:p>-</text:p>
          </table:table-cell>
          <table:table-cell table:style-name="ce54" table:number-columns-repeated="2"/>
          <table:table-cell table:style-name="ce63" table:formula="of:=IFERROR(VLOOKUP([.$C92];[$'verify-targets-to-chapters'.$A$1:.$B$999];2;0);IF([.$A92]=&quot;&quot;;&quot;&quot;;&quot;省略&quot;))">
            <text:p/>
          </table:table-cell>
          <table:table-cell table:number-columns-repeated="1006"/>
        </table:table-row>
        <table:table-row table:style-name="ro3">
          <table:table-cell table:style-name="ce1"/>
          <table:table-cell table:style-name="ce4" table:formula="of:=IF([.$A93]&lt;&gt;&quot;&quot;;MAX([.$B$1:.$B92])+1;&quot;&quot;)">
            <text:p/>
          </table:table-cell>
          <table:table-cell table:style-name="ce4" table:formula="of:=CONCATENATE([.$D93];&quot;-&quot;;[.$E93])" office:value-type="string" office:string-value="Security-17-2" calcext:value-type="string">
            <text:p>Security-17-2</text:p>
          </table:table-cell>
          <table:table-cell table:style-name="ce9" office:value-type="string" calcext:value-type="string">
            <text:p>Security-17</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禁止する</text:p>
          </table:table-cell>
          <table:table-cell table:style-name="ce9" office:value-type="string" calcext:value-type="string">
            <text:p>MCDで設定を反映する</text:p>
          </table:table-cell>
          <table:table-cell table:style-name="ce10" office:value-type="string" calcext:value-type="string">
            <text:p>Firefox 45で廃止</text:p>
          </table:table-cell>
          <table:table-cell table:style-name="ce12" table:formula="of:=IF([.K93]=&quot;&quot;;&quot;?&quot;;IF([.M93]=&quot;&quot;;&quot;新規&quot;;IF([.K93]=[.M93];&quot;&quot;;&quot;変更あり&quot;)))">
            <text:p/>
          </table:table-cell>
          <table:table-cell table:style-name="ce56" office:value-type="string" calcext:value-type="string">
            <text:p>Firefox 45で廃止</text:p>
          </table:table-cell>
          <table:table-cell table:style-name="ce9" table:formula="of:=IF([.M93]=&quot;&quot;;&quot;?&quot;;IF([.O93]=&quot;&quot;;&quot;新規&quot;;IF([.M93]=[.O93];&quot;&quot;;&quot;○&quot;)))" office:value-type="string" office:string-value="○" calcext:value-type="string">
            <text:p>○</text:p>
          </table:table-cell>
          <table:table-cell table:style-name="ce54" office:value-type="string" calcext:value-type="string">
            <text:p>lockPref("browser.apps.URL", "");</text:p>
          </table:table-cell>
          <table:table-cell table:style-name="ce54" table:number-columns-repeated="2"/>
          <table:table-cell table:style-name="ce63" table:formula="of:=IFERROR(VLOOKUP([.$C93];[$'verify-targets-to-chapters'.$A$1:.$B$999];2;0);IF([.$A93]=&quot;&quot;;&quot;&quot;;&quot;省略&quot;))">
            <text:p/>
          </table:table-cell>
          <table:table-cell table:number-columns-repeated="1006"/>
        </table:table-row>
        <table:table-row table:style-name="ro4">
          <table:table-cell table:style-name="ce1"/>
          <table:table-cell table:style-name="ce4" table:formula="of:=IF([.$A94]&lt;&gt;&quot;&quot;;MAX([.$B$1:.$B93])+1;&quot;&quot;)">
            <text:p/>
          </table:table-cell>
          <table:table-cell table:style-name="ce4" table:formula="of:=CONCATENATE([.$D94];&quot;-&quot;;[.$E94])" office:value-type="string" office:string-value="Security-18-1" calcext:value-type="string">
            <text:p>Security-18-1</text:p>
          </table:table-cell>
          <table:table-cell table:style-name="ce9" office:value-type="string" calcext:value-type="string">
            <text:p>Security-18</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ツールバーカスタマイズにおける、「その他のテーマを入手」の遷移の可否</text:p>
          </table:table-cell>
          <table:table-cell table:style-name="ce22" office:value-type="string" calcext:value-type="string" table:number-columns-spanned="1" table:number-rows-spanned="2">
            <text:p>-</text:p>
          </table:table-cell>
          <table:table-cell table:style-name="ce9" office:value-type="string" calcext:value-type="string">
            <text:p>許可する（規定）</text:p>
          </table:table-cell>
          <table:table-cell table:style-name="ce9" office:value-type="string" calcext:value-type="string">
            <text:p>-</text:p>
          </table:table-cell>
          <table:table-cell table:style-name="ce10" office:value-type="string" calcext:value-type="string">
            <text:p>-</text:p>
          </table:table-cell>
          <table:table-cell table:style-name="ce12" table:formula="of:=IF([.K94]=&quot;&quot;;&quot;?&quot;;IF([.M94]=&quot;&quot;;&quot;新規&quot;;IF([.K94]=[.M94];&quot;&quot;;&quot;変更あり&quot;)))">
            <text:p/>
          </table:table-cell>
          <table:table-cell table:style-name="ce10" office:value-type="string" calcext:value-type="string">
            <text:p>-</text:p>
          </table:table-cell>
          <table:table-cell table:style-name="ce9" table:formula="of:=IF([.M94]=&quot;&quot;;&quot;?&quot;;IF([.O94]=&quot;&quot;;&quot;新規&quot;;IF([.M94]=[.O94];&quot;&quot;;&quot;○&quot;)))">
            <text:p/>
          </table:table-cell>
          <table:table-cell table:style-name="ce54" office:value-type="string" calcext:value-type="string">
            <text:p>-</text:p>
          </table:table-cell>
          <table:table-cell table:style-name="ce54" table:number-columns-repeated="2"/>
          <table:table-cell table:style-name="ce63" table:formula="of:=IFERROR(VLOOKUP([.$C94];[$'verify-targets-to-chapters'.$A$1:.$B$999];2;0);IF([.$A94]=&quot;&quot;;&quot;&quot;;&quot;省略&quot;))">
            <text:p/>
          </table:table-cell>
          <table:table-cell table:number-columns-repeated="1006"/>
        </table:table-row>
        <table:table-row table:style-name="ro3">
          <table:table-cell table:style-name="ce1"/>
          <table:table-cell table:style-name="ce4" table:formula="of:=IF([.$A95]&lt;&gt;&quot;&quot;;MAX([.$B$1:.$B94])+1;&quot;&quot;)">
            <text:p/>
          </table:table-cell>
          <table:table-cell table:style-name="ce4" table:formula="of:=CONCATENATE([.$D95];&quot;-&quot;;[.$E95])" office:value-type="string" office:string-value="Security-18-2" calcext:value-type="string">
            <text:p>Security-18-2</text:p>
          </table:table-cell>
          <table:table-cell table:style-name="ce9" office:value-type="string" calcext:value-type="string">
            <text:p>Security-18</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禁止する</text:p>
          </table:table-cell>
          <table:table-cell table:style-name="ce9" office:value-type="string" calcext:value-type="string">
            <text:p>MCDで設定を反映する</text:p>
          </table:table-cell>
          <table:table-cell table:style-name="ce10" office:value-type="string" calcext:value-type="string">
            <text:p>lockPref("lightweightThemes.getMoreURL", "");</text:p>
          </table:table-cell>
          <table:table-cell table:style-name="ce12" table:formula="of:=IF([.K95]=&quot;&quot;;&quot;?&quot;;IF([.M95]=&quot;&quot;;&quot;新規&quot;;IF([.K95]=[.M95];&quot;&quot;;&quot;変更あり&quot;)))">
            <text:p/>
          </table:table-cell>
          <table:table-cell table:style-name="ce10" office:value-type="string" calcext:value-type="string">
            <text:p>lockPref("lightweightThemes.getMoreURL", "");</text:p>
          </table:table-cell>
          <table:table-cell table:style-name="ce9" table:formula="of:=IF([.M95]=&quot;&quot;;&quot;?&quot;;IF([.O95]=&quot;&quot;;&quot;新規&quot;;IF([.M95]=[.O95];&quot;&quot;;&quot;○&quot;)))">
            <text:p/>
          </table:table-cell>
          <table:table-cell table:style-name="ce54" office:value-type="string" calcext:value-type="string">
            <text:p>lockPref("lightweightThemes.getMoreURL", "");</text:p>
          </table:table-cell>
          <table:table-cell table:style-name="ce54" table:number-columns-repeated="2"/>
          <table:table-cell table:style-name="ce63" table:formula="of:=IFERROR(VLOOKUP([.$C95];[$'verify-targets-to-chapters'.$A$1:.$B$999];2;0);IF([.$A95]=&quot;&quot;;&quot;&quot;;&quot;省略&quot;))">
            <text:p/>
          </table:table-cell>
          <table:table-cell table:number-columns-repeated="1006"/>
        </table:table-row>
        <table:table-row table:style-name="ro4">
          <table:table-cell table:style-name="ce1"/>
          <table:table-cell table:style-name="ce4" table:formula="of:=IF([.$A96]&lt;&gt;&quot;&quot;;MAX([.$B$1:.$B95])+1;&quot;&quot;)">
            <text:p/>
          </table:table-cell>
          <table:table-cell table:style-name="ce4" table:formula="of:=CONCATENATE([.$D96];&quot;-&quot;;[.$E96])" office:value-type="string" office:string-value="Security-19-1" calcext:value-type="string">
            <text:p>Security-19-1</text:p>
          </table:table-cell>
          <table:table-cell table:style-name="ce9" office:value-type="string" calcext:value-type="string">
            <text:p>Security-19</text:p>
          </table:table-cell>
          <table:table-cell table:style-name="ce9" office:value-type="float" office:value="1" calcext:value-type="float">
            <text:p>1</text:p>
          </table:table-cell>
          <table:table-cell table:style-name="ce22" office:value-type="string" calcext:value-type="string" table:number-columns-spanned="1" table:number-rows-spanned="2">
            <text:p>セキュリティ</text:p>
          </table:table-cell>
          <table:table-cell table:style-name="ce22" office:value-type="string" calcext:value-type="string" table:number-columns-spanned="1" table:number-rows-spanned="2">
            <text:p>ツールバーカスタマイズにおける、テーマの「おすすめ」の取得の可否</text:p>
          </table:table-cell>
          <table:table-cell table:style-name="ce22" office:value-type="string" calcext:value-type="string" table:number-columns-spanned="1" table:number-rows-spanned="2">
            <text:p>-</text:p>
          </table:table-cell>
          <table:table-cell table:style-name="ce9" office:value-type="string" calcext:value-type="string">
            <text:p>許可する（規定）</text:p>
          </table:table-cell>
          <table:table-cell table:style-name="ce9" office:value-type="string" calcext:value-type="string">
            <text:p>-</text:p>
          </table:table-cell>
          <table:table-cell table:style-name="ce10" office:value-type="string" calcext:value-type="string">
            <text:p>-</text:p>
          </table:table-cell>
          <table:table-cell table:style-name="ce12" table:formula="of:=IF([.K96]=&quot;&quot;;&quot;?&quot;;IF([.M96]=&quot;&quot;;&quot;新規&quot;;IF([.K96]=[.M96];&quot;&quot;;&quot;変更あり&quot;)))">
            <text:p/>
          </table:table-cell>
          <table:table-cell table:style-name="ce10" office:value-type="string" calcext:value-type="string">
            <text:p>-</text:p>
          </table:table-cell>
          <table:table-cell table:style-name="ce9" table:formula="of:=IF([.M96]=&quot;&quot;;&quot;?&quot;;IF([.O96]=&quot;&quot;;&quot;新規&quot;;IF([.M96]=[.O96];&quot;&quot;;&quot;○&quot;)))">
            <text:p/>
          </table:table-cell>
          <table:table-cell table:style-name="ce54" office:value-type="string" calcext:value-type="string">
            <text:p>-</text:p>
          </table:table-cell>
          <table:table-cell table:style-name="ce54" table:number-columns-repeated="2"/>
          <table:table-cell table:style-name="ce63" table:formula="of:=IFERROR(VLOOKUP([.$C96];[$'verify-targets-to-chapters'.$A$1:.$B$999];2;0);IF([.$A96]=&quot;&quot;;&quot;&quot;;&quot;省略&quot;))">
            <text:p/>
          </table:table-cell>
          <table:table-cell table:number-columns-repeated="1006"/>
        </table:table-row>
        <table:table-row table:style-name="ro3">
          <table:table-cell table:style-name="ce1"/>
          <table:table-cell table:style-name="ce4" table:formula="of:=IF([.$A97]&lt;&gt;&quot;&quot;;MAX([.$B$1:.$B96])+1;&quot;&quot;)">
            <text:p/>
          </table:table-cell>
          <table:table-cell table:style-name="ce4" table:formula="of:=CONCATENATE([.$D97];&quot;-&quot;;[.$E97])" office:value-type="string" office:string-value="Security-19-2" calcext:value-type="string">
            <text:p>Security-19-2</text:p>
          </table:table-cell>
          <table:table-cell table:style-name="ce9" office:value-type="string" calcext:value-type="string">
            <text:p>Security-19</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禁止する</text:p>
          </table:table-cell>
          <table:table-cell table:style-name="ce9" office:value-type="string" calcext:value-type="string">
            <text:p>MCDで設定を反映する</text:p>
          </table:table-cell>
          <table:table-cell table:style-name="ce10" office:value-type="string" calcext:value-type="string">
            <text:p>lockPref("lightweightThemes.recommendedThemes", "");</text:p>
          </table:table-cell>
          <table:table-cell table:style-name="ce12" table:formula="of:=IF([.K97]=&quot;&quot;;&quot;?&quot;;IF([.M97]=&quot;&quot;;&quot;新規&quot;;IF([.K97]=[.M97];&quot;&quot;;&quot;変更あり&quot;)))">
            <text:p/>
          </table:table-cell>
          <table:table-cell table:style-name="ce10" office:value-type="string" calcext:value-type="string">
            <text:p>lockPref("lightweightThemes.recommendedThemes", "");</text:p>
          </table:table-cell>
          <table:table-cell table:style-name="ce9" table:formula="of:=IF([.M97]=&quot;&quot;;&quot;?&quot;;IF([.O97]=&quot;&quot;;&quot;新規&quot;;IF([.M97]=[.O97];&quot;&quot;;&quot;○&quot;)))">
            <text:p/>
          </table:table-cell>
          <table:table-cell table:style-name="ce54" office:value-type="string" calcext:value-type="string">
            <text:p>lockPref("lightweightThemes.recommendedThemes", "");</text:p>
          </table:table-cell>
          <table:table-cell table:style-name="ce54" table:number-columns-repeated="2"/>
          <table:table-cell table:style-name="ce63" table:formula="of:=IFERROR(VLOOKUP([.$C97];[$'verify-targets-to-chapters'.$A$1:.$B$999];2;0);IF([.$A97]=&quot;&quot;;&quot;&quot;;&quot;省略&quot;))">
            <text:p/>
          </table:table-cell>
          <table:table-cell table:number-columns-repeated="1006"/>
        </table:table-row>
        <table:table-row table:style-name="ro3">
          <table:table-cell table:style-name="ce1"/>
          <table:table-cell table:style-name="ce4" table:formula="of:=IF([.$A98]&lt;&gt;&quot;&quot;;MAX([.$B$1:.$B97])+1;&quot;&quot;)">
            <text:p/>
          </table:table-cell>
          <table:table-cell table:style-name="ce4" table:formula="of:=CONCATENATE([.$D98];&quot;-&quot;;[.$E98])" office:value-type="string" office:string-value="Security-20-1" calcext:value-type="string">
            <text:p>Security-20-1</text:p>
          </table:table-cell>
          <table:table-cell table:style-name="ce10" office:value-type="string" calcext:value-type="string">
            <text:p>Security-20</text:p>
          </table:table-cell>
          <table:table-cell table:style-name="ce10" office:value-type="float" office:value="1" calcext:value-type="float">
            <text:p>1</text:p>
          </table:table-cell>
          <table:table-cell table:style-name="ce24" office:value-type="string" calcext:value-type="string" table:number-columns-spanned="1" table:number-rows-spanned="2">
            <text:p>セキュリティ</text:p>
          </table:table-cell>
          <table:table-cell table:style-name="ce24" office:value-type="string" calcext:value-type="string" table:number-columns-spanned="1" table:number-rows-spanned="2">
            <text:p>パーミッション設定変更の可否</text:p>
          </table:table-cell>
          <table:table-cell table:style-name="ce24" office:value-type="string" calcext:value-type="string" table:number-columns-spanned="1" table:number-rows-spanned="2">
            <text:p>-</text:p>
          </table:table-cell>
          <table:table-cell table:style-name="ce10" office:value-type="string" calcext:value-type="string">
            <text:p>変更を許可する（既定）</text:p>
          </table:table-cell>
          <table:table-cell table:style-name="ce42" office:value-type="string" calcext:value-type="string">
            <text:p>-</text:p>
          </table:table-cell>
          <table:table-cell table:style-name="ce10" office:value-type="string" calcext:value-type="string">
            <text:p>-</text:p>
          </table:table-cell>
          <table:table-cell table:style-name="ce12" table:formula="of:=IF([.K98]=&quot;&quot;;&quot;?&quot;;IF([.M98]=&quot;&quot;;&quot;新規&quot;;IF([.K98]=[.M98];&quot;&quot;;&quot;変更あり&quot;)))">
            <text:p/>
          </table:table-cell>
          <table:table-cell table:style-name="ce10" office:value-type="string" calcext:value-type="string">
            <text:p>-</text:p>
          </table:table-cell>
          <table:table-cell table:style-name="ce9" table:formula="of:=IF([.M98]=&quot;&quot;;&quot;?&quot;;IF([.O98]=&quot;&quot;;&quot;新規&quot;;IF([.M98]=[.O98];&quot;&quot;;&quot;○&quot;)))" office:value-type="string" office:string-value="新規" calcext:value-type="string">
            <text:p>新規</text:p>
          </table:table-cell>
          <table:table-cell table:style-name="ce54" table:number-columns-repeated="3"/>
          <table:table-cell table:style-name="ce63" table:formula="of:=IFERROR(VLOOKUP([.$C98];[$'verify-targets-to-chapters'.$A$1:.$B$999];2;0);IF([.$A98]=&quot;&quot;;&quot;&quot;;&quot;省略&quot;))">
            <text:p/>
          </table:table-cell>
          <table:table-cell table:number-columns-repeated="1006"/>
        </table:table-row>
        <table:table-row table:style-name="ro11">
          <table:table-cell table:style-name="ce1"/>
          <table:table-cell table:style-name="ce4" table:formula="of:=IF([.$A99]&lt;&gt;&quot;&quot;;MAX([.$B$1:.$B98])+1;&quot;&quot;)">
            <text:p/>
          </table:table-cell>
          <table:table-cell table:style-name="ce4" table:formula="of:=CONCATENATE([.$D99];&quot;-&quot;;[.$E99])" office:value-type="string" office:string-value="Security-20-2" calcext:value-type="string">
            <text:p>Security-20-2</text:p>
          </table:table-cell>
          <table:table-cell table:style-name="ce10" office:value-type="string" calcext:value-type="string">
            <text:p>Security-20</text:p>
          </table:table-cell>
          <table:table-cell table:style-name="ce10" office:value-type="float" office:value="2" calcext:value-type="float">
            <text:p>2</text:p>
          </table:table-cell>
          <table:covered-table-cell table:number-columns-repeated="3" table:style-name="ce19"/>
          <table:table-cell table:style-name="ce10" office:value-type="string" calcext:value-type="string">
            <text:p>変更を禁止する</text:p>
          </table:table-cell>
          <table:table-cell table:style-name="ce42" office:value-type="string" calcext:value-type="string">
            <text:p>1. アドオン「globalChrome.css」を導入する</text:p>
            <text:p>2. globalChrome.cssで設定を反映する</text:p>
          </table:table-cell>
          <table:table-cell table:style-name="ce10"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2" table:formula="of:=IF([.K99]=&quot;&quot;;&quot;?&quot;;IF([.M99]=&quot;&quot;;&quot;新規&quot;;IF([.K99]=[.M99];&quot;&quot;;&quot;変更あり&quot;)))" office:value-type="string" office:string-value="変更あり" calcext:value-type="string">
            <text:p>変更あり</text:p>
          </table:table-cell>
          <table:table-cell table:style-name="ce10"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9" table:formula="of:=IF([.M99]=&quot;&quot;;&quot;?&quot;;IF([.O99]=&quot;&quot;;&quot;新規&quot;;IF([.M99]=[.O99];&quot;&quot;;&quot;○&quot;)))" office:value-type="string" office:string-value="新規" calcext:value-type="string">
            <text:p>新規</text:p>
          </table:table-cell>
          <table:table-cell table:style-name="ce54" table:number-columns-repeated="3"/>
          <table:table-cell table:style-name="ce63" table:formula="of:=IFERROR(VLOOKUP([.$C99];[$'verify-targets-to-chapters'.$A$1:.$B$999];2;0);IF([.$A99]=&quot;&quot;;&quot;&quot;;&quot;省略&quot;))">
            <text:p/>
          </table:table-cell>
          <table:table-cell table:number-columns-repeated="1006"/>
        </table:table-row>
        <table:table-row table:style-name="ro3">
          <table:table-cell table:style-name="ce1"/>
          <table:table-cell table:style-name="ce4" table:formula="of:=IF([.$A100]&lt;&gt;&quot;&quot;;MAX([.$B$1:.$B99])+1;&quot;&quot;)">
            <text:p/>
          </table:table-cell>
          <table:table-cell table:style-name="ce4" table:formula="of:=CONCATENATE([.$D100];&quot;-&quot;;[.$E100])" office:value-type="string" office:string-value="Security-21-1" calcext:value-type="string">
            <text:p>Security-21-1</text:p>
          </table:table-cell>
          <table:table-cell table:style-name="ce10" office:value-type="string" calcext:value-type="string">
            <text:p>Security-21</text:p>
          </table:table-cell>
          <table:table-cell table:style-name="ce10" office:value-type="float" office:value="1" calcext:value-type="float">
            <text:p>1</text:p>
          </table:table-cell>
          <table:table-cell table:style-name="ce24" office:value-type="string" calcext:value-type="string" table:number-columns-spanned="1" table:number-rows-spanned="2">
            <text:p>セキュリティ</text:p>
          </table:table-cell>
          <table:table-cell table:style-name="ce24" office:value-type="string" calcext:value-type="string" table:number-columns-spanned="1" table:number-rows-spanned="2">
            <text:p>危険なアドオンのとプラグインのブロックの可否</text:p>
          </table:table-cell>
          <table:table-cell table:style-name="ce24" office:value-type="string" calcext:value-type="string" table:number-columns-spanned="1" table:number-rows-spanned="2">
            <text:p>-</text:p>
          </table:table-cell>
          <table:table-cell table:style-name="ce10" office:value-type="string" calcext:value-type="string">
            <text:p>ブロックする（既定）</text:p>
          </table:table-cell>
          <table:table-cell table:style-name="ce9" office:value-type="string" calcext:value-type="string">
            <text:p>-</text:p>
          </table:table-cell>
          <table:table-cell table:style-name="ce10" office:value-type="string" calcext:value-type="string">
            <text:p>-</text:p>
          </table:table-cell>
          <table:table-cell table:style-name="ce12" table:formula="of:=IF([.K100]=&quot;&quot;;&quot;?&quot;;IF([.M100]=&quot;&quot;;&quot;新規&quot;;IF([.K100]=[.M100];&quot;&quot;;&quot;変更あり&quot;)))">
            <text:p/>
          </table:table-cell>
          <table:table-cell table:style-name="ce10" office:value-type="string" calcext:value-type="string">
            <text:p>-</text:p>
          </table:table-cell>
          <table:table-cell table:style-name="ce9" table:formula="of:=IF([.M100]=&quot;&quot;;&quot;?&quot;;IF([.O100]=&quot;&quot;;&quot;新規&quot;;IF([.M100]=[.O100];&quot;&quot;;&quot;○&quot;)))" office:value-type="string" office:string-value="新規" calcext:value-type="string">
            <text:p>新規</text:p>
          </table:table-cell>
          <table:table-cell table:style-name="ce54" table:number-columns-repeated="3"/>
          <table:table-cell table:style-name="ce63" table:formula="of:=IFERROR(VLOOKUP([.$C100];[$'verify-targets-to-chapters'.$A$1:.$B$999];2;0);IF([.$A100]=&quot;&quot;;&quot;&quot;;&quot;省略&quot;))">
            <text:p/>
          </table:table-cell>
          <table:table-cell table:number-columns-repeated="1006"/>
        </table:table-row>
        <table:table-row table:style-name="ro23">
          <table:table-cell table:style-name="ce1"/>
          <table:table-cell table:style-name="ce4" table:formula="of:=IF([.$A101]&lt;&gt;&quot;&quot;;MAX([.$B$1:.$B100])+1;&quot;&quot;)">
            <text:p/>
          </table:table-cell>
          <table:table-cell table:style-name="ce4" table:formula="of:=CONCATENATE([.$D101];&quot;-&quot;;[.$E101])" office:value-type="string" office:string-value="Security-21-2" calcext:value-type="string">
            <text:p>Security-21-2</text:p>
          </table:table-cell>
          <table:table-cell table:style-name="ce10" office:value-type="string" calcext:value-type="string">
            <text:p>Security-21</text:p>
          </table:table-cell>
          <table:table-cell table:style-name="ce10" office:value-type="float" office:value="2" calcext:value-type="float">
            <text:p>2</text:p>
          </table:table-cell>
          <table:covered-table-cell table:number-columns-repeated="3" table:style-name="ce19"/>
          <table:table-cell table:style-name="ce10" office:value-type="string" calcext:value-type="string">
            <text:p>ブロックしない</text:p>
          </table:table-cell>
          <table:table-cell table:style-name="ce9" office:value-type="string" calcext:value-type="string">
            <text:p>MCDで設定を反映する</text:p>
          </table:table-cell>
          <table:table-cell table:style-name="ce10"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2" table:formula="of:=IF([.K101]=&quot;&quot;;&quot;?&quot;;IF([.M101]=&quot;&quot;;&quot;新規&quot;;IF([.K101]=[.M101];&quot;&quot;;&quot;変更あり&quot;)))">
            <text:p/>
          </table:table-cell>
          <table:table-cell table:style-name="ce10"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9" table:formula="of:=IF([.M101]=&quot;&quot;;&quot;?&quot;;IF([.O101]=&quot;&quot;;&quot;新規&quot;;IF([.M101]=[.O101];&quot;&quot;;&quot;○&quot;)))" office:value-type="string" office:string-value="新規" calcext:value-type="string">
            <text:p>新規</text:p>
          </table:table-cell>
          <table:table-cell table:style-name="ce54" table:number-columns-repeated="3"/>
          <table:table-cell table:style-name="ce63" table:formula="of:=IFERROR(VLOOKUP([.$C101];[$'verify-targets-to-chapters'.$A$1:.$B$999];2;0);IF([.$A101]=&quot;&quot;;&quot;&quot;;&quot;省略&quot;))">
            <text:p/>
          </table:table-cell>
          <table:table-cell table:number-columns-repeated="1006"/>
        </table:table-row>
        <table:table-row table:style-name="ro5">
          <table:table-cell table:style-name="ce1"/>
          <table:table-cell table:style-name="ce4" table:formula="of:=IF([.$A102]&lt;&gt;&quot;&quot;;MAX([.$B$1:.$B101])+1;&quot;&quot;)">
            <text:p/>
          </table:table-cell>
          <table:table-cell table:style-name="ce4" table:formula="of:=CONCATENATE([.$D102];&quot;-&quot;;[.$E102])" office:value-type="string" office:string-value="Security-22（廃止）-1" calcext:value-type="string">
            <text:p>Security-22（廃止）-1</text:p>
          </table:table-cell>
          <table:table-cell table:style-name="ce10" office:value-type="string" calcext:value-type="string">
            <text:p>Security-22（廃止）</text:p>
          </table:table-cell>
          <table:table-cell table:style-name="ce10" office:value-type="float" office:value="1" calcext:value-type="float">
            <text:p>1</text:p>
          </table:table-cell>
          <table:table-cell table:style-name="ce24" office:value-type="string" calcext:value-type="string" table:number-columns-spanned="1" table:number-rows-spanned="2">
            <text:p>セキュリティ</text:p>
          </table:table-cell>
          <table:table-cell table:style-name="ce24" office:value-type="string" calcext:value-type="string" table:number-columns-spanned="1" table:number-rows-spanned="2">
            <text:p>Webアプリケーションのインストールの可否</text:p>
          </table:table-cell>
          <table:table-cell table:style-name="ce24" office:value-type="string" calcext:value-type="string" table:number-columns-spanned="1" table:number-rows-spanned="2">
            <text:p>-</text:p>
          </table:table-cell>
          <table:table-cell table:style-name="ce10" office:value-type="string" calcext:value-type="string">
            <text:p>marketplace.firefox.comからのインストールのみ許可（既定）</text:p>
          </table:table-cell>
          <table:table-cell table:style-name="ce9" office:value-type="string" calcext:value-type="string">
            <text:p>-</text:p>
          </table:table-cell>
          <table:table-cell table:style-name="ce10" office:value-type="string" calcext:value-type="string">
            <text:p>-（Firefox 52で削除）</text:p>
          </table:table-cell>
          <table:table-cell table:style-name="ce12" table:formula="of:=IF([.K102]=&quot;&quot;;&quot;?&quot;;IF([.M102]=&quot;&quot;;&quot;新規&quot;;IF([.K102]=[.M102];&quot;&quot;;&quot;変更あり&quot;)))" office:value-type="string" office:string-value="変更あり" calcext:value-type="string">
            <text:p>変更あり</text:p>
          </table:table-cell>
          <table:table-cell table:style-name="ce10" office:value-type="string" calcext:value-type="string">
            <text:p>-</text:p>
          </table:table-cell>
          <table:table-cell table:style-name="ce9" table:formula="of:=IF([.M102]=&quot;&quot;;&quot;?&quot;;IF([.O102]=&quot;&quot;;&quot;新規&quot;;IF([.M102]=[.O102];&quot;&quot;;&quot;○&quot;)))" office:value-type="string" office:string-value="新規" calcext:value-type="string">
            <text:p>新規</text:p>
          </table:table-cell>
          <table:table-cell table:style-name="ce54" table:number-columns-repeated="3"/>
          <table:table-cell table:style-name="ce63" table:formula="of:=IFERROR(VLOOKUP([.$C102];[$'verify-targets-to-chapters'.$A$1:.$B$999];2;0);IF([.$A102]=&quot;&quot;;&quot;&quot;;&quot;省略&quot;))">
            <text:p/>
          </table:table-cell>
          <table:table-cell table:number-columns-repeated="1006"/>
        </table:table-row>
        <table:table-row table:style-name="ro3">
          <table:table-cell table:style-name="ce1"/>
          <table:table-cell table:style-name="ce4" table:formula="of:=IF([.$A103]&lt;&gt;&quot;&quot;;MAX([.$B$1:.$B102])+1;&quot;&quot;)">
            <text:p/>
          </table:table-cell>
          <table:table-cell table:style-name="ce4" table:formula="of:=CONCATENATE([.$D103];&quot;-&quot;;[.$E103])" office:value-type="string" office:string-value="Security-22（廃止）-2" calcext:value-type="string">
            <text:p>Security-22（廃止）-2</text:p>
          </table:table-cell>
          <table:table-cell table:style-name="ce10" office:value-type="string" calcext:value-type="string">
            <text:p>Security-22（廃止）</text:p>
          </table:table-cell>
          <table:table-cell table:style-name="ce10" office:value-type="float" office:value="2" calcext:value-type="float">
            <text:p>2</text:p>
          </table:table-cell>
          <table:covered-table-cell table:number-columns-repeated="3" table:style-name="ce19"/>
          <table:table-cell table:style-name="ce10" office:value-type="string" calcext:value-type="string">
            <text:p>禁止する</text:p>
          </table:table-cell>
          <table:table-cell table:style-name="ce9" office:value-type="string" calcext:value-type="string">
            <text:p>MCDで設定を反映する</text:p>
          </table:table-cell>
          <table:table-cell table:style-name="ce10" office:value-type="string" calcext:value-type="string">
            <text:p>-（Firefox 52で削除）</text:p>
          </table:table-cell>
          <table:table-cell table:style-name="ce12" table:formula="of:=IF([.K103]=&quot;&quot;;&quot;?&quot;;IF([.M103]=&quot;&quot;;&quot;新規&quot;;IF([.K103]=[.M103];&quot;&quot;;&quot;変更あり&quot;)))" office:value-type="string" office:string-value="変更あり" calcext:value-type="string">
            <text:p>変更あり</text:p>
          </table:table-cell>
          <table:table-cell table:style-name="ce10" office:value-type="string" calcext:value-type="string">
            <text:p>lockPref("dom.mozApps.signed_apps_installable_from", ""); </text:p>
          </table:table-cell>
          <table:table-cell table:style-name="ce9" table:formula="of:=IF([.M103]=&quot;&quot;;&quot;?&quot;;IF([.O103]=&quot;&quot;;&quot;新規&quot;;IF([.M103]=[.O103];&quot;&quot;;&quot;○&quot;)))" office:value-type="string" office:string-value="新規" calcext:value-type="string">
            <text:p>新規</text:p>
          </table:table-cell>
          <table:table-cell table:style-name="ce54" table:number-columns-repeated="3"/>
          <table:table-cell table:style-name="ce63" table:formula="of:=IFERROR(VLOOKUP([.$C103];[$'verify-targets-to-chapters'.$A$1:.$B$999];2;0);IF([.$A103]=&quot;&quot;;&quot;&quot;;&quot;省略&quot;))">
            <text:p/>
          </table:table-cell>
          <table:table-cell table:number-columns-repeated="1006"/>
        </table:table-row>
        <table:table-row table:style-name="ro5">
          <table:table-cell table:style-name="ce1"/>
          <table:table-cell table:style-name="ce4" table:formula="of:=IF([.$A104]&lt;&gt;&quot;&quot;;MAX([.$B$1:.$B103])+1;&quot;&quot;)">
            <text:p/>
          </table:table-cell>
          <table:table-cell table:style-name="ce4" table:formula="of:=CONCATENATE([.$D104];&quot;-&quot;;[.$E104])" office:value-type="string" office:string-value="Security-23-1" calcext:value-type="string">
            <text:p>Security-23-1</text:p>
          </table:table-cell>
          <table:table-cell table:style-name="ce10" office:value-type="string" calcext:value-type="string">
            <text:p>Security-23</text:p>
          </table:table-cell>
          <table:table-cell table:style-name="ce10" office:value-type="float" office:value="1" calcext:value-type="float">
            <text:p>1</text:p>
          </table:table-cell>
          <table:table-cell table:style-name="ce25" office:value-type="string" calcext:value-type="string" table:number-columns-spanned="1" table:number-rows-spanned="3">
            <text:p>セキュリティ</text:p>
          </table:table-cell>
          <table:table-cell table:style-name="ce25" office:value-type="string" calcext:value-type="string" table:number-columns-spanned="1" table:number-rows-spanned="3">
            <text:p>プラグインのサンドボックス内実行</text:p>
          </table:table-cell>
          <table:table-cell table:style-name="ce25" office:value-type="string" calcext:value-type="string" table:number-columns-spanned="1" table:number-rows-spanned="3">
            <text:p>-</text:p>
          </table:table-cell>
          <table:table-cell table:style-name="ce40" office:value-type="string" calcext:value-type="string">
            <text:p>サンドボックス内で実行しない（既定）</text:p>
          </table:table-cell>
          <table:table-cell table:style-name="ce9" office:value-type="string" calcext:value-type="string">
            <text:p>-</text:p>
          </table:table-cell>
          <table:table-cell table:style-name="ce10" office:value-type="string" calcext:value-type="string">
            <text:p>defaultPref("dom.ipc.plugins.sandbox-level.default", 0);</text:p>
            <text:p>defaultPref("dom.ipc.plugins.sandbox-level.flash", 0);</text:p>
          </table:table-cell>
          <table:table-cell table:style-name="ce12" table:formula="of:=IF([.K104]=&quot;&quot;;&quot;?&quot;;IF([.M104]=&quot;&quot;;&quot;新規&quot;;IF([.K104]=[.M104];&quot;&quot;;&quot;変更あり&quot;)))">
            <text:p/>
          </table:table-cell>
          <table:table-cell table:style-name="ce10" office:value-type="string" calcext:value-type="string">
            <text:p>defaultPref("dom.ipc.plugins.sandbox-level.default", 0);</text:p>
            <text:p>defaultPref("dom.ipc.plugins.sandbox-level.flash", 0);</text:p>
          </table:table-cell>
          <table:table-cell table:style-name="ce9" table:formula="of:=IF([.M104]=&quot;&quot;;&quot;?&quot;;IF([.O104]=&quot;&quot;;&quot;新規&quot;;IF([.M104]=[.O104];&quot;&quot;;&quot;○&quot;)))" office:value-type="string" office:string-value="新規" calcext:value-type="string">
            <text:p>新規</text:p>
          </table:table-cell>
          <table:table-cell table:style-name="ce54" table:number-columns-repeated="3"/>
          <table:table-cell table:style-name="ce63" table:formula="of:=IFERROR(VLOOKUP([.$C104];[$'verify-targets-to-chapters'.$A$1:.$B$999];2;0);IF([.$A104]=&quot;&quot;;&quot;&quot;;&quot;省略&quot;))">
            <text:p/>
          </table:table-cell>
          <table:table-cell table:number-columns-repeated="1006"/>
        </table:table-row>
        <table:table-row table:style-name="ro5">
          <table:table-cell table:style-name="ce1"/>
          <table:table-cell table:style-name="ce4" table:formula="of:=IF([.$A105]&lt;&gt;&quot;&quot;;MAX([.$B$1:.$B104])+1;&quot;&quot;)">
            <text:p/>
          </table:table-cell>
          <table:table-cell table:style-name="ce4" table:formula="of:=CONCATENATE([.$D105];&quot;-&quot;;[.$E105])" office:value-type="string" office:string-value="Security-23-2" calcext:value-type="string">
            <text:p>Security-23-2</text:p>
          </table:table-cell>
          <table:table-cell table:style-name="ce10" office:value-type="string" calcext:value-type="string">
            <text:p>Security-23</text:p>
          </table:table-cell>
          <table:table-cell table:style-name="ce10" office:value-type="float" office:value="2" calcext:value-type="float">
            <text:p>2</text:p>
          </table:table-cell>
          <table:covered-table-cell table:number-columns-repeated="3" table:style-name="ce19"/>
          <table:table-cell table:style-name="ce10" office:value-type="string" calcext:value-type="string">
            <text:p>Flashプラグインのみサンドボックス内で実行</text:p>
          </table:table-cell>
          <table:table-cell table:style-name="ce9" office:value-type="string" calcext:value-type="string">
            <text:p>MCDで設定を反映する</text:p>
          </table:table-cell>
          <table:table-cell table:style-name="ce10" office:value-type="string" calcext:value-type="string">
            <text:p>lockPref("dom.ipc.plugins.sandbox-level.default", 0);</text:p>
            <text:p>lockPref("dom.ipc.plugins.sandbox-level.flash", 1);</text:p>
          </table:table-cell>
          <table:table-cell table:style-name="ce12" table:formula="of:=IF([.K105]=&quot;&quot;;&quot;?&quot;;IF([.M105]=&quot;&quot;;&quot;新規&quot;;IF([.K105]=[.M105];&quot;&quot;;&quot;変更あり&quot;)))">
            <text:p/>
          </table:table-cell>
          <table:table-cell table:style-name="ce10" office:value-type="string" calcext:value-type="string">
            <text:p>lockPref("dom.ipc.plugins.sandbox-level.default", 0);</text:p>
            <text:p>lockPref("dom.ipc.plugins.sandbox-level.flash", 1);</text:p>
          </table:table-cell>
          <table:table-cell table:style-name="ce9" table:formula="of:=IF([.M105]=&quot;&quot;;&quot;?&quot;;IF([.O105]=&quot;&quot;;&quot;新規&quot;;IF([.M105]=[.O105];&quot;&quot;;&quot;○&quot;)))" office:value-type="string" office:string-value="新規" calcext:value-type="string">
            <text:p>新規</text:p>
          </table:table-cell>
          <table:table-cell table:style-name="ce54" table:number-columns-repeated="3"/>
          <table:table-cell table:style-name="ce63" table:formula="of:=IFERROR(VLOOKUP([.$C105];[$'verify-targets-to-chapters'.$A$1:.$B$999];2;0);IF([.$A105]=&quot;&quot;;&quot;&quot;;&quot;省略&quot;))">
            <text:p/>
          </table:table-cell>
          <table:table-cell table:number-columns-repeated="1006"/>
        </table:table-row>
        <table:table-row table:style-name="ro29">
          <table:table-cell table:style-name="ce1"/>
          <table:table-cell table:style-name="ce4" table:formula="of:=IF([.$A106]&lt;&gt;&quot;&quot;;MAX([.$B$1:.$B105])+1;&quot;&quot;)">
            <text:p/>
          </table:table-cell>
          <table:table-cell table:style-name="ce4" table:formula="of:=CONCATENATE([.$D106];&quot;-&quot;;[.$E106])" office:value-type="string" office:string-value="Security-23-3" calcext:value-type="string">
            <text:p>Security-23-3</text:p>
          </table:table-cell>
          <table:table-cell table:style-name="ce10" office:value-type="string" calcext:value-type="string">
            <text:p>Security-23</text:p>
          </table:table-cell>
          <table:table-cell table:style-name="ce10" office:value-type="float" office:value="3" calcext:value-type="float">
            <text:p>3</text:p>
          </table:table-cell>
          <table:covered-table-cell table:number-columns-repeated="3" table:style-name="ce19"/>
          <table:table-cell table:style-name="ce10" office:value-type="string" calcext:value-type="string">
            <text:p>すべてサンドボックス内で実行</text:p>
          </table:table-cell>
          <table:table-cell table:style-name="ce9" office:value-type="string" calcext:value-type="string">
            <text:p>MCDで設定を反映する</text:p>
          </table:table-cell>
          <table:table-cell table:style-name="ce10"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2" table:formula="of:=IF([.K106]=&quot;&quot;;&quot;?&quot;;IF([.M106]=&quot;&quot;;&quot;新規&quot;;IF([.K106]=[.M106];&quot;&quot;;&quot;変更あり&quot;)))">
            <text:p/>
          </table:table-cell>
          <table:table-cell table:style-name="ce10"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9" table:formula="of:=IF([.M106]=&quot;&quot;;&quot;?&quot;;IF([.O106]=&quot;&quot;;&quot;新規&quot;;IF([.M106]=[.O106];&quot;&quot;;&quot;○&quot;)))" office:value-type="string" office:string-value="新規" calcext:value-type="string">
            <text:p>新規</text:p>
          </table:table-cell>
          <table:table-cell table:style-name="ce54" table:number-columns-repeated="3"/>
          <table:table-cell table:style-name="ce63" table:formula="of:=IFERROR(VLOOKUP([.$C106];[$'verify-targets-to-chapters'.$A$1:.$B$999];2;0);IF([.$A106]=&quot;&quot;;&quot;&quot;;&quot;省略&quot;))">
            <text:p/>
          </table:table-cell>
          <table:table-cell table:number-columns-repeated="1006"/>
        </table:table-row>
        <table:table-row table:style-name="ro4">
          <table:table-cell table:style-name="ce1"/>
          <table:table-cell table:style-name="ce4" table:formula="of:=IF([.$A107]&lt;&gt;&quot;&quot;;MAX([.$B$1:.$B106])+1;&quot;&quot;)">
            <text:p/>
          </table:table-cell>
          <table:table-cell table:style-name="ce4" table:formula="of:=CONCATENATE([.$D107];&quot;-&quot;;[.$E107])" office:value-type="string" office:string-value="Security-24-1" calcext:value-type="string">
            <text:p>Security-24-1</text:p>
          </table:table-cell>
          <table:table-cell table:style-name="ce10" office:value-type="string" calcext:value-type="string">
            <text:p>Security-24</text:p>
          </table:table-cell>
          <table:table-cell table:style-name="ce10" office:value-type="float" office:value="1" calcext:value-type="float">
            <text:p>1</text:p>
          </table:table-cell>
          <table:table-cell table:style-name="ce24" office:value-type="string" calcext:value-type="string" table:number-columns-spanned="1" table:number-rows-spanned="2">
            <text:p>セキュリティ</text:p>
          </table:table-cell>
          <table:table-cell table:style-name="ce24" office:value-type="string" calcext:value-type="string" table:number-columns-spanned="1" table:number-rows-spanned="2">
            <text:p>Flashプラグインの保護モード</text:p>
          </table:table-cell>
          <table:table-cell table:style-name="ce24" office:value-type="string" calcext:value-type="string" table:number-columns-spanned="1" table:number-rows-spanned="2">
            <text:p>-</text:p>
          </table:table-cell>
          <table:table-cell table:style-name="ce10" office:value-type="string" calcext:value-type="string">
            <text:p>使用する（既定）</text:p>
          </table:table-cell>
          <table:table-cell table:style-name="ce9" office:value-type="string" calcext:value-type="string">
            <text:p>-</text:p>
          </table:table-cell>
          <table:table-cell table:style-name="ce10" office:value-type="string" calcext:value-type="string">
            <text:p>-</text:p>
          </table:table-cell>
          <table:table-cell table:style-name="ce12" table:formula="of:=IF([.K107]=&quot;&quot;;&quot;?&quot;;IF([.M107]=&quot;&quot;;&quot;新規&quot;;IF([.K107]=[.M107];&quot;&quot;;&quot;変更あり&quot;)))">
            <text:p/>
          </table:table-cell>
          <table:table-cell table:style-name="ce10" office:value-type="string" calcext:value-type="string">
            <text:p>-</text:p>
          </table:table-cell>
          <table:table-cell table:style-name="ce9" table:formula="of:=IF([.M107]=&quot;&quot;;&quot;?&quot;;IF([.O107]=&quot;&quot;;&quot;新規&quot;;IF([.M107]=[.O107];&quot;&quot;;&quot;○&quot;)))" office:value-type="string" office:string-value="新規" calcext:value-type="string">
            <text:p>新規</text:p>
          </table:table-cell>
          <table:table-cell table:style-name="ce54" table:number-columns-repeated="3"/>
          <table:table-cell table:style-name="ce63" table:formula="of:=IFERROR(VLOOKUP([.$C107];[$'verify-targets-to-chapters'.$A$1:.$B$999];2;0);IF([.$A107]=&quot;&quot;;&quot;&quot;;&quot;省略&quot;))">
            <text:p/>
          </table:table-cell>
          <table:table-cell table:number-columns-repeated="1006"/>
        </table:table-row>
        <table:table-row table:style-name="ro3">
          <table:table-cell table:style-name="ce1"/>
          <table:table-cell table:style-name="ce4" table:formula="of:=IF([.$A108]&lt;&gt;&quot;&quot;;MAX([.$B$1:.$B107])+1;&quot;&quot;)">
            <text:p/>
          </table:table-cell>
          <table:table-cell table:style-name="ce4" table:formula="of:=CONCATENATE([.$D108];&quot;-&quot;;[.$E108])" office:value-type="string" office:string-value="Security-24-2" calcext:value-type="string">
            <text:p>Security-24-2</text:p>
          </table:table-cell>
          <table:table-cell table:style-name="ce10" office:value-type="string" calcext:value-type="string">
            <text:p>Security-24</text:p>
          </table:table-cell>
          <table:table-cell table:style-name="ce10" office:value-type="float" office:value="2" calcext:value-type="float">
            <text:p>2</text:p>
          </table:table-cell>
          <table:covered-table-cell table:number-columns-repeated="3" table:style-name="ce19"/>
          <table:table-cell table:style-name="ce10" office:value-type="string" calcext:value-type="string">
            <text:p>使用しない</text:p>
          </table:table-cell>
          <table:table-cell table:style-name="ce9" office:value-type="string" calcext:value-type="string">
            <text:p>MCDで設定を反映する</text:p>
          </table:table-cell>
          <table:table-cell table:style-name="ce10" office:value-type="string" calcext:value-type="string">
            <text:p>lockPref("dom.ipc.plugins.flash.disable-protected-mode", true); </text:p>
          </table:table-cell>
          <table:table-cell table:style-name="ce12" table:formula="of:=IF([.K108]=&quot;&quot;;&quot;?&quot;;IF([.M108]=&quot;&quot;;&quot;新規&quot;;IF([.K108]=[.M108];&quot;&quot;;&quot;変更あり&quot;)))">
            <text:p/>
          </table:table-cell>
          <table:table-cell table:style-name="ce10" office:value-type="string" calcext:value-type="string">
            <text:p>lockPref("dom.ipc.plugins.flash.disable-protected-mode", true); </text:p>
          </table:table-cell>
          <table:table-cell table:style-name="ce9" table:formula="of:=IF([.M108]=&quot;&quot;;&quot;?&quot;;IF([.O108]=&quot;&quot;;&quot;新規&quot;;IF([.M108]=[.O108];&quot;&quot;;&quot;○&quot;)))" office:value-type="string" office:string-value="新規" calcext:value-type="string">
            <text:p>新規</text:p>
          </table:table-cell>
          <table:table-cell table:style-name="ce54" table:number-columns-repeated="3"/>
          <table:table-cell table:style-name="ce63" table:formula="of:=IFERROR(VLOOKUP([.$C108];[$'verify-targets-to-chapters'.$A$1:.$B$999];2;0);IF([.$A108]=&quot;&quot;;&quot;&quot;;&quot;省略&quot;))">
            <text:p/>
          </table:table-cell>
          <table:table-cell table:number-columns-repeated="1006"/>
        </table:table-row>
        <table:table-row table:style-name="ro4">
          <table:table-cell table:style-name="ce1"/>
          <table:table-cell table:style-name="ce4" table:formula="of:=IF([.$A109]&lt;&gt;&quot;&quot;;MAX([.$B$1:.$B108])+1;&quot;&quot;)">
            <text:p/>
          </table:table-cell>
          <table:table-cell table:style-name="ce4" table:formula="of:=CONCATENATE([.$D109];&quot;-&quot;;[.$E109])" office:value-type="string" office:string-value="Security-25-1" calcext:value-type="string">
            <text:p>Security-25-1</text:p>
          </table:table-cell>
          <table:table-cell table:style-name="ce10" office:value-type="string" calcext:value-type="string">
            <text:p>Security-25</text:p>
          </table:table-cell>
          <table:table-cell table:style-name="ce10" office:value-type="float" office:value="1" calcext:value-type="float">
            <text:p>1</text:p>
          </table:table-cell>
          <table:table-cell table:style-name="ce24" office:value-type="string" calcext:value-type="string" table:number-columns-spanned="1" table:number-rows-spanned="2">
            <text:p>セキュリティ</text:p>
          </table:table-cell>
          <table:table-cell table:style-name="ce24" office:value-type="string" calcext:value-type="string" table:number-columns-spanned="1" table:number-rows-spanned="2">
            <text:p>プロトコルごとの外部Webアプリケーションへの連携</text:p>
          </table:table-cell>
          <table:table-cell table:style-name="ce24" office:value-type="string" calcext:value-type="string" table:number-columns-spanned="1" table:number-rows-spanned="2">
            <text:p>-</text:p>
          </table:table-cell>
          <table:table-cell table:style-name="ce10" office:value-type="string" calcext:value-type="string">
            <text:p>使用する（既定）</text:p>
          </table:table-cell>
          <table:table-cell table:style-name="ce9" office:value-type="string" calcext:value-type="string">
            <text:p>-</text:p>
          </table:table-cell>
          <table:table-cell table:style-name="ce12" office:value-type="string" calcext:value-type="string">
            <text:p>-</text:p>
          </table:table-cell>
          <table:table-cell table:style-name="ce12" table:formula="of:=IF([.K109]=&quot;&quot;;&quot;?&quot;;IF([.M109]=&quot;&quot;;&quot;新規&quot;;IF([.K109]=[.M109];&quot;&quot;;&quot;変更あり&quot;)))">
            <text:p/>
          </table:table-cell>
          <table:table-cell table:style-name="ce10" office:value-type="string" calcext:value-type="string">
            <text:p>-</text:p>
          </table:table-cell>
          <table:table-cell table:style-name="ce9" table:formula="of:=IF([.M109]=&quot;&quot;;&quot;?&quot;;IF([.O109]=&quot;&quot;;&quot;新規&quot;;IF([.M109]=[.O109];&quot;&quot;;&quot;○&quot;)))" office:value-type="string" office:string-value="新規" calcext:value-type="string">
            <text:p>新規</text:p>
          </table:table-cell>
          <table:table-cell table:style-name="ce54" table:number-columns-repeated="3"/>
          <table:table-cell table:style-name="ce63" table:formula="of:=IFERROR(VLOOKUP([.$C109];[$'verify-targets-to-chapters'.$A$1:.$B$999];2;0);IF([.$A109]=&quot;&quot;;&quot;&quot;;&quot;省略&quot;))">
            <text:p/>
          </table:table-cell>
          <table:table-cell table:number-columns-repeated="1006"/>
        </table:table-row>
        <table:table-row table:style-name="ro30">
          <table:table-cell table:style-name="ce1"/>
          <table:table-cell table:style-name="ce4" table:formula="of:=IF([.$A110]&lt;&gt;&quot;&quot;;MAX([.$B$1:.$B109])+1;&quot;&quot;)">
            <text:p/>
          </table:table-cell>
          <table:table-cell table:style-name="ce4" table:formula="of:=CONCATENATE([.$D110];&quot;-&quot;;[.$E110])" office:value-type="string" office:string-value="Security-25-2" calcext:value-type="string">
            <text:p>Security-25-2</text:p>
          </table:table-cell>
          <table:table-cell table:style-name="ce10" office:value-type="string" calcext:value-type="string">
            <text:p>Security-25</text:p>
          </table:table-cell>
          <table:table-cell table:style-name="ce10" office:value-type="float" office:value="2" calcext:value-type="float">
            <text:p>2</text:p>
          </table:table-cell>
          <table:covered-table-cell table:number-columns-repeated="3" table:style-name="ce19"/>
          <table:table-cell table:style-name="ce10" office:value-type="string" calcext:value-type="string">
            <text:p>使用しない</text:p>
          </table:table-cell>
          <table:table-cell table:style-name="ce9" office:value-type="string" calcext:value-type="string">
            <text:p>MCDで設定を反映する</text:p>
          </table:table-cell>
          <table:table-cell table:style-name="ce12"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2" table:formula="of:=IF([.K110]=&quot;&quot;;&quot;?&quot;;IF([.M110]=&quot;&quot;;&quot;新規&quot;;IF([.K110]=[.M110];&quot;&quot;;&quot;変更あり&quot;)))" office:value-type="string" office:string-value="変更あり" calcext:value-type="string">
            <text:p>変更あり</text:p>
          </table:table-cell>
          <table:table-cell table:style-name="ce12"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9" table:formula="of:=IF([.M110]=&quot;&quot;;&quot;?&quot;;IF([.O110]=&quot;&quot;;&quot;新規&quot;;IF([.M110]=[.O110];&quot;&quot;;&quot;○&quot;)))" office:value-type="string" office:string-value="新規" calcext:value-type="string">
            <text:p>新規</text:p>
          </table:table-cell>
          <table:table-cell table:style-name="ce54" table:number-columns-repeated="3"/>
          <table:table-cell table:style-name="ce63" table:formula="of:=IFERROR(VLOOKUP([.$C110];[$'verify-targets-to-chapters'.$A$1:.$B$999];2;0);IF([.$A110]=&quot;&quot;;&quot;&quot;;&quot;省略&quot;))">
            <text:p/>
          </table:table-cell>
          <table:table-cell table:number-columns-repeated="1006"/>
        </table:table-row>
        <table:table-row table:style-name="ro3">
          <table:table-cell table:style-name="ce1"/>
          <table:table-cell table:style-name="ce4" table:formula="of:=IF([.$A111]&lt;&gt;&quot;&quot;;MAX([.$B$1:.$B110])+1;&quot;&quot;)">
            <text:p/>
          </table:table-cell>
          <table:table-cell table:style-name="ce4" table:formula="of:=CONCATENATE([.$D111];&quot;-&quot;;[.$E111])" office:value-type="string" office:string-value="Security-26-1" calcext:value-type="string">
            <text:p>Security-26-1</text:p>
          </table:table-cell>
          <table:table-cell table:style-name="ce10" office:value-type="string" calcext:value-type="string">
            <text:p>Security-26</text:p>
          </table:table-cell>
          <table:table-cell table:style-name="ce10" office:value-type="float" office:value="1" calcext:value-type="float">
            <text:p>1</text:p>
          </table:table-cell>
          <table:table-cell table:style-name="ce24" office:value-type="string" calcext:value-type="string" table:number-columns-spanned="1" table:number-rows-spanned="2">
            <text:p>セキュリティ</text:p>
          </table:table-cell>
          <table:table-cell table:style-name="ce24" office:value-type="string" calcext:value-type="string" table:number-columns-spanned="1" table:number-rows-spanned="2">
            <text:p>ファイルのダウンロード保護により、危険なソフトウェアのインストールをブロックする</text:p>
          </table:table-cell>
          <table:table-cell table:style-name="ce24" office:value-type="string" calcext:value-type="string" table:number-columns-spanned="1" table:number-rows-spanned="2">
            <text:p>-</text:p>
          </table:table-cell>
          <table:table-cell table:style-name="ce10" office:value-type="string" calcext:value-type="string">
            <text:p>ブロックする（既定）</text:p>
          </table:table-cell>
          <table:table-cell table:style-name="ce9" office:value-type="string" calcext:value-type="string">
            <text:p>-</text:p>
          </table:table-cell>
          <table:table-cell table:style-name="ce10" office:value-type="string" calcext:value-type="string">
            <text:p>-</text:p>
          </table:table-cell>
          <table:table-cell table:style-name="ce12" table:formula="of:=IF([.K111]=&quot;&quot;;&quot;?&quot;;IF([.M111]=&quot;&quot;;&quot;新規&quot;;IF([.K111]=[.M111];&quot;&quot;;&quot;変更あり&quot;)))" office:value-type="string" office:string-value="新規" calcext:value-type="string">
            <text:p>新規</text:p>
          </table:table-cell>
          <table:table-cell table:style-name="ce12"/>
          <table:table-cell table:style-name="ce9"/>
          <table:table-cell table:style-name="ce54" table:number-columns-repeated="3"/>
          <table:table-cell table:style-name="ce63" table:formula="of:=IFERROR(VLOOKUP([.$C111];[$'verify-targets-to-chapters'.$A$1:.$B$999];2;0);IF([.$A111]=&quot;&quot;;&quot;&quot;;&quot;省略&quot;))">
            <text:p/>
          </table:table-cell>
          <table:table-cell table:number-columns-repeated="1006"/>
        </table:table-row>
        <table:table-row table:style-name="ro27">
          <table:table-cell table:style-name="ce1"/>
          <table:table-cell table:style-name="ce4" table:formula="of:=IF([.$A112]&lt;&gt;&quot;&quot;;MAX([.$B$1:.$B111])+1;&quot;&quot;)">
            <text:p/>
          </table:table-cell>
          <table:table-cell table:style-name="ce4" table:formula="of:=CONCATENATE([.$D112];&quot;-&quot;;[.$E112])" office:value-type="string" office:string-value="Security-26-2" calcext:value-type="string">
            <text:p>Security-26-2</text:p>
          </table:table-cell>
          <table:table-cell table:style-name="ce10" office:value-type="string" calcext:value-type="string">
            <text:p>Security-26</text:p>
          </table:table-cell>
          <table:table-cell table:style-name="ce10" office:value-type="float" office:value="2" calcext:value-type="float">
            <text:p>2</text:p>
          </table:table-cell>
          <table:covered-table-cell table:number-columns-repeated="3" table:style-name="ce19"/>
          <table:table-cell table:style-name="ce10" office:value-type="string" calcext:value-type="string">
            <text:p>ブロックしない</text:p>
          </table:table-cell>
          <table:table-cell table:style-name="ce9" office:value-type="string" calcext:value-type="string">
            <text:p>1. MCDで設定を反映する</text:p>
            <text:p>2. アドオン「globalChrome.css」を導入する</text:p>
            <text:p>3. globalChrome.cssで設定を反映する</text:p>
          </table:table-cell>
          <table:table-cell table:style-name="ce10" office:value-type="string" calcext:value-type="string">
            <text:p>MCD:</text:p>
            <text:p>lockPref("browser.safebrowsing.downloads.enabled<text:span text:style-name="T6">", false);</text:span></text:p>
            <text:p/>
            <text:p><text:span text:style-name="T6">globalChrome.css:</text:span></text:p>
            <text:p><text:span text:style-name="T6">@-moz-document</text:span></text:p>
            <text:p><text:span text:style-name="T1">  url-prefix("chrome://browser/content/preferences/in-content/preferences.xul"),</text:span></text:p>
            <text:p><text:span text:style-name="T1">  url-prefix("about:preferences") {</text:span></text:p>
            <text:p><text:span text:style-name="T1">  #</text:span><text:span text:style-name="T8">blockDownloads</text:span><text:span text:style-name="T9">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2" table:formula="of:=IF([.K112]=&quot;&quot;;&quot;?&quot;;IF([.M112]=&quot;&quot;;&quot;新規&quot;;IF([.K112]=[.M112];&quot;&quot;;&quot;変更あり&quot;)))" office:value-type="string" office:string-value="新規" calcext:value-type="string">
            <text:p>新規</text:p>
          </table:table-cell>
          <table:table-cell table:style-name="ce12"/>
          <table:table-cell table:style-name="ce9"/>
          <table:table-cell table:style-name="ce54" table:number-columns-repeated="3"/>
          <table:table-cell table:style-name="ce63" table:formula="of:=IFERROR(VLOOKUP([.$C112];[$'verify-targets-to-chapters'.$A$1:.$B$999];2;0);IF([.$A112]=&quot;&quot;;&quot;&quot;;&quot;省略&quot;))">
            <text:p/>
          </table:table-cell>
          <table:table-cell table:number-columns-repeated="1006"/>
        </table:table-row>
        <table:table-row table:style-name="ro4">
          <table:table-cell table:style-name="ce1"/>
          <table:table-cell table:style-name="ce4" table:formula="of:=IF([.$A113]&lt;&gt;&quot;&quot;;MAX([.$B$1:.$B112])+1;&quot;&quot;)">
            <text:p/>
          </table:table-cell>
          <table:table-cell table:style-name="ce4" table:formula="of:=CONCATENATE([.$D113];&quot;-&quot;;[.$E113])" office:value-type="string" office:string-value="Security-27-1" calcext:value-type="string">
            <text:p>Security-27-1</text:p>
          </table:table-cell>
          <table:table-cell table:style-name="ce10" office:value-type="string" calcext:value-type="string">
            <text:p>Security-27</text:p>
          </table:table-cell>
          <table:table-cell table:style-name="ce10" office:value-type="float" office:value="1" calcext:value-type="float">
            <text:p>1</text:p>
          </table:table-cell>
          <table:table-cell table:style-name="ce24" office:value-type="string" calcext:value-type="string" table:number-columns-spanned="1" table:number-rows-spanned="2">
            <text:p>セキュリティ</text:p>
          </table:table-cell>
          <table:table-cell table:style-name="ce24"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24" office:value-type="string" calcext:value-type="string" table:number-columns-spanned="1" table:number-rows-spanned="2">
            <text:p>-</text:p>
          </table:table-cell>
          <table:table-cell table:style-name="ce10" office:value-type="string" calcext:value-type="string">
            <text:p>警告する（既定）</text:p>
          </table:table-cell>
          <table:table-cell table:style-name="ce9" office:value-type="string" calcext:value-type="string">
            <text:p>-</text:p>
          </table:table-cell>
          <table:table-cell table:style-name="ce10" office:value-type="string" calcext:value-type="string">
            <text:p>-</text:p>
          </table:table-cell>
          <table:table-cell table:style-name="ce12" table:formula="of:=IF([.K113]=&quot;&quot;;&quot;?&quot;;IF([.M113]=&quot;&quot;;&quot;新規&quot;;IF([.K113]=[.M113];&quot;&quot;;&quot;変更あり&quot;)))" office:value-type="string" office:string-value="新規" calcext:value-type="string">
            <text:p>新規</text:p>
          </table:table-cell>
          <table:table-cell table:style-name="ce12"/>
          <table:table-cell table:style-name="ce9"/>
          <table:table-cell table:style-name="ce54" table:number-columns-repeated="3"/>
          <table:table-cell table:style-name="ce63" table:formula="of:=IFERROR(VLOOKUP([.$C113];[$'verify-targets-to-chapters'.$A$1:.$B$999];2;0);IF([.$A113]=&quot;&quot;;&quot;&quot;;&quot;省略&quot;))">
            <text:p/>
          </table:table-cell>
          <table:table-cell table:number-columns-repeated="1006"/>
        </table:table-row>
        <table:table-row table:style-name="ro21">
          <table:table-cell table:style-name="ce1"/>
          <table:table-cell table:style-name="ce4" table:formula="of:=IF([.$A114]&lt;&gt;&quot;&quot;;MAX([.$B$1:.$B113])+1;&quot;&quot;)">
            <text:p/>
          </table:table-cell>
          <table:table-cell table:style-name="ce4" table:formula="of:=CONCATENATE([.$D114];&quot;-&quot;;[.$E114])" office:value-type="string" office:string-value="Security-27-2" calcext:value-type="string">
            <text:p>Security-27-2</text:p>
          </table:table-cell>
          <table:table-cell table:style-name="ce10" office:value-type="string" calcext:value-type="string">
            <text:p>Security-27</text:p>
          </table:table-cell>
          <table:table-cell table:style-name="ce10" office:value-type="float" office:value="2" calcext:value-type="float">
            <text:p>2</text:p>
          </table:table-cell>
          <table:covered-table-cell table:number-columns-repeated="3" table:style-name="ce19"/>
          <table:table-cell table:style-name="ce10" office:value-type="string" calcext:value-type="string">
            <text:p>警告しない</text:p>
          </table:table-cell>
          <table:table-cell table:style-name="ce9" office:value-type="string" calcext:value-type="string">
            <text:p>1. MCDで設定を反映する</text:p>
            <text:p>2. アドオン「globalChrome.css」を導入する</text:p>
            <text:p>3. globalChrome.cssで設定を反映する</text:p>
          </table:table-cell>
          <table:table-cell table:style-name="ce10"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text:span></text:p>
            <text:p><text:span text:style-name="T6">@-moz-document</text:span></text:p>
            <text:p><text:span text:style-name="T1">  url-prefix("chrome://browser/content/preferences/in-content/preferences.xul"),</text:span></text:p>
            <text:p><text:span text:style-name="T1">  url-prefix("about:preferences") {</text:span></text:p>
            <text:p><text:span text:style-name="T1">  #</text:span><text:span text:style-name="T8">blockUncommonUnwanted</text:span><text:span text:style-name="T9">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2" table:formula="of:=IF([.K114]=&quot;&quot;;&quot;?&quot;;IF([.M114]=&quot;&quot;;&quot;新規&quot;;IF([.K114]=[.M114];&quot;&quot;;&quot;変更あり&quot;)))" office:value-type="string" office:string-value="新規" calcext:value-type="string">
            <text:p>新規</text:p>
          </table:table-cell>
          <table:table-cell table:style-name="ce12"/>
          <table:table-cell table:style-name="ce9"/>
          <table:table-cell table:style-name="ce54" table:number-columns-repeated="3"/>
          <table:table-cell table:style-name="ce63" table:formula="of:=IFERROR(VLOOKUP([.$C114];[$'verify-targets-to-chapters'.$A$1:.$B$999];2;0);IF([.$A114]=&quot;&quot;;&quot;&quot;;&quot;省略&quot;))">
            <text:p/>
          </table:table-cell>
          <table:table-cell table:number-columns-repeated="1006"/>
        </table:table-row>
        <table:table-row table:style-name="ro4">
          <table:table-cell table:style-name="ce1"/>
          <table:table-cell table:style-name="ce4" table:formula="of:=IF([.$A115]&lt;&gt;&quot;&quot;;MAX([.$B$1:.$B114])+1;&quot;&quot;)">
            <text:p/>
          </table:table-cell>
          <table:table-cell table:style-name="ce4" table:formula="of:=CONCATENATE([.$D115];&quot;-&quot;;[.$E115])" office:value-type="string" office:string-value="Security-28-1" calcext:value-type="string">
            <text:p>Security-28-1</text:p>
          </table:table-cell>
          <table:table-cell table:style-name="ce10" office:value-type="string" calcext:value-type="string">
            <text:p>Security-28</text:p>
          </table:table-cell>
          <table:table-cell table:style-name="ce10" office:value-type="float" office:value="1" calcext:value-type="float">
            <text:p>1</text:p>
          </table:table-cell>
          <table:table-cell table:style-name="ce24" office:value-type="string" calcext:value-type="string" table:number-columns-spanned="1" table:number-rows-spanned="2">
            <text:p>セキュリティ</text:p>
          </table:table-cell>
          <table:table-cell table:style-name="ce24" office:value-type="string" calcext:value-type="string" table:number-columns-spanned="1" table:number-rows-spanned="2">
            <text:p>認証が必要なWiFiアクセスポイントを検出した時に、認証用のタブを自動的に開く</text:p>
          </table:table-cell>
          <table:table-cell table:style-name="ce24" office:value-type="string" calcext:value-type="string" table:number-columns-spanned="1" table:number-rows-spanned="2">
            <text:p>-</text:p>
          </table:table-cell>
          <table:table-cell table:style-name="ce10" office:value-type="string" calcext:value-type="string">
            <text:p>タブを開く（既定）</text:p>
          </table:table-cell>
          <table:table-cell table:style-name="ce9" office:value-type="string" calcext:value-type="string">
            <text:p>-</text:p>
          </table:table-cell>
          <table:table-cell table:style-name="ce10" office:value-type="string" calcext:value-type="string">
            <text:p>-</text:p>
          </table:table-cell>
          <table:table-cell table:style-name="ce12" table:formula="of:=IF([.K115]=&quot;&quot;;&quot;?&quot;;IF([.M115]=&quot;&quot;;&quot;新規&quot;;IF([.K115]=[.M115];&quot;&quot;;&quot;変更あり&quot;)))" office:value-type="string" office:string-value="新規" calcext:value-type="string">
            <text:p>新規</text:p>
          </table:table-cell>
          <table:table-cell table:style-name="ce12"/>
          <table:table-cell table:style-name="ce9"/>
          <table:table-cell table:style-name="ce54" table:number-columns-repeated="3"/>
          <table:table-cell table:style-name="ce63" table:formula="of:=IFERROR(VLOOKUP([.$C115];[$'verify-targets-to-chapters'.$A$1:.$B$999];2;0);IF([.$A115]=&quot;&quot;;&quot;&quot;;&quot;省略&quot;))">
            <text:p/>
          </table:table-cell>
          <table:table-cell table:number-columns-repeated="1006"/>
        </table:table-row>
        <table:table-row table:style-name="ro31">
          <table:table-cell table:style-name="ce1"/>
          <table:table-cell table:style-name="ce4" table:formula="of:=IF([.$A116]&lt;&gt;&quot;&quot;;MAX([.$B$1:.$B115])+1;&quot;&quot;)">
            <text:p/>
          </table:table-cell>
          <table:table-cell table:style-name="ce4" table:formula="of:=CONCATENATE([.$D116];&quot;-&quot;;[.$E116])" office:value-type="string" office:string-value="Security-28-2" calcext:value-type="string">
            <text:p>Security-28-2</text:p>
          </table:table-cell>
          <table:table-cell table:style-name="ce10" office:value-type="string" calcext:value-type="string">
            <text:p>Security-28</text:p>
          </table:table-cell>
          <table:table-cell table:style-name="ce10" office:value-type="float" office:value="2" calcext:value-type="float">
            <text:p>2</text:p>
          </table:table-cell>
          <table:covered-table-cell table:number-columns-repeated="3" table:style-name="ce19"/>
          <table:table-cell table:style-name="ce10" office:value-type="string" calcext:value-type="string">
            <text:p>何もしない</text:p>
          </table:table-cell>
          <table:table-cell table:style-name="ce9" office:value-type="string" calcext:value-type="string">
            <text:p>MCDで設定を反映する</text:p>
          </table:table-cell>
          <table:table-cell table:style-name="ce10" office:value-type="string" calcext:value-type="string">
            <text:p>lockPref("network.captive-portal-service.enabled<text:span text:style-name="T6">", false);</text:span></text:p>
          </table:table-cell>
          <table:table-cell table:style-name="ce12" table:formula="of:=IF([.K116]=&quot;&quot;;&quot;?&quot;;IF([.M116]=&quot;&quot;;&quot;新規&quot;;IF([.K116]=[.M116];&quot;&quot;;&quot;変更あり&quot;)))" office:value-type="string" office:string-value="新規" calcext:value-type="string">
            <text:p>新規</text:p>
          </table:table-cell>
          <table:table-cell table:style-name="ce12"/>
          <table:table-cell table:style-name="ce9"/>
          <table:table-cell table:style-name="ce54" table:number-columns-repeated="3"/>
          <table:table-cell table:style-name="ce63" table:formula="of:=IFERROR(VLOOKUP([.$C116];[$'verify-targets-to-chapters'.$A$1:.$B$999];2;0);IF([.$A116]=&quot;&quot;;&quot;&quot;;&quot;省略&quot;))">
            <text:p/>
          </table:table-cell>
          <table:table-cell table:number-columns-repeated="1006"/>
        </table:table-row>
        <table:table-row table:style-name="ro4">
          <table:table-cell table:style-name="ce1"/>
          <table:table-cell table:style-name="ce4" table:formula="of:=IF([.$A117]&lt;&gt;&quot;&quot;;MAX([.$B$1:.$B116])+1;&quot;&quot;)">
            <text:p/>
          </table:table-cell>
          <table:table-cell table:style-name="ce4" table:formula="of:=CONCATENATE([.$D117];&quot;-&quot;;[.$E117])" office:value-type="string" office:string-value="Security-29-1" calcext:value-type="string">
            <text:p>Security-29-1</text:p>
          </table:table-cell>
          <table:table-cell table:style-name="ce10" office:value-type="string" calcext:value-type="string">
            <text:p>Security-29</text:p>
          </table:table-cell>
          <table:table-cell table:style-name="ce10" office:value-type="float" office:value="1" calcext:value-type="float">
            <text:p>1</text:p>
          </table:table-cell>
          <table:table-cell table:style-name="ce24" office:value-type="string" calcext:value-type="string" table:number-columns-spanned="1" table:number-rows-spanned="2">
            <text:p>セキュリティ</text:p>
          </table:table-cell>
          <table:table-cell table:style-name="ce24" office:value-type="string" calcext:value-type="string" table:number-columns-spanned="1" table:number-rows-spanned="2">
            <text:p>SSL/TLSでないページでの「secure」属性付きCookieの読み書き</text:p>
          </table:table-cell>
          <table:table-cell table:style-name="ce24" office:value-type="string" calcext:value-type="string" table:number-columns-spanned="1" table:number-rows-spanned="2">
            <text:p>-</text:p>
          </table:table-cell>
          <table:table-cell table:style-name="ce10" office:value-type="string" calcext:value-type="string">
            <text:p>許可する</text:p>
          </table:table-cell>
          <table:table-cell table:style-name="ce9" office:value-type="string" calcext:value-type="string">
            <text:p>MCDで設定を反映する</text:p>
          </table:table-cell>
          <table:table-cell table:style-name="ce10" office:value-type="string" calcext:value-type="string">
            <text:p>lockPref("network.cookie.leave-secure-alone<text:span text:style-name="T6">", false);</text:span></text:p>
          </table:table-cell>
          <table:table-cell table:style-name="ce12" table:formula="of:=IF([.K117]=&quot;&quot;;&quot;?&quot;;IF([.M117]=&quot;&quot;;&quot;新規&quot;;IF([.K117]=[.M117];&quot;&quot;;&quot;変更あり&quot;)))" office:value-type="string" office:string-value="新規" calcext:value-type="string">
            <text:p>新規</text:p>
          </table:table-cell>
          <table:table-cell table:style-name="ce12"/>
          <table:table-cell table:style-name="ce9"/>
          <table:table-cell table:style-name="ce54" table:number-columns-repeated="3"/>
          <table:table-cell table:style-name="ce63" table:formula="of:=IFERROR(VLOOKUP([.$C117];[$'verify-targets-to-chapters'.$A$1:.$B$999];2;0);IF([.$A117]=&quot;&quot;;&quot;&quot;;&quot;省略&quot;))">
            <text:p/>
          </table:table-cell>
          <table:table-cell table:number-columns-repeated="1006"/>
        </table:table-row>
        <table:table-row table:style-name="ro31">
          <table:table-cell table:style-name="ce1"/>
          <table:table-cell table:style-name="ce4" table:formula="of:=IF([.$A118]&lt;&gt;&quot;&quot;;MAX([.$B$1:.$B117])+1;&quot;&quot;)">
            <text:p/>
          </table:table-cell>
          <table:table-cell table:style-name="ce4" table:formula="of:=CONCATENATE([.$D118];&quot;-&quot;;[.$E118])" office:value-type="string" office:string-value="Security-29-2" calcext:value-type="string">
            <text:p>Security-29-2</text:p>
          </table:table-cell>
          <table:table-cell table:style-name="ce10" office:value-type="string" calcext:value-type="string">
            <text:p>Security-29</text:p>
          </table:table-cell>
          <table:table-cell table:style-name="ce10" office:value-type="float" office:value="2" calcext:value-type="float">
            <text:p>2</text:p>
          </table:table-cell>
          <table:covered-table-cell table:number-columns-repeated="3" table:style-name="ce19"/>
          <table:table-cell table:style-name="ce10" office:value-type="string" calcext:value-type="string">
            <text:p>禁止する（既定）</text:p>
          </table:table-cell>
          <table:table-cell table:style-name="ce9" office:value-type="string" calcext:value-type="string">
            <text:p>-</text:p>
          </table:table-cell>
          <table:table-cell table:style-name="ce10" office:value-type="string" calcext:value-type="string">
            <text:p>-</text:p>
          </table:table-cell>
          <table:table-cell table:style-name="ce12" table:formula="of:=IF([.K118]=&quot;&quot;;&quot;?&quot;;IF([.M118]=&quot;&quot;;&quot;新規&quot;;IF([.K118]=[.M118];&quot;&quot;;&quot;変更あり&quot;)))" office:value-type="string" office:string-value="新規" calcext:value-type="string">
            <text:p>新規</text:p>
          </table:table-cell>
          <table:table-cell table:style-name="ce12"/>
          <table:table-cell table:style-name="ce9"/>
          <table:table-cell table:style-name="ce54" table:number-columns-repeated="3"/>
          <table:table-cell table:style-name="ce63" table:formula="of:=IFERROR(VLOOKUP([.$C118];[$'verify-targets-to-chapters'.$A$1:.$B$999];2;0);IF([.$A118]=&quot;&quot;;&quot;&quot;;&quot;省略&quot;))">
            <text:p/>
          </table:table-cell>
          <table:table-cell table:number-columns-repeated="1006"/>
        </table:table-row>
        <table:table-row table:style-name="ro4">
          <table:table-cell table:style-name="ce1"/>
          <table:table-cell table:style-name="ce4" table:formula="of:=IF([.$A119]&lt;&gt;&quot;&quot;;MAX([.$B$1:.$B118])+1;&quot;&quot;)">
            <text:p/>
          </table:table-cell>
          <table:table-cell table:style-name="ce4" table:formula="of:=CONCATENATE([.$D119];&quot;-&quot;;[.$E119])" office:value-type="string" office:string-value="Security-30-1" calcext:value-type="string">
            <text:p>Security-30-1</text:p>
          </table:table-cell>
          <table:table-cell table:style-name="ce10" office:value-type="string" calcext:value-type="string">
            <text:p>Security-30</text:p>
          </table:table-cell>
          <table:table-cell table:style-name="ce10" office:value-type="float" office:value="1" calcext:value-type="float">
            <text:p>1</text:p>
          </table:table-cell>
          <table:table-cell table:style-name="ce24" office:value-type="string" calcext:value-type="string" table:number-columns-spanned="1" table:number-rows-spanned="2">
            <text:p>セキュリティ</text:p>
          </table:table-cell>
          <table:table-cell table:style-name="ce24" office:value-type="string" calcext:value-type="string" table:number-columns-spanned="1" table:number-rows-spanned="2">
            <text:p>誤ったMIME Typeが指定されたスクリプトファイルの実行</text:p>
          </table:table-cell>
          <table:table-cell table:style-name="ce24" office:value-type="string" calcext:value-type="string" table:number-columns-spanned="1" table:number-rows-spanned="2">
            <text:p>-</text:p>
          </table:table-cell>
          <table:table-cell table:style-name="ce10" office:value-type="string" calcext:value-type="string">
            <text:p>許可する</text:p>
          </table:table-cell>
          <table:table-cell table:style-name="ce9" office:value-type="string" calcext:value-type="string">
            <text:p>MCDで設定を反映する</text:p>
          </table:table-cell>
          <table:table-cell table:style-name="ce10" office:value-type="string" calcext:value-type="string">
            <text:p>lockPref("security.block_script_with_wrong_mime<text:span text:style-name="T6">", false);</text:span></text:p>
          </table:table-cell>
          <table:table-cell table:style-name="ce12" table:formula="of:=IF([.K119]=&quot;&quot;;&quot;?&quot;;IF([.M119]=&quot;&quot;;&quot;新規&quot;;IF([.K119]=[.M119];&quot;&quot;;&quot;変更あり&quot;)))" office:value-type="string" office:string-value="新規" calcext:value-type="string">
            <text:p>新規</text:p>
          </table:table-cell>
          <table:table-cell table:style-name="ce12"/>
          <table:table-cell table:style-name="ce9"/>
          <table:table-cell table:style-name="ce54" table:number-columns-repeated="3"/>
          <table:table-cell table:style-name="ce63" table:formula="of:=IFERROR(VLOOKUP([.$C119];[$'verify-targets-to-chapters'.$A$1:.$B$999];2;0);IF([.$A119]=&quot;&quot;;&quot;&quot;;&quot;省略&quot;))">
            <text:p/>
          </table:table-cell>
          <table:table-cell table:number-columns-repeated="1006"/>
        </table:table-row>
        <table:table-row table:style-name="ro31">
          <table:table-cell table:style-name="ce1"/>
          <table:table-cell table:style-name="ce4" table:formula="of:=IF([.$A120]&lt;&gt;&quot;&quot;;MAX([.$B$1:.$B119])+1;&quot;&quot;)">
            <text:p/>
          </table:table-cell>
          <table:table-cell table:style-name="ce4" table:formula="of:=CONCATENATE([.$D120];&quot;-&quot;;[.$E120])" office:value-type="string" office:string-value="Security-30-2" calcext:value-type="string">
            <text:p>Security-30-2</text:p>
          </table:table-cell>
          <table:table-cell table:style-name="ce10" office:value-type="string" calcext:value-type="string">
            <text:p>Security-30</text:p>
          </table:table-cell>
          <table:table-cell table:style-name="ce10" office:value-type="float" office:value="2" calcext:value-type="float">
            <text:p>2</text:p>
          </table:table-cell>
          <table:covered-table-cell table:number-columns-repeated="3" table:style-name="ce19"/>
          <table:table-cell table:style-name="ce10" office:value-type="string" calcext:value-type="string">
            <text:p>禁止する（既定）</text:p>
          </table:table-cell>
          <table:table-cell table:style-name="ce9" office:value-type="string" calcext:value-type="string">
            <text:p>-</text:p>
          </table:table-cell>
          <table:table-cell table:style-name="ce10" office:value-type="string" calcext:value-type="string">
            <text:p>-</text:p>
          </table:table-cell>
          <table:table-cell table:style-name="ce12" table:formula="of:=IF([.K120]=&quot;&quot;;&quot;?&quot;;IF([.M120]=&quot;&quot;;&quot;新規&quot;;IF([.K120]=[.M120];&quot;&quot;;&quot;変更あり&quot;)))" office:value-type="string" office:string-value="新規" calcext:value-type="string">
            <text:p>新規</text:p>
          </table:table-cell>
          <table:table-cell table:style-name="ce12"/>
          <table:table-cell table:style-name="ce9"/>
          <table:table-cell table:style-name="ce54" table:number-columns-repeated="3"/>
          <table:table-cell table:style-name="ce63" table:formula="of:=IFERROR(VLOOKUP([.$C120];[$'verify-targets-to-chapters'.$A$1:.$B$999];2;0);IF([.$A120]=&quot;&quot;;&quot;&quot;;&quot;省略&quot;))">
            <text:p/>
          </table:table-cell>
          <table:table-cell table:number-columns-repeated="1006"/>
        </table:table-row>
        <table:table-row table:style-name="ro4">
          <table:table-cell table:style-name="ce1"/>
          <table:table-cell table:style-name="ce4" table:formula="of:=IF([.$A121]&lt;&gt;&quot;&quot;;MAX([.$B$1:.$B120])+1;&quot;&quot;)">
            <text:p/>
          </table:table-cell>
          <table:table-cell table:style-name="ce4" table:formula="of:=CONCATENATE([.$D121];&quot;-&quot;;[.$E121])" office:value-type="string" office:string-value="Security-31-1" calcext:value-type="string">
            <text:p>Security-31-1</text:p>
          </table:table-cell>
          <table:table-cell table:style-name="ce10" office:value-type="string" calcext:value-type="string">
            <text:p>Security-31</text:p>
          </table:table-cell>
          <table:table-cell table:style-name="ce9" office:value-type="float" office:value="1" calcext:value-type="float">
            <text:p>1</text:p>
          </table:table-cell>
          <table:table-cell table:style-name="ce24" office:value-type="string" calcext:value-type="string" table:number-columns-spanned="1" table:number-rows-spanned="2">
            <text:p>セキュリティ</text:p>
          </table:table-cell>
          <table:table-cell table:style-name="ce22" office:value-type="string" calcext:value-type="string" table:number-columns-spanned="1" table:number-rows-spanned="2">
            <text:p>危険なFlashコンテンツの読み込み</text:p>
          </table:table-cell>
          <table:table-cell table:style-name="ce22"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10" office:value-type="string" calcext:value-type="string">
            <text:p>lockPref("browser.safebrowsing.blockedURIs.enabled", false);</text:p>
          </table:table-cell>
          <table:table-cell table:style-name="ce12" table:formula="of:=IF([.K121]=&quot;&quot;;&quot;?&quot;;IF([.M121]=&quot;&quot;;&quot;新規&quot;;IF([.K121]=[.M121];&quot;&quot;;&quot;変更あり&quot;)))" office:value-type="string" office:string-value="新規" calcext:value-type="string">
            <text:p>新規</text:p>
          </table:table-cell>
          <table:table-cell table:style-name="ce10"/>
          <table:table-cell table:style-name="ce9"/>
          <table:table-cell table:style-name="ce54" table:number-columns-repeated="3"/>
          <table:table-cell table:style-name="ce63" table:formula="of:=IFERROR(VLOOKUP([.$C121];[$'verify-targets-to-chapters'.$A$1:.$B$999];2;0);IF([.$A121]=&quot;&quot;;&quot;&quot;;&quot;省略&quot;))">
            <text:p/>
          </table:table-cell>
          <table:table-cell table:number-columns-repeated="1006"/>
        </table:table-row>
        <table:table-row table:style-name="ro3">
          <table:table-cell table:style-name="ce1"/>
          <table:table-cell table:style-name="ce4" table:formula="of:=IF([.$A122]&lt;&gt;&quot;&quot;;MAX([.$B$1:.$B121])+1;&quot;&quot;)">
            <text:p/>
          </table:table-cell>
          <table:table-cell table:style-name="ce4" table:formula="of:=CONCATENATE([.$D122];&quot;-&quot;;[.$E122])" office:value-type="string" office:string-value="Security-31-2" calcext:value-type="string">
            <text:p>Security-31-2</text:p>
          </table:table-cell>
          <table:table-cell table:style-name="ce10" office:value-type="string" calcext:value-type="string">
            <text:p>Security-31</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ブロックする（既定）</text:p>
          </table:table-cell>
          <table:table-cell table:style-name="ce9" office:value-type="string" calcext:value-type="string">
            <text:p>-</text:p>
          </table:table-cell>
          <table:table-cell table:style-name="ce10" office:value-type="string" calcext:value-type="string">
            <text:p>-</text:p>
          </table:table-cell>
          <table:table-cell table:style-name="ce12" table:formula="of:=IF([.K122]=&quot;&quot;;&quot;?&quot;;IF([.M122]=&quot;&quot;;&quot;新規&quot;;IF([.K122]=[.M122];&quot;&quot;;&quot;変更あり&quot;)))" office:value-type="string" office:string-value="新規" calcext:value-type="string">
            <text:p>新規</text:p>
          </table:table-cell>
          <table:table-cell table:style-name="ce10"/>
          <table:table-cell table:style-name="ce9"/>
          <table:table-cell table:style-name="ce54" table:number-columns-repeated="3"/>
          <table:table-cell table:style-name="ce63" table:formula="of:=IFERROR(VLOOKUP([.$C122];[$'verify-targets-to-chapters'.$A$1:.$B$999];2;0);IF([.$A122]=&quot;&quot;;&quot;&quot;;&quot;省略&quot;))">
            <text:p/>
          </table:table-cell>
          <table:table-cell table:number-columns-repeated="1006"/>
        </table:table-row>
        <table:table-row table:style-name="ro4">
          <table:table-cell table:style-name="ce1"/>
          <table:table-cell table:style-name="ce4" table:formula="of:=IF([.$A123]&lt;&gt;&quot;&quot;;MAX([.$B$1:.$B122])+1;&quot;&quot;)">
            <text:p/>
          </table:table-cell>
          <table:table-cell table:style-name="ce4" table:formula="of:=CONCATENATE([.$D123];&quot;-&quot;;[.$E123])" office:value-type="string" office:string-value="Privacy-1-1" calcext:value-type="string">
            <text:p>Privacy-1-1</text:p>
          </table:table-cell>
          <table:table-cell table:style-name="ce9" office:value-type="string" calcext:value-type="string">
            <text:p>Privacy-1</text:p>
          </table:table-cell>
          <table:table-cell table:style-name="ce9" office:value-type="float" office:value="1" calcext:value-type="float">
            <text:p>1</text:p>
          </table:table-cell>
          <table:table-cell table:style-name="ce20" office:value-type="string" calcext:value-type="string" table:number-columns-spanned="1" table:number-rows-spanned="5">
            <text:p>プライバシー</text:p>
          </table:table-cell>
          <table:table-cell table:style-name="ce20" office:value-type="string" calcext:value-type="string" table:number-columns-spanned="1" table:number-rows-spanned="5">
            <text:p>履歴の保存の可否</text:p>
          </table:table-cell>
          <table:table-cell table:style-name="ce20" office:value-type="string" calcext:value-type="string" table:number-columns-spanned="1" table:number-rows-spanned="5">
            <text:p>-</text:p>
          </table:table-cell>
          <table:table-cell table:style-name="ce9" office:value-type="string" calcext:value-type="string">
            <text:p>保存する（既定）</text:p>
          </table:table-cell>
          <table:table-cell table:style-name="ce9" office:value-type="string" calcext:value-type="string">
            <text:p>-</text:p>
          </table:table-cell>
          <table:table-cell table:style-name="ce10" office:value-type="string" calcext:value-type="string">
            <text:p>-</text:p>
          </table:table-cell>
          <table:table-cell table:style-name="ce12" table:formula="of:=IF([.K123]=&quot;&quot;;&quot;?&quot;;IF([.M123]=&quot;&quot;;&quot;新規&quot;;IF([.K123]=[.M123];&quot;&quot;;&quot;変更あり&quot;)))">
            <text:p/>
          </table:table-cell>
          <table:table-cell table:style-name="ce10" office:value-type="string" calcext:value-type="string">
            <text:p>-</text:p>
          </table:table-cell>
          <table:table-cell table:style-name="ce9" table:formula="of:=IF([.M123]=&quot;&quot;;&quot;?&quot;;IF([.O123]=&quot;&quot;;&quot;新規&quot;;IF([.M123]=[.O123];&quot;&quot;;&quot;○&quot;)))">
            <text:p/>
          </table:table-cell>
          <table:table-cell table:style-name="ce54" office:value-type="string" calcext:value-type="string">
            <text:p>-</text:p>
          </table:table-cell>
          <table:table-cell table:style-name="ce54" table:number-columns-repeated="2"/>
          <table:table-cell table:style-name="ce63" table:formula="of:=IFERROR(VLOOKUP([.$C123];[$'verify-targets-to-chapters'.$A$1:.$B$999];2;0);IF([.$A123]=&quot;&quot;;&quot;&quot;;&quot;省略&quot;))">
            <text:p/>
          </table:table-cell>
          <table:table-cell table:number-columns-repeated="1006"/>
        </table:table-row>
        <table:table-row table:style-name="ro21">
          <table:table-cell table:style-name="ce1"/>
          <table:table-cell table:style-name="ce4" table:formula="of:=IF([.$A124]&lt;&gt;&quot;&quot;;MAX([.$B$1:.$B123])+1;&quot;&quot;)">
            <text:p/>
          </table:table-cell>
          <table:table-cell table:style-name="ce4" table:formula="of:=CONCATENATE([.$D124];&quot;-&quot;;[.$E124])" office:value-type="string" office:string-value="Privacy-1-5" calcext:value-type="string">
            <text:p>Privacy-1-5</text:p>
          </table:table-cell>
          <table:table-cell table:style-name="ce9" office:value-type="string" calcext:value-type="string">
            <text:p>Privacy-1</text:p>
          </table:table-cell>
          <table:table-cell table:style-name="ce9" office:value-type="float" office:value="5" calcext:value-type="float">
            <text:p>5</text:p>
          </table:table-cell>
          <table:covered-table-cell table:number-columns-repeated="3" table:style-name="ce16"/>
          <table:table-cell table:style-name="ce9" office:value-type="string" calcext:value-type="string">
            <text:p>履歴を基本的には保存し、ただし（一部項目は）終了時の消去を許可する</text:p>
          </table:table-cell>
          <table:table-cell table:style-name="ce9"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48" office:value-type="string" calcext:value-type="string">
            <text:p><text:span text:style-name="T10">MCD:</text:span></text:p>
            <text:p><text:span text:style-name="T10">lockPref("browser.privatebrowsing.autostart", false);</text:span></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menuitem[value="dontremember"],</text:span></text:p>
            <text:p><text:span text:style-name="T10">  #privateBrowsingAutoStart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2" table:formula="of:=IF([.K124]=&quot;&quot;;&quot;?&quot;;IF([.M124]=&quot;&quot;;&quot;新規&quot;;IF([.K124]=[.M124];&quot;&quot;;&quot;変更あり&quot;)))" office:value-type="string" office:string-value="新規" calcext:value-type="string">
            <text:p>新規</text:p>
          </table:table-cell>
          <table:table-cell table:style-name="ce10"/>
          <table:table-cell table:style-name="ce9"/>
          <table:table-cell table:style-name="ce54" table:number-columns-repeated="3"/>
          <table:table-cell table:style-name="ce63" table:formula="of:=IFERROR(VLOOKUP([.$C124];[$'verify-targets-to-chapters'.$A$1:.$B$999];2;0);IF([.$A124]=&quot;&quot;;&quot;&quot;;&quot;省略&quot;))">
            <text:p/>
          </table:table-cell>
          <table:table-cell table:number-columns-repeated="1006"/>
        </table:table-row>
        <table:table-row table:style-name="ro32">
          <table:table-cell table:style-name="ce1"/>
          <table:table-cell table:style-name="ce4" table:formula="of:=IF([.$A125]&lt;&gt;&quot;&quot;;MAX([.$B$1:.$B124])+1;&quot;&quot;)">
            <text:p/>
          </table:table-cell>
          <table:table-cell table:style-name="ce4" table:formula="of:=CONCATENATE([.$D125];&quot;-&quot;;[.$E125])" office:value-type="string" office:string-value="Privacy-1-2" calcext:value-type="string">
            <text:p>Privacy-1-2</text:p>
          </table:table-cell>
          <table:table-cell table:style-name="ce9" office:value-type="string" calcext:value-type="string">
            <text:p>Privacy-1</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保存を強制する</text:p>
          </table:table-cell>
          <table:table-cell table:style-name="ce9"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9"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in-content/preferences.xul"),</text:p>
            <text:p>  url-prefix("about:preferences") {</text:p>
            <text:p>  <text:span text:style-name="T10">menuitem[value="dontremember"],</text:span></text:p>
            <text:p><text:span text:style-name="T10">  #privateBrowsingAutoStart</text:span> {</text:p>
            <text:p>    visibility: collapse !important;</text:p>
            <text:p>    -moz-user-focus: ignore !important;</text:p>
            <text:p>  }</text:p>
            <text:p>}</text:p>
          </table:table-cell>
          <table:table-cell table:style-name="ce12" table:formula="of:=IF([.K125]=&quot;&quot;;&quot;?&quot;;IF([.M125]=&quot;&quot;;&quot;新規&quot;;IF([.K125]=[.M125];&quot;&quot;;&quot;変更あり&quot;)))" office:value-type="string" office:string-value="変更あり" calcext:value-type="string">
            <text:p>変更あり</text:p>
          </table:table-cell>
          <table:table-cell table:style-name="ce54"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9" table:formula="of:=IF([.M125]=&quot;&quot;;&quot;?&quot;;IF([.O125]=&quot;&quot;;&quot;新規&quot;;IF([.M125]=[.O125];&quot;&quot;;&quot;○&quot;)))" office:value-type="string" office:string-value="○" calcext:value-type="string">
            <text:p>○</text:p>
          </table:table-cell>
          <table:table-cell table:style-name="ce54"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54" office:value-type="string" calcext:value-type="string">
            <text:p>変更無し</text:p>
          </table:table-cell>
          <table:table-cell table:style-name="ce54"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63" table:formula="of:=IFERROR(VLOOKUP([.$C125];[$'verify-targets-to-chapters'.$A$1:.$B$999];2;0);IF([.$A125]=&quot;&quot;;&quot;&quot;;&quot;省略&quot;))">
            <text:p/>
          </table:table-cell>
          <table:table-cell table:number-columns-repeated="1006"/>
        </table:table-row>
        <table:table-row table:style-name="ro5">
          <table:table-cell table:style-name="ce1"/>
          <table:table-cell table:style-name="ce4" table:formula="of:=IF([.$A126]&lt;&gt;&quot;&quot;;MAX([.$B$1:.$B125])+1;&quot;&quot;)">
            <text:p/>
          </table:table-cell>
          <table:table-cell table:style-name="ce4" table:formula="of:=CONCATENATE([.$D126];&quot;-&quot;;[.$E126])" office:value-type="string" office:string-value="Privacy-1-3" calcext:value-type="string">
            <text:p>Privacy-1-3</text:p>
          </table:table-cell>
          <table:table-cell table:style-name="ce9" office:value-type="string" calcext:value-type="string">
            <text:p>Privacy-1</text:p>
          </table:table-cell>
          <table:table-cell table:style-name="ce9" office:value-type="float" office:value="3" calcext:value-type="float">
            <text:p>3</text:p>
          </table:table-cell>
          <table:covered-table-cell table:number-columns-repeated="3" table:style-name="ce16"/>
          <table:table-cell table:style-name="ce9" office:value-type="string" calcext:value-type="string">
            <text:p>一切保存しない</text:p>
          </table:table-cell>
          <table:table-cell table:style-name="ce9" office:value-type="string" calcext:value-type="string">
            <text:p>MCDで設定を反映する</text:p>
            <text:p>(Firefox 38以前ではアドオン「History Prefs Modifier」も導入する)</text:p>
          </table:table-cell>
          <table:table-cell table:style-name="ce10" office:value-type="string" calcext:value-type="string">
            <text:p>lockPref("browser.privatebrowsing.autostart", true);</text:p>
            <text:p><text:span text:style-name="T6">lockPref("privacy.sanitize.sanitizeOnShutdown", true);</text:span></text:p>
          </table:table-cell>
          <table:table-cell table:style-name="ce12" table:formula="of:=IF([.K126]=&quot;&quot;;&quot;?&quot;;IF([.M126]=&quot;&quot;;&quot;新規&quot;;IF([.K126]=[.M126];&quot;&quot;;&quot;変更あり&quot;)))">
            <text:p/>
          </table:table-cell>
          <table:table-cell table:style-name="ce10" office:value-type="string" calcext:value-type="string">
            <text:p>lockPref("browser.privatebrowsing.autostart", true);</text:p>
            <text:p><text:span text:style-name="T6">lockPref("privacy.sanitize.sanitizeOnShutdown", true);</text:span></text:p>
          </table:table-cell>
          <table:table-cell table:style-name="ce9" table:formula="of:=IF([.M126]=&quot;&quot;;&quot;?&quot;;IF([.O126]=&quot;&quot;;&quot;新規&quot;;IF([.M126]=[.O126];&quot;&quot;;&quot;○&quot;)))" office:value-type="string" office:string-value="○" calcext:value-type="string">
            <text:p>○</text:p>
          </table:table-cell>
          <table:table-cell table:style-name="ce54" office:value-type="string" calcext:value-type="string">
            <text:p>lockPref("browser.privatebrowsing.autostart", true);</text:p>
          </table:table-cell>
          <table:table-cell table:style-name="ce54" office:value-type="string" calcext:value-type="string">
            <text:p>変更無し</text:p>
          </table:table-cell>
          <table:table-cell table:style-name="ce54" office:value-type="string" calcext:value-type="string">
            <text:p>lockPref("browser.privatebrowsing.autostart", true);</text:p>
          </table:table-cell>
          <table:table-cell table:style-name="ce63" table:formula="of:=IFERROR(VLOOKUP([.$C126];[$'verify-targets-to-chapters'.$A$1:.$B$999];2;0);IF([.$A126]=&quot;&quot;;&quot;&quot;;&quot;省略&quot;))">
            <text:p/>
          </table:table-cell>
          <table:table-cell table:number-columns-repeated="1006"/>
        </table:table-row>
        <table:table-row table:style-name="ro33">
          <table:table-cell table:style-name="ce1"/>
          <table:table-cell table:style-name="ce4" table:formula="of:=IF([.$A127]&lt;&gt;&quot;&quot;;MAX([.$B$1:.$B126])+1;&quot;&quot;)">
            <text:p/>
          </table:table-cell>
          <table:table-cell table:style-name="ce4" table:formula="of:=CONCATENATE([.$D127];&quot;-&quot;;[.$E127])" office:value-type="string" office:string-value="Privacy-1-4" calcext:value-type="string">
            <text:p>Privacy-1-4</text:p>
          </table:table-cell>
          <table:table-cell table:style-name="ce9" office:value-type="string" calcext:value-type="string">
            <text:p>Privacy-1</text:p>
          </table:table-cell>
          <table:table-cell table:style-name="ce9" office:value-type="float" office:value="4" calcext:value-type="float">
            <text:p>4</text:p>
          </table:table-cell>
          <table:covered-table-cell table:number-columns-repeated="3" table:style-name="ce16"/>
          <table:table-cell table:style-name="ce9" office:value-type="string" calcext:value-type="string">
            <text:p>終了時に消去する</text:p>
          </table:table-cell>
          <table:table-cell table:style-name="ce9" office:value-type="string" calcext:value-type="string">
            <text:p>MCDで設定を反映する</text:p>
          </table:table-cell>
          <table:table-cell table:style-name="ce10"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12" table:formula="of:=IF([.K127]=&quot;&quot;;&quot;?&quot;;IF([.M127]=&quot;&quot;;&quot;新規&quot;;IF([.K127]=[.M127];&quot;&quot;;&quot;変更あり&quot;)))">
            <text:p/>
          </table:table-cell>
          <table:table-cell table:style-name="ce10"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9" table:formula="of:=IF([.M127]=&quot;&quot;;&quot;?&quot;;IF([.O127]=&quot;&quot;;&quot;新規&quot;;IF([.M127]=[.O127];&quot;&quot;;&quot;○&quot;)))" office:value-type="string" office:string-value="新規" calcext:value-type="string">
            <text:p>新規</text:p>
          </table:table-cell>
          <table:table-cell table:style-name="ce54" table:number-columns-repeated="3"/>
          <table:table-cell table:style-name="ce63" table:formula="of:=IFERROR(VLOOKUP([.$C127];[$'verify-targets-to-chapters'.$A$1:.$B$999];2;0);IF([.$A127]=&quot;&quot;;&quot;&quot;;&quot;省略&quot;))">
            <text:p/>
          </table:table-cell>
          <table:table-cell table:number-columns-repeated="1006"/>
        </table:table-row>
        <table:table-row table:style-name="ro7">
          <table:table-cell table:style-name="ce1"/>
          <table:table-cell table:style-name="ce4" table:formula="of:=IF([.$A128]&lt;&gt;&quot;&quot;;MAX([.$B$1:.$B127])+1;&quot;&quot;)">
            <text:p/>
          </table:table-cell>
          <table:table-cell table:style-name="ce4" table:formula="of:=CONCATENATE([.$D128];&quot;-&quot;;[.$E128])" office:value-type="string" office:string-value="Privacy-2-1" calcext:value-type="string">
            <text:p>Privacy-2-1</text:p>
          </table:table-cell>
          <table:table-cell table:style-name="ce9" office:value-type="string" calcext:value-type="string">
            <text:p>Privacy-2</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22"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22" office:value-type="string" calcext:value-type="string" table:number-columns-spanned="1" table:number-rows-spanned="2">
            <text:p>-</text:p>
          </table:table-cell>
          <table:table-cell table:style-name="ce9" office:value-type="string" calcext:value-type="string">
            <text:p>保存する（既定）</text:p>
          </table:table-cell>
          <table:table-cell table:style-name="ce9" office:value-type="string" calcext:value-type="string">
            <text:p>-</text:p>
          </table:table-cell>
          <table:table-cell table:style-name="ce10" office:value-type="string" calcext:value-type="string">
            <text:p>-</text:p>
          </table:table-cell>
          <table:table-cell table:style-name="ce12" table:formula="of:=IF([.K128]=&quot;&quot;;&quot;?&quot;;IF([.M128]=&quot;&quot;;&quot;新規&quot;;IF([.K128]=[.M128];&quot;&quot;;&quot;変更あり&quot;)))">
            <text:p/>
          </table:table-cell>
          <table:table-cell table:style-name="ce10" office:value-type="string" calcext:value-type="string">
            <text:p>-</text:p>
          </table:table-cell>
          <table:table-cell table:style-name="ce9" table:formula="of:=IF([.M128]=&quot;&quot;;&quot;?&quot;;IF([.O128]=&quot;&quot;;&quot;新規&quot;;IF([.M128]=[.O128];&quot;&quot;;&quot;○&quot;)))" office:value-type="string" office:string-value="○" calcext:value-type="string">
            <text:p>○</text:p>
          </table:table-cell>
          <table:table-cell table:style-name="ce54" office:value-type="string" calcext:value-type="string">
            <text:p>lockPref("browser.formfill.enable", true);</text:p>
          </table:table-cell>
          <table:table-cell table:style-name="ce54" office:value-type="string" calcext:value-type="string">
            <text:p>変更無し</text:p>
          </table:table-cell>
          <table:table-cell table:style-name="ce54" office:value-type="string" calcext:value-type="string">
            <text:p>lockPref("browser.formfill.enable", true);</text:p>
          </table:table-cell>
          <table:table-cell table:style-name="ce63" table:formula="of:=IFERROR(VLOOKUP([.$C128];[$'verify-targets-to-chapters'.$A$1:.$B$999];2;0);IF([.$A128]=&quot;&quot;;&quot;&quot;;&quot;省略&quot;))">
            <text:p/>
          </table:table-cell>
          <table:table-cell table:number-columns-repeated="1006"/>
        </table:table-row>
        <table:table-row table:style-name="ro34">
          <table:table-cell table:style-name="ce1"/>
          <table:table-cell table:style-name="ce4" table:formula="of:=IF([.$A129]&lt;&gt;&quot;&quot;;MAX([.$B$1:.$B128])+1;&quot;&quot;)">
            <text:p/>
          </table:table-cell>
          <table:table-cell table:style-name="ce4" table:formula="of:=CONCATENATE([.$D129];&quot;-&quot;;[.$E129])" office:value-type="string" office:string-value="Privacy-2-2" calcext:value-type="string">
            <text:p>Privacy-2-2</text:p>
          </table:table-cell>
          <table:table-cell table:style-name="ce9" office:value-type="string" calcext:value-type="string">
            <text:p>Privacy-2</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保存しない</text:p>
          </table:table-cell>
          <table:table-cell table:style-name="ce9" office:value-type="string" calcext:value-type="string">
            <text:p>1. MCDで設定を反映する</text:p>
            <text:p>2. アドオン「globalChrome.css」を導入する</text:p>
            <text:p>3. globalChrome.cssで設定を反映する</text:p>
          </table:table-cell>
          <table:table-cell table:style-name="ce9"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2" table:formula="of:=IF([.K129]=&quot;&quot;;&quot;?&quot;;IF([.M129]=&quot;&quot;;&quot;新規&quot;;IF([.K129]=[.M129];&quot;&quot;;&quot;変更あり&quot;)))" office:value-type="string" office:string-value="変更あり" calcext:value-type="string">
            <text:p>変更あり</text:p>
          </table:table-cell>
          <table:table-cell table:style-name="ce54"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9" table:formula="of:=IF([.M129]=&quot;&quot;;&quot;?&quot;;IF([.O129]=&quot;&quot;;&quot;新規&quot;;IF([.M129]=[.O129];&quot;&quot;;&quot;○&quot;)))" office:value-type="string" office:string-value="○" calcext:value-type="string">
            <text:p>○</text:p>
          </table:table-cell>
          <table:table-cell table:style-name="ce54"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54" office:value-type="string" calcext:value-type="string">
            <text:p>変更無し</text:p>
          </table:table-cell>
          <table:table-cell table:style-name="ce54"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63" table:formula="of:=IFERROR(VLOOKUP([.$C129];[$'verify-targets-to-chapters'.$A$1:.$B$999];2;0);IF([.$A129]=&quot;&quot;;&quot;&quot;;&quot;省略&quot;))">
            <text:p/>
          </table:table-cell>
          <table:table-cell table:number-columns-repeated="1006"/>
        </table:table-row>
        <table:table-row table:style-name="ro7">
          <table:table-cell table:style-name="ce1"/>
          <table:table-cell table:style-name="ce4" table:formula="of:=IF([.$A130]&lt;&gt;&quot;&quot;;MAX([.$B$1:.$B129])+1;&quot;&quot;)">
            <text:p/>
          </table:table-cell>
          <table:table-cell table:style-name="ce4" table:formula="of:=CONCATENATE([.$D130];&quot;-&quot;;[.$E130])" office:value-type="string" office:string-value="Privacy-3-1" calcext:value-type="string">
            <text:p>Privacy-3-1</text:p>
          </table:table-cell>
          <table:table-cell table:style-name="ce9" office:value-type="string" calcext:value-type="string">
            <text:p>Privacy-3</text:p>
          </table:table-cell>
          <table:table-cell table:style-name="ce9" office:value-type="float" office:value="1" calcext:value-type="float">
            <text:p>1</text:p>
          </table:table-cell>
          <table:table-cell table:style-name="ce23" office:value-type="string" calcext:value-type="string" table:number-columns-spanned="1" table:number-rows-spanned="3">
            <text:p>プライバシー</text:p>
          </table:table-cell>
          <table:table-cell table:style-name="ce23" office:value-type="string" calcext:value-type="string" table:number-columns-spanned="1" table:number-rows-spanned="3">
            <text:p>ダウンロード履歴の保存の可否</text:p>
          </table:table-cell>
          <table:table-cell table:style-name="ce23" office:value-type="string" calcext:value-type="string" table:number-columns-spanned="1" table:number-rows-spanned="3">
            <text:p>-</text:p>
          </table:table-cell>
          <table:table-cell table:style-name="ce9" office:value-type="string" calcext:value-type="string">
            <text:p>永続的に保存する（既定）</text:p>
          </table:table-cell>
          <table:table-cell table:style-name="ce9" office:value-type="string" calcext:value-type="string">
            <text:p>-</text:p>
          </table:table-cell>
          <table:table-cell table:style-name="ce10" office:value-type="string" calcext:value-type="string">
            <text:p>-</text:p>
          </table:table-cell>
          <table:table-cell table:style-name="ce12" table:formula="of:=IF([.K130]=&quot;&quot;;&quot;?&quot;;IF([.M130]=&quot;&quot;;&quot;新規&quot;;IF([.K130]=[.M130];&quot;&quot;;&quot;変更あり&quot;)))">
            <text:p/>
          </table:table-cell>
          <table:table-cell table:style-name="ce10" office:value-type="string" calcext:value-type="string">
            <text:p>-</text:p>
          </table:table-cell>
          <table:table-cell table:style-name="ce9" table:formula="of:=IF([.M130]=&quot;&quot;;&quot;?&quot;;IF([.O130]=&quot;&quot;;&quot;新規&quot;;IF([.M130]=[.O130];&quot;&quot;;&quot;○&quot;)))">
            <text:p/>
          </table:table-cell>
          <table:table-cell table:style-name="ce54" office:value-type="string" calcext:value-type="string">
            <text:p>-</text:p>
          </table:table-cell>
          <table:table-cell table:style-name="ce54" office:value-type="string" calcext:value-type="string">
            <text:p>廃止</text:p>
          </table:table-cell>
          <table:table-cell table:style-name="ce54" office:value-type="string" calcext:value-type="string">
            <text:p>lockPref("browser.download.manager.retention", 2);</text:p>
          </table:table-cell>
          <table:table-cell table:style-name="ce63" table:formula="of:=IFERROR(VLOOKUP([.$C130];[$'verify-targets-to-chapters'.$A$1:.$B$999];2;0);IF([.$A130]=&quot;&quot;;&quot;&quot;;&quot;省略&quot;))">
            <text:p/>
          </table:table-cell>
          <table:table-cell table:number-columns-repeated="1006"/>
        </table:table-row>
        <table:table-row table:style-name="ro35">
          <table:table-cell table:style-name="ce1"/>
          <table:table-cell table:style-name="ce4" table:formula="of:=IF([.$A131]&lt;&gt;&quot;&quot;;MAX([.$B$1:.$B130])+1;&quot;&quot;)">
            <text:p/>
          </table:table-cell>
          <table:table-cell table:style-name="ce4" table:formula="of:=CONCATENATE([.$D131];&quot;-&quot;;[.$E131])" office:value-type="string" office:string-value="Privacy-3-2" calcext:value-type="string">
            <text:p>Privacy-3-2</text:p>
          </table:table-cell>
          <table:table-cell table:style-name="ce9" office:value-type="string" calcext:value-type="string">
            <text:p>Privacy-3</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終了するまで保存する</text:p>
          </table:table-cell>
          <table:table-cell table:style-name="ce9" office:value-type="string" calcext:value-type="string">
            <text:p>MCDで設定を反映する</text:p>
          </table:table-cell>
          <table:table-cell table:style-name="ce10"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2" table:formula="of:=IF([.K131]=&quot;&quot;;&quot;?&quot;;IF([.M131]=&quot;&quot;;&quot;新規&quot;;IF([.K131]=[.M131];&quot;&quot;;&quot;変更あり&quot;)))">
            <text:p/>
          </table:table-cell>
          <table:table-cell table:style-name="ce10"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9" table:formula="of:=IF([.M131]=&quot;&quot;;&quot;?&quot;;IF([.O131]=&quot;&quot;;&quot;新規&quot;;IF([.M131]=[.O131];&quot;&quot;;&quot;○&quot;)))">
            <text:p/>
          </table:table-cell>
          <table:table-cell table:style-name="ce10"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54" office:value-type="string" calcext:value-type="string">
            <text:p>廃止</text:p>
          </table:table-cell>
          <table:table-cell table:style-name="ce54" office:value-type="string" calcext:value-type="string">
            <text:p>lockPref("browser.download.manager.retention", 1);</text:p>
          </table:table-cell>
          <table:table-cell table:style-name="ce63" table:formula="of:=IFERROR(VLOOKUP([.$C131];[$'verify-targets-to-chapters'.$A$1:.$B$999];2;0);IF([.$A131]=&quot;&quot;;&quot;&quot;;&quot;省略&quot;))">
            <text:p/>
          </table:table-cell>
          <table:table-cell table:number-columns-repeated="1006"/>
        </table:table-row>
        <table:table-row table:style-name="ro36">
          <table:table-cell table:style-name="ce1"/>
          <table:table-cell table:style-name="ce4" table:formula="of:=IF([.$A132]&lt;&gt;&quot;&quot;;MAX([.$B$1:.$B131])+1;&quot;&quot;)">
            <text:p/>
          </table:table-cell>
          <table:table-cell table:style-name="ce4" table:formula="of:=CONCATENATE([.$D132];&quot;-&quot;;[.$E132])" office:value-type="string" office:string-value="Privacy-3-3（廃止）" calcext:value-type="string">
            <text:p>Privacy-3-3（廃止）</text:p>
          </table:table-cell>
          <table:table-cell table:style-name="ce9" office:value-type="string" calcext:value-type="string">
            <text:p>Privacy-3</text:p>
          </table:table-cell>
          <table:table-cell table:style-name="ce9" office:value-type="string" calcext:value-type="string">
            <text:p>3（廃止）</text:p>
          </table:table-cell>
          <table:covered-table-cell table:number-columns-repeated="3" table:style-name="ce16"/>
          <table:table-cell table:style-name="ce9" office:value-type="string" calcext:value-type="string">
            <text:p>保存しない</text:p>
          </table:table-cell>
          <table:table-cell table:style-name="ce9" office:value-type="string" calcext:value-type="string">
            <text:p>1. MCDで設定を反映する</text:p>
            <text:p>2. アドオン「globalChrome.css」を導入する</text:p>
            <text:p>3. globalChrome.cssで設定を反映する</text:p>
          </table:table-cell>
          <table:table-cell table:style-name="ce9" office:value-type="string" calcext:value-type="string">
            <text:p>Firefox 31の時点で廃止</text:p>
          </table:table-cell>
          <table:table-cell table:style-name="ce12" table:formula="of:=IF([.K132]=&quot;&quot;;&quot;?&quot;;IF([.M132]=&quot;&quot;;&quot;新規&quot;;IF([.K132]=[.M132];&quot;&quot;;&quot;変更あり&quot;)))">
            <text:p/>
          </table:table-cell>
          <table:table-cell table:style-name="ce55" office:value-type="string" calcext:value-type="string">
            <text:p>Firefox 31の時点で廃止</text:p>
          </table:table-cell>
          <table:table-cell table:style-name="ce9" table:formula="of:=IF([.M132]=&quot;&quot;;&quot;?&quot;;IF([.O132]=&quot;&quot;;&quot;新規&quot;;IF([.M132]=[.O132];&quot;&quot;;&quot;○&quot;)))">
            <text:p/>
          </table:table-cell>
          <table:table-cell table:style-name="ce55" office:value-type="string" calcext:value-type="string">
            <text:p>Firefox 31の時点で廃止</text:p>
          </table:table-cell>
          <table:table-cell table:style-name="ce54" office:value-type="string" calcext:value-type="string">
            <text:p>廃止（通常の閲覧履歴と併せて保存しないようにする設定で代替）</text:p>
            <text:p/>
            <text:p>MCD:</text:p>
            <text:p>lockPref("places.history.enabled", false);</text:p>
          </table:table-cell>
          <table:table-cell table:style-name="ce54"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63" table:formula="of:=IFERROR(VLOOKUP([.$C132];[$'verify-targets-to-chapters'.$A$1:.$B$999];2;0);IF([.$A132]=&quot;&quot;;&quot;&quot;;&quot;省略&quot;))">
            <text:p/>
          </table:table-cell>
          <table:table-cell table:number-columns-repeated="1006"/>
        </table:table-row>
        <table:table-row table:style-name="ro7">
          <table:table-cell table:style-name="ce1"/>
          <table:table-cell table:style-name="ce4" table:formula="of:=IF([.$A133]&lt;&gt;&quot;&quot;;MAX([.$B$1:.$B132])+1;&quot;&quot;)">
            <text:p/>
          </table:table-cell>
          <table:table-cell table:style-name="ce4" table:formula="of:=CONCATENATE([.$D133];&quot;-&quot;;[.$E133])" office:value-type="string" office:string-value="Privacy-4-1" calcext:value-type="string">
            <text:p>Privacy-4-1</text:p>
          </table:table-cell>
          <table:table-cell table:style-name="ce9" office:value-type="string" calcext:value-type="string">
            <text:p>Privacy-4</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22" office:value-type="string" calcext:value-type="string" table:number-columns-spanned="1" table:number-rows-spanned="2">
            <text:p>ロケーションバーの入力履歴の表示の可否</text:p>
          </table:table-cell>
          <table:table-cell table:style-name="ce22" office:value-type="string" calcext:value-type="string" table:number-columns-spanned="1" table:number-rows-spanned="2">
            <text:p>-</text:p>
          </table:table-cell>
          <table:table-cell table:style-name="ce9" office:value-type="string" calcext:value-type="string">
            <text:p>表示する（既定）</text:p>
          </table:table-cell>
          <table:table-cell table:style-name="ce9" office:value-type="string" calcext:value-type="string">
            <text:p>-</text:p>
          </table:table-cell>
          <table:table-cell table:style-name="ce10" office:value-type="string" calcext:value-type="string">
            <text:p>-</text:p>
          </table:table-cell>
          <table:table-cell table:style-name="ce12" table:formula="of:=IF([.K133]=&quot;&quot;;&quot;?&quot;;IF([.M133]=&quot;&quot;;&quot;新規&quot;;IF([.K133]=[.M133];&quot;&quot;;&quot;変更あり&quot;)))">
            <text:p/>
          </table:table-cell>
          <table:table-cell table:style-name="ce10" office:value-type="string" calcext:value-type="string">
            <text:p>-</text:p>
          </table:table-cell>
          <table:table-cell table:style-name="ce9" table:formula="of:=IF([.M133]=&quot;&quot;;&quot;?&quot;;IF([.O133]=&quot;&quot;;&quot;新規&quot;;IF([.M133]=[.O133];&quot;&quot;;&quot;○&quot;)))" office:value-type="string" office:string-value="○" calcext:value-type="string">
            <text:p>○</text:p>
          </table:table-cell>
          <table:table-cell table:style-name="ce54" office:value-type="string" calcext:value-type="string">
            <text:p>lockPref("browser.urlbar.autocomplete.enabled", true);</text:p>
          </table:table-cell>
          <table:table-cell table:style-name="ce54" office:value-type="string" calcext:value-type="string">
            <text:p>変更無し</text:p>
          </table:table-cell>
          <table:table-cell table:style-name="ce54" office:value-type="string" calcext:value-type="string">
            <text:p>lockPref("browser.urlbar.autocomplete.enabled", true);</text:p>
          </table:table-cell>
          <table:table-cell table:style-name="ce63" table:formula="of:=IFERROR(VLOOKUP([.$C133];[$'verify-targets-to-chapters'.$A$1:.$B$999];2;0);IF([.$A133]=&quot;&quot;;&quot;&quot;;&quot;省略&quot;))">
            <text:p/>
          </table:table-cell>
          <table:table-cell table:number-columns-repeated="1006"/>
        </table:table-row>
        <table:table-row table:style-name="ro37">
          <table:table-cell table:style-name="ce1"/>
          <table:table-cell table:style-name="ce4" table:formula="of:=IF([.$A134]&lt;&gt;&quot;&quot;;MAX([.$B$1:.$B133])+1;&quot;&quot;)">
            <text:p/>
          </table:table-cell>
          <table:table-cell table:style-name="ce4" table:formula="of:=CONCATENATE([.$D134];&quot;-&quot;;[.$E134])" office:value-type="string" office:string-value="Privacy-4-2" calcext:value-type="string">
            <text:p>Privacy-4-2</text:p>
          </table:table-cell>
          <table:table-cell table:style-name="ce9" office:value-type="string" calcext:value-type="string">
            <text:p>Privacy-4</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表示しない</text:p>
          </table:table-cell>
          <table:table-cell table:style-name="ce9" office:value-type="string" calcext:value-type="string">
            <text:p>1. MCDで設定を反映する</text:p>
            <text:p>2. アドオン「globalChrome.css」を導入する</text:p>
            <text:p>3. globalChrome.cssで設定を反映する</text:p>
          </table:table-cell>
          <table:table-cell table:style-name="ce9"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2" table:formula="of:=IF([.K134]=&quot;&quot;;&quot;?&quot;;IF([.M134]=&quot;&quot;;&quot;新規&quot;;IF([.K134]=[.M134];&quot;&quot;;&quot;変更あり&quot;)))" office:value-type="string" office:string-value="変更あり" calcext:value-type="string">
            <text:p>変更あり</text:p>
          </table:table-cell>
          <table:table-cell table:style-name="ce54"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9" table:formula="of:=IF([.M134]=&quot;&quot;;&quot;?&quot;;IF([.O134]=&quot;&quot;;&quot;新規&quot;;IF([.M134]=[.O134];&quot;&quot;;&quot;○&quot;)))" office:value-type="string" office:string-value="○" calcext:value-type="string">
            <text:p>○</text:p>
          </table:table-cell>
          <table:table-cell table:style-name="ce54"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54" office:value-type="string" calcext:value-type="string">
            <text:p>変更無し</text:p>
          </table:table-cell>
          <table:table-cell table:style-name="ce54"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63" table:formula="of:=IFERROR(VLOOKUP([.$C134];[$'verify-targets-to-chapters'.$A$1:.$B$999];2;0);IF([.$A134]=&quot;&quot;;&quot;&quot;;&quot;省略&quot;))">
            <text:p/>
          </table:table-cell>
          <table:table-cell table:number-columns-repeated="1006"/>
        </table:table-row>
        <table:table-row table:style-name="ro7">
          <table:table-cell table:style-name="ce1"/>
          <table:table-cell table:style-name="ce4" table:formula="of:=IF([.$A135]&lt;&gt;&quot;&quot;;MAX([.$B$1:.$B134])+1;&quot;&quot;)">
            <text:p/>
          </table:table-cell>
          <table:table-cell table:style-name="ce4" table:formula="of:=CONCATENATE([.$D135];&quot;-&quot;;[.$E135])" office:value-type="string" office:string-value="Privacy-5-1" calcext:value-type="string">
            <text:p>Privacy-5-1</text:p>
          </table:table-cell>
          <table:table-cell table:style-name="ce9" office:value-type="string" calcext:value-type="string">
            <text:p>Privacy-5</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22" office:value-type="string" calcext:value-type="string" table:number-columns-spanned="1" table:number-rows-spanned="2">
            <text:p>パスワードの保存の可否</text:p>
          </table:table-cell>
          <table:table-cell table:style-name="ce22" office:value-type="string" calcext:value-type="string" table:number-columns-spanned="1" table:number-rows-spanned="2">
            <text:p>○</text:p>
          </table:table-cell>
          <table:table-cell table:style-name="ce9" office:value-type="string" calcext:value-type="string">
            <text:p>確認の上で保存する（既定）</text:p>
          </table:table-cell>
          <table:table-cell table:style-name="ce9" office:value-type="string" calcext:value-type="string">
            <text:p>-</text:p>
          </table:table-cell>
          <table:table-cell table:style-name="ce10" office:value-type="string" calcext:value-type="string">
            <text:p>-</text:p>
          </table:table-cell>
          <table:table-cell table:style-name="ce12" table:formula="of:=IF([.K135]=&quot;&quot;;&quot;?&quot;;IF([.M135]=&quot;&quot;;&quot;新規&quot;;IF([.K135]=[.M135];&quot;&quot;;&quot;変更あり&quot;)))">
            <text:p/>
          </table:table-cell>
          <table:table-cell table:style-name="ce10" office:value-type="string" calcext:value-type="string">
            <text:p>-</text:p>
          </table:table-cell>
          <table:table-cell table:style-name="ce9" table:formula="of:=IF([.M135]=&quot;&quot;;&quot;?&quot;;IF([.O135]=&quot;&quot;;&quot;新規&quot;;IF([.M135]=[.O135];&quot;&quot;;&quot;○&quot;)))" office:value-type="string" office:string-value="○" calcext:value-type="string">
            <text:p>○</text:p>
          </table:table-cell>
          <table:table-cell table:style-name="ce54" office:value-type="string" calcext:value-type="string">
            <text:p>lockPref("signon.rememberSignons", true);</text:p>
          </table:table-cell>
          <table:table-cell table:style-name="ce54" office:value-type="string" calcext:value-type="string">
            <text:p>変更無し</text:p>
          </table:table-cell>
          <table:table-cell table:style-name="ce54" office:value-type="string" calcext:value-type="string">
            <text:p>lockPref("signon.rememberSignons", true);</text:p>
          </table:table-cell>
          <table:table-cell table:style-name="ce63" table:formula="of:=IFERROR(VLOOKUP([.$C135];[$'verify-targets-to-chapters'.$A$1:.$B$999];2;0);IF([.$A135]=&quot;&quot;;&quot;&quot;;&quot;省略&quot;))">
            <text:p/>
          </table:table-cell>
          <table:table-cell table:number-columns-repeated="1006"/>
        </table:table-row>
        <table:table-row table:style-name="ro38">
          <table:table-cell table:style-name="ce1"/>
          <table:table-cell table:style-name="ce4" table:formula="of:=IF([.$A136]&lt;&gt;&quot;&quot;;MAX([.$B$1:.$B135])+1;&quot;&quot;)">
            <text:p/>
          </table:table-cell>
          <table:table-cell table:style-name="ce4" table:formula="of:=CONCATENATE([.$D136];&quot;-&quot;;[.$E136])" office:value-type="string" office:string-value="Privacy-5-2" calcext:value-type="string">
            <text:p>Privacy-5-2</text:p>
          </table:table-cell>
          <table:table-cell table:style-name="ce9" office:value-type="string" calcext:value-type="string">
            <text:p>Privacy-5</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保存せず、マスターパスワードも使用しない</text:p>
          </table:table-cell>
          <table:table-cell table:style-name="ce9" office:value-type="string" calcext:value-type="string">
            <text:p>1. MCDで設定を反映する</text:p>
            <text:p>2. アドオン「globalChrome.css」を導入する</text:p>
            <text:p>3. globalChrome.cssで設定を反映する</text:p>
          </table:table-cell>
          <table:table-cell table:style-name="ce49"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12" table:formula="of:=IF([.K136]=&quot;&quot;;&quot;?&quot;;IF([.M136]=&quot;&quot;;&quot;新規&quot;;IF([.K136]=[.M136];&quot;&quot;;&quot;変更あり&quot;)))" office:value-type="string" office:string-value="変更あり" calcext:value-type="string">
            <text:p>変更あり</text:p>
          </table:table-cell>
          <table:table-cell table:style-name="ce49"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preferences.xul"),</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9" table:formula="of:=IF([.M136]=&quot;&quot;;&quot;?&quot;;IF([.O136]=&quot;&quot;;&quot;新規&quot;;IF([.M136]=[.O136];&quot;&quot;;&quot;○&quot;)))" office:value-type="string" office:string-value="○" calcext:value-type="string">
            <text:p>○</text:p>
          </table:table-cell>
          <table:table-cell table:style-name="ce54"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4"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4"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63" table:formula="of:=IFERROR(VLOOKUP([.$C136];[$'verify-targets-to-chapters'.$A$1:.$B$999];2;0);IF([.$A136]=&quot;&quot;;&quot;&quot;;&quot;省略&quot;))">
            <text:p/>
          </table:table-cell>
          <table:table-cell table:number-columns-repeated="1006"/>
        </table:table-row>
        <table:table-row table:style-name="ro7">
          <table:table-cell table:style-name="ce1"/>
          <table:table-cell table:style-name="ce4" table:formula="of:=IF([.$A137]&lt;&gt;&quot;&quot;;MAX([.$B$1:.$B136])+1;&quot;&quot;)">
            <text:p/>
          </table:table-cell>
          <table:table-cell table:style-name="ce4" table:formula="of:=CONCATENATE([.$D137];&quot;-&quot;;[.$E137])" office:value-type="string" office:string-value="Privacy-6-1" calcext:value-type="string">
            <text:p>Privacy-6-1</text:p>
          </table:table-cell>
          <table:table-cell table:style-name="ce9" office:value-type="string" calcext:value-type="string">
            <text:p>Privacy-6</text:p>
          </table:table-cell>
          <table:table-cell table:style-name="ce9" office:value-type="float" office:value="1" calcext:value-type="float">
            <text:p>1</text:p>
          </table:table-cell>
          <table:table-cell table:style-name="ce26" office:value-type="string" calcext:value-type="string" table:number-columns-spanned="1" table:number-rows-spanned="4">
            <text:p>プライバシー</text:p>
          </table:table-cell>
          <table:table-cell table:style-name="ce26" office:value-type="string" calcext:value-type="string" table:number-columns-spanned="1" table:number-rows-spanned="4">
            <text:p>Webアプリのオフラインキャッシュの利用の可否</text:p>
          </table:table-cell>
          <table:table-cell table:style-name="ce26" office:value-type="string" calcext:value-type="string" table:number-columns-spanned="1" table:number-rows-spanned="4">
            <text:p>○</text:p>
          </table:table-cell>
          <table:table-cell table:style-name="ce9" office:value-type="string" calcext:value-type="string">
            <text:p>確認の上で許可する（既定）</text:p>
          </table:table-cell>
          <table:table-cell table:style-name="ce9" office:value-type="string" calcext:value-type="string">
            <text:p>-</text:p>
          </table:table-cell>
          <table:table-cell table:style-name="ce10" office:value-type="string" calcext:value-type="string">
            <text:p>-</text:p>
          </table:table-cell>
          <table:table-cell table:style-name="ce12" table:formula="of:=IF([.K137]=&quot;&quot;;&quot;?&quot;;IF([.M137]=&quot;&quot;;&quot;新規&quot;;IF([.K137]=[.M137];&quot;&quot;;&quot;変更あり&quot;)))">
            <text:p/>
          </table:table-cell>
          <table:table-cell table:style-name="ce10" office:value-type="string" calcext:value-type="string">
            <text:p>-</text:p>
          </table:table-cell>
          <table:table-cell table:style-name="ce9" table:formula="of:=IF([.M137]=&quot;&quot;;&quot;?&quot;;IF([.O137]=&quot;&quot;;&quot;新規&quot;;IF([.M137]=[.O137];&quot;&quot;;&quot;○&quot;)))" office:value-type="string" office:string-value="○" calcext:value-type="string">
            <text:p>○</text:p>
          </table:table-cell>
          <table:table-cell table:style-name="ce54" office:value-type="string" calcext:value-type="string">
            <text:p>lockPref("browser.offline-apps.notify", true);</text:p>
          </table:table-cell>
          <table:table-cell table:style-name="ce54" office:value-type="string" calcext:value-type="string">
            <text:p>変更無し</text:p>
          </table:table-cell>
          <table:table-cell table:style-name="ce54" office:value-type="string" calcext:value-type="string">
            <text:p>lockPref("browser.offline-apps.notify", true);</text:p>
          </table:table-cell>
          <table:table-cell table:style-name="ce63" table:formula="of:=IFERROR(VLOOKUP([.$C137];[$'verify-targets-to-chapters'.$A$1:.$B$999];2;0);IF([.$A137]=&quot;&quot;;&quot;&quot;;&quot;省略&quot;))">
            <text:p/>
          </table:table-cell>
          <table:table-cell table:number-columns-repeated="1006"/>
        </table:table-row>
        <table:table-row table:style-name="ro7">
          <table:table-cell table:style-name="ce1"/>
          <table:table-cell table:style-name="ce4" table:formula="of:=IF([.$A138]&lt;&gt;&quot;&quot;;MAX([.$B$1:.$B137])+1;&quot;&quot;)">
            <text:p/>
          </table:table-cell>
          <table:table-cell table:style-name="ce4" table:formula="of:=CONCATENATE([.$D138];&quot;-&quot;;[.$E138])" office:value-type="string" office:string-value="Privacy-6-2" calcext:value-type="string">
            <text:p>Privacy-6-2</text:p>
          </table:table-cell>
          <table:table-cell table:style-name="ce9" office:value-type="string" calcext:value-type="string">
            <text:p>Privacy-6</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特定サイトのみ確認なしで許可する</text:p>
          </table:table-cell>
          <table:table-cell table:style-name="ce9" office:value-type="string" calcext:value-type="string">
            <text:p>1. アドオン「Permission Auto Registerer」を導入する</text:p>
            <text:p>2. MCDで設定を反映する</text:p>
          </table:table-cell>
          <table:table-cell table:style-name="ce10" office:value-type="string" calcext:value-type="string">
            <text:p>lockPref("extensions.autopermission.sites.(site)", "offline-app=1");</text:p>
            <text:p>clearPref("extensions.autopermission.sites.(site).lastValue");</text:p>
          </table:table-cell>
          <table:table-cell table:style-name="ce12" table:formula="of:=IF([.K138]=&quot;&quot;;&quot;?&quot;;IF([.M138]=&quot;&quot;;&quot;新規&quot;;IF([.K138]=[.M138];&quot;&quot;;&quot;変更あり&quot;)))" office:value-type="string" office:string-value="変更あり" calcext:value-type="string">
            <text:p>変更あり</text:p>
          </table:table-cell>
          <table:table-cell table:style-name="ce10" office:value-type="string" calcext:value-type="string">
            <text:p>lockPref("extensions.autopermission.sites.(site)", "offline-app=1");</text:p>
          </table:table-cell>
          <table:table-cell table:style-name="ce9" table:formula="of:=IF([.M138]=&quot;&quot;;&quot;?&quot;;IF([.O138]=&quot;&quot;;&quot;新規&quot;;IF([.M138]=[.O138];&quot;&quot;;&quot;○&quot;)))">
            <text:p/>
          </table:table-cell>
          <table:table-cell table:style-name="ce54" office:value-type="string" calcext:value-type="string">
            <text:p>lockPref("extensions.autopermission.sites.(site)", "offline-app=1");</text:p>
          </table:table-cell>
          <table:table-cell table:style-name="ce54" table:number-columns-repeated="2"/>
          <table:table-cell table:style-name="ce63" table:formula="of:=IFERROR(VLOOKUP([.$C138];[$'verify-targets-to-chapters'.$A$1:.$B$999];2;0);IF([.$A138]=&quot;&quot;;&quot;&quot;;&quot;省略&quot;))">
            <text:p/>
          </table:table-cell>
          <table:table-cell table:number-columns-repeated="1006"/>
        </table:table-row>
        <table:table-row table:style-name="ro39">
          <table:table-cell table:style-name="ce1"/>
          <table:table-cell table:style-name="ce4" table:formula="of:=IF([.$A139]&lt;&gt;&quot;&quot;;MAX([.$B$1:.$B138])+1;&quot;&quot;)">
            <text:p/>
          </table:table-cell>
          <table:table-cell table:style-name="ce4" table:formula="of:=CONCATENATE([.$D139];&quot;-&quot;;[.$E139])" office:value-type="string" office:string-value="Privacy-6-4" calcext:value-type="string">
            <text:p>Privacy-6-4</text:p>
          </table:table-cell>
          <table:table-cell table:style-name="ce9" office:value-type="string" calcext:value-type="string">
            <text:p>Privacy-6</text:p>
          </table:table-cell>
          <table:table-cell table:style-name="ce9" office:value-type="float" office:value="4" calcext:value-type="float">
            <text:p>4</text:p>
          </table:table-cell>
          <table:covered-table-cell table:number-columns-repeated="3" table:style-name="ce16"/>
          <table:table-cell table:style-name="ce9" office:value-type="string" calcext:value-type="string">
            <text:p>特定サイトのみ初期状態で確認無しで許可する</text:p>
          </table:table-cell>
          <table:table-cell table:style-name="ce9" office:value-type="string" calcext:value-type="string">
            <text:p>1. 「default.permissions」を作成する</text:p>
            <text:p>2. MCDで設定を反映する</text:p>
          </table:table-cell>
          <table:table-cell table:style-name="ce12"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2" table:formula="of:=IF([.K139]=&quot;&quot;;&quot;?&quot;;IF([.M139]=&quot;&quot;;&quot;新規&quot;;IF([.K139]=[.M139];&quot;&quot;;&quot;変更あり&quot;)))">
            <text:p/>
          </table:table-cell>
          <table:table-cell table:style-name="ce12"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9" table:formula="of:=IF([.M139]=&quot;&quot;;&quot;?&quot;;IF([.O139]=&quot;&quot;;&quot;新規&quot;;IF([.M139]=[.O139];&quot;&quot;;&quot;○&quot;)))" office:value-type="string" office:string-value="新規" calcext:value-type="string">
            <text:p>新規</text:p>
          </table:table-cell>
          <table:table-cell table:style-name="ce54" table:number-columns-repeated="3"/>
          <table:table-cell table:style-name="ce63" table:formula="of:=IFERROR(VLOOKUP([.$C139];[$'verify-targets-to-chapters'.$A$1:.$B$999];2;0);IF([.$A139]=&quot;&quot;;&quot;&quot;;&quot;省略&quot;))">
            <text:p/>
          </table:table-cell>
          <table:table-cell table:number-columns-repeated="1006"/>
        </table:table-row>
        <table:table-row table:style-name="ro40">
          <table:table-cell table:style-name="ce1"/>
          <table:table-cell table:style-name="ce4" table:formula="of:=IF([.$A140]&lt;&gt;&quot;&quot;;MAX([.$B$1:.$B139])+1;&quot;&quot;)">
            <text:p/>
          </table:table-cell>
          <table:table-cell table:style-name="ce4" table:formula="of:=CONCATENATE([.$D140];&quot;-&quot;;[.$E140])" office:value-type="string" office:string-value="Privacy-6-3" calcext:value-type="string">
            <text:p>Privacy-6-3</text:p>
          </table:table-cell>
          <table:table-cell table:style-name="ce9" office:value-type="string" calcext:value-type="string">
            <text:p>Privacy-6</text:p>
          </table:table-cell>
          <table:table-cell table:style-name="ce9" office:value-type="float" office:value="3" calcext:value-type="float">
            <text:p>3</text:p>
          </table:table-cell>
          <table:covered-table-cell table:number-columns-repeated="3" table:style-name="ce16"/>
          <table:table-cell table:style-name="ce9" office:value-type="string" calcext:value-type="string">
            <text:p>禁止する</text:p>
          </table:table-cell>
          <table:table-cell table:style-name="ce9" office:value-type="string" calcext:value-type="string">
            <text:p>1. MCDで設定を反映する</text:p>
            <text:p>2. アドオン「globalChrome.css」を導入する</text:p>
            <text:p>3. globalChrome.cssで設定を反映する</text:p>
          </table:table-cell>
          <table:table-cell table:style-name="ce9"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2" table:formula="of:=IF([.K140]=&quot;&quot;;&quot;?&quot;;IF([.M140]=&quot;&quot;;&quot;新規&quot;;IF([.K140]=[.M140];&quot;&quot;;&quot;変更あり&quot;)))">
            <text:p/>
          </table:table-cell>
          <table:table-cell table:style-name="ce54"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9" table:formula="of:=IF([.M140]=&quot;&quot;;&quot;?&quot;;IF([.O140]=&quot;&quot;;&quot;新規&quot;;IF([.M140]=[.O140];&quot;&quot;;&quot;○&quot;)))">
            <text:p/>
          </table:table-cell>
          <table:table-cell table:style-name="ce54"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4" office:value-type="string" calcext:value-type="string">
            <text:p>変更無し</text:p>
          </table:table-cell>
          <table:table-cell table:style-name="ce54"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63" table:formula="of:=IFERROR(VLOOKUP([.$C140];[$'verify-targets-to-chapters'.$A$1:.$B$999];2;0);IF([.$A140]=&quot;&quot;;&quot;&quot;;&quot;省略&quot;))">
            <text:p/>
          </table:table-cell>
          <table:table-cell table:number-columns-repeated="1006"/>
        </table:table-row>
        <table:table-row table:style-name="ro3">
          <table:table-cell table:style-name="ce1"/>
          <table:table-cell table:style-name="ce4" table:formula="of:=IF([.$A141]&lt;&gt;&quot;&quot;;MAX([.$B$1:.$B140])+1;&quot;&quot;)">
            <text:p/>
          </table:table-cell>
          <table:table-cell table:style-name="ce4" table:formula="of:=CONCATENATE([.$D141];&quot;-&quot;;[.$E141])" office:value-type="string" office:string-value="Privacy-7-1" calcext:value-type="string">
            <text:p>Privacy-7-1</text:p>
          </table:table-cell>
          <table:table-cell table:style-name="ce9" office:value-type="string" calcext:value-type="string">
            <text:p>Privacy-7</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22" office:value-type="string" calcext:value-type="string" table:number-columns-spanned="1" table:number-rows-spanned="2">
            <text:p>リンク先の先読みの可否</text:p>
          </table:table-cell>
          <table:table-cell table:style-name="ce22" office:value-type="string" calcext:value-type="string" table:number-columns-spanned="1" table:number-rows-spanned="2">
            <text:p>-</text:p>
          </table:table-cell>
          <table:table-cell table:style-name="ce9" office:value-type="string" calcext:value-type="string">
            <text:p>許可する（既定）</text:p>
          </table:table-cell>
          <table:table-cell table:style-name="ce9" office:value-type="string" calcext:value-type="string">
            <text:p>MCDで設定を反映する</text:p>
          </table:table-cell>
          <table:table-cell table:style-name="ce10" office:value-type="string" calcext:value-type="string">
            <text:p>lockPref("network.prefetch-next", true);</text:p>
          </table:table-cell>
          <table:table-cell table:style-name="ce12" table:formula="of:=IF([.K141]=&quot;&quot;;&quot;?&quot;;IF([.M141]=&quot;&quot;;&quot;新規&quot;;IF([.K141]=[.M141];&quot;&quot;;&quot;変更あり&quot;)))">
            <text:p/>
          </table:table-cell>
          <table:table-cell table:style-name="ce10" office:value-type="string" calcext:value-type="string">
            <text:p>lockPref("network.prefetch-next", true);</text:p>
          </table:table-cell>
          <table:table-cell table:style-name="ce9" table:formula="of:=IF([.M141]=&quot;&quot;;&quot;?&quot;;IF([.O141]=&quot;&quot;;&quot;新規&quot;;IF([.M141]=[.O141];&quot;&quot;;&quot;○&quot;)))">
            <text:p/>
          </table:table-cell>
          <table:table-cell table:style-name="ce54" office:value-type="string" calcext:value-type="string">
            <text:p>lockPref("network.prefetch-next", true);</text:p>
          </table:table-cell>
          <table:table-cell table:style-name="ce54" office:value-type="string" calcext:value-type="string">
            <text:p>変更無し</text:p>
          </table:table-cell>
          <table:table-cell table:style-name="ce54" office:value-type="string" calcext:value-type="string">
            <text:p>lockPref("network.prefetch-next", true);</text:p>
          </table:table-cell>
          <table:table-cell table:style-name="ce63" table:formula="of:=IFERROR(VLOOKUP([.$C141];[$'verify-targets-to-chapters'.$A$1:.$B$999];2;0);IF([.$A141]=&quot;&quot;;&quot;&quot;;&quot;省略&quot;))">
            <text:p/>
          </table:table-cell>
          <table:table-cell table:number-columns-repeated="1006"/>
        </table:table-row>
        <table:table-row table:style-name="ro7">
          <table:table-cell table:style-name="ce1"/>
          <table:table-cell table:style-name="ce4" table:formula="of:=IF([.$A142]&lt;&gt;&quot;&quot;;MAX([.$B$1:.$B141])+1;&quot;&quot;)">
            <text:p/>
          </table:table-cell>
          <table:table-cell table:style-name="ce4" table:formula="of:=CONCATENATE([.$D142];&quot;-&quot;;[.$E142])" office:value-type="string" office:string-value="Privacy-7-2" calcext:value-type="string">
            <text:p>Privacy-7-2</text:p>
          </table:table-cell>
          <table:table-cell table:style-name="ce9" office:value-type="string" calcext:value-type="string">
            <text:p>Privacy-7</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禁止する</text:p>
          </table:table-cell>
          <table:table-cell table:style-name="ce9" office:value-type="string" calcext:value-type="string">
            <text:p>MCDで設定を反映する</text:p>
          </table:table-cell>
          <table:table-cell table:style-name="ce10" office:value-type="string" calcext:value-type="string">
            <text:p>lockPref("network.prefetch-next", false);</text:p>
          </table:table-cell>
          <table:table-cell table:style-name="ce12" table:formula="of:=IF([.K142]=&quot;&quot;;&quot;?&quot;;IF([.M142]=&quot;&quot;;&quot;新規&quot;;IF([.K142]=[.M142];&quot;&quot;;&quot;変更あり&quot;)))">
            <text:p/>
          </table:table-cell>
          <table:table-cell table:style-name="ce10" office:value-type="string" calcext:value-type="string">
            <text:p>lockPref("network.prefetch-next", false);</text:p>
          </table:table-cell>
          <table:table-cell table:style-name="ce9" table:formula="of:=IF([.M142]=&quot;&quot;;&quot;?&quot;;IF([.O142]=&quot;&quot;;&quot;新規&quot;;IF([.M142]=[.O142];&quot;&quot;;&quot;○&quot;)))">
            <text:p/>
          </table:table-cell>
          <table:table-cell table:style-name="ce54" office:value-type="string" calcext:value-type="string">
            <text:p>lockPref("network.prefetch-next", false);</text:p>
          </table:table-cell>
          <table:table-cell table:style-name="ce54" office:value-type="string" calcext:value-type="string">
            <text:p>変更無し</text:p>
          </table:table-cell>
          <table:table-cell table:style-name="ce54" office:value-type="string" calcext:value-type="string">
            <text:p>lockPref("network.prefetch-next", false);</text:p>
          </table:table-cell>
          <table:table-cell table:style-name="ce63" table:formula="of:=IFERROR(VLOOKUP([.$C142];[$'verify-targets-to-chapters'.$A$1:.$B$999];2;0);IF([.$A142]=&quot;&quot;;&quot;&quot;;&quot;省略&quot;))">
            <text:p/>
          </table:table-cell>
          <table:table-cell table:number-columns-repeated="1006"/>
        </table:table-row>
        <table:table-row table:style-name="ro4">
          <table:table-cell table:style-name="ce1"/>
          <table:table-cell table:style-name="ce4" table:formula="of:=IF([.$A143]&lt;&gt;&quot;&quot;;MAX([.$B$1:.$B142])+1;&quot;&quot;)">
            <text:p/>
          </table:table-cell>
          <table:table-cell table:style-name="ce4" table:formula="of:=CONCATENATE([.$D143];&quot;-&quot;;[.$E143])" office:value-type="string" office:string-value="Privacy-8-1" calcext:value-type="string">
            <text:p>Privacy-8-1</text:p>
          </table:table-cell>
          <table:table-cell table:style-name="ce9" office:value-type="string" calcext:value-type="string">
            <text:p>Privacy-8</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22" office:value-type="string" calcext:value-type="string" table:number-columns-spanned="1" table:number-rows-spanned="2">
            <text:p>履歴の最低保証保持件数（lazyな最大保持件数）</text:p>
          </table:table-cell>
          <table:table-cell table:style-name="ce22" office:value-type="string" calcext:value-type="string" table:number-columns-spanned="1" table:number-rows-spanned="2">
            <text:p>-</text:p>
          </table:table-cell>
          <table:table-cell table:style-name="ce9" office:value-type="string" calcext:value-type="string">
            <text:p>指定しない（既定）</text:p>
          </table:table-cell>
          <table:table-cell table:style-name="ce9" office:value-type="string" calcext:value-type="string">
            <text:p>-</text:p>
          </table:table-cell>
          <table:table-cell table:style-name="ce10" office:value-type="string" calcext:value-type="string">
            <text:p>-</text:p>
          </table:table-cell>
          <table:table-cell table:style-name="ce12" table:formula="of:=IF([.K143]=&quot;&quot;;&quot;?&quot;;IF([.M143]=&quot;&quot;;&quot;新規&quot;;IF([.K143]=[.M143];&quot;&quot;;&quot;変更あり&quot;)))">
            <text:p/>
          </table:table-cell>
          <table:table-cell table:style-name="ce10" office:value-type="string" calcext:value-type="string">
            <text:p>-</text:p>
          </table:table-cell>
          <table:table-cell table:style-name="ce9" table:formula="of:=IF([.M143]=&quot;&quot;;&quot;?&quot;;IF([.O143]=&quot;&quot;;&quot;新規&quot;;IF([.M143]=[.O143];&quot;&quot;;&quot;○&quot;)))">
            <text:p/>
          </table:table-cell>
          <table:table-cell table:style-name="ce54" office:value-type="string" calcext:value-type="string">
            <text:p>-</text:p>
          </table:table-cell>
          <table:table-cell table:style-name="ce54" table:number-columns-repeated="2"/>
          <table:table-cell table:style-name="ce63" table:formula="of:=IFERROR(VLOOKUP([.$C143];[$'verify-targets-to-chapters'.$A$1:.$B$999];2;0);IF([.$A143]=&quot;&quot;;&quot;&quot;;&quot;省略&quot;))">
            <text:p/>
          </table:table-cell>
          <table:table-cell table:number-columns-repeated="1006"/>
        </table:table-row>
        <table:table-row table:style-name="ro5">
          <table:table-cell table:style-name="ce1"/>
          <table:table-cell table:style-name="ce4" table:formula="of:=IF([.$A144]&lt;&gt;&quot;&quot;;MAX([.$B$1:.$B143])+1;&quot;&quot;)">
            <text:p/>
          </table:table-cell>
          <table:table-cell table:style-name="ce4" table:formula="of:=CONCATENATE([.$D144];&quot;-&quot;;[.$E144])" office:value-type="string" office:string-value="Privacy-8-2" calcext:value-type="string">
            <text:p>Privacy-8-2</text:p>
          </table:table-cell>
          <table:table-cell table:style-name="ce9" office:value-type="string" calcext:value-type="string">
            <text:p>Privacy-8</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指定する</text:p>
          </table:table-cell>
          <table:table-cell table:style-name="ce9" office:value-type="string" calcext:value-type="string">
            <text:p>MCDで設定を反映する</text:p>
          </table:table-cell>
          <table:table-cell table:style-name="ce10" office:value-type="string" calcext:value-type="string">
            <text:p>lockPref("places.history.expiration.max_pages", （最低限保持することを保証したい履歴の件数）);</text:p>
          </table:table-cell>
          <table:table-cell table:style-name="ce12" table:formula="of:=IF([.K144]=&quot;&quot;;&quot;?&quot;;IF([.M144]=&quot;&quot;;&quot;新規&quot;;IF([.K144]=[.M144];&quot;&quot;;&quot;変更あり&quot;)))" office:value-type="string" office:string-value="変更あり" calcext:value-type="string">
            <text:p>変更あり</text:p>
          </table:table-cell>
          <table:table-cell table:style-name="ce10" office:value-type="string" calcext:value-type="string">
            <text:p>lockPref("places.history.expiration.max_pages", （保持する件数）);</text:p>
          </table:table-cell>
          <table:table-cell table:style-name="ce9" table:formula="of:=IF([.M144]=&quot;&quot;;&quot;?&quot;;IF([.O144]=&quot;&quot;;&quot;新規&quot;;IF([.M144]=[.O144];&quot;&quot;;&quot;○&quot;)))">
            <text:p/>
          </table:table-cell>
          <table:table-cell table:style-name="ce54" office:value-type="string" calcext:value-type="string">
            <text:p>lockPref("places.history.expiration.max_pages", （保持する件数）);</text:p>
          </table:table-cell>
          <table:table-cell table:style-name="ce54" office:value-type="string" calcext:value-type="string">
            <text:p>変更無し</text:p>
          </table:table-cell>
          <table:table-cell table:style-name="ce54" office:value-type="string" calcext:value-type="string">
            <text:p>lockPref("places.history.expiration.max_pages", （保持する件数）);</text:p>
          </table:table-cell>
          <table:table-cell table:style-name="ce63" table:formula="of:=IFERROR(VLOOKUP([.$C144];[$'verify-targets-to-chapters'.$A$1:.$B$999];2;0);IF([.$A144]=&quot;&quot;;&quot;&quot;;&quot;省略&quot;))">
            <text:p/>
          </table:table-cell>
          <table:table-cell table:number-columns-repeated="1006"/>
        </table:table-row>
        <table:table-row table:style-name="ro29">
          <table:table-cell table:style-name="ce1"/>
          <table:table-cell table:style-name="ce4" table:formula="of:=IF([.$A145]&lt;&gt;&quot;&quot;;MAX([.$B$1:.$B144])+1;&quot;&quot;)">
            <text:p/>
          </table:table-cell>
          <table:table-cell table:style-name="ce4" table:formula="of:=CONCATENATE([.$D145];&quot;-&quot;;[.$E145])" office:value-type="string" office:string-value="Privacy-9-1" calcext:value-type="string">
            <text:p>Privacy-9-1</text:p>
          </table:table-cell>
          <table:table-cell table:style-name="ce9" office:value-type="string" calcext:value-type="string">
            <text:p>Privacy-9</text:p>
          </table:table-cell>
          <table:table-cell table:style-name="ce9" office:value-type="float" office:value="1" calcext:value-type="float">
            <text:p>1</text:p>
          </table:table-cell>
          <table:table-cell table:style-name="ce27" office:value-type="string" calcext:value-type="string">
            <text:p>プライバシー</text:p>
          </table:table-cell>
          <table:table-cell table:style-name="ce27" office:value-type="string" calcext:value-type="string">
            <text:p>日数ベースでの履歴の自動削除</text:p>
          </table:table-cell>
          <table:table-cell table:style-name="ce27" office:value-type="string" calcext:value-type="string">
            <text:p>-</text:p>
          </table:table-cell>
          <table:table-cell table:style-name="ce9" office:value-type="string" calcext:value-type="string">
            <text:p>日数ベースで履歴を自動削除する</text:p>
          </table:table-cell>
          <table:table-cell table:style-name="ce9" office:value-type="string" calcext:value-type="string">
            <text:p>1. アドオン「Expire history by days」もしくは「Flexible Expire History by Days」を導入する</text:p>
            <text:p>2. MCDで設定を反映する</text:p>
          </table:table-cell>
          <table:table-cell table:style-name="ce9"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2" table:formula="of:=IF([.K145]=&quot;&quot;;&quot;?&quot;;IF([.M145]=&quot;&quot;;&quot;新規&quot;;IF([.K145]=[.M145];&quot;&quot;;&quot;変更あり&quot;)))">
            <text:p/>
          </table:table-cell>
          <table:table-cell table:style-name="ce54"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9" table:formula="of:=IF([.M145]=&quot;&quot;;&quot;?&quot;;IF([.O145]=&quot;&quot;;&quot;新規&quot;;IF([.M145]=[.O145];&quot;&quot;;&quot;○&quot;)))">
            <text:p/>
          </table:table-cell>
          <table:table-cell table:style-name="ce54"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54" table:number-columns-repeated="2"/>
          <table:table-cell table:style-name="ce63" table:formula="of:=IFERROR(VLOOKUP([.$C145];[$'verify-targets-to-chapters'.$A$1:.$B$999];2;0);IF([.$A145]=&quot;&quot;;&quot;&quot;;&quot;省略&quot;))">
            <text:p/>
          </table:table-cell>
          <table:table-cell table:number-columns-repeated="1006"/>
        </table:table-row>
        <table:table-row table:style-name="ro7">
          <table:table-cell table:style-name="ce1"/>
          <table:table-cell table:style-name="ce4" table:formula="of:=IF([.$A146]&lt;&gt;&quot;&quot;;MAX([.$B$1:.$B145])+1;&quot;&quot;)">
            <text:p/>
          </table:table-cell>
          <table:table-cell table:style-name="ce4" table:formula="of:=CONCATENATE([.$D146];&quot;-&quot;;[.$E146])" office:value-type="string" office:string-value="Privacy-10-1" calcext:value-type="string">
            <text:p>Privacy-10-1</text:p>
          </table:table-cell>
          <table:table-cell table:style-name="ce9" office:value-type="string" calcext:value-type="string">
            <text:p>Privacy-10</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22" office:value-type="string" calcext:value-type="string" table:number-columns-spanned="1" table:number-rows-spanned="2">
            <text:p>セッション情報の保存の可否</text:p>
          </table:table-cell>
          <table:table-cell table:style-name="ce22" office:value-type="string" calcext:value-type="string" table:number-columns-spanned="1" table:number-rows-spanned="2">
            <text:p>-</text:p>
          </table:table-cell>
          <table:table-cell table:style-name="ce9" office:value-type="string" calcext:value-type="string">
            <text:p>許可する（既定）</text:p>
          </table:table-cell>
          <table:table-cell table:style-name="ce9" office:value-type="string" calcext:value-type="string">
            <text:p>-</text:p>
          </table:table-cell>
          <table:table-cell table:style-name="ce10" office:value-type="string" calcext:value-type="string">
            <text:p>-</text:p>
          </table:table-cell>
          <table:table-cell table:style-name="ce12" table:formula="of:=IF([.K146]=&quot;&quot;;&quot;?&quot;;IF([.M146]=&quot;&quot;;&quot;新規&quot;;IF([.K146]=[.M146];&quot;&quot;;&quot;変更あり&quot;)))">
            <text:p/>
          </table:table-cell>
          <table:table-cell table:style-name="ce10" office:value-type="string" calcext:value-type="string">
            <text:p>-</text:p>
          </table:table-cell>
          <table:table-cell table:style-name="ce9" table:formula="of:=IF([.M146]=&quot;&quot;;&quot;?&quot;;IF([.O146]=&quot;&quot;;&quot;新規&quot;;IF([.M146]=[.O146];&quot;&quot;;&quot;○&quot;)))">
            <text:p/>
          </table:table-cell>
          <table:table-cell table:style-name="ce54" office:value-type="string" calcext:value-type="string">
            <text:p>-</text:p>
          </table:table-cell>
          <table:table-cell table:style-name="ce54" office:value-type="string" calcext:value-type="string">
            <text:p>廃止</text:p>
          </table:table-cell>
          <table:table-cell table:style-name="ce54" office:value-type="string" calcext:value-type="string">
            <text:p>lockPref("browser.sessionstore.enabled", true);</text:p>
          </table:table-cell>
          <table:table-cell table:style-name="ce63" table:formula="of:=IFERROR(VLOOKUP([.$C146];[$'verify-targets-to-chapters'.$A$1:.$B$999];2;0);IF([.$A146]=&quot;&quot;;&quot;&quot;;&quot;省略&quot;))">
            <text:p/>
          </table:table-cell>
          <table:table-cell table:number-columns-repeated="1006"/>
        </table:table-row>
        <table:table-row table:style-name="ro41">
          <table:table-cell table:style-name="ce1"/>
          <table:table-cell table:style-name="ce4" table:formula="of:=IF([.$A147]&lt;&gt;&quot;&quot;;MAX([.$B$1:.$B146])+1;&quot;&quot;)">
            <text:p/>
          </table:table-cell>
          <table:table-cell table:style-name="ce4" table:formula="of:=CONCATENATE([.$D147];&quot;-&quot;;[.$E147])" office:value-type="string" office:string-value="Privacy-10-2" calcext:value-type="string">
            <text:p>Privacy-10-2</text:p>
          </table:table-cell>
          <table:table-cell table:style-name="ce9" office:value-type="string" calcext:value-type="string">
            <text:p>Privacy-10</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1">lockPref("privacy.sanitize.sanitizeOnShutdown", true); // Privacy-1-2</text:span></text:p>
            <text:p><text:span text:style-name="T6">lockPref("privacy.clearOnShutdown.sessions", true);</text:span><text:span text:style-name="T9"> // Privacy-1-2</text:span></text:p>
            <text:p><text:span text:style-name="T1">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2" table:formula="of:=IF([.K147]=&quot;&quot;;&quot;?&quot;;IF([.M147]=&quot;&quot;;&quot;新規&quot;;IF([.K147]=[.M147];&quot;&quot;;&quot;変更あり&quot;)))" office:value-type="string" office:string-value="変更あり" calcext:value-type="string">
            <text:p>変更あり</text:p>
          </table:table-cell>
          <table:table-cell table:style-name="ce54"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9" table:formula="of:=IF([.M147]=&quot;&quot;;&quot;?&quot;;IF([.O147]=&quot;&quot;;&quot;新規&quot;;IF([.M147]=[.O147];&quot;&quot;;&quot;○&quot;)))" office:value-type="string" office:string-value="○" calcext:value-type="string">
            <text:p>○</text:p>
          </table:table-cell>
          <table:table-cell table:style-name="ce54"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4"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54" office:value-type="string" calcext:value-type="string">
            <text:p>lockPref("browser.sessionstore.enabled", false);</text:p>
          </table:table-cell>
          <table:table-cell table:style-name="ce63" table:formula="of:=IFERROR(VLOOKUP([.$C147];[$'verify-targets-to-chapters'.$A$1:.$B$999];2;0);IF([.$A147]=&quot;&quot;;&quot;&quot;;&quot;省略&quot;))">
            <text:p/>
          </table:table-cell>
          <table:table-cell table:number-columns-repeated="1006"/>
        </table:table-row>
        <table:table-row table:style-name="ro5">
          <table:table-cell table:style-name="ce1"/>
          <table:table-cell table:style-name="ce4" table:formula="of:=IF([.$A148]&lt;&gt;&quot;&quot;;MAX([.$B$1:.$B147])+1;&quot;&quot;)">
            <text:p/>
          </table:table-cell>
          <table:table-cell table:style-name="ce4" table:formula="of:=CONCATENATE([.$D148];&quot;-&quot;;[.$E148])" office:value-type="string" office:string-value="Privacy-11-1" calcext:value-type="string">
            <text:p>Privacy-11-1</text:p>
          </table:table-cell>
          <table:table-cell table:style-name="ce9" office:value-type="string" calcext:value-type="string">
            <text:p>Privacy-11</text:p>
          </table:table-cell>
          <table:table-cell table:style-name="ce9" office:value-type="float" office:value="1" calcext:value-type="float">
            <text:p>1</text:p>
          </table:table-cell>
          <table:table-cell table:style-name="ce20" office:value-type="string" calcext:value-type="string" table:number-columns-spanned="1" table:number-rows-spanned="5">
            <text:p>プライバシー</text:p>
          </table:table-cell>
          <table:table-cell table:style-name="ce20" office:value-type="string" calcext:value-type="string" table:number-columns-spanned="1" table:number-rows-spanned="5">
            <text:p>Cookie、IndexedDB、Web Storage、およびService Worker用Cacheの保存の可否</text:p>
          </table:table-cell>
          <table:table-cell table:style-name="ce20" office:value-type="string" calcext:value-type="string" table:number-columns-spanned="1" table:number-rows-spanned="5">
            <text:p>○</text:p>
          </table:table-cell>
          <table:table-cell table:style-name="ce9" office:value-type="string" calcext:value-type="string">
            <text:p>永続的に許可する（既定）</text:p>
          </table:table-cell>
          <table:table-cell table:style-name="ce9" office:value-type="string" calcext:value-type="string">
            <text:p>MCDで設定を反映する</text:p>
          </table:table-cell>
          <table:table-cell table:style-name="ce9" office:value-type="string" calcext:value-type="string">
            <text:p>lockPref("network.cookie.cookieBehavior", 0);</text:p>
            <text:p>lockPref("network.cookie.lifetimePolicy", 0);</text:p>
          </table:table-cell>
          <table:table-cell table:style-name="ce12" table:formula="of:=IF([.K148]=&quot;&quot;;&quot;?&quot;;IF([.M148]=&quot;&quot;;&quot;新規&quot;;IF([.K148]=[.M148];&quot;&quot;;&quot;変更あり&quot;)))">
            <text:p/>
          </table:table-cell>
          <table:table-cell table:style-name="ce54" office:value-type="string" calcext:value-type="string">
            <text:p>lockPref("network.cookie.cookieBehavior", 0);</text:p>
            <text:p>lockPref("network.cookie.lifetimePolicy", 0);</text:p>
          </table:table-cell>
          <table:table-cell table:style-name="ce9" table:formula="of:=IF([.M148]=&quot;&quot;;&quot;?&quot;;IF([.O148]=&quot;&quot;;&quot;新規&quot;;IF([.M148]=[.O148];&quot;&quot;;&quot;○&quot;)))">
            <text:p/>
          </table:table-cell>
          <table:table-cell table:style-name="ce54" office:value-type="string" calcext:value-type="string">
            <text:p>lockPref("network.cookie.cookieBehavior", 0);</text:p>
            <text:p>lockPref("network.cookie.lifetimePolicy", 0);</text:p>
          </table:table-cell>
          <table:table-cell table:style-name="ce54" office:value-type="string" calcext:value-type="string">
            <text:p>変更無し</text:p>
          </table:table-cell>
          <table:table-cell table:style-name="ce54" office:value-type="string" calcext:value-type="string">
            <text:p>lockPref("dom.storage.enabled", true);</text:p>
          </table:table-cell>
          <table:table-cell table:style-name="ce63" table:formula="of:=IFERROR(VLOOKUP([.$C148];[$'verify-targets-to-chapters'.$A$1:.$B$999];2;0);IF([.$A148]=&quot;&quot;;&quot;&quot;;&quot;省略&quot;))">
            <text:p/>
          </table:table-cell>
          <table:table-cell table:number-columns-repeated="1006"/>
        </table:table-row>
        <table:table-row table:style-name="ro5">
          <table:table-cell table:style-name="ce1"/>
          <table:table-cell table:style-name="ce4" table:formula="of:=IF([.$A149]&lt;&gt;&quot;&quot;;MAX([.$B$1:.$B148])+1;&quot;&quot;)">
            <text:p/>
          </table:table-cell>
          <table:table-cell table:style-name="ce4" table:formula="of:=CONCATENATE([.$D149];&quot;-&quot;;[.$E149])" office:value-type="string" office:string-value="Privacy-11-2" calcext:value-type="string">
            <text:p>Privacy-11-2</text:p>
          </table:table-cell>
          <table:table-cell table:style-name="ce9" office:value-type="string" calcext:value-type="string">
            <text:p>Privacy-11</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特定サイトのみ永続的に許可する</text:p>
          </table:table-cell>
          <table:table-cell table:style-name="ce9" office:value-type="string" calcext:value-type="string">
            <text:p>1. アドオン「Permission Auto Registerer」を導入する</text:p>
            <text:p>2. MCDで設定を反映する</text:p>
          </table:table-cell>
          <table:table-cell table:style-name="ce9"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2" table:formula="of:=IF([.K149]=&quot;&quot;;&quot;?&quot;;IF([.M149]=&quot;&quot;;&quot;新規&quot;;IF([.K149]=[.M149];&quot;&quot;;&quot;変更あり&quot;)))" office:value-type="string" office:string-value="変更あり" calcext:value-type="string">
            <text:p>変更あり</text:p>
          </table:table-cell>
          <table:table-cell table:style-name="ce54" office:value-type="string" calcext:value-type="string">
            <text:p>lockPref("extensions.autopermission.sites.(site)", "cookie=1");</text:p>
          </table:table-cell>
          <table:table-cell table:style-name="ce9" table:formula="of:=IF([.M149]=&quot;&quot;;&quot;?&quot;;IF([.O149]=&quot;&quot;;&quot;新規&quot;;IF([.M149]=[.O149];&quot;&quot;;&quot;○&quot;)))">
            <text:p/>
          </table:table-cell>
          <table:table-cell table:style-name="ce54" office:value-type="string" calcext:value-type="string">
            <text:p>lockPref("extensions.autopermission.sites.(site)", "cookie=1");</text:p>
          </table:table-cell>
          <table:table-cell table:style-name="ce54" table:number-columns-repeated="2"/>
          <table:table-cell table:style-name="ce63" table:formula="of:=IFERROR(VLOOKUP([.$C149];[$'verify-targets-to-chapters'.$A$1:.$B$999];2;0);IF([.$A149]=&quot;&quot;;&quot;&quot;;&quot;省略&quot;))">
            <text:p/>
          </table:table-cell>
          <table:table-cell table:number-columns-repeated="1006"/>
        </table:table-row>
        <table:table-row table:style-name="ro39">
          <table:table-cell table:style-name="ce1"/>
          <table:table-cell table:style-name="ce4" table:formula="of:=IF([.$A150]&lt;&gt;&quot;&quot;;MAX([.$B$1:.$B149])+1;&quot;&quot;)">
            <text:p/>
          </table:table-cell>
          <table:table-cell table:style-name="ce4" table:formula="of:=CONCATENATE([.$D150];&quot;-&quot;;[.$E150])" office:value-type="string" office:string-value="Privacy-11-5" calcext:value-type="string">
            <text:p>Privacy-11-5</text:p>
          </table:table-cell>
          <table:table-cell table:style-name="ce9" office:value-type="string" calcext:value-type="string">
            <text:p>Privacy-11</text:p>
          </table:table-cell>
          <table:table-cell table:style-name="ce9" office:value-type="float" office:value="5" calcext:value-type="float">
            <text:p>5</text:p>
          </table:table-cell>
          <table:covered-table-cell table:number-columns-repeated="3" table:style-name="ce16"/>
          <table:table-cell table:style-name="ce9" office:value-type="string" calcext:value-type="string">
            <text:p>特定サイトのみ初期状態で永続的に許可する</text:p>
          </table:table-cell>
          <table:table-cell table:style-name="ce9" office:value-type="string" calcext:value-type="string">
            <text:p>1. 「default.permissions」を作成する</text:p>
            <text:p>2. MCDで設定を反映する</text:p>
          </table:table-cell>
          <table:table-cell table:style-name="ce12"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lockPref("network.cookie.cookieBehavior", 2);</text:span></text:p>
            <text:p><text:span text:style-name="T1">lockPref("network.cookie.lifetimePolicy", 0);</text:span></text:p>
          </table:table-cell>
          <table:table-cell table:style-name="ce12" table:formula="of:=IF([.K150]=&quot;&quot;;&quot;?&quot;;IF([.M150]=&quot;&quot;;&quot;新規&quot;;IF([.K150]=[.M150];&quot;&quot;;&quot;変更あり&quot;)))" office:value-type="string" office:string-value="変更あり" calcext:value-type="string">
            <text:p>変更あり</text:p>
          </table:table-cell>
          <table:table-cell table:style-name="ce12"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9" table:formula="of:=IF([.M150]=&quot;&quot;;&quot;?&quot;;IF([.O150]=&quot;&quot;;&quot;新規&quot;;IF([.M150]=[.O150];&quot;&quot;;&quot;○&quot;)))" office:value-type="string" office:string-value="新規" calcext:value-type="string">
            <text:p>新規</text:p>
          </table:table-cell>
          <table:table-cell table:style-name="ce54" table:number-columns-repeated="3"/>
          <table:table-cell table:style-name="ce63" table:formula="of:=IFERROR(VLOOKUP([.$C150];[$'verify-targets-to-chapters'.$A$1:.$B$999];2;0);IF([.$A150]=&quot;&quot;;&quot;&quot;;&quot;省略&quot;))">
            <text:p/>
          </table:table-cell>
          <table:table-cell table:number-columns-repeated="1006"/>
        </table:table-row>
        <table:table-row table:style-name="ro5">
          <table:table-cell table:style-name="ce1"/>
          <table:table-cell table:style-name="ce4" table:formula="of:=IF([.$A151]&lt;&gt;&quot;&quot;;MAX([.$B$1:.$B150])+1;&quot;&quot;)">
            <text:p/>
          </table:table-cell>
          <table:table-cell table:style-name="ce4" table:formula="of:=CONCATENATE([.$D151];&quot;-&quot;;[.$E151])" office:value-type="string" office:string-value="Privacy-11-3" calcext:value-type="string">
            <text:p>Privacy-11-3</text:p>
          </table:table-cell>
          <table:table-cell table:style-name="ce9" office:value-type="string" calcext:value-type="string">
            <text:p>Privacy-11</text:p>
          </table:table-cell>
          <table:table-cell table:style-name="ce9" office:value-type="float" office:value="3" calcext:value-type="float">
            <text:p>3</text:p>
          </table:table-cell>
          <table:covered-table-cell table:number-columns-repeated="3" table:style-name="ce16"/>
          <table:table-cell table:style-name="ce9" office:value-type="string" calcext:value-type="string">
            <text:p>セッション中のみ許可する</text:p>
          </table:table-cell>
          <table:table-cell table:style-name="ce9" office:value-type="string" calcext:value-type="string">
            <text:p>MCDで設定を反映する</text:p>
          </table:table-cell>
          <table:table-cell table:style-name="ce9" office:value-type="string" calcext:value-type="string">
            <text:p>lockPref("network.cookie.cookieBehavior", 0);</text:p>
            <text:p>lockPref("network.cookie.lifetimePolicy", 2);</text:p>
          </table:table-cell>
          <table:table-cell table:style-name="ce12" table:formula="of:=IF([.K151]=&quot;&quot;;&quot;?&quot;;IF([.M151]=&quot;&quot;;&quot;新規&quot;;IF([.K151]=[.M151];&quot;&quot;;&quot;変更あり&quot;)))">
            <text:p/>
          </table:table-cell>
          <table:table-cell table:style-name="ce54" office:value-type="string" calcext:value-type="string">
            <text:p>lockPref("network.cookie.cookieBehavior", 0);</text:p>
            <text:p>lockPref("network.cookie.lifetimePolicy", 2);</text:p>
          </table:table-cell>
          <table:table-cell table:style-name="ce9" table:formula="of:=IF([.M151]=&quot;&quot;;&quot;?&quot;;IF([.O151]=&quot;&quot;;&quot;新規&quot;;IF([.M151]=[.O151];&quot;&quot;;&quot;○&quot;)))">
            <text:p/>
          </table:table-cell>
          <table:table-cell table:style-name="ce54" office:value-type="string" calcext:value-type="string">
            <text:p>lockPref("network.cookie.cookieBehavior", 0);</text:p>
            <text:p>lockPref("network.cookie.lifetimePolicy", 2);</text:p>
          </table:table-cell>
          <table:table-cell table:style-name="ce54" table:number-columns-repeated="2"/>
          <table:table-cell table:style-name="ce63" table:formula="of:=IFERROR(VLOOKUP([.$C151];[$'verify-targets-to-chapters'.$A$1:.$B$999];2;0);IF([.$A151]=&quot;&quot;;&quot;&quot;;&quot;省略&quot;))">
            <text:p/>
          </table:table-cell>
          <table:table-cell table:number-columns-repeated="1006"/>
        </table:table-row>
        <table:table-row table:style-name="ro5">
          <table:table-cell table:style-name="ce1"/>
          <table:table-cell table:style-name="ce4" table:formula="of:=IF([.$A152]&lt;&gt;&quot;&quot;;MAX([.$B$1:.$B151])+1;&quot;&quot;)">
            <text:p/>
          </table:table-cell>
          <table:table-cell table:style-name="ce4" table:formula="of:=CONCATENATE([.$D152];&quot;-&quot;;[.$E152])" office:value-type="string" office:string-value="Privacy-11-4" calcext:value-type="string">
            <text:p>Privacy-11-4</text:p>
          </table:table-cell>
          <table:table-cell table:style-name="ce9" office:value-type="string" calcext:value-type="string">
            <text:p>Privacy-11</text:p>
          </table:table-cell>
          <table:table-cell table:style-name="ce9" office:value-type="float" office:value="4" calcext:value-type="float">
            <text:p>4</text:p>
          </table:table-cell>
          <table:covered-table-cell table:number-columns-repeated="3" table:style-name="ce16"/>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cookie.cookieBehavior", 2);</text:p>
            <text:p>lockPref("network.cookie.lifetimePolicy", 0);</text:p>
          </table:table-cell>
          <table:table-cell table:style-name="ce12" table:formula="of:=IF([.K152]=&quot;&quot;;&quot;?&quot;;IF([.M152]=&quot;&quot;;&quot;新規&quot;;IF([.K152]=[.M152];&quot;&quot;;&quot;変更あり&quot;)))">
            <text:p/>
          </table:table-cell>
          <table:table-cell table:style-name="ce54" office:value-type="string" calcext:value-type="string">
            <text:p>lockPref("network.cookie.cookieBehavior", 2);</text:p>
            <text:p>lockPref("network.cookie.lifetimePolicy", 0);</text:p>
          </table:table-cell>
          <table:table-cell table:style-name="ce9" table:formula="of:=IF([.M152]=&quot;&quot;;&quot;?&quot;;IF([.O152]=&quot;&quot;;&quot;新規&quot;;IF([.M152]=[.O152];&quot;&quot;;&quot;○&quot;)))">
            <text:p/>
          </table:table-cell>
          <table:table-cell table:style-name="ce54" office:value-type="string" calcext:value-type="string">
            <text:p>lockPref("network.cookie.cookieBehavior", 2);</text:p>
            <text:p>lockPref("network.cookie.lifetimePolicy", 0);</text:p>
          </table:table-cell>
          <table:table-cell table:style-name="ce54" office:value-type="string" calcext:value-type="string">
            <text:p>変更無し</text:p>
          </table:table-cell>
          <table:table-cell table:style-name="ce54" office:value-type="string" calcext:value-type="string">
            <text:p>lockPref("dom.storage.enabled", false);</text:p>
          </table:table-cell>
          <table:table-cell table:style-name="ce63" table:formula="of:=IFERROR(VLOOKUP([.$C152];[$'verify-targets-to-chapters'.$A$1:.$B$999];2;0);IF([.$A152]=&quot;&quot;;&quot;&quot;;&quot;省略&quot;))">
            <text:p/>
          </table:table-cell>
          <table:table-cell table:number-columns-repeated="1006"/>
        </table:table-row>
        <table:table-row table:style-name="ro3">
          <table:table-cell table:style-name="ce1"/>
          <table:table-cell table:style-name="ce4" table:formula="of:=IF([.$A153]&lt;&gt;&quot;&quot;;MAX([.$B$1:.$B152])+1;&quot;&quot;)">
            <text:p/>
          </table:table-cell>
          <table:table-cell table:style-name="ce4" table:formula="of:=CONCATENATE([.$D153];&quot;-&quot;;[.$E153])" office:value-type="string" office:string-value="Privacy-12-1" calcext:value-type="string">
            <text:p>Privacy-12-1</text:p>
          </table:table-cell>
          <table:table-cell table:style-name="ce9" office:value-type="string" calcext:value-type="string">
            <text:p>Privacy-12</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22" office:value-type="string" calcext:value-type="string" table:number-columns-spanned="1" table:number-rows-spanned="2">
            <text:p>DOMストレージの利用の可否</text:p>
          </table:table-cell>
          <table:table-cell table:style-name="ce22" office:value-type="string" calcext:value-type="string" table:number-columns-spanned="1" table:number-rows-spanned="2">
            <text:p>○（Cookieとの一括制御）</text:p>
          </table:table-cell>
          <table:table-cell table:style-name="ce9" office:value-type="string" calcext:value-type="string">
            <text:p>許可する（既定）</text:p>
          </table:table-cell>
          <table:table-cell table:style-name="ce9" office:value-type="string" calcext:value-type="string">
            <text:p>-</text:p>
          </table:table-cell>
          <table:table-cell table:style-name="ce10" office:value-type="string" calcext:value-type="string">
            <text:p>-</text:p>
          </table:table-cell>
          <table:table-cell table:style-name="ce12" table:formula="of:=IF([.K153]=&quot;&quot;;&quot;?&quot;;IF([.M153]=&quot;&quot;;&quot;新規&quot;;IF([.K153]=[.M153];&quot;&quot;;&quot;変更あり&quot;)))">
            <text:p/>
          </table:table-cell>
          <table:table-cell table:style-name="ce10" office:value-type="string" calcext:value-type="string">
            <text:p>-</text:p>
          </table:table-cell>
          <table:table-cell table:style-name="ce9" table:formula="of:=IF([.M153]=&quot;&quot;;&quot;?&quot;;IF([.O153]=&quot;&quot;;&quot;新規&quot;;IF([.M153]=[.O153];&quot;&quot;;&quot;○&quot;)))" office:value-type="string" office:string-value="○" calcext:value-type="string">
            <text:p>○</text:p>
          </table:table-cell>
          <table:table-cell table:style-name="ce54" office:value-type="string" calcext:value-type="string">
            <text:p>lockPref("dom.storage.enabled", true);</text:p>
          </table:table-cell>
          <table:table-cell table:style-name="ce54" office:value-type="string" calcext:value-type="string">
            <text:p>変更無し</text:p>
          </table:table-cell>
          <table:table-cell table:style-name="ce54" office:value-type="string" calcext:value-type="string">
            <text:p>lockPref("dom.storage.enabled", true);</text:p>
          </table:table-cell>
          <table:table-cell table:style-name="ce63" table:formula="of:=IFERROR(VLOOKUP([.$C153];[$'verify-targets-to-chapters'.$A$1:.$B$999];2;0);IF([.$A153]=&quot;&quot;;&quot;&quot;;&quot;省略&quot;))">
            <text:p/>
          </table:table-cell>
          <table:table-cell table:number-columns-repeated="1006"/>
        </table:table-row>
        <table:table-row table:style-name="ro3">
          <table:table-cell table:style-name="ce1"/>
          <table:table-cell table:style-name="ce4" table:formula="of:=IF([.$A154]&lt;&gt;&quot;&quot;;MAX([.$B$1:.$B153])+1;&quot;&quot;)">
            <text:p/>
          </table:table-cell>
          <table:table-cell table:style-name="ce4" table:formula="of:=CONCATENATE([.$D154];&quot;-&quot;;[.$E154])" office:value-type="string" office:string-value="Privacy-12-2" calcext:value-type="string">
            <text:p>Privacy-12-2</text:p>
          </table:table-cell>
          <table:table-cell table:style-name="ce9" office:value-type="string" calcext:value-type="string">
            <text:p>Privacy-12</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禁止する</text:p>
          </table:table-cell>
          <table:table-cell table:style-name="ce9" office:value-type="string" calcext:value-type="string">
            <text:p>MCDで設定を反映する</text:p>
          </table:table-cell>
          <table:table-cell table:style-name="ce10" office:value-type="string" calcext:value-type="string">
            <text:p>lockPref("dom.storage.enabled", false);</text:p>
          </table:table-cell>
          <table:table-cell table:style-name="ce12" table:formula="of:=IF([.K154]=&quot;&quot;;&quot;?&quot;;IF([.M154]=&quot;&quot;;&quot;新規&quot;;IF([.K154]=[.M154];&quot;&quot;;&quot;変更あり&quot;)))">
            <text:p/>
          </table:table-cell>
          <table:table-cell table:style-name="ce10" office:value-type="string" calcext:value-type="string">
            <text:p>lockPref("dom.storage.enabled", false);</text:p>
          </table:table-cell>
          <table:table-cell table:style-name="ce9" table:formula="of:=IF([.M154]=&quot;&quot;;&quot;?&quot;;IF([.O154]=&quot;&quot;;&quot;新規&quot;;IF([.M154]=[.O154];&quot;&quot;;&quot;○&quot;)))">
            <text:p/>
          </table:table-cell>
          <table:table-cell table:style-name="ce54" office:value-type="string" calcext:value-type="string">
            <text:p>lockPref("dom.storage.enabled", false);</text:p>
          </table:table-cell>
          <table:table-cell table:style-name="ce54" office:value-type="string" calcext:value-type="string">
            <text:p>変更無し</text:p>
          </table:table-cell>
          <table:table-cell table:style-name="ce54" office:value-type="string" calcext:value-type="string">
            <text:p>lockPref("dom.storage.enabled", false);</text:p>
          </table:table-cell>
          <table:table-cell table:style-name="ce63" table:formula="of:=IFERROR(VLOOKUP([.$C154];[$'verify-targets-to-chapters'.$A$1:.$B$999];2;0);IF([.$A154]=&quot;&quot;;&quot;&quot;;&quot;省略&quot;))">
            <text:p/>
          </table:table-cell>
          <table:table-cell table:number-columns-repeated="1006"/>
        </table:table-row>
        <table:table-row table:style-name="ro3">
          <table:table-cell table:style-name="ce1"/>
          <table:table-cell table:style-name="ce4" table:formula="of:=IF([.$A155]&lt;&gt;&quot;&quot;;MAX([.$B$1:.$B154])+1;&quot;&quot;)">
            <text:p/>
          </table:table-cell>
          <table:table-cell table:style-name="ce4" table:formula="of:=CONCATENATE([.$D155];&quot;-&quot;;[.$E155])" office:value-type="string" office:string-value="Privacy-13-1" calcext:value-type="string">
            <text:p>Privacy-13-1</text:p>
          </table:table-cell>
          <table:table-cell table:style-name="ce9" office:value-type="string" calcext:value-type="string">
            <text:p>Privacy-13</text:p>
          </table:table-cell>
          <table:table-cell table:style-name="ce9" office:value-type="float" office:value="1" calcext:value-type="float">
            <text:p>1</text:p>
          </table:table-cell>
          <table:table-cell table:style-name="ce26" office:value-type="string" calcext:value-type="string" table:number-columns-spanned="1" table:number-rows-spanned="4">
            <text:p>プライバシー</text:p>
          </table:table-cell>
          <table:table-cell table:style-name="ce26" office:value-type="string" calcext:value-type="string" table:number-columns-spanned="1" table:number-rows-spanned="4">
            <text:p>Indexed DBの利用の可否</text:p>
          </table:table-cell>
          <table:table-cell table:style-name="ce26" office:value-type="string" calcext:value-type="string" table:number-columns-spanned="1" table:number-rows-spanned="4">
            <text:p>-</text:p>
          </table:table-cell>
          <table:table-cell table:style-name="ce9" office:value-type="string" calcext:value-type="string">
            <text:p>許可する（既定）</text:p>
          </table:table-cell>
          <table:table-cell table:style-name="ce9" office:value-type="string" calcext:value-type="string">
            <text:p>MCDで設定を反映する</text:p>
          </table:table-cell>
          <table:table-cell table:style-name="ce9" office:value-type="string" calcext:value-type="string">
            <text:p>lockPref("dom.indexedDB.enabled", true);</text:p>
          </table:table-cell>
          <table:table-cell table:style-name="ce12" table:formula="of:=IF([.K155]=&quot;&quot;;&quot;?&quot;;IF([.M155]=&quot;&quot;;&quot;新規&quot;;IF([.K155]=[.M155];&quot;&quot;;&quot;変更あり&quot;)))">
            <text:p/>
          </table:table-cell>
          <table:table-cell table:style-name="ce54" office:value-type="string" calcext:value-type="string">
            <text:p>lockPref("dom.indexedDB.enabled", true);</text:p>
          </table:table-cell>
          <table:table-cell table:style-name="ce9" table:formula="of:=IF([.M155]=&quot;&quot;;&quot;?&quot;;IF([.O155]=&quot;&quot;;&quot;新規&quot;;IF([.M155]=[.O155];&quot;&quot;;&quot;○&quot;)))">
            <text:p/>
          </table:table-cell>
          <table:table-cell table:style-name="ce54" office:value-type="string" calcext:value-type="string">
            <text:p>lockPref("dom.indexedDB.enabled", true);</text:p>
          </table:table-cell>
          <table:table-cell table:style-name="ce54" office:value-type="string" calcext:value-type="string">
            <text:p>変更無し</text:p>
          </table:table-cell>
          <table:table-cell table:style-name="ce54" office:value-type="string" calcext:value-type="string">
            <text:p>lockPref("dom.storage.enabled", true);</text:p>
          </table:table-cell>
          <table:table-cell table:style-name="ce63" table:formula="of:=IFERROR(VLOOKUP([.$C155];[$'verify-targets-to-chapters'.$A$1:.$B$999];2;0);IF([.$A155]=&quot;&quot;;&quot;&quot;;&quot;省略&quot;))">
            <text:p/>
          </table:table-cell>
          <table:table-cell table:number-columns-repeated="1006"/>
        </table:table-row>
        <table:table-row table:style-name="ro5">
          <table:table-cell table:style-name="ce1"/>
          <table:table-cell table:style-name="ce4" table:formula="of:=IF([.$A156]&lt;&gt;&quot;&quot;;MAX([.$B$1:.$B155])+1;&quot;&quot;)">
            <text:p/>
          </table:table-cell>
          <table:table-cell table:style-name="ce4" table:formula="of:=CONCATENATE([.$D156];&quot;-&quot;;[.$E156])" office:value-type="string" office:string-value="Privacy-13-2（廃止）" calcext:value-type="string">
            <text:p>Privacy-13-2（廃止）</text:p>
          </table:table-cell>
          <table:table-cell table:style-name="ce9" office:value-type="string" calcext:value-type="string">
            <text:p>Privacy-13</text:p>
          </table:table-cell>
          <table:table-cell table:style-name="ce9" office:value-type="string" calcext:value-type="string">
            <text:p>2（廃止）</text:p>
          </table:table-cell>
          <table:covered-table-cell table:number-columns-repeated="3" table:style-name="ce16"/>
          <table:table-cell table:style-name="ce9" office:value-type="string" calcext:value-type="string">
            <text:p>特定サイトのみ確認なしで許可する</text:p>
          </table:table-cell>
          <table:table-cell table:style-name="ce9" office:value-type="string" calcext:value-type="string">
            <text:p>1. アドオン「Permission Auto Registerer」を導入する</text:p>
            <text:p>2. MCDで設定を反映する</text:p>
          </table:table-cell>
          <table:table-cell table:style-name="ce9" office:value-type="string" calcext:value-type="string">
            <text:p>Firefox 43以降ではCookieの保存ポリシーに連動</text:p>
          </table:table-cell>
          <table:table-cell table:style-name="ce12" table:formula="of:=IF([.K156]=&quot;&quot;;&quot;?&quot;;IF([.M156]=&quot;&quot;;&quot;新規&quot;;IF([.K156]=[.M156];&quot;&quot;;&quot;変更あり&quot;)))">
            <text:p/>
          </table:table-cell>
          <table:table-cell table:style-name="ce55" office:value-type="string" calcext:value-type="string">
            <text:p>Firefox 43以降ではCookieの保存ポリシーに連動</text:p>
          </table:table-cell>
          <table:table-cell table:style-name="ce9" table:formula="of:=IF([.M156]=&quot;&quot;;&quot;?&quot;;IF([.O156]=&quot;&quot;;&quot;新規&quot;;IF([.M156]=[.O156];&quot;&quot;;&quot;○&quot;)))" office:value-type="string" office:string-value="○" calcext:value-type="string">
            <text:p>○</text:p>
          </table:table-cell>
          <table:table-cell table:style-name="ce54" office:value-type="string" calcext:value-type="string">
            <text:p>lockPref("extensions.autopermission.sites.(site)", "indexedDB=1");</text:p>
          </table:table-cell>
          <table:table-cell table:style-name="ce54" table:number-columns-repeated="2"/>
          <table:table-cell table:style-name="ce63" table:formula="of:=IFERROR(VLOOKUP([.$C156];[$'verify-targets-to-chapters'.$A$1:.$B$999];2;0);IF([.$A156]=&quot;&quot;;&quot;&quot;;&quot;省略&quot;))">
            <text:p/>
          </table:table-cell>
          <table:table-cell table:number-columns-repeated="1006"/>
        </table:table-row>
        <table:table-row table:style-name="ro5">
          <table:table-cell table:style-name="ce1"/>
          <table:table-cell table:style-name="ce4" table:formula="of:=IF([.$A157]&lt;&gt;&quot;&quot;;MAX([.$B$1:.$B156])+1;&quot;&quot;)">
            <text:p/>
          </table:table-cell>
          <table:table-cell table:style-name="ce4" table:formula="of:=CONCATENATE([.$D157];&quot;-&quot;;[.$E157])" office:value-type="string" office:string-value="Privacy-13-4（廃止）" calcext:value-type="string">
            <text:p>Privacy-13-4（廃止）</text:p>
          </table:table-cell>
          <table:table-cell table:style-name="ce9" office:value-type="string" calcext:value-type="string">
            <text:p>Privacy-13</text:p>
          </table:table-cell>
          <table:table-cell table:style-name="ce9" office:value-type="string" calcext:value-type="string">
            <text:p>4（廃止）</text:p>
          </table:table-cell>
          <table:covered-table-cell table:number-columns-repeated="3" table:style-name="ce16"/>
          <table:table-cell table:style-name="ce9" office:value-type="string" calcext:value-type="string">
            <text:p>特定サイトのみ初期状態で確認なしで許可する</text:p>
          </table:table-cell>
          <table:table-cell table:style-name="ce9" office:value-type="string" calcext:value-type="string">
            <text:p>1. 「default.permissions」を作成する</text:p>
            <text:p>2. MCDで設定を反映する</text:p>
          </table:table-cell>
          <table:table-cell table:style-name="ce9" office:value-type="string" calcext:value-type="string">
            <text:p>Firefox 43以降ではCookieの保存ポリシーに連動</text:p>
          </table:table-cell>
          <table:table-cell table:style-name="ce12" table:formula="of:=IF([.K157]=&quot;&quot;;&quot;?&quot;;IF([.M157]=&quot;&quot;;&quot;新規&quot;;IF([.K157]=[.M157];&quot;&quot;;&quot;変更あり&quot;)))">
            <text:p/>
          </table:table-cell>
          <table:table-cell table:style-name="ce55" office:value-type="string" calcext:value-type="string">
            <text:p>Firefox 43以降ではCookieの保存ポリシーに連動</text:p>
          </table:table-cell>
          <table:table-cell table:style-name="ce9" table:formula="of:=IF([.M157]=&quot;&quot;;&quot;?&quot;;IF([.O157]=&quot;&quot;;&quot;新規&quot;;IF([.M157]=[.O157];&quot;&quot;;&quot;○&quot;)))" office:value-type="string" office:string-value="新規" calcext:value-type="string">
            <text:p>新規</text:p>
          </table:table-cell>
          <table:table-cell table:style-name="ce54" table:number-columns-repeated="3"/>
          <table:table-cell table:style-name="ce63" table:formula="of:=IFERROR(VLOOKUP([.$C157];[$'verify-targets-to-chapters'.$A$1:.$B$999];2;0);IF([.$A157]=&quot;&quot;;&quot;&quot;;&quot;省略&quot;))">
            <text:p/>
          </table:table-cell>
          <table:table-cell table:number-columns-repeated="1006"/>
        </table:table-row>
        <table:table-row table:style-name="ro3">
          <table:table-cell table:style-name="ce1"/>
          <table:table-cell table:style-name="ce4" table:formula="of:=IF([.$A158]&lt;&gt;&quot;&quot;;MAX([.$B$1:.$B157])+1;&quot;&quot;)">
            <text:p/>
          </table:table-cell>
          <table:table-cell table:style-name="ce4" table:formula="of:=CONCATENATE([.$D158];&quot;-&quot;;[.$E158])" office:value-type="string" office:string-value="Privacy-13-3" calcext:value-type="string">
            <text:p>Privacy-13-3</text:p>
          </table:table-cell>
          <table:table-cell table:style-name="ce9" office:value-type="string" calcext:value-type="string">
            <text:p>Privacy-13</text:p>
          </table:table-cell>
          <table:table-cell table:style-name="ce9" office:value-type="float" office:value="3" calcext:value-type="float">
            <text:p>3</text:p>
          </table:table-cell>
          <table:covered-table-cell table:number-columns-repeated="3" table:style-name="ce16"/>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dom.indexedDB.enabled", false);</text:p>
          </table:table-cell>
          <table:table-cell table:style-name="ce12" table:formula="of:=IF([.K158]=&quot;&quot;;&quot;?&quot;;IF([.M158]=&quot;&quot;;&quot;新規&quot;;IF([.K158]=[.M158];&quot;&quot;;&quot;変更あり&quot;)))">
            <text:p/>
          </table:table-cell>
          <table:table-cell table:style-name="ce54" office:value-type="string" calcext:value-type="string">
            <text:p>lockPref("dom.indexedDB.enabled", false);</text:p>
          </table:table-cell>
          <table:table-cell table:style-name="ce9" table:formula="of:=IF([.M158]=&quot;&quot;;&quot;?&quot;;IF([.O158]=&quot;&quot;;&quot;新規&quot;;IF([.M158]=[.O158];&quot;&quot;;&quot;○&quot;)))">
            <text:p/>
          </table:table-cell>
          <table:table-cell table:style-name="ce54" office:value-type="string" calcext:value-type="string">
            <text:p>lockPref("dom.indexedDB.enabled", false);</text:p>
          </table:table-cell>
          <table:table-cell table:style-name="ce54" office:value-type="string" calcext:value-type="string">
            <text:p>変更無し</text:p>
          </table:table-cell>
          <table:table-cell table:style-name="ce54" office:value-type="string" calcext:value-type="string">
            <text:p>lockPref("dom.storage.enabled", false);</text:p>
          </table:table-cell>
          <table:table-cell table:style-name="ce63" table:formula="of:=IFERROR(VLOOKUP([.$C158];[$'verify-targets-to-chapters'.$A$1:.$B$999];2;0);IF([.$A158]=&quot;&quot;;&quot;&quot;;&quot;省略&quot;))">
            <text:p/>
          </table:table-cell>
          <table:table-cell table:number-columns-repeated="1006"/>
        </table:table-row>
        <table:table-row table:style-name="ro3">
          <table:table-cell table:style-name="ce1"/>
          <table:table-cell table:style-name="ce4" table:formula="of:=IF([.$A159]&lt;&gt;&quot;&quot;;MAX([.$B$1:.$B158])+1;&quot;&quot;)">
            <text:p/>
          </table:table-cell>
          <table:table-cell table:style-name="ce4" table:formula="of:=CONCATENATE([.$D159];&quot;-&quot;;[.$E159])" office:value-type="string" office:string-value="Privacy-14-1" calcext:value-type="string">
            <text:p>Privacy-14-1</text:p>
          </table:table-cell>
          <table:table-cell table:style-name="ce9" office:value-type="string" calcext:value-type="string">
            <text:p>Privacy-14</text:p>
          </table:table-cell>
          <table:table-cell table:style-name="ce9" office:value-type="float" office:value="1" calcext:value-type="float">
            <text:p>1</text:p>
          </table:table-cell>
          <table:table-cell table:style-name="ce26" office:value-type="string" calcext:value-type="string" table:number-columns-spanned="1" table:number-rows-spanned="4">
            <text:p>プライバシー</text:p>
          </table:table-cell>
          <table:table-cell table:style-name="ce26" office:value-type="string" calcext:value-type="string" table:number-columns-spanned="1" table:number-rows-spanned="4">
            <text:p>位置情報の利用の可否</text:p>
          </table:table-cell>
          <table:table-cell table:style-name="ce26" office:value-type="string" calcext:value-type="string" table:number-columns-spanned="1" table:number-rows-spanned="4">
            <text:p>○</text:p>
          </table:table-cell>
          <table:table-cell table:style-name="ce9" office:value-type="string" calcext:value-type="string">
            <text:p>確認の上で許可する（既定）</text:p>
          </table:table-cell>
          <table:table-cell table:style-name="ce9" office:value-type="string" calcext:value-type="string">
            <text:p>-</text:p>
          </table:table-cell>
          <table:table-cell table:style-name="ce10" office:value-type="string" calcext:value-type="string">
            <text:p>-</text:p>
          </table:table-cell>
          <table:table-cell table:style-name="ce12" table:formula="of:=IF([.K159]=&quot;&quot;;&quot;?&quot;;IF([.M159]=&quot;&quot;;&quot;新規&quot;;IF([.K159]=[.M159];&quot;&quot;;&quot;変更あり&quot;)))">
            <text:p/>
          </table:table-cell>
          <table:table-cell table:style-name="ce10" office:value-type="string" calcext:value-type="string">
            <text:p>-</text:p>
          </table:table-cell>
          <table:table-cell table:style-name="ce9" table:formula="of:=IF([.M159]=&quot;&quot;;&quot;?&quot;;IF([.O159]=&quot;&quot;;&quot;新規&quot;;IF([.M159]=[.O159];&quot;&quot;;&quot;○&quot;)))" office:value-type="string" office:string-value="○" calcext:value-type="string">
            <text:p>○</text:p>
          </table:table-cell>
          <table:table-cell table:style-name="ce54" office:value-type="string" calcext:value-type="string">
            <text:p>lockPref("geo.enabled", true);</text:p>
          </table:table-cell>
          <table:table-cell table:style-name="ce54" office:value-type="string" calcext:value-type="string">
            <text:p>変更無し</text:p>
          </table:table-cell>
          <table:table-cell table:style-name="ce54" office:value-type="string" calcext:value-type="string">
            <text:p>lockPref("geo.enabled", true);</text:p>
          </table:table-cell>
          <table:table-cell table:style-name="ce63" table:formula="of:=IFERROR(VLOOKUP([.$C159];[$'verify-targets-to-chapters'.$A$1:.$B$999];2;0);IF([.$A159]=&quot;&quot;;&quot;&quot;;&quot;省略&quot;))">
            <text:p/>
          </table:table-cell>
          <table:table-cell table:number-columns-repeated="1006"/>
        </table:table-row>
        <table:table-row table:style-name="ro7">
          <table:table-cell table:style-name="ce1"/>
          <table:table-cell table:style-name="ce4" table:formula="of:=IF([.$A160]&lt;&gt;&quot;&quot;;MAX([.$B$1:.$B159])+1;&quot;&quot;)">
            <text:p/>
          </table:table-cell>
          <table:table-cell table:style-name="ce4" table:formula="of:=CONCATENATE([.$D160];&quot;-&quot;;[.$E160])" office:value-type="string" office:string-value="Privacy-14-2" calcext:value-type="string">
            <text:p>Privacy-14-2</text:p>
          </table:table-cell>
          <table:table-cell table:style-name="ce9" office:value-type="string" calcext:value-type="string">
            <text:p>Privacy-14</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特定サイトのみ確認なしで許可する</text:p>
          </table:table-cell>
          <table:table-cell table:style-name="ce9" office:value-type="string" calcext:value-type="string">
            <text:p>1. アドオン「Permission Auto Registerer」を導入する</text:p>
            <text:p>2. MCDで設定を反映する</text:p>
          </table:table-cell>
          <table:table-cell table:style-name="ce10" office:value-type="string" calcext:value-type="string">
            <text:p>lockPref("extensions.autopermission.sites.(site)", "geo=1");</text:p>
            <text:p>clearPref("extensions.autopermission.sites.(site).lastValue");</text:p>
          </table:table-cell>
          <table:table-cell table:style-name="ce12" table:formula="of:=IF([.K160]=&quot;&quot;;&quot;?&quot;;IF([.M160]=&quot;&quot;;&quot;新規&quot;;IF([.K160]=[.M160];&quot;&quot;;&quot;変更あり&quot;)))" office:value-type="string" office:string-value="変更あり" calcext:value-type="string">
            <text:p>変更あり</text:p>
          </table:table-cell>
          <table:table-cell table:style-name="ce10" office:value-type="string" calcext:value-type="string">
            <text:p>lockPref("extensions.autopermission.sites.(site)", "geo=1");</text:p>
          </table:table-cell>
          <table:table-cell table:style-name="ce9" table:formula="of:=IF([.M160]=&quot;&quot;;&quot;?&quot;;IF([.O160]=&quot;&quot;;&quot;新規&quot;;IF([.M160]=[.O160];&quot;&quot;;&quot;○&quot;)))">
            <text:p/>
          </table:table-cell>
          <table:table-cell table:style-name="ce54" office:value-type="string" calcext:value-type="string">
            <text:p>lockPref("extensions.autopermission.sites.(site)", "geo=1");</text:p>
          </table:table-cell>
          <table:table-cell table:style-name="ce54" table:number-columns-repeated="2"/>
          <table:table-cell table:style-name="ce63" table:formula="of:=IFERROR(VLOOKUP([.$C160];[$'verify-targets-to-chapters'.$A$1:.$B$999];2;0);IF([.$A160]=&quot;&quot;;&quot;&quot;;&quot;省略&quot;))">
            <text:p/>
          </table:table-cell>
          <table:table-cell table:number-columns-repeated="1006"/>
        </table:table-row>
        <table:table-row table:style-name="ro19">
          <table:table-cell table:style-name="ce1"/>
          <table:table-cell table:style-name="ce4" table:formula="of:=IF([.$A161]&lt;&gt;&quot;&quot;;MAX([.$B$1:.$B160])+1;&quot;&quot;)">
            <text:p/>
          </table:table-cell>
          <table:table-cell table:style-name="ce4" table:formula="of:=CONCATENATE([.$D161];&quot;-&quot;;[.$E161])" office:value-type="string" office:string-value="Privacy-14-4" calcext:value-type="string">
            <text:p>Privacy-14-4</text:p>
          </table:table-cell>
          <table:table-cell table:style-name="ce9" office:value-type="string" calcext:value-type="string">
            <text:p>Privacy-14</text:p>
          </table:table-cell>
          <table:table-cell table:style-name="ce9" office:value-type="float" office:value="4" calcext:value-type="float">
            <text:p>4</text:p>
          </table:table-cell>
          <table:covered-table-cell table:number-columns-repeated="3" table:style-name="ce16"/>
          <table:table-cell table:style-name="ce9" office:value-type="string" calcext:value-type="string">
            <text:p>特定サイトのみ初期状態で確認なしで許可する</text:p>
          </table:table-cell>
          <table:table-cell table:style-name="ce9" office:value-type="string" calcext:value-type="string">
            <text:p>1. 「default.permissions」を作成する</text:p>
            <text:p>2. MCDで設定を反映する</text:p>
          </table:table-cell>
          <table:table-cell table:style-name="ce12"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2" table:formula="of:=IF([.K161]=&quot;&quot;;&quot;?&quot;;IF([.M161]=&quot;&quot;;&quot;新規&quot;;IF([.K161]=[.M161];&quot;&quot;;&quot;変更あり&quot;)))">
            <text:p/>
          </table:table-cell>
          <table:table-cell table:style-name="ce12"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9" table:formula="of:=IF([.M161]=&quot;&quot;;&quot;?&quot;;IF([.O161]=&quot;&quot;;&quot;新規&quot;;IF([.M161]=[.O161];&quot;&quot;;&quot;○&quot;)))" office:value-type="string" office:string-value="新規" calcext:value-type="string">
            <text:p>新規</text:p>
          </table:table-cell>
          <table:table-cell table:style-name="ce54" table:number-columns-repeated="3"/>
          <table:table-cell table:style-name="ce63" table:formula="of:=IFERROR(VLOOKUP([.$C161];[$'verify-targets-to-chapters'.$A$1:.$B$999];2;0);IF([.$A161]=&quot;&quot;;&quot;&quot;;&quot;省略&quot;))">
            <text:p/>
          </table:table-cell>
          <table:table-cell table:number-columns-repeated="1006"/>
        </table:table-row>
        <table:table-row table:style-name="ro3">
          <table:table-cell table:style-name="ce1"/>
          <table:table-cell table:style-name="ce4" table:formula="of:=IF([.$A162]&lt;&gt;&quot;&quot;;MAX([.$B$1:.$B161])+1;&quot;&quot;)">
            <text:p/>
          </table:table-cell>
          <table:table-cell table:style-name="ce4" table:formula="of:=CONCATENATE([.$D162];&quot;-&quot;;[.$E162])" office:value-type="string" office:string-value="Privacy-14-3" calcext:value-type="string">
            <text:p>Privacy-14-3</text:p>
          </table:table-cell>
          <table:table-cell table:style-name="ce9" office:value-type="string" calcext:value-type="string">
            <text:p>Privacy-14</text:p>
          </table:table-cell>
          <table:table-cell table:style-name="ce9" office:value-type="float" office:value="3" calcext:value-type="float">
            <text:p>3</text:p>
          </table:table-cell>
          <table:covered-table-cell table:number-columns-repeated="3" table:style-name="ce16"/>
          <table:table-cell table:style-name="ce9" office:value-type="string" calcext:value-type="string">
            <text:p>禁止する</text:p>
          </table:table-cell>
          <table:table-cell table:style-name="ce9" office:value-type="string" calcext:value-type="string">
            <text:p>MCDで設定を反映する</text:p>
          </table:table-cell>
          <table:table-cell table:style-name="ce10" office:value-type="string" calcext:value-type="string">
            <text:p>lockPref("geo.enabled", false);</text:p>
          </table:table-cell>
          <table:table-cell table:style-name="ce12" table:formula="of:=IF([.K162]=&quot;&quot;;&quot;?&quot;;IF([.M162]=&quot;&quot;;&quot;新規&quot;;IF([.K162]=[.M162];&quot;&quot;;&quot;変更あり&quot;)))">
            <text:p/>
          </table:table-cell>
          <table:table-cell table:style-name="ce10" office:value-type="string" calcext:value-type="string">
            <text:p>lockPref("geo.enabled", false);</text:p>
          </table:table-cell>
          <table:table-cell table:style-name="ce9" table:formula="of:=IF([.M162]=&quot;&quot;;&quot;?&quot;;IF([.O162]=&quot;&quot;;&quot;新規&quot;;IF([.M162]=[.O162];&quot;&quot;;&quot;○&quot;)))">
            <text:p/>
          </table:table-cell>
          <table:table-cell table:style-name="ce54" office:value-type="string" calcext:value-type="string">
            <text:p>lockPref("geo.enabled", false);</text:p>
          </table:table-cell>
          <table:table-cell table:style-name="ce54" office:value-type="string" calcext:value-type="string">
            <text:p>変更無し</text:p>
          </table:table-cell>
          <table:table-cell table:style-name="ce54" office:value-type="string" calcext:value-type="string">
            <text:p>lockPref("geo.enabled", false);</text:p>
          </table:table-cell>
          <table:table-cell table:style-name="ce63" table:formula="of:=IFERROR(VLOOKUP([.$C162];[$'verify-targets-to-chapters'.$A$1:.$B$999];2;0);IF([.$A162]=&quot;&quot;;&quot;&quot;;&quot;省略&quot;))">
            <text:p/>
          </table:table-cell>
          <table:table-cell table:number-columns-repeated="1006"/>
        </table:table-row>
        <table:table-row table:style-name="ro4">
          <table:table-cell table:style-name="ce1"/>
          <table:table-cell table:style-name="ce4" table:formula="of:=IF([.$A163]&lt;&gt;&quot;&quot;;MAX([.$B$1:.$B162])+1;&quot;&quot;)">
            <text:p/>
          </table:table-cell>
          <table:table-cell table:style-name="ce4" table:formula="of:=CONCATENATE([.$D163];&quot;-&quot;;[.$E163])" office:value-type="string" office:string-value="Privacy-15-1" calcext:value-type="string">
            <text:p>Privacy-15-1</text:p>
          </table:table-cell>
          <table:table-cell table:style-name="ce9" office:value-type="string" calcext:value-type="string">
            <text:p>Privacy-15</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22" office:value-type="string" calcext:value-type="string" table:number-columns-spanned="1" table:number-rows-spanned="2">
            <text:p>検索結果のローカライズ用地域コードの位置情報に基づく推定の可否</text:p>
          </table:table-cell>
          <table:table-cell table:style-name="ce22" office:value-type="string" calcext:value-type="string" table:number-columns-spanned="1" table:number-rows-spanned="2">
            <text:p>-</text:p>
          </table:table-cell>
          <table:table-cell table:style-name="ce9" office:value-type="string" calcext:value-type="string">
            <text:p>許可する（既定）</text:p>
          </table:table-cell>
          <table:table-cell table:number-columns-repeated="2" table:style-name="ce9" office:value-type="string" calcext:value-type="string">
            <text:p>-</text:p>
          </table:table-cell>
          <table:table-cell table:style-name="ce12" table:formula="of:=IF([.K163]=&quot;&quot;;&quot;?&quot;;IF([.M163]=&quot;&quot;;&quot;新規&quot;;IF([.K163]=[.M163];&quot;&quot;;&quot;変更あり&quot;)))">
            <text:p/>
          </table:table-cell>
          <table:table-cell table:style-name="ce54" office:value-type="string" calcext:value-type="string">
            <text:p>-</text:p>
          </table:table-cell>
          <table:table-cell table:style-name="ce9" table:formula="of:=IF([.M163]=&quot;&quot;;&quot;?&quot;;IF([.O163]=&quot;&quot;;&quot;新規&quot;;IF([.M163]=[.O163];&quot;&quot;;&quot;○&quot;)))">
            <text:p/>
          </table:table-cell>
          <table:table-cell table:style-name="ce54" office:value-type="string" calcext:value-type="string">
            <text:p>-</text:p>
          </table:table-cell>
          <table:table-cell table:style-name="ce54" table:number-columns-repeated="2"/>
          <table:table-cell table:style-name="ce63" table:formula="of:=IFERROR(VLOOKUP([.$C163];[$'verify-targets-to-chapters'.$A$1:.$B$999];2;0);IF([.$A163]=&quot;&quot;;&quot;&quot;;&quot;省略&quot;))">
            <text:p/>
          </table:table-cell>
          <table:table-cell table:number-columns-repeated="1006"/>
        </table:table-row>
        <table:table-row table:style-name="ro3">
          <table:table-cell table:style-name="ce1"/>
          <table:table-cell table:style-name="ce4" table:formula="of:=IF([.$A164]&lt;&gt;&quot;&quot;;MAX([.$B$1:.$B163])+1;&quot;&quot;)">
            <text:p/>
          </table:table-cell>
          <table:table-cell table:style-name="ce4" table:formula="of:=CONCATENATE([.$D164];&quot;-&quot;;[.$E164])" office:value-type="string" office:string-value="Privacy-15-2" calcext:value-type="string">
            <text:p>Privacy-15-2</text:p>
          </table:table-cell>
          <table:table-cell table:style-name="ce9" office:value-type="string" calcext:value-type="string">
            <text:p>Privacy-15</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browser.search.geoip.url", "");</text:p>
          </table:table-cell>
          <table:table-cell table:style-name="ce12" table:formula="of:=IF([.K164]=&quot;&quot;;&quot;?&quot;;IF([.M164]=&quot;&quot;;&quot;新規&quot;;IF([.K164]=[.M164];&quot;&quot;;&quot;変更あり&quot;)))">
            <text:p/>
          </table:table-cell>
          <table:table-cell table:style-name="ce54" office:value-type="string" calcext:value-type="string">
            <text:p>lockPref("browser.search.geoip.url", "");</text:p>
          </table:table-cell>
          <table:table-cell table:style-name="ce9" table:formula="of:=IF([.M164]=&quot;&quot;;&quot;?&quot;;IF([.O164]=&quot;&quot;;&quot;新規&quot;;IF([.M164]=[.O164];&quot;&quot;;&quot;○&quot;)))">
            <text:p/>
          </table:table-cell>
          <table:table-cell table:style-name="ce54" office:value-type="string" calcext:value-type="string">
            <text:p>lockPref("browser.search.geoip.url", "");</text:p>
          </table:table-cell>
          <table:table-cell table:style-name="ce54" table:number-columns-repeated="2"/>
          <table:table-cell table:style-name="ce63" table:formula="of:=IFERROR(VLOOKUP([.$C164];[$'verify-targets-to-chapters'.$A$1:.$B$999];2;0);IF([.$A164]=&quot;&quot;;&quot;&quot;;&quot;省略&quot;))">
            <text:p/>
          </table:table-cell>
          <table:table-cell table:number-columns-repeated="1006"/>
        </table:table-row>
        <table:table-row table:style-name="ro7">
          <table:table-cell table:style-name="ce1"/>
          <table:table-cell table:style-name="ce4" table:formula="of:=IF([.$A165]&lt;&gt;&quot;&quot;;MAX([.$B$1:.$B164])+1;&quot;&quot;)">
            <text:p/>
          </table:table-cell>
          <table:table-cell table:style-name="ce4" table:formula="of:=CONCATENATE([.$D165];&quot;-&quot;;[.$E165])" office:value-type="string" office:string-value="Privacy-16-1" calcext:value-type="string">
            <text:p>Privacy-16-1</text:p>
          </table:table-cell>
          <table:table-cell table:style-name="ce9" office:value-type="string" calcext:value-type="string">
            <text:p>Privacy-16</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22" office:value-type="string" calcext:value-type="string" table:number-columns-spanned="1" table:number-rows-spanned="2">
            <text:p>DNSの先読みの可否</text:p>
          </table:table-cell>
          <table:table-cell table:style-name="ce22" office:value-type="string" calcext:value-type="string" table:number-columns-spanned="1" table:number-rows-spanned="2">
            <text:p>-</text:p>
          </table:table-cell>
          <table:table-cell table:style-name="ce9" office:value-type="string" calcext:value-type="string">
            <text:p>許可する（既定）</text:p>
          </table:table-cell>
          <table:table-cell table:style-name="ce9" office:value-type="string" calcext:value-type="string">
            <text:p>MCDで設定を反映する</text:p>
          </table:table-cell>
          <table:table-cell table:style-name="ce10" office:value-type="string" calcext:value-type="string">
            <text:p>lockPref("network.dns.disablePrefetch", false);</text:p>
          </table:table-cell>
          <table:table-cell table:style-name="ce12" table:formula="of:=IF([.K165]=&quot;&quot;;&quot;?&quot;;IF([.M165]=&quot;&quot;;&quot;新規&quot;;IF([.K165]=[.M165];&quot;&quot;;&quot;変更あり&quot;)))">
            <text:p/>
          </table:table-cell>
          <table:table-cell table:style-name="ce10" office:value-type="string" calcext:value-type="string">
            <text:p>lockPref("network.dns.disablePrefetch", false);</text:p>
          </table:table-cell>
          <table:table-cell table:style-name="ce9" table:formula="of:=IF([.M165]=&quot;&quot;;&quot;?&quot;;IF([.O165]=&quot;&quot;;&quot;新規&quot;;IF([.M165]=[.O165];&quot;&quot;;&quot;○&quot;)))">
            <text:p/>
          </table:table-cell>
          <table:table-cell table:style-name="ce54" office:value-type="string" calcext:value-type="string">
            <text:p>lockPref("network.dns.disablePrefetch", false);</text:p>
          </table:table-cell>
          <table:table-cell table:style-name="ce54" office:value-type="string" calcext:value-type="string">
            <text:p>変更無し</text:p>
          </table:table-cell>
          <table:table-cell table:style-name="ce54" office:value-type="string" calcext:value-type="string">
            <text:p>lockPref("network.dns.disablePrefetch", false);</text:p>
          </table:table-cell>
          <table:table-cell table:style-name="ce63" table:formula="of:=IFERROR(VLOOKUP([.$C165];[$'verify-targets-to-chapters'.$A$1:.$B$999];2;0);IF([.$A165]=&quot;&quot;;&quot;&quot;;&quot;省略&quot;))">
            <text:p/>
          </table:table-cell>
          <table:table-cell table:number-columns-repeated="1006"/>
        </table:table-row>
        <table:table-row table:style-name="ro7">
          <table:table-cell table:style-name="ce1"/>
          <table:table-cell table:style-name="ce4" table:formula="of:=IF([.$A166]&lt;&gt;&quot;&quot;;MAX([.$B$1:.$B165])+1;&quot;&quot;)">
            <text:p/>
          </table:table-cell>
          <table:table-cell table:style-name="ce4" table:formula="of:=CONCATENATE([.$D166];&quot;-&quot;;[.$E166])" office:value-type="string" office:string-value="Privacy-16-2" calcext:value-type="string">
            <text:p>Privacy-16-2</text:p>
          </table:table-cell>
          <table:table-cell table:style-name="ce9" office:value-type="string" calcext:value-type="string">
            <text:p>Privacy-16</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禁止する</text:p>
          </table:table-cell>
          <table:table-cell table:style-name="ce9" office:value-type="string" calcext:value-type="string">
            <text:p>MCDで設定を反映する</text:p>
          </table:table-cell>
          <table:table-cell table:style-name="ce10" office:value-type="string" calcext:value-type="string">
            <text:p>lockPref("network.dns.disablePrefetch", true);</text:p>
            <text:p>lockPref("network.dns.disablePrefetchFromHTTPS", true);</text:p>
          </table:table-cell>
          <table:table-cell table:style-name="ce12" table:formula="of:=IF([.K166]=&quot;&quot;;&quot;?&quot;;IF([.M166]=&quot;&quot;;&quot;新規&quot;;IF([.K166]=[.M166];&quot;&quot;;&quot;変更あり&quot;)))">
            <text:p/>
          </table:table-cell>
          <table:table-cell table:style-name="ce10" office:value-type="string" calcext:value-type="string">
            <text:p>lockPref("network.dns.disablePrefetch", true);</text:p>
            <text:p>lockPref("network.dns.disablePrefetchFromHTTPS", true);</text:p>
          </table:table-cell>
          <table:table-cell table:style-name="ce9" table:formula="of:=IF([.M166]=&quot;&quot;;&quot;?&quot;;IF([.O166]=&quot;&quot;;&quot;新規&quot;;IF([.M166]=[.O166];&quot;&quot;;&quot;○&quot;)))" office:value-type="string" office:string-value="○" calcext:value-type="string">
            <text:p>○</text:p>
          </table:table-cell>
          <table:table-cell table:style-name="ce54" office:value-type="string" calcext:value-type="string">
            <text:p>lockPref("network.dns.disablePrefetch", true);</text:p>
          </table:table-cell>
          <table:table-cell table:style-name="ce54" office:value-type="string" calcext:value-type="string">
            <text:p>変更無し</text:p>
          </table:table-cell>
          <table:table-cell table:style-name="ce54" office:value-type="string" calcext:value-type="string">
            <text:p>lockPref("network.dns.disablePrefetch", true);</text:p>
          </table:table-cell>
          <table:table-cell table:style-name="ce63" table:formula="of:=IFERROR(VLOOKUP([.$C166];[$'verify-targets-to-chapters'.$A$1:.$B$999];2;0);IF([.$A166]=&quot;&quot;;&quot;&quot;;&quot;省略&quot;))">
            <text:p/>
          </table:table-cell>
          <table:table-cell table:number-columns-repeated="1006"/>
        </table:table-row>
        <table:table-row table:style-name="ro7">
          <table:table-cell table:style-name="ce1"/>
          <table:table-cell table:style-name="ce4" table:formula="of:=IF([.$A167]&lt;&gt;&quot;&quot;;MAX([.$B$1:.$B166])+1;&quot;&quot;)">
            <text:p/>
          </table:table-cell>
          <table:table-cell table:style-name="ce4" table:formula="of:=CONCATENATE([.$D167];&quot;-&quot;;[.$E167])" office:value-type="string" office:string-value="Privacy-17-1" calcext:value-type="string">
            <text:p>Privacy-17-1</text:p>
          </table:table-cell>
          <table:table-cell table:style-name="ce9" office:value-type="string" calcext:value-type="string">
            <text:p>Privacy-17</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22" office:value-type="string" calcext:value-type="string" table:number-columns-spanned="1" table:number-rows-spanned="2">
            <text:p>検索エンジンの候補表示（Suggest）の可否</text:p>
          </table:table-cell>
          <table:table-cell table:style-name="ce22" office:value-type="string" calcext:value-type="string" table:number-columns-spanned="1" table:number-rows-spanned="2">
            <text:p>-</text:p>
          </table:table-cell>
          <table:table-cell table:style-name="ce9" office:value-type="string" calcext:value-type="string">
            <text:p>許可する（既定）</text:p>
          </table:table-cell>
          <table:table-cell table:style-name="ce9" office:value-type="string" calcext:value-type="string">
            <text:p>MCDで設定を反映する</text:p>
          </table:table-cell>
          <table:table-cell table:style-name="ce10" office:value-type="string" calcext:value-type="string">
            <text:p>lockPref("browser.search.suggest.enabled", true);</text:p>
          </table:table-cell>
          <table:table-cell table:style-name="ce12" table:formula="of:=IF([.K167]=&quot;&quot;;&quot;?&quot;;IF([.M167]=&quot;&quot;;&quot;新規&quot;;IF([.K167]=[.M167];&quot;&quot;;&quot;変更あり&quot;)))">
            <text:p/>
          </table:table-cell>
          <table:table-cell table:style-name="ce10" office:value-type="string" calcext:value-type="string">
            <text:p>lockPref("browser.search.suggest.enabled", true);</text:p>
          </table:table-cell>
          <table:table-cell table:style-name="ce9" table:formula="of:=IF([.M167]=&quot;&quot;;&quot;?&quot;;IF([.O167]=&quot;&quot;;&quot;新規&quot;;IF([.M167]=[.O167];&quot;&quot;;&quot;○&quot;)))">
            <text:p/>
          </table:table-cell>
          <table:table-cell table:style-name="ce54" office:value-type="string" calcext:value-type="string">
            <text:p>lockPref("browser.search.suggest.enabled", true);</text:p>
          </table:table-cell>
          <table:table-cell table:style-name="ce54" office:value-type="string" calcext:value-type="string">
            <text:p>変更無し</text:p>
          </table:table-cell>
          <table:table-cell table:style-name="ce54" office:value-type="string" calcext:value-type="string">
            <text:p>lockPref("browser.search.suggest.enabled", true);</text:p>
          </table:table-cell>
          <table:table-cell table:style-name="ce63" table:formula="of:=IFERROR(VLOOKUP([.$C167];[$'verify-targets-to-chapters'.$A$1:.$B$999];2;0);IF([.$A167]=&quot;&quot;;&quot;&quot;;&quot;省略&quot;))">
            <text:p/>
          </table:table-cell>
          <table:table-cell table:number-columns-repeated="1006"/>
        </table:table-row>
        <table:table-row table:style-name="ro42">
          <table:table-cell table:style-name="ce1"/>
          <table:table-cell table:style-name="ce4" table:formula="of:=IF([.$A168]&lt;&gt;&quot;&quot;;MAX([.$B$1:.$B167])+1;&quot;&quot;)">
            <text:p/>
          </table:table-cell>
          <table:table-cell table:style-name="ce4" table:formula="of:=CONCATENATE([.$D168];&quot;-&quot;;[.$E168])" office:value-type="string" office:string-value="Privacy-17-2" calcext:value-type="string">
            <text:p>Privacy-17-2</text:p>
          </table:table-cell>
          <table:table-cell table:style-name="ce9" office:value-type="string" calcext:value-type="string">
            <text:p>Privacy-17</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禁止する</text:p>
          </table:table-cell>
          <table:table-cell table:style-name="ce9" office:value-type="string" calcext:value-type="string">
            <text:p>1. MCDで設定を反映する</text:p>
            <text:p>2. アドオン「globalChrome.css」を導入する</text:p>
            <text:p>3. globalChrome.cssで設定を反映する</text:p>
          </table:table-cell>
          <table:table-cell table:style-name="ce9" office:value-type="string" calcext:value-type="string">
            <text:p>MCD:</text:p>
            <text:p>lockPref("browser.search.suggest.enabled", false);</text:p>
            <text:p><text:span text:style-name="T1">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2" table:formula="of:=IF([.K168]=&quot;&quot;;&quot;?&quot;;IF([.M168]=&quot;&quot;;&quot;新規&quot;;IF([.K168]=[.M168];&quot;&quot;;&quot;変更あり&quot;)))" office:value-type="string" office:string-value="変更あり" calcext:value-type="string">
            <text:p>変更あり</text:p>
          </table:table-cell>
          <table:table-cell table:style-name="ce54"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9" table:formula="of:=IF([.M168]=&quot;&quot;;&quot;?&quot;;IF([.O168]=&quot;&quot;;&quot;新規&quot;;IF([.M168]=[.O168];&quot;&quot;;&quot;○&quot;)))" office:value-type="string" office:string-value="○" calcext:value-type="string">
            <text:p>○</text:p>
          </table:table-cell>
          <table:table-cell table:style-name="ce54"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54" office:value-type="string" calcext:value-type="string">
            <text:p>変更無し</text:p>
          </table:table-cell>
          <table:table-cell table:style-name="ce54"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63" table:formula="of:=IFERROR(VLOOKUP([.$C168];[$'verify-targets-to-chapters'.$A$1:.$B$999];2;0);IF([.$A168]=&quot;&quot;;&quot;&quot;;&quot;省略&quot;))">
            <text:p/>
          </table:table-cell>
          <table:table-cell table:number-columns-repeated="1006"/>
        </table:table-row>
        <table:table-row table:style-name="ro4">
          <table:table-cell table:style-name="ce1"/>
          <table:table-cell table:style-name="ce4" table:formula="of:=IF([.$A169]&lt;&gt;&quot;&quot;;MAX([.$B$1:.$B168])+1;&quot;&quot;)">
            <text:p/>
          </table:table-cell>
          <table:table-cell table:style-name="ce4" table:formula="of:=CONCATENATE([.$D169];&quot;-&quot;;[.$E169])" office:value-type="string" office:string-value="Privacy-18-1" calcext:value-type="string">
            <text:p>Privacy-18-1</text:p>
          </table:table-cell>
          <table:table-cell table:style-name="ce9" office:value-type="string" calcext:value-type="string">
            <text:p>Privacy-18</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22" office:value-type="string" calcext:value-type="string" table:number-columns-spanned="1" table:number-rows-spanned="2">
            <text:p>利用状況の統計の保存および送信の可否</text:p>
          </table:table-cell>
          <table:table-cell table:style-name="ce22" office:value-type="string" calcext:value-type="string" table:number-columns-spanned="1" table:number-rows-spanned="2">
            <text:p>-</text:p>
          </table:table-cell>
          <table:table-cell table:style-name="ce9" office:value-type="string" calcext:value-type="string">
            <text:p>許可する（既定）</text:p>
          </table:table-cell>
          <table:table-cell table:style-name="ce9" office:value-type="string" calcext:value-type="string">
            <text:p>-</text:p>
          </table:table-cell>
          <table:table-cell table:style-name="ce10" office:value-type="string" calcext:value-type="string">
            <text:p>-</text:p>
          </table:table-cell>
          <table:table-cell table:style-name="ce12" table:formula="of:=IF([.K169]=&quot;&quot;;&quot;?&quot;;IF([.M169]=&quot;&quot;;&quot;新規&quot;;IF([.K169]=[.M169];&quot;&quot;;&quot;変更あり&quot;)))">
            <text:p/>
          </table:table-cell>
          <table:table-cell table:style-name="ce10" office:value-type="string" calcext:value-type="string">
            <text:p>-</text:p>
          </table:table-cell>
          <table:table-cell table:style-name="ce9" table:formula="of:=IF([.M169]=&quot;&quot;;&quot;?&quot;;IF([.O169]=&quot;&quot;;&quot;新規&quot;;IF([.M169]=[.O169];&quot;&quot;;&quot;○&quot;)))">
            <text:p/>
          </table:table-cell>
          <table:table-cell table:style-name="ce54" office:value-type="string" calcext:value-type="string">
            <text:p>-</text:p>
          </table:table-cell>
          <table:table-cell table:style-name="ce54" office:value-type="string" calcext:value-type="string">
            <text:p>変更無し</text:p>
          </table:table-cell>
          <table:table-cell table:style-name="ce54"/>
          <table:table-cell table:style-name="ce63" table:formula="of:=IFERROR(VLOOKUP([.$C169];[$'verify-targets-to-chapters'.$A$1:.$B$999];2;0);IF([.$A169]=&quot;&quot;;&quot;&quot;;&quot;省略&quot;))">
            <text:p/>
          </table:table-cell>
          <table:table-cell table:number-columns-repeated="1006"/>
        </table:table-row>
        <table:table-row table:style-name="ro43">
          <table:table-cell table:style-name="ce1"/>
          <table:table-cell table:style-name="ce4" table:formula="of:=IF([.$A170]&lt;&gt;&quot;&quot;;MAX([.$B$1:.$B169])+1;&quot;&quot;)">
            <text:p/>
          </table:table-cell>
          <table:table-cell table:style-name="ce4" table:formula="of:=CONCATENATE([.$D170];&quot;-&quot;;[.$E170])" office:value-type="string" office:string-value="Privacy-18-2" calcext:value-type="string">
            <text:p>Privacy-18-2</text:p>
          </table:table-cell>
          <table:table-cell table:style-name="ce9" office:value-type="string" calcext:value-type="string">
            <text:p>Privacy-18</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禁止する</text:p>
          </table:table-cell>
          <table:table-cell table:style-name="ce9" office:value-type="string" calcext:value-type="string">
            <text:p>1. MCDで設定を反映する</text:p>
            <text:p>2. アドオン「globalChrome.css」を導入する</text:p>
            <text:p>3. globalChrome.cssで設定を反映する</text:p>
          </table:table-cell>
          <table:table-cell table:style-name="ce9"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2" table:formula="of:=IF([.K170]=&quot;&quot;;&quot;?&quot;;IF([.M170]=&quot;&quot;;&quot;新規&quot;;IF([.K170]=[.M170];&quot;&quot;;&quot;変更あり&quot;)))" office:value-type="string" office:string-value="変更あり" calcext:value-type="string">
            <text:p>変更あり</text:p>
          </table:table-cell>
          <table:table-cell table:style-name="ce54"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9" table:formula="of:=IF([.M170]=&quot;&quot;;&quot;?&quot;;IF([.O170]=&quot;&quot;;&quot;新規&quot;;IF([.M170]=[.O170];&quot;&quot;;&quot;○&quot;)))" office:value-type="string" office:string-value="○" calcext:value-type="string">
            <text:p>○</text:p>
          </table:table-cell>
          <table:table-cell table:style-name="ce54"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54" office:value-type="string" calcext:value-type="string">
            <text:p>変更無し</text:p>
          </table:table-cell>
          <table:table-cell table:style-name="ce54"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63" table:formula="of:=IFERROR(VLOOKUP([.$C170];[$'verify-targets-to-chapters'.$A$1:.$B$999];2;0);IF([.$A170]=&quot;&quot;;&quot;&quot;;&quot;省略&quot;))">
            <text:p/>
          </table:table-cell>
          <table:table-cell table:number-columns-repeated="1006"/>
        </table:table-row>
        <table:table-row table:style-name="ro4">
          <table:table-cell table:style-name="ce1"/>
          <table:table-cell table:style-name="ce4" table:formula="of:=IF([.$A171]&lt;&gt;&quot;&quot;;MAX([.$B$1:.$B170])+1;&quot;&quot;)">
            <text:p/>
          </table:table-cell>
          <table:table-cell table:style-name="ce4" table:formula="of:=CONCATENATE([.$D171];&quot;-&quot;;[.$E171])" office:value-type="string" office:string-value="Privacy-19-1" calcext:value-type="string">
            <text:p>Privacy-19-1</text:p>
          </table:table-cell>
          <table:table-cell table:style-name="ce9" office:value-type="string" calcext:value-type="string">
            <text:p>Privacy-19</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22" office:value-type="string" calcext:value-type="string" table:number-columns-spanned="1" table:number-rows-spanned="2">
            <text:p>セキュリティエラーレポートの送信の可否</text:p>
          </table:table-cell>
          <table:table-cell table:style-name="ce22" office:value-type="string" calcext:value-type="string" table:number-columns-spanned="1" table:number-rows-spanned="2">
            <text:p>-</text:p>
          </table:table-cell>
          <table:table-cell table:style-name="ce9" office:value-type="string" calcext:value-type="string">
            <text:p>許可する（既定）</text:p>
          </table:table-cell>
          <table:table-cell table:number-columns-repeated="2" table:style-name="ce9" office:value-type="string" calcext:value-type="string">
            <text:p>-</text:p>
          </table:table-cell>
          <table:table-cell table:style-name="ce12" table:formula="of:=IF([.K171]=&quot;&quot;;&quot;?&quot;;IF([.M171]=&quot;&quot;;&quot;新規&quot;;IF([.K171]=[.M171];&quot;&quot;;&quot;変更あり&quot;)))">
            <text:p/>
          </table:table-cell>
          <table:table-cell table:style-name="ce54" office:value-type="string" calcext:value-type="string">
            <text:p>-</text:p>
          </table:table-cell>
          <table:table-cell table:style-name="ce9" table:formula="of:=IF([.M171]=&quot;&quot;;&quot;?&quot;;IF([.O171]=&quot;&quot;;&quot;新規&quot;;IF([.M171]=[.O171];&quot;&quot;;&quot;○&quot;)))">
            <text:p/>
          </table:table-cell>
          <table:table-cell table:style-name="ce54" office:value-type="string" calcext:value-type="string">
            <text:p>-</text:p>
          </table:table-cell>
          <table:table-cell table:style-name="ce54" table:number-columns-repeated="2"/>
          <table:table-cell table:style-name="ce63" table:formula="of:=IFERROR(VLOOKUP([.$C171];[$'verify-targets-to-chapters'.$A$1:.$B$999];2;0);IF([.$A171]=&quot;&quot;;&quot;&quot;;&quot;省略&quot;))">
            <text:p/>
          </table:table-cell>
          <table:table-cell table:number-columns-repeated="1006"/>
        </table:table-row>
        <table:table-row table:style-name="ro23">
          <table:table-cell table:style-name="ce1"/>
          <table:table-cell table:style-name="ce4" table:formula="of:=IF([.$A172]&lt;&gt;&quot;&quot;;MAX([.$B$1:.$B171])+1;&quot;&quot;)">
            <text:p/>
          </table:table-cell>
          <table:table-cell table:style-name="ce4" table:formula="of:=CONCATENATE([.$D172];&quot;-&quot;;[.$E172])" office:value-type="string" office:string-value="Privacy-19-2" calcext:value-type="string">
            <text:p>Privacy-19-2</text:p>
          </table:table-cell>
          <table:table-cell table:style-name="ce9" office:value-type="string" calcext:value-type="string">
            <text:p>Privacy-19</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security.ssl.errorReporting.automatic", false);</text:p>
            <text:p>lockPref("security.ssl.errorReporting.enabled", false);</text:p>
            <text:p>lockPref("security.ssl.errorReporting.url", "");</text:p>
          </table:table-cell>
          <table:table-cell table:style-name="ce12" table:formula="of:=IF([.K172]=&quot;&quot;;&quot;?&quot;;IF([.M172]=&quot;&quot;;&quot;新規&quot;;IF([.K172]=[.M172];&quot;&quot;;&quot;変更あり&quot;)))">
            <text:p/>
          </table:table-cell>
          <table:table-cell table:style-name="ce54" office:value-type="string" calcext:value-type="string">
            <text:p>lockPref("security.ssl.errorReporting.automatic", false);</text:p>
            <text:p>lockPref("security.ssl.errorReporting.enabled", false);</text:p>
            <text:p>lockPref("security.ssl.errorReporting.url", "");</text:p>
          </table:table-cell>
          <table:table-cell table:style-name="ce9" table:formula="of:=IF([.M172]=&quot;&quot;;&quot;?&quot;;IF([.O172]=&quot;&quot;;&quot;新規&quot;;IF([.M172]=[.O172];&quot;&quot;;&quot;○&quot;)))">
            <text:p/>
          </table:table-cell>
          <table:table-cell table:style-name="ce54" office:value-type="string" calcext:value-type="string">
            <text:p>lockPref("security.ssl.errorReporting.automatic", false);</text:p>
            <text:p>lockPref("security.ssl.errorReporting.enabled", false);</text:p>
            <text:p>lockPref("security.ssl.errorReporting.url", "");</text:p>
          </table:table-cell>
          <table:table-cell table:style-name="ce54" table:number-columns-repeated="2"/>
          <table:table-cell table:style-name="ce63" table:formula="of:=IFERROR(VLOOKUP([.$C172];[$'verify-targets-to-chapters'.$A$1:.$B$999];2;0);IF([.$A172]=&quot;&quot;;&quot;&quot;;&quot;省略&quot;))">
            <text:p/>
          </table:table-cell>
          <table:table-cell table:number-columns-repeated="1006"/>
        </table:table-row>
        <table:table-row table:style-name="ro5">
          <table:table-cell table:style-name="ce1"/>
          <table:table-cell table:style-name="ce4" table:formula="of:=IF([.$A173]&lt;&gt;&quot;&quot;;MAX([.$B$1:.$B172])+1;&quot;&quot;)">
            <text:p/>
          </table:table-cell>
          <table:table-cell table:style-name="ce4" table:formula="of:=CONCATENATE([.$D173];&quot;-&quot;;[.$E173])" office:value-type="string" office:string-value="Privacy-20-1（廃止）" calcext:value-type="string">
            <text:p>Privacy-20-1（廃止）</text:p>
          </table:table-cell>
          <table:table-cell table:style-name="ce9" office:value-type="string" calcext:value-type="string">
            <text:p>Privacy-20</text:p>
          </table:table-cell>
          <table:table-cell table:style-name="ce9" office:value-type="string" calcext:value-type="string">
            <text:p>1（廃止）</text:p>
          </table:table-cell>
          <table:table-cell table:style-name="ce26" office:value-type="string" calcext:value-type="string" table:number-columns-spanned="1" table:number-rows-spanned="4">
            <text:p>プライバシー</text:p>
          </table:table-cell>
          <table:table-cell table:style-name="ce26" office:value-type="string" calcext:value-type="string" table:number-columns-spanned="1" table:number-rows-spanned="4">
            <text:p>「Do Not Track」ヘッダの送出の可否</text:p>
          </table:table-cell>
          <table:table-cell table:style-name="ce26" office:value-type="string" calcext:value-type="string" table:number-columns-spanned="1" table:number-rows-spanned="4">
            <text:p>-</text:p>
          </table:table-cell>
          <table:table-cell table:style-name="ce9" office:value-type="string" calcext:value-type="string">
            <text:p>許可で送出する</text:p>
          </table:table-cell>
          <table:table-cell table:style-name="ce9" office:value-type="string" calcext:value-type="string">
            <text:p>MCDで設定を反映する</text:p>
          </table:table-cell>
          <table:table-cell table:style-name="ce10" office:value-type="string" calcext:value-type="string">
            <text:p>Bug 1042135により廃止</text:p>
          </table:table-cell>
          <table:table-cell table:style-name="ce12" table:formula="of:=IF([.K173]=&quot;&quot;;&quot;?&quot;;IF([.M173]=&quot;&quot;;&quot;新規&quot;;IF([.K173]=[.M173];&quot;&quot;;&quot;変更あり&quot;)))" office:value-type="string" office:string-value="変更あり" calcext:value-type="string">
            <text:p>変更あり</text:p>
          </table:table-cell>
          <table:table-cell table:style-name="ce10" office:value-type="string" calcext:value-type="string">
            <text:p>pref("privacy.donottrackheader.enabled", false);</text:p>
          </table:table-cell>
          <table:table-cell table:style-name="ce9" table:formula="of:=IF([.M173]=&quot;&quot;;&quot;?&quot;;IF([.O173]=&quot;&quot;;&quot;新規&quot;;IF([.M173]=[.O173];&quot;&quot;;&quot;○&quot;)))">
            <text:p/>
          </table:table-cell>
          <table:table-cell table:style-name="ce54" office:value-type="string" calcext:value-type="string">
            <text:p>pref("privacy.donottrackheader.enabled", false);</text:p>
          </table:table-cell>
          <table:table-cell table:style-name="ce54" office:value-type="string" calcext:value-type="string">
            <text:p>変更無し</text:p>
          </table:table-cell>
          <table:table-cell table:style-name="ce54" office:value-type="string" calcext:value-type="string">
            <text:p>pref("privacy.donottrackheader.enabled", false);</text:p>
          </table:table-cell>
          <table:table-cell table:style-name="ce63" table:formula="of:=IFERROR(VLOOKUP([.$C173];[$'verify-targets-to-chapters'.$A$1:.$B$999];2;0);IF([.$A173]=&quot;&quot;;&quot;&quot;;&quot;省略&quot;))">
            <text:p/>
          </table:table-cell>
          <table:table-cell table:number-columns-repeated="1006"/>
        </table:table-row>
        <table:table-row table:style-name="ro27">
          <table:table-cell table:style-name="ce1"/>
          <table:table-cell table:style-name="ce4" table:formula="of:=IF([.$A174]&lt;&gt;&quot;&quot;;MAX([.$B$1:.$B173])+1;&quot;&quot;)">
            <text:p/>
          </table:table-cell>
          <table:table-cell table:style-name="ce4" table:formula="of:=CONCATENATE([.$D174];&quot;-&quot;;[.$E174])" office:value-type="string" office:string-value="Privacy-20-2" calcext:value-type="string">
            <text:p>Privacy-20-2</text:p>
          </table:table-cell>
          <table:table-cell table:style-name="ce9" office:value-type="string" calcext:value-type="string">
            <text:p>Privacy-20</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禁止で送出する</text:p>
          </table:table-cell>
          <table:table-cell table:style-name="ce9" office:value-type="string" calcext:value-type="string">
            <text:p>1. MCDで設定を反映する</text:p>
            <text:p>2. アドオン「globalChrome.css」を導入する</text:p>
            <text:p>3. globalChrome.cssで設定を反映する</text:p>
          </table:table-cell>
          <table:table-cell table:style-name="ce10" office:value-type="string" calcext:value-type="string">
            <text:p>MCD:</text:p>
            <text:p>lockPref("privacy.donottrackheader.enabled", true);</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trackingprotectionpbmbox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2" table:formula="of:=IF([.K174]=&quot;&quot;;&quot;?&quot;;IF([.M174]=&quot;&quot;;&quot;新規&quot;;IF([.K174]=[.M174];&quot;&quot;;&quot;変更あり&quot;)))" office:value-type="string" office:string-value="変更あり" calcext:value-type="string">
            <text:p>変更あり</text:p>
          </table:table-cell>
          <table:table-cell table:style-name="ce10" office:value-type="string" calcext:value-type="string">
            <text:p>pref("privacy.donottrackheader.enabled", true);</text:p>
          </table:table-cell>
          <table:table-cell table:style-name="ce9" table:formula="of:=IF([.M174]=&quot;&quot;;&quot;?&quot;;IF([.O174]=&quot;&quot;;&quot;新規&quot;;IF([.M174]=[.O174];&quot;&quot;;&quot;○&quot;)))">
            <text:p/>
          </table:table-cell>
          <table:table-cell table:style-name="ce54" office:value-type="string" calcext:value-type="string">
            <text:p>pref("privacy.donottrackheader.enabled", true);</text:p>
          </table:table-cell>
          <table:table-cell table:style-name="ce54" office:value-type="string" calcext:value-type="string">
            <text:p>変更無し</text:p>
          </table:table-cell>
          <table:table-cell table:style-name="ce54" office:value-type="string" calcext:value-type="string">
            <text:p>pref("privacy.donottrackheader.enabled", true);</text:p>
          </table:table-cell>
          <table:table-cell table:style-name="ce63" table:formula="of:=IFERROR(VLOOKUP([.$C174];[$'verify-targets-to-chapters'.$A$1:.$B$999];2;0);IF([.$A174]=&quot;&quot;;&quot;&quot;;&quot;省略&quot;))">
            <text:p/>
          </table:table-cell>
          <table:table-cell table:number-columns-repeated="1006"/>
        </table:table-row>
        <table:table-row table:style-name="ro3">
          <table:table-cell table:style-name="ce1"/>
          <table:table-cell table:style-name="ce4" table:formula="of:=IF([.$A175]&lt;&gt;&quot;&quot;;MAX([.$B$1:.$B174])+1;&quot;&quot;)">
            <text:p/>
          </table:table-cell>
          <table:table-cell table:style-name="ce4" table:formula="of:=CONCATENATE([.$D175];&quot;-&quot;;[.$E175])" office:value-type="string" office:string-value="Privacy-20-3" calcext:value-type="string">
            <text:p>Privacy-20-3</text:p>
          </table:table-cell>
          <table:table-cell table:style-name="ce9" office:value-type="string" calcext:value-type="string">
            <text:p>Privacy-20</text:p>
          </table:table-cell>
          <table:table-cell table:style-name="ce9" office:value-type="float" office:value="3" calcext:value-type="float">
            <text:p>3</text:p>
          </table:table-cell>
          <table:covered-table-cell table:number-columns-repeated="3" table:style-name="ce16"/>
          <table:table-cell table:style-name="ce9" office:value-type="string" calcext:value-type="string">
            <text:p>一切送出しない（既定）</text:p>
          </table:table-cell>
          <table:table-cell table:style-name="ce9" office:value-type="string" calcext:value-type="string">
            <text:p>-</text:p>
          </table:table-cell>
          <table:table-cell table:style-name="ce10" office:value-type="string" calcext:value-type="string">
            <text:p>-</text:p>
          </table:table-cell>
          <table:table-cell table:style-name="ce12" table:formula="of:=IF([.K175]=&quot;&quot;;&quot;?&quot;;IF([.M175]=&quot;&quot;;&quot;新規&quot;;IF([.K175]=[.M175];&quot;&quot;;&quot;変更あり&quot;)))">
            <text:p/>
          </table:table-cell>
          <table:table-cell table:style-name="ce10" office:value-type="string" calcext:value-type="string">
            <text:p>-</text:p>
          </table:table-cell>
          <table:table-cell table:style-name="ce9" table:formula="of:=IF([.M175]=&quot;&quot;;&quot;?&quot;;IF([.O175]=&quot;&quot;;&quot;新規&quot;;IF([.M175]=[.O175];&quot;&quot;;&quot;○&quot;)))">
            <text:p/>
          </table:table-cell>
          <table:table-cell table:style-name="ce54" office:value-type="string" calcext:value-type="string">
            <text:p>-</text:p>
          </table:table-cell>
          <table:table-cell table:style-name="ce54" table:number-columns-repeated="2"/>
          <table:table-cell table:style-name="ce63" table:formula="of:=IFERROR(VLOOKUP([.$C175];[$'verify-targets-to-chapters'.$A$1:.$B$999];2;0);IF([.$A175]=&quot;&quot;;&quot;&quot;;&quot;省略&quot;))">
            <text:p/>
          </table:table-cell>
          <table:table-cell table:number-columns-repeated="1006"/>
        </table:table-row>
        <table:table-row table:style-name="ro44">
          <table:table-cell table:style-name="ce1"/>
          <table:table-cell table:style-name="ce4" table:formula="of:=IF([.$A176]&lt;&gt;&quot;&quot;;MAX([.$B$1:.$B175])+1;&quot;&quot;)">
            <text:p/>
          </table:table-cell>
          <table:table-cell table:style-name="ce4" table:formula="of:=CONCATENATE([.$D176];&quot;-&quot;;[.$E176])" office:value-type="string" office:string-value="Privacy-20-4" calcext:value-type="string">
            <text:p>Privacy-20-4</text:p>
          </table:table-cell>
          <table:table-cell table:style-name="ce9" office:value-type="string" calcext:value-type="string">
            <text:p>Privacy-20</text:p>
          </table:table-cell>
          <table:table-cell table:style-name="ce9" office:value-type="float" office:value="4" calcext:value-type="float">
            <text:p>4</text:p>
          </table:table-cell>
          <table:covered-table-cell table:number-columns-repeated="3" table:style-name="ce16"/>
          <table:table-cell table:style-name="ce9" office:value-type="string" calcext:value-type="string">
            <text:p>一切送出しないことを強制</text:p>
          </table:table-cell>
          <table:table-cell table:style-name="ce9" office:value-type="string" calcext:value-type="string">
            <text:p>1. MCDで設定を反映する</text:p>
            <text:p>2. アドオン「globalChrome.css」を導入する</text:p>
            <text:p>3. globalChrome.cssで設定を反映する</text:p>
          </table:table-cell>
          <table:table-cell table:style-name="ce9"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2" table:formula="of:=IF([.K176]=&quot;&quot;;&quot;?&quot;;IF([.M176]=&quot;&quot;;&quot;新規&quot;;IF([.K176]=[.M176];&quot;&quot;;&quot;変更あり&quot;)))" office:value-type="string" office:string-value="変更あり" calcext:value-type="string">
            <text:p>変更あり</text:p>
          </table:table-cell>
          <table:table-cell table:style-name="ce54"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9" table:formula="of:=IF([.M176]=&quot;&quot;;&quot;?&quot;;IF([.O176]=&quot;&quot;;&quot;新規&quot;;IF([.M176]=[.O176];&quot;&quot;;&quot;○&quot;)))">
            <text:p/>
          </table:table-cell>
          <table:table-cell table:style-name="ce54"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54" office:value-type="string" calcext:value-type="string">
            <text:p>変更無し</text:p>
          </table:table-cell>
          <table:table-cell table:style-name="ce54"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63" table:formula="of:=IFERROR(VLOOKUP([.$C176];[$'verify-targets-to-chapters'.$A$1:.$B$999];2;0);IF([.$A176]=&quot;&quot;;&quot;&quot;;&quot;省略&quot;))">
            <text:p/>
          </table:table-cell>
          <table:table-cell table:number-columns-repeated="1006"/>
        </table:table-row>
        <table:table-row table:style-name="ro4">
          <table:table-cell table:style-name="ce1"/>
          <table:table-cell table:style-name="ce4" table:formula="of:=IF([.$A177]&lt;&gt;&quot;&quot;;MAX([.$B$1:.$B176])+1;&quot;&quot;)">
            <text:p/>
          </table:table-cell>
          <table:table-cell table:style-name="ce4" table:formula="of:=CONCATENATE([.$D177];&quot;-&quot;;[.$E177])" office:value-type="string" office:string-value="Privacy-21-1" calcext:value-type="string">
            <text:p>Privacy-21-1</text:p>
          </table:table-cell>
          <table:table-cell table:style-name="ce9" office:value-type="string" calcext:value-type="string">
            <text:p>Privacy-21</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22" office:value-type="string" calcext:value-type="string" table:number-columns-spanned="1" table:number-rows-spanned="2">
            <text:p>クラッシュレポートの送信の可否</text:p>
          </table:table-cell>
          <table:table-cell table:style-name="ce22" office:value-type="string" calcext:value-type="string" table:number-columns-spanned="1" table:number-rows-spanned="2">
            <text:p>-</text:p>
          </table:table-cell>
          <table:table-cell table:style-name="ce9" office:value-type="string" calcext:value-type="string">
            <text:p>許可する（既定）</text:p>
          </table:table-cell>
          <table:table-cell table:style-name="ce9" office:value-type="string" calcext:value-type="string">
            <text:p>-</text:p>
          </table:table-cell>
          <table:table-cell table:style-name="ce10" office:value-type="string" calcext:value-type="string">
            <text:p>-</text:p>
          </table:table-cell>
          <table:table-cell table:style-name="ce12" table:formula="of:=IF([.K177]=&quot;&quot;;&quot;?&quot;;IF([.M177]=&quot;&quot;;&quot;新規&quot;;IF([.K177]=[.M177];&quot;&quot;;&quot;変更あり&quot;)))">
            <text:p/>
          </table:table-cell>
          <table:table-cell table:style-name="ce10" office:value-type="string" calcext:value-type="string">
            <text:p>-</text:p>
          </table:table-cell>
          <table:table-cell table:style-name="ce9" table:formula="of:=IF([.M177]=&quot;&quot;;&quot;?&quot;;IF([.O177]=&quot;&quot;;&quot;新規&quot;;IF([.M177]=[.O177];&quot;&quot;;&quot;○&quot;)))">
            <text:p/>
          </table:table-cell>
          <table:table-cell table:style-name="ce54" office:value-type="string" calcext:value-type="string">
            <text:p>-</text:p>
          </table:table-cell>
          <table:table-cell table:style-name="ce54" table:number-columns-repeated="2"/>
          <table:table-cell table:style-name="ce63" table:formula="of:=IFERROR(VLOOKUP([.$C177];[$'verify-targets-to-chapters'.$A$1:.$B$999];2;0);IF([.$A177]=&quot;&quot;;&quot;&quot;;&quot;省略&quot;))">
            <text:p/>
          </table:table-cell>
          <table:table-cell table:number-columns-repeated="1006"/>
        </table:table-row>
        <table:table-row table:style-name="ro33">
          <table:table-cell table:style-name="ce1"/>
          <table:table-cell table:style-name="ce4" table:formula="of:=IF([.$A178]&lt;&gt;&quot;&quot;;MAX([.$B$1:.$B177])+1;&quot;&quot;)">
            <text:p/>
          </table:table-cell>
          <table:table-cell table:style-name="ce4" table:formula="of:=CONCATENATE([.$D178];&quot;-&quot;;[.$E178])" office:value-type="string" office:string-value="Privacy-21-2" calcext:value-type="string">
            <text:p>Privacy-21-2</text:p>
          </table:table-cell>
          <table:table-cell table:style-name="ce9" office:value-type="string" calcext:value-type="string">
            <text:p>Privacy-21</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禁止する</text:p>
          </table:table-cell>
          <table:table-cell table:style-name="ce9" office:value-type="string" calcext:value-type="string">
            <text:p>1. fainstall.iniを編集する</text:p>
            <text:p><text:span text:style-name="T1">2. MCDで設定を反映する</text:span></text:p>
            <text:p><text:span text:style-name="T1">3. アドオン「globalChrome.css」を導入する</text:span></text:p>
            <text:p><text:span text:style-name="T1">4. globalChrome.cssで設定を反映する</text:span></text:p>
          </table:table-cell>
          <table:table-cell table:style-name="ce10"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2" table:formula="of:=IF([.K178]=&quot;&quot;;&quot;?&quot;;IF([.M178]=&quot;&quot;;&quot;新規&quot;;IF([.K178]=[.M178];&quot;&quot;;&quot;変更あり&quot;)))" office:value-type="string" office:string-value="変更あり" calcext:value-type="string">
            <text:p>変更あり</text:p>
          </table:table-cell>
          <table:table-cell table:style-name="ce10" office:value-type="string" calcext:value-type="string">
            <text:p>[fainstall]</text:p>
            <text:p>AppEnableCrashReport=false</text:p>
          </table:table-cell>
          <table:table-cell table:style-name="ce9" table:formula="of:=IF([.M178]=&quot;&quot;;&quot;?&quot;;IF([.O178]=&quot;&quot;;&quot;新規&quot;;IF([.M178]=[.O178];&quot;&quot;;&quot;○&quot;)))">
            <text:p/>
          </table:table-cell>
          <table:table-cell table:style-name="ce54" office:value-type="string" calcext:value-type="string">
            <text:p>[fainstall]</text:p>
            <text:p>AppEnableCrashReport=false</text:p>
          </table:table-cell>
          <table:table-cell table:style-name="ce54" office:value-type="string" calcext:value-type="string">
            <text:p>変更無し</text:p>
          </table:table-cell>
          <table:table-cell table:style-name="ce54" office:value-type="string" calcext:value-type="string">
            <text:p>[fainstall]</text:p>
            <text:p>AppEnableCrashReport=false</text:p>
          </table:table-cell>
          <table:table-cell table:style-name="ce63" table:formula="of:=IFERROR(VLOOKUP([.$C178];[$'verify-targets-to-chapters'.$A$1:.$B$999];2;0);IF([.$A178]=&quot;&quot;;&quot;&quot;;&quot;省略&quot;))">
            <text:p/>
          </table:table-cell>
          <table:table-cell table:number-columns-repeated="1006"/>
        </table:table-row>
        <table:table-row table:style-name="ro4">
          <table:table-cell table:style-name="ce1"/>
          <table:table-cell table:style-name="ce4" table:formula="of:=IF([.$A179]&lt;&gt;&quot;&quot;;MAX([.$B$1:.$B178])+1;&quot;&quot;)">
            <text:p/>
          </table:table-cell>
          <table:table-cell table:style-name="ce4" table:formula="of:=CONCATENATE([.$D179];&quot;-&quot;;[.$E179])" office:value-type="string" office:string-value="Privacy-22-1" calcext:value-type="string">
            <text:p>Privacy-22-1</text:p>
          </table:table-cell>
          <table:table-cell table:style-name="ce9" office:value-type="string" calcext:value-type="string">
            <text:p>Privacy-22</text:p>
          </table:table-cell>
          <table:table-cell table:style-name="ce9" office:value-type="float" office:value="1" calcext:value-type="float">
            <text:p>1</text:p>
          </table:table-cell>
          <table:table-cell table:style-name="ce23" office:value-type="string" calcext:value-type="string" table:number-columns-spanned="1" table:number-rows-spanned="3">
            <text:p>プライバシー</text:p>
          </table:table-cell>
          <table:table-cell table:style-name="ce23" office:value-type="string" calcext:value-type="string" table:number-columns-spanned="1" table:number-rows-spanned="3">
            <text:p>Firefox Syncの利用の可否</text:p>
          </table:table-cell>
          <table:table-cell table:style-name="ce23" office:value-type="string" calcext:value-type="string" table:number-columns-spanned="1" table:number-rows-spanned="3">
            <text:p>-</text:p>
          </table:table-cell>
          <table:table-cell table:style-name="ce9" office:value-type="string" calcext:value-type="string">
            <text:p>許可する（既定）</text:p>
          </table:table-cell>
          <table:table-cell table:style-name="ce9" office:value-type="string" calcext:value-type="string">
            <text:p>-</text:p>
          </table:table-cell>
          <table:table-cell table:style-name="ce12" office:value-type="string" calcext:value-type="string">
            <text:p>-</text:p>
          </table:table-cell>
          <table:table-cell table:style-name="ce12" table:formula="of:=IF([.K179]=&quot;&quot;;&quot;?&quot;;IF([.M179]=&quot;&quot;;&quot;新規&quot;;IF([.K179]=[.M179];&quot;&quot;;&quot;変更あり&quot;)))">
            <text:p/>
          </table:table-cell>
          <table:table-cell table:style-name="ce10" office:value-type="string" calcext:value-type="string">
            <text:p>-</text:p>
          </table:table-cell>
          <table:table-cell table:style-name="ce9" table:formula="of:=IF([.M179]=&quot;&quot;;&quot;?&quot;;IF([.O179]=&quot;&quot;;&quot;新規&quot;;IF([.M179]=[.O179];&quot;&quot;;&quot;○&quot;)))">
            <text:p/>
          </table:table-cell>
          <table:table-cell table:style-name="ce54" office:value-type="string" calcext:value-type="string">
            <text:p>-</text:p>
          </table:table-cell>
          <table:table-cell table:style-name="ce54" table:number-columns-repeated="2"/>
          <table:table-cell table:style-name="ce63" table:formula="of:=IFERROR(VLOOKUP([.$C179];[$'verify-targets-to-chapters'.$A$1:.$B$999];2;0);IF([.$A179]=&quot;&quot;;&quot;&quot;;&quot;省略&quot;))">
            <text:p/>
          </table:table-cell>
          <table:table-cell table:number-columns-repeated="1006"/>
        </table:table-row>
        <table:table-row table:style-name="ro4">
          <table:table-cell table:style-name="ce1"/>
          <table:table-cell table:style-name="ce4" table:formula="of:=IF([.$A180]&lt;&gt;&quot;&quot;;MAX([.$B$1:.$B179])+1;&quot;&quot;)">
            <text:p/>
          </table:table-cell>
          <table:table-cell table:style-name="ce4" table:formula="of:=CONCATENATE([.$D180];&quot;-&quot;;[.$E180])" office:value-type="string" office:string-value="Privacy-22-2" calcext:value-type="string">
            <text:p>Privacy-22-2</text:p>
          </table:table-cell>
          <table:table-cell table:style-name="ce9" office:value-type="string" calcext:value-type="string">
            <text:p>Privacy-22</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禁止する</text:p>
          </table:table-cell>
          <table:table-cell table:style-name="ce9" office:value-type="string" calcext:value-type="string">
            <text:p>アドオン「Disable Sync」を導入する</text:p>
          </table:table-cell>
          <table:table-cell table:style-name="ce12" office:value-type="string" calcext:value-type="string">
            <text:p>-</text:p>
          </table:table-cell>
          <table:table-cell table:style-name="ce12" table:formula="of:=IF([.K180]=&quot;&quot;;&quot;?&quot;;IF([.M180]=&quot;&quot;;&quot;新規&quot;;IF([.K180]=[.M180];&quot;&quot;;&quot;変更あり&quot;)))">
            <text:p/>
          </table:table-cell>
          <table:table-cell table:style-name="ce10" office:value-type="string" calcext:value-type="string">
            <text:p>-</text:p>
          </table:table-cell>
          <table:table-cell table:style-name="ce9" table:formula="of:=IF([.M180]=&quot;&quot;;&quot;?&quot;;IF([.O180]=&quot;&quot;;&quot;新規&quot;;IF([.M180]=[.O180];&quot;&quot;;&quot;○&quot;)))">
            <text:p/>
          </table:table-cell>
          <table:table-cell table:style-name="ce54" office:value-type="string" calcext:value-type="string">
            <text:p>-</text:p>
          </table:table-cell>
          <table:table-cell table:style-name="ce54" office:value-type="string" calcext:value-type="string">
            <text:p>変更無し</text:p>
          </table:table-cell>
          <table:table-cell table:style-name="ce54" office:value-type="string" calcext:value-type="string">
            <text:p>-</text:p>
          </table:table-cell>
          <table:table-cell table:style-name="ce63" table:formula="of:=IFERROR(VLOOKUP([.$C180];[$'verify-targets-to-chapters'.$A$1:.$B$999];2;0);IF([.$A180]=&quot;&quot;;&quot;&quot;;&quot;省略&quot;))">
            <text:p/>
          </table:table-cell>
          <table:table-cell table:number-columns-repeated="1006"/>
        </table:table-row>
        <table:table-row table:style-name="ro45">
          <table:table-cell table:style-name="ce1"/>
          <table:table-cell table:style-name="ce4" table:formula="of:=IF([.$A181]&lt;&gt;&quot;&quot;;MAX([.$B$1:.$B180])+1;&quot;&quot;)">
            <text:p/>
          </table:table-cell>
          <table:table-cell table:style-name="ce4" table:formula="of:=CONCATENATE([.$D181];&quot;-&quot;;[.$E181])" office:value-type="string" office:string-value="Privacy-22-3" calcext:value-type="string">
            <text:p>Privacy-22-3</text:p>
          </table:table-cell>
          <table:table-cell table:style-name="ce9" office:value-type="string" calcext:value-type="string">
            <text:p>Privacy-22</text:p>
          </table:table-cell>
          <table:table-cell table:style-name="ce9" office:value-type="float" office:value="3" calcext:value-type="float">
            <text:p>3</text:p>
          </table:table-cell>
          <table:covered-table-cell table:number-columns-repeated="3" table:style-name="ce16"/>
          <table:table-cell table:style-name="ce9" office:value-type="string" calcext:value-type="string">
            <text:p>アドオンを使わず禁止する</text:p>
          </table:table-cell>
          <table:table-cell table:style-name="ce9" office:value-type="string" calcext:value-type="string">
            <text:p>MCDで設定を反映する</text:p>
          </table:table-cell>
          <table:table-cell table:style-name="ce12" office:value-type="string" calcext:value-type="string">
            <text:p><text:span text:style-name="T10">// 設定画面、メニューバー、ツールバー上に操作不能なUIが表示されます。</text:span></text:p>
            <text:p><text:span text:style-name="T10">lockPref("services.sync.fxa.privacyURL", "");</text:span></text:p>
            <text:p><text:span text:style-name="T10">lockPref("services.sync.fxa.termsURL", "");</text:span></text:p>
            <text:p><text:span text:style-name="T10">lockPref("services.sync.jpake.serverURL", "");</text:span></text:p>
            <text:p><text:span text:style-name="T10">lockPref("services.sync.privacyURL", "");</text:span></text:p>
            <text:p><text:span text:style-name="T10">lockPref("services.sync.serverURL", "");</text:span></text:p>
            <text:p><text:span text:style-name="T10">lockPref("services.sync.statusURL", "");</text:span></text:p>
            <text:p><text:span text:style-name="T10">lockPref("services.sync.syncKeyHelpURL", "");</text:span></text:p>
            <text:p><text:span text:style-name="T10">lockPref("services.sync.termsURL", "");</text:span></text:p>
          </table:table-cell>
          <table:table-cell table:style-name="ce12" table:formula="of:=IF([.K181]=&quot;&quot;;&quot;?&quot;;IF([.M181]=&quot;&quot;;&quot;新規&quot;;IF([.K181]=[.M181];&quot;&quot;;&quot;変更あり&quot;)))" office:value-type="string" office:string-value="新規" calcext:value-type="string">
            <text:p>新規</text:p>
          </table:table-cell>
          <table:table-cell table:style-name="ce10"/>
          <table:table-cell table:style-name="ce9"/>
          <table:table-cell table:style-name="ce54" table:number-columns-repeated="3"/>
          <table:table-cell table:style-name="ce63" table:formula="of:=IFERROR(VLOOKUP([.$C181];[$'verify-targets-to-chapters'.$A$1:.$B$999];2;0);IF([.$A181]=&quot;&quot;;&quot;&quot;;&quot;省略&quot;))">
            <text:p/>
          </table:table-cell>
          <table:table-cell table:number-columns-repeated="1006"/>
        </table:table-row>
        <table:table-row table:style-name="ro16">
          <table:table-cell table:style-name="ce1"/>
          <table:table-cell table:style-name="ce4" table:formula="of:=IF([.$A182]&lt;&gt;&quot;&quot;;MAX([.$B$1:.$B181])+1;&quot;&quot;)">
            <text:p/>
          </table:table-cell>
          <table:table-cell table:style-name="ce4" table:formula="of:=CONCATENATE([.$D182];&quot;-&quot;;[.$E182])" office:value-type="string" office:string-value="Privacy-23（廃止）-1" calcext:value-type="string">
            <text:p>Privacy-23（廃止）-1</text:p>
          </table:table-cell>
          <table:table-cell table:style-name="ce9" office:value-type="string" calcext:value-type="string">
            <text:p>Privacy-23（廃止）</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22" office:value-type="string" calcext:value-type="string" table:number-columns-spanned="1" table:number-rows-spanned="2">
            <text:p>ソーシャルAPIの利用の可否</text:p>
          </table:table-cell>
          <table:table-cell table:style-name="ce22" office:value-type="string" calcext:value-type="string" table:number-columns-spanned="1" table:number-rows-spanned="2">
            <text:p>-</text:p>
          </table:table-cell>
          <table:table-cell table:style-name="ce9" office:value-type="string" calcext:value-type="string">
            <text:p>許可する（既定）</text:p>
          </table:table-cell>
          <table:table-cell table:style-name="ce9" office:value-type="string" calcext:value-type="string">
            <text:p>-</text:p>
          </table:table-cell>
          <table:table-cell table:style-name="ce10" office:value-type="string" calcext:value-type="string">
            <text:p>-</text:p>
          </table:table-cell>
          <table:table-cell table:style-name="ce12" table:formula="of:=IF([.K182]=&quot;&quot;;&quot;?&quot;;IF([.M182]=&quot;&quot;;&quot;新規&quot;;IF([.K182]=[.M182];&quot;&quot;;&quot;変更あり&quot;)))">
            <text:p/>
          </table:table-cell>
          <table:table-cell table:style-name="ce56" office:value-type="string" calcext:value-type="string">
            <text:p>-</text:p>
          </table:table-cell>
          <table:table-cell table:style-name="ce9" table:formula="of:=IF([.M182]=&quot;&quot;;&quot;?&quot;;IF([.O182]=&quot;&quot;;&quot;新規&quot;;IF([.M182]=[.O182];&quot;&quot;;&quot;○&quot;)))">
            <text:p/>
          </table:table-cell>
          <table:table-cell table:style-name="ce10" office:value-type="string" calcext:value-type="string">
            <text:p>-</text:p>
          </table:table-cell>
          <table:table-cell table:style-name="ce54" office:value-type="string" calcext:value-type="string">
            <text:p>lockPref("social.remote-install.enabled", true);</text:p>
            <text:p>lockPref("social.toast-notifications.enabled", true);</text:p>
          </table:table-cell>
          <table:table-cell table:style-name="ce54" office:value-type="string" calcext:value-type="string">
            <text:p>-</text:p>
          </table:table-cell>
          <table:table-cell table:style-name="ce63" table:formula="of:=IFERROR(VLOOKUP([.$C182];[$'verify-targets-to-chapters'.$A$1:.$B$999];2;0);IF([.$A182]=&quot;&quot;;&quot;&quot;;&quot;省略&quot;))">
            <text:p/>
          </table:table-cell>
          <table:table-cell table:number-columns-repeated="1006"/>
        </table:table-row>
        <table:table-row table:style-name="ro46">
          <table:table-cell table:style-name="ce1"/>
          <table:table-cell table:style-name="ce4" table:formula="of:=IF([.$A183]&lt;&gt;&quot;&quot;;MAX([.$B$1:.$B182])+1;&quot;&quot;)">
            <text:p/>
          </table:table-cell>
          <table:table-cell table:style-name="ce4" table:formula="of:=CONCATENATE([.$D183];&quot;-&quot;;[.$E183])" office:value-type="string" office:string-value="Privacy-23（廃止）-2" calcext:value-type="string">
            <text:p>Privacy-23（廃止）-2</text:p>
          </table:table-cell>
          <table:table-cell table:style-name="ce9" office:value-type="string" calcext:value-type="string">
            <text:p>Privacy-23（廃止）</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禁止する</text:p>
          </table:table-cell>
          <table:table-cell table:style-name="ce9" office:value-type="string" calcext:value-type="string">
            <text:p>1. MCDで設定を反映する</text:p>
            <text:p>2. アドオン「globalChrome.css」を導入する</text:p>
            <text:p>3. globalChrome.cssで設定を反映する</text:p>
          </table:table-cell>
          <table:table-cell table:style-name="ce49" office:value-type="string" calcext:value-type="string">
            <text:p>Security-11に統合</text:p>
          </table:table-cell>
          <table:table-cell table:style-name="ce12" table:formula="of:=IF([.K183]=&quot;&quot;;&quot;?&quot;;IF([.M183]=&quot;&quot;;&quot;新規&quot;;IF([.K183]=[.M183];&quot;&quot;;&quot;変更あり&quot;)))">
            <text:p/>
          </table:table-cell>
          <table:table-cell table:style-name="ce57" office:value-type="string" calcext:value-type="string">
            <text:p>Security-11に統合</text:p>
          </table:table-cell>
          <table:table-cell table:style-name="ce9" table:formula="of:=IF([.M183]=&quot;&quot;;&quot;?&quot;;IF([.O183]=&quot;&quot;;&quot;新規&quot;;IF([.M183]=[.O183];&quot;&quot;;&quot;○&quot;)))" office:value-type="string" office:string-value="○" calcext:value-type="string">
            <text:p>○</text:p>
          </table:table-cell>
          <table:table-cell table:style-name="ce49" office:value-type="string" calcext:value-type="string">
            <text:p><text:span text:style-name="T3">MCD:</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54" office:value-type="string" calcext:value-type="string">
            <text:p>lockPref("social.remote-install.enabled", false);</text:p>
            <text:p>lockPref("social.toast-notifications.enabled", false);</text:p>
          </table:table-cell>
          <table:table-cell table:style-name="ce54" office:value-type="string" calcext:value-type="string">
            <text:p>-</text:p>
          </table:table-cell>
          <table:table-cell table:style-name="ce63" table:formula="of:=IFERROR(VLOOKUP([.$C183];[$'verify-targets-to-chapters'.$A$1:.$B$999];2;0);IF([.$A183]=&quot;&quot;;&quot;&quot;;&quot;省略&quot;))">
            <text:p/>
          </table:table-cell>
          <table:table-cell table:number-columns-repeated="1006"/>
        </table:table-row>
        <table:table-row table:style-name="ro4">
          <table:table-cell table:style-name="ce1"/>
          <table:table-cell table:style-name="ce4" table:formula="of:=IF([.$A184]&lt;&gt;&quot;&quot;;MAX([.$B$1:.$B183])+1;&quot;&quot;)">
            <text:p/>
          </table:table-cell>
          <table:table-cell table:style-name="ce4" table:formula="of:=CONCATENATE([.$D184];&quot;-&quot;;[.$E184])" office:value-type="string" office:string-value="Privacy-24-1" calcext:value-type="string">
            <text:p>Privacy-24-1</text:p>
          </table:table-cell>
          <table:table-cell table:style-name="ce9" office:value-type="string" calcext:value-type="string">
            <text:p>Privacy-24</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22" office:value-type="string" calcext:value-type="string" table:number-columns-spanned="1" table:number-rows-spanned="2">
            <text:p>Firefoxアカウントの利用の可否</text:p>
          </table:table-cell>
          <table:table-cell table:style-name="ce22" office:value-type="string" calcext:value-type="string" table:number-columns-spanned="1" table:number-rows-spanned="2">
            <text:p>-</text:p>
          </table:table-cell>
          <table:table-cell table:style-name="ce9" office:value-type="string" calcext:value-type="string">
            <text:p>許可する（既定）</text:p>
          </table:table-cell>
          <table:table-cell table:style-name="ce9" office:value-type="string" calcext:value-type="string">
            <text:p>-</text:p>
          </table:table-cell>
          <table:table-cell table:style-name="ce10" office:value-type="string" calcext:value-type="string">
            <text:p>-</text:p>
          </table:table-cell>
          <table:table-cell table:style-name="ce12" table:formula="of:=IF([.K184]=&quot;&quot;;&quot;?&quot;;IF([.M184]=&quot;&quot;;&quot;新規&quot;;IF([.K184]=[.M184];&quot;&quot;;&quot;変更あり&quot;)))">
            <text:p/>
          </table:table-cell>
          <table:table-cell table:style-name="ce10" office:value-type="string" calcext:value-type="string">
            <text:p>-</text:p>
          </table:table-cell>
          <table:table-cell table:style-name="ce9" table:formula="of:=IF([.M184]=&quot;&quot;;&quot;?&quot;;IF([.O184]=&quot;&quot;;&quot;新規&quot;;IF([.M184]=[.O184];&quot;&quot;;&quot;○&quot;)))">
            <text:p/>
          </table:table-cell>
          <table:table-cell table:style-name="ce54" office:value-type="string" calcext:value-type="string">
            <text:p>-</text:p>
          </table:table-cell>
          <table:table-cell table:style-name="ce54"/>
          <table:table-cell table:style-name="ce54" office:value-type="string" calcext:value-type="string">
            <text:p>-</text:p>
          </table:table-cell>
          <table:table-cell table:style-name="ce63" table:formula="of:=IFERROR(VLOOKUP([.$C184];[$'verify-targets-to-chapters'.$A$1:.$B$999];2;0);IF([.$A184]=&quot;&quot;;&quot;&quot;;&quot;省略&quot;))">
            <text:p/>
          </table:table-cell>
          <table:table-cell table:number-columns-repeated="1006"/>
        </table:table-row>
        <table:table-row table:style-name="ro47">
          <table:table-cell table:style-name="ce1"/>
          <table:table-cell table:style-name="ce4" table:formula="of:=IF([.$A185]&lt;&gt;&quot;&quot;;MAX([.$B$1:.$B184])+1;&quot;&quot;)">
            <text:p/>
          </table:table-cell>
          <table:table-cell table:style-name="ce4" table:formula="of:=CONCATENATE([.$D185];&quot;-&quot;;[.$E185])" office:value-type="string" office:string-value="Privacy-24-2" calcext:value-type="string">
            <text:p>Privacy-24-2</text:p>
          </table:table-cell>
          <table:table-cell table:style-name="ce9" office:value-type="string" calcext:value-type="string">
            <text:p>Privacy-24</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12" table:formula="of:=IF([.K185]=&quot;&quot;;&quot;?&quot;;IF([.M185]=&quot;&quot;;&quot;新規&quot;;IF([.K185]=[.M185];&quot;&quot;;&quot;変更あり&quot;)))">
            <text:p/>
          </table:table-cell>
          <table:table-cell table:style-name="ce5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9" table:formula="of:=IF([.M185]=&quot;&quot;;&quot;?&quot;;IF([.O185]=&quot;&quot;;&quot;新規&quot;;IF([.M185]=[.O185];&quot;&quot;;&quot;○&quot;)))" office:value-type="string" office:string-value="○" calcext:value-type="string">
            <text:p>○</text:p>
          </table:table-cell>
          <table:table-cell table:style-name="ce5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5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54" office:value-type="string" calcext:value-type="string">
            <text:p>-</text:p>
          </table:table-cell>
          <table:table-cell table:style-name="ce63" table:formula="of:=IFERROR(VLOOKUP([.$C185];[$'verify-targets-to-chapters'.$A$1:.$B$999];2;0);IF([.$A185]=&quot;&quot;;&quot;&quot;;&quot;省略&quot;))">
            <text:p/>
          </table:table-cell>
          <table:table-cell table:number-columns-repeated="1006"/>
        </table:table-row>
        <table:table-row table:style-name="ro3">
          <table:table-cell table:style-name="ce1"/>
          <table:table-cell table:style-name="ce4" table:formula="of:=IF([.$A186]&lt;&gt;&quot;&quot;;MAX([.$B$1:.$B185])+1;&quot;&quot;)">
            <text:p/>
          </table:table-cell>
          <table:table-cell table:style-name="ce4" table:formula="of:=CONCATENATE([.$D186];&quot;-&quot;;[.$E186])" office:value-type="string" office:string-value="Privacy-25（廃止）-1" calcext:value-type="string">
            <text:p>Privacy-25（廃止）-1</text:p>
          </table:table-cell>
          <table:table-cell table:style-name="ce9" office:value-type="string" calcext:value-type="string">
            <text:p>Privacy-25（廃止）</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22" office:value-type="string" calcext:value-type="string" table:number-columns-spanned="1" table:number-rows-spanned="2">
            <text:p>Firefox Helloの利用の可否</text:p>
          </table:table-cell>
          <table:table-cell table:style-name="ce22" office:value-type="string" calcext:value-type="string" table:number-columns-spanned="1" table:number-rows-spanned="2">
            <text:p>-</text:p>
          </table:table-cell>
          <table:table-cell table:style-name="ce9" office:value-type="string" calcext:value-type="string">
            <text:p>許可する（既定）</text:p>
          </table:table-cell>
          <table:table-cell table:style-name="ce9" office:value-type="string" calcext:value-type="string">
            <text:p>MCDで設定を反映する</text:p>
          </table:table-cell>
          <table:table-cell table:style-name="ce12" office:value-type="string" calcext:value-type="string">
            <text:p>-（Firefox 52で廃止）</text:p>
          </table:table-cell>
          <table:table-cell table:style-name="ce12" table:formula="of:=IF([.K186]=&quot;&quot;;&quot;?&quot;;IF([.M186]=&quot;&quot;;&quot;新規&quot;;IF([.K186]=[.M186];&quot;&quot;;&quot;変更あり&quot;)))" office:value-type="string" office:string-value="変更あり" calcext:value-type="string">
            <text:p>変更あり</text:p>
          </table:table-cell>
          <table:table-cell table:style-name="ce10" office:value-type="string" calcext:value-type="string">
            <text:p>lockPref("loop.enabled",true);</text:p>
          </table:table-cell>
          <table:table-cell table:style-name="ce9" table:formula="of:=IF([.M186]=&quot;&quot;;&quot;?&quot;;IF([.O186]=&quot;&quot;;&quot;新規&quot;;IF([.M186]=[.O186];&quot;&quot;;&quot;○&quot;)))">
            <text:p/>
          </table:table-cell>
          <table:table-cell table:number-columns-repeated="2" table:style-name="ce54" office:value-type="string" calcext:value-type="string">
            <text:p>lockPref("loop.enabled",true);</text:p>
          </table:table-cell>
          <table:table-cell table:style-name="ce54" office:value-type="string" calcext:value-type="string">
            <text:p>-</text:p>
          </table:table-cell>
          <table:table-cell table:style-name="ce63" table:formula="of:=IFERROR(VLOOKUP([.$C186];[$'verify-targets-to-chapters'.$A$1:.$B$999];2;0);IF([.$A186]=&quot;&quot;;&quot;&quot;;&quot;省略&quot;))">
            <text:p/>
          </table:table-cell>
          <table:table-cell table:number-columns-repeated="1006"/>
        </table:table-row>
        <table:table-row table:style-name="ro48">
          <table:table-cell table:style-name="ce1"/>
          <table:table-cell table:style-name="ce4" table:formula="of:=IF([.$A187]&lt;&gt;&quot;&quot;;MAX([.$B$1:.$B186])+1;&quot;&quot;)">
            <text:p/>
          </table:table-cell>
          <table:table-cell table:style-name="ce4" table:formula="of:=CONCATENATE([.$D187];&quot;-&quot;;[.$E187])" office:value-type="string" office:string-value="Privacy-25（廃止）-2" calcext:value-type="string">
            <text:p>Privacy-25（廃止）-2</text:p>
          </table:table-cell>
          <table:table-cell table:style-name="ce9" office:value-type="string" calcext:value-type="string">
            <text:p>Privacy-25（廃止）</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禁止する</text:p>
          </table:table-cell>
          <table:table-cell table:style-name="ce9" office:value-type="string" calcext:value-type="string">
            <text:p>1. MCDで設定を反映する</text:p>
            <text:p>2. アドオン「globalChrome.css」を導入する</text:p>
            <text:p>3. globalChrome.cssで設定を反映する</text:p>
          </table:table-cell>
          <table:table-cell table:style-name="ce12" office:value-type="string" calcext:value-type="string">
            <text:p>-（Firefox 52で廃止）</text:p>
          </table:table-cell>
          <table:table-cell table:style-name="ce12" table:formula="of:=IF([.K187]=&quot;&quot;;&quot;?&quot;;IF([.M187]=&quot;&quot;;&quot;新規&quot;;IF([.K187]=[.M187];&quot;&quot;;&quot;変更あり&quot;)))" office:value-type="string" office:string-value="変更あり" calcext:value-type="string">
            <text:p>変更あり</text:p>
          </table:table-cell>
          <table:table-cell table:style-name="ce54"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9" table:formula="of:=IF([.M187]=&quot;&quot;;&quot;?&quot;;IF([.O187]=&quot;&quot;;&quot;新規&quot;;IF([.M187]=[.O187];&quot;&quot;;&quot;○&quot;)))" office:value-type="string" office:string-value="○" calcext:value-type="string">
            <text:p>○</text:p>
          </table:table-cell>
          <table:table-cell table:style-name="ce54"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54" office:value-type="string" calcext:value-type="string">
            <text:p>lockPref("loop.enabled",false);</text:p>
          </table:table-cell>
          <table:table-cell table:style-name="ce54" office:value-type="string" calcext:value-type="string">
            <text:p>-</text:p>
          </table:table-cell>
          <table:table-cell table:style-name="ce63" table:formula="of:=IFERROR(VLOOKUP([.$C187];[$'verify-targets-to-chapters'.$A$1:.$B$999];2;0);IF([.$A187]=&quot;&quot;;&quot;&quot;;&quot;省略&quot;))">
            <text:p/>
          </table:table-cell>
          <table:table-cell table:number-columns-repeated="1006"/>
        </table:table-row>
        <table:table-row table:style-name="ro4">
          <table:table-cell table:style-name="ce1"/>
          <table:table-cell table:style-name="ce4" table:formula="of:=IF([.$A188]&lt;&gt;&quot;&quot;;MAX([.$B$1:.$B187])+1;&quot;&quot;)">
            <text:p/>
          </table:table-cell>
          <table:table-cell table:style-name="ce4" table:formula="of:=CONCATENATE([.$D188];&quot;-&quot;;[.$E188])" office:value-type="string" office:string-value="Privacy-26-1" calcext:value-type="string">
            <text:p>Privacy-26-1</text:p>
          </table:table-cell>
          <table:table-cell table:style-name="ce9" office:value-type="string" calcext:value-type="string">
            <text:p>Privacy-26</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34" office:value-type="string" calcext:value-type="string" table:number-columns-spanned="1" table:number-rows-spanned="2">
            <text:p>「忘れる」ボタンの利用の可否</text:p>
          </table:table-cell>
          <table:table-cell table:style-name="ce22" office:value-type="string" calcext:value-type="string" table:number-columns-spanned="1" table:number-rows-spanned="2">
            <text:p>-</text:p>
          </table:table-cell>
          <table:table-cell table:style-name="ce9" office:value-type="string" calcext:value-type="string">
            <text:p>許可する（既定）</text:p>
          </table:table-cell>
          <table:table-cell table:style-name="ce9" office:value-type="string" calcext:value-type="string">
            <text:p>-</text:p>
          </table:table-cell>
          <table:table-cell table:style-name="ce10" office:value-type="string" calcext:value-type="string">
            <text:p>-</text:p>
          </table:table-cell>
          <table:table-cell table:style-name="ce12" table:formula="of:=IF([.K188]=&quot;&quot;;&quot;?&quot;;IF([.M188]=&quot;&quot;;&quot;新規&quot;;IF([.K188]=[.M188];&quot;&quot;;&quot;変更あり&quot;)))">
            <text:p/>
          </table:table-cell>
          <table:table-cell table:style-name="ce10" office:value-type="string" calcext:value-type="string">
            <text:p>-</text:p>
          </table:table-cell>
          <table:table-cell table:style-name="ce9" table:formula="of:=IF([.M188]=&quot;&quot;;&quot;?&quot;;IF([.O188]=&quot;&quot;;&quot;新規&quot;;IF([.M188]=[.O188];&quot;&quot;;&quot;○&quot;)))">
            <text:p/>
          </table:table-cell>
          <table:table-cell table:style-name="ce54" office:value-type="string" calcext:value-type="string">
            <text:p>-</text:p>
          </table:table-cell>
          <table:table-cell table:style-name="ce54" table:number-columns-repeated="2"/>
          <table:table-cell table:style-name="ce63" table:formula="of:=IFERROR(VLOOKUP([.$C188];[$'verify-targets-to-chapters'.$A$1:.$B$999];2;0);IF([.$A188]=&quot;&quot;;&quot;&quot;;&quot;省略&quot;))">
            <text:p/>
          </table:table-cell>
          <table:table-cell table:number-columns-repeated="1006"/>
        </table:table-row>
        <table:table-row table:style-name="ro39">
          <table:table-cell table:style-name="ce1"/>
          <table:table-cell table:style-name="ce4" table:formula="of:=IF([.$A189]&lt;&gt;&quot;&quot;;MAX([.$B$1:.$B188])+1;&quot;&quot;)">
            <text:p/>
          </table:table-cell>
          <table:table-cell table:style-name="ce4" table:formula="of:=CONCATENATE([.$D189];&quot;-&quot;;[.$E189])" office:value-type="string" office:string-value="Privacy-26-2" calcext:value-type="string">
            <text:p>Privacy-26-2</text:p>
          </table:table-cell>
          <table:table-cell table:style-name="ce9" office:value-type="string" calcext:value-type="string">
            <text:p>Privacy-26</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禁止する</text:p>
          </table:table-cell>
          <table:table-cell table:style-name="ce9" office:value-type="string" calcext:value-type="string">
            <text:p>1. アドオン「globalChrome.css」を導入する</text:p>
            <text:p>2. globalChrome.cssで設定を反映する</text:p>
          </table:table-cell>
          <table:table-cell table:style-name="ce10"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2" table:formula="of:=IF([.K189]=&quot;&quot;;&quot;?&quot;;IF([.M189]=&quot;&quot;;&quot;新規&quot;;IF([.K189]=[.M189];&quot;&quot;;&quot;変更あり&quot;)))">
            <text:p/>
          </table:table-cell>
          <table:table-cell table:style-name="ce10"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9" table:formula="of:=IF([.M189]=&quot;&quot;;&quot;?&quot;;IF([.O189]=&quot;&quot;;&quot;新規&quot;;IF([.M189]=[.O189];&quot;&quot;;&quot;○&quot;)))">
            <text:p/>
          </table:table-cell>
          <table:table-cell table:style-name="ce54"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54" table:number-columns-repeated="2"/>
          <table:table-cell table:style-name="ce63" table:formula="of:=IFERROR(VLOOKUP([.$C189];[$'verify-targets-to-chapters'.$A$1:.$B$999];2;0);IF([.$A189]=&quot;&quot;;&quot;&quot;;&quot;省略&quot;))">
            <text:p/>
          </table:table-cell>
          <table:table-cell table:number-columns-repeated="1006"/>
        </table:table-row>
        <table:table-row table:style-name="ro4">
          <table:table-cell table:style-name="ce1"/>
          <table:table-cell table:style-name="ce4" table:formula="of:=IF([.$A190]&lt;&gt;&quot;&quot;;MAX([.$B$1:.$B189])+1;&quot;&quot;)">
            <text:p/>
          </table:table-cell>
          <table:table-cell table:style-name="ce4" table:formula="of:=CONCATENATE([.$D190];&quot;-&quot;;[.$E190])" office:value-type="string" office:string-value="Privacy-27-1" calcext:value-type="string">
            <text:p>Privacy-27-1</text:p>
          </table:table-cell>
          <table:table-cell table:style-name="ce9" office:value-type="string" calcext:value-type="string">
            <text:p>Privacy-27</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22" office:value-type="string" calcext:value-type="string" table:number-columns-spanned="1" table:number-rows-spanned="2">
            <text:p>Pocket（リーディングリスト機能）の利用の可否</text:p>
          </table:table-cell>
          <table:table-cell table:style-name="ce22"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text:p>
          </table:table-cell>
          <table:table-cell table:style-name="ce10" office:value-type="string" calcext:value-type="string">
            <text:p>-</text:p>
          </table:table-cell>
          <table:table-cell table:style-name="ce12" table:formula="of:=IF([.K190]=&quot;&quot;;&quot;?&quot;;IF([.M190]=&quot;&quot;;&quot;新規&quot;;IF([.K190]=[.M190];&quot;&quot;;&quot;変更あり&quot;)))">
            <text:p/>
          </table:table-cell>
          <table:table-cell table:style-name="ce10" office:value-type="string" calcext:value-type="string">
            <text:p>-</text:p>
          </table:table-cell>
          <table:table-cell table:style-name="ce9" table:formula="of:=IF([.M190]=&quot;&quot;;&quot;?&quot;;IF([.O190]=&quot;&quot;;&quot;新規&quot;;IF([.M190]=[.O190];&quot;&quot;;&quot;○&quot;)))">
            <text:p/>
          </table:table-cell>
          <table:table-cell table:style-name="ce54" office:value-type="string" calcext:value-type="string">
            <text:p>-</text:p>
          </table:table-cell>
          <table:table-cell table:style-name="ce54" table:number-columns-repeated="2"/>
          <table:table-cell table:style-name="ce63" table:formula="of:=IFERROR(VLOOKUP([.$C190];[$'verify-targets-to-chapters'.$A$1:.$B$999];2;0);IF([.$A190]=&quot;&quot;;&quot;&quot;;&quot;省略&quot;))">
            <text:p/>
          </table:table-cell>
          <table:table-cell table:number-columns-repeated="1006"/>
        </table:table-row>
        <table:table-row table:style-name="ro49">
          <table:table-cell table:style-name="ce1"/>
          <table:table-cell table:style-name="ce4" table:formula="of:=IF([.$A191]&lt;&gt;&quot;&quot;;MAX([.$B$1:.$B190])+1;&quot;&quot;)">
            <text:p/>
          </table:table-cell>
          <table:table-cell table:style-name="ce4" table:formula="of:=CONCATENATE([.$D191];&quot;-&quot;;[.$E191])" office:value-type="string" office:string-value="Privacy-27-2" calcext:value-type="string">
            <text:p>Privacy-27-2</text:p>
          </table:table-cell>
          <table:table-cell table:style-name="ce9" office:value-type="string" calcext:value-type="string">
            <text:p>Privacy-27</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禁止する</text:p>
          </table:table-cell>
          <table:table-cell table:style-name="ce9" office:value-type="string" calcext:value-type="string">
            <text:p>1. MCDで設定を反映する</text:p>
            <text:p>2. アドオン「globalChrome.css」を導入する</text:p>
            <text:p>3. globalChrome.cssで設定を反映する</text:p>
          </table:table-cell>
          <table:table-cell table:style-name="ce49" office:value-type="string" calcext:value-type="string">
            <text:p><text:span text:style-name="T3">MCD:</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text:span></text:p>
            <text:p><text:span text:style-name="T3">  #context-pocket,</text:span></text:p>
            <text:p><text:span text:style-name="T3">  #context-savelinktopocket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about:reader") {</text:span></text:p>
            <text:p><text:span text:style-name="T3">  *|*#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2" table:formula="of:=IF([.K191]=&quot;&quot;;&quot;?&quot;;IF([.M191]=&quot;&quot;;&quot;新規&quot;;IF([.K191]=[.M191];&quot;&quot;;&quot;変更あり&quot;)))" office:value-type="string" office:string-value="変更あり" calcext:value-type="string">
            <text:p>変更あり</text:p>
          </table:table-cell>
          <table:table-cell table:style-name="ce49" office:value-type="string" calcext:value-type="string">
            <text:p><text:span text:style-name="T3">MCD:</text:span></text:p>
            <text:p><text:span text:style-name="T3">lockPref("browser.readinglist.enabled", false);</text:span></text:p>
            <text:p><text:span text:style-name="T3">lockPref("browser.readinglist.sidebarEverOpened", false);</text:span></text:p>
            <text:p><text:span text:style-name="T3">lockPref("readinglist.scheduler.enabled", false);</text:span></text:p>
            <text:p><text:span text:style-name="T3">lockPref("readinglist.server", "");</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9" table:formula="of:=IF([.M191]=&quot;&quot;;&quot;?&quot;;IF([.O191]=&quot;&quot;;&quot;新規&quot;;IF([.M191]=[.O191];&quot;&quot;;&quot;○&quot;)))" office:value-type="string" office:string-value="○" calcext:value-type="string">
            <text:p>○</text:p>
          </table:table-cell>
          <table:table-cell table:style-name="ce54"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54" table:number-columns-repeated="2"/>
          <table:table-cell table:style-name="ce63" table:formula="of:=IFERROR(VLOOKUP([.$C191];[$'verify-targets-to-chapters'.$A$1:.$B$999];2;0);IF([.$A191]=&quot;&quot;;&quot;&quot;;&quot;省略&quot;))">
            <text:p/>
          </table:table-cell>
          <table:table-cell table:number-columns-repeated="1006"/>
        </table:table-row>
        <table:table-row table:style-name="ro3">
          <table:table-cell table:style-name="ce1"/>
          <table:table-cell table:style-name="ce4" table:formula="of:=IF([.$A192]&lt;&gt;&quot;&quot;;MAX([.$B$1:.$B191])+1;&quot;&quot;)">
            <text:p/>
          </table:table-cell>
          <table:table-cell table:style-name="ce4" table:formula="of:=CONCATENATE([.$D192];&quot;-&quot;;[.$E192])" office:value-type="string" office:string-value="Privacy-28（廃止）-1" calcext:value-type="string">
            <text:p>Privacy-28（廃止）-1</text:p>
          </table:table-cell>
          <table:table-cell table:style-name="ce9" office:value-type="string" calcext:value-type="string">
            <text:p>Privacy-28（廃止）</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22" office:value-type="string" calcext:value-type="string" table:number-columns-spanned="1" table:number-rows-spanned="2">
            <text:p>その他、プライバシー情報に関わる一切の機能の利用の可否</text:p>
          </table:table-cell>
          <table:table-cell table:style-name="ce22" office:value-type="string" calcext:value-type="string" table:number-columns-spanned="1" table:number-rows-spanned="2">
            <text:p>-</text:p>
          </table:table-cell>
          <table:table-cell table:style-name="ce9" office:value-type="string" calcext:value-type="string">
            <text:p>許可する（既定）</text:p>
          </table:table-cell>
          <table:table-cell table:style-name="ce9" office:value-type="string" calcext:value-type="string">
            <text:p>MCDで設定を反映する</text:p>
          </table:table-cell>
          <table:table-cell table:style-name="ce12" office:value-type="string" calcext:value-type="string">
            <text:p>Security-15に統合</text:p>
          </table:table-cell>
          <table:table-cell table:style-name="ce12" table:formula="of:=IF([.K192]=&quot;&quot;;&quot;?&quot;;IF([.M192]=&quot;&quot;;&quot;新規&quot;;IF([.K192]=[.M192];&quot;&quot;;&quot;変更あり&quot;)))" office:value-type="string" office:string-value="変更あり" calcext:value-type="string">
            <text:p>変更あり</text:p>
          </table:table-cell>
          <table:table-cell table:style-name="ce54" office:value-type="string" calcext:value-type="string">
            <text:p>-</text:p>
          </table:table-cell>
          <table:table-cell table:style-name="ce9" table:formula="of:=IF([.M192]=&quot;&quot;;&quot;?&quot;;IF([.O192]=&quot;&quot;;&quot;新規&quot;;IF([.M192]=[.O192];&quot;&quot;;&quot;○&quot;)))">
            <text:p/>
          </table:table-cell>
          <table:table-cell table:style-name="ce54" office:value-type="string" calcext:value-type="string">
            <text:p>-</text:p>
          </table:table-cell>
          <table:table-cell table:style-name="ce54" table:number-columns-repeated="2"/>
          <table:table-cell table:style-name="ce63" table:formula="of:=IFERROR(VLOOKUP([.$C192];[$'verify-targets-to-chapters'.$A$1:.$B$999];2;0);IF([.$A192]=&quot;&quot;;&quot;&quot;;&quot;省略&quot;))">
            <text:p/>
          </table:table-cell>
          <table:table-cell table:number-columns-repeated="1006"/>
        </table:table-row>
        <table:table-row table:style-name="ro50">
          <table:table-cell table:style-name="ce1"/>
          <table:table-cell table:style-name="ce4" table:formula="of:=IF([.$A193]&lt;&gt;&quot;&quot;;MAX([.$B$1:.$B192])+1;&quot;&quot;)">
            <text:p/>
          </table:table-cell>
          <table:table-cell table:style-name="ce4" table:formula="of:=CONCATENATE([.$D193];&quot;-&quot;;[.$E193])" office:value-type="string" office:string-value="Privacy-28（廃止）-2" calcext:value-type="string">
            <text:p>Privacy-28（廃止）-2</text:p>
          </table:table-cell>
          <table:table-cell table:style-name="ce9" office:value-type="string" calcext:value-type="string">
            <text:p>Privacy-28（廃止）</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禁止する</text:p>
          </table:table-cell>
          <table:table-cell table:style-name="ce9" office:value-type="string" calcext:value-type="string">
            <text:p>MCDで設定を反映する</text:p>
          </table:table-cell>
          <table:table-cell table:style-name="ce12" office:value-type="string" calcext:value-type="string">
            <text:p>Security-15に統合</text:p>
          </table:table-cell>
          <table:table-cell table:style-name="ce12" table:formula="of:=IF([.K193]=&quot;&quot;;&quot;?&quot;;IF([.M193]=&quot;&quot;;&quot;新規&quot;;IF([.K193]=[.M193];&quot;&quot;;&quot;変更あり&quot;)))" office:value-type="string" office:string-value="変更あり" calcext:value-type="string">
            <text:p>変更あり</text:p>
          </table:table-cell>
          <table:table-cell table:style-name="ce12" office:value-type="string" calcext:value-type="string">
            <text:p><text:span text:style-name="T10">// プッシュ通知受信用のエンドポイントURL</text:span></text:p>
            <text:p><text:span text:style-name="T10">lockPref("services.push.serverURL", "");</text:span></text:p>
            <text:p/>
            <text:p><text:span text:style-name="T10">その他はSecurity-15を参照</text:span></text:p>
          </table:table-cell>
          <table:table-cell table:style-name="ce9" table:formula="of:=IF([.M193]=&quot;&quot;;&quot;?&quot;;IF([.O193]=&quot;&quot;;&quot;新規&quot;;IF([.M193]=[.O193];&quot;&quot;;&quot;○&quot;)))" office:value-type="string" office:string-value="○" calcext:value-type="string">
            <text:p>○</text:p>
          </table:table-cell>
          <table:table-cell table:style-name="ce54"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54" table:number-columns-repeated="2"/>
          <table:table-cell table:style-name="ce63" table:formula="of:=IFERROR(VLOOKUP([.$C193];[$'verify-targets-to-chapters'.$A$1:.$B$999];2;0);IF([.$A193]=&quot;&quot;;&quot;&quot;;&quot;省略&quot;))">
            <text:p/>
          </table:table-cell>
          <table:table-cell table:number-columns-repeated="1006"/>
        </table:table-row>
        <table:table-row table:style-name="ro7">
          <table:table-cell table:style-name="ce1"/>
          <table:table-cell table:style-name="ce4" table:formula="of:=IF([.$A194]&lt;&gt;&quot;&quot;;MAX([.$B$1:.$B193])+1;&quot;&quot;)">
            <text:p/>
          </table:table-cell>
          <table:table-cell table:style-name="ce4" table:formula="of:=CONCATENATE([.$D194];&quot;-&quot;;[.$E194])" office:value-type="string" office:string-value="Privacy-29-1" calcext:value-type="string">
            <text:p>Privacy-29-1</text:p>
          </table:table-cell>
          <table:table-cell table:style-name="ce9" office:value-type="string" calcext:value-type="string">
            <text:p>Privacy-29</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22" office:value-type="string" calcext:value-type="string" table:number-columns-spanned="1" table:number-rows-spanned="2">
            <text:p>履歴・ブックマーク用データベースの自動最適化</text:p>
          </table:table-cell>
          <table:table-cell table:style-name="ce22" office:value-type="string" calcext:value-type="string" table:number-columns-spanned="1" table:number-rows-spanned="2">
            <text:p>-</text:p>
          </table:table-cell>
          <table:table-cell table:style-name="ce9" office:value-type="string" calcext:value-type="string">
            <text:p>1週間に1回、最低限の最適化のみ行う（既定）</text:p>
          </table:table-cell>
          <table:table-cell table:number-columns-repeated="2" table:style-name="ce9" office:value-type="string" calcext:value-type="string">
            <text:p>-</text:p>
          </table:table-cell>
          <table:table-cell table:style-name="ce12" table:formula="of:=IF([.K194]=&quot;&quot;;&quot;?&quot;;IF([.M194]=&quot;&quot;;&quot;新規&quot;;IF([.K194]=[.M194];&quot;&quot;;&quot;変更あり&quot;)))">
            <text:p/>
          </table:table-cell>
          <table:table-cell table:style-name="ce54" office:value-type="string" calcext:value-type="string">
            <text:p>-</text:p>
          </table:table-cell>
          <table:table-cell table:style-name="ce9" table:formula="of:=IF([.M194]=&quot;&quot;;&quot;?&quot;;IF([.O194]=&quot;&quot;;&quot;新規&quot;;IF([.M194]=[.O194];&quot;&quot;;&quot;○&quot;)))">
            <text:p/>
          </table:table-cell>
          <table:table-cell table:style-name="ce54" office:value-type="string" calcext:value-type="string">
            <text:p>-</text:p>
          </table:table-cell>
          <table:table-cell table:style-name="ce54" table:number-columns-repeated="2"/>
          <table:table-cell table:style-name="ce63" table:formula="of:=IFERROR(VLOOKUP([.$C194];[$'verify-targets-to-chapters'.$A$1:.$B$999];2;0);IF([.$A194]=&quot;&quot;;&quot;&quot;;&quot;省略&quot;))">
            <text:p/>
          </table:table-cell>
          <table:table-cell table:number-columns-repeated="1006"/>
        </table:table-row>
        <table:table-row table:style-name="ro3">
          <table:table-cell table:style-name="ce1"/>
          <table:table-cell table:style-name="ce4" table:formula="of:=IF([.$A195]&lt;&gt;&quot;&quot;;MAX([.$B$1:.$B194])+1;&quot;&quot;)">
            <text:p/>
          </table:table-cell>
          <table:table-cell table:style-name="ce4" table:formula="of:=CONCATENATE([.$D195];&quot;-&quot;;[.$E195])" office:value-type="string" office:string-value="Privacy-29-2" calcext:value-type="string">
            <text:p>Privacy-29-2</text:p>
          </table:table-cell>
          <table:table-cell table:style-name="ce9" office:value-type="string" calcext:value-type="string">
            <text:p>Privacy-29</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1週間に1回、VACUUMも含めて行う（</text:p>
          </table:table-cell>
          <table:table-cell table:style-name="ce9" office:value-type="string" calcext:value-type="string">
            <text:p>アドオン「Places Auto Vacuum On Idle」を導入する。</text:p>
          </table:table-cell>
          <table:table-cell table:style-name="ce9" office:value-type="string" calcext:value-type="string">
            <text:p>-</text:p>
          </table:table-cell>
          <table:table-cell table:style-name="ce12" table:formula="of:=IF([.K195]=&quot;&quot;;&quot;?&quot;;IF([.M195]=&quot;&quot;;&quot;新規&quot;;IF([.K195]=[.M195];&quot;&quot;;&quot;変更あり&quot;)))">
            <text:p/>
          </table:table-cell>
          <table:table-cell table:style-name="ce54" office:value-type="string" calcext:value-type="string">
            <text:p>-</text:p>
          </table:table-cell>
          <table:table-cell table:style-name="ce9" table:formula="of:=IF([.M195]=&quot;&quot;;&quot;?&quot;;IF([.O195]=&quot;&quot;;&quot;新規&quot;;IF([.M195]=[.O195];&quot;&quot;;&quot;○&quot;)))">
            <text:p/>
          </table:table-cell>
          <table:table-cell table:style-name="ce54" office:value-type="string" calcext:value-type="string">
            <text:p>-</text:p>
          </table:table-cell>
          <table:table-cell table:style-name="ce54" table:number-columns-repeated="2"/>
          <table:table-cell table:style-name="ce63" table:formula="of:=IFERROR(VLOOKUP([.$C195];[$'verify-targets-to-chapters'.$A$1:.$B$999];2;0);IF([.$A195]=&quot;&quot;;&quot;&quot;;&quot;省略&quot;))">
            <text:p/>
          </table:table-cell>
          <table:table-cell table:number-columns-repeated="1006"/>
        </table:table-row>
        <table:table-row table:style-name="ro3">
          <table:table-cell table:style-name="ce1"/>
          <table:table-cell table:style-name="ce4" table:formula="of:=IF([.$A196]&lt;&gt;&quot;&quot;;MAX([.$B$1:.$B195])+1;&quot;&quot;)">
            <text:p/>
          </table:table-cell>
          <table:table-cell table:style-name="ce4" table:formula="of:=CONCATENATE([.$D196];&quot;-&quot;;[.$E196])" office:value-type="string" office:string-value="Privacy-30-1" calcext:value-type="string">
            <text:p>Privacy-30-1</text:p>
          </table:table-cell>
          <table:table-cell table:style-name="ce9" office:value-type="string" calcext:value-type="string">
            <text:p>Privacy-30</text:p>
          </table:table-cell>
          <table:table-cell table:style-name="ce9" office:value-type="float" office:value="1" calcext:value-type="float">
            <text:p>1</text:p>
          </table:table-cell>
          <table:table-cell table:style-name="ce23" office:value-type="string" calcext:value-type="string" table:number-columns-spanned="1" table:number-rows-spanned="3">
            <text:p>プライバシー</text:p>
          </table:table-cell>
          <table:table-cell table:style-name="ce23" office:value-type="string" calcext:value-type="string" table:number-columns-spanned="1" table:number-rows-spanned="3">
            <text:p>ディスクキャッシュの最大サイズ制限</text:p>
          </table:table-cell>
          <table:table-cell table:style-name="ce23" office:value-type="string" calcext:value-type="string" table:number-columns-spanned="1" table:number-rows-spanned="3">
            <text:p>-</text:p>
          </table:table-cell>
          <table:table-cell table:style-name="ce9" office:value-type="string" calcext:value-type="string">
            <text:p>制限しない（既定）</text:p>
          </table:table-cell>
          <table:table-cell table:style-name="ce9" office:value-type="string" calcext:value-type="string">
            <text:p>MCDで設定を反映する</text:p>
          </table:table-cell>
          <table:table-cell table:style-name="ce9" office:value-type="string" calcext:value-type="string">
            <text:p>lockPref("browser.cache.disk.smart_size.enabled", true);</text:p>
          </table:table-cell>
          <table:table-cell table:style-name="ce12" table:formula="of:=IF([.K196]=&quot;&quot;;&quot;?&quot;;IF([.M196]=&quot;&quot;;&quot;新規&quot;;IF([.K196]=[.M196];&quot;&quot;;&quot;変更あり&quot;)))">
            <text:p/>
          </table:table-cell>
          <table:table-cell table:style-name="ce54" office:value-type="string" calcext:value-type="string">
            <text:p>lockPref("browser.cache.disk.smart_size.enabled", true);</text:p>
          </table:table-cell>
          <table:table-cell table:style-name="ce9" table:formula="of:=IF([.M196]=&quot;&quot;;&quot;?&quot;;IF([.O196]=&quot;&quot;;&quot;新規&quot;;IF([.M196]=[.O196];&quot;&quot;;&quot;○&quot;)))">
            <text:p/>
          </table:table-cell>
          <table:table-cell table:style-name="ce54" office:value-type="string" calcext:value-type="string">
            <text:p>lockPref("browser.cache.disk.smart_size.enabled", true);</text:p>
          </table:table-cell>
          <table:table-cell table:style-name="ce54" table:number-columns-repeated="2"/>
          <table:table-cell table:style-name="ce63" table:formula="of:=IFERROR(VLOOKUP([.$C196];[$'verify-targets-to-chapters'.$A$1:.$B$999];2;0);IF([.$A196]=&quot;&quot;;&quot;&quot;;&quot;省略&quot;))">
            <text:p/>
          </table:table-cell>
          <table:table-cell table:number-columns-repeated="1006"/>
        </table:table-row>
        <table:table-row table:style-name="ro5">
          <table:table-cell table:style-name="ce1"/>
          <table:table-cell table:style-name="ce4" table:formula="of:=IF([.$A197]&lt;&gt;&quot;&quot;;MAX([.$B$1:.$B196])+1;&quot;&quot;)">
            <text:p/>
          </table:table-cell>
          <table:table-cell table:style-name="ce4" table:formula="of:=CONCATENATE([.$D197];&quot;-&quot;;[.$E197])" office:value-type="string" office:string-value="Privacy-30-2" calcext:value-type="string">
            <text:p>Privacy-30-2</text:p>
          </table:table-cell>
          <table:table-cell table:style-name="ce9" office:value-type="string" calcext:value-type="string">
            <text:p>Privacy-30</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制限する</text:p>
          </table:table-cell>
          <table:table-cell table:style-name="ce9" office:value-type="string" calcext:value-type="string">
            <text:p>MCDで設定を反映する</text:p>
          </table:table-cell>
          <table:table-cell table:style-name="ce9" office:value-type="string" calcext:value-type="string">
            <text:p>lockPref("browser.cache.disk.smart_size.enabled", false);</text:p>
            <text:p>lockPref("browser.cache.disk.capacity", サイズ（KB）);</text:p>
          </table:table-cell>
          <table:table-cell table:style-name="ce12" table:formula="of:=IF([.K197]=&quot;&quot;;&quot;?&quot;;IF([.M197]=&quot;&quot;;&quot;新規&quot;;IF([.K197]=[.M197];&quot;&quot;;&quot;変更あり&quot;)))">
            <text:p/>
          </table:table-cell>
          <table:table-cell table:style-name="ce54" office:value-type="string" calcext:value-type="string">
            <text:p>lockPref("browser.cache.disk.smart_size.enabled", false);</text:p>
            <text:p>lockPref("browser.cache.disk.capacity", サイズ（KB）);</text:p>
          </table:table-cell>
          <table:table-cell table:style-name="ce9" table:formula="of:=IF([.M197]=&quot;&quot;;&quot;?&quot;;IF([.O197]=&quot;&quot;;&quot;新規&quot;;IF([.M197]=[.O197];&quot;&quot;;&quot;○&quot;)))">
            <text:p/>
          </table:table-cell>
          <table:table-cell table:style-name="ce54" office:value-type="string" calcext:value-type="string">
            <text:p>lockPref("browser.cache.disk.smart_size.enabled", false);</text:p>
            <text:p>lockPref("browser.cache.disk.capacity", サイズ（KB）);</text:p>
          </table:table-cell>
          <table:table-cell table:style-name="ce54" table:number-columns-repeated="2"/>
          <table:table-cell table:style-name="ce63" table:formula="of:=IFERROR(VLOOKUP([.$C197];[$'verify-targets-to-chapters'.$A$1:.$B$999];2;0);IF([.$A197]=&quot;&quot;;&quot;&quot;;&quot;省略&quot;))">
            <text:p/>
          </table:table-cell>
          <table:table-cell table:number-columns-repeated="1006"/>
        </table:table-row>
        <table:table-row table:style-name="ro7">
          <table:table-cell table:style-name="ce1"/>
          <table:table-cell table:style-name="ce4" table:formula="of:=IF([.$A198]&lt;&gt;&quot;&quot;;MAX([.$B$1:.$B197])+1;&quot;&quot;)">
            <text:p/>
          </table:table-cell>
          <table:table-cell table:style-name="ce4" table:formula="of:=CONCATENATE([.$D198];&quot;-&quot;;[.$E198])" office:value-type="string" office:string-value="Privacy-30-3" calcext:value-type="string">
            <text:p>Privacy-30-3</text:p>
          </table:table-cell>
          <table:table-cell table:style-name="ce9" office:value-type="string" calcext:value-type="string">
            <text:p>Privacy-30</text:p>
          </table:table-cell>
          <table:table-cell table:style-name="ce9" office:value-type="float" office:value="3" calcext:value-type="float">
            <text:p>3</text:p>
          </table:table-cell>
          <table:covered-table-cell table:number-columns-repeated="3" table:style-name="ce16"/>
          <table:table-cell table:style-name="ce9" office:value-type="string" calcext:value-type="string">
            <text:p>ディスクキャッシュを使用しない</text:p>
          </table:table-cell>
          <table:table-cell table:style-name="ce9" office:value-type="string" calcext:value-type="string">
            <text:p>MCDで設定を反映する</text:p>
          </table:table-cell>
          <table:table-cell table:style-name="ce50" office:value-type="string" calcext:value-type="string">
            <text:p>lockPref("browser.cache.disk.enable", false); lockPref("browser.cache.disk.smart_size.enabled", false); lockPref("browser.cache.disk.capacity", 0); lockPref("browser.cache.disk.max_entry_size", 0);</text:p>
          </table:table-cell>
          <table:table-cell table:style-name="ce12" table:formula="of:=IF([.K198]=&quot;&quot;;&quot;?&quot;;IF([.M198]=&quot;&quot;;&quot;新規&quot;;IF([.K198]=[.M198];&quot;&quot;;&quot;変更あり&quot;)))" office:value-type="string" office:string-value="新規" calcext:value-type="string">
            <text:p>新規</text:p>
          </table:table-cell>
          <table:table-cell table:style-name="ce54"/>
          <table:table-cell table:style-name="ce9"/>
          <table:table-cell table:style-name="ce54" table:number-columns-repeated="3"/>
          <table:table-cell table:style-name="ce63" table:formula="of:=IFERROR(VLOOKUP([.$C198];[$'verify-targets-to-chapters'.$A$1:.$B$999];2;0);IF([.$A198]=&quot;&quot;;&quot;&quot;;&quot;省略&quot;))">
            <text:p/>
          </table:table-cell>
          <table:table-cell table:number-columns-repeated="1006"/>
        </table:table-row>
        <table:table-row table:style-name="ro4">
          <table:table-cell table:style-name="ce1"/>
          <table:table-cell table:style-name="ce4" table:formula="of:=IF([.$A199]&lt;&gt;&quot;&quot;;MAX([.$B$1:.$B198])+1;&quot;&quot;)">
            <text:p/>
          </table:table-cell>
          <table:table-cell table:style-name="ce4" table:formula="of:=CONCATENATE([.$D199];&quot;-&quot;;[.$E199])" office:value-type="string" office:string-value="Privacy-31-1" calcext:value-type="string">
            <text:p>Privacy-31-1</text:p>
          </table:table-cell>
          <table:table-cell table:style-name="ce9" office:value-type="string" calcext:value-type="string">
            <text:p>Privacy-31</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22" office:value-type="string" calcext:value-type="string" table:number-columns-spanned="1" table:number-rows-spanned="2">
            <text:p>Firefoxのユーザー評価の送信の可否</text:p>
          </table:table-cell>
          <table:table-cell table:style-name="ce22" office:value-type="string" calcext:value-type="string" table:number-columns-spanned="1" table:number-rows-spanned="2">
            <text:p>-</text:p>
          </table:table-cell>
          <table:table-cell table:style-name="ce9" office:value-type="string" calcext:value-type="string">
            <text:p>許可する（規定）</text:p>
          </table:table-cell>
          <table:table-cell table:style-name="ce9" office:value-type="string" calcext:value-type="string">
            <text:p>-</text:p>
          </table:table-cell>
          <table:table-cell table:style-name="ce42" office:value-type="string" calcext:value-type="string">
            <text:p>-</text:p>
          </table:table-cell>
          <table:table-cell table:style-name="ce12" table:formula="of:=IF([.K199]=&quot;&quot;;&quot;?&quot;;IF([.M199]=&quot;&quot;;&quot;新規&quot;;IF([.K199]=[.M199];&quot;&quot;;&quot;変更あり&quot;)))">
            <text:p/>
          </table:table-cell>
          <table:table-cell table:style-name="ce42" office:value-type="string" calcext:value-type="string">
            <text:p>-</text:p>
          </table:table-cell>
          <table:table-cell table:style-name="ce9" table:formula="of:=IF([.M199]=&quot;&quot;;&quot;?&quot;;IF([.O199]=&quot;&quot;;&quot;新規&quot;;IF([.M199]=[.O199];&quot;&quot;;&quot;○&quot;)))">
            <text:p/>
          </table:table-cell>
          <table:table-cell table:number-columns-repeated="2" table:style-name="ce54" office:value-type="string" calcext:value-type="string">
            <text:p>-</text:p>
          </table:table-cell>
          <table:table-cell table:style-name="ce54"/>
          <table:table-cell table:style-name="ce63" table:formula="of:=IFERROR(VLOOKUP([.$C199];[$'verify-targets-to-chapters'.$A$1:.$B$999];2;0);IF([.$A199]=&quot;&quot;;&quot;&quot;;&quot;省略&quot;))">
            <text:p/>
          </table:table-cell>
          <table:table-cell table:number-columns-repeated="1006"/>
        </table:table-row>
        <table:table-row table:style-name="ro51">
          <table:table-cell table:style-name="ce1"/>
          <table:table-cell table:style-name="ce4" table:formula="of:=IF([.$A200]&lt;&gt;&quot;&quot;;MAX([.$B$1:.$B199])+1;&quot;&quot;)">
            <text:p/>
          </table:table-cell>
          <table:table-cell table:style-name="ce4" table:formula="of:=CONCATENATE([.$D200];&quot;-&quot;;[.$E200])" office:value-type="string" office:string-value="Privacy-31-2" calcext:value-type="string">
            <text:p>Privacy-31-2</text:p>
          </table:table-cell>
          <table:table-cell table:style-name="ce11" office:value-type="string" calcext:value-type="string">
            <text:p>Privacy-31</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禁止する</text:p>
          </table:table-cell>
          <table:table-cell table:style-name="ce9" office:value-type="string" calcext:value-type="string">
            <text:p>MCDで設定を反映する</text:p>
          </table:table-cell>
          <table:table-cell table:style-name="ce42" office:value-type="string" calcext:value-type="string">
            <text:p>lockPref("browser.selfsupport.enabled", false);</text:p>
            <text:p><text:span text:style-name="T11">lockPref("browser.selfsupport.url", "");</text:span></text:p>
          </table:table-cell>
          <table:table-cell table:style-name="ce12" table:formula="of:=IF([.K200]=&quot;&quot;;&quot;?&quot;;IF([.M200]=&quot;&quot;;&quot;新規&quot;;IF([.K200]=[.M200];&quot;&quot;;&quot;変更あり&quot;)))" office:value-type="string" office:string-value="変更あり" calcext:value-type="string">
            <text:p>変更あり</text:p>
          </table:table-cell>
          <table:table-cell table:style-name="ce42" office:value-type="string" calcext:value-type="string">
            <text:p>lockPref("browser.selfsupport.url", "");</text:p>
          </table:table-cell>
          <table:table-cell table:style-name="ce9" table:formula="of:=IF([.M200]=&quot;&quot;;&quot;?&quot;;IF([.O200]=&quot;&quot;;&quot;新規&quot;;IF([.M200]=[.O200];&quot;&quot;;&quot;○&quot;)))">
            <text:p/>
          </table:table-cell>
          <table:table-cell table:number-columns-repeated="2" table:style-name="ce54" office:value-type="string" calcext:value-type="string">
            <text:p>lockPref("browser.selfsupport.url", "");</text:p>
          </table:table-cell>
          <table:table-cell table:style-name="ce54"/>
          <table:table-cell table:style-name="ce63" table:formula="of:=IFERROR(VLOOKUP([.$C200];[$'verify-targets-to-chapters'.$A$1:.$B$999];2;0);IF([.$A200]=&quot;&quot;;&quot;&quot;;&quot;省略&quot;))">
            <text:p/>
          </table:table-cell>
          <table:table-cell table:number-columns-repeated="1006"/>
        </table:table-row>
        <table:table-row table:style-name="ro3">
          <table:table-cell table:style-name="ce1"/>
          <table:table-cell table:style-name="ce4" table:formula="of:=IF([.$A201]&lt;&gt;&quot;&quot;;MAX([.$B$1:.$B200])+1;&quot;&quot;)">
            <text:p/>
          </table:table-cell>
          <table:table-cell table:style-name="ce4" table:formula="of:=CONCATENATE([.$D201];&quot;-&quot;;[.$E201])" office:value-type="string" office:string-value="Privacy-32-1" calcext:value-type="string">
            <text:p>Privacy-32-1</text:p>
          </table:table-cell>
          <table:table-cell table:style-name="ce9" office:value-type="string" calcext:value-type="string">
            <text:p>Privacy-32</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イバシー</text:p>
          </table:table-cell>
          <table:table-cell table:style-name="ce22" office:value-type="string" calcext:value-type="string" table:number-columns-spanned="1" table:number-rows-spanned="2">
            <text:p>リンクのhoverによるリンク先の先読みの可否</text:p>
          </table:table-cell>
          <table:table-cell table:style-name="ce22" office:value-type="string" calcext:value-type="string" table:number-columns-spanned="1" table:number-rows-spanned="2">
            <text:p>-</text:p>
          </table:table-cell>
          <table:table-cell table:style-name="ce9" office:value-type="string" calcext:value-type="string">
            <text:p>許可する（既定）</text:p>
          </table:table-cell>
          <table:table-cell table:style-name="ce9" office:value-type="string" calcext:value-type="string">
            <text:p>MCDで設定を反映する</text:p>
          </table:table-cell>
          <table:table-cell table:style-name="ce9" office:value-type="string" calcext:value-type="string">
            <text:p>defaultPref("network.http.speculative-parallel-limit", 6);</text:p>
          </table:table-cell>
          <table:table-cell table:style-name="ce12" table:formula="of:=IF([.K201]=&quot;&quot;;&quot;?&quot;;IF([.M201]=&quot;&quot;;&quot;新規&quot;;IF([.K201]=[.M201];&quot;&quot;;&quot;変更あり&quot;)))">
            <text:p/>
          </table:table-cell>
          <table:table-cell table:style-name="ce54" office:value-type="string" calcext:value-type="string">
            <text:p>defaultPref("network.http.speculative-parallel-limit", 6);</text:p>
          </table:table-cell>
          <table:table-cell table:style-name="ce9" table:formula="of:=IF([.M201]=&quot;&quot;;&quot;?&quot;;IF([.O201]=&quot;&quot;;&quot;新規&quot;;IF([.M201]=[.O201];&quot;&quot;;&quot;○&quot;)))">
            <text:p/>
          </table:table-cell>
          <table:table-cell table:style-name="ce54" office:value-type="string" calcext:value-type="string">
            <text:p>defaultPref("network.http.speculative-parallel-limit", 6);</text:p>
          </table:table-cell>
          <table:table-cell table:style-name="ce54" table:number-columns-repeated="2"/>
          <table:table-cell table:style-name="ce63" table:formula="of:=IFERROR(VLOOKUP([.$C201];[$'verify-targets-to-chapters'.$A$1:.$B$999];2;0);IF([.$A201]=&quot;&quot;;&quot;&quot;;&quot;省略&quot;))">
            <text:p/>
          </table:table-cell>
          <table:table-cell table:number-columns-repeated="1006"/>
        </table:table-row>
        <table:table-row table:style-name="ro3">
          <table:table-cell table:style-name="ce1"/>
          <table:table-cell table:style-name="ce4" table:formula="of:=IF([.$A202]&lt;&gt;&quot;&quot;;MAX([.$B$1:.$B201])+1;&quot;&quot;)">
            <text:p/>
          </table:table-cell>
          <table:table-cell table:style-name="ce4" table:formula="of:=CONCATENATE([.$D202];&quot;-&quot;;[.$E202])" office:value-type="string" office:string-value="Privacy-32-2" calcext:value-type="string">
            <text:p>Privacy-32-2</text:p>
          </table:table-cell>
          <table:table-cell table:style-name="ce9" office:value-type="string" calcext:value-type="string">
            <text:p>Privacy-32</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network.http.speculative-parallel-limit", 0);</text:p>
          </table:table-cell>
          <table:table-cell table:style-name="ce12" table:formula="of:=IF([.K202]=&quot;&quot;;&quot;?&quot;;IF([.M202]=&quot;&quot;;&quot;新規&quot;;IF([.K202]=[.M202];&quot;&quot;;&quot;変更あり&quot;)))">
            <text:p/>
          </table:table-cell>
          <table:table-cell table:style-name="ce54" office:value-type="string" calcext:value-type="string">
            <text:p>lockPref("network.http.speculative-parallel-limit", 0);</text:p>
          </table:table-cell>
          <table:table-cell table:style-name="ce9" table:formula="of:=IF([.M202]=&quot;&quot;;&quot;?&quot;;IF([.O202]=&quot;&quot;;&quot;新規&quot;;IF([.M202]=[.O202];&quot;&quot;;&quot;○&quot;)))">
            <text:p/>
          </table:table-cell>
          <table:table-cell table:style-name="ce54" office:value-type="string" calcext:value-type="string">
            <text:p>lockPref("network.http.speculative-parallel-limit", 0);</text:p>
          </table:table-cell>
          <table:table-cell table:style-name="ce54" table:number-columns-repeated="2"/>
          <table:table-cell table:style-name="ce63" table:formula="of:=IFERROR(VLOOKUP([.$C202];[$'verify-targets-to-chapters'.$A$1:.$B$999];2;0);IF([.$A202]=&quot;&quot;;&quot;&quot;;&quot;省略&quot;))">
            <text:p/>
          </table:table-cell>
          <table:table-cell table:number-columns-repeated="1006"/>
        </table:table-row>
        <table:table-row table:style-name="ro6">
          <table:table-cell table:style-name="ce1"/>
          <table:table-cell table:style-name="ce4" table:formula="of:=IF([.$A203]&lt;&gt;&quot;&quot;;MAX([.$B$1:.$B202])+1;&quot;&quot;)">
            <text:p/>
          </table:table-cell>
          <table:table-cell table:style-name="ce4" table:formula="of:=CONCATENATE([.$D203];&quot;-&quot;;[.$E203])" office:value-type="string" office:string-value="Privacy-33-1" calcext:value-type="string">
            <text:p>Privacy-33-1</text:p>
          </table:table-cell>
          <table:table-cell table:style-name="ce10" office:value-type="string" calcext:value-type="string">
            <text:p>Privacy-33</text:p>
          </table:table-cell>
          <table:table-cell table:style-name="ce10" office:value-type="float" office:value="1" calcext:value-type="float">
            <text:p>1</text:p>
          </table:table-cell>
          <table:table-cell table:style-name="ce25" office:value-type="string" calcext:value-type="string" table:number-columns-spanned="1" table:number-rows-spanned="3">
            <text:p>プライバシー</text:p>
          </table:table-cell>
          <table:table-cell table:style-name="ce35" office:value-type="string" calcext:value-type="string" table:number-columns-spanned="1" table:number-rows-spanned="3">
            <text:p>Webサービスによる行動履歴の収集（トラッキング）の遮断の可否</text:p>
          </table:table-cell>
          <table:table-cell table:style-name="ce25" office:value-type="string" calcext:value-type="string" table:number-columns-spanned="1" table:number-rows-spanned="3">
            <text:p>-</text:p>
          </table:table-cell>
          <table:table-cell table:style-name="ce10" office:value-type="string" calcext:value-type="string">
            <text:p>ブロックリストを取得して、プライベートブラウジング時のみトラッキングを遮断する（既定）</text:p>
          </table:table-cell>
          <table:table-cell table:style-name="ce10" office:value-type="string" calcext:value-type="string">
            <text:p>-</text:p>
          </table:table-cell>
          <table:table-cell table:style-name="ce42" office:value-type="string" calcext:value-type="string">
            <text:p>-</text:p>
          </table:table-cell>
          <table:table-cell table:style-name="ce12" table:formula="of:=IF([.K203]=&quot;&quot;;&quot;?&quot;;IF([.M203]=&quot;&quot;;&quot;新規&quot;;IF([.K203]=[.M203];&quot;&quot;;&quot;変更あり&quot;)))">
            <text:p/>
          </table:table-cell>
          <table:table-cell table:style-name="ce42" office:value-type="string" calcext:value-type="string">
            <text:p>-</text:p>
          </table:table-cell>
          <table:table-cell table:style-name="ce9" table:formula="of:=IF([.M203]=&quot;&quot;;&quot;?&quot;;IF([.O203]=&quot;&quot;;&quot;新規&quot;;IF([.M203]=[.O203];&quot;&quot;;&quot;○&quot;)))" office:value-type="string" office:string-value="新規" calcext:value-type="string">
            <text:p>新規</text:p>
          </table:table-cell>
          <table:table-cell table:style-name="ce54" table:number-columns-repeated="3"/>
          <table:table-cell table:style-name="ce63" table:formula="of:=IFERROR(VLOOKUP([.$C203];[$'verify-targets-to-chapters'.$A$1:.$B$999];2;0);IF([.$A203]=&quot;&quot;;&quot;&quot;;&quot;省略&quot;))">
            <text:p/>
          </table:table-cell>
          <table:table-cell table:number-columns-repeated="1006"/>
        </table:table-row>
        <table:table-row table:style-name="ro52">
          <table:table-cell table:style-name="ce1"/>
          <table:table-cell table:style-name="ce4" table:formula="of:=IF([.$A204]&lt;&gt;&quot;&quot;;MAX([.$B$1:.$B203])+1;&quot;&quot;)">
            <text:p/>
          </table:table-cell>
          <table:table-cell table:style-name="ce4" table:formula="of:=CONCATENATE([.$D204];&quot;-&quot;;[.$E204])" office:value-type="string" office:string-value="Privacy-33-2" calcext:value-type="string">
            <text:p>Privacy-33-2</text:p>
          </table:table-cell>
          <table:table-cell table:style-name="ce10" office:value-type="string" calcext:value-type="string">
            <text:p>Privacy-33</text:p>
          </table:table-cell>
          <table:table-cell table:style-name="ce10" office:value-type="float" office:value="2" calcext:value-type="float">
            <text:p>2</text:p>
          </table:table-cell>
          <table:covered-table-cell table:style-name="ce19"/>
          <table:covered-table-cell table:style-name="ce36"/>
          <table:covered-table-cell table:style-name="ce19"/>
          <table:table-cell table:style-name="ce10" office:value-type="string" calcext:value-type="string">
            <text:p>ブロックリストを取得して、トラッキングを常に遮断する</text:p>
          </table:table-cell>
          <table:table-cell table:style-name="ce43"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42" office:value-type="string" calcext:value-type="string">
            <text:p>MCD:</text:p>
            <text:p>lockPref("privacy.trackingprotection.enabled", true);</text:p>
            <text:p>lockPref("privacy.trackingprotection.pbmode.enabled", true);</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12" table:formula="of:=IF([.K204]=&quot;&quot;;&quot;?&quot;;IF([.M204]=&quot;&quot;;&quot;新規&quot;;IF([.K204]=[.M204];&quot;&quot;;&quot;変更あり&quot;)))" office:value-type="string" office:string-value="変更あり" calcext:value-type="string">
            <text:p>変更あり</text:p>
          </table:table-cell>
          <table:table-cell table:style-name="ce42" office:value-type="string" calcext:value-type="string">
            <text:p>lockPref("privacy.trackingprotection.enabled", true);</text:p>
            <text:p>lockPref("privacy.trackingprotection.pbmode.enabled", true);</text:p>
          </table:table-cell>
          <table:table-cell table:style-name="ce9" table:formula="of:=IF([.M204]=&quot;&quot;;&quot;?&quot;;IF([.O204]=&quot;&quot;;&quot;新規&quot;;IF([.M204]=[.O204];&quot;&quot;;&quot;○&quot;)))" office:value-type="string" office:string-value="新規" calcext:value-type="string">
            <text:p>新規</text:p>
          </table:table-cell>
          <table:table-cell table:style-name="ce54" table:number-columns-repeated="3"/>
          <table:table-cell table:style-name="ce63" table:formula="of:=IFERROR(VLOOKUP([.$C204];[$'verify-targets-to-chapters'.$A$1:.$B$999];2;0);IF([.$A204]=&quot;&quot;;&quot;&quot;;&quot;省略&quot;))">
            <text:p/>
          </table:table-cell>
          <table:table-cell table:number-columns-repeated="1006"/>
        </table:table-row>
        <table:table-row table:style-name="ro53">
          <table:table-cell table:style-name="ce1"/>
          <table:table-cell table:style-name="ce4" table:formula="of:=IF([.$A205]&lt;&gt;&quot;&quot;;MAX([.$B$1:.$B204])+1;&quot;&quot;)">
            <text:p/>
          </table:table-cell>
          <table:table-cell table:style-name="ce4" table:formula="of:=CONCATENATE([.$D205];&quot;-&quot;;[.$E205])" office:value-type="string" office:string-value="Privacy-33-3" calcext:value-type="string">
            <text:p>Privacy-33-3</text:p>
          </table:table-cell>
          <table:table-cell table:style-name="ce10" office:value-type="string" calcext:value-type="string">
            <text:p>Privacy-33</text:p>
          </table:table-cell>
          <table:table-cell table:style-name="ce10" office:value-type="float" office:value="3" calcext:value-type="float">
            <text:p>3</text:p>
          </table:table-cell>
          <table:covered-table-cell table:style-name="ce19"/>
          <table:covered-table-cell table:style-name="ce36"/>
          <table:covered-table-cell table:style-name="ce19"/>
          <table:table-cell table:style-name="ce10" office:value-type="string" calcext:value-type="string">
            <text:p>ブロックリストを取得せず、トラッキングを遮断しない</text:p>
          </table:table-cell>
          <table:table-cell table:style-name="ce43"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43" office:value-type="string" calcext:value-type="string">
            <text:p><text:span text:style-name="T12">Security-5-2も併せて設定する。</text:span></text:p>
            <text:p/>
            <text:p><text:span text:style-name="T12">MCD:</text:span></text:p>
            <text:p><text:span text:style-name="T12">lockPref("privacy.trackingprotection.enabled", false);</text:span></text:p>
            <text:p><text:span text:style-name="T12">lockPref("privacy.trackingprotection.pbmode.enabled", false);</text:span></text:p>
            <text:p><text:span text:style-name="T12">lockPref("browser.trackingprotection.gethashURL", "");</text:span></text:p>
            <text:p><text:span text:style-name="T12">lockPref("browser.trackingprotection.updateURL", "");</text:span></text:p>
            <text:p><text:span text:style-name="T12">lockPref("privacy.trackingprotection.introURL", "");</text:span></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12" table:formula="of:=IF([.K205]=&quot;&quot;;&quot;?&quot;;IF([.M205]=&quot;&quot;;&quot;新規&quot;;IF([.K205]=[.M205];&quot;&quot;;&quot;変更あり&quot;)))" office:value-type="string" office:string-value="変更あり" calcext:value-type="string">
            <text:p>変更あり</text:p>
          </table:table-cell>
          <table:table-cell table:style-name="ce43" office:value-type="string" calcext:value-type="string">
            <text:p><text:span text:style-name="T12">MCD:</text:span></text:p>
            <text:p><text:span text:style-name="T12">lockPref("privacy.trackingprotection.enabled", false);</text:span></text:p>
            <text:p><text:span text:style-name="T12">lockPref("privacy.trackingprotection.pbmode.enabled", false);</text:span></text:p>
            <text:p><text:span text:style-name="T12">lockPref("browser.trackingprotection.gethashURL", "");</text:span></text:p>
            <text:p><text:span text:style-name="T12">lockPref("browser.trackingprotection.updateURL", "");</text:span></text:p>
            <text:p><text:span text:style-name="T12">lockPref("privacy.trackingprotection.introURL", "");</text:span></text:p>
            <text:p><text:span text:style-name="T12">lockPref("browser.safebrowsing.provider.google.gethashURL", "");</text:span></text:p>
            <text:p><text:span text:style-name="T12">lockPref("browser.safebrowsing.provider.google.lists", "");</text:span></text:p>
            <text:p><text:span text:style-name="T12">lockPref("browser.safebrowsing.provider.google.updateURL", "");</text:span></text:p>
            <text:p><text:span text:style-name="T12">lockPref("browser.safebrowsing.provider.google.reportURL", "");</text:span></text:p>
            <text:p><text:span text:style-name="T12">lockPref("browser.safebrowsing.provider.mozilla.gethashURL", "");</text:span></text:p>
            <text:p><text:span text:style-name="T12">lockPref("browser.safebrowsing.provider.mozilla.lists", "");</text:span></text:p>
            <text:p><text:span text:style-name="T12">lockPref("browser.safebrowsing.provider.mozilla.updateURL", "");</text:span></text:p>
            <text:p><text:span text:style-name="T12">lockPref("browser.safebrowsing.provider.mozilla.reportURL", "");</text:span></text:p>
            <text:p><text:span text:style-name="T12">lockPref("browser.safebrowsing.reportMalwareMistakeURL", "");</text:span></text:p>
            <text:p><text:span text:style-name="T12">lockPref("browser.safebrowsing.reportPhishMistakeURL", "");</text:span></text:p>
            <text:p/>
            <text:p><text:span text:style-name="T12">globalChrome.css:</text:span></text:p>
            <text:p><text:span text:style-name="T12">@-moz-document</text:span></text:p>
            <text:p><text:span text:style-name="T12">  url-prefix("chrome://browser/content/preferences/preferences.xul"),</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9" table:formula="of:=IF([.M205]=&quot;&quot;;&quot;?&quot;;IF([.O205]=&quot;&quot;;&quot;新規&quot;;IF([.M205]=[.O205];&quot;&quot;;&quot;○&quot;)))" office:value-type="string" office:string-value="新規" calcext:value-type="string">
            <text:p>新規</text:p>
          </table:table-cell>
          <table:table-cell table:style-name="ce54" table:number-columns-repeated="3"/>
          <table:table-cell table:style-name="ce63" table:formula="of:=IFERROR(VLOOKUP([.$C205];[$'verify-targets-to-chapters'.$A$1:.$B$999];2;0);IF([.$A205]=&quot;&quot;;&quot;&quot;;&quot;省略&quot;))">
            <text:p/>
          </table:table-cell>
          <table:table-cell table:number-columns-repeated="1006"/>
        </table:table-row>
        <table:table-row table:style-name="ro4">
          <table:table-cell table:style-name="ce1"/>
          <table:table-cell table:style-name="ce4" table:formula="of:=IF([.$A206]&lt;&gt;&quot;&quot;;MAX([.$B$1:.$B205])+1;&quot;&quot;)">
            <text:p/>
          </table:table-cell>
          <table:table-cell table:style-name="ce4" table:formula="of:=CONCATENATE([.$D206];&quot;-&quot;;[.$E206])" office:value-type="string" office:string-value="Privacy-34-1" calcext:value-type="string">
            <text:p>Privacy-34-1</text:p>
          </table:table-cell>
          <table:table-cell table:style-name="ce10" office:value-type="string" calcext:value-type="string">
            <text:p>Privacy-34</text:p>
          </table:table-cell>
          <table:table-cell table:style-name="ce10" office:value-type="float" office:value="1" calcext:value-type="float">
            <text:p>1</text:p>
          </table:table-cell>
          <table:table-cell table:style-name="ce24" office:value-type="string" calcext:value-type="string" table:number-columns-spanned="1" table:number-rows-spanned="2">
            <text:p>プライバシー</text:p>
          </table:table-cell>
          <table:table-cell table:style-name="ce37" office:value-type="string" calcext:value-type="string" table:number-columns-spanned="1" table:number-rows-spanned="2">
            <text:p>フォームへのユーザー入力値のセッション情報への保存の可否</text:p>
          </table:table-cell>
          <table:table-cell table:style-name="ce24" office:value-type="string" calcext:value-type="string" table:number-columns-spanned="1" table:number-rows-spanned="2">
            <text:p>-</text:p>
          </table:table-cell>
          <table:table-cell table:style-name="ce10" office:value-type="string" calcext:value-type="string">
            <text:p>許可する（既定）</text:p>
          </table:table-cell>
          <table:table-cell table:style-name="ce10"/>
          <table:table-cell table:style-name="ce42" office:value-type="string" calcext:value-type="string">
            <text:p>lockPref("browser.sessionstore.privacy_level", 0);</text:p>
          </table:table-cell>
          <table:table-cell table:style-name="ce12" table:formula="of:=IF([.K206]=&quot;&quot;;&quot;?&quot;;IF([.M206]=&quot;&quot;;&quot;新規&quot;;IF([.K206]=[.M206];&quot;&quot;;&quot;変更あり&quot;)))">
            <text:p/>
          </table:table-cell>
          <table:table-cell table:style-name="ce42" office:value-type="string" calcext:value-type="string">
            <text:p>lockPref("browser.sessionstore.privacy_level", 0);</text:p>
          </table:table-cell>
          <table:table-cell table:style-name="ce9" table:formula="of:=IF([.M206]=&quot;&quot;;&quot;?&quot;;IF([.O206]=&quot;&quot;;&quot;新規&quot;;IF([.M206]=[.O206];&quot;&quot;;&quot;○&quot;)))" office:value-type="string" office:string-value="新規" calcext:value-type="string">
            <text:p>新規</text:p>
          </table:table-cell>
          <table:table-cell table:style-name="ce54" table:number-columns-repeated="3"/>
          <table:table-cell table:style-name="ce63" table:formula="of:=IFERROR(VLOOKUP([.$C206];[$'verify-targets-to-chapters'.$A$1:.$B$999];2;0);IF([.$A206]=&quot;&quot;;&quot;&quot;;&quot;省略&quot;))">
            <text:p/>
          </table:table-cell>
          <table:table-cell table:number-columns-repeated="1006"/>
        </table:table-row>
        <table:table-row table:style-name="ro54">
          <table:table-cell table:style-name="ce1"/>
          <table:table-cell table:style-name="ce4" table:formula="of:=IF([.$A207]&lt;&gt;&quot;&quot;;MAX([.$B$1:.$B206])+1;&quot;&quot;)">
            <text:p/>
          </table:table-cell>
          <table:table-cell table:style-name="ce4" table:formula="of:=CONCATENATE([.$D207];&quot;-&quot;;[.$E207])" office:value-type="string" office:string-value="Privacy-34-2" calcext:value-type="string">
            <text:p>Privacy-34-2</text:p>
          </table:table-cell>
          <table:table-cell table:style-name="ce10" office:value-type="string" calcext:value-type="string">
            <text:p>Privacy-34</text:p>
          </table:table-cell>
          <table:table-cell table:style-name="ce10" office:value-type="float" office:value="2" calcext:value-type="float">
            <text:p>2</text:p>
          </table:table-cell>
          <table:covered-table-cell table:style-name="ce19"/>
          <table:covered-table-cell table:style-name="ce36"/>
          <table:covered-table-cell table:style-name="ce19"/>
          <table:table-cell table:style-name="ce10" office:value-type="string" calcext:value-type="string">
            <text:p>一切禁止する</text:p>
          </table:table-cell>
          <table:table-cell table:style-name="ce10"/>
          <table:table-cell table:style-name="ce42" office:value-type="string" calcext:value-type="string">
            <text:p>// Privacy-10-2に包含される</text:p>
            <text:p>lockPref("browser.sessionstore.privacy_level", 2);</text:p>
            <text:p><text:span text:style-name="T11">lockPref("browser.sessionstore.privacy_level_deferred", 2);</text:span></text:p>
          </table:table-cell>
          <table:table-cell table:style-name="ce12" table:formula="of:=IF([.K207]=&quot;&quot;;&quot;?&quot;;IF([.M207]=&quot;&quot;;&quot;新規&quot;;IF([.K207]=[.M207];&quot;&quot;;&quot;変更あり&quot;)))">
            <text:p/>
          </table:table-cell>
          <table:table-cell table:style-name="ce42" office:value-type="string" calcext:value-type="string">
            <text:p>// Privacy-10-2に包含される</text:p>
            <text:p>lockPref("browser.sessionstore.privacy_level", 2);</text:p>
            <text:p><text:span text:style-name="T11">lockPref("browser.sessionstore.privacy_level_deferred", 2);</text:span></text:p>
          </table:table-cell>
          <table:table-cell table:style-name="ce9" table:formula="of:=IF([.M207]=&quot;&quot;;&quot;?&quot;;IF([.O207]=&quot;&quot;;&quot;新規&quot;;IF([.M207]=[.O207];&quot;&quot;;&quot;○&quot;)))" office:value-type="string" office:string-value="新規" calcext:value-type="string">
            <text:p>新規</text:p>
          </table:table-cell>
          <table:table-cell table:style-name="ce54" table:number-columns-repeated="3"/>
          <table:table-cell table:style-name="ce63" table:formula="of:=IFERROR(VLOOKUP([.$C207];[$'verify-targets-to-chapters'.$A$1:.$B$999];2;0);IF([.$A207]=&quot;&quot;;&quot;&quot;;&quot;省略&quot;))">
            <text:p/>
          </table:table-cell>
          <table:table-cell table:number-columns-repeated="1006"/>
        </table:table-row>
        <table:table-row table:style-name="ro54">
          <table:table-cell table:style-name="ce1"/>
          <table:table-cell table:style-name="ce4" table:formula="of:=IF([.$A208]&lt;&gt;&quot;&quot;;MAX([.$B$1:.$B207])+1;&quot;&quot;)">
            <text:p/>
          </table:table-cell>
          <table:table-cell table:style-name="ce4" table:formula="of:=CONCATENATE([.$D208];&quot;-&quot;;[.$E208])" office:value-type="string" office:string-value="Privacy-35-1" calcext:value-type="string">
            <text:p>Privacy-35-1</text:p>
          </table:table-cell>
          <table:table-cell table:style-name="ce10" office:value-type="string" calcext:value-type="string">
            <text:p>Privacy-35</text:p>
          </table:table-cell>
          <table:table-cell table:style-name="ce10" office:value-type="float" office:value="1" calcext:value-type="float">
            <text:p>1</text:p>
          </table:table-cell>
          <table:table-cell table:style-name="ce28" office:value-type="string" calcext:value-type="string" table:number-columns-spanned="1" table:number-rows-spanned="4">
            <text:p>プライバシー</text:p>
          </table:table-cell>
          <table:table-cell table:style-name="ce38" office:value-type="string" calcext:value-type="string" table:number-columns-spanned="1" table:number-rows-spanned="4">
            <text:p>トラッキングの遮断に使用するブロックリストの指定</text:p>
          </table:table-cell>
          <table:table-cell table:style-name="ce28" office:value-type="string" calcext:value-type="string" table:number-columns-spanned="1" table:number-rows-spanned="4">
            <text:p>-</text:p>
          </table:table-cell>
          <table:table-cell table:style-name="ce10" office:value-type="string" calcext:value-type="string">
            <text:p>簡易ブロックを初期設定とし、変更を許可（既定）</text:p>
          </table:table-cell>
          <table:table-cell table:style-name="ce9" office:value-type="string" calcext:value-type="string">
            <text:p>MCDで設定を反映する</text:p>
          </table:table-cell>
          <table:table-cell table:style-name="ce42" office:value-type="string" calcext:value-type="string">
            <text:p>defaultPref("urlclassifier.trackingTable", "test-track-simple,mozstd-track-digest256");</text:p>
          </table:table-cell>
          <table:table-cell table:style-name="ce12" table:formula="of:=IF([.K208]=&quot;&quot;;&quot;?&quot;;IF([.M208]=&quot;&quot;;&quot;新規&quot;;IF([.K208]=[.M208];&quot;&quot;;&quot;変更あり&quot;)))">
            <text:p/>
          </table:table-cell>
          <table:table-cell table:style-name="ce42" office:value-type="string" calcext:value-type="string">
            <text:p>defaultPref("urlclassifier.trackingTable", "test-track-simple,mozstd-track-digest256");</text:p>
          </table:table-cell>
          <table:table-cell table:style-name="ce9" table:formula="of:=IF([.M208]=&quot;&quot;;&quot;?&quot;;IF([.O208]=&quot;&quot;;&quot;新規&quot;;IF([.M208]=[.O208];&quot;&quot;;&quot;○&quot;)))" office:value-type="string" office:string-value="新規" calcext:value-type="string">
            <text:p>新規</text:p>
          </table:table-cell>
          <table:table-cell table:style-name="ce54" table:number-columns-repeated="3"/>
          <table:table-cell table:style-name="ce63" table:formula="of:=IFERROR(VLOOKUP([.$C208];[$'verify-targets-to-chapters'.$A$1:.$B$999];2;0);IF([.$A208]=&quot;&quot;;&quot;&quot;;&quot;省略&quot;))">
            <text:p/>
          </table:table-cell>
          <table:table-cell table:number-columns-repeated="1006"/>
        </table:table-row>
        <table:table-row table:style-name="ro54">
          <table:table-cell table:style-name="ce1"/>
          <table:table-cell table:style-name="ce4" table:formula="of:=IF([.$A209]&lt;&gt;&quot;&quot;;MAX([.$B$1:.$B208])+1;&quot;&quot;)">
            <text:p/>
          </table:table-cell>
          <table:table-cell table:style-name="ce4" table:formula="of:=CONCATENATE([.$D209];&quot;-&quot;;[.$E209])" office:value-type="string" office:string-value="Privacy-35-2" calcext:value-type="string">
            <text:p>Privacy-35-2</text:p>
          </table:table-cell>
          <table:table-cell table:style-name="ce10" office:value-type="string" calcext:value-type="string">
            <text:p>Privacy-35</text:p>
          </table:table-cell>
          <table:table-cell table:style-name="ce10" office:value-type="float" office:value="2" calcext:value-type="float">
            <text:p>2</text:p>
          </table:table-cell>
          <table:covered-table-cell table:style-name="ce19"/>
          <table:covered-table-cell table:style-name="ce36"/>
          <table:covered-table-cell table:style-name="ce19"/>
          <table:table-cell table:style-name="ce10" office:value-type="string" calcext:value-type="string">
            <text:p>広範ブロックを初期設定とし、変更を許可</text:p>
          </table:table-cell>
          <table:table-cell table:style-name="ce9" office:value-type="string" calcext:value-type="string">
            <text:p>MCDで設定を反映する</text:p>
          </table:table-cell>
          <table:table-cell table:style-name="ce42" office:value-type="string" calcext:value-type="string">
            <text:p>defaultPref("urlclassifier.trackingTable", "test-track-simple,mozfull-track-digest256");</text:p>
          </table:table-cell>
          <table:table-cell table:style-name="ce12" table:formula="of:=IF([.K209]=&quot;&quot;;&quot;?&quot;;IF([.M209]=&quot;&quot;;&quot;新規&quot;;IF([.K209]=[.M209];&quot;&quot;;&quot;変更あり&quot;)))">
            <text:p/>
          </table:table-cell>
          <table:table-cell table:style-name="ce42" office:value-type="string" calcext:value-type="string">
            <text:p>defaultPref("urlclassifier.trackingTable", "test-track-simple,mozfull-track-digest256");</text:p>
          </table:table-cell>
          <table:table-cell table:style-name="ce9" table:formula="of:=IF([.M209]=&quot;&quot;;&quot;?&quot;;IF([.O209]=&quot;&quot;;&quot;新規&quot;;IF([.M209]=[.O209];&quot;&quot;;&quot;○&quot;)))" office:value-type="string" office:string-value="新規" calcext:value-type="string">
            <text:p>新規</text:p>
          </table:table-cell>
          <table:table-cell table:style-name="ce54" table:number-columns-repeated="3"/>
          <table:table-cell table:style-name="ce63" table:formula="of:=IFERROR(VLOOKUP([.$C209];[$'verify-targets-to-chapters'.$A$1:.$B$999];2;0);IF([.$A209]=&quot;&quot;;&quot;&quot;;&quot;省略&quot;))">
            <text:p/>
          </table:table-cell>
          <table:table-cell table:number-columns-repeated="1006"/>
        </table:table-row>
        <table:table-row table:style-name="ro55">
          <table:table-cell table:style-name="ce1"/>
          <table:table-cell table:style-name="ce4" table:formula="of:=IF([.$A210]&lt;&gt;&quot;&quot;;MAX([.$B$1:.$B209])+1;&quot;&quot;)">
            <text:p/>
          </table:table-cell>
          <table:table-cell table:style-name="ce4" table:formula="of:=CONCATENATE([.$D210];&quot;-&quot;;[.$E210])" office:value-type="string" office:string-value="Privacy-35-3" calcext:value-type="string">
            <text:p>Privacy-35-3</text:p>
          </table:table-cell>
          <table:table-cell table:style-name="ce10" office:value-type="string" calcext:value-type="string">
            <text:p>Privacy-35</text:p>
          </table:table-cell>
          <table:table-cell table:style-name="ce10" office:value-type="float" office:value="3" calcext:value-type="float">
            <text:p>3</text:p>
          </table:table-cell>
          <table:covered-table-cell table:style-name="ce19"/>
          <table:covered-table-cell table:style-name="ce36"/>
          <table:covered-table-cell table:style-name="ce19"/>
          <table:table-cell table:style-name="ce10" office:value-type="string" calcext:value-type="string">
            <text:p>簡易ブロックで固定</text:p>
          </table:table-cell>
          <table:table-cell table:style-name="ce9" office:value-type="string" calcext:value-type="string">
            <text:p>MCDで設定を反映する</text:p>
          </table:table-cell>
          <table:table-cell table:style-name="ce42" office:value-type="string" calcext:value-type="string">
            <text:p>lockPref("urlclassifier.trackingTable", "test-track-simple,mozstd-track-digest256");</text:p>
            <text:p><text:span text:style-name="T13">lockPref("pref.privacy.disable_button.change_blocklist", true);</text:span></text:p>
          </table:table-cell>
          <table:table-cell table:style-name="ce12" table:formula="of:=IF([.K210]=&quot;&quot;;&quot;?&quot;;IF([.M210]=&quot;&quot;;&quot;新規&quot;;IF([.K210]=[.M210];&quot;&quot;;&quot;変更あり&quot;)))">
            <text:p/>
          </table:table-cell>
          <table:table-cell table:style-name="ce42" office:value-type="string" calcext:value-type="string">
            <text:p>lockPref("urlclassifier.trackingTable", "test-track-simple,mozstd-track-digest256");</text:p>
            <text:p><text:span text:style-name="T13">lockPref("pref.privacy.disable_button.change_blocklist", true);</text:span></text:p>
          </table:table-cell>
          <table:table-cell table:style-name="ce9" table:formula="of:=IF([.M210]=&quot;&quot;;&quot;?&quot;;IF([.O210]=&quot;&quot;;&quot;新規&quot;;IF([.M210]=[.O210];&quot;&quot;;&quot;○&quot;)))" office:value-type="string" office:string-value="新規" calcext:value-type="string">
            <text:p>新規</text:p>
          </table:table-cell>
          <table:table-cell table:style-name="ce54" table:number-columns-repeated="3"/>
          <table:table-cell table:style-name="ce63" table:formula="of:=IFERROR(VLOOKUP([.$C210];[$'verify-targets-to-chapters'.$A$1:.$B$999];2;0);IF([.$A210]=&quot;&quot;;&quot;&quot;;&quot;省略&quot;))">
            <text:p/>
          </table:table-cell>
          <table:table-cell table:number-columns-repeated="1006"/>
        </table:table-row>
        <table:table-row table:style-name="ro54">
          <table:table-cell table:style-name="ce1"/>
          <table:table-cell table:style-name="ce4" table:formula="of:=IF([.$A211]&lt;&gt;&quot;&quot;;MAX([.$B$1:.$B210])+1;&quot;&quot;)">
            <text:p/>
          </table:table-cell>
          <table:table-cell table:style-name="ce4" table:formula="of:=CONCATENATE([.$D211];&quot;-&quot;;[.$E211])" office:value-type="string" office:string-value="Privacy-35-4" calcext:value-type="string">
            <text:p>Privacy-35-4</text:p>
          </table:table-cell>
          <table:table-cell table:style-name="ce10" office:value-type="string" calcext:value-type="string">
            <text:p>Privacy-35</text:p>
          </table:table-cell>
          <table:table-cell table:style-name="ce10" office:value-type="float" office:value="4" calcext:value-type="float">
            <text:p>4</text:p>
          </table:table-cell>
          <table:covered-table-cell table:style-name="ce19"/>
          <table:covered-table-cell table:style-name="ce36"/>
          <table:covered-table-cell table:style-name="ce19"/>
          <table:table-cell table:style-name="ce10" office:value-type="string" calcext:value-type="string">
            <text:p>広範ブロックで固定</text:p>
          </table:table-cell>
          <table:table-cell table:style-name="ce9" office:value-type="string" calcext:value-type="string">
            <text:p>MCDで設定を反映する</text:p>
          </table:table-cell>
          <table:table-cell table:style-name="ce42" office:value-type="string" calcext:value-type="string">
            <text:p>lockPref("urlclassifier.trackingTable", "test-track-simple,mozfull-track-digest256");</text:p>
            <text:p>lockPref("pref.privacy.disable_button.change_blocklist", true);</text:p>
          </table:table-cell>
          <table:table-cell table:style-name="ce12" table:formula="of:=IF([.K211]=&quot;&quot;;&quot;?&quot;;IF([.M211]=&quot;&quot;;&quot;新規&quot;;IF([.K211]=[.M211];&quot;&quot;;&quot;変更あり&quot;)))">
            <text:p/>
          </table:table-cell>
          <table:table-cell table:style-name="ce42" office:value-type="string" calcext:value-type="string">
            <text:p>lockPref("urlclassifier.trackingTable", "test-track-simple,mozfull-track-digest256");</text:p>
            <text:p>lockPref("pref.privacy.disable_button.change_blocklist", true);</text:p>
          </table:table-cell>
          <table:table-cell table:style-name="ce9" table:formula="of:=IF([.M211]=&quot;&quot;;&quot;?&quot;;IF([.O211]=&quot;&quot;;&quot;新規&quot;;IF([.M211]=[.O211];&quot;&quot;;&quot;○&quot;)))" office:value-type="string" office:string-value="新規" calcext:value-type="string">
            <text:p>新規</text:p>
          </table:table-cell>
          <table:table-cell table:style-name="ce54" table:number-columns-repeated="3"/>
          <table:table-cell table:style-name="ce63" table:formula="of:=IFERROR(VLOOKUP([.$C211];[$'verify-targets-to-chapters'.$A$1:.$B$999];2;0);IF([.$A211]=&quot;&quot;;&quot;&quot;;&quot;省略&quot;))">
            <text:p/>
          </table:table-cell>
          <table:table-cell table:number-columns-repeated="1006"/>
        </table:table-row>
        <table:table-row table:style-name="ro54">
          <table:table-cell table:style-name="ce1"/>
          <table:table-cell table:style-name="ce4" table:formula="of:=IF([.$A212]&lt;&gt;&quot;&quot;;MAX([.$B$1:.$B211])+1;&quot;&quot;)">
            <text:p/>
          </table:table-cell>
          <table:table-cell table:style-name="ce4" table:formula="of:=CONCATENATE([.$D212];&quot;-&quot;;[.$E212])" office:value-type="string" office:string-value="Privacy-36-1" calcext:value-type="string">
            <text:p>Privacy-36-1</text:p>
          </table:table-cell>
          <table:table-cell table:style-name="ce10" office:value-type="string" calcext:value-type="string">
            <text:p>Privacy-36</text:p>
          </table:table-cell>
          <table:table-cell table:style-name="ce10" office:value-type="float" office:value="1" calcext:value-type="float">
            <text:p>1</text:p>
          </table:table-cell>
          <table:table-cell table:style-name="ce24" office:value-type="string" calcext:value-type="string" table:number-columns-spanned="1" table:number-rows-spanned="2">
            <text:p>プライバシー</text:p>
          </table:table-cell>
          <table:table-cell table:style-name="ce37" office:value-type="string" calcext:value-type="string" table:number-columns-spanned="1" table:number-rows-spanned="2">
            <text:p>TLS/SSLで保護された通信のコンテンツのディスク上へのキャッシュ</text:p>
          </table:table-cell>
          <table:table-cell table:style-name="ce24" office:value-type="string" calcext:value-type="string" table:number-columns-spanned="1" table:number-rows-spanned="2">
            <text:p>-</text:p>
          </table:table-cell>
          <table:table-cell table:style-name="ce10" office:value-type="string" calcext:value-type="string">
            <text:p>許可する（既定）</text:p>
          </table:table-cell>
          <table:table-cell table:style-name="ce9" office:value-type="string" calcext:value-type="string">
            <text:p>-</text:p>
          </table:table-cell>
          <table:table-cell table:style-name="ce42" office:value-type="string" calcext:value-type="string">
            <text:p>-</text:p>
          </table:table-cell>
          <table:table-cell table:style-name="ce12" table:formula="of:=IF([.K212]=&quot;&quot;;&quot;?&quot;;IF([.M212]=&quot;&quot;;&quot;新規&quot;;IF([.K212]=[.M212];&quot;&quot;;&quot;変更あり&quot;)))">
            <text:p/>
          </table:table-cell>
          <table:table-cell table:style-name="ce42" office:value-type="string" calcext:value-type="string">
            <text:p>-</text:p>
          </table:table-cell>
          <table:table-cell table:style-name="ce9" table:formula="of:=IF([.M212]=&quot;&quot;;&quot;?&quot;;IF([.O212]=&quot;&quot;;&quot;新規&quot;;IF([.M212]=[.O212];&quot;&quot;;&quot;○&quot;)))" office:value-type="string" office:string-value="新規" calcext:value-type="string">
            <text:p>新規</text:p>
          </table:table-cell>
          <table:table-cell table:style-name="ce54" table:number-columns-repeated="3"/>
          <table:table-cell table:style-name="ce63" table:formula="of:=IFERROR(VLOOKUP([.$C212];[$'verify-targets-to-chapters'.$A$1:.$B$999];2;0);IF([.$A212]=&quot;&quot;;&quot;&quot;;&quot;省略&quot;))">
            <text:p/>
          </table:table-cell>
          <table:table-cell table:number-columns-repeated="1006"/>
        </table:table-row>
        <table:table-row table:style-name="ro54">
          <table:table-cell table:style-name="ce1"/>
          <table:table-cell table:style-name="ce4" table:formula="of:=IF([.$A213]&lt;&gt;&quot;&quot;;MAX([.$B$1:.$B212])+1;&quot;&quot;)">
            <text:p/>
          </table:table-cell>
          <table:table-cell table:style-name="ce4" table:formula="of:=CONCATENATE([.$D213];&quot;-&quot;;[.$E213])" office:value-type="string" office:string-value="Privacy-36-2" calcext:value-type="string">
            <text:p>Privacy-36-2</text:p>
          </table:table-cell>
          <table:table-cell table:style-name="ce10" office:value-type="string" calcext:value-type="string">
            <text:p>Privacy-36</text:p>
          </table:table-cell>
          <table:table-cell table:style-name="ce10" office:value-type="float" office:value="2" calcext:value-type="float">
            <text:p>2</text:p>
          </table:table-cell>
          <table:covered-table-cell table:style-name="ce19"/>
          <table:covered-table-cell table:style-name="ce36"/>
          <table:covered-table-cell table:style-name="ce19"/>
          <table:table-cell table:style-name="ce10" office:value-type="string" calcext:value-type="string">
            <text:p>禁止する</text:p>
          </table:table-cell>
          <table:table-cell table:style-name="ce9" office:value-type="string" calcext:value-type="string">
            <text:p>MCDで設定を反映する</text:p>
          </table:table-cell>
          <table:table-cell table:style-name="ce42" office:value-type="string" calcext:value-type="string">
            <text:p>lockPref("browser.cache.disk_cache_ssl", false)</text:p>
          </table:table-cell>
          <table:table-cell table:style-name="ce12" table:formula="of:=IF([.K213]=&quot;&quot;;&quot;?&quot;;IF([.M213]=&quot;&quot;;&quot;新規&quot;;IF([.K213]=[.M213];&quot;&quot;;&quot;変更あり&quot;)))">
            <text:p/>
          </table:table-cell>
          <table:table-cell table:style-name="ce42" office:value-type="string" calcext:value-type="string">
            <text:p>lockPref("browser.cache.disk_cache_ssl", false)</text:p>
          </table:table-cell>
          <table:table-cell table:style-name="ce9" table:formula="of:=IF([.M213]=&quot;&quot;;&quot;?&quot;;IF([.O213]=&quot;&quot;;&quot;新規&quot;;IF([.M213]=[.O213];&quot;&quot;;&quot;○&quot;)))" office:value-type="string" office:string-value="新規" calcext:value-type="string">
            <text:p>新規</text:p>
          </table:table-cell>
          <table:table-cell table:style-name="ce54" table:number-columns-repeated="3"/>
          <table:table-cell table:style-name="ce63" table:formula="of:=IFERROR(VLOOKUP([.$C213];[$'verify-targets-to-chapters'.$A$1:.$B$999];2;0);IF([.$A213]=&quot;&quot;;&quot;&quot;;&quot;省略&quot;))">
            <text:p/>
          </table:table-cell>
          <table:table-cell table:number-columns-repeated="1006"/>
        </table:table-row>
        <table:table-row table:style-name="ro54">
          <table:table-cell table:style-name="ce1"/>
          <table:table-cell table:style-name="ce4" table:formula="of:=IF([.$A214]&lt;&gt;&quot;&quot;;MAX([.$B$1:.$B213])+1;&quot;&quot;)">
            <text:p/>
          </table:table-cell>
          <table:table-cell table:style-name="ce4" table:formula="of:=CONCATENATE([.$D214];&quot;-&quot;;[.$E214])" office:value-type="string" office:string-value="Privacy-37-1" calcext:value-type="string">
            <text:p>Privacy-37-1</text:p>
          </table:table-cell>
          <table:table-cell table:style-name="ce10" office:value-type="string" calcext:value-type="string">
            <text:p>Privacy-37</text:p>
          </table:table-cell>
          <table:table-cell table:style-name="ce10" office:value-type="float" office:value="1" calcext:value-type="float">
            <text:p>1</text:p>
          </table:table-cell>
          <table:table-cell table:style-name="ce24" office:value-type="string" calcext:value-type="string" table:number-columns-spanned="1" table:number-rows-spanned="2">
            <text:p>プライバシー</text:p>
          </table:table-cell>
          <table:table-cell table:style-name="ce37" office:value-type="string" calcext:value-type="string" table:number-columns-spanned="1" table:number-rows-spanned="2">
            <text:p>ネットワーク経由での先読み機能の全般的な制御</text:p>
          </table:table-cell>
          <table:table-cell table:style-name="ce24" office:value-type="string" calcext:value-type="string" table:number-columns-spanned="1" table:number-rows-spanned="2">
            <text:p>-</text:p>
          </table:table-cell>
          <table:table-cell table:style-name="ce10" office:value-type="string" calcext:value-type="string">
            <text:p>先読みを許可する（既定）</text:p>
          </table:table-cell>
          <table:table-cell table:style-name="ce9" office:value-type="string" calcext:value-type="string">
            <text:p>-</text:p>
          </table:table-cell>
          <table:table-cell table:style-name="ce42" office:value-type="string" calcext:value-type="string">
            <text:p>-</text:p>
          </table:table-cell>
          <table:table-cell table:style-name="ce12" table:formula="of:=IF([.K214]=&quot;&quot;;&quot;?&quot;;IF([.M214]=&quot;&quot;;&quot;新規&quot;;IF([.K214]=[.M214];&quot;&quot;;&quot;変更あり&quot;)))">
            <text:p/>
          </table:table-cell>
          <table:table-cell table:style-name="ce42" office:value-type="string" calcext:value-type="string">
            <text:p>-</text:p>
          </table:table-cell>
          <table:table-cell table:style-name="ce9" table:formula="of:=IF([.M214]=&quot;&quot;;&quot;?&quot;;IF([.O214]=&quot;&quot;;&quot;新規&quot;;IF([.M214]=[.O214];&quot;&quot;;&quot;○&quot;)))" office:value-type="string" office:string-value="新規" calcext:value-type="string">
            <text:p>新規</text:p>
          </table:table-cell>
          <table:table-cell table:style-name="ce54" table:number-columns-repeated="3"/>
          <table:table-cell table:style-name="ce63" table:formula="of:=IFERROR(VLOOKUP([.$C214];[$'verify-targets-to-chapters'.$A$1:.$B$999];2;0);IF([.$A214]=&quot;&quot;;&quot;&quot;;&quot;省略&quot;))">
            <text:p/>
          </table:table-cell>
          <table:table-cell table:number-columns-repeated="1006"/>
        </table:table-row>
        <table:table-row table:style-name="ro54">
          <table:table-cell table:style-name="ce1"/>
          <table:table-cell table:style-name="ce4" table:formula="of:=IF([.$A215]&lt;&gt;&quot;&quot;;MAX([.$B$1:.$B214])+1;&quot;&quot;)">
            <text:p/>
          </table:table-cell>
          <table:table-cell table:style-name="ce4" table:formula="of:=CONCATENATE([.$D215];&quot;-&quot;;[.$E215])" office:value-type="string" office:string-value="Privacy-37-2" calcext:value-type="string">
            <text:p>Privacy-37-2</text:p>
          </table:table-cell>
          <table:table-cell table:style-name="ce10" office:value-type="string" calcext:value-type="string">
            <text:p>Privacy-37</text:p>
          </table:table-cell>
          <table:table-cell table:style-name="ce10" office:value-type="float" office:value="2" calcext:value-type="float">
            <text:p>2</text:p>
          </table:table-cell>
          <table:covered-table-cell table:style-name="ce19"/>
          <table:covered-table-cell table:style-name="ce36"/>
          <table:covered-table-cell table:style-name="ce19"/>
          <table:table-cell table:style-name="ce10" office:value-type="string" calcext:value-type="string">
            <text:p>先読みを禁止する</text:p>
          </table:table-cell>
          <table:table-cell table:style-name="ce9" office:value-type="string" calcext:value-type="string">
            <text:p>MCDで設定を反映する</text:p>
          </table:table-cell>
          <table:table-cell table:style-name="ce42" office:value-type="string" calcext:value-type="string">
            <text:p>lockPref("network.predictor.enabled", false);</text:p>
          </table:table-cell>
          <table:table-cell table:style-name="ce12" table:formula="of:=IF([.K215]=&quot;&quot;;&quot;?&quot;;IF([.M215]=&quot;&quot;;&quot;新規&quot;;IF([.K215]=[.M215];&quot;&quot;;&quot;変更あり&quot;)))">
            <text:p/>
          </table:table-cell>
          <table:table-cell table:style-name="ce42" office:value-type="string" calcext:value-type="string">
            <text:p>lockPref("network.predictor.enabled", false);</text:p>
          </table:table-cell>
          <table:table-cell table:style-name="ce9" table:formula="of:=IF([.M215]=&quot;&quot;;&quot;?&quot;;IF([.O215]=&quot;&quot;;&quot;新規&quot;;IF([.M215]=[.O215];&quot;&quot;;&quot;○&quot;)))" office:value-type="string" office:string-value="新規" calcext:value-type="string">
            <text:p>新規</text:p>
          </table:table-cell>
          <table:table-cell table:style-name="ce54" table:number-columns-repeated="3"/>
          <table:table-cell table:style-name="ce63" table:formula="of:=IFERROR(VLOOKUP([.$C215];[$'verify-targets-to-chapters'.$A$1:.$B$999];2;0);IF([.$A215]=&quot;&quot;;&quot;&quot;;&quot;省略&quot;))">
            <text:p/>
          </table:table-cell>
          <table:table-cell table:number-columns-repeated="1006"/>
        </table:table-row>
        <table:table-row table:style-name="ro54">
          <table:table-cell table:style-name="ce1"/>
          <table:table-cell table:style-name="ce4" table:formula="of:=IF([.$A216]&lt;&gt;&quot;&quot;;MAX([.$B$1:.$B215])+1;&quot;&quot;)">
            <text:p/>
          </table:table-cell>
          <table:table-cell table:style-name="ce4" table:formula="of:=CONCATENATE([.$D216];&quot;-&quot;;[.$E216])" office:value-type="string" office:string-value="Privacy-38-1" calcext:value-type="string">
            <text:p>Privacy-38-1</text:p>
          </table:table-cell>
          <table:table-cell table:style-name="ce10" office:value-type="string" calcext:value-type="string">
            <text:p>Privacy-38</text:p>
          </table:table-cell>
          <table:table-cell table:style-name="ce10" office:value-type="float" office:value="1" calcext:value-type="float">
            <text:p>1</text:p>
          </table:table-cell>
          <table:table-cell table:style-name="ce24" office:value-type="string" calcext:value-type="string" table:number-columns-spanned="1" table:number-rows-spanned="2">
            <text:p>プライバシー</text:p>
          </table:table-cell>
          <table:table-cell table:style-name="ce37" office:value-type="string" calcext:value-type="string" table:number-columns-spanned="1" table:number-rows-spanned="2">
            <text:p>Webビーコンの送信</text:p>
          </table:table-cell>
          <table:table-cell table:style-name="ce24" office:value-type="string" calcext:value-type="string" table:number-columns-spanned="1" table:number-rows-spanned="2">
            <text:p>-</text:p>
          </table:table-cell>
          <table:table-cell table:style-name="ce10" office:value-type="string" calcext:value-type="string">
            <text:p>許可する（既定）</text:p>
          </table:table-cell>
          <table:table-cell table:style-name="ce9" office:value-type="string" calcext:value-type="string">
            <text:p>-</text:p>
          </table:table-cell>
          <table:table-cell table:style-name="ce42" office:value-type="string" calcext:value-type="string">
            <text:p>-</text:p>
          </table:table-cell>
          <table:table-cell table:style-name="ce12" table:formula="of:=IF([.K216]=&quot;&quot;;&quot;?&quot;;IF([.M216]=&quot;&quot;;&quot;新規&quot;;IF([.K216]=[.M216];&quot;&quot;;&quot;変更あり&quot;)))">
            <text:p/>
          </table:table-cell>
          <table:table-cell table:style-name="ce42" office:value-type="string" calcext:value-type="string">
            <text:p>-</text:p>
          </table:table-cell>
          <table:table-cell table:style-name="ce9" table:formula="of:=IF([.M216]=&quot;&quot;;&quot;?&quot;;IF([.O216]=&quot;&quot;;&quot;新規&quot;;IF([.M216]=[.O216];&quot;&quot;;&quot;○&quot;)))" office:value-type="string" office:string-value="新規" calcext:value-type="string">
            <text:p>新規</text:p>
          </table:table-cell>
          <table:table-cell table:style-name="ce54" table:number-columns-repeated="3"/>
          <table:table-cell table:style-name="ce63" table:formula="of:=IFERROR(VLOOKUP([.$C216];[$'verify-targets-to-chapters'.$A$1:.$B$999];2;0);IF([.$A216]=&quot;&quot;;&quot;&quot;;&quot;省略&quot;))">
            <text:p/>
          </table:table-cell>
          <table:table-cell table:number-columns-repeated="1006"/>
        </table:table-row>
        <table:table-row table:style-name="ro54">
          <table:table-cell table:style-name="ce1"/>
          <table:table-cell table:style-name="ce4" table:formula="of:=IF([.$A217]&lt;&gt;&quot;&quot;;MAX([.$B$1:.$B216])+1;&quot;&quot;)">
            <text:p/>
          </table:table-cell>
          <table:table-cell table:style-name="ce4" table:formula="of:=CONCATENATE([.$D217];&quot;-&quot;;[.$E217])" office:value-type="string" office:string-value="Privacy-38-2" calcext:value-type="string">
            <text:p>Privacy-38-2</text:p>
          </table:table-cell>
          <table:table-cell table:style-name="ce10" office:value-type="string" calcext:value-type="string">
            <text:p>Privacy-38</text:p>
          </table:table-cell>
          <table:table-cell table:style-name="ce10" office:value-type="float" office:value="2" calcext:value-type="float">
            <text:p>2</text:p>
          </table:table-cell>
          <table:covered-table-cell table:style-name="ce19"/>
          <table:covered-table-cell table:style-name="ce36"/>
          <table:covered-table-cell table:style-name="ce19"/>
          <table:table-cell table:style-name="ce10" office:value-type="string" calcext:value-type="string">
            <text:p>禁止する</text:p>
          </table:table-cell>
          <table:table-cell table:style-name="ce9" office:value-type="string" calcext:value-type="string">
            <text:p>MCDで設定を反映する</text:p>
          </table:table-cell>
          <table:table-cell table:style-name="ce42" office:value-type="string" calcext:value-type="string">
            <text:p>lockPref("beacon.enabled", false); </text:p>
          </table:table-cell>
          <table:table-cell table:style-name="ce12" table:formula="of:=IF([.K217]=&quot;&quot;;&quot;?&quot;;IF([.M217]=&quot;&quot;;&quot;新規&quot;;IF([.K217]=[.M217];&quot;&quot;;&quot;変更あり&quot;)))">
            <text:p/>
          </table:table-cell>
          <table:table-cell table:style-name="ce42" office:value-type="string" calcext:value-type="string">
            <text:p>lockPref("beacon.enabled", false); </text:p>
          </table:table-cell>
          <table:table-cell table:style-name="ce9" table:formula="of:=IF([.M217]=&quot;&quot;;&quot;?&quot;;IF([.O217]=&quot;&quot;;&quot;新規&quot;;IF([.M217]=[.O217];&quot;&quot;;&quot;○&quot;)))" office:value-type="string" office:string-value="新規" calcext:value-type="string">
            <text:p>新規</text:p>
          </table:table-cell>
          <table:table-cell table:style-name="ce54" table:number-columns-repeated="3"/>
          <table:table-cell table:style-name="ce63" table:formula="of:=IFERROR(VLOOKUP([.$C217];[$'verify-targets-to-chapters'.$A$1:.$B$999];2;0);IF([.$A217]=&quot;&quot;;&quot;&quot;;&quot;省略&quot;))">
            <text:p/>
          </table:table-cell>
          <table:table-cell table:number-columns-repeated="1006"/>
        </table:table-row>
        <table:table-row table:style-name="ro54">
          <table:table-cell table:style-name="ce1"/>
          <table:table-cell table:style-name="ce4" table:formula="of:=IF([.$A218]&lt;&gt;&quot;&quot;;MAX([.$B$1:.$B217])+1;&quot;&quot;)">
            <text:p/>
          </table:table-cell>
          <table:table-cell table:style-name="ce4" table:formula="of:=CONCATENATE([.$D218];&quot;-&quot;;[.$E218])" office:value-type="string" office:string-value="Privacy-39-1" calcext:value-type="string">
            <text:p>Privacy-39-1</text:p>
          </table:table-cell>
          <table:table-cell table:style-name="ce10" office:value-type="string" calcext:value-type="string">
            <text:p>Privacy-39</text:p>
          </table:table-cell>
          <table:table-cell table:style-name="ce10" office:value-type="float" office:value="1" calcext:value-type="float">
            <text:p>1</text:p>
          </table:table-cell>
          <table:table-cell table:style-name="ce24" office:value-type="string" calcext:value-type="string" table:number-columns-spanned="1" table:number-rows-spanned="2">
            <text:p>プライバシー</text:p>
          </table:table-cell>
          <table:table-cell table:style-name="ce37" office:value-type="string" calcext:value-type="string" table:number-columns-spanned="1" table:number-rows-spanned="2">
            <text:p>SSL/TLSでないページへのパスワード入力時の警告</text:p>
          </table:table-cell>
          <table:table-cell table:style-name="ce24" office:value-type="string" calcext:value-type="string" table:number-columns-spanned="1" table:number-rows-spanned="2">
            <text:p>-</text:p>
          </table:table-cell>
          <table:table-cell table:style-name="ce10" office:value-type="string" calcext:value-type="string">
            <text:p>警告する（既定）</text:p>
          </table:table-cell>
          <table:table-cell table:style-name="ce9" office:value-type="string" calcext:value-type="string">
            <text:p>-</text:p>
          </table:table-cell>
          <table:table-cell table:style-name="ce42" office:value-type="string" calcext:value-type="string">
            <text:p>-</text:p>
          </table:table-cell>
          <table:table-cell table:style-name="ce12" table:formula="of:=IF([.K218]=&quot;&quot;;&quot;?&quot;;IF([.M218]=&quot;&quot;;&quot;新規&quot;;IF([.K218]=[.M218];&quot;&quot;;&quot;変更あり&quot;)))" office:value-type="string" office:string-value="新規" calcext:value-type="string">
            <text:p>新規</text:p>
          </table:table-cell>
          <table:table-cell table:style-name="ce42"/>
          <table:table-cell table:style-name="ce9"/>
          <table:table-cell table:style-name="ce54" table:number-columns-repeated="3"/>
          <table:table-cell table:style-name="ce63" table:formula="of:=IFERROR(VLOOKUP([.$C218];[$'verify-targets-to-chapters'.$A$1:.$B$999];2;0);IF([.$A218]=&quot;&quot;;&quot;&quot;;&quot;省略&quot;))">
            <text:p/>
          </table:table-cell>
          <table:table-cell table:number-columns-repeated="1006"/>
        </table:table-row>
        <table:table-row table:style-name="ro54">
          <table:table-cell table:style-name="ce1"/>
          <table:table-cell table:style-name="ce4" table:formula="of:=IF([.$A219]&lt;&gt;&quot;&quot;;MAX([.$B$1:.$B218])+1;&quot;&quot;)">
            <text:p/>
          </table:table-cell>
          <table:table-cell table:style-name="ce4" table:formula="of:=CONCATENATE([.$D219];&quot;-&quot;;[.$E219])" office:value-type="string" office:string-value="Privacy-39-2" calcext:value-type="string">
            <text:p>Privacy-39-2</text:p>
          </table:table-cell>
          <table:table-cell table:style-name="ce10" office:value-type="string" calcext:value-type="string">
            <text:p>Privacy-39</text:p>
          </table:table-cell>
          <table:table-cell table:style-name="ce10" office:value-type="float" office:value="2" calcext:value-type="float">
            <text:p>2</text:p>
          </table:table-cell>
          <table:covered-table-cell table:style-name="ce19"/>
          <table:covered-table-cell table:style-name="ce36"/>
          <table:covered-table-cell table:style-name="ce19"/>
          <table:table-cell table:style-name="ce10" office:value-type="string" calcext:value-type="string">
            <text:p>警告しない</text:p>
          </table:table-cell>
          <table:table-cell table:style-name="ce9" office:value-type="string" calcext:value-type="string">
            <text:p>MCDで設定を反映する</text:p>
          </table:table-cell>
          <table:table-cell table:style-name="ce42" office:value-type="string" calcext:value-type="string">
            <text:p>lockPref("security.insecure_field_warning.contextual.enabled", false); </text:p>
          </table:table-cell>
          <table:table-cell table:style-name="ce12" table:formula="of:=IF([.K219]=&quot;&quot;;&quot;?&quot;;IF([.M219]=&quot;&quot;;&quot;新規&quot;;IF([.K219]=[.M219];&quot;&quot;;&quot;変更あり&quot;)))" office:value-type="string" office:string-value="新規" calcext:value-type="string">
            <text:p>新規</text:p>
          </table:table-cell>
          <table:table-cell table:style-name="ce42"/>
          <table:table-cell table:style-name="ce9"/>
          <table:table-cell table:style-name="ce54" table:number-columns-repeated="3"/>
          <table:table-cell table:style-name="ce63" table:formula="of:=IFERROR(VLOOKUP([.$C219];[$'verify-targets-to-chapters'.$A$1:.$B$999];2;0);IF([.$A219]=&quot;&quot;;&quot;&quot;;&quot;省略&quot;))">
            <text:p/>
          </table:table-cell>
          <table:table-cell table:number-columns-repeated="1006"/>
        </table:table-row>
        <table:table-row table:style-name="ro54">
          <table:table-cell table:style-name="ce1"/>
          <table:table-cell table:style-name="ce4" table:formula="of:=IF([.$A220]&lt;&gt;&quot;&quot;;MAX([.$B$1:.$B219])+1;&quot;&quot;)">
            <text:p/>
          </table:table-cell>
          <table:table-cell table:style-name="ce4" table:formula="of:=CONCATENATE([.$D220];&quot;-&quot;;[.$E220])" office:value-type="string" office:string-value="Privacy-40-1" calcext:value-type="string">
            <text:p>Privacy-40-1</text:p>
          </table:table-cell>
          <table:table-cell table:style-name="ce10" office:value-type="string" calcext:value-type="string">
            <text:p>Privacy-40</text:p>
          </table:table-cell>
          <table:table-cell table:style-name="ce10" office:value-type="float" office:value="1" calcext:value-type="float">
            <text:p>1</text:p>
          </table:table-cell>
          <table:table-cell table:style-name="ce24" office:value-type="string" calcext:value-type="string" table:number-columns-spanned="1" table:number-rows-spanned="2">
            <text:p>プライバシー</text:p>
          </table:table-cell>
          <table:table-cell table:style-name="ce37"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24" office:value-type="string" calcext:value-type="string" table:number-columns-spanned="1" table:number-rows-spanned="2">
            <text:p>-</text:p>
          </table:table-cell>
          <table:table-cell table:style-name="ce10" office:value-type="string" calcext:value-type="string">
            <text:p>表示する（既定）</text:p>
          </table:table-cell>
          <table:table-cell table:style-name="ce9" office:value-type="string" calcext:value-type="string">
            <text:p>-</text:p>
          </table:table-cell>
          <table:table-cell table:style-name="ce42" office:value-type="string" calcext:value-type="string">
            <text:p>-</text:p>
          </table:table-cell>
          <table:table-cell table:style-name="ce12" table:formula="of:=IF([.K220]=&quot;&quot;;&quot;?&quot;;IF([.M220]=&quot;&quot;;&quot;新規&quot;;IF([.K220]=[.M220];&quot;&quot;;&quot;変更あり&quot;)))" office:value-type="string" office:string-value="新規" calcext:value-type="string">
            <text:p>新規</text:p>
          </table:table-cell>
          <table:table-cell table:style-name="ce42"/>
          <table:table-cell table:style-name="ce9"/>
          <table:table-cell table:style-name="ce54" table:number-columns-repeated="3"/>
          <table:table-cell table:style-name="ce63" table:formula="of:=IFERROR(VLOOKUP([.$C220];[$'verify-targets-to-chapters'.$A$1:.$B$999];2;0);IF([.$A220]=&quot;&quot;;&quot;&quot;;&quot;省略&quot;))">
            <text:p/>
          </table:table-cell>
          <table:table-cell table:number-columns-repeated="1006"/>
        </table:table-row>
        <table:table-row table:style-name="ro54">
          <table:table-cell table:style-name="ce1"/>
          <table:table-cell table:style-name="ce4" table:formula="of:=IF([.$A221]&lt;&gt;&quot;&quot;;MAX([.$B$1:.$B220])+1;&quot;&quot;)">
            <text:p/>
          </table:table-cell>
          <table:table-cell table:style-name="ce4" table:formula="of:=CONCATENATE([.$D221];&quot;-&quot;;[.$E221])" office:value-type="string" office:string-value="Privacy-40-2" calcext:value-type="string">
            <text:p>Privacy-40-2</text:p>
          </table:table-cell>
          <table:table-cell table:style-name="ce10" office:value-type="string" calcext:value-type="string">
            <text:p>Privacy-40</text:p>
          </table:table-cell>
          <table:table-cell table:style-name="ce10" office:value-type="float" office:value="2" calcext:value-type="float">
            <text:p>2</text:p>
          </table:table-cell>
          <table:covered-table-cell table:style-name="ce19"/>
          <table:covered-table-cell table:style-name="ce36"/>
          <table:covered-table-cell table:style-name="ce19"/>
          <table:table-cell table:style-name="ce10" office:value-type="string" calcext:value-type="string">
            <text:p>表示しない</text:p>
          </table:table-cell>
          <table:table-cell table:style-name="ce9" office:value-type="string" calcext:value-type="string">
            <text:p>MCDで設定を反映する</text:p>
          </table:table-cell>
          <table:table-cell table:style-name="ce42" office:value-type="string" calcext:value-type="string">
            <text:p>lockPref("signon.rememberSignons.visibilityToggle", false); </text:p>
          </table:table-cell>
          <table:table-cell table:style-name="ce12" table:formula="of:=IF([.K221]=&quot;&quot;;&quot;?&quot;;IF([.M221]=&quot;&quot;;&quot;新規&quot;;IF([.K221]=[.M221];&quot;&quot;;&quot;変更あり&quot;)))" office:value-type="string" office:string-value="新規" calcext:value-type="string">
            <text:p>新規</text:p>
          </table:table-cell>
          <table:table-cell table:style-name="ce42"/>
          <table:table-cell table:style-name="ce9"/>
          <table:table-cell table:style-name="ce54" table:number-columns-repeated="3"/>
          <table:table-cell table:style-name="ce63" table:formula="of:=IFERROR(VLOOKUP([.$C221];[$'verify-targets-to-chapters'.$A$1:.$B$999];2;0);IF([.$A221]=&quot;&quot;;&quot;&quot;;&quot;省略&quot;))">
            <text:p/>
          </table:table-cell>
          <table:table-cell table:number-columns-repeated="1006"/>
        </table:table-row>
        <table:table-row table:style-name="ro56">
          <table:table-cell table:style-name="ce1"/>
          <table:table-cell table:style-name="ce4" table:formula="of:=IF([.$A222]&lt;&gt;&quot;&quot;;MAX([.$B$1:.$B221])+1;&quot;&quot;)">
            <text:p/>
          </table:table-cell>
          <table:table-cell table:style-name="ce4" table:formula="of:=CONCATENATE([.$D222];&quot;-&quot;;[.$E222])" office:value-type="string" office:string-value="Startup-1-1" calcext:value-type="string">
            <text:p>Startup-1-1</text:p>
          </table:table-cell>
          <table:table-cell table:style-name="ce9" office:value-type="string" calcext:value-type="string">
            <text:p>Startup-1</text:p>
          </table:table-cell>
          <table:table-cell table:style-name="ce9" office:value-type="float" office:value="1" calcext:value-type="float">
            <text:p>1</text:p>
          </table:table-cell>
          <table:table-cell table:style-name="ce22" office:value-type="string" calcext:value-type="string" table:number-columns-spanned="1" table:number-rows-spanned="2">
            <text:p>起動時の挙動の制御</text:p>
          </table:table-cell>
          <table:table-cell table:style-name="ce22" office:value-type="string" calcext:value-type="string" table:number-columns-spanned="1" table:number-rows-spanned="2">
            <text:p>初回起動時の設定移行ウィザード</text:p>
          </table:table-cell>
          <table:table-cell table:style-name="ce22" office:value-type="string" calcext:value-type="string" table:number-columns-spanned="1" table:number-rows-spanned="2">
            <text:p>-</text:p>
          </table:table-cell>
          <table:table-cell table:style-name="ce9" office:value-type="string" calcext:value-type="string">
            <text:p>表示する（既定）</text:p>
          </table:table-cell>
          <table:table-cell table:number-columns-repeated="2" table:style-name="ce9" office:value-type="string" calcext:value-type="string">
            <text:p>-</text:p>
          </table:table-cell>
          <table:table-cell table:style-name="ce12" table:formula="of:=IF([.K222]=&quot;&quot;;&quot;?&quot;;IF([.M222]=&quot;&quot;;&quot;新規&quot;;IF([.K222]=[.M222];&quot;&quot;;&quot;変更あり&quot;)))">
            <text:p/>
          </table:table-cell>
          <table:table-cell table:style-name="ce54" office:value-type="string" calcext:value-type="string">
            <text:p>-</text:p>
          </table:table-cell>
          <table:table-cell table:style-name="ce9" table:formula="of:=IF([.M222]=&quot;&quot;;&quot;?&quot;;IF([.O222]=&quot;&quot;;&quot;新規&quot;;IF([.M222]=[.O222];&quot;&quot;;&quot;○&quot;)))">
            <text:p/>
          </table:table-cell>
          <table:table-cell table:style-name="ce54" office:value-type="string" calcext:value-type="string">
            <text:p>-</text:p>
          </table:table-cell>
          <table:table-cell table:style-name="ce54" table:number-columns-repeated="2"/>
          <table:table-cell table:style-name="ce63" table:formula="of:=IFERROR(VLOOKUP([.$C222];[$'verify-targets-to-chapters'.$A$1:.$B$999];2;0);IF([.$A222]=&quot;&quot;;&quot;&quot;;&quot;省略&quot;))">
            <text:p/>
          </table:table-cell>
          <table:table-cell table:number-columns-repeated="1006"/>
        </table:table-row>
        <table:table-row table:style-name="ro3">
          <table:table-cell table:style-name="ce1"/>
          <table:table-cell table:style-name="ce4" table:formula="of:=IF([.$A223]&lt;&gt;&quot;&quot;;MAX([.$B$1:.$B222])+1;&quot;&quot;)">
            <text:p/>
          </table:table-cell>
          <table:table-cell table:style-name="ce4" table:formula="of:=CONCATENATE([.$D223];&quot;-&quot;;[.$E223])" office:value-type="string" office:string-value="Startup-1-2" calcext:value-type="string">
            <text:p>Startup-1-2</text:p>
          </table:table-cell>
          <table:table-cell table:style-name="ce9" office:value-type="string" calcext:value-type="string">
            <text:p>Startup-1</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表示しない</text:p>
          </table:table-cell>
          <table:table-cell table:style-name="ce9" office:value-type="string" calcext:value-type="string">
            <text:p>override.iniに設定を反映する</text:p>
          </table:table-cell>
          <table:table-cell table:style-name="ce9" office:value-type="string" calcext:value-type="string">
            <text:p>[XRE]</text:p>
            <text:p>EnableProfileMigrator=0</text:p>
          </table:table-cell>
          <table:table-cell table:style-name="ce12" table:formula="of:=IF([.K223]=&quot;&quot;;&quot;?&quot;;IF([.M223]=&quot;&quot;;&quot;新規&quot;;IF([.K223]=[.M223];&quot;&quot;;&quot;変更あり&quot;)))">
            <text:p/>
          </table:table-cell>
          <table:table-cell table:style-name="ce54" office:value-type="string" calcext:value-type="string">
            <text:p>[XRE]</text:p>
            <text:p>EnableProfileMigrator=0</text:p>
          </table:table-cell>
          <table:table-cell table:style-name="ce9" table:formula="of:=IF([.M223]=&quot;&quot;;&quot;?&quot;;IF([.O223]=&quot;&quot;;&quot;新規&quot;;IF([.M223]=[.O223];&quot;&quot;;&quot;○&quot;)))">
            <text:p/>
          </table:table-cell>
          <table:table-cell table:style-name="ce54" office:value-type="string" calcext:value-type="string">
            <text:p>[XRE]</text:p>
            <text:p>EnableProfileMigrator=0</text:p>
          </table:table-cell>
          <table:table-cell table:style-name="ce54" table:number-columns-repeated="2"/>
          <table:table-cell table:style-name="ce63" table:formula="of:=IFERROR(VLOOKUP([.$C223];[$'verify-targets-to-chapters'.$A$1:.$B$999];2;0);IF([.$A223]=&quot;&quot;;&quot;&quot;;&quot;省略&quot;))">
            <text:p/>
          </table:table-cell>
          <table:table-cell table:number-columns-repeated="1006"/>
        </table:table-row>
        <table:table-row table:style-name="ro56">
          <table:table-cell table:style-name="ce1"/>
          <table:table-cell table:style-name="ce4" table:formula="of:=IF([.$A224]&lt;&gt;&quot;&quot;;MAX([.$B$1:.$B223])+1;&quot;&quot;)">
            <text:p/>
          </table:table-cell>
          <table:table-cell table:style-name="ce4" table:formula="of:=CONCATENATE([.$D224];&quot;-&quot;;[.$E224])" office:value-type="string" office:string-value="Startup-2-1" calcext:value-type="string">
            <text:p>Startup-2-1</text:p>
          </table:table-cell>
          <table:table-cell table:style-name="ce9" office:value-type="string" calcext:value-type="string">
            <text:p>Startup-2</text:p>
          </table:table-cell>
          <table:table-cell table:style-name="ce9" office:value-type="float" office:value="1" calcext:value-type="float">
            <text:p>1</text:p>
          </table:table-cell>
          <table:table-cell table:style-name="ce23" office:value-type="string" calcext:value-type="string" table:number-columns-spanned="1" table:number-rows-spanned="3">
            <text:p>起動時の挙動の制御</text:p>
          </table:table-cell>
          <table:table-cell table:style-name="ce23" office:value-type="string" calcext:value-type="string" table:number-columns-spanned="1" table:number-rows-spanned="3">
            <text:p>起動時のホームページの指定</text:p>
          </table:table-cell>
          <table:table-cell table:style-name="ce23" office:value-type="string" calcext:value-type="string" table:number-columns-spanned="1" table:number-rows-spanned="3">
            <text:p>-</text:p>
          </table:table-cell>
          <table:table-cell table:style-name="ce9" office:value-type="string" calcext:value-type="string">
            <text:p>ユーザが指定（既定）</text:p>
          </table:table-cell>
          <table:table-cell table:style-name="ce9" office:value-type="string" calcext:value-type="string">
            <text:p>-</text:p>
          </table:table-cell>
          <table:table-cell table:style-name="ce10" office:value-type="string" calcext:value-type="string">
            <text:p>-</text:p>
          </table:table-cell>
          <table:table-cell table:style-name="ce12" table:formula="of:=IF([.K224]=&quot;&quot;;&quot;?&quot;;IF([.M224]=&quot;&quot;;&quot;新規&quot;;IF([.K224]=[.M224];&quot;&quot;;&quot;変更あり&quot;)))">
            <text:p/>
          </table:table-cell>
          <table:table-cell table:style-name="ce10" office:value-type="string" calcext:value-type="string">
            <text:p>-</text:p>
          </table:table-cell>
          <table:table-cell table:style-name="ce9" table:formula="of:=IF([.M224]=&quot;&quot;;&quot;?&quot;;IF([.O224]=&quot;&quot;;&quot;新規&quot;;IF([.M224]=[.O224];&quot;&quot;;&quot;○&quot;)))">
            <text:p/>
          </table:table-cell>
          <table:table-cell table:style-name="ce54" office:value-type="string" calcext:value-type="string">
            <text:p>-</text:p>
          </table:table-cell>
          <table:table-cell table:style-name="ce54" table:number-columns-repeated="2"/>
          <table:table-cell table:style-name="ce63" table:formula="of:=IFERROR(VLOOKUP([.$C224];[$'verify-targets-to-chapters'.$A$1:.$B$999];2;0);IF([.$A224]=&quot;&quot;;&quot;&quot;;&quot;省略&quot;))">
            <text:p/>
          </table:table-cell>
          <table:table-cell table:number-columns-repeated="1006"/>
        </table:table-row>
        <table:table-row table:style-name="ro57">
          <table:table-cell table:style-name="ce1"/>
          <table:table-cell table:style-name="ce4" table:formula="of:=IF([.$A225]&lt;&gt;&quot;&quot;;MAX([.$B$1:.$B224])+1;&quot;&quot;)">
            <text:p/>
          </table:table-cell>
          <table:table-cell table:style-name="ce4" table:formula="of:=CONCATENATE([.$D225];&quot;-&quot;;[.$E225])" office:value-type="string" office:string-value="Startup-2-2" calcext:value-type="string">
            <text:p>Startup-2-2</text:p>
          </table:table-cell>
          <table:table-cell table:style-name="ce9" office:value-type="string" calcext:value-type="string">
            <text:p>Startup-2</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管理者が指定し、変更を許可</text:p>
          </table:table-cell>
          <table:table-cell table:style-name="ce9" office:value-type="string" calcext:value-type="string">
            <text:p>distribution.iniに設定を反映する</text:p>
          </table:table-cell>
          <table:table-cell table:style-name="ce1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2" table:formula="of:=IF([.K225]=&quot;&quot;;&quot;?&quot;;IF([.M225]=&quot;&quot;;&quot;新規&quot;;IF([.K225]=[.M225];&quot;&quot;;&quot;変更あり&quot;)))">
            <text:p/>
          </table:table-cell>
          <table:table-cell table:style-name="ce10"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9" table:formula="of:=IF([.M225]=&quot;&quot;;&quot;?&quot;;IF([.O225]=&quot;&quot;;&quot;新規&quot;;IF([.M225]=[.O225];&quot;&quot;;&quot;○&quot;)))">
            <text:p/>
          </table:table-cell>
          <table:table-cell table:style-name="ce54"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4"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54" office:value-type="string" calcext:value-type="string">
            <text:p>[Global]</text:p>
            <text:p>id=（導入先ID）</text:p>
            <text:p>version=（バージョン）</text:p>
            <text:p>about=Mozilla Firefox</text:p>
            <text:p/>
            <text:p>[LocalizablePreferences]</text:p>
            <text:p>browser.startup.homepage="（URL）"</text:p>
          </table:table-cell>
          <table:table-cell table:style-name="ce63" table:formula="of:=IFERROR(VLOOKUP([.$C225];[$'verify-targets-to-chapters'.$A$1:.$B$999];2;0);IF([.$A225]=&quot;&quot;;&quot;&quot;;&quot;省略&quot;))">
            <text:p/>
          </table:table-cell>
          <table:table-cell table:number-columns-repeated="1006"/>
        </table:table-row>
        <table:table-row table:style-name="ro26">
          <table:table-cell table:style-name="ce1"/>
          <table:table-cell table:style-name="ce4" table:formula="of:=IF([.$A226]&lt;&gt;&quot;&quot;;MAX([.$B$1:.$B225])+1;&quot;&quot;)">
            <text:p/>
          </table:table-cell>
          <table:table-cell table:style-name="ce4" table:formula="of:=CONCATENATE([.$D226];&quot;-&quot;;[.$E226])" office:value-type="string" office:string-value="Startup-2-3" calcext:value-type="string">
            <text:p>Startup-2-3</text:p>
          </table:table-cell>
          <table:table-cell table:style-name="ce9" office:value-type="string" calcext:value-type="string">
            <text:p>Startup-2</text:p>
          </table:table-cell>
          <table:table-cell table:style-name="ce9" office:value-type="float" office:value="3" calcext:value-type="float">
            <text:p>3</text:p>
          </table:table-cell>
          <table:covered-table-cell table:number-columns-repeated="3" table:style-name="ce16"/>
          <table:table-cell table:style-name="ce9" office:value-type="string" calcext:value-type="string">
            <text:p>管理者が指定し、変更を禁止</text:p>
          </table:table-cell>
          <table:table-cell table:style-name="ce9" office:value-type="string" calcext:value-type="string">
            <text:p>1. MCDで設定を反映する</text:p>
            <text:p>2. アドオン「globalChrome.css」を導入する</text:p>
            <text:p>3. globalChrome.cssで設定を反映する</text:p>
          </table:table-cell>
          <table:table-cell table:style-name="ce9"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2" table:formula="of:=IF([.K226]=&quot;&quot;;&quot;?&quot;;IF([.M226]=&quot;&quot;;&quot;新規&quot;;IF([.K226]=[.M226];&quot;&quot;;&quot;変更あり&quot;)))" office:value-type="string" office:string-value="変更あり" calcext:value-type="string">
            <text:p>変更あり</text:p>
          </table:table-cell>
          <table:table-cell table:style-name="ce54"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9" table:formula="of:=IF([.M226]=&quot;&quot;;&quot;?&quot;;IF([.O226]=&quot;&quot;;&quot;新規&quot;;IF([.M226]=[.O226];&quot;&quot;;&quot;○&quot;)))" office:value-type="string" office:string-value="○" calcext:value-type="string">
            <text:p>○</text:p>
          </table:table-cell>
          <table:table-cell table:style-name="ce54"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54" table:number-columns-repeated="2"/>
          <table:table-cell table:style-name="ce63" table:formula="of:=IFERROR(VLOOKUP([.$C226];[$'verify-targets-to-chapters'.$A$1:.$B$999];2;0);IF([.$A226]=&quot;&quot;;&quot;&quot;;&quot;省略&quot;))">
            <text:p/>
          </table:table-cell>
          <table:table-cell table:number-columns-repeated="1006"/>
        </table:table-row>
        <table:table-row table:style-name="ro7">
          <table:table-cell table:style-name="ce1"/>
          <table:table-cell table:style-name="ce4" table:formula="of:=IF([.$A227]&lt;&gt;&quot;&quot;;MAX([.$B$1:.$B226])+1;&quot;&quot;)">
            <text:p/>
          </table:table-cell>
          <table:table-cell table:style-name="ce4" table:formula="of:=CONCATENATE([.$D227];&quot;-&quot;;[.$E227])" office:value-type="string" office:string-value="Startup-3-1" calcext:value-type="string">
            <text:p>Startup-3-1</text:p>
          </table:table-cell>
          <table:table-cell table:style-name="ce9" office:value-type="string" calcext:value-type="string">
            <text:p>Startup-3</text:p>
          </table:table-cell>
          <table:table-cell table:style-name="ce9" office:value-type="float" office:value="1" calcext:value-type="float">
            <text:p>1</text:p>
          </table:table-cell>
          <table:table-cell table:style-name="ce22" office:value-type="string" calcext:value-type="string" table:number-columns-spanned="1" table:number-rows-spanned="2">
            <text:p>起動時の挙動の制御</text:p>
          </table:table-cell>
          <table:table-cell table:style-name="ce22"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22" office:value-type="string" calcext:value-type="string" table:number-columns-spanned="1" table:number-rows-spanned="2">
            <text:p>-</text:p>
          </table:table-cell>
          <table:table-cell table:style-name="ce9" office:value-type="string" calcext:value-type="string">
            <text:p>確認する（既定）</text:p>
          </table:table-cell>
          <table:table-cell table:style-name="ce9" office:value-type="string" calcext:value-type="string">
            <text:p>MCDで設定を反映する</text:p>
          </table:table-cell>
          <table:table-cell table:style-name="ce10" office:value-type="string" calcext:value-type="string">
            <text:p>lockPref("browser.shell.checkDefaultBrowser", true);</text:p>
          </table:table-cell>
          <table:table-cell table:style-name="ce12" table:formula="of:=IF([.K227]=&quot;&quot;;&quot;?&quot;;IF([.M227]=&quot;&quot;;&quot;新規&quot;;IF([.K227]=[.M227];&quot;&quot;;&quot;変更あり&quot;)))">
            <text:p/>
          </table:table-cell>
          <table:table-cell table:style-name="ce10" office:value-type="string" calcext:value-type="string">
            <text:p>lockPref("browser.shell.checkDefaultBrowser", true);</text:p>
          </table:table-cell>
          <table:table-cell table:style-name="ce9" table:formula="of:=IF([.M227]=&quot;&quot;;&quot;?&quot;;IF([.O227]=&quot;&quot;;&quot;新規&quot;;IF([.M227]=[.O227];&quot;&quot;;&quot;○&quot;)))">
            <text:p/>
          </table:table-cell>
          <table:table-cell table:style-name="ce54" office:value-type="string" calcext:value-type="string">
            <text:p>lockPref("browser.shell.checkDefaultBrowser", true);</text:p>
          </table:table-cell>
          <table:table-cell table:style-name="ce54" office:value-type="string" calcext:value-type="string">
            <text:p>変更無し</text:p>
          </table:table-cell>
          <table:table-cell table:style-name="ce54" office:value-type="string" calcext:value-type="string">
            <text:p>lockPref("browser.shell.checkDefaultBrowser", true);</text:p>
          </table:table-cell>
          <table:table-cell table:style-name="ce63" table:formula="of:=IFERROR(VLOOKUP([.$C227];[$'verify-targets-to-chapters'.$A$1:.$B$999];2;0);IF([.$A227]=&quot;&quot;;&quot;&quot;;&quot;省略&quot;))">
            <text:p/>
          </table:table-cell>
          <table:table-cell table:number-columns-repeated="1006"/>
        </table:table-row>
        <table:table-row table:style-name="ro48">
          <table:table-cell table:style-name="ce1"/>
          <table:table-cell table:style-name="ce4" table:formula="of:=IF([.$A228]&lt;&gt;&quot;&quot;;MAX([.$B$1:.$B227])+1;&quot;&quot;)">
            <text:p/>
          </table:table-cell>
          <table:table-cell table:style-name="ce4" table:formula="of:=CONCATENATE([.$D228];&quot;-&quot;;[.$E228])" office:value-type="string" office:string-value="Startup-3-2" calcext:value-type="string">
            <text:p>Startup-3-2</text:p>
          </table:table-cell>
          <table:table-cell table:style-name="ce9" office:value-type="string" calcext:value-type="string">
            <text:p>Startup-3</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確認しない</text:p>
          </table:table-cell>
          <table:table-cell table:style-name="ce9" office:value-type="string" calcext:value-type="string">
            <text:p>1. MCDで設定を反映する</text:p>
            <text:p>2. アドオン「globalChrome.css」を導入する</text:p>
            <text:p>3. globalChrome.cssで設定を反映する</text:p>
          </table:table-cell>
          <table:table-cell table:style-name="ce9"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2" table:formula="of:=IF([.K228]=&quot;&quot;;&quot;?&quot;;IF([.M228]=&quot;&quot;;&quot;新規&quot;;IF([.K228]=[.M228];&quot;&quot;;&quot;変更あり&quot;)))">
            <text:p/>
          </table:table-cell>
          <table:table-cell table:style-name="ce54"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9" table:formula="of:=IF([.M228]=&quot;&quot;;&quot;?&quot;;IF([.O228]=&quot;&quot;;&quot;新規&quot;;IF([.M228]=[.O228];&quot;&quot;;&quot;○&quot;)))">
            <text:p/>
          </table:table-cell>
          <table:table-cell table:style-name="ce54"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54" office:value-type="string" calcext:value-type="string">
            <text:p>変更無し</text:p>
          </table:table-cell>
          <table:table-cell table:style-name="ce54"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63" table:formula="of:=IFERROR(VLOOKUP([.$C228];[$'verify-targets-to-chapters'.$A$1:.$B$999];2;0);IF([.$A228]=&quot;&quot;;&quot;&quot;;&quot;省略&quot;))">
            <text:p/>
          </table:table-cell>
          <table:table-cell table:number-columns-repeated="1006"/>
        </table:table-row>
        <table:table-row table:style-name="ro4">
          <table:table-cell table:style-name="ce1"/>
          <table:table-cell table:style-name="ce4" table:formula="of:=IF([.$A229]&lt;&gt;&quot;&quot;;MAX([.$B$1:.$B228])+1;&quot;&quot;)">
            <text:p/>
          </table:table-cell>
          <table:table-cell table:style-name="ce4" table:formula="of:=CONCATENATE([.$D229];&quot;-&quot;;[.$E229])" office:value-type="string" office:string-value="Startup-4-1" calcext:value-type="string">
            <text:p>Startup-4-1</text:p>
          </table:table-cell>
          <table:table-cell table:style-name="ce9" office:value-type="string" calcext:value-type="string">
            <text:p>Startup-4</text:p>
          </table:table-cell>
          <table:table-cell table:style-name="ce9" office:value-type="float" office:value="1" calcext:value-type="float">
            <text:p>1</text:p>
          </table:table-cell>
          <table:table-cell table:style-name="ce22" office:value-type="string" calcext:value-type="string" table:number-columns-spanned="1" table:number-rows-spanned="2">
            <text:p>起動時の挙動の制御</text:p>
          </table:table-cell>
          <table:table-cell table:style-name="ce22" office:value-type="string" calcext:value-type="string" table:number-columns-spanned="1" table:number-rows-spanned="2">
            <text:p>バージョンアップ後の初回起動時における、バージョンアップ完了案内のタブの表示の可否</text:p>
          </table:table-cell>
          <table:table-cell table:style-name="ce22" office:value-type="string" calcext:value-type="string" table:number-columns-spanned="1" table:number-rows-spanned="2">
            <text:p>-</text:p>
          </table:table-cell>
          <table:table-cell table:style-name="ce9" office:value-type="string" calcext:value-type="string">
            <text:p>許可する（既定）</text:p>
          </table:table-cell>
          <table:table-cell table:style-name="ce9" office:value-type="string" calcext:value-type="string">
            <text:p>-</text:p>
          </table:table-cell>
          <table:table-cell table:style-name="ce10" office:value-type="string" calcext:value-type="string">
            <text:p>-</text:p>
          </table:table-cell>
          <table:table-cell table:style-name="ce12" table:formula="of:=IF([.K229]=&quot;&quot;;&quot;?&quot;;IF([.M229]=&quot;&quot;;&quot;新規&quot;;IF([.K229]=[.M229];&quot;&quot;;&quot;変更あり&quot;)))">
            <text:p/>
          </table:table-cell>
          <table:table-cell table:style-name="ce10" office:value-type="string" calcext:value-type="string">
            <text:p>-</text:p>
          </table:table-cell>
          <table:table-cell table:style-name="ce9" table:formula="of:=IF([.M229]=&quot;&quot;;&quot;?&quot;;IF([.O229]=&quot;&quot;;&quot;新規&quot;;IF([.M229]=[.O229];&quot;&quot;;&quot;○&quot;)))">
            <text:p/>
          </table:table-cell>
          <table:table-cell table:style-name="ce54" office:value-type="string" calcext:value-type="string">
            <text:p>-</text:p>
          </table:table-cell>
          <table:table-cell table:style-name="ce54" office:value-type="string" calcext:value-type="string">
            <text:p>変更無し</text:p>
          </table:table-cell>
          <table:table-cell table:style-name="ce54" office:value-type="string" calcext:value-type="string">
            <text:p>-</text:p>
          </table:table-cell>
          <table:table-cell table:style-name="ce63" table:formula="of:=IFERROR(VLOOKUP([.$C229];[$'verify-targets-to-chapters'.$A$1:.$B$999];2;0);IF([.$A229]=&quot;&quot;;&quot;&quot;;&quot;省略&quot;))">
            <text:p/>
          </table:table-cell>
          <table:table-cell table:number-columns-repeated="1006"/>
        </table:table-row>
        <table:table-row table:style-name="ro5">
          <table:table-cell table:style-name="ce1"/>
          <table:table-cell table:style-name="ce4" table:formula="of:=IF([.$A230]&lt;&gt;&quot;&quot;;MAX([.$B$1:.$B229])+1;&quot;&quot;)">
            <text:p/>
          </table:table-cell>
          <table:table-cell table:style-name="ce4" table:formula="of:=CONCATENATE([.$D230];&quot;-&quot;;[.$E230])" office:value-type="string" office:string-value="Startup-4-2" calcext:value-type="string">
            <text:p>Startup-4-2</text:p>
          </table:table-cell>
          <table:table-cell table:style-name="ce9" office:value-type="string" calcext:value-type="string">
            <text:p>Startup-4</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禁止する</text:p>
          </table:table-cell>
          <table:table-cell table:style-name="ce9" office:value-type="string" calcext:value-type="string">
            <text:p>MCDで設定を反映する</text:p>
          </table:table-cell>
          <table:table-cell table:style-name="ce10" office:value-type="string" calcext:value-type="string">
            <text:p>lockPref("browser.startup.homepage_override.mstone", "ignore");</text:p>
          </table:table-cell>
          <table:table-cell table:style-name="ce12" table:formula="of:=IF([.K230]=&quot;&quot;;&quot;?&quot;;IF([.M230]=&quot;&quot;;&quot;新規&quot;;IF([.K230]=[.M230];&quot;&quot;;&quot;変更あり&quot;)))">
            <text:p/>
          </table:table-cell>
          <table:table-cell table:style-name="ce10" office:value-type="string" calcext:value-type="string">
            <text:p>lockPref("browser.startup.homepage_override.mstone", "ignore");</text:p>
          </table:table-cell>
          <table:table-cell table:style-name="ce9" table:formula="of:=IF([.M230]=&quot;&quot;;&quot;?&quot;;IF([.O230]=&quot;&quot;;&quot;新規&quot;;IF([.M230]=[.O230];&quot;&quot;;&quot;○&quot;)))">
            <text:p/>
          </table:table-cell>
          <table:table-cell table:style-name="ce54" office:value-type="string" calcext:value-type="string">
            <text:p>lockPref("browser.startup.homepage_override.mstone", "ignore");</text:p>
          </table:table-cell>
          <table:table-cell table:style-name="ce54" office:value-type="string" calcext:value-type="string">
            <text:p>変更無し</text:p>
          </table:table-cell>
          <table:table-cell table:style-name="ce54" office:value-type="string" calcext:value-type="string">
            <text:p>lockPref("browser.startup.homepage_override.mstone", "ignore");</text:p>
          </table:table-cell>
          <table:table-cell table:style-name="ce63" table:formula="of:=IFERROR(VLOOKUP([.$C230];[$'verify-targets-to-chapters'.$A$1:.$B$999];2;0);IF([.$A230]=&quot;&quot;;&quot;&quot;;&quot;省略&quot;))">
            <text:p/>
          </table:table-cell>
          <table:table-cell table:number-columns-repeated="1006"/>
        </table:table-row>
        <table:table-row table:style-name="ro3">
          <table:table-cell table:style-name="ce1"/>
          <table:table-cell table:style-name="ce4" table:formula="of:=IF([.$A231]&lt;&gt;&quot;&quot;;MAX([.$B$1:.$B230])+1;&quot;&quot;)">
            <text:p/>
          </table:table-cell>
          <table:table-cell table:style-name="ce4" table:formula="of:=CONCATENATE([.$D231];&quot;-&quot;;[.$E231])" office:value-type="string" office:string-value="Startup-5-1" calcext:value-type="string">
            <text:p>Startup-5-1</text:p>
          </table:table-cell>
          <table:table-cell table:style-name="ce9" office:value-type="string" calcext:value-type="string">
            <text:p>Startup-5</text:p>
          </table:table-cell>
          <table:table-cell table:style-name="ce9" office:value-type="float" office:value="1" calcext:value-type="float">
            <text:p>1</text:p>
          </table:table-cell>
          <table:table-cell table:style-name="ce22" office:value-type="string" calcext:value-type="string" table:number-columns-spanned="1" table:number-rows-spanned="2">
            <text:p>起動時の挙動の制御</text:p>
          </table:table-cell>
          <table:table-cell table:style-name="ce22" office:value-type="string" calcext:value-type="string" table:number-columns-spanned="1" table:number-rows-spanned="2">
            <text:p>初期状態のブックマーク</text:p>
          </table:table-cell>
          <table:table-cell table:style-name="ce22" office:value-type="string" calcext:value-type="string" table:number-columns-spanned="1" table:number-rows-spanned="2">
            <text:p>-</text:p>
          </table:table-cell>
          <table:table-cell table:style-name="ce9" office:value-type="string" calcext:value-type="string">
            <text:p>初期項目を使う（既定）</text:p>
          </table:table-cell>
          <table:table-cell table:style-name="ce9" office:value-type="string" calcext:value-type="string">
            <text:p>-</text:p>
          </table:table-cell>
          <table:table-cell table:style-name="ce10" office:value-type="string" calcext:value-type="string">
            <text:p>-</text:p>
          </table:table-cell>
          <table:table-cell table:style-name="ce12" table:formula="of:=IF([.K231]=&quot;&quot;;&quot;?&quot;;IF([.M231]=&quot;&quot;;&quot;新規&quot;;IF([.K231]=[.M231];&quot;&quot;;&quot;変更あり&quot;)))">
            <text:p/>
          </table:table-cell>
          <table:table-cell table:style-name="ce10" office:value-type="string" calcext:value-type="string">
            <text:p>-</text:p>
          </table:table-cell>
          <table:table-cell table:style-name="ce9" table:formula="of:=IF([.M231]=&quot;&quot;;&quot;?&quot;;IF([.O231]=&quot;&quot;;&quot;新規&quot;;IF([.M231]=[.O231];&quot;&quot;;&quot;○&quot;)))">
            <text:p/>
          </table:table-cell>
          <table:table-cell table:style-name="ce54" office:value-type="string" calcext:value-type="string">
            <text:p>-</text:p>
          </table:table-cell>
          <table:table-cell table:style-name="ce54" table:number-columns-repeated="2"/>
          <table:table-cell table:style-name="ce63" table:formula="of:=IFERROR(VLOOKUP([.$C231];[$'verify-targets-to-chapters'.$A$1:.$B$999];2;0);IF([.$A231]=&quot;&quot;;&quot;&quot;;&quot;省略&quot;))">
            <text:p/>
          </table:table-cell>
          <table:table-cell table:number-columns-repeated="1006"/>
        </table:table-row>
        <table:table-row table:style-name="ro46">
          <table:table-cell table:style-name="ce1"/>
          <table:table-cell table:style-name="ce4" table:formula="of:=IF([.$A232]&lt;&gt;&quot;&quot;;MAX([.$B$1:.$B231])+1;&quot;&quot;)">
            <text:p/>
          </table:table-cell>
          <table:table-cell table:style-name="ce4" table:formula="of:=CONCATENATE([.$D232];&quot;-&quot;;[.$E232])" office:value-type="string" office:string-value="Startup-5-2" calcext:value-type="string">
            <text:p>Startup-5-2</text:p>
          </table:table-cell>
          <table:table-cell table:style-name="ce9" office:value-type="string" calcext:value-type="string">
            <text:p>Startup-5</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空にする</text:p>
          </table:table-cell>
          <table:table-cell table:style-name="ce9" office:value-type="string" calcext:value-type="string">
            <text:p>1. 空のbookmarks.htmlをdefault/profile/に設置する</text:p>
            <text:p>2. MCDで設定を反映する</text:p>
          </table:table-cell>
          <table:table-cell table:style-name="ce10"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2" table:formula="of:=IF([.K232]=&quot;&quot;;&quot;?&quot;;IF([.M232]=&quot;&quot;;&quot;新規&quot;;IF([.K232]=[.M232];&quot;&quot;;&quot;変更あり&quot;)))">
            <text:p/>
          </table:table-cell>
          <table:table-cell table:style-name="ce10"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9" table:formula="of:=IF([.M232]=&quot;&quot;;&quot;?&quot;;IF([.O232]=&quot;&quot;;&quot;新規&quot;;IF([.M232]=[.O232];&quot;&quot;;&quot;○&quot;)))" office:value-type="string" office:string-value="○" calcext:value-type="string">
            <text:p>○</text:p>
          </table:table-cell>
          <table:table-cell table:style-name="ce54"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54" office:value-type="string" calcext:value-type="string">
            <text:p>変更無し</text:p>
          </table:table-cell>
          <table:table-cell table:style-name="ce54"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63" table:formula="of:=IFERROR(VLOOKUP([.$C232];[$'verify-targets-to-chapters'.$A$1:.$B$999];2;0);IF([.$A232]=&quot;&quot;;&quot;&quot;;&quot;省略&quot;))">
            <text:p/>
          </table:table-cell>
          <table:table-cell table:number-columns-repeated="1006"/>
        </table:table-row>
        <table:table-row table:style-name="ro4">
          <table:table-cell table:style-name="ce1"/>
          <table:table-cell table:style-name="ce4" table:formula="of:=IF([.$A233]&lt;&gt;&quot;&quot;;MAX([.$B$1:.$B232])+1;&quot;&quot;)">
            <text:p/>
          </table:table-cell>
          <table:table-cell table:style-name="ce4" table:formula="of:=CONCATENATE([.$D233];&quot;-&quot;;[.$E233])" office:value-type="string" office:string-value="Startup-6-1" calcext:value-type="string">
            <text:p>Startup-6-1</text:p>
          </table:table-cell>
          <table:table-cell table:style-name="ce9" office:value-type="string" calcext:value-type="string">
            <text:p>Startup-6</text:p>
          </table:table-cell>
          <table:table-cell table:style-name="ce9" office:value-type="float" office:value="1" calcext:value-type="float">
            <text:p>1</text:p>
          </table:table-cell>
          <table:table-cell table:style-name="ce22" office:value-type="string" calcext:value-type="string" table:number-columns-spanned="1" table:number-rows-spanned="2">
            <text:p>起動時の挙動の制御</text:p>
          </table:table-cell>
          <table:table-cell table:style-name="ce22" office:value-type="string" calcext:value-type="string" table:number-columns-spanned="1" table:number-rows-spanned="2">
            <text:p>「あなたの権利」の表示の可否</text:p>
          </table:table-cell>
          <table:table-cell table:style-name="ce22" office:value-type="string" calcext:value-type="string" table:number-columns-spanned="1" table:number-rows-spanned="2">
            <text:p>-</text:p>
          </table:table-cell>
          <table:table-cell table:style-name="ce9" office:value-type="string" calcext:value-type="string">
            <text:p>許可する（既定）</text:p>
          </table:table-cell>
          <table:table-cell table:style-name="ce9" office:value-type="string" calcext:value-type="string">
            <text:p>-</text:p>
          </table:table-cell>
          <table:table-cell table:style-name="ce10" office:value-type="string" calcext:value-type="string">
            <text:p>-</text:p>
          </table:table-cell>
          <table:table-cell table:style-name="ce12" table:formula="of:=IF([.K233]=&quot;&quot;;&quot;?&quot;;IF([.M233]=&quot;&quot;;&quot;新規&quot;;IF([.K233]=[.M233];&quot;&quot;;&quot;変更あり&quot;)))">
            <text:p/>
          </table:table-cell>
          <table:table-cell table:style-name="ce10" office:value-type="string" calcext:value-type="string">
            <text:p>-</text:p>
          </table:table-cell>
          <table:table-cell table:style-name="ce9" table:formula="of:=IF([.M233]=&quot;&quot;;&quot;?&quot;;IF([.O233]=&quot;&quot;;&quot;新規&quot;;IF([.M233]=[.O233];&quot;&quot;;&quot;○&quot;)))">
            <text:p/>
          </table:table-cell>
          <table:table-cell table:style-name="ce54" office:value-type="string" calcext:value-type="string">
            <text:p>-</text:p>
          </table:table-cell>
          <table:table-cell table:style-name="ce54" table:number-columns-repeated="2"/>
          <table:table-cell table:style-name="ce63" table:formula="of:=IFERROR(VLOOKUP([.$C233];[$'verify-targets-to-chapters'.$A$1:.$B$999];2;0);IF([.$A233]=&quot;&quot;;&quot;&quot;;&quot;省略&quot;))">
            <text:p/>
          </table:table-cell>
          <table:table-cell table:number-columns-repeated="1006"/>
        </table:table-row>
        <table:table-row table:style-name="ro21">
          <table:table-cell table:style-name="ce1"/>
          <table:table-cell table:style-name="ce4" table:formula="of:=IF([.$A234]&lt;&gt;&quot;&quot;;MAX([.$B$1:.$B233])+1;&quot;&quot;)">
            <text:p/>
          </table:table-cell>
          <table:table-cell table:style-name="ce4" table:formula="of:=CONCATENATE([.$D234];&quot;-&quot;;[.$E234])" office:value-type="string" office:string-value="Startup-6-2" calcext:value-type="string">
            <text:p>Startup-6-2</text:p>
          </table:table-cell>
          <table:table-cell table:style-name="ce9" office:value-type="string" calcext:value-type="string">
            <text:p>Startup-6</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禁止する</text:p>
          </table:table-cell>
          <table:table-cell table:style-name="ce9" office:value-type="string" calcext:value-type="string">
            <text:p>MCDで設定を反映する</text:p>
          </table:table-cell>
          <table:table-cell table:style-name="ce1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2" table:formula="of:=IF([.K234]=&quot;&quot;;&quot;?&quot;;IF([.M234]=&quot;&quot;;&quot;新規&quot;;IF([.K234]=[.M234];&quot;&quot;;&quot;変更あり&quot;)))">
            <text:p/>
          </table:table-cell>
          <table:table-cell table:style-name="ce10"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9" table:formula="of:=IF([.M234]=&quot;&quot;;&quot;?&quot;;IF([.O234]=&quot;&quot;;&quot;新規&quot;;IF([.M234]=[.O234];&quot;&quot;;&quot;○&quot;)))">
            <text:p/>
          </table:table-cell>
          <table:table-cell table:style-name="ce54"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4" office:value-type="string" calcext:value-type="string">
            <text:p>変更無し</text:p>
          </table:table-cell>
          <table:table-cell table:style-name="ce54"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63" table:formula="of:=IFERROR(VLOOKUP([.$C234];[$'verify-targets-to-chapters'.$A$1:.$B$999];2;0);IF([.$A234]=&quot;&quot;;&quot;&quot;;&quot;省略&quot;))">
            <text:p/>
          </table:table-cell>
          <table:table-cell table:number-columns-repeated="1006"/>
        </table:table-row>
        <table:table-row table:style-name="ro3">
          <table:table-cell table:style-name="ce1"/>
          <table:table-cell table:style-name="ce4" table:formula="of:=IF([.$A235]&lt;&gt;&quot;&quot;;MAX([.$B$1:.$B234])+1;&quot;&quot;)">
            <text:p/>
          </table:table-cell>
          <table:table-cell table:style-name="ce4" table:formula="of:=CONCATENATE([.$D235];&quot;-&quot;;[.$E235])" office:value-type="string" office:string-value="Startup-7-1" calcext:value-type="string">
            <text:p>Startup-7-1</text:p>
          </table:table-cell>
          <table:table-cell table:style-name="ce9" office:value-type="string" calcext:value-type="string">
            <text:p>Startup-7</text:p>
          </table:table-cell>
          <table:table-cell table:style-name="ce9" office:value-type="float" office:value="1" calcext:value-type="float">
            <text:p>1</text:p>
          </table:table-cell>
          <table:table-cell table:style-name="ce22" office:value-type="string" calcext:value-type="string" table:number-columns-spanned="1" table:number-rows-spanned="2">
            <text:p>起動時の挙動の制御</text:p>
          </table:table-cell>
          <table:table-cell table:style-name="ce22" office:value-type="string" calcext:value-type="string" table:number-columns-spanned="1" table:number-rows-spanned="2">
            <text:p>60日以上Firefoxを使用しなかった場合の、次の起動時における設定のリセットの提案の可否</text:p>
          </table:table-cell>
          <table:table-cell table:style-name="ce22" office:value-type="string" calcext:value-type="string" table:number-columns-spanned="1" table:number-rows-spanned="2">
            <text:p>-</text:p>
          </table:table-cell>
          <table:table-cell table:style-name="ce9" office:value-type="string" calcext:value-type="string">
            <text:p>リセットを提案する（既定）</text:p>
          </table:table-cell>
          <table:table-cell table:style-name="ce9" office:value-type="string" calcext:value-type="string">
            <text:p>MCDで設定を反映する</text:p>
          </table:table-cell>
          <table:table-cell table:style-name="ce10" office:value-type="string" calcext:value-type="string">
            <text:p>lockPref("browser.disableResetPrompt", false);</text:p>
          </table:table-cell>
          <table:table-cell table:style-name="ce12" table:formula="of:=IF([.K235]=&quot;&quot;;&quot;?&quot;;IF([.M235]=&quot;&quot;;&quot;新規&quot;;IF([.K235]=[.M235];&quot;&quot;;&quot;変更あり&quot;)))">
            <text:p/>
          </table:table-cell>
          <table:table-cell table:style-name="ce10" office:value-type="string" calcext:value-type="string">
            <text:p>lockPref("browser.disableResetPrompt", false);</text:p>
          </table:table-cell>
          <table:table-cell table:style-name="ce9" table:formula="of:=IF([.M235]=&quot;&quot;;&quot;?&quot;;IF([.O235]=&quot;&quot;;&quot;新規&quot;;IF([.M235]=[.O235];&quot;&quot;;&quot;○&quot;)))">
            <text:p/>
          </table:table-cell>
          <table:table-cell table:number-columns-repeated="2" table:style-name="ce54" office:value-type="string" calcext:value-type="string">
            <text:p>lockPref("browser.disableResetPrompt", false);</text:p>
          </table:table-cell>
          <table:table-cell table:style-name="ce54" office:value-type="string" calcext:value-type="string">
            <text:p>-</text:p>
          </table:table-cell>
          <table:table-cell table:style-name="ce63" table:formula="of:=IFERROR(VLOOKUP([.$C235];[$'verify-targets-to-chapters'.$A$1:.$B$999];2;0);IF([.$A235]=&quot;&quot;;&quot;&quot;;&quot;省略&quot;))">
            <text:p/>
          </table:table-cell>
          <table:table-cell table:number-columns-repeated="1006"/>
        </table:table-row>
        <table:table-row table:style-name="ro3">
          <table:table-cell table:style-name="ce1"/>
          <table:table-cell table:style-name="ce4" table:formula="of:=IF([.$A236]&lt;&gt;&quot;&quot;;MAX([.$B$1:.$B235])+1;&quot;&quot;)">
            <text:p/>
          </table:table-cell>
          <table:table-cell table:style-name="ce4" table:formula="of:=CONCATENATE([.$D236];&quot;-&quot;;[.$E236])" office:value-type="string" office:string-value="Startup-7-2" calcext:value-type="string">
            <text:p>Startup-7-2</text:p>
          </table:table-cell>
          <table:table-cell table:style-name="ce9" office:value-type="string" calcext:value-type="string">
            <text:p>Startup-7</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リセットを提案しない</text:p>
          </table:table-cell>
          <table:table-cell table:style-name="ce9" office:value-type="string" calcext:value-type="string">
            <text:p>MCDで設定を反映する</text:p>
          </table:table-cell>
          <table:table-cell table:style-name="ce10" office:value-type="string" calcext:value-type="string">
            <text:p>lockPref("browser.disableResetPrompt", true);</text:p>
          </table:table-cell>
          <table:table-cell table:style-name="ce12" table:formula="of:=IF([.K236]=&quot;&quot;;&quot;?&quot;;IF([.M236]=&quot;&quot;;&quot;新規&quot;;IF([.K236]=[.M236];&quot;&quot;;&quot;変更あり&quot;)))">
            <text:p/>
          </table:table-cell>
          <table:table-cell table:style-name="ce10" office:value-type="string" calcext:value-type="string">
            <text:p>lockPref("browser.disableResetPrompt", true);</text:p>
          </table:table-cell>
          <table:table-cell table:style-name="ce9" table:formula="of:=IF([.M236]=&quot;&quot;;&quot;?&quot;;IF([.O236]=&quot;&quot;;&quot;新規&quot;;IF([.M236]=[.O236];&quot;&quot;;&quot;○&quot;)))">
            <text:p/>
          </table:table-cell>
          <table:table-cell table:number-columns-repeated="2" table:style-name="ce54" office:value-type="string" calcext:value-type="string">
            <text:p>lockPref("browser.disableResetPrompt", true);</text:p>
          </table:table-cell>
          <table:table-cell table:style-name="ce54" office:value-type="string" calcext:value-type="string">
            <text:p>-</text:p>
          </table:table-cell>
          <table:table-cell table:style-name="ce63" table:formula="of:=IFERROR(VLOOKUP([.$C236];[$'verify-targets-to-chapters'.$A$1:.$B$999];2;0);IF([.$A236]=&quot;&quot;;&quot;&quot;;&quot;省略&quot;))">
            <text:p/>
          </table:table-cell>
          <table:table-cell table:number-columns-repeated="1006"/>
        </table:table-row>
        <table:table-row table:style-name="ro3">
          <table:table-cell table:style-name="ce1"/>
          <table:table-cell table:style-name="ce4" table:formula="of:=IF([.$A237]&lt;&gt;&quot;&quot;;MAX([.$B$1:.$B236])+1;&quot;&quot;)">
            <text:p/>
          </table:table-cell>
          <table:table-cell table:style-name="ce4" table:formula="of:=CONCATENATE([.$D237];&quot;-&quot;;[.$E237])" office:value-type="string" office:string-value="Startup-8-1" calcext:value-type="string">
            <text:p>Startup-8-1</text:p>
          </table:table-cell>
          <table:table-cell table:style-name="ce9" office:value-type="string" calcext:value-type="string">
            <text:p>Startup-8</text:p>
          </table:table-cell>
          <table:table-cell table:style-name="ce9" office:value-type="float" office:value="1" calcext:value-type="float">
            <text:p>1</text:p>
          </table:table-cell>
          <table:table-cell table:style-name="ce22" office:value-type="string" calcext:value-type="string" table:number-columns-spanned="1" table:number-rows-spanned="2">
            <text:p>起動時の挙動の制御</text:p>
          </table:table-cell>
          <table:table-cell table:style-name="ce22" office:value-type="string" calcext:value-type="string" table:number-columns-spanned="1" table:number-rows-spanned="2">
            <text:p>UIの変更点を解説するツアーの表示の可否</text:p>
          </table:table-cell>
          <table:table-cell table:style-name="ce22" office:value-type="string" calcext:value-type="string" table:number-columns-spanned="1" table:number-rows-spanned="2">
            <text:p>-</text:p>
          </table:table-cell>
          <table:table-cell table:style-name="ce9" office:value-type="string" calcext:value-type="string">
            <text:p>ツアーを表示する（既定）</text:p>
          </table:table-cell>
          <table:table-cell table:style-name="ce9" office:value-type="string" calcext:value-type="string">
            <text:p>MCDで設定を反映する</text:p>
          </table:table-cell>
          <table:table-cell table:style-name="ce10" office:value-type="string" calcext:value-type="string">
            <text:p>-</text:p>
          </table:table-cell>
          <table:table-cell table:style-name="ce12" table:formula="of:=IF([.K237]=&quot;&quot;;&quot;?&quot;;IF([.M237]=&quot;&quot;;&quot;新規&quot;;IF([.K237]=[.M237];&quot;&quot;;&quot;変更あり&quot;)))">
            <text:p/>
          </table:table-cell>
          <table:table-cell table:style-name="ce10" office:value-type="string" calcext:value-type="string">
            <text:p>-</text:p>
          </table:table-cell>
          <table:table-cell table:style-name="ce9" table:formula="of:=IF([.M237]=&quot;&quot;;&quot;?&quot;;IF([.O237]=&quot;&quot;;&quot;新規&quot;;IF([.M237]=[.O237];&quot;&quot;;&quot;○&quot;)))" office:value-type="string" office:string-value="○" calcext:value-type="string">
            <text:p>○</text:p>
          </table:table-cell>
          <table:table-cell table:number-columns-repeated="2" table:style-name="ce54" office:value-type="string" calcext:value-type="string">
            <text:p>lockPref("browser.uitour.enabled", true);</text:p>
          </table:table-cell>
          <table:table-cell table:style-name="ce54" office:value-type="string" calcext:value-type="string">
            <text:p>-</text:p>
          </table:table-cell>
          <table:table-cell table:style-name="ce63" table:formula="of:=IFERROR(VLOOKUP([.$C237];[$'verify-targets-to-chapters'.$A$1:.$B$999];2;0);IF([.$A237]=&quot;&quot;;&quot;&quot;;&quot;省略&quot;))">
            <text:p/>
          </table:table-cell>
          <table:table-cell table:number-columns-repeated="1006"/>
        </table:table-row>
        <table:table-row table:style-name="ro29">
          <table:table-cell table:style-name="ce1"/>
          <table:table-cell table:style-name="ce4" table:formula="of:=IF([.$A238]&lt;&gt;&quot;&quot;;MAX([.$B$1:.$B237])+1;&quot;&quot;)">
            <text:p/>
          </table:table-cell>
          <table:table-cell table:style-name="ce4" table:formula="of:=CONCATENATE([.$D238];&quot;-&quot;;[.$E238])" office:value-type="string" office:string-value="Startup-8-2" calcext:value-type="string">
            <text:p>Startup-8-2</text:p>
          </table:table-cell>
          <table:table-cell table:style-name="ce9" office:value-type="string" calcext:value-type="string">
            <text:p>Startup-8</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ツアーを表示しない</text:p>
          </table:table-cell>
          <table:table-cell table:style-name="ce9" office:value-type="string" calcext:value-type="string">
            <text:p>MCDで設定を反映する</text:p>
          </table:table-cell>
          <table:table-cell table:style-name="ce10"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2" table:formula="of:=IF([.K238]=&quot;&quot;;&quot;?&quot;;IF([.M238]=&quot;&quot;;&quot;新規&quot;;IF([.K238]=[.M238];&quot;&quot;;&quot;変更あり&quot;)))">
            <text:p/>
          </table:table-cell>
          <table:table-cell table:style-name="ce10"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9" table:formula="of:=IF([.M238]=&quot;&quot;;&quot;?&quot;;IF([.O238]=&quot;&quot;;&quot;新規&quot;;IF([.M238]=[.O238];&quot;&quot;;&quot;○&quot;)))" office:value-type="string" office:string-value="○" calcext:value-type="string">
            <text:p>○</text:p>
          </table:table-cell>
          <table:table-cell table:style-name="ce54" office:value-type="string" calcext:value-type="string">
            <text:p>lockPref("browser.uitour.enabled", false);</text:p>
            <text:p>lockPref("browser.uitour.pinnedTabUrl", "");</text:p>
            <text:p>lockPref("browser.uitour.themeOrigin", "");</text:p>
            <text:p>lockPref("browser.uitour.url", "");</text:p>
          </table:table-cell>
          <table:table-cell table:style-name="ce54" office:value-type="string" calcext:value-type="string">
            <text:p>lockPref("browser.uitour.enabled", false);</text:p>
          </table:table-cell>
          <table:table-cell table:style-name="ce54" office:value-type="string" calcext:value-type="string">
            <text:p>-</text:p>
          </table:table-cell>
          <table:table-cell table:style-name="ce63" table:formula="of:=IFERROR(VLOOKUP([.$C238];[$'verify-targets-to-chapters'.$A$1:.$B$999];2;0);IF([.$A238]=&quot;&quot;;&quot;&quot;;&quot;省略&quot;))">
            <text:p/>
          </table:table-cell>
          <table:table-cell table:number-columns-repeated="1006"/>
        </table:table-row>
        <table:table-row table:style-name="ro3">
          <table:table-cell table:style-name="ce1"/>
          <table:table-cell table:style-name="ce4" table:formula="of:=IF([.$A239]&lt;&gt;&quot;&quot;;MAX([.$B$1:.$B238])+1;&quot;&quot;)">
            <text:p/>
          </table:table-cell>
          <table:table-cell table:style-name="ce4" table:formula="of:=CONCATENATE([.$D239];&quot;-&quot;;[.$E239])" office:value-type="string" office:string-value="Startup-9（廃止）-1" calcext:value-type="string">
            <text:p>Startup-9（廃止）-1</text:p>
          </table:table-cell>
          <table:table-cell table:style-name="ce9" office:value-type="string" calcext:value-type="string">
            <text:p>Startup-9（廃止）</text:p>
          </table:table-cell>
          <table:table-cell table:style-name="ce9" office:value-type="float" office:value="1" calcext:value-type="float">
            <text:p>1</text:p>
          </table:table-cell>
          <table:table-cell table:style-name="ce22" office:value-type="string" calcext:value-type="string" table:number-columns-spanned="1" table:number-rows-spanned="2">
            <text:p>起動時の挙動の制御</text:p>
          </table:table-cell>
          <table:table-cell table:style-name="ce22" office:value-type="string" calcext:value-type="string" table:number-columns-spanned="1" table:number-rows-spanned="2">
            <text:p>マルチプロセスモードのフィードバックを促すメッセージの表示の可否</text:p>
          </table:table-cell>
          <table:table-cell table:style-name="ce22" office:value-type="string" calcext:value-type="string" table:number-columns-spanned="1" table:number-rows-spanned="2">
            <text:p>-</text:p>
          </table:table-cell>
          <table:table-cell table:style-name="ce9" office:value-type="string" calcext:value-type="string">
            <text:p>表示する（既定）</text:p>
          </table:table-cell>
          <table:table-cell table:style-name="ce9" office:value-type="string" calcext:value-type="string">
            <text:p>-</text:p>
          </table:table-cell>
          <table:table-cell table:style-name="ce12" office:value-type="string" calcext:value-type="string">
            <text:p>Firefox 52で廃止</text:p>
          </table:table-cell>
          <table:table-cell table:style-name="ce12" table:formula="of:=IF([.K239]=&quot;&quot;;&quot;?&quot;;IF([.M239]=&quot;&quot;;&quot;新規&quot;;IF([.K239]=[.M239];&quot;&quot;;&quot;変更あり&quot;)))" office:value-type="string" office:string-value="変更あり" calcext:value-type="string">
            <text:p>変更あり</text:p>
          </table:table-cell>
          <table:table-cell table:style-name="ce54" office:value-type="string" calcext:value-type="string">
            <text:p>-</text:p>
          </table:table-cell>
          <table:table-cell table:style-name="ce9" table:formula="of:=IF([.M239]=&quot;&quot;;&quot;?&quot;;IF([.O239]=&quot;&quot;;&quot;新規&quot;;IF([.M239]=[.O239];&quot;&quot;;&quot;○&quot;)))">
            <text:p/>
          </table:table-cell>
          <table:table-cell table:style-name="ce54" office:value-type="string" calcext:value-type="string">
            <text:p>-</text:p>
          </table:table-cell>
          <table:table-cell table:style-name="ce54" table:number-columns-repeated="2"/>
          <table:table-cell table:style-name="ce63" table:formula="of:=IFERROR(VLOOKUP([.$C239];[$'verify-targets-to-chapters'.$A$1:.$B$999];2;0);IF([.$A239]=&quot;&quot;;&quot;&quot;;&quot;省略&quot;))">
            <text:p/>
          </table:table-cell>
          <table:table-cell table:number-columns-repeated="1006"/>
        </table:table-row>
        <table:table-row table:style-name="ro5">
          <table:table-cell table:style-name="ce1"/>
          <table:table-cell table:style-name="ce4" table:formula="of:=IF([.$A240]&lt;&gt;&quot;&quot;;MAX([.$B$1:.$B239])+1;&quot;&quot;)">
            <text:p/>
          </table:table-cell>
          <table:table-cell table:style-name="ce4" table:formula="of:=CONCATENATE([.$D240];&quot;-&quot;;[.$E240])" office:value-type="string" office:string-value="Startup-9（廃止）-2" calcext:value-type="string">
            <text:p>Startup-9（廃止）-2</text:p>
          </table:table-cell>
          <table:table-cell table:style-name="ce9" office:value-type="string" calcext:value-type="string">
            <text:p>Startup-9（廃止）</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表示しない</text:p>
          </table:table-cell>
          <table:table-cell table:style-name="ce9" office:value-type="string" calcext:value-type="string">
            <text:p>MCDで設定を反映する</text:p>
          </table:table-cell>
          <table:table-cell table:style-name="ce12" office:value-type="string" calcext:value-type="string">
            <text:p>Firefox 52で廃止</text:p>
          </table:table-cell>
          <table:table-cell table:style-name="ce12" table:formula="of:=IF([.K240]=&quot;&quot;;&quot;?&quot;;IF([.M240]=&quot;&quot;;&quot;新規&quot;;IF([.K240]=[.M240];&quot;&quot;;&quot;変更あり&quot;)))" office:value-type="string" office:string-value="変更あり" calcext:value-type="string">
            <text:p>変更あり</text:p>
          </table:table-cell>
          <table:table-cell table:style-name="ce54" office:value-type="string" calcext:value-type="string">
            <text:p>lockPref("browser.requestE10sFeedback", false);</text:p>
            <text:p>lockPref("app.feedback.baseURL", "");</text:p>
          </table:table-cell>
          <table:table-cell table:style-name="ce9" table:formula="of:=IF([.M240]=&quot;&quot;;&quot;?&quot;;IF([.O240]=&quot;&quot;;&quot;新規&quot;;IF([.M240]=[.O240];&quot;&quot;;&quot;○&quot;)))">
            <text:p/>
          </table:table-cell>
          <table:table-cell table:style-name="ce54" office:value-type="string" calcext:value-type="string">
            <text:p>lockPref("browser.requestE10sFeedback", false);</text:p>
            <text:p>lockPref("app.feedback.baseURL", "");</text:p>
          </table:table-cell>
          <table:table-cell table:style-name="ce54" table:number-columns-repeated="2"/>
          <table:table-cell table:style-name="ce63" table:formula="of:=IFERROR(VLOOKUP([.$C240];[$'verify-targets-to-chapters'.$A$1:.$B$999];2;0);IF([.$A240]=&quot;&quot;;&quot;&quot;;&quot;省略&quot;))">
            <text:p/>
          </table:table-cell>
          <table:table-cell table:number-columns-repeated="1006"/>
        </table:table-row>
        <table:table-row table:style-name="ro4">
          <table:table-cell table:style-name="ce1"/>
          <table:table-cell table:style-name="ce4" table:formula="of:=IF([.$A241]&lt;&gt;&quot;&quot;;MAX([.$B$1:.$B240])+1;&quot;&quot;)">
            <text:p/>
          </table:table-cell>
          <table:table-cell table:style-name="ce4" table:formula="of:=CONCATENATE([.$D241];&quot;-&quot;;[.$E241])" office:value-type="string" office:string-value="Websearch-1-1" calcext:value-type="string">
            <text:p>Websearch-1-1</text:p>
          </table:table-cell>
          <table:table-cell table:style-name="ce9" office:value-type="string" calcext:value-type="string">
            <text:p>Websearch-1</text:p>
          </table:table-cell>
          <table:table-cell table:style-name="ce9" office:value-type="float" office:value="1" calcext:value-type="float">
            <text:p>1</text:p>
          </table:table-cell>
          <table:table-cell table:style-name="ce22" office:value-type="string" calcext:value-type="string" table:number-columns-spanned="1" table:number-rows-spanned="2">
            <text:p>Web検索バーの挙動</text:p>
          </table:table-cell>
          <table:table-cell table:style-name="ce22" office:value-type="string" calcext:value-type="string" table:number-columns-spanned="1" table:number-rows-spanned="2">
            <text:p>検索エンジンの追加・削除の可否</text:p>
          </table:table-cell>
          <table:table-cell table:style-name="ce22" office:value-type="string" calcext:value-type="string" table:number-columns-spanned="1" table:number-rows-spanned="2">
            <text:p>-</text:p>
          </table:table-cell>
          <table:table-cell table:style-name="ce9" office:value-type="string" calcext:value-type="string">
            <text:p>許可する（既定）</text:p>
          </table:table-cell>
          <table:table-cell table:style-name="ce9" office:value-type="string" calcext:value-type="string">
            <text:p>-</text:p>
          </table:table-cell>
          <table:table-cell table:style-name="ce10" office:value-type="string" calcext:value-type="string">
            <text:p>-</text:p>
          </table:table-cell>
          <table:table-cell table:style-name="ce12" table:formula="of:=IF([.K241]=&quot;&quot;;&quot;?&quot;;IF([.M241]=&quot;&quot;;&quot;新規&quot;;IF([.K241]=[.M241];&quot;&quot;;&quot;変更あり&quot;)))">
            <text:p/>
          </table:table-cell>
          <table:table-cell table:style-name="ce10" office:value-type="string" calcext:value-type="string">
            <text:p>-</text:p>
          </table:table-cell>
          <table:table-cell table:style-name="ce9" table:formula="of:=IF([.M241]=&quot;&quot;;&quot;?&quot;;IF([.O241]=&quot;&quot;;&quot;新規&quot;;IF([.M241]=[.O241];&quot;&quot;;&quot;○&quot;)))">
            <text:p/>
          </table:table-cell>
          <table:table-cell table:style-name="ce54" office:value-type="string" calcext:value-type="string">
            <text:p>-</text:p>
          </table:table-cell>
          <table:table-cell table:style-name="ce54" table:number-columns-repeated="2"/>
          <table:table-cell table:style-name="ce63" table:formula="of:=IFERROR(VLOOKUP([.$C241];[$'verify-targets-to-chapters'.$A$1:.$B$999];2;0);IF([.$A241]=&quot;&quot;;&quot;&quot;;&quot;省略&quot;))">
            <text:p/>
          </table:table-cell>
          <table:table-cell table:number-columns-repeated="1006"/>
        </table:table-row>
        <table:table-row table:style-name="ro58">
          <table:table-cell table:style-name="ce1"/>
          <table:table-cell table:style-name="ce4" table:formula="of:=IF([.$A242]&lt;&gt;&quot;&quot;;MAX([.$B$1:.$B241])+1;&quot;&quot;)">
            <text:p/>
          </table:table-cell>
          <table:table-cell table:style-name="ce4" table:formula="of:=CONCATENATE([.$D242];&quot;-&quot;;[.$E242])" office:value-type="string" office:string-value="Websearch-1-2" calcext:value-type="string">
            <text:p>Websearch-1-2</text:p>
          </table:table-cell>
          <table:table-cell table:style-name="ce9" office:value-type="string" calcext:value-type="string">
            <text:p>Websearch-1</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禁止する</text:p>
          </table:table-cell>
          <table:table-cell table:style-name="ce9" office:value-type="string" calcext:value-type="string">
            <text:p>1. アドオン「globalChrome.css」を導入する</text:p>
            <text:p>2. globalChrome.cssで設定を反映する</text:p>
          </table:table-cell>
          <table:table-cell table:style-name="ce49"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12" table:formula="of:=IF([.K242]=&quot;&quot;;&quot;?&quot;;IF([.M242]=&quot;&quot;;&quot;新規&quot;;IF([.K242]=[.M242];&quot;&quot;;&quot;変更あり&quot;)))">
            <text:p/>
          </table:table-cell>
          <table:table-cell table:style-name="ce49"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9" table:formula="of:=IF([.M242]=&quot;&quot;;&quot;?&quot;;IF([.O242]=&quot;&quot;;&quot;新規&quot;;IF([.M242]=[.O242];&quot;&quot;;&quot;○&quot;)))" office:value-type="string" office:string-value="○" calcext:value-type="string">
            <text:p>○</text:p>
          </table:table-cell>
          <table:table-cell table:style-name="ce54"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54" office:value-type="string" calcext:value-type="string">
            <text:p>変更無し</text:p>
          </table:table-cell>
          <table:table-cell table:style-name="ce54"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63" table:formula="of:=IFERROR(VLOOKUP([.$C242];[$'verify-targets-to-chapters'.$A$1:.$B$999];2;0);IF([.$A242]=&quot;&quot;;&quot;&quot;;&quot;省略&quot;))">
            <text:p/>
          </table:table-cell>
          <table:table-cell table:number-columns-repeated="1006"/>
        </table:table-row>
        <table:table-row table:style-name="ro3">
          <table:table-cell table:style-name="ce1"/>
          <table:table-cell table:style-name="ce4" table:formula="of:=IF([.$A243]&lt;&gt;&quot;&quot;;MAX([.$B$1:.$B242])+1;&quot;&quot;)">
            <text:p/>
          </table:table-cell>
          <table:table-cell table:style-name="ce4" table:formula="of:=CONCATENATE([.$D243];&quot;-&quot;;[.$E243])" office:value-type="string" office:string-value="Websearch-2-1" calcext:value-type="string">
            <text:p>Websearch-2-1</text:p>
          </table:table-cell>
          <table:table-cell table:style-name="ce9" office:value-type="string" calcext:value-type="string">
            <text:p>Websearch-2</text:p>
          </table:table-cell>
          <table:table-cell table:style-name="ce9" office:value-type="float" office:value="1" calcext:value-type="float">
            <text:p>1</text:p>
          </table:table-cell>
          <table:table-cell table:style-name="ce22" office:value-type="string" calcext:value-type="string" table:number-columns-spanned="1" table:number-rows-spanned="2">
            <text:p>Web検索バーの挙動</text:p>
          </table:table-cell>
          <table:table-cell table:style-name="ce22" office:value-type="string" calcext:value-type="string" table:number-columns-spanned="1" table:number-rows-spanned="2">
            <text:p>初期状態で利用する検索エンジン</text:p>
          </table:table-cell>
          <table:table-cell table:style-name="ce22" office:value-type="string" calcext:value-type="string" table:number-columns-spanned="1" table:number-rows-spanned="2">
            <text:p>-</text:p>
          </table:table-cell>
          <table:table-cell table:style-name="ce9" office:value-type="string" calcext:value-type="string">
            <text:p>すべて使用する（既定）</text:p>
          </table:table-cell>
          <table:table-cell table:style-name="ce9" office:value-type="string" calcext:value-type="string">
            <text:p>-</text:p>
          </table:table-cell>
          <table:table-cell table:style-name="ce10" office:value-type="string" calcext:value-type="string">
            <text:p>-</text:p>
          </table:table-cell>
          <table:table-cell table:style-name="ce12" table:formula="of:=IF([.K243]=&quot;&quot;;&quot;?&quot;;IF([.M243]=&quot;&quot;;&quot;新規&quot;;IF([.K243]=[.M243];&quot;&quot;;&quot;変更あり&quot;)))">
            <text:p/>
          </table:table-cell>
          <table:table-cell table:style-name="ce10" office:value-type="string" calcext:value-type="string">
            <text:p>-</text:p>
          </table:table-cell>
          <table:table-cell table:style-name="ce9" table:formula="of:=IF([.M243]=&quot;&quot;;&quot;?&quot;;IF([.O243]=&quot;&quot;;&quot;新規&quot;;IF([.M243]=[.O243];&quot;&quot;;&quot;○&quot;)))">
            <text:p/>
          </table:table-cell>
          <table:table-cell table:style-name="ce54" office:value-type="string" calcext:value-type="string">
            <text:p>-</text:p>
          </table:table-cell>
          <table:table-cell table:style-name="ce54" table:number-columns-repeated="2"/>
          <table:table-cell table:style-name="ce63" table:formula="of:=IFERROR(VLOOKUP([.$C243];[$'verify-targets-to-chapters'.$A$1:.$B$999];2;0);IF([.$A243]=&quot;&quot;;&quot;&quot;;&quot;省略&quot;))">
            <text:p/>
          </table:table-cell>
          <table:table-cell table:number-columns-repeated="1006"/>
        </table:table-row>
        <table:table-row table:style-name="ro35">
          <table:table-cell table:style-name="ce1"/>
          <table:table-cell table:style-name="ce4" table:formula="of:=IF([.$A244]&lt;&gt;&quot;&quot;;MAX([.$B$1:.$B243])+1;&quot;&quot;)">
            <text:p/>
          </table:table-cell>
          <table:table-cell table:style-name="ce4" table:formula="of:=CONCATENATE([.$D244];&quot;-&quot;;[.$E244])" office:value-type="string" office:string-value="Websearch-2-2" calcext:value-type="string">
            <text:p>Websearch-2-2</text:p>
          </table:table-cell>
          <table:table-cell table:style-name="ce9" office:value-type="string" calcext:value-type="string">
            <text:p>Websearch-2</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限定する</text:p>
          </table:table-cell>
          <table:table-cell table:style-name="ce11" office:value-type="string" calcext:value-type="string">
            <text:p><text:span text:style-name="T3">1. アドオン「Disable Search Engines」を導入する</text:span></text:p>
            <text:p><text:span text:style-name="T3">2. MCDで設定を反映する</text:span></text:p>
            <text:p><text:span text:style-name="T3">（Firefox 38以前では、fainstall.iniを編集する）</text:span></text:p>
          </table:table-cell>
          <table:table-cell table:style-name="ce49"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12" table:formula="of:=IF([.K244]=&quot;&quot;;&quot;?&quot;;IF([.M244]=&quot;&quot;;&quot;新規&quot;;IF([.K244]=[.M244];&quot;&quot;;&quot;変更あり&quot;)))">
            <text:p/>
          </table:table-cell>
          <table:table-cell table:style-name="ce49"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9" table:formula="of:=IF([.M244]=&quot;&quot;;&quot;?&quot;;IF([.O244]=&quot;&quot;;&quot;新規&quot;;IF([.M244]=[.O244];&quot;&quot;;&quot;○&quot;)))" office:value-type="string" office:string-value="○" calcext:value-type="string">
            <text:p>○</text:p>
          </table:table-cell>
          <table:table-cell table:style-name="ce54" office:value-type="string" calcext:value-type="string">
            <text:p>[fainstall]</text:p>
            <text:p>FxEnabledSearchPlugins=（ファイル名のスペース区切りのリスト）</text:p>
          </table:table-cell>
          <table:table-cell table:style-name="ce54" office:value-type="string" calcext:value-type="string">
            <text:p>変更無し</text:p>
          </table:table-cell>
          <table:table-cell table:style-name="ce54" office:value-type="string" calcext:value-type="string">
            <text:p>[fainstall]</text:p>
            <text:p>FxEnabledSearchPlugins=（ファイル名のスペース区切りのリスト）</text:p>
          </table:table-cell>
          <table:table-cell table:style-name="ce63" table:formula="of:=IFERROR(VLOOKUP([.$C244];[$'verify-targets-to-chapters'.$A$1:.$B$999];2;0);IF([.$A244]=&quot;&quot;;&quot;&quot;;&quot;省略&quot;))">
            <text:p/>
          </table:table-cell>
          <table:table-cell table:number-columns-repeated="1006"/>
        </table:table-row>
        <table:table-row table:style-name="ro7">
          <table:table-cell table:style-name="ce1"/>
          <table:table-cell table:style-name="ce4" table:formula="of:=IF([.$A245]&lt;&gt;&quot;&quot;;MAX([.$B$1:.$B244])+1;&quot;&quot;)">
            <text:p/>
          </table:table-cell>
          <table:table-cell table:style-name="ce4" table:formula="of:=CONCATENATE([.$D245];&quot;-&quot;;[.$E245])" office:value-type="string" office:string-value="Location-1-1" calcext:value-type="string">
            <text:p>Location-1-1</text:p>
          </table:table-cell>
          <table:table-cell table:style-name="ce9" office:value-type="string" calcext:value-type="string">
            <text:p>Location-1</text:p>
          </table:table-cell>
          <table:table-cell table:style-name="ce9" office:value-type="float" office:value="1" calcext:value-type="float">
            <text:p>1</text:p>
          </table:table-cell>
          <table:table-cell table:style-name="ce22" office:value-type="string" calcext:value-type="string" table:number-columns-spanned="1" table:number-rows-spanned="2">
            <text:p>ロケーションバーの挙動</text:p>
          </table:table-cell>
          <table:table-cell table:style-name="ce22" office:value-type="string" calcext:value-type="string" table:number-columns-spanned="1" table:number-rows-spanned="2">
            <text:p>ロケーションバーにおけるURLの「http://」の省略表示の可否</text:p>
          </table:table-cell>
          <table:table-cell table:style-name="ce22" office:value-type="string" calcext:value-type="string" table:number-columns-spanned="1" table:number-rows-spanned="2">
            <text:p>-</text:p>
          </table:table-cell>
          <table:table-cell table:style-name="ce9" office:value-type="string" calcext:value-type="string">
            <text:p>省略する（既定）</text:p>
          </table:table-cell>
          <table:table-cell table:style-name="ce9" office:value-type="string" calcext:value-type="string">
            <text:p>MCDで設定を反映する</text:p>
          </table:table-cell>
          <table:table-cell table:style-name="ce10" office:value-type="string" calcext:value-type="string">
            <text:p>-</text:p>
          </table:table-cell>
          <table:table-cell table:style-name="ce12" table:formula="of:=IF([.K245]=&quot;&quot;;&quot;?&quot;;IF([.M245]=&quot;&quot;;&quot;新規&quot;;IF([.K245]=[.M245];&quot;&quot;;&quot;変更あり&quot;)))">
            <text:p/>
          </table:table-cell>
          <table:table-cell table:style-name="ce10" office:value-type="string" calcext:value-type="string">
            <text:p>-</text:p>
          </table:table-cell>
          <table:table-cell table:style-name="ce9" table:formula="of:=IF([.M245]=&quot;&quot;;&quot;?&quot;;IF([.O245]=&quot;&quot;;&quot;新規&quot;;IF([.M245]=[.O245];&quot;&quot;;&quot;○&quot;)))" office:value-type="string" office:string-value="○" calcext:value-type="string">
            <text:p>○</text:p>
          </table:table-cell>
          <table:table-cell table:style-name="ce54" office:value-type="string" calcext:value-type="string">
            <text:p>lockPref("browser.urlbar.trimURLs", true);</text:p>
          </table:table-cell>
          <table:table-cell table:style-name="ce54" office:value-type="string" calcext:value-type="string">
            <text:p>変更無し</text:p>
          </table:table-cell>
          <table:table-cell table:style-name="ce54" office:value-type="string" calcext:value-type="string">
            <text:p>lockPref("browser.urlbar.trimURLs", true);</text:p>
          </table:table-cell>
          <table:table-cell table:style-name="ce63" table:formula="of:=IFERROR(VLOOKUP([.$C245];[$'verify-targets-to-chapters'.$A$1:.$B$999];2;0);IF([.$A245]=&quot;&quot;;&quot;&quot;;&quot;省略&quot;))">
            <text:p/>
          </table:table-cell>
          <table:table-cell table:number-columns-repeated="1006"/>
        </table:table-row>
        <table:table-row table:style-name="ro7">
          <table:table-cell table:style-name="ce1"/>
          <table:table-cell table:style-name="ce4" table:formula="of:=IF([.$A246]&lt;&gt;&quot;&quot;;MAX([.$B$1:.$B245])+1;&quot;&quot;)">
            <text:p/>
          </table:table-cell>
          <table:table-cell table:style-name="ce4" table:formula="of:=CONCATENATE([.$D246];&quot;-&quot;;[.$E246])" office:value-type="string" office:string-value="Location-1-2" calcext:value-type="string">
            <text:p>Location-1-2</text:p>
          </table:table-cell>
          <table:table-cell table:style-name="ce9" office:value-type="string" calcext:value-type="string">
            <text:p>Location-1</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省略しない</text:p>
          </table:table-cell>
          <table:table-cell table:style-name="ce9" office:value-type="string" calcext:value-type="string">
            <text:p>MCDで設定を反映する</text:p>
          </table:table-cell>
          <table:table-cell table:style-name="ce10" office:value-type="string" calcext:value-type="string">
            <text:p>lockPref("browser.urlbar.trimURLs", false);</text:p>
          </table:table-cell>
          <table:table-cell table:style-name="ce12" table:formula="of:=IF([.K246]=&quot;&quot;;&quot;?&quot;;IF([.M246]=&quot;&quot;;&quot;新規&quot;;IF([.K246]=[.M246];&quot;&quot;;&quot;変更あり&quot;)))">
            <text:p/>
          </table:table-cell>
          <table:table-cell table:style-name="ce10" office:value-type="string" calcext:value-type="string">
            <text:p>lockPref("browser.urlbar.trimURLs", false);</text:p>
          </table:table-cell>
          <table:table-cell table:style-name="ce9" table:formula="of:=IF([.M246]=&quot;&quot;;&quot;?&quot;;IF([.O246]=&quot;&quot;;&quot;新規&quot;;IF([.M246]=[.O246];&quot;&quot;;&quot;○&quot;)))">
            <text:p/>
          </table:table-cell>
          <table:table-cell table:style-name="ce54" office:value-type="string" calcext:value-type="string">
            <text:p>lockPref("browser.urlbar.trimURLs", false);</text:p>
          </table:table-cell>
          <table:table-cell table:style-name="ce54" office:value-type="string" calcext:value-type="string">
            <text:p>変更無し</text:p>
          </table:table-cell>
          <table:table-cell table:style-name="ce54" office:value-type="string" calcext:value-type="string">
            <text:p>lockPref("browser.urlbar.trimURLs", false);</text:p>
          </table:table-cell>
          <table:table-cell table:style-name="ce63" table:formula="of:=IFERROR(VLOOKUP([.$C246];[$'verify-targets-to-chapters'.$A$1:.$B$999];2;0);IF([.$A246]=&quot;&quot;;&quot;&quot;;&quot;省略&quot;))">
            <text:p/>
          </table:table-cell>
          <table:table-cell table:number-columns-repeated="1006"/>
        </table:table-row>
        <table:table-row table:style-name="ro59">
          <table:table-cell table:style-name="ce1"/>
          <table:table-cell table:style-name="ce4" table:formula="of:=IF([.$A247]&lt;&gt;&quot;&quot;;MAX([.$B$1:.$B246])+1;&quot;&quot;)">
            <text:p/>
          </table:table-cell>
          <table:table-cell table:style-name="ce4" table:formula="of:=CONCATENATE([.$D247];&quot;-&quot;;[.$E247])" office:value-type="string" office:string-value="Download-1-1" calcext:value-type="string">
            <text:p>Download-1-1</text:p>
          </table:table-cell>
          <table:table-cell table:style-name="ce9" office:value-type="string" calcext:value-type="string">
            <text:p>Download-1</text:p>
          </table:table-cell>
          <table:table-cell table:style-name="ce9" office:value-type="float" office:value="1" calcext:value-type="float">
            <text:p>1</text:p>
          </table:table-cell>
          <table:table-cell table:style-name="ce22" office:value-type="string" calcext:value-type="string" table:number-columns-spanned="1" table:number-rows-spanned="2">
            <text:p>ファイルのダウンロード</text:p>
          </table:table-cell>
          <table:table-cell table:style-name="ce22" office:value-type="string" calcext:value-type="string" table:number-columns-spanned="1" table:number-rows-spanned="2">
            <text:p>ダウンロードマネージャの利用の可否</text:p>
          </table:table-cell>
          <table:table-cell table:style-name="ce22" office:value-type="string" calcext:value-type="string" table:number-columns-spanned="1" table:number-rows-spanned="2">
            <text:p>-</text:p>
          </table:table-cell>
          <table:table-cell table:style-name="ce9" office:value-type="string" calcext:value-type="string">
            <text:p>利用する（既定）</text:p>
          </table:table-cell>
          <table:table-cell table:style-name="ce9" office:value-type="string" calcext:value-type="string">
            <text:p>-</text:p>
          </table:table-cell>
          <table:table-cell table:style-name="ce10" office:value-type="string" calcext:value-type="string">
            <text:p>-</text:p>
          </table:table-cell>
          <table:table-cell table:style-name="ce12" table:formula="of:=IF([.K247]=&quot;&quot;;&quot;?&quot;;IF([.M247]=&quot;&quot;;&quot;新規&quot;;IF([.K247]=[.M247];&quot;&quot;;&quot;変更あり&quot;)))">
            <text:p/>
          </table:table-cell>
          <table:table-cell table:style-name="ce10" office:value-type="string" calcext:value-type="string">
            <text:p>-</text:p>
          </table:table-cell>
          <table:table-cell table:style-name="ce9" table:formula="of:=IF([.M247]=&quot;&quot;;&quot;?&quot;;IF([.O247]=&quot;&quot;;&quot;新規&quot;;IF([.M247]=[.O247];&quot;&quot;;&quot;○&quot;)))">
            <text:p/>
          </table:table-cell>
          <table:table-cell table:style-name="ce54" office:value-type="string" calcext:value-type="string">
            <text:p>-</text:p>
          </table:table-cell>
          <table:table-cell table:style-name="ce54" office:value-type="string" calcext:value-type="string">
            <text:p>存在しない</text:p>
          </table:table-cell>
          <table:table-cell table:style-name="ce54"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63" table:formula="of:=IFERROR(VLOOKUP([.$C247];[$'verify-targets-to-chapters'.$A$1:.$B$999];2;0);IF([.$A247]=&quot;&quot;;&quot;&quot;;&quot;省略&quot;))">
            <text:p/>
          </table:table-cell>
          <table:table-cell table:number-columns-repeated="1006"/>
        </table:table-row>
        <table:table-row table:style-name="ro60">
          <table:table-cell table:style-name="ce1"/>
          <table:table-cell table:style-name="ce4" table:formula="of:=IF([.$A248]&lt;&gt;&quot;&quot;;MAX([.$B$1:.$B247])+1;&quot;&quot;)">
            <text:p/>
          </table:table-cell>
          <table:table-cell table:style-name="ce4" table:formula="of:=CONCATENATE([.$D248];&quot;-&quot;;[.$E248])" office:value-type="string" office:string-value="Download-1-2" calcext:value-type="string">
            <text:p>Download-1-2</text:p>
          </table:table-cell>
          <table:table-cell table:style-name="ce9" office:value-type="string" calcext:value-type="string">
            <text:p>Download-1</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利用しない</text:p>
          </table:table-cell>
          <table:table-cell table:style-name="ce9" office:value-type="string" calcext:value-type="string">
            <text:p>1. MCDで設定を反映する</text:p>
            <text:p>2. アドオン「globalChrome.css」を導入する</text:p>
            <text:p>3. globalChrome.cssで設定を反映する</text:p>
          </table:table-cell>
          <table:table-cell table:style-name="ce9"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2" table:formula="of:=IF([.K248]=&quot;&quot;;&quot;?&quot;;IF([.M248]=&quot;&quot;;&quot;新規&quot;;IF([.K248]=[.M248];&quot;&quot;;&quot;変更あり&quot;)))">
            <text:p/>
          </table:table-cell>
          <table:table-cell table:style-name="ce54"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9" table:formula="of:=IF([.M248]=&quot;&quot;;&quot;?&quot;;IF([.O248]=&quot;&quot;;&quot;新規&quot;;IF([.M248]=[.O248];&quot;&quot;;&quot;○&quot;)))" office:value-type="string" office:string-value="○" calcext:value-type="string">
            <text:p>○</text:p>
          </table:table-cell>
          <table:table-cell table:style-name="ce54"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4"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54"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63" table:formula="of:=IFERROR(VLOOKUP([.$C248];[$'verify-targets-to-chapters'.$A$1:.$B$999];2;0);IF([.$A248]=&quot;&quot;;&quot;&quot;;&quot;省略&quot;))">
            <text:p/>
          </table:table-cell>
          <table:table-cell table:number-columns-repeated="1006"/>
        </table:table-row>
        <table:table-row table:style-name="ro61">
          <table:table-cell table:style-name="ce1"/>
          <table:table-cell table:style-name="ce4" table:formula="of:=IF([.$A249]&lt;&gt;&quot;&quot;;MAX([.$B$1:.$B248])+1;&quot;&quot;)">
            <text:p/>
          </table:table-cell>
          <table:table-cell table:style-name="ce4" table:formula="of:=CONCATENATE([.$D249];&quot;-&quot;;[.$E249])" office:value-type="string" office:string-value="Download-2-1" calcext:value-type="string">
            <text:p>Download-2-1</text:p>
          </table:table-cell>
          <table:table-cell table:style-name="ce9" office:value-type="string" calcext:value-type="string">
            <text:p>Download-2</text:p>
          </table:table-cell>
          <table:table-cell table:style-name="ce9" office:value-type="float" office:value="1" calcext:value-type="float">
            <text:p>1</text:p>
          </table:table-cell>
          <table:table-cell table:style-name="ce23" office:value-type="string" calcext:value-type="string" table:number-columns-spanned="1" table:number-rows-spanned="3">
            <text:p>ファイルのダウンロード</text:p>
          </table:table-cell>
          <table:table-cell table:style-name="ce23" office:value-type="string" calcext:value-type="string" table:number-columns-spanned="1" table:number-rows-spanned="3">
            <text:p>ファイルの既定のダウンロード先</text:p>
          </table:table-cell>
          <table:table-cell table:style-name="ce23" office:value-type="string" calcext:value-type="string" table:number-columns-spanned="1" table:number-rows-spanned="3">
            <text:p>-</text:p>
          </table:table-cell>
          <table:table-cell table:style-name="ce9" office:value-type="string" calcext:value-type="string">
            <text:p>指定する：任意</text:p>
          </table:table-cell>
          <table:table-cell table:style-name="ce9" office:value-type="string" calcext:value-type="string">
            <text:p>MCDで設定を反映する</text:p>
          </table:table-cell>
          <table:table-cell table:style-name="ce10" office:value-type="string" calcext:value-type="string">
            <text:p>defaultPref("browser.open.lastDir", "（ディレクトリのパス）");</text:p>
            <text:p>defaultPref("browser.download.lastDir", "（ディレクトリのパス）");</text:p>
          </table:table-cell>
          <table:table-cell table:style-name="ce12" table:formula="of:=IF([.K249]=&quot;&quot;;&quot;?&quot;;IF([.M249]=&quot;&quot;;&quot;新規&quot;;IF([.K249]=[.M249];&quot;&quot;;&quot;変更あり&quot;)))">
            <text:p/>
          </table:table-cell>
          <table:table-cell table:style-name="ce10" office:value-type="string" calcext:value-type="string">
            <text:p>defaultPref("browser.open.lastDir", "（ディレクトリのパス）");</text:p>
            <text:p>defaultPref("browser.download.lastDir", "（ディレクトリのパス）");</text:p>
          </table:table-cell>
          <table:table-cell table:style-name="ce9" table:formula="of:=IF([.M249]=&quot;&quot;;&quot;?&quot;;IF([.O249]=&quot;&quot;;&quot;新規&quot;;IF([.M249]=[.O249];&quot;&quot;;&quot;○&quot;)))">
            <text:p/>
          </table:table-cell>
          <table:table-cell table:style-name="ce54" office:value-type="string" calcext:value-type="string">
            <text:p>defaultPref("browser.open.lastDir", "（ディレクトリのパス）");</text:p>
            <text:p>defaultPref("browser.download.lastDir", "（ディレクトリのパス）");</text:p>
          </table:table-cell>
          <table:table-cell table:style-name="ce54" office:value-type="string" calcext:value-type="string">
            <text:p>変更無し</text:p>
          </table:table-cell>
          <table:table-cell table:style-name="ce54" office:value-type="string" calcext:value-type="string">
            <text:p>defaultPref("browser.open.lastDir", "（ディレクトリのパス）");</text:p>
            <text:p>defaultPref("browser.download.lastDir", "（ディレクトリのパス）");</text:p>
          </table:table-cell>
          <table:table-cell table:style-name="ce63" table:formula="of:=IFERROR(VLOOKUP([.$C249];[$'verify-targets-to-chapters'.$A$1:.$B$999];2;0);IF([.$A249]=&quot;&quot;;&quot;&quot;;&quot;省略&quot;))">
            <text:p/>
          </table:table-cell>
          <table:table-cell table:number-columns-repeated="1006"/>
        </table:table-row>
        <table:table-row table:style-name="ro23">
          <table:table-cell table:style-name="ce1"/>
          <table:table-cell table:style-name="ce4" table:formula="of:=IF([.$A250]&lt;&gt;&quot;&quot;;MAX([.$B$1:.$B249])+1;&quot;&quot;)">
            <text:p/>
          </table:table-cell>
          <table:table-cell table:style-name="ce4" table:formula="of:=CONCATENATE([.$D250];&quot;-&quot;;[.$E250])" office:value-type="string" office:string-value="Download-2-2" calcext:value-type="string">
            <text:p>Download-2-2</text:p>
          </table:table-cell>
          <table:table-cell table:style-name="ce9" office:value-type="string" calcext:value-type="string">
            <text:p>Download-2</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指定する：デスクトップ</text:p>
          </table:table-cell>
          <table:table-cell table:style-name="ce9" office:value-type="string" calcext:value-type="string">
            <text:p>MCDで設定を反映する</text:p>
          </table:table-cell>
          <table:table-cell table:style-name="ce10" office:value-type="string" calcext:value-type="string">
            <text:p>pref("browser.open.lastDir", "");</text:p>
            <text:p>pref("browser.download.lastDir", "");</text:p>
            <text:p>pref("browser.download.folderList", 0);</text:p>
          </table:table-cell>
          <table:table-cell table:style-name="ce12" table:formula="of:=IF([.K250]=&quot;&quot;;&quot;?&quot;;IF([.M250]=&quot;&quot;;&quot;新規&quot;;IF([.K250]=[.M250];&quot;&quot;;&quot;変更あり&quot;)))">
            <text:p/>
          </table:table-cell>
          <table:table-cell table:style-name="ce10" office:value-type="string" calcext:value-type="string">
            <text:p>pref("browser.open.lastDir", "");</text:p>
            <text:p>pref("browser.download.lastDir", "");</text:p>
            <text:p>pref("browser.download.folderList", 0);</text:p>
          </table:table-cell>
          <table:table-cell table:style-name="ce9" table:formula="of:=IF([.M250]=&quot;&quot;;&quot;?&quot;;IF([.O250]=&quot;&quot;;&quot;新規&quot;;IF([.M250]=[.O250];&quot;&quot;;&quot;○&quot;)))">
            <text:p/>
          </table:table-cell>
          <table:table-cell table:style-name="ce54" office:value-type="string" calcext:value-type="string">
            <text:p>pref("browser.open.lastDir", "");</text:p>
            <text:p>pref("browser.download.lastDir", "");</text:p>
            <text:p>pref("browser.download.folderList", 0);</text:p>
          </table:table-cell>
          <table:table-cell table:style-name="ce54" table:number-columns-repeated="2"/>
          <table:table-cell table:style-name="ce63" table:formula="of:=IFERROR(VLOOKUP([.$C250];[$'verify-targets-to-chapters'.$A$1:.$B$999];2;0);IF([.$A250]=&quot;&quot;;&quot;&quot;;&quot;省略&quot;))">
            <text:p/>
          </table:table-cell>
          <table:table-cell table:number-columns-repeated="1006"/>
        </table:table-row>
        <table:table-row table:style-name="ro4">
          <table:table-cell table:style-name="ce1"/>
          <table:table-cell table:style-name="ce4" table:formula="of:=IF([.$A251]&lt;&gt;&quot;&quot;;MAX([.$B$1:.$B250])+1;&quot;&quot;)">
            <text:p/>
          </table:table-cell>
          <table:table-cell table:style-name="ce4" table:formula="of:=CONCATENATE([.$D251];&quot;-&quot;;[.$E251])" office:value-type="string" office:string-value="Download-2-3" calcext:value-type="string">
            <text:p>Download-2-3</text:p>
          </table:table-cell>
          <table:table-cell table:style-name="ce9" office:value-type="string" calcext:value-type="string">
            <text:p>Download-2</text:p>
          </table:table-cell>
          <table:table-cell table:style-name="ce9" office:value-type="float" office:value="3" calcext:value-type="float">
            <text:p>3</text:p>
          </table:table-cell>
          <table:covered-table-cell table:number-columns-repeated="3" table:style-name="ce16"/>
          <table:table-cell table:style-name="ce9" office:value-type="string" calcext:value-type="string">
            <text:p>指定しない（既定）</text:p>
          </table:table-cell>
          <table:table-cell table:style-name="ce9" office:value-type="string" calcext:value-type="string">
            <text:p>-</text:p>
          </table:table-cell>
          <table:table-cell table:style-name="ce10" office:value-type="string" calcext:value-type="string">
            <text:p>-</text:p>
          </table:table-cell>
          <table:table-cell table:style-name="ce12" table:formula="of:=IF([.K251]=&quot;&quot;;&quot;?&quot;;IF([.M251]=&quot;&quot;;&quot;新規&quot;;IF([.K251]=[.M251];&quot;&quot;;&quot;変更あり&quot;)))">
            <text:p/>
          </table:table-cell>
          <table:table-cell table:style-name="ce10" office:value-type="string" calcext:value-type="string">
            <text:p>-</text:p>
          </table:table-cell>
          <table:table-cell table:style-name="ce9" table:formula="of:=IF([.M251]=&quot;&quot;;&quot;?&quot;;IF([.O251]=&quot;&quot;;&quot;新規&quot;;IF([.M251]=[.O251];&quot;&quot;;&quot;○&quot;)))">
            <text:p/>
          </table:table-cell>
          <table:table-cell table:style-name="ce54" office:value-type="string" calcext:value-type="string">
            <text:p>-</text:p>
          </table:table-cell>
          <table:table-cell table:style-name="ce54" table:number-columns-repeated="2"/>
          <table:table-cell table:style-name="ce63" table:formula="of:=IFERROR(VLOOKUP([.$C251];[$'verify-targets-to-chapters'.$A$1:.$B$999];2;0);IF([.$A251]=&quot;&quot;;&quot;&quot;;&quot;省略&quot;))">
            <text:p/>
          </table:table-cell>
          <table:table-cell table:number-columns-repeated="1006"/>
        </table:table-row>
        <table:table-row table:style-name="ro7">
          <table:table-cell table:style-name="ce1"/>
          <table:table-cell table:style-name="ce4" table:formula="of:=IF([.$A252]&lt;&gt;&quot;&quot;;MAX([.$B$1:.$B251])+1;&quot;&quot;)">
            <text:p/>
          </table:table-cell>
          <table:table-cell table:style-name="ce4" table:formula="of:=CONCATENATE([.$D252];&quot;-&quot;;[.$E252])" office:value-type="string" office:string-value="Download-3-1" calcext:value-type="string">
            <text:p>Download-3-1</text:p>
          </table:table-cell>
          <table:table-cell table:style-name="ce9" office:value-type="string" calcext:value-type="string">
            <text:p>Download-3</text:p>
          </table:table-cell>
          <table:table-cell table:style-name="ce9" office:value-type="float" office:value="1" calcext:value-type="float">
            <text:p>1</text:p>
          </table:table-cell>
          <table:table-cell table:style-name="ce22" office:value-type="string" calcext:value-type="string" table:number-columns-spanned="1" table:number-rows-spanned="2">
            <text:p>ファイルのダウンロード</text:p>
          </table:table-cell>
          <table:table-cell table:style-name="ce22" office:value-type="string" calcext:value-type="string" table:number-columns-spanned="1" table:number-rows-spanned="2">
            <text:p>ファイルのダウンロード先ディレクトリの制御</text:p>
          </table:table-cell>
          <table:table-cell table:style-name="ce22" office:value-type="string" calcext:value-type="string" table:number-columns-spanned="1" table:number-rows-spanned="2">
            <text:p>-</text:p>
          </table:table-cell>
          <table:table-cell table:style-name="ce9" office:value-type="string" calcext:value-type="string">
            <text:p>全体で共通のディレクトリにダウンロードする（既定）</text:p>
          </table:table-cell>
          <table:table-cell table:style-name="ce9" office:value-type="string" calcext:value-type="string">
            <text:p>MCDで設定を反映する</text:p>
          </table:table-cell>
          <table:table-cell table:style-name="ce10" office:value-type="string" calcext:value-type="string">
            <text:p>lockPref("browser.download.lastDir.savePerSite", false);</text:p>
          </table:table-cell>
          <table:table-cell table:style-name="ce12" table:formula="of:=IF([.K252]=&quot;&quot;;&quot;?&quot;;IF([.M252]=&quot;&quot;;&quot;新規&quot;;IF([.K252]=[.M252];&quot;&quot;;&quot;変更あり&quot;)))">
            <text:p/>
          </table:table-cell>
          <table:table-cell table:style-name="ce10" office:value-type="string" calcext:value-type="string">
            <text:p>lockPref("browser.download.lastDir.savePerSite", false);</text:p>
          </table:table-cell>
          <table:table-cell table:style-name="ce9" table:formula="of:=IF([.M252]=&quot;&quot;;&quot;?&quot;;IF([.O252]=&quot;&quot;;&quot;新規&quot;;IF([.M252]=[.O252];&quot;&quot;;&quot;○&quot;)))">
            <text:p/>
          </table:table-cell>
          <table:table-cell table:style-name="ce54" office:value-type="string" calcext:value-type="string">
            <text:p>lockPref("browser.download.lastDir.savePerSite", false);</text:p>
          </table:table-cell>
          <table:table-cell table:style-name="ce54" office:value-type="string" calcext:value-type="string">
            <text:p>変更無し</text:p>
          </table:table-cell>
          <table:table-cell table:style-name="ce54" office:value-type="string" calcext:value-type="string">
            <text:p>lockPref("browser.download.lastDir.savePerSite", false);</text:p>
          </table:table-cell>
          <table:table-cell table:style-name="ce63" table:formula="of:=IFERROR(VLOOKUP([.$C252];[$'verify-targets-to-chapters'.$A$1:.$B$999];2;0);IF([.$A252]=&quot;&quot;;&quot;&quot;;&quot;省略&quot;))">
            <text:p/>
          </table:table-cell>
          <table:table-cell table:number-columns-repeated="1006"/>
        </table:table-row>
        <table:table-row table:style-name="ro7">
          <table:table-cell table:style-name="ce1"/>
          <table:table-cell table:style-name="ce4" table:formula="of:=IF([.$A253]&lt;&gt;&quot;&quot;;MAX([.$B$1:.$B252])+1;&quot;&quot;)">
            <text:p/>
          </table:table-cell>
          <table:table-cell table:style-name="ce4" table:formula="of:=CONCATENATE([.$D253];&quot;-&quot;;[.$E253])" office:value-type="string" office:string-value="Download-3-2" calcext:value-type="string">
            <text:p>Download-3-2</text:p>
          </table:table-cell>
          <table:table-cell table:style-name="ce9" office:value-type="string" calcext:value-type="string">
            <text:p>Download-3</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サイトごとにダウンロード先ディレクトリを保持する</text:p>
          </table:table-cell>
          <table:table-cell table:style-name="ce9" office:value-type="string" calcext:value-type="string">
            <text:p>MCDで設定を反映する</text:p>
          </table:table-cell>
          <table:table-cell table:style-name="ce10" office:value-type="string" calcext:value-type="string">
            <text:p>lockPref("browser.download.lastDir.savePerSite", true);</text:p>
          </table:table-cell>
          <table:table-cell table:style-name="ce12" table:formula="of:=IF([.K253]=&quot;&quot;;&quot;?&quot;;IF([.M253]=&quot;&quot;;&quot;新規&quot;;IF([.K253]=[.M253];&quot;&quot;;&quot;変更あり&quot;)))">
            <text:p/>
          </table:table-cell>
          <table:table-cell table:style-name="ce10" office:value-type="string" calcext:value-type="string">
            <text:p>lockPref("browser.download.lastDir.savePerSite", true);</text:p>
          </table:table-cell>
          <table:table-cell table:style-name="ce9" table:formula="of:=IF([.M253]=&quot;&quot;;&quot;?&quot;;IF([.O253]=&quot;&quot;;&quot;新規&quot;;IF([.M253]=[.O253];&quot;&quot;;&quot;○&quot;)))">
            <text:p/>
          </table:table-cell>
          <table:table-cell table:style-name="ce54" office:value-type="string" calcext:value-type="string">
            <text:p>lockPref("browser.download.lastDir.savePerSite", true);</text:p>
          </table:table-cell>
          <table:table-cell table:style-name="ce54" office:value-type="string" calcext:value-type="string">
            <text:p>変更無し</text:p>
          </table:table-cell>
          <table:table-cell table:style-name="ce54" office:value-type="string" calcext:value-type="string">
            <text:p>lockPref("browser.download.lastDir.savePerSite", true);</text:p>
          </table:table-cell>
          <table:table-cell table:style-name="ce63" table:formula="of:=IFERROR(VLOOKUP([.$C253];[$'verify-targets-to-chapters'.$A$1:.$B$999];2;0);IF([.$A253]=&quot;&quot;;&quot;&quot;;&quot;省略&quot;))">
            <text:p/>
          </table:table-cell>
          <table:table-cell table:number-columns-repeated="1006"/>
        </table:table-row>
        <table:table-row table:style-name="ro62">
          <table:table-cell table:style-name="ce1"/>
          <table:table-cell table:style-name="ce4" table:formula="of:=IF([.$A254]&lt;&gt;&quot;&quot;;MAX([.$B$1:.$B253])+1;&quot;&quot;)">
            <text:p/>
          </table:table-cell>
          <table:table-cell table:style-name="ce4" table:formula="of:=CONCATENATE([.$D254];&quot;-&quot;;[.$E254])" office:value-type="string" office:string-value="Tab-1-1" calcext:value-type="string">
            <text:p>Tab-1-1</text:p>
          </table:table-cell>
          <table:table-cell table:style-name="ce9" office:value-type="string" calcext:value-type="string">
            <text:p>Tab-1</text:p>
          </table:table-cell>
          <table:table-cell table:style-name="ce9" office:value-type="float" office:value="1" calcext:value-type="float">
            <text:p>1</text:p>
          </table:table-cell>
          <table:table-cell table:style-name="ce23" office:value-type="string" calcext:value-type="string" table:number-columns-spanned="1" table:number-rows-spanned="3">
            <text:p>タブ</text:p>
          </table:table-cell>
          <table:table-cell table:style-name="ce23" office:value-type="string" calcext:value-type="string" table:number-columns-spanned="1" table:number-rows-spanned="3">
            <text:p>複数のタブを閉じる際の警告の可否</text:p>
          </table:table-cell>
          <table:table-cell table:style-name="ce23" office:value-type="string" calcext:value-type="string" table:number-columns-spanned="1" table:number-rows-spanned="3">
            <text:p>-</text:p>
          </table:table-cell>
          <table:table-cell table:style-name="ce9" office:value-type="string" calcext:value-type="string">
            <text:p>警告する（既定）</text:p>
          </table:table-cell>
          <table:table-cell table:style-name="ce9" office:value-type="string" calcext:value-type="string">
            <text:p>MCDで設定を反映する</text:p>
          </table:table-cell>
          <table:table-cell table:style-name="ce10" office:value-type="string" calcext:value-type="string">
            <text:p>lockPref("browser.tabs.warnOnClose", true);</text:p>
          </table:table-cell>
          <table:table-cell table:style-name="ce12" table:formula="of:=IF([.K254]=&quot;&quot;;&quot;?&quot;;IF([.M254]=&quot;&quot;;&quot;新規&quot;;IF([.K254]=[.M254];&quot;&quot;;&quot;変更あり&quot;)))">
            <text:p/>
          </table:table-cell>
          <table:table-cell table:style-name="ce10" office:value-type="string" calcext:value-type="string">
            <text:p>lockPref("browser.tabs.warnOnClose", true);</text:p>
          </table:table-cell>
          <table:table-cell table:style-name="ce9" table:formula="of:=IF([.M254]=&quot;&quot;;&quot;?&quot;;IF([.O254]=&quot;&quot;;&quot;新規&quot;;IF([.M254]=[.O254];&quot;&quot;;&quot;○&quot;)))">
            <text:p/>
          </table:table-cell>
          <table:table-cell table:number-columns-repeated="2" table:style-name="ce54" office:value-type="string" calcext:value-type="string">
            <text:p>lockPref("browser.tabs.warnOnClose", true);</text:p>
          </table:table-cell>
          <table:table-cell table:style-name="ce54" office:value-type="string" calcext:value-type="string">
            <text:p>defaultPref("browser.tabs.warnOnClose", true);</text:p>
          </table:table-cell>
          <table:table-cell table:style-name="ce63" table:formula="of:=IFERROR(VLOOKUP([.$C254];[$'verify-targets-to-chapters'.$A$1:.$B$999];2;0);IF([.$A254]=&quot;&quot;;&quot;&quot;;&quot;省略&quot;))">
            <text:p/>
          </table:table-cell>
          <table:table-cell table:number-columns-repeated="1006"/>
        </table:table-row>
        <table:table-row table:style-name="ro63">
          <table:table-cell table:style-name="ce1"/>
          <table:table-cell table:style-name="ce4" table:formula="of:=IF([.$A255]&lt;&gt;&quot;&quot;;MAX([.$B$1:.$B254])+1;&quot;&quot;)">
            <text:p/>
          </table:table-cell>
          <table:table-cell table:style-name="ce4" table:formula="of:=CONCATENATE([.$D255];&quot;-&quot;;[.$E255])" office:value-type="string" office:string-value="Tab-1-2" calcext:value-type="string">
            <text:p>Tab-1-2</text:p>
          </table:table-cell>
          <table:table-cell table:style-name="ce9" office:value-type="string" calcext:value-type="string">
            <text:p>Tab-1</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警告しない</text:p>
          </table:table-cell>
          <table:table-cell table:style-name="ce9" office:value-type="string" calcext:value-type="string">
            <text:p>MCDで設定を反映する</text:p>
          </table:table-cell>
          <table:table-cell table:style-name="ce10" office:value-type="string" calcext:value-type="string">
            <text:p>lockPref("browser.tabs.warnOnClose", false);</text:p>
          </table:table-cell>
          <table:table-cell table:style-name="ce12" table:formula="of:=IF([.K255]=&quot;&quot;;&quot;?&quot;;IF([.M255]=&quot;&quot;;&quot;新規&quot;;IF([.K255]=[.M255];&quot;&quot;;&quot;変更あり&quot;)))">
            <text:p/>
          </table:table-cell>
          <table:table-cell table:style-name="ce10" office:value-type="string" calcext:value-type="string">
            <text:p>lockPref("browser.tabs.warnOnClose", false);</text:p>
          </table:table-cell>
          <table:table-cell table:style-name="ce9" table:formula="of:=IF([.M255]=&quot;&quot;;&quot;?&quot;;IF([.O255]=&quot;&quot;;&quot;新規&quot;;IF([.M255]=[.O255];&quot;&quot;;&quot;○&quot;)))">
            <text:p/>
          </table:table-cell>
          <table:table-cell table:number-columns-repeated="2" table:style-name="ce54" office:value-type="string" calcext:value-type="string">
            <text:p>lockPref("browser.tabs.warnOnClose", false);</text:p>
          </table:table-cell>
          <table:table-cell table:style-name="ce54" office:value-type="string" calcext:value-type="string">
            <text:p>defaultPref("browser.tabs.warnOnClose", false);</text:p>
          </table:table-cell>
          <table:table-cell table:style-name="ce63" table:formula="of:=IFERROR(VLOOKUP([.$C255];[$'verify-targets-to-chapters'.$A$1:.$B$999];2;0);IF([.$A255]=&quot;&quot;;&quot;&quot;;&quot;省略&quot;))">
            <text:p/>
          </table:table-cell>
          <table:table-cell table:number-columns-repeated="1006"/>
        </table:table-row>
        <table:table-row table:style-name="ro35">
          <table:table-cell table:style-name="ce1"/>
          <table:table-cell table:style-name="ce4" table:formula="of:=IF([.$A256]&lt;&gt;&quot;&quot;;MAX([.$B$1:.$B255])+1;&quot;&quot;)">
            <text:p/>
          </table:table-cell>
          <table:table-cell table:style-name="ce4" table:formula="of:=CONCATENATE([.$D256];&quot;-&quot;;[.$E256])" office:value-type="string" office:string-value="Tab-1-3" calcext:value-type="string">
            <text:p>Tab-1-3</text:p>
          </table:table-cell>
          <table:table-cell table:style-name="ce9" office:value-type="string" calcext:value-type="string">
            <text:p>Tab-1</text:p>
          </table:table-cell>
          <table:table-cell table:style-name="ce9" office:value-type="float" office:value="3" calcext:value-type="float">
            <text:p>3</text:p>
          </table:table-cell>
          <table:covered-table-cell table:number-columns-repeated="3" table:style-name="ce16"/>
          <table:table-cell table:style-name="ce9" office:value-type="string" calcext:value-type="string">
            <text:p>警告しないが、任意で警告を表示する状態に戻せる</text:p>
          </table:table-cell>
          <table:table-cell table:style-name="ce9" office:value-type="string" calcext:value-type="string">
            <text:p>MCDで設定を反映する</text:p>
          </table:table-cell>
          <table:table-cell table:style-name="ce10" office:value-type="string" calcext:value-type="string">
            <text:p>if (!getPref("browser.tabs.warnOnClose.initialized")) {</text:p>
            <text:p>  pref("browser.tabs.warnOnClose", false);</text:p>
            <text:p>  pref("browser.tabs.warnOnClose.initialized", true);</text:p>
            <text:p>}</text:p>
          </table:table-cell>
          <table:table-cell table:style-name="ce12" table:formula="of:=IF([.K256]=&quot;&quot;;&quot;?&quot;;IF([.M256]=&quot;&quot;;&quot;新規&quot;;IF([.K256]=[.M256];&quot;&quot;;&quot;変更あり&quot;)))">
            <text:p/>
          </table:table-cell>
          <table:table-cell table:style-name="ce10" office:value-type="string" calcext:value-type="string">
            <text:p>if (!getPref("browser.tabs.warnOnClose.initialized")) {</text:p>
            <text:p>  pref("browser.tabs.warnOnClose", false);</text:p>
            <text:p>  pref("browser.tabs.warnOnClose.initialized", true);</text:p>
            <text:p>}</text:p>
          </table:table-cell>
          <table:table-cell table:style-name="ce9" table:formula="of:=IF([.M256]=&quot;&quot;;&quot;?&quot;;IF([.O256]=&quot;&quot;;&quot;新規&quot;;IF([.M256]=[.O256];&quot;&quot;;&quot;○&quot;)))" office:value-type="string" office:string-value="新規" calcext:value-type="string">
            <text:p>新規</text:p>
          </table:table-cell>
          <table:table-cell table:style-name="ce54" table:number-columns-repeated="3"/>
          <table:table-cell table:style-name="ce63" table:formula="of:=IFERROR(VLOOKUP([.$C256];[$'verify-targets-to-chapters'.$A$1:.$B$999];2;0);IF([.$A256]=&quot;&quot;;&quot;&quot;;&quot;省略&quot;))">
            <text:p/>
          </table:table-cell>
          <table:table-cell table:number-columns-repeated="1006"/>
        </table:table-row>
        <table:table-row table:style-name="ro63">
          <table:table-cell table:style-name="ce1"/>
          <table:table-cell table:style-name="ce4" table:formula="of:=IF([.$A257]&lt;&gt;&quot;&quot;;MAX([.$B$1:.$B256])+1;&quot;&quot;)">
            <text:p/>
          </table:table-cell>
          <table:table-cell table:style-name="ce4" table:formula="of:=CONCATENATE([.$D257];&quot;-&quot;;[.$E257])" office:value-type="string" office:string-value="Tab-2-1" calcext:value-type="string">
            <text:p>Tab-2-1</text:p>
          </table:table-cell>
          <table:table-cell table:style-name="ce9" office:value-type="string" calcext:value-type="string">
            <text:p>Tab-2</text:p>
          </table:table-cell>
          <table:table-cell table:style-name="ce9" office:value-type="float" office:value="1" calcext:value-type="float">
            <text:p>1</text:p>
          </table:table-cell>
          <table:table-cell table:style-name="ce23" office:value-type="string" calcext:value-type="string" table:number-columns-spanned="1" table:number-rows-spanned="3">
            <text:p>タブ</text:p>
          </table:table-cell>
          <table:table-cell table:style-name="ce23" office:value-type="string" calcext:value-type="string" table:number-columns-spanned="1" table:number-rows-spanned="3">
            <text:p>「他のタブをすべて閉じる」の警告の可否</text:p>
          </table:table-cell>
          <table:table-cell table:style-name="ce23" office:value-type="string" calcext:value-type="string" table:number-columns-spanned="1" table:number-rows-spanned="3">
            <text:p>-</text:p>
          </table:table-cell>
          <table:table-cell table:style-name="ce9" office:value-type="string" calcext:value-type="string">
            <text:p>警告する（既定）</text:p>
          </table:table-cell>
          <table:table-cell table:style-name="ce9" office:value-type="string" calcext:value-type="string">
            <text:p>MCDで設定を反映する</text:p>
          </table:table-cell>
          <table:table-cell table:style-name="ce10" office:value-type="string" calcext:value-type="string">
            <text:p>lockPref("browser.tabs.warnOnCloseOtherTabs", true);</text:p>
          </table:table-cell>
          <table:table-cell table:style-name="ce12" table:formula="of:=IF([.K257]=&quot;&quot;;&quot;?&quot;;IF([.M257]=&quot;&quot;;&quot;新規&quot;;IF([.K257]=[.M257];&quot;&quot;;&quot;変更あり&quot;)))">
            <text:p/>
          </table:table-cell>
          <table:table-cell table:style-name="ce10" office:value-type="string" calcext:value-type="string">
            <text:p>lockPref("browser.tabs.warnOnCloseOtherTabs", true);</text:p>
          </table:table-cell>
          <table:table-cell table:style-name="ce9" table:formula="of:=IF([.M257]=&quot;&quot;;&quot;?&quot;;IF([.O257]=&quot;&quot;;&quot;新規&quot;;IF([.M257]=[.O257];&quot;&quot;;&quot;○&quot;)))">
            <text:p/>
          </table:table-cell>
          <table:table-cell table:number-columns-repeated="2" table:style-name="ce54" office:value-type="string" calcext:value-type="string">
            <text:p>lockPref("browser.tabs.warnOnCloseOtherTabs", true);</text:p>
          </table:table-cell>
          <table:table-cell table:style-name="ce54" office:value-type="string" calcext:value-type="string">
            <text:p>-</text:p>
          </table:table-cell>
          <table:table-cell table:style-name="ce63" table:formula="of:=IFERROR(VLOOKUP([.$C257];[$'verify-targets-to-chapters'.$A$1:.$B$999];2;0);IF([.$A257]=&quot;&quot;;&quot;&quot;;&quot;省略&quot;))">
            <text:p/>
          </table:table-cell>
          <table:table-cell table:number-columns-repeated="1006"/>
        </table:table-row>
        <table:table-row table:style-name="ro64">
          <table:table-cell table:style-name="ce1"/>
          <table:table-cell table:style-name="ce4" table:formula="of:=IF([.$A258]&lt;&gt;&quot;&quot;;MAX([.$B$1:.$B257])+1;&quot;&quot;)">
            <text:p/>
          </table:table-cell>
          <table:table-cell table:style-name="ce4" table:formula="of:=CONCATENATE([.$D258];&quot;-&quot;;[.$E258])" office:value-type="string" office:string-value="Tab-2-2" calcext:value-type="string">
            <text:p>Tab-2-2</text:p>
          </table:table-cell>
          <table:table-cell table:style-name="ce9" office:value-type="string" calcext:value-type="string">
            <text:p>Tab-2</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警告しない</text:p>
          </table:table-cell>
          <table:table-cell table:style-name="ce9" office:value-type="string" calcext:value-type="string">
            <text:p>MCDで設定を反映する</text:p>
          </table:table-cell>
          <table:table-cell table:style-name="ce10" office:value-type="string" calcext:value-type="string">
            <text:p>lockPref("browser.tabs.warnOnCloseOtherTabs", false);</text:p>
          </table:table-cell>
          <table:table-cell table:style-name="ce12" table:formula="of:=IF([.K258]=&quot;&quot;;&quot;?&quot;;IF([.M258]=&quot;&quot;;&quot;新規&quot;;IF([.K258]=[.M258];&quot;&quot;;&quot;変更あり&quot;)))">
            <text:p/>
          </table:table-cell>
          <table:table-cell table:style-name="ce10" office:value-type="string" calcext:value-type="string">
            <text:p>lockPref("browser.tabs.warnOnCloseOtherTabs", false);</text:p>
          </table:table-cell>
          <table:table-cell table:style-name="ce9" table:formula="of:=IF([.M258]=&quot;&quot;;&quot;?&quot;;IF([.O258]=&quot;&quot;;&quot;新規&quot;;IF([.M258]=[.O258];&quot;&quot;;&quot;○&quot;)))">
            <text:p/>
          </table:table-cell>
          <table:table-cell table:number-columns-repeated="2" table:style-name="ce54" office:value-type="string" calcext:value-type="string">
            <text:p>lockPref("browser.tabs.warnOnCloseOtherTabs", false);</text:p>
          </table:table-cell>
          <table:table-cell table:style-name="ce54" office:value-type="string" calcext:value-type="string">
            <text:p>-</text:p>
          </table:table-cell>
          <table:table-cell table:style-name="ce63" table:formula="of:=IFERROR(VLOOKUP([.$C258];[$'verify-targets-to-chapters'.$A$1:.$B$999];2;0);IF([.$A258]=&quot;&quot;;&quot;&quot;;&quot;省略&quot;))">
            <text:p/>
          </table:table-cell>
          <table:table-cell table:number-columns-repeated="1006"/>
        </table:table-row>
        <table:table-row table:style-name="ro19">
          <table:table-cell table:style-name="ce1"/>
          <table:table-cell table:style-name="ce4" table:formula="of:=IF([.$A259]&lt;&gt;&quot;&quot;;MAX([.$B$1:.$B258])+1;&quot;&quot;)">
            <text:p/>
          </table:table-cell>
          <table:table-cell table:style-name="ce4" table:formula="of:=CONCATENATE([.$D259];&quot;-&quot;;[.$E259])" office:value-type="string" office:string-value="Tab-2-3" calcext:value-type="string">
            <text:p>Tab-2-3</text:p>
          </table:table-cell>
          <table:table-cell table:style-name="ce9" office:value-type="string" calcext:value-type="string">
            <text:p>Tab-2</text:p>
          </table:table-cell>
          <table:table-cell table:style-name="ce9" office:value-type="float" office:value="3" calcext:value-type="float">
            <text:p>3</text:p>
          </table:table-cell>
          <table:covered-table-cell table:number-columns-repeated="3" table:style-name="ce16"/>
          <table:table-cell table:style-name="ce11" office:value-type="string" calcext:value-type="string">
            <text:p>警告しないが、任意で警告を表示する状態に戻せる</text:p>
          </table:table-cell>
          <table:table-cell table:style-name="ce9" office:value-type="string" calcext:value-type="string">
            <text:p>MCDで設定を反映する</text:p>
          </table:table-cell>
          <table:table-cell table:style-name="ce10"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2" table:formula="of:=IF([.K259]=&quot;&quot;;&quot;?&quot;;IF([.M259]=&quot;&quot;;&quot;新規&quot;;IF([.K259]=[.M259];&quot;&quot;;&quot;変更あり&quot;)))">
            <text:p/>
          </table:table-cell>
          <table:table-cell table:style-name="ce10"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9" table:formula="of:=IF([.M259]=&quot;&quot;;&quot;?&quot;;IF([.O259]=&quot;&quot;;&quot;新規&quot;;IF([.M259]=[.O259];&quot;&quot;;&quot;○&quot;)))" office:value-type="string" office:string-value="新規" calcext:value-type="string">
            <text:p>新規</text:p>
          </table:table-cell>
          <table:table-cell table:style-name="ce54" table:number-columns-repeated="3"/>
          <table:table-cell table:style-name="ce63" table:formula="of:=IFERROR(VLOOKUP([.$C259];[$'verify-targets-to-chapters'.$A$1:.$B$999];2;0);IF([.$A259]=&quot;&quot;;&quot;&quot;;&quot;省略&quot;))">
            <text:p/>
          </table:table-cell>
          <table:table-cell table:number-columns-repeated="1006"/>
        </table:table-row>
        <table:table-row table:style-name="ro64">
          <table:table-cell table:style-name="ce1"/>
          <table:table-cell table:style-name="ce4" table:formula="of:=IF([.$A260]&lt;&gt;&quot;&quot;;MAX([.$B$1:.$B259])+1;&quot;&quot;)">
            <text:p/>
          </table:table-cell>
          <table:table-cell table:style-name="ce4" table:formula="of:=CONCATENATE([.$D260];&quot;-&quot;;[.$E260])" office:value-type="string" office:string-value="Tab-3-1" calcext:value-type="string">
            <text:p>Tab-3-1</text:p>
          </table:table-cell>
          <table:table-cell table:style-name="ce9" office:value-type="string" calcext:value-type="string">
            <text:p>Tab-3</text:p>
          </table:table-cell>
          <table:table-cell table:style-name="ce9" office:value-type="float" office:value="1" calcext:value-type="float">
            <text:p>1</text:p>
          </table:table-cell>
          <table:table-cell table:style-name="ce23" office:value-type="string" calcext:value-type="string" table:number-columns-spanned="1" table:number-rows-spanned="3">
            <text:p>タブ</text:p>
          </table:table-cell>
          <table:table-cell table:style-name="ce23" office:value-type="string" calcext:value-type="string" table:number-columns-spanned="1" table:number-rows-spanned="3">
            <text:p>複数のタブを一度に開く際の警告の可否</text:p>
          </table:table-cell>
          <table:table-cell table:style-name="ce23" office:value-type="string" calcext:value-type="string" table:number-columns-spanned="1" table:number-rows-spanned="3">
            <text:p>-</text:p>
          </table:table-cell>
          <table:table-cell table:style-name="ce9" office:value-type="string" calcext:value-type="string">
            <text:p>警告する（既定）</text:p>
          </table:table-cell>
          <table:table-cell table:style-name="ce9" office:value-type="string" calcext:value-type="string">
            <text:p>MCDで設定を反映する</text:p>
          </table:table-cell>
          <table:table-cell table:style-name="ce10" office:value-type="string" calcext:value-type="string">
            <text:p>lockPref("browser.tabs.warnOnOpen", true);</text:p>
          </table:table-cell>
          <table:table-cell table:style-name="ce12" table:formula="of:=IF([.K260]=&quot;&quot;;&quot;?&quot;;IF([.M260]=&quot;&quot;;&quot;新規&quot;;IF([.K260]=[.M260];&quot;&quot;;&quot;変更あり&quot;)))">
            <text:p/>
          </table:table-cell>
          <table:table-cell table:style-name="ce10" office:value-type="string" calcext:value-type="string">
            <text:p>lockPref("browser.tabs.warnOnOpen", true);</text:p>
          </table:table-cell>
          <table:table-cell table:style-name="ce9" table:formula="of:=IF([.M260]=&quot;&quot;;&quot;?&quot;;IF([.O260]=&quot;&quot;;&quot;新規&quot;;IF([.M260]=[.O260];&quot;&quot;;&quot;○&quot;)))">
            <text:p/>
          </table:table-cell>
          <table:table-cell table:number-columns-repeated="2" table:style-name="ce54" office:value-type="string" calcext:value-type="string">
            <text:p>lockPref("browser.tabs.warnOnOpen", true);</text:p>
          </table:table-cell>
          <table:table-cell table:style-name="ce54" office:value-type="string" calcext:value-type="string">
            <text:p>defaultPref("browser.tabs.warnOnOpen", true);</text:p>
          </table:table-cell>
          <table:table-cell table:style-name="ce63" table:formula="of:=IFERROR(VLOOKUP([.$C260];[$'verify-targets-to-chapters'.$A$1:.$B$999];2;0);IF([.$A260]=&quot;&quot;;&quot;&quot;;&quot;省略&quot;))">
            <text:p/>
          </table:table-cell>
          <table:table-cell table:number-columns-repeated="1006"/>
        </table:table-row>
        <table:table-row table:style-name="ro65">
          <table:table-cell table:style-name="ce1"/>
          <table:table-cell table:style-name="ce4" table:formula="of:=IF([.$A261]&lt;&gt;&quot;&quot;;MAX([.$B$1:.$B260])+1;&quot;&quot;)">
            <text:p/>
          </table:table-cell>
          <table:table-cell table:style-name="ce4" table:formula="of:=CONCATENATE([.$D261];&quot;-&quot;;[.$E261])" office:value-type="string" office:string-value="Tab-3-2" calcext:value-type="string">
            <text:p>Tab-3-2</text:p>
          </table:table-cell>
          <table:table-cell table:style-name="ce9" office:value-type="string" calcext:value-type="string">
            <text:p>Tab-3</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警告しない</text:p>
          </table:table-cell>
          <table:table-cell table:style-name="ce9" office:value-type="string" calcext:value-type="string">
            <text:p>MCDで設定を反映する</text:p>
          </table:table-cell>
          <table:table-cell table:style-name="ce10" office:value-type="string" calcext:value-type="string">
            <text:p>lockPref("browser.tabs.warnOnOpen", false);</text:p>
          </table:table-cell>
          <table:table-cell table:style-name="ce12" table:formula="of:=IF([.K261]=&quot;&quot;;&quot;?&quot;;IF([.M261]=&quot;&quot;;&quot;新規&quot;;IF([.K261]=[.M261];&quot;&quot;;&quot;変更あり&quot;)))">
            <text:p/>
          </table:table-cell>
          <table:table-cell table:style-name="ce10" office:value-type="string" calcext:value-type="string">
            <text:p>lockPref("browser.tabs.warnOnOpen", false);</text:p>
          </table:table-cell>
          <table:table-cell table:style-name="ce9" table:formula="of:=IF([.M261]=&quot;&quot;;&quot;?&quot;;IF([.O261]=&quot;&quot;;&quot;新規&quot;;IF([.M261]=[.O261];&quot;&quot;;&quot;○&quot;)))">
            <text:p/>
          </table:table-cell>
          <table:table-cell table:number-columns-repeated="2" table:style-name="ce54" office:value-type="string" calcext:value-type="string">
            <text:p>lockPref("browser.tabs.warnOnOpen", false);</text:p>
          </table:table-cell>
          <table:table-cell table:style-name="ce54" office:value-type="string" calcext:value-type="string">
            <text:p>defaultPref("browser.tabs.warnOnOpen", false);</text:p>
          </table:table-cell>
          <table:table-cell table:style-name="ce63" table:formula="of:=IFERROR(VLOOKUP([.$C261];[$'verify-targets-to-chapters'.$A$1:.$B$999];2;0);IF([.$A261]=&quot;&quot;;&quot;&quot;;&quot;省略&quot;))">
            <text:p/>
          </table:table-cell>
          <table:table-cell table:number-columns-repeated="1006"/>
        </table:table-row>
        <table:table-row table:style-name="ro35">
          <table:table-cell table:style-name="ce1"/>
          <table:table-cell table:style-name="ce4" table:formula="of:=IF([.$A262]&lt;&gt;&quot;&quot;;MAX([.$B$1:.$B261])+1;&quot;&quot;)">
            <text:p/>
          </table:table-cell>
          <table:table-cell table:style-name="ce4" table:formula="of:=CONCATENATE([.$D262];&quot;-&quot;;[.$E262])" office:value-type="string" office:string-value="Tab-3-3" calcext:value-type="string">
            <text:p>Tab-3-3</text:p>
          </table:table-cell>
          <table:table-cell table:style-name="ce9" office:value-type="string" calcext:value-type="string">
            <text:p>Tab-3</text:p>
          </table:table-cell>
          <table:table-cell table:style-name="ce9" office:value-type="float" office:value="3" calcext:value-type="float">
            <text:p>3</text:p>
          </table:table-cell>
          <table:covered-table-cell table:number-columns-repeated="3" table:style-name="ce16"/>
          <table:table-cell table:style-name="ce11" office:value-type="string" calcext:value-type="string">
            <text:p>警告しないが、任意で警告を表示する状態に戻せる</text:p>
          </table:table-cell>
          <table:table-cell table:style-name="ce9" office:value-type="string" calcext:value-type="string">
            <text:p>MCDで設定を反映する</text:p>
          </table:table-cell>
          <table:table-cell table:style-name="ce10" office:value-type="string" calcext:value-type="string">
            <text:p>if (!getPref("browser.tabs.warnOnOpen.initialized")) {</text:p>
            <text:p>  pref("browser.tabs.warnOnOpen", false);</text:p>
            <text:p>  pref("browser.tabs.warnOnOpen.initialized", true);</text:p>
            <text:p>}</text:p>
          </table:table-cell>
          <table:table-cell table:style-name="ce12" table:formula="of:=IF([.K262]=&quot;&quot;;&quot;?&quot;;IF([.M262]=&quot;&quot;;&quot;新規&quot;;IF([.K262]=[.M262];&quot;&quot;;&quot;変更あり&quot;)))">
            <text:p/>
          </table:table-cell>
          <table:table-cell table:style-name="ce10" office:value-type="string" calcext:value-type="string">
            <text:p>if (!getPref("browser.tabs.warnOnOpen.initialized")) {</text:p>
            <text:p>  pref("browser.tabs.warnOnOpen", false);</text:p>
            <text:p>  pref("browser.tabs.warnOnOpen.initialized", true);</text:p>
            <text:p>}</text:p>
          </table:table-cell>
          <table:table-cell table:style-name="ce9" table:formula="of:=IF([.M262]=&quot;&quot;;&quot;?&quot;;IF([.O262]=&quot;&quot;;&quot;新規&quot;;IF([.M262]=[.O262];&quot;&quot;;&quot;○&quot;)))" office:value-type="string" office:string-value="新規" calcext:value-type="string">
            <text:p>新規</text:p>
          </table:table-cell>
          <table:table-cell table:style-name="ce54" table:number-columns-repeated="3"/>
          <table:table-cell table:style-name="ce63" table:formula="of:=IFERROR(VLOOKUP([.$C262];[$'verify-targets-to-chapters'.$A$1:.$B$999];2;0);IF([.$A262]=&quot;&quot;;&quot;&quot;;&quot;省略&quot;))">
            <text:p/>
          </table:table-cell>
          <table:table-cell table:number-columns-repeated="1006"/>
        </table:table-row>
        <table:table-row table:style-name="ro6">
          <table:table-cell table:style-name="ce1"/>
          <table:table-cell table:style-name="ce4" table:formula="of:=IF([.$A263]&lt;&gt;&quot;&quot;;MAX([.$B$1:.$B262])+1;&quot;&quot;)">
            <text:p/>
          </table:table-cell>
          <table:table-cell table:style-name="ce4" table:formula="of:=CONCATENATE([.$D263];&quot;-&quot;;[.$E263])" office:value-type="string" office:string-value="Tab-4（廃止）-1" calcext:value-type="string">
            <text:p>Tab-4（廃止）-1</text:p>
          </table:table-cell>
          <table:table-cell table:style-name="ce9" office:value-type="string" calcext:value-type="string">
            <text:p>Tab-4（廃止）</text:p>
          </table:table-cell>
          <table:table-cell table:style-name="ce9" office:value-type="float" office:value="1" calcext:value-type="float">
            <text:p>1</text:p>
          </table:table-cell>
          <table:table-cell table:style-name="ce22" office:value-type="string" calcext:value-type="string" table:number-columns-spanned="1" table:number-rows-spanned="2">
            <text:p>タブ</text:p>
          </table:table-cell>
          <table:table-cell table:style-name="ce22" office:value-type="string" calcext:value-type="string" table:number-columns-spanned="1" table:number-rows-spanned="2">
            <text:p>タブバーの表示の可否</text:p>
          </table:table-cell>
          <table:table-cell table:style-name="ce22" office:value-type="string" calcext:value-type="string" table:number-columns-spanned="1" table:number-rows-spanned="2">
            <text:p>-</text:p>
          </table:table-cell>
          <table:table-cell table:style-name="ce9" office:value-type="string" calcext:value-type="string">
            <text:p>常に表示する</text:p>
          </table:table-cell>
          <table:table-cell table:style-name="ce9" office:value-type="string" calcext:value-type="string">
            <text:p>-</text:p>
          </table:table-cell>
          <table:table-cell table:style-name="ce10" office:value-type="string" calcext:value-type="string">
            <text:p>Firefox 31時点で機能が廃止されたためカスタマイズ不可能</text:p>
          </table:table-cell>
          <table:table-cell table:style-name="ce12" table:formula="of:=IF([.K263]=&quot;&quot;;&quot;?&quot;;IF([.M263]=&quot;&quot;;&quot;新規&quot;;IF([.K263]=[.M263];&quot;&quot;;&quot;変更あり&quot;)))">
            <text:p/>
          </table:table-cell>
          <table:table-cell table:style-name="ce56" office:value-type="string" calcext:value-type="string">
            <text:p>Firefox 31時点で機能が廃止されたためカスタマイズ不可能</text:p>
          </table:table-cell>
          <table:table-cell table:style-name="ce9" table:formula="of:=IF([.M263]=&quot;&quot;;&quot;?&quot;;IF([.O263]=&quot;&quot;;&quot;新規&quot;;IF([.M263]=[.O263];&quot;&quot;;&quot;○&quot;)))" office:value-type="string" office:string-value="○" calcext:value-type="string">
            <text:p>○</text:p>
          </table:table-cell>
          <table:table-cell table:style-name="ce55" office:value-type="string" calcext:value-type="string">
            <text:p>-</text:p>
          </table:table-cell>
          <table:table-cell table:style-name="ce54" office:value-type="string" calcext:value-type="string">
            <text:p>廃止（Firefox 31）</text:p>
            <text:p>true時の挙動がなくなりfalse時の挙動強制となったため実質的には変更無し。</text:p>
          </table:table-cell>
          <table:table-cell table:style-name="ce54" office:value-type="string" calcext:value-type="string">
            <text:p>defaultPref("browser.tabs.autoHide", false);</text:p>
          </table:table-cell>
          <table:table-cell table:style-name="ce63" table:formula="of:=IFERROR(VLOOKUP([.$C263];[$'verify-targets-to-chapters'.$A$1:.$B$999];2;0);IF([.$A263]=&quot;&quot;;&quot;&quot;;&quot;省略&quot;))">
            <text:p/>
          </table:table-cell>
          <table:table-cell table:number-columns-repeated="1006"/>
        </table:table-row>
        <table:table-row table:style-name="ro7">
          <table:table-cell table:style-name="ce1"/>
          <table:table-cell table:style-name="ce4" table:formula="of:=IF([.$A264]&lt;&gt;&quot;&quot;;MAX([.$B$1:.$B263])+1;&quot;&quot;)">
            <text:p/>
          </table:table-cell>
          <table:table-cell table:style-name="ce4" table:formula="of:=CONCATENATE([.$D264];&quot;-&quot;;[.$E264])" office:value-type="string" office:string-value="Tab-4（廃止）-2" calcext:value-type="string">
            <text:p>Tab-4（廃止）-2</text:p>
          </table:table-cell>
          <table:table-cell table:style-name="ce9" office:value-type="string" calcext:value-type="string">
            <text:p>Tab-4（廃止）</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タブが1つだけの時は隠す</text:p>
          </table:table-cell>
          <table:table-cell table:style-name="ce9" office:value-type="string" calcext:value-type="string">
            <text:p>-</text:p>
          </table:table-cell>
          <table:table-cell table:style-name="ce10" office:value-type="string" calcext:value-type="string">
            <text:p>Firefox 31時点で機能が廃止されたためカスタマイズ不可能</text:p>
          </table:table-cell>
          <table:table-cell table:style-name="ce12" table:formula="of:=IF([.K264]=&quot;&quot;;&quot;?&quot;;IF([.M264]=&quot;&quot;;&quot;新規&quot;;IF([.K264]=[.M264];&quot;&quot;;&quot;変更あり&quot;)))">
            <text:p/>
          </table:table-cell>
          <table:table-cell table:style-name="ce56" office:value-type="string" calcext:value-type="string">
            <text:p>Firefox 31時点で機能が廃止されたためカスタマイズ不可能</text:p>
          </table:table-cell>
          <table:table-cell table:style-name="ce9" table:formula="of:=IF([.M264]=&quot;&quot;;&quot;?&quot;;IF([.O264]=&quot;&quot;;&quot;新規&quot;;IF([.M264]=[.O264];&quot;&quot;;&quot;○&quot;)))">
            <text:p/>
          </table:table-cell>
          <table:table-cell table:style-name="ce55" office:value-type="string" calcext:value-type="string">
            <text:p>Firefox 31時点で機能が廃止されたためカスタマイズ不可能</text:p>
          </table:table-cell>
          <table:table-cell table:style-name="ce54" office:value-type="string" calcext:value-type="string">
            <text:p>廃止</text:p>
          </table:table-cell>
          <table:table-cell table:style-name="ce54" office:value-type="string" calcext:value-type="string">
            <text:p>defaultPref("browser.tabs.autoHide", true);</text:p>
          </table:table-cell>
          <table:table-cell table:style-name="ce63" table:formula="of:=IFERROR(VLOOKUP([.$C264];[$'verify-targets-to-chapters'.$A$1:.$B$999];2;0);IF([.$A264]=&quot;&quot;;&quot;&quot;;&quot;省略&quot;))">
            <text:p/>
          </table:table-cell>
          <table:table-cell table:number-columns-repeated="1006"/>
        </table:table-row>
        <table:table-row table:style-name="ro3">
          <table:table-cell table:style-name="ce1"/>
          <table:table-cell table:style-name="ce4" table:formula="of:=IF([.$A265]&lt;&gt;&quot;&quot;;MAX([.$B$1:.$B264])+1;&quot;&quot;)">
            <text:p/>
          </table:table-cell>
          <table:table-cell table:style-name="ce4" table:formula="of:=CONCATENATE([.$D265];&quot;-&quot;;[.$E265])" office:value-type="string" office:string-value="Tab-5-1" calcext:value-type="string">
            <text:p>Tab-5-1</text:p>
          </table:table-cell>
          <table:table-cell table:style-name="ce9" office:value-type="string" calcext:value-type="string">
            <text:p>Tab-5</text:p>
          </table:table-cell>
          <table:table-cell table:style-name="ce9" office:value-type="float" office:value="1" calcext:value-type="float">
            <text:p>1</text:p>
          </table:table-cell>
          <table:table-cell table:style-name="ce22" office:value-type="string" calcext:value-type="string" table:number-columns-spanned="1" table:number-rows-spanned="2">
            <text:p>タブ</text:p>
          </table:table-cell>
          <table:table-cell table:style-name="ce22" office:value-type="string" calcext:value-type="string" table:number-columns-spanned="1" table:number-rows-spanned="2">
            <text:p>新しいタブの内容</text:p>
          </table:table-cell>
          <table:table-cell table:style-name="ce22" office:value-type="string" calcext:value-type="string" table:number-columns-spanned="1" table:number-rows-spanned="2">
            <text:p>-</text:p>
          </table:table-cell>
          <table:table-cell table:style-name="ce9" office:value-type="string" calcext:value-type="string">
            <text:p>about:newtab（既定）</text:p>
          </table:table-cell>
          <table:table-cell table:number-columns-repeated="2" table:style-name="ce9" office:value-type="string" calcext:value-type="string">
            <text:p>-</text:p>
          </table:table-cell>
          <table:table-cell table:style-name="ce12" table:formula="of:=IF([.K265]=&quot;&quot;;&quot;?&quot;;IF([.M265]=&quot;&quot;;&quot;新規&quot;;IF([.K265]=[.M265];&quot;&quot;;&quot;変更あり&quot;)))">
            <text:p/>
          </table:table-cell>
          <table:table-cell table:style-name="ce9" office:value-type="string" calcext:value-type="string">
            <text:p>-</text:p>
          </table:table-cell>
          <table:table-cell table:style-name="ce9" table:formula="of:=IF([.M265]=&quot;&quot;;&quot;?&quot;;IF([.O265]=&quot;&quot;;&quot;新規&quot;;IF([.M265]=[.O265];&quot;&quot;;&quot;○&quot;)))">
            <text:p/>
          </table:table-cell>
          <table:table-cell table:style-name="ce54" office:value-type="string" calcext:value-type="string">
            <text:p>-</text:p>
          </table:table-cell>
          <table:table-cell table:style-name="ce54" table:number-columns-repeated="2"/>
          <table:table-cell table:style-name="ce63" table:formula="of:=IFERROR(VLOOKUP([.$C265];[$'verify-targets-to-chapters'.$A$1:.$B$999];2;0);IF([.$A265]=&quot;&quot;;&quot;&quot;;&quot;省略&quot;))">
            <text:p/>
          </table:table-cell>
          <table:table-cell table:number-columns-repeated="1006"/>
        </table:table-row>
        <table:table-row table:style-name="ro39">
          <table:table-cell table:style-name="ce1"/>
          <table:table-cell table:style-name="ce4" table:formula="of:=IF([.$A266]&lt;&gt;&quot;&quot;;MAX([.$B$1:.$B265])+1;&quot;&quot;)">
            <text:p/>
          </table:table-cell>
          <table:table-cell table:style-name="ce4" table:formula="of:=CONCATENATE([.$D266];&quot;-&quot;;[.$E266])" office:value-type="string" office:string-value="Tab-5-2" calcext:value-type="string">
            <text:p>Tab-5-2</text:p>
          </table:table-cell>
          <table:table-cell table:style-name="ce9" office:value-type="string" calcext:value-type="string">
            <text:p>Tab-5</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何も表示しない</text:p>
          </table:table-cell>
          <table:table-cell table:style-name="ce9"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2" table:formula="of:=IF([.K266]=&quot;&quot;;&quot;?&quot;;IF([.M266]=&quot;&quot;;&quot;新規&quot;;IF([.K266]=[.M266];&quot;&quot;;&quot;変更あり&quot;)))">
            <text:p/>
          </table:table-cell>
          <table:table-cell table:style-name="ce11"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9" table:formula="of:=IF([.M266]=&quot;&quot;;&quot;?&quot;;IF([.O266]=&quot;&quot;;&quot;新規&quot;;IF([.M266]=[.O266];&quot;&quot;;&quot;○&quot;)))" office:value-type="string" office:string-value="○" calcext:value-type="string">
            <text:p>○</text:p>
          </table:table-cell>
          <table:table-cell table:style-name="ce54"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54" table:number-columns-repeated="2"/>
          <table:table-cell table:style-name="ce63" table:formula="of:=IFERROR(VLOOKUP([.$C266];[$'verify-targets-to-chapters'.$A$1:.$B$999];2;0);IF([.$A266]=&quot;&quot;;&quot;&quot;;&quot;省略&quot;))">
            <text:p/>
          </table:table-cell>
          <table:table-cell table:number-columns-repeated="1006"/>
        </table:table-row>
        <table:table-row table:style-name="ro4">
          <table:table-cell table:style-name="ce1"/>
          <table:table-cell table:style-name="ce4" table:formula="of:=IF([.$A267]&lt;&gt;&quot;&quot;;MAX([.$B$1:.$B266])+1;&quot;&quot;)">
            <text:p/>
          </table:table-cell>
          <table:table-cell table:style-name="ce4" table:formula="of:=CONCATENATE([.$D267];&quot;-&quot;;[.$E267])" office:value-type="string" office:string-value="Tab-6-1" calcext:value-type="string">
            <text:p>Tab-6-1</text:p>
          </table:table-cell>
          <table:table-cell table:style-name="ce9" office:value-type="string" calcext:value-type="string">
            <text:p>Tab-6</text:p>
          </table:table-cell>
          <table:table-cell table:style-name="ce9" office:value-type="float" office:value="1" calcext:value-type="float">
            <text:p>1</text:p>
          </table:table-cell>
          <table:table-cell table:style-name="ce22" office:value-type="string" calcext:value-type="string" table:number-columns-spanned="1" table:number-rows-spanned="2">
            <text:p>タブ</text:p>
          </table:table-cell>
          <table:table-cell table:style-name="ce22" office:value-type="string" calcext:value-type="string" table:number-columns-spanned="1" table:number-rows-spanned="2">
            <text:p>Webページによって開かれる新規ウィンドウを、代わりにタブで開く</text:p>
          </table:table-cell>
          <table:table-cell table:style-name="ce22" office:value-type="string" calcext:value-type="string" table:number-columns-spanned="1" table:number-rows-spanned="2">
            <text:p>-</text:p>
          </table:table-cell>
          <table:table-cell table:style-name="ce9" office:value-type="string" calcext:value-type="string">
            <text:p>許可する（既定）</text:p>
          </table:table-cell>
          <table:table-cell table:number-columns-repeated="2" table:style-name="ce9" office:value-type="string" calcext:value-type="string">
            <text:p>-</text:p>
          </table:table-cell>
          <table:table-cell table:style-name="ce12" table:formula="of:=IF([.K267]=&quot;&quot;;&quot;?&quot;;IF([.M267]=&quot;&quot;;&quot;新規&quot;;IF([.K267]=[.M267];&quot;&quot;;&quot;変更あり&quot;)))">
            <text:p/>
          </table:table-cell>
          <table:table-cell table:style-name="ce54" office:value-type="string" calcext:value-type="string">
            <text:p>-</text:p>
          </table:table-cell>
          <table:table-cell table:style-name="ce9" table:formula="of:=IF([.M267]=&quot;&quot;;&quot;?&quot;;IF([.O267]=&quot;&quot;;&quot;新規&quot;;IF([.M267]=[.O267];&quot;&quot;;&quot;○&quot;)))">
            <text:p/>
          </table:table-cell>
          <table:table-cell table:style-name="ce54" office:value-type="string" calcext:value-type="string">
            <text:p>-</text:p>
          </table:table-cell>
          <table:table-cell table:style-name="ce54" table:number-columns-repeated="2"/>
          <table:table-cell table:style-name="ce63" table:formula="of:=IFERROR(VLOOKUP([.$C267];[$'verify-targets-to-chapters'.$A$1:.$B$999];2;0);IF([.$A267]=&quot;&quot;;&quot;&quot;;&quot;省略&quot;))">
            <text:p/>
          </table:table-cell>
          <table:table-cell table:number-columns-repeated="1006"/>
        </table:table-row>
        <table:table-row table:style-name="ro5">
          <table:table-cell table:style-name="ce1"/>
          <table:table-cell table:style-name="ce4" table:formula="of:=IF([.$A268]&lt;&gt;&quot;&quot;;MAX([.$B$1:.$B267])+1;&quot;&quot;)">
            <text:p/>
          </table:table-cell>
          <table:table-cell table:style-name="ce4" table:formula="of:=CONCATENATE([.$D268];&quot;-&quot;;[.$E268])" office:value-type="string" office:string-value="Tab-6-2" calcext:value-type="string">
            <text:p>Tab-6-2</text:p>
          </table:table-cell>
          <table:table-cell table:style-name="ce9" office:value-type="string" calcext:value-type="string">
            <text:p>Tab-6</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browser.link.open_newwindow", 2);</text:p>
            <text:p>lockPref("browser.link.open_newwindow.restriction", 0);</text:p>
          </table:table-cell>
          <table:table-cell table:style-name="ce12" table:formula="of:=IF([.K268]=&quot;&quot;;&quot;?&quot;;IF([.M268]=&quot;&quot;;&quot;新規&quot;;IF([.K268]=[.M268];&quot;&quot;;&quot;変更あり&quot;)))">
            <text:p/>
          </table:table-cell>
          <table:table-cell table:style-name="ce54" office:value-type="string" calcext:value-type="string">
            <text:p>lockPref("browser.link.open_newwindow", 2);</text:p>
            <text:p>lockPref("browser.link.open_newwindow.restriction", 0);</text:p>
          </table:table-cell>
          <table:table-cell table:style-name="ce9" table:formula="of:=IF([.M268]=&quot;&quot;;&quot;?&quot;;IF([.O268]=&quot;&quot;;&quot;新規&quot;;IF([.M268]=[.O268];&quot;&quot;;&quot;○&quot;)))">
            <text:p/>
          </table:table-cell>
          <table:table-cell table:style-name="ce54" office:value-type="string" calcext:value-type="string">
            <text:p>lockPref("browser.link.open_newwindow", 2);</text:p>
            <text:p>lockPref("browser.link.open_newwindow.restriction", 0);</text:p>
          </table:table-cell>
          <table:table-cell table:style-name="ce54" table:number-columns-repeated="2"/>
          <table:table-cell table:style-name="ce63" table:formula="of:=IFERROR(VLOOKUP([.$C268];[$'verify-targets-to-chapters'.$A$1:.$B$999];2;0);IF([.$A268]=&quot;&quot;;&quot;&quot;;&quot;省略&quot;))">
            <text:p/>
          </table:table-cell>
          <table:table-cell table:number-columns-repeated="1006"/>
        </table:table-row>
        <table:table-row table:style-name="ro3">
          <table:table-cell table:style-name="ce1"/>
          <table:table-cell table:style-name="ce4" table:formula="of:=IF([.$A269]&lt;&gt;&quot;&quot;;MAX([.$B$1:.$B268])+1;&quot;&quot;)">
            <text:p/>
          </table:table-cell>
          <table:table-cell table:style-name="ce4" table:formula="of:=CONCATENATE([.$D269];&quot;-&quot;;[.$E269])" office:value-type="string" office:string-value="Tab-7-1" calcext:value-type="string">
            <text:p>Tab-7-1</text:p>
          </table:table-cell>
          <table:table-cell table:style-name="ce9" office:value-type="string" calcext:value-type="string">
            <text:p>Tab-7</text:p>
          </table:table-cell>
          <table:table-cell table:style-name="ce9" office:value-type="float" office:value="1" calcext:value-type="float">
            <text:p>1</text:p>
          </table:table-cell>
          <table:table-cell table:style-name="ce20" office:value-type="string" calcext:value-type="string" table:number-columns-spanned="1" table:number-rows-spanned="5">
            <text:p>タブ</text:p>
          </table:table-cell>
          <table:table-cell table:style-name="ce20" office:value-type="string" calcext:value-type="string" table:number-columns-spanned="1" table:number-rows-spanned="5">
            <text:p>既定の新しいタブで表示する内容</text:p>
          </table:table-cell>
          <table:table-cell table:style-name="ce20" office:value-type="string" calcext:value-type="string" table:number-columns-spanned="1" table:number-rows-spanned="5">
            <text:p>-</text:p>
          </table:table-cell>
          <table:table-cell table:style-name="ce10" office:value-type="string" calcext:value-type="string">
            <text:p>ユーザの設定を優先（既定）</text:p>
          </table:table-cell>
          <table:table-cell table:style-name="ce9" office:value-type="string" calcext:value-type="string">
            <text:p>-</text:p>
          </table:table-cell>
          <table:table-cell table:style-name="ce10" office:value-type="string" calcext:value-type="string">
            <text:p>-</text:p>
          </table:table-cell>
          <table:table-cell table:style-name="ce12" table:formula="of:=IF([.K269]=&quot;&quot;;&quot;?&quot;;IF([.M269]=&quot;&quot;;&quot;新規&quot;;IF([.K269]=[.M269];&quot;&quot;;&quot;変更あり&quot;)))">
            <text:p/>
          </table:table-cell>
          <table:table-cell table:style-name="ce10" office:value-type="string" calcext:value-type="string">
            <text:p>-</text:p>
          </table:table-cell>
          <table:table-cell table:style-name="ce9" table:formula="of:=IF([.M269]=&quot;&quot;;&quot;?&quot;;IF([.O269]=&quot;&quot;;&quot;新規&quot;;IF([.M269]=[.O269];&quot;&quot;;&quot;○&quot;)))">
            <text:p/>
          </table:table-cell>
          <table:table-cell table:style-name="ce54" office:value-type="string" calcext:value-type="string">
            <text:p>-</text:p>
          </table:table-cell>
          <table:table-cell table:style-name="ce54" table:number-columns-repeated="2"/>
          <table:table-cell table:style-name="ce63" table:formula="of:=IFERROR(VLOOKUP([.$C269];[$'verify-targets-to-chapters'.$A$1:.$B$999];2;0);IF([.$A269]=&quot;&quot;;&quot;&quot;;&quot;省略&quot;))">
            <text:p/>
          </table:table-cell>
          <table:table-cell table:number-columns-repeated="1006"/>
        </table:table-row>
        <table:table-row table:style-name="ro66">
          <table:table-cell table:style-name="ce1"/>
          <table:table-cell table:style-name="ce4" table:formula="of:=IF([.$A270]&lt;&gt;&quot;&quot;;MAX([.$B$1:.$B269])+1;&quot;&quot;)">
            <text:p/>
          </table:table-cell>
          <table:table-cell table:style-name="ce4" table:formula="of:=CONCATENATE([.$D270];&quot;-&quot;;[.$E270])" office:value-type="string" office:string-value="Tab-7-2" calcext:value-type="string">
            <text:p>Tab-7-2</text:p>
          </table:table-cell>
          <table:table-cell table:style-name="ce9" office:value-type="string" calcext:value-type="string">
            <text:p>Tab-7</text:p>
          </table:table-cell>
          <table:table-cell table:style-name="ce9" office:value-type="float" office:value="2" calcext:value-type="float">
            <text:p>2</text:p>
          </table:table-cell>
          <table:covered-table-cell table:number-columns-repeated="3" table:style-name="ce16"/>
          <table:table-cell table:style-name="ce10" office:value-type="string" calcext:value-type="string">
            <text:p>「空白ページを表示」で固定</text:p>
            <text:p>（Firefox 38以前では「白紙」で固定）</text:p>
          </table:table-cell>
          <table:table-cell table:style-name="ce9" office:value-type="string" calcext:value-type="string">
            <text:p>1. MCDで設定を反映する</text:p>
            <text:p>2. アドオン「globalChrome.css」を導入する</text:p>
            <text:p>3. globalChrome.cssで設定を反映する</text:p>
          </table:table-cell>
          <table:table-cell table:style-name="ce9"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2" table:formula="of:=IF([.K270]=&quot;&quot;;&quot;?&quot;;IF([.M270]=&quot;&quot;;&quot;新規&quot;;IF([.K270]=[.M270];&quot;&quot;;&quot;変更あり&quot;)))" office:value-type="string" office:string-value="変更あり" calcext:value-type="string">
            <text:p>変更あり</text:p>
          </table:table-cell>
          <table:table-cell table:style-name="ce54"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9" table:formula="of:=IF([.M270]=&quot;&quot;;&quot;?&quot;;IF([.O270]=&quot;&quot;;&quot;新規&quot;;IF([.M270]=[.O270];&quot;&quot;;&quot;○&quot;)))">
            <text:p/>
          </table:table-cell>
          <table:table-cell table:style-name="ce54"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4" table:number-columns-repeated="2"/>
          <table:table-cell table:style-name="ce63" table:formula="of:=IFERROR(VLOOKUP([.$C270];[$'verify-targets-to-chapters'.$A$1:.$B$999];2;0);IF([.$A270]=&quot;&quot;;&quot;&quot;;&quot;省略&quot;))">
            <text:p/>
          </table:table-cell>
          <table:table-cell table:number-columns-repeated="1006"/>
        </table:table-row>
        <table:table-row table:style-name="ro66">
          <table:table-cell table:style-name="ce1"/>
          <table:table-cell table:style-name="ce4" table:formula="of:=IF([.$A271]&lt;&gt;&quot;&quot;;MAX([.$B$1:.$B270])+1;&quot;&quot;)">
            <text:p/>
          </table:table-cell>
          <table:table-cell table:style-name="ce4" table:formula="of:=CONCATENATE([.$D271];&quot;-&quot;;[.$E271])" office:value-type="string" office:string-value="Tab-7-3" calcext:value-type="string">
            <text:p>Tab-7-3</text:p>
          </table:table-cell>
          <table:table-cell table:style-name="ce9" office:value-type="string" calcext:value-type="string">
            <text:p>Tab-7</text:p>
          </table:table-cell>
          <table:table-cell table:style-name="ce9" office:value-type="float" office:value="3" calcext:value-type="float">
            <text:p>3</text:p>
          </table:table-cell>
          <table:covered-table-cell table:number-columns-repeated="3" table:style-name="ce16"/>
          <table:table-cell table:style-name="ce10" office:value-type="string" calcext:value-type="string">
            <text:p>「よく見るサイトを表示」で固定</text:p>
            <text:p>（Firefox 38以前では「クラシック」で固定）</text:p>
          </table:table-cell>
          <table:table-cell table:style-name="ce9" office:value-type="string" calcext:value-type="string">
            <text:p>1. MCDで設定を反映する</text:p>
            <text:p>2. アドオン「globalChrome.css」を導入する</text:p>
            <text:p>3. globalChrome.cssで設定を反映する</text:p>
          </table:table-cell>
          <table:table-cell table:style-name="ce9"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2" table:formula="of:=IF([.K271]=&quot;&quot;;&quot;?&quot;;IF([.M271]=&quot;&quot;;&quot;新規&quot;;IF([.K271]=[.M271];&quot;&quot;;&quot;変更あり&quot;)))" office:value-type="string" office:string-value="変更あり" calcext:value-type="string">
            <text:p>変更あり</text:p>
          </table:table-cell>
          <table:table-cell table:style-name="ce54"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9" table:formula="of:=IF([.M271]=&quot;&quot;;&quot;?&quot;;IF([.O271]=&quot;&quot;;&quot;新規&quot;;IF([.M271]=[.O271];&quot;&quot;;&quot;○&quot;)))">
            <text:p/>
          </table:table-cell>
          <table:table-cell table:style-name="ce54"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4" table:number-columns-repeated="2"/>
          <table:table-cell table:style-name="ce63" table:formula="of:=IFERROR(VLOOKUP([.$C271];[$'verify-targets-to-chapters'.$A$1:.$B$999];2;0);IF([.$A271]=&quot;&quot;;&quot;&quot;;&quot;省略&quot;))">
            <text:p/>
          </table:table-cell>
          <table:table-cell table:number-columns-repeated="1006"/>
        </table:table-row>
        <table:table-row table:style-name="ro66">
          <table:table-cell table:style-name="ce1"/>
          <table:table-cell table:style-name="ce4" table:formula="of:=IF([.$A272]&lt;&gt;&quot;&quot;;MAX([.$B$1:.$B271])+1;&quot;&quot;)">
            <text:p/>
          </table:table-cell>
          <table:table-cell table:style-name="ce4" table:formula="of:=CONCATENATE([.$D272];&quot;-&quot;;[.$E272])" office:value-type="string" office:string-value="Tab-7-4" calcext:value-type="string">
            <text:p>Tab-7-4</text:p>
          </table:table-cell>
          <table:table-cell table:style-name="ce9" office:value-type="string" calcext:value-type="string">
            <text:p>Tab-7</text:p>
          </table:table-cell>
          <table:table-cell table:style-name="ce9" office:value-type="float" office:value="4" calcext:value-type="float">
            <text:p>4</text:p>
          </table:table-cell>
          <table:covered-table-cell table:number-columns-repeated="3" table:style-name="ce16"/>
          <table:table-cell table:style-name="ce10" office:value-type="string" calcext:value-type="string">
            <text:p>「よく見るサイトを表示/おすすめサイトも表示=ON」で固定</text:p>
            <text:p>（Firefox 38以前では「拡張」で固定）</text:p>
          </table:table-cell>
          <table:table-cell table:style-name="ce9" office:value-type="string" calcext:value-type="string">
            <text:p>1. MCDで設定を反映する</text:p>
            <text:p>2. アドオン「globalChrome.css」を導入する</text:p>
            <text:p>3. globalChrome.cssで設定を反映する</text:p>
          </table:table-cell>
          <table:table-cell table:style-name="ce9"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2" table:formula="of:=IF([.K272]=&quot;&quot;;&quot;?&quot;;IF([.M272]=&quot;&quot;;&quot;新規&quot;;IF([.K272]=[.M272];&quot;&quot;;&quot;変更あり&quot;)))" office:value-type="string" office:string-value="変更あり" calcext:value-type="string">
            <text:p>変更あり</text:p>
          </table:table-cell>
          <table:table-cell table:style-name="ce54"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9" table:formula="of:=IF([.M272]=&quot;&quot;;&quot;?&quot;;IF([.O272]=&quot;&quot;;&quot;新規&quot;;IF([.M272]=[.O272];&quot;&quot;;&quot;○&quot;)))">
            <text:p/>
          </table:table-cell>
          <table:table-cell table:style-name="ce54"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54" table:number-columns-repeated="2"/>
          <table:table-cell table:style-name="ce63" table:formula="of:=IFERROR(VLOOKUP([.$C272];[$'verify-targets-to-chapters'.$A$1:.$B$999];2;0);IF([.$A272]=&quot;&quot;;&quot;&quot;;&quot;省略&quot;))">
            <text:p/>
          </table:table-cell>
          <table:table-cell table:number-columns-repeated="1006"/>
        </table:table-row>
        <table:table-row table:style-name="ro67">
          <table:table-cell table:style-name="ce1"/>
          <table:table-cell table:style-name="ce4" table:formula="of:=IF([.$A273]&lt;&gt;&quot;&quot;;MAX([.$B$1:.$B272])+1;&quot;&quot;)">
            <text:p/>
          </table:table-cell>
          <table:table-cell table:style-name="ce4" table:formula="of:=CONCATENATE([.$D273];&quot;-&quot;;[.$E273])" office:value-type="string" office:string-value="Tab-7-5" calcext:value-type="string">
            <text:p>Tab-7-5</text:p>
          </table:table-cell>
          <table:table-cell table:style-name="ce9" office:value-type="string" calcext:value-type="string">
            <text:p>Tab-7</text:p>
          </table:table-cell>
          <table:table-cell table:style-name="ce9" office:value-type="float" office:value="5" calcext:value-type="float">
            <text:p>5</text:p>
          </table:table-cell>
          <table:covered-table-cell table:number-columns-repeated="3" table:style-name="ce16"/>
          <table:table-cell table:style-name="ce10" office:value-type="string" calcext:value-type="string">
            <text:p>「よく見るサイトを表示」以下の「おすすめサイトも表示」のみ選択禁止</text:p>
            <text:p>（Firefox 38以前では「拡張」のみ禁止）</text:p>
          </table:table-cell>
          <table:table-cell table:style-name="ce9" office:value-type="string" calcext:value-type="string">
            <text:p>1. MCDで設定を反映する</text:p>
            <text:p>2. アドオン「globalChrome.css」を導入する</text:p>
            <text:p>3. globalChrome.cssで設定を反映する</text:p>
          </table:table-cell>
          <table:table-cell table:style-name="ce9"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2" table:formula="of:=IF([.K273]=&quot;&quot;;&quot;?&quot;;IF([.M273]=&quot;&quot;;&quot;新規&quot;;IF([.K273]=[.M273];&quot;&quot;;&quot;変更あり&quot;)))">
            <text:p/>
          </table:table-cell>
          <table:table-cell table:style-name="ce54"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9" table:formula="of:=IF([.M273]=&quot;&quot;;&quot;?&quot;;IF([.O273]=&quot;&quot;;&quot;新規&quot;;IF([.M273]=[.O273];&quot;&quot;;&quot;○&quot;)))">
            <text:p/>
          </table:table-cell>
          <table:table-cell table:style-name="ce54"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54" table:number-columns-repeated="2"/>
          <table:table-cell table:style-name="ce63" table:formula="of:=IFERROR(VLOOKUP([.$C273];[$'verify-targets-to-chapters'.$A$1:.$B$999];2;0);IF([.$A273]=&quot;&quot;;&quot;&quot;;&quot;省略&quot;))">
            <text:p/>
          </table:table-cell>
          <table:table-cell table:number-columns-repeated="1006"/>
        </table:table-row>
        <table:table-row table:style-name="ro4">
          <table:table-cell table:style-name="ce1"/>
          <table:table-cell table:style-name="ce4" table:formula="of:=IF([.$A274]&lt;&gt;&quot;&quot;;MAX([.$B$1:.$B273])+1;&quot;&quot;)">
            <text:p/>
          </table:table-cell>
          <table:table-cell table:style-name="ce4" table:formula="of:=CONCATENATE([.$D274];&quot;-&quot;;[.$E274])" office:value-type="string" office:string-value="Tab-8（廃止）-1" calcext:value-type="string">
            <text:p>Tab-8（廃止）-1</text:p>
          </table:table-cell>
          <table:table-cell table:style-name="ce9" office:value-type="string" calcext:value-type="string">
            <text:p>Tab-8（廃止）</text:p>
          </table:table-cell>
          <table:table-cell table:style-name="ce9" office:value-type="float" office:value="1" calcext:value-type="float">
            <text:p>1</text:p>
          </table:table-cell>
          <table:table-cell table:style-name="ce22" office:value-type="string" calcext:value-type="string" table:number-columns-spanned="1" table:number-rows-spanned="2">
            <text:p>タブ</text:p>
          </table:table-cell>
          <table:table-cell table:style-name="ce22" office:value-type="string" calcext:value-type="string" table:number-columns-spanned="1" table:number-rows-spanned="2">
            <text:p>新しいタブを初めて開いた時の案内の表示</text:p>
          </table:table-cell>
          <table:table-cell table:style-name="ce22" office:value-type="string" calcext:value-type="string" table:number-columns-spanned="1" table:number-rows-spanned="2">
            <text:p>-</text:p>
          </table:table-cell>
          <table:table-cell table:style-name="ce10" office:value-type="string" calcext:value-type="string">
            <text:p>表示する（既定）</text:p>
          </table:table-cell>
          <table:table-cell table:style-name="ce9" office:value-type="string" calcext:value-type="string">
            <text:p>-</text:p>
          </table:table-cell>
          <table:table-cell table:style-name="ce9" office:value-type="string" calcext:value-type="string">
            <text:p>Bug 1229636によりFirefox 46で廃止</text:p>
          </table:table-cell>
          <table:table-cell table:style-name="ce12" table:formula="of:=IF([.K274]=&quot;&quot;;&quot;?&quot;;IF([.M274]=&quot;&quot;;&quot;新規&quot;;IF([.K274]=[.M274];&quot;&quot;;&quot;変更あり&quot;)))" office:value-type="string" office:string-value="変更あり" calcext:value-type="string">
            <text:p>変更あり</text:p>
          </table:table-cell>
          <table:table-cell table:style-name="ce54" office:value-type="string" calcext:value-type="string">
            <text:p>-</text:p>
          </table:table-cell>
          <table:table-cell table:style-name="ce9" table:formula="of:=IF([.M274]=&quot;&quot;;&quot;?&quot;;IF([.O274]=&quot;&quot;;&quot;新規&quot;;IF([.M274]=[.O274];&quot;&quot;;&quot;○&quot;)))" office:value-type="string" office:string-value="新規" calcext:value-type="string">
            <text:p>新規</text:p>
          </table:table-cell>
          <table:table-cell table:style-name="ce54" table:number-columns-repeated="3"/>
          <table:table-cell table:style-name="ce63" table:formula="of:=IFERROR(VLOOKUP([.$C274];[$'verify-targets-to-chapters'.$A$1:.$B$999];2;0);IF([.$A274]=&quot;&quot;;&quot;&quot;;&quot;省略&quot;))">
            <text:p/>
          </table:table-cell>
          <table:table-cell table:number-columns-repeated="1006"/>
        </table:table-row>
        <table:table-row table:style-name="ro16">
          <table:table-cell table:style-name="ce1"/>
          <table:table-cell table:style-name="ce4" table:formula="of:=IF([.$A275]&lt;&gt;&quot;&quot;;MAX([.$B$1:.$B274])+1;&quot;&quot;)">
            <text:p/>
          </table:table-cell>
          <table:table-cell table:style-name="ce4" table:formula="of:=CONCATENATE([.$D275];&quot;-&quot;;[.$E275])" office:value-type="string" office:string-value="Tab-8（廃止）-2" calcext:value-type="string">
            <text:p>Tab-8（廃止）-2</text:p>
          </table:table-cell>
          <table:table-cell table:style-name="ce9" office:value-type="string" calcext:value-type="string">
            <text:p>Tab-8（廃止）</text:p>
          </table:table-cell>
          <table:table-cell table:style-name="ce9" office:value-type="float" office:value="2" calcext:value-type="float">
            <text:p>2</text:p>
          </table:table-cell>
          <table:covered-table-cell table:number-columns-repeated="3" table:style-name="ce16"/>
          <table:table-cell table:style-name="ce10" office:value-type="string" calcext:value-type="string">
            <text:p>表示しない</text:p>
          </table:table-cell>
          <table:table-cell table:style-name="ce9" office:value-type="string" calcext:value-type="string">
            <text:p>MCDで設定を反映する</text:p>
          </table:table-cell>
          <table:table-cell table:style-name="ce9" office:value-type="string" calcext:value-type="string">
            <text:p>Bug 1229636によりFirefox 46で廃止</text:p>
          </table:table-cell>
          <table:table-cell table:style-name="ce12" table:formula="of:=IF([.K275]=&quot;&quot;;&quot;?&quot;;IF([.M275]=&quot;&quot;;&quot;新規&quot;;IF([.K275]=[.M275];&quot;&quot;;&quot;変更あり&quot;)))" office:value-type="string" office:string-value="変更あり" calcext:value-type="string">
            <text:p>変更あり</text:p>
          </table:table-cell>
          <table:table-cell table:style-name="ce54" office:value-type="string" calcext:value-type="string">
            <text:p>lockPref("browser.newtabpage.introShown", false)</text:p>
          </table:table-cell>
          <table:table-cell table:style-name="ce9" table:formula="of:=IF([.M275]=&quot;&quot;;&quot;?&quot;;IF([.O275]=&quot;&quot;;&quot;新規&quot;;IF([.M275]=[.O275];&quot;&quot;;&quot;○&quot;)))" office:value-type="string" office:string-value="新規" calcext:value-type="string">
            <text:p>新規</text:p>
          </table:table-cell>
          <table:table-cell table:style-name="ce54" table:number-columns-repeated="3"/>
          <table:table-cell table:style-name="ce63" table:formula="of:=IFERROR(VLOOKUP([.$C275];[$'verify-targets-to-chapters'.$A$1:.$B$999];2;0);IF([.$A275]=&quot;&quot;;&quot;&quot;;&quot;省略&quot;))">
            <text:p/>
          </table:table-cell>
          <table:table-cell table:number-columns-repeated="1006"/>
        </table:table-row>
        <table:table-row table:style-name="ro3">
          <table:table-cell table:style-name="ce1"/>
          <table:table-cell table:style-name="ce4" table:formula="of:=IF([.$A276]&lt;&gt;&quot;&quot;;MAX([.$B$1:.$B275])+1;&quot;&quot;)">
            <text:p/>
          </table:table-cell>
          <table:table-cell table:style-name="ce4" table:formula="of:=CONCATENATE([.$D276];&quot;-&quot;;[.$E276])" office:value-type="string" office:string-value="Tab-9-1" calcext:value-type="string">
            <text:p>Tab-9-1</text:p>
          </table:table-cell>
          <table:table-cell table:style-name="ce9" office:value-type="string" calcext:value-type="string">
            <text:p>Tab-9</text:p>
          </table:table-cell>
          <table:table-cell table:style-name="ce9" office:value-type="float" office:value="1" calcext:value-type="float">
            <text:p>1</text:p>
          </table:table-cell>
          <table:table-cell table:style-name="ce22" office:value-type="string" calcext:value-type="string" table:number-columns-spanned="1" table:number-rows-spanned="2">
            <text:p>タブ</text:p>
          </table:table-cell>
          <table:table-cell table:style-name="ce22" office:value-type="string" calcext:value-type="string" table:number-columns-spanned="1" table:number-rows-spanned="2">
            <text:p>新しいタブを開く操作の高速化</text:p>
          </table:table-cell>
          <table:table-cell table:style-name="ce22" office:value-type="string" calcext:value-type="string" table:number-columns-spanned="1" table:number-rows-spanned="2">
            <text:p>-</text:p>
          </table:table-cell>
          <table:table-cell table:style-name="ce10" office:value-type="string" calcext:value-type="string">
            <text:p>事前読み込みで高速化する（既定）</text:p>
          </table:table-cell>
          <table:table-cell table:number-columns-repeated="2" table:style-name="ce9" office:value-type="string" calcext:value-type="string">
            <text:p>-</text:p>
          </table:table-cell>
          <table:table-cell table:style-name="ce12" table:formula="of:=IF([.K276]=&quot;&quot;;&quot;?&quot;;IF([.M276]=&quot;&quot;;&quot;新規&quot;;IF([.K276]=[.M276];&quot;&quot;;&quot;変更あり&quot;)))">
            <text:p/>
          </table:table-cell>
          <table:table-cell table:style-name="ce54" office:value-type="string" calcext:value-type="string">
            <text:p>-</text:p>
          </table:table-cell>
          <table:table-cell table:style-name="ce9" table:formula="of:=IF([.M276]=&quot;&quot;;&quot;?&quot;;IF([.O276]=&quot;&quot;;&quot;新規&quot;;IF([.M276]=[.O276];&quot;&quot;;&quot;○&quot;)))" office:value-type="string" office:string-value="新規" calcext:value-type="string">
            <text:p>新規</text:p>
          </table:table-cell>
          <table:table-cell table:style-name="ce54" table:number-columns-repeated="3"/>
          <table:table-cell table:style-name="ce63" table:formula="of:=IFERROR(VLOOKUP([.$C276];[$'verify-targets-to-chapters'.$A$1:.$B$999];2;0);IF([.$A276]=&quot;&quot;;&quot;&quot;;&quot;省略&quot;))">
            <text:p/>
          </table:table-cell>
          <table:table-cell table:number-columns-repeated="1006"/>
        </table:table-row>
        <table:table-row table:style-name="ro7">
          <table:table-cell table:style-name="ce1"/>
          <table:table-cell table:style-name="ce4" table:formula="of:=IF([.$A277]&lt;&gt;&quot;&quot;;MAX([.$B$1:.$B276])+1;&quot;&quot;)">
            <text:p/>
          </table:table-cell>
          <table:table-cell table:style-name="ce4" table:formula="of:=CONCATENATE([.$D277];&quot;-&quot;;[.$E277])" office:value-type="string" office:string-value="Tab-9-2" calcext:value-type="string">
            <text:p>Tab-9-2</text:p>
          </table:table-cell>
          <table:table-cell table:style-name="ce9" office:value-type="string" calcext:value-type="string">
            <text:p>Tab-9</text:p>
          </table:table-cell>
          <table:table-cell table:style-name="ce9" office:value-type="float" office:value="2" calcext:value-type="float">
            <text:p>2</text:p>
          </table:table-cell>
          <table:covered-table-cell table:number-columns-repeated="3" table:style-name="ce16"/>
          <table:table-cell table:style-name="ce10" office:value-type="string" calcext:value-type="string">
            <text:p>高速化しない（Tab-5-2選択時は常にこの動作）</text:p>
          </table:table-cell>
          <table:table-cell table:style-name="ce9" office:value-type="string" calcext:value-type="string">
            <text:p>MCDで設定を反映する</text:p>
          </table:table-cell>
          <table:table-cell table:style-name="ce9" office:value-type="string" calcext:value-type="string">
            <text:p>lockPref("browser.newtab.preload", false);</text:p>
          </table:table-cell>
          <table:table-cell table:style-name="ce12" table:formula="of:=IF([.K277]=&quot;&quot;;&quot;?&quot;;IF([.M277]=&quot;&quot;;&quot;新規&quot;;IF([.K277]=[.M277];&quot;&quot;;&quot;変更あり&quot;)))">
            <text:p/>
          </table:table-cell>
          <table:table-cell table:style-name="ce54" office:value-type="string" calcext:value-type="string">
            <text:p>lockPref("browser.newtab.preload", false);</text:p>
          </table:table-cell>
          <table:table-cell table:style-name="ce9" table:formula="of:=IF([.M277]=&quot;&quot;;&quot;?&quot;;IF([.O277]=&quot;&quot;;&quot;新規&quot;;IF([.M277]=[.O277];&quot;&quot;;&quot;○&quot;)))" office:value-type="string" office:string-value="新規" calcext:value-type="string">
            <text:p>新規</text:p>
          </table:table-cell>
          <table:table-cell table:style-name="ce54" table:number-columns-repeated="3"/>
          <table:table-cell table:style-name="ce63" table:formula="of:=IFERROR(VLOOKUP([.$C277];[$'verify-targets-to-chapters'.$A$1:.$B$999];2;0);IF([.$A277]=&quot;&quot;;&quot;&quot;;&quot;省略&quot;))">
            <text:p/>
          </table:table-cell>
          <table:table-cell table:number-columns-repeated="1006"/>
        </table:table-row>
        <table:table-row table:style-name="ro7">
          <table:table-cell table:style-name="ce1"/>
          <table:table-cell table:style-name="ce4" table:formula="of:=IF([.$A278]&lt;&gt;&quot;&quot;;MAX([.$B$1:.$B277])+1;&quot;&quot;)">
            <text:p/>
          </table:table-cell>
          <table:table-cell table:style-name="ce4" table:formula="of:=CONCATENATE([.$D278];&quot;-&quot;;[.$E278])" office:value-type="string" office:string-value="Network-1-1" calcext:value-type="string">
            <text:p>Network-1-1</text:p>
          </table:table-cell>
          <table:table-cell table:style-name="ce9" office:value-type="string" calcext:value-type="string">
            <text:p>Network-1</text:p>
          </table:table-cell>
          <table:table-cell table:style-name="ce9" office:value-type="float" office:value="1" calcext:value-type="float">
            <text:p>1</text:p>
          </table:table-cell>
          <table:table-cell table:style-name="ce22" office:value-type="string" calcext:value-type="string" table:number-columns-spanned="1" table:number-rows-spanned="2">
            <text:p>UA文字列の制御</text:p>
          </table:table-cell>
          <table:table-cell table:style-name="ce22" office:value-type="string" calcext:value-type="string" table:number-columns-spanned="1" table:number-rows-spanned="2">
            <text:p>Microsoft .NET Frameworkへの対応</text:p>
          </table:table-cell>
          <table:table-cell table:style-name="ce22" office:value-type="string" calcext:value-type="string" table:number-columns-spanned="1" table:number-rows-spanned="2">
            <text:p>-</text:p>
          </table:table-cell>
          <table:table-cell table:style-name="ce9" office:value-type="string" calcext:value-type="string">
            <text:p>対応する</text:p>
          </table:table-cell>
          <table:table-cell table:style-name="ce9" office:value-type="string" calcext:value-type="string">
            <text:p>MCDで設定を反映する</text:p>
          </table:table-cell>
          <table:table-cell table:style-name="ce10" office:value-type="string" calcext:value-type="string">
            <text:p>clearPref("general.useragent.extra.microsoftdotnet");</text:p>
          </table:table-cell>
          <table:table-cell table:style-name="ce12" table:formula="of:=IF([.K278]=&quot;&quot;;&quot;?&quot;;IF([.M278]=&quot;&quot;;&quot;新規&quot;;IF([.K278]=[.M278];&quot;&quot;;&quot;変更あり&quot;)))">
            <text:p/>
          </table:table-cell>
          <table:table-cell table:style-name="ce10" office:value-type="string" calcext:value-type="string">
            <text:p>clearPref("general.useragent.extra.microsoftdotnet");</text:p>
          </table:table-cell>
          <table:table-cell table:style-name="ce9" table:formula="of:=IF([.M278]=&quot;&quot;;&quot;?&quot;;IF([.O278]=&quot;&quot;;&quot;新規&quot;;IF([.M278]=[.O278];&quot;&quot;;&quot;○&quot;)))">
            <text:p/>
          </table:table-cell>
          <table:table-cell table:style-name="ce54" office:value-type="string" calcext:value-type="string">
            <text:p>clearPref("general.useragent.extra.microsoftdotnet");</text:p>
          </table:table-cell>
          <table:table-cell table:style-name="ce54" office:value-type="string" calcext:value-type="string">
            <text:p>変更無し</text:p>
          </table:table-cell>
          <table:table-cell table:style-name="ce54" office:value-type="string" calcext:value-type="string">
            <text:p>clearPref("general.useragent.extra.microsoftdotnet");</text:p>
          </table:table-cell>
          <table:table-cell table:style-name="ce63" table:formula="of:=IFERROR(VLOOKUP([.$C278];[$'verify-targets-to-chapters'.$A$1:.$B$999];2;0);IF([.$A278]=&quot;&quot;;&quot;&quot;;&quot;省略&quot;))">
            <text:p/>
          </table:table-cell>
          <table:table-cell table:number-columns-repeated="1006"/>
        </table:table-row>
        <table:table-row table:style-name="ro4">
          <table:table-cell table:style-name="ce1"/>
          <table:table-cell table:style-name="ce4" table:formula="of:=IF([.$A279]&lt;&gt;&quot;&quot;;MAX([.$B$1:.$B278])+1;&quot;&quot;)">
            <text:p/>
          </table:table-cell>
          <table:table-cell table:style-name="ce4" table:formula="of:=CONCATENATE([.$D279];&quot;-&quot;;[.$E279])" office:value-type="string" office:string-value="Network-1-2" calcext:value-type="string">
            <text:p>Network-1-2</text:p>
          </table:table-cell>
          <table:table-cell table:style-name="ce9" office:value-type="string" calcext:value-type="string">
            <text:p>Network-1</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対応しない（既定）</text:p>
          </table:table-cell>
          <table:table-cell table:style-name="ce9" office:value-type="string" calcext:value-type="string">
            <text:p>-</text:p>
          </table:table-cell>
          <table:table-cell table:style-name="ce10" office:value-type="string" calcext:value-type="string">
            <text:p>-</text:p>
          </table:table-cell>
          <table:table-cell table:style-name="ce12" table:formula="of:=IF([.K279]=&quot;&quot;;&quot;?&quot;;IF([.M279]=&quot;&quot;;&quot;新規&quot;;IF([.K279]=[.M279];&quot;&quot;;&quot;変更あり&quot;)))">
            <text:p/>
          </table:table-cell>
          <table:table-cell table:style-name="ce10" office:value-type="string" calcext:value-type="string">
            <text:p>-</text:p>
          </table:table-cell>
          <table:table-cell table:style-name="ce9" table:formula="of:=IF([.M279]=&quot;&quot;;&quot;?&quot;;IF([.O279]=&quot;&quot;;&quot;新規&quot;;IF([.M279]=[.O279];&quot;&quot;;&quot;○&quot;)))">
            <text:p/>
          </table:table-cell>
          <table:table-cell table:style-name="ce54" office:value-type="string" calcext:value-type="string">
            <text:p>-</text:p>
          </table:table-cell>
          <table:table-cell table:style-name="ce54" table:number-columns-repeated="2"/>
          <table:table-cell table:style-name="ce63" table:formula="of:=IFERROR(VLOOKUP([.$C279];[$'verify-targets-to-chapters'.$A$1:.$B$999];2;0);IF([.$A279]=&quot;&quot;;&quot;&quot;;&quot;省略&quot;))">
            <text:p/>
          </table:table-cell>
          <table:table-cell table:number-columns-repeated="1006"/>
        </table:table-row>
        <table:table-row table:style-name="ro3">
          <table:table-cell table:style-name="ce1"/>
          <table:table-cell table:style-name="ce4" table:formula="of:=IF([.$A280]&lt;&gt;&quot;&quot;;MAX([.$B$1:.$B279])+1;&quot;&quot;)">
            <text:p/>
          </table:table-cell>
          <table:table-cell table:style-name="ce4" table:formula="of:=CONCATENATE([.$D280];&quot;-&quot;;[.$E280])" office:value-type="string" office:string-value="Network-2-1" calcext:value-type="string">
            <text:p>Network-2-1</text:p>
          </table:table-cell>
          <table:table-cell table:style-name="ce9" office:value-type="string" calcext:value-type="string">
            <text:p>Network-2</text:p>
          </table:table-cell>
          <table:table-cell table:style-name="ce9" office:value-type="float" office:value="1" calcext:value-type="float">
            <text:p>1</text:p>
          </table:table-cell>
          <table:table-cell table:style-name="ce20" office:value-type="string" calcext:value-type="string" table:number-columns-spanned="1" table:number-rows-spanned="5">
            <text:p>ネットワーク接続</text:p>
          </table:table-cell>
          <table:table-cell table:style-name="ce20" office:value-type="string" calcext:value-type="string" table:number-columns-spanned="1" table:number-rows-spanned="5">
            <text:p>プロキシの利用</text:p>
          </table:table-cell>
          <table:table-cell table:style-name="ce20" office:value-type="string" calcext:value-type="string" table:number-columns-spanned="1" table:number-rows-spanned="5">
            <text:p>-</text:p>
          </table:table-cell>
          <table:table-cell table:style-name="ce9" office:value-type="string" calcext:value-type="string">
            <text:p>利用しない</text:p>
          </table:table-cell>
          <table:table-cell table:style-name="ce9" office:value-type="string" calcext:value-type="string">
            <text:p>MCDで設定を反映する</text:p>
          </table:table-cell>
          <table:table-cell table:style-name="ce10" office:value-type="string" calcext:value-type="string">
            <text:p>lockPref("network.proxy.type", 0);</text:p>
          </table:table-cell>
          <table:table-cell table:style-name="ce12" table:formula="of:=IF([.K280]=&quot;&quot;;&quot;?&quot;;IF([.M280]=&quot;&quot;;&quot;新規&quot;;IF([.K280]=[.M280];&quot;&quot;;&quot;変更あり&quot;)))">
            <text:p/>
          </table:table-cell>
          <table:table-cell table:style-name="ce10" office:value-type="string" calcext:value-type="string">
            <text:p>lockPref("network.proxy.type", 0);</text:p>
          </table:table-cell>
          <table:table-cell table:style-name="ce9" table:formula="of:=IF([.M280]=&quot;&quot;;&quot;?&quot;;IF([.O280]=&quot;&quot;;&quot;新規&quot;;IF([.M280]=[.O280];&quot;&quot;;&quot;○&quot;)))">
            <text:p/>
          </table:table-cell>
          <table:table-cell table:style-name="ce54" office:value-type="string" calcext:value-type="string">
            <text:p>lockPref("network.proxy.type", 0);</text:p>
          </table:table-cell>
          <table:table-cell table:style-name="ce54" office:value-type="string" calcext:value-type="string">
            <text:p>変更無し</text:p>
          </table:table-cell>
          <table:table-cell table:style-name="ce54" office:value-type="string" calcext:value-type="string">
            <text:p>lockPref("network.proxy.type", 0);</text:p>
          </table:table-cell>
          <table:table-cell table:style-name="ce63" table:formula="of:=IFERROR(VLOOKUP([.$C280];[$'verify-targets-to-chapters'.$A$1:.$B$999];2;0);IF([.$A280]=&quot;&quot;;&quot;&quot;;&quot;省略&quot;))">
            <text:p/>
          </table:table-cell>
          <table:table-cell table:number-columns-repeated="1006"/>
        </table:table-row>
        <table:table-row table:style-name="ro35">
          <table:table-cell table:style-name="ce1"/>
          <table:table-cell table:style-name="ce4" table:formula="of:=IF([.$A281]&lt;&gt;&quot;&quot;;MAX([.$B$1:.$B280])+1;&quot;&quot;)">
            <text:p/>
          </table:table-cell>
          <table:table-cell table:style-name="ce4" table:formula="of:=CONCATENATE([.$D281];&quot;-&quot;;[.$E281])" office:value-type="string" office:string-value="Network-2-2" calcext:value-type="string">
            <text:p>Network-2-2</text:p>
          </table:table-cell>
          <table:table-cell table:style-name="ce9" office:value-type="string" calcext:value-type="string">
            <text:p>Network-2</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固定のプロキシを利用する</text:p>
          </table:table-cell>
          <table:table-cell table:style-name="ce9" office:value-type="string" calcext:value-type="string">
            <text:p>MCDで設定を反映する</text:p>
          </table:table-cell>
          <table:table-cell table:style-name="ce10"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2" table:formula="of:=IF([.K281]=&quot;&quot;;&quot;?&quot;;IF([.M281]=&quot;&quot;;&quot;新規&quot;;IF([.K281]=[.M281];&quot;&quot;;&quot;変更あり&quot;)))">
            <text:p/>
          </table:table-cell>
          <table:table-cell table:style-name="ce10"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9" table:formula="of:=IF([.M281]=&quot;&quot;;&quot;?&quot;;IF([.O281]=&quot;&quot;;&quot;新規&quot;;IF([.M281]=[.O281];&quot;&quot;;&quot;○&quot;)))" office:value-type="string" office:string-value="○" calcext:value-type="string">
            <text:p>○</text:p>
          </table:table-cell>
          <table:table-cell table:style-name="ce54" office:value-type="string" calcext:value-type="string">
            <text:p>lockPref("network.proxy.type", 1);</text:p>
          </table:table-cell>
          <table:table-cell table:style-name="ce54" office:value-type="string" calcext:value-type="string">
            <text:p>変更無し</text:p>
          </table:table-cell>
          <table:table-cell table:style-name="ce54" office:value-type="string" calcext:value-type="string">
            <text:p>lockPref("network.proxy.type", 1);</text:p>
          </table:table-cell>
          <table:table-cell table:style-name="ce63" table:formula="of:=IFERROR(VLOOKUP([.$C281];[$'verify-targets-to-chapters'.$A$1:.$B$999];2;0);IF([.$A281]=&quot;&quot;;&quot;&quot;;&quot;省略&quot;))">
            <text:p/>
          </table:table-cell>
          <table:table-cell table:number-columns-repeated="1006"/>
        </table:table-row>
        <table:table-row table:style-name="ro68">
          <table:table-cell table:style-name="ce1"/>
          <table:table-cell table:style-name="ce4" table:formula="of:=IF([.$A282]&lt;&gt;&quot;&quot;;MAX([.$B$1:.$B281])+1;&quot;&quot;)">
            <text:p/>
          </table:table-cell>
          <table:table-cell table:style-name="ce4" table:formula="of:=CONCATENATE([.$D282];&quot;-&quot;;[.$E282])" office:value-type="string" office:string-value="Network-2-3" calcext:value-type="string">
            <text:p>Network-2-3</text:p>
          </table:table-cell>
          <table:table-cell table:style-name="ce9" office:value-type="string" calcext:value-type="string">
            <text:p>Network-2</text:p>
          </table:table-cell>
          <table:table-cell table:style-name="ce9" office:value-type="float" office:value="3" calcext:value-type="float">
            <text:p>3</text:p>
          </table:table-cell>
          <table:covered-table-cell table:number-columns-repeated="3" table:style-name="ce16"/>
          <table:table-cell table:style-name="ce9" office:value-type="string" calcext:value-type="string">
            <text:p>プロキシ自動設定スクリプトを利用する</text:p>
          </table:table-cell>
          <table:table-cell table:style-name="ce9" office:value-type="string" calcext:value-type="string">
            <text:p>1. MCDで設定を反映する</text:p>
            <text:p>2. アドオン「globalChrome.css」を導入する</text:p>
            <text:p>3. globalChrome.cssで設定を反映する</text:p>
          </table:table-cell>
          <table:table-cell table:style-name="ce9"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2" table:formula="of:=IF([.K282]=&quot;&quot;;&quot;?&quot;;IF([.M282]=&quot;&quot;;&quot;新規&quot;;IF([.K282]=[.M282];&quot;&quot;;&quot;変更あり&quot;)))">
            <text:p/>
          </table:table-cell>
          <table:table-cell table:style-name="ce5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9" table:formula="of:=IF([.M282]=&quot;&quot;;&quot;?&quot;;IF([.O282]=&quot;&quot;;&quot;新規&quot;;IF([.M282]=[.O282];&quot;&quot;;&quot;○&quot;)))">
            <text:p/>
          </table:table-cell>
          <table:table-cell table:style-name="ce5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4" office:value-type="string" calcext:value-type="string">
            <text:p>変更無し</text:p>
          </table:table-cell>
          <table:table-cell table:style-name="ce5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63" table:formula="of:=IFERROR(VLOOKUP([.$C282];[$'verify-targets-to-chapters'.$A$1:.$B$999];2;0);IF([.$A282]=&quot;&quot;;&quot;&quot;;&quot;省略&quot;))">
            <text:p/>
          </table:table-cell>
          <table:table-cell table:number-columns-repeated="1006"/>
        </table:table-row>
        <table:table-row table:style-name="ro7">
          <table:table-cell table:style-name="ce1"/>
          <table:table-cell table:style-name="ce4" table:formula="of:=IF([.$A283]&lt;&gt;&quot;&quot;;MAX([.$B$1:.$B282])+1;&quot;&quot;)">
            <text:p/>
          </table:table-cell>
          <table:table-cell table:style-name="ce4" table:formula="of:=CONCATENATE([.$D283];&quot;-&quot;;[.$E283])" office:value-type="string" office:string-value="Network-2-4" calcext:value-type="string">
            <text:p>Network-2-4</text:p>
          </table:table-cell>
          <table:table-cell table:style-name="ce9" office:value-type="string" calcext:value-type="string">
            <text:p>Network-2</text:p>
          </table:table-cell>
          <table:table-cell table:style-name="ce9" office:value-type="float" office:value="4" calcext:value-type="float">
            <text:p>4</text:p>
          </table:table-cell>
          <table:covered-table-cell table:number-columns-repeated="3" table:style-name="ce16"/>
          <table:table-cell table:style-name="ce9" office:value-type="string" calcext:value-type="string">
            <text:p>WPADでネットワークのプロキシ設定を自動検出する</text:p>
          </table:table-cell>
          <table:table-cell table:style-name="ce9" office:value-type="string" calcext:value-type="string">
            <text:p>MCDで設定を反映する</text:p>
          </table:table-cell>
          <table:table-cell table:style-name="ce10" office:value-type="string" calcext:value-type="string">
            <text:p>lockPref("network.proxy.type", 4);</text:p>
          </table:table-cell>
          <table:table-cell table:style-name="ce12" table:formula="of:=IF([.K283]=&quot;&quot;;&quot;?&quot;;IF([.M283]=&quot;&quot;;&quot;新規&quot;;IF([.K283]=[.M283];&quot;&quot;;&quot;変更あり&quot;)))">
            <text:p/>
          </table:table-cell>
          <table:table-cell table:style-name="ce10" office:value-type="string" calcext:value-type="string">
            <text:p>lockPref("network.proxy.type", 4);</text:p>
          </table:table-cell>
          <table:table-cell table:style-name="ce9" table:formula="of:=IF([.M283]=&quot;&quot;;&quot;?&quot;;IF([.O283]=&quot;&quot;;&quot;新規&quot;;IF([.M283]=[.O283];&quot;&quot;;&quot;○&quot;)))">
            <text:p/>
          </table:table-cell>
          <table:table-cell table:style-name="ce54" office:value-type="string" calcext:value-type="string">
            <text:p>lockPref("network.proxy.type", 4);</text:p>
          </table:table-cell>
          <table:table-cell table:style-name="ce54" office:value-type="string" calcext:value-type="string">
            <text:p>変更無し</text:p>
          </table:table-cell>
          <table:table-cell table:style-name="ce54" office:value-type="string" calcext:value-type="string">
            <text:p>lockPref("network.proxy.type", 4);</text:p>
          </table:table-cell>
          <table:table-cell table:style-name="ce63" table:formula="of:=IFERROR(VLOOKUP([.$C283];[$'verify-targets-to-chapters'.$A$1:.$B$999];2;0);IF([.$A283]=&quot;&quot;;&quot;&quot;;&quot;省略&quot;))">
            <text:p/>
          </table:table-cell>
          <table:table-cell table:number-columns-repeated="1006"/>
        </table:table-row>
        <table:table-row table:style-name="ro3">
          <table:table-cell table:style-name="ce1"/>
          <table:table-cell table:style-name="ce4" table:formula="of:=IF([.$A284]&lt;&gt;&quot;&quot;;MAX([.$B$1:.$B283])+1;&quot;&quot;)">
            <text:p/>
          </table:table-cell>
          <table:table-cell table:style-name="ce4" table:formula="of:=CONCATENATE([.$D284];&quot;-&quot;;[.$E284])" office:value-type="string" office:string-value="Network-2-5" calcext:value-type="string">
            <text:p>Network-2-5</text:p>
          </table:table-cell>
          <table:table-cell table:style-name="ce9" office:value-type="string" calcext:value-type="string">
            <text:p>Network-2</text:p>
          </table:table-cell>
          <table:table-cell table:style-name="ce9" office:value-type="float" office:value="5" calcext:value-type="float">
            <text:p>5</text:p>
          </table:table-cell>
          <table:covered-table-cell table:number-columns-repeated="3" table:style-name="ce16"/>
          <table:table-cell table:style-name="ce9" office:value-type="string" calcext:value-type="string">
            <text:p>システムの設定を利用する（既定）</text:p>
          </table:table-cell>
          <table:table-cell table:style-name="ce9" office:value-type="string" calcext:value-type="string">
            <text:p>MCDで設定を反映する</text:p>
          </table:table-cell>
          <table:table-cell table:style-name="ce10" office:value-type="string" calcext:value-type="string">
            <text:p>lockPref("network.proxy.type", 5);</text:p>
          </table:table-cell>
          <table:table-cell table:style-name="ce12" table:formula="of:=IF([.K284]=&quot;&quot;;&quot;?&quot;;IF([.M284]=&quot;&quot;;&quot;新規&quot;;IF([.K284]=[.M284];&quot;&quot;;&quot;変更あり&quot;)))">
            <text:p/>
          </table:table-cell>
          <table:table-cell table:style-name="ce10" office:value-type="string" calcext:value-type="string">
            <text:p>lockPref("network.proxy.type", 5);</text:p>
          </table:table-cell>
          <table:table-cell table:style-name="ce9" table:formula="of:=IF([.M284]=&quot;&quot;;&quot;?&quot;;IF([.O284]=&quot;&quot;;&quot;新規&quot;;IF([.M284]=[.O284];&quot;&quot;;&quot;○&quot;)))">
            <text:p/>
          </table:table-cell>
          <table:table-cell table:style-name="ce54" office:value-type="string" calcext:value-type="string">
            <text:p>lockPref("network.proxy.type", 5);</text:p>
          </table:table-cell>
          <table:table-cell table:style-name="ce54" office:value-type="string" calcext:value-type="string">
            <text:p>変更無し</text:p>
          </table:table-cell>
          <table:table-cell table:style-name="ce54" office:value-type="string" calcext:value-type="string">
            <text:p>lockPref("network.proxy.type", 5);</text:p>
          </table:table-cell>
          <table:table-cell table:style-name="ce63" table:formula="of:=IFERROR(VLOOKUP([.$C284];[$'verify-targets-to-chapters'.$A$1:.$B$999];2;0);IF([.$A284]=&quot;&quot;;&quot;&quot;;&quot;省略&quot;))">
            <text:p/>
          </table:table-cell>
          <table:table-cell table:number-columns-repeated="1006"/>
        </table:table-row>
        <table:table-row table:style-name="ro3">
          <table:table-cell table:style-name="ce1"/>
          <table:table-cell table:style-name="ce4" table:formula="of:=IF([.$A285]&lt;&gt;&quot;&quot;;MAX([.$B$1:.$B284])+1;&quot;&quot;)">
            <text:p/>
          </table:table-cell>
          <table:table-cell table:style-name="ce4" table:formula="of:=CONCATENATE([.$D285];&quot;-&quot;;[.$E285])" office:value-type="string" office:string-value="Network-3-1" calcext:value-type="string">
            <text:p>Network-3-1</text:p>
          </table:table-cell>
          <table:table-cell table:style-name="ce9" office:value-type="string" calcext:value-type="string">
            <text:p>Network-3</text:p>
          </table:table-cell>
          <table:table-cell table:style-name="ce9" office:value-type="float" office:value="1" calcext:value-type="float">
            <text:p>1</text:p>
          </table:table-cell>
          <table:table-cell table:style-name="ce22" office:value-type="string" calcext:value-type="string" table:number-columns-spanned="1" table:number-rows-spanned="2">
            <text:p>ネットワーク接続</text:p>
          </table:table-cell>
          <table:table-cell table:style-name="ce22" office:value-type="string" calcext:value-type="string" table:number-columns-spanned="1" table:number-rows-spanned="2">
            <text:p>SSL3.0の利用の可否</text:p>
          </table:table-cell>
          <table:table-cell table:style-name="ce22"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Firefox 39時点で廃止</text:p>
          </table:table-cell>
          <table:table-cell table:style-name="ce12" table:formula="of:=IF([.K285]=&quot;&quot;;&quot;?&quot;;IF([.M285]=&quot;&quot;;&quot;新規&quot;;IF([.K285]=[.M285];&quot;&quot;;&quot;変更あり&quot;)))">
            <text:p/>
          </table:table-cell>
          <table:table-cell table:style-name="ce55" office:value-type="string" calcext:value-type="string">
            <text:p>Firefox 39時点で廃止</text:p>
          </table:table-cell>
          <table:table-cell table:style-name="ce9" table:formula="of:=IF([.M285]=&quot;&quot;;&quot;?&quot;;IF([.O285]=&quot;&quot;;&quot;新規&quot;;IF([.M285]=[.O285];&quot;&quot;;&quot;○&quot;)))" office:value-type="string" office:string-value="○" calcext:value-type="string">
            <text:p>○</text:p>
          </table:table-cell>
          <table:table-cell table:style-name="ce54" office:value-type="string" calcext:value-type="string">
            <text:p>defaultPref("security.tls.version.min", 0);</text:p>
          </table:table-cell>
          <table:table-cell table:style-name="ce54" table:number-columns-repeated="2"/>
          <table:table-cell table:style-name="ce63" table:formula="of:=IFERROR(VLOOKUP([.$C285];[$'verify-targets-to-chapters'.$A$1:.$B$999];2;0);IF([.$A285]=&quot;&quot;;&quot;&quot;;&quot;省略&quot;))">
            <text:p/>
          </table:table-cell>
          <table:table-cell table:number-columns-repeated="1006"/>
        </table:table-row>
        <table:table-row table:style-name="ro3">
          <table:table-cell table:style-name="ce1"/>
          <table:table-cell table:style-name="ce4" table:formula="of:=IF([.$A286]&lt;&gt;&quot;&quot;;MAX([.$B$1:.$B285])+1;&quot;&quot;)">
            <text:p/>
          </table:table-cell>
          <table:table-cell table:style-name="ce4" table:formula="of:=CONCATENATE([.$D286];&quot;-&quot;;[.$E286])" office:value-type="string" office:string-value="Network-3-2" calcext:value-type="string">
            <text:p>Network-3-2</text:p>
          </table:table-cell>
          <table:table-cell table:style-name="ce9" office:value-type="string" calcext:value-type="string">
            <text:p>Network-3</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禁止する（既定）</text:p>
          </table:table-cell>
          <table:table-cell table:style-name="ce9" office:value-type="string" calcext:value-type="string">
            <text:p>MCDで設定を反映する</text:p>
          </table:table-cell>
          <table:table-cell table:style-name="ce9" office:value-type="string" calcext:value-type="string">
            <text:p>Firefox 39時点で廃止</text:p>
          </table:table-cell>
          <table:table-cell table:style-name="ce12" table:formula="of:=IF([.K286]=&quot;&quot;;&quot;?&quot;;IF([.M286]=&quot;&quot;;&quot;新規&quot;;IF([.K286]=[.M286];&quot;&quot;;&quot;変更あり&quot;)))">
            <text:p/>
          </table:table-cell>
          <table:table-cell table:style-name="ce55" office:value-type="string" calcext:value-type="string">
            <text:p>Firefox 39時点で廃止</text:p>
          </table:table-cell>
          <table:table-cell table:style-name="ce9" table:formula="of:=IF([.M286]=&quot;&quot;;&quot;?&quot;;IF([.O286]=&quot;&quot;;&quot;新規&quot;;IF([.M286]=[.O286];&quot;&quot;;&quot;○&quot;)))" office:value-type="string" office:string-value="○" calcext:value-type="string">
            <text:p>○</text:p>
          </table:table-cell>
          <table:table-cell table:style-name="ce54" office:value-type="string" calcext:value-type="string">
            <text:p>defaultPref("security.tls.version.min", 1);</text:p>
          </table:table-cell>
          <table:table-cell table:style-name="ce54" table:number-columns-repeated="2"/>
          <table:table-cell table:style-name="ce63" table:formula="of:=IFERROR(VLOOKUP([.$C286];[$'verify-targets-to-chapters'.$A$1:.$B$999];2;0);IF([.$A286]=&quot;&quot;;&quot;&quot;;&quot;省略&quot;))">
            <text:p/>
          </table:table-cell>
          <table:table-cell table:number-columns-repeated="1006"/>
        </table:table-row>
        <table:table-row table:style-name="ro23">
          <table:table-cell table:style-name="ce1"/>
          <table:table-cell table:style-name="ce4" table:formula="of:=IF([.$A287]&lt;&gt;&quot;&quot;;MAX([.$B$1:.$B286])+1;&quot;&quot;)">
            <text:p/>
          </table:table-cell>
          <table:table-cell table:style-name="ce4" table:formula="of:=CONCATENATE([.$D287];&quot;-&quot;;[.$E287])" office:value-type="string" office:string-value="Network-4-1" calcext:value-type="string">
            <text:p>Network-4-1</text:p>
          </table:table-cell>
          <table:table-cell table:style-name="ce9" office:value-type="string" calcext:value-type="string">
            <text:p>Network-4</text:p>
          </table:table-cell>
          <table:table-cell table:style-name="ce9" office:value-type="float" office:value="1" calcext:value-type="float">
            <text:p>1</text:p>
          </table:table-cell>
          <table:table-cell table:style-name="ce27" office:value-type="string" calcext:value-type="string">
            <text:p>認証</text:p>
          </table:table-cell>
          <table:table-cell table:style-name="ce27" office:value-type="string" calcext:value-type="string">
            <text:p>NTLM認証によるシングルサインオンの許可</text:p>
          </table:table-cell>
          <table:table-cell table:style-name="ce27" office:value-type="string" calcext:value-type="string">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12" office:value-type="string" calcext:value-type="string">
            <text:p><text:span text:style-name="T10">lockPref("network.automatic-ntlm-auth.trusted-uris", "ドメイン名のカンマ区切りのリスト");</text:span></text:p>
            <text:p><text:span text:style-name="T10">lockPref("network.negotiate-auth.delegation-uris", "ドメイン名のカンマ区切りのリスト");</text:span></text:p>
            <text:p><text:span text:style-name="T10">lockPref("network.negotiate-auth.trusted-uris", "ドメイン名のカンマ区切りのリスト");</text:span></text:p>
          </table:table-cell>
          <table:table-cell table:style-name="ce12" table:formula="of:=IF([.K287]=&quot;&quot;;&quot;?&quot;;IF([.M287]=&quot;&quot;;&quot;新規&quot;;IF([.K287]=[.M287];&quot;&quot;;&quot;変更あり&quot;)))">
            <text:p/>
          </table:table-cell>
          <table:table-cell table:style-name="ce58" office:value-type="string" calcext:value-type="string">
            <text:p><text:span text:style-name="T10">lockPref("network.automatic-ntlm-auth.trusted-uris", "ドメイン名のカンマ区切りのリスト");</text:span></text:p>
            <text:p><text:span text:style-name="T10">lockPref("network.negotiate-auth.delegation-uris", "ドメイン名のカンマ区切りのリスト");</text:span></text:p>
            <text:p><text:span text:style-name="T10">lockPref("network.negotiate-auth.trusted-uris", "ドメイン名のカンマ区切りのリスト");</text:span></text:p>
          </table:table-cell>
          <table:table-cell table:style-name="ce9" table:formula="of:=IF([.M287]=&quot;&quot;;&quot;?&quot;;IF([.O287]=&quot;&quot;;&quot;新規&quot;;IF([.M287]=[.O287];&quot;&quot;;&quot;○&quot;)))" office:value-type="string" office:string-value="○" calcext:value-type="string">
            <text:p>○</text:p>
          </table:table-cell>
          <table:table-cell table:style-name="ce54" office:value-type="string" calcext:value-type="string">
            <text:p>lockPref("network.automatic-ntlm-auth.trusted-uris", "ドメイン名");</text:p>
          </table:table-cell>
          <table:table-cell table:style-name="ce54" table:number-columns-repeated="2"/>
          <table:table-cell table:style-name="ce63" table:formula="of:=IFERROR(VLOOKUP([.$C287];[$'verify-targets-to-chapters'.$A$1:.$B$999];2;0);IF([.$A287]=&quot;&quot;;&quot;&quot;;&quot;省略&quot;))">
            <text:p/>
          </table:table-cell>
          <table:table-cell table:number-columns-repeated="1006"/>
        </table:table-row>
        <table:table-row table:style-name="ro27">
          <table:table-cell table:style-name="ce1"/>
          <table:table-cell table:style-name="ce4" table:formula="of:=IF([.$A288]&lt;&gt;&quot;&quot;;MAX([.$B$1:.$B287])+1;&quot;&quot;)">
            <text:p/>
          </table:table-cell>
          <table:table-cell table:style-name="ce4" table:formula="of:=CONCATENATE([.$D288];&quot;-&quot;;[.$E288])" office:value-type="string" office:string-value="Network-5-1" calcext:value-type="string">
            <text:p>Network-5-1</text:p>
          </table:table-cell>
          <table:table-cell table:style-name="ce9" office:value-type="string" calcext:value-type="string">
            <text:p>Network-5</text:p>
          </table:table-cell>
          <table:table-cell table:style-name="ce9" office:value-type="float" office:value="1" calcext:value-type="float">
            <text:p>1</text:p>
          </table:table-cell>
          <table:table-cell table:style-name="ce22" office:value-type="string" calcext:value-type="string" table:number-columns-spanned="1" table:number-rows-spanned="2">
            <text:p>ネットワーク接続</text:p>
          </table:table-cell>
          <table:table-cell table:style-name="ce22" office:value-type="string" calcext:value-type="string" table:number-columns-spanned="1" table:number-rows-spanned="2">
            <text:p>HTTPの同時接続数</text:p>
          </table:table-cell>
          <table:table-cell table:style-name="ce22" office:value-type="string" calcext:value-type="string" table:number-columns-spanned="1" table:number-rows-spanned="2">
            <text:p>-</text:p>
          </table:table-cell>
          <table:table-cell table:style-name="ce9" office:value-type="string" calcext:value-type="string">
            <text:p>パフォーマンスを優先（既定）</text:p>
          </table:table-cell>
          <table:table-cell table:style-name="ce9" office:value-type="string" calcext:value-type="string">
            <text:p>MCDで設定を反映する</text:p>
          </table:table-cell>
          <table:table-cell table:style-name="ce9"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12" table:formula="of:=IF([.K288]=&quot;&quot;;&quot;?&quot;;IF([.M288]=&quot;&quot;;&quot;新規&quot;;IF([.K288]=[.M288];&quot;&quot;;&quot;変更あり&quot;)))">
            <text:p/>
          </table:table-cell>
          <table:table-cell table:style-name="ce54"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9" table:formula="of:=IF([.M288]=&quot;&quot;;&quot;?&quot;;IF([.O288]=&quot;&quot;;&quot;新規&quot;;IF([.M288]=[.O288];&quot;&quot;;&quot;○&quot;)))">
            <text:p/>
          </table:table-cell>
          <table:table-cell table:style-name="ce54"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54" table:number-columns-repeated="2"/>
          <table:table-cell table:style-name="ce63" table:formula="of:=IFERROR(VLOOKUP([.$C288];[$'verify-targets-to-chapters'.$A$1:.$B$999];2;0);IF([.$A288]=&quot;&quot;;&quot;&quot;;&quot;省略&quot;))">
            <text:p/>
          </table:table-cell>
          <table:table-cell table:number-columns-repeated="1006"/>
        </table:table-row>
        <table:table-row table:style-name="ro69">
          <table:table-cell table:style-name="ce1"/>
          <table:table-cell table:style-name="ce4" table:formula="of:=IF([.$A289]&lt;&gt;&quot;&quot;;MAX([.$B$1:.$B288])+1;&quot;&quot;)">
            <text:p/>
          </table:table-cell>
          <table:table-cell table:style-name="ce4" table:formula="of:=CONCATENATE([.$D289];&quot;-&quot;;[.$E289])" office:value-type="string" office:string-value="Network-5-2" calcext:value-type="string">
            <text:p>Network-5-2</text:p>
          </table:table-cell>
          <table:table-cell table:style-name="ce9" office:value-type="string" calcext:value-type="string">
            <text:p>Network-5</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トラフィックを抑える事を優先</text:p>
          </table:table-cell>
          <table:table-cell table:style-name="ce9" office:value-type="string" calcext:value-type="string">
            <text:p>MCDで設定を反映する</text:p>
          </table:table-cell>
          <table:table-cell table:style-name="ce9"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style-name="ce12" table:formula="of:=IF([.K289]=&quot;&quot;;&quot;?&quot;;IF([.M289]=&quot;&quot;;&quot;新規&quot;;IF([.K289]=[.M289];&quot;&quot;;&quot;変更あり&quot;)))">
            <text:p/>
          </table:table-cell>
          <table:table-cell table:style-name="ce54"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style-name="ce9" table:formula="of:=IF([.M289]=&quot;&quot;;&quot;?&quot;;IF([.O289]=&quot;&quot;;&quot;新規&quot;;IF([.M289]=[.O289];&quot;&quot;;&quot;○&quot;)))">
            <text:p/>
          </table:table-cell>
          <table:table-cell table:style-name="ce54"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style-name="ce54" table:number-columns-repeated="2"/>
          <table:table-cell table:style-name="ce63" table:formula="of:=IFERROR(VLOOKUP([.$C289];[$'verify-targets-to-chapters'.$A$1:.$B$999];2;0);IF([.$A289]=&quot;&quot;;&quot;&quot;;&quot;省略&quot;))">
            <text:p/>
          </table:table-cell>
          <table:table-cell table:number-columns-repeated="1006"/>
        </table:table-row>
        <table:table-row table:style-name="ro4">
          <table:table-cell table:style-name="ce1"/>
          <table:table-cell table:style-name="ce4" table:formula="of:=IF([.$A290]&lt;&gt;&quot;&quot;;MAX([.$B$1:.$B289])+1;&quot;&quot;)">
            <text:p/>
          </table:table-cell>
          <table:table-cell table:style-name="ce4" table:formula="of:=CONCATENATE([.$D290];&quot;-&quot;;[.$E290])" office:value-type="string" office:string-value="Network-6-1" calcext:value-type="string">
            <text:p>Network-6-1</text:p>
          </table:table-cell>
          <table:table-cell table:style-name="ce10" office:value-type="string" calcext:value-type="string">
            <text:p>Network-6</text:p>
          </table:table-cell>
          <table:table-cell table:style-name="ce10" office:value-type="float" office:value="1" calcext:value-type="float">
            <text:p>1</text:p>
          </table:table-cell>
          <table:table-cell table:style-name="ce24" office:value-type="string" calcext:value-type="string" table:number-columns-spanned="1" table:number-rows-spanned="2">
            <text:p>ネットワーク接続</text:p>
          </table:table-cell>
          <table:table-cell table:style-name="ce24" office:value-type="string" calcext:value-type="string" table:number-columns-spanned="1" table:number-rows-spanned="2">
            <text:p>SPDYプロトコルの使用の可否</text:p>
          </table:table-cell>
          <table:table-cell table:style-name="ce24" office:value-type="string" calcext:value-type="string" table:number-columns-spanned="1" table:number-rows-spanned="2">
            <text:p>-</text:p>
          </table:table-cell>
          <table:table-cell table:style-name="ce10" office:value-type="string" calcext:value-type="string">
            <text:p>許可する（規定）</text:p>
          </table:table-cell>
          <table:table-cell table:style-name="ce10" office:value-type="string" calcext:value-type="string">
            <text:p>MCDで設定を反映する</text:p>
          </table:table-cell>
          <table:table-cell table:style-name="ce10" office:value-type="string" calcext:value-type="string">
            <text:p>lockPref("network.http.spdy.enabled", true);</text:p>
          </table:table-cell>
          <table:table-cell table:style-name="ce12" table:formula="of:=IF([.K290]=&quot;&quot;;&quot;?&quot;;IF([.M290]=&quot;&quot;;&quot;新規&quot;;IF([.K290]=[.M290];&quot;&quot;;&quot;変更あり&quot;)))">
            <text:p/>
          </table:table-cell>
          <table:table-cell table:style-name="ce10" office:value-type="string" calcext:value-type="string">
            <text:p>lockPref("network.http.spdy.enabled", true);</text:p>
          </table:table-cell>
          <table:table-cell table:style-name="ce9" table:formula="of:=IF([.M290]=&quot;&quot;;&quot;?&quot;;IF([.O290]=&quot;&quot;;&quot;新規&quot;;IF([.M290]=[.O290];&quot;&quot;;&quot;○&quot;)))" office:value-type="string" office:string-value="新規" calcext:value-type="string">
            <text:p>新規</text:p>
          </table:table-cell>
          <table:table-cell table:style-name="ce54" table:number-columns-repeated="3"/>
          <table:table-cell table:style-name="ce63" table:formula="of:=IFERROR(VLOOKUP([.$C290];[$'verify-targets-to-chapters'.$A$1:.$B$999];2;0);IF([.$A290]=&quot;&quot;;&quot;&quot;;&quot;省略&quot;))">
            <text:p/>
          </table:table-cell>
          <table:table-cell table:number-columns-repeated="1006"/>
        </table:table-row>
        <table:table-row table:style-name="ro4">
          <table:table-cell table:style-name="ce1"/>
          <table:table-cell table:style-name="ce4" table:formula="of:=IF([.$A291]&lt;&gt;&quot;&quot;;MAX([.$B$1:.$B290])+1;&quot;&quot;)">
            <text:p/>
          </table:table-cell>
          <table:table-cell table:style-name="ce4" table:formula="of:=CONCATENATE([.$D291];&quot;-&quot;;[.$E291])" office:value-type="string" office:string-value="Network-6-2" calcext:value-type="string">
            <text:p>Network-6-2</text:p>
          </table:table-cell>
          <table:table-cell table:style-name="ce10" office:value-type="string" calcext:value-type="string">
            <text:p>Network-6</text:p>
          </table:table-cell>
          <table:table-cell table:style-name="ce10" office:value-type="float" office:value="2" calcext:value-type="float">
            <text:p>2</text:p>
          </table:table-cell>
          <table:covered-table-cell table:number-columns-repeated="3" table:style-name="ce19"/>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10" office:value-type="string" calcext:value-type="string">
            <text:p>lockPref("network.http.spdy.enabled", false);</text:p>
          </table:table-cell>
          <table:table-cell table:style-name="ce12" table:formula="of:=IF([.K291]=&quot;&quot;;&quot;?&quot;;IF([.M291]=&quot;&quot;;&quot;新規&quot;;IF([.K291]=[.M291];&quot;&quot;;&quot;変更あり&quot;)))">
            <text:p/>
          </table:table-cell>
          <table:table-cell table:style-name="ce10" office:value-type="string" calcext:value-type="string">
            <text:p>lockPref("network.http.spdy.enabled", false);</text:p>
          </table:table-cell>
          <table:table-cell table:style-name="ce9" table:formula="of:=IF([.M291]=&quot;&quot;;&quot;?&quot;;IF([.O291]=&quot;&quot;;&quot;新規&quot;;IF([.M291]=[.O291];&quot;&quot;;&quot;○&quot;)))" office:value-type="string" office:string-value="新規" calcext:value-type="string">
            <text:p>新規</text:p>
          </table:table-cell>
          <table:table-cell table:style-name="ce54" table:number-columns-repeated="3"/>
          <table:table-cell table:style-name="ce63" table:formula="of:=IFERROR(VLOOKUP([.$C291];[$'verify-targets-to-chapters'.$A$1:.$B$999];2;0);IF([.$A291]=&quot;&quot;;&quot;&quot;;&quot;省略&quot;))">
            <text:p/>
          </table:table-cell>
          <table:table-cell table:number-columns-repeated="1006"/>
        </table:table-row>
        <table:table-row table:style-name="ro4">
          <table:table-cell table:style-name="ce1"/>
          <table:table-cell table:style-name="ce4" table:formula="of:=IF([.$A292]&lt;&gt;&quot;&quot;;MAX([.$B$1:.$B291])+1;&quot;&quot;)">
            <text:p/>
          </table:table-cell>
          <table:table-cell table:style-name="ce4" table:formula="of:=CONCATENATE([.$D292];&quot;-&quot;;[.$E292])" office:value-type="string" office:string-value="Network-7-1" calcext:value-type="string">
            <text:p>Network-7-1</text:p>
          </table:table-cell>
          <table:table-cell table:style-name="ce10" office:value-type="string" calcext:value-type="string">
            <text:p>Network-7</text:p>
          </table:table-cell>
          <table:table-cell table:style-name="ce10" office:value-type="float" office:value="1" calcext:value-type="float">
            <text:p>1</text:p>
          </table:table-cell>
          <table:table-cell table:style-name="ce24" office:value-type="string" calcext:value-type="string" table:number-columns-spanned="1" table:number-rows-spanned="2">
            <text:p>ネットワーク接続</text:p>
          </table:table-cell>
          <table:table-cell table:style-name="ce24" office:value-type="string" calcext:value-type="string" table:number-columns-spanned="1" table:number-rows-spanned="2">
            <text:p>TLS/SSLでの脆弱な暗号化アルゴリズム（RC4など）の使用の可否</text:p>
          </table:table-cell>
          <table:table-cell table:style-name="ce24" office:value-type="string" calcext:value-type="string" table:number-columns-spanned="1" table:number-rows-spanned="2">
            <text:p>-</text:p>
          </table:table-cell>
          <table:table-cell table:style-name="ce10" office:value-type="string" calcext:value-type="string">
            <text:p>禁止する（規定）</text:p>
          </table:table-cell>
          <table:table-cell table:number-columns-repeated="2" table:style-name="ce10" office:value-type="string" calcext:value-type="string">
            <text:p>-</text:p>
          </table:table-cell>
          <table:table-cell table:style-name="ce12" table:formula="of:=IF([.K292]=&quot;&quot;;&quot;?&quot;;IF([.M292]=&quot;&quot;;&quot;新規&quot;;IF([.K292]=[.M292];&quot;&quot;;&quot;変更あり&quot;)))">
            <text:p/>
          </table:table-cell>
          <table:table-cell table:style-name="ce10" office:value-type="string" calcext:value-type="string">
            <text:p>-</text:p>
          </table:table-cell>
          <table:table-cell table:style-name="ce9" table:formula="of:=IF([.M292]=&quot;&quot;;&quot;?&quot;;IF([.O292]=&quot;&quot;;&quot;新規&quot;;IF([.M292]=[.O292];&quot;&quot;;&quot;○&quot;)))" office:value-type="string" office:string-value="新規" calcext:value-type="string">
            <text:p>新規</text:p>
          </table:table-cell>
          <table:table-cell table:style-name="ce54" table:number-columns-repeated="3"/>
          <table:table-cell table:style-name="ce63" table:formula="of:=IFERROR(VLOOKUP([.$C292];[$'verify-targets-to-chapters'.$A$1:.$B$999];2;0);IF([.$A292]=&quot;&quot;;&quot;&quot;;&quot;省略&quot;))">
            <text:p/>
          </table:table-cell>
          <table:table-cell table:number-columns-repeated="1006"/>
        </table:table-row>
        <table:table-row table:style-name="ro70">
          <table:table-cell table:style-name="ce1"/>
          <table:table-cell table:style-name="ce4" table:formula="of:=IF([.$A293]&lt;&gt;&quot;&quot;;MAX([.$B$1:.$B292])+1;&quot;&quot;)">
            <text:p/>
          </table:table-cell>
          <table:table-cell table:style-name="ce4" table:formula="of:=CONCATENATE([.$D293];&quot;-&quot;;[.$E293])" office:value-type="string" office:string-value="Network-7-2" calcext:value-type="string">
            <text:p>Network-7-2</text:p>
          </table:table-cell>
          <table:table-cell table:style-name="ce10" office:value-type="string" calcext:value-type="string">
            <text:p>Network-7</text:p>
          </table:table-cell>
          <table:table-cell table:style-name="ce10" office:value-type="float" office:value="2" calcext:value-type="float">
            <text:p>2</text:p>
          </table:table-cell>
          <table:covered-table-cell table:number-columns-repeated="3" table:style-name="ce19"/>
          <table:table-cell table:style-name="ce10" office:value-type="string" calcext:value-type="string">
            <text:p>特定のホストでのみ許可する</text:p>
          </table:table-cell>
          <table:table-cell table:style-name="ce10" office:value-type="string" calcext:value-type="string">
            <text:p>MCDで設定を反映する</text:p>
          </table:table-cell>
          <table:table-cell table:style-name="ce10" office:value-type="string" calcext:value-type="string">
            <text:p>lockPref("security.tls.insecure_fallback_hosts", "（ホスト名のカンマ区切りのリスト）");</text:p>
          </table:table-cell>
          <table:table-cell table:style-name="ce12" table:formula="of:=IF([.K293]=&quot;&quot;;&quot;?&quot;;IF([.M293]=&quot;&quot;;&quot;新規&quot;;IF([.K293]=[.M293];&quot;&quot;;&quot;変更あり&quot;)))">
            <text:p/>
          </table:table-cell>
          <table:table-cell table:style-name="ce10" office:value-type="string" calcext:value-type="string">
            <text:p>lockPref("security.tls.insecure_fallback_hosts", "（ホスト名のカンマ区切りのリスト）");</text:p>
          </table:table-cell>
          <table:table-cell table:style-name="ce9" table:formula="of:=IF([.M293]=&quot;&quot;;&quot;?&quot;;IF([.O293]=&quot;&quot;;&quot;新規&quot;;IF([.M293]=[.O293];&quot;&quot;;&quot;○&quot;)))" office:value-type="string" office:string-value="新規" calcext:value-type="string">
            <text:p>新規</text:p>
          </table:table-cell>
          <table:table-cell table:style-name="ce54" table:number-columns-repeated="3"/>
          <table:table-cell table:style-name="ce63" table:formula="of:=IFERROR(VLOOKUP([.$C293];[$'verify-targets-to-chapters'.$A$1:.$B$999];2;0);IF([.$A293]=&quot;&quot;;&quot;&quot;;&quot;省略&quot;))">
            <text:p/>
          </table:table-cell>
          <table:table-cell table:number-columns-repeated="1006"/>
        </table:table-row>
        <table:table-row table:style-name="ro4">
          <table:table-cell table:style-name="ce1"/>
          <table:table-cell table:style-name="ce4" table:formula="of:=IF([.$A294]&lt;&gt;&quot;&quot;;MAX([.$B$1:.$B293])+1;&quot;&quot;)">
            <text:p/>
          </table:table-cell>
          <table:table-cell table:style-name="ce4" table:formula="of:=CONCATENATE([.$D294];&quot;-&quot;;[.$E294])" office:value-type="string" office:string-value="Network-8-1" calcext:value-type="string">
            <text:p>Network-8-1</text:p>
          </table:table-cell>
          <table:table-cell table:style-name="ce10" office:value-type="string" calcext:value-type="string">
            <text:p>Network-8</text:p>
          </table:table-cell>
          <table:table-cell table:style-name="ce10" office:value-type="float" office:value="1" calcext:value-type="float">
            <text:p>1</text:p>
          </table:table-cell>
          <table:table-cell table:style-name="ce24" office:value-type="string" calcext:value-type="string" table:number-columns-spanned="1" table:number-rows-spanned="2">
            <text:p>ネットワーク接続</text:p>
          </table:table-cell>
          <table:table-cell table:style-name="ce24" office:value-type="string" calcext:value-type="string" table:number-columns-spanned="1" table:number-rows-spanned="2">
            <text:p>IPv6の使用</text:p>
          </table:table-cell>
          <table:table-cell table:style-name="ce24" office:value-type="string" calcext:value-type="string" table:number-columns-spanned="1" table:number-rows-spanned="2">
            <text:p>-</text:p>
          </table:table-cell>
          <table:table-cell table:style-name="ce10" office:value-type="string" calcext:value-type="string">
            <text:p>許可する（規定）</text:p>
          </table:table-cell>
          <table:table-cell table:number-columns-repeated="2" table:style-name="ce10" office:value-type="string" calcext:value-type="string">
            <text:p>-</text:p>
          </table:table-cell>
          <table:table-cell table:style-name="ce12" table:formula="of:=IF([.K294]=&quot;&quot;;&quot;?&quot;;IF([.M294]=&quot;&quot;;&quot;新規&quot;;IF([.K294]=[.M294];&quot;&quot;;&quot;変更あり&quot;)))">
            <text:p/>
          </table:table-cell>
          <table:table-cell table:style-name="ce10" office:value-type="string" calcext:value-type="string">
            <text:p>-</text:p>
          </table:table-cell>
          <table:table-cell table:style-name="ce9" table:formula="of:=IF([.M294]=&quot;&quot;;&quot;?&quot;;IF([.O294]=&quot;&quot;;&quot;新規&quot;;IF([.M294]=[.O294];&quot;&quot;;&quot;○&quot;)))" office:value-type="string" office:string-value="新規" calcext:value-type="string">
            <text:p>新規</text:p>
          </table:table-cell>
          <table:table-cell table:style-name="ce54" table:number-columns-repeated="3"/>
          <table:table-cell table:style-name="ce63" table:formula="of:=IFERROR(VLOOKUP([.$C294];[$'verify-targets-to-chapters'.$A$1:.$B$999];2;0);IF([.$A294]=&quot;&quot;;&quot;&quot;;&quot;省略&quot;))">
            <text:p/>
          </table:table-cell>
          <table:table-cell table:number-columns-repeated="1006"/>
        </table:table-row>
        <table:table-row table:style-name="ro4">
          <table:table-cell table:style-name="ce1"/>
          <table:table-cell table:style-name="ce4" table:formula="of:=IF([.$A295]&lt;&gt;&quot;&quot;;MAX([.$B$1:.$B294])+1;&quot;&quot;)">
            <text:p/>
          </table:table-cell>
          <table:table-cell table:style-name="ce4" table:formula="of:=CONCATENATE([.$D295];&quot;-&quot;;[.$E295])" office:value-type="string" office:string-value="Network-8-2" calcext:value-type="string">
            <text:p>Network-8-2</text:p>
          </table:table-cell>
          <table:table-cell table:style-name="ce10" office:value-type="string" calcext:value-type="string">
            <text:p>Network-8</text:p>
          </table:table-cell>
          <table:table-cell table:style-name="ce10" office:value-type="float" office:value="2" calcext:value-type="float">
            <text:p>2</text:p>
          </table:table-cell>
          <table:covered-table-cell table:number-columns-repeated="3" table:style-name="ce19"/>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10" office:value-type="string" calcext:value-type="string">
            <text:p>lockPref("network.dns.disableIPv6", true);</text:p>
          </table:table-cell>
          <table:table-cell table:style-name="ce12" table:formula="of:=IF([.K295]=&quot;&quot;;&quot;?&quot;;IF([.M295]=&quot;&quot;;&quot;新規&quot;;IF([.K295]=[.M295];&quot;&quot;;&quot;変更あり&quot;)))">
            <text:p/>
          </table:table-cell>
          <table:table-cell table:style-name="ce10" office:value-type="string" calcext:value-type="string">
            <text:p>lockPref("network.dns.disableIPv6", true);</text:p>
          </table:table-cell>
          <table:table-cell table:style-name="ce9" table:formula="of:=IF([.M295]=&quot;&quot;;&quot;?&quot;;IF([.O295]=&quot;&quot;;&quot;新規&quot;;IF([.M295]=[.O295];&quot;&quot;;&quot;○&quot;)))" office:value-type="string" office:string-value="新規" calcext:value-type="string">
            <text:p>新規</text:p>
          </table:table-cell>
          <table:table-cell table:style-name="ce54" table:number-columns-repeated="3"/>
          <table:table-cell table:style-name="ce63" table:formula="of:=IFERROR(VLOOKUP([.$C295];[$'verify-targets-to-chapters'.$A$1:.$B$999];2;0);IF([.$A295]=&quot;&quot;;&quot;&quot;;&quot;省略&quot;))">
            <text:p/>
          </table:table-cell>
          <table:table-cell table:number-columns-repeated="1006"/>
        </table:table-row>
        <table:table-row table:style-name="ro7">
          <table:table-cell table:style-name="ce1"/>
          <table:table-cell table:style-name="ce4" table:formula="of:=IF([.$A296]&lt;&gt;&quot;&quot;;MAX([.$B$1:.$B295])+1;&quot;&quot;)">
            <text:p/>
          </table:table-cell>
          <table:table-cell table:style-name="ce4" table:formula="of:=CONCATENATE([.$D296];&quot;-&quot;;[.$E296])" office:value-type="string" office:string-value="Network-9-1" calcext:value-type="string">
            <text:p>Network-9-1</text:p>
          </table:table-cell>
          <table:table-cell table:style-name="ce10" office:value-type="string" calcext:value-type="string">
            <text:p>Network-9</text:p>
          </table:table-cell>
          <table:table-cell table:style-name="ce10" office:value-type="float" office:value="1" calcext:value-type="float">
            <text:p>1</text:p>
          </table:table-cell>
          <table:table-cell table:style-name="ce24" office:value-type="string" calcext:value-type="string" table:number-columns-spanned="1" table:number-rows-spanned="2">
            <text:p>ネットワーク接続</text:p>
          </table:table-cell>
          <table:table-cell table:style-name="ce24" office:value-type="string" calcext:value-type="string" table:number-columns-spanned="1" table:number-rows-spanned="2">
            <text:p>HTTP Pipeliningの使用</text:p>
          </table:table-cell>
          <table:table-cell table:style-name="ce24" office:value-type="string" calcext:value-type="string" table:number-columns-spanned="1" table:number-rows-spanned="2">
            <text:p>-</text:p>
          </table:table-cell>
          <table:table-cell table:style-name="ce10" office:value-type="string" calcext:value-type="string">
            <text:p>許可する</text:p>
          </table:table-cell>
          <table:table-cell table:style-name="ce10" office:value-type="string" calcext:value-type="string">
            <text:p>MCDで設定を反映する</text:p>
          </table:table-cell>
          <table:table-cell table:style-name="ce10" office:value-type="string" calcext:value-type="string">
            <text:p>lockPref("network.http.pipelining", true); </text:p>
            <text:p>lockPref("network.http.proxy.pipelining", true)</text:p>
          </table:table-cell>
          <table:table-cell table:style-name="ce12" table:formula="of:=IF([.K296]=&quot;&quot;;&quot;?&quot;;IF([.M296]=&quot;&quot;;&quot;新規&quot;;IF([.K296]=[.M296];&quot;&quot;;&quot;変更あり&quot;)))">
            <text:p/>
          </table:table-cell>
          <table:table-cell table:style-name="ce10" office:value-type="string" calcext:value-type="string">
            <text:p>lockPref("network.http.pipelining", true); </text:p>
            <text:p>lockPref("network.http.proxy.pipelining", true)</text:p>
          </table:table-cell>
          <table:table-cell table:style-name="ce9" table:formula="of:=IF([.M296]=&quot;&quot;;&quot;?&quot;;IF([.O296]=&quot;&quot;;&quot;新規&quot;;IF([.M296]=[.O296];&quot;&quot;;&quot;○&quot;)))" office:value-type="string" office:string-value="新規" calcext:value-type="string">
            <text:p>新規</text:p>
          </table:table-cell>
          <table:table-cell table:style-name="ce54" table:number-columns-repeated="3"/>
          <table:table-cell table:style-name="ce63" table:formula="of:=IFERROR(VLOOKUP([.$C296];[$'verify-targets-to-chapters'.$A$1:.$B$999];2;0);IF([.$A296]=&quot;&quot;;&quot;&quot;;&quot;省略&quot;))">
            <text:p/>
          </table:table-cell>
          <table:table-cell table:number-columns-repeated="1006"/>
        </table:table-row>
        <table:table-row table:style-name="ro4">
          <table:table-cell table:style-name="ce1"/>
          <table:table-cell table:style-name="ce4" table:formula="of:=IF([.$A297]&lt;&gt;&quot;&quot;;MAX([.$B$1:.$B296])+1;&quot;&quot;)">
            <text:p/>
          </table:table-cell>
          <table:table-cell table:style-name="ce4" table:formula="of:=CONCATENATE([.$D297];&quot;-&quot;;[.$E297])" office:value-type="string" office:string-value="Network-9-2" calcext:value-type="string">
            <text:p>Network-9-2</text:p>
          </table:table-cell>
          <table:table-cell table:style-name="ce10" office:value-type="string" calcext:value-type="string">
            <text:p>Network-9</text:p>
          </table:table-cell>
          <table:table-cell table:style-name="ce10" office:value-type="float" office:value="2" calcext:value-type="float">
            <text:p>2</text:p>
          </table:table-cell>
          <table:covered-table-cell table:number-columns-repeated="3" table:style-name="ce19"/>
          <table:table-cell table:style-name="ce10" office:value-type="string" calcext:value-type="string">
            <text:p>禁止する（既定）</text:p>
          </table:table-cell>
          <table:table-cell table:style-name="ce10" office:value-type="string" calcext:value-type="string">
            <text:p>-</text:p>
          </table:table-cell>
          <table:table-cell table:style-name="ce47" office:value-type="string" calcext:value-type="string">
            <text:p>-</text:p>
          </table:table-cell>
          <table:table-cell table:style-name="ce12" table:formula="of:=IF([.K297]=&quot;&quot;;&quot;?&quot;;IF([.M297]=&quot;&quot;;&quot;新規&quot;;IF([.K297]=[.M297];&quot;&quot;;&quot;変更あり&quot;)))">
            <text:p/>
          </table:table-cell>
          <table:table-cell table:style-name="ce47" office:value-type="string" calcext:value-type="string">
            <text:p>-</text:p>
          </table:table-cell>
          <table:table-cell table:style-name="ce9" table:formula="of:=IF([.M297]=&quot;&quot;;&quot;?&quot;;IF([.O297]=&quot;&quot;;&quot;新規&quot;;IF([.M297]=[.O297];&quot;&quot;;&quot;○&quot;)))" office:value-type="string" office:string-value="新規" calcext:value-type="string">
            <text:p>新規</text:p>
          </table:table-cell>
          <table:table-cell table:style-name="ce54" table:number-columns-repeated="3"/>
          <table:table-cell table:style-name="ce63" table:formula="of:=IFERROR(VLOOKUP([.$C297];[$'verify-targets-to-chapters'.$A$1:.$B$999];2;0);IF([.$A297]=&quot;&quot;;&quot;&quot;;&quot;省略&quot;))">
            <text:p/>
          </table:table-cell>
          <table:table-cell table:number-columns-repeated="1006"/>
        </table:table-row>
        <table:table-row table:style-name="ro4">
          <table:table-cell table:style-name="ce1"/>
          <table:table-cell table:style-name="ce4" table:formula="of:=IF([.$A298]&lt;&gt;&quot;&quot;;MAX([.$B$1:.$B297])+1;&quot;&quot;)">
            <text:p/>
          </table:table-cell>
          <table:table-cell table:style-name="ce4" table:formula="of:=CONCATENATE([.$D298];&quot;-&quot;;[.$E298])" office:value-type="string" office:string-value="Network-10-1" calcext:value-type="string">
            <text:p>Network-10-1</text:p>
          </table:table-cell>
          <table:table-cell table:style-name="ce10" office:value-type="string" calcext:value-type="string">
            <text:p>Network-10</text:p>
          </table:table-cell>
          <table:table-cell table:style-name="ce10" office:value-type="float" office:value="1" calcext:value-type="float">
            <text:p>1</text:p>
          </table:table-cell>
          <table:table-cell table:style-name="ce24" office:value-type="string" calcext:value-type="string" table:number-columns-spanned="1" table:number-rows-spanned="2">
            <text:p>ネットワーク接続</text:p>
          </table:table-cell>
          <table:table-cell table:style-name="ce24" office:value-type="string" calcext:value-type="string" table:number-columns-spanned="1" table:number-rows-spanned="2">
            <text:p>onionドメインの名前解決</text:p>
          </table:table-cell>
          <table:table-cell table:style-name="ce24" office:value-type="string" calcext:value-type="string" table:number-columns-spanned="1" table:number-rows-spanned="2">
            <text:p>-</text:p>
          </table:table-cell>
          <table:table-cell table:style-name="ce10" office:value-type="string" calcext:value-type="string">
            <text:p>許可する（規定）</text:p>
          </table:table-cell>
          <table:table-cell table:number-columns-repeated="2" table:style-name="ce10" office:value-type="string" calcext:value-type="string">
            <text:p>-</text:p>
          </table:table-cell>
          <table:table-cell table:style-name="ce12" table:formula="of:=IF([.K298]=&quot;&quot;;&quot;?&quot;;IF([.M298]=&quot;&quot;;&quot;新規&quot;;IF([.K298]=[.M298];&quot;&quot;;&quot;変更あり&quot;)))">
            <text:p/>
          </table:table-cell>
          <table:table-cell table:style-name="ce10" office:value-type="string" calcext:value-type="string">
            <text:p>-</text:p>
          </table:table-cell>
          <table:table-cell table:style-name="ce9" table:formula="of:=IF([.M298]=&quot;&quot;;&quot;?&quot;;IF([.O298]=&quot;&quot;;&quot;新規&quot;;IF([.M298]=[.O298];&quot;&quot;;&quot;○&quot;)))" office:value-type="string" office:string-value="新規" calcext:value-type="string">
            <text:p>新規</text:p>
          </table:table-cell>
          <table:table-cell table:style-name="ce54" table:number-columns-repeated="3"/>
          <table:table-cell table:style-name="ce63" table:formula="of:=IFERROR(VLOOKUP([.$C298];[$'verify-targets-to-chapters'.$A$1:.$B$999];2;0);IF([.$A298]=&quot;&quot;;&quot;&quot;;&quot;省略&quot;))">
            <text:p/>
          </table:table-cell>
          <table:table-cell table:number-columns-repeated="1006"/>
        </table:table-row>
        <table:table-row table:style-name="ro4">
          <table:table-cell table:style-name="ce1"/>
          <table:table-cell table:style-name="ce4" table:formula="of:=IF([.$A299]&lt;&gt;&quot;&quot;;MAX([.$B$1:.$B298])+1;&quot;&quot;)">
            <text:p/>
          </table:table-cell>
          <table:table-cell table:style-name="ce4" table:formula="of:=CONCATENATE([.$D299];&quot;-&quot;;[.$E299])" office:value-type="string" office:string-value="Network-10-2" calcext:value-type="string">
            <text:p>Network-10-2</text:p>
          </table:table-cell>
          <table:table-cell table:style-name="ce10" office:value-type="string" calcext:value-type="string">
            <text:p>Network-10</text:p>
          </table:table-cell>
          <table:table-cell table:style-name="ce10" office:value-type="float" office:value="2" calcext:value-type="float">
            <text:p>2</text:p>
          </table:table-cell>
          <table:covered-table-cell table:number-columns-repeated="3" table:style-name="ce19"/>
          <table:table-cell table:style-name="ce10" office:value-type="string" calcext:value-type="string">
            <text:p>禁止する</text:p>
          </table:table-cell>
          <table:table-cell table:style-name="ce9" office:value-type="string" calcext:value-type="string">
            <text:p>MCDで設定を反映する</text:p>
          </table:table-cell>
          <table:table-cell table:style-name="ce10" office:value-type="string" calcext:value-type="string">
            <text:p>lockPref("network.dns.blockDotOnion", true);</text:p>
          </table:table-cell>
          <table:table-cell table:style-name="ce12" table:formula="of:=IF([.K299]=&quot;&quot;;&quot;?&quot;;IF([.M299]=&quot;&quot;;&quot;新規&quot;;IF([.K299]=[.M299];&quot;&quot;;&quot;変更あり&quot;)))">
            <text:p/>
          </table:table-cell>
          <table:table-cell table:style-name="ce10" office:value-type="string" calcext:value-type="string">
            <text:p>lockPref("network.dns.blockDotOnion", true);</text:p>
          </table:table-cell>
          <table:table-cell table:style-name="ce9" table:formula="of:=IF([.M299]=&quot;&quot;;&quot;?&quot;;IF([.O299]=&quot;&quot;;&quot;新規&quot;;IF([.M299]=[.O299];&quot;&quot;;&quot;○&quot;)))" office:value-type="string" office:string-value="新規" calcext:value-type="string">
            <text:p>新規</text:p>
          </table:table-cell>
          <table:table-cell table:style-name="ce54" table:number-columns-repeated="3"/>
          <table:table-cell table:style-name="ce63" table:formula="of:=IFERROR(VLOOKUP([.$C299];[$'verify-targets-to-chapters'.$A$1:.$B$999];2;0);IF([.$A299]=&quot;&quot;;&quot;&quot;;&quot;省略&quot;))">
            <text:p/>
          </table:table-cell>
          <table:table-cell table:number-columns-repeated="1006"/>
        </table:table-row>
        <table:table-row table:style-name="ro4">
          <table:table-cell table:style-name="ce1"/>
          <table:table-cell table:style-name="ce4" table:formula="of:=IF([.$A300]&lt;&gt;&quot;&quot;;MAX([.$B$1:.$B299])+1;&quot;&quot;)">
            <text:p/>
          </table:table-cell>
          <table:table-cell table:style-name="ce4" table:formula="of:=CONCATENATE([.$D300];&quot;-&quot;;[.$E300])" office:value-type="string" office:string-value="Network-11-1" calcext:value-type="string">
            <text:p>Network-11-1</text:p>
          </table:table-cell>
          <table:table-cell table:style-name="ce9" office:value-type="string" calcext:value-type="string">
            <text:p>Network-11</text:p>
          </table:table-cell>
          <table:table-cell table:style-name="ce9" office:value-type="float" office:value="1" calcext:value-type="float">
            <text:p>1</text:p>
          </table:table-cell>
          <table:table-cell table:style-name="ce22" office:value-type="string" calcext:value-type="string" table:number-columns-spanned="1" table:number-rows-spanned="2">
            <text:p>UA文字列の制御</text:p>
          </table:table-cell>
          <table:table-cell table:style-name="ce22" office:value-type="string" calcext:value-type="string" table:number-columns-spanned="1" table:number-rows-spanned="2">
            <text:p>UA文字列の変更</text:p>
          </table:table-cell>
          <table:table-cell table:style-name="ce22" office:value-type="string" calcext:value-type="string" table:number-columns-spanned="1" table:number-rows-spanned="2">
            <text:p>-</text:p>
          </table:table-cell>
          <table:table-cell table:style-name="ce10" office:value-type="string" calcext:value-type="string">
            <text:p>変更しない（既定）</text:p>
          </table:table-cell>
          <table:table-cell table:style-name="ce9" office:value-type="string" calcext:value-type="string">
            <text:p>-</text:p>
          </table:table-cell>
          <table:table-cell table:style-name="ce10" office:value-type="string" calcext:value-type="string">
            <text:p>-</text:p>
          </table:table-cell>
          <table:table-cell table:style-name="ce12" table:formula="of:=IF([.K300]=&quot;&quot;;&quot;?&quot;;IF([.M300]=&quot;&quot;;&quot;新規&quot;;IF([.K300]=[.M300];&quot;&quot;;&quot;変更あり&quot;)))">
            <text:p/>
          </table:table-cell>
          <table:table-cell table:style-name="ce10" office:value-type="string" calcext:value-type="string">
            <text:p>-</text:p>
          </table:table-cell>
          <table:table-cell table:style-name="ce9" table:formula="of:=IF([.M300]=&quot;&quot;;&quot;?&quot;;IF([.O300]=&quot;&quot;;&quot;新規&quot;;IF([.M300]=[.O300];&quot;&quot;;&quot;○&quot;)))" office:value-type="string" office:string-value="新規" calcext:value-type="string">
            <text:p>新規</text:p>
          </table:table-cell>
          <table:table-cell table:style-name="ce54" table:number-columns-repeated="3"/>
          <table:table-cell table:style-name="ce63" table:formula="of:=IFERROR(VLOOKUP([.$C300];[$'verify-targets-to-chapters'.$A$1:.$B$999];2;0);IF([.$A300]=&quot;&quot;;&quot;&quot;;&quot;省略&quot;))">
            <text:p/>
          </table:table-cell>
          <table:table-cell table:number-columns-repeated="1006"/>
        </table:table-row>
        <table:table-row table:style-name="ro3">
          <table:table-cell table:style-name="ce1"/>
          <table:table-cell table:style-name="ce4" table:formula="of:=IF([.$A301]&lt;&gt;&quot;&quot;;MAX([.$B$1:.$B300])+1;&quot;&quot;)">
            <text:p/>
          </table:table-cell>
          <table:table-cell table:style-name="ce4" table:formula="of:=CONCATENATE([.$D301];&quot;-&quot;;[.$E301])" office:value-type="string" office:string-value="Network-11-2" calcext:value-type="string">
            <text:p>Network-11-2</text:p>
          </table:table-cell>
          <table:table-cell table:style-name="ce9" office:value-type="string" calcext:value-type="string">
            <text:p>Network-11</text:p>
          </table:table-cell>
          <table:table-cell table:style-name="ce9" office:value-type="float" office:value="2" calcext:value-type="float">
            <text:p>2</text:p>
          </table:table-cell>
          <table:covered-table-cell table:style-name="ce16"/>
          <table:covered-table-cell table:number-columns-repeated="2" table:style-name="ce19"/>
          <table:table-cell table:style-name="ce10" office:value-type="string" calcext:value-type="string">
            <text:p>任意の値を設定する</text:p>
          </table:table-cell>
          <table:table-cell table:style-name="ce9" office:value-type="string" calcext:value-type="string">
            <text:p>MCDで設定を反映する</text:p>
          </table:table-cell>
          <table:table-cell table:style-name="ce10" office:value-type="string" calcext:value-type="string">
            <text:p>lockPref("general.useragent.override", "（任意の内容）");</text:p>
          </table:table-cell>
          <table:table-cell table:style-name="ce12" table:formula="of:=IF([.K301]=&quot;&quot;;&quot;?&quot;;IF([.M301]=&quot;&quot;;&quot;新規&quot;;IF([.K301]=[.M301];&quot;&quot;;&quot;変更あり&quot;)))">
            <text:p/>
          </table:table-cell>
          <table:table-cell table:style-name="ce10" office:value-type="string" calcext:value-type="string">
            <text:p>lockPref("general.useragent.override", "（任意の内容）");</text:p>
          </table:table-cell>
          <table:table-cell table:style-name="ce9" table:formula="of:=IF([.M301]=&quot;&quot;;&quot;?&quot;;IF([.O301]=&quot;&quot;;&quot;新規&quot;;IF([.M301]=[.O301];&quot;&quot;;&quot;○&quot;)))" office:value-type="string" office:string-value="新規" calcext:value-type="string">
            <text:p>新規</text:p>
          </table:table-cell>
          <table:table-cell table:style-name="ce54" table:number-columns-repeated="3"/>
          <table:table-cell table:style-name="ce63" table:formula="of:=IFERROR(VLOOKUP([.$C301];[$'verify-targets-to-chapters'.$A$1:.$B$999];2;0);IF([.$A301]=&quot;&quot;;&quot;&quot;;&quot;省略&quot;))">
            <text:p/>
          </table:table-cell>
          <table:table-cell table:number-columns-repeated="1006"/>
        </table:table-row>
        <table:table-row table:style-name="ro4">
          <table:table-cell table:style-name="ce1"/>
          <table:table-cell table:style-name="ce4" table:formula="of:=IF([.$A302]&lt;&gt;&quot;&quot;;MAX([.$B$1:.$B301])+1;&quot;&quot;)">
            <text:p/>
          </table:table-cell>
          <table:table-cell table:style-name="ce4" table:formula="of:=CONCATENATE([.$D302];&quot;-&quot;;[.$E302])" office:value-type="string" office:string-value="Network-12-1" calcext:value-type="string">
            <text:p>Network-12-1</text:p>
          </table:table-cell>
          <table:table-cell table:style-name="ce9" office:value-type="string" calcext:value-type="string">
            <text:p>Network-12</text:p>
          </table:table-cell>
          <table:table-cell table:style-name="ce9" office:value-type="float" office:value="1" calcext:value-type="float">
            <text:p>1</text:p>
          </table:table-cell>
          <table:table-cell table:style-name="ce22" office:value-type="string" calcext:value-type="string" table:number-columns-spanned="1" table:number-rows-spanned="2">
            <text:p>ネットワーク接続</text:p>
          </table:table-cell>
          <table:table-cell table:style-name="ce22" office:value-type="string" calcext:value-type="string" table:number-columns-spanned="1" table:number-rows-spanned="2">
            <text:p>リモートファイルに対するjarプロトコルの使用</text:p>
          </table:table-cell>
          <table:table-cell table:style-name="ce22" office:value-type="string" calcext:value-type="string" table:number-columns-spanned="1" table:number-rows-spanned="2">
            <text:p>-</text:p>
          </table:table-cell>
          <table:table-cell table:style-name="ce10" office:value-type="string" calcext:value-type="string">
            <text:p>許可する（既定）</text:p>
          </table:table-cell>
          <table:table-cell table:style-name="ce12" office:value-type="string" calcext:value-type="string">
            <text:p>-</text:p>
          </table:table-cell>
          <table:table-cell table:style-name="ce10" office:value-type="string" calcext:value-type="string">
            <text:p>-</text:p>
          </table:table-cell>
          <table:table-cell table:style-name="ce12" table:formula="of:=IF([.K302]=&quot;&quot;;&quot;?&quot;;IF([.M302]=&quot;&quot;;&quot;新規&quot;;IF([.K302]=[.M302];&quot;&quot;;&quot;変更あり&quot;)))">
            <text:p/>
          </table:table-cell>
          <table:table-cell table:style-name="ce10" office:value-type="string" calcext:value-type="string">
            <text:p>-</text:p>
          </table:table-cell>
          <table:table-cell table:style-name="ce9" table:formula="of:=IF([.M302]=&quot;&quot;;&quot;?&quot;;IF([.O302]=&quot;&quot;;&quot;新規&quot;;IF([.M302]=[.O302];&quot;&quot;;&quot;○&quot;)))" office:value-type="string" office:string-value="新規" calcext:value-type="string">
            <text:p>新規</text:p>
          </table:table-cell>
          <table:table-cell table:style-name="ce54" table:number-columns-repeated="3"/>
          <table:table-cell table:style-name="ce63" table:formula="of:=IFERROR(VLOOKUP([.$C302];[$'verify-targets-to-chapters'.$A$1:.$B$999];2;0);IF([.$A302]=&quot;&quot;;&quot;&quot;;&quot;省略&quot;))">
            <text:p/>
          </table:table-cell>
          <table:table-cell table:number-columns-repeated="1006"/>
        </table:table-row>
        <table:table-row table:style-name="ro71">
          <table:table-cell table:style-name="ce1"/>
          <table:table-cell table:style-name="ce4" table:formula="of:=IF([.$A303]&lt;&gt;&quot;&quot;;MAX([.$B$1:.$B302])+1;&quot;&quot;)">
            <text:p/>
          </table:table-cell>
          <table:table-cell table:style-name="ce4" table:formula="of:=CONCATENATE([.$D303];&quot;-&quot;;[.$E303])" office:value-type="string" office:string-value="Network-12-2" calcext:value-type="string">
            <text:p>Network-12-2</text:p>
          </table:table-cell>
          <table:table-cell table:style-name="ce9" office:value-type="string" calcext:value-type="string">
            <text:p>Network-12</text:p>
          </table:table-cell>
          <table:table-cell table:style-name="ce9" office:value-type="float" office:value="2" calcext:value-type="float">
            <text:p>2</text:p>
          </table:table-cell>
          <table:covered-table-cell table:style-name="ce16"/>
          <table:covered-table-cell table:number-columns-repeated="2" table:style-name="ce19"/>
          <table:table-cell table:style-name="ce10" office:value-type="string" calcext:value-type="string">
            <text:p>禁止する</text:p>
          </table:table-cell>
          <table:table-cell table:style-name="ce12" office:value-type="string" calcext:value-type="string">
            <text:p>MCDで設定を反映する</text:p>
          </table:table-cell>
          <table:table-cell table:style-name="ce10" office:value-type="string" calcext:value-type="string">
            <text:p>lockPref("network.jar.block-remote-files", true);</text:p>
          </table:table-cell>
          <table:table-cell table:style-name="ce12" table:formula="of:=IF([.K303]=&quot;&quot;;&quot;?&quot;;IF([.M303]=&quot;&quot;;&quot;新規&quot;;IF([.K303]=[.M303];&quot;&quot;;&quot;変更あり&quot;)))">
            <text:p/>
          </table:table-cell>
          <table:table-cell table:style-name="ce10" office:value-type="string" calcext:value-type="string">
            <text:p>lockPref("network.jar.block-remote-files", true);</text:p>
          </table:table-cell>
          <table:table-cell table:style-name="ce9" table:formula="of:=IF([.M303]=&quot;&quot;;&quot;?&quot;;IF([.O303]=&quot;&quot;;&quot;新規&quot;;IF([.M303]=[.O303];&quot;&quot;;&quot;○&quot;)))" office:value-type="string" office:string-value="新規" calcext:value-type="string">
            <text:p>新規</text:p>
          </table:table-cell>
          <table:table-cell table:style-name="ce54" table:number-columns-repeated="3"/>
          <table:table-cell table:style-name="ce63" table:formula="of:=IFERROR(VLOOKUP([.$C303];[$'verify-targets-to-chapters'.$A$1:.$B$999];2;0);IF([.$A303]=&quot;&quot;;&quot;&quot;;&quot;省略&quot;))">
            <text:p/>
          </table:table-cell>
          <table:table-cell table:number-columns-repeated="1006"/>
        </table:table-row>
        <table:table-row table:style-name="ro4">
          <table:table-cell table:style-name="ce1"/>
          <table:table-cell table:style-name="ce4" table:formula="of:=IF([.$A304]&lt;&gt;&quot;&quot;;MAX([.$B$1:.$B303])+1;&quot;&quot;)">
            <text:p/>
          </table:table-cell>
          <table:table-cell table:style-name="ce4" table:formula="of:=CONCATENATE([.$D304];&quot;-&quot;;[.$E304])" office:value-type="string" office:string-value="Network-13-1" calcext:value-type="string">
            <text:p>Network-13-1</text:p>
          </table:table-cell>
          <table:table-cell table:style-name="ce12" office:value-type="string" calcext:value-type="string">
            <text:p>Network-13</text:p>
          </table:table-cell>
          <table:table-cell table:style-name="ce9" office:value-type="float" office:value="1" calcext:value-type="float">
            <text:p>1</text:p>
          </table:table-cell>
          <table:table-cell table:style-name="ce22" office:value-type="string" calcext:value-type="string" table:number-columns-spanned="1" table:number-rows-spanned="2">
            <text:p>ネットワーク接続</text:p>
          </table:table-cell>
          <table:table-cell table:style-name="ce22" office:value-type="string" calcext:value-type="string" table:number-columns-spanned="1" table:number-rows-spanned="2">
            <text:p>TLS 1.3の使用</text:p>
          </table:table-cell>
          <table:table-cell table:style-name="ce22" office:value-type="string" calcext:value-type="string" table:number-columns-spanned="1" table:number-rows-spanned="2">
            <text:p>-</text:p>
          </table:table-cell>
          <table:table-cell table:style-name="ce10" office:value-type="string" calcext:value-type="string">
            <text:p>許可する（既定）</text:p>
          </table:table-cell>
          <table:table-cell table:style-name="ce12" office:value-type="string" calcext:value-type="string">
            <text:p>MCDで設定を反映する</text:p>
          </table:table-cell>
          <table:table-cell table:style-name="ce10" office:value-type="string" calcext:value-type="string">
            <text:p>lockPref("security.tls.version.max", 4);</text:p>
          </table:table-cell>
          <table:table-cell table:style-name="ce12" table:formula="of:=IF([.K304]=&quot;&quot;;&quot;?&quot;;IF([.M304]=&quot;&quot;;&quot;新規&quot;;IF([.K304]=[.M304];&quot;&quot;;&quot;変更あり&quot;)))" office:value-type="string" office:string-value="新規" calcext:value-type="string">
            <text:p>新規</text:p>
          </table:table-cell>
          <table:table-cell table:style-name="ce10"/>
          <table:table-cell table:style-name="ce9"/>
          <table:table-cell table:style-name="ce54" table:number-columns-repeated="3"/>
          <table:table-cell table:style-name="ce63" table:formula="of:=IFERROR(VLOOKUP([.$C304];[$'verify-targets-to-chapters'.$A$1:.$B$999];2;0);IF([.$A304]=&quot;&quot;;&quot;&quot;;&quot;省略&quot;))">
            <text:p/>
          </table:table-cell>
          <table:table-cell table:number-columns-repeated="1006"/>
        </table:table-row>
        <table:table-row table:style-name="ro4">
          <table:table-cell table:style-name="ce1"/>
          <table:table-cell table:style-name="ce4" table:formula="of:=IF([.$A305]&lt;&gt;&quot;&quot;;MAX([.$B$1:.$B304])+1;&quot;&quot;)">
            <text:p/>
          </table:table-cell>
          <table:table-cell table:style-name="ce4" table:formula="of:=CONCATENATE([.$D305];&quot;-&quot;;[.$E305])" office:value-type="string" office:string-value="Network-13-2" calcext:value-type="string">
            <text:p>Network-13-2</text:p>
          </table:table-cell>
          <table:table-cell table:style-name="ce12" office:value-type="string" calcext:value-type="string">
            <text:p>Network-13</text:p>
          </table:table-cell>
          <table:table-cell table:style-name="ce9" office:value-type="float" office:value="2" calcext:value-type="float">
            <text:p>2</text:p>
          </table:table-cell>
          <table:covered-table-cell table:style-name="ce16"/>
          <table:covered-table-cell table:number-columns-repeated="2" table:style-name="ce19"/>
          <table:table-cell table:style-name="ce10" office:value-type="string" calcext:value-type="string">
            <text:p>禁止する</text:p>
          </table:table-cell>
          <table:table-cell table:style-name="ce12" office:value-type="string" calcext:value-type="string">
            <text:p>-</text:p>
          </table:table-cell>
          <table:table-cell table:style-name="ce10" office:value-type="string" calcext:value-type="string">
            <text:p>-</text:p>
          </table:table-cell>
          <table:table-cell table:style-name="ce12" table:formula="of:=IF([.K305]=&quot;&quot;;&quot;?&quot;;IF([.M305]=&quot;&quot;;&quot;新規&quot;;IF([.K305]=[.M305];&quot;&quot;;&quot;変更あり&quot;)))" office:value-type="string" office:string-value="新規" calcext:value-type="string">
            <text:p>新規</text:p>
          </table:table-cell>
          <table:table-cell table:style-name="ce10"/>
          <table:table-cell table:style-name="ce9"/>
          <table:table-cell table:style-name="ce54" table:number-columns-repeated="3"/>
          <table:table-cell table:style-name="ce63" table:formula="of:=IFERROR(VLOOKUP([.$C305];[$'verify-targets-to-chapters'.$A$1:.$B$999];2;0);IF([.$A305]=&quot;&quot;;&quot;&quot;;&quot;省略&quot;))">
            <text:p/>
          </table:table-cell>
          <table:table-cell table:number-columns-repeated="1006"/>
        </table:table-row>
        <table:table-row table:style-name="ro4">
          <table:table-cell table:style-name="ce1"/>
          <table:table-cell table:style-name="ce4" table:formula="of:=IF([.$A306]&lt;&gt;&quot;&quot;;MAX([.$B$1:.$B305])+1;&quot;&quot;)">
            <text:p/>
          </table:table-cell>
          <table:table-cell table:style-name="ce4" table:formula="of:=CONCATENATE([.$D306];&quot;-&quot;;[.$E306])" office:value-type="string" office:string-value="Network-14-1" calcext:value-type="string">
            <text:p>Network-14-1</text:p>
          </table:table-cell>
          <table:table-cell table:style-name="ce12" office:value-type="string" calcext:value-type="string">
            <text:p>Network-14</text:p>
          </table:table-cell>
          <table:table-cell table:style-name="ce9" office:value-type="float" office:value="1" calcext:value-type="float">
            <text:p>1</text:p>
          </table:table-cell>
          <table:table-cell table:style-name="ce20" office:value-type="string" calcext:value-type="string" table:number-columns-spanned="1" table:number-rows-spanned="5">
            <text:p>ネットワーク接続</text:p>
          </table:table-cell>
          <table:table-cell table:style-name="ce39" office:value-type="string" calcext:value-type="string" table:number-columns-spanned="1" table:number-rows-spanned="5">
            <text:p>SSL/TLSでのSHA-1証明書の使用の可否</text:p>
          </table:table-cell>
          <table:table-cell table:style-name="ce39" office:value-type="string" calcext:value-type="string" table:number-columns-spanned="1" table:number-rows-spanned="5">
            <text:p>-</text:p>
          </table:table-cell>
          <table:table-cell table:style-name="ce10" office:value-type="string" calcext:value-type="string">
            <text:p>常に受け入れる</text:p>
          </table:table-cell>
          <table:table-cell table:style-name="ce12" office:value-type="string" calcext:value-type="string">
            <text:p>MCDで設定を反映する</text:p>
          </table:table-cell>
          <table:table-cell table:style-name="ce10" office:value-type="string" calcext:value-type="string">
            <text:p>lockPref("security.pki.sha1_enforcement_level", 0);</text:p>
          </table:table-cell>
          <table:table-cell table:style-name="ce12" table:formula="of:=IF([.K306]=&quot;&quot;;&quot;?&quot;;IF([.M306]=&quot;&quot;;&quot;新規&quot;;IF([.K306]=[.M306];&quot;&quot;;&quot;変更あり&quot;)))" office:value-type="string" office:string-value="新規" calcext:value-type="string">
            <text:p>新規</text:p>
          </table:table-cell>
          <table:table-cell table:style-name="ce10"/>
          <table:table-cell table:style-name="ce9"/>
          <table:table-cell table:style-name="ce54" table:number-columns-repeated="3"/>
          <table:table-cell table:style-name="ce63" table:formula="of:=IFERROR(VLOOKUP([.$C306];[$'verify-targets-to-chapters'.$A$1:.$B$999];2;0);IF([.$A306]=&quot;&quot;;&quot;&quot;;&quot;省略&quot;))">
            <text:p/>
          </table:table-cell>
          <table:table-cell table:number-columns-repeated="1006"/>
        </table:table-row>
        <table:table-row table:style-name="ro4">
          <table:table-cell table:style-name="ce1"/>
          <table:table-cell table:style-name="ce4" table:formula="of:=IF([.$A307]&lt;&gt;&quot;&quot;;MAX([.$B$1:.$B306])+1;&quot;&quot;)">
            <text:p/>
          </table:table-cell>
          <table:table-cell table:style-name="ce4" table:formula="of:=CONCATENATE([.$D307];&quot;-&quot;;[.$E307])" office:value-type="string" office:string-value="Network-14-2" calcext:value-type="string">
            <text:p>Network-14-2</text:p>
          </table:table-cell>
          <table:table-cell table:style-name="ce12" office:value-type="string" calcext:value-type="string">
            <text:p>Network-14</text:p>
          </table:table-cell>
          <table:table-cell table:style-name="ce9" office:value-type="float" office:value="2" calcext:value-type="float">
            <text:p>2</text:p>
          </table:table-cell>
          <table:covered-table-cell table:style-name="ce16"/>
          <table:covered-table-cell table:number-columns-repeated="2" table:style-name="ce19"/>
          <table:table-cell table:style-name="ce10" office:value-type="string" calcext:value-type="string">
            <text:p>常に拒否する</text:p>
          </table:table-cell>
          <table:table-cell table:style-name="ce12" office:value-type="string" calcext:value-type="string">
            <text:p>MCDで設定を反映する</text:p>
          </table:table-cell>
          <table:table-cell table:style-name="ce10" office:value-type="string" calcext:value-type="string">
            <text:p>lockPref("security.pki.sha1_enforcement_level", 1);</text:p>
          </table:table-cell>
          <table:table-cell table:style-name="ce12" table:formula="of:=IF([.K307]=&quot;&quot;;&quot;?&quot;;IF([.M307]=&quot;&quot;;&quot;新規&quot;;IF([.K307]=[.M307];&quot;&quot;;&quot;変更あり&quot;)))" office:value-type="string" office:string-value="新規" calcext:value-type="string">
            <text:p>新規</text:p>
          </table:table-cell>
          <table:table-cell table:style-name="ce10"/>
          <table:table-cell table:style-name="ce9"/>
          <table:table-cell table:style-name="ce54" table:number-columns-repeated="3"/>
          <table:table-cell table:style-name="ce63" table:formula="of:=IFERROR(VLOOKUP([.$C307];[$'verify-targets-to-chapters'.$A$1:.$B$999];2;0);IF([.$A307]=&quot;&quot;;&quot;&quot;;&quot;省略&quot;))">
            <text:p/>
          </table:table-cell>
          <table:table-cell table:number-columns-repeated="1006"/>
        </table:table-row>
        <table:table-row table:style-name="ro7">
          <table:table-cell table:style-name="ce1"/>
          <table:table-cell table:style-name="ce4" table:formula="of:=IF([.$A308]&lt;&gt;&quot;&quot;;MAX([.$B$1:.$B307])+1;&quot;&quot;)">
            <text:p/>
          </table:table-cell>
          <table:table-cell table:style-name="ce4" table:formula="of:=CONCATENATE([.$D308];&quot;-&quot;;[.$E308])" office:value-type="string" office:string-value="Network-14-3" calcext:value-type="string">
            <text:p>Network-14-3</text:p>
          </table:table-cell>
          <table:table-cell table:style-name="ce12" office:value-type="string" calcext:value-type="string">
            <text:p>Network-14</text:p>
          </table:table-cell>
          <table:table-cell table:style-name="ce9" office:value-type="float" office:value="3" calcext:value-type="float">
            <text:p>3</text:p>
          </table:table-cell>
          <table:covered-table-cell table:style-name="ce16"/>
          <table:covered-table-cell table:number-columns-repeated="2" table:style-name="ce19"/>
          <table:table-cell table:style-name="ce10" office:value-type="string" calcext:value-type="string">
            <text:p>2016年以前発行の公的な証明書を受け入れる</text:p>
          </table:table-cell>
          <table:table-cell table:style-name="ce12" office:value-type="string" calcext:value-type="string">
            <text:p>MCDで設定を反映する</text:p>
          </table:table-cell>
          <table:table-cell table:style-name="ce10" office:value-type="string" calcext:value-type="string">
            <text:p>lockPref("security.pki.sha1_enforcement_level", 2);</text:p>
          </table:table-cell>
          <table:table-cell table:style-name="ce12" table:formula="of:=IF([.K308]=&quot;&quot;;&quot;?&quot;;IF([.M308]=&quot;&quot;;&quot;新規&quot;;IF([.K308]=[.M308];&quot;&quot;;&quot;変更あり&quot;)))" office:value-type="string" office:string-value="新規" calcext:value-type="string">
            <text:p>新規</text:p>
          </table:table-cell>
          <table:table-cell table:style-name="ce10"/>
          <table:table-cell table:style-name="ce9"/>
          <table:table-cell table:style-name="ce54" table:number-columns-repeated="3"/>
          <table:table-cell table:style-name="ce63" table:formula="of:=IFERROR(VLOOKUP([.$C308];[$'verify-targets-to-chapters'.$A$1:.$B$999];2;0);IF([.$A308]=&quot;&quot;;&quot;&quot;;&quot;省略&quot;))">
            <text:p/>
          </table:table-cell>
          <table:table-cell table:number-columns-repeated="1006"/>
        </table:table-row>
        <table:table-row table:style-name="ro5">
          <table:table-cell table:style-name="ce1"/>
          <table:table-cell table:style-name="ce4" table:formula="of:=IF([.$A309]&lt;&gt;&quot;&quot;;MAX([.$B$1:.$B308])+1;&quot;&quot;)">
            <text:p/>
          </table:table-cell>
          <table:table-cell table:style-name="ce4" table:formula="of:=CONCATENATE([.$D309];&quot;-&quot;;[.$E309])" office:value-type="string" office:string-value="Network-14-4" calcext:value-type="string">
            <text:p>Network-14-4</text:p>
          </table:table-cell>
          <table:table-cell table:style-name="ce12" office:value-type="string" calcext:value-type="string">
            <text:p>Network-14</text:p>
          </table:table-cell>
          <table:table-cell table:style-name="ce9" office:value-type="float" office:value="4" calcext:value-type="float">
            <text:p>4</text:p>
          </table:table-cell>
          <table:covered-table-cell table:style-name="ce16"/>
          <table:covered-table-cell table:number-columns-repeated="2" table:style-name="ce19"/>
          <table:table-cell table:style-name="ce10" office:value-type="string" calcext:value-type="string">
            <text:p>インポートした認証局の発行した証明書を受け入れる（既定）</text:p>
          </table:table-cell>
          <table:table-cell table:style-name="ce12" office:value-type="string" calcext:value-type="string">
            <text:p>-</text:p>
          </table:table-cell>
          <table:table-cell table:style-name="ce10" office:value-type="string" calcext:value-type="string">
            <text:p>// lockPref("security.pki.sha1_enforcement_level", 3);</text:p>
          </table:table-cell>
          <table:table-cell table:style-name="ce12" table:formula="of:=IF([.K309]=&quot;&quot;;&quot;?&quot;;IF([.M309]=&quot;&quot;;&quot;新規&quot;;IF([.K309]=[.M309];&quot;&quot;;&quot;変更あり&quot;)))" office:value-type="string" office:string-value="新規" calcext:value-type="string">
            <text:p>新規</text:p>
          </table:table-cell>
          <table:table-cell table:style-name="ce10"/>
          <table:table-cell table:style-name="ce9"/>
          <table:table-cell table:style-name="ce54" table:number-columns-repeated="3"/>
          <table:table-cell table:style-name="ce63" table:formula="of:=IFERROR(VLOOKUP([.$C309];[$'verify-targets-to-chapters'.$A$1:.$B$999];2;0);IF([.$A309]=&quot;&quot;;&quot;&quot;;&quot;省略&quot;))">
            <text:p/>
          </table:table-cell>
          <table:table-cell table:number-columns-repeated="1006"/>
        </table:table-row>
        <table:table-row table:style-name="ro6">
          <table:table-cell table:style-name="ce1"/>
          <table:table-cell table:style-name="ce4" table:formula="of:=IF([.$A310]&lt;&gt;&quot;&quot;;MAX([.$B$1:.$B309])+1;&quot;&quot;)">
            <text:p/>
          </table:table-cell>
          <table:table-cell table:style-name="ce4" table:formula="of:=CONCATENATE([.$D310];&quot;-&quot;;[.$E310])" office:value-type="string" office:string-value="Network-14-5" calcext:value-type="string">
            <text:p>Network-14-5</text:p>
          </table:table-cell>
          <table:table-cell table:style-name="ce12" office:value-type="string" calcext:value-type="string">
            <text:p>Network-14</text:p>
          </table:table-cell>
          <table:table-cell table:style-name="ce9" office:value-type="float" office:value="5" calcext:value-type="float">
            <text:p>5</text:p>
          </table:table-cell>
          <table:covered-table-cell table:style-name="ce16"/>
          <table:covered-table-cell table:number-columns-repeated="2" table:style-name="ce19"/>
          <table:table-cell table:style-name="ce10" office:value-type="string" calcext:value-type="string">
            <text:p>2016年以前発行の公的な証明書とインポートした認証局の発行した証明書の両方を受け入れる</text:p>
          </table:table-cell>
          <table:table-cell table:style-name="ce12" office:value-type="string" calcext:value-type="string">
            <text:p>MCDで設定を反映する</text:p>
          </table:table-cell>
          <table:table-cell table:style-name="ce10" office:value-type="string" calcext:value-type="string">
            <text:p>lockPref("security.pki.sha1_enforcement_level", 4);</text:p>
          </table:table-cell>
          <table:table-cell table:style-name="ce12" table:formula="of:=IF([.K310]=&quot;&quot;;&quot;?&quot;;IF([.M310]=&quot;&quot;;&quot;新規&quot;;IF([.K310]=[.M310];&quot;&quot;;&quot;変更あり&quot;)))" office:value-type="string" office:string-value="新規" calcext:value-type="string">
            <text:p>新規</text:p>
          </table:table-cell>
          <table:table-cell table:style-name="ce10"/>
          <table:table-cell table:style-name="ce9"/>
          <table:table-cell table:style-name="ce54" table:number-columns-repeated="3"/>
          <table:table-cell table:style-name="ce63" table:formula="of:=IFERROR(VLOOKUP([.$C310];[$'verify-targets-to-chapters'.$A$1:.$B$999];2;0);IF([.$A310]=&quot;&quot;;&quot;&quot;;&quot;省略&quot;))">
            <text:p/>
          </table:table-cell>
          <table:table-cell table:number-columns-repeated="1006"/>
        </table:table-row>
        <table:table-row table:style-name="ro72">
          <table:table-cell table:style-name="ce1"/>
          <table:table-cell table:style-name="ce4" table:formula="of:=IF([.$A311]&lt;&gt;&quot;&quot;;MAX([.$B$1:.$B310])+1;&quot;&quot;)">
            <text:p/>
          </table:table-cell>
          <table:table-cell table:style-name="ce4" table:formula="of:=CONCATENATE([.$D311];&quot;-&quot;;[.$E311])" office:value-type="string" office:string-value="Update-1-1" calcext:value-type="string">
            <text:p>Update-1-1</text:p>
          </table:table-cell>
          <table:table-cell table:style-name="ce9" office:value-type="string" calcext:value-type="string">
            <text:p>Update-1</text:p>
          </table:table-cell>
          <table:table-cell table:style-name="ce9" office:value-type="float" office:value="1" calcext:value-type="float">
            <text:p>1</text:p>
          </table:table-cell>
          <table:table-cell table:style-name="ce23" office:value-type="string" calcext:value-type="string" table:number-columns-spanned="1" table:number-rows-spanned="3">
            <text:p>自動更新</text:p>
          </table:table-cell>
          <table:table-cell table:style-name="ce23" office:value-type="string" calcext:value-type="string" table:number-columns-spanned="1" table:number-rows-spanned="3">
            <text:p>Firefoxの自動更新の可否</text:p>
          </table:table-cell>
          <table:table-cell table:style-name="ce23" office:value-type="string" calcext:value-type="string" table:number-columns-spanned="1" table:number-rows-spanned="3">
            <text:p>-</text:p>
          </table:table-cell>
          <table:table-cell table:style-name="ce9" office:value-type="string" calcext:value-type="string">
            <text:p>許可する（既定）</text:p>
          </table:table-cell>
          <table:table-cell table:style-name="ce9" office:value-type="string" calcext:value-type="string">
            <text:p>MCDで設定を反映する</text:p>
          </table:table-cell>
          <table:table-cell table:style-name="ce10" office:value-type="string" calcext:value-type="string">
            <text:p>lockPref("app.update.enabled", true);</text:p>
            <text:p>lockPref("app.update.auto", true);</text:p>
            <text:p>lockPref("app.update.mode", 1);</text:p>
          </table:table-cell>
          <table:table-cell table:style-name="ce12" table:formula="of:=IF([.K311]=&quot;&quot;;&quot;?&quot;;IF([.M311]=&quot;&quot;;&quot;新規&quot;;IF([.K311]=[.M311];&quot;&quot;;&quot;変更あり&quot;)))">
            <text:p/>
          </table:table-cell>
          <table:table-cell table:style-name="ce10" office:value-type="string" calcext:value-type="string">
            <text:p>lockPref("app.update.enabled", true);</text:p>
            <text:p>lockPref("app.update.auto", true);</text:p>
            <text:p>lockPref("app.update.mode", 1);</text:p>
          </table:table-cell>
          <table:table-cell table:style-name="ce9" table:formula="of:=IF([.M311]=&quot;&quot;;&quot;?&quot;;IF([.O311]=&quot;&quot;;&quot;新規&quot;;IF([.M311]=[.O311];&quot;&quot;;&quot;○&quot;)))">
            <text:p/>
          </table:table-cell>
          <table:table-cell table:style-name="ce54" office:value-type="string" calcext:value-type="string">
            <text:p>lockPref("app.update.enabled", true);</text:p>
            <text:p>lockPref("app.update.auto", true);</text:p>
            <text:p>lockPref("app.update.mode", 1);</text:p>
          </table:table-cell>
          <table:table-cell table:style-name="ce54" office:value-type="string" calcext:value-type="string">
            <text:p>変更無し</text:p>
          </table:table-cell>
          <table:table-cell table:style-name="ce54" office:value-type="string" calcext:value-type="string">
            <text:p>lockPref("app.update.enabled", true);</text:p>
            <text:p>lockPref("app.update.auto", true);</text:p>
            <text:p>lockPref("app.update.mode", 1);</text:p>
          </table:table-cell>
          <table:table-cell table:style-name="ce63" table:formula="of:=IFERROR(VLOOKUP([.$C311];[$'verify-targets-to-chapters'.$A$1:.$B$999];2;0);IF([.$A311]=&quot;&quot;;&quot;&quot;;&quot;省略&quot;))">
            <text:p/>
          </table:table-cell>
          <table:table-cell table:number-columns-repeated="1006"/>
        </table:table-row>
        <table:table-row table:style-name="ro3">
          <table:table-cell table:style-name="ce1"/>
          <table:table-cell table:style-name="ce4" table:formula="of:=IF([.$A312]&lt;&gt;&quot;&quot;;MAX([.$B$1:.$B311])+1;&quot;&quot;)">
            <text:p/>
          </table:table-cell>
          <table:table-cell table:style-name="ce4" table:formula="of:=CONCATENATE([.$D312];&quot;-&quot;;[.$E312])" office:value-type="string" office:string-value="Update-1-2" calcext:value-type="string">
            <text:p>Update-1-2</text:p>
          </table:table-cell>
          <table:table-cell table:style-name="ce9" office:value-type="string" calcext:value-type="string">
            <text:p>Update-1</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セキュリティアップデートのみ許可する</text:p>
          </table:table-cell>
          <table:table-cell table:style-name="ce9" office:value-type="string" calcext:value-type="string">
            <text:p>アドオン「Only Minor Update」を導入する</text:p>
          </table:table-cell>
          <table:table-cell table:style-name="ce10" office:value-type="string" calcext:value-type="string">
            <text:p>-</text:p>
          </table:table-cell>
          <table:table-cell table:style-name="ce12" table:formula="of:=IF([.K312]=&quot;&quot;;&quot;?&quot;;IF([.M312]=&quot;&quot;;&quot;新規&quot;;IF([.K312]=[.M312];&quot;&quot;;&quot;変更あり&quot;)))">
            <text:p/>
          </table:table-cell>
          <table:table-cell table:style-name="ce10" office:value-type="string" calcext:value-type="string">
            <text:p>-</text:p>
          </table:table-cell>
          <table:table-cell table:style-name="ce9" table:formula="of:=IF([.M312]=&quot;&quot;;&quot;?&quot;;IF([.O312]=&quot;&quot;;&quot;新規&quot;;IF([.M312]=[.O312];&quot;&quot;;&quot;○&quot;)))">
            <text:p/>
          </table:table-cell>
          <table:table-cell table:style-name="ce54" office:value-type="string" calcext:value-type="string">
            <text:p>-</text:p>
          </table:table-cell>
          <table:table-cell table:style-name="ce54" table:number-columns-repeated="2"/>
          <table:table-cell table:style-name="ce63" table:formula="of:=IFERROR(VLOOKUP([.$C312];[$'verify-targets-to-chapters'.$A$1:.$B$999];2;0);IF([.$A312]=&quot;&quot;;&quot;&quot;;&quot;省略&quot;))">
            <text:p/>
          </table:table-cell>
          <table:table-cell table:number-columns-repeated="1006"/>
        </table:table-row>
        <table:table-row table:style-name="ro73">
          <table:table-cell table:style-name="ce1"/>
          <table:table-cell table:style-name="ce4" table:formula="of:=IF([.$A313]&lt;&gt;&quot;&quot;;MAX([.$B$1:.$B312])+1;&quot;&quot;)">
            <text:p/>
          </table:table-cell>
          <table:table-cell table:style-name="ce4" table:formula="of:=CONCATENATE([.$D313];&quot;-&quot;;[.$E313])" office:value-type="string" office:string-value="Update-1-3" calcext:value-type="string">
            <text:p>Update-1-3</text:p>
          </table:table-cell>
          <table:table-cell table:style-name="ce9" office:value-type="string" calcext:value-type="string">
            <text:p>Update-1</text:p>
          </table:table-cell>
          <table:table-cell table:style-name="ce9" office:value-type="float" office:value="3" calcext:value-type="float">
            <text:p>3</text:p>
          </table:table-cell>
          <table:covered-table-cell table:number-columns-repeated="3" table:style-name="ce16"/>
          <table:table-cell table:style-name="ce9" office:value-type="string" calcext:value-type="string">
            <text:p>禁止する</text:p>
          </table:table-cell>
          <table:table-cell table:style-name="ce9" office:value-type="string" calcext:value-type="string">
            <text:p>1. アドオン「Disable Auto-update」を導入する</text:p>
            <text:p>2. MCDで設定を反映する</text:p>
          </table:table-cell>
          <table:table-cell table:style-name="ce9"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2" table:formula="of:=IF([.K313]=&quot;&quot;;&quot;?&quot;;IF([.M313]=&quot;&quot;;&quot;新規&quot;;IF([.K313]=[.M313];&quot;&quot;;&quot;変更あり&quot;)))">
            <text:p/>
          </table:table-cell>
          <table:table-cell table:style-name="ce54"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9" table:formula="of:=IF([.M313]=&quot;&quot;;&quot;?&quot;;IF([.O313]=&quot;&quot;;&quot;新規&quot;;IF([.M313]=[.O313];&quot;&quot;;&quot;○&quot;)))">
            <text:p/>
          </table:table-cell>
          <table:table-cell table:style-name="ce54"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54" office:value-type="string" calcext:value-type="string">
            <text:p>変更無し</text:p>
          </table:table-cell>
          <table:table-cell table:style-name="ce54" office:value-type="string" calcext:value-type="string">
            <text:p>lockPref("app.update.enabled", false);</text:p>
            <text:p>lockPref("app.update.auto", false);</text:p>
            <text:p>lockPref("app.update.mode", 0);</text:p>
          </table:table-cell>
          <table:table-cell table:style-name="ce63" table:formula="of:=IFERROR(VLOOKUP([.$C313];[$'verify-targets-to-chapters'.$A$1:.$B$999];2;0);IF([.$A313]=&quot;&quot;;&quot;&quot;;&quot;省略&quot;))">
            <text:p/>
          </table:table-cell>
          <table:table-cell table:number-columns-repeated="1006"/>
        </table:table-row>
        <table:table-row table:style-name="ro7">
          <table:table-cell table:style-name="ce1"/>
          <table:table-cell table:style-name="ce4" table:formula="of:=IF([.$A314]&lt;&gt;&quot;&quot;;MAX([.$B$1:.$B313])+1;&quot;&quot;)">
            <text:p/>
          </table:table-cell>
          <table:table-cell table:style-name="ce4" table:formula="of:=CONCATENATE([.$D314];&quot;-&quot;;[.$E314])" office:value-type="string" office:string-value="Update-2-1" calcext:value-type="string">
            <text:p>Update-2-1</text:p>
          </table:table-cell>
          <table:table-cell table:style-name="ce9" office:value-type="string" calcext:value-type="string">
            <text:p>Update-2</text:p>
          </table:table-cell>
          <table:table-cell table:style-name="ce9" office:value-type="float" office:value="1" calcext:value-type="float">
            <text:p>1</text:p>
          </table:table-cell>
          <table:table-cell table:style-name="ce22" office:value-type="string" calcext:value-type="string" table:number-columns-spanned="1" table:number-rows-spanned="2">
            <text:p>自動更新</text:p>
          </table:table-cell>
          <table:table-cell table:style-name="ce22" office:value-type="string" calcext:value-type="string" table:number-columns-spanned="1" table:number-rows-spanned="2">
            <text:p>アドオンの自動更新の可否</text:p>
          </table:table-cell>
          <table:table-cell table:style-name="ce22" office:value-type="string" calcext:value-type="string" table:number-columns-spanned="1" table:number-rows-spanned="2">
            <text:p>-</text:p>
          </table:table-cell>
          <table:table-cell table:style-name="ce9" office:value-type="string" calcext:value-type="string">
            <text:p>許可する（既定）</text:p>
          </table:table-cell>
          <table:table-cell table:style-name="ce9" office:value-type="string" calcext:value-type="string">
            <text:p>MCDで設定を反映する</text:p>
          </table:table-cell>
          <table:table-cell table:style-name="ce10" office:value-type="string" calcext:value-type="string">
            <text:p>lockPref("extensions.update.enabled", true);</text:p>
          </table:table-cell>
          <table:table-cell table:style-name="ce12" table:formula="of:=IF([.K314]=&quot;&quot;;&quot;?&quot;;IF([.M314]=&quot;&quot;;&quot;新規&quot;;IF([.K314]=[.M314];&quot;&quot;;&quot;変更あり&quot;)))">
            <text:p/>
          </table:table-cell>
          <table:table-cell table:style-name="ce10" office:value-type="string" calcext:value-type="string">
            <text:p>lockPref("extensions.update.enabled", true);</text:p>
          </table:table-cell>
          <table:table-cell table:style-name="ce9" table:formula="of:=IF([.M314]=&quot;&quot;;&quot;?&quot;;IF([.O314]=&quot;&quot;;&quot;新規&quot;;IF([.M314]=[.O314];&quot;&quot;;&quot;○&quot;)))">
            <text:p/>
          </table:table-cell>
          <table:table-cell table:style-name="ce54" office:value-type="string" calcext:value-type="string">
            <text:p>lockPref("extensions.update.enabled", true);</text:p>
          </table:table-cell>
          <table:table-cell table:style-name="ce54" office:value-type="string" calcext:value-type="string">
            <text:p>変更無し</text:p>
          </table:table-cell>
          <table:table-cell table:style-name="ce54" office:value-type="string" calcext:value-type="string">
            <text:p>lockPref("extensions.update.enabled", true);</text:p>
          </table:table-cell>
          <table:table-cell table:style-name="ce63" table:formula="of:=IFERROR(VLOOKUP([.$C314];[$'verify-targets-to-chapters'.$A$1:.$B$999];2;0);IF([.$A314]=&quot;&quot;;&quot;&quot;;&quot;省略&quot;))">
            <text:p/>
          </table:table-cell>
          <table:table-cell table:number-columns-repeated="1006"/>
        </table:table-row>
        <table:table-row table:style-name="ro23">
          <table:table-cell table:style-name="ce1"/>
          <table:table-cell table:style-name="ce4" table:formula="of:=IF([.$A315]&lt;&gt;&quot;&quot;;MAX([.$B$1:.$B314])+1;&quot;&quot;)">
            <text:p/>
          </table:table-cell>
          <table:table-cell table:style-name="ce4" table:formula="of:=CONCATENATE([.$D315];&quot;-&quot;;[.$E315])" office:value-type="string" office:string-value="Update-2-2" calcext:value-type="string">
            <text:p>Update-2-2</text:p>
          </table:table-cell>
          <table:table-cell table:style-name="ce9" office:value-type="string" calcext:value-type="string">
            <text:p>Update-2</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extensions.update.enabled", false);</text:p>
            <text:p>lockPref("extensions.update.background.url", "");</text:p>
            <text:p>lockPref("extensions.update.url", "");</text:p>
          </table:table-cell>
          <table:table-cell table:style-name="ce12" table:formula="of:=IF([.K315]=&quot;&quot;;&quot;?&quot;;IF([.M315]=&quot;&quot;;&quot;新規&quot;;IF([.K315]=[.M315];&quot;&quot;;&quot;変更あり&quot;)))">
            <text:p/>
          </table:table-cell>
          <table:table-cell table:style-name="ce54" office:value-type="string" calcext:value-type="string">
            <text:p>lockPref("extensions.update.enabled", false);</text:p>
            <text:p>lockPref("extensions.update.background.url", "");</text:p>
            <text:p>lockPref("extensions.update.url", "");</text:p>
          </table:table-cell>
          <table:table-cell table:style-name="ce9" table:formula="of:=IF([.M315]=&quot;&quot;;&quot;?&quot;;IF([.O315]=&quot;&quot;;&quot;新規&quot;;IF([.M315]=[.O315];&quot;&quot;;&quot;○&quot;)))">
            <text:p/>
          </table:table-cell>
          <table:table-cell table:style-name="ce54" office:value-type="string" calcext:value-type="string">
            <text:p>lockPref("extensions.update.enabled", false);</text:p>
            <text:p>lockPref("extensions.update.background.url", "");</text:p>
            <text:p>lockPref("extensions.update.url", "");</text:p>
          </table:table-cell>
          <table:table-cell table:style-name="ce54" office:value-type="string" calcext:value-type="string">
            <text:p>変更無し</text:p>
          </table:table-cell>
          <table:table-cell table:style-name="ce54" office:value-type="string" calcext:value-type="string">
            <text:p>lockPref("extensions.update.enabled", false);</text:p>
          </table:table-cell>
          <table:table-cell table:style-name="ce63" table:formula="of:=IFERROR(VLOOKUP([.$C315];[$'verify-targets-to-chapters'.$A$1:.$B$999];2;0);IF([.$A315]=&quot;&quot;;&quot;&quot;;&quot;省略&quot;))">
            <text:p/>
          </table:table-cell>
          <table:table-cell table:number-columns-repeated="1006"/>
        </table:table-row>
        <table:table-row table:style-name="ro3">
          <table:table-cell table:style-name="ce1"/>
          <table:table-cell table:style-name="ce4" table:formula="of:=IF([.$A316]&lt;&gt;&quot;&quot;;MAX([.$B$1:.$B315])+1;&quot;&quot;)">
            <text:p/>
          </table:table-cell>
          <table:table-cell table:style-name="ce4" table:formula="of:=CONCATENATE([.$D316];&quot;-&quot;;[.$E316])" office:value-type="string" office:string-value="Update-3-1" calcext:value-type="string">
            <text:p>Update-3-1</text:p>
          </table:table-cell>
          <table:table-cell table:style-name="ce9" office:value-type="string" calcext:value-type="string">
            <text:p>Update-3</text:p>
          </table:table-cell>
          <table:table-cell table:style-name="ce9" office:value-type="float" office:value="1" calcext:value-type="float">
            <text:p>1</text:p>
          </table:table-cell>
          <table:table-cell table:style-name="ce22" office:value-type="string" calcext:value-type="string" table:number-columns-spanned="1" table:number-rows-spanned="2">
            <text:p>自動更新</text:p>
          </table:table-cell>
          <table:table-cell table:style-name="ce22" office:value-type="string" calcext:value-type="string" table:number-columns-spanned="1" table:number-rows-spanned="2">
            <text:p>検索エンジンの自動更新の可否</text:p>
          </table:table-cell>
          <table:table-cell table:style-name="ce22" office:value-type="string" calcext:value-type="string" table:number-columns-spanned="1" table:number-rows-spanned="2">
            <text:p>-</text:p>
          </table:table-cell>
          <table:table-cell table:style-name="ce9" office:value-type="string" calcext:value-type="string">
            <text:p>許可する（既定）</text:p>
          </table:table-cell>
          <table:table-cell table:style-name="ce9" office:value-type="string" calcext:value-type="string">
            <text:p>MCDで設定を反映する</text:p>
          </table:table-cell>
          <table:table-cell table:style-name="ce10" office:value-type="string" calcext:value-type="string">
            <text:p>lockPref("browser.search.update", true);</text:p>
          </table:table-cell>
          <table:table-cell table:style-name="ce12" table:formula="of:=IF([.K316]=&quot;&quot;;&quot;?&quot;;IF([.M316]=&quot;&quot;;&quot;新規&quot;;IF([.K316]=[.M316];&quot;&quot;;&quot;変更あり&quot;)))">
            <text:p/>
          </table:table-cell>
          <table:table-cell table:style-name="ce10" office:value-type="string" calcext:value-type="string">
            <text:p>lockPref("browser.search.update", true);</text:p>
          </table:table-cell>
          <table:table-cell table:style-name="ce9" table:formula="of:=IF([.M316]=&quot;&quot;;&quot;?&quot;;IF([.O316]=&quot;&quot;;&quot;新規&quot;;IF([.M316]=[.O316];&quot;&quot;;&quot;○&quot;)))">
            <text:p/>
          </table:table-cell>
          <table:table-cell table:style-name="ce54" office:value-type="string" calcext:value-type="string">
            <text:p>lockPref("browser.search.update", true);</text:p>
          </table:table-cell>
          <table:table-cell table:style-name="ce54" office:value-type="string" calcext:value-type="string">
            <text:p>変更無し</text:p>
          </table:table-cell>
          <table:table-cell table:style-name="ce54" office:value-type="string" calcext:value-type="string">
            <text:p>lockPref("browser.search.update", true);</text:p>
          </table:table-cell>
          <table:table-cell table:style-name="ce63" table:formula="of:=IFERROR(VLOOKUP([.$C316];[$'verify-targets-to-chapters'.$A$1:.$B$999];2;0);IF([.$A316]=&quot;&quot;;&quot;&quot;;&quot;省略&quot;))">
            <text:p/>
          </table:table-cell>
          <table:table-cell table:number-columns-repeated="1006"/>
        </table:table-row>
        <table:table-row table:style-name="ro7">
          <table:table-cell table:style-name="ce1"/>
          <table:table-cell table:style-name="ce4" table:formula="of:=IF([.$A317]&lt;&gt;&quot;&quot;;MAX([.$B$1:.$B316])+1;&quot;&quot;)">
            <text:p/>
          </table:table-cell>
          <table:table-cell table:style-name="ce4" table:formula="of:=CONCATENATE([.$D317];&quot;-&quot;;[.$E317])" office:value-type="string" office:string-value="Update-3-2" calcext:value-type="string">
            <text:p>Update-3-2</text:p>
          </table:table-cell>
          <table:table-cell table:style-name="ce9" office:value-type="string" calcext:value-type="string">
            <text:p>Update-3</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禁止する</text:p>
          </table:table-cell>
          <table:table-cell table:style-name="ce9" office:value-type="string" calcext:value-type="string">
            <text:p>MCDで設定を反映する</text:p>
          </table:table-cell>
          <table:table-cell table:style-name="ce10" office:value-type="string" calcext:value-type="string">
            <text:p>lockPref("browser.search.update", false);</text:p>
          </table:table-cell>
          <table:table-cell table:style-name="ce12" table:formula="of:=IF([.K317]=&quot;&quot;;&quot;?&quot;;IF([.M317]=&quot;&quot;;&quot;新規&quot;;IF([.K317]=[.M317];&quot;&quot;;&quot;変更あり&quot;)))">
            <text:p/>
          </table:table-cell>
          <table:table-cell table:style-name="ce10" office:value-type="string" calcext:value-type="string">
            <text:p>lockPref("browser.search.update", false);</text:p>
          </table:table-cell>
          <table:table-cell table:style-name="ce9" table:formula="of:=IF([.M317]=&quot;&quot;;&quot;?&quot;;IF([.O317]=&quot;&quot;;&quot;新規&quot;;IF([.M317]=[.O317];&quot;&quot;;&quot;○&quot;)))">
            <text:p/>
          </table:table-cell>
          <table:table-cell table:style-name="ce54" office:value-type="string" calcext:value-type="string">
            <text:p>lockPref("browser.search.update", false);</text:p>
          </table:table-cell>
          <table:table-cell table:style-name="ce54" office:value-type="string" calcext:value-type="string">
            <text:p>変更無し</text:p>
          </table:table-cell>
          <table:table-cell table:style-name="ce54" office:value-type="string" calcext:value-type="string">
            <text:p>lockPref("browser.search.update", false);</text:p>
          </table:table-cell>
          <table:table-cell table:style-name="ce63" table:formula="of:=IFERROR(VLOOKUP([.$C317];[$'verify-targets-to-chapters'.$A$1:.$B$999];2;0);IF([.$A317]=&quot;&quot;;&quot;&quot;;&quot;省略&quot;))">
            <text:p/>
          </table:table-cell>
          <table:table-cell table:number-columns-repeated="1006"/>
        </table:table-row>
        <table:table-row table:style-name="ro4">
          <table:table-cell table:style-name="ce1"/>
          <table:table-cell table:style-name="ce4" table:formula="of:=IF([.$A318]&lt;&gt;&quot;&quot;;MAX([.$B$1:.$B317])+1;&quot;&quot;)">
            <text:p/>
          </table:table-cell>
          <table:table-cell table:style-name="ce4" table:formula="of:=CONCATENATE([.$D318];&quot;-&quot;;[.$E318])" office:value-type="string" office:string-value="Update-4-1" calcext:value-type="string">
            <text:p>Update-4-1</text:p>
          </table:table-cell>
          <table:table-cell table:style-name="ce9" office:value-type="string" calcext:value-type="string">
            <text:p>Update-4</text:p>
          </table:table-cell>
          <table:table-cell table:style-name="ce9" office:value-type="float" office:value="1" calcext:value-type="float">
            <text:p>1</text:p>
          </table:table-cell>
          <table:table-cell table:style-name="ce22" office:value-type="string" calcext:value-type="string" table:number-columns-spanned="1" table:number-rows-spanned="2">
            <text:p>その他</text:p>
          </table:table-cell>
          <table:table-cell table:style-name="ce22" office:value-type="string" calcext:value-type="string" table:number-columns-spanned="1" table:number-rows-spanned="2">
            <text:p>「Mozilla Maintenance Service」のインストールの可否</text:p>
          </table:table-cell>
          <table:table-cell table:style-name="ce22" office:value-type="string" calcext:value-type="string" table:number-columns-spanned="1" table:number-rows-spanned="2">
            <text:p>-</text:p>
          </table:table-cell>
          <table:table-cell table:style-name="ce9" office:value-type="string" calcext:value-type="string">
            <text:p>許可する（既定）</text:p>
          </table:table-cell>
          <table:table-cell table:style-name="ce9" office:value-type="string" calcext:value-type="string">
            <text:p>Frefox-setup.iniで設定を反映する</text:p>
          </table:table-cell>
          <table:table-cell table:style-name="ce9" office:value-type="string" calcext:value-type="string">
            <text:p>-</text:p>
          </table:table-cell>
          <table:table-cell table:style-name="ce12" table:formula="of:=IF([.K318]=&quot;&quot;;&quot;?&quot;;IF([.M318]=&quot;&quot;;&quot;新規&quot;;IF([.K318]=[.M318];&quot;&quot;;&quot;変更あり&quot;)))">
            <text:p/>
          </table:table-cell>
          <table:table-cell table:style-name="ce54" office:value-type="string" calcext:value-type="string">
            <text:p>-</text:p>
          </table:table-cell>
          <table:table-cell table:style-name="ce9" table:formula="of:=IF([.M318]=&quot;&quot;;&quot;?&quot;;IF([.O318]=&quot;&quot;;&quot;新規&quot;;IF([.M318]=[.O318];&quot;&quot;;&quot;○&quot;)))">
            <text:p/>
          </table:table-cell>
          <table:table-cell table:style-name="ce54" office:value-type="string" calcext:value-type="string">
            <text:p>-</text:p>
          </table:table-cell>
          <table:table-cell table:style-name="ce54" table:number-columns-repeated="2"/>
          <table:table-cell table:style-name="ce63" table:formula="of:=IFERROR(VLOOKUP([.$C318];[$'verify-targets-to-chapters'.$A$1:.$B$999];2;0);IF([.$A318]=&quot;&quot;;&quot;&quot;;&quot;省略&quot;))">
            <text:p/>
          </table:table-cell>
          <table:table-cell table:number-columns-repeated="1006"/>
        </table:table-row>
        <table:table-row table:style-name="ro6">
          <table:table-cell table:style-name="ce1"/>
          <table:table-cell table:style-name="ce4" table:formula="of:=IF([.$A319]&lt;&gt;&quot;&quot;;MAX([.$B$1:.$B318])+1;&quot;&quot;)">
            <text:p/>
          </table:table-cell>
          <table:table-cell table:style-name="ce4" table:formula="of:=CONCATENATE([.$D319];&quot;-&quot;;[.$E319])" office:value-type="string" office:string-value="Update-4-2" calcext:value-type="string">
            <text:p>Update-4-2</text:p>
          </table:table-cell>
          <table:table-cell table:style-name="ce9" office:value-type="string" calcext:value-type="string">
            <text:p>Update-4</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禁止する</text:p>
          </table:table-cell>
          <table:table-cell table:style-name="ce9" office:value-type="string" calcext:value-type="string">
            <text:p>1. Frefox-setup.iniで設定を反映する</text:p>
            <text:p><text:span text:style-name="T4">2. MCDで設定を反映する</text:span></text:p>
          </table:table-cell>
          <table:table-cell table:style-name="ce9" office:value-type="string" calcext:value-type="string">
            <text:p>Firefox-setup.ini:</text:p>
            <text:p>MaintenanceService=false</text:p>
            <text:p/>
            <text:p>MCD:</text:p>
            <text:p><text:span text:style-name="T5">lockPref("app.update.service.enabled", false);</text:span></text:p>
          </table:table-cell>
          <table:table-cell table:style-name="ce12" table:formula="of:=IF([.K319]=&quot;&quot;;&quot;?&quot;;IF([.M319]=&quot;&quot;;&quot;新規&quot;;IF([.K319]=[.M319];&quot;&quot;;&quot;変更あり&quot;)))">
            <text:p/>
          </table:table-cell>
          <table:table-cell table:style-name="ce54" office:value-type="string" calcext:value-type="string">
            <text:p>Firefox-setup.ini:</text:p>
            <text:p>MaintenanceService=false</text:p>
            <text:p/>
            <text:p>MCD:</text:p>
            <text:p><text:span text:style-name="T5">lockPref("app.update.service.enabled", false);</text:span></text:p>
          </table:table-cell>
          <table:table-cell table:style-name="ce9" table:formula="of:=IF([.M319]=&quot;&quot;;&quot;?&quot;;IF([.O319]=&quot;&quot;;&quot;新規&quot;;IF([.M319]=[.O319];&quot;&quot;;&quot;○&quot;)))" office:value-type="string" office:string-value="○" calcext:value-type="string">
            <text:p>○</text:p>
          </table:table-cell>
          <table:table-cell table:style-name="ce54" office:value-type="string" calcext:value-type="string">
            <text:p>MaintenanceService=false</text:p>
          </table:table-cell>
          <table:table-cell table:style-name="ce54" table:number-columns-repeated="2"/>
          <table:table-cell table:style-name="ce63" table:formula="of:=IFERROR(VLOOKUP([.$C319];[$'verify-targets-to-chapters'.$A$1:.$B$999];2;0);IF([.$A319]=&quot;&quot;;&quot;&quot;;&quot;省略&quot;))">
            <text:p/>
          </table:table-cell>
          <table:table-cell table:number-columns-repeated="1006"/>
        </table:table-row>
        <table:table-row table:style-name="ro3">
          <table:table-cell table:style-name="ce1"/>
          <table:table-cell table:style-name="ce4" table:formula="of:=IF([.$A320]&lt;&gt;&quot;&quot;;MAX([.$B$1:.$B319])+1;&quot;&quot;)">
            <text:p/>
          </table:table-cell>
          <table:table-cell table:style-name="ce4" table:formula="of:=CONCATENATE([.$D320];&quot;-&quot;;[.$E320])" office:value-type="string" office:string-value="Update-5-1" calcext:value-type="string">
            <text:p>Update-5-1</text:p>
          </table:table-cell>
          <table:table-cell table:style-name="ce9" office:value-type="string" calcext:value-type="string">
            <text:p>Update-5</text:p>
          </table:table-cell>
          <table:table-cell table:style-name="ce9" office:value-type="float" office:value="1" calcext:value-type="float">
            <text:p>1</text:p>
          </table:table-cell>
          <table:table-cell table:style-name="ce22" office:value-type="string" calcext:value-type="string" table:number-columns-spanned="1" table:number-rows-spanned="2">
            <text:p>自動更新</text:p>
          </table:table-cell>
          <table:table-cell table:style-name="ce22" office:value-type="string" calcext:value-type="string" table:number-columns-spanned="1" table:number-rows-spanned="2">
            <text:p>軽量テーマの自動更新の可否</text:p>
          </table:table-cell>
          <table:table-cell table:style-name="ce22" office:value-type="string" calcext:value-type="string" table:number-columns-spanned="1" table:number-rows-spanned="2">
            <text:p>-</text:p>
          </table:table-cell>
          <table:table-cell table:style-name="ce9" office:value-type="string" calcext:value-type="string">
            <text:p>許可する（既定）</text:p>
          </table:table-cell>
          <table:table-cell table:style-name="ce9" office:value-type="string" calcext:value-type="string">
            <text:p>MCDで設定を反映する</text:p>
          </table:table-cell>
          <table:table-cell table:style-name="ce9" office:value-type="string" calcext:value-type="string">
            <text:p>lockPref("lightweightThemes.update.enabled", true);</text:p>
          </table:table-cell>
          <table:table-cell table:style-name="ce12" table:formula="of:=IF([.K320]=&quot;&quot;;&quot;?&quot;;IF([.M320]=&quot;&quot;;&quot;新規&quot;;IF([.K320]=[.M320];&quot;&quot;;&quot;変更あり&quot;)))">
            <text:p/>
          </table:table-cell>
          <table:table-cell table:style-name="ce54" office:value-type="string" calcext:value-type="string">
            <text:p>lockPref("lightweightThemes.update.enabled", true);</text:p>
          </table:table-cell>
          <table:table-cell table:style-name="ce9" table:formula="of:=IF([.M320]=&quot;&quot;;&quot;?&quot;;IF([.O320]=&quot;&quot;;&quot;新規&quot;;IF([.M320]=[.O320];&quot;&quot;;&quot;○&quot;)))">
            <text:p/>
          </table:table-cell>
          <table:table-cell table:style-name="ce54" office:value-type="string" calcext:value-type="string">
            <text:p>lockPref("lightweightThemes.update.enabled", true);</text:p>
          </table:table-cell>
          <table:table-cell table:style-name="ce54" table:number-columns-repeated="2"/>
          <table:table-cell table:style-name="ce63" table:formula="of:=IFERROR(VLOOKUP([.$C320];[$'verify-targets-to-chapters'.$A$1:.$B$999];2;0);IF([.$A320]=&quot;&quot;;&quot;&quot;;&quot;省略&quot;))">
            <text:p/>
          </table:table-cell>
          <table:table-cell table:number-columns-repeated="1006"/>
        </table:table-row>
        <table:table-row table:style-name="ro3">
          <table:table-cell table:style-name="ce1"/>
          <table:table-cell table:style-name="ce4" table:formula="of:=IF([.$A321]&lt;&gt;&quot;&quot;;MAX([.$B$1:.$B320])+1;&quot;&quot;)">
            <text:p/>
          </table:table-cell>
          <table:table-cell table:style-name="ce4" table:formula="of:=CONCATENATE([.$D321];&quot;-&quot;;[.$E321])" office:value-type="string" office:string-value="Update-5-2" calcext:value-type="string">
            <text:p>Update-5-2</text:p>
          </table:table-cell>
          <table:table-cell table:style-name="ce9" office:value-type="string" calcext:value-type="string">
            <text:p>Update-5</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lightweightThemes.update.enabled", false);</text:p>
          </table:table-cell>
          <table:table-cell table:style-name="ce12" table:formula="of:=IF([.K321]=&quot;&quot;;&quot;?&quot;;IF([.M321]=&quot;&quot;;&quot;新規&quot;;IF([.K321]=[.M321];&quot;&quot;;&quot;変更あり&quot;)))">
            <text:p/>
          </table:table-cell>
          <table:table-cell table:style-name="ce54" office:value-type="string" calcext:value-type="string">
            <text:p>lockPref("lightweightThemes.update.enabled", false);</text:p>
          </table:table-cell>
          <table:table-cell table:style-name="ce9" table:formula="of:=IF([.M321]=&quot;&quot;;&quot;?&quot;;IF([.O321]=&quot;&quot;;&quot;新規&quot;;IF([.M321]=[.O321];&quot;&quot;;&quot;○&quot;)))">
            <text:p/>
          </table:table-cell>
          <table:table-cell table:style-name="ce54" office:value-type="string" calcext:value-type="string">
            <text:p>lockPref("lightweightThemes.update.enabled", false);</text:p>
          </table:table-cell>
          <table:table-cell table:style-name="ce54" table:number-columns-repeated="2"/>
          <table:table-cell table:style-name="ce63" table:formula="of:=IFERROR(VLOOKUP([.$C321];[$'verify-targets-to-chapters'.$A$1:.$B$999];2;0);IF([.$A321]=&quot;&quot;;&quot;&quot;;&quot;省略&quot;))">
            <text:p/>
          </table:table-cell>
          <table:table-cell table:number-columns-repeated="1006"/>
        </table:table-row>
        <table:table-row table:style-name="ro7">
          <table:table-cell table:style-name="ce1"/>
          <table:table-cell table:style-name="ce4" table:formula="of:=IF([.$A322]&lt;&gt;&quot;&quot;;MAX([.$B$1:.$B321])+1;&quot;&quot;)">
            <text:p/>
          </table:table-cell>
          <table:table-cell table:style-name="ce4" table:formula="of:=CONCATENATE([.$D322];&quot;-&quot;;[.$E322])" office:value-type="string" office:string-value="Ui-1-1" calcext:value-type="string">
            <text:p>Ui-1-1</text:p>
          </table:table-cell>
          <table:table-cell table:style-name="ce9" office:value-type="string" calcext:value-type="string">
            <text:p>Ui-1</text:p>
          </table:table-cell>
          <table:table-cell table:style-name="ce9" office:value-type="float" office:value="1" calcext:value-type="float">
            <text:p>1</text:p>
          </table:table-cell>
          <table:table-cell table:style-name="ce22" office:value-type="string" calcext:value-type="string" table:number-columns-spanned="1" table:number-rows-spanned="2">
            <text:p>プログラム</text:p>
          </table:table-cell>
          <table:table-cell table:style-name="ce22" office:value-type="string" calcext:value-type="string" table:number-columns-spanned="1" table:number-rows-spanned="2">
            <text:p>Firefox組み込みのPDFビューアの使用可否</text:p>
          </table:table-cell>
          <table:table-cell table:style-name="ce22" office:value-type="string" calcext:value-type="string" table:number-columns-spanned="1" table:number-rows-spanned="2">
            <text:p>-</text:p>
          </table:table-cell>
          <table:table-cell table:style-name="ce9" office:value-type="string" calcext:value-type="string">
            <text:p>許可する（既定）</text:p>
          </table:table-cell>
          <table:table-cell table:style-name="ce9" office:value-type="string" calcext:value-type="string">
            <text:p>MCDで設定を反映する</text:p>
          </table:table-cell>
          <table:table-cell table:style-name="ce10" office:value-type="string" calcext:value-type="string">
            <text:p>lockPref("pdfjs.disabled", false);</text:p>
            <text:p>lockPref("plugin.disable_full_page_plugin_for_types", "（application/pdfを含まない値）");</text:p>
          </table:table-cell>
          <table:table-cell table:style-name="ce12" table:formula="of:=IF([.K322]=&quot;&quot;;&quot;?&quot;;IF([.M322]=&quot;&quot;;&quot;新規&quot;;IF([.K322]=[.M322];&quot;&quot;;&quot;変更あり&quot;)))">
            <text:p/>
          </table:table-cell>
          <table:table-cell table:style-name="ce10" office:value-type="string" calcext:value-type="string">
            <text:p>lockPref("pdfjs.disabled", false);</text:p>
            <text:p>lockPref("plugin.disable_full_page_plugin_for_types", "（application/pdfを含まない値）");</text:p>
          </table:table-cell>
          <table:table-cell table:style-name="ce9" table:formula="of:=IF([.M322]=&quot;&quot;;&quot;?&quot;;IF([.O322]=&quot;&quot;;&quot;新規&quot;;IF([.M322]=[.O322];&quot;&quot;;&quot;○&quot;)))" office:value-type="string" office:string-value="○" calcext:value-type="string">
            <text:p>○</text:p>
          </table:table-cell>
          <table:table-cell table:style-name="ce54" office:value-type="string" calcext:value-type="string">
            <text:p>lockPref("pdfjs.disabled", false);</text:p>
          </table:table-cell>
          <table:table-cell table:style-name="ce54" office:value-type="string" calcext:value-type="string">
            <text:p>変更無し</text:p>
          </table:table-cell>
          <table:table-cell table:style-name="ce54" office:value-type="string" calcext:value-type="string">
            <text:p>lockPref("pdfjs.disabled", false);</text:p>
          </table:table-cell>
          <table:table-cell table:style-name="ce63" table:formula="of:=IFERROR(VLOOKUP([.$C322];[$'verify-targets-to-chapters'.$A$1:.$B$999];2;0);IF([.$A322]=&quot;&quot;;&quot;&quot;;&quot;省略&quot;))">
            <text:p/>
          </table:table-cell>
          <table:table-cell table:number-columns-repeated="1006"/>
        </table:table-row>
        <table:table-row table:style-name="ro3">
          <table:table-cell table:style-name="ce1"/>
          <table:table-cell table:style-name="ce4" table:formula="of:=IF([.$A323]&lt;&gt;&quot;&quot;;MAX([.$B$1:.$B322])+1;&quot;&quot;)">
            <text:p/>
          </table:table-cell>
          <table:table-cell table:style-name="ce4" table:formula="of:=CONCATENATE([.$D323];&quot;-&quot;;[.$E323])" office:value-type="string" office:string-value="Ui-1-2" calcext:value-type="string">
            <text:p>Ui-1-2</text:p>
          </table:table-cell>
          <table:table-cell table:style-name="ce9" office:value-type="string" calcext:value-type="string">
            <text:p>Ui-1</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禁止する</text:p>
          </table:table-cell>
          <table:table-cell table:style-name="ce9" office:value-type="string" calcext:value-type="string">
            <text:p>MCDで設定を反映する</text:p>
          </table:table-cell>
          <table:table-cell table:style-name="ce10" office:value-type="string" calcext:value-type="string">
            <text:p>lockPref("pdfjs.disabled", true);</text:p>
          </table:table-cell>
          <table:table-cell table:style-name="ce12" table:formula="of:=IF([.K323]=&quot;&quot;;&quot;?&quot;;IF([.M323]=&quot;&quot;;&quot;新規&quot;;IF([.K323]=[.M323];&quot;&quot;;&quot;変更あり&quot;)))">
            <text:p/>
          </table:table-cell>
          <table:table-cell table:style-name="ce10" office:value-type="string" calcext:value-type="string">
            <text:p>lockPref("pdfjs.disabled", true);</text:p>
          </table:table-cell>
          <table:table-cell table:style-name="ce9" table:formula="of:=IF([.M323]=&quot;&quot;;&quot;?&quot;;IF([.O323]=&quot;&quot;;&quot;新規&quot;;IF([.M323]=[.O323];&quot;&quot;;&quot;○&quot;)))">
            <text:p/>
          </table:table-cell>
          <table:table-cell table:style-name="ce54" office:value-type="string" calcext:value-type="string">
            <text:p>lockPref("pdfjs.disabled", true);</text:p>
          </table:table-cell>
          <table:table-cell table:style-name="ce54" office:value-type="string" calcext:value-type="string">
            <text:p>変更無し</text:p>
          </table:table-cell>
          <table:table-cell table:style-name="ce54" office:value-type="string" calcext:value-type="string">
            <text:p>lockPref("pdfjs.disabled", true);</text:p>
          </table:table-cell>
          <table:table-cell table:style-name="ce63" table:formula="of:=IFERROR(VLOOKUP([.$C323];[$'verify-targets-to-chapters'.$A$1:.$B$999];2;0);IF([.$A323]=&quot;&quot;;&quot;&quot;;&quot;省略&quot;))">
            <text:p/>
          </table:table-cell>
          <table:table-cell table:number-columns-repeated="1006"/>
        </table:table-row>
        <table:table-row table:style-name="ro7">
          <table:table-cell table:style-name="ce1"/>
          <table:table-cell table:style-name="ce4" table:formula="of:=IF([.$A324]&lt;&gt;&quot;&quot;;MAX([.$B$1:.$B323])+1;&quot;&quot;)">
            <text:p/>
          </table:table-cell>
          <table:table-cell table:style-name="ce4" table:formula="of:=CONCATENATE([.$D324];&quot;-&quot;;[.$E324])" office:value-type="string" office:string-value="Ui-2-1" calcext:value-type="string">
            <text:p>Ui-2-1</text:p>
          </table:table-cell>
          <table:table-cell table:style-name="ce9" office:value-type="string" calcext:value-type="string">
            <text:p>Ui-2</text:p>
          </table:table-cell>
          <table:table-cell table:style-name="ce9" office:value-type="float" office:value="1" calcext:value-type="float">
            <text:p>1</text:p>
          </table:table-cell>
          <table:table-cell table:style-name="ce22" office:value-type="string" calcext:value-type="string" table:number-columns-spanned="1" table:number-rows-spanned="2">
            <text:p>キーボード操作</text:p>
          </table:table-cell>
          <table:table-cell table:style-name="ce22" office:value-type="string" calcext:value-type="string" table:number-columns-spanned="1" table:number-rows-spanned="2">
            <text:p>F7キーによるキャレットブラウズモードの開始の可否</text:p>
          </table:table-cell>
          <table:table-cell table:style-name="ce22" office:value-type="string" calcext:value-type="string" table:number-columns-spanned="1" table:number-rows-spanned="2">
            <text:p>-</text:p>
          </table:table-cell>
          <table:table-cell table:style-name="ce9" office:value-type="string" calcext:value-type="string">
            <text:p>許可する（既定）</text:p>
          </table:table-cell>
          <table:table-cell table:style-name="ce9" office:value-type="string" calcext:value-type="string">
            <text:p>MCDで設定を反映する</text:p>
          </table:table-cell>
          <table:table-cell table:style-name="ce9" office:value-type="string" calcext:value-type="string">
            <text:p>lockPref("accessibility.browsewithcaret_shortcut.enabled", true);</text:p>
          </table:table-cell>
          <table:table-cell table:style-name="ce12" table:formula="of:=IF([.K324]=&quot;&quot;;&quot;?&quot;;IF([.M324]=&quot;&quot;;&quot;新規&quot;;IF([.K324]=[.M324];&quot;&quot;;&quot;変更あり&quot;)))">
            <text:p/>
          </table:table-cell>
          <table:table-cell table:style-name="ce54" office:value-type="string" calcext:value-type="string">
            <text:p>lockPref("accessibility.browsewithcaret_shortcut.enabled", true);</text:p>
          </table:table-cell>
          <table:table-cell table:style-name="ce9" table:formula="of:=IF([.M324]=&quot;&quot;;&quot;?&quot;;IF([.O324]=&quot;&quot;;&quot;新規&quot;;IF([.M324]=[.O324];&quot;&quot;;&quot;○&quot;)))">
            <text:p/>
          </table:table-cell>
          <table:table-cell table:style-name="ce54" office:value-type="string" calcext:value-type="string">
            <text:p>lockPref("accessibility.browsewithcaret_shortcut.enabled", true);</text:p>
          </table:table-cell>
          <table:table-cell table:style-name="ce54" table:number-columns-repeated="2"/>
          <table:table-cell table:style-name="ce63" table:formula="of:=IFERROR(VLOOKUP([.$C324];[$'verify-targets-to-chapters'.$A$1:.$B$999];2;0);IF([.$A324]=&quot;&quot;;&quot;&quot;;&quot;省略&quot;))">
            <text:p/>
          </table:table-cell>
          <table:table-cell table:number-columns-repeated="1006"/>
        </table:table-row>
        <table:table-row table:style-name="ro7">
          <table:table-cell table:style-name="ce1"/>
          <table:table-cell table:style-name="ce4" table:formula="of:=IF([.$A325]&lt;&gt;&quot;&quot;;MAX([.$B$1:.$B324])+1;&quot;&quot;)">
            <text:p/>
          </table:table-cell>
          <table:table-cell table:style-name="ce4" table:formula="of:=CONCATENATE([.$D325];&quot;-&quot;;[.$E325])" office:value-type="string" office:string-value="Ui-2-2" calcext:value-type="string">
            <text:p>Ui-2-2</text:p>
          </table:table-cell>
          <table:table-cell table:style-name="ce9" office:value-type="string" calcext:value-type="string">
            <text:p>Ui-2</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禁止する</text:p>
          </table:table-cell>
          <table:table-cell table:style-name="ce9" office:value-type="string" calcext:value-type="string">
            <text:p>MCDで設定を反映する</text:p>
          </table:table-cell>
          <table:table-cell table:style-name="ce9" office:value-type="string" calcext:value-type="string">
            <text:p>lockPref("accessibility.browsewithcaret_shortcut.enabled", false);</text:p>
          </table:table-cell>
          <table:table-cell table:style-name="ce12" table:formula="of:=IF([.K325]=&quot;&quot;;&quot;?&quot;;IF([.M325]=&quot;&quot;;&quot;新規&quot;;IF([.K325]=[.M325];&quot;&quot;;&quot;変更あり&quot;)))">
            <text:p/>
          </table:table-cell>
          <table:table-cell table:style-name="ce54" office:value-type="string" calcext:value-type="string">
            <text:p>lockPref("accessibility.browsewithcaret_shortcut.enabled", false);</text:p>
          </table:table-cell>
          <table:table-cell table:style-name="ce9" table:formula="of:=IF([.M325]=&quot;&quot;;&quot;?&quot;;IF([.O325]=&quot;&quot;;&quot;新規&quot;;IF([.M325]=[.O325];&quot;&quot;;&quot;○&quot;)))">
            <text:p/>
          </table:table-cell>
          <table:table-cell table:style-name="ce54" office:value-type="string" calcext:value-type="string">
            <text:p>lockPref("accessibility.browsewithcaret_shortcut.enabled", false);</text:p>
          </table:table-cell>
          <table:table-cell table:style-name="ce54" table:number-columns-repeated="2"/>
          <table:table-cell table:style-name="ce63" table:formula="of:=IFERROR(VLOOKUP([.$C325];[$'verify-targets-to-chapters'.$A$1:.$B$999];2;0);IF([.$A325]=&quot;&quot;;&quot;&quot;;&quot;省略&quot;))">
            <text:p/>
          </table:table-cell>
          <table:table-cell table:number-columns-repeated="1006"/>
        </table:table-row>
        <table:table-row table:style-name="ro4">
          <table:table-cell table:style-name="ce1"/>
          <table:table-cell table:style-name="ce4" table:formula="of:=IF([.$A326]&lt;&gt;&quot;&quot;;MAX([.$B$1:.$B325])+1;&quot;&quot;)">
            <text:p/>
          </table:table-cell>
          <table:table-cell table:style-name="ce4" table:formula="of:=CONCATENATE([.$D326];&quot;-&quot;;[.$E326])" office:value-type="string" office:string-value="Ui-3-1" calcext:value-type="string">
            <text:p>Ui-3-1</text:p>
          </table:table-cell>
          <table:table-cell table:style-name="ce10" office:value-type="string" calcext:value-type="string">
            <text:p>Ui-3</text:p>
          </table:table-cell>
          <table:table-cell table:style-name="ce10" office:value-type="float" office:value="1" calcext:value-type="float">
            <text:p>1</text:p>
          </table:table-cell>
          <table:table-cell table:style-name="ce24" office:value-type="string" calcext:value-type="string" table:number-columns-spanned="1" table:number-rows-spanned="2">
            <text:p>UI</text:p>
          </table:table-cell>
          <table:table-cell table:style-name="ce24" office:value-type="string" calcext:value-type="string" table:number-columns-spanned="1" table:number-rows-spanned="2">
            <text:p>タブごとの音声インジケータの利用の許可</text:p>
          </table:table-cell>
          <table:table-cell table:style-name="ce24" office:value-type="string" calcext:value-type="string" table:number-columns-spanned="1" table:number-rows-spanned="2">
            <text:p>-</text:p>
          </table:table-cell>
          <table:table-cell table:style-name="ce10" office:value-type="string" calcext:value-type="string">
            <text:p>許可する（既定）</text:p>
          </table:table-cell>
          <table:table-cell table:number-columns-repeated="2" table:style-name="ce10" office:value-type="string" calcext:value-type="string">
            <text:p>-</text:p>
          </table:table-cell>
          <table:table-cell table:style-name="ce12" table:formula="of:=IF([.K326]=&quot;&quot;;&quot;?&quot;;IF([.M326]=&quot;&quot;;&quot;新規&quot;;IF([.K326]=[.M326];&quot;&quot;;&quot;変更あり&quot;)))">
            <text:p/>
          </table:table-cell>
          <table:table-cell table:style-name="ce10" office:value-type="string" calcext:value-type="string">
            <text:p>-</text:p>
          </table:table-cell>
          <table:table-cell table:style-name="ce9" table:formula="of:=IF([.M326]=&quot;&quot;;&quot;?&quot;;IF([.O326]=&quot;&quot;;&quot;新規&quot;;IF([.M326]=[.O326];&quot;&quot;;&quot;○&quot;)))" office:value-type="string" office:string-value="新規" calcext:value-type="string">
            <text:p>新規</text:p>
          </table:table-cell>
          <table:table-cell table:style-name="ce54" table:number-columns-repeated="3"/>
          <table:table-cell table:style-name="ce63" table:formula="of:=IFERROR(VLOOKUP([.$C326];[$'verify-targets-to-chapters'.$A$1:.$B$999];2;0);IF([.$A326]=&quot;&quot;;&quot;&quot;;&quot;省略&quot;))">
            <text:p/>
          </table:table-cell>
          <table:table-cell table:number-columns-repeated="1006"/>
        </table:table-row>
        <table:table-row table:style-name="ro19">
          <table:table-cell table:style-name="ce1"/>
          <table:table-cell table:style-name="ce4" table:formula="of:=IF([.$A327]&lt;&gt;&quot;&quot;;MAX([.$B$1:.$B326])+1;&quot;&quot;)">
            <text:p/>
          </table:table-cell>
          <table:table-cell table:style-name="ce4" table:formula="of:=CONCATENATE([.$D327];&quot;-&quot;;[.$E327])" office:value-type="string" office:string-value="Ui-3-2" calcext:value-type="string">
            <text:p>Ui-3-2</text:p>
          </table:table-cell>
          <table:table-cell table:style-name="ce10" office:value-type="string" calcext:value-type="string">
            <text:p>Ui-3</text:p>
          </table:table-cell>
          <table:table-cell table:style-name="ce10" office:value-type="float" office:value="2" calcext:value-type="float">
            <text:p>2</text:p>
          </table:table-cell>
          <table:covered-table-cell table:number-columns-repeated="3" table:style-name="ce19"/>
          <table:table-cell table:style-name="ce10" office:value-type="string" calcext:value-type="string">
            <text:p>禁止する</text:p>
          </table:table-cell>
          <table:table-cell table:style-name="ce10" office:value-type="string" calcext:value-type="string">
            <text:p>1. アドオン「globalChrome.css」を導入する</text:p>
            <text:p>2. globalChrome.cssで設定を反映する</text:p>
          </table:table-cell>
          <table:table-cell table:style-name="ce10"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2" table:formula="of:=IF([.K327]=&quot;&quot;;&quot;?&quot;;IF([.M327]=&quot;&quot;;&quot;新規&quot;;IF([.K327]=[.M327];&quot;&quot;;&quot;変更あり&quot;)))">
            <text:p/>
          </table:table-cell>
          <table:table-cell table:style-name="ce10"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9" table:formula="of:=IF([.M327]=&quot;&quot;;&quot;?&quot;;IF([.O327]=&quot;&quot;;&quot;新規&quot;;IF([.M327]=[.O327];&quot;&quot;;&quot;○&quot;)))" office:value-type="string" office:string-value="新規" calcext:value-type="string">
            <text:p>新規</text:p>
          </table:table-cell>
          <table:table-cell table:style-name="ce54" table:number-columns-repeated="3"/>
          <table:table-cell table:style-name="ce63" table:formula="of:=IFERROR(VLOOKUP([.$C327];[$'verify-targets-to-chapters'.$A$1:.$B$999];2;0);IF([.$A327]=&quot;&quot;;&quot;&quot;;&quot;省略&quot;))">
            <text:p/>
          </table:table-cell>
          <table:table-cell table:number-columns-repeated="1006"/>
        </table:table-row>
        <table:table-row table:style-name="ro74">
          <table:table-cell table:style-name="ce1"/>
          <table:table-cell table:style-name="ce4" table:formula="of:=IF([.$A328]&lt;&gt;&quot;&quot;;MAX([.$B$1:.$B327])+1;&quot;&quot;)">
            <text:p/>
          </table:table-cell>
          <table:table-cell table:style-name="ce4" table:formula="of:=CONCATENATE([.$D328];&quot;-&quot;;[.$E328])" office:value-type="string" office:string-value="Ui-4（トラブルが多いため廃止）-1" calcext:value-type="string">
            <text:p>Ui-4（トラブルが多いため廃止）-1</text:p>
          </table:table-cell>
          <table:table-cell table:style-name="ce10" office:value-type="string" calcext:value-type="string">
            <text:p>Ui-4（トラブルが多いため廃止）</text:p>
          </table:table-cell>
          <table:table-cell table:style-name="ce10" office:value-type="float" office:value="1" calcext:value-type="float">
            <text:p>1</text:p>
          </table:table-cell>
          <table:table-cell table:style-name="ce24" office:value-type="string" calcext:value-type="string" table:number-columns-spanned="1" table:number-rows-spanned="2">
            <text:p>UI</text:p>
          </table:table-cell>
          <table:table-cell table:style-name="ce24" office:value-type="string" calcext:value-type="string" table:number-columns-spanned="1" table:number-rows-spanned="2">
            <text:p>同一プロキシへの同時アクセスによる認証ダイアログの多重表示の抑止</text:p>
          </table:table-cell>
          <table:table-cell table:style-name="ce24" office:value-type="string" calcext:value-type="string" table:number-columns-spanned="1" table:number-rows-spanned="2">
            <text:p>-</text:p>
          </table:table-cell>
          <table:table-cell table:style-name="ce10" office:value-type="string" calcext:value-type="string">
            <text:p>抑止する</text:p>
          </table:table-cell>
          <table:table-cell table:style-name="ce10" office:value-type="string" calcext:value-type="string">
            <text:p>1. アドオン「No Duplicated Authentication」を導入する</text:p>
            <text:p>2. MCDで設定を反映する</text:p>
          </table:table-cell>
          <table:table-cell table:style-name="ce10"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12" table:formula="of:=IF([.K328]=&quot;&quot;;&quot;?&quot;;IF([.M328]=&quot;&quot;;&quot;新規&quot;;IF([.K328]=[.M328];&quot;&quot;;&quot;変更あり&quot;)))">
            <text:p/>
          </table:table-cell>
          <table:table-cell table:style-name="ce56"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9" table:formula="of:=IF([.M328]=&quot;&quot;;&quot;?&quot;;IF([.O328]=&quot;&quot;;&quot;新規&quot;;IF([.M328]=[.O328];&quot;&quot;;&quot;○&quot;)))" office:value-type="string" office:string-value="新規" calcext:value-type="string">
            <text:p>新規</text:p>
          </table:table-cell>
          <table:table-cell table:style-name="ce54" table:number-columns-repeated="3"/>
          <table:table-cell table:style-name="ce63" table:formula="of:=IFERROR(VLOOKUP([.$C328];[$'verify-targets-to-chapters'.$A$1:.$B$999];2;0);IF([.$A328]=&quot;&quot;;&quot;&quot;;&quot;省略&quot;))">
            <text:p/>
          </table:table-cell>
          <table:table-cell table:number-columns-repeated="1006"/>
        </table:table-row>
        <table:table-row table:style-name="ro4">
          <table:table-cell table:style-name="ce1"/>
          <table:table-cell table:style-name="ce4" table:formula="of:=IF([.$A329]&lt;&gt;&quot;&quot;;MAX([.$B$1:.$B328])+1;&quot;&quot;)">
            <text:p/>
          </table:table-cell>
          <table:table-cell table:style-name="ce4" table:formula="of:=CONCATENATE([.$D329];&quot;-&quot;;[.$E329])" office:value-type="string" office:string-value="Ui-4-2" calcext:value-type="string">
            <text:p>Ui-4-2</text:p>
          </table:table-cell>
          <table:table-cell table:style-name="ce10" office:value-type="string" calcext:value-type="string">
            <text:p>Ui-4</text:p>
          </table:table-cell>
          <table:table-cell table:style-name="ce10" office:value-type="float" office:value="2" calcext:value-type="float">
            <text:p>2</text:p>
          </table:table-cell>
          <table:covered-table-cell table:number-columns-repeated="3" table:style-name="ce19"/>
          <table:table-cell table:style-name="ce10" office:value-type="string" calcext:value-type="string">
            <text:p>抑止しない</text:p>
          </table:table-cell>
          <table:table-cell table:number-columns-repeated="2" table:style-name="ce10" office:value-type="string" calcext:value-type="string">
            <text:p>-</text:p>
          </table:table-cell>
          <table:table-cell table:style-name="ce12" table:formula="of:=IF([.K329]=&quot;&quot;;&quot;?&quot;;IF([.M329]=&quot;&quot;;&quot;新規&quot;;IF([.K329]=[.M329];&quot;&quot;;&quot;変更あり&quot;)))">
            <text:p/>
          </table:table-cell>
          <table:table-cell table:style-name="ce56" office:value-type="string" calcext:value-type="string">
            <text:p>-</text:p>
          </table:table-cell>
          <table:table-cell table:style-name="ce9" table:formula="of:=IF([.M329]=&quot;&quot;;&quot;?&quot;;IF([.O329]=&quot;&quot;;&quot;新規&quot;;IF([.M329]=[.O329];&quot;&quot;;&quot;○&quot;)))" office:value-type="string" office:string-value="新規" calcext:value-type="string">
            <text:p>新規</text:p>
          </table:table-cell>
          <table:table-cell table:style-name="ce54" table:number-columns-repeated="3"/>
          <table:table-cell table:style-name="ce63" table:formula="of:=IFERROR(VLOOKUP([.$C329];[$'verify-targets-to-chapters'.$A$1:.$B$999];2;0);IF([.$A329]=&quot;&quot;;&quot;&quot;;&quot;省略&quot;))">
            <text:p/>
          </table:table-cell>
          <table:table-cell table:number-columns-repeated="1006"/>
        </table:table-row>
        <table:table-row table:style-name="ro4">
          <table:table-cell table:style-name="ce1"/>
          <table:table-cell table:style-name="ce4" table:formula="of:=IF([.$A330]&lt;&gt;&quot;&quot;;MAX([.$B$1:.$B329])+1;&quot;&quot;)">
            <text:p/>
          </table:table-cell>
          <table:table-cell table:style-name="ce4" table:formula="of:=CONCATENATE([.$D330];&quot;-&quot;;[.$E330])" office:value-type="string" office:string-value="Ui-5-1" calcext:value-type="string">
            <text:p>Ui-5-1</text:p>
          </table:table-cell>
          <table:table-cell table:style-name="ce10" office:value-type="string" calcext:value-type="string">
            <text:p>Ui-5</text:p>
          </table:table-cell>
          <table:table-cell table:style-name="ce10" office:value-type="float" office:value="1" calcext:value-type="float">
            <text:p>1</text:p>
          </table:table-cell>
          <table:table-cell table:style-name="ce24" office:value-type="string" calcext:value-type="string" table:number-columns-spanned="1" table:number-rows-spanned="2">
            <text:p>UI</text:p>
          </table:table-cell>
          <table:table-cell table:style-name="ce24" office:value-type="string" calcext:value-type="string" table:number-columns-spanned="1" table:number-rows-spanned="2">
            <text:p>リーダービュー機能の使用</text:p>
          </table:table-cell>
          <table:table-cell table:style-name="ce24" office:value-type="string" calcext:value-type="string" table:number-columns-spanned="1" table:number-rows-spanned="2">
            <text:p>-</text:p>
          </table:table-cell>
          <table:table-cell table:style-name="ce10" office:value-type="string" calcext:value-type="string">
            <text:p>使用する（既定）</text:p>
          </table:table-cell>
          <table:table-cell table:number-columns-repeated="2" table:style-name="ce10" office:value-type="string" calcext:value-type="string">
            <text:p>-</text:p>
          </table:table-cell>
          <table:table-cell table:style-name="ce12" table:formula="of:=IF([.K330]=&quot;&quot;;&quot;?&quot;;IF([.M330]=&quot;&quot;;&quot;新規&quot;;IF([.K330]=[.M330];&quot;&quot;;&quot;変更あり&quot;)))">
            <text:p/>
          </table:table-cell>
          <table:table-cell table:style-name="ce10" office:value-type="string" calcext:value-type="string">
            <text:p>-</text:p>
          </table:table-cell>
          <table:table-cell table:style-name="ce9" table:formula="of:=IF([.M330]=&quot;&quot;;&quot;?&quot;;IF([.O330]=&quot;&quot;;&quot;新規&quot;;IF([.M330]=[.O330];&quot;&quot;;&quot;○&quot;)))" office:value-type="string" office:string-value="新規" calcext:value-type="string">
            <text:p>新規</text:p>
          </table:table-cell>
          <table:table-cell table:style-name="ce54" table:number-columns-repeated="3"/>
          <table:table-cell table:style-name="ce63" table:formula="of:=IFERROR(VLOOKUP([.$C330];[$'verify-targets-to-chapters'.$A$1:.$B$999];2;0);IF([.$A330]=&quot;&quot;;&quot;&quot;;&quot;省略&quot;))">
            <text:p/>
          </table:table-cell>
          <table:table-cell table:number-columns-repeated="1006"/>
        </table:table-row>
        <table:table-row table:style-name="ro3">
          <table:table-cell table:style-name="ce1"/>
          <table:table-cell table:style-name="ce4" table:formula="of:=IF([.$A331]&lt;&gt;&quot;&quot;;MAX([.$B$1:.$B330])+1;&quot;&quot;)">
            <text:p/>
          </table:table-cell>
          <table:table-cell table:style-name="ce4" table:formula="of:=CONCATENATE([.$D331];&quot;-&quot;;[.$E331])" office:value-type="string" office:string-value="Ui-5-2" calcext:value-type="string">
            <text:p>Ui-5-2</text:p>
          </table:table-cell>
          <table:table-cell table:style-name="ce10" office:value-type="string" calcext:value-type="string">
            <text:p>Ui-5</text:p>
          </table:table-cell>
          <table:table-cell table:style-name="ce10" office:value-type="float" office:value="2" calcext:value-type="float">
            <text:p>2</text:p>
          </table:table-cell>
          <table:covered-table-cell table:number-columns-repeated="3" table:style-name="ce19"/>
          <table:table-cell table:style-name="ce10" office:value-type="string" calcext:value-type="string">
            <text:p>使用しない</text:p>
          </table:table-cell>
          <table:table-cell table:style-name="ce9" office:value-type="string" calcext:value-type="string">
            <text:p>MCDで設定を反映する</text:p>
          </table:table-cell>
          <table:table-cell table:style-name="ce10" office:value-type="string" calcext:value-type="string">
            <text:p>lockPref("reader.parse-on-load.enabled", false)</text:p>
          </table:table-cell>
          <table:table-cell table:style-name="ce12" table:formula="of:=IF([.K331]=&quot;&quot;;&quot;?&quot;;IF([.M331]=&quot;&quot;;&quot;新規&quot;;IF([.K331]=[.M331];&quot;&quot;;&quot;変更あり&quot;)))">
            <text:p/>
          </table:table-cell>
          <table:table-cell table:style-name="ce10" office:value-type="string" calcext:value-type="string">
            <text:p>lockPref("reader.parse-on-load.enabled", false)</text:p>
          </table:table-cell>
          <table:table-cell table:style-name="ce9" table:formula="of:=IF([.M331]=&quot;&quot;;&quot;?&quot;;IF([.O331]=&quot;&quot;;&quot;新規&quot;;IF([.M331]=[.O331];&quot;&quot;;&quot;○&quot;)))" office:value-type="string" office:string-value="新規" calcext:value-type="string">
            <text:p>新規</text:p>
          </table:table-cell>
          <table:table-cell table:style-name="ce54" table:number-columns-repeated="3"/>
          <table:table-cell table:style-name="ce63" table:formula="of:=IFERROR(VLOOKUP([.$C331];[$'verify-targets-to-chapters'.$A$1:.$B$999];2;0);IF([.$A331]=&quot;&quot;;&quot;&quot;;&quot;省略&quot;))">
            <text:p/>
          </table:table-cell>
          <table:table-cell table:number-columns-repeated="1006"/>
        </table:table-row>
        <table:table-row table:style-name="ro4">
          <table:table-cell table:style-name="ce1"/>
          <table:table-cell table:style-name="ce4" table:formula="of:=IF([.$A332]&lt;&gt;&quot;&quot;;MAX([.$B$1:.$B331])+1;&quot;&quot;)">
            <text:p/>
          </table:table-cell>
          <table:table-cell table:style-name="ce4" table:formula="of:=CONCATENATE([.$D332];&quot;-&quot;;[.$E332])" office:value-type="string" office:string-value="Ui-6-1" calcext:value-type="string">
            <text:p>Ui-6-1</text:p>
          </table:table-cell>
          <table:table-cell table:style-name="ce10" office:value-type="string" calcext:value-type="string">
            <text:p>Ui-6</text:p>
          </table:table-cell>
          <table:table-cell table:style-name="ce10" office:value-type="float" office:value="1" calcext:value-type="float">
            <text:p>1</text:p>
          </table:table-cell>
          <table:table-cell table:style-name="ce24" office:value-type="string" calcext:value-type="string" table:number-columns-spanned="1" table:number-rows-spanned="2">
            <text:p>UI</text:p>
          </table:table-cell>
          <table:table-cell table:style-name="ce24" office:value-type="string" calcext:value-type="string" table:number-columns-spanned="1" table:number-rows-spanned="2">
            <text:p>スペルチェック機能の使用</text:p>
          </table:table-cell>
          <table:table-cell table:style-name="ce24" office:value-type="string" calcext:value-type="string" table:number-columns-spanned="1" table:number-rows-spanned="2">
            <text:p>-</text:p>
          </table:table-cell>
          <table:table-cell table:style-name="ce10" office:value-type="string" calcext:value-type="string">
            <text:p>使用する（既定）</text:p>
          </table:table-cell>
          <table:table-cell table:style-name="ce9" office:value-type="string" calcext:value-type="string">
            <text:p>-</text:p>
          </table:table-cell>
          <table:table-cell table:style-name="ce10" office:value-type="string" calcext:value-type="string">
            <text:p>-</text:p>
          </table:table-cell>
          <table:table-cell table:style-name="ce12" table:formula="of:=IF([.K332]=&quot;&quot;;&quot;?&quot;;IF([.M332]=&quot;&quot;;&quot;新規&quot;;IF([.K332]=[.M332];&quot;&quot;;&quot;変更あり&quot;)))">
            <text:p/>
          </table:table-cell>
          <table:table-cell table:style-name="ce10" office:value-type="string" calcext:value-type="string">
            <text:p>-</text:p>
          </table:table-cell>
          <table:table-cell table:style-name="ce9" table:formula="of:=IF([.M332]=&quot;&quot;;&quot;?&quot;;IF([.O332]=&quot;&quot;;&quot;新規&quot;;IF([.M332]=[.O332];&quot;&quot;;&quot;○&quot;)))" office:value-type="string" office:string-value="新規" calcext:value-type="string">
            <text:p>新規</text:p>
          </table:table-cell>
          <table:table-cell table:style-name="ce54" table:number-columns-repeated="3"/>
          <table:table-cell table:style-name="ce63" table:formula="of:=IFERROR(VLOOKUP([.$C332];[$'verify-targets-to-chapters'.$A$1:.$B$999];2;0);IF([.$A332]=&quot;&quot;;&quot;&quot;;&quot;省略&quot;))">
            <text:p/>
          </table:table-cell>
          <table:table-cell table:number-columns-repeated="1006"/>
        </table:table-row>
        <table:table-row table:style-name="ro4">
          <table:table-cell table:style-name="ce1"/>
          <table:table-cell table:style-name="ce4" table:formula="of:=IF([.$A333]&lt;&gt;&quot;&quot;;MAX([.$B$1:.$B332])+1;&quot;&quot;)">
            <text:p/>
          </table:table-cell>
          <table:table-cell table:style-name="ce4" table:formula="of:=CONCATENATE([.$D333];&quot;-&quot;;[.$E333])" office:value-type="string" office:string-value="Ui-6-2" calcext:value-type="string">
            <text:p>Ui-6-2</text:p>
          </table:table-cell>
          <table:table-cell table:style-name="ce10" office:value-type="string" calcext:value-type="string">
            <text:p>Ui-6</text:p>
          </table:table-cell>
          <table:table-cell table:style-name="ce10" office:value-type="float" office:value="2" calcext:value-type="float">
            <text:p>2</text:p>
          </table:table-cell>
          <table:covered-table-cell table:number-columns-repeated="3" table:style-name="ce19"/>
          <table:table-cell table:style-name="ce10" office:value-type="string" calcext:value-type="string">
            <text:p>使用しない</text:p>
          </table:table-cell>
          <table:table-cell table:style-name="ce9" office:value-type="string" calcext:value-type="string">
            <text:p>MCDで設定を反映する</text:p>
          </table:table-cell>
          <table:table-cell table:style-name="ce10" office:value-type="string" calcext:value-type="string">
            <text:p>lockPref("layout.spellcheckDefault", 0);</text:p>
          </table:table-cell>
          <table:table-cell table:style-name="ce12" table:formula="of:=IF([.K333]=&quot;&quot;;&quot;?&quot;;IF([.M333]=&quot;&quot;;&quot;新規&quot;;IF([.K333]=[.M333];&quot;&quot;;&quot;変更あり&quot;)))">
            <text:p/>
          </table:table-cell>
          <table:table-cell table:style-name="ce10" office:value-type="string" calcext:value-type="string">
            <text:p>lockPref("layout.spellcheckDefault", 0);</text:p>
          </table:table-cell>
          <table:table-cell table:style-name="ce9" table:formula="of:=IF([.M333]=&quot;&quot;;&quot;?&quot;;IF([.O333]=&quot;&quot;;&quot;新規&quot;;IF([.M333]=[.O333];&quot;&quot;;&quot;○&quot;)))" office:value-type="string" office:string-value="新規" calcext:value-type="string">
            <text:p>新規</text:p>
          </table:table-cell>
          <table:table-cell table:style-name="ce54" table:number-columns-repeated="3"/>
          <table:table-cell table:style-name="ce63" table:formula="of:=IFERROR(VLOOKUP([.$C333];[$'verify-targets-to-chapters'.$A$1:.$B$999];2;0);IF([.$A333]=&quot;&quot;;&quot;&quot;;&quot;省略&quot;))">
            <text:p/>
          </table:table-cell>
          <table:table-cell table:number-columns-repeated="1006"/>
        </table:table-row>
        <table:table-row table:style-name="ro75">
          <table:table-cell table:style-name="ce1"/>
          <table:table-cell table:style-name="ce4" table:formula="of:=IF([.$A334]&lt;&gt;&quot;&quot;;MAX([.$B$1:.$B333])+1;&quot;&quot;)">
            <text:p/>
          </table:table-cell>
          <table:table-cell table:style-name="ce4" table:formula="of:=CONCATENATE([.$D334];&quot;-&quot;;[.$E334])" office:value-type="string" office:string-value="Script-1-1" calcext:value-type="string">
            <text:p>Script-1-1</text:p>
          </table:table-cell>
          <table:table-cell table:style-name="ce9" office:value-type="string" calcext:value-type="string">
            <text:p>Script-1</text:p>
          </table:table-cell>
          <table:table-cell table:style-name="ce9" office:value-type="float" office:value="1" calcext:value-type="float">
            <text:p>1</text:p>
          </table:table-cell>
          <table:table-cell table:style-name="ce22" office:value-type="string" calcext:value-type="string" table:number-columns-spanned="1" table:number-rows-spanned="2">
            <text:p>Webアプリの動作</text:p>
          </table:table-cell>
          <table:table-cell table:style-name="ce22" office:value-type="string" calcext:value-type="string" table:number-columns-spanned="1" table:number-rows-spanned="2">
            <text:p>スクリプトによる頻繁なalertの可否</text:p>
          </table:table-cell>
          <table:table-cell table:style-name="ce22" office:value-type="string" calcext:value-type="string" table:number-columns-spanned="1" table:number-rows-spanned="2">
            <text:p>-</text:p>
          </table:table-cell>
          <table:table-cell table:style-name="ce9" office:value-type="string" calcext:value-type="string">
            <text:p>許可する</text:p>
          </table:table-cell>
          <table:table-cell table:style-name="ce9" office:value-type="string" calcext:value-type="string">
            <text:p>MCDで設定を反映する</text:p>
          </table:table-cell>
          <table:table-cell table:style-name="ce9" office:value-type="string" calcext:value-type="string">
            <text:p>lockPref("dom.successive_dialog_time_limit", 0);</text:p>
          </table:table-cell>
          <table:table-cell table:style-name="ce12" table:formula="of:=IF([.K334]=&quot;&quot;;&quot;?&quot;;IF([.M334]=&quot;&quot;;&quot;新規&quot;;IF([.K334]=[.M334];&quot;&quot;;&quot;変更あり&quot;)))">
            <text:p/>
          </table:table-cell>
          <table:table-cell table:style-name="ce54" office:value-type="string" calcext:value-type="string">
            <text:p>lockPref("dom.successive_dialog_time_limit", 0);</text:p>
          </table:table-cell>
          <table:table-cell table:style-name="ce9" table:formula="of:=IF([.M334]=&quot;&quot;;&quot;?&quot;;IF([.O334]=&quot;&quot;;&quot;新規&quot;;IF([.M334]=[.O334];&quot;&quot;;&quot;○&quot;)))">
            <text:p/>
          </table:table-cell>
          <table:table-cell table:style-name="ce54" office:value-type="string" calcext:value-type="string">
            <text:p>lockPref("dom.successive_dialog_time_limit", 0);</text:p>
          </table:table-cell>
          <table:table-cell table:style-name="ce54" table:number-columns-repeated="2"/>
          <table:table-cell table:style-name="ce63" table:formula="of:=IFERROR(VLOOKUP([.$C334];[$'verify-targets-to-chapters'.$A$1:.$B$999];2;0);IF([.$A334]=&quot;&quot;;&quot;&quot;;&quot;省略&quot;))">
            <text:p/>
          </table:table-cell>
          <table:table-cell table:number-columns-repeated="1006"/>
        </table:table-row>
        <table:table-row table:style-name="ro5">
          <table:table-cell table:style-name="ce1"/>
          <table:table-cell table:style-name="ce4" table:formula="of:=IF([.$A335]&lt;&gt;&quot;&quot;;MAX([.$B$1:.$B334])+1;&quot;&quot;)">
            <text:p/>
          </table:table-cell>
          <table:table-cell table:style-name="ce4" table:formula="of:=CONCATENATE([.$D335];&quot;-&quot;;[.$E335])" office:value-type="string" office:string-value="Script-1-2" calcext:value-type="string">
            <text:p>Script-1-2</text:p>
          </table:table-cell>
          <table:table-cell table:style-name="ce9" office:value-type="string" calcext:value-type="string">
            <text:p>Script-1</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禁止する（既定）</text:p>
          </table:table-cell>
          <table:table-cell table:style-name="ce9" office:value-type="string" calcext:value-type="string">
            <text:p>MCDで設定を反映する</text:p>
          </table:table-cell>
          <table:table-cell table:style-name="ce9" office:value-type="string" calcext:value-type="string">
            <text:p>// 3秒以内にalertが繰り返されたら警告を表示する（既定値）</text:p>
            <text:p>lockPref("dom.successive_dialog_time_limit", 3);</text:p>
          </table:table-cell>
          <table:table-cell table:style-name="ce12" table:formula="of:=IF([.K335]=&quot;&quot;;&quot;?&quot;;IF([.M335]=&quot;&quot;;&quot;新規&quot;;IF([.K335]=[.M335];&quot;&quot;;&quot;変更あり&quot;)))">
            <text:p/>
          </table:table-cell>
          <table:table-cell table:style-name="ce54" office:value-type="string" calcext:value-type="string">
            <text:p>// 3秒以内にalertが繰り返されたら警告を表示する（既定値）</text:p>
            <text:p>lockPref("dom.successive_dialog_time_limit", 3);</text:p>
          </table:table-cell>
          <table:table-cell table:style-name="ce9" table:formula="of:=IF([.M335]=&quot;&quot;;&quot;?&quot;;IF([.O335]=&quot;&quot;;&quot;新規&quot;;IF([.M335]=[.O335];&quot;&quot;;&quot;○&quot;)))">
            <text:p/>
          </table:table-cell>
          <table:table-cell table:style-name="ce54" office:value-type="string" calcext:value-type="string">
            <text:p>// 3秒以内にalertが繰り返されたら警告を表示する（既定値）</text:p>
            <text:p>lockPref("dom.successive_dialog_time_limit", 3);</text:p>
          </table:table-cell>
          <table:table-cell table:style-name="ce54" table:number-columns-repeated="2"/>
          <table:table-cell table:style-name="ce63" table:formula="of:=IFERROR(VLOOKUP([.$C335];[$'verify-targets-to-chapters'.$A$1:.$B$999];2;0);IF([.$A335]=&quot;&quot;;&quot;&quot;;&quot;省略&quot;))">
            <text:p/>
          </table:table-cell>
          <table:table-cell table:number-columns-repeated="1006"/>
        </table:table-row>
        <table:table-row table:style-name="ro56">
          <table:table-cell table:style-name="ce1"/>
          <table:table-cell table:style-name="ce4" table:formula="of:=IF([.$A336]&lt;&gt;&quot;&quot;;MAX([.$B$1:.$B335])+1;&quot;&quot;)">
            <text:p/>
          </table:table-cell>
          <table:table-cell table:style-name="ce4" table:formula="of:=CONCATENATE([.$D336];&quot;-&quot;;[.$E336])" office:value-type="string" office:string-value="Script-2-1" calcext:value-type="string">
            <text:p>Script-2-1</text:p>
          </table:table-cell>
          <table:table-cell table:style-name="ce9" office:value-type="string" calcext:value-type="string">
            <text:p>Script-2</text:p>
          </table:table-cell>
          <table:table-cell table:style-name="ce9" office:value-type="float" office:value="1" calcext:value-type="float">
            <text:p>1</text:p>
          </table:table-cell>
          <table:table-cell table:style-name="ce26" office:value-type="string" calcext:value-type="string" table:number-columns-spanned="1" table:number-rows-spanned="4">
            <text:p>Webアプリの動作</text:p>
          </table:table-cell>
          <table:table-cell table:style-name="ce26" office:value-type="string" calcext:value-type="string" table:number-columns-spanned="1" table:number-rows-spanned="4">
            <text:p>プッシュ通知の可否</text:p>
          </table:table-cell>
          <table:table-cell table:style-name="ce26" office:value-type="string" calcext:value-type="string" table:number-columns-spanned="1" table:number-rows-spanned="4">
            <text:p>○</text:p>
          </table:table-cell>
          <table:table-cell table:style-name="ce9" office:value-type="string" calcext:value-type="string">
            <text:p>確認の上で許可する（通常版・既定）</text:p>
          </table:table-cell>
          <table:table-cell table:style-name="ce9" office:value-type="string" calcext:value-type="string">
            <text:p>MCDで設定を反映する</text:p>
          </table:table-cell>
          <table:table-cell table:style-name="ce9" office:value-type="string" calcext:value-type="string">
            <text:p>lockPref("dom.push.enabled", true);</text:p>
            <text:p>lockPref("dom.serviceWorkers.enabled", true);</text:p>
          </table:table-cell>
          <table:table-cell table:style-name="ce12" table:formula="of:=IF([.K336]=&quot;&quot;;&quot;?&quot;;IF([.M336]=&quot;&quot;;&quot;新規&quot;;IF([.K336]=[.M336];&quot;&quot;;&quot;変更あり&quot;)))">
            <text:p/>
          </table:table-cell>
          <table:table-cell table:style-name="ce54" office:value-type="string" calcext:value-type="string">
            <text:p>lockPref("dom.push.enabled", true);</text:p>
            <text:p>lockPref("dom.serviceWorkers.enabled", true);</text:p>
          </table:table-cell>
          <table:table-cell table:style-name="ce9" table:formula="of:=IF([.M336]=&quot;&quot;;&quot;?&quot;;IF([.O336]=&quot;&quot;;&quot;新規&quot;;IF([.M336]=[.O336];&quot;&quot;;&quot;○&quot;)))" office:value-type="string" office:string-value="○" calcext:value-type="string">
            <text:p>○</text:p>
          </table:table-cell>
          <table:table-cell table:style-name="ce54" office:value-type="string" calcext:value-type="string">
            <text:p>lockPref("dom.push.enabled", true);</text:p>
          </table:table-cell>
          <table:table-cell table:style-name="ce54" table:number-columns-repeated="2"/>
          <table:table-cell table:style-name="ce63" table:formula="of:=IFERROR(VLOOKUP([.$C336];[$'verify-targets-to-chapters'.$A$1:.$B$999];2;0);IF([.$A336]=&quot;&quot;;&quot;&quot;;&quot;省略&quot;))">
            <text:p/>
          </table:table-cell>
          <table:table-cell table:number-columns-repeated="1006"/>
        </table:table-row>
        <table:table-row table:style-name="ro5">
          <table:table-cell table:style-name="ce1"/>
          <table:table-cell table:style-name="ce4" table:formula="of:=IF([.$A337]&lt;&gt;&quot;&quot;;MAX([.$B$1:.$B336])+1;&quot;&quot;)">
            <text:p/>
          </table:table-cell>
          <table:table-cell table:style-name="ce4" table:formula="of:=CONCATENATE([.$D337];&quot;-&quot;;[.$E337])" office:value-type="string" office:string-value="Script-2-2" calcext:value-type="string">
            <text:p>Script-2-2</text:p>
          </table:table-cell>
          <table:table-cell table:style-name="ce9" office:value-type="string" calcext:value-type="string">
            <text:p>Script-2</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特定サイトのみ確認なしで許可する</text:p>
          </table:table-cell>
          <table:table-cell table:style-name="ce9" office:value-type="string" calcext:value-type="string">
            <text:p>1. アドオン「Permission Auto Registerer」を導入する</text:p>
            <text:p>2. MCDで設定を反映する</text:p>
          </table:table-cell>
          <table:table-cell table:style-name="ce9" office:value-type="string" calcext:value-type="string">
            <text:p>lockPref("dom.push.enabled", true);</text:p>
            <text:p>lockPref("dom.serviceWorkers.enabled", true);</text:p>
            <text:p>lockPref("extensions.autopermission.sites.(site)", "desktop-notification=1");</text:p>
            <text:p><text:span text:style-name="T1">clearPref("extensions.autopermission.sites.(site).lastValue");</text:span></text:p>
          </table:table-cell>
          <table:table-cell table:style-name="ce12" table:formula="of:=IF([.K337]=&quot;&quot;;&quot;?&quot;;IF([.M337]=&quot;&quot;;&quot;新規&quot;;IF([.K337]=[.M337];&quot;&quot;;&quot;変更あり&quot;)))" office:value-type="string" office:string-value="変更あり" calcext:value-type="string">
            <text:p>変更あり</text:p>
          </table:table-cell>
          <table:table-cell table:style-name="ce54" office:value-type="string" calcext:value-type="string">
            <text:p>lockPref("extensions.autopermission.sites.(site)", "push=1");</text:p>
            <text:p><text:span text:style-name="T1">clearPref("extensions.autopermission.sites.(site).lastValue");</text:span></text:p>
          </table:table-cell>
          <table:table-cell table:style-name="ce9" table:formula="of:=IF([.M337]=&quot;&quot;;&quot;?&quot;;IF([.O337]=&quot;&quot;;&quot;新規&quot;;IF([.M337]=[.O337];&quot;&quot;;&quot;○&quot;)))" office:value-type="string" office:string-value="○" calcext:value-type="string">
            <text:p>○</text:p>
          </table:table-cell>
          <table:table-cell table:style-name="ce54" office:value-type="string" calcext:value-type="string">
            <text:p>lockPref("extensions.autopermission.sites.(site)", "push=1");</text:p>
          </table:table-cell>
          <table:table-cell table:style-name="ce54" table:number-columns-repeated="2"/>
          <table:table-cell table:style-name="ce63" table:formula="of:=IFERROR(VLOOKUP([.$C337];[$'verify-targets-to-chapters'.$A$1:.$B$999];2;0);IF([.$A337]=&quot;&quot;;&quot;&quot;;&quot;省略&quot;))">
            <text:p/>
          </table:table-cell>
          <table:table-cell table:number-columns-repeated="1006"/>
        </table:table-row>
        <table:table-row table:style-name="ro39">
          <table:table-cell table:style-name="ce1"/>
          <table:table-cell table:style-name="ce4" table:formula="of:=IF([.$A338]&lt;&gt;&quot;&quot;;MAX([.$B$1:.$B337])+1;&quot;&quot;)">
            <text:p/>
          </table:table-cell>
          <table:table-cell table:style-name="ce4" table:formula="of:=CONCATENATE([.$D338];&quot;-&quot;;[.$E338])" office:value-type="string" office:string-value="Script-2-4" calcext:value-type="string">
            <text:p>Script-2-4</text:p>
          </table:table-cell>
          <table:table-cell table:style-name="ce9" office:value-type="string" calcext:value-type="string">
            <text:p>Script-2</text:p>
          </table:table-cell>
          <table:table-cell table:style-name="ce9" office:value-type="float" office:value="4" calcext:value-type="float">
            <text:p>4</text:p>
          </table:table-cell>
          <table:covered-table-cell table:number-columns-repeated="3" table:style-name="ce16"/>
          <table:table-cell table:style-name="ce9" office:value-type="string" calcext:value-type="string">
            <text:p>特定サイトのみ初期状態で確認なしで許可する</text:p>
          </table:table-cell>
          <table:table-cell table:style-name="ce9" office:value-type="string" calcext:value-type="string">
            <text:p>1. 「default.permissions」を作成する</text:p>
            <text:p>2. MCDで設定を反映する</text:p>
          </table:table-cell>
          <table:table-cell table:style-name="ce12" office:value-type="string" calcext:value-type="string">
            <text:p>default.permissions:</text:p>
            <text:p>host&lt;\t&gt;desktop-notification&lt;\t&gt;1&lt;\t&gt;http://example.com</text:p>
            <text:p># または</text:p>
            <text:p>origin&lt;\t&gt;desktop-notification&lt;\t&gt;1&lt;\t&gt;http://example.com</text:p>
            <text:p/>
            <text:p>MCD:</text:p>
            <text:p><text:span text:style-name="T1">lockPref("dom.push.enabled", true);</text:span></text:p>
            <text:p><text:span text:style-name="T1">lockPref("dom.serviceWorkers.enabled", true);</text:span></text:p>
            <text:p>lockPref("permissions.manager.defaultsUrl", "file:///C:/Program Files (x86)/Mozilla%20Firefox/defaults/default.permissions");</text:p>
          </table:table-cell>
          <table:table-cell table:style-name="ce12" table:formula="of:=IF([.K338]=&quot;&quot;;&quot;?&quot;;IF([.M338]=&quot;&quot;;&quot;新規&quot;;IF([.K338]=[.M338];&quot;&quot;;&quot;変更あり&quot;)))" office:value-type="string" office:string-value="変更あり" calcext:value-type="string">
            <text:p>変更あり</text:p>
          </table:table-cell>
          <table:table-cell table:style-name="ce12"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9" table:formula="of:=IF([.M338]=&quot;&quot;;&quot;?&quot;;IF([.O338]=&quot;&quot;;&quot;新規&quot;;IF([.M338]=[.O338];&quot;&quot;;&quot;○&quot;)))" office:value-type="string" office:string-value="新規" calcext:value-type="string">
            <text:p>新規</text:p>
          </table:table-cell>
          <table:table-cell table:style-name="ce54" table:number-columns-repeated="3"/>
          <table:table-cell table:style-name="ce63" table:formula="of:=IFERROR(VLOOKUP([.$C338];[$'verify-targets-to-chapters'.$A$1:.$B$999];2;0);IF([.$A338]=&quot;&quot;;&quot;&quot;;&quot;省略&quot;))">
            <text:p/>
          </table:table-cell>
          <table:table-cell table:number-columns-repeated="1006"/>
        </table:table-row>
        <table:table-row table:style-name="ro33">
          <table:table-cell table:style-name="ce1"/>
          <table:table-cell table:style-name="ce4" table:formula="of:=IF([.$A339]&lt;&gt;&quot;&quot;;MAX([.$B$1:.$B338])+1;&quot;&quot;)">
            <text:p/>
          </table:table-cell>
          <table:table-cell table:style-name="ce4" table:formula="of:=CONCATENATE([.$D339];&quot;-&quot;;[.$E339])" office:value-type="string" office:string-value="Script-2-3" calcext:value-type="string">
            <text:p>Script-2-3</text:p>
          </table:table-cell>
          <table:table-cell table:style-name="ce9" office:value-type="string" calcext:value-type="string">
            <text:p>Script-2</text:p>
          </table:table-cell>
          <table:table-cell table:style-name="ce9" office:value-type="float" office:value="3" calcext:value-type="float">
            <text:p>3</text:p>
          </table:table-cell>
          <table:covered-table-cell table:number-columns-repeated="3" table:style-name="ce16"/>
          <table:table-cell table:style-name="ce9" office:value-type="string" calcext:value-type="string">
            <text:p>禁止する（ESR版・既定 ※MCDの設定のみ既定。globalChrome.cssの設定は別途必要。）</text:p>
          </table:table-cell>
          <table:table-cell table:style-name="ce11"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9"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2" table:formula="of:=IF([.K339]=&quot;&quot;;&quot;?&quot;;IF([.M339]=&quot;&quot;;&quot;新規&quot;;IF([.K339]=[.M339];&quot;&quot;;&quot;変更あり&quot;)))">
            <text:p/>
          </table:table-cell>
          <table:table-cell table:style-name="ce54"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9" table:formula="of:=IF([.M339]=&quot;&quot;;&quot;?&quot;;IF([.O339]=&quot;&quot;;&quot;新規&quot;;IF([.M339]=[.O339];&quot;&quot;;&quot;○&quot;)))" office:value-type="string" office:string-value="○" calcext:value-type="string">
            <text:p>○</text:p>
          </table:table-cell>
          <table:table-cell table:style-name="ce54" office:value-type="string" calcext:value-type="string">
            <text:p>lockPref("dom.push.enabled", false);</text:p>
          </table:table-cell>
          <table:table-cell table:style-name="ce54" table:number-columns-repeated="2"/>
          <table:table-cell table:style-name="ce63" table:formula="of:=IFERROR(VLOOKUP([.$C339];[$'verify-targets-to-chapters'.$A$1:.$B$999];2;0);IF([.$A339]=&quot;&quot;;&quot;&quot;;&quot;省略&quot;))">
            <text:p/>
          </table:table-cell>
          <table:table-cell table:number-columns-repeated="1006"/>
        </table:table-row>
        <table:table-row table:style-name="ro3">
          <table:table-cell table:style-name="ce1"/>
          <table:table-cell table:style-name="ce4" table:formula="of:=IF([.$A340]&lt;&gt;&quot;&quot;;MAX([.$B$1:.$B339])+1;&quot;&quot;)">
            <text:p/>
          </table:table-cell>
          <table:table-cell table:style-name="ce4" table:formula="of:=CONCATENATE([.$D340];&quot;-&quot;;[.$E340])" office:value-type="string" office:string-value="Script-3-1" calcext:value-type="string">
            <text:p>Script-3-1</text:p>
          </table:table-cell>
          <table:table-cell table:style-name="ce9" office:value-type="string" calcext:value-type="string">
            <text:p>Script-3</text:p>
          </table:table-cell>
          <table:table-cell table:style-name="ce9" office:value-type="float" office:value="1" calcext:value-type="float">
            <text:p>1</text:p>
          </table:table-cell>
          <table:table-cell table:style-name="ce22" office:value-type="string" calcext:value-type="string" table:number-columns-spanned="1" table:number-rows-spanned="2">
            <text:p>Webアプリの動作</text:p>
          </table:table-cell>
          <table:table-cell table:style-name="ce22" office:value-type="string" calcext:value-type="string" table:number-columns-spanned="1" table:number-rows-spanned="2">
            <text:p>ゲームパッドAPIの利用の可否</text:p>
          </table:table-cell>
          <table:table-cell table:style-name="ce22" office:value-type="string" calcext:value-type="string" table:number-columns-spanned="1" table:number-rows-spanned="2">
            <text:p>-</text:p>
          </table:table-cell>
          <table:table-cell table:style-name="ce9" office:value-type="string" calcext:value-type="string">
            <text:p>許可する（既定）</text:p>
          </table:table-cell>
          <table:table-cell table:style-name="ce9" office:value-type="string" calcext:value-type="string">
            <text:p>MCDで設定を反映する</text:p>
          </table:table-cell>
          <table:table-cell table:style-name="ce10" office:value-type="string" calcext:value-type="string">
            <text:p>lockPref("dom.gamepad.enabled",true);</text:p>
          </table:table-cell>
          <table:table-cell table:style-name="ce12" table:formula="of:=IF([.K340]=&quot;&quot;;&quot;?&quot;;IF([.M340]=&quot;&quot;;&quot;新規&quot;;IF([.K340]=[.M340];&quot;&quot;;&quot;変更あり&quot;)))">
            <text:p/>
          </table:table-cell>
          <table:table-cell table:style-name="ce10" office:value-type="string" calcext:value-type="string">
            <text:p>lockPref("dom.gamepad.enabled",true);</text:p>
          </table:table-cell>
          <table:table-cell table:style-name="ce9" table:formula="of:=IF([.M340]=&quot;&quot;;&quot;?&quot;;IF([.O340]=&quot;&quot;;&quot;新規&quot;;IF([.M340]=[.O340];&quot;&quot;;&quot;○&quot;)))">
            <text:p/>
          </table:table-cell>
          <table:table-cell table:number-columns-repeated="2" table:style-name="ce54" office:value-type="string" calcext:value-type="string">
            <text:p>lockPref("dom.gamepad.enabled",true);</text:p>
          </table:table-cell>
          <table:table-cell table:style-name="ce54" office:value-type="string" calcext:value-type="string">
            <text:p>-</text:p>
          </table:table-cell>
          <table:table-cell table:style-name="ce63" table:formula="of:=IFERROR(VLOOKUP([.$C340];[$'verify-targets-to-chapters'.$A$1:.$B$999];2;0);IF([.$A340]=&quot;&quot;;&quot;&quot;;&quot;省略&quot;))">
            <text:p/>
          </table:table-cell>
          <table:table-cell table:number-columns-repeated="1006"/>
        </table:table-row>
        <table:table-row table:style-name="ro3">
          <table:table-cell table:style-name="ce1"/>
          <table:table-cell table:style-name="ce4" table:formula="of:=IF([.$A341]&lt;&gt;&quot;&quot;;MAX([.$B$1:.$B340])+1;&quot;&quot;)">
            <text:p/>
          </table:table-cell>
          <table:table-cell table:style-name="ce4" table:formula="of:=CONCATENATE([.$D341];&quot;-&quot;;[.$E341])" office:value-type="string" office:string-value="Script-3-2" calcext:value-type="string">
            <text:p>Script-3-2</text:p>
          </table:table-cell>
          <table:table-cell table:style-name="ce9" office:value-type="string" calcext:value-type="string">
            <text:p>Script-3</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禁止する</text:p>
          </table:table-cell>
          <table:table-cell table:style-name="ce9" office:value-type="string" calcext:value-type="string">
            <text:p>MCDで設定を反映する</text:p>
          </table:table-cell>
          <table:table-cell table:style-name="ce10" office:value-type="string" calcext:value-type="string">
            <text:p>lockPref("dom.gamepad.enabled",false);</text:p>
          </table:table-cell>
          <table:table-cell table:style-name="ce12" table:formula="of:=IF([.K341]=&quot;&quot;;&quot;?&quot;;IF([.M341]=&quot;&quot;;&quot;新規&quot;;IF([.K341]=[.M341];&quot;&quot;;&quot;変更あり&quot;)))">
            <text:p/>
          </table:table-cell>
          <table:table-cell table:style-name="ce10" office:value-type="string" calcext:value-type="string">
            <text:p>lockPref("dom.gamepad.enabled",false);</text:p>
          </table:table-cell>
          <table:table-cell table:style-name="ce9" table:formula="of:=IF([.M341]=&quot;&quot;;&quot;?&quot;;IF([.O341]=&quot;&quot;;&quot;新規&quot;;IF([.M341]=[.O341];&quot;&quot;;&quot;○&quot;)))">
            <text:p/>
          </table:table-cell>
          <table:table-cell table:number-columns-repeated="2" table:style-name="ce54" office:value-type="string" calcext:value-type="string">
            <text:p>lockPref("dom.gamepad.enabled",false);</text:p>
          </table:table-cell>
          <table:table-cell table:style-name="ce54" office:value-type="string" calcext:value-type="string">
            <text:p>-</text:p>
          </table:table-cell>
          <table:table-cell table:style-name="ce63" table:formula="of:=IFERROR(VLOOKUP([.$C341];[$'verify-targets-to-chapters'.$A$1:.$B$999];2;0);IF([.$A341]=&quot;&quot;;&quot;&quot;;&quot;省略&quot;))">
            <text:p/>
          </table:table-cell>
          <table:table-cell table:number-columns-repeated="1006"/>
        </table:table-row>
        <table:table-row table:style-name="ro3">
          <table:table-cell table:style-name="ce1"/>
          <table:table-cell table:style-name="ce4" table:formula="of:=IF([.$A342]&lt;&gt;&quot;&quot;;MAX([.$B$1:.$B341])+1;&quot;&quot;)">
            <text:p/>
          </table:table-cell>
          <table:table-cell table:style-name="ce4" table:formula="of:=CONCATENATE([.$D342];&quot;-&quot;;[.$E342])" office:value-type="string" office:string-value="Script-4-1" calcext:value-type="string">
            <text:p>Script-4-1</text:p>
          </table:table-cell>
          <table:table-cell table:style-name="ce9" office:value-type="string" calcext:value-type="string">
            <text:p>Script-4</text:p>
          </table:table-cell>
          <table:table-cell table:style-name="ce9" office:value-type="float" office:value="1" calcext:value-type="float">
            <text:p>1</text:p>
          </table:table-cell>
          <table:table-cell table:style-name="ce22" office:value-type="string" calcext:value-type="string" table:number-columns-spanned="1" table:number-rows-spanned="2">
            <text:p>Webアプリの動作</text:p>
          </table:table-cell>
          <table:table-cell table:style-name="ce22" office:value-type="string" calcext:value-type="string" table:number-columns-spanned="1" table:number-rows-spanned="2">
            <text:p>DOMイベントによるクリップボード操作のオーバーライド</text:p>
          </table:table-cell>
          <table:table-cell table:style-name="ce22" office:value-type="string" calcext:value-type="string" table:number-columns-spanned="1" table:number-rows-spanned="2">
            <text:p>-</text:p>
          </table:table-cell>
          <table:table-cell table:style-name="ce9" office:value-type="string" calcext:value-type="string">
            <text:p>許可する（既定）</text:p>
          </table:table-cell>
          <table:table-cell table:style-name="ce9" office:value-type="string" calcext:value-type="string">
            <text:p>-</text:p>
          </table:table-cell>
          <table:table-cell table:style-name="ce10" office:value-type="string" calcext:value-type="string">
            <text:p>defaultPref("dom.event.clipboardevents.enabled", true);</text:p>
          </table:table-cell>
          <table:table-cell table:style-name="ce12" table:formula="of:=IF([.K342]=&quot;&quot;;&quot;?&quot;;IF([.M342]=&quot;&quot;;&quot;新規&quot;;IF([.K342]=[.M342];&quot;&quot;;&quot;変更あり&quot;)))">
            <text:p/>
          </table:table-cell>
          <table:table-cell table:style-name="ce10" office:value-type="string" calcext:value-type="string">
            <text:p>defaultPref("dom.event.clipboardevents.enabled", true);</text:p>
          </table:table-cell>
          <table:table-cell table:style-name="ce9" table:formula="of:=IF([.M342]=&quot;&quot;;&quot;?&quot;;IF([.O342]=&quot;&quot;;&quot;新規&quot;;IF([.M342]=[.O342];&quot;&quot;;&quot;○&quot;)))" office:value-type="string" office:string-value="新規" calcext:value-type="string">
            <text:p>新規</text:p>
          </table:table-cell>
          <table:table-cell table:style-name="ce54" table:number-columns-repeated="3"/>
          <table:table-cell table:style-name="ce63" table:formula="of:=IFERROR(VLOOKUP([.$C342];[$'verify-targets-to-chapters'.$A$1:.$B$999];2;0);IF([.$A342]=&quot;&quot;;&quot;&quot;;&quot;省略&quot;))">
            <text:p/>
          </table:table-cell>
          <table:table-cell table:number-columns-repeated="1006"/>
        </table:table-row>
        <table:table-row table:style-name="ro3">
          <table:table-cell table:style-name="ce1"/>
          <table:table-cell table:style-name="ce4" table:formula="of:=IF([.$A343]&lt;&gt;&quot;&quot;;MAX([.$B$1:.$B342])+1;&quot;&quot;)">
            <text:p/>
          </table:table-cell>
          <table:table-cell table:style-name="ce4" table:formula="of:=CONCATENATE([.$D343];&quot;-&quot;;[.$E343])" office:value-type="string" office:string-value="Script-4-2" calcext:value-type="string">
            <text:p>Script-4-2</text:p>
          </table:table-cell>
          <table:table-cell table:style-name="ce9" office:value-type="string" calcext:value-type="string">
            <text:p>Script-4</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禁止する</text:p>
          </table:table-cell>
          <table:table-cell table:style-name="ce9" office:value-type="string" calcext:value-type="string">
            <text:p>MCDで設定を反映する</text:p>
          </table:table-cell>
          <table:table-cell table:style-name="ce10" office:value-type="string" calcext:value-type="string">
            <text:p>lockPref("dom.event.clipboardevents.enabled", false);</text:p>
          </table:table-cell>
          <table:table-cell table:style-name="ce12" table:formula="of:=IF([.K343]=&quot;&quot;;&quot;?&quot;;IF([.M343]=&quot;&quot;;&quot;新規&quot;;IF([.K343]=[.M343];&quot;&quot;;&quot;変更あり&quot;)))">
            <text:p/>
          </table:table-cell>
          <table:table-cell table:style-name="ce10" office:value-type="string" calcext:value-type="string">
            <text:p>lockPref("dom.event.clipboardevents.enabled", false);</text:p>
          </table:table-cell>
          <table:table-cell table:style-name="ce9" table:formula="of:=IF([.M343]=&quot;&quot;;&quot;?&quot;;IF([.O343]=&quot;&quot;;&quot;新規&quot;;IF([.M343]=[.O343];&quot;&quot;;&quot;○&quot;)))" office:value-type="string" office:string-value="新規" calcext:value-type="string">
            <text:p>新規</text:p>
          </table:table-cell>
          <table:table-cell table:style-name="ce54" table:number-columns-repeated="3"/>
          <table:table-cell table:style-name="ce63" table:formula="of:=IFERROR(VLOOKUP([.$C343];[$'verify-targets-to-chapters'.$A$1:.$B$999];2;0);IF([.$A343]=&quot;&quot;;&quot;&quot;;&quot;省略&quot;))">
            <text:p/>
          </table:table-cell>
          <table:table-cell table:number-columns-repeated="1006"/>
        </table:table-row>
        <table:table-row table:style-name="ro4">
          <table:table-cell table:style-name="ce1"/>
          <table:table-cell table:style-name="ce4" table:formula="of:=IF([.$A344]&lt;&gt;&quot;&quot;;MAX([.$B$1:.$B343])+1;&quot;&quot;)">
            <text:p/>
          </table:table-cell>
          <table:table-cell table:style-name="ce4" table:formula="of:=CONCATENATE([.$D344];&quot;-&quot;;[.$E344])" office:value-type="string" office:string-value="Script-5-1" calcext:value-type="string">
            <text:p>Script-5-1</text:p>
          </table:table-cell>
          <table:table-cell table:style-name="ce9" office:value-type="string" calcext:value-type="string">
            <text:p>Script-5</text:p>
          </table:table-cell>
          <table:table-cell table:style-name="ce9" office:value-type="float" office:value="1" calcext:value-type="float">
            <text:p>1</text:p>
          </table:table-cell>
          <table:table-cell table:style-name="ce22" office:value-type="string" calcext:value-type="string" table:number-columns-spanned="1" table:number-rows-spanned="2">
            <text:p>Webアプリの動作</text:p>
          </table:table-cell>
          <table:table-cell table:style-name="ce22" office:value-type="string" calcext:value-type="string" table:number-columns-spanned="1" table:number-rows-spanned="2">
            <text:p>DOMイベントによるコンテキストメニュー操作のオーバーライド</text:p>
          </table:table-cell>
          <table:table-cell table:style-name="ce22" office:value-type="string" calcext:value-type="string" table:number-columns-spanned="1" table:number-rows-spanned="2">
            <text:p>-</text:p>
          </table:table-cell>
          <table:table-cell table:style-name="ce9" office:value-type="string" calcext:value-type="string">
            <text:p>許可する（既定）</text:p>
          </table:table-cell>
          <table:table-cell table:style-name="ce9" office:value-type="string" calcext:value-type="string">
            <text:p>-</text:p>
          </table:table-cell>
          <table:table-cell table:style-name="ce10" office:value-type="string" calcext:value-type="string">
            <text:p>-</text:p>
          </table:table-cell>
          <table:table-cell table:style-name="ce12" table:formula="of:=IF([.K344]=&quot;&quot;;&quot;?&quot;;IF([.M344]=&quot;&quot;;&quot;新規&quot;;IF([.K344]=[.M344];&quot;&quot;;&quot;変更あり&quot;)))">
            <text:p/>
          </table:table-cell>
          <table:table-cell table:style-name="ce10" office:value-type="string" calcext:value-type="string">
            <text:p>-</text:p>
          </table:table-cell>
          <table:table-cell table:style-name="ce9" table:formula="of:=IF([.M344]=&quot;&quot;;&quot;?&quot;;IF([.O344]=&quot;&quot;;&quot;新規&quot;;IF([.M344]=[.O344];&quot;&quot;;&quot;○&quot;)))" office:value-type="string" office:string-value="新規" calcext:value-type="string">
            <text:p>新規</text:p>
          </table:table-cell>
          <table:table-cell table:style-name="ce54" table:number-columns-repeated="3"/>
          <table:table-cell table:style-name="ce63" table:formula="of:=IFERROR(VLOOKUP([.$C344];[$'verify-targets-to-chapters'.$A$1:.$B$999];2;0);IF([.$A344]=&quot;&quot;;&quot;&quot;;&quot;省略&quot;))">
            <text:p/>
          </table:table-cell>
          <table:table-cell table:number-columns-repeated="1006"/>
        </table:table-row>
        <table:table-row table:style-name="ro3">
          <table:table-cell table:style-name="ce1"/>
          <table:table-cell table:style-name="ce4" table:formula="of:=IF([.$A345]&lt;&gt;&quot;&quot;;MAX([.$B$1:.$B344])+1;&quot;&quot;)">
            <text:p/>
          </table:table-cell>
          <table:table-cell table:style-name="ce4" table:formula="of:=CONCATENATE([.$D345];&quot;-&quot;;[.$E345])" office:value-type="string" office:string-value="Script-5-2" calcext:value-type="string">
            <text:p>Script-5-2</text:p>
          </table:table-cell>
          <table:table-cell table:style-name="ce9" office:value-type="string" calcext:value-type="string">
            <text:p>Script-5</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禁止する</text:p>
          </table:table-cell>
          <table:table-cell table:style-name="ce9" office:value-type="string" calcext:value-type="string">
            <text:p>MCDで設定を反映する</text:p>
          </table:table-cell>
          <table:table-cell table:style-name="ce10" office:value-type="string" calcext:value-type="string">
            <text:p>lockPref("dom.event.contextmenu.enabled", false);</text:p>
          </table:table-cell>
          <table:table-cell table:style-name="ce12" table:formula="of:=IF([.K345]=&quot;&quot;;&quot;?&quot;;IF([.M345]=&quot;&quot;;&quot;新規&quot;;IF([.K345]=[.M345];&quot;&quot;;&quot;変更あり&quot;)))">
            <text:p/>
          </table:table-cell>
          <table:table-cell table:style-name="ce10" office:value-type="string" calcext:value-type="string">
            <text:p>lockPref("dom.event.contextmenu.enabled", false);</text:p>
          </table:table-cell>
          <table:table-cell table:style-name="ce9" table:formula="of:=IF([.M345]=&quot;&quot;;&quot;?&quot;;IF([.O345]=&quot;&quot;;&quot;新規&quot;;IF([.M345]=[.O345];&quot;&quot;;&quot;○&quot;)))" office:value-type="string" office:string-value="新規" calcext:value-type="string">
            <text:p>新規</text:p>
          </table:table-cell>
          <table:table-cell table:style-name="ce54" table:number-columns-repeated="3"/>
          <table:table-cell table:style-name="ce63" table:formula="of:=IFERROR(VLOOKUP([.$C345];[$'verify-targets-to-chapters'.$A$1:.$B$999];2;0);IF([.$A345]=&quot;&quot;;&quot;&quot;;&quot;省略&quot;))">
            <text:p/>
          </table:table-cell>
          <table:table-cell table:number-columns-repeated="1006"/>
        </table:table-row>
        <table:table-row table:style-name="ro76">
          <table:table-cell table:style-name="ce1"/>
          <table:table-cell table:style-name="ce4" table:formula="of:=IF([.$A346]&lt;&gt;&quot;&quot;;MAX([.$B$1:.$B345])+1;&quot;&quot;)">
            <text:p/>
          </table:table-cell>
          <table:table-cell table:style-name="ce4" table:formula="of:=CONCATENATE([.$D346];&quot;-&quot;;[.$E346])" office:value-type="string" office:string-value="Plugin-1-1" calcext:value-type="string">
            <text:p>Plugin-1-1</text:p>
          </table:table-cell>
          <table:table-cell table:style-name="ce9" office:value-type="string" calcext:value-type="string">
            <text:p>Plugin-1</text:p>
          </table:table-cell>
          <table:table-cell table:style-name="ce9" office:value-type="float" office:value="1" calcext:value-type="float">
            <text:p>1</text:p>
          </table:table-cell>
          <table:table-cell table:style-name="ce23" office:value-type="string" calcext:value-type="string" table:number-columns-spanned="1" table:number-rows-spanned="3">
            <text:p>セキュリティ</text:p>
          </table:table-cell>
          <table:table-cell table:style-name="ce23" office:value-type="string" calcext:value-type="string" table:number-columns-spanned="1" table:number-rows-spanned="3">
            <text:p>Javaプラグインの有効・無効の制御</text:p>
          </table:table-cell>
          <table:table-cell table:style-name="ce23" office:value-type="string" calcext:value-type="string" table:number-columns-spanned="1" table:number-rows-spanned="3">
            <text:p>○</text:p>
          </table:table-cell>
          <table:table-cell table:style-name="ce9" office:value-type="string" calcext:value-type="string">
            <text:p>常に無効化する</text:p>
          </table:table-cell>
          <table:table-cell table:style-name="ce9" office:value-type="string" calcext:value-type="string">
            <text:p>MCDで設定を反映する</text:p>
            <text:p>（<text:span text:style-name="T1">恒久的な値を</text:span>サイト別に設定する場合、アドオン「Permission Auto Registerer」も導入する）</text:p>
            <text:p><text:span text:style-name="T1">（Firefox 45以前向けの設定の仕方を採用する場合、アドオン「Force Addon Status」も導入する）</text:span></text:p>
          </table:table-cell>
          <table:table-cell table:style-name="ce12" office:value-type="string" calcext:value-type="string">
            <text:p><text:span text:style-name="T10">lockPref("plugin.load_flash_only", false);</text:span></text:p>
            <text:p><text:span text:style-name="T10">lockPref("plugin.state.java", 0);</text:span></text:p>
            <text:p><text:span text:style-name="T10">lockPref("plugin.state.npdeployjava", 0);</text:span></text:p>
            <text:p><text:span text:style-name="T10">// 全体を0で常に無効化した場合、サイト別設定での有効化は不可能</text:span></text:p>
            <text:p/>
            <text:p><text:span text:style-name="T10">サイト別の初期状態のみを設定する場合:</text:span></text:p>
            <text:p><text:span text:style-name="T10">default.permissions:</text:span></text:p>
            <text:p><text:span text:style-name="T10">host&lt;\t&gt;plugin:java&lt;\t&gt;2&lt;\t&gt;http://example.com</text:span></text:p>
            <text:p><text:span text:style-name="T10">host&lt;\t&gt;plugin-vulnerable:java&lt;\t&gt;2&lt;\t&gt;http://example.com</text:span></text:p>
            <text:p><text:span text:style-name="T10">host&lt;\t&gt;plugin:npdeployjava&lt;\t&gt;2&lt;\t&gt;http://example.com</text:span></text:p>
            <text:p><text:span text:style-name="T10">host&lt;\t&gt;plugin-vulnerable:npdeployjava&lt;\t&gt;2&lt;\t&gt;http://example.com</text:span></text:p>
            <text:p><text:span text:style-name="T10"># または</text:span></text:p>
            <text:p><text:span text:style-name="T10">origin&lt;\t&gt;plugin:java&lt;\t&gt;2&lt;\t&gt;http://example.com</text:span></text:p>
            <text:p><text:span text:style-name="T10">origin&lt;\t&gt;plugin-vulnerable:java&lt;\t&gt;2&lt;\t&gt;http://example.com</text:span></text:p>
            <text:p><text:span text:style-name="T10">origin&lt;\t&gt;plugin:npdeployjava&lt;\t&gt;2&lt;\t&gt;http://example.com</text:span></text:p>
            <text:p><text:span text:style-name="T10">origin&lt;\t&gt;plugin-vulnerable:npdeployjava&lt;\t&gt;2&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2,plugin-vulnerable:java=2,plugin:npdeployjava=2,plugin-vulnerable:npdeployjava=2");</text:span></text:p>
            <text:p><text:span text:style-name="T10">clearPref("extensions.autopermission.sites.example.com.lastValue");</text:span></text:p>
          </table:table-cell>
          <table:table-cell table:style-name="ce12" table:formula="of:=IF([.K346]=&quot;&quot;;&quot;?&quot;;IF([.M346]=&quot;&quot;;&quot;新規&quot;;IF([.K346]=[.M346];&quot;&quot;;&quot;変更あり&quot;)))" office:value-type="string" office:string-value="変更あり" calcext:value-type="string">
            <text:p>変更あり</text:p>
          </table:table-cell>
          <table:table-cell table:style-name="ce10" office:value-type="string" calcext:value-type="string">
            <text:p>lockPref("extensions.force-addon-status@clear-code.com.plugins.0.pattern", "^Java(\\(TM\\)| )");</text:p>
            <text:p>lockPref("extensions.force-addon-status@clear-code.com.plugins.0.enabledState", 0);</text:p>
          </table:table-cell>
          <table:table-cell table:style-name="ce9" table:formula="of:=IF([.M346]=&quot;&quot;;&quot;?&quot;;IF([.O346]=&quot;&quot;;&quot;新規&quot;;IF([.M346]=[.O346];&quot;&quot;;&quot;○&quot;)))">
            <text:p/>
          </table:table-cell>
          <table:table-cell table:style-name="ce54" office:value-type="string" calcext:value-type="string">
            <text:p>lockPref("extensions.force-addon-status@clear-code.com.plugins.0.pattern", "^Java(\\(TM\\)| )");</text:p>
            <text:p>lockPref("extensions.force-addon-status@clear-code.com.plugins.0.enabledState", 0);</text:p>
          </table:table-cell>
          <table:table-cell table:style-name="ce54"/>
          <table:table-cell table:style-name="ce54"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63" table:formula="of:=IFERROR(VLOOKUP([.$C346];[$'verify-targets-to-chapters'.$A$1:.$B$999];2;0);IF([.$A346]=&quot;&quot;;&quot;&quot;;&quot;省略&quot;))">
            <text:p/>
          </table:table-cell>
          <table:table-cell table:number-columns-repeated="1006"/>
        </table:table-row>
        <table:table-row table:style-name="ro77">
          <table:table-cell table:style-name="ce1"/>
          <table:table-cell table:style-name="ce4" table:formula="of:=IF([.$A347]&lt;&gt;&quot;&quot;;MAX([.$B$1:.$B346])+1;&quot;&quot;)">
            <text:p/>
          </table:table-cell>
          <table:table-cell table:style-name="ce4" table:formula="of:=CONCATENATE([.$D347];&quot;-&quot;;[.$E347])" office:value-type="string" office:string-value="Plugin-1-2" calcext:value-type="string">
            <text:p>Plugin-1-2</text:p>
          </table:table-cell>
          <table:table-cell table:style-name="ce9" office:value-type="string" calcext:value-type="string">
            <text:p>Plugin-1</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常に有効化する</text:p>
          </table:table-cell>
          <table:table-cell table:style-name="ce9"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2" office:value-type="string" calcext:value-type="string">
            <text:p><text:span text:style-name="T10">lockPref("plugin.load_flash_only", false);</text:span></text:p>
            <text:p><text:span text:style-name="T10">lockPref("plugin.state.java", 2);</text:span></text:p>
            <text:p><text:span text:style-name="T10">lockPref("plugin.state.npdeployjava", 2);</text:span></text:p>
            <text:p><text:span text:style-name="T10">// 全体を0で常に無効化した場合、サイト別設定での有効化は不可能</text:span></text:p>
            <text:p><text:span text:style-name="T10">// ブロックリストによってプラグインが安全でないバージョンと判定されている場合、この設定は機能しない（常に有効化するにはSecurity-21-2と併用すること）</text:span></text:p>
            <text:p/>
            <text:p><text:span text:style-name="T10">サイト別の初期状態のみを設定する場合:</text:span></text:p>
            <text:p><text:span text:style-name="T10">default.permissions:</text:span></text:p>
            <text:p><text:span text:style-name="T10">host&lt;\t&gt;plugin:java&lt;\t&gt;1&lt;\t&gt;http://example.com</text:span></text:p>
            <text:p><text:span text:style-name="T10">host&lt;\t&gt;plugin-vulnerable:java&lt;\t&gt;1&lt;\t&gt;http://example.com</text:span></text:p>
            <text:p><text:span text:style-name="T10">host&lt;\t&gt;plugin:npdeployjava&lt;\t&gt;1&lt;\t&gt;http://example.com</text:span></text:p>
            <text:p><text:span text:style-name="T10">host&lt;\t&gt;plugin-vulnerable:npdeployjava&lt;\t&gt;1&lt;\t&gt;http://example.com</text:span></text:p>
            <text:p><text:span text:style-name="T10"># または</text:span></text:p>
            <text:p><text:span text:style-name="T10">origin&lt;\t&gt;plugin:java&lt;\t&gt;1&lt;\t&gt;http://example.com</text:span></text:p>
            <text:p><text:span text:style-name="T10">origin&lt;\t&gt;plugin-vulnerable:java&lt;\t&gt;1&lt;\t&gt;http://example.com</text:span></text:p>
            <text:p><text:span text:style-name="T10">origin&lt;\t&gt;plugin:npdeployjava&lt;\t&gt;1&lt;\t&gt;http://example.com</text:span></text:p>
            <text:p><text:span text:style-name="T10">origin&lt;\t&gt;plugin-vulnerable:npdeployjava&lt;\t&gt;1&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1,plugin-vulnerable:java=1,plugin:npdeployjava=1,plugin-vulnerable:npdeployjava=1");</text:span></text:p>
            <text:p><text:span text:style-name="T10">clearPref("extensions.autopermission.sites.example.com.lastValue");</text:span></text:p>
          </table:table-cell>
          <table:table-cell table:style-name="ce12" table:formula="of:=IF([.K347]=&quot;&quot;;&quot;?&quot;;IF([.M347]=&quot;&quot;;&quot;新規&quot;;IF([.K347]=[.M347];&quot;&quot;;&quot;変更あり&quot;)))" office:value-type="string" office:string-value="変更あり" calcext:value-type="string">
            <text:p>変更あり</text:p>
          </table:table-cell>
          <table:table-cell table:style-name="ce10" office:value-type="string" calcext:value-type="string">
            <text:p>lockPref("extensions.force-addon-status@clear-code.com.plugins.0.pattern", "^Java(\\(TM\\)| )");</text:p>
            <text:p>lockPref("extensions.force-addon-status@clear-code.com.plugins.0.enabledState", 2);</text:p>
          </table:table-cell>
          <table:table-cell table:style-name="ce9" table:formula="of:=IF([.M347]=&quot;&quot;;&quot;?&quot;;IF([.O347]=&quot;&quot;;&quot;新規&quot;;IF([.M347]=[.O347];&quot;&quot;;&quot;○&quot;)))">
            <text:p/>
          </table:table-cell>
          <table:table-cell table:style-name="ce54" office:value-type="string" calcext:value-type="string">
            <text:p>lockPref("extensions.force-addon-status@clear-code.com.plugins.0.pattern", "^Java(\\(TM\\)| )");</text:p>
            <text:p>lockPref("extensions.force-addon-status@clear-code.com.plugins.0.enabledState", 2);</text:p>
          </table:table-cell>
          <table:table-cell table:style-name="ce54" table:number-columns-repeated="2"/>
          <table:table-cell table:style-name="ce63" table:formula="of:=IFERROR(VLOOKUP([.$C347];[$'verify-targets-to-chapters'.$A$1:.$B$999];2;0);IF([.$A347]=&quot;&quot;;&quot;&quot;;&quot;省略&quot;))">
            <text:p/>
          </table:table-cell>
          <table:table-cell table:number-columns-repeated="1006"/>
        </table:table-row>
        <table:table-row table:style-name="ro66">
          <table:table-cell table:style-name="ce1"/>
          <table:table-cell table:style-name="ce4" table:formula="of:=IF([.$A348]&lt;&gt;&quot;&quot;;MAX([.$B$1:.$B347])+1;&quot;&quot;)">
            <text:p/>
          </table:table-cell>
          <table:table-cell table:style-name="ce4" table:formula="of:=CONCATENATE([.$D348];&quot;-&quot;;[.$E348])" office:value-type="string" office:string-value="Plugin-1-3" calcext:value-type="string">
            <text:p>Plugin-1-3</text:p>
          </table:table-cell>
          <table:table-cell table:style-name="ce9" office:value-type="string" calcext:value-type="string">
            <text:p>Plugin-1</text:p>
          </table:table-cell>
          <table:table-cell table:style-name="ce9" office:value-type="float" office:value="3" calcext:value-type="float">
            <text:p>3</text:p>
          </table:table-cell>
          <table:covered-table-cell table:number-columns-repeated="3" table:style-name="ce16"/>
          <table:table-cell table:style-name="ce9" office:value-type="string" calcext:value-type="string">
            <text:p>クリックされたら有効にする（既定）</text:p>
          </table:table-cell>
          <table:table-cell table:style-name="ce9"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2" office:value-type="string" calcext:value-type="string">
            <text:p><text:span text:style-name="T10">lockPref("plugin.load_flash_only", false);</text:span></text:p>
            <text:p><text:span text:style-name="T10">lockPref("plugin.state.java", 1);</text:span></text:p>
            <text:p><text:span text:style-name="T10">lockPref("plugin.state.npdeployjava", 1);</text:span></text:p>
            <text:p><text:span text:style-name="T10">// 全体を0で常に無効化した場合、サイト別設定での有効化は不可能</text:span></text:p>
            <text:p/>
            <text:p><text:span text:style-name="T10">サイト別の初期状態のみを設定する場合:</text:span></text:p>
            <text:p><text:span text:style-name="T10">default.permissions:</text:span></text:p>
            <text:p><text:span text:style-name="T10">host&lt;\t&gt;plugin:java&lt;\t&gt;3&lt;\t&gt;http://example.com</text:span></text:p>
            <text:p><text:span text:style-name="T10">host&lt;\t&gt;plugin-vulnerable:java&lt;\t&gt;3&lt;\t&gt;http://example.com</text:span></text:p>
            <text:p><text:span text:style-name="T10">host&lt;\t&gt;plugin:npdeployjava&lt;\t&gt;3&lt;\t&gt;http://example.com</text:span></text:p>
            <text:p><text:span text:style-name="T10">host&lt;\t&gt;plugin-vulnerable:npdeployjava&lt;\t&gt;3&lt;\t&gt;http://example.com</text:span></text:p>
            <text:p><text:span text:style-name="T10"># または</text:span></text:p>
            <text:p><text:span text:style-name="T10">origin&lt;\t&gt;plugin:java&lt;\t&gt;3&lt;\t&gt;http://example.com</text:span></text:p>
            <text:p><text:span text:style-name="T10">origin&lt;\t&gt;plugin-vulnerable:java&lt;\t&gt;3&lt;\t&gt;http://example.com</text:span></text:p>
            <text:p><text:span text:style-name="T10">origin&lt;\t&gt;plugin:npdeployjava&lt;\t&gt;3&lt;\t&gt;http://example.com</text:span></text:p>
            <text:p><text:span text:style-name="T10">origin&lt;\t&gt;plugin-vulnerable:npdeployjava&lt;\t&gt;3&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3,plugin-vulnerable:java=3,plugin:npdeployjava=3,plugin-vulnerable:npdeployjava=3");</text:span></text:p>
            <text:p><text:span text:style-name="T10">clearPref("extensions.autopermission.sites.example.com.lastValue");</text:span></text:p>
          </table:table-cell>
          <table:table-cell table:style-name="ce12" table:formula="of:=IF([.K348]=&quot;&quot;;&quot;?&quot;;IF([.M348]=&quot;&quot;;&quot;新規&quot;;IF([.K348]=[.M348];&quot;&quot;;&quot;変更あり&quot;)))" office:value-type="string" office:string-value="変更あり" calcext:value-type="string">
            <text:p>変更あり</text:p>
          </table:table-cell>
          <table:table-cell table:style-name="ce10" office:value-type="string" calcext:value-type="string">
            <text:p>lockPref("extensions.force-addon-status@clear-code.com.plugins.0.pattern", "^Java(\\(TM\\)| )");</text:p>
            <text:p>lockPref("extensions.force-addon-status@clear-code.com.plugins.0.enabledState", 1);</text:p>
          </table:table-cell>
          <table:table-cell table:style-name="ce9" table:formula="of:=IF([.M348]=&quot;&quot;;&quot;?&quot;;IF([.O348]=&quot;&quot;;&quot;新規&quot;;IF([.M348]=[.O348];&quot;&quot;;&quot;○&quot;)))">
            <text:p/>
          </table:table-cell>
          <table:table-cell table:style-name="ce54" office:value-type="string" calcext:value-type="string">
            <text:p>lockPref("extensions.force-addon-status@clear-code.com.plugins.0.pattern", "^Java(\\(TM\\)| )");</text:p>
            <text:p>lockPref("extensions.force-addon-status@clear-code.com.plugins.0.enabledState", 1);</text:p>
          </table:table-cell>
          <table:table-cell table:style-name="ce54" table:number-columns-repeated="2"/>
          <table:table-cell table:style-name="ce63" table:formula="of:=IFERROR(VLOOKUP([.$C348];[$'verify-targets-to-chapters'.$A$1:.$B$999];2;0);IF([.$A348]=&quot;&quot;;&quot;&quot;;&quot;省略&quot;))">
            <text:p/>
          </table:table-cell>
          <table:table-cell table:number-columns-repeated="1006"/>
        </table:table-row>
        <table:table-row table:style-name="ro29">
          <table:table-cell table:style-name="ce1"/>
          <table:table-cell table:style-name="ce4" table:formula="of:=IF([.$A349]&lt;&gt;&quot;&quot;;MAX([.$B$1:.$B348])+1;&quot;&quot;)">
            <text:p/>
          </table:table-cell>
          <table:table-cell table:style-name="ce4" table:formula="of:=CONCATENATE([.$D349];&quot;-&quot;;[.$E349])" office:value-type="string" office:string-value="Plugin-2-1" calcext:value-type="string">
            <text:p>Plugin-2-1</text:p>
          </table:table-cell>
          <table:table-cell table:style-name="ce9" office:value-type="string" calcext:value-type="string">
            <text:p>Plugin-2</text:p>
          </table:table-cell>
          <table:table-cell table:style-name="ce9" office:value-type="float" office:value="1" calcext:value-type="float">
            <text:p>1</text:p>
          </table:table-cell>
          <table:table-cell table:style-name="ce23" office:value-type="string" calcext:value-type="string" table:number-columns-spanned="1" table:number-rows-spanned="3">
            <text:p>プラグイン</text:p>
          </table:table-cell>
          <table:table-cell table:style-name="ce23" office:value-type="string" calcext:value-type="string" table:number-columns-spanned="1" table:number-rows-spanned="3">
            <text:p>Adobe Flashプラグインの有効・無効の制御</text:p>
          </table:table-cell>
          <table:table-cell table:style-name="ce23" office:value-type="string" calcext:value-type="string" table:number-columns-spanned="1" table:number-rows-spanned="3">
            <text:p>○</text:p>
          </table:table-cell>
          <table:table-cell table:style-name="ce9" office:value-type="string" calcext:value-type="string">
            <text:p>常に無効化する</text:p>
          </table:table-cell>
          <table:table-cell table:style-name="ce9"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2" office:value-type="string" calcext:value-type="string">
            <text:p>Plugin-1-1と同様。プラグイン名は「java」を「flash」に読み替える。</text:p>
          </table:table-cell>
          <table:table-cell table:style-name="ce12" table:formula="of:=IF([.K349]=&quot;&quot;;&quot;?&quot;;IF([.M349]=&quot;&quot;;&quot;新規&quot;;IF([.K349]=[.M349];&quot;&quot;;&quot;変更あり&quot;)))" office:value-type="string" office:string-value="変更あり" calcext:value-type="string">
            <text:p>変更あり</text:p>
          </table:table-cell>
          <table:table-cell table:style-name="ce54" office:value-type="string" calcext:value-type="string">
            <text:p>lockPref("extensions.force-addon-status@clear-code.com.plugins.0.pattern", "^Shockwave Flash");</text:p>
            <text:p>lockPref("extensions.force-addon-status@clear-code.com.plugins.0.enabledState", 0);</text:p>
          </table:table-cell>
          <table:table-cell table:style-name="ce9" table:formula="of:=IF([.M349]=&quot;&quot;;&quot;?&quot;;IF([.O349]=&quot;&quot;;&quot;新規&quot;;IF([.M349]=[.O349];&quot;&quot;;&quot;○&quot;)))">
            <text:p/>
          </table:table-cell>
          <table:table-cell table:style-name="ce54" office:value-type="string" calcext:value-type="string">
            <text:p>lockPref("extensions.force-addon-status@clear-code.com.plugins.0.pattern", "^Shockwave Flash");</text:p>
            <text:p>lockPref("extensions.force-addon-status@clear-code.com.plugins.0.enabledState", 0);</text:p>
          </table:table-cell>
          <table:table-cell table:style-name="ce54" table:number-columns-repeated="2"/>
          <table:table-cell table:style-name="ce63" table:formula="of:=IFERROR(VLOOKUP([.$C349];[$'verify-targets-to-chapters'.$A$1:.$B$999];2;0);IF([.$A349]=&quot;&quot;;&quot;&quot;;&quot;省略&quot;))">
            <text:p/>
          </table:table-cell>
          <table:table-cell table:number-columns-repeated="1006"/>
        </table:table-row>
        <table:table-row table:style-name="ro29">
          <table:table-cell table:style-name="ce1"/>
          <table:table-cell table:style-name="ce4" table:formula="of:=IF([.$A350]&lt;&gt;&quot;&quot;;MAX([.$B$1:.$B349])+1;&quot;&quot;)">
            <text:p/>
          </table:table-cell>
          <table:table-cell table:style-name="ce4" table:formula="of:=CONCATENATE([.$D350];&quot;-&quot;;[.$E350])" office:value-type="string" office:string-value="Plugin-2-2" calcext:value-type="string">
            <text:p>Plugin-2-2</text:p>
          </table:table-cell>
          <table:table-cell table:style-name="ce9" office:value-type="string" calcext:value-type="string">
            <text:p>Plugin-2</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常に有効化する</text:p>
          </table:table-cell>
          <table:table-cell table:style-name="ce9"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2" office:value-type="string" calcext:value-type="string">
            <text:p>Plugin-1-2と同様。プラグイン名は「java」を「flash」に読み替える。</text:p>
          </table:table-cell>
          <table:table-cell table:style-name="ce12" table:formula="of:=IF([.K350]=&quot;&quot;;&quot;?&quot;;IF([.M350]=&quot;&quot;;&quot;新規&quot;;IF([.K350]=[.M350];&quot;&quot;;&quot;変更あり&quot;)))" office:value-type="string" office:string-value="変更あり" calcext:value-type="string">
            <text:p>変更あり</text:p>
          </table:table-cell>
          <table:table-cell table:style-name="ce54" office:value-type="string" calcext:value-type="string">
            <text:p>lockPref("extensions.force-addon-status@clear-code.com.plugins.0.pattern", "^Shockwave Flash");</text:p>
            <text:p>lockPref("extensions.force-addon-status@clear-code.com.plugins.0.enabledState", 2);</text:p>
          </table:table-cell>
          <table:table-cell table:style-name="ce9" table:formula="of:=IF([.M350]=&quot;&quot;;&quot;?&quot;;IF([.O350]=&quot;&quot;;&quot;新規&quot;;IF([.M350]=[.O350];&quot;&quot;;&quot;○&quot;)))">
            <text:p/>
          </table:table-cell>
          <table:table-cell table:style-name="ce54" office:value-type="string" calcext:value-type="string">
            <text:p>lockPref("extensions.force-addon-status@clear-code.com.plugins.0.pattern", "^Shockwave Flash");</text:p>
            <text:p>lockPref("extensions.force-addon-status@clear-code.com.plugins.0.enabledState", 2);</text:p>
          </table:table-cell>
          <table:table-cell table:style-name="ce54" table:number-columns-repeated="2"/>
          <table:table-cell table:style-name="ce63" table:formula="of:=IFERROR(VLOOKUP([.$C350];[$'verify-targets-to-chapters'.$A$1:.$B$999];2;0);IF([.$A350]=&quot;&quot;;&quot;&quot;;&quot;省略&quot;))">
            <text:p/>
          </table:table-cell>
          <table:table-cell table:number-columns-repeated="1006"/>
        </table:table-row>
        <table:table-row table:style-name="ro29">
          <table:table-cell table:style-name="ce1"/>
          <table:table-cell table:style-name="ce4" table:formula="of:=IF([.$A351]&lt;&gt;&quot;&quot;;MAX([.$B$1:.$B350])+1;&quot;&quot;)">
            <text:p/>
          </table:table-cell>
          <table:table-cell table:style-name="ce4" table:formula="of:=CONCATENATE([.$D351];&quot;-&quot;;[.$E351])" office:value-type="string" office:string-value="Plugin-2-3" calcext:value-type="string">
            <text:p>Plugin-2-3</text:p>
          </table:table-cell>
          <table:table-cell table:style-name="ce9" office:value-type="string" calcext:value-type="string">
            <text:p>Plugin-2</text:p>
          </table:table-cell>
          <table:table-cell table:style-name="ce9" office:value-type="float" office:value="3" calcext:value-type="float">
            <text:p>3</text:p>
          </table:table-cell>
          <table:covered-table-cell table:number-columns-repeated="3" table:style-name="ce16"/>
          <table:table-cell table:style-name="ce9" office:value-type="string" calcext:value-type="string">
            <text:p>クリックされたら有効にする（既定）</text:p>
          </table:table-cell>
          <table:table-cell table:style-name="ce9"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2" office:value-type="string" calcext:value-type="string">
            <text:p>Plugin-1-3と同様。プラグイン名は「java」を「flash」に読み替える。</text:p>
          </table:table-cell>
          <table:table-cell table:style-name="ce12" table:formula="of:=IF([.K351]=&quot;&quot;;&quot;?&quot;;IF([.M351]=&quot;&quot;;&quot;新規&quot;;IF([.K351]=[.M351];&quot;&quot;;&quot;変更あり&quot;)))" office:value-type="string" office:string-value="変更あり" calcext:value-type="string">
            <text:p>変更あり</text:p>
          </table:table-cell>
          <table:table-cell table:style-name="ce54" office:value-type="string" calcext:value-type="string">
            <text:p>lockPref("extensions.force-addon-status@clear-code.com.plugins.0.pattern", "^Shockwave Flash");</text:p>
            <text:p>lockPref("extensions.force-addon-status@clear-code.com.plugins.0.enabledState", 1);</text:p>
          </table:table-cell>
          <table:table-cell table:style-name="ce9" table:formula="of:=IF([.M351]=&quot;&quot;;&quot;?&quot;;IF([.O351]=&quot;&quot;;&quot;新規&quot;;IF([.M351]=[.O351];&quot;&quot;;&quot;○&quot;)))">
            <text:p/>
          </table:table-cell>
          <table:table-cell table:style-name="ce54" office:value-type="string" calcext:value-type="string">
            <text:p>lockPref("extensions.force-addon-status@clear-code.com.plugins.0.pattern", "^Shockwave Flash");</text:p>
            <text:p>lockPref("extensions.force-addon-status@clear-code.com.plugins.0.enabledState", 1);</text:p>
          </table:table-cell>
          <table:table-cell table:style-name="ce54" table:number-columns-repeated="2"/>
          <table:table-cell table:style-name="ce63" table:formula="of:=IFERROR(VLOOKUP([.$C351];[$'verify-targets-to-chapters'.$A$1:.$B$999];2;0);IF([.$A351]=&quot;&quot;;&quot;&quot;;&quot;省略&quot;))">
            <text:p/>
          </table:table-cell>
          <table:table-cell table:number-columns-repeated="1006"/>
        </table:table-row>
        <table:table-row table:style-name="ro29">
          <table:table-cell table:style-name="ce1"/>
          <table:table-cell table:style-name="ce4" table:formula="of:=IF([.$A352]&lt;&gt;&quot;&quot;;MAX([.$B$1:.$B351])+1;&quot;&quot;)">
            <text:p/>
          </table:table-cell>
          <table:table-cell table:style-name="ce4" table:formula="of:=CONCATENATE([.$D352];&quot;-&quot;;[.$E352])" office:value-type="string" office:string-value="Plugin-3-1" calcext:value-type="string">
            <text:p>Plugin-3-1</text:p>
          </table:table-cell>
          <table:table-cell table:style-name="ce9" office:value-type="string" calcext:value-type="string">
            <text:p>Plugin-3</text:p>
          </table:table-cell>
          <table:table-cell table:style-name="ce9" office:value-type="float" office:value="1" calcext:value-type="float">
            <text:p>1</text:p>
          </table:table-cell>
          <table:table-cell table:style-name="ce23" office:value-type="string" calcext:value-type="string" table:number-columns-spanned="1" table:number-rows-spanned="3">
            <text:p>プラグイン</text:p>
          </table:table-cell>
          <table:table-cell table:style-name="ce23" office:value-type="string" calcext:value-type="string" table:number-columns-spanned="1" table:number-rows-spanned="3">
            <text:p>Adobe Acrobatプラグインの有効・無効の制御</text:p>
          </table:table-cell>
          <table:table-cell table:style-name="ce23" office:value-type="string" calcext:value-type="string" table:number-columns-spanned="1" table:number-rows-spanned="3">
            <text:p>○</text:p>
          </table:table-cell>
          <table:table-cell table:style-name="ce9" office:value-type="string" calcext:value-type="string">
            <text:p>常に無効化する</text:p>
          </table:table-cell>
          <table:table-cell table:style-name="ce9"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2" office:value-type="string" calcext:value-type="string">
            <text:p>Plugin-1-1と同様。プラグイン名は「java」を「nppdf」に読み替える。</text:p>
          </table:table-cell>
          <table:table-cell table:style-name="ce12" table:formula="of:=IF([.K352]=&quot;&quot;;&quot;?&quot;;IF([.M352]=&quot;&quot;;&quot;新規&quot;;IF([.K352]=[.M352];&quot;&quot;;&quot;変更あり&quot;)))" office:value-type="string" office:string-value="変更あり" calcext:value-type="string">
            <text:p>変更あり</text:p>
          </table:table-cell>
          <table:table-cell table:style-name="ce54" office:value-type="string" calcext:value-type="string">
            <text:p>lockPref("extensions.force-addon-status@clear-code.com.plugins.0.pattern", "^Adobe Acrobat");</text:p>
            <text:p>lockPref("extensions.force-addon-status@clear-code.com.plugins.0.enabledState", 0);</text:p>
          </table:table-cell>
          <table:table-cell table:style-name="ce9" table:formula="of:=IF([.M352]=&quot;&quot;;&quot;?&quot;;IF([.O352]=&quot;&quot;;&quot;新規&quot;;IF([.M352]=[.O352];&quot;&quot;;&quot;○&quot;)))">
            <text:p/>
          </table:table-cell>
          <table:table-cell table:style-name="ce54" office:value-type="string" calcext:value-type="string">
            <text:p>lockPref("extensions.force-addon-status@clear-code.com.plugins.0.pattern", "^Adobe Acrobat");</text:p>
            <text:p>lockPref("extensions.force-addon-status@clear-code.com.plugins.0.enabledState", 0);</text:p>
          </table:table-cell>
          <table:table-cell table:style-name="ce54" table:number-columns-repeated="2"/>
          <table:table-cell table:style-name="ce63" table:formula="of:=IFERROR(VLOOKUP([.$C352];[$'verify-targets-to-chapters'.$A$1:.$B$999];2;0);IF([.$A352]=&quot;&quot;;&quot;&quot;;&quot;省略&quot;))">
            <text:p/>
          </table:table-cell>
          <table:table-cell table:number-columns-repeated="1006"/>
        </table:table-row>
        <table:table-row table:style-name="ro29">
          <table:table-cell table:style-name="ce1"/>
          <table:table-cell table:style-name="ce4" table:formula="of:=IF([.$A353]&lt;&gt;&quot;&quot;;MAX([.$B$1:.$B352])+1;&quot;&quot;)">
            <text:p/>
          </table:table-cell>
          <table:table-cell table:style-name="ce4" table:formula="of:=CONCATENATE([.$D353];&quot;-&quot;;[.$E353])" office:value-type="string" office:string-value="Plugin-3-2" calcext:value-type="string">
            <text:p>Plugin-3-2</text:p>
          </table:table-cell>
          <table:table-cell table:style-name="ce9" office:value-type="string" calcext:value-type="string">
            <text:p>Plugin-3</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常に有効化する</text:p>
          </table:table-cell>
          <table:table-cell table:style-name="ce9"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2" office:value-type="string" calcext:value-type="string">
            <text:p>Plugin-1-2と同様。プラグイン名は「java」を「nppdf」に読み替える。</text:p>
          </table:table-cell>
          <table:table-cell table:style-name="ce12" table:formula="of:=IF([.K353]=&quot;&quot;;&quot;?&quot;;IF([.M353]=&quot;&quot;;&quot;新規&quot;;IF([.K353]=[.M353];&quot;&quot;;&quot;変更あり&quot;)))" office:value-type="string" office:string-value="変更あり" calcext:value-type="string">
            <text:p>変更あり</text:p>
          </table:table-cell>
          <table:table-cell table:style-name="ce54" office:value-type="string" calcext:value-type="string">
            <text:p>lockPref("extensions.force-addon-status@clear-code.com.plugins.0.pattern", "^Adobe Acrobat");</text:p>
            <text:p>lockPref("extensions.force-addon-status@clear-code.com.plugins.0.enabledState", 2);</text:p>
          </table:table-cell>
          <table:table-cell table:style-name="ce9" table:formula="of:=IF([.M353]=&quot;&quot;;&quot;?&quot;;IF([.O353]=&quot;&quot;;&quot;新規&quot;;IF([.M353]=[.O353];&quot;&quot;;&quot;○&quot;)))">
            <text:p/>
          </table:table-cell>
          <table:table-cell table:style-name="ce54" office:value-type="string" calcext:value-type="string">
            <text:p>lockPref("extensions.force-addon-status@clear-code.com.plugins.0.pattern", "^Adobe Acrobat");</text:p>
            <text:p>lockPref("extensions.force-addon-status@clear-code.com.plugins.0.enabledState", 2);</text:p>
          </table:table-cell>
          <table:table-cell table:style-name="ce54" table:number-columns-repeated="2"/>
          <table:table-cell table:style-name="ce63" table:formula="of:=IFERROR(VLOOKUP([.$C353];[$'verify-targets-to-chapters'.$A$1:.$B$999];2;0);IF([.$A353]=&quot;&quot;;&quot;&quot;;&quot;省略&quot;))">
            <text:p/>
          </table:table-cell>
          <table:table-cell table:number-columns-repeated="1006"/>
        </table:table-row>
        <table:table-row table:style-name="ro29">
          <table:table-cell table:style-name="ce1"/>
          <table:table-cell table:style-name="ce4" table:formula="of:=IF([.$A354]&lt;&gt;&quot;&quot;;MAX([.$B$1:.$B353])+1;&quot;&quot;)">
            <text:p/>
          </table:table-cell>
          <table:table-cell table:style-name="ce4" table:formula="of:=CONCATENATE([.$D354];&quot;-&quot;;[.$E354])" office:value-type="string" office:string-value="Plugin-3-3" calcext:value-type="string">
            <text:p>Plugin-3-3</text:p>
          </table:table-cell>
          <table:table-cell table:style-name="ce9" office:value-type="string" calcext:value-type="string">
            <text:p>Plugin-3</text:p>
          </table:table-cell>
          <table:table-cell table:style-name="ce9" office:value-type="float" office:value="3" calcext:value-type="float">
            <text:p>3</text:p>
          </table:table-cell>
          <table:covered-table-cell table:number-columns-repeated="3" table:style-name="ce16"/>
          <table:table-cell table:style-name="ce9" office:value-type="string" calcext:value-type="string">
            <text:p>クリックされたら有効にする（既定）</text:p>
          </table:table-cell>
          <table:table-cell table:style-name="ce9"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2" office:value-type="string" calcext:value-type="string">
            <text:p>Plugin-1-3と同様。プラグイン名は「java」を「nppdf」に読み替える。</text:p>
          </table:table-cell>
          <table:table-cell table:style-name="ce12" table:formula="of:=IF([.K354]=&quot;&quot;;&quot;?&quot;;IF([.M354]=&quot;&quot;;&quot;新規&quot;;IF([.K354]=[.M354];&quot;&quot;;&quot;変更あり&quot;)))" office:value-type="string" office:string-value="変更あり" calcext:value-type="string">
            <text:p>変更あり</text:p>
          </table:table-cell>
          <table:table-cell table:style-name="ce54" office:value-type="string" calcext:value-type="string">
            <text:p>lockPref("extensions.force-addon-status@clear-code.com.plugins.0.pattern", "^Adobe Acrobat");</text:p>
            <text:p>lockPref("extensions.force-addon-status@clear-code.com.plugins.0.enabledState", 1);</text:p>
          </table:table-cell>
          <table:table-cell table:style-name="ce9" table:formula="of:=IF([.M354]=&quot;&quot;;&quot;?&quot;;IF([.O354]=&quot;&quot;;&quot;新規&quot;;IF([.M354]=[.O354];&quot;&quot;;&quot;○&quot;)))">
            <text:p/>
          </table:table-cell>
          <table:table-cell table:style-name="ce54" office:value-type="string" calcext:value-type="string">
            <text:p>lockPref("extensions.force-addon-status@clear-code.com.plugins.0.pattern", "^Adobe Acrobat");</text:p>
            <text:p>lockPref("extensions.force-addon-status@clear-code.com.plugins.0.enabledState", 1);</text:p>
          </table:table-cell>
          <table:table-cell table:style-name="ce54" table:number-columns-repeated="2"/>
          <table:table-cell table:style-name="ce63" table:formula="of:=IFERROR(VLOOKUP([.$C354];[$'verify-targets-to-chapters'.$A$1:.$B$999];2;0);IF([.$A354]=&quot;&quot;;&quot;&quot;;&quot;省略&quot;))">
            <text:p/>
          </table:table-cell>
          <table:table-cell table:number-columns-repeated="1006"/>
        </table:table-row>
        <table:table-row table:style-name="ro29">
          <table:table-cell table:style-name="ce1"/>
          <table:table-cell table:style-name="ce4" table:formula="of:=IF([.$A355]&lt;&gt;&quot;&quot;;MAX([.$B$1:.$B354])+1;&quot;&quot;)">
            <text:p/>
          </table:table-cell>
          <table:table-cell table:style-name="ce4" table:formula="of:=CONCATENATE([.$D355];&quot;-&quot;;[.$E355])" office:value-type="string" office:string-value="Plugin-4-1" calcext:value-type="string">
            <text:p>Plugin-4-1</text:p>
          </table:table-cell>
          <table:table-cell table:style-name="ce9" office:value-type="string" calcext:value-type="string">
            <text:p>Plugin-4</text:p>
          </table:table-cell>
          <table:table-cell table:style-name="ce9" office:value-type="float" office:value="1" calcext:value-type="float">
            <text:p>1</text:p>
          </table:table-cell>
          <table:table-cell table:style-name="ce23" office:value-type="string" calcext:value-type="string" table:number-columns-spanned="1" table:number-rows-spanned="3">
            <text:p>プラグイン</text:p>
          </table:table-cell>
          <table:table-cell table:style-name="ce23" office:value-type="string" calcext:value-type="string" table:number-columns-spanned="1" table:number-rows-spanned="3">
            <text:p>Shockwaveプラグインの有効・無効の制御</text:p>
          </table:table-cell>
          <table:table-cell table:style-name="ce23" office:value-type="string" calcext:value-type="string" table:number-columns-spanned="1" table:number-rows-spanned="3">
            <text:p>○</text:p>
          </table:table-cell>
          <table:table-cell table:style-name="ce9" office:value-type="string" calcext:value-type="string">
            <text:p>常に無効化する</text:p>
          </table:table-cell>
          <table:table-cell table:style-name="ce9"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2" office:value-type="string" calcext:value-type="string">
            <text:p>Plugin-1-1と同様。プラグイン名は「java」を「np32dsw」に読み替える。</text:p>
          </table:table-cell>
          <table:table-cell table:style-name="ce12" table:formula="of:=IF([.K355]=&quot;&quot;;&quot;?&quot;;IF([.M355]=&quot;&quot;;&quot;新規&quot;;IF([.K355]=[.M355];&quot;&quot;;&quot;変更あり&quot;)))" office:value-type="string" office:string-value="変更あり" calcext:value-type="string">
            <text:p>変更あり</text:p>
          </table:table-cell>
          <table:table-cell table:style-name="ce54" office:value-type="string" calcext:value-type="string">
            <text:p>lockPref("extensions.force-addon-status@clear-code.com.plugins.0.pattern", "^Shockwave for Director");</text:p>
            <text:p>lockPref("extensions.force-addon-status@clear-code.com.plugins.0.enabledState", 0);</text:p>
          </table:table-cell>
          <table:table-cell table:style-name="ce9" table:formula="of:=IF([.M355]=&quot;&quot;;&quot;?&quot;;IF([.O355]=&quot;&quot;;&quot;新規&quot;;IF([.M355]=[.O355];&quot;&quot;;&quot;○&quot;)))">
            <text:p/>
          </table:table-cell>
          <table:table-cell table:style-name="ce54" office:value-type="string" calcext:value-type="string">
            <text:p>lockPref("extensions.force-addon-status@clear-code.com.plugins.0.pattern", "^Shockwave for Director");</text:p>
            <text:p>lockPref("extensions.force-addon-status@clear-code.com.plugins.0.enabledState", 0);</text:p>
          </table:table-cell>
          <table:table-cell table:style-name="ce54" table:number-columns-repeated="2"/>
          <table:table-cell table:style-name="ce63" table:formula="of:=IFERROR(VLOOKUP([.$C355];[$'verify-targets-to-chapters'.$A$1:.$B$999];2;0);IF([.$A355]=&quot;&quot;;&quot;&quot;;&quot;省略&quot;))">
            <text:p/>
          </table:table-cell>
          <table:table-cell table:number-columns-repeated="1006"/>
        </table:table-row>
        <table:table-row table:style-name="ro29">
          <table:table-cell table:style-name="ce1"/>
          <table:table-cell table:style-name="ce4" table:formula="of:=IF([.$A356]&lt;&gt;&quot;&quot;;MAX([.$B$1:.$B355])+1;&quot;&quot;)">
            <text:p/>
          </table:table-cell>
          <table:table-cell table:style-name="ce4" table:formula="of:=CONCATENATE([.$D356];&quot;-&quot;;[.$E356])" office:value-type="string" office:string-value="Plugin-4-2" calcext:value-type="string">
            <text:p>Plugin-4-2</text:p>
          </table:table-cell>
          <table:table-cell table:style-name="ce9" office:value-type="string" calcext:value-type="string">
            <text:p>Plugin-4</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常に有効化する</text:p>
          </table:table-cell>
          <table:table-cell table:style-name="ce9"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2" office:value-type="string" calcext:value-type="string">
            <text:p>Plugin-1-2と同様。プラグイン名は「java」を「np32dsw」に読み替える。</text:p>
          </table:table-cell>
          <table:table-cell table:style-name="ce12" table:formula="of:=IF([.K356]=&quot;&quot;;&quot;?&quot;;IF([.M356]=&quot;&quot;;&quot;新規&quot;;IF([.K356]=[.M356];&quot;&quot;;&quot;変更あり&quot;)))" office:value-type="string" office:string-value="変更あり" calcext:value-type="string">
            <text:p>変更あり</text:p>
          </table:table-cell>
          <table:table-cell table:style-name="ce54" office:value-type="string" calcext:value-type="string">
            <text:p>lockPref("extensions.force-addon-status@clear-code.com.plugins.0.pattern", "^Shockwave for Director");</text:p>
            <text:p>lockPref("extensions.force-addon-status@clear-code.com.plugins.0.enabledState", 2);</text:p>
          </table:table-cell>
          <table:table-cell table:style-name="ce9" table:formula="of:=IF([.M356]=&quot;&quot;;&quot;?&quot;;IF([.O356]=&quot;&quot;;&quot;新規&quot;;IF([.M356]=[.O356];&quot;&quot;;&quot;○&quot;)))">
            <text:p/>
          </table:table-cell>
          <table:table-cell table:style-name="ce54" office:value-type="string" calcext:value-type="string">
            <text:p>lockPref("extensions.force-addon-status@clear-code.com.plugins.0.pattern", "^Shockwave for Director");</text:p>
            <text:p>lockPref("extensions.force-addon-status@clear-code.com.plugins.0.enabledState", 2);</text:p>
          </table:table-cell>
          <table:table-cell table:style-name="ce54" table:number-columns-repeated="2"/>
          <table:table-cell table:style-name="ce63" table:formula="of:=IFERROR(VLOOKUP([.$C356];[$'verify-targets-to-chapters'.$A$1:.$B$999];2;0);IF([.$A356]=&quot;&quot;;&quot;&quot;;&quot;省略&quot;))">
            <text:p/>
          </table:table-cell>
          <table:table-cell table:number-columns-repeated="1006"/>
        </table:table-row>
        <table:table-row table:style-name="ro29">
          <table:table-cell table:style-name="ce1"/>
          <table:table-cell table:style-name="ce4" table:formula="of:=IF([.$A357]&lt;&gt;&quot;&quot;;MAX([.$B$1:.$B356])+1;&quot;&quot;)">
            <text:p/>
          </table:table-cell>
          <table:table-cell table:style-name="ce4" table:formula="of:=CONCATENATE([.$D357];&quot;-&quot;;[.$E357])" office:value-type="string" office:string-value="Plugin-4-3" calcext:value-type="string">
            <text:p>Plugin-4-3</text:p>
          </table:table-cell>
          <table:table-cell table:style-name="ce9" office:value-type="string" calcext:value-type="string">
            <text:p>Plugin-4</text:p>
          </table:table-cell>
          <table:table-cell table:style-name="ce9" office:value-type="float" office:value="3" calcext:value-type="float">
            <text:p>3</text:p>
          </table:table-cell>
          <table:covered-table-cell table:number-columns-repeated="3" table:style-name="ce16"/>
          <table:table-cell table:style-name="ce9" office:value-type="string" calcext:value-type="string">
            <text:p>クリックされたら有効にする（既定）</text:p>
          </table:table-cell>
          <table:table-cell table:style-name="ce9"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2" office:value-type="string" calcext:value-type="string">
            <text:p>Plugin-1-3と同様。プラグイン名は「java」を「np32dsw」に読み替える。</text:p>
          </table:table-cell>
          <table:table-cell table:style-name="ce12" table:formula="of:=IF([.K357]=&quot;&quot;;&quot;?&quot;;IF([.M357]=&quot;&quot;;&quot;新規&quot;;IF([.K357]=[.M357];&quot;&quot;;&quot;変更あり&quot;)))" office:value-type="string" office:string-value="変更あり" calcext:value-type="string">
            <text:p>変更あり</text:p>
          </table:table-cell>
          <table:table-cell table:style-name="ce54" office:value-type="string" calcext:value-type="string">
            <text:p>lockPref("extensions.force-addon-status@clear-code.com.plugins.0.pattern", "^Shockwave for Director");</text:p>
            <text:p>lockPref("extensions.force-addon-status@clear-code.com.plugins.0.enabledState", 1);</text:p>
          </table:table-cell>
          <table:table-cell table:style-name="ce9" table:formula="of:=IF([.M357]=&quot;&quot;;&quot;?&quot;;IF([.O357]=&quot;&quot;;&quot;新規&quot;;IF([.M357]=[.O357];&quot;&quot;;&quot;○&quot;)))">
            <text:p/>
          </table:table-cell>
          <table:table-cell table:style-name="ce54" office:value-type="string" calcext:value-type="string">
            <text:p>lockPref("extensions.force-addon-status@clear-code.com.plugins.0.pattern", "^Shockwave for Director");</text:p>
            <text:p>lockPref("extensions.force-addon-status@clear-code.com.plugins.0.enabledState", 1);</text:p>
          </table:table-cell>
          <table:table-cell table:style-name="ce54" table:number-columns-repeated="2"/>
          <table:table-cell table:style-name="ce63" table:formula="of:=IFERROR(VLOOKUP([.$C357];[$'verify-targets-to-chapters'.$A$1:.$B$999];2;0);IF([.$A357]=&quot;&quot;;&quot;&quot;;&quot;省略&quot;))">
            <text:p/>
          </table:table-cell>
          <table:table-cell table:number-columns-repeated="1006"/>
        </table:table-row>
        <table:table-row table:style-name="ro29">
          <table:table-cell table:style-name="ce1"/>
          <table:table-cell table:style-name="ce4" table:formula="of:=IF([.$A358]&lt;&gt;&quot;&quot;;MAX([.$B$1:.$B357])+1;&quot;&quot;)">
            <text:p/>
          </table:table-cell>
          <table:table-cell table:style-name="ce4" table:formula="of:=CONCATENATE([.$D358];&quot;-&quot;;[.$E358])" office:value-type="string" office:string-value="Plugin-5-1" calcext:value-type="string">
            <text:p>Plugin-5-1</text:p>
          </table:table-cell>
          <table:table-cell table:style-name="ce9" office:value-type="string" calcext:value-type="string">
            <text:p>Plugin-5</text:p>
          </table:table-cell>
          <table:table-cell table:style-name="ce9" office:value-type="float" office:value="1" calcext:value-type="float">
            <text:p>1</text:p>
          </table:table-cell>
          <table:table-cell table:style-name="ce23" office:value-type="string" calcext:value-type="string" table:number-columns-spanned="1" table:number-rows-spanned="3">
            <text:p>プラグイン</text:p>
          </table:table-cell>
          <table:table-cell table:style-name="ce23" office:value-type="string" calcext:value-type="string" table:number-columns-spanned="1" table:number-rows-spanned="3">
            <text:p>Silverlightプラグインの有効・無効の制御</text:p>
          </table:table-cell>
          <table:table-cell table:style-name="ce23" office:value-type="string" calcext:value-type="string" table:number-columns-spanned="1" table:number-rows-spanned="3">
            <text:p>○</text:p>
          </table:table-cell>
          <table:table-cell table:style-name="ce9" office:value-type="string" calcext:value-type="string">
            <text:p>常に無効化する</text:p>
          </table:table-cell>
          <table:table-cell table:style-name="ce9"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2" office:value-type="string" calcext:value-type="string">
            <text:p>Plugin-1-1と同様。プラグイン名は「java」を「npctrl」に読み替える。</text:p>
          </table:table-cell>
          <table:table-cell table:style-name="ce12" table:formula="of:=IF([.K358]=&quot;&quot;;&quot;?&quot;;IF([.M358]=&quot;&quot;;&quot;新規&quot;;IF([.K358]=[.M358];&quot;&quot;;&quot;変更あり&quot;)))" office:value-type="string" office:string-value="変更あり" calcext:value-type="string">
            <text:p>変更あり</text:p>
          </table:table-cell>
          <table:table-cell table:style-name="ce54" office:value-type="string" calcext:value-type="string">
            <text:p>lockPref("extensions.force-addon-status@clear-code.com.plugins.0.pattern", "^Silverlight Plug-In");</text:p>
            <text:p>lockPref("extensions.force-addon-status@clear-code.com.plugins.0.enabledState", 0);</text:p>
          </table:table-cell>
          <table:table-cell table:style-name="ce9" table:formula="of:=IF([.M358]=&quot;&quot;;&quot;?&quot;;IF([.O358]=&quot;&quot;;&quot;新規&quot;;IF([.M358]=[.O358];&quot;&quot;;&quot;○&quot;)))">
            <text:p/>
          </table:table-cell>
          <table:table-cell table:style-name="ce54" office:value-type="string" calcext:value-type="string">
            <text:p>lockPref("extensions.force-addon-status@clear-code.com.plugins.0.pattern", "^Silverlight Plug-In");</text:p>
            <text:p>lockPref("extensions.force-addon-status@clear-code.com.plugins.0.enabledState", 0);</text:p>
          </table:table-cell>
          <table:table-cell table:style-name="ce54" table:number-columns-repeated="2"/>
          <table:table-cell table:style-name="ce63" table:formula="of:=IFERROR(VLOOKUP([.$C358];[$'verify-targets-to-chapters'.$A$1:.$B$999];2;0);IF([.$A358]=&quot;&quot;;&quot;&quot;;&quot;省略&quot;))">
            <text:p/>
          </table:table-cell>
          <table:table-cell table:number-columns-repeated="1006"/>
        </table:table-row>
        <table:table-row table:style-name="ro29">
          <table:table-cell table:style-name="ce1"/>
          <table:table-cell table:style-name="ce4" table:formula="of:=IF([.$A359]&lt;&gt;&quot;&quot;;MAX([.$B$1:.$B358])+1;&quot;&quot;)">
            <text:p/>
          </table:table-cell>
          <table:table-cell table:style-name="ce4" table:formula="of:=CONCATENATE([.$D359];&quot;-&quot;;[.$E359])" office:value-type="string" office:string-value="Plugin-5-2" calcext:value-type="string">
            <text:p>Plugin-5-2</text:p>
          </table:table-cell>
          <table:table-cell table:style-name="ce9" office:value-type="string" calcext:value-type="string">
            <text:p>Plugin-5</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常に有効化する</text:p>
          </table:table-cell>
          <table:table-cell table:style-name="ce9"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2" office:value-type="string" calcext:value-type="string">
            <text:p>Plugin-1-2と同様。プラグイン名は「java」を「npctrl」に読み替える。</text:p>
          </table:table-cell>
          <table:table-cell table:style-name="ce12" table:formula="of:=IF([.K359]=&quot;&quot;;&quot;?&quot;;IF([.M359]=&quot;&quot;;&quot;新規&quot;;IF([.K359]=[.M359];&quot;&quot;;&quot;変更あり&quot;)))" office:value-type="string" office:string-value="変更あり" calcext:value-type="string">
            <text:p>変更あり</text:p>
          </table:table-cell>
          <table:table-cell table:style-name="ce54" office:value-type="string" calcext:value-type="string">
            <text:p>lockPref("extensions.force-addon-status@clear-code.com.plugins.0.pattern", "^Silverlight Plug-In");</text:p>
            <text:p>lockPref("extensions.force-addon-status@clear-code.com.plugins.0.enabledState", 2);</text:p>
          </table:table-cell>
          <table:table-cell table:style-name="ce9" table:formula="of:=IF([.M359]=&quot;&quot;;&quot;?&quot;;IF([.O359]=&quot;&quot;;&quot;新規&quot;;IF([.M359]=[.O359];&quot;&quot;;&quot;○&quot;)))">
            <text:p/>
          </table:table-cell>
          <table:table-cell table:style-name="ce54" office:value-type="string" calcext:value-type="string">
            <text:p>lockPref("extensions.force-addon-status@clear-code.com.plugins.0.pattern", "^Silverlight Plug-In");</text:p>
            <text:p>lockPref("extensions.force-addon-status@clear-code.com.plugins.0.enabledState", 2);</text:p>
          </table:table-cell>
          <table:table-cell table:style-name="ce54" table:number-columns-repeated="2"/>
          <table:table-cell table:style-name="ce63" table:formula="of:=IFERROR(VLOOKUP([.$C359];[$'verify-targets-to-chapters'.$A$1:.$B$999];2;0);IF([.$A359]=&quot;&quot;;&quot;&quot;;&quot;省略&quot;))">
            <text:p/>
          </table:table-cell>
          <table:table-cell table:number-columns-repeated="1006"/>
        </table:table-row>
        <table:table-row table:style-name="ro29">
          <table:table-cell table:style-name="ce1"/>
          <table:table-cell table:style-name="ce4" table:formula="of:=IF([.$A360]&lt;&gt;&quot;&quot;;MAX([.$B$1:.$B359])+1;&quot;&quot;)">
            <text:p/>
          </table:table-cell>
          <table:table-cell table:style-name="ce4" table:formula="of:=CONCATENATE([.$D360];&quot;-&quot;;[.$E360])" office:value-type="string" office:string-value="Plugin-5-3" calcext:value-type="string">
            <text:p>Plugin-5-3</text:p>
          </table:table-cell>
          <table:table-cell table:style-name="ce9" office:value-type="string" calcext:value-type="string">
            <text:p>Plugin-5</text:p>
          </table:table-cell>
          <table:table-cell table:style-name="ce9" office:value-type="float" office:value="3" calcext:value-type="float">
            <text:p>3</text:p>
          </table:table-cell>
          <table:covered-table-cell table:number-columns-repeated="3" table:style-name="ce16"/>
          <table:table-cell table:style-name="ce9" office:value-type="string" calcext:value-type="string">
            <text:p>クリックされたら有効にする（既定）</text:p>
          </table:table-cell>
          <table:table-cell table:style-name="ce9"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2" office:value-type="string" calcext:value-type="string">
            <text:p>Plugin-1-3と同様。プラグイン名は「java」を「npctrl」に読み替える。</text:p>
          </table:table-cell>
          <table:table-cell table:style-name="ce12" table:formula="of:=IF([.K360]=&quot;&quot;;&quot;?&quot;;IF([.M360]=&quot;&quot;;&quot;新規&quot;;IF([.K360]=[.M360];&quot;&quot;;&quot;変更あり&quot;)))" office:value-type="string" office:string-value="変更あり" calcext:value-type="string">
            <text:p>変更あり</text:p>
          </table:table-cell>
          <table:table-cell table:style-name="ce54" office:value-type="string" calcext:value-type="string">
            <text:p>lockPref("extensions.force-addon-status@clear-code.com.plugins.0.pattern", "^Silverlight Plug-In");</text:p>
            <text:p>lockPref("extensions.force-addon-status@clear-code.com.plugins.0.enabledState", 1);</text:p>
          </table:table-cell>
          <table:table-cell table:style-name="ce9" table:formula="of:=IF([.M360]=&quot;&quot;;&quot;?&quot;;IF([.O360]=&quot;&quot;;&quot;新規&quot;;IF([.M360]=[.O360];&quot;&quot;;&quot;○&quot;)))">
            <text:p/>
          </table:table-cell>
          <table:table-cell table:style-name="ce54" office:value-type="string" calcext:value-type="string">
            <text:p>lockPref("extensions.force-addon-status@clear-code.com.plugins.0.pattern", "^Silverlight Plug-In");</text:p>
            <text:p>lockPref("extensions.force-addon-status@clear-code.com.plugins.0.enabledState", 1);</text:p>
          </table:table-cell>
          <table:table-cell table:style-name="ce54" table:number-columns-repeated="2"/>
          <table:table-cell table:style-name="ce63" table:formula="of:=IFERROR(VLOOKUP([.$C360];[$'verify-targets-to-chapters'.$A$1:.$B$999];2;0);IF([.$A360]=&quot;&quot;;&quot;&quot;;&quot;省略&quot;))">
            <text:p/>
          </table:table-cell>
          <table:table-cell table:number-columns-repeated="1006"/>
        </table:table-row>
        <table:table-row table:style-name="ro39">
          <table:table-cell table:style-name="ce1"/>
          <table:table-cell table:style-name="ce4" table:formula="of:=IF([.$A361]&lt;&gt;&quot;&quot;;MAX([.$B$1:.$B360])+1;&quot;&quot;)">
            <text:p/>
          </table:table-cell>
          <table:table-cell table:style-name="ce4" table:formula="of:=CONCATENATE([.$D361];&quot;-&quot;;[.$E361])" office:value-type="string" office:string-value="Plugin-6-1" calcext:value-type="string">
            <text:p>Plugin-6-1</text:p>
          </table:table-cell>
          <table:table-cell table:style-name="ce9" office:value-type="string" calcext:value-type="string">
            <text:p>Plugin-6</text:p>
          </table:table-cell>
          <table:table-cell table:style-name="ce9" office:value-type="float" office:value="1" calcext:value-type="float">
            <text:p>1</text:p>
          </table:table-cell>
          <table:table-cell table:style-name="ce23" office:value-type="string" calcext:value-type="string" table:number-columns-spanned="1" table:number-rows-spanned="3">
            <text:p>プラグイン</text:p>
          </table:table-cell>
          <table:table-cell table:style-name="ce23" office:value-type="string" calcext:value-type="string" table:number-columns-spanned="1" table:number-rows-spanned="3">
            <text:p>Windows Media Playerプラグインの有効・無効の制御</text:p>
          </table:table-cell>
          <table:table-cell table:style-name="ce23" office:value-type="string" calcext:value-type="string" table:number-columns-spanned="1" table:number-rows-spanned="3">
            <text:p>○</text:p>
          </table:table-cell>
          <table:table-cell table:style-name="ce9" office:value-type="string" calcext:value-type="string">
            <text:p>常に無効化する（既定）</text:p>
          </table:table-cell>
          <table:table-cell table:style-name="ce9"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2" office:value-type="string" calcext:value-type="string">
            <text:p>Plugin-1-1と同様。プラグイン名は「java」を「np-mswmp」に読み替える。</text:p>
          </table:table-cell>
          <table:table-cell table:style-name="ce12" table:formula="of:=IF([.K361]=&quot;&quot;;&quot;?&quot;;IF([.M361]=&quot;&quot;;&quot;新規&quot;;IF([.K361]=[.M361];&quot;&quot;;&quot;変更あり&quot;)))" office:value-type="string" office:string-value="変更あり" calcext:value-type="string">
            <text:p>変更あり</text:p>
          </table:table-cell>
          <table:table-cell table:style-name="ce54"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9" table:formula="of:=IF([.M361]=&quot;&quot;;&quot;?&quot;;IF([.O361]=&quot;&quot;;&quot;新規&quot;;IF([.M361]=[.O361];&quot;&quot;;&quot;○&quot;)))">
            <text:p/>
          </table:table-cell>
          <table:table-cell table:style-name="ce54"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54" table:number-columns-repeated="2"/>
          <table:table-cell table:style-name="ce63" table:formula="of:=IFERROR(VLOOKUP([.$C361];[$'verify-targets-to-chapters'.$A$1:.$B$999];2;0);IF([.$A361]=&quot;&quot;;&quot;&quot;;&quot;省略&quot;))">
            <text:p/>
          </table:table-cell>
          <table:table-cell table:number-columns-repeated="1006"/>
        </table:table-row>
        <table:table-row table:style-name="ro39">
          <table:table-cell table:style-name="ce1"/>
          <table:table-cell table:style-name="ce4" table:formula="of:=IF([.$A362]&lt;&gt;&quot;&quot;;MAX([.$B$1:.$B361])+1;&quot;&quot;)">
            <text:p/>
          </table:table-cell>
          <table:table-cell table:style-name="ce4" table:formula="of:=CONCATENATE([.$D362];&quot;-&quot;;[.$E362])" office:value-type="string" office:string-value="Plugin-6-2" calcext:value-type="string">
            <text:p>Plugin-6-2</text:p>
          </table:table-cell>
          <table:table-cell table:style-name="ce9" office:value-type="string" calcext:value-type="string">
            <text:p>Plugin-6</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常に有効化する</text:p>
          </table:table-cell>
          <table:table-cell table:style-name="ce9"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2" office:value-type="string" calcext:value-type="string">
            <text:p>Plugin-1-2と同様。プラグイン名は「java」を「np-mswmp」に読み替える。また、その上で以下の設定を加える。</text:p>
            <text:p><text:span text:style-name="T1">lockPref("plugins.load_appdir_plugins", true);</text:span></text:p>
          </table:table-cell>
          <table:table-cell table:style-name="ce12" table:formula="of:=IF([.K362]=&quot;&quot;;&quot;?&quot;;IF([.M362]=&quot;&quot;;&quot;新規&quot;;IF([.K362]=[.M362];&quot;&quot;;&quot;変更あり&quot;)))" office:value-type="string" office:string-value="変更あり" calcext:value-type="string">
            <text:p>変更あり</text:p>
          </table:table-cell>
          <table:table-cell table:style-name="ce54"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9" table:formula="of:=IF([.M362]=&quot;&quot;;&quot;?&quot;;IF([.O362]=&quot;&quot;;&quot;新規&quot;;IF([.M362]=[.O362];&quot;&quot;;&quot;○&quot;)))">
            <text:p/>
          </table:table-cell>
          <table:table-cell table:style-name="ce54"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54" table:number-columns-repeated="2"/>
          <table:table-cell table:style-name="ce63" table:formula="of:=IFERROR(VLOOKUP([.$C362];[$'verify-targets-to-chapters'.$A$1:.$B$999];2;0);IF([.$A362]=&quot;&quot;;&quot;&quot;;&quot;省略&quot;))">
            <text:p/>
          </table:table-cell>
          <table:table-cell table:number-columns-repeated="1006"/>
        </table:table-row>
        <table:table-row table:style-name="ro39">
          <table:table-cell table:style-name="ce1"/>
          <table:table-cell table:style-name="ce4" table:formula="of:=IF([.$A363]&lt;&gt;&quot;&quot;;MAX([.$B$1:.$B362])+1;&quot;&quot;)">
            <text:p/>
          </table:table-cell>
          <table:table-cell table:style-name="ce4" table:formula="of:=CONCATENATE([.$D363];&quot;-&quot;;[.$E363])" office:value-type="string" office:string-value="Plugin-6-3" calcext:value-type="string">
            <text:p>Plugin-6-3</text:p>
          </table:table-cell>
          <table:table-cell table:style-name="ce9" office:value-type="string" calcext:value-type="string">
            <text:p>Plugin-6</text:p>
          </table:table-cell>
          <table:table-cell table:style-name="ce9" office:value-type="float" office:value="3" calcext:value-type="float">
            <text:p>3</text:p>
          </table:table-cell>
          <table:covered-table-cell table:number-columns-repeated="3" table:style-name="ce16"/>
          <table:table-cell table:style-name="ce9" office:value-type="string" calcext:value-type="string">
            <text:p>クリックされたら有効にする</text:p>
          </table:table-cell>
          <table:table-cell table:style-name="ce9"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2" office:value-type="string" calcext:value-type="string">
            <text:p>Plugin-1-3と同様。プラグイン名は「java」を「np-mswmp」に読み替える。また、その上で以下の設定を加える。</text:p>
            <text:p><text:span text:style-name="T1">lockPref("plugins.load_appdir_plugins", true);</text:span></text:p>
          </table:table-cell>
          <table:table-cell table:style-name="ce12" table:formula="of:=IF([.K363]=&quot;&quot;;&quot;?&quot;;IF([.M363]=&quot;&quot;;&quot;新規&quot;;IF([.K363]=[.M363];&quot;&quot;;&quot;変更あり&quot;)))" office:value-type="string" office:string-value="変更あり" calcext:value-type="string">
            <text:p>変更あり</text:p>
          </table:table-cell>
          <table:table-cell table:style-name="ce54"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9" table:formula="of:=IF([.M363]=&quot;&quot;;&quot;?&quot;;IF([.O363]=&quot;&quot;;&quot;新規&quot;;IF([.M363]=[.O363];&quot;&quot;;&quot;○&quot;)))">
            <text:p/>
          </table:table-cell>
          <table:table-cell table:style-name="ce54"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54" table:number-columns-repeated="2"/>
          <table:table-cell table:style-name="ce63" table:formula="of:=IFERROR(VLOOKUP([.$C363];[$'verify-targets-to-chapters'.$A$1:.$B$999];2;0);IF([.$A363]=&quot;&quot;;&quot;&quot;;&quot;省略&quot;))">
            <text:p/>
          </table:table-cell>
          <table:table-cell table:number-columns-repeated="1006"/>
        </table:table-row>
        <table:table-row table:style-name="ro39">
          <table:table-cell table:style-name="ce1"/>
          <table:table-cell table:style-name="ce4" table:formula="of:=IF([.$A364]&lt;&gt;&quot;&quot;;MAX([.$B$1:.$B363])+1;&quot;&quot;)">
            <text:p/>
          </table:table-cell>
          <table:table-cell table:style-name="ce4" table:formula="of:=CONCATENATE([.$D364];&quot;-&quot;;[.$E364])" office:value-type="string" office:string-value="Plugin-7-1" calcext:value-type="string">
            <text:p>Plugin-7-1</text:p>
          </table:table-cell>
          <table:table-cell table:style-name="ce9" office:value-type="string" calcext:value-type="string">
            <text:p>Plugin-7</text:p>
          </table:table-cell>
          <table:table-cell table:style-name="ce9" office:value-type="float" office:value="1" calcext:value-type="float">
            <text:p>1</text:p>
          </table:table-cell>
          <table:table-cell table:style-name="ce23" office:value-type="string" calcext:value-type="string" table:number-columns-spanned="1" table:number-rows-spanned="3">
            <text:p>プラグイン</text:p>
          </table:table-cell>
          <table:table-cell table:style-name="ce23" office:value-type="string" calcext:value-type="string" table:number-columns-spanned="1" table:number-rows-spanned="3">
            <text:p>Cisco WebExプラグインの有効・無効の制御</text:p>
          </table:table-cell>
          <table:table-cell table:style-name="ce23" office:value-type="string" calcext:value-type="string" table:number-columns-spanned="1" table:number-rows-spanned="3">
            <text:p>○</text:p>
          </table:table-cell>
          <table:table-cell table:style-name="ce9" office:value-type="string" calcext:value-type="string">
            <text:p>常に無効化する（既定）</text:p>
          </table:table-cell>
          <table:table-cell table:style-name="ce9"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2" office:value-type="string" calcext:value-type="string">
            <text:p>Plugin-1-1と同様。プラグイン名は「java」を「npatgpc」に読み替える。</text:p>
          </table:table-cell>
          <table:table-cell table:style-name="ce12" table:formula="of:=IF([.K364]=&quot;&quot;;&quot;?&quot;;IF([.M364]=&quot;&quot;;&quot;新規&quot;;IF([.K364]=[.M364];&quot;&quot;;&quot;変更あり&quot;)))" office:value-type="string" office:string-value="変更あり" calcext:value-type="string">
            <text:p>変更あり</text:p>
          </table:table-cell>
          <table:table-cell table:style-name="ce54"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9" table:formula="of:=IF([.M364]=&quot;&quot;;&quot;?&quot;;IF([.O364]=&quot;&quot;;&quot;新規&quot;;IF([.M364]=[.O364];&quot;&quot;;&quot;○&quot;)))">
            <text:p/>
          </table:table-cell>
          <table:table-cell table:style-name="ce54"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54" table:number-columns-repeated="2"/>
          <table:table-cell table:style-name="ce63" table:formula="of:=IFERROR(VLOOKUP([.$C364];[$'verify-targets-to-chapters'.$A$1:.$B$999];2;0);IF([.$A364]=&quot;&quot;;&quot;&quot;;&quot;省略&quot;))">
            <text:p/>
          </table:table-cell>
          <table:table-cell table:number-columns-repeated="1006"/>
        </table:table-row>
        <table:table-row table:style-name="ro39">
          <table:table-cell table:style-name="ce1"/>
          <table:table-cell table:style-name="ce4" table:formula="of:=IF([.$A365]&lt;&gt;&quot;&quot;;MAX([.$B$1:.$B364])+1;&quot;&quot;)">
            <text:p/>
          </table:table-cell>
          <table:table-cell table:style-name="ce4" table:formula="of:=CONCATENATE([.$D365];&quot;-&quot;;[.$E365])" office:value-type="string" office:string-value="Plugin-7-2" calcext:value-type="string">
            <text:p>Plugin-7-2</text:p>
          </table:table-cell>
          <table:table-cell table:style-name="ce9" office:value-type="string" calcext:value-type="string">
            <text:p>Plugin-7</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常に有効化する</text:p>
          </table:table-cell>
          <table:table-cell table:style-name="ce9"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2" office:value-type="string" calcext:value-type="string">
            <text:p>Plugin-1-2と同様。プラグイン名は「java」を「npatgpc」に読み替える。また、その上で以下の設定を加える。</text:p>
            <text:p><text:span text:style-name="T1">lockPref("plugins.load_appdir_plugins", true);</text:span></text:p>
          </table:table-cell>
          <table:table-cell table:style-name="ce12" table:formula="of:=IF([.K365]=&quot;&quot;;&quot;?&quot;;IF([.M365]=&quot;&quot;;&quot;新規&quot;;IF([.K365]=[.M365];&quot;&quot;;&quot;変更あり&quot;)))" office:value-type="string" office:string-value="変更あり" calcext:value-type="string">
            <text:p>変更あり</text:p>
          </table:table-cell>
          <table:table-cell table:style-name="ce54"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9" table:formula="of:=IF([.M365]=&quot;&quot;;&quot;?&quot;;IF([.O365]=&quot;&quot;;&quot;新規&quot;;IF([.M365]=[.O365];&quot;&quot;;&quot;○&quot;)))">
            <text:p/>
          </table:table-cell>
          <table:table-cell table:style-name="ce54"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54" table:number-columns-repeated="2"/>
          <table:table-cell table:style-name="ce63" table:formula="of:=IFERROR(VLOOKUP([.$C365];[$'verify-targets-to-chapters'.$A$1:.$B$999];2;0);IF([.$A365]=&quot;&quot;;&quot;&quot;;&quot;省略&quot;))">
            <text:p/>
          </table:table-cell>
          <table:table-cell table:number-columns-repeated="1006"/>
        </table:table-row>
        <table:table-row table:style-name="ro39">
          <table:table-cell table:style-name="ce1"/>
          <table:table-cell table:style-name="ce4" table:formula="of:=IF([.$A366]&lt;&gt;&quot;&quot;;MAX([.$B$1:.$B365])+1;&quot;&quot;)">
            <text:p/>
          </table:table-cell>
          <table:table-cell table:style-name="ce4" table:formula="of:=CONCATENATE([.$D366];&quot;-&quot;;[.$E366])" office:value-type="string" office:string-value="Plugin-7-3" calcext:value-type="string">
            <text:p>Plugin-7-3</text:p>
          </table:table-cell>
          <table:table-cell table:style-name="ce9" office:value-type="string" calcext:value-type="string">
            <text:p>Plugin-7</text:p>
          </table:table-cell>
          <table:table-cell table:style-name="ce9" office:value-type="float" office:value="3" calcext:value-type="float">
            <text:p>3</text:p>
          </table:table-cell>
          <table:covered-table-cell table:number-columns-repeated="3" table:style-name="ce16"/>
          <table:table-cell table:style-name="ce9" office:value-type="string" calcext:value-type="string">
            <text:p>クリックされたら有効にする</text:p>
          </table:table-cell>
          <table:table-cell table:style-name="ce9"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2" office:value-type="string" calcext:value-type="string">
            <text:p>Plugin-1-3と同様。プラグイン名は「java」を「npatgpc」に読み替える。また、その上で以下の設定を加える。</text:p>
            <text:p><text:span text:style-name="T1">lockPref("plugins.load_appdir_plugins", true);</text:span></text:p>
          </table:table-cell>
          <table:table-cell table:style-name="ce12" table:formula="of:=IF([.K366]=&quot;&quot;;&quot;?&quot;;IF([.M366]=&quot;&quot;;&quot;新規&quot;;IF([.K366]=[.M366];&quot;&quot;;&quot;変更あり&quot;)))" office:value-type="string" office:string-value="変更あり" calcext:value-type="string">
            <text:p>変更あり</text:p>
          </table:table-cell>
          <table:table-cell table:style-name="ce54"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9" table:formula="of:=IF([.M366]=&quot;&quot;;&quot;?&quot;;IF([.O366]=&quot;&quot;;&quot;新規&quot;;IF([.M366]=[.O366];&quot;&quot;;&quot;○&quot;)))">
            <text:p/>
          </table:table-cell>
          <table:table-cell table:style-name="ce54"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54" table:number-columns-repeated="2"/>
          <table:table-cell table:style-name="ce63" table:formula="of:=IFERROR(VLOOKUP([.$C366];[$'verify-targets-to-chapters'.$A$1:.$B$999];2;0);IF([.$A366]=&quot;&quot;;&quot;&quot;;&quot;省略&quot;))">
            <text:p/>
          </table:table-cell>
          <table:table-cell table:number-columns-repeated="1006"/>
        </table:table-row>
        <table:table-row table:style-name="ro4">
          <table:table-cell table:style-name="ce1"/>
          <table:table-cell table:style-name="ce4" table:formula="of:=IF([.$A367]&lt;&gt;&quot;&quot;;MAX([.$B$1:.$B366])+1;&quot;&quot;)">
            <text:p/>
          </table:table-cell>
          <table:table-cell table:style-name="ce4" table:formula="of:=CONCATENATE([.$D367];&quot;-&quot;;[.$E367])" office:value-type="string" office:string-value="Plugin-8-1" calcext:value-type="string">
            <text:p>Plugin-8-1</text:p>
          </table:table-cell>
          <table:table-cell table:style-name="ce9" office:value-type="string" calcext:value-type="string">
            <text:p>Plugin-8</text:p>
          </table:table-cell>
          <table:table-cell table:style-name="ce9" office:value-type="float" office:value="1" calcext:value-type="float">
            <text:p>1</text:p>
          </table:table-cell>
          <table:table-cell table:style-name="ce22" office:value-type="string" calcext:value-type="string" table:number-columns-spanned="1" table:number-rows-spanned="2">
            <text:p>プラグイン</text:p>
          </table:table-cell>
          <table:table-cell table:style-name="ce22" office:value-type="string" calcext:value-type="string" table:number-columns-spanned="1" table:number-rows-spanned="2">
            <text:p>Gecko Media Pluginの利用の可否</text:p>
          </table:table-cell>
          <table:table-cell table:style-name="ce22" office:value-type="string" calcext:value-type="string" table:number-columns-spanned="1" table:number-rows-spanned="2">
            <text:p>-</text:p>
          </table:table-cell>
          <table:table-cell table:style-name="ce9" office:value-type="string" calcext:value-type="string">
            <text:p>許可する（規定）</text:p>
          </table:table-cell>
          <table:table-cell table:style-name="ce9" office:value-type="string" calcext:value-type="string">
            <text:p>-</text:p>
          </table:table-cell>
          <table:table-cell table:style-name="ce10" office:value-type="string" calcext:value-type="string">
            <text:p>-</text:p>
          </table:table-cell>
          <table:table-cell table:style-name="ce12" table:formula="of:=IF([.K367]=&quot;&quot;;&quot;?&quot;;IF([.M367]=&quot;&quot;;&quot;新規&quot;;IF([.K367]=[.M367];&quot;&quot;;&quot;変更あり&quot;)))">
            <text:p/>
          </table:table-cell>
          <table:table-cell table:style-name="ce10" office:value-type="string" calcext:value-type="string">
            <text:p>-</text:p>
          </table:table-cell>
          <table:table-cell table:style-name="ce9" table:formula="of:=IF([.M367]=&quot;&quot;;&quot;?&quot;;IF([.O367]=&quot;&quot;;&quot;新規&quot;;IF([.M367]=[.O367];&quot;&quot;;&quot;○&quot;)))">
            <text:p/>
          </table:table-cell>
          <table:table-cell table:style-name="ce54" office:value-type="string" calcext:value-type="string">
            <text:p>-</text:p>
          </table:table-cell>
          <table:table-cell table:style-name="ce54" table:number-columns-repeated="2"/>
          <table:table-cell table:style-name="ce63" table:formula="of:=IFERROR(VLOOKUP([.$C367];[$'verify-targets-to-chapters'.$A$1:.$B$999];2;0);IF([.$A367]=&quot;&quot;;&quot;&quot;;&quot;省略&quot;))">
            <text:p/>
          </table:table-cell>
          <table:table-cell table:number-columns-repeated="1006"/>
        </table:table-row>
        <table:table-row table:style-name="ro66">
          <table:table-cell table:style-name="ce1"/>
          <table:table-cell table:style-name="ce4" table:formula="of:=IF([.$A368]&lt;&gt;&quot;&quot;;MAX([.$B$1:.$B367])+1;&quot;&quot;)">
            <text:p/>
          </table:table-cell>
          <table:table-cell table:style-name="ce4" table:formula="of:=CONCATENATE([.$D368];&quot;-&quot;;[.$E368])" office:value-type="string" office:string-value="Plugin-8-2" calcext:value-type="string">
            <text:p>Plugin-8-2</text:p>
          </table:table-cell>
          <table:table-cell table:style-name="ce9" office:value-type="string" calcext:value-type="string">
            <text:p>Plugin-8</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禁止する</text:p>
          </table:table-cell>
          <table:table-cell table:style-name="ce11"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9"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2" table:formula="of:=IF([.K368]=&quot;&quot;;&quot;?&quot;;IF([.M368]=&quot;&quot;;&quot;新規&quot;;IF([.K368]=[.M368];&quot;&quot;;&quot;変更あり&quot;)))">
            <text:p/>
          </table:table-cell>
          <table:table-cell table:style-name="ce54"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9" table:formula="of:=IF([.M368]=&quot;&quot;;&quot;?&quot;;IF([.O368]=&quot;&quot;;&quot;新規&quot;;IF([.M368]=[.O368];&quot;&quot;;&quot;○&quot;)))" office:value-type="string" office:string-value="○" calcext:value-type="string">
            <text:p>○</text:p>
          </table:table-cell>
          <table:table-cell table:style-name="ce54"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54" table:number-columns-repeated="2"/>
          <table:table-cell table:style-name="ce63" table:formula="of:=IFERROR(VLOOKUP([.$C368];[$'verify-targets-to-chapters'.$A$1:.$B$999];2;0);IF([.$A368]=&quot;&quot;;&quot;&quot;;&quot;省略&quot;))">
            <text:p/>
          </table:table-cell>
          <table:table-cell table:number-columns-repeated="1006"/>
        </table:table-row>
        <table:table-row table:style-name="ro78">
          <table:table-cell table:style-name="ce1"/>
          <table:table-cell table:style-name="ce4" table:formula="of:=IF([.$A369]&lt;&gt;&quot;&quot;;MAX([.$B$1:.$B368])+1;&quot;&quot;)">
            <text:p/>
          </table:table-cell>
          <table:table-cell table:style-name="ce4" table:formula="of:=CONCATENATE([.$D369];&quot;-&quot;;[.$E369])" office:value-type="string" office:string-value="Plugin-9-1" calcext:value-type="string">
            <text:p>Plugin-9-1</text:p>
          </table:table-cell>
          <table:table-cell table:style-name="ce9" office:value-type="string" calcext:value-type="string">
            <text:p>Plugin-9</text:p>
          </table:table-cell>
          <table:table-cell table:style-name="ce9" office:value-type="float" office:value="1" calcext:value-type="float">
            <text:p>1</text:p>
          </table:table-cell>
          <table:table-cell table:style-name="ce23" office:value-type="string" calcext:value-type="string" table:number-columns-spanned="1" table:number-rows-spanned="3">
            <text:p>セキュリティ</text:p>
          </table:table-cell>
          <table:table-cell table:style-name="ce23" office:value-type="string" calcext:value-type="string" table:number-columns-spanned="1" table:number-rows-spanned="3">
            <text:p>IcedTeaプラグインの有効・無効の制御</text:p>
          </table:table-cell>
          <table:table-cell table:style-name="ce23" office:value-type="string" calcext:value-type="string" table:number-columns-spanned="1" table:number-rows-spanned="3">
            <text:p>-</text:p>
          </table:table-cell>
          <table:table-cell table:style-name="ce9" office:value-type="string" calcext:value-type="string">
            <text:p>常に無効化する</text:p>
          </table:table-cell>
          <table:table-cell table:style-name="ce9"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2" office:value-type="string" calcext:value-type="string">
            <text:p>Plugin-1-1と同様。プラグイン名は「java」を「libnpjp」（または「libnpjp2」）に読み替える。</text:p>
          </table:table-cell>
          <table:table-cell table:style-name="ce12" table:formula="of:=IF([.K369]=&quot;&quot;;&quot;?&quot;;IF([.M369]=&quot;&quot;;&quot;新規&quot;;IF([.K369]=[.M369];&quot;&quot;;&quot;変更あり&quot;)))" office:value-type="string" office:string-value="変更あり" calcext:value-type="string">
            <text:p>変更あり</text:p>
          </table:table-cell>
          <table:table-cell table:style-name="ce10" office:value-type="string" calcext:value-type="string">
            <text:p>lockPref("extensions.force-addon-status@clear-code.com.plugins.0.pattern", "^IcedTea-Web Plugin");</text:p>
            <text:p>lockPref("extensions.force-addon-status@clear-code.com.plugins.0.enabledState", 0);</text:p>
          </table:table-cell>
          <table:table-cell table:style-name="ce9" table:formula="of:=IF([.M369]=&quot;&quot;;&quot;?&quot;;IF([.O369]=&quot;&quot;;&quot;新規&quot;;IF([.M369]=[.O369];&quot;&quot;;&quot;○&quot;)))">
            <text:p/>
          </table:table-cell>
          <table:table-cell table:style-name="ce54" office:value-type="string" calcext:value-type="string">
            <text:p>lockPref("extensions.force-addon-status@clear-code.com.plugins.0.pattern", "^IcedTea-Web Plugin");</text:p>
            <text:p>lockPref("extensions.force-addon-status@clear-code.com.plugins.0.enabledState", 0);</text:p>
          </table:table-cell>
          <table:table-cell table:style-name="ce54"/>
          <table:table-cell table:style-name="ce54"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63" table:formula="of:=IFERROR(VLOOKUP([.$C369];[$'verify-targets-to-chapters'.$A$1:.$B$999];2;0);IF([.$A369]=&quot;&quot;;&quot;&quot;;&quot;省略&quot;))">
            <text:p/>
          </table:table-cell>
          <table:table-cell table:number-columns-repeated="1006"/>
        </table:table-row>
        <table:table-row table:style-name="ro29">
          <table:table-cell table:style-name="ce1"/>
          <table:table-cell table:style-name="ce4" table:formula="of:=IF([.$A370]&lt;&gt;&quot;&quot;;MAX([.$B$1:.$B369])+1;&quot;&quot;)">
            <text:p/>
          </table:table-cell>
          <table:table-cell table:style-name="ce4" table:formula="of:=CONCATENATE([.$D370];&quot;-&quot;;[.$E370])" office:value-type="string" office:string-value="Plugin-9-2" calcext:value-type="string">
            <text:p>Plugin-9-2</text:p>
          </table:table-cell>
          <table:table-cell table:style-name="ce9" office:value-type="string" calcext:value-type="string">
            <text:p>Plugin-9</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常に有効化する</text:p>
          </table:table-cell>
          <table:table-cell table:style-name="ce9"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2" office:value-type="string" calcext:value-type="string">
            <text:p>Plugin-1-2と同様。プラグイン名は「java」を「libnpjp」（または「libnpjp2」）に読み替える。</text:p>
          </table:table-cell>
          <table:table-cell table:style-name="ce12" table:formula="of:=IF([.K370]=&quot;&quot;;&quot;?&quot;;IF([.M370]=&quot;&quot;;&quot;新規&quot;;IF([.K370]=[.M370];&quot;&quot;;&quot;変更あり&quot;)))" office:value-type="string" office:string-value="変更あり" calcext:value-type="string">
            <text:p>変更あり</text:p>
          </table:table-cell>
          <table:table-cell table:style-name="ce10" office:value-type="string" calcext:value-type="string">
            <text:p>lockPref("extensions.force-addon-status@clear-code.com.plugins.0.pattern", "^IcedTea-Web Plugin");</text:p>
            <text:p>lockPref("extensions.force-addon-status@clear-code.com.plugins.0.enabledState", 2);</text:p>
          </table:table-cell>
          <table:table-cell table:style-name="ce9" table:formula="of:=IF([.M370]=&quot;&quot;;&quot;?&quot;;IF([.O370]=&quot;&quot;;&quot;新規&quot;;IF([.M370]=[.O370];&quot;&quot;;&quot;○&quot;)))">
            <text:p/>
          </table:table-cell>
          <table:table-cell table:style-name="ce54" office:value-type="string" calcext:value-type="string">
            <text:p>lockPref("extensions.force-addon-status@clear-code.com.plugins.0.pattern", "^IcedTea-Web Plugin");</text:p>
            <text:p>lockPref("extensions.force-addon-status@clear-code.com.plugins.0.enabledState", 2);</text:p>
          </table:table-cell>
          <table:table-cell table:style-name="ce54" table:number-columns-repeated="2"/>
          <table:table-cell table:style-name="ce63" table:formula="of:=IFERROR(VLOOKUP([.$C370];[$'verify-targets-to-chapters'.$A$1:.$B$999];2;0);IF([.$A370]=&quot;&quot;;&quot;&quot;;&quot;省略&quot;))">
            <text:p/>
          </table:table-cell>
          <table:table-cell table:number-columns-repeated="1006"/>
        </table:table-row>
        <table:table-row table:style-name="ro29">
          <table:table-cell table:style-name="ce1"/>
          <table:table-cell table:style-name="ce4" table:formula="of:=IF([.$A371]&lt;&gt;&quot;&quot;;MAX([.$B$1:.$B370])+1;&quot;&quot;)">
            <text:p/>
          </table:table-cell>
          <table:table-cell table:style-name="ce4" table:formula="of:=CONCATENATE([.$D371];&quot;-&quot;;[.$E371])" office:value-type="string" office:string-value="Plugin-9-3" calcext:value-type="string">
            <text:p>Plugin-9-3</text:p>
          </table:table-cell>
          <table:table-cell table:style-name="ce9" office:value-type="string" calcext:value-type="string">
            <text:p>Plugin-9</text:p>
          </table:table-cell>
          <table:table-cell table:style-name="ce9" office:value-type="float" office:value="3" calcext:value-type="float">
            <text:p>3</text:p>
          </table:table-cell>
          <table:covered-table-cell table:number-columns-repeated="3" table:style-name="ce16"/>
          <table:table-cell table:style-name="ce9" office:value-type="string" calcext:value-type="string">
            <text:p>クリックされたら有効にする（既定）</text:p>
          </table:table-cell>
          <table:table-cell table:style-name="ce9"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2" office:value-type="string" calcext:value-type="string">
            <text:p>Plugin-1-3と同様。プラグイン名は「java」を「libnpjp」（または「libnpjp2」）に読み替える。</text:p>
          </table:table-cell>
          <table:table-cell table:style-name="ce12" table:formula="of:=IF([.K371]=&quot;&quot;;&quot;?&quot;;IF([.M371]=&quot;&quot;;&quot;新規&quot;;IF([.K371]=[.M371];&quot;&quot;;&quot;変更あり&quot;)))" office:value-type="string" office:string-value="変更あり" calcext:value-type="string">
            <text:p>変更あり</text:p>
          </table:table-cell>
          <table:table-cell table:style-name="ce10" office:value-type="string" calcext:value-type="string">
            <text:p>lockPref("extensions.force-addon-status@clear-code.com.plugins.0.pattern", "^IcedTea-Web Plugin");</text:p>
            <text:p>lockPref("extensions.force-addon-status@clear-code.com.plugins.0.enabledState", 1);</text:p>
          </table:table-cell>
          <table:table-cell table:style-name="ce9" table:formula="of:=IF([.M371]=&quot;&quot;;&quot;?&quot;;IF([.O371]=&quot;&quot;;&quot;新規&quot;;IF([.M371]=[.O371];&quot;&quot;;&quot;○&quot;)))">
            <text:p/>
          </table:table-cell>
          <table:table-cell table:style-name="ce54" office:value-type="string" calcext:value-type="string">
            <text:p>lockPref("extensions.force-addon-status@clear-code.com.plugins.0.pattern", "^IcedTea-Web Plugin");</text:p>
            <text:p>lockPref("extensions.force-addon-status@clear-code.com.plugins.0.enabledState", 1);</text:p>
          </table:table-cell>
          <table:table-cell table:style-name="ce54" table:number-columns-repeated="2"/>
          <table:table-cell table:style-name="ce63" table:formula="of:=IFERROR(VLOOKUP([.$C371];[$'verify-targets-to-chapters'.$A$1:.$B$999];2;0);IF([.$A371]=&quot;&quot;;&quot;&quot;;&quot;省略&quot;))">
            <text:p/>
          </table:table-cell>
          <table:table-cell table:number-columns-repeated="1006"/>
        </table:table-row>
        <table:table-row table:style-name="ro4">
          <table:table-cell table:style-name="ce1"/>
          <table:table-cell table:style-name="ce4" table:formula="of:=IF([.$A372]&lt;&gt;&quot;&quot;;MAX([.$B$1:.$B371])+1;&quot;&quot;)">
            <text:p/>
          </table:table-cell>
          <table:table-cell table:style-name="ce4" table:formula="of:=CONCATENATE([.$D372];&quot;-&quot;;[.$E372])" office:value-type="string" office:string-value="Plugin-10-1" calcext:value-type="string">
            <text:p>Plugin-10-1</text:p>
          </table:table-cell>
          <table:table-cell table:style-name="ce9" office:value-type="string" calcext:value-type="string">
            <text:p>Plugin-10</text:p>
          </table:table-cell>
          <table:table-cell table:style-name="ce9" office:value-type="float" office:value="1" calcext:value-type="float">
            <text:p>1</text:p>
          </table:table-cell>
          <table:table-cell table:style-name="ce23" office:value-type="string" calcext:value-type="string" table:number-columns-spanned="1" table:number-rows-spanned="3">
            <text:p>プラグイン</text:p>
          </table:table-cell>
          <table:table-cell table:style-name="ce23" office:value-type="string" calcext:value-type="string" table:number-columns-spanned="1" table:number-rows-spanned="3">
            <text:p>すべてのプラグインの初期状態</text:p>
          </table:table-cell>
          <table:table-cell table:style-name="ce23" office:value-type="string" calcext:value-type="string" table:number-columns-spanned="1" table:number-rows-spanned="3">
            <text:p>-</text:p>
          </table:table-cell>
          <table:table-cell table:style-name="ce9" office:value-type="string" calcext:value-type="string">
            <text:p>常に無効化する</text:p>
          </table:table-cell>
          <table:table-cell table:style-name="ce9" office:value-type="string" calcext:value-type="string">
            <text:p>MCDで設定を反映する</text:p>
          </table:table-cell>
          <table:table-cell table:style-name="ce10" office:value-type="string" calcext:value-type="string">
            <text:p>lockPref("plugin.default.state", 0);</text:p>
          </table:table-cell>
          <table:table-cell table:style-name="ce12" table:formula="of:=IF([.K372]=&quot;&quot;;&quot;?&quot;;IF([.M372]=&quot;&quot;;&quot;新規&quot;;IF([.K372]=[.M372];&quot;&quot;;&quot;変更あり&quot;)))">
            <text:p/>
          </table:table-cell>
          <table:table-cell table:style-name="ce10" office:value-type="string" calcext:value-type="string">
            <text:p>lockPref("plugin.default.state", 0);</text:p>
          </table:table-cell>
          <table:table-cell table:style-name="ce9" table:formula="of:=IF([.M372]=&quot;&quot;;&quot;?&quot;;IF([.O372]=&quot;&quot;;&quot;新規&quot;;IF([.M372]=[.O372];&quot;&quot;;&quot;○&quot;)))" office:value-type="string" office:string-value="新規" calcext:value-type="string">
            <text:p>新規</text:p>
          </table:table-cell>
          <table:table-cell table:style-name="ce54" table:number-columns-repeated="3"/>
          <table:table-cell table:style-name="ce63" table:formula="of:=IFERROR(VLOOKUP([.$C372];[$'verify-targets-to-chapters'.$A$1:.$B$999];2;0);IF([.$A372]=&quot;&quot;;&quot;&quot;;&quot;省略&quot;))">
            <text:p/>
          </table:table-cell>
          <table:table-cell table:number-columns-repeated="1006"/>
        </table:table-row>
        <table:table-row table:style-name="ro4">
          <table:table-cell table:style-name="ce1"/>
          <table:table-cell table:style-name="ce4" table:formula="of:=IF([.$A373]&lt;&gt;&quot;&quot;;MAX([.$B$1:.$B372])+1;&quot;&quot;)">
            <text:p/>
          </table:table-cell>
          <table:table-cell table:style-name="ce4" table:formula="of:=CONCATENATE([.$D373];&quot;-&quot;;[.$E373])" office:value-type="string" office:string-value="Plugin-10-2" calcext:value-type="string">
            <text:p>Plugin-10-2</text:p>
          </table:table-cell>
          <table:table-cell table:style-name="ce9" office:value-type="string" calcext:value-type="string">
            <text:p>Plugin-10</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常に有効化する</text:p>
          </table:table-cell>
          <table:table-cell table:style-name="ce9" office:value-type="string" calcext:value-type="string">
            <text:p>MCDで設定を反映する</text:p>
          </table:table-cell>
          <table:table-cell table:style-name="ce10" office:value-type="string" calcext:value-type="string">
            <text:p>lockPref("plugin.default.state", 2);</text:p>
          </table:table-cell>
          <table:table-cell table:style-name="ce12" table:formula="of:=IF([.K373]=&quot;&quot;;&quot;?&quot;;IF([.M373]=&quot;&quot;;&quot;新規&quot;;IF([.K373]=[.M373];&quot;&quot;;&quot;変更あり&quot;)))">
            <text:p/>
          </table:table-cell>
          <table:table-cell table:style-name="ce10" office:value-type="string" calcext:value-type="string">
            <text:p>lockPref("plugin.default.state", 2);</text:p>
          </table:table-cell>
          <table:table-cell table:style-name="ce9" table:formula="of:=IF([.M373]=&quot;&quot;;&quot;?&quot;;IF([.O373]=&quot;&quot;;&quot;新規&quot;;IF([.M373]=[.O373];&quot;&quot;;&quot;○&quot;)))" office:value-type="string" office:string-value="新規" calcext:value-type="string">
            <text:p>新規</text:p>
          </table:table-cell>
          <table:table-cell table:style-name="ce54" table:number-columns-repeated="3"/>
          <table:table-cell table:style-name="ce63" table:formula="of:=IFERROR(VLOOKUP([.$C373];[$'verify-targets-to-chapters'.$A$1:.$B$999];2;0);IF([.$A373]=&quot;&quot;;&quot;&quot;;&quot;省略&quot;))">
            <text:p/>
          </table:table-cell>
          <table:table-cell table:number-columns-repeated="1006"/>
        </table:table-row>
        <table:table-row table:style-name="ro3">
          <table:table-cell table:style-name="ce1"/>
          <table:table-cell table:style-name="ce4" table:formula="of:=IF([.$A374]&lt;&gt;&quot;&quot;;MAX([.$B$1:.$B373])+1;&quot;&quot;)">
            <text:p/>
          </table:table-cell>
          <table:table-cell table:style-name="ce4" table:formula="of:=CONCATENATE([.$D374];&quot;-&quot;;[.$E374])" office:value-type="string" office:string-value="Plugin-10-3" calcext:value-type="string">
            <text:p>Plugin-10-3</text:p>
          </table:table-cell>
          <table:table-cell table:style-name="ce9" office:value-type="string" calcext:value-type="string">
            <text:p>Plugin-10</text:p>
          </table:table-cell>
          <table:table-cell table:style-name="ce9" office:value-type="float" office:value="3" calcext:value-type="float">
            <text:p>3</text:p>
          </table:table-cell>
          <table:covered-table-cell table:number-columns-repeated="3" table:style-name="ce16"/>
          <table:table-cell table:style-name="ce9" office:value-type="string" calcext:value-type="string">
            <text:p>クリックされたら有効にする（既定）</text:p>
          </table:table-cell>
          <table:table-cell table:style-name="ce9" office:value-type="string" calcext:value-type="string">
            <text:p>-</text:p>
          </table:table-cell>
          <table:table-cell table:style-name="ce10" office:value-type="string" calcext:value-type="string">
            <text:p>lockPref("plugin.default.state", 1);</text:p>
          </table:table-cell>
          <table:table-cell table:style-name="ce12" table:formula="of:=IF([.K374]=&quot;&quot;;&quot;?&quot;;IF([.M374]=&quot;&quot;;&quot;新規&quot;;IF([.K374]=[.M374];&quot;&quot;;&quot;変更あり&quot;)))">
            <text:p/>
          </table:table-cell>
          <table:table-cell table:style-name="ce10" office:value-type="string" calcext:value-type="string">
            <text:p>lockPref("plugin.default.state", 1);</text:p>
          </table:table-cell>
          <table:table-cell table:style-name="ce9" table:formula="of:=IF([.M374]=&quot;&quot;;&quot;?&quot;;IF([.O374]=&quot;&quot;;&quot;新規&quot;;IF([.M374]=[.O374];&quot;&quot;;&quot;○&quot;)))" office:value-type="string" office:string-value="新規" calcext:value-type="string">
            <text:p>新規</text:p>
          </table:table-cell>
          <table:table-cell table:style-name="ce54" table:number-columns-repeated="3"/>
          <table:table-cell table:style-name="ce63" table:formula="of:=IFERROR(VLOOKUP([.$C374];[$'verify-targets-to-chapters'.$A$1:.$B$999];2;0);IF([.$A374]=&quot;&quot;;&quot;&quot;;&quot;省略&quot;))">
            <text:p/>
          </table:table-cell>
          <table:table-cell table:number-columns-repeated="1006"/>
        </table:table-row>
        <table:table-row table:style-name="ro6">
          <table:table-cell table:style-name="ce1"/>
          <table:table-cell table:style-name="ce4" table:formula="of:=IF([.$A375]&lt;&gt;&quot;&quot;;MAX([.$B$1:.$B374])+1;&quot;&quot;)">
            <text:p/>
          </table:table-cell>
          <table:table-cell table:style-name="ce4" table:formula="of:=CONCATENATE([.$D375];&quot;-&quot;;[.$E375])" office:value-type="string" office:string-value="External-1-1" calcext:value-type="string">
            <text:p>External-1-1</text:p>
          </table:table-cell>
          <table:table-cell table:style-name="ce9" office:value-type="string" calcext:value-type="string">
            <text:p>External-1</text:p>
          </table:table-cell>
          <table:table-cell table:style-name="ce9" office:value-type="float" office:value="1" calcext:value-type="float">
            <text:p>1</text:p>
          </table:table-cell>
          <table:table-cell table:style-name="ce22" office:value-type="string" calcext:value-type="string" table:number-columns-spanned="1" table:number-rows-spanned="2">
            <text:p>外部アプリケーションとの連携</text:p>
          </table:table-cell>
          <table:table-cell table:style-name="ce22" office:value-type="string" calcext:value-type="string" table:number-columns-spanned="1" table:number-rows-spanned="2">
            <text:p>ファイルをダウンロードして直接外部アプリケーションで開く時の挙動</text:p>
          </table:table-cell>
          <table:table-cell table:style-name="ce22" office:value-type="string" calcext:value-type="string" table:number-columns-spanned="1" table:number-rows-spanned="2">
            <text:p>-</text:p>
          </table:table-cell>
          <table:table-cell table:style-name="ce9" office:value-type="string" calcext:value-type="string">
            <text:p>ファイルを読み込み専用で開き、アプリケーション終了後に一時ファイルを削除する（既定）</text:p>
          </table:table-cell>
          <table:table-cell table:style-name="ce9" office:value-type="string" calcext:value-type="string">
            <text:p>MCDで設定を反映する</text:p>
          </table:table-cell>
          <table:table-cell table:style-name="ce10" office:value-type="string" calcext:value-type="string">
            <text:p>lockPref("browser.helperApps.deleteTempFileOnExit", true);</text:p>
          </table:table-cell>
          <table:table-cell table:style-name="ce12" table:formula="of:=IF([.K375]=&quot;&quot;;&quot;?&quot;;IF([.M375]=&quot;&quot;;&quot;新規&quot;;IF([.K375]=[.M375];&quot;&quot;;&quot;変更あり&quot;)))">
            <text:p/>
          </table:table-cell>
          <table:table-cell table:style-name="ce10" office:value-type="string" calcext:value-type="string">
            <text:p>lockPref("browser.helperApps.deleteTempFileOnExit", true);</text:p>
          </table:table-cell>
          <table:table-cell table:style-name="ce9" table:formula="of:=IF([.M375]=&quot;&quot;;&quot;?&quot;;IF([.O375]=&quot;&quot;;&quot;新規&quot;;IF([.M375]=[.O375];&quot;&quot;;&quot;○&quot;)))">
            <text:p/>
          </table:table-cell>
          <table:table-cell table:style-name="ce54" office:value-type="string" calcext:value-type="string">
            <text:p>lockPref("browser.helperApps.deleteTempFileOnExit", true);</text:p>
          </table:table-cell>
          <table:table-cell table:style-name="ce54" table:number-columns-repeated="2"/>
          <table:table-cell table:style-name="ce63" table:formula="of:=IFERROR(VLOOKUP([.$C375];[$'verify-targets-to-chapters'.$A$1:.$B$999];2;0);IF([.$A375]=&quot;&quot;;&quot;&quot;;&quot;省略&quot;))">
            <text:p/>
          </table:table-cell>
          <table:table-cell table:number-columns-repeated="1006"/>
        </table:table-row>
        <table:table-row table:style-name="ro6">
          <table:table-cell table:style-name="ce1"/>
          <table:table-cell table:style-name="ce4" table:formula="of:=IF([.$A376]&lt;&gt;&quot;&quot;;MAX([.$B$1:.$B375])+1;&quot;&quot;)">
            <text:p/>
          </table:table-cell>
          <table:table-cell table:style-name="ce4" table:formula="of:=CONCATENATE([.$D376];&quot;-&quot;;[.$E376])" office:value-type="string" office:string-value="External-1-2" calcext:value-type="string">
            <text:p>External-1-2</text:p>
          </table:table-cell>
          <table:table-cell table:style-name="ce9" office:value-type="string" calcext:value-type="string">
            <text:p>External-1</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ファイルを読み書き可能で開き、アプリケーション終了後に一時ファイルを削除しない</text:p>
          </table:table-cell>
          <table:table-cell table:style-name="ce9" office:value-type="string" calcext:value-type="string">
            <text:p>MCDで設定を反映する</text:p>
          </table:table-cell>
          <table:table-cell table:style-name="ce10" office:value-type="string" calcext:value-type="string">
            <text:p>lockPref("browser.helperApps.deleteTempFileOnExit", false);</text:p>
          </table:table-cell>
          <table:table-cell table:style-name="ce12" table:formula="of:=IF([.K376]=&quot;&quot;;&quot;?&quot;;IF([.M376]=&quot;&quot;;&quot;新規&quot;;IF([.K376]=[.M376];&quot;&quot;;&quot;変更あり&quot;)))">
            <text:p/>
          </table:table-cell>
          <table:table-cell table:style-name="ce10" office:value-type="string" calcext:value-type="string">
            <text:p>lockPref("browser.helperApps.deleteTempFileOnExit", false);</text:p>
          </table:table-cell>
          <table:table-cell table:style-name="ce9" table:formula="of:=IF([.M376]=&quot;&quot;;&quot;?&quot;;IF([.O376]=&quot;&quot;;&quot;新規&quot;;IF([.M376]=[.O376];&quot;&quot;;&quot;○&quot;)))">
            <text:p/>
          </table:table-cell>
          <table:table-cell table:style-name="ce60" office:value-type="string" calcext:value-type="string">
            <text:p>lockPref("browser.helperApps.deleteTempFileOnExit", false);</text:p>
          </table:table-cell>
          <table:table-cell table:style-name="ce54" table:number-columns-repeated="2"/>
          <table:table-cell table:style-name="ce63" table:formula="of:=IFERROR(VLOOKUP([.$C376];[$'verify-targets-to-chapters'.$A$1:.$B$999];2;0);IF([.$A376]=&quot;&quot;;&quot;&quot;;&quot;省略&quot;))">
            <text:p/>
          </table:table-cell>
          <table:table-cell table:number-columns-repeated="1006"/>
        </table:table-row>
        <table:table-row table:style-name="ro7">
          <table:table-cell table:style-name="ce1"/>
          <table:table-cell table:style-name="ce4" table:formula="of:=IF([.$A377]&lt;&gt;&quot;&quot;;MAX([.$B$1:.$B376])+1;&quot;&quot;)">
            <text:p/>
          </table:table-cell>
          <table:table-cell table:style-name="ce4" table:formula="of:=CONCATENATE([.$D377];&quot;-&quot;;[.$E377])" office:value-type="string" office:string-value="Stability-1-1" calcext:value-type="string">
            <text:p>Stability-1-1</text:p>
          </table:table-cell>
          <table:table-cell table:style-name="ce9" office:value-type="string" calcext:value-type="string">
            <text:p>Stability-1</text:p>
          </table:table-cell>
          <table:table-cell table:style-name="ce9" office:value-type="float" office:value="1" calcext:value-type="float">
            <text:p>1</text:p>
          </table:table-cell>
          <table:table-cell table:style-name="ce22" office:value-type="string" calcext:value-type="string" table:number-columns-spanned="1" table:number-rows-spanned="2">
            <text:p>動作の安定性</text:p>
          </table:table-cell>
          <table:table-cell table:style-name="ce22" office:value-type="string" calcext:value-type="string" table:number-columns-spanned="1" table:number-rows-spanned="2">
            <text:p>ハードウェアアクセラレーションを有効化するかどうか</text:p>
          </table:table-cell>
          <table:table-cell table:style-name="ce22" office:value-type="string" calcext:value-type="string" table:number-columns-spanned="1" table:number-rows-spanned="2">
            <text:p>-</text:p>
          </table:table-cell>
          <table:table-cell table:style-name="ce9" office:value-type="string" calcext:value-type="string">
            <text:p>有効化する（安定性より描画性能を優先する）</text:p>
          </table:table-cell>
          <table:table-cell table:style-name="ce9" office:value-type="string" calcext:value-type="string">
            <text:p>MCDで設定を反映する</text:p>
          </table:table-cell>
          <table:table-cell table:style-name="ce9" office:value-type="string" calcext:value-type="string">
            <text:p>lockPref("gfx.direct2d.disabled", false);</text:p>
            <text:p>lockPref("layers.acceleration.disabled", false);</text:p>
          </table:table-cell>
          <table:table-cell table:style-name="ce12" table:formula="of:=IF([.K377]=&quot;&quot;;&quot;?&quot;;IF([.M377]=&quot;&quot;;&quot;新規&quot;;IF([.K377]=[.M377];&quot;&quot;;&quot;変更あり&quot;)))">
            <text:p/>
          </table:table-cell>
          <table:table-cell table:style-name="ce9" office:value-type="string" calcext:value-type="string">
            <text:p>lockPref("gfx.direct2d.disabled", false);</text:p>
            <text:p>lockPref("layers.acceleration.disabled", false);</text:p>
          </table:table-cell>
          <table:table-cell table:style-name="ce9" table:formula="of:=IF([.M377]=&quot;&quot;;&quot;?&quot;;IF([.O377]=&quot;&quot;;&quot;新規&quot;;IF([.M377]=[.O377];&quot;&quot;;&quot;○&quot;)))" office:value-type="string" office:string-value="新規" calcext:value-type="string">
            <text:p>新規</text:p>
          </table:table-cell>
          <table:table-cell table:style-name="ce54" table:number-columns-repeated="3"/>
          <table:table-cell table:style-name="ce63" table:formula="of:=IFERROR(VLOOKUP([.$C377];[$'verify-targets-to-chapters'.$A$1:.$B$999];2;0);IF([.$A377]=&quot;&quot;;&quot;&quot;;&quot;省略&quot;))">
            <text:p/>
          </table:table-cell>
          <table:table-cell table:number-columns-repeated="1006"/>
        </table:table-row>
        <table:table-row table:style-name="ro7">
          <table:table-cell table:style-name="ce1"/>
          <table:table-cell table:style-name="ce4" table:formula="of:=IF([.$A378]&lt;&gt;&quot;&quot;;MAX([.$B$1:.$B377])+1;&quot;&quot;)">
            <text:p/>
          </table:table-cell>
          <table:table-cell table:style-name="ce4" table:formula="of:=CONCATENATE([.$D378];&quot;-&quot;;[.$E378])" office:value-type="string" office:string-value="Stability-1-2" calcext:value-type="string">
            <text:p>Stability-1-2</text:p>
          </table:table-cell>
          <table:table-cell table:style-name="ce9" office:value-type="string" calcext:value-type="string">
            <text:p>Stability-1</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無効化する（描画性能より安定性を優先する）</text:p>
          </table:table-cell>
          <table:table-cell table:style-name="ce9" office:value-type="string" calcext:value-type="string">
            <text:p>MCDで設定を反映する</text:p>
          </table:table-cell>
          <table:table-cell table:style-name="ce9" office:value-type="string" calcext:value-type="string">
            <text:p>lockPref("gfx.direct2d.disabled", true);</text:p>
            <text:p>lockPref("layers.acceleration.disabled", true);</text:p>
          </table:table-cell>
          <table:table-cell table:style-name="ce12" table:formula="of:=IF([.K378]=&quot;&quot;;&quot;?&quot;;IF([.M378]=&quot;&quot;;&quot;新規&quot;;IF([.K378]=[.M378];&quot;&quot;;&quot;変更あり&quot;)))">
            <text:p/>
          </table:table-cell>
          <table:table-cell table:style-name="ce9" office:value-type="string" calcext:value-type="string">
            <text:p>lockPref("gfx.direct2d.disabled", true);</text:p>
            <text:p>lockPref("layers.acceleration.disabled", true);</text:p>
          </table:table-cell>
          <table:table-cell table:style-name="ce9" table:formula="of:=IF([.M378]=&quot;&quot;;&quot;?&quot;;IF([.O378]=&quot;&quot;;&quot;新規&quot;;IF([.M378]=[.O378];&quot;&quot;;&quot;○&quot;)))" office:value-type="string" office:string-value="新規" calcext:value-type="string">
            <text:p>新規</text:p>
          </table:table-cell>
          <table:table-cell table:style-name="ce54" table:number-columns-repeated="3"/>
          <table:table-cell table:style-name="ce63" table:formula="of:=IFERROR(VLOOKUP([.$C378];[$'verify-targets-to-chapters'.$A$1:.$B$999];2;0);IF([.$A378]=&quot;&quot;;&quot;&quot;;&quot;省略&quot;))">
            <text:p/>
          </table:table-cell>
          <table:table-cell table:number-columns-repeated="1006"/>
        </table:table-row>
        <table:table-row table:style-name="ro7">
          <table:table-cell table:style-name="ce1"/>
          <table:table-cell table:style-name="ce4" table:formula="of:=IF([.$A379]&lt;&gt;&quot;&quot;;MAX([.$B$1:.$B378])+1;&quot;&quot;)">
            <text:p/>
          </table:table-cell>
          <table:table-cell table:style-name="ce4" table:formula="of:=CONCATENATE([.$D379];&quot;-&quot;;[.$E379])" office:value-type="string" office:string-value="Stability-2-1" calcext:value-type="string">
            <text:p>Stability-2-1</text:p>
          </table:table-cell>
          <table:table-cell table:style-name="ce9" office:value-type="string" calcext:value-type="string">
            <text:p>Stability-2</text:p>
          </table:table-cell>
          <table:table-cell table:style-name="ce9" office:value-type="float" office:value="1" calcext:value-type="float">
            <text:p>1</text:p>
          </table:table-cell>
          <table:table-cell table:style-name="ce23" office:value-type="string" calcext:value-type="string" table:number-columns-spanned="1" table:number-rows-spanned="3">
            <text:p>動作の安定性</text:p>
          </table:table-cell>
          <table:table-cell table:style-name="ce23" office:value-type="string" calcext:value-type="string" table:number-columns-spanned="1" table:number-rows-spanned="3">
            <text:p>プロセス分離（e10s）を有効化するかどうか</text:p>
          </table:table-cell>
          <table:table-cell table:style-name="ce23" office:value-type="string" calcext:value-type="string" table:number-columns-spanned="1" table:number-rows-spanned="3">
            <text:p>-</text:p>
          </table:table-cell>
          <table:table-cell table:style-name="ce9" office:value-type="string" calcext:value-type="string">
            <text:p>制御しない（自動的に有効化・無効化が判断される）</text:p>
          </table:table-cell>
          <table:table-cell table:number-columns-repeated="2" table:style-name="ce9" office:value-type="string" calcext:value-type="string">
            <text:p>-</text:p>
          </table:table-cell>
          <table:table-cell table:style-name="ce12" table:formula="of:=IF([.K379]=&quot;&quot;;&quot;?&quot;;IF([.M379]=&quot;&quot;;&quot;新規&quot;;IF([.K379]=[.M379];&quot;&quot;;&quot;変更あり&quot;)))" office:value-type="string" office:string-value="新規" calcext:value-type="string">
            <text:p>新規</text:p>
          </table:table-cell>
          <table:table-cell table:style-name="ce9" table:number-columns-repeated="2"/>
          <table:table-cell table:style-name="ce54" table:number-columns-repeated="3"/>
          <table:table-cell table:style-name="ce63" table:formula="of:=IFERROR(VLOOKUP([.$C379];[$'verify-targets-to-chapters'.$A$1:.$B$999];2;0);IF([.$A379]=&quot;&quot;;&quot;&quot;;&quot;省略&quot;))">
            <text:p/>
          </table:table-cell>
          <table:table-cell table:number-columns-repeated="1006"/>
        </table:table-row>
        <table:table-row table:style-name="ro19">
          <table:table-cell table:style-name="ce1"/>
          <table:table-cell table:style-name="ce4" table:formula="of:=IF([.$A380]&lt;&gt;&quot;&quot;;MAX([.$B$1:.$B379])+1;&quot;&quot;)">
            <text:p/>
          </table:table-cell>
          <table:table-cell table:style-name="ce4" table:formula="of:=CONCATENATE([.$D380];&quot;-&quot;;[.$E380])" office:value-type="string" office:string-value="Stability-2-2" calcext:value-type="string">
            <text:p>Stability-2-2</text:p>
          </table:table-cell>
          <table:table-cell table:style-name="ce9" office:value-type="string" calcext:value-type="string">
            <text:p>Stability-2</text:p>
          </table:table-cell>
          <table:table-cell table:style-name="ce9" office:value-type="float" office:value="2" calcext:value-type="float">
            <text:p>2</text:p>
          </table:table-cell>
          <table:covered-table-cell table:style-name="ce29"/>
          <table:covered-table-cell table:number-columns-repeated="2" table:style-name="ce16"/>
          <table:table-cell table:style-name="ce9" office:value-type="string" calcext:value-type="string">
            <text:p>強制的に有効化</text:p>
          </table:table-cell>
          <table:table-cell table:style-name="ce9" office:value-type="string" calcext:value-type="string">
            <text:p>MCDで設定を反映する</text:p>
          </table:table-cell>
          <table:table-cell table:style-name="ce9"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2" table:formula="of:=IF([.K380]=&quot;&quot;;&quot;?&quot;;IF([.M380]=&quot;&quot;;&quot;新規&quot;;IF([.K380]=[.M380];&quot;&quot;;&quot;変更あり&quot;)))" office:value-type="string" office:string-value="新規" calcext:value-type="string">
            <text:p>新規</text:p>
          </table:table-cell>
          <table:table-cell table:style-name="ce9" table:number-columns-repeated="2"/>
          <table:table-cell table:style-name="ce54" table:number-columns-repeated="3"/>
          <table:table-cell table:style-name="ce63" table:formula="of:=IFERROR(VLOOKUP([.$C380];[$'verify-targets-to-chapters'.$A$1:.$B$999];2;0);IF([.$A380]=&quot;&quot;;&quot;&quot;;&quot;省略&quot;))">
            <text:p/>
          </table:table-cell>
          <table:table-cell table:number-columns-repeated="1006"/>
        </table:table-row>
        <table:table-row table:style-name="ro5">
          <table:table-cell table:style-name="ce1"/>
          <table:table-cell table:style-name="ce4" table:formula="of:=IF([.$A381]&lt;&gt;&quot;&quot;;MAX([.$B$1:.$B380])+1;&quot;&quot;)">
            <text:p/>
          </table:table-cell>
          <table:table-cell table:style-name="ce4" table:formula="of:=CONCATENATE([.$D381];&quot;-&quot;;[.$E381])" office:value-type="string" office:string-value="Stability-2-3" calcext:value-type="string">
            <text:p>Stability-2-3</text:p>
          </table:table-cell>
          <table:table-cell table:style-name="ce9" office:value-type="string" calcext:value-type="string">
            <text:p>Stability-2</text:p>
          </table:table-cell>
          <table:table-cell table:style-name="ce9" office:value-type="float" office:value="3" calcext:value-type="float">
            <text:p>3</text:p>
          </table:table-cell>
          <table:covered-table-cell table:number-columns-repeated="3" table:style-name="ce16"/>
          <table:table-cell table:style-name="ce9" office:value-type="string" calcext:value-type="string">
            <text:p>強制的に無効化</text:p>
          </table:table-cell>
          <table:table-cell table:style-name="ce9" office:value-type="string" calcext:value-type="string">
            <text:p>MCDで設定を反映する</text:p>
          </table:table-cell>
          <table:table-cell table:style-name="ce12" office:value-type="string" calcext:value-type="string">
            <text:p><text:span text:style-name="T10">lockPref("browser.tabs.remote.autostart", false);</text:span></text:p>
            <text:p><text:span text:style-name="T10">lockPref("browser.tabs.remote.autostart.1", false);</text:span></text:p>
            <text:p><text:span text:style-name="T10">lockPref("browser.tabs.remote.autostart.2", false);</text:span></text:p>
            <text:p><text:span text:style-name="T10">lockPref("browser.tabs.remote.force-enable", false);</text:span></text:p>
          </table:table-cell>
          <table:table-cell table:style-name="ce12" table:formula="of:=IF([.K381]=&quot;&quot;;&quot;?&quot;;IF([.M381]=&quot;&quot;;&quot;新規&quot;;IF([.K381]=[.M381];&quot;&quot;;&quot;変更あり&quot;)))" office:value-type="string" office:string-value="新規" calcext:value-type="string">
            <text:p>新規</text:p>
          </table:table-cell>
          <table:table-cell table:style-name="ce9" table:number-columns-repeated="2"/>
          <table:table-cell table:style-name="ce54" table:number-columns-repeated="3"/>
          <table:table-cell table:style-name="ce63" table:formula="of:=IFERROR(VLOOKUP([.$C381];[$'verify-targets-to-chapters'.$A$1:.$B$999];2;0);IF([.$A381]=&quot;&quot;;&quot;&quot;;&quot;省略&quot;))">
            <text:p/>
          </table:table-cell>
          <table:table-cell table:number-columns-repeated="1006"/>
        </table:table-row>
        <table:table-row table:style-name="ro4">
          <table:table-cell table:style-name="ce1"/>
          <table:table-cell table:style-name="ce4" table:formula="of:=IF([.$A382]&lt;&gt;&quot;&quot;;MAX([.$B$1:.$B381])+1;&quot;&quot;)">
            <text:p/>
          </table:table-cell>
          <table:table-cell table:style-name="ce4" table:formula="of:=CONCATENATE([.$D382];&quot;-&quot;;[.$E382])" office:value-type="string" office:string-value="Appearance-1-1" calcext:value-type="string">
            <text:p>Appearance-1-1</text:p>
          </table:table-cell>
          <table:table-cell table:style-name="ce9" office:value-type="string" calcext:value-type="string">
            <text:p>Appearance-1</text:p>
          </table:table-cell>
          <table:table-cell table:style-name="ce9" office:value-type="float" office:value="1" calcext:value-type="float">
            <text:p>1</text:p>
          </table:table-cell>
          <table:table-cell table:style-name="ce22" office:value-type="string" calcext:value-type="string" table:number-columns-spanned="1" table:number-rows-spanned="2">
            <text:p>表示</text:p>
          </table:table-cell>
          <table:table-cell table:style-name="ce22" office:value-type="string" calcext:value-type="string" table:number-columns-spanned="1" table:number-rows-spanned="2">
            <text:p>表示フォントの明示</text:p>
          </table:table-cell>
          <table:table-cell table:style-name="ce22" office:value-type="string" calcext:value-type="string" table:number-columns-spanned="1" table:number-rows-spanned="2">
            <text:p>-</text:p>
          </table:table-cell>
          <table:table-cell table:style-name="ce9" office:value-type="string" calcext:value-type="string">
            <text:p>設定しない（既定）</text:p>
          </table:table-cell>
          <table:table-cell table:number-columns-repeated="2" table:style-name="ce9" office:value-type="string" calcext:value-type="string">
            <text:p>-</text:p>
          </table:table-cell>
          <table:table-cell table:style-name="ce12" table:formula="of:=IF([.K382]=&quot;&quot;;&quot;?&quot;;IF([.M382]=&quot;&quot;;&quot;新規&quot;;IF([.K382]=[.M382];&quot;&quot;;&quot;変更あり&quot;)))">
            <text:p/>
          </table:table-cell>
          <table:table-cell table:style-name="ce9" office:value-type="string" calcext:value-type="string">
            <text:p>-</text:p>
          </table:table-cell>
          <table:table-cell table:style-name="ce9" table:formula="of:=IF([.M382]=&quot;&quot;;&quot;?&quot;;IF([.O382]=&quot;&quot;;&quot;新規&quot;;IF([.M382]=[.O382];&quot;&quot;;&quot;○&quot;)))" office:value-type="string" office:string-value="新規" calcext:value-type="string">
            <text:p>新規</text:p>
          </table:table-cell>
          <table:table-cell table:style-name="ce54" table:number-columns-repeated="3"/>
          <table:table-cell table:style-name="ce63" table:formula="of:=IFERROR(VLOOKUP([.$C382];[$'verify-targets-to-chapters'.$A$1:.$B$999];2;0);IF([.$A382]=&quot;&quot;;&quot;&quot;;&quot;省略&quot;))">
            <text:p/>
          </table:table-cell>
          <table:table-cell table:number-columns-repeated="1006"/>
        </table:table-row>
        <table:table-row table:style-name="ro23">
          <table:table-cell table:style-name="ce1"/>
          <table:table-cell table:style-name="ce4" table:formula="of:=IF([.$A383]&lt;&gt;&quot;&quot;;MAX([.$B$1:.$B382])+1;&quot;&quot;)">
            <text:p/>
          </table:table-cell>
          <table:table-cell table:style-name="ce4" table:formula="of:=CONCATENATE([.$D383];&quot;-&quot;;[.$E383])" office:value-type="string" office:string-value="Appearance-1-2" calcext:value-type="string">
            <text:p>Appearance-1-2</text:p>
          </table:table-cell>
          <table:table-cell table:style-name="ce9" office:value-type="string" calcext:value-type="string">
            <text:p>Appearance-1</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設定する</text:p>
          </table:table-cell>
          <table:table-cell table:style-name="ce9" office:value-type="string" calcext:value-type="string">
            <text:p>MCDで設定を反映する</text:p>
          </table:table-cell>
          <table:table-cell table:style-name="ce9"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2" table:formula="of:=IF([.K383]=&quot;&quot;;&quot;?&quot;;IF([.M383]=&quot;&quot;;&quot;新規&quot;;IF([.K383]=[.M383];&quot;&quot;;&quot;変更あり&quot;)))">
            <text:p/>
          </table:table-cell>
          <table:table-cell table:style-name="ce9"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9" table:formula="of:=IF([.M383]=&quot;&quot;;&quot;?&quot;;IF([.O383]=&quot;&quot;;&quot;新規&quot;;IF([.M383]=[.O383];&quot;&quot;;&quot;○&quot;)))" office:value-type="string" office:string-value="新規" calcext:value-type="string">
            <text:p>新規</text:p>
          </table:table-cell>
          <table:table-cell table:style-name="ce54" table:number-columns-repeated="3"/>
          <table:table-cell table:style-name="ce63" table:formula="of:=IFERROR(VLOOKUP([.$C383];[$'verify-targets-to-chapters'.$A$1:.$B$999];2;0);IF([.$A383]=&quot;&quot;;&quot;&quot;;&quot;省略&quot;))">
            <text:p/>
          </table:table-cell>
          <table:table-cell table:number-columns-repeated="1006"/>
        </table:table-row>
        <table:table-row table:style-name="ro4">
          <table:table-cell table:style-name="ce1"/>
          <table:table-cell table:style-name="ce4" table:formula="of:=IF([.$A384]&lt;&gt;&quot;&quot;;MAX([.$B$1:.$B383])+1;&quot;&quot;)">
            <text:p/>
          </table:table-cell>
          <table:table-cell table:style-name="ce4" table:formula="of:=CONCATENATE([.$D384];&quot;-&quot;;[.$E384])" office:value-type="string" office:string-value="Appearance-2-1" calcext:value-type="string">
            <text:p>Appearance-2-1</text:p>
          </table:table-cell>
          <table:table-cell table:style-name="ce9" office:value-type="string" calcext:value-type="string">
            <text:p>Appearance-2</text:p>
          </table:table-cell>
          <table:table-cell table:style-name="ce9" office:value-type="float" office:value="1" calcext:value-type="float">
            <text:p>1</text:p>
          </table:table-cell>
          <table:table-cell table:style-name="ce22" office:value-type="string" calcext:value-type="string" table:number-columns-spanned="1" table:number-rows-spanned="2">
            <text:p>表示</text:p>
          </table:table-cell>
          <table:table-cell table:style-name="ce22" office:value-type="string" calcext:value-type="string" table:number-columns-spanned="1" table:number-rows-spanned="2">
            <text:p>ツールバー上の項目の初期設定</text:p>
          </table:table-cell>
          <table:table-cell table:style-name="ce22" office:value-type="string" calcext:value-type="string" table:number-columns-spanned="1" table:number-rows-spanned="2">
            <text:p>-</text:p>
          </table:table-cell>
          <table:table-cell table:style-name="ce41" office:value-type="string" calcext:value-type="string">
            <text:p>制御しない（既定）</text:p>
          </table:table-cell>
          <table:table-cell table:number-columns-repeated="2" table:style-name="ce41" office:value-type="string" calcext:value-type="string">
            <text:p>-</text:p>
          </table:table-cell>
          <table:table-cell table:style-name="ce12" table:formula="of:=IF([.K384]=&quot;&quot;;&quot;?&quot;;IF([.M384]=&quot;&quot;;&quot;新規&quot;;IF([.K384]=[.M384];&quot;&quot;;&quot;変更あり&quot;)))">
            <text:p/>
          </table:table-cell>
          <table:table-cell table:style-name="ce9" office:value-type="string" calcext:value-type="string">
            <text:p>-</text:p>
          </table:table-cell>
          <table:table-cell table:style-name="ce9" table:formula="of:=IF([.M384]=&quot;&quot;;&quot;?&quot;;IF([.O384]=&quot;&quot;;&quot;新規&quot;;IF([.M384]=[.O384];&quot;&quot;;&quot;○&quot;)))" office:value-type="string" office:string-value="新規" calcext:value-type="string">
            <text:p>新規</text:p>
          </table:table-cell>
          <table:table-cell table:style-name="ce54" table:number-columns-repeated="3"/>
          <table:table-cell table:style-name="ce63" table:formula="of:=IFERROR(VLOOKUP([.$C384];[$'verify-targets-to-chapters'.$A$1:.$B$999];2;0);IF([.$A384]=&quot;&quot;;&quot;&quot;;&quot;省略&quot;))">
            <text:p/>
          </table:table-cell>
          <table:table-cell table:number-columns-repeated="1006"/>
        </table:table-row>
        <table:table-row table:style-name="ro79">
          <table:table-cell table:style-name="ce1"/>
          <table:table-cell table:style-name="ce4" table:formula="of:=IF([.$A385]&lt;&gt;&quot;&quot;;MAX([.$B$1:.$B384])+1;&quot;&quot;)">
            <text:p/>
          </table:table-cell>
          <table:table-cell table:style-name="ce4" table:formula="of:=CONCATENATE([.$D385];&quot;-&quot;;[.$E385])" office:value-type="string" office:string-value="Appearance-2-2" calcext:value-type="string">
            <text:p>Appearance-2-2</text:p>
          </table:table-cell>
          <table:table-cell table:style-name="ce9" office:value-type="string" calcext:value-type="string">
            <text:p>Appearance-2</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制御する</text:p>
          </table:table-cell>
          <table:table-cell table:style-name="ce9" office:value-type="string" calcext:value-type="string">
            <text:p>MCDで設定を反映する</text:p>
          </table:table-cell>
          <table:table-cell table:style-name="ce12" office:value-type="string" calcext:value-type="string">
            <text:p><text:span text:style-name="T10">lockPref("browser.uiCustomization.state", JSON.stringify({</text:span></text:p>
            <text:p><text:span text:style-name="T10">  "placements": {</text:span></text:p>
            <text:p><text:span text:style-name="T10">    "PanelUI-contents": [</text:span></text:p>
            <text:p><text:span text:style-name="T10">      /* パネルに置くアイテム */</text:span></text:p>
            <text:p><text:span text:style-name="T10">    ],</text:span></text:p>
            <text:p><text:span text:style-name="T10">    "nav-bar": [</text:span></text:p>
            <text:p><text:span text:style-name="T10">      /* ナビゲーションツールバー内に置くアイテム*/</text:span></text:p>
            <text:p><text:span text:style-name="T10">    ],</text:span></text:p>
            <text:p><text:span text:style-name="T10">    "toolbar-menubar": [</text:span></text:p>
            <text:p><text:span text:style-name="T10">      "menubar-items"</text:span></text:p>
            <text:p><text:span text:style-name="T10">    ],</text:span></text:p>
            <text:p><text:span text:style-name="T10">    "TabsToolbar": [</text:span></text:p>
            <text:p><text:span text:style-name="T10">      "tabbrowser-tabs",</text:span></text:p>
            <text:p><text:span text:style-name="T10">      "new-tab-button",</text:span></text:p>
            <text:p><text:span text:style-name="T10">      "alltabs-button"</text:span></text:p>
            <text:p><text:span text:style-name="T10">    ],</text:span></text:p>
            <text:p><text:span text:style-name="T10">    "PersonalToolbar": [</text:span></text:p>
            <text:p><text:span text:style-name="T10">      "personal-bookmarks"</text:span></text:p>
            <text:p><text:span text:style-name="T10">    ],</text:span></text:p>
            <text:p><text:span text:style-name="T10">    "addon-bar": [</text:span></text:p>
            <text:p><text:span text:style-name="T10">      "addonbar-closebutton",</text:span></text:p>
            <text:p><text:span text:style-name="T10">      "status-bar"</text:span></text:p>
            <text:p><text:span text:style-name="T10">    ]</text:span></text:p>
            <text:p><text:span text:style-name="T10">  },</text:span></text:p>
            <text:p><text:span text:style-name="T10">  "seen": [],</text:span></text:p>
            <text:p><text:span text:style-name="T10">  "dirtyAreaCache": [</text:span></text:p>
            <text:p><text:span text:style-name="T10">    "PanelUI-contents",</text:span></text:p>
            <text:p><text:span text:style-name="T10">    "nav-bar"</text:span></text:p>
            <text:p><text:span text:style-name="T10">  ],</text:span></text:p>
            <text:p><text:span text:style-name="T10">  "currentVersion": 5,</text:span></text:p>
            <text:p><text:span text:style-name="T10">  "newElementCount": 16</text:span></text:p>
            <text:p><text:span text:style-name="T10">}));</text:span></text:p>
          </table:table-cell>
          <table:table-cell table:style-name="ce12" table:formula="of:=IF([.K385]=&quot;&quot;;&quot;?&quot;;IF([.M385]=&quot;&quot;;&quot;新規&quot;;IF([.K385]=[.M385];&quot;&quot;;&quot;変更あり&quot;)))">
            <text:p/>
          </table:table-cell>
          <table:table-cell table:style-name="ce12" office:value-type="string" calcext:value-type="string">
            <text:p><text:span text:style-name="T10">lockPref("browser.uiCustomization.state", JSON.stringify({</text:span></text:p>
            <text:p><text:span text:style-name="T10">  "placements": {</text:span></text:p>
            <text:p><text:span text:style-name="T10">    "PanelUI-contents": [</text:span></text:p>
            <text:p><text:span text:style-name="T10">      /* パネルに置くアイテム */</text:span></text:p>
            <text:p><text:span text:style-name="T10">    ],</text:span></text:p>
            <text:p><text:span text:style-name="T10">    "nav-bar": [</text:span></text:p>
            <text:p><text:span text:style-name="T10">      /* ナビゲーションツールバー内に置くアイテム*/</text:span></text:p>
            <text:p><text:span text:style-name="T10">    ],</text:span></text:p>
            <text:p><text:span text:style-name="T10">    "toolbar-menubar": [</text:span></text:p>
            <text:p><text:span text:style-name="T10">      "menubar-items"</text:span></text:p>
            <text:p><text:span text:style-name="T10">    ],</text:span></text:p>
            <text:p><text:span text:style-name="T10">    "TabsToolbar": [</text:span></text:p>
            <text:p><text:span text:style-name="T10">      "tabbrowser-tabs",</text:span></text:p>
            <text:p><text:span text:style-name="T10">      "new-tab-button",</text:span></text:p>
            <text:p><text:span text:style-name="T10">      "alltabs-button"</text:span></text:p>
            <text:p><text:span text:style-name="T10">    ],</text:span></text:p>
            <text:p><text:span text:style-name="T10">    "PersonalToolbar": [</text:span></text:p>
            <text:p><text:span text:style-name="T10">      "personal-bookmarks"</text:span></text:p>
            <text:p><text:span text:style-name="T10">    ],</text:span></text:p>
            <text:p><text:span text:style-name="T10">    "addon-bar": [</text:span></text:p>
            <text:p><text:span text:style-name="T10">      "addonbar-closebutton",</text:span></text:p>
            <text:p><text:span text:style-name="T10">      "status-bar"</text:span></text:p>
            <text:p><text:span text:style-name="T10">    ]</text:span></text:p>
            <text:p><text:span text:style-name="T10">  },</text:span></text:p>
            <text:p><text:span text:style-name="T10">  "seen": [],</text:span></text:p>
            <text:p><text:span text:style-name="T10">  "dirtyAreaCache": [</text:span></text:p>
            <text:p><text:span text:style-name="T10">    "PanelUI-contents",</text:span></text:p>
            <text:p><text:span text:style-name="T10">    "nav-bar"</text:span></text:p>
            <text:p><text:span text:style-name="T10">  ],</text:span></text:p>
            <text:p><text:span text:style-name="T10">  "currentVersion": 5,</text:span></text:p>
            <text:p><text:span text:style-name="T10">  "newElementCount": 16</text:span></text:p>
            <text:p><text:span text:style-name="T10">}));</text:span></text:p>
          </table:table-cell>
          <table:table-cell table:style-name="ce9" table:formula="of:=IF([.M385]=&quot;&quot;;&quot;?&quot;;IF([.O385]=&quot;&quot;;&quot;新規&quot;;IF([.M385]=[.O385];&quot;&quot;;&quot;○&quot;)))" office:value-type="string" office:string-value="新規" calcext:value-type="string">
            <text:p>新規</text:p>
          </table:table-cell>
          <table:table-cell table:style-name="ce54" table:number-columns-repeated="3"/>
          <table:table-cell table:style-name="ce63" table:formula="of:=IFERROR(VLOOKUP([.$C385];[$'verify-targets-to-chapters'.$A$1:.$B$999];2;0);IF([.$A385]=&quot;&quot;;&quot;&quot;;&quot;省略&quot;))">
            <text:p/>
          </table:table-cell>
          <table:table-cell table:number-columns-repeated="1006"/>
        </table:table-row>
        <table:table-row table:style-name="ro3">
          <table:table-cell table:style-name="ce1"/>
          <table:table-cell table:style-name="ce4" table:formula="of:=IF([.$A386]&lt;&gt;&quot;&quot;;MAX([.$B$1:.$B385])+1;&quot;&quot;)">
            <text:p/>
          </table:table-cell>
          <table:table-cell table:style-name="ce4" table:formula="of:=CONCATENATE([.$D386];&quot;-&quot;;[.$E386])" office:value-type="string" office:string-value="Performance-1-1" calcext:value-type="string">
            <text:p>Performance-1-1</text:p>
          </table:table-cell>
          <table:table-cell table:style-name="ce9" office:value-type="string" calcext:value-type="string">
            <text:p>Performance-1</text:p>
          </table:table-cell>
          <table:table-cell table:style-name="ce9" office:value-type="float" office:value="1" calcext:value-type="float">
            <text:p>1</text:p>
          </table:table-cell>
          <table:table-cell table:style-name="ce22" office:value-type="string" calcext:value-type="string" table:number-columns-spanned="1" table:number-rows-spanned="2">
            <text:p>パフォーマンス</text:p>
          </table:table-cell>
          <table:table-cell table:style-name="ce22" office:value-type="string" calcext:value-type="string" table:number-columns-spanned="1" table:number-rows-spanned="2">
            <text:p>メモリキャッシュのサイズ</text:p>
          </table:table-cell>
          <table:table-cell table:style-name="ce22" office:value-type="string" calcext:value-type="string" table:number-columns-spanned="1" table:number-rows-spanned="2">
            <text:p>-</text:p>
          </table:table-cell>
          <table:table-cell table:style-name="ce9" office:value-type="string" calcext:value-type="string">
            <text:p>自動的に決める（既定）</text:p>
          </table:table-cell>
          <table:table-cell table:number-columns-repeated="2" table:style-name="ce9" office:value-type="string" calcext:value-type="string">
            <text:p>-</text:p>
          </table:table-cell>
          <table:table-cell table:style-name="ce12" table:formula="of:=IF([.K386]=&quot;&quot;;&quot;?&quot;;IF([.M386]=&quot;&quot;;&quot;新規&quot;;IF([.K386]=[.M386];&quot;&quot;;&quot;変更あり&quot;)))">
            <text:p/>
          </table:table-cell>
          <table:table-cell table:style-name="ce9" office:value-type="string" calcext:value-type="string">
            <text:p>-</text:p>
          </table:table-cell>
          <table:table-cell table:style-name="ce9" table:formula="of:=IF([.M386]=&quot;&quot;;&quot;?&quot;;IF([.O386]=&quot;&quot;;&quot;新規&quot;;IF([.M386]=[.O386];&quot;&quot;;&quot;○&quot;)))" office:value-type="string" office:string-value="新規" calcext:value-type="string">
            <text:p>新規</text:p>
          </table:table-cell>
          <table:table-cell table:style-name="ce54" table:number-columns-repeated="3"/>
          <table:table-cell table:style-name="ce63" table:formula="of:=IFERROR(VLOOKUP([.$C386];[$'verify-targets-to-chapters'.$A$1:.$B$999];2;0);IF([.$A386]=&quot;&quot;;&quot;&quot;;&quot;省略&quot;))">
            <text:p/>
          </table:table-cell>
          <table:table-cell table:number-columns-repeated="1006"/>
        </table:table-row>
        <table:table-row table:style-name="ro3">
          <table:table-cell table:style-name="ce1"/>
          <table:table-cell table:style-name="ce4" table:formula="of:=IF([.$A387]&lt;&gt;&quot;&quot;;MAX([.$B$1:.$B386])+1;&quot;&quot;)">
            <text:p/>
          </table:table-cell>
          <table:table-cell table:style-name="ce4" table:formula="of:=CONCATENATE([.$D387];&quot;-&quot;;[.$E387])" office:value-type="string" office:string-value="Performance-1-2" calcext:value-type="string">
            <text:p>Performance-1-2</text:p>
          </table:table-cell>
          <table:table-cell table:style-name="ce9" office:value-type="string" calcext:value-type="string">
            <text:p>Performance-1</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明示する</text:p>
          </table:table-cell>
          <table:table-cell table:style-name="ce9" office:value-type="string" calcext:value-type="string">
            <text:p>MCDで設定を反映する</text:p>
          </table:table-cell>
          <table:table-cell table:style-name="ce9" office:value-type="string" calcext:value-type="string">
            <text:p>lockPref("browser.cache.memory.capacity", （整数値、単位：キロバイト）); </text:p>
          </table:table-cell>
          <table:table-cell table:style-name="ce12" table:formula="of:=IF([.K387]=&quot;&quot;;&quot;?&quot;;IF([.M387]=&quot;&quot;;&quot;新規&quot;;IF([.K387]=[.M387];&quot;&quot;;&quot;変更あり&quot;)))">
            <text:p/>
          </table:table-cell>
          <table:table-cell table:style-name="ce9" office:value-type="string" calcext:value-type="string">
            <text:p>lockPref("browser.cache.memory.capacity", （整数値、単位：キロバイト）); </text:p>
          </table:table-cell>
          <table:table-cell table:style-name="ce9" table:formula="of:=IF([.M387]=&quot;&quot;;&quot;?&quot;;IF([.O387]=&quot;&quot;;&quot;新規&quot;;IF([.M387]=[.O387];&quot;&quot;;&quot;○&quot;)))" office:value-type="string" office:string-value="新規" calcext:value-type="string">
            <text:p>新規</text:p>
          </table:table-cell>
          <table:table-cell table:style-name="ce54" table:number-columns-repeated="3"/>
          <table:table-cell table:style-name="ce63" table:formula="of:=IFERROR(VLOOKUP([.$C387];[$'verify-targets-to-chapters'.$A$1:.$B$999];2;0);IF([.$A387]=&quot;&quot;;&quot;&quot;;&quot;省略&quot;))">
            <text:p/>
          </table:table-cell>
          <table:table-cell table:number-columns-repeated="1006"/>
        </table:table-row>
        <table:table-row table:style-name="ro3">
          <table:table-cell table:style-name="ce1"/>
          <table:table-cell table:style-name="ce4" table:formula="of:=IF([.$A388]&lt;&gt;&quot;&quot;;MAX([.$B$1:.$B387])+1;&quot;&quot;)">
            <text:p/>
          </table:table-cell>
          <table:table-cell table:style-name="ce4" table:formula="of:=CONCATENATE([.$D388];&quot;-&quot;;[.$E388])" office:value-type="string" office:string-value="Performance-2-1" calcext:value-type="string">
            <text:p>Performance-2-1</text:p>
          </table:table-cell>
          <table:table-cell table:style-name="ce9" office:value-type="string" calcext:value-type="string">
            <text:p>Performance-2</text:p>
          </table:table-cell>
          <table:table-cell table:style-name="ce9" office:value-type="float" office:value="1" calcext:value-type="float">
            <text:p>1</text:p>
          </table:table-cell>
          <table:table-cell table:style-name="ce22" office:value-type="string" calcext:value-type="string" table:number-columns-spanned="1" table:number-rows-spanned="2">
            <text:p>パフォーマンス</text:p>
          </table:table-cell>
          <table:table-cell table:style-name="ce22" office:value-type="string" calcext:value-type="string" table:number-columns-spanned="1" table:number-rows-spanned="2">
            <text:p>コンテンツの再描画間隔</text:p>
          </table:table-cell>
          <table:table-cell table:style-name="ce22" office:value-type="string" calcext:value-type="string" table:number-columns-spanned="1" table:number-rows-spanned="2">
            <text:p>-</text:p>
          </table:table-cell>
          <table:table-cell table:style-name="ce9" office:value-type="string" calcext:value-type="string">
            <text:p>120ミリ秒間隔で再描画（既定）</text:p>
          </table:table-cell>
          <table:table-cell table:style-name="ce9" office:value-type="string" calcext:value-type="string">
            <text:p>-</text:p>
          </table:table-cell>
          <table:table-cell table:style-name="ce9" office:value-type="string" calcext:value-type="string">
            <text:p>// defaultPref("content.notify.interval", 120000);</text:p>
          </table:table-cell>
          <table:table-cell table:style-name="ce12" table:formula="of:=IF([.K388]=&quot;&quot;;&quot;?&quot;;IF([.M388]=&quot;&quot;;&quot;新規&quot;;IF([.K388]=[.M388];&quot;&quot;;&quot;変更あり&quot;)))">
            <text:p/>
          </table:table-cell>
          <table:table-cell table:style-name="ce9" office:value-type="string" calcext:value-type="string">
            <text:p>// defaultPref("content.notify.interval", 120000);</text:p>
          </table:table-cell>
          <table:table-cell table:style-name="ce9" table:formula="of:=IF([.M388]=&quot;&quot;;&quot;?&quot;;IF([.O388]=&quot;&quot;;&quot;新規&quot;;IF([.M388]=[.O388];&quot;&quot;;&quot;○&quot;)))" office:value-type="string" office:string-value="新規" calcext:value-type="string">
            <text:p>新規</text:p>
          </table:table-cell>
          <table:table-cell table:style-name="ce54" table:number-columns-repeated="3"/>
          <table:table-cell table:style-name="ce63" table:formula="of:=IFERROR(VLOOKUP([.$C388];[$'verify-targets-to-chapters'.$A$1:.$B$999];2;0);IF([.$A388]=&quot;&quot;;&quot;&quot;;&quot;省略&quot;))">
            <text:p/>
          </table:table-cell>
          <table:table-cell table:number-columns-repeated="1006"/>
        </table:table-row>
        <table:table-row table:style-name="ro3">
          <table:table-cell table:style-name="ce1"/>
          <table:table-cell table:style-name="ce4" table:formula="of:=IF([.$A389]&lt;&gt;&quot;&quot;;MAX([.$B$1:.$B388])+1;&quot;&quot;)">
            <text:p/>
          </table:table-cell>
          <table:table-cell table:style-name="ce4" table:formula="of:=CONCATENATE([.$D389];&quot;-&quot;;[.$E389])" office:value-type="string" office:string-value="Performance-2-2" calcext:value-type="string">
            <text:p>Performance-2-2</text:p>
          </table:table-cell>
          <table:table-cell table:style-name="ce9" office:value-type="string" calcext:value-type="string">
            <text:p>Performance-2</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再描画間隔を明示する</text:p>
          </table:table-cell>
          <table:table-cell table:style-name="ce9" office:value-type="string" calcext:value-type="string">
            <text:p>MCDで設定を反映する</text:p>
          </table:table-cell>
          <table:table-cell table:style-name="ce9" office:value-type="string" calcext:value-type="string">
            <text:p>lockPref("content.notify.interval", （整数値、単位：マイクロ秒）);</text:p>
          </table:table-cell>
          <table:table-cell table:style-name="ce12" table:formula="of:=IF([.K389]=&quot;&quot;;&quot;?&quot;;IF([.M389]=&quot;&quot;;&quot;新規&quot;;IF([.K389]=[.M389];&quot;&quot;;&quot;変更あり&quot;)))">
            <text:p/>
          </table:table-cell>
          <table:table-cell table:style-name="ce9" office:value-type="string" calcext:value-type="string">
            <text:p>lockPref("content.notify.interval", （整数値、単位：マイクロ秒）);</text:p>
          </table:table-cell>
          <table:table-cell table:style-name="ce9" table:formula="of:=IF([.M389]=&quot;&quot;;&quot;?&quot;;IF([.O389]=&quot;&quot;;&quot;新規&quot;;IF([.M389]=[.O389];&quot;&quot;;&quot;○&quot;)))" office:value-type="string" office:string-value="新規" calcext:value-type="string">
            <text:p>新規</text:p>
          </table:table-cell>
          <table:table-cell table:style-name="ce54" table:number-columns-repeated="3"/>
          <table:table-cell table:style-name="ce63" table:formula="of:=IFERROR(VLOOKUP([.$C389];[$'verify-targets-to-chapters'.$A$1:.$B$999];2;0);IF([.$A389]=&quot;&quot;;&quot;&quot;;&quot;省略&quot;))">
            <text:p/>
          </table:table-cell>
          <table:table-cell table:number-columns-repeated="1006"/>
        </table:table-row>
        <table:table-row table:style-name="ro3">
          <table:table-cell table:style-name="ce1"/>
          <table:table-cell table:style-name="ce4" table:formula="of:=IF([.$A390]&lt;&gt;&quot;&quot;;MAX([.$B$1:.$B389])+1;&quot;&quot;)">
            <text:p/>
          </table:table-cell>
          <table:table-cell table:style-name="ce4" table:formula="of:=CONCATENATE([.$D390];&quot;-&quot;;[.$E390])" office:value-type="string" office:string-value="Addon-IEView-1-1" calcext:value-type="string">
            <text:p>Addon-IEView-1-1</text:p>
          </table:table-cell>
          <table:table-cell table:style-name="ce9" office:value-type="string" calcext:value-type="string">
            <text:p>Addon-IEView-1</text:p>
          </table:table-cell>
          <table:table-cell table:style-name="ce9" office:value-type="float" office:value="1" calcext:value-type="float">
            <text:p>1</text:p>
          </table:table-cell>
          <table:table-cell table:style-name="ce23" office:value-type="string" calcext:value-type="string" table:number-columns-spanned="1" table:number-rows-spanned="3">
            <text:p>アドオン：IE View</text:p>
          </table:table-cell>
          <table:table-cell table:style-name="ce23" office:value-type="string" calcext:value-type="string" table:number-columns-spanned="1" table:number-rows-spanned="3">
            <text:p>IEの起動</text:p>
          </table:table-cell>
          <table:table-cell table:style-name="ce23" office:value-type="string" calcext:value-type="string" table:number-columns-spanned="1" table:number-rows-spanned="3">
            <text:p>-</text:p>
          </table:table-cell>
          <table:table-cell table:style-name="ce9" office:value-type="string" calcext:value-type="string">
            <text:p>自動では起動しない（既定）</text:p>
          </table:table-cell>
          <table:table-cell table:style-name="ce9" office:value-type="string" calcext:value-type="string">
            <text:p>IE Viewをインストールする</text:p>
          </table:table-cell>
          <table:table-cell table:style-name="ce9" office:value-type="string" calcext:value-type="string">
            <text:p>-</text:p>
          </table:table-cell>
          <table:table-cell table:style-name="ce12" table:formula="of:=IF([.K390]=&quot;&quot;;&quot;?&quot;;IF([.M390]=&quot;&quot;;&quot;新規&quot;;IF([.K390]=[.M390];&quot;&quot;;&quot;変更あり&quot;)))">
            <text:p/>
          </table:table-cell>
          <table:table-cell table:style-name="ce9" office:value-type="string" calcext:value-type="string">
            <text:p>-</text:p>
          </table:table-cell>
          <table:table-cell table:style-name="ce9" table:formula="of:=IF([.M390]=&quot;&quot;;&quot;?&quot;;IF([.O390]=&quot;&quot;;&quot;新規&quot;;IF([.M390]=[.O390];&quot;&quot;;&quot;○&quot;)))" office:value-type="string" office:string-value="新規" calcext:value-type="string">
            <text:p>新規</text:p>
          </table:table-cell>
          <table:table-cell table:style-name="ce54" table:number-columns-repeated="3"/>
          <table:table-cell table:style-name="ce63" table:formula="of:=IFERROR(VLOOKUP([.$C390];[$'verify-targets-to-chapters'.$A$1:.$B$999];2;0);IF([.$A390]=&quot;&quot;;&quot;&quot;;&quot;省略&quot;))">
            <text:p/>
          </table:table-cell>
          <table:table-cell table:number-columns-repeated="1006"/>
        </table:table-row>
        <table:table-row table:style-name="ro3">
          <table:table-cell table:style-name="ce1"/>
          <table:table-cell table:style-name="ce4" table:formula="of:=IF([.$A391]&lt;&gt;&quot;&quot;;MAX([.$B$1:.$B390])+1;&quot;&quot;)">
            <text:p/>
          </table:table-cell>
          <table:table-cell table:style-name="ce4" table:formula="of:=CONCATENATE([.$D391];&quot;-&quot;;[.$E391])" office:value-type="string" office:string-value="Addon-IEView-1-2" calcext:value-type="string">
            <text:p>Addon-IEView-1-2</text:p>
          </table:table-cell>
          <table:table-cell table:style-name="ce9" office:value-type="string" calcext:value-type="string">
            <text:p>Addon-IEView-1</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特定サイトでIEを自動起動</text:p>
          </table:table-cell>
          <table:table-cell table:style-name="ce9" office:value-type="string" calcext:value-type="string">
            <text:p>1. IE Viewをインストールする</text:p>
            <text:p>2. MCDで設定を反映する</text:p>
          </table:table-cell>
          <table:table-cell table:style-name="ce9" office:value-type="string" calcext:value-type="string">
            <text:p>lockPref("extensions.ieview.forceielist", "（半角スペース区切りのURLのリスト）");</text:p>
          </table:table-cell>
          <table:table-cell table:style-name="ce12" table:formula="of:=IF([.K391]=&quot;&quot;;&quot;?&quot;;IF([.M391]=&quot;&quot;;&quot;新規&quot;;IF([.K391]=[.M391];&quot;&quot;;&quot;変更あり&quot;)))">
            <text:p/>
          </table:table-cell>
          <table:table-cell table:style-name="ce9" office:value-type="string" calcext:value-type="string">
            <text:p>lockPref("extensions.ieview.forceielist", "（半角スペース区切りのURLのリスト）");</text:p>
          </table:table-cell>
          <table:table-cell table:style-name="ce9" table:formula="of:=IF([.M391]=&quot;&quot;;&quot;?&quot;;IF([.O391]=&quot;&quot;;&quot;新規&quot;;IF([.M391]=[.O391];&quot;&quot;;&quot;○&quot;)))" office:value-type="string" office:string-value="新規" calcext:value-type="string">
            <text:p>新規</text:p>
          </table:table-cell>
          <table:table-cell table:style-name="ce54" table:number-columns-repeated="3"/>
          <table:table-cell table:style-name="ce63" table:formula="of:=IFERROR(VLOOKUP([.$C391];[$'verify-targets-to-chapters'.$A$1:.$B$999];2;0);IF([.$A391]=&quot;&quot;;&quot;&quot;;&quot;省略&quot;))">
            <text:p/>
          </table:table-cell>
          <table:table-cell table:number-columns-repeated="1006"/>
        </table:table-row>
        <table:table-row table:style-name="ro5">
          <table:table-cell table:style-name="ce1"/>
          <table:table-cell table:style-name="ce4" table:formula="of:=IF([.$A392]&lt;&gt;&quot;&quot;;MAX([.$B$1:.$B391])+1;&quot;&quot;)">
            <text:p/>
          </table:table-cell>
          <table:table-cell table:style-name="ce4" table:formula="of:=CONCATENATE([.$D392];&quot;-&quot;;[.$E392])" office:value-type="string" office:string-value="Addon-IEView-1-3（廃止）" calcext:value-type="string">
            <text:p>Addon-IEView-1-3（廃止）</text:p>
          </table:table-cell>
          <table:table-cell table:style-name="ce9" office:value-type="string" calcext:value-type="string">
            <text:p>Addon-IEView-1</text:p>
          </table:table-cell>
          <table:table-cell table:style-name="ce9" office:value-type="string" calcext:value-type="string">
            <text:p>3（廃止）</text:p>
          </table:table-cell>
          <table:covered-table-cell table:number-columns-repeated="3" table:style-name="ce16"/>
          <table:table-cell table:style-name="ce9" office:value-type="string" calcext:value-type="string">
            <text:p>特定サイトをIEを自動起動し、Firefox側のタブを閉じる</text:p>
          </table:table-cell>
          <table:table-cell table:style-name="ce9" office:value-type="string" calcext:value-type="string">
            <text:p>1. IE Viewをインストールする</text:p>
            <text:p>2. MCDで設定を反映する</text:p>
          </table:table-cell>
          <table:table-cell table:style-name="ce9"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2" table:formula="of:=IF([.K392]=&quot;&quot;;&quot;?&quot;;IF([.M392]=&quot;&quot;;&quot;新規&quot;;IF([.K392]=[.M392];&quot;&quot;;&quot;変更あり&quot;)))" office:value-type="string" office:string-value="変更あり" calcext:value-type="string">
            <text:p>変更あり</text:p>
          </table:table-cell>
          <table:table-cell table:style-name="ce9" office:value-type="string" calcext:value-type="string">
            <text:p>lockPref("extensions.ieview.forceielist", "（半角スペース区切りのURLのリスト）");</text:p>
            <text:p>lockPref("extensions.ieview.closeReloadPage", true);</text:p>
          </table:table-cell>
          <table:table-cell table:style-name="ce9" table:formula="of:=IF([.M392]=&quot;&quot;;&quot;?&quot;;IF([.O392]=&quot;&quot;;&quot;新規&quot;;IF([.M392]=[.O392];&quot;&quot;;&quot;○&quot;)))" office:value-type="string" office:string-value="新規" calcext:value-type="string">
            <text:p>新規</text:p>
          </table:table-cell>
          <table:table-cell table:style-name="ce54" table:number-columns-repeated="3"/>
          <table:table-cell table:style-name="ce63" table:formula="of:=IFERROR(VLOOKUP([.$C392];[$'verify-targets-to-chapters'.$A$1:.$B$999];2;0);IF([.$A392]=&quot;&quot;;&quot;&quot;;&quot;省略&quot;))">
            <text:p/>
          </table:table-cell>
          <table:table-cell table:number-columns-repeated="1006"/>
        </table:table-row>
        <table:table-row table:style-name="ro5">
          <table:table-cell table:style-name="ce1"/>
          <table:table-cell table:style-name="ce4" table:formula="of:=IF([.$A393]&lt;&gt;&quot;&quot;;MAX([.$B$1:.$B392])+1;&quot;&quot;)">
            <text:p/>
          </table:table-cell>
          <table:table-cell table:style-name="ce4" table:formula="of:=CONCATENATE([.$D393];&quot;-&quot;;[.$E393])" office:value-type="string" office:string-value="Addon-IEView-2-1" calcext:value-type="string">
            <text:p>Addon-IEView-2-1</text:p>
          </table:table-cell>
          <table:table-cell table:style-name="ce9" office:value-type="string" calcext:value-type="string">
            <text:p>Addon-IEView-2</text:p>
          </table:table-cell>
          <table:table-cell table:style-name="ce9" office:value-type="float" office:value="1" calcext:value-type="float">
            <text:p>1</text:p>
          </table:table-cell>
          <table:table-cell table:style-name="ce27" office:value-type="string" calcext:value-type="string">
            <text:p>アドオン：IE View</text:p>
          </table:table-cell>
          <table:table-cell table:style-name="ce27" office:value-type="string" calcext:value-type="string">
            <text:p>起動するIEの設定</text:p>
          </table:table-cell>
          <table:table-cell table:style-name="ce27" office:value-type="string" calcext:value-type="string">
            <text:p>-</text:p>
          </table:table-cell>
          <table:table-cell table:style-name="ce9" office:value-type="string" calcext:value-type="string">
            <text:p>パスと起動オプションを指定する</text:p>
          </table:table-cell>
          <table:table-cell table:style-name="ce9" office:value-type="string" calcext:value-type="string">
            <text:p>1. IE Viewをインストールする</text:p>
            <text:p>2. MCDで設定を反映する</text:p>
          </table:table-cell>
          <table:table-cell table:style-name="ce9" office:value-type="string" calcext:value-type="string">
            <text:p>lockPref("extensions.ieview.ieapp", "C:\\Program Files (x86)\\Internet　Explorer\\iexplore.exe");</text:p>
            <text:p>lockPref("extensions.ieview.ieargs", ""); </text:p>
          </table:table-cell>
          <table:table-cell table:style-name="ce12" table:formula="of:=IF([.K393]=&quot;&quot;;&quot;?&quot;;IF([.M393]=&quot;&quot;;&quot;新規&quot;;IF([.K393]=[.M393];&quot;&quot;;&quot;変更あり&quot;)))">
            <text:p/>
          </table:table-cell>
          <table:table-cell table:style-name="ce9" office:value-type="string" calcext:value-type="string">
            <text:p>lockPref("extensions.ieview.ieapp", "C:\\Program Files (x86)\\Internet　Explorer\\iexplore.exe");</text:p>
            <text:p>lockPref("extensions.ieview.ieargs", ""); </text:p>
          </table:table-cell>
          <table:table-cell table:style-name="ce9" table:formula="of:=IF([.M393]=&quot;&quot;;&quot;?&quot;;IF([.O393]=&quot;&quot;;&quot;新規&quot;;IF([.M393]=[.O393];&quot;&quot;;&quot;○&quot;)))" office:value-type="string" office:string-value="新規" calcext:value-type="string">
            <text:p>新規</text:p>
          </table:table-cell>
          <table:table-cell table:style-name="ce54" table:number-columns-repeated="3"/>
          <table:table-cell table:style-name="ce63" table:formula="of:=IFERROR(VLOOKUP([.$C393];[$'verify-targets-to-chapters'.$A$1:.$B$999];2;0);IF([.$A393]=&quot;&quot;;&quot;&quot;;&quot;省略&quot;))">
            <text:p/>
          </table:table-cell>
          <table:table-cell table:number-columns-repeated="1006"/>
        </table:table-row>
        <table:table-row table:style-name="ro3">
          <table:table-cell table:style-name="ce1"/>
          <table:table-cell table:style-name="ce4" table:formula="of:=IF([.$A394]&lt;&gt;&quot;&quot;;MAX([.$B$1:.$B393])+1;&quot;&quot;)">
            <text:p/>
          </table:table-cell>
          <table:table-cell table:style-name="ce4" table:formula="of:=CONCATENATE([.$D394];&quot;-&quot;;[.$E394])" office:value-type="string" office:string-value="Addon-IEView-3-1" calcext:value-type="string">
            <text:p>Addon-IEView-3-1</text:p>
          </table:table-cell>
          <table:table-cell table:style-name="ce9" office:value-type="string" calcext:value-type="string">
            <text:p>Addon-IEView-3</text:p>
          </table:table-cell>
          <table:table-cell table:style-name="ce9" office:value-type="float" office:value="1" calcext:value-type="float">
            <text:p>1</text:p>
          </table:table-cell>
          <table:table-cell table:style-name="ce22" office:value-type="string" calcext:value-type="string" table:number-columns-spanned="1" table:number-rows-spanned="2">
            <text:p>アドオン：IE View</text:p>
          </table:table-cell>
          <table:table-cell table:style-name="ce22" office:value-type="string" calcext:value-type="string" table:number-columns-spanned="1" table:number-rows-spanned="2">
            <text:p>閲覧中のページへの広告の埋め込み（アドウェアとしての動作）</text:p>
          </table:table-cell>
          <table:table-cell table:style-name="ce22" office:value-type="string" calcext:value-type="string" table:number-columns-spanned="1" table:number-rows-spanned="2">
            <text:p>-</text:p>
          </table:table-cell>
          <table:table-cell table:style-name="ce9" office:value-type="string" calcext:value-type="string">
            <text:p>許可する（既定）</text:p>
          </table:table-cell>
          <table:table-cell table:style-name="ce9" office:value-type="string" calcext:value-type="string">
            <text:p>-</text:p>
          </table:table-cell>
          <table:table-cell table:style-name="ce9" office:value-type="string" calcext:value-type="string">
            <text:p>-</text:p>
            <text:p>※IE View 1.5.6.1とFirefox 52の組み合わせにおいてはこの機能は動作しない。</text:p>
          </table:table-cell>
          <table:table-cell table:style-name="ce12" table:formula="of:=IF([.K394]=&quot;&quot;;&quot;?&quot;;IF([.M394]=&quot;&quot;;&quot;新規&quot;;IF([.K394]=[.M394];&quot;&quot;;&quot;変更あり&quot;)))" office:value-type="string" office:string-value="変更あり" calcext:value-type="string">
            <text:p>変更あり</text:p>
          </table:table-cell>
          <table:table-cell table:style-name="ce9" office:value-type="string" calcext:value-type="string">
            <text:p>-</text:p>
          </table:table-cell>
          <table:table-cell table:style-name="ce9" table:formula="of:=IF([.M394]=&quot;&quot;;&quot;?&quot;;IF([.O394]=&quot;&quot;;&quot;新規&quot;;IF([.M394]=[.O394];&quot;&quot;;&quot;○&quot;)))" office:value-type="string" office:string-value="新規" calcext:value-type="string">
            <text:p>新規</text:p>
          </table:table-cell>
          <table:table-cell table:style-name="ce54" table:number-columns-repeated="3"/>
          <table:table-cell table:style-name="ce63" table:formula="of:=IFERROR(VLOOKUP([.$C394];[$'verify-targets-to-chapters'.$A$1:.$B$999];2;0);IF([.$A394]=&quot;&quot;;&quot;&quot;;&quot;省略&quot;))">
            <text:p/>
          </table:table-cell>
          <table:table-cell table:number-columns-repeated="1006"/>
        </table:table-row>
        <table:table-row table:style-name="ro3">
          <table:table-cell table:style-name="ce1"/>
          <table:table-cell table:style-name="ce4" table:formula="of:=IF([.$A395]&lt;&gt;&quot;&quot;;MAX([.$B$1:.$B394])+1;&quot;&quot;)">
            <text:p/>
          </table:table-cell>
          <table:table-cell table:style-name="ce4" table:formula="of:=CONCATENATE([.$D395];&quot;-&quot;;[.$E395])" office:value-type="string" office:string-value="Addon-IEView-3-2" calcext:value-type="string">
            <text:p>Addon-IEView-3-2</text:p>
          </table:table-cell>
          <table:table-cell table:style-name="ce9" office:value-type="string" calcext:value-type="string">
            <text:p>Addon-IEView-3</text:p>
          </table:table-cell>
          <table:table-cell table:style-name="ce9" office:value-type="float" office:value="2" calcext:value-type="float">
            <text:p>2</text:p>
          </table:table-cell>
          <table:covered-table-cell table:style-name="ce29"/>
          <table:covered-table-cell table:number-columns-repeated="2" table:style-name="ce16"/>
          <table:table-cell table:style-name="ce9" office:value-type="string" calcext:value-type="string">
            <text:p>禁止する</text:p>
          </table:table-cell>
          <table:table-cell table:style-name="ce9" office:value-type="string" calcext:value-type="string">
            <text:p>1. IE Viewをインストールする</text:p>
            <text:p>2. MCDで設定を反映する</text:p>
          </table:table-cell>
          <table:table-cell table:style-name="ce9" office:value-type="string" calcext:value-type="string">
            <text:p>lockPref("extensions.ieview.useWizeShoppy", false);</text:p>
          </table:table-cell>
          <table:table-cell table:style-name="ce12" table:formula="of:=IF([.K395]=&quot;&quot;;&quot;?&quot;;IF([.M395]=&quot;&quot;;&quot;新規&quot;;IF([.K395]=[.M395];&quot;&quot;;&quot;変更あり&quot;)))">
            <text:p/>
          </table:table-cell>
          <table:table-cell table:style-name="ce9" office:value-type="string" calcext:value-type="string">
            <text:p>lockPref("extensions.ieview.useWizeShoppy", false);</text:p>
          </table:table-cell>
          <table:table-cell table:style-name="ce9" table:formula="of:=IF([.M395]=&quot;&quot;;&quot;?&quot;;IF([.O395]=&quot;&quot;;&quot;新規&quot;;IF([.M395]=[.O395];&quot;&quot;;&quot;○&quot;)))" office:value-type="string" office:string-value="新規" calcext:value-type="string">
            <text:p>新規</text:p>
          </table:table-cell>
          <table:table-cell table:style-name="ce54" table:number-columns-repeated="3"/>
          <table:table-cell table:style-name="ce63" table:formula="of:=IFERROR(VLOOKUP([.$C395];[$'verify-targets-to-chapters'.$A$1:.$B$999];2;0);IF([.$A395]=&quot;&quot;;&quot;&quot;;&quot;省略&quot;))">
            <text:p/>
          </table:table-cell>
          <table:table-cell table:number-columns-repeated="1006"/>
        </table:table-row>
        <table:table-row table:style-name="ro7">
          <table:table-cell table:style-name="ce1"/>
          <table:table-cell table:style-name="ce4" table:formula="of:=IF([.$A396]&lt;&gt;&quot;&quot;;MAX([.$B$1:.$B395])+1;&quot;&quot;)">
            <text:p/>
          </table:table-cell>
          <table:table-cell table:style-name="ce4" table:formula="of:=CONCATENATE([.$D396];&quot;-&quot;;[.$E396])" office:value-type="string" office:string-value="Addon-FireIE-1（廃止）-1" calcext:value-type="string">
            <text:p>Addon-FireIE-1（廃止）-1</text:p>
          </table:table-cell>
          <table:table-cell table:style-name="ce9" office:value-type="string" calcext:value-type="string">
            <text:p>Addon-FireIE-1（廃止）</text:p>
          </table:table-cell>
          <table:table-cell table:style-name="ce9" office:value-type="float" office:value="1" calcext:value-type="float">
            <text:p>1</text:p>
          </table:table-cell>
          <table:table-cell table:style-name="ce30" office:value-type="string" calcext:value-type="string" table:number-columns-spanned="1" table:number-rows-spanned="9">
            <text:p>アドオン：FireIE</text:p>
          </table:table-cell>
          <table:table-cell table:style-name="ce30" office:value-type="string" calcext:value-type="string" table:number-columns-spanned="1" table:number-rows-spanned="9">
            <text:p>動作モード</text:p>
          </table:table-cell>
          <table:table-cell table:style-name="ce30" office:value-type="string" calcext:value-type="string" table:number-columns-spanned="1" table:number-rows-spanned="9">
            <text:p>-</text:p>
          </table:table-cell>
          <table:table-cell table:style-name="ce9" office:value-type="string" calcext:value-type="string">
            <text:p>IE7互換モード（既定）</text:p>
          </table:table-cell>
          <table:table-cell table:style-name="ce9" office:value-type="string" calcext:value-type="string">
            <text:p>1. FireIEをインストールする</text:p>
            <text:p>2. MCDで設定を反映する</text:p>
          </table:table-cell>
          <table:table-cell table:style-name="ce9"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7mode");</text:p>
          </table:table-cell>
          <table:table-cell table:style-name="ce12" table:formula="of:=IF([.K396]=&quot;&quot;;&quot;?&quot;;IF([.M396]=&quot;&quot;;&quot;新規&quot;;IF([.K396]=[.M396];&quot;&quot;;&quot;変更あり&quot;)))" office:value-type="string" office:string-value="変更あり" calcext:value-type="string">
            <text:p>変更あり</text:p>
          </table:table-cell>
          <table:table-cell table:style-name="ce9" office:value-type="string" calcext:value-type="string">
            <text:p>lockPref("extensions.fireie.compatMode", "ie7mode");</text:p>
          </table:table-cell>
          <table:table-cell table:style-name="ce9" table:formula="of:=IF([.M396]=&quot;&quot;;&quot;?&quot;;IF([.O396]=&quot;&quot;;&quot;新規&quot;;IF([.M396]=[.O396];&quot;&quot;;&quot;○&quot;)))" office:value-type="string" office:string-value="新規" calcext:value-type="string">
            <text:p>新規</text:p>
          </table:table-cell>
          <table:table-cell table:style-name="ce54" table:number-columns-repeated="3"/>
          <table:table-cell table:style-name="ce63" table:formula="of:=IFERROR(VLOOKUP([.$C396];[$'verify-targets-to-chapters'.$A$1:.$B$999];2;0);IF([.$A396]=&quot;&quot;;&quot;&quot;;&quot;省略&quot;))">
            <text:p/>
          </table:table-cell>
          <table:table-cell table:number-columns-repeated="1006"/>
        </table:table-row>
        <table:table-row table:style-name="ro7">
          <table:table-cell table:style-name="ce1"/>
          <table:table-cell table:style-name="ce4" table:formula="of:=IF([.$A397]&lt;&gt;&quot;&quot;;MAX([.$B$1:.$B396])+1;&quot;&quot;)">
            <text:p/>
          </table:table-cell>
          <table:table-cell table:style-name="ce4" table:formula="of:=CONCATENATE([.$D397];&quot;-&quot;;[.$E397])" office:value-type="string" office:string-value="Addon-FireIE-1（廃止）-2" calcext:value-type="string">
            <text:p>Addon-FireIE-1（廃止）-2</text:p>
          </table:table-cell>
          <table:table-cell table:style-name="ce9" office:value-type="string" calcext:value-type="string">
            <text:p>Addon-FireIE-1（廃止）</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IE8互換モード</text:p>
          </table:table-cell>
          <table:table-cell table:style-name="ce9" office:value-type="string" calcext:value-type="string">
            <text:p>1. FireIEをインストールする</text:p>
            <text:p>2. MCDで設定を反映する</text:p>
          </table:table-cell>
          <table:table-cell table:style-name="ce9"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8mode");</text:p>
          </table:table-cell>
          <table:table-cell table:style-name="ce12" table:formula="of:=IF([.K397]=&quot;&quot;;&quot;?&quot;;IF([.M397]=&quot;&quot;;&quot;新規&quot;;IF([.K397]=[.M397];&quot;&quot;;&quot;変更あり&quot;)))" office:value-type="string" office:string-value="変更あり" calcext:value-type="string">
            <text:p>変更あり</text:p>
          </table:table-cell>
          <table:table-cell table:style-name="ce9" office:value-type="string" calcext:value-type="string">
            <text:p>lockPref("extensions.fireie.compatMode", "ie8mode");</text:p>
          </table:table-cell>
          <table:table-cell table:style-name="ce9" table:formula="of:=IF([.M397]=&quot;&quot;;&quot;?&quot;;IF([.O397]=&quot;&quot;;&quot;新規&quot;;IF([.M397]=[.O397];&quot;&quot;;&quot;○&quot;)))" office:value-type="string" office:string-value="新規" calcext:value-type="string">
            <text:p>新規</text:p>
          </table:table-cell>
          <table:table-cell table:style-name="ce54" table:number-columns-repeated="3"/>
          <table:table-cell table:style-name="ce63" table:formula="of:=IFERROR(VLOOKUP([.$C397];[$'verify-targets-to-chapters'.$A$1:.$B$999];2;0);IF([.$A397]=&quot;&quot;;&quot;&quot;;&quot;省略&quot;))">
            <text:p/>
          </table:table-cell>
          <table:table-cell table:number-columns-repeated="1006"/>
        </table:table-row>
        <table:table-row table:style-name="ro7">
          <table:table-cell table:style-name="ce1"/>
          <table:table-cell table:style-name="ce4" table:formula="of:=IF([.$A398]&lt;&gt;&quot;&quot;;MAX([.$B$1:.$B397])+1;&quot;&quot;)">
            <text:p/>
          </table:table-cell>
          <table:table-cell table:style-name="ce4" table:formula="of:=CONCATENATE([.$D398];&quot;-&quot;;[.$E398])" office:value-type="string" office:string-value="Addon-FireIE-1（廃止）-3" calcext:value-type="string">
            <text:p>Addon-FireIE-1（廃止）-3</text:p>
          </table:table-cell>
          <table:table-cell table:style-name="ce9" office:value-type="string" calcext:value-type="string">
            <text:p>Addon-FireIE-1（廃止）</text:p>
          </table:table-cell>
          <table:table-cell table:style-name="ce9" office:value-type="float" office:value="3" calcext:value-type="float">
            <text:p>3</text:p>
          </table:table-cell>
          <table:covered-table-cell table:number-columns-repeated="3" table:style-name="ce16"/>
          <table:table-cell table:style-name="ce9" office:value-type="string" calcext:value-type="string">
            <text:p>IE8標準準拠モード</text:p>
          </table:table-cell>
          <table:table-cell table:style-name="ce9" office:value-type="string" calcext:value-type="string">
            <text:p>1. FireIEをインストールする</text:p>
            <text:p>2. MCDで設定を反映する</text:p>
          </table:table-cell>
          <table:table-cell table:style-name="ce9"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8forced");</text:p>
          </table:table-cell>
          <table:table-cell table:style-name="ce12" table:formula="of:=IF([.K398]=&quot;&quot;;&quot;?&quot;;IF([.M398]=&quot;&quot;;&quot;新規&quot;;IF([.K398]=[.M398];&quot;&quot;;&quot;変更あり&quot;)))" office:value-type="string" office:string-value="変更あり" calcext:value-type="string">
            <text:p>変更あり</text:p>
          </table:table-cell>
          <table:table-cell table:style-name="ce9" office:value-type="string" calcext:value-type="string">
            <text:p>lockPref("extensions.fireie.compatMode", "ie8forced");</text:p>
          </table:table-cell>
          <table:table-cell table:style-name="ce9" table:formula="of:=IF([.M398]=&quot;&quot;;&quot;?&quot;;IF([.O398]=&quot;&quot;;&quot;新規&quot;;IF([.M398]=[.O398];&quot;&quot;;&quot;○&quot;)))" office:value-type="string" office:string-value="新規" calcext:value-type="string">
            <text:p>新規</text:p>
          </table:table-cell>
          <table:table-cell table:style-name="ce54" table:number-columns-repeated="3"/>
          <table:table-cell table:style-name="ce63" table:formula="of:=IFERROR(VLOOKUP([.$C398];[$'verify-targets-to-chapters'.$A$1:.$B$999];2;0);IF([.$A398]=&quot;&quot;;&quot;&quot;;&quot;省略&quot;))">
            <text:p/>
          </table:table-cell>
          <table:table-cell table:number-columns-repeated="1006"/>
        </table:table-row>
        <table:table-row table:style-name="ro7">
          <table:table-cell table:style-name="ce1"/>
          <table:table-cell table:style-name="ce4" table:formula="of:=IF([.$A399]&lt;&gt;&quot;&quot;;MAX([.$B$1:.$B398])+1;&quot;&quot;)">
            <text:p/>
          </table:table-cell>
          <table:table-cell table:style-name="ce4" table:formula="of:=CONCATENATE([.$D399];&quot;-&quot;;[.$E399])" office:value-type="string" office:string-value="Addon-FireIE-1（廃止）-4" calcext:value-type="string">
            <text:p>Addon-FireIE-1（廃止）-4</text:p>
          </table:table-cell>
          <table:table-cell table:style-name="ce9" office:value-type="string" calcext:value-type="string">
            <text:p>Addon-FireIE-1（廃止）</text:p>
          </table:table-cell>
          <table:table-cell table:style-name="ce9" office:value-type="float" office:value="4" calcext:value-type="float">
            <text:p>4</text:p>
          </table:table-cell>
          <table:covered-table-cell table:number-columns-repeated="3" table:style-name="ce16"/>
          <table:table-cell table:style-name="ce9" office:value-type="string" calcext:value-type="string">
            <text:p>IE9互換モード</text:p>
          </table:table-cell>
          <table:table-cell table:style-name="ce9" office:value-type="string" calcext:value-type="string">
            <text:p>1. FireIEをインストールする</text:p>
            <text:p>2. MCDで設定を反映する</text:p>
          </table:table-cell>
          <table:table-cell table:style-name="ce9"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9mode");</text:p>
          </table:table-cell>
          <table:table-cell table:style-name="ce12" table:formula="of:=IF([.K399]=&quot;&quot;;&quot;?&quot;;IF([.M399]=&quot;&quot;;&quot;新規&quot;;IF([.K399]=[.M399];&quot;&quot;;&quot;変更あり&quot;)))" office:value-type="string" office:string-value="変更あり" calcext:value-type="string">
            <text:p>変更あり</text:p>
          </table:table-cell>
          <table:table-cell table:style-name="ce9" office:value-type="string" calcext:value-type="string">
            <text:p>lockPref("extensions.fireie.compatMode", "ie9mode");</text:p>
          </table:table-cell>
          <table:table-cell table:style-name="ce9" table:formula="of:=IF([.M399]=&quot;&quot;;&quot;?&quot;;IF([.O399]=&quot;&quot;;&quot;新規&quot;;IF([.M399]=[.O399];&quot;&quot;;&quot;○&quot;)))" office:value-type="string" office:string-value="新規" calcext:value-type="string">
            <text:p>新規</text:p>
          </table:table-cell>
          <table:table-cell table:style-name="ce54" table:number-columns-repeated="3"/>
          <table:table-cell table:style-name="ce63" table:formula="of:=IFERROR(VLOOKUP([.$C399];[$'verify-targets-to-chapters'.$A$1:.$B$999];2;0);IF([.$A399]=&quot;&quot;;&quot;&quot;;&quot;省略&quot;))">
            <text:p/>
          </table:table-cell>
          <table:table-cell table:number-columns-repeated="1006"/>
        </table:table-row>
        <table:table-row table:style-name="ro7">
          <table:table-cell table:style-name="ce1"/>
          <table:table-cell table:style-name="ce4" table:formula="of:=IF([.$A400]&lt;&gt;&quot;&quot;;MAX([.$B$1:.$B399])+1;&quot;&quot;)">
            <text:p/>
          </table:table-cell>
          <table:table-cell table:style-name="ce4" table:formula="of:=CONCATENATE([.$D400];&quot;-&quot;;[.$E400])" office:value-type="string" office:string-value="Addon-FireIE-1（廃止）-5" calcext:value-type="string">
            <text:p>Addon-FireIE-1（廃止）-5</text:p>
          </table:table-cell>
          <table:table-cell table:style-name="ce9" office:value-type="string" calcext:value-type="string">
            <text:p>Addon-FireIE-1（廃止）</text:p>
          </table:table-cell>
          <table:table-cell table:style-name="ce9" office:value-type="float" office:value="5" calcext:value-type="float">
            <text:p>5</text:p>
          </table:table-cell>
          <table:covered-table-cell table:number-columns-repeated="3" table:style-name="ce16"/>
          <table:table-cell table:style-name="ce9" office:value-type="string" calcext:value-type="string">
            <text:p>IE9標準準拠モード</text:p>
          </table:table-cell>
          <table:table-cell table:style-name="ce9" office:value-type="string" calcext:value-type="string">
            <text:p>1. FireIEをインストールする</text:p>
            <text:p>2. MCDで設定を反映する</text:p>
          </table:table-cell>
          <table:table-cell table:style-name="ce9"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9forced");</text:p>
          </table:table-cell>
          <table:table-cell table:style-name="ce12" table:formula="of:=IF([.K400]=&quot;&quot;;&quot;?&quot;;IF([.M400]=&quot;&quot;;&quot;新規&quot;;IF([.K400]=[.M400];&quot;&quot;;&quot;変更あり&quot;)))" office:value-type="string" office:string-value="変更あり" calcext:value-type="string">
            <text:p>変更あり</text:p>
          </table:table-cell>
          <table:table-cell table:style-name="ce9" office:value-type="string" calcext:value-type="string">
            <text:p>lockPref("extensions.fireie.compatMode", "ie9forced");</text:p>
          </table:table-cell>
          <table:table-cell table:style-name="ce9" table:formula="of:=IF([.M400]=&quot;&quot;;&quot;?&quot;;IF([.O400]=&quot;&quot;;&quot;新規&quot;;IF([.M400]=[.O400];&quot;&quot;;&quot;○&quot;)))" office:value-type="string" office:string-value="新規" calcext:value-type="string">
            <text:p>新規</text:p>
          </table:table-cell>
          <table:table-cell table:style-name="ce54" table:number-columns-repeated="3"/>
          <table:table-cell table:style-name="ce63" table:formula="of:=IFERROR(VLOOKUP([.$C400];[$'verify-targets-to-chapters'.$A$1:.$B$999];2;0);IF([.$A400]=&quot;&quot;;&quot;&quot;;&quot;省略&quot;))">
            <text:p/>
          </table:table-cell>
          <table:table-cell table:number-columns-repeated="1006"/>
        </table:table-row>
        <table:table-row table:style-name="ro7">
          <table:table-cell table:style-name="ce1"/>
          <table:table-cell table:style-name="ce4" table:formula="of:=IF([.$A401]&lt;&gt;&quot;&quot;;MAX([.$B$1:.$B400])+1;&quot;&quot;)">
            <text:p/>
          </table:table-cell>
          <table:table-cell table:style-name="ce4" table:formula="of:=CONCATENATE([.$D401];&quot;-&quot;;[.$E401])" office:value-type="string" office:string-value="Addon-FireIE-1（廃止）-6" calcext:value-type="string">
            <text:p>Addon-FireIE-1（廃止）-6</text:p>
          </table:table-cell>
          <table:table-cell table:style-name="ce9" office:value-type="string" calcext:value-type="string">
            <text:p>Addon-FireIE-1（廃止）</text:p>
          </table:table-cell>
          <table:table-cell table:style-name="ce9" office:value-type="float" office:value="6" calcext:value-type="float">
            <text:p>6</text:p>
          </table:table-cell>
          <table:covered-table-cell table:number-columns-repeated="3" table:style-name="ce16"/>
          <table:table-cell table:style-name="ce9" office:value-type="string" calcext:value-type="string">
            <text:p>IE10互換モード</text:p>
          </table:table-cell>
          <table:table-cell table:style-name="ce9" office:value-type="string" calcext:value-type="string">
            <text:p>1. FireIEをインストールする</text:p>
            <text:p>2. MCDで設定を反映する</text:p>
          </table:table-cell>
          <table:table-cell table:style-name="ce9"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0mode");</text:p>
          </table:table-cell>
          <table:table-cell table:style-name="ce12" table:formula="of:=IF([.K401]=&quot;&quot;;&quot;?&quot;;IF([.M401]=&quot;&quot;;&quot;新規&quot;;IF([.K401]=[.M401];&quot;&quot;;&quot;変更あり&quot;)))" office:value-type="string" office:string-value="変更あり" calcext:value-type="string">
            <text:p>変更あり</text:p>
          </table:table-cell>
          <table:table-cell table:style-name="ce9" office:value-type="string" calcext:value-type="string">
            <text:p>lockPref("extensions.fireie.compatMode", "ie10mode");</text:p>
          </table:table-cell>
          <table:table-cell table:style-name="ce9" table:formula="of:=IF([.M401]=&quot;&quot;;&quot;?&quot;;IF([.O401]=&quot;&quot;;&quot;新規&quot;;IF([.M401]=[.O401];&quot;&quot;;&quot;○&quot;)))" office:value-type="string" office:string-value="新規" calcext:value-type="string">
            <text:p>新規</text:p>
          </table:table-cell>
          <table:table-cell table:style-name="ce54" table:number-columns-repeated="3"/>
          <table:table-cell table:style-name="ce63" table:formula="of:=IFERROR(VLOOKUP([.$C401];[$'verify-targets-to-chapters'.$A$1:.$B$999];2;0);IF([.$A401]=&quot;&quot;;&quot;&quot;;&quot;省略&quot;))">
            <text:p/>
          </table:table-cell>
          <table:table-cell table:number-columns-repeated="1006"/>
        </table:table-row>
        <table:table-row table:style-name="ro7">
          <table:table-cell table:style-name="ce1"/>
          <table:table-cell table:style-name="ce4" table:formula="of:=IF([.$A402]&lt;&gt;&quot;&quot;;MAX([.$B$1:.$B401])+1;&quot;&quot;)">
            <text:p/>
          </table:table-cell>
          <table:table-cell table:style-name="ce4" table:formula="of:=CONCATENATE([.$D402];&quot;-&quot;;[.$E402])" office:value-type="string" office:string-value="Addon-FireIE-1（廃止）-7" calcext:value-type="string">
            <text:p>Addon-FireIE-1（廃止）-7</text:p>
          </table:table-cell>
          <table:table-cell table:style-name="ce9" office:value-type="string" calcext:value-type="string">
            <text:p>Addon-FireIE-1（廃止）</text:p>
          </table:table-cell>
          <table:table-cell table:style-name="ce9" office:value-type="float" office:value="7" calcext:value-type="float">
            <text:p>7</text:p>
          </table:table-cell>
          <table:covered-table-cell table:number-columns-repeated="3" table:style-name="ce16"/>
          <table:table-cell table:style-name="ce9" office:value-type="string" calcext:value-type="string">
            <text:p>IE10標準準拠モード</text:p>
          </table:table-cell>
          <table:table-cell table:style-name="ce9" office:value-type="string" calcext:value-type="string">
            <text:p>1. FireIEをインストールする</text:p>
            <text:p>2. MCDで設定を反映する</text:p>
          </table:table-cell>
          <table:table-cell table:style-name="ce9"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0forced");</text:p>
          </table:table-cell>
          <table:table-cell table:style-name="ce12" table:formula="of:=IF([.K402]=&quot;&quot;;&quot;?&quot;;IF([.M402]=&quot;&quot;;&quot;新規&quot;;IF([.K402]=[.M402];&quot;&quot;;&quot;変更あり&quot;)))" office:value-type="string" office:string-value="変更あり" calcext:value-type="string">
            <text:p>変更あり</text:p>
          </table:table-cell>
          <table:table-cell table:style-name="ce9" office:value-type="string" calcext:value-type="string">
            <text:p>lockPref("extensions.fireie.compatMode", "ie10forced");</text:p>
          </table:table-cell>
          <table:table-cell table:style-name="ce9" table:formula="of:=IF([.M402]=&quot;&quot;;&quot;?&quot;;IF([.O402]=&quot;&quot;;&quot;新規&quot;;IF([.M402]=[.O402];&quot;&quot;;&quot;○&quot;)))" office:value-type="string" office:string-value="新規" calcext:value-type="string">
            <text:p>新規</text:p>
          </table:table-cell>
          <table:table-cell table:style-name="ce54" table:number-columns-repeated="3"/>
          <table:table-cell table:style-name="ce63" table:formula="of:=IFERROR(VLOOKUP([.$C402];[$'verify-targets-to-chapters'.$A$1:.$B$999];2;0);IF([.$A402]=&quot;&quot;;&quot;&quot;;&quot;省略&quot;))">
            <text:p/>
          </table:table-cell>
          <table:table-cell table:number-columns-repeated="1006"/>
        </table:table-row>
        <table:table-row table:style-name="ro7">
          <table:table-cell table:style-name="ce1"/>
          <table:table-cell table:style-name="ce4" table:formula="of:=IF([.$A403]&lt;&gt;&quot;&quot;;MAX([.$B$1:.$B402])+1;&quot;&quot;)">
            <text:p/>
          </table:table-cell>
          <table:table-cell table:style-name="ce4" table:formula="of:=CONCATENATE([.$D403];&quot;-&quot;;[.$E403])" office:value-type="string" office:string-value="Addon-FireIE-1（廃止）-8" calcext:value-type="string">
            <text:p>Addon-FireIE-1（廃止）-8</text:p>
          </table:table-cell>
          <table:table-cell table:style-name="ce9" office:value-type="string" calcext:value-type="string">
            <text:p>Addon-FireIE-1（廃止）</text:p>
          </table:table-cell>
          <table:table-cell table:style-name="ce9" office:value-type="float" office:value="8" calcext:value-type="float">
            <text:p>8</text:p>
          </table:table-cell>
          <table:covered-table-cell table:number-columns-repeated="3" table:style-name="ce16"/>
          <table:table-cell table:style-name="ce9" office:value-type="string" calcext:value-type="string">
            <text:p>IE11 Edgeモード</text:p>
          </table:table-cell>
          <table:table-cell table:style-name="ce9" office:value-type="string" calcext:value-type="string">
            <text:p>1. FireIEをインストールする</text:p>
            <text:p>2. MCDで設定を反映する</text:p>
          </table:table-cell>
          <table:table-cell table:style-name="ce9"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1edge");</text:p>
          </table:table-cell>
          <table:table-cell table:style-name="ce12" table:formula="of:=IF([.K403]=&quot;&quot;;&quot;?&quot;;IF([.M403]=&quot;&quot;;&quot;新規&quot;;IF([.K403]=[.M403];&quot;&quot;;&quot;変更あり&quot;)))" office:value-type="string" office:string-value="変更あり" calcext:value-type="string">
            <text:p>変更あり</text:p>
          </table:table-cell>
          <table:table-cell table:style-name="ce9" office:value-type="string" calcext:value-type="string">
            <text:p>lockPref("extensions.fireie.compatMode", "ie11edge");</text:p>
          </table:table-cell>
          <table:table-cell table:style-name="ce9" table:formula="of:=IF([.M403]=&quot;&quot;;&quot;?&quot;;IF([.O403]=&quot;&quot;;&quot;新規&quot;;IF([.M403]=[.O403];&quot;&quot;;&quot;○&quot;)))" office:value-type="string" office:string-value="新規" calcext:value-type="string">
            <text:p>新規</text:p>
          </table:table-cell>
          <table:table-cell table:style-name="ce54" table:number-columns-repeated="3"/>
          <table:table-cell table:style-name="ce63" table:formula="of:=IFERROR(VLOOKUP([.$C403];[$'verify-targets-to-chapters'.$A$1:.$B$999];2;0);IF([.$A403]=&quot;&quot;;&quot;&quot;;&quot;省略&quot;))">
            <text:p/>
          </table:table-cell>
          <table:table-cell table:number-columns-repeated="1006"/>
        </table:table-row>
        <table:table-row table:style-name="ro7">
          <table:table-cell table:style-name="ce1"/>
          <table:table-cell table:style-name="ce4" table:formula="of:=IF([.$A404]&lt;&gt;&quot;&quot;;MAX([.$B$1:.$B403])+1;&quot;&quot;)">
            <text:p/>
          </table:table-cell>
          <table:table-cell table:style-name="ce4" table:formula="of:=CONCATENATE([.$D404];&quot;-&quot;;[.$E404])" office:value-type="string" office:string-value="Addon-FireIE-1（廃止）-9" calcext:value-type="string">
            <text:p>Addon-FireIE-1（廃止）-9</text:p>
          </table:table-cell>
          <table:table-cell table:style-name="ce9" office:value-type="string" calcext:value-type="string">
            <text:p>Addon-FireIE-1（廃止）</text:p>
          </table:table-cell>
          <table:table-cell table:style-name="ce9" office:value-type="float" office:value="9" calcext:value-type="float">
            <text:p>9</text:p>
          </table:table-cell>
          <table:covered-table-cell table:number-columns-repeated="3" table:style-name="ce16"/>
          <table:table-cell table:style-name="ce9" office:value-type="string" calcext:value-type="string">
            <text:p>IE11 強制Edgeモード</text:p>
          </table:table-cell>
          <table:table-cell table:style-name="ce9" office:value-type="string" calcext:value-type="string">
            <text:p>1. FireIEをインストールする</text:p>
            <text:p>2. MCDで設定を反映する</text:p>
          </table:table-cell>
          <table:table-cell table:style-name="ce9"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1forcededge");</text:p>
          </table:table-cell>
          <table:table-cell table:style-name="ce12" table:formula="of:=IF([.K404]=&quot;&quot;;&quot;?&quot;;IF([.M404]=&quot;&quot;;&quot;新規&quot;;IF([.K404]=[.M404];&quot;&quot;;&quot;変更あり&quot;)))" office:value-type="string" office:string-value="変更あり" calcext:value-type="string">
            <text:p>変更あり</text:p>
          </table:table-cell>
          <table:table-cell table:style-name="ce9" office:value-type="string" calcext:value-type="string">
            <text:p>lockPref("extensions.fireie.compatMode", "ie11forcededge");</text:p>
          </table:table-cell>
          <table:table-cell table:style-name="ce9" table:formula="of:=IF([.M404]=&quot;&quot;;&quot;?&quot;;IF([.O404]=&quot;&quot;;&quot;新規&quot;;IF([.M404]=[.O404];&quot;&quot;;&quot;○&quot;)))" office:value-type="string" office:string-value="新規" calcext:value-type="string">
            <text:p>新規</text:p>
          </table:table-cell>
          <table:table-cell table:style-name="ce54" table:number-columns-repeated="3"/>
          <table:table-cell table:style-name="ce63" table:formula="of:=IFERROR(VLOOKUP([.$C404];[$'verify-targets-to-chapters'.$A$1:.$B$999];2;0);IF([.$A404]=&quot;&quot;;&quot;&quot;;&quot;省略&quot;))">
            <text:p/>
          </table:table-cell>
          <table:table-cell table:number-columns-repeated="1006"/>
        </table:table-row>
        <table:table-row table:style-name="ro3">
          <table:table-cell table:style-name="ce1"/>
          <table:table-cell table:style-name="ce4" table:formula="of:=IF([.$A405]&lt;&gt;&quot;&quot;;MAX([.$B$1:.$B404])+1;&quot;&quot;)">
            <text:p/>
          </table:table-cell>
          <table:table-cell table:style-name="ce4" table:formula="of:=CONCATENATE([.$D405];&quot;-&quot;;[.$E405])" office:value-type="string" office:string-value="Addon-FireIE-2（廃止）-1" calcext:value-type="string">
            <text:p>Addon-FireIE-2（廃止）-1</text:p>
          </table:table-cell>
          <table:table-cell table:style-name="ce9" office:value-type="string" calcext:value-type="string">
            <text:p>Addon-FireIE-2（廃止）</text:p>
          </table:table-cell>
          <table:table-cell table:style-name="ce9" office:value-type="float" office:value="1" calcext:value-type="float">
            <text:p>1</text:p>
          </table:table-cell>
          <table:table-cell table:style-name="ce31" office:value-type="string" calcext:value-type="string" table:number-columns-spanned="1" table:number-rows-spanned="2">
            <text:p>アドオン：FireIE</text:p>
          </table:table-cell>
          <table:table-cell table:style-name="ce22" office:value-type="string" calcext:value-type="string" table:number-columns-spanned="1" table:number-rows-spanned="2">
            <text:p>モード表示</text:p>
          </table:table-cell>
          <table:table-cell table:style-name="ce22" office:value-type="string" calcext:value-type="string" table:number-columns-spanned="1" table:number-rows-spanned="2">
            <text:p>-</text:p>
          </table:table-cell>
          <table:table-cell table:style-name="ce9" office:value-type="string" calcext:value-type="string">
            <text:p>表示する（既定）</text:p>
          </table:table-cell>
          <table:table-cell table:style-name="ce9" office:value-type="string" calcext:value-type="string">
            <text:p>FireIEをインストールする</text:p>
          </table:table-cell>
          <table:table-cell table:style-name="ce9" office:value-type="string" calcext:value-type="string">
            <text:p>-</text:p>
          </table:table-cell>
          <table:table-cell table:style-name="ce12" table:formula="of:=IF([.K405]=&quot;&quot;;&quot;?&quot;;IF([.M405]=&quot;&quot;;&quot;新規&quot;;IF([.K405]=[.M405];&quot;&quot;;&quot;変更あり&quot;)))">
            <text:p/>
          </table:table-cell>
          <table:table-cell table:style-name="ce9" office:value-type="string" calcext:value-type="string">
            <text:p>-</text:p>
          </table:table-cell>
          <table:table-cell table:style-name="ce9" table:formula="of:=IF([.M405]=&quot;&quot;;&quot;?&quot;;IF([.O405]=&quot;&quot;;&quot;新規&quot;;IF([.M405]=[.O405];&quot;&quot;;&quot;○&quot;)))" office:value-type="string" office:string-value="新規" calcext:value-type="string">
            <text:p>新規</text:p>
          </table:table-cell>
          <table:table-cell table:style-name="ce54" table:number-columns-repeated="3"/>
          <table:table-cell table:style-name="ce63" table:formula="of:=IFERROR(VLOOKUP([.$C405];[$'verify-targets-to-chapters'.$A$1:.$B$999];2;0);IF([.$A405]=&quot;&quot;;&quot;&quot;;&quot;省略&quot;))">
            <text:p/>
          </table:table-cell>
          <table:table-cell table:number-columns-repeated="1006"/>
        </table:table-row>
        <table:table-row table:style-name="ro5">
          <table:table-cell table:style-name="ce1"/>
          <table:table-cell table:style-name="ce4" table:formula="of:=IF([.$A406]&lt;&gt;&quot;&quot;;MAX([.$B$1:.$B405])+1;&quot;&quot;)">
            <text:p/>
          </table:table-cell>
          <table:table-cell table:style-name="ce4" table:formula="of:=CONCATENATE([.$D406];&quot;-&quot;;[.$E406])" office:value-type="string" office:string-value="Addon-FireIE-2（廃止）-2" calcext:value-type="string">
            <text:p>Addon-FireIE-2（廃止）-2</text:p>
          </table:table-cell>
          <table:table-cell table:style-name="ce9" office:value-type="string" calcext:value-type="string">
            <text:p>Addon-FireIE-2（廃止）</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表示しない</text:p>
          </table:table-cell>
          <table:table-cell table:style-name="ce9" office:value-type="string" calcext:value-type="string">
            <text:p>1. FireIEをインストールする</text:p>
            <text:p>2. MCDで設定を反映する</text:p>
          </table:table-cell>
          <table:table-cell table:style-name="ce9" office:value-type="string" calcext:value-type="string">
            <text:p>lockPref("extensions.fireie.showUrlBarLabel", false);</text:p>
            <text:p>lockPref("extensions.fireie.hideUrlBarButton", true);</text:p>
          </table:table-cell>
          <table:table-cell table:style-name="ce12" table:formula="of:=IF([.K406]=&quot;&quot;;&quot;?&quot;;IF([.M406]=&quot;&quot;;&quot;新規&quot;;IF([.K406]=[.M406];&quot;&quot;;&quot;変更あり&quot;)))">
            <text:p/>
          </table:table-cell>
          <table:table-cell table:style-name="ce9" office:value-type="string" calcext:value-type="string">
            <text:p>lockPref("extensions.fireie.showUrlBarLabel", false);</text:p>
            <text:p>lockPref("extensions.fireie.hideUrlBarButton", true);</text:p>
          </table:table-cell>
          <table:table-cell table:style-name="ce9" table:formula="of:=IF([.M406]=&quot;&quot;;&quot;?&quot;;IF([.O406]=&quot;&quot;;&quot;新規&quot;;IF([.M406]=[.O406];&quot;&quot;;&quot;○&quot;)))" office:value-type="string" office:string-value="新規" calcext:value-type="string">
            <text:p>新規</text:p>
          </table:table-cell>
          <table:table-cell table:style-name="ce54" table:number-columns-repeated="3"/>
          <table:table-cell table:style-name="ce63" table:formula="of:=IFERROR(VLOOKUP([.$C406];[$'verify-targets-to-chapters'.$A$1:.$B$999];2;0);IF([.$A406]=&quot;&quot;;&quot;&quot;;&quot;省略&quot;))">
            <text:p/>
          </table:table-cell>
          <table:table-cell table:number-columns-repeated="1006"/>
        </table:table-row>
        <table:table-row table:style-name="ro3">
          <table:table-cell table:style-name="ce1"/>
          <table:table-cell table:style-name="ce4" table:formula="of:=IF([.$A407]&lt;&gt;&quot;&quot;;MAX([.$B$1:.$B406])+1;&quot;&quot;)">
            <text:p/>
          </table:table-cell>
          <table:table-cell table:style-name="ce4" table:formula="of:=CONCATENATE([.$D407];&quot;-&quot;;[.$E407])" office:value-type="string" office:string-value="Addon-FireIE-3（廃止）-1" calcext:value-type="string">
            <text:p>Addon-FireIE-3（廃止）-1</text:p>
          </table:table-cell>
          <table:table-cell table:style-name="ce9" office:value-type="string" calcext:value-type="string">
            <text:p>Addon-FireIE-3（廃止）</text:p>
          </table:table-cell>
          <table:table-cell table:style-name="ce9" office:value-type="float" office:value="1" calcext:value-type="float">
            <text:p>1</text:p>
          </table:table-cell>
          <table:table-cell table:style-name="ce31" office:value-type="string" calcext:value-type="string" table:number-columns-spanned="1" table:number-rows-spanned="2">
            <text:p>アドオン：FireIE</text:p>
          </table:table-cell>
          <table:table-cell table:style-name="ce22" office:value-type="string" calcext:value-type="string" table:number-columns-spanned="1" table:number-rows-spanned="2">
            <text:p>定義ファイルの自動更新</text:p>
          </table:table-cell>
          <table:table-cell table:style-name="ce22" office:value-type="string" calcext:value-type="string" table:number-columns-spanned="1" table:number-rows-spanned="2">
            <text:p>-</text:p>
          </table:table-cell>
          <table:table-cell table:style-name="ce9" office:value-type="string" calcext:value-type="string">
            <text:p>自動更新する（既定）</text:p>
          </table:table-cell>
          <table:table-cell table:style-name="ce9" office:value-type="string" calcext:value-type="string">
            <text:p>FireIEをインストールする</text:p>
          </table:table-cell>
          <table:table-cell table:style-name="ce9" office:value-type="string" calcext:value-type="string">
            <text:p>-</text:p>
          </table:table-cell>
          <table:table-cell table:style-name="ce12" table:formula="of:=IF([.K407]=&quot;&quot;;&quot;?&quot;;IF([.M407]=&quot;&quot;;&quot;新規&quot;;IF([.K407]=[.M407];&quot;&quot;;&quot;変更あり&quot;)))">
            <text:p/>
          </table:table-cell>
          <table:table-cell table:style-name="ce9" office:value-type="string" calcext:value-type="string">
            <text:p>-</text:p>
          </table:table-cell>
          <table:table-cell table:style-name="ce9" table:formula="of:=IF([.M407]=&quot;&quot;;&quot;?&quot;;IF([.O407]=&quot;&quot;;&quot;新規&quot;;IF([.M407]=[.O407];&quot;&quot;;&quot;○&quot;)))" office:value-type="string" office:string-value="新規" calcext:value-type="string">
            <text:p>新規</text:p>
          </table:table-cell>
          <table:table-cell table:style-name="ce54" table:number-columns-repeated="3"/>
          <table:table-cell table:style-name="ce63" table:formula="of:=IFERROR(VLOOKUP([.$C407];[$'verify-targets-to-chapters'.$A$1:.$B$999];2;0);IF([.$A407]=&quot;&quot;;&quot;&quot;;&quot;省略&quot;))">
            <text:p/>
          </table:table-cell>
          <table:table-cell table:number-columns-repeated="1006"/>
        </table:table-row>
        <table:table-row table:style-name="ro5">
          <table:table-cell table:style-name="ce1"/>
          <table:table-cell table:style-name="ce4" table:formula="of:=IF([.$A408]&lt;&gt;&quot;&quot;;MAX([.$B$1:.$B407])+1;&quot;&quot;)">
            <text:p/>
          </table:table-cell>
          <table:table-cell table:style-name="ce4" table:formula="of:=CONCATENATE([.$D408];&quot;-&quot;;[.$E408])" office:value-type="string" office:string-value="Addon-FireIE-3（廃止）-2" calcext:value-type="string">
            <text:p>Addon-FireIE-3（廃止）-2</text:p>
          </table:table-cell>
          <table:table-cell table:style-name="ce9" office:value-type="string" calcext:value-type="string">
            <text:p>Addon-FireIE-3（廃止）</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自動更新しない</text:p>
          </table:table-cell>
          <table:table-cell table:style-name="ce9" office:value-type="string" calcext:value-type="string">
            <text:p>1. FireIEをインストールする</text:p>
            <text:p>2. MCDで設定を反映する</text:p>
          </table:table-cell>
          <table:table-cell table:style-name="ce9" office:value-type="string" calcext:value-type="string">
            <text:p>lockPref("extensions.fireie.subscriptions_autoupdate", false);</text:p>
            <text:p>lockPref("extensions.fireie.subscriptions_defaultAdded", false);</text:p>
          </table:table-cell>
          <table:table-cell table:style-name="ce12" table:formula="of:=IF([.K408]=&quot;&quot;;&quot;?&quot;;IF([.M408]=&quot;&quot;;&quot;新規&quot;;IF([.K408]=[.M408];&quot;&quot;;&quot;変更あり&quot;)))">
            <text:p/>
          </table:table-cell>
          <table:table-cell table:style-name="ce9" office:value-type="string" calcext:value-type="string">
            <text:p>lockPref("extensions.fireie.subscriptions_autoupdate", false);</text:p>
            <text:p>lockPref("extensions.fireie.subscriptions_defaultAdded", false);</text:p>
          </table:table-cell>
          <table:table-cell table:style-name="ce9" table:formula="of:=IF([.M408]=&quot;&quot;;&quot;?&quot;;IF([.O408]=&quot;&quot;;&quot;新規&quot;;IF([.M408]=[.O408];&quot;&quot;;&quot;○&quot;)))" office:value-type="string" office:string-value="新規" calcext:value-type="string">
            <text:p>新規</text:p>
          </table:table-cell>
          <table:table-cell table:style-name="ce54" table:number-columns-repeated="3"/>
          <table:table-cell table:style-name="ce63" table:formula="of:=IFERROR(VLOOKUP([.$C408];[$'verify-targets-to-chapters'.$A$1:.$B$999];2;0);IF([.$A408]=&quot;&quot;;&quot;&quot;;&quot;省略&quot;))">
            <text:p/>
          </table:table-cell>
          <table:table-cell table:number-columns-repeated="1006"/>
        </table:table-row>
        <table:table-row table:style-name="ro3">
          <table:table-cell table:style-name="ce1"/>
          <table:table-cell table:style-name="ce4" table:formula="of:=IF([.$A409]&lt;&gt;&quot;&quot;;MAX([.$B$1:.$B408])+1;&quot;&quot;)">
            <text:p/>
          </table:table-cell>
          <table:table-cell table:style-name="ce4" table:formula="of:=CONCATENATE([.$D409];&quot;-&quot;;[.$E409])" office:value-type="string" office:string-value="Addon-FireIE-4（廃止）-1" calcext:value-type="string">
            <text:p>Addon-FireIE-4（廃止）-1</text:p>
          </table:table-cell>
          <table:table-cell table:style-name="ce9" office:value-type="string" calcext:value-type="string">
            <text:p>Addon-FireIE-4（廃止）</text:p>
          </table:table-cell>
          <table:table-cell table:style-name="ce9" office:value-type="float" office:value="1" calcext:value-type="float">
            <text:p>1</text:p>
          </table:table-cell>
          <table:table-cell table:style-name="ce32" office:value-type="string" calcext:value-type="string" table:number-columns-spanned="1" table:number-rows-spanned="3">
            <text:p>アドオン：FireIE</text:p>
          </table:table-cell>
          <table:table-cell table:style-name="ce23" office:value-type="string" calcext:value-type="string" table:number-columns-spanned="1" table:number-rows-spanned="3">
            <text:p>ルールに当てはまらないサイトの取り扱い</text:p>
          </table:table-cell>
          <table:table-cell table:style-name="ce23" office:value-type="string" calcext:value-type="string" table:number-columns-spanned="1" table:number-rows-spanned="3">
            <text:p>-</text:p>
          </table:table-cell>
          <table:table-cell table:style-name="ce9" office:value-type="string" calcext:value-type="string">
            <text:p>何もしない（既定）</text:p>
          </table:table-cell>
          <table:table-cell table:style-name="ce9" office:value-type="string" calcext:value-type="string">
            <text:p>FireIEをインストールする</text:p>
          </table:table-cell>
          <table:table-cell table:style-name="ce9" office:value-type="string" calcext:value-type="string">
            <text:p>-</text:p>
          </table:table-cell>
          <table:table-cell table:style-name="ce12" table:formula="of:=IF([.K409]=&quot;&quot;;&quot;?&quot;;IF([.M409]=&quot;&quot;;&quot;新規&quot;;IF([.K409]=[.M409];&quot;&quot;;&quot;変更あり&quot;)))">
            <text:p/>
          </table:table-cell>
          <table:table-cell table:style-name="ce9" office:value-type="string" calcext:value-type="string">
            <text:p>-</text:p>
          </table:table-cell>
          <table:table-cell table:style-name="ce9" table:formula="of:=IF([.M409]=&quot;&quot;;&quot;?&quot;;IF([.O409]=&quot;&quot;;&quot;新規&quot;;IF([.M409]=[.O409];&quot;&quot;;&quot;○&quot;)))" office:value-type="string" office:string-value="新規" calcext:value-type="string">
            <text:p>新規</text:p>
          </table:table-cell>
          <table:table-cell table:style-name="ce54" table:number-columns-repeated="3"/>
          <table:table-cell table:style-name="ce63" table:formula="of:=IFERROR(VLOOKUP([.$C409];[$'verify-targets-to-chapters'.$A$1:.$B$999];2;0);IF([.$A409]=&quot;&quot;;&quot;&quot;;&quot;省略&quot;))">
            <text:p/>
          </table:table-cell>
          <table:table-cell table:number-columns-repeated="1006"/>
        </table:table-row>
        <table:table-row table:style-name="ro3">
          <table:table-cell table:style-name="ce1"/>
          <table:table-cell table:style-name="ce4" table:formula="of:=IF([.$A410]&lt;&gt;&quot;&quot;;MAX([.$B$1:.$B409])+1;&quot;&quot;)">
            <text:p/>
          </table:table-cell>
          <table:table-cell table:style-name="ce4" table:formula="of:=CONCATENATE([.$D410];&quot;-&quot;;[.$E410])" office:value-type="string" office:string-value="Addon-FireIE-4（廃止）-2" calcext:value-type="string">
            <text:p>Addon-FireIE-4（廃止）-2</text:p>
          </table:table-cell>
          <table:table-cell table:style-name="ce9" office:value-type="string" calcext:value-type="string">
            <text:p>Addon-FireIE-4（廃止）</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Firefoxで開く</text:p>
          </table:table-cell>
          <table:table-cell table:style-name="ce9" office:value-type="string" calcext:value-type="string">
            <text:p>1. FireIEをインストールする</text:p>
            <text:p>2. MCDで設定を反映する</text:p>
          </table:table-cell>
          <table:table-cell table:style-name="ce9" office:value-type="string" calcext:value-type="string">
            <text:p>lockPref("extensions.fireie.autoSwitchOnRuleMiss", "fx"); </text:p>
          </table:table-cell>
          <table:table-cell table:style-name="ce12" table:formula="of:=IF([.K410]=&quot;&quot;;&quot;?&quot;;IF([.M410]=&quot;&quot;;&quot;新規&quot;;IF([.K410]=[.M410];&quot;&quot;;&quot;変更あり&quot;)))">
            <text:p/>
          </table:table-cell>
          <table:table-cell table:style-name="ce9" office:value-type="string" calcext:value-type="string">
            <text:p>lockPref("extensions.fireie.autoSwitchOnRuleMiss", "fx"); </text:p>
          </table:table-cell>
          <table:table-cell table:style-name="ce9" table:formula="of:=IF([.M410]=&quot;&quot;;&quot;?&quot;;IF([.O410]=&quot;&quot;;&quot;新規&quot;;IF([.M410]=[.O410];&quot;&quot;;&quot;○&quot;)))" office:value-type="string" office:string-value="新規" calcext:value-type="string">
            <text:p>新規</text:p>
          </table:table-cell>
          <table:table-cell table:style-name="ce54" table:number-columns-repeated="3"/>
          <table:table-cell table:style-name="ce63" table:formula="of:=IFERROR(VLOOKUP([.$C410];[$'verify-targets-to-chapters'.$A$1:.$B$999];2;0);IF([.$A410]=&quot;&quot;;&quot;&quot;;&quot;省略&quot;))">
            <text:p/>
          </table:table-cell>
          <table:table-cell table:number-columns-repeated="1006"/>
        </table:table-row>
        <table:table-row table:style-name="ro3">
          <table:table-cell table:style-name="ce1"/>
          <table:table-cell table:style-name="ce4" table:formula="of:=IF([.$A411]&lt;&gt;&quot;&quot;;MAX([.$B$1:.$B410])+1;&quot;&quot;)">
            <text:p/>
          </table:table-cell>
          <table:table-cell table:style-name="ce4" table:formula="of:=CONCATENATE([.$D411];&quot;-&quot;;[.$E411])" office:value-type="string" office:string-value="Addon-FireIE-4（廃止）-2" calcext:value-type="string">
            <text:p>Addon-FireIE-4（廃止）-2</text:p>
          </table:table-cell>
          <table:table-cell table:style-name="ce9" office:value-type="string" calcext:value-type="string">
            <text:p>Addon-FireIE-4（廃止）</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IEで開く</text:p>
          </table:table-cell>
          <table:table-cell table:style-name="ce9" office:value-type="string" calcext:value-type="string">
            <text:p>1. FireIEをインストールする</text:p>
            <text:p>2. MCDで設定を反映する</text:p>
          </table:table-cell>
          <table:table-cell table:style-name="ce9" office:value-type="string" calcext:value-type="string">
            <text:p>lockPref("extensions.fireie.autoSwitchOnRuleMiss", "ie"); </text:p>
          </table:table-cell>
          <table:table-cell table:style-name="ce12" table:formula="of:=IF([.K411]=&quot;&quot;;&quot;?&quot;;IF([.M411]=&quot;&quot;;&quot;新規&quot;;IF([.K411]=[.M411];&quot;&quot;;&quot;変更あり&quot;)))">
            <text:p/>
          </table:table-cell>
          <table:table-cell table:style-name="ce9" office:value-type="string" calcext:value-type="string">
            <text:p>lockPref("extensions.fireie.autoSwitchOnRuleMiss", "ie"); </text:p>
          </table:table-cell>
          <table:table-cell table:style-name="ce9" table:formula="of:=IF([.M411]=&quot;&quot;;&quot;?&quot;;IF([.O411]=&quot;&quot;;&quot;新規&quot;;IF([.M411]=[.O411];&quot;&quot;;&quot;○&quot;)))" office:value-type="string" office:string-value="新規" calcext:value-type="string">
            <text:p>新規</text:p>
          </table:table-cell>
          <table:table-cell table:style-name="ce54" table:number-columns-repeated="3"/>
          <table:table-cell table:style-name="ce63" table:formula="of:=IFERROR(VLOOKUP([.$C411];[$'verify-targets-to-chapters'.$A$1:.$B$999];2;0);IF([.$A411]=&quot;&quot;;&quot;&quot;;&quot;省略&quot;))">
            <text:p/>
          </table:table-cell>
          <table:table-cell table:number-columns-repeated="1006"/>
        </table:table-row>
        <table:table-row table:style-name="ro3">
          <table:table-cell table:style-name="ce1"/>
          <table:table-cell table:style-name="ce4" table:formula="of:=IF([.$A412]&lt;&gt;&quot;&quot;;MAX([.$B$1:.$B411])+1;&quot;&quot;)">
            <text:p/>
          </table:table-cell>
          <table:table-cell table:style-name="ce4" table:formula="of:=CONCATENATE([.$D412];&quot;-&quot;;[.$E412])" office:value-type="string" office:string-value="Addon-FireIE-5（廃止）-1" calcext:value-type="string">
            <text:p>Addon-FireIE-5（廃止）-1</text:p>
          </table:table-cell>
          <table:table-cell table:style-name="ce9" office:value-type="string" calcext:value-type="string">
            <text:p>Addon-FireIE-5（廃止）</text:p>
          </table:table-cell>
          <table:table-cell table:style-name="ce9" office:value-type="float" office:value="1" calcext:value-type="float">
            <text:p>1</text:p>
          </table:table-cell>
          <table:table-cell table:style-name="ce31" office:value-type="string" calcext:value-type="string" table:number-columns-spanned="1" table:number-rows-spanned="2">
            <text:p>アドオン：FireIE</text:p>
          </table:table-cell>
          <table:table-cell table:style-name="ce22" office:value-type="string" calcext:value-type="string" table:number-columns-spanned="1" table:number-rows-spanned="2">
            <text:p>その他のバックグラウンドでの通信</text:p>
          </table:table-cell>
          <table:table-cell table:style-name="ce22" office:value-type="string" calcext:value-type="string" table:number-columns-spanned="1" table:number-rows-spanned="2">
            <text:p>-</text:p>
          </table:table-cell>
          <table:table-cell table:style-name="ce9" office:value-type="string" calcext:value-type="string">
            <text:p>許可する（既定）</text:p>
          </table:table-cell>
          <table:table-cell table:style-name="ce9" office:value-type="string" calcext:value-type="string">
            <text:p>FireIEをインストールする</text:p>
          </table:table-cell>
          <table:table-cell table:style-name="ce9" office:value-type="string" calcext:value-type="string">
            <text:p>-</text:p>
          </table:table-cell>
          <table:table-cell table:style-name="ce12" table:formula="of:=IF([.K412]=&quot;&quot;;&quot;?&quot;;IF([.M412]=&quot;&quot;;&quot;新規&quot;;IF([.K412]=[.M412];&quot;&quot;;&quot;変更あり&quot;)))">
            <text:p/>
          </table:table-cell>
          <table:table-cell table:style-name="ce9" office:value-type="string" calcext:value-type="string">
            <text:p>-</text:p>
          </table:table-cell>
          <table:table-cell table:style-name="ce9" table:formula="of:=IF([.M412]=&quot;&quot;;&quot;?&quot;;IF([.O412]=&quot;&quot;;&quot;新規&quot;;IF([.M412]=[.O412];&quot;&quot;;&quot;○&quot;)))" office:value-type="string" office:string-value="新規" calcext:value-type="string">
            <text:p>新規</text:p>
          </table:table-cell>
          <table:table-cell table:style-name="ce54" table:number-columns-repeated="3"/>
          <table:table-cell table:style-name="ce63" table:formula="of:=IFERROR(VLOOKUP([.$C412];[$'verify-targets-to-chapters'.$A$1:.$B$999];2;0);IF([.$A412]=&quot;&quot;;&quot;&quot;;&quot;省略&quot;))">
            <text:p/>
          </table:table-cell>
          <table:table-cell table:number-columns-repeated="1006"/>
        </table:table-row>
        <table:table-row table:style-name="ro23">
          <table:table-cell table:style-name="ce1"/>
          <table:table-cell table:style-name="ce4" table:formula="of:=IF([.$A413]&lt;&gt;&quot;&quot;;MAX([.$B$1:.$B412])+1;&quot;&quot;)">
            <text:p/>
          </table:table-cell>
          <table:table-cell table:style-name="ce4" table:formula="of:=CONCATENATE([.$D413];&quot;-&quot;;[.$E413])" office:value-type="string" office:string-value="Addon-FireIE-5（廃止）-2" calcext:value-type="string">
            <text:p>Addon-FireIE-5（廃止）-2</text:p>
          </table:table-cell>
          <table:table-cell table:style-name="ce9" office:value-type="string" calcext:value-type="string">
            <text:p>Addon-FireIE-5（廃止）</text:p>
          </table:table-cell>
          <table:table-cell table:style-name="ce9" office:value-type="float" office:value="2" calcext:value-type="float">
            <text:p>2</text:p>
          </table:table-cell>
          <table:covered-table-cell table:number-columns-repeated="3" table:style-name="ce16"/>
          <table:table-cell table:style-name="ce9" office:value-type="string" calcext:value-type="string">
            <text:p>禁止する</text:p>
          </table:table-cell>
          <table:table-cell table:style-name="ce9" office:value-type="string" calcext:value-type="string">
            <text:p>1. FireIEをインストールする</text:p>
            <text:p>2. MCDで設定を反映する</text:p>
          </table:table-cell>
          <table:table-cell table:style-name="ce9" office:value-type="string" calcext:value-type="string">
            <text:p>lockPref("extensions.fireie.subscriptions_fallbackurl", "");</text:p>
            <text:p>lockPref("extensions.fireie.subscriptions_listurl", "");</text:p>
            <text:p>lockPref("extensions.fireie.documentation_link", "");</text:p>
          </table:table-cell>
          <table:table-cell table:style-name="ce12" table:formula="of:=IF([.K413]=&quot;&quot;;&quot;?&quot;;IF([.M413]=&quot;&quot;;&quot;新規&quot;;IF([.K413]=[.M413];&quot;&quot;;&quot;変更あり&quot;)))">
            <text:p/>
          </table:table-cell>
          <table:table-cell table:style-name="ce9" office:value-type="string" calcext:value-type="string">
            <text:p>lockPref("extensions.fireie.subscriptions_fallbackurl", "");</text:p>
            <text:p>lockPref("extensions.fireie.subscriptions_listurl", "");</text:p>
            <text:p>lockPref("extensions.fireie.documentation_link", "");</text:p>
          </table:table-cell>
          <table:table-cell table:style-name="ce9" table:formula="of:=IF([.M413]=&quot;&quot;;&quot;?&quot;;IF([.O413]=&quot;&quot;;&quot;新規&quot;;IF([.M413]=[.O413];&quot;&quot;;&quot;○&quot;)))" office:value-type="string" office:string-value="新規" calcext:value-type="string">
            <text:p>新規</text:p>
          </table:table-cell>
          <table:table-cell table:style-name="ce54" table:number-columns-repeated="3"/>
          <table:table-cell table:style-name="ce63" table:formula="of:=IFERROR(VLOOKUP([.$C413];[$'verify-targets-to-chapters'.$A$1:.$B$999];2;0);IF([.$A413]=&quot;&quot;;&quot;&quot;;&quot;省略&quot;))">
            <text:p/>
          </table:table-cell>
          <table:table-cell table:number-columns-repeated="1006"/>
        </table:table-row>
        <table:table-row table:style-name="ro4">
          <table:table-cell/>
          <table:table-cell table:style-name="ce5" table:formula="of:=IF([.$A414]&lt;&gt;&quot;&quot;;MAX([.$B$1:.$B413])+1;&quot;&quot;)">
            <text:p/>
          </table:table-cell>
          <table:table-cell table:style-name="ce5" table:formula="of:=IF([.$A414]&lt;&gt;&quot;&quot;;CONCATENATE([.$D414];&quot;-&quot;;[.$E414]);&quot;&quot;)">
            <text:p/>
          </table:table-cell>
          <table:table-cell table:style-name="ce13" table:number-columns-repeated="2"/>
          <table:table-cell table:style-name="ce33" table:number-columns-repeated="3"/>
          <table:table-cell table:style-name="ce13" table:number-columns-repeated="2"/>
          <table:table-cell table:style-name="ce51" table:number-columns-repeated="2"/>
          <table:table-cell table:style-name="ce13" table:number-columns-repeated="2"/>
          <table:table-cell table:style-name="ce61" table:number-columns-repeated="3"/>
          <table:table-cell table:style-name="ce64"/>
          <table:table-cell table:number-columns-repeated="1006"/>
        </table:table-row>
        <table:table-row table:style-name="ro4">
          <table:table-cell/>
          <table:table-cell table:style-name="ce5" table:formula="of:=IF([.$A415]&lt;&gt;&quot;&quot;;MAX([.$B$1:.$B414])+1;&quot;&quot;)">
            <text:p/>
          </table:table-cell>
          <table:table-cell table:style-name="ce5" table:formula="of:=IF([.$A415]&lt;&gt;&quot;&quot;;CONCATENATE([.$D415];&quot;-&quot;;[.$E415]);&quot;&quot;)">
            <text:p/>
          </table:table-cell>
          <table:table-cell table:style-name="ce13" table:number-columns-repeated="2"/>
          <table:table-cell table:style-name="ce33" table:number-columns-repeated="3"/>
          <table:table-cell table:style-name="ce13" table:number-columns-repeated="2"/>
          <table:table-cell table:style-name="ce51" table:number-columns-repeated="2"/>
          <table:table-cell table:style-name="ce13" table:number-columns-repeated="2"/>
          <table:table-cell table:style-name="ce61" table:number-columns-repeated="3"/>
          <table:table-cell table:style-name="ce64"/>
          <table:table-cell table:number-columns-repeated="1006"/>
        </table:table-row>
        <table:table-row table:style-name="ro4">
          <table:table-cell/>
          <table:table-cell table:style-name="ce5" table:formula="of:=IF([.$A416]&lt;&gt;&quot;&quot;;MAX([.$B$1:.$B415])+1;&quot;&quot;)">
            <text:p/>
          </table:table-cell>
          <table:table-cell table:style-name="ce5" table:formula="of:=IF([.$A416]&lt;&gt;&quot;&quot;;CONCATENATE([.$D416];&quot;-&quot;;[.$E416]);&quot;&quot;)">
            <text:p/>
          </table:table-cell>
          <table:table-cell table:style-name="ce13" table:number-columns-repeated="2"/>
          <table:table-cell table:style-name="ce33" table:number-columns-repeated="3"/>
          <table:table-cell table:style-name="ce13" table:number-columns-repeated="2"/>
          <table:table-cell table:style-name="ce51" table:number-columns-repeated="2"/>
          <table:table-cell table:style-name="ce13" table:number-columns-repeated="2"/>
          <table:table-cell table:style-name="ce61" table:number-columns-repeated="3"/>
          <table:table-cell table:style-name="ce64"/>
          <table:table-cell table:number-columns-repeated="1006"/>
        </table:table-row>
        <table:table-row table:style-name="ro4">
          <table:table-cell/>
          <table:table-cell table:style-name="ce5" table:formula="of:=IF([.$A417]&lt;&gt;&quot;&quot;;MAX([.$B$1:.$B416])+1;&quot;&quot;)">
            <text:p/>
          </table:table-cell>
          <table:table-cell table:style-name="ce5" table:formula="of:=IF([.$A417]&lt;&gt;&quot;&quot;;CONCATENATE([.$D417];&quot;-&quot;;[.$E417]);&quot;&quot;)">
            <text:p/>
          </table:table-cell>
          <table:table-cell table:style-name="ce13" table:number-columns-repeated="2"/>
          <table:table-cell table:style-name="ce33" table:number-columns-repeated="3"/>
          <table:table-cell table:style-name="ce13" table:number-columns-repeated="2"/>
          <table:table-cell table:style-name="ce51" table:number-columns-repeated="2"/>
          <table:table-cell table:style-name="ce13" table:number-columns-repeated="2"/>
          <table:table-cell table:style-name="ce61" table:number-columns-repeated="3"/>
          <table:table-cell table:style-name="ce64"/>
          <table:table-cell table:number-columns-repeated="1006"/>
        </table:table-row>
        <table:table-row table:style-name="ro4">
          <table:table-cell/>
          <table:table-cell table:style-name="ce5" table:formula="of:=IF([.$A418]&lt;&gt;&quot;&quot;;MAX([.$B$1:.$B417])+1;&quot;&quot;)">
            <text:p/>
          </table:table-cell>
          <table:table-cell table:style-name="ce5" table:formula="of:=IF([.$A418]&lt;&gt;&quot;&quot;;CONCATENATE([.$D418];&quot;-&quot;;[.$E418]);&quot;&quot;)">
            <text:p/>
          </table:table-cell>
          <table:table-cell table:style-name="ce13" table:number-columns-repeated="2"/>
          <table:table-cell table:style-name="ce33" table:number-columns-repeated="3"/>
          <table:table-cell table:style-name="ce13" table:number-columns-repeated="2"/>
          <table:table-cell table:style-name="ce51" table:number-columns-repeated="2"/>
          <table:table-cell table:style-name="ce13" table:number-columns-repeated="2"/>
          <table:table-cell table:style-name="ce61" table:number-columns-repeated="3"/>
          <table:table-cell table:style-name="ce64"/>
          <table:table-cell table:number-columns-repeated="1006"/>
        </table:table-row>
        <table:table-row table:style-name="ro4">
          <table:table-cell/>
          <table:table-cell table:style-name="ce5" table:formula="of:=IF([.$A419]&lt;&gt;&quot;&quot;;MAX([.$B$1:.$B418])+1;&quot;&quot;)">
            <text:p/>
          </table:table-cell>
          <table:table-cell table:style-name="ce5" table:formula="of:=IF([.$A419]&lt;&gt;&quot;&quot;;CONCATENATE([.$D419];&quot;-&quot;;[.$E419]);&quot;&quot;)">
            <text:p/>
          </table:table-cell>
          <table:table-cell table:style-name="ce13" table:number-columns-repeated="2"/>
          <table:table-cell table:style-name="ce33" table:number-columns-repeated="3"/>
          <table:table-cell table:style-name="ce13" table:number-columns-repeated="2"/>
          <table:table-cell table:style-name="ce51" table:number-columns-repeated="2"/>
          <table:table-cell table:style-name="ce13" table:number-columns-repeated="2"/>
          <table:table-cell table:style-name="ce61" table:number-columns-repeated="3"/>
          <table:table-cell table:style-name="ce64"/>
          <table:table-cell table:number-columns-repeated="1006"/>
        </table:table-row>
        <table:table-row table:style-name="ro4">
          <table:table-cell/>
          <table:table-cell table:style-name="ce5" table:formula="of:=IF([.$A420]&lt;&gt;&quot;&quot;;MAX([.$B$1:.$B419])+1;&quot;&quot;)">
            <text:p/>
          </table:table-cell>
          <table:table-cell table:style-name="ce5" table:formula="of:=IF([.$A420]&lt;&gt;&quot;&quot;;CONCATENATE([.$D420];&quot;-&quot;;[.$E420]);&quot;&quot;)">
            <text:p/>
          </table:table-cell>
          <table:table-cell table:style-name="ce13" table:number-columns-repeated="2"/>
          <table:table-cell table:style-name="ce33" table:number-columns-repeated="3"/>
          <table:table-cell table:style-name="ce13" table:number-columns-repeated="2"/>
          <table:table-cell table:style-name="ce51" table:number-columns-repeated="2"/>
          <table:table-cell table:style-name="ce13" table:number-columns-repeated="2"/>
          <table:table-cell table:style-name="ce61" table:number-columns-repeated="3"/>
          <table:table-cell table:style-name="ce64"/>
          <table:table-cell table:number-columns-repeated="1006"/>
        </table:table-row>
        <table:table-row table:style-name="ro4">
          <table:table-cell/>
          <table:table-cell table:style-name="ce5" table:formula="of:=IF([.$A421]&lt;&gt;&quot;&quot;;MAX([.$B$1:.$B420])+1;&quot;&quot;)">
            <text:p/>
          </table:table-cell>
          <table:table-cell table:style-name="ce5" table:formula="of:=IF([.$A421]&lt;&gt;&quot;&quot;;CONCATENATE([.$D421];&quot;-&quot;;[.$E421]);&quot;&quot;)">
            <text:p/>
          </table:table-cell>
          <table:table-cell table:style-name="ce13" table:number-columns-repeated="2"/>
          <table:table-cell table:style-name="ce33" table:number-columns-repeated="3"/>
          <table:table-cell table:style-name="ce13" table:number-columns-repeated="2"/>
          <table:table-cell table:style-name="ce51" table:number-columns-repeated="2"/>
          <table:table-cell table:style-name="ce13" table:number-columns-repeated="2"/>
          <table:table-cell table:style-name="ce61" table:number-columns-repeated="3"/>
          <table:table-cell table:style-name="ce64"/>
          <table:table-cell table:number-columns-repeated="1006"/>
        </table:table-row>
        <table:table-row table:style-name="ro4">
          <table:table-cell/>
          <table:table-cell table:style-name="ce5" table:formula="of:=IF([.$A422]&lt;&gt;&quot;&quot;;MAX([.$B$1:.$B421])+1;&quot;&quot;)">
            <text:p/>
          </table:table-cell>
          <table:table-cell table:style-name="ce5" table:formula="of:=IF([.$A422]&lt;&gt;&quot;&quot;;CONCATENATE([.$D422];&quot;-&quot;;[.$E422]);&quot;&quot;)">
            <text:p/>
          </table:table-cell>
          <table:table-cell table:style-name="ce13" table:number-columns-repeated="2"/>
          <table:table-cell table:style-name="ce33" table:number-columns-repeated="3"/>
          <table:table-cell table:style-name="ce13" table:number-columns-repeated="2"/>
          <table:table-cell table:style-name="ce51" table:number-columns-repeated="2"/>
          <table:table-cell table:style-name="ce13" table:number-columns-repeated="2"/>
          <table:table-cell table:style-name="ce61" table:number-columns-repeated="3"/>
          <table:table-cell table:style-name="ce64"/>
          <table:table-cell table:number-columns-repeated="1006"/>
        </table:table-row>
        <table:table-row table:style-name="ro4">
          <table:table-cell/>
          <table:table-cell table:style-name="ce5" table:formula="of:=IF([.$A423]&lt;&gt;&quot;&quot;;MAX([.$B$1:.$B422])+1;&quot;&quot;)">
            <text:p/>
          </table:table-cell>
          <table:table-cell table:style-name="ce5" table:formula="of:=IF([.$A423]&lt;&gt;&quot;&quot;;CONCATENATE([.$D423];&quot;-&quot;;[.$E423]);&quot;&quot;)">
            <text:p/>
          </table:table-cell>
          <table:table-cell table:style-name="ce13" table:number-columns-repeated="2"/>
          <table:table-cell table:style-name="ce33" table:number-columns-repeated="3"/>
          <table:table-cell table:style-name="ce13" table:number-columns-repeated="2"/>
          <table:table-cell table:style-name="ce51" table:number-columns-repeated="2"/>
          <table:table-cell table:style-name="ce13" table:number-columns-repeated="2"/>
          <table:table-cell table:style-name="ce61" table:number-columns-repeated="3"/>
          <table:table-cell table:style-name="ce64"/>
          <table:table-cell table:number-columns-repeated="1006"/>
        </table:table-row>
        <table:table-row table:style-name="ro4">
          <table:table-cell/>
          <table:table-cell table:style-name="ce5" table:formula="of:=IF([.$A424]&lt;&gt;&quot;&quot;;MAX([.$B$1:.$B423])+1;&quot;&quot;)">
            <text:p/>
          </table:table-cell>
          <table:table-cell table:style-name="ce5" table:formula="of:=IF([.$A424]&lt;&gt;&quot;&quot;;CONCATENATE([.$D424];&quot;-&quot;;[.$E424]);&quot;&quot;)">
            <text:p/>
          </table:table-cell>
          <table:table-cell table:style-name="ce13" table:number-columns-repeated="2"/>
          <table:table-cell table:style-name="ce33" table:number-columns-repeated="3"/>
          <table:table-cell table:style-name="ce13" table:number-columns-repeated="2"/>
          <table:table-cell table:style-name="ce51" table:number-columns-repeated="2"/>
          <table:table-cell table:style-name="ce13" table:number-columns-repeated="2"/>
          <table:table-cell table:style-name="ce61" table:number-columns-repeated="3"/>
          <table:table-cell table:style-name="ce64"/>
          <table:table-cell table:number-columns-repeated="1006"/>
        </table:table-row>
        <table:table-row table:style-name="ro4">
          <table:table-cell/>
          <table:table-cell table:style-name="ce5" table:formula="of:=IF([.$A425]&lt;&gt;&quot;&quot;;MAX([.$B$1:.$B424])+1;&quot;&quot;)">
            <text:p/>
          </table:table-cell>
          <table:table-cell table:style-name="ce5" table:formula="of:=IF([.$A425]&lt;&gt;&quot;&quot;;CONCATENATE([.$D425];&quot;-&quot;;[.$E425]);&quot;&quot;)">
            <text:p/>
          </table:table-cell>
          <table:table-cell table:style-name="ce13" table:number-columns-repeated="2"/>
          <table:table-cell table:style-name="ce33" table:number-columns-repeated="3"/>
          <table:table-cell table:style-name="ce13" table:number-columns-repeated="2"/>
          <table:table-cell table:style-name="ce51" table:number-columns-repeated="2"/>
          <table:table-cell table:style-name="ce13" table:number-columns-repeated="2"/>
          <table:table-cell table:style-name="ce61" table:number-columns-repeated="3"/>
          <table:table-cell table:style-name="ce64"/>
          <table:table-cell table:number-columns-repeated="1006"/>
        </table:table-row>
        <table:table-row table:style-name="ro4">
          <table:table-cell/>
          <table:table-cell table:style-name="ce5" table:formula="of:=IF([.$A426]&lt;&gt;&quot;&quot;;MAX([.$B$1:.$B425])+1;&quot;&quot;)">
            <text:p/>
          </table:table-cell>
          <table:table-cell table:style-name="ce5" table:formula="of:=IF([.$A426]&lt;&gt;&quot;&quot;;CONCATENATE([.$D426];&quot;-&quot;;[.$E426]);&quot;&quot;)">
            <text:p/>
          </table:table-cell>
          <table:table-cell table:style-name="ce13" table:number-columns-repeated="2"/>
          <table:table-cell table:style-name="ce33" table:number-columns-repeated="3"/>
          <table:table-cell table:style-name="ce13" table:number-columns-repeated="2"/>
          <table:table-cell table:style-name="ce51" table:number-columns-repeated="2"/>
          <table:table-cell table:style-name="ce13" table:number-columns-repeated="2"/>
          <table:table-cell table:style-name="ce61" table:number-columns-repeated="3"/>
          <table:table-cell table:style-name="ce64"/>
          <table:table-cell table:number-columns-repeated="1006"/>
        </table:table-row>
        <table:table-row table:style-name="ro4">
          <table:table-cell/>
          <table:table-cell table:style-name="ce5" table:formula="of:=IF([.$A427]&lt;&gt;&quot;&quot;;MAX([.$B$1:.$B426])+1;&quot;&quot;)">
            <text:p/>
          </table:table-cell>
          <table:table-cell table:style-name="ce5" table:formula="of:=IF([.$A427]&lt;&gt;&quot;&quot;;CONCATENATE([.$D427];&quot;-&quot;;[.$E427]);&quot;&quot;)">
            <text:p/>
          </table:table-cell>
          <table:table-cell table:style-name="ce13" table:number-columns-repeated="2"/>
          <table:table-cell table:style-name="ce33" table:number-columns-repeated="3"/>
          <table:table-cell table:style-name="ce13" table:number-columns-repeated="2"/>
          <table:table-cell table:style-name="ce51" table:number-columns-repeated="2"/>
          <table:table-cell table:style-name="ce13" table:number-columns-repeated="2"/>
          <table:table-cell table:style-name="ce61" table:number-columns-repeated="3"/>
          <table:table-cell table:style-name="ce64"/>
          <table:table-cell table:number-columns-repeated="1006"/>
        </table:table-row>
        <table:table-row table:style-name="ro4">
          <table:table-cell/>
          <table:table-cell table:style-name="ce5" table:formula="of:=IF([.$A428]&lt;&gt;&quot;&quot;;MAX([.$B$1:.$B427])+1;&quot;&quot;)">
            <text:p/>
          </table:table-cell>
          <table:table-cell table:style-name="ce5" table:formula="of:=IF([.$A428]&lt;&gt;&quot;&quot;;CONCATENATE([.$D428];&quot;-&quot;;[.$E428]);&quot;&quot;)">
            <text:p/>
          </table:table-cell>
          <table:table-cell table:style-name="ce13" table:number-columns-repeated="2"/>
          <table:table-cell table:style-name="ce33" table:number-columns-repeated="3"/>
          <table:table-cell table:style-name="ce13" table:number-columns-repeated="2"/>
          <table:table-cell table:style-name="ce51" table:number-columns-repeated="2"/>
          <table:table-cell table:style-name="ce13" table:number-columns-repeated="2"/>
          <table:table-cell table:style-name="ce61" table:number-columns-repeated="3"/>
          <table:table-cell table:style-name="ce64"/>
          <table:table-cell table:number-columns-repeated="1006"/>
        </table:table-row>
        <table:table-row table:style-name="ro4">
          <table:table-cell/>
          <table:table-cell table:style-name="ce5" table:formula="of:=IF([.$A429]&lt;&gt;&quot;&quot;;MAX([.$B$1:.$B428])+1;&quot;&quot;)">
            <text:p/>
          </table:table-cell>
          <table:table-cell table:style-name="ce5" table:formula="of:=IF([.$A429]&lt;&gt;&quot;&quot;;CONCATENATE([.$D429];&quot;-&quot;;[.$E429]);&quot;&quot;)">
            <text:p/>
          </table:table-cell>
          <table:table-cell table:style-name="ce13" table:number-columns-repeated="2"/>
          <table:table-cell table:style-name="ce33" table:number-columns-repeated="3"/>
          <table:table-cell table:style-name="ce13" table:number-columns-repeated="2"/>
          <table:table-cell table:style-name="ce51" table:number-columns-repeated="2"/>
          <table:table-cell table:style-name="ce13" table:number-columns-repeated="2"/>
          <table:table-cell table:style-name="ce61" table:number-columns-repeated="3"/>
          <table:table-cell table:style-name="ce64"/>
          <table:table-cell table:number-columns-repeated="1006"/>
        </table:table-row>
        <table:table-row table:style-name="ro4">
          <table:table-cell/>
          <table:table-cell table:style-name="ce5" table:formula="of:=IF([.$A430]&lt;&gt;&quot;&quot;;MAX([.$B$1:.$B429])+1;&quot;&quot;)">
            <text:p/>
          </table:table-cell>
          <table:table-cell table:style-name="ce5" table:formula="of:=IF([.$A430]&lt;&gt;&quot;&quot;;CONCATENATE([.$D430];&quot;-&quot;;[.$E430]);&quot;&quot;)">
            <text:p/>
          </table:table-cell>
          <table:table-cell table:style-name="ce13" table:number-columns-repeated="2"/>
          <table:table-cell table:style-name="ce33" table:number-columns-repeated="3"/>
          <table:table-cell table:style-name="ce13" table:number-columns-repeated="2"/>
          <table:table-cell table:style-name="ce51" table:number-columns-repeated="2"/>
          <table:table-cell table:style-name="ce13" table:number-columns-repeated="2"/>
          <table:table-cell table:style-name="ce61" table:number-columns-repeated="3"/>
          <table:table-cell table:style-name="ce64"/>
          <table:table-cell table:number-columns-repeated="1006"/>
        </table:table-row>
        <table:table-row table:style-name="ro4">
          <table:table-cell/>
          <table:table-cell table:style-name="ce5" table:formula="of:=IF([.$A431]&lt;&gt;&quot;&quot;;MAX([.$B$1:.$B430])+1;&quot;&quot;)">
            <text:p/>
          </table:table-cell>
          <table:table-cell table:style-name="ce5" table:formula="of:=IF([.$A431]&lt;&gt;&quot;&quot;;CONCATENATE([.$D431];&quot;-&quot;;[.$E431]);&quot;&quot;)">
            <text:p/>
          </table:table-cell>
          <table:table-cell table:style-name="ce13" table:number-columns-repeated="2"/>
          <table:table-cell table:style-name="ce33" table:number-columns-repeated="3"/>
          <table:table-cell table:style-name="ce13" table:number-columns-repeated="2"/>
          <table:table-cell table:style-name="ce51" table:number-columns-repeated="2"/>
          <table:table-cell table:style-name="ce13" table:number-columns-repeated="2"/>
          <table:table-cell table:style-name="ce61" table:number-columns-repeated="3"/>
          <table:table-cell table:style-name="ce64"/>
          <table:table-cell table:number-columns-repeated="1006"/>
        </table:table-row>
        <table:table-row table:style-name="ro4">
          <table:table-cell/>
          <table:table-cell table:style-name="ce5" table:formula="of:=IF([.$A432]&lt;&gt;&quot;&quot;;MAX([.$B$1:.$B431])+1;&quot;&quot;)">
            <text:p/>
          </table:table-cell>
          <table:table-cell table:style-name="ce5" table:formula="of:=IF([.$A432]&lt;&gt;&quot;&quot;;CONCATENATE([.$D432];&quot;-&quot;;[.$E432]);&quot;&quot;)">
            <text:p/>
          </table:table-cell>
          <table:table-cell table:style-name="ce13" table:number-columns-repeated="2"/>
          <table:table-cell table:style-name="ce33" table:number-columns-repeated="3"/>
          <table:table-cell table:style-name="ce13" table:number-columns-repeated="2"/>
          <table:table-cell table:style-name="ce51" table:number-columns-repeated="2"/>
          <table:table-cell table:style-name="ce13" table:number-columns-repeated="2"/>
          <table:table-cell table:style-name="ce61" table:number-columns-repeated="3"/>
          <table:table-cell table:style-name="ce64"/>
          <table:table-cell table:number-columns-repeated="1006"/>
        </table:table-row>
        <table:table-row table:style-name="ro4">
          <table:table-cell/>
          <table:table-cell table:style-name="ce5" table:formula="of:=IF([.$A433]&lt;&gt;&quot;&quot;;MAX([.$B$1:.$B432])+1;&quot;&quot;)">
            <text:p/>
          </table:table-cell>
          <table:table-cell table:style-name="ce5" table:formula="of:=IF([.$A433]&lt;&gt;&quot;&quot;;CONCATENATE([.$D433];&quot;-&quot;;[.$E433]);&quot;&quot;)">
            <text:p/>
          </table:table-cell>
          <table:table-cell table:style-name="ce13" table:number-columns-repeated="2"/>
          <table:table-cell table:style-name="ce33" table:number-columns-repeated="3"/>
          <table:table-cell table:style-name="ce13" table:number-columns-repeated="2"/>
          <table:table-cell table:style-name="ce51" table:number-columns-repeated="2"/>
          <table:table-cell table:style-name="ce13" table:number-columns-repeated="2"/>
          <table:table-cell table:style-name="ce61" table:number-columns-repeated="3"/>
          <table:table-cell table:style-name="ce64"/>
          <table:table-cell table:number-columns-repeated="1006"/>
        </table:table-row>
        <table:table-row table:style-name="ro4">
          <table:table-cell/>
          <table:table-cell table:style-name="ce5" table:formula="of:=IF([.$A434]&lt;&gt;&quot;&quot;;MAX([.$B$1:.$B433])+1;&quot;&quot;)">
            <text:p/>
          </table:table-cell>
          <table:table-cell table:style-name="ce5" table:formula="of:=IF([.$A434]&lt;&gt;&quot;&quot;;CONCATENATE([.$D434];&quot;-&quot;;[.$E434]);&quot;&quot;)">
            <text:p/>
          </table:table-cell>
          <table:table-cell table:style-name="ce13" table:number-columns-repeated="2"/>
          <table:table-cell table:style-name="ce33" table:number-columns-repeated="3"/>
          <table:table-cell table:style-name="ce13" table:number-columns-repeated="2"/>
          <table:table-cell table:style-name="ce51" table:number-columns-repeated="2"/>
          <table:table-cell table:style-name="ce13" table:number-columns-repeated="2"/>
          <table:table-cell table:style-name="ce61" table:number-columns-repeated="3"/>
          <table:table-cell table:style-name="ce64"/>
          <table:table-cell table:number-columns-repeated="1006"/>
        </table:table-row>
        <table:table-row table:style-name="ro4">
          <table:table-cell/>
          <table:table-cell table:style-name="ce5" table:formula="of:=IF([.$A435]&lt;&gt;&quot;&quot;;MAX([.$B$1:.$B434])+1;&quot;&quot;)">
            <text:p/>
          </table:table-cell>
          <table:table-cell table:style-name="ce5" table:formula="of:=IF([.$A435]&lt;&gt;&quot;&quot;;CONCATENATE([.$D435];&quot;-&quot;;[.$E435]);&quot;&quot;)">
            <text:p/>
          </table:table-cell>
          <table:table-cell table:style-name="ce13" table:number-columns-repeated="2"/>
          <table:table-cell table:style-name="ce33" table:number-columns-repeated="3"/>
          <table:table-cell table:style-name="ce13" table:number-columns-repeated="2"/>
          <table:table-cell table:style-name="ce51" table:number-columns-repeated="2"/>
          <table:table-cell table:style-name="ce13" table:number-columns-repeated="2"/>
          <table:table-cell table:style-name="ce61" table:number-columns-repeated="3"/>
          <table:table-cell table:style-name="ce64"/>
          <table:table-cell table:number-columns-repeated="1006"/>
        </table:table-row>
        <table:table-row table:style-name="ro4">
          <table:table-cell/>
          <table:table-cell table:style-name="ce5" table:formula="of:=IF([.$A436]&lt;&gt;&quot;&quot;;MAX([.$B$1:.$B435])+1;&quot;&quot;)">
            <text:p/>
          </table:table-cell>
          <table:table-cell table:style-name="ce5" table:formula="of:=IF([.$A436]&lt;&gt;&quot;&quot;;CONCATENATE([.$D436];&quot;-&quot;;[.$E436]);&quot;&quot;)">
            <text:p/>
          </table:table-cell>
          <table:table-cell table:style-name="ce13" table:number-columns-repeated="2"/>
          <table:table-cell table:style-name="ce33" table:number-columns-repeated="3"/>
          <table:table-cell table:style-name="ce13" table:number-columns-repeated="2"/>
          <table:table-cell table:style-name="ce51" table:number-columns-repeated="2"/>
          <table:table-cell table:style-name="ce13" table:number-columns-repeated="2"/>
          <table:table-cell table:style-name="ce61" table:number-columns-repeated="3"/>
          <table:table-cell table:style-name="ce64"/>
          <table:table-cell table:number-columns-repeated="1006"/>
        </table:table-row>
        <table:table-row table:style-name="ro4">
          <table:table-cell/>
          <table:table-cell table:style-name="ce5" table:formula="of:=IF([.$A437]&lt;&gt;&quot;&quot;;MAX([.$B$1:.$B436])+1;&quot;&quot;)">
            <text:p/>
          </table:table-cell>
          <table:table-cell table:style-name="ce5" table:formula="of:=IF([.$A437]&lt;&gt;&quot;&quot;;CONCATENATE([.$D437];&quot;-&quot;;[.$E437]);&quot;&quot;)">
            <text:p/>
          </table:table-cell>
          <table:table-cell table:style-name="ce13" table:number-columns-repeated="2"/>
          <table:table-cell table:style-name="ce33" table:number-columns-repeated="3"/>
          <table:table-cell table:style-name="ce13" table:number-columns-repeated="2"/>
          <table:table-cell table:style-name="ce51" table:number-columns-repeated="2"/>
          <table:table-cell table:style-name="ce13" table:number-columns-repeated="2"/>
          <table:table-cell table:style-name="ce61" table:number-columns-repeated="3"/>
          <table:table-cell table:style-name="ce64"/>
          <table:table-cell table:number-columns-repeated="1006"/>
        </table:table-row>
        <table:table-row table:style-name="ro4">
          <table:table-cell/>
          <table:table-cell table:style-name="ce5" table:formula="of:=IF([.$A438]&lt;&gt;&quot;&quot;;MAX([.$B$1:.$B437])+1;&quot;&quot;)">
            <text:p/>
          </table:table-cell>
          <table:table-cell table:style-name="ce5" table:formula="of:=IF([.$A438]&lt;&gt;&quot;&quot;;CONCATENATE([.$D438];&quot;-&quot;;[.$E438]);&quot;&quot;)">
            <text:p/>
          </table:table-cell>
          <table:table-cell table:style-name="ce13" table:number-columns-repeated="2"/>
          <table:table-cell table:style-name="ce33" table:number-columns-repeated="3"/>
          <table:table-cell table:style-name="ce13" table:number-columns-repeated="2"/>
          <table:table-cell table:style-name="ce51" table:number-columns-repeated="2"/>
          <table:table-cell table:style-name="ce13" table:number-columns-repeated="2"/>
          <table:table-cell table:style-name="ce61" table:number-columns-repeated="3"/>
          <table:table-cell table:style-name="ce64"/>
          <table:table-cell table:number-columns-repeated="1006"/>
        </table:table-row>
        <table:table-row table:style-name="ro4">
          <table:table-cell/>
          <table:table-cell table:style-name="ce5" table:formula="of:=IF([.$A439]&lt;&gt;&quot;&quot;;MAX([.$B$1:.$B438])+1;&quot;&quot;)">
            <text:p/>
          </table:table-cell>
          <table:table-cell table:style-name="ce5" table:formula="of:=IF([.$A439]&lt;&gt;&quot;&quot;;CONCATENATE([.$D439];&quot;-&quot;;[.$E439]);&quot;&quot;)">
            <text:p/>
          </table:table-cell>
          <table:table-cell table:style-name="ce13" table:number-columns-repeated="2"/>
          <table:table-cell table:style-name="ce33" table:number-columns-repeated="3"/>
          <table:table-cell table:style-name="ce13" table:number-columns-repeated="2"/>
          <table:table-cell table:style-name="ce51" table:number-columns-repeated="2"/>
          <table:table-cell table:style-name="ce13" table:number-columns-repeated="2"/>
          <table:table-cell table:style-name="ce61" table:number-columns-repeated="3"/>
          <table:table-cell table:style-name="ce64"/>
          <table:table-cell table:number-columns-repeated="1006"/>
        </table:table-row>
        <table:table-row table:style-name="ro4">
          <table:table-cell/>
          <table:table-cell table:style-name="ce5" table:formula="of:=IF([.$A440]&lt;&gt;&quot;&quot;;MAX([.$B$1:.$B439])+1;&quot;&quot;)">
            <text:p/>
          </table:table-cell>
          <table:table-cell table:style-name="ce5" table:formula="of:=IF([.$A440]&lt;&gt;&quot;&quot;;CONCATENATE([.$D440];&quot;-&quot;;[.$E440]);&quot;&quot;)">
            <text:p/>
          </table:table-cell>
          <table:table-cell table:style-name="ce13" table:number-columns-repeated="2"/>
          <table:table-cell table:style-name="ce33" table:number-columns-repeated="3"/>
          <table:table-cell table:style-name="ce13" table:number-columns-repeated="2"/>
          <table:table-cell table:style-name="ce51" table:number-columns-repeated="2"/>
          <table:table-cell table:style-name="ce13" table:number-columns-repeated="2"/>
          <table:table-cell table:style-name="ce61" table:number-columns-repeated="3"/>
          <table:table-cell table:style-name="ce64"/>
          <table:table-cell table:number-columns-repeated="1006"/>
        </table:table-row>
        <table:table-row table:style-name="ro4">
          <table:table-cell/>
          <table:table-cell table:style-name="ce5" table:formula="of:=IF([.$A441]&lt;&gt;&quot;&quot;;MAX([.$B$1:.$B440])+1;&quot;&quot;)">
            <text:p/>
          </table:table-cell>
          <table:table-cell table:style-name="ce5" table:formula="of:=IF([.$A441]&lt;&gt;&quot;&quot;;CONCATENATE([.$D441];&quot;-&quot;;[.$E441]);&quot;&quot;)">
            <text:p/>
          </table:table-cell>
          <table:table-cell table:style-name="ce13" table:number-columns-repeated="2"/>
          <table:table-cell table:style-name="ce33" table:number-columns-repeated="3"/>
          <table:table-cell table:style-name="ce13" table:number-columns-repeated="2"/>
          <table:table-cell table:style-name="ce51" table:number-columns-repeated="2"/>
          <table:table-cell table:style-name="ce13" table:number-columns-repeated="2"/>
          <table:table-cell table:style-name="ce61" table:number-columns-repeated="3"/>
          <table:table-cell table:style-name="ce64"/>
          <table:table-cell table:number-columns-repeated="1006"/>
        </table:table-row>
        <table:table-row table:style-name="ro4">
          <table:table-cell/>
          <table:table-cell table:style-name="ce5" table:formula="of:=IF([.$A442]&lt;&gt;&quot;&quot;;MAX([.$B$1:.$B441])+1;&quot;&quot;)">
            <text:p/>
          </table:table-cell>
          <table:table-cell table:style-name="ce5" table:formula="of:=IF([.$A442]&lt;&gt;&quot;&quot;;CONCATENATE([.$D442];&quot;-&quot;;[.$E442]);&quot;&quot;)">
            <text:p/>
          </table:table-cell>
          <table:table-cell table:style-name="ce13" table:number-columns-repeated="2"/>
          <table:table-cell table:style-name="ce33" table:number-columns-repeated="3"/>
          <table:table-cell table:style-name="ce13" table:number-columns-repeated="2"/>
          <table:table-cell table:style-name="ce51" table:number-columns-repeated="2"/>
          <table:table-cell table:style-name="ce13" table:number-columns-repeated="2"/>
          <table:table-cell table:style-name="ce61" table:number-columns-repeated="3"/>
          <table:table-cell table:style-name="ce64"/>
          <table:table-cell table:number-columns-repeated="1006"/>
        </table:table-row>
        <table:table-row table:style-name="ro4">
          <table:table-cell/>
          <table:table-cell table:style-name="ce5" table:formula="of:=IF([.$A443]&lt;&gt;&quot;&quot;;MAX([.$B$1:.$B442])+1;&quot;&quot;)">
            <text:p/>
          </table:table-cell>
          <table:table-cell table:style-name="ce5" table:formula="of:=IF([.$A443]&lt;&gt;&quot;&quot;;CONCATENATE([.$D443];&quot;-&quot;;[.$E443]);&quot;&quot;)">
            <text:p/>
          </table:table-cell>
          <table:table-cell table:style-name="ce13" table:number-columns-repeated="2"/>
          <table:table-cell table:style-name="ce33" table:number-columns-repeated="3"/>
          <table:table-cell table:style-name="ce13" table:number-columns-repeated="2"/>
          <table:table-cell table:style-name="ce51" table:number-columns-repeated="2"/>
          <table:table-cell table:style-name="ce13" table:number-columns-repeated="2"/>
          <table:table-cell table:style-name="ce61" table:number-columns-repeated="3"/>
          <table:table-cell table:style-name="ce64"/>
          <table:table-cell table:number-columns-repeated="1006"/>
        </table:table-row>
        <table:table-row table:style-name="ro4">
          <table:table-cell/>
          <table:table-cell table:style-name="ce5" table:formula="of:=IF([.$A444]&lt;&gt;&quot;&quot;;MAX([.$B$1:.$B443])+1;&quot;&quot;)">
            <text:p/>
          </table:table-cell>
          <table:table-cell table:style-name="ce5" table:formula="of:=IF([.$A444]&lt;&gt;&quot;&quot;;CONCATENATE([.$D444];&quot;-&quot;;[.$E444]);&quot;&quot;)">
            <text:p/>
          </table:table-cell>
          <table:table-cell table:style-name="ce13" table:number-columns-repeated="2"/>
          <table:table-cell table:style-name="ce33" table:number-columns-repeated="3"/>
          <table:table-cell table:style-name="ce13" table:number-columns-repeated="2"/>
          <table:table-cell table:style-name="ce51" table:number-columns-repeated="2"/>
          <table:table-cell table:style-name="ce13" table:number-columns-repeated="2"/>
          <table:table-cell table:style-name="ce61" table:number-columns-repeated="3"/>
          <table:table-cell table:style-name="ce64"/>
          <table:table-cell table:number-columns-repeated="1006"/>
        </table:table-row>
        <table:table-row table:style-name="ro4">
          <table:table-cell/>
          <table:table-cell table:style-name="ce5" table:formula="of:=IF([.$A445]&lt;&gt;&quot;&quot;;MAX([.$B$1:.$B444])+1;&quot;&quot;)">
            <text:p/>
          </table:table-cell>
          <table:table-cell table:style-name="ce5" table:formula="of:=IF([.$A445]&lt;&gt;&quot;&quot;;CONCATENATE([.$D445];&quot;-&quot;;[.$E445]);&quot;&quot;)">
            <text:p/>
          </table:table-cell>
          <table:table-cell table:style-name="ce13" table:number-columns-repeated="2"/>
          <table:table-cell table:style-name="ce33" table:number-columns-repeated="3"/>
          <table:table-cell table:style-name="ce13" table:number-columns-repeated="2"/>
          <table:table-cell table:style-name="ce51" table:number-columns-repeated="2"/>
          <table:table-cell table:style-name="ce13" table:number-columns-repeated="2"/>
          <table:table-cell table:style-name="ce61" table:number-columns-repeated="3"/>
          <table:table-cell table:style-name="ce64"/>
          <table:table-cell table:number-columns-repeated="1006"/>
        </table:table-row>
        <table:table-row table:style-name="ro4">
          <table:table-cell/>
          <table:table-cell table:style-name="ce5" table:formula="of:=IF([.$A446]&lt;&gt;&quot;&quot;;MAX([.$B$1:.$B445])+1;&quot;&quot;)">
            <text:p/>
          </table:table-cell>
          <table:table-cell table:style-name="ce5" table:formula="of:=IF([.$A446]&lt;&gt;&quot;&quot;;CONCATENATE([.$D446];&quot;-&quot;;[.$E446]);&quot;&quot;)">
            <text:p/>
          </table:table-cell>
          <table:table-cell table:style-name="ce13" table:number-columns-repeated="2"/>
          <table:table-cell table:style-name="ce33" table:number-columns-repeated="3"/>
          <table:table-cell table:style-name="ce13" table:number-columns-repeated="2"/>
          <table:table-cell table:style-name="ce51" table:number-columns-repeated="2"/>
          <table:table-cell table:style-name="ce13" table:number-columns-repeated="2"/>
          <table:table-cell table:style-name="ce61" table:number-columns-repeated="3"/>
          <table:table-cell table:style-name="ce64"/>
          <table:table-cell table:number-columns-repeated="1006"/>
        </table:table-row>
        <table:table-row table:style-name="ro4">
          <table:table-cell/>
          <table:table-cell table:style-name="ce5" table:formula="of:=IF([.$A447]&lt;&gt;&quot;&quot;;MAX([.$B$1:.$B446])+1;&quot;&quot;)">
            <text:p/>
          </table:table-cell>
          <table:table-cell table:style-name="ce5" table:formula="of:=IF([.$A447]&lt;&gt;&quot;&quot;;CONCATENATE([.$D447];&quot;-&quot;;[.$E447]);&quot;&quot;)">
            <text:p/>
          </table:table-cell>
          <table:table-cell table:style-name="ce13" table:number-columns-repeated="2"/>
          <table:table-cell table:style-name="ce33" table:number-columns-repeated="3"/>
          <table:table-cell table:style-name="ce13" table:number-columns-repeated="2"/>
          <table:table-cell table:style-name="ce51" table:number-columns-repeated="2"/>
          <table:table-cell table:style-name="ce13" table:number-columns-repeated="2"/>
          <table:table-cell table:style-name="ce61" table:number-columns-repeated="3"/>
          <table:table-cell table:style-name="ce64"/>
          <table:table-cell table:number-columns-repeated="1006"/>
        </table:table-row>
        <table:table-row table:style-name="ro4">
          <table:table-cell/>
          <table:table-cell table:style-name="ce5" table:formula="of:=IF([.$A448]&lt;&gt;&quot;&quot;;MAX([.$B$1:.$B447])+1;&quot;&quot;)">
            <text:p/>
          </table:table-cell>
          <table:table-cell table:style-name="ce5" table:formula="of:=IF([.$A448]&lt;&gt;&quot;&quot;;CONCATENATE([.$D448];&quot;-&quot;;[.$E448]);&quot;&quot;)">
            <text:p/>
          </table:table-cell>
          <table:table-cell table:style-name="ce13" table:number-columns-repeated="2"/>
          <table:table-cell table:style-name="ce33" table:number-columns-repeated="3"/>
          <table:table-cell table:style-name="ce13" table:number-columns-repeated="2"/>
          <table:table-cell table:style-name="ce51" table:number-columns-repeated="2"/>
          <table:table-cell table:style-name="ce13" table:number-columns-repeated="2"/>
          <table:table-cell table:style-name="ce61" table:number-columns-repeated="3"/>
          <table:table-cell table:style-name="ce64"/>
          <table:table-cell table:number-columns-repeated="1006"/>
        </table:table-row>
        <table:table-row table:style-name="ro4">
          <table:table-cell/>
          <table:table-cell table:style-name="ce5" table:formula="of:=IF([.$A449]&lt;&gt;&quot;&quot;;MAX([.$B$1:.$B448])+1;&quot;&quot;)">
            <text:p/>
          </table:table-cell>
          <table:table-cell table:style-name="ce5" table:formula="of:=IF([.$A449]&lt;&gt;&quot;&quot;;CONCATENATE([.$D449];&quot;-&quot;;[.$E449]);&quot;&quot;)">
            <text:p/>
          </table:table-cell>
          <table:table-cell table:style-name="ce13" table:number-columns-repeated="2"/>
          <table:table-cell table:style-name="ce33" table:number-columns-repeated="3"/>
          <table:table-cell table:style-name="ce13" table:number-columns-repeated="2"/>
          <table:table-cell table:style-name="ce51" table:number-columns-repeated="2"/>
          <table:table-cell table:style-name="ce13" table:number-columns-repeated="2"/>
          <table:table-cell table:style-name="ce61" table:number-columns-repeated="3"/>
          <table:table-cell table:style-name="ce64"/>
          <table:table-cell table:number-columns-repeated="1006"/>
        </table:table-row>
        <table:table-row table:style-name="ro4">
          <table:table-cell/>
          <table:table-cell table:style-name="ce5" table:formula="of:=IF([.$A450]&lt;&gt;&quot;&quot;;MAX([.$B$1:.$B449])+1;&quot;&quot;)">
            <text:p/>
          </table:table-cell>
          <table:table-cell table:style-name="ce5" table:formula="of:=IF([.$A450]&lt;&gt;&quot;&quot;;CONCATENATE([.$D450];&quot;-&quot;;[.$E450]);&quot;&quot;)">
            <text:p/>
          </table:table-cell>
          <table:table-cell table:style-name="ce13" table:number-columns-repeated="2"/>
          <table:table-cell table:style-name="ce33" table:number-columns-repeated="3"/>
          <table:table-cell table:style-name="ce13" table:number-columns-repeated="2"/>
          <table:table-cell table:style-name="ce51" table:number-columns-repeated="2"/>
          <table:table-cell table:style-name="ce13" table:number-columns-repeated="2"/>
          <table:table-cell table:style-name="ce61" table:number-columns-repeated="3"/>
          <table:table-cell table:style-name="ce64"/>
          <table:table-cell table:number-columns-repeated="1006"/>
        </table:table-row>
        <table:table-row table:style-name="ro4">
          <table:table-cell/>
          <table:table-cell table:style-name="ce5" table:formula="of:=IF([.$A451]&lt;&gt;&quot;&quot;;MAX([.$B$1:.$B450])+1;&quot;&quot;)">
            <text:p/>
          </table:table-cell>
          <table:table-cell table:style-name="ce5" table:formula="of:=IF([.$A451]&lt;&gt;&quot;&quot;;CONCATENATE([.$D451];&quot;-&quot;;[.$E451]);&quot;&quot;)">
            <text:p/>
          </table:table-cell>
          <table:table-cell table:style-name="ce13" table:number-columns-repeated="2"/>
          <table:table-cell table:style-name="ce33" table:number-columns-repeated="3"/>
          <table:table-cell table:style-name="ce13" table:number-columns-repeated="2"/>
          <table:table-cell table:style-name="ce51" table:number-columns-repeated="2"/>
          <table:table-cell table:style-name="ce13" table:number-columns-repeated="2"/>
          <table:table-cell table:style-name="ce61" table:number-columns-repeated="3"/>
          <table:table-cell table:style-name="ce64"/>
          <table:table-cell table:number-columns-repeated="1006"/>
        </table:table-row>
        <table:table-row table:style-name="ro4">
          <table:table-cell/>
          <table:table-cell table:style-name="ce5" table:formula="of:=IF([.$A452]&lt;&gt;&quot;&quot;;MAX([.$B$1:.$B451])+1;&quot;&quot;)">
            <text:p/>
          </table:table-cell>
          <table:table-cell table:style-name="ce5" table:formula="of:=IF([.$A452]&lt;&gt;&quot;&quot;;CONCATENATE([.$D452];&quot;-&quot;;[.$E452]);&quot;&quot;)">
            <text:p/>
          </table:table-cell>
          <table:table-cell table:style-name="ce13" table:number-columns-repeated="2"/>
          <table:table-cell table:style-name="ce33" table:number-columns-repeated="3"/>
          <table:table-cell table:style-name="ce13" table:number-columns-repeated="2"/>
          <table:table-cell table:style-name="ce51" table:number-columns-repeated="2"/>
          <table:table-cell table:style-name="ce13" table:number-columns-repeated="2"/>
          <table:table-cell table:style-name="ce61" table:number-columns-repeated="3"/>
          <table:table-cell table:style-name="ce64"/>
          <table:table-cell table:number-columns-repeated="1006"/>
        </table:table-row>
        <table:table-row table:style-name="ro4">
          <table:table-cell/>
          <table:table-cell table:style-name="ce5" table:formula="of:=IF([.$A453]&lt;&gt;&quot;&quot;;MAX([.$B$1:.$B452])+1;&quot;&quot;)">
            <text:p/>
          </table:table-cell>
          <table:table-cell table:style-name="ce5" table:formula="of:=IF([.$A453]&lt;&gt;&quot;&quot;;CONCATENATE([.$D453];&quot;-&quot;;[.$E453]);&quot;&quot;)">
            <text:p/>
          </table:table-cell>
          <table:table-cell table:style-name="ce13" table:number-columns-repeated="2"/>
          <table:table-cell table:style-name="ce33" table:number-columns-repeated="3"/>
          <table:table-cell table:style-name="ce13" table:number-columns-repeated="2"/>
          <table:table-cell table:style-name="ce51" table:number-columns-repeated="2"/>
          <table:table-cell table:style-name="ce13" table:number-columns-repeated="2"/>
          <table:table-cell table:style-name="ce61" table:number-columns-repeated="3"/>
          <table:table-cell table:style-name="ce64"/>
          <table:table-cell table:number-columns-repeated="1006"/>
        </table:table-row>
        <table:table-row table:style-name="ro4">
          <table:table-cell/>
          <table:table-cell table:style-name="ce5" table:formula="of:=IF([.$A454]&lt;&gt;&quot;&quot;;MAX([.$B$1:.$B453])+1;&quot;&quot;)">
            <text:p/>
          </table:table-cell>
          <table:table-cell table:style-name="ce5" table:formula="of:=IF([.$A454]&lt;&gt;&quot;&quot;;CONCATENATE([.$D454];&quot;-&quot;;[.$E454]);&quot;&quot;)">
            <text:p/>
          </table:table-cell>
          <table:table-cell table:style-name="ce13" table:number-columns-repeated="2"/>
          <table:table-cell table:style-name="ce33" table:number-columns-repeated="3"/>
          <table:table-cell table:style-name="ce13" table:number-columns-repeated="2"/>
          <table:table-cell table:style-name="ce51" table:number-columns-repeated="2"/>
          <table:table-cell table:style-name="ce13" table:number-columns-repeated="2"/>
          <table:table-cell table:style-name="ce61" table:number-columns-repeated="3"/>
          <table:table-cell table:style-name="ce64"/>
          <table:table-cell table:number-columns-repeated="1006"/>
        </table:table-row>
        <table:table-row table:style-name="ro4">
          <table:table-cell/>
          <table:table-cell table:style-name="ce5" table:formula="of:=IF([.$A455]&lt;&gt;&quot;&quot;;MAX([.$B$1:.$B454])+1;&quot;&quot;)">
            <text:p/>
          </table:table-cell>
          <table:table-cell table:style-name="ce5" table:formula="of:=IF([.$A455]&lt;&gt;&quot;&quot;;CONCATENATE([.$D455];&quot;-&quot;;[.$E455]);&quot;&quot;)">
            <text:p/>
          </table:table-cell>
          <table:table-cell table:style-name="ce13" table:number-columns-repeated="2"/>
          <table:table-cell table:style-name="ce33" table:number-columns-repeated="3"/>
          <table:table-cell table:style-name="ce13" table:number-columns-repeated="2"/>
          <table:table-cell table:style-name="ce51" table:number-columns-repeated="2"/>
          <table:table-cell table:style-name="ce13" table:number-columns-repeated="2"/>
          <table:table-cell table:style-name="ce61" table:number-columns-repeated="3"/>
          <table:table-cell table:style-name="ce64"/>
          <table:table-cell table:number-columns-repeated="1006"/>
        </table:table-row>
        <table:table-row table:style-name="ro4">
          <table:table-cell/>
          <table:table-cell table:style-name="ce5" table:formula="of:=IF([.$A456]&lt;&gt;&quot;&quot;;MAX([.$B$1:.$B455])+1;&quot;&quot;)">
            <text:p/>
          </table:table-cell>
          <table:table-cell table:style-name="ce5" table:formula="of:=IF([.$A456]&lt;&gt;&quot;&quot;;CONCATENATE([.$D456];&quot;-&quot;;[.$E456]);&quot;&quot;)">
            <text:p/>
          </table:table-cell>
          <table:table-cell table:style-name="ce13" table:number-columns-repeated="2"/>
          <table:table-cell table:style-name="ce33" table:number-columns-repeated="3"/>
          <table:table-cell table:style-name="ce13" table:number-columns-repeated="2"/>
          <table:table-cell table:style-name="ce51" table:number-columns-repeated="2"/>
          <table:table-cell table:style-name="ce13" table:number-columns-repeated="2"/>
          <table:table-cell table:style-name="ce61" table:number-columns-repeated="3"/>
          <table:table-cell table:style-name="ce64"/>
          <table:table-cell table:number-columns-repeated="1006"/>
        </table:table-row>
        <table:table-row table:style-name="ro4">
          <table:table-cell/>
          <table:table-cell table:style-name="ce5" table:formula="of:=IF([.$A457]&lt;&gt;&quot;&quot;;MAX([.$B$1:.$B456])+1;&quot;&quot;)">
            <text:p/>
          </table:table-cell>
          <table:table-cell table:style-name="ce5" table:formula="of:=IF([.$A457]&lt;&gt;&quot;&quot;;CONCATENATE([.$D457];&quot;-&quot;;[.$E457]);&quot;&quot;)">
            <text:p/>
          </table:table-cell>
          <table:table-cell table:style-name="ce13" table:number-columns-repeated="2"/>
          <table:table-cell table:style-name="ce33" table:number-columns-repeated="3"/>
          <table:table-cell table:style-name="ce13" table:number-columns-repeated="2"/>
          <table:table-cell table:style-name="ce51" table:number-columns-repeated="2"/>
          <table:table-cell table:style-name="ce13" table:number-columns-repeated="2"/>
          <table:table-cell table:style-name="ce61" table:number-columns-repeated="3"/>
          <table:table-cell table:style-name="ce64"/>
          <table:table-cell table:number-columns-repeated="1006"/>
        </table:table-row>
        <table:table-row table:style-name="ro4">
          <table:table-cell/>
          <table:table-cell table:style-name="ce5" table:formula="of:=IF([.$A458]&lt;&gt;&quot;&quot;;MAX([.$B$1:.$B457])+1;&quot;&quot;)">
            <text:p/>
          </table:table-cell>
          <table:table-cell table:style-name="ce5" table:formula="of:=IF([.$A458]&lt;&gt;&quot;&quot;;CONCATENATE([.$D458];&quot;-&quot;;[.$E458]);&quot;&quot;)">
            <text:p/>
          </table:table-cell>
          <table:table-cell table:style-name="ce13" table:number-columns-repeated="2"/>
          <table:table-cell table:style-name="ce33" table:number-columns-repeated="3"/>
          <table:table-cell table:style-name="ce13" table:number-columns-repeated="2"/>
          <table:table-cell table:style-name="ce51" table:number-columns-repeated="2"/>
          <table:table-cell table:style-name="ce13" table:number-columns-repeated="2"/>
          <table:table-cell table:style-name="ce61" table:number-columns-repeated="3"/>
          <table:table-cell table:style-name="ce64"/>
          <table:table-cell table:number-columns-repeated="1006"/>
        </table:table-row>
        <table:table-row table:style-name="ro4">
          <table:table-cell/>
          <table:table-cell table:style-name="ce5" table:formula="of:=IF([.$A459]&lt;&gt;&quot;&quot;;MAX([.$B$1:.$B458])+1;&quot;&quot;)">
            <text:p/>
          </table:table-cell>
          <table:table-cell table:style-name="ce5" table:formula="of:=IF([.$A459]&lt;&gt;&quot;&quot;;CONCATENATE([.$D459];&quot;-&quot;;[.$E459]);&quot;&quot;)">
            <text:p/>
          </table:table-cell>
          <table:table-cell table:style-name="ce13" table:number-columns-repeated="2"/>
          <table:table-cell table:style-name="ce33" table:number-columns-repeated="3"/>
          <table:table-cell table:style-name="ce13" table:number-columns-repeated="2"/>
          <table:table-cell table:style-name="ce51" table:number-columns-repeated="2"/>
          <table:table-cell table:style-name="ce13" table:number-columns-repeated="2"/>
          <table:table-cell table:style-name="ce61" table:number-columns-repeated="3"/>
          <table:table-cell table:style-name="ce64"/>
          <table:table-cell table:number-columns-repeated="1006"/>
        </table:table-row>
        <table:table-row table:style-name="ro4">
          <table:table-cell/>
          <table:table-cell table:style-name="ce5" table:formula="of:=IF([.$A460]&lt;&gt;&quot;&quot;;MAX([.$B$1:.$B459])+1;&quot;&quot;)">
            <text:p/>
          </table:table-cell>
          <table:table-cell table:style-name="ce5" table:formula="of:=IF([.$A460]&lt;&gt;&quot;&quot;;CONCATENATE([.$D460];&quot;-&quot;;[.$E460]);&quot;&quot;)">
            <text:p/>
          </table:table-cell>
          <table:table-cell table:style-name="ce13" table:number-columns-repeated="2"/>
          <table:table-cell table:style-name="ce33" table:number-columns-repeated="3"/>
          <table:table-cell table:style-name="ce13" table:number-columns-repeated="2"/>
          <table:table-cell table:style-name="ce51" table:number-columns-repeated="2"/>
          <table:table-cell table:style-name="ce13" table:number-columns-repeated="2"/>
          <table:table-cell table:style-name="ce61" table:number-columns-repeated="3"/>
          <table:table-cell table:style-name="ce64"/>
          <table:table-cell table:number-columns-repeated="1006"/>
        </table:table-row>
        <table:table-row table:style-name="ro4">
          <table:table-cell/>
          <table:table-cell table:style-name="ce5" table:formula="of:=IF([.$A461]&lt;&gt;&quot;&quot;;MAX([.$B$1:.$B460])+1;&quot;&quot;)">
            <text:p/>
          </table:table-cell>
          <table:table-cell table:style-name="ce5" table:formula="of:=IF([.$A461]&lt;&gt;&quot;&quot;;CONCATENATE([.$D461];&quot;-&quot;;[.$E461]);&quot;&quot;)">
            <text:p/>
          </table:table-cell>
          <table:table-cell table:style-name="ce13" table:number-columns-repeated="2"/>
          <table:table-cell table:style-name="ce33" table:number-columns-repeated="3"/>
          <table:table-cell table:style-name="ce13" table:number-columns-repeated="2"/>
          <table:table-cell table:style-name="ce51" table:number-columns-repeated="2"/>
          <table:table-cell table:style-name="ce13" table:number-columns-repeated="2"/>
          <table:table-cell table:style-name="ce61" table:number-columns-repeated="3"/>
          <table:table-cell table:style-name="ce64"/>
          <table:table-cell table:number-columns-repeated="1006"/>
        </table:table-row>
        <table:table-row table:style-name="ro4">
          <table:table-cell/>
          <table:table-cell table:style-name="ce5" table:formula="of:=IF([.$A462]&lt;&gt;&quot;&quot;;MAX([.$B$1:.$B461])+1;&quot;&quot;)">
            <text:p/>
          </table:table-cell>
          <table:table-cell table:style-name="ce5" table:formula="of:=IF([.$A462]&lt;&gt;&quot;&quot;;CONCATENATE([.$D462];&quot;-&quot;;[.$E462]);&quot;&quot;)">
            <text:p/>
          </table:table-cell>
          <table:table-cell table:style-name="ce13" table:number-columns-repeated="2"/>
          <table:table-cell table:style-name="ce33" table:number-columns-repeated="3"/>
          <table:table-cell table:style-name="ce13" table:number-columns-repeated="2"/>
          <table:table-cell table:style-name="ce51" table:number-columns-repeated="2"/>
          <table:table-cell table:style-name="ce13" table:number-columns-repeated="2"/>
          <table:table-cell table:style-name="ce61" table:number-columns-repeated="3"/>
          <table:table-cell table:style-name="ce64"/>
          <table:table-cell table:number-columns-repeated="1006"/>
        </table:table-row>
        <table:table-row table:style-name="ro4">
          <table:table-cell/>
          <table:table-cell table:style-name="ce5" table:formula="of:=IF([.$A463]&lt;&gt;&quot;&quot;;MAX([.$B$1:.$B462])+1;&quot;&quot;)">
            <text:p/>
          </table:table-cell>
          <table:table-cell table:style-name="ce5" table:formula="of:=IF([.$A463]&lt;&gt;&quot;&quot;;CONCATENATE([.$D463];&quot;-&quot;;[.$E463]);&quot;&quot;)">
            <text:p/>
          </table:table-cell>
          <table:table-cell table:style-name="ce13" table:number-columns-repeated="2"/>
          <table:table-cell table:style-name="ce33" table:number-columns-repeated="3"/>
          <table:table-cell table:style-name="ce13" table:number-columns-repeated="2"/>
          <table:table-cell table:style-name="ce51" table:number-columns-repeated="2"/>
          <table:table-cell table:style-name="ce13" table:number-columns-repeated="2"/>
          <table:table-cell table:style-name="ce61" table:number-columns-repeated="3"/>
          <table:table-cell table:style-name="ce64"/>
          <table:table-cell table:number-columns-repeated="1006"/>
        </table:table-row>
        <table:table-row table:style-name="ro4">
          <table:table-cell/>
          <table:table-cell table:style-name="ce5" table:formula="of:=IF([.$A464]&lt;&gt;&quot;&quot;;MAX([.$B$1:.$B463])+1;&quot;&quot;)">
            <text:p/>
          </table:table-cell>
          <table:table-cell table:style-name="ce5" table:formula="of:=IF([.$A464]&lt;&gt;&quot;&quot;;CONCATENATE([.$D464];&quot;-&quot;;[.$E464]);&quot;&quot;)">
            <text:p/>
          </table:table-cell>
          <table:table-cell table:style-name="ce13" table:number-columns-repeated="2"/>
          <table:table-cell table:style-name="ce33" table:number-columns-repeated="3"/>
          <table:table-cell table:style-name="ce13" table:number-columns-repeated="2"/>
          <table:table-cell table:style-name="ce51" table:number-columns-repeated="2"/>
          <table:table-cell table:style-name="ce13" table:number-columns-repeated="2"/>
          <table:table-cell table:style-name="ce61" table:number-columns-repeated="3"/>
          <table:table-cell table:style-name="ce64"/>
          <table:table-cell table:number-columns-repeated="1006"/>
        </table:table-row>
        <table:table-row table:style-name="ro4">
          <table:table-cell/>
          <table:table-cell table:style-name="ce5" table:formula="of:=IF([.$A465]&lt;&gt;&quot;&quot;;MAX([.$B$1:.$B464])+1;&quot;&quot;)">
            <text:p/>
          </table:table-cell>
          <table:table-cell table:style-name="ce5" table:formula="of:=IF([.$A465]&lt;&gt;&quot;&quot;;CONCATENATE([.$D465];&quot;-&quot;;[.$E465]);&quot;&quot;)">
            <text:p/>
          </table:table-cell>
          <table:table-cell table:style-name="ce13" table:number-columns-repeated="2"/>
          <table:table-cell table:style-name="ce33" table:number-columns-repeated="3"/>
          <table:table-cell table:style-name="ce13" table:number-columns-repeated="2"/>
          <table:table-cell table:style-name="ce51" table:number-columns-repeated="2"/>
          <table:table-cell table:style-name="ce13" table:number-columns-repeated="2"/>
          <table:table-cell table:style-name="ce61" table:number-columns-repeated="3"/>
          <table:table-cell table:style-name="ce64"/>
          <table:table-cell table:number-columns-repeated="1006"/>
        </table:table-row>
        <table:table-row table:style-name="ro4">
          <table:table-cell/>
          <table:table-cell table:style-name="ce5" table:formula="of:=IF([.$A466]&lt;&gt;&quot;&quot;;MAX([.$B$1:.$B465])+1;&quot;&quot;)">
            <text:p/>
          </table:table-cell>
          <table:table-cell table:style-name="ce5" table:formula="of:=IF([.$A466]&lt;&gt;&quot;&quot;;CONCATENATE([.$D466];&quot;-&quot;;[.$E466]);&quot;&quot;)">
            <text:p/>
          </table:table-cell>
          <table:table-cell table:style-name="ce13" table:number-columns-repeated="2"/>
          <table:table-cell table:style-name="ce33" table:number-columns-repeated="3"/>
          <table:table-cell table:style-name="ce13" table:number-columns-repeated="2"/>
          <table:table-cell table:style-name="ce51" table:number-columns-repeated="2"/>
          <table:table-cell table:style-name="ce13" table:number-columns-repeated="2"/>
          <table:table-cell table:style-name="ce61" table:number-columns-repeated="3"/>
          <table:table-cell table:style-name="ce64"/>
          <table:table-cell table:number-columns-repeated="1006"/>
        </table:table-row>
        <table:table-row table:style-name="ro4">
          <table:table-cell/>
          <table:table-cell table:style-name="ce5" table:formula="of:=IF([.$A467]&lt;&gt;&quot;&quot;;MAX([.$B$1:.$B466])+1;&quot;&quot;)">
            <text:p/>
          </table:table-cell>
          <table:table-cell table:style-name="ce5" table:formula="of:=IF([.$A467]&lt;&gt;&quot;&quot;;CONCATENATE([.$D467];&quot;-&quot;;[.$E467]);&quot;&quot;)">
            <text:p/>
          </table:table-cell>
          <table:table-cell table:style-name="ce13" table:number-columns-repeated="2"/>
          <table:table-cell table:style-name="ce33" table:number-columns-repeated="3"/>
          <table:table-cell table:style-name="ce13" table:number-columns-repeated="2"/>
          <table:table-cell table:style-name="ce51" table:number-columns-repeated="2"/>
          <table:table-cell table:style-name="ce13" table:number-columns-repeated="2"/>
          <table:table-cell table:style-name="ce61" table:number-columns-repeated="3"/>
          <table:table-cell table:style-name="ce64"/>
          <table:table-cell table:number-columns-repeated="1006"/>
        </table:table-row>
        <table:table-row table:style-name="ro4">
          <table:table-cell/>
          <table:table-cell table:style-name="ce5" table:formula="of:=IF([.$A468]&lt;&gt;&quot;&quot;;MAX([.$B$1:.$B467])+1;&quot;&quot;)">
            <text:p/>
          </table:table-cell>
          <table:table-cell table:style-name="ce5" table:formula="of:=IF([.$A468]&lt;&gt;&quot;&quot;;CONCATENATE([.$D468];&quot;-&quot;;[.$E468]);&quot;&quot;)">
            <text:p/>
          </table:table-cell>
          <table:table-cell table:style-name="ce13" table:number-columns-repeated="2"/>
          <table:table-cell table:style-name="ce33" table:number-columns-repeated="3"/>
          <table:table-cell table:style-name="ce13" table:number-columns-repeated="2"/>
          <table:table-cell table:style-name="ce51" table:number-columns-repeated="2"/>
          <table:table-cell table:style-name="ce13" table:number-columns-repeated="2"/>
          <table:table-cell table:style-name="ce61" table:number-columns-repeated="3"/>
          <table:table-cell table:style-name="ce64"/>
          <table:table-cell table:number-columns-repeated="1006"/>
        </table:table-row>
        <table:table-row table:style-name="ro4">
          <table:table-cell/>
          <table:table-cell table:style-name="ce5" table:formula="of:=IF([.$A469]&lt;&gt;&quot;&quot;;MAX([.$B$1:.$B468])+1;&quot;&quot;)">
            <text:p/>
          </table:table-cell>
          <table:table-cell table:style-name="ce5" table:formula="of:=IF([.$A469]&lt;&gt;&quot;&quot;;CONCATENATE([.$D469];&quot;-&quot;;[.$E469]);&quot;&quot;)">
            <text:p/>
          </table:table-cell>
          <table:table-cell table:style-name="ce13" table:number-columns-repeated="2"/>
          <table:table-cell table:style-name="ce33" table:number-columns-repeated="3"/>
          <table:table-cell table:style-name="ce13" table:number-columns-repeated="2"/>
          <table:table-cell table:style-name="ce51" table:number-columns-repeated="2"/>
          <table:table-cell table:style-name="ce13" table:number-columns-repeated="2"/>
          <table:table-cell table:style-name="ce61" table:number-columns-repeated="3"/>
          <table:table-cell table:style-name="ce64"/>
          <table:table-cell table:number-columns-repeated="1006"/>
        </table:table-row>
        <table:table-row table:style-name="ro4">
          <table:table-cell/>
          <table:table-cell table:style-name="ce5" table:formula="of:=IF([.$A470]&lt;&gt;&quot;&quot;;MAX([.$B$1:.$B469])+1;&quot;&quot;)">
            <text:p/>
          </table:table-cell>
          <table:table-cell table:style-name="ce5" table:formula="of:=IF([.$A470]&lt;&gt;&quot;&quot;;CONCATENATE([.$D470];&quot;-&quot;;[.$E470]);&quot;&quot;)">
            <text:p/>
          </table:table-cell>
          <table:table-cell table:style-name="ce13" table:number-columns-repeated="2"/>
          <table:table-cell table:style-name="ce33" table:number-columns-repeated="3"/>
          <table:table-cell table:style-name="ce13" table:number-columns-repeated="2"/>
          <table:table-cell table:style-name="ce51" table:number-columns-repeated="2"/>
          <table:table-cell table:style-name="ce13" table:number-columns-repeated="2"/>
          <table:table-cell table:style-name="ce61" table:number-columns-repeated="3"/>
          <table:table-cell table:style-name="ce64"/>
          <table:table-cell table:number-columns-repeated="1006"/>
        </table:table-row>
        <table:table-row table:style-name="ro4">
          <table:table-cell/>
          <table:table-cell table:style-name="ce5" table:formula="of:=IF([.$A471]&lt;&gt;&quot;&quot;;MAX([.$B$1:.$B470])+1;&quot;&quot;)">
            <text:p/>
          </table:table-cell>
          <table:table-cell table:style-name="ce5" table:formula="of:=IF([.$A471]&lt;&gt;&quot;&quot;;CONCATENATE([.$D471];&quot;-&quot;;[.$E471]);&quot;&quot;)">
            <text:p/>
          </table:table-cell>
          <table:table-cell table:style-name="ce13" table:number-columns-repeated="2"/>
          <table:table-cell table:style-name="ce33" table:number-columns-repeated="3"/>
          <table:table-cell table:style-name="ce13" table:number-columns-repeated="2"/>
          <table:table-cell table:style-name="ce51" table:number-columns-repeated="2"/>
          <table:table-cell table:style-name="ce13" table:number-columns-repeated="2"/>
          <table:table-cell table:style-name="ce61" table:number-columns-repeated="3"/>
          <table:table-cell table:style-name="ce64"/>
          <table:table-cell table:number-columns-repeated="1006"/>
        </table:table-row>
        <table:table-row table:style-name="ro4">
          <table:table-cell/>
          <table:table-cell table:style-name="ce5" table:formula="of:=IF([.$A472]&lt;&gt;&quot;&quot;;MAX([.$B$1:.$B471])+1;&quot;&quot;)">
            <text:p/>
          </table:table-cell>
          <table:table-cell table:style-name="ce5" table:formula="of:=IF([.$A472]&lt;&gt;&quot;&quot;;CONCATENATE([.$D472];&quot;-&quot;;[.$E472]);&quot;&quot;)">
            <text:p/>
          </table:table-cell>
          <table:table-cell table:style-name="ce13" table:number-columns-repeated="2"/>
          <table:table-cell table:style-name="ce33" table:number-columns-repeated="3"/>
          <table:table-cell table:style-name="ce13" table:number-columns-repeated="2"/>
          <table:table-cell table:style-name="ce51" table:number-columns-repeated="2"/>
          <table:table-cell table:style-name="ce13" table:number-columns-repeated="2"/>
          <table:table-cell table:style-name="ce61" table:number-columns-repeated="3"/>
          <table:table-cell table:style-name="ce64"/>
          <table:table-cell table:number-columns-repeated="1006"/>
        </table:table-row>
        <table:table-row table:style-name="ro4">
          <table:table-cell/>
          <table:table-cell table:style-name="ce5" table:formula="of:=IF([.$A473]&lt;&gt;&quot;&quot;;MAX([.$B$1:.$B472])+1;&quot;&quot;)">
            <text:p/>
          </table:table-cell>
          <table:table-cell table:style-name="ce5" table:formula="of:=IF([.$A473]&lt;&gt;&quot;&quot;;CONCATENATE([.$D473];&quot;-&quot;;[.$E473]);&quot;&quot;)">
            <text:p/>
          </table:table-cell>
          <table:table-cell table:style-name="ce13" table:number-columns-repeated="2"/>
          <table:table-cell table:style-name="ce33" table:number-columns-repeated="3"/>
          <table:table-cell table:style-name="ce13" table:number-columns-repeated="2"/>
          <table:table-cell table:style-name="ce51" table:number-columns-repeated="2"/>
          <table:table-cell table:style-name="ce13" table:number-columns-repeated="2"/>
          <table:table-cell table:style-name="ce61" table:number-columns-repeated="3"/>
          <table:table-cell table:style-name="ce64"/>
          <table:table-cell table:number-columns-repeated="1006"/>
        </table:table-row>
        <table:table-row table:style-name="ro4">
          <table:table-cell/>
          <table:table-cell table:style-name="ce5" table:formula="of:=IF([.$A474]&lt;&gt;&quot;&quot;;MAX([.$B$1:.$B473])+1;&quot;&quot;)">
            <text:p/>
          </table:table-cell>
          <table:table-cell table:style-name="ce5" table:formula="of:=IF([.$A474]&lt;&gt;&quot;&quot;;CONCATENATE([.$D474];&quot;-&quot;;[.$E474]);&quot;&quot;)">
            <text:p/>
          </table:table-cell>
          <table:table-cell table:style-name="ce13" table:number-columns-repeated="2"/>
          <table:table-cell table:style-name="ce33" table:number-columns-repeated="3"/>
          <table:table-cell table:style-name="ce13" table:number-columns-repeated="2"/>
          <table:table-cell table:style-name="ce51" table:number-columns-repeated="2"/>
          <table:table-cell table:style-name="ce13" table:number-columns-repeated="2"/>
          <table:table-cell table:style-name="ce61" table:number-columns-repeated="3"/>
          <table:table-cell table:style-name="ce64"/>
          <table:table-cell table:number-columns-repeated="1006"/>
        </table:table-row>
        <table:table-row table:style-name="ro4">
          <table:table-cell/>
          <table:table-cell table:style-name="ce5" table:formula="of:=IF([.$A475]&lt;&gt;&quot;&quot;;MAX([.$B$1:.$B474])+1;&quot;&quot;)">
            <text:p/>
          </table:table-cell>
          <table:table-cell table:style-name="ce5" table:formula="of:=IF([.$A475]&lt;&gt;&quot;&quot;;CONCATENATE([.$D475];&quot;-&quot;;[.$E475]);&quot;&quot;)">
            <text:p/>
          </table:table-cell>
          <table:table-cell table:style-name="ce13" table:number-columns-repeated="2"/>
          <table:table-cell table:style-name="ce33" table:number-columns-repeated="3"/>
          <table:table-cell table:style-name="ce13" table:number-columns-repeated="2"/>
          <table:table-cell table:style-name="ce51" table:number-columns-repeated="2"/>
          <table:table-cell table:style-name="ce13" table:number-columns-repeated="2"/>
          <table:table-cell table:style-name="ce61" table:number-columns-repeated="3"/>
          <table:table-cell table:style-name="ce64"/>
          <table:table-cell table:number-columns-repeated="1006"/>
        </table:table-row>
        <table:table-row table:style-name="ro4">
          <table:table-cell/>
          <table:table-cell table:style-name="ce5" table:formula="of:=IF([.$A476]&lt;&gt;&quot;&quot;;MAX([.$B$1:.$B475])+1;&quot;&quot;)">
            <text:p/>
          </table:table-cell>
          <table:table-cell table:style-name="ce5" table:formula="of:=IF([.$A476]&lt;&gt;&quot;&quot;;CONCATENATE([.$D476];&quot;-&quot;;[.$E476]);&quot;&quot;)">
            <text:p/>
          </table:table-cell>
          <table:table-cell table:style-name="ce13" table:number-columns-repeated="2"/>
          <table:table-cell table:style-name="ce33" table:number-columns-repeated="3"/>
          <table:table-cell table:style-name="ce13" table:number-columns-repeated="2"/>
          <table:table-cell table:style-name="ce51" table:number-columns-repeated="2"/>
          <table:table-cell table:style-name="ce13" table:number-columns-repeated="2"/>
          <table:table-cell table:style-name="ce61" table:number-columns-repeated="3"/>
          <table:table-cell table:style-name="ce64"/>
          <table:table-cell table:number-columns-repeated="1006"/>
        </table:table-row>
        <table:table-row table:style-name="ro4">
          <table:table-cell/>
          <table:table-cell table:style-name="ce5" table:formula="of:=IF([.$A477]&lt;&gt;&quot;&quot;;MAX([.$B$1:.$B476])+1;&quot;&quot;)">
            <text:p/>
          </table:table-cell>
          <table:table-cell table:style-name="ce5" table:formula="of:=IF([.$A477]&lt;&gt;&quot;&quot;;CONCATENATE([.$D477];&quot;-&quot;;[.$E477]);&quot;&quot;)">
            <text:p/>
          </table:table-cell>
          <table:table-cell table:style-name="ce13" table:number-columns-repeated="2"/>
          <table:table-cell table:style-name="ce33" table:number-columns-repeated="3"/>
          <table:table-cell table:style-name="ce13" table:number-columns-repeated="2"/>
          <table:table-cell table:style-name="ce51" table:number-columns-repeated="2"/>
          <table:table-cell table:style-name="ce13" table:number-columns-repeated="2"/>
          <table:table-cell table:style-name="ce61" table:number-columns-repeated="3"/>
          <table:table-cell table:style-name="ce64"/>
          <table:table-cell table:number-columns-repeated="1006"/>
        </table:table-row>
        <table:table-row table:style-name="ro4">
          <table:table-cell/>
          <table:table-cell table:style-name="ce5" table:formula="of:=IF([.$A478]&lt;&gt;&quot;&quot;;MAX([.$B$1:.$B477])+1;&quot;&quot;)">
            <text:p/>
          </table:table-cell>
          <table:table-cell table:style-name="ce5" table:formula="of:=IF([.$A478]&lt;&gt;&quot;&quot;;CONCATENATE([.$D478];&quot;-&quot;;[.$E478]);&quot;&quot;)">
            <text:p/>
          </table:table-cell>
          <table:table-cell table:style-name="ce13" table:number-columns-repeated="2"/>
          <table:table-cell table:style-name="ce33" table:number-columns-repeated="3"/>
          <table:table-cell table:style-name="ce13" table:number-columns-repeated="2"/>
          <table:table-cell table:style-name="ce51" table:number-columns-repeated="2"/>
          <table:table-cell table:style-name="ce13" table:number-columns-repeated="2"/>
          <table:table-cell table:style-name="ce61" table:number-columns-repeated="3"/>
          <table:table-cell table:style-name="ce64"/>
          <table:table-cell table:number-columns-repeated="1006"/>
        </table:table-row>
        <table:table-row table:style-name="ro4">
          <table:table-cell/>
          <table:table-cell table:style-name="ce5" table:formula="of:=IF([.$A479]&lt;&gt;&quot;&quot;;MAX([.$B$1:.$B478])+1;&quot;&quot;)">
            <text:p/>
          </table:table-cell>
          <table:table-cell table:style-name="ce5" table:formula="of:=IF([.$A479]&lt;&gt;&quot;&quot;;CONCATENATE([.$D479];&quot;-&quot;;[.$E479]);&quot;&quot;)">
            <text:p/>
          </table:table-cell>
          <table:table-cell table:style-name="ce13" table:number-columns-repeated="2"/>
          <table:table-cell table:style-name="ce33" table:number-columns-repeated="3"/>
          <table:table-cell table:style-name="ce13" table:number-columns-repeated="2"/>
          <table:table-cell table:style-name="ce51" table:number-columns-repeated="2"/>
          <table:table-cell table:style-name="ce13" table:number-columns-repeated="2"/>
          <table:table-cell table:style-name="ce61" table:number-columns-repeated="3"/>
          <table:table-cell table:style-name="ce64"/>
          <table:table-cell table:number-columns-repeated="1006"/>
        </table:table-row>
        <table:table-row table:style-name="ro4">
          <table:table-cell/>
          <table:table-cell table:style-name="ce5" table:formula="of:=IF([.$A480]&lt;&gt;&quot;&quot;;MAX([.$B$1:.$B479])+1;&quot;&quot;)">
            <text:p/>
          </table:table-cell>
          <table:table-cell table:style-name="ce5" table:formula="of:=IF([.$A480]&lt;&gt;&quot;&quot;;CONCATENATE([.$D480];&quot;-&quot;;[.$E480]);&quot;&quot;)">
            <text:p/>
          </table:table-cell>
          <table:table-cell table:style-name="ce13" table:number-columns-repeated="2"/>
          <table:table-cell table:style-name="ce33" table:number-columns-repeated="3"/>
          <table:table-cell table:style-name="ce13" table:number-columns-repeated="2"/>
          <table:table-cell table:style-name="ce51" table:number-columns-repeated="2"/>
          <table:table-cell table:style-name="ce13" table:number-columns-repeated="2"/>
          <table:table-cell table:style-name="ce61" table:number-columns-repeated="3"/>
          <table:table-cell table:style-name="ce64"/>
          <table:table-cell table:number-columns-repeated="1006"/>
        </table:table-row>
        <table:table-row table:style-name="ro4">
          <table:table-cell/>
          <table:table-cell table:style-name="ce5" table:formula="of:=IF([.$A481]&lt;&gt;&quot;&quot;;MAX([.$B$1:.$B480])+1;&quot;&quot;)">
            <text:p/>
          </table:table-cell>
          <table:table-cell table:style-name="ce5" table:formula="of:=IF([.$A481]&lt;&gt;&quot;&quot;;CONCATENATE([.$D481];&quot;-&quot;;[.$E481]);&quot;&quot;)">
            <text:p/>
          </table:table-cell>
          <table:table-cell table:style-name="ce13" table:number-columns-repeated="2"/>
          <table:table-cell table:style-name="ce33" table:number-columns-repeated="3"/>
          <table:table-cell table:style-name="ce13" table:number-columns-repeated="2"/>
          <table:table-cell table:style-name="ce51" table:number-columns-repeated="2"/>
          <table:table-cell table:style-name="ce13" table:number-columns-repeated="2"/>
          <table:table-cell table:style-name="ce61" table:number-columns-repeated="3"/>
          <table:table-cell table:style-name="ce64"/>
          <table:table-cell table:number-columns-repeated="1006"/>
        </table:table-row>
        <table:table-row table:style-name="ro4">
          <table:table-cell/>
          <table:table-cell table:style-name="ce5" table:formula="of:=IF([.$A482]&lt;&gt;&quot;&quot;;MAX([.$B$1:.$B481])+1;&quot;&quot;)">
            <text:p/>
          </table:table-cell>
          <table:table-cell table:style-name="ce5" table:formula="of:=IF([.$A482]&lt;&gt;&quot;&quot;;CONCATENATE([.$D482];&quot;-&quot;;[.$E482]);&quot;&quot;)">
            <text:p/>
          </table:table-cell>
          <table:table-cell table:style-name="ce13" table:number-columns-repeated="2"/>
          <table:table-cell table:style-name="ce33" table:number-columns-repeated="3"/>
          <table:table-cell table:style-name="ce13" table:number-columns-repeated="2"/>
          <table:table-cell table:style-name="ce51" table:number-columns-repeated="2"/>
          <table:table-cell table:style-name="ce13" table:number-columns-repeated="2"/>
          <table:table-cell table:style-name="ce61" table:number-columns-repeated="3"/>
          <table:table-cell table:style-name="ce64"/>
          <table:table-cell table:number-columns-repeated="1006"/>
        </table:table-row>
        <table:table-row table:style-name="ro4">
          <table:table-cell/>
          <table:table-cell table:style-name="ce5" table:formula="of:=IF([.$A483]&lt;&gt;&quot;&quot;;MAX([.$B$1:.$B482])+1;&quot;&quot;)">
            <text:p/>
          </table:table-cell>
          <table:table-cell table:style-name="ce5" table:formula="of:=IF([.$A483]&lt;&gt;&quot;&quot;;CONCATENATE([.$D483];&quot;-&quot;;[.$E483]);&quot;&quot;)">
            <text:p/>
          </table:table-cell>
          <table:table-cell table:style-name="ce13" table:number-columns-repeated="2"/>
          <table:table-cell table:style-name="ce33" table:number-columns-repeated="3"/>
          <table:table-cell table:style-name="ce13" table:number-columns-repeated="2"/>
          <table:table-cell table:style-name="ce51" table:number-columns-repeated="2"/>
          <table:table-cell table:style-name="ce13" table:number-columns-repeated="2"/>
          <table:table-cell table:style-name="ce61" table:number-columns-repeated="3"/>
          <table:table-cell table:style-name="ce64"/>
          <table:table-cell table:number-columns-repeated="1006"/>
        </table:table-row>
        <table:table-row table:style-name="ro4">
          <table:table-cell/>
          <table:table-cell table:style-name="ce5" table:formula="of:=IF([.$A484]&lt;&gt;&quot;&quot;;MAX([.$B$1:.$B483])+1;&quot;&quot;)">
            <text:p/>
          </table:table-cell>
          <table:table-cell table:style-name="ce5" table:formula="of:=IF([.$A484]&lt;&gt;&quot;&quot;;CONCATENATE([.$D484];&quot;-&quot;;[.$E484]);&quot;&quot;)">
            <text:p/>
          </table:table-cell>
          <table:table-cell table:style-name="ce13" table:number-columns-repeated="2"/>
          <table:table-cell table:style-name="ce33" table:number-columns-repeated="3"/>
          <table:table-cell table:style-name="ce13" table:number-columns-repeated="2"/>
          <table:table-cell table:style-name="ce51" table:number-columns-repeated="2"/>
          <table:table-cell table:style-name="ce13" table:number-columns-repeated="2"/>
          <table:table-cell table:style-name="ce61" table:number-columns-repeated="3"/>
          <table:table-cell table:style-name="ce64"/>
          <table:table-cell table:number-columns-repeated="1006"/>
        </table:table-row>
        <table:table-row table:style-name="ro4">
          <table:table-cell/>
          <table:table-cell table:style-name="ce5" table:formula="of:=IF([.$A485]&lt;&gt;&quot;&quot;;MAX([.$B$1:.$B484])+1;&quot;&quot;)">
            <text:p/>
          </table:table-cell>
          <table:table-cell table:style-name="ce5" table:formula="of:=IF([.$A485]&lt;&gt;&quot;&quot;;CONCATENATE([.$D485];&quot;-&quot;;[.$E485]);&quot;&quot;)">
            <text:p/>
          </table:table-cell>
          <table:table-cell table:style-name="ce13" table:number-columns-repeated="2"/>
          <table:table-cell table:style-name="ce33" table:number-columns-repeated="3"/>
          <table:table-cell table:style-name="ce13" table:number-columns-repeated="2"/>
          <table:table-cell table:style-name="ce51" table:number-columns-repeated="2"/>
          <table:table-cell table:style-name="ce13" table:number-columns-repeated="2"/>
          <table:table-cell table:style-name="ce61" table:number-columns-repeated="3"/>
          <table:table-cell table:style-name="ce64"/>
          <table:table-cell table:number-columns-repeated="1006"/>
        </table:table-row>
        <table:table-row table:style-name="ro4">
          <table:table-cell/>
          <table:table-cell table:style-name="ce5" table:formula="of:=IF([.$A486]&lt;&gt;&quot;&quot;;MAX([.$B$1:.$B485])+1;&quot;&quot;)">
            <text:p/>
          </table:table-cell>
          <table:table-cell table:style-name="ce5" table:formula="of:=IF([.$A486]&lt;&gt;&quot;&quot;;CONCATENATE([.$D486];&quot;-&quot;;[.$E486]);&quot;&quot;)">
            <text:p/>
          </table:table-cell>
          <table:table-cell table:style-name="ce13" table:number-columns-repeated="2"/>
          <table:table-cell table:style-name="ce33" table:number-columns-repeated="3"/>
          <table:table-cell table:style-name="ce13" table:number-columns-repeated="2"/>
          <table:table-cell table:style-name="ce51" table:number-columns-repeated="2"/>
          <table:table-cell table:style-name="ce13" table:number-columns-repeated="2"/>
          <table:table-cell table:style-name="ce61" table:number-columns-repeated="3"/>
          <table:table-cell table:style-name="ce64"/>
          <table:table-cell table:number-columns-repeated="1006"/>
        </table:table-row>
        <table:table-row table:style-name="ro4">
          <table:table-cell/>
          <table:table-cell table:style-name="ce5" table:formula="of:=IF([.$A487]&lt;&gt;&quot;&quot;;MAX([.$B$1:.$B486])+1;&quot;&quot;)">
            <text:p/>
          </table:table-cell>
          <table:table-cell table:style-name="ce5" table:formula="of:=IF([.$A487]&lt;&gt;&quot;&quot;;CONCATENATE([.$D487];&quot;-&quot;;[.$E487]);&quot;&quot;)">
            <text:p/>
          </table:table-cell>
          <table:table-cell table:style-name="ce13" table:number-columns-repeated="2"/>
          <table:table-cell table:style-name="ce33" table:number-columns-repeated="3"/>
          <table:table-cell table:style-name="ce13" table:number-columns-repeated="2"/>
          <table:table-cell table:style-name="ce51" table:number-columns-repeated="2"/>
          <table:table-cell table:style-name="ce13" table:number-columns-repeated="2"/>
          <table:table-cell table:style-name="ce61" table:number-columns-repeated="3"/>
          <table:table-cell table:style-name="ce64"/>
          <table:table-cell table:number-columns-repeated="1006"/>
        </table:table-row>
        <table:table-row table:style-name="ro4">
          <table:table-cell/>
          <table:table-cell table:style-name="ce5" table:formula="of:=IF([.$A488]&lt;&gt;&quot;&quot;;MAX([.$B$1:.$B487])+1;&quot;&quot;)">
            <text:p/>
          </table:table-cell>
          <table:table-cell table:style-name="ce5" table:formula="of:=IF([.$A488]&lt;&gt;&quot;&quot;;CONCATENATE([.$D488];&quot;-&quot;;[.$E488]);&quot;&quot;)">
            <text:p/>
          </table:table-cell>
          <table:table-cell table:style-name="ce13" table:number-columns-repeated="2"/>
          <table:table-cell table:style-name="ce33" table:number-columns-repeated="3"/>
          <table:table-cell table:style-name="ce13" table:number-columns-repeated="2"/>
          <table:table-cell table:style-name="ce51" table:number-columns-repeated="2"/>
          <table:table-cell table:style-name="ce13" table:number-columns-repeated="2"/>
          <table:table-cell table:style-name="ce61" table:number-columns-repeated="3"/>
          <table:table-cell table:style-name="ce64"/>
          <table:table-cell table:number-columns-repeated="1006"/>
        </table:table-row>
        <table:table-row table:style-name="ro4">
          <table:table-cell/>
          <table:table-cell table:style-name="ce5" table:formula="of:=IF([.$A489]&lt;&gt;&quot;&quot;;MAX([.$B$1:.$B488])+1;&quot;&quot;)">
            <text:p/>
          </table:table-cell>
          <table:table-cell table:style-name="ce5" table:formula="of:=IF([.$A489]&lt;&gt;&quot;&quot;;CONCATENATE([.$D489];&quot;-&quot;;[.$E489]);&quot;&quot;)">
            <text:p/>
          </table:table-cell>
          <table:table-cell table:style-name="ce13" table:number-columns-repeated="2"/>
          <table:table-cell table:style-name="ce33" table:number-columns-repeated="3"/>
          <table:table-cell table:style-name="ce13" table:number-columns-repeated="2"/>
          <table:table-cell table:style-name="ce51" table:number-columns-repeated="2"/>
          <table:table-cell table:style-name="ce13" table:number-columns-repeated="2"/>
          <table:table-cell table:style-name="ce61" table:number-columns-repeated="3"/>
          <table:table-cell table:style-name="ce64"/>
          <table:table-cell table:number-columns-repeated="1006"/>
        </table:table-row>
        <table:table-row table:style-name="ro4">
          <table:table-cell/>
          <table:table-cell table:style-name="ce5" table:formula="of:=IF([.$A490]&lt;&gt;&quot;&quot;;MAX([.$B$1:.$B489])+1;&quot;&quot;)">
            <text:p/>
          </table:table-cell>
          <table:table-cell table:style-name="ce5" table:formula="of:=IF([.$A490]&lt;&gt;&quot;&quot;;CONCATENATE([.$D490];&quot;-&quot;;[.$E490]);&quot;&quot;)">
            <text:p/>
          </table:table-cell>
          <table:table-cell table:style-name="ce13" table:number-columns-repeated="2"/>
          <table:table-cell table:style-name="ce33" table:number-columns-repeated="3"/>
          <table:table-cell table:style-name="ce13" table:number-columns-repeated="2"/>
          <table:table-cell table:style-name="ce51" table:number-columns-repeated="2"/>
          <table:table-cell table:style-name="ce13" table:number-columns-repeated="2"/>
          <table:table-cell table:style-name="ce61" table:number-columns-repeated="3"/>
          <table:table-cell table:style-name="ce64"/>
          <table:table-cell table:number-columns-repeated="1006"/>
        </table:table-row>
        <table:table-row table:style-name="ro4">
          <table:table-cell/>
          <table:table-cell table:style-name="ce5" table:formula="of:=IF([.$A491]&lt;&gt;&quot;&quot;;MAX([.$B$1:.$B490])+1;&quot;&quot;)">
            <text:p/>
          </table:table-cell>
          <table:table-cell table:style-name="ce5" table:formula="of:=IF([.$A491]&lt;&gt;&quot;&quot;;CONCATENATE([.$D491];&quot;-&quot;;[.$E491]);&quot;&quot;)">
            <text:p/>
          </table:table-cell>
          <table:table-cell table:style-name="ce13" table:number-columns-repeated="2"/>
          <table:table-cell table:style-name="ce33" table:number-columns-repeated="3"/>
          <table:table-cell table:style-name="ce13" table:number-columns-repeated="2"/>
          <table:table-cell table:style-name="ce51" table:number-columns-repeated="2"/>
          <table:table-cell table:style-name="ce13" table:number-columns-repeated="2"/>
          <table:table-cell table:style-name="ce61" table:number-columns-repeated="3"/>
          <table:table-cell table:style-name="ce64"/>
          <table:table-cell table:number-columns-repeated="1006"/>
        </table:table-row>
        <table:table-row table:style-name="ro4">
          <table:table-cell/>
          <table:table-cell table:style-name="ce5" table:formula="of:=IF([.$A492]&lt;&gt;&quot;&quot;;MAX([.$B$1:.$B491])+1;&quot;&quot;)">
            <text:p/>
          </table:table-cell>
          <table:table-cell table:style-name="ce5" table:formula="of:=IF([.$A492]&lt;&gt;&quot;&quot;;CONCATENATE([.$D492];&quot;-&quot;;[.$E492]);&quot;&quot;)">
            <text:p/>
          </table:table-cell>
          <table:table-cell table:style-name="ce13" table:number-columns-repeated="2"/>
          <table:table-cell table:style-name="ce33" table:number-columns-repeated="3"/>
          <table:table-cell table:style-name="ce13" table:number-columns-repeated="2"/>
          <table:table-cell table:style-name="ce51" table:number-columns-repeated="2"/>
          <table:table-cell table:style-name="ce13" table:number-columns-repeated="2"/>
          <table:table-cell table:style-name="ce61" table:number-columns-repeated="3"/>
          <table:table-cell table:style-name="ce64"/>
          <table:table-cell table:number-columns-repeated="1006"/>
        </table:table-row>
        <table:table-row table:style-name="ro4">
          <table:table-cell/>
          <table:table-cell table:style-name="ce5" table:formula="of:=IF([.$A493]&lt;&gt;&quot;&quot;;MAX([.$B$1:.$B492])+1;&quot;&quot;)">
            <text:p/>
          </table:table-cell>
          <table:table-cell table:style-name="ce5" table:formula="of:=IF([.$A493]&lt;&gt;&quot;&quot;;CONCATENATE([.$D493];&quot;-&quot;;[.$E493]);&quot;&quot;)">
            <text:p/>
          </table:table-cell>
          <table:table-cell table:style-name="ce13" table:number-columns-repeated="2"/>
          <table:table-cell table:style-name="ce33" table:number-columns-repeated="3"/>
          <table:table-cell table:style-name="ce13" table:number-columns-repeated="2"/>
          <table:table-cell table:style-name="ce51" table:number-columns-repeated="2"/>
          <table:table-cell table:style-name="ce13" table:number-columns-repeated="2"/>
          <table:table-cell table:style-name="ce61" table:number-columns-repeated="3"/>
          <table:table-cell table:style-name="ce64"/>
          <table:table-cell table:number-columns-repeated="1006"/>
        </table:table-row>
        <table:table-row table:style-name="ro4">
          <table:table-cell/>
          <table:table-cell table:style-name="ce5" table:formula="of:=IF([.$A494]&lt;&gt;&quot;&quot;;MAX([.$B$1:.$B493])+1;&quot;&quot;)">
            <text:p/>
          </table:table-cell>
          <table:table-cell table:style-name="ce5" table:formula="of:=IF([.$A494]&lt;&gt;&quot;&quot;;CONCATENATE([.$D494];&quot;-&quot;;[.$E494]);&quot;&quot;)">
            <text:p/>
          </table:table-cell>
          <table:table-cell table:style-name="ce13" table:number-columns-repeated="2"/>
          <table:table-cell table:style-name="ce33" table:number-columns-repeated="3"/>
          <table:table-cell table:style-name="ce13" table:number-columns-repeated="2"/>
          <table:table-cell table:style-name="ce51" table:number-columns-repeated="2"/>
          <table:table-cell table:style-name="ce13" table:number-columns-repeated="2"/>
          <table:table-cell table:style-name="ce61" table:number-columns-repeated="3"/>
          <table:table-cell table:style-name="ce64"/>
          <table:table-cell table:number-columns-repeated="1006"/>
        </table:table-row>
        <table:table-row table:style-name="ro4">
          <table:table-cell/>
          <table:table-cell table:style-name="ce5" table:formula="of:=IF([.$A495]&lt;&gt;&quot;&quot;;MAX([.$B$1:.$B494])+1;&quot;&quot;)">
            <text:p/>
          </table:table-cell>
          <table:table-cell table:style-name="ce5" table:formula="of:=IF([.$A495]&lt;&gt;&quot;&quot;;CONCATENATE([.$D495];&quot;-&quot;;[.$E495]);&quot;&quot;)">
            <text:p/>
          </table:table-cell>
          <table:table-cell table:style-name="ce13" table:number-columns-repeated="2"/>
          <table:table-cell table:style-name="ce33" table:number-columns-repeated="3"/>
          <table:table-cell table:style-name="ce13" table:number-columns-repeated="2"/>
          <table:table-cell table:style-name="ce51" table:number-columns-repeated="2"/>
          <table:table-cell table:style-name="ce13" table:number-columns-repeated="2"/>
          <table:table-cell table:style-name="ce61" table:number-columns-repeated="3"/>
          <table:table-cell table:style-name="ce64"/>
          <table:table-cell table:number-columns-repeated="1006"/>
        </table:table-row>
        <table:table-row table:style-name="ro4">
          <table:table-cell/>
          <table:table-cell table:style-name="ce5" table:formula="of:=IF([.$A496]&lt;&gt;&quot;&quot;;MAX([.$B$1:.$B495])+1;&quot;&quot;)">
            <text:p/>
          </table:table-cell>
          <table:table-cell table:style-name="ce5" table:formula="of:=IF([.$A496]&lt;&gt;&quot;&quot;;CONCATENATE([.$D496];&quot;-&quot;;[.$E496]);&quot;&quot;)">
            <text:p/>
          </table:table-cell>
          <table:table-cell table:style-name="ce13" table:number-columns-repeated="2"/>
          <table:table-cell table:style-name="ce33" table:number-columns-repeated="3"/>
          <table:table-cell table:style-name="ce13" table:number-columns-repeated="2"/>
          <table:table-cell table:style-name="ce51" table:number-columns-repeated="2"/>
          <table:table-cell table:style-name="ce13" table:number-columns-repeated="2"/>
          <table:table-cell table:style-name="ce61" table:number-columns-repeated="3"/>
          <table:table-cell table:style-name="ce64"/>
          <table:table-cell table:number-columns-repeated="1006"/>
        </table:table-row>
        <table:table-row table:style-name="ro4">
          <table:table-cell/>
          <table:table-cell table:style-name="ce5" table:formula="of:=IF([.$A497]&lt;&gt;&quot;&quot;;MAX([.$B$1:.$B496])+1;&quot;&quot;)">
            <text:p/>
          </table:table-cell>
          <table:table-cell table:style-name="ce5" table:formula="of:=IF([.$A497]&lt;&gt;&quot;&quot;;CONCATENATE([.$D497];&quot;-&quot;;[.$E497]);&quot;&quot;)">
            <text:p/>
          </table:table-cell>
          <table:table-cell table:style-name="ce13" table:number-columns-repeated="2"/>
          <table:table-cell table:style-name="ce33" table:number-columns-repeated="3"/>
          <table:table-cell table:style-name="ce13" table:number-columns-repeated="2"/>
          <table:table-cell table:style-name="ce51" table:number-columns-repeated="2"/>
          <table:table-cell table:style-name="ce13" table:number-columns-repeated="2"/>
          <table:table-cell table:style-name="ce61" table:number-columns-repeated="3"/>
          <table:table-cell table:style-name="ce64"/>
          <table:table-cell table:number-columns-repeated="1006"/>
        </table:table-row>
        <table:table-row table:style-name="ro4">
          <table:table-cell/>
          <table:table-cell table:style-name="ce5" table:formula="of:=IF([.$A498]&lt;&gt;&quot;&quot;;MAX([.$B$1:.$B497])+1;&quot;&quot;)">
            <text:p/>
          </table:table-cell>
          <table:table-cell table:style-name="ce5" table:formula="of:=IF([.$A498]&lt;&gt;&quot;&quot;;CONCATENATE([.$D498];&quot;-&quot;;[.$E498]);&quot;&quot;)">
            <text:p/>
          </table:table-cell>
          <table:table-cell table:style-name="ce13" table:number-columns-repeated="2"/>
          <table:table-cell table:style-name="ce33" table:number-columns-repeated="3"/>
          <table:table-cell table:style-name="ce13" table:number-columns-repeated="2"/>
          <table:table-cell table:style-name="ce51" table:number-columns-repeated="2"/>
          <table:table-cell table:style-name="ce13" table:number-columns-repeated="2"/>
          <table:table-cell table:style-name="ce61" table:number-columns-repeated="3"/>
          <table:table-cell table:style-name="ce64"/>
          <table:table-cell table:number-columns-repeated="1006"/>
        </table:table-row>
        <table:table-row table:style-name="ro4">
          <table:table-cell/>
          <table:table-cell table:style-name="ce5" table:formula="of:=IF([.$A499]&lt;&gt;&quot;&quot;;MAX([.$B$1:.$B498])+1;&quot;&quot;)">
            <text:p/>
          </table:table-cell>
          <table:table-cell table:style-name="ce5" table:formula="of:=IF([.$A499]&lt;&gt;&quot;&quot;;CONCATENATE([.$D499];&quot;-&quot;;[.$E499]);&quot;&quot;)">
            <text:p/>
          </table:table-cell>
          <table:table-cell table:style-name="ce13" table:number-columns-repeated="2"/>
          <table:table-cell table:style-name="ce33" table:number-columns-repeated="3"/>
          <table:table-cell table:style-name="ce13" table:number-columns-repeated="2"/>
          <table:table-cell table:style-name="ce51" table:number-columns-repeated="2"/>
          <table:table-cell table:style-name="ce13" table:number-columns-repeated="2"/>
          <table:table-cell table:style-name="ce61" table:number-columns-repeated="3"/>
          <table:table-cell table:style-name="ce64"/>
          <table:table-cell table:number-columns-repeated="1006"/>
        </table:table-row>
        <table:table-row table:style-name="ro4">
          <table:table-cell/>
          <table:table-cell table:style-name="ce5" table:formula="of:=IF([.$A500]&lt;&gt;&quot;&quot;;MAX([.$B$1:.$B499])+1;&quot;&quot;)">
            <text:p/>
          </table:table-cell>
          <table:table-cell table:style-name="ce5" table:formula="of:=IF([.$A500]&lt;&gt;&quot;&quot;;CONCATENATE([.$D500];&quot;-&quot;;[.$E500]);&quot;&quot;)">
            <text:p/>
          </table:table-cell>
          <table:table-cell table:style-name="ce13" table:number-columns-repeated="2"/>
          <table:table-cell table:style-name="ce33" table:number-columns-repeated="3"/>
          <table:table-cell table:style-name="ce13" table:number-columns-repeated="2"/>
          <table:table-cell table:style-name="ce51" table:number-columns-repeated="2"/>
          <table:table-cell table:style-name="ce13" table:number-columns-repeated="2"/>
          <table:table-cell table:style-name="ce61" table:number-columns-repeated="3"/>
          <table:table-cell table:style-name="ce64"/>
          <table:table-cell table:number-columns-repeated="1006"/>
        </table:table-row>
        <table:table-row table:style-name="ro4" table:number-rows-repeated="498">
          <table:table-cell table:number-columns-repeated="3"/>
          <table:table-cell table:style-name="ce13" table:number-columns-repeated="2"/>
          <table:table-cell table:style-name="ce33" table:number-columns-repeated="3"/>
          <table:table-cell table:style-name="ce13" table:number-columns-repeated="2"/>
          <table:table-cell table:style-name="ce51" table:number-columns-repeated="2"/>
          <table:table-cell table:style-name="ce13" table:number-columns-repeated="2"/>
          <table:table-cell table:style-name="ce61" table:number-columns-repeated="3"/>
          <table:table-cell table:style-name="ce64"/>
          <table:table-cell table:number-columns-repeated="1006"/>
        </table:table-row>
        <table:table-row table:style-name="ro4" table:number-rows-repeated="2">
          <table:table-cell table:number-columns-repeated="5"/>
          <table:table-cell table:style-name="ce33" table:number-columns-repeated="3"/>
          <table:table-cell table:number-columns-repeated="9"/>
          <table:table-cell table:style-name="ce64"/>
          <table:table-cell table:number-columns-repeated="1006"/>
        </table:table-row>
        <table:table-row table:style-name="ro4" table:number-rows-repeated="1047575">
          <table:table-cell table:number-columns-repeated="1024"/>
        </table:table-row>
        <table:table-row table:style-name="ro86">
          <table:table-cell table:number-columns-repeated="1024"/>
        </table:table-row>
        <calcext:conditional-formats>
          <calcext:conditional-format calcext:target-range-address="'customization-items'.R2:'customization-items'.R1000">
            <calcext:condition calcext:apply-style-name="廃止された選択肢" calcext:value="formula-is(([.R2]=&quot;省略&quot;))" calcext:base-cell-address="'customization-items'.R2"/>
            <calcext:condition calcext:apply-style-name="新規作成され、選択された選択肢" calcext:value="formula-is(AND([.R2]&lt;&gt;&quot;&quot;; [.L2]=&quot;新規&quot;))" calcext:base-cell-address="'customization-items'.R2"/>
            <calcext:condition calcext:apply-style-name="選択された選択肢" calcext:value="formula-is(([.R2]&lt;&gt;&quot;&quot;))" calcext:base-cell-address="'customization-items'.R2"/>
          </calcext:conditional-format>
          <calcext:conditional-format calcext:target-range-address="'customization-items'.K198:'customization-items'.K198">
            <calcext:condition calcext:apply-style-name="Excel_CondFormat_1_2_1" calcext:value="formula-is(AND(['customization-items'.$A198]&lt;&gt;&quot;&quot;;['customization-items'.$L198]=&quot;新規&quot;))" calcext:base-cell-address="'customization-items'.K198"/>
            <calcext:condition calcext:apply-style-name="Excel_CondFormat_1_2_2" calcext:value="formula-is(['customization-items'.$A198]&lt;&gt;&quot;&quot;)" calcext:base-cell-address="'customization-items'.K198"/>
            <calcext:condition calcext:apply-style-name="Excel_CondFormat_1_2_3" calcext:value="formula-is(OR(ISNUMBER(FIND(&quot;廃止&quot;;['customization-items'.$D198]));ISNUMBER(FIND(&quot;廃止&quot;;['customization-items'.$E198]))))" calcext:base-cell-address="'customization-items'.K198"/>
          </calcext:conditional-format>
          <calcext:conditional-format calcext:target-range-address="'customization-items'.D61:'customization-items'.E998 'customization-items'.I2:'customization-items'.Q998 'customization-items'.D2:'customization-items'.E60">
            <calcext:condition calcext:apply-style-name="新規作成され、選択された選択肢" calcext:value="formula-is(AND([.$A2]&lt;&gt;&quot;&quot;;[.$L2]=&quot;新規&quot;))" calcext:base-cell-address="'customization-items'.D2"/>
            <calcext:condition calcext:apply-style-name="選択された選択肢" calcext:value="formula-is([.$A2]&lt;&gt;&quot;&quot;)" calcext:base-cell-address="'customization-items'.D2"/>
            <calcext:condition calcext:apply-style-name="廃止された選択肢" calcext:value="formula-is(OR(ISNUMBER(FIND(&quot;廃止&quot;;[.$D2]));ISNUMBER(FIND(&quot;廃止&quot;;[.$E2]))))" calcext:base-cell-address="'customization-items'.D2"/>
          </calcext:conditional-format>
          <calcext:conditional-format calcext:target-range-address="'customization-items'.F2:'customization-items'.H1000">
            <calcext:condition calcext:apply-style-name="廃止された選択肢" calcext:value="formula-is(ISNUMBER(FIND(&quot;廃止&quot;;[.$D2])))" calcext:base-cell-address="'customization-items'.F2"/>
            <calcext:condition calcext:apply-style-name="新規作成され、選択された選択肢" calcext:value="formula-is(AND(COUNTIFS([.$A$2:.$A$1000];&quot;&quot;;[.$D$2:.$D$1000];[.$D2])&lt;&gt;COUNTIF([.$D$2:.$D$1000];[.$D2]);[.$L2]=&quot;新規&quot;))" calcext:base-cell-address="'customization-items'.F2"/>
            <calcext:condition calcext:apply-style-name="選択された選択肢" calcext:value="formula-is(COUNTIFS([.$A$2:.$A$1000];&quot;&quot;;[.$D$2:.$D$1000];[.$D2])&lt;&gt;COUNTIF([.$D$2:.$D$1000];[.$D2]))" calcext:base-cell-address="'customization-items'.F2"/>
          </calcext:conditional-format>
        </calcext:conditional-formats>
      </table:table>
      <table:table table:name="menuitem-shortcut-disable-items" table:style-name="ta1">
        <table:table-column table:style-name="co19" table:default-cell-style-name="ce14"/>
        <table:table-column table:style-name="co20" table:visibility="collapse" table:default-cell-style-name="ce14"/>
        <table:table-column table:style-name="co20" table:default-cell-style-name="ce14"/>
        <table:table-column table:style-name="co21" table:default-cell-style-name="ce14"/>
        <table:table-column table:style-name="co22" table:visibility="collapse" table:default-cell-style-name="ce14"/>
        <table:table-column table:style-name="co23" table:default-cell-style-name="ce14"/>
        <table:table-column table:style-name="co24" table:default-cell-style-name="ce14"/>
        <table:table-column table:style-name="co25" table:default-cell-style-name="ce14"/>
        <table:table-column table:style-name="co25" table:visibility="collapse" table:default-cell-style-name="ce14"/>
        <table:table-column table:style-name="co26" table:visibility="collapse" table:default-cell-style-name="ce14"/>
        <table:table-column table:style-name="co20" table:default-cell-style-name="ce14"/>
        <table:table-column table:style-name="co23" table:visibility="collapse" table:default-cell-style-name="ce14"/>
        <table:table-column table:style-name="co24" table:visibility="collapse" table:default-cell-style-name="ce14"/>
        <table:table-column table:style-name="co25" table:visibility="collapse" table:default-cell-style-name="ce14"/>
        <table:table-column table:style-name="co27" table:visibility="collapse" table:default-cell-style-name="ce14"/>
        <table:table-column table:style-name="co28" table:visibility="collapse" table:default-cell-style-name="ce14"/>
        <table:table-column table:style-name="co29" table:visibility="collapse" table:default-cell-style-name="ce14"/>
        <table:table-column table:style-name="co30" table:visibility="collapse" table:default-cell-style-name="ce14"/>
        <table:table-column table:style-name="co24" table:visibility="collapse" table:default-cell-style-name="ce14"/>
        <table:table-column table:style-name="co25" table:visibility="collapse" table:default-cell-style-name="ce14"/>
        <table:table-column table:style-name="co29" table:visibility="collapse" table:default-cell-style-name="ce14"/>
        <table:table-column table:style-name="co31" table:visibility="collapse" table:default-cell-style-name="ce14"/>
        <table:table-column table:style-name="co24" table:visibility="collapse" table:default-cell-style-name="ce14"/>
        <table:table-column table:style-name="co25" table:visibility="collapse" table:default-cell-style-name="ce14"/>
        <table:table-column table:style-name="co29" table:visibility="collapse" table:default-cell-style-name="ce14"/>
        <table:table-column table:style-name="co32" table:visibility="collapse" table:default-cell-style-name="ce14"/>
        <table:table-column table:style-name="co24" table:visibility="collapse" table:default-cell-style-name="ce14"/>
        <table:table-column table:style-name="co25" table:visibility="collapse" table:default-cell-style-name="ce14"/>
        <table:table-column table:style-name="co17" table:number-columns-repeated="996" table:default-cell-style-name="ce14"/>
        <table:table-row table:style-name="ro80">
          <table:table-cell table:number-columns-repeated="3"/>
          <table:table-cell office:value-type="string" calcext:value-type="string" table:number-columns-spanned="3"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
            <text:p>// `.toString());</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2"/>
          <table:table-cell table:number-columns-repeated="1018"/>
        </table:table-row>
        <table:table-row table:style-name="ro4">
          <table:table-cell table:style-name="ce6" table:number-columns-repeated="29"/>
          <table:table-cell table:number-columns-repeated="995"/>
        </table:table-row>
        <table:table-row table:style-name="ro81">
          <table:table-cell table:style-name="ce44" office:value-type="string" calcext:value-type="string" table:number-columns-spanned="1" table:number-rows-spanned="2">
            <text:p>選択</text:p>
          </table:table-cell>
          <table:table-cell table:style-name="ce44"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95"/>
        </table:table-row>
        <table:table-row table:style-name="ro82">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4"/>
          <table:table-cell table:number-columns-repeated="995"/>
        </table:table-row>
        <table:table-row table:style-name="ro27">
          <table:table-cell table:style-name="ce6"/>
          <table:table-cell table:style-name="ce6" table:formula="of:=IF([.$A5]&lt;&gt;&quot;&quot;;MAX([.$B$1:.$B4])+1;&quot;&quot;)">
            <text:p/>
          </table:table-cell>
          <table:table-cell table:style-name="ce65" office:value-type="string" calcext:value-type="string">
            <text:p>MenuShortcut-1</text:p>
          </table:table-cell>
          <table:table-cell table:style-name="ce65" office:value-type="string" calcext:value-type="string">
            <text:p>閉じたタブを開き直す</text:p>
          </table:table-cell>
          <table:table-cell table:style-name="ce65" office:value-type="string" calcext:value-type="string">
            <text:p>undoCloseTab</text:p>
          </table:table-cell>
          <table:table-cell table:style-name="ce65" office:value-type="string" calcext:value-type="string">
            <text:p>Ctrl-Shift-T</text:p>
          </table:table-cell>
          <table:table-cell table:style-name="ce65"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5" office:value-type="string" calcext:value-type="string">
            <text:p>killedItems</text:p>
          </table:table-cell>
          <table:table-cell table:style-name="ce71" office:value-type="string" calcext:value-type="string">
            <text:p>false</text:p>
          </table:table-cell>
          <table:table-cell table:style-name="ce6" office:value-type="string" calcext:value-type="string">
            <text:p>yes</text:p>
          </table:table-cell>
          <table:table-cell table:style-name="ce6" table:formula="of:=IF(AND([.F5]=[.L5];[.G5]=[.M5];[.H5]=[.N5]);&quot;&quot;;IF([.L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71" office:value-type="string" calcext:value-type="string">
            <text:p>false</text:p>
          </table:table-cell>
          <table:table-cell table:style-name="ce6" office:value-type="string" calcext:value-type="string">
            <text:p>yes</text:p>
          </table:table-cell>
          <table:table-cell table:style-name="ce6" table:formula="of:=IF(AND([.L5]=[.R5];[.M5]=[.S5];[.O5]=[.T5];[.P5]=[.U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71"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71" office:value-type="string" calcext:value-type="string">
            <text:p>false</text:p>
          </table:table-cell>
          <table:table-cell table:style-name="ce72" table:formula="of:=IFERROR(VLOOKUP([.$H2];[$'verify-targets-to-chapters'.$A$1:.$B$999];2;0);IF([.$A2]=&quot;&quot;;&quot;&quot;;&quot;省略&quot;))">
            <text:p/>
          </table:table-cell>
          <table:table-cell table:number-columns-repeated="995"/>
        </table:table-row>
        <table:table-row table:style-name="ro27">
          <table:table-cell table:style-name="ce6"/>
          <table:table-cell table:style-name="ce6" table:formula="of:=IF([.$A6]&lt;&gt;&quot;&quot;;MAX([.$B$1:.$B5])+1;&quot;&quot;)">
            <text:p/>
          </table:table-cell>
          <table:table-cell table:style-name="ce65" office:value-type="string" calcext:value-type="string">
            <text:p>MenuShortcut-2</text:p>
          </table:table-cell>
          <table:table-cell table:style-name="ce65" office:value-type="string" calcext:value-type="string">
            <text:p>閉じたウィンドウを開き直す</text:p>
          </table:table-cell>
          <table:table-cell table:style-name="ce65" office:value-type="string" calcext:value-type="string">
            <text:p>undoCloseWindow</text:p>
          </table:table-cell>
          <table:table-cell table:style-name="ce65" office:value-type="string" calcext:value-type="string">
            <text:p>Ctrl-Shift-N</text:p>
          </table:table-cell>
          <table:table-cell table:style-name="ce65" office:value-type="string" calcext:value-type="string">
            <text:p>#key_undoCloseWindow,</text:p>
            <text:p>#History\:UndoCloseWindow,</text:p>
            <text:p>#historyUndoWindowMenu,</text:p>
            <text:p>#PanelUI-recentlyClosedWindows-separator,</text:p>
            <text:p>#PanelUI-recentlyClosedWindows</text:p>
          </table:table-cell>
          <table:table-cell table:style-name="ce65" office:value-type="string" calcext:value-type="string">
            <text:p>killedItems</text:p>
          </table:table-cell>
          <table:table-cell table:style-name="ce71" office:value-type="string" calcext:value-type="string">
            <text:p>false</text:p>
          </table:table-cell>
          <table:table-cell table:style-name="ce6" office:value-type="string" calcext:value-type="string">
            <text:p>yes</text:p>
          </table:table-cell>
          <table:table-cell table:style-name="ce6" table:formula="of:=IF(AND([.F6]=[.L6];[.G6]=[.M6];[.H6]=[.N6]);&quot;&quot;;IF([.L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71" office:value-type="string" calcext:value-type="string">
            <text:p>false</text:p>
          </table:table-cell>
          <table:table-cell table:style-name="ce6" office:value-type="string" calcext:value-type="string">
            <text:p>yes</text:p>
          </table:table-cell>
          <table:table-cell table:style-name="ce6" table:formula="of:=IF(AND([.L6]=[.R6];[.M6]=[.S6];[.O6]=[.T6];[.P6]=[.U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71"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71" office:value-type="string" calcext:value-type="string">
            <text:p>false</text:p>
          </table:table-cell>
          <table:table-cell table:style-name="ce72" table:formula="of:=IFERROR(VLOOKUP([.$H6];[$'verify-targets-to-chapters'.$A$1:.$B$999];2;0);IF([.$A6]=&quot;&quot;;&quot;&quot;;&quot;省略&quot;))">
            <text:p/>
          </table:table-cell>
          <table:table-cell table:number-columns-repeated="995"/>
        </table:table-row>
        <table:table-row table:style-name="ro27">
          <table:table-cell table:style-name="ce6"/>
          <table:table-cell table:style-name="ce6" table:formula="of:=IF([.$A7]&lt;&gt;&quot;&quot;;MAX([.$B$1:.$B6])+1;&quot;&quot;)">
            <text:p/>
          </table:table-cell>
          <table:table-cell table:style-name="ce65" office:value-type="string" calcext:value-type="string">
            <text:p>MenuShortcut-3</text:p>
          </table:table-cell>
          <table:table-cell table:style-name="ce65" office:value-type="string" calcext:value-type="string">
            <text:p>ファイル＞新しいプライベートウィンドウを開く</text:p>
          </table:table-cell>
          <table:table-cell table:style-name="ce65" office:value-type="string" calcext:value-type="string">
            <text:p>undoCloseWindow</text:p>
          </table:table-cell>
          <table:table-cell table:style-name="ce65" office:value-type="string" calcext:value-type="string">
            <text:p>Ctrl-Shift-P</text:p>
          </table:table-cell>
          <table:table-cell table:style-name="ce65"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5" office:value-type="string" calcext:value-type="string">
            <text:p>killedItems</text:p>
          </table:table-cell>
          <table:table-cell table:style-name="ce71" office:value-type="string" calcext:value-type="string">
            <text:p>false</text:p>
          </table:table-cell>
          <table:table-cell table:style-name="ce6" office:value-type="string" calcext:value-type="string">
            <text:p>yes</text:p>
          </table:table-cell>
          <table:table-cell table:style-name="ce6" table:formula="of:=IF(AND([.F7]=[.L7];[.G7]=[.M7];[.H7]=[.N7]);&quot;&quot;;IF([.L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71" office:value-type="string" calcext:value-type="string">
            <text:p>false</text:p>
          </table:table-cell>
          <table:table-cell table:style-name="ce6" office:value-type="string" calcext:value-type="string">
            <text:p>yes</text:p>
          </table:table-cell>
          <table:table-cell table:style-name="ce6" table:formula="of:=IF(AND([.L7]=[.R7];[.M7]=[.S7];[.O7]=[.T7];[.P7]=[.U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71"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71" office:value-type="string" calcext:value-type="string">
            <text:p>false</text:p>
          </table:table-cell>
          <table:table-cell table:style-name="ce72" table:formula="of:=IFERROR(VLOOKUP([.$H7];[$'verify-targets-to-chapters'.$A$1:.$B$999];2;0);IF([.$A7]=&quot;&quot;;&quot;&quot;;&quot;省略&quot;))">
            <text:p/>
          </table:table-cell>
          <table:table-cell table:number-columns-repeated="995"/>
        </table:table-row>
        <table:table-row table:style-name="ro23">
          <table:table-cell table:style-name="ce6"/>
          <table:table-cell table:style-name="ce6" table:formula="of:=IF([.$A8]&lt;&gt;&quot;&quot;;MAX([.$B$1:.$B7])+1;&quot;&quot;)">
            <text:p/>
          </table:table-cell>
          <table:table-cell table:style-name="ce65" office:value-type="string" calcext:value-type="string">
            <text:p>MenuShortcut-4</text:p>
          </table:table-cell>
          <table:table-cell table:style-name="ce65" office:value-type="string" calcext:value-type="string">
            <text:p>ファイル＞ページのURLをメールで送信（ページのURLをメールで送信ボタン）</text:p>
          </table:table-cell>
          <table:table-cell table:style-name="ce65" office:value-type="string" calcext:value-type="string">
            <text:p>browser_sendLink</text:p>
          </table:table-cell>
          <table:table-cell table:style-name="ce65" office:value-type="string" calcext:value-type="string">
            <text:p>-</text:p>
          </table:table-cell>
          <table:table-cell table:style-name="ce65" office:value-type="string" calcext:value-type="string">
            <text:p>#Browser\:SendLink,</text:p>
            <text:p>#menu_sendLink,</text:p>
            <text:p>#context-sendpage,</text:p>
            <text:p>#email-link-button,</text:p>
            <text:p>#wrapper-email-link-button</text:p>
          </table:table-cell>
          <table:table-cell table:style-name="ce65" office:value-type="string" calcext:value-type="string">
            <text:p>killedItems</text:p>
          </table:table-cell>
          <table:table-cell table:style-name="ce71" office:value-type="string" calcext:value-type="string">
            <text:p>false</text:p>
          </table:table-cell>
          <table:table-cell table:style-name="ce6" office:value-type="string" calcext:value-type="string">
            <text:p>yes</text:p>
          </table:table-cell>
          <table:table-cell table:style-name="ce6" table:formula="of:=IF(AND([.F8]=[.L8];[.G8]=[.M8];[.H8]=[.N8]);&quot;&quot;;IF([.L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71" office:value-type="string" calcext:value-type="string">
            <text:p>false</text:p>
          </table:table-cell>
          <table:table-cell table:style-name="ce6" office:value-type="string" calcext:value-type="string">
            <text:p>yes</text:p>
          </table:table-cell>
          <table:table-cell table:style-name="ce6" table:formula="of:=IF(AND([.L8]=[.R8];[.M8]=[.S8];[.O8]=[.T8];[.P8]=[.U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7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71" office:value-type="string" calcext:value-type="string">
            <text:p>false</text:p>
          </table:table-cell>
          <table:table-cell table:style-name="ce72" table:formula="of:=IFERROR(VLOOKUP([.$H8];[$'verify-targets-to-chapters'.$A$1:.$B$999];2;0);IF([.$A8]=&quot;&quot;;&quot;&quot;;&quot;省略&quot;))">
            <text:p/>
          </table:table-cell>
          <table:table-cell table:number-columns-repeated="995"/>
        </table:table-row>
        <table:table-row table:style-name="ro3">
          <table:table-cell table:style-name="ce6"/>
          <table:table-cell table:style-name="ce6" table:formula="of:=IF([.$A9]&lt;&gt;&quot;&quot;;MAX([.$B$1:.$B8])+1;&quot;&quot;)">
            <text:p/>
          </table:table-cell>
          <table:table-cell table:style-name="ce65" office:value-type="string" calcext:value-type="string">
            <text:p>MenuShortcut-5</text:p>
          </table:table-cell>
          <table:table-cell table:style-name="ce65" office:value-type="string" calcext:value-type="string">
            <text:p>ファイル＞オフライン作業</text:p>
          </table:table-cell>
          <table:table-cell table:style-name="ce65" office:value-type="string" calcext:value-type="string">
            <text:p>goOfflineMenuitem</text:p>
          </table:table-cell>
          <table:table-cell table:style-name="ce65" office:value-type="string" calcext:value-type="string">
            <text:p>-</text:p>
          </table:table-cell>
          <table:table-cell table:style-name="ce65" office:value-type="string" calcext:value-type="string">
            <text:p>#goOfflineMenuitem,</text:p>
            <text:p>[oncommand="BrowserOffline.toggleOfflineStatus();"]</text:p>
          </table:table-cell>
          <table:table-cell table:style-name="ce65" office:value-type="string" calcext:value-type="string">
            <text:p>killedItems</text:p>
          </table:table-cell>
          <table:table-cell table:style-name="ce71" office:value-type="string" calcext:value-type="string">
            <text:p>false</text:p>
          </table:table-cell>
          <table:table-cell table:style-name="ce6" office:value-type="string" calcext:value-type="string">
            <text:p>yes</text:p>
          </table:table-cell>
          <table:table-cell table:style-name="ce6" table:formula="of:=IF(AND([.F9]=[.L9];[.G9]=[.M9];[.H9]=[.N9]);&quot;&quot;;IF([.L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71" office:value-type="string" calcext:value-type="string">
            <text:p>false</text:p>
          </table:table-cell>
          <table:table-cell table:style-name="ce6" office:value-type="string" calcext:value-type="string">
            <text:p>yes</text:p>
          </table:table-cell>
          <table:table-cell table:style-name="ce6" table:formula="of:=IF(AND([.L9]=[.R9];[.M9]=[.S9];[.O9]=[.T9];[.P9]=[.U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71"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71" office:value-type="string" calcext:value-type="string">
            <text:p>false</text:p>
          </table:table-cell>
          <table:table-cell table:style-name="ce72" table:formula="of:=IFERROR(VLOOKUP([.$H9];[$'verify-targets-to-chapters'.$A$1:.$B$999];2;0);IF([.$A9]=&quot;&quot;;&quot;&quot;;&quot;省略&quot;))">
            <text:p/>
          </table:table-cell>
          <table:table-cell table:number-columns-repeated="995"/>
        </table:table-row>
        <table:table-row table:style-name="ro21">
          <table:table-cell table:style-name="ce6"/>
          <table:table-cell table:style-name="ce6" table:formula="of:=IF([.$A10]&lt;&gt;&quot;&quot;;MAX([.$B$1:.$B9])+1;&quot;&quot;)">
            <text:p/>
          </table:table-cell>
          <table:table-cell table:style-name="ce65" office:value-type="string" calcext:value-type="string">
            <text:p>MenuShortcut-6（廃止）</text:p>
          </table:table-cell>
          <table:table-cell table:style-name="ce65" office:value-type="string" calcext:value-type="string">
            <text:p>ツール＞プライベートブラウジングの開始</text:p>
          </table:table-cell>
          <table:table-cell table:style-name="ce65" office:value-type="string" calcext:value-type="string">
            <text:p>privatebrowsing</text:p>
          </table:table-cell>
          <table:table-cell table:style-name="ce65" office:value-type="string" calcext:value-type="string">
            <text:p>Firefox 31で廃止</text:p>
          </table:table-cell>
          <table:table-cell table:style-name="ce65" table:number-columns-repeated="2"/>
          <table:table-cell table:style-name="ce6" table:number-columns-repeated="2"/>
          <table:table-cell table:style-name="ce6" table:formula="of:=IF(AND([.F10]=[.L10];[.G10]=[.M10];[.H10]=[.N10]);&quot;&quot;;IF([.L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10]=[.R10];[.M10]=[.S10];[.O10]=[.T10];[.P10]=[.U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71" office:value-type="string" calcext:value-type="string">
            <text:p>false</text:p>
          </table:table-cell>
          <table:table-cell table:style-name="ce72" table:formula="of:=IFERROR(VLOOKUP([.$H10];[$'verify-targets-to-chapters'.$A$1:.$B$999];2;0);IF([.$A10]=&quot;&quot;;&quot;&quot;;&quot;省略&quot;))">
            <text:p/>
          </table:table-cell>
          <table:table-cell table:number-columns-repeated="995"/>
        </table:table-row>
        <table:table-row table:style-name="ro23">
          <table:table-cell table:style-name="ce6"/>
          <table:table-cell table:style-name="ce6" table:formula="of:=IF([.$A11]&lt;&gt;&quot;&quot;;MAX([.$B$1:.$B10])+1;&quot;&quot;)">
            <text:p/>
          </table:table-cell>
          <table:table-cell table:style-name="ce65" office:value-type="string" calcext:value-type="string">
            <text:p>MenuShortcut-7</text:p>
          </table:table-cell>
          <table:table-cell table:style-name="ce65" office:value-type="string" calcext:value-type="string">
            <text:p>ツール＞ダウンロード</text:p>
            <text:p>（旧バージョンでは「ダウンロードマネージャ」）</text:p>
          </table:table-cell>
          <table:table-cell table:style-name="ce65" office:value-type="string" calcext:value-type="string">
            <text:p>openDownloads</text:p>
          </table:table-cell>
          <table:table-cell table:style-name="ce65" office:value-type="string" calcext:value-type="string">
            <text:p>Ctrl-J</text:p>
          </table:table-cell>
          <table:table-cell table:style-name="ce65" office:value-type="string" calcext:value-type="string">
            <text:p>#key_openDownloads,</text:p>
            <text:p>#Tools\:Downloads,</text:p>
            <text:p>#menu_openDownloads,</text:p>
            <text:p>#downloads-button,</text:p>
            <text:p>#wrapper-downloads-button</text:p>
          </table:table-cell>
          <table:table-cell table:style-name="ce65" office:value-type="string" calcext:value-type="string">
            <text:p>killedItems</text:p>
          </table:table-cell>
          <table:table-cell table:style-name="ce71" office:value-type="string" calcext:value-type="string">
            <text:p>false</text:p>
          </table:table-cell>
          <table:table-cell table:style-name="ce6" office:value-type="string" calcext:value-type="string">
            <text:p>yes</text:p>
          </table:table-cell>
          <table:table-cell table:style-name="ce6" table:formula="of:=IF(AND([.F11]=[.L11];[.G11]=[.M11];[.H11]=[.N11]);&quot;&quot;;IF([.L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71" office:value-type="string" calcext:value-type="string">
            <text:p>false</text:p>
          </table:table-cell>
          <table:table-cell table:style-name="ce6" office:value-type="string" calcext:value-type="string">
            <text:p>yes</text:p>
          </table:table-cell>
          <table:table-cell table:style-name="ce6" table:formula="of:=IF(AND([.L11]=[.R11];[.M11]=[.S11];[.O11]=[.T11];[.P11]=[.U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71"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72" table:formula="of:=IFERROR(VLOOKUP([.$H11];[$'verify-targets-to-chapters'.$A$1:.$B$999];2;0);IF([.$A11]=&quot;&quot;;&quot;&quot;;&quot;省略&quot;))">
            <text:p/>
          </table:table-cell>
          <table:table-cell table:number-columns-repeated="995"/>
        </table:table-row>
        <table:table-row table:style-name="ro21">
          <table:table-cell table:style-name="ce6"/>
          <table:table-cell table:style-name="ce6" table:formula="of:=IF([.$A12]&lt;&gt;&quot;&quot;;MAX([.$B$1:.$B11])+1;&quot;&quot;)">
            <text:p/>
          </table:table-cell>
          <table:table-cell table:style-name="ce65" office:value-type="string" calcext:value-type="string">
            <text:p>MenuShortcut-8（廃止）</text:p>
          </table:table-cell>
          <table:table-cell table:style-name="ce65" office:value-type="string" calcext:value-type="string">
            <text:p>ツール＞ページの調査</text:p>
          </table:table-cell>
          <table:table-cell table:style-name="ce65" office:value-type="string" calcext:value-type="string">
            <text:p>inspectPage</text:p>
          </table:table-cell>
          <table:table-cell table:style-name="ce65" office:value-type="string" calcext:value-type="string">
            <text:p>Firefox 31で廃止</text:p>
          </table:table-cell>
          <table:table-cell table:style-name="ce65" table:number-columns-repeated="2"/>
          <table:table-cell table:style-name="ce6" table:number-columns-repeated="2"/>
          <table:table-cell table:style-name="ce6" table:formula="of:=IF(AND([.F12]=[.L12];[.G12]=[.M12];[.H12]=[.N12]);&quot;&quot;;IF([.L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12]=[.R12];[.M12]=[.S12];[.O12]=[.T12];[.P12]=[.U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72" table:formula="of:=IFERROR(VLOOKUP([.$H12];[$'verify-targets-to-chapters'.$A$1:.$B$999];2;0);IF([.$A12]=&quot;&quot;;&quot;&quot;;&quot;省略&quot;))">
            <text:p/>
          </table:table-cell>
          <table:table-cell table:number-columns-repeated="995"/>
        </table:table-row>
        <table:table-row table:style-name="ro7">
          <table:table-cell table:style-name="ce6"/>
          <table:table-cell table:style-name="ce6" table:formula="of:=IF([.$A13]&lt;&gt;&quot;&quot;;MAX([.$B$1:.$B12])+1;&quot;&quot;)">
            <text:p/>
          </table:table-cell>
          <table:table-cell table:style-name="ce65" office:value-type="string" calcext:value-type="string">
            <text:p>MenuShortcut-9（廃止）</text:p>
          </table:table-cell>
          <table:table-cell table:style-name="ce65" office:value-type="string" calcext:value-type="string">
            <text:p>ツール＞アプリ</text:p>
          </table:table-cell>
          <table:table-cell table:style-name="ce65" office:value-type="string" calcext:value-type="string">
            <text:p>openApps</text:p>
          </table:table-cell>
          <table:table-cell table:style-name="ce65" office:value-type="string" calcext:value-type="string">
            <text:p>Firefox 45で廃止</text:p>
          </table:table-cell>
          <table:table-cell table:style-name="ce65"/>
          <table:table-cell table:style-name="ce70"/>
          <table:table-cell table:style-name="ce71"/>
          <table:table-cell table:style-name="ce6"/>
          <table:table-cell table:style-name="ce6" table:formula="of:=IF(AND([.F13]=[.L13];[.G13]=[.M13];[.H13]=[.N13]);&quot;&quot;;IF([.L13]=&quot;&quot;;&quot;新規&quot;;&quot;変更あり&quot;))">
            <text:p/>
          </table:table-cell>
          <table:table-cell table:style-name="ce6" office:value-type="string" calcext:value-type="string">
            <text:p>Firefox 45で廃止</text:p>
          </table:table-cell>
          <table:table-cell table:style-name="ce6"/>
          <table:table-cell table:style-name="ce71" table:number-columns-repeated="2"/>
          <table:table-cell table:style-name="ce6"/>
          <table:table-cell table:style-name="ce6" table:formula="of:=IF(AND([.L13]=[.R13];[.M13]=[.S13];[.O13]=[.T13];[.P13]=[.U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71" office:value-type="string" calcext:value-type="string">
            <text:p>false</text:p>
          </table:table-cell>
          <table:table-cell table:style-name="ce6" office:value-type="string" calcext:value-type="string">
            <text:p>yes</text:p>
          </table:table-cell>
          <table:table-cell table:style-name="ce6" table:number-columns-repeated="7"/>
          <table:table-cell table:style-name="ce72" table:formula="of:=IFERROR(VLOOKUP([.$H13];[$'verify-targets-to-chapters'.$A$1:.$B$999];2;0);IF([.$A13]=&quot;&quot;;&quot;&quot;;&quot;省略&quot;))">
            <text:p/>
          </table:table-cell>
          <table:table-cell table:number-columns-repeated="995"/>
        </table:table-row>
        <table:table-row table:style-name="ro5">
          <table:table-cell table:style-name="ce6"/>
          <table:table-cell table:style-name="ce6" table:formula="of:=IF([.$A14]&lt;&gt;&quot;&quot;;MAX([.$B$1:.$B13])+1;&quot;&quot;)">
            <text:p/>
          </table:table-cell>
          <table:table-cell table:style-name="ce65" office:value-type="string" calcext:value-type="string">
            <text:p>MenuShortcut-10</text:p>
          </table:table-cell>
          <table:table-cell table:style-name="ce65" office:value-type="string" calcext:value-type="string">
            <text:p>ツール＞ウェブ開発（開発ツールボタン）</text:p>
          </table:table-cell>
          <table:table-cell table:style-name="ce65" office:value-type="string" calcext:value-type="string">
            <text:p>webDeveloper</text:p>
          </table:table-cell>
          <table:table-cell table:style-name="ce65" office:value-type="string" calcext:value-type="string">
            <text:p>-</text:p>
          </table:table-cell>
          <table:table-cell table:style-name="ce65" office:value-type="string" calcext:value-type="string">
            <text:p>#webDeveloperMenu,</text:p>
            <text:p>#developer-button,</text:p>
            <text:p>#wrapper-developer-button,</text:p>
            <text:p>#devToolsSeparator</text:p>
          </table:table-cell>
          <table:table-cell table:style-name="ce65" office:value-type="string" calcext:value-type="string">
            <text:p>killedItems</text:p>
          </table:table-cell>
          <table:table-cell table:style-name="ce71" office:value-type="string" calcext:value-type="string">
            <text:p>false</text:p>
          </table:table-cell>
          <table:table-cell table:style-name="ce6" office:value-type="string" calcext:value-type="string">
            <text:p>yes</text:p>
          </table:table-cell>
          <table:table-cell table:style-name="ce6" table:formula="of:=IF(AND([.F14]=[.L14];[.G14]=[.M14];[.H14]=[.N14]);&quot;&quot;;IF([.L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71" office:value-type="string" calcext:value-type="string">
            <text:p>false</text:p>
          </table:table-cell>
          <table:table-cell table:style-name="ce6" office:value-type="string" calcext:value-type="string">
            <text:p>yes</text:p>
          </table:table-cell>
          <table:table-cell table:style-name="ce6" table:formula="of:=IF(AND([.L14]=[.R14];[.M14]=[.S14];[.O14]=[.T14];[.P14]=[.U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7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71" office:value-type="string" calcext:value-type="string">
            <text:p>false</text:p>
          </table:table-cell>
          <table:table-cell table:style-name="ce72" table:formula="of:=IFERROR(VLOOKUP([.$H14];[$'verify-targets-to-chapters'.$A$1:.$B$999];2;0);IF([.$A14]=&quot;&quot;;&quot;&quot;;&quot;省略&quot;))">
            <text:p/>
          </table:table-cell>
          <table:table-cell table:number-columns-repeated="995"/>
        </table:table-row>
        <table:table-row table:style-name="ro33">
          <table:table-cell table:style-name="ce6"/>
          <table:table-cell table:style-name="ce6" table:formula="of:=IF([.$A15]&lt;&gt;&quot;&quot;;MAX([.$B$1:.$B14])+1;&quot;&quot;)">
            <text:p/>
          </table:table-cell>
          <table:table-cell table:style-name="ce65" office:value-type="string" calcext:value-type="string">
            <text:p>MenuShortcut-11</text:p>
          </table:table-cell>
          <table:table-cell table:style-name="ce65" office:value-type="string" calcext:value-type="string">
            <text:p>ツール＞ウェブ開発＞開発ツールを表示</text:p>
          </table:table-cell>
          <table:table-cell table:style-name="ce65" office:value-type="string" calcext:value-type="string">
            <text:p>devToolbox</text:p>
          </table:table-cell>
          <table:table-cell table:style-name="ce65" office:value-type="string" calcext:value-type="string">
            <text:p>Ctrl-Shift-I,</text:p>
            <text:p>F12</text:p>
          </table:table-cell>
          <table:table-cell table:style-name="ce65" office:value-type="string" calcext:value-type="string">
            <text:p>#menu_devToolbox,</text:p>
            <text:p>#key_devToolboxMenuItem,</text:p>
            <text:p>#key_devToolboxMenuItemF12,</text:p>
            <text:p>[key='key_devToolboxMenuItem']</text:p>
          </table:table-cell>
          <table:table-cell table:style-name="ce65" office:value-type="string" calcext:value-type="string">
            <text:p>killedItemsWithDelay</text:p>
          </table:table-cell>
          <table:table-cell table:style-name="ce71" office:value-type="string" calcext:value-type="string">
            <text:p>false</text:p>
          </table:table-cell>
          <table:table-cell table:style-name="ce6" office:value-type="string" calcext:value-type="string">
            <text:p>yes</text:p>
          </table:table-cell>
          <table:table-cell table:style-name="ce6" table:formula="of:=IF(AND([.F15]=[.L15];[.G15]=[.M15];[.H15]=[.N15]);&quot;&quot;;IF([.L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71" office:value-type="string" calcext:value-type="string">
            <text:p>false</text:p>
          </table:table-cell>
          <table:table-cell table:style-name="ce6" office:value-type="string" calcext:value-type="string">
            <text:p>yes</text:p>
          </table:table-cell>
          <table:table-cell table:style-name="ce6" table:formula="of:=IF(AND([.L15]=[.R15];[.M15]=[.S15];[.O15]=[.T15];[.P15]=[.U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71"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71"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72" table:formula="of:=IFERROR(VLOOKUP([.$H15];[$'verify-targets-to-chapters'.$A$1:.$B$999];2;0);IF([.$A15]=&quot;&quot;;&quot;&quot;;&quot;省略&quot;))">
            <text:p/>
          </table:table-cell>
          <table:table-cell table:number-columns-repeated="995"/>
        </table:table-row>
        <table:table-row table:style-name="ro27">
          <table:table-cell table:style-name="ce6"/>
          <table:table-cell table:style-name="ce6" table:formula="of:=IF([.$A16]&lt;&gt;&quot;&quot;;MAX([.$B$1:.$B15])+1;&quot;&quot;)">
            <text:p/>
          </table:table-cell>
          <table:table-cell table:style-name="ce65" office:value-type="string" calcext:value-type="string">
            <text:p>MenuShortcut-12</text:p>
          </table:table-cell>
          <table:table-cell table:style-name="ce65" office:value-type="string" calcext:value-type="string">
            <text:p>ツール＞ウェブ開発＞インスペクタ</text:p>
          </table:table-cell>
          <table:table-cell table:style-name="ce65" office:value-type="string" calcext:value-type="string">
            <text:p>inspector</text:p>
          </table:table-cell>
          <table:table-cell table:style-name="ce65" office:value-type="string" calcext:value-type="string">
            <text:p>Ctrl-Shift-C</text:p>
          </table:table-cell>
          <table:table-cell table:style-name="ce65" office:value-type="string" calcext:value-type="string">
            <text:p>#key_inspector,</text:p>
            <text:p>#menu_inspector,</text:p>
            <text:p><text:span text:style-name="T1">[key='key_inspector']</text:span></text:p>
          </table:table-cell>
          <table:table-cell table:style-name="ce65" office:value-type="string" calcext:value-type="string">
            <text:p>killedItemsWithDelay</text:p>
          </table:table-cell>
          <table:table-cell table:style-name="ce71" office:value-type="string" calcext:value-type="string">
            <text:p>true</text:p>
          </table:table-cell>
          <table:table-cell table:style-name="ce6" office:value-type="string" calcext:value-type="string">
            <text:p>yes</text:p>
          </table:table-cell>
          <table:table-cell table:style-name="ce6" table:formula="of:=IF(AND([.F16]=[.L16];[.G16]=[.M16];[.H16]=[.N16]);&quot;&quot;;IF([.L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71" office:value-type="string" calcext:value-type="string">
            <text:p>true</text:p>
          </table:table-cell>
          <table:table-cell table:style-name="ce6" office:value-type="string" calcext:value-type="string">
            <text:p>yes</text:p>
          </table:table-cell>
          <table:table-cell table:style-name="ce6" table:formula="of:=IF(AND([.L16]=[.R16];[.M16]=[.S16];[.O16]=[.T16];[.P16]=[.U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71"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71" office:value-type="string" calcext:value-type="string">
            <text:p>true</text:p>
          </table:table-cell>
          <table:table-cell table:style-name="ce72" table:formula="of:=IFERROR(VLOOKUP([.$H16];[$'verify-targets-to-chapters'.$A$1:.$B$999];2;0);IF([.$A16]=&quot;&quot;;&quot;&quot;;&quot;省略&quot;))">
            <text:p/>
          </table:table-cell>
          <table:table-cell table:number-columns-repeated="995"/>
        </table:table-row>
        <table:table-row table:style-name="ro27">
          <table:table-cell table:style-name="ce6"/>
          <table:table-cell table:style-name="ce6" table:formula="of:=IF([.$A17]&lt;&gt;&quot;&quot;;MAX([.$B$1:.$B16])+1;&quot;&quot;)">
            <text:p/>
          </table:table-cell>
          <table:table-cell table:style-name="ce65" office:value-type="string" calcext:value-type="string">
            <text:p>MenuShortcut-13</text:p>
          </table:table-cell>
          <table:table-cell table:style-name="ce65" office:value-type="string" calcext:value-type="string">
            <text:p>ツール＞ウェブ開発＞Webコンソール</text:p>
          </table:table-cell>
          <table:table-cell table:style-name="ce65" office:value-type="string" calcext:value-type="string">
            <text:p>webconsole</text:p>
          </table:table-cell>
          <table:table-cell table:style-name="ce65" office:value-type="string" calcext:value-type="string">
            <text:p>Ctrl-Shift-K</text:p>
          </table:table-cell>
          <table:table-cell table:style-name="ce65" office:value-type="string" calcext:value-type="string">
            <text:p>#key_webconsole,</text:p>
            <text:p><text:span text:style-name="T1">#menu_webconsole,</text:span></text:p>
            <text:p><text:span text:style-name="T1">[key='key_webconsole']</text:span></text:p>
          </table:table-cell>
          <table:table-cell table:style-name="ce65" office:value-type="string" calcext:value-type="string">
            <text:p>killedItemsWithDelay</text:p>
          </table:table-cell>
          <table:table-cell table:style-name="ce71" office:value-type="string" calcext:value-type="string">
            <text:p>true</text:p>
          </table:table-cell>
          <table:table-cell table:style-name="ce6" office:value-type="string" calcext:value-type="string">
            <text:p>yes</text:p>
          </table:table-cell>
          <table:table-cell table:style-name="ce6" table:formula="of:=IF(AND([.F17]=[.L17];[.G17]=[.M17];[.H17]=[.N17]);&quot;&quot;;IF([.L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71" office:value-type="string" calcext:value-type="string">
            <text:p>true</text:p>
          </table:table-cell>
          <table:table-cell table:style-name="ce6" office:value-type="string" calcext:value-type="string">
            <text:p>yes</text:p>
          </table:table-cell>
          <table:table-cell table:style-name="ce6" table:formula="of:=IF(AND([.L17]=[.R17];[.M17]=[.S17];[.O17]=[.T17];[.P17]=[.U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71"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71" office:value-type="string" calcext:value-type="string">
            <text:p>true</text:p>
          </table:table-cell>
          <table:table-cell table:style-name="ce72" table:formula="of:=IFERROR(VLOOKUP([.$H17];[$'verify-targets-to-chapters'.$A$1:.$B$999];2;0);IF([.$A17]=&quot;&quot;;&quot;&quot;;&quot;省略&quot;))">
            <text:p/>
          </table:table-cell>
          <table:table-cell table:number-columns-repeated="995"/>
        </table:table-row>
        <table:table-row table:style-name="ro27">
          <table:table-cell table:style-name="ce6"/>
          <table:table-cell table:style-name="ce6" table:formula="of:=IF([.$A18]&lt;&gt;&quot;&quot;;MAX([.$B$1:.$B17])+1;&quot;&quot;)">
            <text:p/>
          </table:table-cell>
          <table:table-cell table:style-name="ce65" office:value-type="string" calcext:value-type="string">
            <text:p>MenuShortcut-14</text:p>
          </table:table-cell>
          <table:table-cell table:style-name="ce65" office:value-type="string" calcext:value-type="string">
            <text:p>ツール＞ウェブ開発＞デバッガ</text:p>
          </table:table-cell>
          <table:table-cell table:style-name="ce65" office:value-type="string" calcext:value-type="string">
            <text:p>jsdebugger</text:p>
          </table:table-cell>
          <table:table-cell table:style-name="ce65" office:value-type="string" calcext:value-type="string">
            <text:p>Ctrl-Shift-S</text:p>
          </table:table-cell>
          <table:table-cell table:style-name="ce65" office:value-type="string" calcext:value-type="string">
            <text:p>#key_jsdebugger,</text:p>
            <text:p><text:span text:style-name="T1">#menu_jsdebugger,</text:span></text:p>
            <text:p><text:span text:style-name="T1">[key='key_jsdebugger']</text:span></text:p>
          </table:table-cell>
          <table:table-cell table:style-name="ce65" office:value-type="string" calcext:value-type="string">
            <text:p>killedItemsWithDelay</text:p>
          </table:table-cell>
          <table:table-cell table:style-name="ce71" office:value-type="string" calcext:value-type="string">
            <text:p>true</text:p>
          </table:table-cell>
          <table:table-cell table:style-name="ce6" office:value-type="string" calcext:value-type="string">
            <text:p>yes</text:p>
          </table:table-cell>
          <table:table-cell table:style-name="ce6" table:formula="of:=IF(AND([.F18]=[.L18];[.G18]=[.M18];[.H18]=[.N18]);&quot;&quot;;IF([.L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71" office:value-type="string" calcext:value-type="string">
            <text:p>true</text:p>
          </table:table-cell>
          <table:table-cell table:style-name="ce6" office:value-type="string" calcext:value-type="string">
            <text:p>yes</text:p>
          </table:table-cell>
          <table:table-cell table:style-name="ce6" table:formula="of:=IF(AND([.L18]=[.R18];[.M18]=[.S18];[.O18]=[.T18];[.P18]=[.U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71"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71"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72" table:formula="of:=IFERROR(VLOOKUP([.$H18];[$'verify-targets-to-chapters'.$A$1:.$B$999];2;0);IF([.$A18]=&quot;&quot;;&quot;&quot;;&quot;省略&quot;))">
            <text:p/>
          </table:table-cell>
          <table:table-cell table:number-columns-repeated="995"/>
        </table:table-row>
        <table:table-row table:style-name="ro29">
          <table:table-cell table:style-name="ce6"/>
          <table:table-cell table:style-name="ce6" table:formula="of:=IF([.$A19]&lt;&gt;&quot;&quot;;MAX([.$B$1:.$B18])+1;&quot;&quot;)">
            <text:p/>
          </table:table-cell>
          <table:table-cell table:style-name="ce65" office:value-type="string" calcext:value-type="string">
            <text:p>MenuShortcut-15</text:p>
          </table:table-cell>
          <table:table-cell table:style-name="ce65" office:value-type="string" calcext:value-type="string">
            <text:p>ツール＞ウェブ開発＞スタイルエディタ</text:p>
          </table:table-cell>
          <table:table-cell table:style-name="ce65" office:value-type="string" calcext:value-type="string">
            <text:p>styleeditor</text:p>
          </table:table-cell>
          <table:table-cell table:style-name="ce65" office:value-type="string" calcext:value-type="string">
            <text:p>Shift-F7</text:p>
          </table:table-cell>
          <table:table-cell table:style-name="ce65" office:value-type="string" calcext:value-type="string">
            <text:p>#key_styleeditor,</text:p>
            <text:p><text:span text:style-name="T1">#menu_styleeditor,</text:span></text:p>
            <text:p><text:span text:style-name="T1">[key='key_styleeditor']</text:span></text:p>
          </table:table-cell>
          <table:table-cell table:style-name="ce65" office:value-type="string" calcext:value-type="string">
            <text:p>killedItemsWithDelay</text:p>
          </table:table-cell>
          <table:table-cell table:style-name="ce71" office:value-type="string" calcext:value-type="string">
            <text:p>true</text:p>
          </table:table-cell>
          <table:table-cell table:style-name="ce6" office:value-type="string" calcext:value-type="string">
            <text:p>yes</text:p>
          </table:table-cell>
          <table:table-cell table:style-name="ce6" table:formula="of:=IF(AND([.F19]=[.L19];[.G19]=[.M19];[.H19]=[.N19]);&quot;&quot;;IF([.L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71" office:value-type="string" calcext:value-type="string">
            <text:p>true</text:p>
          </table:table-cell>
          <table:table-cell table:style-name="ce6" office:value-type="string" calcext:value-type="string">
            <text:p>yes</text:p>
          </table:table-cell>
          <table:table-cell table:style-name="ce6" table:formula="of:=IF(AND([.L19]=[.R19];[.M19]=[.S19];[.O19]=[.T19];[.P19]=[.U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71"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71" office:value-type="string" calcext:value-type="string">
            <text:p>true</text:p>
          </table:table-cell>
          <table:table-cell table:style-name="ce72" table:formula="of:=IFERROR(VLOOKUP([.$H19];[$'verify-targets-to-chapters'.$A$1:.$B$999];2;0);IF([.$A19]=&quot;&quot;;&quot;&quot;;&quot;省略&quot;))">
            <text:p/>
          </table:table-cell>
          <table:table-cell table:number-columns-repeated="995"/>
        </table:table-row>
        <table:table-row table:style-name="ro29">
          <table:table-cell table:style-name="ce6"/>
          <table:table-cell table:style-name="ce6" table:formula="of:=IF([.$A20]&lt;&gt;&quot;&quot;;MAX([.$B$1:.$B19])+1;&quot;&quot;)">
            <text:p/>
          </table:table-cell>
          <table:table-cell table:style-name="ce65" office:value-type="string" calcext:value-type="string">
            <text:p>MenuShortcut-16</text:p>
          </table:table-cell>
          <table:table-cell table:style-name="ce65" office:value-type="string" calcext:value-type="string">
            <text:p>ツール＞ウェブ開発＞パフォーマンス</text:p>
            <text:p>（旧バージョンでは「プロファイラ」）</text:p>
          </table:table-cell>
          <table:table-cell table:style-name="ce65" office:value-type="string" calcext:value-type="string">
            <text:p>jsprofiler</text:p>
          </table:table-cell>
          <table:table-cell table:style-name="ce65" office:value-type="string" calcext:value-type="string">
            <text:p>Shift-F5</text:p>
          </table:table-cell>
          <table:table-cell table:style-name="ce65" office:value-type="string" calcext:value-type="string">
            <text:p>#key_performance,</text:p>
            <text:p><text:span text:style-name="T1">#menu_performance,</text:span></text:p>
            <text:p><text:span text:style-name="T1">[key='key_performance']</text:span></text:p>
          </table:table-cell>
          <table:table-cell table:style-name="ce65" office:value-type="string" calcext:value-type="string">
            <text:p>killedItemsWithDelay</text:p>
          </table:table-cell>
          <table:table-cell table:style-name="ce71" office:value-type="string" calcext:value-type="string">
            <text:p>true</text:p>
          </table:table-cell>
          <table:table-cell table:style-name="ce6" office:value-type="string" calcext:value-type="string">
            <text:p>yes</text:p>
          </table:table-cell>
          <table:table-cell table:style-name="ce6" table:formula="of:=IF(AND([.F20]=[.L20];[.G20]=[.M20];[.H20]=[.N20]);&quot;&quot;;IF([.L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71" office:value-type="string" calcext:value-type="string">
            <text:p>true</text:p>
          </table:table-cell>
          <table:table-cell table:style-name="ce6" office:value-type="string" calcext:value-type="string">
            <text:p>yes</text:p>
          </table:table-cell>
          <table:table-cell table:style-name="ce6" table:formula="of:=IF(AND([.L20]=[.R20];[.M20]=[.S20];[.O20]=[.T20];[.P20]=[.U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71"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71"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72" table:formula="of:=IFERROR(VLOOKUP([.$H20];[$'verify-targets-to-chapters'.$A$1:.$B$999];2;0);IF([.$A20]=&quot;&quot;;&quot;&quot;;&quot;省略&quot;))">
            <text:p/>
          </table:table-cell>
          <table:table-cell table:number-columns-repeated="995"/>
        </table:table-row>
        <table:table-row table:style-name="ro27">
          <table:table-cell table:style-name="ce6"/>
          <table:table-cell table:style-name="ce6" table:formula="of:=IF([.$A21]&lt;&gt;&quot;&quot;;MAX([.$B$1:.$B20])+1;&quot;&quot;)">
            <text:p/>
          </table:table-cell>
          <table:table-cell table:style-name="ce65" office:value-type="string" calcext:value-type="string">
            <text:p>MenuShortcut-17</text:p>
          </table:table-cell>
          <table:table-cell table:style-name="ce65" office:value-type="string" calcext:value-type="string">
            <text:p>ツール＞ウェブ開発＞ネットワーク</text:p>
          </table:table-cell>
          <table:table-cell table:style-name="ce65" office:value-type="string" calcext:value-type="string">
            <text:p>netmonitor</text:p>
          </table:table-cell>
          <table:table-cell table:style-name="ce65" office:value-type="string" calcext:value-type="string">
            <text:p>Ctrl-Shift-Q</text:p>
          </table:table-cell>
          <table:table-cell table:style-name="ce65" office:value-type="string" calcext:value-type="string">
            <text:p>#key_netmonitor,</text:p>
            <text:p><text:span text:style-name="T1">#menu_netmonitor,</text:span></text:p>
            <text:p><text:span text:style-name="T1">[key='key_netmonitor']</text:span></text:p>
          </table:table-cell>
          <table:table-cell table:style-name="ce65" office:value-type="string" calcext:value-type="string">
            <text:p>killedItemsWithDelay</text:p>
          </table:table-cell>
          <table:table-cell table:style-name="ce71" office:value-type="string" calcext:value-type="string">
            <text:p>true</text:p>
          </table:table-cell>
          <table:table-cell table:style-name="ce6" office:value-type="string" calcext:value-type="string">
            <text:p>yes</text:p>
          </table:table-cell>
          <table:table-cell table:style-name="ce6" table:formula="of:=IF(AND([.F21]=[.L21];[.G21]=[.M21];[.H21]=[.N21]);&quot;&quot;;IF([.L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71" office:value-type="string" calcext:value-type="string">
            <text:p>true</text:p>
          </table:table-cell>
          <table:table-cell table:style-name="ce6" office:value-type="string" calcext:value-type="string">
            <text:p>yes</text:p>
          </table:table-cell>
          <table:table-cell table:style-name="ce6" table:formula="of:=IF(AND([.L21]=[.R21];[.M21]=[.S21];[.O21]=[.T21];[.P21]=[.U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71"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71"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72" table:formula="of:=IFERROR(VLOOKUP([.$H21];[$'verify-targets-to-chapters'.$A$1:.$B$999];2;0);IF([.$A21]=&quot;&quot;;&quot;&quot;;&quot;省略&quot;))">
            <text:p/>
          </table:table-cell>
          <table:table-cell table:number-columns-repeated="995"/>
        </table:table-row>
        <table:table-row table:style-name="ro29">
          <table:table-cell table:style-name="ce6"/>
          <table:table-cell table:style-name="ce6" table:formula="of:=IF([.$A22]&lt;&gt;&quot;&quot;;MAX([.$B$1:.$B21])+1;&quot;&quot;)">
            <text:p/>
          </table:table-cell>
          <table:table-cell table:style-name="ce65" office:value-type="string" calcext:value-type="string">
            <text:p>MenuShortcut-18</text:p>
          </table:table-cell>
          <table:table-cell table:style-name="ce65" office:value-type="string" calcext:value-type="string">
            <text:p>ツール＞ウェブ開発＞開発ツールバー</text:p>
          </table:table-cell>
          <table:table-cell table:style-name="ce65" office:value-type="string" calcext:value-type="string">
            <text:p>devToolbar</text:p>
          </table:table-cell>
          <table:table-cell table:style-name="ce65" office:value-type="string" calcext:value-type="string">
            <text:p>Shift-F2</text:p>
          </table:table-cell>
          <table:table-cell table:style-name="ce65" office:value-type="string" calcext:value-type="string">
            <text:p>#key_devToolbar,</text:p>
            <text:p><text:span text:style-name="T1">#menu_devToolbar,</text:span></text:p>
            <text:p><text:span text:style-name="T1">[key='key_devToolbar']</text:span></text:p>
          </table:table-cell>
          <table:table-cell table:style-name="ce65" office:value-type="string" calcext:value-type="string">
            <text:p>killedItemsWithDelay</text:p>
          </table:table-cell>
          <table:table-cell table:style-name="ce71" office:value-type="string" calcext:value-type="string">
            <text:p>true</text:p>
          </table:table-cell>
          <table:table-cell table:style-name="ce6" office:value-type="string" calcext:value-type="string">
            <text:p>yes</text:p>
          </table:table-cell>
          <table:table-cell table:style-name="ce6" table:formula="of:=IF(AND([.F22]=[.L22];[.G22]=[.M22];[.H22]=[.N22]);&quot;&quot;;IF([.L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71" office:value-type="string" calcext:value-type="string">
            <text:p>true</text:p>
          </table:table-cell>
          <table:table-cell table:style-name="ce6" office:value-type="string" calcext:value-type="string">
            <text:p>yes</text:p>
          </table:table-cell>
          <table:table-cell table:style-name="ce6" table:formula="of:=IF(AND([.L22]=[.R22];[.M22]=[.S22];[.O22]=[.T22];[.P22]=[.U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71"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71"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72" table:formula="of:=IFERROR(VLOOKUP([.$H22];[$'verify-targets-to-chapters'.$A$1:.$B$999];2;0);IF([.$A22]=&quot;&quot;;&quot;&quot;;&quot;省略&quot;))">
            <text:p/>
          </table:table-cell>
          <table:table-cell table:number-columns-repeated="995"/>
        </table:table-row>
        <table:table-row table:style-name="ro21">
          <table:table-cell table:style-name="ce6"/>
          <table:table-cell table:style-name="ce6" table:formula="of:=IF([.$A23]&lt;&gt;&quot;&quot;;MAX([.$B$1:.$B22])+1;&quot;&quot;)">
            <text:p/>
          </table:table-cell>
          <table:table-cell table:style-name="ce65" office:value-type="string" calcext:value-type="string">
            <text:p>MenuShortcut-19（廃止）</text:p>
          </table:table-cell>
          <table:table-cell table:style-name="ce65" office:value-type="string" calcext:value-type="string">
            <text:p>ツール＞ウェブ開発＞アプリマネージャ</text:p>
          </table:table-cell>
          <table:table-cell table:style-name="ce65" office:value-type="string" calcext:value-type="string">
            <text:p>devAppMgr</text:p>
          </table:table-cell>
          <table:table-cell table:style-name="ce65" office:value-type="string" calcext:value-type="string">
            <text:p>Firefox 38で廃止</text:p>
          </table:table-cell>
          <table:table-cell table:style-name="ce65" table:number-columns-repeated="2"/>
          <table:table-cell table:style-name="ce71" office:value-type="string" calcext:value-type="string">
            <text:p>true</text:p>
          </table:table-cell>
          <table:table-cell table:style-name="ce6" office:value-type="string" calcext:value-type="string">
            <text:p>yes</text:p>
          </table:table-cell>
          <table:table-cell table:style-name="ce6" table:formula="of:=IF(AND([.F23]=[.L23];[.G23]=[.M23];[.H23]=[.N23]);&quot;&quot;;IF([.L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71" office:value-type="string" calcext:value-type="string">
            <text:p>true</text:p>
          </table:table-cell>
          <table:table-cell table:style-name="ce6" office:value-type="string" calcext:value-type="string">
            <text:p>yes</text:p>
          </table:table-cell>
          <table:table-cell table:style-name="ce6" table:formula="of:=IF(AND([.L23]=[.R23];[.M23]=[.S23];[.O23]=[.T23];[.P23]=[.U23]);&quot;&quot;;&quot;○&quot;)">
            <text:p/>
          </table:table-cell>
          <table:table-cell table:style-name="ce6" office:value-type="string" calcext:value-type="string">
            <text:p>Firefox 38で廃止</text:p>
          </table:table-cell>
          <table:table-cell table:style-name="ce6"/>
          <table:table-cell table:style-name="ce71"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71"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72" table:formula="of:=IFERROR(VLOOKUP([.$H23];[$'verify-targets-to-chapters'.$A$1:.$B$999];2;0);IF([.$A23]=&quot;&quot;;&quot;&quot;;&quot;省略&quot;))">
            <text:p/>
          </table:table-cell>
          <table:table-cell table:number-columns-repeated="995"/>
        </table:table-row>
        <table:table-row table:style-name="ro29">
          <table:table-cell table:style-name="ce6"/>
          <table:table-cell table:style-name="ce6" table:formula="of:=IF([.$A24]&lt;&gt;&quot;&quot;;MAX([.$B$1:.$B23])+1;&quot;&quot;)">
            <text:p/>
          </table:table-cell>
          <table:table-cell table:style-name="ce65" office:value-type="string" calcext:value-type="string">
            <text:p>MenuShortcut-20</text:p>
          </table:table-cell>
          <table:table-cell table:style-name="ce65" office:value-type="string" calcext:value-type="string">
            <text:p>ツール＞ウェブ開発＞WebIDE</text:p>
          </table:table-cell>
          <table:table-cell table:style-name="ce65" office:value-type="string" calcext:value-type="string">
            <text:p>webide</text:p>
          </table:table-cell>
          <table:table-cell table:style-name="ce65" office:value-type="string" calcext:value-type="string">
            <text:p>Shift-F8</text:p>
          </table:table-cell>
          <table:table-cell table:style-name="ce65" office:value-type="string" calcext:value-type="string">
            <text:p>#key_webide,</text:p>
            <text:p><text:span text:style-name="T1">#menu_webide,</text:span></text:p>
            <text:p><text:span text:style-name="T1">[key='key_webide']</text:span></text:p>
          </table:table-cell>
          <table:table-cell table:style-name="ce65" office:value-type="string" calcext:value-type="string">
            <text:p>killedItemsWithDelay</text:p>
          </table:table-cell>
          <table:table-cell table:style-name="ce71" office:value-type="string" calcext:value-type="string">
            <text:p>true</text:p>
          </table:table-cell>
          <table:table-cell table:style-name="ce6" office:value-type="string" calcext:value-type="string">
            <text:p>yes</text:p>
          </table:table-cell>
          <table:table-cell table:style-name="ce6" table:formula="of:=IF(AND([.F24]=[.L24];[.G24]=[.M24];[.H24]=[.N24]);&quot;&quot;;IF([.L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71" office:value-type="string" calcext:value-type="string">
            <text:p>true</text:p>
          </table:table-cell>
          <table:table-cell table:style-name="ce6" office:value-type="string" calcext:value-type="string">
            <text:p>yes</text:p>
          </table:table-cell>
          <table:table-cell table:style-name="ce6" table:formula="of:=IF(AND([.L24]=[.R24];[.M24]=[.S24];[.O24]=[.T24];[.P24]=[.U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71"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71"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72" table:formula="of:=IFERROR(VLOOKUP([.$H24];[$'verify-targets-to-chapters'.$A$1:.$B$999];2;0);IF([.$A24]=&quot;&quot;;&quot;&quot;;&quot;省略&quot;))">
            <text:p/>
          </table:table-cell>
          <table:table-cell table:number-columns-repeated="995"/>
        </table:table-row>
        <table:table-row table:style-name="ro7">
          <table:table-cell table:style-name="ce6"/>
          <table:table-cell table:style-name="ce6" table:formula="of:=IF([.$A25]&lt;&gt;&quot;&quot;;MAX([.$B$1:.$B24])+1;&quot;&quot;)">
            <text:p/>
          </table:table-cell>
          <table:table-cell table:style-name="ce65" office:value-type="string" calcext:value-type="string">
            <text:p>MenuShortcut-21</text:p>
          </table:table-cell>
          <table:table-cell table:style-name="ce65" office:value-type="string" calcext:value-type="string">
            <text:p>ツール＞ウェブ開発＞ブラウザツールボックス</text:p>
          </table:table-cell>
          <table:table-cell table:style-name="ce65" office:value-type="string" calcext:value-type="string">
            <text:p>browserToolbox</text:p>
          </table:table-cell>
          <table:table-cell table:style-name="ce65" office:value-type="string" calcext:value-type="string">
            <text:p>Ctrl-Shift-Alt-I</text:p>
          </table:table-cell>
          <table:table-cell table:style-name="ce65" office:value-type="string" calcext:value-type="string">
            <text:p>#key_browserToolbox,</text:p>
            <text:p><text:span text:style-name="T1">#menu_browserToolbox,</text:span></text:p>
            <text:p><text:span text:style-name="T1">[key='key_browserToolbox']</text:span></text:p>
          </table:table-cell>
          <table:table-cell table:style-name="ce65" office:value-type="string" calcext:value-type="string">
            <text:p>killedItemsWithDelay</text:p>
          </table:table-cell>
          <table:table-cell table:style-name="ce71" office:value-type="string" calcext:value-type="string">
            <text:p>true</text:p>
          </table:table-cell>
          <table:table-cell table:style-name="ce6" office:value-type="string" calcext:value-type="string">
            <text:p>yes</text:p>
          </table:table-cell>
          <table:table-cell table:style-name="ce6" table:formula="of:=IF(AND([.F25]=[.L25];[.G25]=[.M25];[.H25]=[.N25]);&quot;&quot;;IF([.L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71" office:value-type="string" calcext:value-type="string">
            <text:p>true</text:p>
          </table:table-cell>
          <table:table-cell table:style-name="ce6" office:value-type="string" calcext:value-type="string">
            <text:p>yes</text:p>
          </table:table-cell>
          <table:table-cell table:style-name="ce6" table:formula="of:=IF(AND([.L25]=[.R25];[.M25]=[.S25];[.O25]=[.T25];[.P25]=[.U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71"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71"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72" table:formula="of:=IFERROR(VLOOKUP([.$H25];[$'verify-targets-to-chapters'.$A$1:.$B$999];2;0);IF([.$A25]=&quot;&quot;;&quot;&quot;;&quot;省略&quot;))">
            <text:p/>
          </table:table-cell>
          <table:table-cell table:number-columns-repeated="995"/>
        </table:table-row>
        <table:table-row table:style-name="ro27">
          <table:table-cell table:style-name="ce6"/>
          <table:table-cell table:style-name="ce6" table:formula="of:=IF([.$A26]&lt;&gt;&quot;&quot;;MAX([.$B$1:.$B25])+1;&quot;&quot;)">
            <text:p/>
          </table:table-cell>
          <table:table-cell table:style-name="ce65" office:value-type="string" calcext:value-type="string">
            <text:p>MenuShortcut-22</text:p>
          </table:table-cell>
          <table:table-cell table:style-name="ce65" office:value-type="string" calcext:value-type="string">
            <text:p>ツール＞ウェブ開発＞ブラウザコンソール</text:p>
          </table:table-cell>
          <table:table-cell table:style-name="ce65" office:value-type="string" calcext:value-type="string">
            <text:p>browserConsole</text:p>
          </table:table-cell>
          <table:table-cell table:style-name="ce65" office:value-type="string" calcext:value-type="string">
            <text:p>Ctrl-Shift-J</text:p>
          </table:table-cell>
          <table:table-cell table:style-name="ce68" office:value-type="string" calcext:value-type="string">
            <text:p><text:span text:style-name="T10">#key_browserConsole,</text:span></text:p>
            <text:p><text:span text:style-name="T10">#menu_browserConsole,</text:span></text:p>
            <text:p><text:span text:style-name="T10">[key='key_browserConsole']</text:span></text:p>
          </table:table-cell>
          <table:table-cell table:style-name="ce65" office:value-type="string" calcext:value-type="string">
            <text:p>killedItemsWithDelay</text:p>
          </table:table-cell>
          <table:table-cell table:style-name="ce71" office:value-type="string" calcext:value-type="string">
            <text:p>true</text:p>
          </table:table-cell>
          <table:table-cell table:style-name="ce6" office:value-type="string" calcext:value-type="string">
            <text:p>yes</text:p>
          </table:table-cell>
          <table:table-cell table:style-name="ce6" table:formula="of:=IF(AND([.F26]=[.L26];[.G26]=[.M26];[.H26]=[.N26]);&quot;&quot;;IF([.L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71" office:value-type="string" calcext:value-type="string">
            <text:p>true</text:p>
          </table:table-cell>
          <table:table-cell table:style-name="ce6" office:value-type="string" calcext:value-type="string">
            <text:p>yes</text:p>
          </table:table-cell>
          <table:table-cell table:style-name="ce6" table:formula="of:=IF(AND([.L26]=[.R26];[.M26]=[.S26];[.O26]=[.T26];[.P26]=[.U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71"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71"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71" office:value-type="string" calcext:value-type="string">
            <text:p>false</text:p>
          </table:table-cell>
          <table:table-cell table:style-name="ce72" table:formula="of:=IFERROR(VLOOKUP([.$H26];[$'verify-targets-to-chapters'.$A$1:.$B$999];2;0);IF([.$A26]=&quot;&quot;;&quot;&quot;;&quot;省略&quot;))">
            <text:p/>
          </table:table-cell>
          <table:table-cell table:number-columns-repeated="995"/>
        </table:table-row>
        <table:table-row table:style-name="ro27">
          <table:table-cell table:style-name="ce6"/>
          <table:table-cell table:style-name="ce6" table:formula="of:=IF([.$A27]&lt;&gt;&quot;&quot;;MAX([.$B$1:.$B26])+1;&quot;&quot;)">
            <text:p/>
          </table:table-cell>
          <table:table-cell table:style-name="ce65" office:value-type="string" calcext:value-type="string">
            <text:p>MenuShortcut-23</text:p>
          </table:table-cell>
          <table:table-cell table:style-name="ce65" office:value-type="string" calcext:value-type="string">
            <text:p>ツール＞ウェブ開発＞レスポンシブデザインビュー</text:p>
          </table:table-cell>
          <table:table-cell table:style-name="ce65" office:value-type="string" calcext:value-type="string">
            <text:p>resposiveUI</text:p>
          </table:table-cell>
          <table:table-cell table:style-name="ce65" office:value-type="string" calcext:value-type="string">
            <text:p>Ctrl-Shift-M</text:p>
          </table:table-cell>
          <table:table-cell table:style-name="ce65" office:value-type="string" calcext:value-type="string">
            <text:p><text:span text:style-name="T10">#key_responsiveUI,</text:span></text:p>
            <text:p><text:span text:style-name="T1">#menu_responsiveUI,</text:span></text:p>
            <text:p><text:span text:style-name="T1">[key='key_responsiveUI']</text:span></text:p>
          </table:table-cell>
          <table:table-cell table:style-name="ce65" office:value-type="string" calcext:value-type="string">
            <text:p>killedItemsWithDelay</text:p>
          </table:table-cell>
          <table:table-cell table:style-name="ce71" office:value-type="string" calcext:value-type="string">
            <text:p>true</text:p>
          </table:table-cell>
          <table:table-cell table:style-name="ce6" office:value-type="string" calcext:value-type="string">
            <text:p>yes</text:p>
          </table:table-cell>
          <table:table-cell table:style-name="ce6" table:formula="of:=IF(AND([.F27]=[.L27];[.G27]=[.M27];[.H27]=[.N27]);&quot;&quot;;IF([.L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71" office:value-type="string" calcext:value-type="string">
            <text:p>true</text:p>
          </table:table-cell>
          <table:table-cell table:style-name="ce6" office:value-type="string" calcext:value-type="string">
            <text:p>yes</text:p>
          </table:table-cell>
          <table:table-cell table:style-name="ce6" table:formula="of:=IF(AND([.L27]=[.R27];[.M27]=[.S27];[.O27]=[.T27];[.P27]=[.U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71"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71"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72" table:formula="of:=IFERROR(VLOOKUP([.$H27];[$'verify-targets-to-chapters'.$A$1:.$B$999];2;0);IF([.$A27]=&quot;&quot;;&quot;&quot;;&quot;省略&quot;))">
            <text:p/>
          </table:table-cell>
          <table:table-cell table:number-columns-repeated="995"/>
        </table:table-row>
        <table:table-row table:style-name="ro7">
          <table:table-cell table:style-name="ce6"/>
          <table:table-cell table:style-name="ce6" table:formula="of:=IF([.$A28]&lt;&gt;&quot;&quot;;MAX([.$B$1:.$B27])+1;&quot;&quot;)">
            <text:p/>
          </table:table-cell>
          <table:table-cell table:style-name="ce65" office:value-type="string" calcext:value-type="string">
            <text:p>MenuShortcut-24</text:p>
          </table:table-cell>
          <table:table-cell table:style-name="ce65" office:value-type="string" calcext:value-type="string">
            <text:p>ツール＞ウェブ開発＞スポイト</text:p>
          </table:table-cell>
          <table:table-cell table:style-name="ce65" office:value-type="string" calcext:value-type="string">
            <text:p>eyedropper</text:p>
          </table:table-cell>
          <table:table-cell table:style-name="ce65" office:value-type="string" calcext:value-type="string">
            <text:p>-</text:p>
          </table:table-cell>
          <table:table-cell table:style-name="ce65" office:value-type="string" calcext:value-type="string">
            <text:p><text:span text:style-name="T10">#menu_eyedropper,</text:span></text:p>
            <text:p><text:span text:style-name="T1">.subviewbutton[label='スポイト'],</text:span></text:p>
            <text:p><text:span text:style-name="T1">.subviewbutton[label='Eyedropper']</text:span></text:p>
          </table:table-cell>
          <table:table-cell table:style-name="ce65" office:value-type="string" calcext:value-type="string">
            <text:p>killedItemsWithDelay</text:p>
          </table:table-cell>
          <table:table-cell table:style-name="ce71" office:value-type="string" calcext:value-type="string">
            <text:p>true</text:p>
          </table:table-cell>
          <table:table-cell table:style-name="ce6" office:value-type="string" calcext:value-type="string">
            <text:p>yes</text:p>
          </table:table-cell>
          <table:table-cell table:style-name="ce6" table:formula="of:=IF(AND([.F28]=[.L28];[.G28]=[.M28];[.H28]=[.N28]);&quot;&quot;;IF([.L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71" office:value-type="string" calcext:value-type="string">
            <text:p>true</text:p>
          </table:table-cell>
          <table:table-cell table:style-name="ce6" office:value-type="string" calcext:value-type="string">
            <text:p>yes</text:p>
          </table:table-cell>
          <table:table-cell table:style-name="ce6" table:formula="of:=IF(AND([.L28]=[.R28];[.M28]=[.S28];[.O28]=[.T28];[.P28]=[.U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71"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71"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72" table:formula="of:=IFERROR(VLOOKUP([.$H28];[$'verify-targets-to-chapters'.$A$1:.$B$999];2;0);IF([.$A28]=&quot;&quot;;&quot;&quot;;&quot;省略&quot;))">
            <text:p/>
          </table:table-cell>
          <table:table-cell table:number-columns-repeated="995"/>
        </table:table-row>
        <table:table-row table:style-name="ro29">
          <table:table-cell table:style-name="ce6"/>
          <table:table-cell table:style-name="ce6" table:formula="of:=IF([.$A29]&lt;&gt;&quot;&quot;;MAX([.$B$1:.$B28])+1;&quot;&quot;)">
            <text:p/>
          </table:table-cell>
          <table:table-cell table:style-name="ce65" office:value-type="string" calcext:value-type="string">
            <text:p>MenuShortcut-25</text:p>
          </table:table-cell>
          <table:table-cell table:style-name="ce65" office:value-type="string" calcext:value-type="string">
            <text:p>ツール＞ウェブ開発＞スクラッチパッド</text:p>
          </table:table-cell>
          <table:table-cell table:style-name="ce65" office:value-type="string" calcext:value-type="string">
            <text:p>scratchpad</text:p>
          </table:table-cell>
          <table:table-cell table:style-name="ce65" office:value-type="string" calcext:value-type="string">
            <text:p>Shift-F4</text:p>
          </table:table-cell>
          <table:table-cell table:style-name="ce68" office:value-type="string" calcext:value-type="string">
            <text:p><text:span text:style-name="T10">#key_scratchpad,</text:span></text:p>
            <text:p><text:span text:style-name="T10">#menu_scratchpad,</text:span></text:p>
            <text:p><text:span text:style-name="T10">[key='key_scratchpad']</text:span></text:p>
          </table:table-cell>
          <table:table-cell table:style-name="ce65" office:value-type="string" calcext:value-type="string">
            <text:p>killedItemsWithDelay</text:p>
          </table:table-cell>
          <table:table-cell table:style-name="ce71" office:value-type="string" calcext:value-type="string">
            <text:p>false</text:p>
          </table:table-cell>
          <table:table-cell table:style-name="ce6" office:value-type="string" calcext:value-type="string">
            <text:p>yes</text:p>
          </table:table-cell>
          <table:table-cell table:style-name="ce6" table:formula="of:=IF(AND([.F29]=[.L29];[.G29]=[.M29];[.H29]=[.N29]);&quot;&quot;;IF([.L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71" office:value-type="string" calcext:value-type="string">
            <text:p>false</text:p>
          </table:table-cell>
          <table:table-cell table:style-name="ce6" office:value-type="string" calcext:value-type="string">
            <text:p>yes</text:p>
          </table:table-cell>
          <table:table-cell table:style-name="ce6" table:formula="of:=IF(AND([.L29]=[.R29];[.M29]=[.S29];[.O29]=[.T29];[.P29]=[.U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71"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71" office:value-type="string" calcext:value-type="string">
            <text:p>false</text:p>
          </table:table-cell>
          <table:table-cell table:style-name="ce72" table:formula="of:=IFERROR(VLOOKUP([.$H29];[$'verify-targets-to-chapters'.$A$1:.$B$999];2;0);IF([.$A29]=&quot;&quot;;&quot;&quot;;&quot;省略&quot;))">
            <text:p/>
          </table:table-cell>
          <table:table-cell table:number-columns-repeated="995"/>
        </table:table-row>
        <table:table-row table:style-name="ro29">
          <table:table-cell table:style-name="ce6"/>
          <table:table-cell table:style-name="ce6" table:formula="of:=IF([.$A30]&lt;&gt;&quot;&quot;;MAX([.$B$1:.$B29])+1;&quot;&quot;)">
            <text:p/>
          </table:table-cell>
          <table:table-cell table:style-name="ce65" office:value-type="string" calcext:value-type="string">
            <text:p>MenuShortcut-26</text:p>
          </table:table-cell>
          <table:table-cell table:style-name="ce65" office:value-type="string" calcext:value-type="string">
            <text:p>ツール＞ウェブ開発＞ページのソース</text:p>
          </table:table-cell>
          <table:table-cell table:style-name="ce65" office:value-type="string" calcext:value-type="string">
            <text:p>viewSource</text:p>
          </table:table-cell>
          <table:table-cell table:style-name="ce65" office:value-type="string" calcext:value-type="string">
            <text:p>Ctrl-U</text:p>
          </table:table-cell>
          <table:table-cell table:style-name="ce65" office:value-type="string" calcext:value-type="string">
            <text:p>#key_viewSource,</text:p>
            <text:p><text:span text:style-name="T1">[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65" office:value-type="string" calcext:value-type="string">
            <text:p>killedItemsWithDelay</text:p>
          </table:table-cell>
          <table:table-cell table:style-name="ce71" office:value-type="string" calcext:value-type="string">
            <text:p>true</text:p>
          </table:table-cell>
          <table:table-cell table:style-name="ce6" office:value-type="string" calcext:value-type="string">
            <text:p>yes</text:p>
          </table:table-cell>
          <table:table-cell table:style-name="ce6" table:formula="of:=IF(AND([.F30]=[.L30];[.G30]=[.M30];[.H30]=[.N30]);&quot;&quot;;IF([.L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71" office:value-type="string" calcext:value-type="string">
            <text:p>true</text:p>
          </table:table-cell>
          <table:table-cell table:style-name="ce6" office:value-type="string" calcext:value-type="string">
            <text:p>yes</text:p>
          </table:table-cell>
          <table:table-cell table:style-name="ce6" table:formula="of:=IF(AND([.L30]=[.R30];[.M30]=[.S30];[.O30]=[.T30];[.P30]=[.U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71"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71"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71" office:value-type="string" calcext:value-type="string">
            <text:p>false</text:p>
          </table:table-cell>
          <table:table-cell table:style-name="ce72" table:formula="of:=IFERROR(VLOOKUP([.$H30];[$'verify-targets-to-chapters'.$A$1:.$B$999];2;0);IF([.$A30]=&quot;&quot;;&quot;&quot;;&quot;省略&quot;))">
            <text:p/>
          </table:table-cell>
          <table:table-cell table:number-columns-repeated="995"/>
        </table:table-row>
        <table:table-row table:style-name="ro7">
          <table:table-cell table:style-name="ce6"/>
          <table:table-cell table:style-name="ce6" table:formula="of:=IF([.$A31]&lt;&gt;&quot;&quot;;MAX([.$B$1:.$B30])+1;&quot;&quot;)">
            <text:p/>
          </table:table-cell>
          <table:table-cell table:style-name="ce65" office:value-type="string" calcext:value-type="string">
            <text:p>MenuShortcut-27（廃止）</text:p>
          </table:table-cell>
          <table:table-cell table:style-name="ce65" office:value-type="string" calcext:value-type="string">
            <text:p>ツール＞ウェブ開発＞エラーコンソール</text:p>
          </table:table-cell>
          <table:table-cell table:style-name="ce65" office:value-type="string" calcext:value-type="string">
            <text:p>errorConsole</text:p>
          </table:table-cell>
          <table:table-cell table:style-name="ce65" office:value-type="string" calcext:value-type="string">
            <text:p>Firefox 48で廃止</text:p>
          </table:table-cell>
          <table:table-cell table:style-name="ce65" table:number-columns-repeated="2"/>
          <table:table-cell table:style-name="ce71" office:value-type="string" calcext:value-type="string">
            <text:p>true</text:p>
          </table:table-cell>
          <table:table-cell table:style-name="ce6" office:value-type="string" calcext:value-type="string">
            <text:p>yes</text:p>
          </table:table-cell>
          <table:table-cell table:style-name="ce6" table:formula="of:=IF(AND([.F31]=[.L31];[.G31]=[.M31];[.H31]=[.N31]);&quot;&quot;;IF([.L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71" office:value-type="string" calcext:value-type="string">
            <text:p>true</text:p>
          </table:table-cell>
          <table:table-cell table:style-name="ce6" office:value-type="string" calcext:value-type="string">
            <text:p>yes</text:p>
          </table:table-cell>
          <table:table-cell table:style-name="ce6" table:formula="of:=IF(AND([.L31]=[.R31];[.M31]=[.S31];[.O31]=[.T31];[.P31]=[.U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71"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71"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71" office:value-type="string" calcext:value-type="string">
            <text:p>false</text:p>
          </table:table-cell>
          <table:table-cell table:style-name="ce72" table:formula="of:=IFERROR(VLOOKUP([.$H31];[$'verify-targets-to-chapters'.$A$1:.$B$999];2;0);IF([.$A31]=&quot;&quot;;&quot;&quot;;&quot;省略&quot;))">
            <text:p/>
          </table:table-cell>
          <table:table-cell table:number-columns-repeated="995"/>
        </table:table-row>
        <table:table-row table:style-name="ro7">
          <table:table-cell table:style-name="ce6"/>
          <table:table-cell table:style-name="ce6" table:formula="of:=IF([.$A32]&lt;&gt;&quot;&quot;;MAX([.$B$1:.$B31])+1;&quot;&quot;)">
            <text:p/>
          </table:table-cell>
          <table:table-cell table:style-name="ce65" office:value-type="string" calcext:value-type="string">
            <text:p>MenuShortcut-28</text:p>
          </table:table-cell>
          <table:table-cell table:style-name="ce65" office:value-type="string" calcext:value-type="string">
            <text:p>ツール＞ウェブ開発＞接続...</text:p>
          </table:table-cell>
          <table:table-cell table:style-name="ce65" office:value-type="string" calcext:value-type="string">
            <text:p>devtools_connect</text:p>
          </table:table-cell>
          <table:table-cell table:style-name="ce65" office:value-type="string" calcext:value-type="string">
            <text:p>-</text:p>
          </table:table-cell>
          <table:table-cell table:style-name="ce65" office:value-type="string" calcext:value-type="string">
            <text:p>#menu_devtools_connect,</text:p>
            <text:p><text:span text:style-name="T1">.subviewbutton[label='接続...'],</text:span></text:p>
            <text:p><text:span text:style-name="T1">.subviewbutton[label='Connect…']</text:span></text:p>
          </table:table-cell>
          <table:table-cell table:style-name="ce65" office:value-type="string" calcext:value-type="string">
            <text:p>killedItemsWithDelay</text:p>
          </table:table-cell>
          <table:table-cell table:style-name="ce71" office:value-type="string" calcext:value-type="string">
            <text:p>true</text:p>
          </table:table-cell>
          <table:table-cell table:style-name="ce6" office:value-type="string" calcext:value-type="string">
            <text:p>yes</text:p>
          </table:table-cell>
          <table:table-cell table:style-name="ce6" table:formula="of:=IF(AND([.F32]=[.L32];[.G32]=[.M32];[.H32]=[.N32]);&quot;&quot;;IF([.L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71" office:value-type="string" calcext:value-type="string">
            <text:p>true</text:p>
          </table:table-cell>
          <table:table-cell table:style-name="ce6" office:value-type="string" calcext:value-type="string">
            <text:p>yes</text:p>
          </table:table-cell>
          <table:table-cell table:style-name="ce6" table:formula="of:=IF(AND([.L32]=[.R32];[.M32]=[.S32];[.O32]=[.T32];[.P32]=[.U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71"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71"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72" table:formula="of:=IFERROR(VLOOKUP([.$H32];[$'verify-targets-to-chapters'.$A$1:.$B$999];2;0);IF([.$A32]=&quot;&quot;;&quot;&quot;;&quot;省略&quot;))">
            <text:p/>
          </table:table-cell>
          <table:table-cell table:number-columns-repeated="995"/>
        </table:table-row>
        <table:table-row table:style-name="ro7">
          <table:table-cell table:style-name="ce6"/>
          <table:table-cell table:style-name="ce6" table:formula="of:=IF([.$A33]&lt;&gt;&quot;&quot;;MAX([.$B$1:.$B32])+1;&quot;&quot;)">
            <text:p/>
          </table:table-cell>
          <table:table-cell table:style-name="ce65" office:value-type="string" calcext:value-type="string">
            <text:p>MenuShortcut-29</text:p>
          </table:table-cell>
          <table:table-cell table:style-name="ce65" office:value-type="string" calcext:value-type="string">
            <text:p>ツール＞ウェブ開発＞その他のツールを入手</text:p>
          </table:table-cell>
          <table:table-cell table:style-name="ce65" office:value-type="string" calcext:value-type="string">
            <text:p>getMoreDevtools</text:p>
          </table:table-cell>
          <table:table-cell table:style-name="ce65" office:value-type="string" calcext:value-type="string">
            <text:p>-</text:p>
          </table:table-cell>
          <table:table-cell table:style-name="ce65" office:value-type="string" calcext:value-type="string">
            <text:p>#getMoreDevtools,</text:p>
            <text:p><text:span text:style-name="T1">.subviewbutton[label='その他のツールを入手'],</text:span></text:p>
            <text:p><text:span text:style-name="T1">.subviewbutton[label='Get More Tools']</text:span></text:p>
          </table:table-cell>
          <table:table-cell table:style-name="ce65" office:value-type="string" calcext:value-type="string">
            <text:p>killedItemsWithDelay</text:p>
          </table:table-cell>
          <table:table-cell table:style-name="ce71" office:value-type="string" calcext:value-type="string">
            <text:p>true</text:p>
          </table:table-cell>
          <table:table-cell table:style-name="ce6" office:value-type="string" calcext:value-type="string">
            <text:p>yes</text:p>
          </table:table-cell>
          <table:table-cell table:style-name="ce6" table:formula="of:=IF(AND([.F33]=[.L33];[.G33]=[.M33];[.H33]=[.N33]);&quot;&quot;;IF([.L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71" office:value-type="string" calcext:value-type="string">
            <text:p>true</text:p>
          </table:table-cell>
          <table:table-cell table:style-name="ce6" office:value-type="string" calcext:value-type="string">
            <text:p>yes</text:p>
          </table:table-cell>
          <table:table-cell table:style-name="ce6" table:formula="of:=IF(AND([.L33]=[.R33];[.M33]=[.S33];[.O33]=[.T33];[.P33]=[.U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71"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71"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72" table:formula="of:=IFERROR(VLOOKUP([.$H33];[$'verify-targets-to-chapters'.$A$1:.$B$999];2;0);IF([.$A33]=&quot;&quot;;&quot;&quot;;&quot;省略&quot;))">
            <text:p/>
          </table:table-cell>
          <table:table-cell table:number-columns-repeated="995"/>
        </table:table-row>
        <table:table-row table:style-name="ro5">
          <table:table-cell table:style-name="ce6"/>
          <table:table-cell table:style-name="ce6" table:formula="of:=IF([.$A34]&lt;&gt;&quot;&quot;;MAX([.$B$1:.$B33])+1;&quot;&quot;)">
            <text:p/>
          </table:table-cell>
          <table:table-cell table:style-name="ce65" office:value-type="string" calcext:value-type="string">
            <text:p>MenuShortcut-30</text:p>
          </table:table-cell>
          <table:table-cell table:style-name="ce65" office:value-type="string" calcext:value-type="string">
            <text:p>ヘルプ＞Firefoxヘルプ</text:p>
            <text:p>（旧バージョンでは「ヘルプ」）</text:p>
          </table:table-cell>
          <table:table-cell table:style-name="ce65" office:value-type="string" calcext:value-type="string">
            <text:p>openHelp</text:p>
          </table:table-cell>
          <table:table-cell table:style-name="ce65" office:value-type="string" calcext:value-type="string">
            <text:p>-</text:p>
          </table:table-cell>
          <table:table-cell table:style-name="ce65" office:value-type="string" calcext:value-type="string">
            <text:p>#menu_openHelp,</text:p>
            <text:p>#key_openHelpMac,</text:p>
            <text:p>.subviewbutton[oncommand^='openHelp'][oncommand*='firefox-help']</text:p>
          </table:table-cell>
          <table:table-cell table:style-name="ce65" office:value-type="string" calcext:value-type="string">
            <text:p>hiddenItemsWithDelay</text:p>
          </table:table-cell>
          <table:table-cell table:style-name="ce71" office:value-type="string" calcext:value-type="string">
            <text:p>true</text:p>
          </table:table-cell>
          <table:table-cell table:style-name="ce6" office:value-type="string" calcext:value-type="string">
            <text:p>no</text:p>
          </table:table-cell>
          <table:table-cell table:style-name="ce6" table:formula="of:=IF(AND([.F34]=[.L34];[.G34]=[.M34];[.H34]=[.N34]);&quot;&quot;;IF([.L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71" office:value-type="string" calcext:value-type="string">
            <text:p>true</text:p>
          </table:table-cell>
          <table:table-cell table:style-name="ce6" office:value-type="string" calcext:value-type="string">
            <text:p>no</text:p>
          </table:table-cell>
          <table:table-cell table:style-name="ce6" table:formula="of:=IF(AND([.L34]=[.R34];[.M34]=[.S34];[.O34]=[.T34];[.P34]=[.U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7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7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71" office:value-type="string" calcext:value-type="string">
            <text:p>false</text:p>
          </table:table-cell>
          <table:table-cell table:style-name="ce72" table:formula="of:=IFERROR(VLOOKUP([.$H34];[$'verify-targets-to-chapters'.$A$1:.$B$999];2;0);IF([.$A34]=&quot;&quot;;&quot;&quot;;&quot;省略&quot;))">
            <text:p/>
          </table:table-cell>
          <table:table-cell table:number-columns-repeated="995"/>
        </table:table-row>
        <table:table-row table:style-name="ro3">
          <table:table-cell table:style-name="ce6"/>
          <table:table-cell table:style-name="ce6" table:formula="of:=IF([.$A35]&lt;&gt;&quot;&quot;;MAX([.$B$1:.$B34])+1;&quot;&quot;)">
            <text:p/>
          </table:table-cell>
          <table:table-cell table:style-name="ce65" office:value-type="string" calcext:value-type="string">
            <text:p>MenuShortcut-31</text:p>
          </table:table-cell>
          <table:table-cell table:style-name="ce65" office:value-type="string" calcext:value-type="string">
            <text:p>ヘルプ＞Firefoxツアー</text:p>
          </table:table-cell>
          <table:table-cell table:style-name="ce65" office:value-type="string" calcext:value-type="string">
            <text:p>tour</text:p>
          </table:table-cell>
          <table:table-cell table:style-name="ce65" office:value-type="string" calcext:value-type="string">
            <text:p>-</text:p>
          </table:table-cell>
          <table:table-cell table:style-name="ce65" office:value-type="string" calcext:value-type="string">
            <text:p>#menu_openTour,</text:p>
            <text:p>.subviewbutton[oncommand^='openTourPage']</text:p>
          </table:table-cell>
          <table:table-cell table:style-name="ce65" office:value-type="string" calcext:value-type="string">
            <text:p>hiddenItemsWithDelay</text:p>
          </table:table-cell>
          <table:table-cell table:style-name="ce71" office:value-type="string" calcext:value-type="string">
            <text:p>true</text:p>
          </table:table-cell>
          <table:table-cell table:style-name="ce6" office:value-type="string" calcext:value-type="string">
            <text:p>no</text:p>
          </table:table-cell>
          <table:table-cell table:style-name="ce6" table:formula="of:=IF(AND([.F35]=[.L35];[.G35]=[.M35];[.H35]=[.N35]);&quot;&quot;;IF([.L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71" office:value-type="string" calcext:value-type="string">
            <text:p>true</text:p>
          </table:table-cell>
          <table:table-cell table:style-name="ce6" office:value-type="string" calcext:value-type="string">
            <text:p>no</text:p>
          </table:table-cell>
          <table:table-cell table:style-name="ce6" table:formula="of:=IF(AND([.L35]=[.R35];[.M35]=[.S35];[.O35]=[.T35];[.P35]=[.U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7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71"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72" table:formula="of:=IFERROR(VLOOKUP([.$H35];[$'verify-targets-to-chapters'.$A$1:.$B$999];2;0);IF([.$A35]=&quot;&quot;;&quot;&quot;;&quot;省略&quot;))">
            <text:p/>
          </table:table-cell>
          <table:table-cell table:number-columns-repeated="995"/>
        </table:table-row>
        <table:table-row table:style-name="ro7">
          <table:table-cell table:style-name="ce6"/>
          <table:table-cell table:style-name="ce6" table:formula="of:=IF([.$A36]&lt;&gt;&quot;&quot;;MAX([.$B$1:.$B35])+1;&quot;&quot;)">
            <text:p/>
          </table:table-cell>
          <table:table-cell table:style-name="ce65" office:value-type="string" calcext:value-type="string">
            <text:p>MenuShortcut-32</text:p>
          </table:table-cell>
          <table:table-cell table:style-name="ce65" office:value-type="string" calcext:value-type="string">
            <text:p>ヘルプ＞キーボードショートカット</text:p>
          </table:table-cell>
          <table:table-cell table:style-name="ce65" office:value-type="string" calcext:value-type="string">
            <text:p>keyboardShortcuts</text:p>
          </table:table-cell>
          <table:table-cell table:style-name="ce65" office:value-type="string" calcext:value-type="string">
            <text:p>-</text:p>
          </table:table-cell>
          <table:table-cell table:style-name="ce65" office:value-type="string" calcext:value-type="string">
            <text:p>#menu_keyboardShortcuts,</text:p>
            <text:p><text:span text:style-name="T5">.subviewbutton[oncommand^='openHelp'][oncommand*='keyboard-shortcuts']</text:span></text:p>
          </table:table-cell>
          <table:table-cell table:style-name="ce65" office:value-type="string" calcext:value-type="string">
            <text:p>hiddenItemsWithDelay</text:p>
          </table:table-cell>
          <table:table-cell table:style-name="ce71" office:value-type="string" calcext:value-type="string">
            <text:p>true</text:p>
          </table:table-cell>
          <table:table-cell table:style-name="ce6" office:value-type="string" calcext:value-type="string">
            <text:p>no</text:p>
          </table:table-cell>
          <table:table-cell table:style-name="ce6" table:formula="of:=IF(AND([.F36]=[.L36];[.G36]=[.M36];[.H36]=[.N36]);&quot;&quot;;IF([.L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71" office:value-type="string" calcext:value-type="string">
            <text:p>true</text:p>
          </table:table-cell>
          <table:table-cell table:style-name="ce6" office:value-type="string" calcext:value-type="string">
            <text:p>no</text:p>
          </table:table-cell>
          <table:table-cell table:style-name="ce6" table:formula="of:=IF(AND([.L36]=[.R36];[.M36]=[.S36];[.O36]=[.T36];[.P36]=[.U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71" office:value-type="string" calcext:value-type="string">
            <text:p>true</text:p>
          </table:table-cell>
          <table:table-cell table:style-name="ce6" office:value-type="string" calcext:value-type="string">
            <text:p>no</text:p>
          </table:table-cell>
          <table:table-cell table:style-name="ce6" table:number-columns-repeated="7"/>
          <table:table-cell table:style-name="ce72" table:formula="of:=IFERROR(VLOOKUP([.$H36];[$'verify-targets-to-chapters'.$A$1:.$B$999];2;0);IF([.$A36]=&quot;&quot;;&quot;&quot;;&quot;省略&quot;))">
            <text:p/>
          </table:table-cell>
          <table:table-cell table:number-columns-repeated="995"/>
        </table:table-row>
        <table:table-row table:style-name="ro3">
          <table:table-cell table:style-name="ce6"/>
          <table:table-cell table:style-name="ce6" table:formula="of:=IF([.$A37]&lt;&gt;&quot;&quot;;MAX([.$B$1:.$B36])+1;&quot;&quot;)">
            <text:p/>
          </table:table-cell>
          <table:table-cell table:style-name="ce65" office:value-type="string" calcext:value-type="string">
            <text:p>MenuShortcut-33</text:p>
          </table:table-cell>
          <table:table-cell table:style-name="ce65" office:value-type="string" calcext:value-type="string">
            <text:p>ヘルプ＞Firefoxヘルスレポート</text:p>
          </table:table-cell>
          <table:table-cell table:style-name="ce65" office:value-type="string" calcext:value-type="string">
            <text:p>healthReport</text:p>
          </table:table-cell>
          <table:table-cell table:style-name="ce65" office:value-type="string" calcext:value-type="string">
            <text:p>-</text:p>
          </table:table-cell>
          <table:table-cell table:style-name="ce65" office:value-type="string" calcext:value-type="string">
            <text:p>#healthReport,</text:p>
            <text:p>.subviewbutton[oncommand^='openHealthReport']</text:p>
          </table:table-cell>
          <table:table-cell table:style-name="ce65" office:value-type="string" calcext:value-type="string">
            <text:p>hiddenItemsWithDelay</text:p>
          </table:table-cell>
          <table:table-cell table:style-name="ce71" office:value-type="string" calcext:value-type="string">
            <text:p>true</text:p>
          </table:table-cell>
          <table:table-cell table:style-name="ce6" office:value-type="string" calcext:value-type="string">
            <text:p>no</text:p>
          </table:table-cell>
          <table:table-cell table:style-name="ce6" table:formula="of:=IF(AND([.F37]=[.L37];[.G37]=[.M37];[.H37]=[.N37]);&quot;&quot;;IF([.L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71" office:value-type="string" calcext:value-type="string">
            <text:p>true</text:p>
          </table:table-cell>
          <table:table-cell table:style-name="ce6" office:value-type="string" calcext:value-type="string">
            <text:p>no</text:p>
          </table:table-cell>
          <table:table-cell table:style-name="ce6" table:formula="of:=IF(AND([.L37]=[.R37];[.M37]=[.S37];[.O37]=[.T37];[.P37]=[.U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7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7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71" office:value-type="string" calcext:value-type="string">
            <text:p>false</text:p>
          </table:table-cell>
          <table:table-cell table:style-name="ce72" table:formula="of:=IFERROR(VLOOKUP([.$H37];[$'verify-targets-to-chapters'.$A$1:.$B$999];2;0);IF([.$A37]=&quot;&quot;;&quot;&quot;;&quot;省略&quot;))">
            <text:p/>
          </table:table-cell>
          <table:table-cell table:number-columns-repeated="995"/>
        </table:table-row>
        <table:table-row table:style-name="ro21">
          <table:table-cell table:style-name="ce6"/>
          <table:table-cell table:style-name="ce6" table:formula="of:=IF([.$A38]&lt;&gt;&quot;&quot;;MAX([.$B$1:.$B37])+1;&quot;&quot;)">
            <text:p/>
          </table:table-cell>
          <table:table-cell table:style-name="ce65" office:value-type="string" calcext:value-type="string">
            <text:p>MenuShortcut-34（廃止）</text:p>
          </table:table-cell>
          <table:table-cell table:style-name="ce65" office:value-type="string" calcext:value-type="string">
            <text:p>ヘルプ＞使いこなそう</text:p>
          </table:table-cell>
          <table:table-cell table:style-name="ce65" office:value-type="string" calcext:value-type="string">
            <text:p>gettingStarted</text:p>
          </table:table-cell>
          <table:table-cell table:style-name="ce65" office:value-type="string" calcext:value-type="string">
            <text:p>Firefox 31で廃止</text:p>
          </table:table-cell>
          <table:table-cell table:style-name="ce65" table:number-columns-repeated="2"/>
          <table:table-cell table:style-name="ce6" table:number-columns-repeated="2"/>
          <table:table-cell table:style-name="ce6" table:formula="of:=IF(AND([.F38]=[.L38];[.G38]=[.M38];[.H38]=[.N38]);&quot;&quot;;IF([.L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38]=[.R38];[.M38]=[.S38];[.O38]=[.T38];[.P38]=[.U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71" office:value-type="string" calcext:value-type="string">
            <text:p>false</text:p>
          </table:table-cell>
          <table:table-cell table:style-name="ce72" table:formula="of:=IFERROR(VLOOKUP([.$H38];[$'verify-targets-to-chapters'.$A$1:.$B$999];2;0);IF([.$A38]=&quot;&quot;;&quot;&quot;;&quot;省略&quot;))">
            <text:p/>
          </table:table-cell>
          <table:table-cell table:number-columns-repeated="995"/>
        </table:table-row>
        <table:table-row table:style-name="ro3">
          <table:table-cell table:style-name="ce6"/>
          <table:table-cell table:style-name="ce6" table:formula="of:=IF([.$A39]&lt;&gt;&quot;&quot;;MAX([.$B$1:.$B38])+1;&quot;&quot;)">
            <text:p/>
          </table:table-cell>
          <table:table-cell table:style-name="ce65" office:value-type="string" calcext:value-type="string">
            <text:p>MenuShortcut-35</text:p>
          </table:table-cell>
          <table:table-cell table:style-name="ce65" office:value-type="string" calcext:value-type="string">
            <text:p>ヘルプ＞トラブルシューティング情報</text:p>
          </table:table-cell>
          <table:table-cell table:style-name="ce65" office:value-type="string" calcext:value-type="string">
            <text:p>troubleshootingInfo</text:p>
          </table:table-cell>
          <table:table-cell table:style-name="ce65" office:value-type="string" calcext:value-type="string">
            <text:p>-</text:p>
          </table:table-cell>
          <table:table-cell table:style-name="ce65" office:value-type="string" calcext:value-type="string">
            <text:p>#troubleShooting,</text:p>
            <text:p>.subviewbutton[oncommand^='openTroubleshootingPage']</text:p>
          </table:table-cell>
          <table:table-cell table:style-name="ce65" office:value-type="string" calcext:value-type="string">
            <text:p>hiddenItemsWithDelay</text:p>
          </table:table-cell>
          <table:table-cell table:style-name="ce71" office:value-type="string" calcext:value-type="string">
            <text:p>true</text:p>
          </table:table-cell>
          <table:table-cell table:style-name="ce6" office:value-type="string" calcext:value-type="string">
            <text:p>no</text:p>
          </table:table-cell>
          <table:table-cell table:style-name="ce6" table:formula="of:=IF(AND([.F39]=[.L39];[.G39]=[.M39];[.H39]=[.N39]);&quot;&quot;;IF([.L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71" office:value-type="string" calcext:value-type="string">
            <text:p>true</text:p>
          </table:table-cell>
          <table:table-cell table:style-name="ce6" office:value-type="string" calcext:value-type="string">
            <text:p>no</text:p>
          </table:table-cell>
          <table:table-cell table:style-name="ce6" table:formula="of:=IF(AND([.L39]=[.R39];[.M39]=[.S39];[.O39]=[.T39];[.P39]=[.U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7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7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71" office:value-type="string" calcext:value-type="string">
            <text:p>false</text:p>
          </table:table-cell>
          <table:table-cell table:style-name="ce72" table:formula="of:=IFERROR(VLOOKUP([.$H39];[$'verify-targets-to-chapters'.$A$1:.$B$999];2;0);IF([.$A39]=&quot;&quot;;&quot;&quot;;&quot;省略&quot;))">
            <text:p/>
          </table:table-cell>
          <table:table-cell table:number-columns-repeated="995"/>
        </table:table-row>
        <table:table-row table:style-name="ro7">
          <table:table-cell table:style-name="ce6"/>
          <table:table-cell table:style-name="ce6" table:formula="of:=IF([.$A40]&lt;&gt;&quot;&quot;;MAX([.$B$1:.$B39])+1;&quot;&quot;)">
            <text:p/>
          </table:table-cell>
          <table:table-cell table:style-name="ce65" office:value-type="string" calcext:value-type="string">
            <text:p>MenuShortcut-36</text:p>
          </table:table-cell>
          <table:table-cell table:style-name="ce65" office:value-type="string" calcext:value-type="string">
            <text:p>ヘルプ＞フィードバックを送信</text:p>
          </table:table-cell>
          <table:table-cell table:style-name="ce65" office:value-type="string" calcext:value-type="string">
            <text:p>feedbackPage</text:p>
          </table:table-cell>
          <table:table-cell table:style-name="ce65" office:value-type="string" calcext:value-type="string">
            <text:p>-</text:p>
          </table:table-cell>
          <table:table-cell table:style-name="ce65" office:value-type="string" calcext:value-type="string">
            <text:p>#feedbackPage,</text:p>
            <text:p>.subviewbutton[oncommand^='openFeedbackPage']</text:p>
          </table:table-cell>
          <table:table-cell table:style-name="ce65" office:value-type="string" calcext:value-type="string">
            <text:p>hiddenItemsWithDelay</text:p>
          </table:table-cell>
          <table:table-cell table:style-name="ce71" office:value-type="string" calcext:value-type="string">
            <text:p>true</text:p>
          </table:table-cell>
          <table:table-cell table:style-name="ce6" office:value-type="string" calcext:value-type="string">
            <text:p>no</text:p>
          </table:table-cell>
          <table:table-cell table:style-name="ce6" table:formula="of:=IF(AND([.F40]=[.L40];[.G40]=[.M40];[.H40]=[.N40]);&quot;&quot;;IF([.L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71" office:value-type="string" calcext:value-type="string">
            <text:p>true</text:p>
          </table:table-cell>
          <table:table-cell table:style-name="ce6" office:value-type="string" calcext:value-type="string">
            <text:p>no</text:p>
          </table:table-cell>
          <table:table-cell table:style-name="ce6" table:formula="of:=IF(AND([.L40]=[.R40];[.M40]=[.S40];[.O40]=[.T40];[.P40]=[.U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7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7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71" office:value-type="string" calcext:value-type="string">
            <text:p>false</text:p>
          </table:table-cell>
          <table:table-cell table:style-name="ce72" table:formula="of:=IFERROR(VLOOKUP([.$H40];[$'verify-targets-to-chapters'.$A$1:.$B$999];2;0);IF([.$A40]=&quot;&quot;;&quot;&quot;;&quot;省略&quot;))">
            <text:p/>
          </table:table-cell>
          <table:table-cell table:number-columns-repeated="995"/>
        </table:table-row>
        <table:table-row table:style-name="ro3">
          <table:table-cell table:style-name="ce6"/>
          <table:table-cell table:style-name="ce6" table:formula="of:=IF([.$A41]&lt;&gt;&quot;&quot;;MAX([.$B$1:.$B40])+1;&quot;&quot;)">
            <text:p/>
          </table:table-cell>
          <table:table-cell table:style-name="ce65" office:value-type="string" calcext:value-type="string">
            <text:p>MenuShortcut-37</text:p>
          </table:table-cell>
          <table:table-cell table:style-name="ce65" office:value-type="string" calcext:value-type="string">
            <text:p>ヘルプ＞アドオンを無効にして再起動</text:p>
          </table:table-cell>
          <table:table-cell table:style-name="ce65" office:value-type="string" calcext:value-type="string">
            <text:p>helpSafeMode</text:p>
          </table:table-cell>
          <table:table-cell table:style-name="ce65" office:value-type="string" calcext:value-type="string">
            <text:p>-</text:p>
          </table:table-cell>
          <table:table-cell table:style-name="ce65" office:value-type="string" calcext:value-type="string">
            <text:p>#helpSafeMode,</text:p>
            <text:p>.subviewbutton[oncommand^='safeModeRestart']</text:p>
          </table:table-cell>
          <table:table-cell table:style-name="ce65" office:value-type="string" calcext:value-type="string">
            <text:p>hiddenItemsWithDelay</text:p>
          </table:table-cell>
          <table:table-cell table:style-name="ce71" office:value-type="string" calcext:value-type="string">
            <text:p>true</text:p>
          </table:table-cell>
          <table:table-cell table:style-name="ce6" office:value-type="string" calcext:value-type="string">
            <text:p>no</text:p>
          </table:table-cell>
          <table:table-cell table:style-name="ce6" table:formula="of:=IF(AND([.F41]=[.L41];[.G41]=[.M41];[.H41]=[.N41]);&quot;&quot;;IF([.L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71" office:value-type="string" calcext:value-type="string">
            <text:p>true</text:p>
          </table:table-cell>
          <table:table-cell table:style-name="ce6" office:value-type="string" calcext:value-type="string">
            <text:p>no</text:p>
          </table:table-cell>
          <table:table-cell table:style-name="ce6" table:formula="of:=IF(AND([.L41]=[.R41];[.M41]=[.S41];[.O41]=[.T41];[.P41]=[.U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7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7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71" office:value-type="string" calcext:value-type="string">
            <text:p>false</text:p>
          </table:table-cell>
          <table:table-cell table:style-name="ce72" table:formula="of:=IFERROR(VLOOKUP([.$H41];[$'verify-targets-to-chapters'.$A$1:.$B$999];2;0);IF([.$A41]=&quot;&quot;;&quot;&quot;;&quot;省略&quot;))">
            <text:p/>
          </table:table-cell>
          <table:table-cell table:number-columns-repeated="995"/>
        </table:table-row>
        <table:table-row table:style-name="ro7">
          <table:table-cell table:style-name="ce6"/>
          <table:table-cell table:style-name="ce6" table:formula="of:=IF([.$A42]&lt;&gt;&quot;&quot;;MAX([.$B$1:.$B41])+1;&quot;&quot;)">
            <text:p/>
          </table:table-cell>
          <table:table-cell table:style-name="ce65" office:value-type="string" calcext:value-type="string">
            <text:p>MenuShortcut-38</text:p>
          </table:table-cell>
          <table:table-cell table:style-name="ce65" office:value-type="string" calcext:value-type="string">
            <text:p>ヘルプ＞詐欺サイトを報告</text:p>
          </table:table-cell>
          <table:table-cell table:style-name="ce65" office:value-type="string" calcext:value-type="string">
            <text:p>reportPhishingtoolmenu</text:p>
          </table:table-cell>
          <table:table-cell table:style-name="ce65" office:value-type="string" calcext:value-type="string">
            <text:p>-</text:p>
          </table:table-cell>
          <table:table-cell table:style-name="ce65" office:value-type="string" calcext:value-type="string">
            <text:p>#menu_HelpPopup_reportPhishingtoolmenu,</text:p>
            <text:p>.subviewbutton[oncommand*='getReportURL'][oncommand*='Phish']</text:p>
          </table:table-cell>
          <table:table-cell table:style-name="ce65" office:value-type="string" calcext:value-type="string">
            <text:p>hiddenItemsWithDelay</text:p>
          </table:table-cell>
          <table:table-cell table:style-name="ce71" office:value-type="string" calcext:value-type="string">
            <text:p>true</text:p>
          </table:table-cell>
          <table:table-cell table:style-name="ce6" office:value-type="string" calcext:value-type="string">
            <text:p>no</text:p>
          </table:table-cell>
          <table:table-cell table:style-name="ce6" table:formula="of:=IF(AND([.F42]=[.L42];[.G42]=[.M42];[.H42]=[.N42]);&quot;&quot;;IF([.L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71" office:value-type="string" calcext:value-type="string">
            <text:p>true</text:p>
          </table:table-cell>
          <table:table-cell table:style-name="ce6" office:value-type="string" calcext:value-type="string">
            <text:p>no</text:p>
          </table:table-cell>
          <table:table-cell table:style-name="ce6" table:formula="of:=IF(AND([.L42]=[.R42];[.M42]=[.S42];[.O42]=[.T42];[.P42]=[.U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7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7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71" office:value-type="string" calcext:value-type="string">
            <text:p>false</text:p>
          </table:table-cell>
          <table:table-cell table:style-name="ce72" table:formula="of:=IFERROR(VLOOKUP([.$H42];[$'verify-targets-to-chapters'.$A$1:.$B$999];2;0);IF([.$A42]=&quot;&quot;;&quot;&quot;;&quot;省略&quot;))">
            <text:p/>
          </table:table-cell>
          <table:table-cell table:number-columns-repeated="995"/>
        </table:table-row>
        <table:table-row table:style-name="ro7">
          <table:table-cell table:style-name="ce6"/>
          <table:table-cell table:style-name="ce6" table:formula="of:=IF([.$A43]&lt;&gt;&quot;&quot;;MAX([.$B$1:.$B42])+1;&quot;&quot;)">
            <text:p/>
          </table:table-cell>
          <table:table-cell table:style-name="ce65" office:value-type="string" calcext:value-type="string">
            <text:p>MenuShortcut-39</text:p>
          </table:table-cell>
          <table:table-cell table:style-name="ce65" office:value-type="string" calcext:value-type="string">
            <text:p>ヘルプ＞誤警告を報告</text:p>
          </table:table-cell>
          <table:table-cell table:style-name="ce65" office:value-type="string" calcext:value-type="string">
            <text:p>reportPhishingErrortoolmenu</text:p>
          </table:table-cell>
          <table:table-cell table:style-name="ce65" office:value-type="string" calcext:value-type="string">
            <text:p>-</text:p>
          </table:table-cell>
          <table:table-cell table:style-name="ce65" office:value-type="string" calcext:value-type="string">
            <text:p>#menu_HelpPopup_reportPhishingErrortoolmenu,</text:p>
            <text:p>.subviewbutton[oncommand*='getReportURL'][oncommand*='Error']</text:p>
          </table:table-cell>
          <table:table-cell table:style-name="ce65" office:value-type="string" calcext:value-type="string">
            <text:p>hiddenItemsWithDelay</text:p>
          </table:table-cell>
          <table:table-cell table:style-name="ce71" office:value-type="string" calcext:value-type="string">
            <text:p>true</text:p>
          </table:table-cell>
          <table:table-cell table:style-name="ce6" office:value-type="string" calcext:value-type="string">
            <text:p>no</text:p>
          </table:table-cell>
          <table:table-cell table:style-name="ce6" table:formula="of:=IF(AND([.F43]=[.L43];[.G43]=[.M43];[.H43]=[.N43]);&quot;&quot;;IF([.L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71" office:value-type="string" calcext:value-type="string">
            <text:p>true</text:p>
          </table:table-cell>
          <table:table-cell table:style-name="ce6" office:value-type="string" calcext:value-type="string">
            <text:p>no</text:p>
          </table:table-cell>
          <table:table-cell table:style-name="ce6" table:formula="of:=IF(AND([.L43]=[.R43];[.M43]=[.S43];[.O43]=[.T43];[.P43]=[.U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7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71"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71" office:value-type="string" calcext:value-type="string">
            <text:p>false</text:p>
          </table:table-cell>
          <table:table-cell table:style-name="ce72" table:formula="of:=IFERROR(VLOOKUP([.$H43];[$'verify-targets-to-chapters'.$A$1:.$B$999];2;0);IF([.$A43]=&quot;&quot;;&quot;&quot;;&quot;省略&quot;))">
            <text:p/>
          </table:table-cell>
          <table:table-cell table:number-columns-repeated="995"/>
        </table:table-row>
        <table:table-row table:style-name="ro3">
          <table:table-cell table:style-name="ce6"/>
          <table:table-cell table:style-name="ce6" table:formula="of:=IF([.$A44]&lt;&gt;&quot;&quot;;MAX([.$B$1:.$B43])+1;&quot;&quot;)">
            <text:p/>
          </table:table-cell>
          <table:table-cell table:style-name="ce65" office:value-type="string" calcext:value-type="string">
            <text:p>MenuShortcut-40</text:p>
          </table:table-cell>
          <table:table-cell table:style-name="ce65" office:value-type="string" calcext:value-type="string">
            <text:p>ヘルプ＞Firefoxについて のセパレータ</text:p>
          </table:table-cell>
          <table:table-cell table:style-name="ce65" office:value-type="string" calcext:value-type="string">
            <text:p>aboutSeparator</text:p>
          </table:table-cell>
          <table:table-cell table:style-name="ce65" office:value-type="string" calcext:value-type="string">
            <text:p>-</text:p>
          </table:table-cell>
          <table:table-cell table:style-name="ce65" office:value-type="string" calcext:value-type="string">
            <text:p>#aboutSeparator</text:p>
          </table:table-cell>
          <table:table-cell table:style-name="ce65" office:value-type="string" calcext:value-type="string">
            <text:p>killedItems</text:p>
          </table:table-cell>
          <table:table-cell table:style-name="ce71" office:value-type="string" calcext:value-type="string">
            <text:p>false</text:p>
          </table:table-cell>
          <table:table-cell table:style-name="ce6" office:value-type="string" calcext:value-type="string">
            <text:p>yes</text:p>
          </table:table-cell>
          <table:table-cell table:style-name="ce6" table:formula="of:=IF(AND([.F44]=[.L44];[.G44]=[.M44];[.H44]=[.N44]);&quot;&quot;;IF([.L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71" office:value-type="string" calcext:value-type="string">
            <text:p>false</text:p>
          </table:table-cell>
          <table:table-cell table:style-name="ce6" office:value-type="string" calcext:value-type="string">
            <text:p>yes</text:p>
          </table:table-cell>
          <table:table-cell table:style-name="ce6" table:formula="of:=IF(AND([.L44]=[.R44];[.M44]=[.S44];[.O44]=[.T44];[.P44]=[.U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7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71" office:value-type="string" calcext:value-type="string">
            <text:p>false</text:p>
          </table:table-cell>
          <table:table-cell table:style-name="ce72" table:formula="of:=IFERROR(VLOOKUP([.$H44];[$'verify-targets-to-chapters'.$A$1:.$B$999];2;0);IF([.$A44]=&quot;&quot;;&quot;&quot;;&quot;省略&quot;))">
            <text:p/>
          </table:table-cell>
          <table:table-cell table:number-columns-repeated="995"/>
        </table:table-row>
        <table:table-row table:style-name="ro6">
          <table:table-cell table:style-name="ce6"/>
          <table:table-cell table:style-name="ce6" table:formula="of:=IF([.$A45]&lt;&gt;&quot;&quot;;MAX([.$B$1:.$B44])+1;&quot;&quot;)">
            <text:p/>
          </table:table-cell>
          <table:table-cell table:style-name="ce65" office:value-type="string" calcext:value-type="string">
            <text:p>MenuShortcut-41</text:p>
          </table:table-cell>
          <table:table-cell table:style-name="ce65" office:value-type="string" calcext:value-type="string">
            <text:p>編集＞テキストの記述方向を切り替える</text:p>
          </table:table-cell>
          <table:table-cell table:style-name="ce65" office:value-type="string" calcext:value-type="string">
            <text:p>textfieldDirection</text:p>
          </table:table-cell>
          <table:table-cell table:style-name="ce65" office:value-type="string" calcext:value-type="string">
            <text:p>Ctrl-Shift-X</text:p>
          </table:table-cell>
          <table:table-cell table:style-name="ce65" office:value-type="string" calcext:value-type="string">
            <text:p>#textfieldDirection-separator,</text:p>
            <text:p>#textfieldDirection-swap,</text:p>
            <text:p>#key_switchTextDirection,</text:p>
            <text:p>#context-bidi-text-direction-toggle,</text:p>
            <text:p>#context-sep-bidi</text:p>
          </table:table-cell>
          <table:table-cell table:style-name="ce65" office:value-type="string" calcext:value-type="string">
            <text:p>killedItems</text:p>
          </table:table-cell>
          <table:table-cell table:style-name="ce71" office:value-type="string" calcext:value-type="string">
            <text:p>false</text:p>
          </table:table-cell>
          <table:table-cell table:style-name="ce6" office:value-type="string" calcext:value-type="string">
            <text:p>yes</text:p>
          </table:table-cell>
          <table:table-cell table:style-name="ce6" table:formula="of:=IF(AND([.F45]=[.L45];[.G45]=[.M45];[.H45]=[.N45]);&quot;&quot;;IF([.L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71" office:value-type="string" calcext:value-type="string">
            <text:p>false</text:p>
          </table:table-cell>
          <table:table-cell table:style-name="ce6" office:value-type="string" calcext:value-type="string">
            <text:p>yes</text:p>
          </table:table-cell>
          <table:table-cell table:style-name="ce6" table:formula="of:=IF(AND([.L45]=[.R45];[.M45]=[.S45];[.O45]=[.T45];[.P45]=[.U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7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71" office:value-type="string" calcext:value-type="string">
            <text:p>false</text:p>
          </table:table-cell>
          <table:table-cell table:style-name="ce72" table:formula="of:=IFERROR(VLOOKUP([.$H45];[$'verify-targets-to-chapters'.$A$1:.$B$999];2;0);IF([.$A45]=&quot;&quot;;&quot;&quot;;&quot;省略&quot;))">
            <text:p/>
          </table:table-cell>
          <table:table-cell table:number-columns-repeated="995"/>
        </table:table-row>
        <table:table-row table:style-name="ro5">
          <table:table-cell table:style-name="ce6"/>
          <table:table-cell table:style-name="ce6" table:formula="of:=IF([.$A46]&lt;&gt;&quot;&quot;;MAX([.$B$1:.$B45])+1;&quot;&quot;)">
            <text:p/>
          </table:table-cell>
          <table:table-cell table:style-name="ce65" office:value-type="string" calcext:value-type="string">
            <text:p>MenuShortcut-42</text:p>
          </table:table-cell>
          <table:table-cell table:style-name="ce65" office:value-type="string" calcext:value-type="string">
            <text:p>表示＞ページの記述方向を切り替える</text:p>
          </table:table-cell>
          <table:table-cell table:style-name="ce65" office:value-type="string" calcext:value-type="string">
            <text:p>documentDirection</text:p>
          </table:table-cell>
          <table:table-cell table:style-name="ce65" office:value-type="string" calcext:value-type="string">
            <text:p>-</text:p>
          </table:table-cell>
          <table:table-cell table:style-name="ce65" office:value-type="string" calcext:value-type="string">
            <text:p>#documentDirection-separator,</text:p>
            <text:p>#documentDirection-swap,</text:p>
            <text:p><text:span text:style-name="T1">#context-bidi-page-direction-toggle,</text:span></text:p>
            <text:p><text:span text:style-name="T1">#context-sep-bidi</text:span></text:p>
          </table:table-cell>
          <table:table-cell table:style-name="ce65" office:value-type="string" calcext:value-type="string">
            <text:p>killedItems</text:p>
          </table:table-cell>
          <table:table-cell table:style-name="ce71" office:value-type="string" calcext:value-type="string">
            <text:p>false</text:p>
          </table:table-cell>
          <table:table-cell table:style-name="ce6" office:value-type="string" calcext:value-type="string">
            <text:p>yes</text:p>
          </table:table-cell>
          <table:table-cell table:style-name="ce6" table:formula="of:=IF(AND([.F46]=[.L46];[.G46]=[.M46];[.H46]=[.N46]);&quot;&quot;;IF([.L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71" office:value-type="string" calcext:value-type="string">
            <text:p>false</text:p>
          </table:table-cell>
          <table:table-cell table:style-name="ce6" office:value-type="string" calcext:value-type="string">
            <text:p>yes</text:p>
          </table:table-cell>
          <table:table-cell table:style-name="ce6" table:formula="of:=IF(AND([.L46]=[.R46];[.M46]=[.S46];[.O46]=[.T46];[.P46]=[.U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7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71" office:value-type="string" calcext:value-type="string">
            <text:p>false</text:p>
          </table:table-cell>
          <table:table-cell table:style-name="ce72" table:formula="of:=IFERROR(VLOOKUP([.$H46];[$'verify-targets-to-chapters'.$A$1:.$B$999];2;0);IF([.$A46]=&quot;&quot;;&quot;&quot;;&quot;省略&quot;))">
            <text:p/>
          </table:table-cell>
          <table:table-cell table:number-columns-repeated="995"/>
        </table:table-row>
        <table:table-row table:style-name="ro3">
          <table:table-cell table:style-name="ce6"/>
          <table:table-cell table:style-name="ce6" table:formula="of:=IF([.$A47]&lt;&gt;&quot;&quot;;MAX([.$B$1:.$B46])+1;&quot;&quot;)">
            <text:p/>
          </table:table-cell>
          <table:table-cell table:style-name="ce65" office:value-type="string" calcext:value-type="string">
            <text:p>MenuShortcut-43</text:p>
          </table:table-cell>
          <table:table-cell table:style-name="ce65" office:value-type="string" calcext:value-type="string">
            <text:p>履歴＞（メニュー内のセパレータ）</text:p>
          </table:table-cell>
          <table:table-cell table:style-name="ce65" office:value-type="string" calcext:value-type="string">
            <text:p>historySeparator</text:p>
          </table:table-cell>
          <table:table-cell table:style-name="ce65" office:value-type="string" calcext:value-type="string">
            <text:p>-</text:p>
          </table:table-cell>
          <table:table-cell table:style-name="ce65" office:value-type="string" calcext:value-type="string">
            <text:p>#startHistorySeparator</text:p>
          </table:table-cell>
          <table:table-cell table:style-name="ce65" office:value-type="string" calcext:value-type="string">
            <text:p>killedItems</text:p>
          </table:table-cell>
          <table:table-cell table:style-name="ce71" office:value-type="string" calcext:value-type="string">
            <text:p>false</text:p>
          </table:table-cell>
          <table:table-cell table:style-name="ce6" office:value-type="string" calcext:value-type="string">
            <text:p>yes</text:p>
          </table:table-cell>
          <table:table-cell table:style-name="ce6" table:formula="of:=IF(AND([.F47]=[.L47];[.G47]=[.M47];[.H47]=[.N47]);&quot;&quot;;IF([.L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71" office:value-type="string" calcext:value-type="string">
            <text:p>false</text:p>
          </table:table-cell>
          <table:table-cell table:style-name="ce6" office:value-type="string" calcext:value-type="string">
            <text:p>yes</text:p>
          </table:table-cell>
          <table:table-cell table:style-name="ce6" table:formula="of:=IF(AND([.L47]=[.R47];[.M47]=[.S47];[.O47]=[.T47];[.P47]=[.U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7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71" office:value-type="string" calcext:value-type="string">
            <text:p>false</text:p>
          </table:table-cell>
          <table:table-cell table:style-name="ce72" table:formula="of:=IFERROR(VLOOKUP([.$H47];[$'verify-targets-to-chapters'.$A$1:.$B$999];2;0);IF([.$A47]=&quot;&quot;;&quot;&quot;;&quot;省略&quot;))">
            <text:p/>
          </table:table-cell>
          <table:table-cell table:number-columns-repeated="995"/>
        </table:table-row>
        <table:table-row table:style-name="ro35">
          <table:table-cell table:style-name="ce6"/>
          <table:table-cell table:style-name="ce6" table:formula="of:=IF([.$A48]&lt;&gt;&quot;&quot;;MAX([.$B$1:.$B47])+1;&quot;&quot;)">
            <text:p/>
          </table:table-cell>
          <table:table-cell table:style-name="ce65" office:value-type="string" calcext:value-type="string">
            <text:p>MenuShortcut-44</text:p>
          </table:table-cell>
          <table:table-cell table:style-name="ce65" office:value-type="string" calcext:value-type="string">
            <text:p>ブックマーク＞ブックマークツールバー</text:p>
            <text:p>（およびそれに付随する各項目）</text:p>
          </table:table-cell>
          <table:table-cell table:style-name="ce65" office:value-type="string" calcext:value-type="string">
            <text:p>bookmarksToolbarFolder</text:p>
          </table:table-cell>
          <table:table-cell table:style-name="ce65" office:value-type="string" calcext:value-type="string">
            <text:p>-</text:p>
          </table:table-cell>
          <table:table-cell table:style-name="ce65"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65" office:value-type="string" calcext:value-type="string">
            <text:p>killedItems</text:p>
          </table:table-cell>
          <table:table-cell table:style-name="ce71" office:value-type="string" calcext:value-type="string">
            <text:p>false</text:p>
          </table:table-cell>
          <table:table-cell table:style-name="ce6" office:value-type="string" calcext:value-type="string">
            <text:p>yes</text:p>
          </table:table-cell>
          <table:table-cell table:style-name="ce6" table:formula="of:=IF(AND([.F48]=[.L48];[.G48]=[.M48];[.H48]=[.N48]);&quot;&quot;;IF([.L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71" office:value-type="string" calcext:value-type="string">
            <text:p>false</text:p>
          </table:table-cell>
          <table:table-cell table:style-name="ce6" office:value-type="string" calcext:value-type="string">
            <text:p>yes</text:p>
          </table:table-cell>
          <table:table-cell table:style-name="ce6" table:formula="of:=IF(AND([.L48]=[.R48];[.M48]=[.S48];[.O48]=[.T48];[.P48]=[.U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7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71" office:value-type="string" calcext:value-type="string">
            <text:p>false</text:p>
          </table:table-cell>
          <table:table-cell table:style-name="ce72" table:formula="of:=IFERROR(VLOOKUP([.$H48];[$'verify-targets-to-chapters'.$A$1:.$B$999];2;0);IF([.$A48]=&quot;&quot;;&quot;&quot;;&quot;省略&quot;))">
            <text:p/>
          </table:table-cell>
          <table:table-cell table:number-columns-repeated="995"/>
        </table:table-row>
        <table:table-row table:style-name="ro3">
          <table:table-cell table:style-name="ce6"/>
          <table:table-cell table:style-name="ce6" table:formula="of:=IF([.$A49]&lt;&gt;&quot;&quot;;MAX([.$B$1:.$B48])+1;&quot;&quot;)">
            <text:p/>
          </table:table-cell>
          <table:table-cell table:style-name="ce65" office:value-type="string" calcext:value-type="string">
            <text:p>MenuShortcut-45（廃止）</text:p>
          </table:table-cell>
          <table:table-cell table:style-name="ce65" office:value-type="string" calcext:value-type="string">
            <text:p>コンテンツ領域のコンテキストメニュー＞リンクを保存する...</text:p>
          </table:table-cell>
          <table:table-cell table:style-name="ce65" office:value-type="string" calcext:value-type="string">
            <text:p>context-marklink</text:p>
          </table:table-cell>
          <table:table-cell table:style-name="ce65" office:value-type="string" calcext:value-type="string">
            <text:p>Firefox 51で廃止</text:p>
          </table:table-cell>
          <table:table-cell table:style-name="ce65" table:number-columns-repeated="2"/>
          <table:table-cell table:style-name="ce71" office:value-type="string" calcext:value-type="string">
            <text:p>false</text:p>
          </table:table-cell>
          <table:table-cell table:style-name="ce6" office:value-type="string" calcext:value-type="string">
            <text:p>yes</text:p>
          </table:table-cell>
          <table:table-cell table:style-name="ce6" table:formula="of:=IF(AND([.F49]=[.L49];[.G49]=[.M49];[.H49]=[.N49]);&quot;&quot;;IF([.L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71" office:value-type="string" calcext:value-type="string">
            <text:p>false</text:p>
          </table:table-cell>
          <table:table-cell table:style-name="ce6" office:value-type="string" calcext:value-type="string">
            <text:p>yes</text:p>
          </table:table-cell>
          <table:table-cell table:style-name="ce6" table:formula="of:=IF(AND([.L49]=[.R49];[.M49]=[.S49];[.O49]=[.T49];[.P49]=[.U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7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71" office:value-type="string" calcext:value-type="string">
            <text:p>false</text:p>
          </table:table-cell>
          <table:table-cell table:style-name="ce72" table:formula="of:=IFERROR(VLOOKUP([.$H49];[$'verify-targets-to-chapters'.$A$1:.$B$999];2;0);IF([.$A49]=&quot;&quot;;&quot;&quot;;&quot;省略&quot;))">
            <text:p/>
          </table:table-cell>
          <table:table-cell table:number-columns-repeated="995"/>
        </table:table-row>
        <table:table-row table:style-name="ro3">
          <table:table-cell table:style-name="ce6"/>
          <table:table-cell table:style-name="ce6" table:formula="of:=IF([.$A50]&lt;&gt;&quot;&quot;;MAX([.$B$1:.$B49])+1;&quot;&quot;)">
            <text:p/>
          </table:table-cell>
          <table:table-cell table:style-name="ce65" office:value-type="string" calcext:value-type="string">
            <text:p>MenuShortcut-46</text:p>
          </table:table-cell>
          <table:table-cell table:style-name="ce65" office:value-type="string" calcext:value-type="string">
            <text:p>コンテンツ領域のコンテキストメニュー＞このリンクを共有</text:p>
          </table:table-cell>
          <table:table-cell table:style-name="ce65" office:value-type="string" calcext:value-type="string">
            <text:p>context-sharelink</text:p>
          </table:table-cell>
          <table:table-cell table:style-name="ce65" office:value-type="string" calcext:value-type="string">
            <text:p>-</text:p>
          </table:table-cell>
          <table:table-cell table:style-name="ce65" office:value-type="string" calcext:value-type="string">
            <text:p>#context-sharelink</text:p>
          </table:table-cell>
          <table:table-cell table:style-name="ce65" office:value-type="string" calcext:value-type="string">
            <text:p>killedItems</text:p>
          </table:table-cell>
          <table:table-cell table:style-name="ce71" office:value-type="string" calcext:value-type="string">
            <text:p>false</text:p>
          </table:table-cell>
          <table:table-cell table:style-name="ce6" office:value-type="string" calcext:value-type="string">
            <text:p>yes</text:p>
          </table:table-cell>
          <table:table-cell table:style-name="ce6" table:formula="of:=IF(AND([.F50]=[.L50];[.G50]=[.M50];[.H50]=[.N50]);&quot;&quot;;IF([.L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71" office:value-type="string" calcext:value-type="string">
            <text:p>false</text:p>
          </table:table-cell>
          <table:table-cell table:style-name="ce6" office:value-type="string" calcext:value-type="string">
            <text:p>yes</text:p>
          </table:table-cell>
          <table:table-cell table:style-name="ce6" table:formula="of:=IF(AND([.L50]=[.R50];[.M50]=[.S50];[.O50]=[.T50];[.P50]=[.U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7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71" office:value-type="string" calcext:value-type="string">
            <text:p>false</text:p>
          </table:table-cell>
          <table:table-cell table:style-name="ce72" table:formula="of:=IFERROR(VLOOKUP([.$H50];[$'verify-targets-to-chapters'.$A$1:.$B$999];2;0);IF([.$A50]=&quot;&quot;;&quot;&quot;;&quot;省略&quot;))">
            <text:p/>
          </table:table-cell>
          <table:table-cell table:number-columns-repeated="995"/>
        </table:table-row>
        <table:table-row table:style-name="ro3">
          <table:table-cell table:style-name="ce6"/>
          <table:table-cell table:style-name="ce6" table:formula="of:=IF([.$A51]&lt;&gt;&quot;&quot;;MAX([.$B$1:.$B50])+1;&quot;&quot;)">
            <text:p/>
          </table:table-cell>
          <table:table-cell table:style-name="ce65" office:value-type="string" calcext:value-type="string">
            <text:p>MenuShortcut-47</text:p>
          </table:table-cell>
          <table:table-cell table:style-name="ce65" office:value-type="string" calcext:value-type="string">
            <text:p>コンテンツ領域のコンテキストメニュー＞画像のURLをメールで送信</text:p>
          </table:table-cell>
          <table:table-cell table:style-name="ce65" office:value-type="string" calcext:value-type="string">
            <text:p>context-sendimage</text:p>
          </table:table-cell>
          <table:table-cell table:style-name="ce65" office:value-type="string" calcext:value-type="string">
            <text:p>-</text:p>
          </table:table-cell>
          <table:table-cell table:style-name="ce65" office:value-type="string" calcext:value-type="string">
            <text:p>#context-sendimage</text:p>
          </table:table-cell>
          <table:table-cell table:style-name="ce65" office:value-type="string" calcext:value-type="string">
            <text:p>killedItems</text:p>
          </table:table-cell>
          <table:table-cell table:style-name="ce71" office:value-type="string" calcext:value-type="string">
            <text:p>false</text:p>
          </table:table-cell>
          <table:table-cell table:style-name="ce6" office:value-type="string" calcext:value-type="string">
            <text:p>yes</text:p>
          </table:table-cell>
          <table:table-cell table:style-name="ce6" table:formula="of:=IF(AND([.F51]=[.L51];[.G51]=[.M51];[.H51]=[.N51]);&quot;&quot;;IF([.L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71" office:value-type="string" calcext:value-type="string">
            <text:p>false</text:p>
          </table:table-cell>
          <table:table-cell table:style-name="ce6" office:value-type="string" calcext:value-type="string">
            <text:p>yes</text:p>
          </table:table-cell>
          <table:table-cell table:style-name="ce6" table:formula="of:=IF(AND([.L51]=[.R51];[.M51]=[.S51];[.O51]=[.T51];[.P51]=[.U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7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71" office:value-type="string" calcext:value-type="string">
            <text:p>false</text:p>
          </table:table-cell>
          <table:table-cell table:style-name="ce72" table:formula="of:=IFERROR(VLOOKUP([.$H51];[$'verify-targets-to-chapters'.$A$1:.$B$999];2;0);IF([.$A51]=&quot;&quot;;&quot;&quot;;&quot;省略&quot;))">
            <text:p/>
          </table:table-cell>
          <table:table-cell table:number-columns-repeated="995"/>
        </table:table-row>
        <table:table-row table:style-name="ro3">
          <table:table-cell table:style-name="ce6"/>
          <table:table-cell table:style-name="ce6" table:formula="of:=IF([.$A52]&lt;&gt;&quot;&quot;;MAX([.$B$1:.$B51])+1;&quot;&quot;)">
            <text:p/>
          </table:table-cell>
          <table:table-cell table:style-name="ce65" office:value-type="string" calcext:value-type="string">
            <text:p>MenuShortcut-48</text:p>
          </table:table-cell>
          <table:table-cell table:style-name="ce65" office:value-type="string" calcext:value-type="string">
            <text:p>コンテンツ領域のコンテキストメニュー＞この画像を共有</text:p>
          </table:table-cell>
          <table:table-cell table:style-name="ce65" office:value-type="string" calcext:value-type="string">
            <text:p>context-shareimage</text:p>
          </table:table-cell>
          <table:table-cell table:style-name="ce65" office:value-type="string" calcext:value-type="string">
            <text:p>-</text:p>
          </table:table-cell>
          <table:table-cell table:style-name="ce65" office:value-type="string" calcext:value-type="string">
            <text:p>#context-shareimage</text:p>
          </table:table-cell>
          <table:table-cell table:style-name="ce65" office:value-type="string" calcext:value-type="string">
            <text:p>killedItems</text:p>
          </table:table-cell>
          <table:table-cell table:style-name="ce71" office:value-type="string" calcext:value-type="string">
            <text:p>false</text:p>
          </table:table-cell>
          <table:table-cell table:style-name="ce6" office:value-type="string" calcext:value-type="string">
            <text:p>yes</text:p>
          </table:table-cell>
          <table:table-cell table:style-name="ce6" table:formula="of:=IF(AND([.F52]=[.L52];[.G52]=[.M52];[.H52]=[.N52]);&quot;&quot;;IF([.L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71" office:value-type="string" calcext:value-type="string">
            <text:p>false</text:p>
          </table:table-cell>
          <table:table-cell table:style-name="ce6" office:value-type="string" calcext:value-type="string">
            <text:p>yes</text:p>
          </table:table-cell>
          <table:table-cell table:style-name="ce6" table:formula="of:=IF(AND([.L52]=[.R52];[.M52]=[.S52];[.O52]=[.T52];[.P52]=[.U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7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71" office:value-type="string" calcext:value-type="string">
            <text:p>false</text:p>
          </table:table-cell>
          <table:table-cell table:style-name="ce72" table:formula="of:=IFERROR(VLOOKUP([.$H52];[$'verify-targets-to-chapters'.$A$1:.$B$999];2;0);IF([.$A52]=&quot;&quot;;&quot;&quot;;&quot;省略&quot;))">
            <text:p/>
          </table:table-cell>
          <table:table-cell table:number-columns-repeated="995"/>
        </table:table-row>
        <table:table-row table:style-name="ro3">
          <table:table-cell table:style-name="ce6"/>
          <table:table-cell table:style-name="ce6" table:formula="of:=IF([.$A53]&lt;&gt;&quot;&quot;;MAX([.$B$1:.$B52])+1;&quot;&quot;)">
            <text:p/>
          </table:table-cell>
          <table:table-cell table:style-name="ce65" office:value-type="string" calcext:value-type="string">
            <text:p>MenuShortcut-49</text:p>
          </table:table-cell>
          <table:table-cell table:style-name="ce65" office:value-type="string" calcext:value-type="string">
            <text:p>コンテンツ領域のコンテキストメニュー＞動画のURLをメールで送信</text:p>
          </table:table-cell>
          <table:table-cell table:style-name="ce65" office:value-type="string" calcext:value-type="string">
            <text:p>context-sendvideo</text:p>
          </table:table-cell>
          <table:table-cell table:style-name="ce65" office:value-type="string" calcext:value-type="string">
            <text:p>-</text:p>
          </table:table-cell>
          <table:table-cell table:style-name="ce65" office:value-type="string" calcext:value-type="string">
            <text:p>#context-sendvideo</text:p>
          </table:table-cell>
          <table:table-cell table:style-name="ce65" office:value-type="string" calcext:value-type="string">
            <text:p>killedItems</text:p>
          </table:table-cell>
          <table:table-cell table:style-name="ce71" office:value-type="string" calcext:value-type="string">
            <text:p>false</text:p>
          </table:table-cell>
          <table:table-cell table:style-name="ce6" office:value-type="string" calcext:value-type="string">
            <text:p>yes</text:p>
          </table:table-cell>
          <table:table-cell table:style-name="ce6" table:formula="of:=IF(AND([.F53]=[.L53];[.G53]=[.M53];[.H53]=[.N53]);&quot;&quot;;IF([.L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71" office:value-type="string" calcext:value-type="string">
            <text:p>false</text:p>
          </table:table-cell>
          <table:table-cell table:style-name="ce6" office:value-type="string" calcext:value-type="string">
            <text:p>yes</text:p>
          </table:table-cell>
          <table:table-cell table:style-name="ce6" table:formula="of:=IF(AND([.L53]=[.R53];[.M53]=[.S53];[.O53]=[.T53];[.P53]=[.U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7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71" office:value-type="string" calcext:value-type="string">
            <text:p>false</text:p>
          </table:table-cell>
          <table:table-cell table:style-name="ce72" table:formula="of:=IFERROR(VLOOKUP([.$H53];[$'verify-targets-to-chapters'.$A$1:.$B$999];2;0);IF([.$A53]=&quot;&quot;;&quot;&quot;;&quot;省略&quot;))">
            <text:p/>
          </table:table-cell>
          <table:table-cell table:number-columns-repeated="995"/>
        </table:table-row>
        <table:table-row table:style-name="ro3">
          <table:table-cell table:style-name="ce6"/>
          <table:table-cell table:style-name="ce6" table:formula="of:=IF([.$A54]&lt;&gt;&quot;&quot;;MAX([.$B$1:.$B53])+1;&quot;&quot;)">
            <text:p/>
          </table:table-cell>
          <table:table-cell table:style-name="ce65" office:value-type="string" calcext:value-type="string">
            <text:p>MenuShortcut-50</text:p>
          </table:table-cell>
          <table:table-cell table:style-name="ce65" office:value-type="string" calcext:value-type="string">
            <text:p>コンテンツ領域のコンテキストメニュー＞この動画を共有</text:p>
          </table:table-cell>
          <table:table-cell table:style-name="ce65" office:value-type="string" calcext:value-type="string">
            <text:p>context-sharevideo</text:p>
          </table:table-cell>
          <table:table-cell table:style-name="ce65" office:value-type="string" calcext:value-type="string">
            <text:p>-</text:p>
          </table:table-cell>
          <table:table-cell table:style-name="ce65" office:value-type="string" calcext:value-type="string">
            <text:p>#context-sharevideo</text:p>
          </table:table-cell>
          <table:table-cell table:style-name="ce65" office:value-type="string" calcext:value-type="string">
            <text:p>killedItems</text:p>
          </table:table-cell>
          <table:table-cell table:style-name="ce71" office:value-type="string" calcext:value-type="string">
            <text:p>false</text:p>
          </table:table-cell>
          <table:table-cell table:style-name="ce6" office:value-type="string" calcext:value-type="string">
            <text:p>yes</text:p>
          </table:table-cell>
          <table:table-cell table:style-name="ce6" table:formula="of:=IF(AND([.F54]=[.L54];[.G54]=[.M54];[.H54]=[.N54]);&quot;&quot;;IF([.L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71" office:value-type="string" calcext:value-type="string">
            <text:p>false</text:p>
          </table:table-cell>
          <table:table-cell table:style-name="ce6" office:value-type="string" calcext:value-type="string">
            <text:p>yes</text:p>
          </table:table-cell>
          <table:table-cell table:style-name="ce6" table:formula="of:=IF(AND([.L54]=[.R54];[.M54]=[.S54];[.O54]=[.T54];[.P54]=[.U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7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71" office:value-type="string" calcext:value-type="string">
            <text:p>false</text:p>
          </table:table-cell>
          <table:table-cell table:style-name="ce72" table:formula="of:=IFERROR(VLOOKUP([.$H54];[$'verify-targets-to-chapters'.$A$1:.$B$999];2;0);IF([.$A54]=&quot;&quot;;&quot;&quot;;&quot;省略&quot;))">
            <text:p/>
          </table:table-cell>
          <table:table-cell table:number-columns-repeated="995"/>
        </table:table-row>
        <table:table-row table:style-name="ro3">
          <table:table-cell table:style-name="ce6"/>
          <table:table-cell table:style-name="ce6" table:formula="of:=IF([.$A55]&lt;&gt;&quot;&quot;;MAX([.$B$1:.$B54])+1;&quot;&quot;)">
            <text:p/>
          </table:table-cell>
          <table:table-cell table:style-name="ce65" office:value-type="string" calcext:value-type="string">
            <text:p>MenuShortcut-51</text:p>
          </table:table-cell>
          <table:table-cell table:style-name="ce65" office:value-type="string" calcext:value-type="string">
            <text:p>コンテンツ領域のコンテキストメニュー＞オーディオのURLをメールで送信</text:p>
          </table:table-cell>
          <table:table-cell table:style-name="ce65" office:value-type="string" calcext:value-type="string">
            <text:p>context-sendaudio</text:p>
          </table:table-cell>
          <table:table-cell table:style-name="ce65" office:value-type="string" calcext:value-type="string">
            <text:p>-</text:p>
          </table:table-cell>
          <table:table-cell table:style-name="ce65" office:value-type="string" calcext:value-type="string">
            <text:p>#context-sendaudio</text:p>
          </table:table-cell>
          <table:table-cell table:style-name="ce65" office:value-type="string" calcext:value-type="string">
            <text:p>killedItems</text:p>
          </table:table-cell>
          <table:table-cell table:style-name="ce71" office:value-type="string" calcext:value-type="string">
            <text:p>false</text:p>
          </table:table-cell>
          <table:table-cell table:style-name="ce6" office:value-type="string" calcext:value-type="string">
            <text:p>yes</text:p>
          </table:table-cell>
          <table:table-cell table:style-name="ce6" table:formula="of:=IF(AND([.F55]=[.L55];[.G55]=[.M55];[.H55]=[.N55]);&quot;&quot;;IF([.L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71" office:value-type="string" calcext:value-type="string">
            <text:p>false</text:p>
          </table:table-cell>
          <table:table-cell table:style-name="ce6" office:value-type="string" calcext:value-type="string">
            <text:p>yes</text:p>
          </table:table-cell>
          <table:table-cell table:style-name="ce6" table:formula="of:=IF(AND([.L55]=[.R55];[.M55]=[.S55];[.O55]=[.T55];[.P55]=[.U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7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71" office:value-type="string" calcext:value-type="string">
            <text:p>false</text:p>
          </table:table-cell>
          <table:table-cell table:style-name="ce72" table:formula="of:=IFERROR(VLOOKUP([.$H55];[$'verify-targets-to-chapters'.$A$1:.$B$999];2;0);IF([.$A55]=&quot;&quot;;&quot;&quot;;&quot;省略&quot;))">
            <text:p/>
          </table:table-cell>
          <table:table-cell table:number-columns-repeated="995"/>
        </table:table-row>
        <table:table-row table:style-name="ro3">
          <table:table-cell table:style-name="ce6"/>
          <table:table-cell table:style-name="ce6" table:formula="of:=IF([.$A56]&lt;&gt;&quot;&quot;;MAX([.$B$1:.$B55])+1;&quot;&quot;)">
            <text:p/>
          </table:table-cell>
          <table:table-cell table:style-name="ce65" office:value-type="string" calcext:value-type="string">
            <text:p>MenuShortcut-52</text:p>
          </table:table-cell>
          <table:table-cell table:style-name="ce65" office:value-type="string" calcext:value-type="string">
            <text:p>コンテンツ領域のコンテキストメニュー＞このページを共有</text:p>
          </table:table-cell>
          <table:table-cell table:style-name="ce65" office:value-type="string" calcext:value-type="string">
            <text:p>context-sharepage</text:p>
          </table:table-cell>
          <table:table-cell table:style-name="ce65"/>
          <table:table-cell table:style-name="ce65" office:value-type="string" calcext:value-type="string">
            <text:p>#context-sharepage</text:p>
          </table:table-cell>
          <table:table-cell table:style-name="ce65" office:value-type="string" calcext:value-type="string">
            <text:p>killedItems</text:p>
          </table:table-cell>
          <table:table-cell table:style-name="ce71" office:value-type="string" calcext:value-type="string">
            <text:p>false</text:p>
          </table:table-cell>
          <table:table-cell table:style-name="ce6" office:value-type="string" calcext:value-type="string">
            <text:p>yes</text:p>
          </table:table-cell>
          <table:table-cell table:style-name="ce6" table:formula="of:=IF(AND([.F56]=[.L56];[.G56]=[.M56];[.H56]=[.N56]);&quot;&quot;;IF([.L56]=&quot;&quot;;&quot;新規&quot;;&quot;変更あり&quot;))">
            <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71" office:value-type="string" calcext:value-type="string">
            <text:p>false</text:p>
          </table:table-cell>
          <table:table-cell table:style-name="ce6" office:value-type="string" calcext:value-type="string">
            <text:p>yes</text:p>
          </table:table-cell>
          <table:table-cell table:style-name="ce6" table:formula="of:=IF(AND([.L56]=[.R56];[.M56]=[.S56];[.O56]=[.T56];[.P56]=[.U56]);&quot;&quot;;&quot;○&quot;)">
            <text:p/>
          </table:table-cell>
          <table:table-cell table:style-name="ce6"/>
          <table:table-cell table:style-name="ce6" office:value-type="string" calcext:value-type="string">
            <text:p>#context-sharepage</text:p>
          </table:table-cell>
          <table:table-cell table:style-name="ce71"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71" office:value-type="string" calcext:value-type="string">
            <text:p>false</text:p>
          </table:table-cell>
          <table:table-cell table:style-name="ce72" table:formula="of:=IFERROR(VLOOKUP([.$H56];[$'verify-targets-to-chapters'.$A$1:.$B$999];2;0);IF([.$A56]=&quot;&quot;;&quot;&quot;;&quot;省略&quot;))">
            <text:p/>
          </table:table-cell>
          <table:table-cell table:number-columns-repeated="995"/>
        </table:table-row>
        <table:table-row table:style-name="ro3">
          <table:table-cell table:style-name="ce6"/>
          <table:table-cell table:style-name="ce6" table:formula="of:=IF([.$A57]&lt;&gt;&quot;&quot;;MAX([.$B$1:.$B56])+1;&quot;&quot;)">
            <text:p/>
          </table:table-cell>
          <table:table-cell table:style-name="ce65" office:value-type="string" calcext:value-type="string">
            <text:p>MenuShortcut-53（廃止）</text:p>
          </table:table-cell>
          <table:table-cell table:style-name="ce65" office:value-type="string" calcext:value-type="string">
            <text:p>コンテンツ領域のコンテキストメニュー＞ページを保存する...</text:p>
          </table:table-cell>
          <table:table-cell table:style-name="ce65" office:value-type="string" calcext:value-type="string">
            <text:p>context-markpageMenu</text:p>
          </table:table-cell>
          <table:table-cell table:style-name="ce65" office:value-type="string" calcext:value-type="string">
            <text:p>Firefox 51で廃止</text:p>
          </table:table-cell>
          <table:table-cell table:style-name="ce65" table:number-columns-repeated="2"/>
          <table:table-cell table:style-name="ce71" office:value-type="string" calcext:value-type="string">
            <text:p>false</text:p>
          </table:table-cell>
          <table:table-cell table:style-name="ce6" office:value-type="string" calcext:value-type="string">
            <text:p>yes</text:p>
          </table:table-cell>
          <table:table-cell table:style-name="ce6" table:formula="of:=IF(AND([.F57]=[.L57];[.G57]=[.M57];[.H57]=[.N57]);&quot;&quot;;IF([.L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71" office:value-type="string" calcext:value-type="string">
            <text:p>false</text:p>
          </table:table-cell>
          <table:table-cell table:style-name="ce6" office:value-type="string" calcext:value-type="string">
            <text:p>yes</text:p>
          </table:table-cell>
          <table:table-cell table:style-name="ce6" table:formula="of:=IF(AND([.L57]=[.R57];[.M57]=[.S57];[.O57]=[.T57];[.P57]=[.U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7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71"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72" table:formula="of:=IFERROR(VLOOKUP([.$H57];[$'verify-targets-to-chapters'.$A$1:.$B$999];2;0);IF([.$A57]=&quot;&quot;;&quot;&quot;;&quot;省略&quot;))">
            <text:p/>
          </table:table-cell>
          <table:table-cell table:number-columns-repeated="995"/>
        </table:table-row>
        <table:table-row table:style-name="ro3">
          <table:table-cell table:style-name="ce6"/>
          <table:table-cell table:style-name="ce6" table:formula="of:=IF([.$A58]&lt;&gt;&quot;&quot;;MAX([.$B$1:.$B57])+1;&quot;&quot;)">
            <text:p/>
          </table:table-cell>
          <table:table-cell table:style-name="ce65" office:value-type="string" calcext:value-type="string">
            <text:p>MenuShortcut-54</text:p>
          </table:table-cell>
          <table:table-cell table:style-name="ce65" office:value-type="string" calcext:value-type="string">
            <text:p>コンテンツ領域のコンテキストメニュー＞選択範囲を共有</text:p>
          </table:table-cell>
          <table:table-cell table:style-name="ce65" office:value-type="string" calcext:value-type="string">
            <text:p>context-shareselect</text:p>
          </table:table-cell>
          <table:table-cell table:style-name="ce65" office:value-type="string" calcext:value-type="string">
            <text:p>-</text:p>
          </table:table-cell>
          <table:table-cell table:style-name="ce65" office:value-type="string" calcext:value-type="string">
            <text:p>#context-shareselect</text:p>
          </table:table-cell>
          <table:table-cell table:style-name="ce65" office:value-type="string" calcext:value-type="string">
            <text:p>killedItems</text:p>
          </table:table-cell>
          <table:table-cell table:style-name="ce71" office:value-type="string" calcext:value-type="string">
            <text:p>false</text:p>
          </table:table-cell>
          <table:table-cell table:style-name="ce6" office:value-type="string" calcext:value-type="string">
            <text:p>yes</text:p>
          </table:table-cell>
          <table:table-cell table:style-name="ce6" table:formula="of:=IF(AND([.F58]=[.L58];[.G58]=[.M58];[.H58]=[.N58]);&quot;&quot;;IF([.L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71" office:value-type="string" calcext:value-type="string">
            <text:p>false</text:p>
          </table:table-cell>
          <table:table-cell table:style-name="ce6" office:value-type="string" calcext:value-type="string">
            <text:p>yes</text:p>
          </table:table-cell>
          <table:table-cell table:style-name="ce6" table:formula="of:=IF(AND([.L58]=[.R58];[.M58]=[.S58];[.O58]=[.T58];[.P58]=[.U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7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71" office:value-type="string" calcext:value-type="string">
            <text:p>false</text:p>
          </table:table-cell>
          <table:table-cell table:style-name="ce72" table:formula="of:=IFERROR(VLOOKUP([.$H58];[$'verify-targets-to-chapters'.$A$1:.$B$999];2;0);IF([.$A58]=&quot;&quot;;&quot;&quot;;&quot;省略&quot;))">
            <text:p/>
          </table:table-cell>
          <table:table-cell table:number-columns-repeated="995"/>
        </table:table-row>
        <table:table-row table:style-name="ro7">
          <table:table-cell table:style-name="ce6"/>
          <table:table-cell table:style-name="ce6" table:formula="of:=IF([.$A59]&lt;&gt;&quot;&quot;;MAX([.$B$1:.$B58])+1;&quot;&quot;)">
            <text:p/>
          </table:table-cell>
          <table:table-cell table:style-name="ce65" office:value-type="string" calcext:value-type="string">
            <text:p>MenuShortcut-55</text:p>
          </table:table-cell>
          <table:table-cell table:style-name="ce65" office:value-type="string" calcext:value-type="string">
            <text:p>コンテンツ領域のコンテキストメニュー＞デスクトップの背景に設定</text:p>
          </table:table-cell>
          <table:table-cell table:style-name="ce65" office:value-type="string" calcext:value-type="string">
            <text:p>context-setDesktopBackground</text:p>
          </table:table-cell>
          <table:table-cell table:style-name="ce65" office:value-type="string" calcext:value-type="string">
            <text:p>-</text:p>
          </table:table-cell>
          <table:table-cell table:style-name="ce65" office:value-type="string" calcext:value-type="string">
            <text:p>#context-setDesktopBackground</text:p>
          </table:table-cell>
          <table:table-cell table:style-name="ce65" office:value-type="string" calcext:value-type="string">
            <text:p>killedItems</text:p>
          </table:table-cell>
          <table:table-cell table:style-name="ce71" office:value-type="string" calcext:value-type="string">
            <text:p>false</text:p>
          </table:table-cell>
          <table:table-cell table:style-name="ce6" office:value-type="string" calcext:value-type="string">
            <text:p>yes</text:p>
          </table:table-cell>
          <table:table-cell table:style-name="ce6" table:formula="of:=IF(AND([.F59]=[.L59];[.G59]=[.M59];[.H59]=[.N59]);&quot;&quot;;IF([.L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71" office:value-type="string" calcext:value-type="string">
            <text:p>false</text:p>
          </table:table-cell>
          <table:table-cell table:style-name="ce6" office:value-type="string" calcext:value-type="string">
            <text:p>yes</text:p>
          </table:table-cell>
          <table:table-cell table:style-name="ce6" table:formula="of:=IF(AND([.L59]=[.R59];[.M59]=[.S59];[.O59]=[.T59];[.P59]=[.U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7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71" office:value-type="string" calcext:value-type="string">
            <text:p>false</text:p>
          </table:table-cell>
          <table:table-cell table:style-name="ce72" table:formula="of:=IFERROR(VLOOKUP([.$H59];[$'verify-targets-to-chapters'.$A$1:.$B$999];2;0);IF([.$A59]=&quot;&quot;;&quot;&quot;;&quot;省略&quot;))">
            <text:p/>
          </table:table-cell>
          <table:table-cell table:number-columns-repeated="995"/>
        </table:table-row>
        <table:table-row table:style-name="ro21">
          <table:table-cell table:style-name="ce6"/>
          <table:table-cell table:style-name="ce6" table:formula="of:=IF([.$A60]&lt;&gt;&quot;&quot;;MAX([.$B$1:.$B59])+1;&quot;&quot;)">
            <text:p/>
          </table:table-cell>
          <table:table-cell table:style-name="ce65" office:value-type="string" calcext:value-type="string">
            <text:p>MenuShortcut-56（廃止）</text:p>
          </table:table-cell>
          <table:table-cell table:style-name="ce65" office:value-type="string" calcext:value-type="string">
            <text:p>コンテンツ領域のコンテキストメニュー＞画像をブロック</text:p>
          </table:table-cell>
          <table:table-cell table:style-name="ce65" office:value-type="string" calcext:value-type="string">
            <text:p>context-blockimage</text:p>
          </table:table-cell>
          <table:table-cell table:style-name="ce65" office:value-type="string" calcext:value-type="string">
            <text:p>Firefox 31で廃止</text:p>
          </table:table-cell>
          <table:table-cell table:style-name="ce65" table:number-columns-repeated="2"/>
          <table:table-cell table:style-name="ce6" table:number-columns-repeated="2"/>
          <table:table-cell table:style-name="ce6" table:formula="of:=IF(AND([.F60]=[.L60];[.G60]=[.M60];[.H60]=[.N60]);&quot;&quot;;IF([.L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60]=[.R60];[.M60]=[.S60];[.O60]=[.T60];[.P60]=[.U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71" office:value-type="string" calcext:value-type="string">
            <text:p>false</text:p>
          </table:table-cell>
          <table:table-cell table:style-name="ce72" table:formula="of:=IFERROR(VLOOKUP([.$H60];[$'verify-targets-to-chapters'.$A$1:.$B$999];2;0);IF([.$A60]=&quot;&quot;;&quot;&quot;;&quot;省略&quot;))">
            <text:p/>
          </table:table-cell>
          <table:table-cell table:number-columns-repeated="995"/>
        </table:table-row>
        <table:table-row table:style-name="ro3">
          <table:table-cell table:style-name="ce6"/>
          <table:table-cell table:style-name="ce6" table:formula="of:=IF([.$A61]&lt;&gt;&quot;&quot;;MAX([.$B$1:.$B60])+1;&quot;&quot;)">
            <text:p/>
          </table:table-cell>
          <table:table-cell table:style-name="ce65" office:value-type="string" calcext:value-type="string">
            <text:p>MenuShortcut-57</text:p>
          </table:table-cell>
          <table:table-cell table:style-name="ce65" office:value-type="string" calcext:value-type="string">
            <text:p>コンテンツ領域のコンテキストメニュー＞要素を調査</text:p>
          </table:table-cell>
          <table:table-cell table:style-name="ce65" office:value-type="string" calcext:value-type="string">
            <text:p>context-inspect</text:p>
          </table:table-cell>
          <table:table-cell table:style-name="ce65" office:value-type="string" calcext:value-type="string">
            <text:p>-</text:p>
          </table:table-cell>
          <table:table-cell table:style-name="ce65" office:value-type="string" calcext:value-type="string">
            <text:p>#context-inspect,</text:p>
            <text:p>#inspect-separator</text:p>
          </table:table-cell>
          <table:table-cell table:style-name="ce65" office:value-type="string" calcext:value-type="string">
            <text:p>killedItems</text:p>
          </table:table-cell>
          <table:table-cell table:style-name="ce71" office:value-type="string" calcext:value-type="string">
            <text:p>false</text:p>
          </table:table-cell>
          <table:table-cell table:style-name="ce6" office:value-type="string" calcext:value-type="string">
            <text:p>yes</text:p>
          </table:table-cell>
          <table:table-cell table:style-name="ce6" table:formula="of:=IF(AND([.F61]=[.L61];[.G61]=[.M61];[.H61]=[.N61]);&quot;&quot;;IF([.L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71" office:value-type="string" calcext:value-type="string">
            <text:p>false</text:p>
          </table:table-cell>
          <table:table-cell table:style-name="ce6" office:value-type="string" calcext:value-type="string">
            <text:p>yes</text:p>
          </table:table-cell>
          <table:table-cell table:style-name="ce6" table:formula="of:=IF(AND([.L61]=[.R61];[.M61]=[.S61];[.O61]=[.T61];[.P61]=[.U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7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71" office:value-type="string" calcext:value-type="string">
            <text:p>false</text:p>
          </table:table-cell>
          <table:table-cell table:style-name="ce72" table:formula="of:=IFERROR(VLOOKUP([.$H61];[$'verify-targets-to-chapters'.$A$1:.$B$999];2;0);IF([.$A61]=&quot;&quot;;&quot;&quot;;&quot;省略&quot;))">
            <text:p/>
          </table:table-cell>
          <table:table-cell table:number-columns-repeated="995"/>
        </table:table-row>
        <table:table-row table:style-name="ro3">
          <table:table-cell table:style-name="ce6"/>
          <table:table-cell table:style-name="ce6" table:formula="of:=IF([.$A62]&lt;&gt;&quot;&quot;;MAX([.$B$1:.$B61])+1;&quot;&quot;)">
            <text:p/>
          </table:table-cell>
          <table:table-cell table:style-name="ce65" office:value-type="string" calcext:value-type="string">
            <text:p>MenuShortcut-58</text:p>
          </table:table-cell>
          <table:table-cell table:style-name="ce65" office:value-type="string" calcext:value-type="string">
            <text:p>ポップアップブロック＞このサイトによるポップアップを許可する</text:p>
          </table:table-cell>
          <table:table-cell table:style-name="ce65" office:value-type="string" calcext:value-type="string">
            <text:p>blockedPopupAllowSite</text:p>
          </table:table-cell>
          <table:table-cell table:style-name="ce65" office:value-type="string" calcext:value-type="string">
            <text:p>-</text:p>
          </table:table-cell>
          <table:table-cell table:style-name="ce65" office:value-type="string" calcext:value-type="string">
            <text:p>#blockedPopupOptions menuitem[observes='blockedPopupAllowSite']</text:p>
          </table:table-cell>
          <table:table-cell table:style-name="ce65" office:value-type="string" calcext:value-type="string">
            <text:p>killedItems</text:p>
          </table:table-cell>
          <table:table-cell table:style-name="ce71" office:value-type="string" calcext:value-type="string">
            <text:p>false</text:p>
          </table:table-cell>
          <table:table-cell table:style-name="ce6" office:value-type="string" calcext:value-type="string">
            <text:p>yes</text:p>
          </table:table-cell>
          <table:table-cell table:style-name="ce6" table:formula="of:=IF(AND([.F62]=[.L62];[.G62]=[.M62];[.H62]=[.N62]);&quot;&quot;;IF([.L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71" office:value-type="string" calcext:value-type="string">
            <text:p>false</text:p>
          </table:table-cell>
          <table:table-cell table:style-name="ce6" office:value-type="string" calcext:value-type="string">
            <text:p>yes</text:p>
          </table:table-cell>
          <table:table-cell table:style-name="ce6" table:formula="of:=IF(AND([.L62]=[.R62];[.M62]=[.S62];[.O62]=[.T62];[.P62]=[.U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7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71" office:value-type="string" calcext:value-type="string">
            <text:p>false</text:p>
          </table:table-cell>
          <table:table-cell table:style-name="ce72" table:formula="of:=IFERROR(VLOOKUP([.$H62];[$'verify-targets-to-chapters'.$A$1:.$B$999];2;0);IF([.$A62]=&quot;&quot;;&quot;&quot;;&quot;省略&quot;))">
            <text:p/>
          </table:table-cell>
          <table:table-cell table:number-columns-repeated="995"/>
        </table:table-row>
        <table:table-row table:style-name="ro3">
          <table:table-cell table:style-name="ce6"/>
          <table:table-cell table:style-name="ce6" table:formula="of:=IF([.$A63]&lt;&gt;&quot;&quot;;MAX([.$B$1:.$B62])+1;&quot;&quot;)">
            <text:p/>
          </table:table-cell>
          <table:table-cell table:style-name="ce65" office:value-type="string" calcext:value-type="string">
            <text:p>MenuShortcut-59</text:p>
          </table:table-cell>
          <table:table-cell table:style-name="ce65" office:value-type="string" calcext:value-type="string">
            <text:p>ポップアップブロック＞ポップアップブロック設定を変更</text:p>
          </table:table-cell>
          <table:table-cell table:style-name="ce65" office:value-type="string" calcext:value-type="string">
            <text:p>blockedPopupEditSettings</text:p>
          </table:table-cell>
          <table:table-cell table:style-name="ce65" office:value-type="string" calcext:value-type="string">
            <text:p>-</text:p>
          </table:table-cell>
          <table:table-cell table:style-name="ce65" office:value-type="string" calcext:value-type="string">
            <text:p>#blockedPopupOptions menuitem[observes='blockedPopupEditSettings']</text:p>
          </table:table-cell>
          <table:table-cell table:style-name="ce65" office:value-type="string" calcext:value-type="string">
            <text:p>killedItems</text:p>
          </table:table-cell>
          <table:table-cell table:style-name="ce71" office:value-type="string" calcext:value-type="string">
            <text:p>false</text:p>
          </table:table-cell>
          <table:table-cell table:style-name="ce6" office:value-type="string" calcext:value-type="string">
            <text:p>yes</text:p>
          </table:table-cell>
          <table:table-cell table:style-name="ce6" table:formula="of:=IF(AND([.F63]=[.L63];[.G63]=[.M63];[.H63]=[.N63]);&quot;&quot;;IF([.L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71" office:value-type="string" calcext:value-type="string">
            <text:p>false</text:p>
          </table:table-cell>
          <table:table-cell table:style-name="ce6" office:value-type="string" calcext:value-type="string">
            <text:p>yes</text:p>
          </table:table-cell>
          <table:table-cell table:style-name="ce6" table:formula="of:=IF(AND([.L63]=[.R63];[.M63]=[.S63];[.O63]=[.T63];[.P63]=[.U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71"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71" office:value-type="string" calcext:value-type="string">
            <text:p>false</text:p>
          </table:table-cell>
          <table:table-cell table:style-name="ce72" table:formula="of:=IFERROR(VLOOKUP([.$H63];[$'verify-targets-to-chapters'.$A$1:.$B$999];2;0);IF([.$A63]=&quot;&quot;;&quot;&quot;;&quot;省略&quot;))">
            <text:p/>
          </table:table-cell>
          <table:table-cell table:number-columns-repeated="995"/>
        </table:table-row>
        <table:table-row table:style-name="ro83">
          <table:table-cell table:style-name="ce6"/>
          <table:table-cell table:style-name="ce6" table:formula="of:=IF([.$A64]&lt;&gt;&quot;&quot;;MAX([.$B$1:.$B63])+1;&quot;&quot;)">
            <text:p/>
          </table:table-cell>
          <table:table-cell table:style-name="ce65" office:value-type="string" calcext:value-type="string">
            <text:p>MenuShortcut-60（廃止）</text:p>
          </table:table-cell>
          <table:table-cell table:style-name="ce65" office:value-type="string" calcext:value-type="string">
            <text:p>ポップアップブロック、アドオンのインストール警告、オフラインデータの許可の編集（Cookie以外の権限に関するサイトごとの権限設定）</text:p>
          </table:table-cell>
          <table:table-cell table:style-name="ce65" office:value-type="string" calcext:value-type="string">
            <text:p>permissions</text:p>
          </table:table-cell>
          <table:table-cell table:style-name="ce65" office:value-type="string" calcext:value-type="string">
            <text:p>-</text:p>
          </table:table-cell>
          <table:table-cell table:style-name="ce65" office:value-type="string" calcext:value-type="string">
            <text:p>Hide-4に移動</text:p>
          </table:table-cell>
          <table:table-cell table:style-name="ce65"/>
          <table:table-cell table:number-columns-repeated="2" table:style-name="ce6" office:value-type="string" calcext:value-type="string">
            <text:p>-</text:p>
          </table:table-cell>
          <table:table-cell table:style-name="ce6" table:formula="of:=IF(AND([.F64]=[.L64];[.G64]=[.M64];[.H64]=[.N64]);&quot;&quot;;IF([.L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L64]=[.R64];[.M64]=[.S64];[.O64]=[.T64];[.P64]=[.U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71" office:value-type="string" calcext:value-type="string">
            <text:p>true</text:p>
          </table:table-cell>
          <table:table-cell table:style-name="ce72" table:formula="of:=IFERROR(VLOOKUP([.$H64];[$'verify-targets-to-chapters'.$A$1:.$B$999];2;0);IF([.$A64]=&quot;&quot;;&quot;&quot;;&quot;省略&quot;))">
            <text:p/>
          </table:table-cell>
          <table:table-cell table:number-columns-repeated="995"/>
        </table:table-row>
        <table:table-row table:style-name="ro3">
          <table:table-cell table:style-name="ce6"/>
          <table:table-cell table:style-name="ce6" table:formula="of:=IF([.$A65]&lt;&gt;&quot;&quot;;MAX([.$B$1:.$B64])+1;&quot;&quot;)">
            <text:p/>
          </table:table-cell>
          <table:table-cell table:style-name="ce65" office:value-type="string" calcext:value-type="string">
            <text:p>MenuShortcut-61（廃止）</text:p>
          </table:table-cell>
          <table:table-cell table:style-name="ce65" office:value-type="string" calcext:value-type="string">
            <text:p>キャレットブラウズモード</text:p>
          </table:table-cell>
          <table:table-cell table:style-name="ce65" office:value-type="string" calcext:value-type="string">
            <text:p>caretbrowse</text:p>
          </table:table-cell>
          <table:table-cell table:style-name="ce65" office:value-type="string" calcext:value-type="string">
            <text:p>-</text:p>
          </table:table-cell>
          <table:table-cell table:style-name="ce65" office:value-type="string" calcext:value-type="string">
            <text:p>Ui-2を参照</text:p>
          </table:table-cell>
          <table:table-cell table:style-name="ce65"/>
          <table:table-cell table:style-name="ce6" table:number-columns-repeated="2"/>
          <table:table-cell table:style-name="ce6" table:formula="of:=IF(AND([.F65]=[.L65];[.G65]=[.M65];[.H65]=[.N65]);&quot;&quot;;IF([.L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L65]=[.R65];[.M65]=[.S65];[.O65]=[.T65];[.P65]=[.U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72" table:formula="of:=IFERROR(VLOOKUP([.$H65];[$'verify-targets-to-chapters'.$A$1:.$B$999];2;0);IF([.$A65]=&quot;&quot;;&quot;&quot;;&quot;省略&quot;))">
            <text:p/>
          </table:table-cell>
          <table:table-cell table:number-columns-repeated="995"/>
        </table:table-row>
        <table:table-row table:style-name="ro3">
          <table:table-cell table:style-name="ce6"/>
          <table:table-cell table:style-name="ce6" table:formula="of:=IF([.$A66]&lt;&gt;&quot;&quot;;MAX([.$B$1:.$B65])+1;&quot;&quot;)">
            <text:p/>
          </table:table-cell>
          <table:table-cell table:style-name="ce66" office:value-type="string" calcext:value-type="string">
            <text:p>MenuShortcut-62</text:p>
          </table:table-cell>
          <table:table-cell table:style-name="ce66" office:value-type="string" calcext:value-type="string">
            <text:p>ファイル＞新しいタブ</text:p>
          </table:table-cell>
          <table:table-cell table:style-name="ce65"/>
          <table:table-cell table:style-name="ce65" office:value-type="string" calcext:value-type="string">
            <text:p>Ctrl-T</text:p>
          </table:table-cell>
          <table:table-cell table:style-name="ce65" office:value-type="string" calcext:value-type="string">
            <text:p>#menu_newNavigatorTab,#key_newNavigatorTab</text:p>
          </table:table-cell>
          <table:table-cell table:style-name="ce65" office:value-type="string" calcext:value-type="string">
            <text:p>killedItems</text:p>
          </table:table-cell>
          <table:table-cell table:style-name="ce6" table:number-columns-repeated="2"/>
          <table:table-cell table:style-name="ce6" table:formula="of:=IF(AND([.F66]=[.L66];[.G66]=[.M66];[.H66]=[.N66]);&quot;&quot;;IF([.L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L66]=[.R66];[.M66]=[.S66];[.O66]=[.T66];[.P66]=[.U66]);&quot;&quot;;&quot;○&quot;)" office:value-type="string" office:string-value="○" calcext:value-type="string">
            <text:p>○</text:p>
          </table:table-cell>
          <table:table-cell table:style-name="ce6" table:number-columns-repeated="11"/>
          <table:table-cell table:style-name="ce72" table:formula="of:=IFERROR(VLOOKUP([.$H66];[$'verify-targets-to-chapters'.$A$1:.$B$999];2;0);IF([.$A66]=&quot;&quot;;&quot;&quot;;&quot;省略&quot;))">
            <text:p/>
          </table:table-cell>
          <table:table-cell table:number-columns-repeated="995"/>
        </table:table-row>
        <table:table-row table:style-name="ro3">
          <table:table-cell table:style-name="ce6"/>
          <table:table-cell table:style-name="ce6" table:formula="of:=IF([.$A67]&lt;&gt;&quot;&quot;;MAX([.$B$1:.$B66])+1;&quot;&quot;)">
            <text:p/>
          </table:table-cell>
          <table:table-cell table:style-name="ce66" office:value-type="string" calcext:value-type="string">
            <text:p>MenuShortcut-63</text:p>
          </table:table-cell>
          <table:table-cell table:style-name="ce66" office:value-type="string" calcext:value-type="string">
            <text:p>コンテンツ領域のコンテキストメニュー＞新しいタブで開く</text:p>
          </table:table-cell>
          <table:table-cell table:style-name="ce65"/>
          <table:table-cell table:style-name="ce65" office:value-type="string" calcext:value-type="string">
            <text:p>-</text:p>
          </table:table-cell>
          <table:table-cell table:style-name="ce65" office:value-type="string" calcext:value-type="string">
            <text:p>#context-openlinkintab</text:p>
          </table:table-cell>
          <table:table-cell table:style-name="ce65" office:value-type="string" calcext:value-type="string">
            <text:p>killedItems</text:p>
          </table:table-cell>
          <table:table-cell table:style-name="ce6" table:number-columns-repeated="2"/>
          <table:table-cell table:style-name="ce6" table:formula="of:=IF(AND([.F67]=[.L67];[.G67]=[.M67];[.H67]=[.N67]);&quot;&quot;;IF([.L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L67]=[.R67];[.M67]=[.S67];[.O67]=[.T67];[.P67]=[.U67]);&quot;&quot;;&quot;○&quot;)" office:value-type="string" office:string-value="○" calcext:value-type="string">
            <text:p>○</text:p>
          </table:table-cell>
          <table:table-cell table:style-name="ce6" table:number-columns-repeated="11"/>
          <table:table-cell table:style-name="ce72" table:formula="of:=IFERROR(VLOOKUP([.$H67];[$'verify-targets-to-chapters'.$A$1:.$B$999];2;0);IF([.$A67]=&quot;&quot;;&quot;&quot;;&quot;省略&quot;))">
            <text:p/>
          </table:table-cell>
          <table:table-cell table:number-columns-repeated="995"/>
        </table:table-row>
        <table:table-row table:style-name="ro7">
          <table:table-cell table:style-name="ce6"/>
          <table:table-cell table:style-name="ce6" table:formula="of:=IF([.$A68]&lt;&gt;&quot;&quot;;MAX([.$B$1:.$B67])+1;&quot;&quot;)">
            <text:p/>
          </table:table-cell>
          <table:table-cell table:style-name="ce65" office:value-type="string" calcext:value-type="string">
            <text:p>MenuShortcut-64</text:p>
          </table:table-cell>
          <table:table-cell table:style-name="ce65" office:value-type="string" calcext:value-type="string">
            <text:p>ツール＞ウェブ開発＞Service Worker</text:p>
          </table:table-cell>
          <table:table-cell table:style-name="ce65" office:value-type="string" calcext:value-type="string">
            <text:p>devtools_connect</text:p>
          </table:table-cell>
          <table:table-cell table:style-name="ce65" office:value-type="string" calcext:value-type="string">
            <text:p>-</text:p>
          </table:table-cell>
          <table:table-cell table:style-name="ce65" office:value-type="string" calcext:value-type="string">
            <text:p><text:span text:style-name="T15">#menu_devtools_serviceworkers,</text:span></text:p>
            <text:p><text:span text:style-name="T15">.subviewbutton[label='Service Worker'],</text:span></text:p>
            <text:p><text:span text:style-name="T15">.subviewbutton[label='Service Workers']</text:span></text:p>
          </table:table-cell>
          <table:table-cell table:style-name="ce65" office:value-type="string" calcext:value-type="string">
            <text:p>killedItemsWithDelay</text:p>
          </table:table-cell>
          <table:table-cell table:style-name="ce6" table:number-columns-repeated="2"/>
          <table:table-cell table:style-name="ce6" table:formula="of:=IF(AND([.F68]=[.L68];[.G68]=[.M68];[.H68]=[.N68]);&quot;&quot;;IF([.L68]=&quot;&quot;;&quot;新規&quot;;&quot;変更あり&quot;))" office:value-type="string" office:string-value="新規" calcext:value-type="string">
            <text:p>新規</text:p>
          </table:table-cell>
          <table:table-cell table:style-name="ce6" table:number-columns-repeated="17"/>
          <table:table-cell table:style-name="ce72" table:formula="of:=IFERROR(VLOOKUP([.$H68];[$'verify-targets-to-chapters'.$A$1:.$B$999];2;0);IF([.$A68]=&quot;&quot;;&quot;&quot;;&quot;省略&quot;))">
            <text:p/>
          </table:table-cell>
          <table:table-cell table:number-columns-repeated="995"/>
        </table:table-row>
        <table:table-row table:style-name="ro5">
          <table:table-cell table:style-name="ce6"/>
          <table:table-cell table:style-name="ce6" table:formula="of:=IF([.$A69]&lt;&gt;&quot;&quot;;MAX([.$B$1:.$B68])+1;&quot;&quot;)">
            <text:p/>
          </table:table-cell>
          <table:table-cell table:style-name="ce65" office:value-type="string" calcext:value-type="string">
            <text:p>MenuShortcut-65</text:p>
          </table:table-cell>
          <table:table-cell table:style-name="ce65" office:value-type="string" calcext:value-type="string">
            <text:p>ツール＞ウェブ開発＞ブラウザーコンテンツツールボックス</text:p>
          </table:table-cell>
          <table:table-cell table:style-name="ce65" office:value-type="string" calcext:value-type="string">
            <text:p>devtools_connect</text:p>
          </table:table-cell>
          <table:table-cell table:style-name="ce65" office:value-type="string" calcext:value-type="string">
            <text:p>-</text:p>
          </table:table-cell>
          <table:table-cell table:style-name="ce69" office:value-type="string" calcext:value-type="string">
            <text:p><text:span text:style-name="T16">#menu_browserContentToolbox,</text:span></text:p>
            <text:p><text:span text:style-name="T16">.subviewbutton[label='ブラウザーコンテンツツールボックス'],</text:span></text:p>
            <text:p><text:span text:style-name="T16">.subviewbutton[label='Browser Content Toolbox']</text:span></text:p>
          </table:table-cell>
          <table:table-cell table:style-name="ce65" office:value-type="string" calcext:value-type="string">
            <text:p>killedItemsWithDelay</text:p>
          </table:table-cell>
          <table:table-cell table:style-name="ce6" table:number-columns-repeated="2"/>
          <table:table-cell table:style-name="ce6" table:formula="of:=IF(AND([.F69]=[.L69];[.G69]=[.M69];[.H69]=[.N69]);&quot;&quot;;IF([.L69]=&quot;&quot;;&quot;新規&quot;;&quot;変更あり&quot;))" office:value-type="string" office:string-value="新規" calcext:value-type="string">
            <text:p>新規</text:p>
          </table:table-cell>
          <table:table-cell table:style-name="ce6" table:number-columns-repeated="17"/>
          <table:table-cell table:style-name="ce72" table:formula="of:=IFERROR(VLOOKUP([.$H69];[$'verify-targets-to-chapters'.$A$1:.$B$999];2;0);IF([.$A69]=&quot;&quot;;&quot;&quot;;&quot;省略&quot;))">
            <text:p/>
          </table:table-cell>
          <table:table-cell table:number-columns-repeated="995"/>
        </table:table-row>
        <table:table-row table:style-name="ro4">
          <table:table-cell/>
          <table:table-cell table:formula="of:=IF([.$A70]&lt;&gt;&quot;&quot;;MAX([.$B$1:.$B69])+1;&quot;&quot;)">
            <text:p/>
          </table:table-cell>
          <table:table-cell table:style-name="ce67" table:number-columns-repeated="6"/>
          <table:table-cell table:number-columns-repeated="20"/>
          <table:table-cell table:style-name="ce73"/>
          <table:table-cell table:number-columns-repeated="995"/>
        </table:table-row>
        <table:table-row table:style-name="ro4">
          <table:table-cell/>
          <table:table-cell table:formula="of:=IF([.$A71]&lt;&gt;&quot;&quot;;MAX([.$B$1:.$B70])+1;&quot;&quot;)">
            <text:p/>
          </table:table-cell>
          <table:table-cell table:style-name="ce67" table:number-columns-repeated="6"/>
          <table:table-cell table:number-columns-repeated="20"/>
          <table:table-cell table:style-name="ce73"/>
          <table:table-cell table:number-columns-repeated="995"/>
        </table:table-row>
        <table:table-row table:style-name="ro4">
          <table:table-cell/>
          <table:table-cell table:formula="of:=IF([.$A72]&lt;&gt;&quot;&quot;;MAX([.$B$1:.$B71])+1;&quot;&quot;)">
            <text:p/>
          </table:table-cell>
          <table:table-cell table:style-name="ce67" table:number-columns-repeated="6"/>
          <table:table-cell table:number-columns-repeated="20"/>
          <table:table-cell table:style-name="ce73"/>
          <table:table-cell table:number-columns-repeated="995"/>
        </table:table-row>
        <table:table-row table:style-name="ro4">
          <table:table-cell/>
          <table:table-cell table:formula="of:=IF([.$A73]&lt;&gt;&quot;&quot;;MAX([.$B$1:.$B72])+1;&quot;&quot;)">
            <text:p/>
          </table:table-cell>
          <table:table-cell table:style-name="ce67" table:number-columns-repeated="6"/>
          <table:table-cell table:number-columns-repeated="20"/>
          <table:table-cell table:style-name="ce73"/>
          <table:table-cell table:number-columns-repeated="995"/>
        </table:table-row>
        <table:table-row table:style-name="ro4">
          <table:table-cell/>
          <table:table-cell table:formula="of:=IF([.$A74]&lt;&gt;&quot;&quot;;MAX([.$B$1:.$B73])+1;&quot;&quot;)">
            <text:p/>
          </table:table-cell>
          <table:table-cell table:style-name="ce67" table:number-columns-repeated="6"/>
          <table:table-cell table:number-columns-repeated="20"/>
          <table:table-cell table:style-name="ce73"/>
          <table:table-cell table:number-columns-repeated="995"/>
        </table:table-row>
        <table:table-row table:style-name="ro4">
          <table:table-cell/>
          <table:table-cell table:formula="of:=IF([.$A75]&lt;&gt;&quot;&quot;;MAX([.$B$1:.$B74])+1;&quot;&quot;)">
            <text:p/>
          </table:table-cell>
          <table:table-cell table:style-name="ce67" table:number-columns-repeated="6"/>
          <table:table-cell table:number-columns-repeated="20"/>
          <table:table-cell table:style-name="ce73"/>
          <table:table-cell table:number-columns-repeated="995"/>
        </table:table-row>
        <table:table-row table:style-name="ro4">
          <table:table-cell/>
          <table:table-cell table:formula="of:=IF([.$A76]&lt;&gt;&quot;&quot;;MAX([.$B$1:.$B75])+1;&quot;&quot;)">
            <text:p/>
          </table:table-cell>
          <table:table-cell table:style-name="ce67" table:number-columns-repeated="6"/>
          <table:table-cell table:number-columns-repeated="20"/>
          <table:table-cell table:style-name="ce73"/>
          <table:table-cell table:number-columns-repeated="995"/>
        </table:table-row>
        <table:table-row table:style-name="ro4">
          <table:table-cell/>
          <table:table-cell table:formula="of:=IF([.$A77]&lt;&gt;&quot;&quot;;MAX([.$B$1:.$B76])+1;&quot;&quot;)">
            <text:p/>
          </table:table-cell>
          <table:table-cell table:style-name="ce67" table:number-columns-repeated="6"/>
          <table:table-cell table:number-columns-repeated="20"/>
          <table:table-cell table:style-name="ce73"/>
          <table:table-cell table:number-columns-repeated="995"/>
        </table:table-row>
        <table:table-row table:style-name="ro4">
          <table:table-cell/>
          <table:table-cell table:formula="of:=IF([.$A78]&lt;&gt;&quot;&quot;;MAX([.$B$1:.$B77])+1;&quot;&quot;)">
            <text:p/>
          </table:table-cell>
          <table:table-cell table:style-name="ce67" table:number-columns-repeated="6"/>
          <table:table-cell table:number-columns-repeated="20"/>
          <table:table-cell table:style-name="ce73"/>
          <table:table-cell table:number-columns-repeated="995"/>
        </table:table-row>
        <table:table-row table:style-name="ro4">
          <table:table-cell/>
          <table:table-cell table:formula="of:=IF([.$A79]&lt;&gt;&quot;&quot;;MAX([.$B$1:.$B78])+1;&quot;&quot;)">
            <text:p/>
          </table:table-cell>
          <table:table-cell table:style-name="ce67" table:number-columns-repeated="6"/>
          <table:table-cell table:number-columns-repeated="20"/>
          <table:table-cell table:style-name="ce73"/>
          <table:table-cell table:number-columns-repeated="995"/>
        </table:table-row>
        <table:table-row table:style-name="ro4">
          <table:table-cell/>
          <table:table-cell table:formula="of:=IF([.$A80]&lt;&gt;&quot;&quot;;MAX([.$B$1:.$B79])+1;&quot;&quot;)">
            <text:p/>
          </table:table-cell>
          <table:table-cell table:style-name="ce67" table:number-columns-repeated="6"/>
          <table:table-cell table:number-columns-repeated="20"/>
          <table:table-cell table:style-name="ce73"/>
          <table:table-cell table:number-columns-repeated="995"/>
        </table:table-row>
        <table:table-row table:style-name="ro4">
          <table:table-cell/>
          <table:table-cell table:formula="of:=IF([.$A81]&lt;&gt;&quot;&quot;;MAX([.$B$1:.$B80])+1;&quot;&quot;)">
            <text:p/>
          </table:table-cell>
          <table:table-cell table:style-name="ce67" table:number-columns-repeated="6"/>
          <table:table-cell table:number-columns-repeated="20"/>
          <table:table-cell table:style-name="ce73"/>
          <table:table-cell table:number-columns-repeated="995"/>
        </table:table-row>
        <table:table-row table:style-name="ro4">
          <table:table-cell/>
          <table:table-cell table:formula="of:=IF([.$A82]&lt;&gt;&quot;&quot;;MAX([.$B$1:.$B81])+1;&quot;&quot;)">
            <text:p/>
          </table:table-cell>
          <table:table-cell table:style-name="ce67" table:number-columns-repeated="6"/>
          <table:table-cell table:number-columns-repeated="20"/>
          <table:table-cell table:style-name="ce73"/>
          <table:table-cell table:number-columns-repeated="995"/>
        </table:table-row>
        <table:table-row table:style-name="ro4">
          <table:table-cell/>
          <table:table-cell table:formula="of:=IF([.$A83]&lt;&gt;&quot;&quot;;MAX([.$B$1:.$B82])+1;&quot;&quot;)">
            <text:p/>
          </table:table-cell>
          <table:table-cell table:style-name="ce67" table:number-columns-repeated="6"/>
          <table:table-cell table:number-columns-repeated="20"/>
          <table:table-cell table:style-name="ce73"/>
          <table:table-cell table:number-columns-repeated="995"/>
        </table:table-row>
        <table:table-row table:style-name="ro4">
          <table:table-cell/>
          <table:table-cell table:formula="of:=IF([.$A84]&lt;&gt;&quot;&quot;;MAX([.$B$1:.$B83])+1;&quot;&quot;)">
            <text:p/>
          </table:table-cell>
          <table:table-cell table:style-name="ce67" table:number-columns-repeated="6"/>
          <table:table-cell table:number-columns-repeated="20"/>
          <table:table-cell table:style-name="ce73"/>
          <table:table-cell table:number-columns-repeated="995"/>
        </table:table-row>
        <table:table-row table:style-name="ro4">
          <table:table-cell/>
          <table:table-cell table:formula="of:=IF([.$A85]&lt;&gt;&quot;&quot;;MAX([.$B$1:.$B84])+1;&quot;&quot;)">
            <text:p/>
          </table:table-cell>
          <table:table-cell table:style-name="ce67" table:number-columns-repeated="6"/>
          <table:table-cell table:number-columns-repeated="20"/>
          <table:table-cell table:style-name="ce73"/>
          <table:table-cell table:number-columns-repeated="995"/>
        </table:table-row>
        <table:table-row table:style-name="ro4">
          <table:table-cell/>
          <table:table-cell table:formula="of:=IF([.$A86]&lt;&gt;&quot;&quot;;MAX([.$B$1:.$B85])+1;&quot;&quot;)">
            <text:p/>
          </table:table-cell>
          <table:table-cell table:style-name="ce67" table:number-columns-repeated="6"/>
          <table:table-cell table:number-columns-repeated="20"/>
          <table:table-cell table:style-name="ce73"/>
          <table:table-cell table:number-columns-repeated="995"/>
        </table:table-row>
        <table:table-row table:style-name="ro4">
          <table:table-cell/>
          <table:table-cell table:formula="of:=IF([.$A87]&lt;&gt;&quot;&quot;;MAX([.$B$1:.$B86])+1;&quot;&quot;)">
            <text:p/>
          </table:table-cell>
          <table:table-cell table:style-name="ce67" table:number-columns-repeated="6"/>
          <table:table-cell table:number-columns-repeated="20"/>
          <table:table-cell table:style-name="ce73"/>
          <table:table-cell table:number-columns-repeated="995"/>
        </table:table-row>
        <table:table-row table:style-name="ro4">
          <table:table-cell/>
          <table:table-cell table:formula="of:=IF([.$A88]&lt;&gt;&quot;&quot;;MAX([.$B$1:.$B87])+1;&quot;&quot;)">
            <text:p/>
          </table:table-cell>
          <table:table-cell table:style-name="ce67" table:number-columns-repeated="6"/>
          <table:table-cell table:number-columns-repeated="20"/>
          <table:table-cell table:style-name="ce73"/>
          <table:table-cell table:number-columns-repeated="995"/>
        </table:table-row>
        <table:table-row table:style-name="ro4">
          <table:table-cell/>
          <table:table-cell table:formula="of:=IF([.$A89]&lt;&gt;&quot;&quot;;MAX([.$B$1:.$B88])+1;&quot;&quot;)">
            <text:p/>
          </table:table-cell>
          <table:table-cell table:style-name="ce67" table:number-columns-repeated="6"/>
          <table:table-cell table:number-columns-repeated="20"/>
          <table:table-cell table:style-name="ce73"/>
          <table:table-cell table:number-columns-repeated="995"/>
        </table:table-row>
        <table:table-row table:style-name="ro4">
          <table:table-cell/>
          <table:table-cell table:formula="of:=IF([.$A90]&lt;&gt;&quot;&quot;;MAX([.$B$1:.$B89])+1;&quot;&quot;)">
            <text:p/>
          </table:table-cell>
          <table:table-cell table:style-name="ce67" table:number-columns-repeated="6"/>
          <table:table-cell table:number-columns-repeated="20"/>
          <table:table-cell table:style-name="ce73"/>
          <table:table-cell table:number-columns-repeated="995"/>
        </table:table-row>
        <table:table-row table:style-name="ro4">
          <table:table-cell/>
          <table:table-cell table:formula="of:=IF([.$A91]&lt;&gt;&quot;&quot;;MAX([.$B$1:.$B90])+1;&quot;&quot;)">
            <text:p/>
          </table:table-cell>
          <table:table-cell table:style-name="ce67" table:number-columns-repeated="6"/>
          <table:table-cell table:number-columns-repeated="20"/>
          <table:table-cell table:style-name="ce73"/>
          <table:table-cell table:number-columns-repeated="995"/>
        </table:table-row>
        <table:table-row table:style-name="ro4">
          <table:table-cell/>
          <table:table-cell table:formula="of:=IF([.$A92]&lt;&gt;&quot;&quot;;MAX([.$B$1:.$B91])+1;&quot;&quot;)">
            <text:p/>
          </table:table-cell>
          <table:table-cell table:style-name="ce67" table:number-columns-repeated="6"/>
          <table:table-cell table:number-columns-repeated="20"/>
          <table:table-cell table:style-name="ce73"/>
          <table:table-cell table:number-columns-repeated="995"/>
        </table:table-row>
        <table:table-row table:style-name="ro4">
          <table:table-cell/>
          <table:table-cell table:formula="of:=IF([.$A93]&lt;&gt;&quot;&quot;;MAX([.$B$1:.$B92])+1;&quot;&quot;)">
            <text:p/>
          </table:table-cell>
          <table:table-cell table:style-name="ce67" table:number-columns-repeated="6"/>
          <table:table-cell table:number-columns-repeated="20"/>
          <table:table-cell table:style-name="ce73"/>
          <table:table-cell table:number-columns-repeated="995"/>
        </table:table-row>
        <table:table-row table:style-name="ro4">
          <table:table-cell/>
          <table:table-cell table:formula="of:=IF([.$A94]&lt;&gt;&quot;&quot;;MAX([.$B$1:.$B93])+1;&quot;&quot;)">
            <text:p/>
          </table:table-cell>
          <table:table-cell table:style-name="ce67" table:number-columns-repeated="6"/>
          <table:table-cell table:number-columns-repeated="20"/>
          <table:table-cell table:style-name="ce73"/>
          <table:table-cell table:number-columns-repeated="995"/>
        </table:table-row>
        <table:table-row table:style-name="ro4">
          <table:table-cell/>
          <table:table-cell table:formula="of:=IF([.$A95]&lt;&gt;&quot;&quot;;MAX([.$B$1:.$B94])+1;&quot;&quot;)">
            <text:p/>
          </table:table-cell>
          <table:table-cell table:style-name="ce67" table:number-columns-repeated="6"/>
          <table:table-cell table:number-columns-repeated="20"/>
          <table:table-cell table:style-name="ce73"/>
          <table:table-cell table:number-columns-repeated="995"/>
        </table:table-row>
        <table:table-row table:style-name="ro4">
          <table:table-cell/>
          <table:table-cell table:formula="of:=IF([.$A96]&lt;&gt;&quot;&quot;;MAX([.$B$1:.$B95])+1;&quot;&quot;)">
            <text:p/>
          </table:table-cell>
          <table:table-cell table:style-name="ce67" table:number-columns-repeated="6"/>
          <table:table-cell table:number-columns-repeated="20"/>
          <table:table-cell table:style-name="ce73"/>
          <table:table-cell table:number-columns-repeated="995"/>
        </table:table-row>
        <table:table-row table:style-name="ro4">
          <table:table-cell/>
          <table:table-cell table:formula="of:=IF([.$A97]&lt;&gt;&quot;&quot;;MAX([.$B$1:.$B96])+1;&quot;&quot;)">
            <text:p/>
          </table:table-cell>
          <table:table-cell table:style-name="ce67" table:number-columns-repeated="6"/>
          <table:table-cell table:number-columns-repeated="20"/>
          <table:table-cell table:style-name="ce73"/>
          <table:table-cell table:number-columns-repeated="995"/>
        </table:table-row>
        <table:table-row table:style-name="ro4">
          <table:table-cell/>
          <table:table-cell table:formula="of:=IF([.$A98]&lt;&gt;&quot;&quot;;MAX([.$B$1:.$B97])+1;&quot;&quot;)">
            <text:p/>
          </table:table-cell>
          <table:table-cell table:style-name="ce67" table:number-columns-repeated="6"/>
          <table:table-cell table:number-columns-repeated="20"/>
          <table:table-cell table:style-name="ce73"/>
          <table:table-cell table:number-columns-repeated="995"/>
        </table:table-row>
        <table:table-row table:style-name="ro4">
          <table:table-cell/>
          <table:table-cell table:formula="of:=IF([.$A99]&lt;&gt;&quot;&quot;;MAX([.$B$1:.$B98])+1;&quot;&quot;)">
            <text:p/>
          </table:table-cell>
          <table:table-cell table:style-name="ce67" table:number-columns-repeated="6"/>
          <table:table-cell table:number-columns-repeated="20"/>
          <table:table-cell table:style-name="ce73"/>
          <table:table-cell table:number-columns-repeated="995"/>
        </table:table-row>
        <table:table-row table:style-name="ro4">
          <table:table-cell/>
          <table:table-cell table:formula="of:=IF([.$A100]&lt;&gt;&quot;&quot;;MAX([.$B$1:.$B99])+1;&quot;&quot;)">
            <text:p/>
          </table:table-cell>
          <table:table-cell table:style-name="ce67" table:number-columns-repeated="6"/>
          <table:table-cell table:number-columns-repeated="20"/>
          <table:table-cell table:style-name="ce73"/>
          <table:table-cell table:number-columns-repeated="995"/>
        </table:table-row>
        <table:table-row table:style-name="ro4" table:number-rows-repeated="899">
          <table:table-cell table:number-columns-repeated="2"/>
          <table:table-cell table:style-name="ce67" table:number-columns-repeated="6"/>
          <table:table-cell table:number-columns-repeated="20"/>
          <table:table-cell table:style-name="ce73"/>
          <table:table-cell table:number-columns-repeated="995"/>
        </table:table-row>
        <table:table-row table:style-name="ro4" table:number-rows-repeated="1047576">
          <table:table-cell table:number-columns-repeated="1024"/>
        </table:table-row>
        <table:table-row table:style-name="ro4">
          <table:table-cell table:number-columns-repeated="1024"/>
        </table:table-row>
        <calcext:conditional-formats>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K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C5:'menuitem-shortcut-disable-items'.AC999">
            <calcext:condition calcext:apply-style-name="廃止された選択肢" calcext:value="formula-is(([.$AC5]=&quot;省略&quot;))" calcext:base-cell-address="'menuitem-shortcut-disable-items'.AC5"/>
            <calcext:condition calcext:apply-style-name="新規作成され、選択された選択肢" calcext:value="formula-is(AND([.$A5]&lt;&gt;&quot;&quot;; [.AM5]=&quot;新規&quot;))" calcext:base-cell-address="'menuitem-shortcut-disable-items'.AC5"/>
            <calcext:condition calcext:apply-style-name="選択された選択肢" calcext:value="formula-is(([.$A5]&lt;&gt;&quot;&quot;))" calcext:base-cell-address="'menuitem-shortcut-disable-items'.AC5"/>
          </calcext:conditional-format>
        </calcext:conditional-formats>
      </table:table>
      <table:table table:name="misc-ui-disable-items" table:style-name="ta1">
        <table:table-column table:style-name="co33" table:default-cell-style-name="ce76"/>
        <table:table-column table:style-name="co17" table:visibility="collapse" table:default-cell-style-name="ce76"/>
        <table:table-column table:style-name="co17" table:default-cell-style-name="ce76"/>
        <table:table-column table:style-name="co34" table:default-cell-style-name="ce76"/>
        <table:table-column table:style-name="co35" table:default-cell-style-name="ce76"/>
        <table:table-column table:style-name="co36" table:default-cell-style-name="ce84"/>
        <table:table-column table:style-name="co37" table:default-cell-style-name="ce76"/>
        <table:table-column table:style-name="co36" table:visibility="collapse" table:default-cell-style-name="ce84"/>
        <table:table-column table:style-name="co37" table:visibility="collapse" table:default-cell-style-name="ce76"/>
        <table:table-column table:style-name="co38" table:visibility="collapse" table:default-cell-style-name="ce84"/>
        <table:table-column table:style-name="co39" table:visibility="collapse" table:number-columns-repeated="2" table:default-cell-style-name="ce76"/>
        <table:table-column table:style-name="co17" table:number-columns-repeated="1012" table:default-cell-style-name="ce76"/>
        <table:table-row table:style-name="ro84">
          <table:table-cell table:style-name="ce74" office:value-type="string" calcext:value-type="string">
            <text:p>選択</text:p>
          </table:table-cell>
          <table:table-cell table:style-name="ce77" office:value-type="string" calcext:value-type="string">
            <text:p>検証対象インデックス</text:p>
          </table:table-cell>
          <table:table-cell table:style-name="ce74" office:value-type="string" calcext:value-type="string">
            <text:p>設定項目番号</text:p>
          </table:table-cell>
          <table:table-cell table:style-name="ce74" office:value-type="string" calcext:value-type="string">
            <text:p>非表示にする対象</text:p>
          </table:table-cell>
          <table:table-cell table:style-name="ce74" office:value-type="string" calcext:value-type="string">
            <text:p>設定方法</text:p>
          </table:table-cell>
          <table:table-cell table:style-name="ce74" office:value-type="string" calcext:value-type="string">
            <text:p>設定内容（Firefox 52）</text:p>
          </table:table-cell>
          <table:table-cell table:style-name="ce74" office:value-type="string" calcext:value-type="string">
            <text:p>Firefox 45→52での変更</text:p>
          </table:table-cell>
          <table:table-cell table:style-name="ce74" office:value-type="string" calcext:value-type="string">
            <text:p>設定内容（Firefox 45）</text:p>
          </table:table-cell>
          <table:table-cell table:style-name="ce74" office:value-type="string" calcext:value-type="string">
            <text:p>Firefox 38→45での変更</text:p>
          </table:table-cell>
          <table:table-cell table:style-name="ce74" office:value-type="string" calcext:value-type="string">
            <text:p>設定内容（Firefox 38）</text:p>
          </table:table-cell>
          <table:table-cell table:style-name="ce74" office:value-type="string" calcext:value-type="string">
            <text:p>設定内容（Firefox 31）</text:p>
          </table:table-cell>
          <table:table-cell table:style-name="ce74" office:value-type="string" calcext:value-type="string">
            <text:p>設定内容（Firefox 24）</text:p>
          </table:table-cell>
          <table:table-cell table:style-name="ce74" office:value-type="string" calcext:value-type="string">
            <text:p>検証手順書対応番号</text:p>
          </table:table-cell>
          <table:table-cell table:style-name="ce78" table:number-columns-repeated="1011"/>
        </table:table-row>
        <table:table-row table:style-name="ro85">
          <table:table-cell table:style-name="ce74"/>
          <table:table-cell table:style-name="ce74" table:formula="of:=IF([.$A2]&lt;&gt;&quot;&quot;;MAX([.$B$1:.$B1])+1;&quot;&quot;)">
            <text:p/>
          </table:table-cell>
          <table:table-cell table:style-name="ce79" office:value-type="string" calcext:value-type="string">
            <text:p>Hide-1</text:p>
          </table:table-cell>
          <table:table-cell table:style-name="ce79" office:value-type="string" calcext:value-type="string">
            <text:p>設定画面の「セキュリティ」パネル</text:p>
          </table:table-cell>
          <table:table-cell table:style-name="ce79"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79"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74" table:formula="of:=IF([.F2]=&quot;&quot;;&quot;?&quot;;IF([.F2]=[.H2];&quot;&quot;;IF([.H2]=&quot;&quot;;&quot;新規&quot;;&quot;変更あり&quot;)))">
            <text:p/>
          </table:table-cell>
          <table:table-cell table:style-name="ce74"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74" table:formula="of:=IF([.H2]=&quot;&quot;;&quot;?&quot;;IF([.H2]=[.J2];&quot;&quot;;&quot;○&quot;))">
            <text:p/>
          </table:table-cell>
          <table:table-cell table:style-name="ce74"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lockPref("extensions.hideoptionpane@clear-code.com.browser.paneSecurity.enabled", false);</text:p>
          </table:table-cell>
          <table:table-cell table:style-name="ce86" table:formula="of:=IFERROR(VLOOKUP([.$H2];[$'verify-targets-to-chapters'.$A$1:.$B$999];2;0);IF([.$A2]=&quot;&quot;;&quot;&quot;;&quot;省略&quot;))">
            <text:p/>
          </table:table-cell>
          <table:table-cell table:style-name="ce78" table:number-columns-repeated="1011"/>
        </table:table-row>
        <table:table-row table:style-name="ro7">
          <table:table-cell table:style-name="ce74"/>
          <table:table-cell table:style-name="ce74" table:formula="of:=IF([.$A3]&lt;&gt;&quot;&quot;;MAX([.$B$1:.$B2])+1;&quot;&quot;)">
            <text:p/>
          </table:table-cell>
          <table:table-cell table:style-name="ce79" office:value-type="string" calcext:value-type="string">
            <text:p>Hide-2</text:p>
          </table:table-cell>
          <table:table-cell table:style-name="ce79" office:value-type="string" calcext:value-type="string">
            <text:p>設定画面の「Sync」パネル、サイドバーの「同期タブ」</text:p>
          </table:table-cell>
          <table:table-cell table:style-name="ce79" office:value-type="string" calcext:value-type="string">
            <text:p>アドオン「Disable Sync」を導入する</text:p>
          </table:table-cell>
          <table:table-cell table:style-name="ce79" office:value-type="string" calcext:value-type="string">
            <text:p>-</text:p>
          </table:table-cell>
          <table:table-cell table:style-name="ce74" table:formula="of:=IF([.F3]=&quot;&quot;;&quot;?&quot;;IF([.F3]=[.H3];&quot;&quot;;IF([.H3]=&quot;&quot;;&quot;新規&quot;;&quot;変更あり&quot;)))">
            <text:p/>
          </table:table-cell>
          <table:table-cell table:style-name="ce74" office:value-type="string" calcext:value-type="string">
            <text:p>-</text:p>
          </table:table-cell>
          <table:table-cell table:style-name="ce74" table:formula="of:=IF([.H3]=&quot;&quot;;&quot;?&quot;;IF([.H3]=[.J3];&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6" table:formula="of:=IFERROR(VLOOKUP([.$H3];[$'verify-targets-to-chapters'.$A$1:.$B$999];2;0);IF([.$A3]=&quot;&quot;;&quot;&quot;;&quot;省略&quot;))">
            <text:p/>
          </table:table-cell>
          <table:table-cell table:style-name="ce78" table:number-columns-repeated="1011"/>
        </table:table-row>
        <table:table-row table:style-name="ro67">
          <table:table-cell table:style-name="ce74"/>
          <table:table-cell table:style-name="ce74" table:formula="of:=IF([.$A4]&lt;&gt;&quot;&quot;;MAX([.$B$1:.$B3])+1;&quot;&quot;)">
            <text:p/>
          </table:table-cell>
          <table:table-cell table:style-name="ce79" office:value-type="string" calcext:value-type="string">
            <text:p>Hide-3</text:p>
          </table:table-cell>
          <table:table-cell table:style-name="ce79" office:value-type="string" calcext:value-type="string">
            <text:p>設定画面の「ヘルプ」ボタン</text:p>
          </table:table-cell>
          <table:table-cell table:style-name="ce79"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79"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74" table:formula="of:=IF([.F4]=&quot;&quot;;&quot;?&quot;;IF([.F4]=[.H4];&quot;&quot;;IF([.H4]=&quot;&quot;;&quot;新規&quot;;&quot;変更あり&quot;)))" office:value-type="string" office:string-value="変更あり" calcext:value-type="string">
            <text:p>変更あり</text:p>
          </table:table-cell>
          <table:table-cell table:style-name="ce7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74" table:formula="of:=IF([.H4]=&quot;&quot;;&quot;?&quot;;IF([.H4]=[.J4];&quot;&quot;;&quot;○&quot;))" office:value-type="string" office:string-value="○" calcext:value-type="string">
            <text:p>○</text:p>
          </table:table-cell>
          <table:table-cell table:style-name="ce74"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86" table:formula="of:=IFERROR(VLOOKUP([.$H4];[$'verify-targets-to-chapters'.$A$1:.$B$999];2;0);IF([.$A4]=&quot;&quot;;&quot;&quot;;&quot;省略&quot;))">
            <text:p/>
          </table:table-cell>
          <table:table-cell table:style-name="ce78" table:number-columns-repeated="1011"/>
        </table:table-row>
        <table:table-row table:style-name="ro87">
          <table:table-cell table:style-name="ce74"/>
          <table:table-cell table:style-name="ce74" table:formula="of:=IF([.$A5]&lt;&gt;&quot;&quot;;MAX([.$B$1:.$B4])+1;&quot;&quot;)">
            <text:p/>
          </table:table-cell>
          <table:table-cell table:style-name="ce79" office:value-type="string" calcext:value-type="string">
            <text:p>Hide-4</text:p>
          </table:table-cell>
          <table:table-cell table:style-name="ce79" office:value-type="string" calcext:value-type="string">
            <text:p>ポップアップブロック、アドオンのインストール警告、オフラインデータの許可の編集（Cookie以外の権限に関するサイトごとの権限設定）</text:p>
          </table:table-cell>
          <table:table-cell table:style-name="ce79" office:value-type="string" calcext:value-type="string">
            <text:p>1. アドオン「globalChrome.css」を導入する</text:p>
            <text:p>2. globalChrome.cssで設定を反映する</text:p>
          </table:table-cell>
          <table:table-cell table:style-name="ce79"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74" table:formula="of:=IF([.F5]=&quot;&quot;;&quot;?&quot;;IF([.F5]=[.H5];&quot;&quot;;IF([.H5]=&quot;&quot;;&quot;新規&quot;;&quot;変更あり&quot;)))">
            <text:p/>
          </table:table-cell>
          <table:table-cell table:style-name="ce74"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74" table:formula="of:=IF([.H5]=&quot;&quot;;&quot;?&quot;;IF([.H5]=[.J5];&quot;&quot;;&quot;○&quot;))">
            <text:p/>
          </table:table-cell>
          <table:table-cell table:style-name="ce74"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74"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74"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86" table:formula="of:=IFERROR(VLOOKUP([.$H5];[$'verify-targets-to-chapters'.$A$1:.$B$999];2;0);IF([.$A5]=&quot;&quot;;&quot;&quot;;&quot;省略&quot;))">
            <text:p/>
          </table:table-cell>
          <table:table-cell table:style-name="ce78" table:number-columns-repeated="1011"/>
        </table:table-row>
        <table:table-row table:style-name="ro11">
          <table:table-cell table:style-name="ce74"/>
          <table:table-cell table:style-name="ce74" table:formula="of:=IF([.$A6]&lt;&gt;&quot;&quot;;MAX([.$B$1:.$B5])+1;&quot;&quot;)">
            <text:p/>
          </table:table-cell>
          <table:table-cell table:style-name="ce79" office:value-type="string" calcext:value-type="string">
            <text:p>Hide-5（廃止）</text:p>
          </table:table-cell>
          <table:table-cell table:style-name="ce79" office:value-type="string" calcext:value-type="string">
            <text:p>サイト別設定マネージャにおける、Cookie以外の権限に関する設定項目</text:p>
          </table:table-cell>
          <table:table-cell table:style-name="ce79" office:value-type="string" calcext:value-type="string">
            <text:p>1. アドオン「globalChrome.css」を導入する</text:p>
            <text:p>2. globalChrome.cssで設定を反映する</text:p>
          </table:table-cell>
          <table:table-cell table:style-name="ce79" office:value-type="string" calcext:value-type="string">
            <text:p>Firefox 45で廃止</text:p>
          </table:table-cell>
          <table:table-cell table:style-name="ce74" table:formula="of:=IF([.F6]=&quot;&quot;;&quot;?&quot;;IF([.F6]=[.H6];&quot;&quot;;IF([.H6]=&quot;&quot;;&quot;新規&quot;;&quot;変更あり&quot;)))" office:value-type="string" office:string-value="変更あり" calcext:value-type="string">
            <text:p>変更あり</text:p>
          </table:table-cell>
          <table:table-cell table:style-name="ce74" office:value-type="string" calcext:value-type="string">
            <text:p>Firefox 45では機能が削除されたため不要</text:p>
          </table:table-cell>
          <table:table-cell table:style-name="ce74" table:formula="of:=IF([.H6]=&quot;&quot;;&quot;?&quot;;IF([.H6]=[.J6];&quot;&quot;;&quot;○&quot;))" office:value-type="string" office:string-value="○" calcext:value-type="string">
            <text:p>○</text:p>
          </table:table-cell>
          <table:table-cell table:style-name="ce74"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74"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74" office:value-type="string" calcext:value-type="string">
            <text:p>-</text:p>
          </table:table-cell>
          <table:table-cell table:style-name="ce86" table:formula="of:=IFERROR(VLOOKUP([.$H6];[$'verify-targets-to-chapters'.$A$1:.$B$999];2;0);IF([.$A6]=&quot;&quot;;&quot;&quot;;&quot;省略&quot;))">
            <text:p/>
          </table:table-cell>
          <table:table-cell table:style-name="ce78" table:number-columns-repeated="1011"/>
        </table:table-row>
        <table:table-row table:style-name="ro19">
          <table:table-cell table:style-name="ce74"/>
          <table:table-cell table:style-name="ce74" table:formula="of:=IF([.$A7]&lt;&gt;&quot;&quot;;MAX([.$B$1:.$B6])+1;&quot;&quot;)">
            <text:p/>
          </table:table-cell>
          <table:table-cell table:style-name="ce79" office:value-type="string" calcext:value-type="string">
            <text:p>Hide-6</text:p>
          </table:table-cell>
          <table:table-cell table:style-name="ce79" office:value-type="string" calcext:value-type="string">
            <text:p>新しいタブを開くボタン</text:p>
          </table:table-cell>
          <table:table-cell table:style-name="ce79" office:value-type="string" calcext:value-type="string">
            <text:p>1. アドオン「globalChrome.css」を導入する</text:p>
            <text:p>2. globalChrome.cssで設定を反映する</text:p>
          </table:table-cell>
          <table:table-cell table:style-name="ce79"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74" table:formula="of:=IF([.F7]=&quot;&quot;;&quot;?&quot;;IF([.F7]=[.H7];&quot;&quot;;IF([.H7]=&quot;&quot;;&quot;新規&quot;;&quot;変更あり&quot;)))">
            <text:p/>
          </table:table-cell>
          <table:table-cell table:style-name="ce7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74" table:formula="of:=IF([.H7]=&quot;&quot;;&quot;?&quot;;IF([.H7]=[.J7];&quot;&quot;;&quot;○&quot;))">
            <text:p/>
          </table:table-cell>
          <table:table-cell table:style-name="ce74"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74" table:number-columns-repeated="2"/>
          <table:table-cell table:style-name="ce86" table:formula="of:=IFERROR(VLOOKUP([.$H7];[$'verify-targets-to-chapters'.$A$1:.$B$999];2;0);IF([.$A7]=&quot;&quot;;&quot;&quot;;&quot;省略&quot;))">
            <text:p/>
          </table:table-cell>
          <table:table-cell table:style-name="ce78" table:number-columns-repeated="1011"/>
        </table:table-row>
        <table:table-row table:style-name="ro73">
          <table:table-cell table:style-name="ce74"/>
          <table:table-cell table:style-name="ce74" table:formula="of:=IF([.$A8]&lt;&gt;&quot;&quot;;MAX([.$B$1:.$B7])+1;&quot;&quot;)">
            <text:p/>
          </table:table-cell>
          <table:table-cell table:style-name="ce79" office:value-type="string" calcext:value-type="string">
            <text:p>Hide-7</text:p>
          </table:table-cell>
          <table:table-cell table:style-name="ce79" office:value-type="string" calcext:value-type="string">
            <text:p>設定画面内の「タブグループ」グループにおける「新しいウィンドウではなく新しいタブで開く」</text:p>
          </table:table-cell>
          <table:table-cell table:style-name="ce79" office:value-type="string" calcext:value-type="string">
            <text:p>1. アドオン「globalChrome.css」を導入する</text:p>
            <text:p>2. globalChrome.cssで設定を反映する</text:p>
          </table:table-cell>
          <table:table-cell table:style-name="ce79"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74" table:formula="of:=IF([.F8]=&quot;&quot;;&quot;?&quot;;IF([.F8]=[.H8];&quot;&quot;;IF([.H8]=&quot;&quot;;&quot;新規&quot;;&quot;変更あり&quot;)))" office:value-type="string" office:string-value="変更あり" calcext:value-type="string">
            <text:p>変更あり</text:p>
          </table:table-cell>
          <table:table-cell table:style-name="ce74"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74" table:formula="of:=IF([.H8]=&quot;&quot;;&quot;?&quot;;IF([.H8]=[.J8];&quot;&quot;;&quot;○&quot;))">
            <text:p/>
          </table:table-cell>
          <table:table-cell table:style-name="ce74"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74" table:number-columns-repeated="2"/>
          <table:table-cell table:style-name="ce86" table:formula="of:=IFERROR(VLOOKUP([.$H8];[$'verify-targets-to-chapters'.$A$1:.$B$999];2;0);IF([.$A8]=&quot;&quot;;&quot;&quot;;&quot;省略&quot;))">
            <text:p/>
          </table:table-cell>
          <table:table-cell table:style-name="ce78" table:number-columns-repeated="1011"/>
        </table:table-row>
        <table:table-row table:style-name="ro29">
          <table:table-cell table:style-name="ce74"/>
          <table:table-cell table:style-name="ce74" table:formula="of:=IF([.$A9]&lt;&gt;&quot;&quot;;MAX([.$B$1:.$B8])+1;&quot;&quot;)">
            <text:p/>
          </table:table-cell>
          <table:table-cell table:style-name="ce79" office:value-type="string" calcext:value-type="string">
            <text:p>Hide-8（廃止）</text:p>
          </table:table-cell>
          <table:table-cell table:style-name="ce79" office:value-type="string" calcext:value-type="string">
            <text:p>コンテンツ領域のコンテキストメニューおける「デスクトップの背景に設定」</text:p>
          </table:table-cell>
          <table:table-cell table:style-name="ce79" office:value-type="string" calcext:value-type="string">
            <text:p>1. アドオン「globalChrome.css」を導入する</text:p>
            <text:p>2. globalChrome.cssで設定を反映する</text:p>
          </table:table-cell>
          <table:table-cell table:style-name="ce79" office:value-type="string" calcext:value-type="string">
            <text:p>MenuShortcut-55に統合</text:p>
          </table:table-cell>
          <table:table-cell table:style-name="ce74" table:formula="of:=IF([.F9]=&quot;&quot;;&quot;?&quot;;IF([.F9]=[.H9];&quot;&quot;;IF([.H9]=&quot;&quot;;&quot;新規&quot;;&quot;変更あり&quot;)))">
            <text:p/>
          </table:table-cell>
          <table:table-cell table:style-name="ce74" office:value-type="string" calcext:value-type="string">
            <text:p>MenuShortcut-55に統合</text:p>
          </table:table-cell>
          <table:table-cell table:style-name="ce74" table:formula="of:=IF([.H9]=&quot;&quot;;&quot;?&quot;;IF([.H9]=[.J9];&quot;&quot;;&quot;○&quot;))" office:value-type="string" office:string-value="○" calcext:value-type="string">
            <text:p>○</text:p>
          </table:table-cell>
          <table:table-cell table:style-name="ce74"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74" table:number-columns-repeated="2"/>
          <table:table-cell table:style-name="ce86" table:formula="of:=IFERROR(VLOOKUP([.$H9];[$'verify-targets-to-chapters'.$A$1:.$B$999];2;0);IF([.$A9]=&quot;&quot;;&quot;&quot;;&quot;省略&quot;))">
            <text:p/>
          </table:table-cell>
          <table:table-cell table:style-name="ce78" table:number-columns-repeated="1011"/>
        </table:table-row>
        <table:table-row table:style-name="ro85">
          <table:table-cell table:style-name="ce75"/>
          <table:table-cell table:style-name="ce74" table:formula="of:=IF([.$A10]&lt;&gt;&quot;&quot;;MAX([.$B$1:.$B9])+1;&quot;&quot;)">
            <text:p/>
          </table:table-cell>
          <table:table-cell table:style-name="ce79" office:value-type="string" calcext:value-type="string">
            <text:p>Hide-9</text:p>
          </table:table-cell>
          <table:table-cell table:style-name="ce81" office:value-type="string" calcext:value-type="string">
            <text:p>設定画面の「ダウンロード」グループ</text:p>
          </table:table-cell>
          <table:table-cell table:style-name="ce81" office:value-type="string" calcext:value-type="string">
            <text:p>1. アドオン「globalChrome.css」を導入する</text:p>
            <text:p>2. globalChrome.cssで設定を反映する</text:p>
          </table:table-cell>
          <table:table-cell table:style-name="ce7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74" table:formula="of:=IF([.F10]=&quot;&quot;;&quot;?&quot;;IF([.F10]=[.H10];&quot;&quot;;IF([.H10]=&quot;&quot;;&quot;新規&quot;;&quot;変更あり&quot;)))">
            <text:p/>
          </table:table-cell>
          <table:table-cell table:style-name="ce74"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74" table:formula="of:=IF([.H10]=&quot;&quot;;&quot;?&quot;;IF([.H10]=[.J10];&quot;&quot;;&quot;○&quot;))">
            <text:p/>
          </table:table-cell>
          <table:table-cell table:style-name="ce85"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75" table:number-columns-repeated="2"/>
          <table:table-cell table:style-name="ce86" table:formula="of:=IFERROR(VLOOKUP([.$H10];[$'verify-targets-to-chapters'.$A$1:.$B$999];2;0);IF([.$A10]=&quot;&quot;;&quot;&quot;;&quot;省略&quot;))">
            <text:p/>
          </table:table-cell>
          <table:table-cell table:number-columns-repeated="1011"/>
        </table:table-row>
        <table:table-row table:style-name="ro35">
          <table:table-cell table:style-name="ce75"/>
          <table:table-cell table:style-name="ce74" table:formula="of:=IF([.$A11]&lt;&gt;&quot;&quot;;MAX([.$B$1:.$B10])+1;&quot;&quot;)">
            <text:p/>
          </table:table-cell>
          <table:table-cell table:style-name="ce79" office:value-type="string" calcext:value-type="string">
            <text:p>Hide-10</text:p>
          </table:table-cell>
          <table:table-cell table:style-name="ce79" office:value-type="string" calcext:value-type="string">
            <text:p>ロケーションバーのズーム率表示</text:p>
          </table:table-cell>
          <table:table-cell table:style-name="ce81" office:value-type="string" calcext:value-type="string">
            <text:p>1. アドオン「globalChrome.css」を導入する</text:p>
            <text:p>2. globalChrome.cssで設定を反映する</text:p>
          </table:table-cell>
          <table:table-cell table:style-name="ce82" office:value-type="string" calcext:value-type="string">
            <text:p><text:span text:style-name="T10">@-moz-document url-prefix("chrome://browser/content/browser.xul") {</text:span></text:p>
            <text:p><text:span text:style-name="T10">  #urlbar-zoom-button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74" table:formula="of:=IF([.F11]=&quot;&quot;;&quot;?&quot;;IF([.F11]=[.H11];&quot;&quot;;IF([.H11]=&quot;&quot;;&quot;新規&quot;;&quot;変更あり&quot;)))" office:value-type="string" office:string-value="新規" calcext:value-type="string">
            <text:p>新規</text:p>
          </table:table-cell>
          <table:table-cell table:style-name="ce85"/>
          <table:table-cell table:style-name="ce75"/>
          <table:table-cell table:style-name="ce85"/>
          <table:table-cell table:style-name="ce75" table:number-columns-repeated="2"/>
          <table:table-cell table:style-name="ce86" table:formula="of:=IFERROR(VLOOKUP([.$H11];[$'verify-targets-to-chapters'.$A$1:.$B$999];2;0);IF([.$A11]=&quot;&quot;;&quot;&quot;;&quot;省略&quot;))">
            <text:p/>
          </table:table-cell>
          <table:table-cell table:number-columns-repeated="1011"/>
        </table:table-row>
        <table:table-row table:style-name="ro33">
          <table:table-cell table:style-name="ce75"/>
          <table:table-cell table:style-name="ce74" table:formula="of:=IF([.$A12]&lt;&gt;&quot;&quot;;MAX([.$B$1:.$B11])+1;&quot;&quot;)">
            <text:p/>
          </table:table-cell>
          <table:table-cell table:style-name="ce79" office:value-type="string" calcext:value-type="string">
            <text:p>Hide-11</text:p>
          </table:table-cell>
          <table:table-cell table:style-name="ce79" office:value-type="string" calcext:value-type="string">
            <text:p>プラグインの実行許可確認における「常に実行を許可する」ボタン</text:p>
          </table:table-cell>
          <table:table-cell table:style-name="ce81" office:value-type="string" calcext:value-type="string">
            <text:p>1. アドオン「globalChrome.css」を導入する</text:p>
            <text:p>2. globalChrome.cssで設定を反映する</text:p>
          </table:table-cell>
          <table:table-cell table:style-name="ce82" office:value-type="string" calcext:value-type="string">
            <text:p><text:span text:style-name="T10">@-moz-document url-prefix("chrome://browser/content/browser.xul") {</text:span></text:p>
            <text:p><text:span text:style-name="T10">  button.click-to-play-popup-button[anonid="secondarybutton"] {</text:span></text:p>
            <text:p><text:span text:style-name="T10">    visibility: collapse !important;</text:span></text:p>
            <text:p><text:span text:style-name="T10">    -moz-user-focus: ignore !important;</text:span></text:p>
            <text:p><text:span text:style-name="T10">  }</text:span></text:p>
            <text:p><text:span text:style-name="T10">}</text:span></text:p>
            <text:p><text:span text:style-name="T10">@-moz-document url-prefix("chrome://browser/content/pageinfo/pageInfo.xul") {</text:span></text:p>
            <text:p><text:span text:style-name="T10">  .permPluginTemplateRadioAllow {</text:span></text:p>
            <text:p><text:span text:style-name="T6">    visibility: collapse !important;</text:span></text:p>
            <text:p><text:span text:style-name="T6">    -moz-user-focus: ignore !important;</text:span></text:p>
            <text:p><text:span text:style-name="T10">  }</text:span></text:p>
            <text:p><text:span text:style-name="T10">}</text:span></text:p>
          </table:table-cell>
          <table:table-cell table:style-name="ce74" table:formula="of:=IF([.F12]=&quot;&quot;;&quot;?&quot;;IF([.F12]=[.H12];&quot;&quot;;IF([.H12]=&quot;&quot;;&quot;新規&quot;;&quot;変更あり&quot;)))" office:value-type="string" office:string-value="新規" calcext:value-type="string">
            <text:p>新規</text:p>
          </table:table-cell>
          <table:table-cell table:style-name="ce85"/>
          <table:table-cell table:style-name="ce75"/>
          <table:table-cell table:style-name="ce85"/>
          <table:table-cell table:style-name="ce75" table:number-columns-repeated="2"/>
          <table:table-cell table:style-name="ce86" table:formula="of:=IFERROR(VLOOKUP([.$H12];[$'verify-targets-to-chapters'.$A$1:.$B$999];2;0);IF([.$A12]=&quot;&quot;;&quot;&quot;;&quot;省略&quot;))">
            <text:p/>
          </table:table-cell>
          <table:table-cell table:number-columns-repeated="1011"/>
        </table:table-row>
        <table:table-row table:style-name="ro19">
          <table:table-cell table:style-name="ce75"/>
          <table:table-cell table:style-name="ce78" table:formula="of:=IF([.$A13]&lt;&gt;&quot;&quot;;MAX([.$B$1:.$B12])+1;&quot;&quot;)">
            <text:p/>
          </table:table-cell>
          <table:table-cell table:style-name="ce79" office:value-type="string" calcext:value-type="string">
            <text:p>Hide-12</text:p>
          </table:table-cell>
          <table:table-cell table:style-name="ce79" office:value-type="string" calcext:value-type="string">
            <text:p>設定画面の「一般」の「Ctrl+Tabで最近使用した順にタブを切り替える」</text:p>
          </table:table-cell>
          <table:table-cell table:style-name="ce81" office:value-type="string" calcext:value-type="string">
            <text:p>1. アドオン「globalChrome.css」を導入する</text:p>
            <text:p>2. globalChrome.cssで設定を反映する</text:p>
          </table:table-cell>
          <table:table-cell table:style-name="ce82" office:value-type="string" calcext:value-type="string">
            <text:p><text:span text:style-name="T1">@-moz-document</text:span></text:p>
            <text:p><text:span text:style-name="T1">  url-prefix("chrome://browser/content/preferences/in-content/preferences.xul"),</text:span></text:p>
            <text:p><text:span text:style-name="T1">  url-prefix("about:preferences") {</text:span></text:p>
            <text:p><text:span text:style-name="T10">  #ctrlTabRecentlyUsedOrder {</text:span></text:p>
            <text:p><text:span text:style-name="T6">    visibility: collapse !important;</text:span></text:p>
            <text:p><text:span text:style-name="T6">    -moz-user-focus: ignore !important;</text:span></text:p>
            <text:p><text:span text:style-name="T10">  }</text:span></text:p>
            <text:p><text:span text:style-name="T10">}</text:span></text:p>
          </table:table-cell>
          <table:table-cell table:style-name="ce74" table:formula="of:=IF([.F13]=&quot;&quot;;&quot;?&quot;;IF([.F13]=[.H13];&quot;&quot;;IF([.H13]=&quot;&quot;;&quot;新規&quot;;&quot;変更あり&quot;)))" office:value-type="string" office:string-value="新規" calcext:value-type="string">
            <text:p>新規</text:p>
          </table:table-cell>
          <table:table-cell table:number-columns-repeated="5"/>
          <table:table-cell table:style-name="ce86" table:formula="of:=IFERROR(VLOOKUP([.$H13];[$'verify-targets-to-chapters'.$A$1:.$B$999];2;0);IF([.$A13]=&quot;&quot;;&quot;&quot;;&quot;省略&quot;))">
            <text:p/>
          </table:table-cell>
          <table:table-cell table:number-columns-repeated="1011"/>
        </table:table-row>
        <table:table-row table:style-name="ro4">
          <table:table-cell/>
          <table:table-cell table:style-name="ce78" table:formula="of:=IF([.$A14]&lt;&gt;&quot;&quot;;MAX([.$B$1:.$B13])+1;&quot;&quot;)">
            <text:p/>
          </table:table-cell>
          <table:table-cell table:style-name="ce80" table:number-columns-repeated="3"/>
          <table:table-cell table:style-name="ce83"/>
          <table:table-cell table:number-columns-repeated="6"/>
          <table:table-cell table:style-name="ce87"/>
          <table:table-cell table:number-columns-repeated="1011"/>
        </table:table-row>
        <table:table-row table:style-name="ro4">
          <table:table-cell/>
          <table:table-cell table:style-name="ce78" table:formula="of:=IF([.$A15]&lt;&gt;&quot;&quot;;MAX([.$B$1:.$B14])+1;&quot;&quot;)">
            <text:p/>
          </table:table-cell>
          <table:table-cell table:style-name="ce80" table:number-columns-repeated="3"/>
          <table:table-cell table:style-name="ce83"/>
          <table:table-cell table:number-columns-repeated="6"/>
          <table:table-cell table:style-name="ce87"/>
          <table:table-cell table:number-columns-repeated="1011"/>
        </table:table-row>
        <table:table-row table:style-name="ro4">
          <table:table-cell/>
          <table:table-cell table:style-name="ce78" table:formula="of:=IF([.$A16]&lt;&gt;&quot;&quot;;MAX([.$B$1:.$B15])+1;&quot;&quot;)">
            <text:p/>
          </table:table-cell>
          <table:table-cell table:style-name="ce80" table:number-columns-repeated="3"/>
          <table:table-cell table:style-name="ce83"/>
          <table:table-cell table:number-columns-repeated="6"/>
          <table:table-cell table:style-name="ce87"/>
          <table:table-cell table:number-columns-repeated="1011"/>
        </table:table-row>
        <table:table-row table:style-name="ro4">
          <table:table-cell/>
          <table:table-cell table:style-name="ce78" table:formula="of:=IF([.$A17]&lt;&gt;&quot;&quot;;MAX([.$B$1:.$B16])+1;&quot;&quot;)">
            <text:p/>
          </table:table-cell>
          <table:table-cell table:style-name="ce80" table:number-columns-repeated="3"/>
          <table:table-cell table:style-name="ce83"/>
          <table:table-cell table:number-columns-repeated="6"/>
          <table:table-cell table:style-name="ce87"/>
          <table:table-cell table:number-columns-repeated="1011"/>
        </table:table-row>
        <table:table-row table:style-name="ro4">
          <table:table-cell/>
          <table:table-cell table:style-name="ce78" table:formula="of:=IF([.$A18]&lt;&gt;&quot;&quot;;MAX([.$B$1:.$B17])+1;&quot;&quot;)">
            <text:p/>
          </table:table-cell>
          <table:table-cell table:style-name="ce80" table:number-columns-repeated="3"/>
          <table:table-cell table:style-name="ce83"/>
          <table:table-cell table:number-columns-repeated="6"/>
          <table:table-cell table:style-name="ce87"/>
          <table:table-cell table:number-columns-repeated="1011"/>
        </table:table-row>
        <table:table-row table:style-name="ro4">
          <table:table-cell/>
          <table:table-cell table:style-name="ce78" table:formula="of:=IF([.$A19]&lt;&gt;&quot;&quot;;MAX([.$B$1:.$B18])+1;&quot;&quot;)">
            <text:p/>
          </table:table-cell>
          <table:table-cell table:style-name="ce80" table:number-columns-repeated="3"/>
          <table:table-cell table:style-name="ce83"/>
          <table:table-cell table:number-columns-repeated="6"/>
          <table:table-cell table:style-name="ce87"/>
          <table:table-cell table:number-columns-repeated="1011"/>
        </table:table-row>
        <table:table-row table:style-name="ro4">
          <table:table-cell/>
          <table:table-cell table:style-name="ce78" table:formula="of:=IF([.$A20]&lt;&gt;&quot;&quot;;MAX([.$B$1:.$B19])+1;&quot;&quot;)">
            <text:p/>
          </table:table-cell>
          <table:table-cell table:style-name="ce80" table:number-columns-repeated="3"/>
          <table:table-cell table:style-name="ce83"/>
          <table:table-cell table:number-columns-repeated="6"/>
          <table:table-cell table:style-name="ce87"/>
          <table:table-cell table:number-columns-repeated="1011"/>
        </table:table-row>
        <table:table-row table:style-name="ro4">
          <table:table-cell/>
          <table:table-cell table:style-name="ce78" table:formula="of:=IF([.$A21]&lt;&gt;&quot;&quot;;MAX([.$B$1:.$B20])+1;&quot;&quot;)">
            <text:p/>
          </table:table-cell>
          <table:table-cell table:style-name="ce80" table:number-columns-repeated="3"/>
          <table:table-cell table:style-name="ce83"/>
          <table:table-cell table:number-columns-repeated="6"/>
          <table:table-cell table:style-name="ce87"/>
          <table:table-cell table:number-columns-repeated="1011"/>
        </table:table-row>
        <table:table-row table:style-name="ro4">
          <table:table-cell/>
          <table:table-cell table:style-name="ce78" table:formula="of:=IF([.$A22]&lt;&gt;&quot;&quot;;MAX([.$B$1:.$B21])+1;&quot;&quot;)">
            <text:p/>
          </table:table-cell>
          <table:table-cell table:style-name="ce80" table:number-columns-repeated="3"/>
          <table:table-cell table:style-name="ce83"/>
          <table:table-cell table:number-columns-repeated="6"/>
          <table:table-cell table:style-name="ce87"/>
          <table:table-cell table:number-columns-repeated="1011"/>
        </table:table-row>
        <table:table-row table:style-name="ro4">
          <table:table-cell/>
          <table:table-cell table:style-name="ce78" table:formula="of:=IF([.$A23]&lt;&gt;&quot;&quot;;MAX([.$B$1:.$B22])+1;&quot;&quot;)">
            <text:p/>
          </table:table-cell>
          <table:table-cell table:style-name="ce80" table:number-columns-repeated="3"/>
          <table:table-cell table:style-name="ce83"/>
          <table:table-cell table:number-columns-repeated="6"/>
          <table:table-cell table:style-name="ce87"/>
          <table:table-cell table:number-columns-repeated="1011"/>
        </table:table-row>
        <table:table-row table:style-name="ro4">
          <table:table-cell/>
          <table:table-cell table:style-name="ce78" table:formula="of:=IF([.$A24]&lt;&gt;&quot;&quot;;MAX([.$B$1:.$B23])+1;&quot;&quot;)">
            <text:p/>
          </table:table-cell>
          <table:table-cell table:style-name="ce80" table:number-columns-repeated="3"/>
          <table:table-cell table:style-name="ce83"/>
          <table:table-cell table:number-columns-repeated="6"/>
          <table:table-cell table:style-name="ce87"/>
          <table:table-cell table:number-columns-repeated="1011"/>
        </table:table-row>
        <table:table-row table:style-name="ro4">
          <table:table-cell/>
          <table:table-cell table:style-name="ce78" table:formula="of:=IF([.$A25]&lt;&gt;&quot;&quot;;MAX([.$B$1:.$B24])+1;&quot;&quot;)">
            <text:p/>
          </table:table-cell>
          <table:table-cell table:style-name="ce80" table:number-columns-repeated="3"/>
          <table:table-cell table:style-name="ce83"/>
          <table:table-cell table:number-columns-repeated="6"/>
          <table:table-cell table:style-name="ce87"/>
          <table:table-cell table:number-columns-repeated="1011"/>
        </table:table-row>
        <table:table-row table:style-name="ro4">
          <table:table-cell/>
          <table:table-cell table:style-name="ce78" table:formula="of:=IF([.$A26]&lt;&gt;&quot;&quot;;MAX([.$B$1:.$B25])+1;&quot;&quot;)">
            <text:p/>
          </table:table-cell>
          <table:table-cell table:style-name="ce80" table:number-columns-repeated="3"/>
          <table:table-cell table:style-name="ce83"/>
          <table:table-cell table:number-columns-repeated="6"/>
          <table:table-cell table:style-name="ce87"/>
          <table:table-cell table:number-columns-repeated="1011"/>
        </table:table-row>
        <table:table-row table:style-name="ro4">
          <table:table-cell/>
          <table:table-cell table:style-name="ce78" table:formula="of:=IF([.$A27]&lt;&gt;&quot;&quot;;MAX([.$B$1:.$B26])+1;&quot;&quot;)">
            <text:p/>
          </table:table-cell>
          <table:table-cell table:style-name="ce80" table:number-columns-repeated="3"/>
          <table:table-cell table:style-name="ce83"/>
          <table:table-cell table:number-columns-repeated="6"/>
          <table:table-cell table:style-name="ce87"/>
          <table:table-cell table:number-columns-repeated="1011"/>
        </table:table-row>
        <table:table-row table:style-name="ro4">
          <table:table-cell/>
          <table:table-cell table:style-name="ce78" table:formula="of:=IF([.$A28]&lt;&gt;&quot;&quot;;MAX([.$B$1:.$B27])+1;&quot;&quot;)">
            <text:p/>
          </table:table-cell>
          <table:table-cell table:style-name="ce80" table:number-columns-repeated="3"/>
          <table:table-cell table:style-name="ce83"/>
          <table:table-cell table:number-columns-repeated="6"/>
          <table:table-cell table:style-name="ce87"/>
          <table:table-cell table:number-columns-repeated="1011"/>
        </table:table-row>
        <table:table-row table:style-name="ro4">
          <table:table-cell/>
          <table:table-cell table:style-name="ce78" table:formula="of:=IF([.$A29]&lt;&gt;&quot;&quot;;MAX([.$B$1:.$B28])+1;&quot;&quot;)">
            <text:p/>
          </table:table-cell>
          <table:table-cell table:style-name="ce80" table:number-columns-repeated="3"/>
          <table:table-cell table:style-name="ce83"/>
          <table:table-cell table:number-columns-repeated="6"/>
          <table:table-cell table:style-name="ce87"/>
          <table:table-cell table:number-columns-repeated="1011"/>
        </table:table-row>
        <table:table-row table:style-name="ro4">
          <table:table-cell/>
          <table:table-cell table:style-name="ce78" table:formula="of:=IF([.$A30]&lt;&gt;&quot;&quot;;MAX([.$B$1:.$B29])+1;&quot;&quot;)">
            <text:p/>
          </table:table-cell>
          <table:table-cell table:style-name="ce80" table:number-columns-repeated="3"/>
          <table:table-cell table:style-name="ce83"/>
          <table:table-cell table:number-columns-repeated="6"/>
          <table:table-cell table:style-name="ce87"/>
          <table:table-cell table:number-columns-repeated="1011"/>
        </table:table-row>
        <table:table-row table:style-name="ro4">
          <table:table-cell/>
          <table:table-cell table:style-name="ce78" table:formula="of:=IF([.$A31]&lt;&gt;&quot;&quot;;MAX([.$B$1:.$B30])+1;&quot;&quot;)">
            <text:p/>
          </table:table-cell>
          <table:table-cell table:style-name="ce80" table:number-columns-repeated="3"/>
          <table:table-cell table:style-name="ce83"/>
          <table:table-cell table:number-columns-repeated="6"/>
          <table:table-cell table:style-name="ce87"/>
          <table:table-cell table:number-columns-repeated="1011"/>
        </table:table-row>
        <table:table-row table:style-name="ro4">
          <table:table-cell/>
          <table:table-cell table:style-name="ce78" table:formula="of:=IF([.$A32]&lt;&gt;&quot;&quot;;MAX([.$B$1:.$B31])+1;&quot;&quot;)">
            <text:p/>
          </table:table-cell>
          <table:table-cell table:style-name="ce80" table:number-columns-repeated="3"/>
          <table:table-cell table:style-name="ce83"/>
          <table:table-cell table:number-columns-repeated="6"/>
          <table:table-cell table:style-name="ce87"/>
          <table:table-cell table:number-columns-repeated="1011"/>
        </table:table-row>
        <table:table-row table:style-name="ro4">
          <table:table-cell/>
          <table:table-cell table:style-name="ce78" table:formula="of:=IF([.$A33]&lt;&gt;&quot;&quot;;MAX([.$B$1:.$B32])+1;&quot;&quot;)">
            <text:p/>
          </table:table-cell>
          <table:table-cell table:style-name="ce80" table:number-columns-repeated="3"/>
          <table:table-cell table:style-name="ce83"/>
          <table:table-cell table:number-columns-repeated="6"/>
          <table:table-cell table:style-name="ce87"/>
          <table:table-cell table:number-columns-repeated="1011"/>
        </table:table-row>
        <table:table-row table:style-name="ro4">
          <table:table-cell/>
          <table:table-cell table:style-name="ce78" table:formula="of:=IF([.$A34]&lt;&gt;&quot;&quot;;MAX([.$B$1:.$B33])+1;&quot;&quot;)">
            <text:p/>
          </table:table-cell>
          <table:table-cell table:style-name="ce80" table:number-columns-repeated="3"/>
          <table:table-cell table:style-name="ce83"/>
          <table:table-cell table:number-columns-repeated="6"/>
          <table:table-cell table:style-name="ce87"/>
          <table:table-cell table:number-columns-repeated="1011"/>
        </table:table-row>
        <table:table-row table:style-name="ro4">
          <table:table-cell/>
          <table:table-cell table:style-name="ce78" table:formula="of:=IF([.$A35]&lt;&gt;&quot;&quot;;MAX([.$B$1:.$B34])+1;&quot;&quot;)">
            <text:p/>
          </table:table-cell>
          <table:table-cell table:style-name="ce80" table:number-columns-repeated="3"/>
          <table:table-cell table:style-name="ce83"/>
          <table:table-cell table:number-columns-repeated="6"/>
          <table:table-cell table:style-name="ce87"/>
          <table:table-cell table:number-columns-repeated="1011"/>
        </table:table-row>
        <table:table-row table:style-name="ro4">
          <table:table-cell/>
          <table:table-cell table:style-name="ce78" table:formula="of:=IF([.$A36]&lt;&gt;&quot;&quot;;MAX([.$B$1:.$B35])+1;&quot;&quot;)">
            <text:p/>
          </table:table-cell>
          <table:table-cell table:style-name="ce80" table:number-columns-repeated="3"/>
          <table:table-cell table:style-name="ce83"/>
          <table:table-cell table:number-columns-repeated="6"/>
          <table:table-cell table:style-name="ce87"/>
          <table:table-cell table:number-columns-repeated="1011"/>
        </table:table-row>
        <table:table-row table:style-name="ro4">
          <table:table-cell/>
          <table:table-cell table:style-name="ce78" table:formula="of:=IF([.$A37]&lt;&gt;&quot;&quot;;MAX([.$B$1:.$B36])+1;&quot;&quot;)">
            <text:p/>
          </table:table-cell>
          <table:table-cell table:style-name="ce80" table:number-columns-repeated="3"/>
          <table:table-cell table:style-name="ce83"/>
          <table:table-cell table:number-columns-repeated="6"/>
          <table:table-cell table:style-name="ce87"/>
          <table:table-cell table:number-columns-repeated="1011"/>
        </table:table-row>
        <table:table-row table:style-name="ro4">
          <table:table-cell/>
          <table:table-cell table:style-name="ce78" table:formula="of:=IF([.$A38]&lt;&gt;&quot;&quot;;MAX([.$B$1:.$B37])+1;&quot;&quot;)">
            <text:p/>
          </table:table-cell>
          <table:table-cell table:style-name="ce80" table:number-columns-repeated="3"/>
          <table:table-cell table:style-name="ce83"/>
          <table:table-cell table:number-columns-repeated="6"/>
          <table:table-cell table:style-name="ce87"/>
          <table:table-cell table:number-columns-repeated="1011"/>
        </table:table-row>
        <table:table-row table:style-name="ro4">
          <table:table-cell/>
          <table:table-cell table:style-name="ce78" table:formula="of:=IF([.$A39]&lt;&gt;&quot;&quot;;MAX([.$B$1:.$B38])+1;&quot;&quot;)">
            <text:p/>
          </table:table-cell>
          <table:table-cell table:style-name="ce80" table:number-columns-repeated="3"/>
          <table:table-cell table:style-name="ce83"/>
          <table:table-cell table:number-columns-repeated="6"/>
          <table:table-cell table:style-name="ce87"/>
          <table:table-cell table:number-columns-repeated="1011"/>
        </table:table-row>
        <table:table-row table:style-name="ro4">
          <table:table-cell/>
          <table:table-cell table:style-name="ce78" table:formula="of:=IF([.$A40]&lt;&gt;&quot;&quot;;MAX([.$B$1:.$B39])+1;&quot;&quot;)">
            <text:p/>
          </table:table-cell>
          <table:table-cell table:style-name="ce80" table:number-columns-repeated="3"/>
          <table:table-cell table:style-name="ce83"/>
          <table:table-cell table:number-columns-repeated="6"/>
          <table:table-cell table:style-name="ce87"/>
          <table:table-cell table:number-columns-repeated="1011"/>
        </table:table-row>
        <table:table-row table:style-name="ro4">
          <table:table-cell/>
          <table:table-cell table:style-name="ce78" table:formula="of:=IF([.$A41]&lt;&gt;&quot;&quot;;MAX([.$B$1:.$B40])+1;&quot;&quot;)">
            <text:p/>
          </table:table-cell>
          <table:table-cell table:style-name="ce80" table:number-columns-repeated="3"/>
          <table:table-cell table:style-name="ce83"/>
          <table:table-cell table:number-columns-repeated="6"/>
          <table:table-cell table:style-name="ce87"/>
          <table:table-cell table:number-columns-repeated="1011"/>
        </table:table-row>
        <table:table-row table:style-name="ro4">
          <table:table-cell/>
          <table:table-cell table:style-name="ce78" table:formula="of:=IF([.$A42]&lt;&gt;&quot;&quot;;MAX([.$B$1:.$B41])+1;&quot;&quot;)">
            <text:p/>
          </table:table-cell>
          <table:table-cell table:style-name="ce80" table:number-columns-repeated="3"/>
          <table:table-cell table:style-name="ce83"/>
          <table:table-cell table:number-columns-repeated="6"/>
          <table:table-cell table:style-name="ce87"/>
          <table:table-cell table:number-columns-repeated="1011"/>
        </table:table-row>
        <table:table-row table:style-name="ro4">
          <table:table-cell/>
          <table:table-cell table:style-name="ce78" table:formula="of:=IF([.$A43]&lt;&gt;&quot;&quot;;MAX([.$B$1:.$B42])+1;&quot;&quot;)">
            <text:p/>
          </table:table-cell>
          <table:table-cell table:style-name="ce80" table:number-columns-repeated="3"/>
          <table:table-cell table:style-name="ce83"/>
          <table:table-cell table:number-columns-repeated="6"/>
          <table:table-cell table:style-name="ce87"/>
          <table:table-cell table:number-columns-repeated="1011"/>
        </table:table-row>
        <table:table-row table:style-name="ro4">
          <table:table-cell/>
          <table:table-cell table:style-name="ce78" table:formula="of:=IF([.$A44]&lt;&gt;&quot;&quot;;MAX([.$B$1:.$B43])+1;&quot;&quot;)">
            <text:p/>
          </table:table-cell>
          <table:table-cell table:style-name="ce80" table:number-columns-repeated="3"/>
          <table:table-cell table:style-name="ce83"/>
          <table:table-cell table:number-columns-repeated="6"/>
          <table:table-cell table:style-name="ce87"/>
          <table:table-cell table:number-columns-repeated="1011"/>
        </table:table-row>
        <table:table-row table:style-name="ro4">
          <table:table-cell/>
          <table:table-cell table:style-name="ce78" table:formula="of:=IF([.$A45]&lt;&gt;&quot;&quot;;MAX([.$B$1:.$B44])+1;&quot;&quot;)">
            <text:p/>
          </table:table-cell>
          <table:table-cell table:style-name="ce80" table:number-columns-repeated="3"/>
          <table:table-cell table:style-name="ce83"/>
          <table:table-cell table:number-columns-repeated="6"/>
          <table:table-cell table:style-name="ce87"/>
          <table:table-cell table:number-columns-repeated="1011"/>
        </table:table-row>
        <table:table-row table:style-name="ro4">
          <table:table-cell/>
          <table:table-cell table:style-name="ce78" table:formula="of:=IF([.$A46]&lt;&gt;&quot;&quot;;MAX([.$B$1:.$B45])+1;&quot;&quot;)">
            <text:p/>
          </table:table-cell>
          <table:table-cell table:style-name="ce80" table:number-columns-repeated="3"/>
          <table:table-cell table:style-name="ce83"/>
          <table:table-cell table:number-columns-repeated="6"/>
          <table:table-cell table:style-name="ce87"/>
          <table:table-cell table:number-columns-repeated="1011"/>
        </table:table-row>
        <table:table-row table:style-name="ro4">
          <table:table-cell/>
          <table:table-cell table:style-name="ce78" table:formula="of:=IF([.$A47]&lt;&gt;&quot;&quot;;MAX([.$B$1:.$B46])+1;&quot;&quot;)">
            <text:p/>
          </table:table-cell>
          <table:table-cell table:style-name="ce80" table:number-columns-repeated="3"/>
          <table:table-cell table:style-name="ce83"/>
          <table:table-cell table:number-columns-repeated="6"/>
          <table:table-cell table:style-name="ce87"/>
          <table:table-cell table:number-columns-repeated="1011"/>
        </table:table-row>
        <table:table-row table:style-name="ro4">
          <table:table-cell/>
          <table:table-cell table:style-name="ce78" table:formula="of:=IF([.$A48]&lt;&gt;&quot;&quot;;MAX([.$B$1:.$B47])+1;&quot;&quot;)">
            <text:p/>
          </table:table-cell>
          <table:table-cell table:style-name="ce80" table:number-columns-repeated="3"/>
          <table:table-cell table:style-name="ce83"/>
          <table:table-cell table:number-columns-repeated="6"/>
          <table:table-cell table:style-name="ce87"/>
          <table:table-cell table:number-columns-repeated="1011"/>
        </table:table-row>
        <table:table-row table:style-name="ro4">
          <table:table-cell/>
          <table:table-cell table:style-name="ce78" table:formula="of:=IF([.$A49]&lt;&gt;&quot;&quot;;MAX([.$B$1:.$B48])+1;&quot;&quot;)">
            <text:p/>
          </table:table-cell>
          <table:table-cell table:style-name="ce80" table:number-columns-repeated="3"/>
          <table:table-cell table:style-name="ce83"/>
          <table:table-cell table:number-columns-repeated="6"/>
          <table:table-cell table:style-name="ce87"/>
          <table:table-cell table:number-columns-repeated="1011"/>
        </table:table-row>
        <table:table-row table:style-name="ro4">
          <table:table-cell/>
          <table:table-cell table:style-name="ce78" table:formula="of:=IF([.$A50]&lt;&gt;&quot;&quot;;MAX([.$B$1:.$B49])+1;&quot;&quot;)">
            <text:p/>
          </table:table-cell>
          <table:table-cell table:style-name="ce80" table:number-columns-repeated="3"/>
          <table:table-cell table:style-name="ce83"/>
          <table:table-cell table:number-columns-repeated="6"/>
          <table:table-cell table:style-name="ce87"/>
          <table:table-cell table:number-columns-repeated="1011"/>
        </table:table-row>
        <table:table-row table:style-name="ro4">
          <table:table-cell/>
          <table:table-cell table:style-name="ce78" table:formula="of:=IF([.$A51]&lt;&gt;&quot;&quot;;MAX([.$B$1:.$B50])+1;&quot;&quot;)">
            <text:p/>
          </table:table-cell>
          <table:table-cell table:style-name="ce80" table:number-columns-repeated="3"/>
          <table:table-cell table:style-name="ce83"/>
          <table:table-cell table:number-columns-repeated="6"/>
          <table:table-cell table:style-name="ce87"/>
          <table:table-cell table:number-columns-repeated="1011"/>
        </table:table-row>
        <table:table-row table:style-name="ro4">
          <table:table-cell/>
          <table:table-cell table:style-name="ce78" table:formula="of:=IF([.$A52]&lt;&gt;&quot;&quot;;MAX([.$B$1:.$B51])+1;&quot;&quot;)">
            <text:p/>
          </table:table-cell>
          <table:table-cell table:style-name="ce80" table:number-columns-repeated="3"/>
          <table:table-cell table:style-name="ce83"/>
          <table:table-cell table:number-columns-repeated="6"/>
          <table:table-cell table:style-name="ce87"/>
          <table:table-cell table:number-columns-repeated="1011"/>
        </table:table-row>
        <table:table-row table:style-name="ro4">
          <table:table-cell/>
          <table:table-cell table:style-name="ce78" table:formula="of:=IF([.$A53]&lt;&gt;&quot;&quot;;MAX([.$B$1:.$B52])+1;&quot;&quot;)">
            <text:p/>
          </table:table-cell>
          <table:table-cell table:style-name="ce80" table:number-columns-repeated="3"/>
          <table:table-cell table:style-name="ce83"/>
          <table:table-cell table:number-columns-repeated="6"/>
          <table:table-cell table:style-name="ce87"/>
          <table:table-cell table:number-columns-repeated="1011"/>
        </table:table-row>
        <table:table-row table:style-name="ro4">
          <table:table-cell/>
          <table:table-cell table:style-name="ce78" table:formula="of:=IF([.$A54]&lt;&gt;&quot;&quot;;MAX([.$B$1:.$B53])+1;&quot;&quot;)">
            <text:p/>
          </table:table-cell>
          <table:table-cell table:style-name="ce80" table:number-columns-repeated="3"/>
          <table:table-cell table:style-name="ce83"/>
          <table:table-cell table:number-columns-repeated="6"/>
          <table:table-cell table:style-name="ce87"/>
          <table:table-cell table:number-columns-repeated="1011"/>
        </table:table-row>
        <table:table-row table:style-name="ro4">
          <table:table-cell/>
          <table:table-cell table:style-name="ce78" table:formula="of:=IF([.$A55]&lt;&gt;&quot;&quot;;MAX([.$B$1:.$B54])+1;&quot;&quot;)">
            <text:p/>
          </table:table-cell>
          <table:table-cell table:style-name="ce80" table:number-columns-repeated="3"/>
          <table:table-cell table:style-name="ce83"/>
          <table:table-cell table:number-columns-repeated="6"/>
          <table:table-cell table:style-name="ce87"/>
          <table:table-cell table:number-columns-repeated="1011"/>
        </table:table-row>
        <table:table-row table:style-name="ro4">
          <table:table-cell/>
          <table:table-cell table:style-name="ce78" table:formula="of:=IF([.$A56]&lt;&gt;&quot;&quot;;MAX([.$B$1:.$B55])+1;&quot;&quot;)">
            <text:p/>
          </table:table-cell>
          <table:table-cell table:style-name="ce80" table:number-columns-repeated="3"/>
          <table:table-cell table:style-name="ce83"/>
          <table:table-cell table:number-columns-repeated="6"/>
          <table:table-cell table:style-name="ce87"/>
          <table:table-cell table:number-columns-repeated="1011"/>
        </table:table-row>
        <table:table-row table:style-name="ro4">
          <table:table-cell/>
          <table:table-cell table:style-name="ce78" table:formula="of:=IF([.$A57]&lt;&gt;&quot;&quot;;MAX([.$B$1:.$B56])+1;&quot;&quot;)">
            <text:p/>
          </table:table-cell>
          <table:table-cell table:style-name="ce80" table:number-columns-repeated="3"/>
          <table:table-cell table:style-name="ce83"/>
          <table:table-cell table:number-columns-repeated="6"/>
          <table:table-cell table:style-name="ce87"/>
          <table:table-cell table:number-columns-repeated="1011"/>
        </table:table-row>
        <table:table-row table:style-name="ro4">
          <table:table-cell/>
          <table:table-cell table:style-name="ce78" table:formula="of:=IF([.$A58]&lt;&gt;&quot;&quot;;MAX([.$B$1:.$B57])+1;&quot;&quot;)">
            <text:p/>
          </table:table-cell>
          <table:table-cell table:style-name="ce80" table:number-columns-repeated="3"/>
          <table:table-cell table:style-name="ce83"/>
          <table:table-cell table:number-columns-repeated="6"/>
          <table:table-cell table:style-name="ce87"/>
          <table:table-cell table:number-columns-repeated="1011"/>
        </table:table-row>
        <table:table-row table:style-name="ro4">
          <table:table-cell/>
          <table:table-cell table:style-name="ce78" table:formula="of:=IF([.$A59]&lt;&gt;&quot;&quot;;MAX([.$B$1:.$B58])+1;&quot;&quot;)">
            <text:p/>
          </table:table-cell>
          <table:table-cell table:style-name="ce80" table:number-columns-repeated="3"/>
          <table:table-cell table:style-name="ce83"/>
          <table:table-cell table:number-columns-repeated="6"/>
          <table:table-cell table:style-name="ce87"/>
          <table:table-cell table:number-columns-repeated="1011"/>
        </table:table-row>
        <table:table-row table:style-name="ro4">
          <table:table-cell/>
          <table:table-cell table:style-name="ce78" table:formula="of:=IF([.$A60]&lt;&gt;&quot;&quot;;MAX([.$B$1:.$B59])+1;&quot;&quot;)">
            <text:p/>
          </table:table-cell>
          <table:table-cell table:style-name="ce80" table:number-columns-repeated="3"/>
          <table:table-cell table:style-name="ce83"/>
          <table:table-cell table:number-columns-repeated="6"/>
          <table:table-cell table:style-name="ce87"/>
          <table:table-cell table:number-columns-repeated="1011"/>
        </table:table-row>
        <table:table-row table:style-name="ro4">
          <table:table-cell/>
          <table:table-cell table:style-name="ce78" table:formula="of:=IF([.$A61]&lt;&gt;&quot;&quot;;MAX([.$B$1:.$B60])+1;&quot;&quot;)">
            <text:p/>
          </table:table-cell>
          <table:table-cell table:style-name="ce80" table:number-columns-repeated="3"/>
          <table:table-cell table:style-name="ce83"/>
          <table:table-cell table:number-columns-repeated="6"/>
          <table:table-cell table:style-name="ce87"/>
          <table:table-cell table:number-columns-repeated="1011"/>
        </table:table-row>
        <table:table-row table:style-name="ro4">
          <table:table-cell/>
          <table:table-cell table:style-name="ce78" table:formula="of:=IF([.$A62]&lt;&gt;&quot;&quot;;MAX([.$B$1:.$B61])+1;&quot;&quot;)">
            <text:p/>
          </table:table-cell>
          <table:table-cell table:style-name="ce80" table:number-columns-repeated="3"/>
          <table:table-cell table:style-name="ce83"/>
          <table:table-cell table:number-columns-repeated="6"/>
          <table:table-cell table:style-name="ce87"/>
          <table:table-cell table:number-columns-repeated="1011"/>
        </table:table-row>
        <table:table-row table:style-name="ro4">
          <table:table-cell/>
          <table:table-cell table:style-name="ce78" table:formula="of:=IF([.$A63]&lt;&gt;&quot;&quot;;MAX([.$B$1:.$B62])+1;&quot;&quot;)">
            <text:p/>
          </table:table-cell>
          <table:table-cell table:style-name="ce80" table:number-columns-repeated="3"/>
          <table:table-cell table:style-name="ce83"/>
          <table:table-cell table:number-columns-repeated="6"/>
          <table:table-cell table:style-name="ce87"/>
          <table:table-cell table:number-columns-repeated="1011"/>
        </table:table-row>
        <table:table-row table:style-name="ro4">
          <table:table-cell/>
          <table:table-cell table:style-name="ce78" table:formula="of:=IF([.$A64]&lt;&gt;&quot;&quot;;MAX([.$B$1:.$B63])+1;&quot;&quot;)">
            <text:p/>
          </table:table-cell>
          <table:table-cell table:style-name="ce80" table:number-columns-repeated="3"/>
          <table:table-cell table:style-name="ce83"/>
          <table:table-cell table:number-columns-repeated="6"/>
          <table:table-cell table:style-name="ce87"/>
          <table:table-cell table:number-columns-repeated="1011"/>
        </table:table-row>
        <table:table-row table:style-name="ro4">
          <table:table-cell/>
          <table:table-cell table:style-name="ce78" table:formula="of:=IF([.$A65]&lt;&gt;&quot;&quot;;MAX([.$B$1:.$B64])+1;&quot;&quot;)">
            <text:p/>
          </table:table-cell>
          <table:table-cell table:style-name="ce80" table:number-columns-repeated="3"/>
          <table:table-cell table:style-name="ce83"/>
          <table:table-cell table:number-columns-repeated="6"/>
          <table:table-cell table:style-name="ce87"/>
          <table:table-cell table:number-columns-repeated="1011"/>
        </table:table-row>
        <table:table-row table:style-name="ro4">
          <table:table-cell/>
          <table:table-cell table:style-name="ce78" table:formula="of:=IF([.$A66]&lt;&gt;&quot;&quot;;MAX([.$B$1:.$B65])+1;&quot;&quot;)">
            <text:p/>
          </table:table-cell>
          <table:table-cell table:style-name="ce80" table:number-columns-repeated="3"/>
          <table:table-cell table:style-name="ce83"/>
          <table:table-cell table:number-columns-repeated="6"/>
          <table:table-cell table:style-name="ce87"/>
          <table:table-cell table:number-columns-repeated="1011"/>
        </table:table-row>
        <table:table-row table:style-name="ro4">
          <table:table-cell/>
          <table:table-cell table:style-name="ce78" table:formula="of:=IF([.$A67]&lt;&gt;&quot;&quot;;MAX([.$B$1:.$B66])+1;&quot;&quot;)">
            <text:p/>
          </table:table-cell>
          <table:table-cell table:style-name="ce80" table:number-columns-repeated="3"/>
          <table:table-cell table:style-name="ce83"/>
          <table:table-cell table:number-columns-repeated="6"/>
          <table:table-cell table:style-name="ce87"/>
          <table:table-cell table:number-columns-repeated="1011"/>
        </table:table-row>
        <table:table-row table:style-name="ro4">
          <table:table-cell/>
          <table:table-cell table:style-name="ce78" table:formula="of:=IF([.$A68]&lt;&gt;&quot;&quot;;MAX([.$B$1:.$B67])+1;&quot;&quot;)">
            <text:p/>
          </table:table-cell>
          <table:table-cell table:style-name="ce80" table:number-columns-repeated="3"/>
          <table:table-cell table:style-name="ce83"/>
          <table:table-cell table:number-columns-repeated="6"/>
          <table:table-cell table:style-name="ce87"/>
          <table:table-cell table:number-columns-repeated="1011"/>
        </table:table-row>
        <table:table-row table:style-name="ro4">
          <table:table-cell/>
          <table:table-cell table:style-name="ce78" table:formula="of:=IF([.$A69]&lt;&gt;&quot;&quot;;MAX([.$B$1:.$B68])+1;&quot;&quot;)">
            <text:p/>
          </table:table-cell>
          <table:table-cell table:style-name="ce80" table:number-columns-repeated="3"/>
          <table:table-cell table:style-name="ce83"/>
          <table:table-cell table:number-columns-repeated="6"/>
          <table:table-cell table:style-name="ce87"/>
          <table:table-cell table:number-columns-repeated="1011"/>
        </table:table-row>
        <table:table-row table:style-name="ro4">
          <table:table-cell/>
          <table:table-cell table:style-name="ce78" table:formula="of:=IF([.$A70]&lt;&gt;&quot;&quot;;MAX([.$B$1:.$B69])+1;&quot;&quot;)">
            <text:p/>
          </table:table-cell>
          <table:table-cell table:style-name="ce80" table:number-columns-repeated="3"/>
          <table:table-cell table:style-name="ce83"/>
          <table:table-cell table:number-columns-repeated="6"/>
          <table:table-cell table:style-name="ce87"/>
          <table:table-cell table:number-columns-repeated="1011"/>
        </table:table-row>
        <table:table-row table:style-name="ro4">
          <table:table-cell/>
          <table:table-cell table:style-name="ce78" table:formula="of:=IF([.$A71]&lt;&gt;&quot;&quot;;MAX([.$B$1:.$B70])+1;&quot;&quot;)">
            <text:p/>
          </table:table-cell>
          <table:table-cell table:style-name="ce80" table:number-columns-repeated="3"/>
          <table:table-cell table:style-name="ce83"/>
          <table:table-cell table:number-columns-repeated="6"/>
          <table:table-cell table:style-name="ce87"/>
          <table:table-cell table:number-columns-repeated="1011"/>
        </table:table-row>
        <table:table-row table:style-name="ro4">
          <table:table-cell/>
          <table:table-cell table:style-name="ce78" table:formula="of:=IF([.$A72]&lt;&gt;&quot;&quot;;MAX([.$B$1:.$B71])+1;&quot;&quot;)">
            <text:p/>
          </table:table-cell>
          <table:table-cell table:style-name="ce80" table:number-columns-repeated="3"/>
          <table:table-cell table:style-name="ce83"/>
          <table:table-cell table:number-columns-repeated="6"/>
          <table:table-cell table:style-name="ce87"/>
          <table:table-cell table:number-columns-repeated="1011"/>
        </table:table-row>
        <table:table-row table:style-name="ro4">
          <table:table-cell/>
          <table:table-cell table:style-name="ce78" table:formula="of:=IF([.$A73]&lt;&gt;&quot;&quot;;MAX([.$B$1:.$B72])+1;&quot;&quot;)">
            <text:p/>
          </table:table-cell>
          <table:table-cell table:style-name="ce80" table:number-columns-repeated="3"/>
          <table:table-cell table:style-name="ce83"/>
          <table:table-cell table:number-columns-repeated="6"/>
          <table:table-cell table:style-name="ce87"/>
          <table:table-cell table:number-columns-repeated="1011"/>
        </table:table-row>
        <table:table-row table:style-name="ro4">
          <table:table-cell/>
          <table:table-cell table:style-name="ce78" table:formula="of:=IF([.$A74]&lt;&gt;&quot;&quot;;MAX([.$B$1:.$B73])+1;&quot;&quot;)">
            <text:p/>
          </table:table-cell>
          <table:table-cell table:style-name="ce80" table:number-columns-repeated="3"/>
          <table:table-cell table:style-name="ce83"/>
          <table:table-cell table:number-columns-repeated="6"/>
          <table:table-cell table:style-name="ce87"/>
          <table:table-cell table:number-columns-repeated="1011"/>
        </table:table-row>
        <table:table-row table:style-name="ro4">
          <table:table-cell/>
          <table:table-cell table:style-name="ce78" table:formula="of:=IF([.$A75]&lt;&gt;&quot;&quot;;MAX([.$B$1:.$B74])+1;&quot;&quot;)">
            <text:p/>
          </table:table-cell>
          <table:table-cell table:style-name="ce80" table:number-columns-repeated="3"/>
          <table:table-cell table:style-name="ce83"/>
          <table:table-cell table:number-columns-repeated="6"/>
          <table:table-cell table:style-name="ce87"/>
          <table:table-cell table:number-columns-repeated="1011"/>
        </table:table-row>
        <table:table-row table:style-name="ro4">
          <table:table-cell/>
          <table:table-cell table:style-name="ce78" table:formula="of:=IF([.$A76]&lt;&gt;&quot;&quot;;MAX([.$B$1:.$B75])+1;&quot;&quot;)">
            <text:p/>
          </table:table-cell>
          <table:table-cell table:style-name="ce80" table:number-columns-repeated="3"/>
          <table:table-cell table:style-name="ce83"/>
          <table:table-cell table:number-columns-repeated="6"/>
          <table:table-cell table:style-name="ce87"/>
          <table:table-cell table:number-columns-repeated="1011"/>
        </table:table-row>
        <table:table-row table:style-name="ro4">
          <table:table-cell/>
          <table:table-cell table:style-name="ce78" table:formula="of:=IF([.$A77]&lt;&gt;&quot;&quot;;MAX([.$B$1:.$B76])+1;&quot;&quot;)">
            <text:p/>
          </table:table-cell>
          <table:table-cell table:style-name="ce80" table:number-columns-repeated="3"/>
          <table:table-cell table:style-name="ce83"/>
          <table:table-cell table:number-columns-repeated="6"/>
          <table:table-cell table:style-name="ce87"/>
          <table:table-cell table:number-columns-repeated="1011"/>
        </table:table-row>
        <table:table-row table:style-name="ro4">
          <table:table-cell/>
          <table:table-cell table:style-name="ce78" table:formula="of:=IF([.$A78]&lt;&gt;&quot;&quot;;MAX([.$B$1:.$B77])+1;&quot;&quot;)">
            <text:p/>
          </table:table-cell>
          <table:table-cell table:style-name="ce80" table:number-columns-repeated="3"/>
          <table:table-cell table:style-name="ce83"/>
          <table:table-cell table:number-columns-repeated="6"/>
          <table:table-cell table:style-name="ce87"/>
          <table:table-cell table:number-columns-repeated="1011"/>
        </table:table-row>
        <table:table-row table:style-name="ro4">
          <table:table-cell/>
          <table:table-cell table:style-name="ce78" table:formula="of:=IF([.$A79]&lt;&gt;&quot;&quot;;MAX([.$B$1:.$B78])+1;&quot;&quot;)">
            <text:p/>
          </table:table-cell>
          <table:table-cell table:style-name="ce80" table:number-columns-repeated="3"/>
          <table:table-cell table:style-name="ce83"/>
          <table:table-cell table:number-columns-repeated="6"/>
          <table:table-cell table:style-name="ce87"/>
          <table:table-cell table:number-columns-repeated="1011"/>
        </table:table-row>
        <table:table-row table:style-name="ro4">
          <table:table-cell/>
          <table:table-cell table:style-name="ce78" table:formula="of:=IF([.$A80]&lt;&gt;&quot;&quot;;MAX([.$B$1:.$B79])+1;&quot;&quot;)">
            <text:p/>
          </table:table-cell>
          <table:table-cell table:style-name="ce80" table:number-columns-repeated="3"/>
          <table:table-cell table:style-name="ce83"/>
          <table:table-cell table:number-columns-repeated="6"/>
          <table:table-cell table:style-name="ce87"/>
          <table:table-cell table:number-columns-repeated="1011"/>
        </table:table-row>
        <table:table-row table:style-name="ro4">
          <table:table-cell/>
          <table:table-cell table:style-name="ce78" table:formula="of:=IF([.$A81]&lt;&gt;&quot;&quot;;MAX([.$B$1:.$B80])+1;&quot;&quot;)">
            <text:p/>
          </table:table-cell>
          <table:table-cell table:style-name="ce80" table:number-columns-repeated="3"/>
          <table:table-cell table:style-name="ce83"/>
          <table:table-cell table:number-columns-repeated="6"/>
          <table:table-cell table:style-name="ce87"/>
          <table:table-cell table:number-columns-repeated="1011"/>
        </table:table-row>
        <table:table-row table:style-name="ro4">
          <table:table-cell/>
          <table:table-cell table:style-name="ce78" table:formula="of:=IF([.$A82]&lt;&gt;&quot;&quot;;MAX([.$B$1:.$B81])+1;&quot;&quot;)">
            <text:p/>
          </table:table-cell>
          <table:table-cell table:style-name="ce80" table:number-columns-repeated="3"/>
          <table:table-cell table:style-name="ce83"/>
          <table:table-cell table:number-columns-repeated="6"/>
          <table:table-cell table:style-name="ce87"/>
          <table:table-cell table:number-columns-repeated="1011"/>
        </table:table-row>
        <table:table-row table:style-name="ro4">
          <table:table-cell/>
          <table:table-cell table:style-name="ce78" table:formula="of:=IF([.$A83]&lt;&gt;&quot;&quot;;MAX([.$B$1:.$B82])+1;&quot;&quot;)">
            <text:p/>
          </table:table-cell>
          <table:table-cell table:style-name="ce80" table:number-columns-repeated="3"/>
          <table:table-cell table:style-name="ce83"/>
          <table:table-cell table:number-columns-repeated="6"/>
          <table:table-cell table:style-name="ce87"/>
          <table:table-cell table:number-columns-repeated="1011"/>
        </table:table-row>
        <table:table-row table:style-name="ro4">
          <table:table-cell/>
          <table:table-cell table:style-name="ce78" table:formula="of:=IF([.$A84]&lt;&gt;&quot;&quot;;MAX([.$B$1:.$B83])+1;&quot;&quot;)">
            <text:p/>
          </table:table-cell>
          <table:table-cell table:style-name="ce80" table:number-columns-repeated="3"/>
          <table:table-cell table:style-name="ce83"/>
          <table:table-cell table:number-columns-repeated="6"/>
          <table:table-cell table:style-name="ce87"/>
          <table:table-cell table:number-columns-repeated="1011"/>
        </table:table-row>
        <table:table-row table:style-name="ro4">
          <table:table-cell/>
          <table:table-cell table:style-name="ce78" table:formula="of:=IF([.$A85]&lt;&gt;&quot;&quot;;MAX([.$B$1:.$B84])+1;&quot;&quot;)">
            <text:p/>
          </table:table-cell>
          <table:table-cell table:style-name="ce80" table:number-columns-repeated="3"/>
          <table:table-cell table:style-name="ce83"/>
          <table:table-cell table:number-columns-repeated="6"/>
          <table:table-cell table:style-name="ce87"/>
          <table:table-cell table:number-columns-repeated="1011"/>
        </table:table-row>
        <table:table-row table:style-name="ro4">
          <table:table-cell/>
          <table:table-cell table:style-name="ce78" table:formula="of:=IF([.$A86]&lt;&gt;&quot;&quot;;MAX([.$B$1:.$B85])+1;&quot;&quot;)">
            <text:p/>
          </table:table-cell>
          <table:table-cell table:style-name="ce80" table:number-columns-repeated="3"/>
          <table:table-cell table:style-name="ce83"/>
          <table:table-cell table:number-columns-repeated="6"/>
          <table:table-cell table:style-name="ce87"/>
          <table:table-cell table:number-columns-repeated="1011"/>
        </table:table-row>
        <table:table-row table:style-name="ro4">
          <table:table-cell/>
          <table:table-cell table:style-name="ce78" table:formula="of:=IF([.$A87]&lt;&gt;&quot;&quot;;MAX([.$B$1:.$B86])+1;&quot;&quot;)">
            <text:p/>
          </table:table-cell>
          <table:table-cell table:style-name="ce80" table:number-columns-repeated="3"/>
          <table:table-cell table:style-name="ce83"/>
          <table:table-cell table:number-columns-repeated="6"/>
          <table:table-cell table:style-name="ce87"/>
          <table:table-cell table:number-columns-repeated="1011"/>
        </table:table-row>
        <table:table-row table:style-name="ro4">
          <table:table-cell/>
          <table:table-cell table:style-name="ce78" table:formula="of:=IF([.$A88]&lt;&gt;&quot;&quot;;MAX([.$B$1:.$B87])+1;&quot;&quot;)">
            <text:p/>
          </table:table-cell>
          <table:table-cell table:style-name="ce80" table:number-columns-repeated="3"/>
          <table:table-cell table:style-name="ce83"/>
          <table:table-cell table:number-columns-repeated="6"/>
          <table:table-cell table:style-name="ce87"/>
          <table:table-cell table:number-columns-repeated="1011"/>
        </table:table-row>
        <table:table-row table:style-name="ro4">
          <table:table-cell/>
          <table:table-cell table:style-name="ce78" table:formula="of:=IF([.$A89]&lt;&gt;&quot;&quot;;MAX([.$B$1:.$B88])+1;&quot;&quot;)">
            <text:p/>
          </table:table-cell>
          <table:table-cell table:style-name="ce80" table:number-columns-repeated="3"/>
          <table:table-cell table:style-name="ce83"/>
          <table:table-cell table:number-columns-repeated="6"/>
          <table:table-cell table:style-name="ce87"/>
          <table:table-cell table:number-columns-repeated="1011"/>
        </table:table-row>
        <table:table-row table:style-name="ro4">
          <table:table-cell/>
          <table:table-cell table:style-name="ce78" table:formula="of:=IF([.$A90]&lt;&gt;&quot;&quot;;MAX([.$B$1:.$B89])+1;&quot;&quot;)">
            <text:p/>
          </table:table-cell>
          <table:table-cell table:style-name="ce80" table:number-columns-repeated="3"/>
          <table:table-cell table:style-name="ce83"/>
          <table:table-cell table:number-columns-repeated="6"/>
          <table:table-cell table:style-name="ce87"/>
          <table:table-cell table:number-columns-repeated="1011"/>
        </table:table-row>
        <table:table-row table:style-name="ro4">
          <table:table-cell/>
          <table:table-cell table:style-name="ce78" table:formula="of:=IF([.$A91]&lt;&gt;&quot;&quot;;MAX([.$B$1:.$B90])+1;&quot;&quot;)">
            <text:p/>
          </table:table-cell>
          <table:table-cell table:style-name="ce80" table:number-columns-repeated="3"/>
          <table:table-cell table:style-name="ce83"/>
          <table:table-cell table:number-columns-repeated="6"/>
          <table:table-cell table:style-name="ce87"/>
          <table:table-cell table:number-columns-repeated="1011"/>
        </table:table-row>
        <table:table-row table:style-name="ro4">
          <table:table-cell/>
          <table:table-cell table:style-name="ce78" table:formula="of:=IF([.$A92]&lt;&gt;&quot;&quot;;MAX([.$B$1:.$B91])+1;&quot;&quot;)">
            <text:p/>
          </table:table-cell>
          <table:table-cell table:style-name="ce80" table:number-columns-repeated="3"/>
          <table:table-cell table:style-name="ce83"/>
          <table:table-cell table:number-columns-repeated="6"/>
          <table:table-cell table:style-name="ce87"/>
          <table:table-cell table:number-columns-repeated="1011"/>
        </table:table-row>
        <table:table-row table:style-name="ro4">
          <table:table-cell/>
          <table:table-cell table:style-name="ce78" table:formula="of:=IF([.$A93]&lt;&gt;&quot;&quot;;MAX([.$B$1:.$B92])+1;&quot;&quot;)">
            <text:p/>
          </table:table-cell>
          <table:table-cell table:style-name="ce80" table:number-columns-repeated="3"/>
          <table:table-cell table:style-name="ce83"/>
          <table:table-cell table:number-columns-repeated="6"/>
          <table:table-cell table:style-name="ce87"/>
          <table:table-cell table:number-columns-repeated="1011"/>
        </table:table-row>
        <table:table-row table:style-name="ro4">
          <table:table-cell/>
          <table:table-cell table:style-name="ce78" table:formula="of:=IF([.$A94]&lt;&gt;&quot;&quot;;MAX([.$B$1:.$B93])+1;&quot;&quot;)">
            <text:p/>
          </table:table-cell>
          <table:table-cell table:style-name="ce80" table:number-columns-repeated="3"/>
          <table:table-cell table:style-name="ce83"/>
          <table:table-cell table:number-columns-repeated="6"/>
          <table:table-cell table:style-name="ce87"/>
          <table:table-cell table:number-columns-repeated="1011"/>
        </table:table-row>
        <table:table-row table:style-name="ro4">
          <table:table-cell/>
          <table:table-cell table:style-name="ce78" table:formula="of:=IF([.$A95]&lt;&gt;&quot;&quot;;MAX([.$B$1:.$B94])+1;&quot;&quot;)">
            <text:p/>
          </table:table-cell>
          <table:table-cell table:style-name="ce80" table:number-columns-repeated="3"/>
          <table:table-cell table:style-name="ce83"/>
          <table:table-cell table:number-columns-repeated="6"/>
          <table:table-cell table:style-name="ce87"/>
          <table:table-cell table:number-columns-repeated="1011"/>
        </table:table-row>
        <table:table-row table:style-name="ro4">
          <table:table-cell/>
          <table:table-cell table:style-name="ce78" table:formula="of:=IF([.$A96]&lt;&gt;&quot;&quot;;MAX([.$B$1:.$B95])+1;&quot;&quot;)">
            <text:p/>
          </table:table-cell>
          <table:table-cell table:style-name="ce80" table:number-columns-repeated="3"/>
          <table:table-cell table:style-name="ce83"/>
          <table:table-cell table:number-columns-repeated="6"/>
          <table:table-cell table:style-name="ce87"/>
          <table:table-cell table:number-columns-repeated="1011"/>
        </table:table-row>
        <table:table-row table:style-name="ro4">
          <table:table-cell/>
          <table:table-cell table:style-name="ce78" table:formula="of:=IF([.$A97]&lt;&gt;&quot;&quot;;MAX([.$B$1:.$B96])+1;&quot;&quot;)">
            <text:p/>
          </table:table-cell>
          <table:table-cell table:style-name="ce80" table:number-columns-repeated="3"/>
          <table:table-cell table:style-name="ce83"/>
          <table:table-cell table:number-columns-repeated="6"/>
          <table:table-cell table:style-name="ce87"/>
          <table:table-cell table:number-columns-repeated="1011"/>
        </table:table-row>
        <table:table-row table:style-name="ro4">
          <table:table-cell/>
          <table:table-cell table:style-name="ce78" table:formula="of:=IF([.$A98]&lt;&gt;&quot;&quot;;MAX([.$B$1:.$B97])+1;&quot;&quot;)">
            <text:p/>
          </table:table-cell>
          <table:table-cell table:style-name="ce80" table:number-columns-repeated="3"/>
          <table:table-cell table:style-name="ce83"/>
          <table:table-cell table:number-columns-repeated="6"/>
          <table:table-cell table:style-name="ce87"/>
          <table:table-cell table:number-columns-repeated="1011"/>
        </table:table-row>
        <table:table-row table:style-name="ro4">
          <table:table-cell/>
          <table:table-cell table:style-name="ce78" table:formula="of:=IF([.$A99]&lt;&gt;&quot;&quot;;MAX([.$B$1:.$B98])+1;&quot;&quot;)">
            <text:p/>
          </table:table-cell>
          <table:table-cell table:style-name="ce80" table:number-columns-repeated="3"/>
          <table:table-cell table:style-name="ce83"/>
          <table:table-cell table:number-columns-repeated="6"/>
          <table:table-cell table:style-name="ce87"/>
          <table:table-cell table:number-columns-repeated="1011"/>
        </table:table-row>
        <table:table-row table:style-name="ro4" table:number-rows-repeated="900">
          <table:table-cell table:number-columns-repeated="2"/>
          <table:table-cell table:style-name="ce80" table:number-columns-repeated="3"/>
          <table:table-cell table:style-name="ce83"/>
          <table:table-cell table:number-columns-repeated="6"/>
          <table:table-cell table:style-name="ce87"/>
          <table:table-cell table:number-columns-repeated="1011"/>
        </table:table-row>
        <table:table-row table:style-name="ro4" table:number-rows-repeated="1047576">
          <table:table-cell table:number-columns-repeated="1024"/>
        </table:table-row>
        <table:table-row table:style-name="ro4">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M2:'misc-ui-disable-items'.M999">
            <calcext:condition calcext:apply-style-name="廃止された選択肢" calcext:value="formula-is(([.M2]=&quot;省略&quot;))" calcext:base-cell-address="'misc-ui-disable-items'.M2"/>
            <calcext:condition calcext:apply-style-name="新規作成され、選択された選択肢" calcext:value="formula-is(AND([.A2]&lt;&gt;&quot;&quot;; [.G2]=&quot;新規&quot;))" calcext:base-cell-address="'misc-ui-disable-items'.M2"/>
            <calcext:condition calcext:apply-style-name="選択された選択肢" calcext:value="formula-is(([.A2]&lt;&gt;&quot;&quot;))" calcext:base-cell-address="'misc-ui-disable-items'.M2"/>
          </calcext:conditional-format>
        </calcext:conditional-formats>
      </table:table>
      <table:table table:name="verify-targets" table:style-name="ta1">
        <office:forms form:automatic-focus="false" form:apply-design-mode="false"/>
        <table:table-column table:style-name="co40" table:default-cell-style-name="Default"/>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customization-items'.$B$1:'customization-items'.$C$1000];COLUMN(['customization-items'.$C$1])-COLUMN(['customization-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399;['menuitem-shortcut-disable-items'.$B$1:.$C$999];COLUMN(['menuitem-shortcut-disable-items'.$C$1])-COLUMN(['menuitem-shortcut-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table-cell table:formula="of:=IFERROR(VLOOKUP(ROW()-499;['misc-ui-disable-items'.$B$1:.$C$999];COLUMN(['misc-ui-disable-items'.$C$1])-COLUMN(['misc-ui-disable-items'.$B$1])+1;0);&quot;&quot;)">
            <text:p/>
          </table:table-cell>
        </table:table-row>
        <table:table-row table:style-name="ro4" table:number-rows-repeated="1047976">
          <table:table-cell/>
        </table:table-row>
        <table:table-row table:style-name="ro4">
          <table:table-cell/>
        </table:table-row>
      </table:table>
      <table:table table:name="verify-targets-to-chapters" table:style-name="ta1">
        <office:forms form:automatic-focus="false" form:apply-design-mode="false"/>
        <table:table-column table:style-name="co17" table:default-cell-style-name="Default"/>
        <table:table-row table:style-name="ro86">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4">0000/00/00</text:date>, <text:time style:data-style-name="N2" text:time-value="18:26:18.406617345">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4-24T18:27:42.809130823</dc:date>
    <meta:editing-duration>P7DT16H4M51S</meta:editing-duration>
    <meta:editing-cycles>427</meta:editing-cycles>
    <meta:document-statistic meta:table-count="5" meta:cell-count="8197" meta:object-count="0"/>
  </office:meta>
</office:document-meta>
</file>